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HG Mincho Light J" svg:font-family="'HG Mincho Light J'" style:font-pitch="variable"/>
    <style:font-face style:name="Liberation Sans Unicode MS" svg:font-family="'Liberation Sans Unicode MS'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465in"/>
    </style:style>
    <style:style style:name="co3" style:family="table-column">
      <style:table-column-properties fo:break-before="auto" style:column-width="2.2035in"/>
    </style:style>
    <style:style style:name="co4" style:family="table-column">
      <style:table-column-properties fo:break-before="auto" style:column-width="9.9673in"/>
    </style:style>
    <style:style style:name="co5" style:family="table-column">
      <style:table-column-properties fo:break-before="auto" style:column-width="1.1063in"/>
    </style:style>
    <style:style style:name="co6" style:family="table-column">
      <style:table-column-properties fo:break-before="auto" style:column-width="2.0063in"/>
    </style:style>
    <style:style style:name="co7" style:family="table-column">
      <style:table-column-properties fo:break-before="auto" style:column-width="10.3898in"/>
    </style:style>
    <style:style style:name="co8" style:family="table-column">
      <style:table-column-properties fo:break-before="auto" style:column-width="4.9854in"/>
    </style:style>
    <style:style style:name="co9" style:family="table-column">
      <style:table-column-properties fo:break-before="auto" style:column-width="12.8555in"/>
    </style:style>
    <style:style style:name="co10" style:family="table-column">
      <style:table-column-properties fo:break-before="auto" style:column-width="1.1146in"/>
    </style:style>
    <style:style style:name="co11" style:family="table-column">
      <style:table-column-properties fo:break-before="auto" style:column-width="2.8307in"/>
    </style:style>
    <style:style style:name="co12" style:family="table-column">
      <style:table-column-properties fo:break-before="auto" style:column-width="2.1764in"/>
    </style:style>
    <style:style style:name="co13" style:family="table-column">
      <style:table-column-properties fo:break-before="auto" style:column-width="3.1409in"/>
    </style:style>
    <style:style style:name="co14" style:family="table-column">
      <style:table-column-properties fo:break-before="auto" style:column-width="3.1945in"/>
    </style:style>
    <style:style style:name="co15" style:family="table-column">
      <style:table-column-properties fo:break-before="auto" style:column-width="5.1673in"/>
    </style:style>
    <style:style style:name="co16" style:family="table-column">
      <style:table-column-properties fo:break-before="auto" style:column-width="0.986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10099" number:language="en" number:country="US">
      <number:boolean/>
    </number:boolean-style>
    <style:style style:name="ce4" style:family="table-cell" style:parent-style-name="Default" style:data-style-name="N121"/>
    <style:style style:name="ce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5" style:family="table-cell" style:parent-style-name="Default" style:data-style-name="N10000"/>
    <style:style style:name="ce7" style:family="table-cell" style:parent-style-name="Default" style:data-style-name="N10099"/>
    <style:style style:name="T1" style:family="text"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Ev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4" office:value-type="float" office:value="0" calcext:value-type="float">
            <text:p>00</text:p>
          </table:table-cell>
          <table:table-cell table:style-name="ce4" office:value-type="string" calcext:value-type="string">
            <text:p>EvReasonCode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Unspecified reason or other reason</text:p>
          </table:table-cell>
        </table:table-row>
        <table:table-row table:style-name="ro1">
          <table:table-cell table:style-name="ce4" office:value-type="float" office:value="1" calcext:value-type="float">
            <text:p>01</text:p>
          </table:table-cell>
          <table:table-cell table:style-name="ce4" office:value-type="string" calcext:value-type="string">
            <text:p>EvReasonCode</text:p>
          </table:table-cell>
          <table:table-cell office:value-type="string" calcext:value-type="string">
            <text:p>StStatusOp_not_ready</text:p>
          </table:table-cell>
          <table:table-cell office:value-type="string" calcext:value-type="string">
            <text:p>Charging station is signaling StStatusOp = not_ready. For further information see which StReasonCode signals are set.</text:p>
          </table:table-cell>
        </table:table-row>
        <table:table-row table:style-name="ro1">
          <table:table-cell table:style-name="ce4" office:value-type="float" office:value="2" calcext:value-type="float">
            <text:p>02</text:p>
          </table:table-cell>
          <table:table-cell table:style-name="ce4" office:value-type="string" calcext:value-type="string">
            <text:p>EvReasonCode</text:p>
          </table:table-cell>
          <table:table-cell office:value-type="string" calcext:value-type="string">
            <text:p>EV_Energy_Management_Fault</text:p>
          </table:table-cell>
          <table:table-cell office:value-type="string" calcext:value-type="string">
            <text:p>Energy management reason at EV, e.g. battery is full or charging is scheduled to start at a later point in time. Simultaneously, EvRequestedCurrent will be set to 0.</text:p>
          </table:table-cell>
        </table:table-row>
        <table:table-row table:style-name="ro1">
          <table:table-cell table:style-name="ce4" office:value-type="float" office:value="3" calcext:value-type="float">
            <text:p>03</text:p>
          </table:table-cell>
          <table:table-cell table:style-name="ce4" office:value-type="string" calcext:value-type="string">
            <text:p>EvReasonCode</text:p>
          </table:table-cell>
          <table:table-cell office:value-type="string" calcext:value-type="string">
            <text:p>User_Stop</text:p>
          </table:table-cell>
          <table:table-cell office:value-type="string" calcext:value-type="string">
            <text:p>Charging stopped by user, e.g. S3 button or unlock button pressed.</text:p>
          </table:table-cell>
        </table:table-row>
        <table:table-row table:style-name="ro1">
          <table:table-cell table:style-name="ce4" office:value-type="float" office:value="4" calcext:value-type="float">
            <text:p>04</text:p>
          </table:table-cell>
          <table:table-cell table:style-name="ce4" office:value-type="string" calcext:value-type="string">
            <text:p>EvReasonCode</text:p>
          </table:table-cell>
          <table:table-cell office:value-type="string" calcext:value-type="string">
            <text:p>Maximum_current_too_low</text:p>
          </table:table-cell>
          <table:table-cell office:value-type="string" calcext:value-type="string">
            <text:p>Maximum allowable current too low.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EvInfoEntry</text:p>
          </table:table-cell>
          <table:table-cell office:value-type="string" calcext:value-type="string">
            <text:p>Version_fails</text:p>
          </table:table-cell>
          <table:table-cell office:value-type="string" calcext:value-type="string">
            <text:p>EV determines that Version selection fails 10.3.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EvInfoEntry</text:p>
          </table:table-cell>
          <table:table-cell office:value-type="string" calcext:value-type="string">
            <text:p>Initialization_fails</text:p>
          </table:table-cell>
          <table:table-cell office:value-type="string" calcext:value-type="string">
            <text:p>EV determines that initialization fails 10.4.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EvInfoEntry</text:p>
          </table:table-cell>
          <table:table-cell office:value-type="string" calcext:value-type="string">
            <text:p>Version_Restart</text:p>
          </table:table-cell>
          <table:table-cell office:value-type="string" calcext:value-type="string">
            <text:p>EV determines to restart the Control Sequence to reselect version 10.2.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EvInfoEntry</text:p>
          </table:table-cell>
          <table:table-cell office:value-type="string" calcext:value-type="string">
            <text:p>Bit_Rate_Restart</text:p>
          </table:table-cell>
          <table:table-cell office:value-type="string" calcext:value-type="string">
            <text:p>EV determines to restart the Control Sequence to request a change of bit rate 10.2.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EvInfoEntry</text:p>
          </table:table-cell>
          <table:table-cell office:value-type="string" calcext:value-type="string">
            <text:p>MCU_Reset_Restart</text:p>
          </table:table-cell>
          <table:table-cell office:value-type="string" calcext:value-type="string">
            <text:p>EV needs to restart the Control Sequence after an MCU reset 10.6.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EvInfoEntry</text:p>
          </table:table-cell>
          <table:table-cell office:value-type="string" calcext:value-type="string">
            <text:p>Pilot_Fault_Restart</text:p>
          </table:table-cell>
          <table:table-cell office:value-type="string" calcext:value-type="string">
            <text:p>EV needs to restart the Control Sequence after detecting CP Level 0 while the proximity circuit is connected (e.g., SE 10.5 control power outage)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EvInfoEntry</text:p>
          </table:table-cell>
          <table:table-cell office:value-type="string" calcext:value-type="string">
            <text:p>No_LIN</text:p>
          </table:table-cell>
          <table:table-cell office:value-type="string" calcext:value-type="string">
            <text:p>EV detects no LIN Headers for longer than T noLIN 10.7.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EvInfoEntry</text:p>
          </table:table-cell>
          <table:table-cell office:value-type="string" calcext:value-type="string">
            <text:p>Int_Fault_Restart</text:p>
          </table:table-cell>
          <table:table-cell office:value-type="string" calcext:value-type="string">
            <text:p>EV determines to restart the Control Sequence after detecting a recoverable internal fault 10.7.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EvInfoEntry</text:p>
          </table:table-cell>
          <table:table-cell office:value-type="string" calcext:value-type="string">
            <text:p>Int_Fault_Termination</text:p>
          </table:table-cell>
          <table:table-cell office:value-type="string" calcext:value-type="string">
            <text:p>EV will terminate charging, an unrecoverable internal fault was detected 10.8.1</text:p>
          </table:table-cell>
        </table:table-row>
        <table:table-row table:style-name="ro1">
          <table:table-cell office:value-type="string" calcext:value-type="string">
            <text:p>1A</text:p>
          </table:table-cell>
          <table:table-cell office:value-type="string" calcext:value-type="string">
            <text:p>EvInfoEntry</text:p>
          </table:table-cell>
          <table:table-cell office:value-type="string" calcext:value-type="string">
            <text:p>Available_current_too_low</text:p>
          </table:table-cell>
          <table:table-cell office:value-type="string" calcext:value-type="string">
            <text:p>Maximum available current is too low 10.4.1</text:p>
          </table:table-cell>
        </table:table-row>
        <table:table-row table:style-name="ro1">
          <table:table-cell office:value-type="string" calcext:value-type="string">
            <text:p>1B</text:p>
          </table:table-cell>
          <table:table-cell office:value-type="string" calcext:value-type="string">
            <text:p>EvInfoEntry</text:p>
          </table:table-cell>
          <table:table-cell office:value-type="string" calcext:value-type="string">
            <text:p>Available_voltage_too_high</text:p>
          </table:table-cell>
          <table:table-cell office:value-type="string" calcext:value-type="string">
            <text:p>Minimum available voltage is too high 10.4.1</text:p>
          </table:table-cell>
        </table:table-row>
        <table:table-row table:style-name="ro1">
          <table:table-cell office:value-type="string" calcext:value-type="string">
            <text:p>1C</text:p>
          </table:table-cell>
          <table:table-cell office:value-type="string" calcext:value-type="string">
            <text:p>EvInfoEntry</text:p>
          </table:table-cell>
          <table:table-cell office:value-type="string" calcext:value-type="string">
            <text:p>Frequency_Mismatch</text:p>
          </table:table-cell>
          <table:table-cell office:value-type="string" calcext:value-type="string">
            <text:p>Frequency does not match 10.4.1</text:p>
          </table:table-cell>
        </table:table-row>
        <table:table-row table:style-name="ro1">
          <table:table-cell office:value-type="string" calcext:value-type="string">
            <text:p>1D</text:p>
          </table:table-cell>
          <table:table-cell office:value-type="string" calcext:value-type="string">
            <text:p>EvInfoEntry</text:p>
          </table:table-cell>
          <table:table-cell office:value-type="string" calcext:value-type="string">
            <text:p>EMS_Charging_delayed</text:p>
          </table:table-cell>
          <table:table-cell office:value-type="string" calcext:value-type="string">
            <text:p>Charging delayed due to energy management system 9.7.2.1</text:p>
          </table:table-cell>
        </table:table-row>
        <table:table-row table:style-name="ro1">
          <table:table-cell office:value-type="string" calcext:value-type="string">
            <text:p>1E</text:p>
          </table:table-cell>
          <table:table-cell office:value-type="string" calcext:value-type="string">
            <text:p>EvInfoEntry</text:p>
          </table:table-cell>
          <table:table-cell office:value-type="string" calcext:value-type="string">
            <text:p>Isolation_fault</text:p>
          </table:table-cell>
          <table:table-cell office:value-type="string" calcext:value-type="string">
            <text:p>EV isolation fault</text:p>
          </table:table-cell>
        </table:table-row>
        <table:table-row table:style-name="ro1">
          <table:table-cell office:value-type="string" calcext:value-type="string">
            <text:p>1F</text:p>
          </table:table-cell>
          <table:table-cell office:value-type="string" calcext:value-type="string">
            <text:p>EvInfoEntry</text:p>
          </table:table-cell>
          <table:table-cell office:value-type="string" calcext:value-type="string">
            <text:p>Charging_Delayed</text:p>
          </table:table-cell>
          <table:table-cell office:value-type="string" calcext:value-type="string">
            <text:p>EV is not immediately ready to receive AC voltage 9.7.2.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EvInfoEntry</text:p>
          </table:table-cell>
          <table:table-cell office:value-type="string" calcext:value-type="string">
            <text:p>Interrupt_Clean</text:p>
          </table:table-cell>
          <table:table-cell office:value-type="string" calcext:value-type="string">
            <text:p>EV requests the AC supply voltage to be interrupted by reducing the load current to &lt; 1A, writing EvStatusOp = Deny_V and opening S2 9.7.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EvInfoEntry</text:p>
          </table:table-cell>
          <table:table-cell office:value-type="string" calcext:value-type="string">
            <text:p>Interrupt_Dirty</text:p>
          </table:table-cell>
          <table:table-cell office:value-type="string" calcext:value-type="string">
            <text:p>EV requests the AC supply voltage to be interrupted by immediately opening S2 9.7.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EvInfoEntry</text:p>
          </table:table-cell>
          <table:table-cell office:value-type="string" calcext:value-type="string">
            <text:p>Available_voltage_too_low</text:p>
          </table:table-cell>
          <table:table-cell office:value-type="string" calcext:value-type="string">
            <text:p>Maximum available voltage is too low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EvInfoEntry</text:p>
          </table:table-cell>
          <table:table-cell office:value-type="string" calcext:value-type="string">
            <text:p>Latch_or_lock_failure</text:p>
          </table:table-cell>
          <table:table-cell office:value-type="string" calcext:value-type="string">
            <text:p>Unable to lock or latch the charging inlet, charging delayed until lock/latch succeeds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EvInfoEntry</text:p>
          </table:table-cell>
          <table:table-cell office:value-type="string" calcext:value-type="string">
            <text:p>Paging_error</text:p>
          </table:table-cell>
          <table:table-cell office:value-type="string" calcext:value-type="string">
            <text:p>Paging error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EvInfoEntry</text:p>
          </table:table-cell>
          <table:table-cell office:value-type="string" calcext:value-type="string">
            <text:p>EvMinCurrentX_required</text:p>
          </table:table-cell>
          <table:table-cell office:value-type="string" calcext:value-type="string">
            <text:p>EV requires at least EvMinCurrentX to supply a fixed load at the present time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EvInfoEntry</text:p>
          </table:table-cell>
          <table:table-cell office:value-type="string" calcext:value-type="string">
            <text:p>Charging_complete</text:p>
          </table:table-cell>
          <table:table-cell office:value-type="string" calcext:value-type="string">
            <text:p>EV requires no additional energy during this connection session (e.g. HVESS full)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EvInfoEntry</text:p>
          </table:table-cell>
          <table:table-cell office:value-type="string" calcext:value-type="string">
            <text:p>Charging_temporarily_prevented</text:p>
          </table:table-cell>
          <table:table-cell office:value-type="string" calcext:value-type="string">
            <text:p>Temporary conditions preventing charging exist (e.g HVESS under temperature)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EvInfoEntry</text:p>
          </table:table-cell>
          <table:table-cell office:value-type="string" calcext:value-type="string">
            <text:p>Charging_fatally_prevented</text:p>
          </table:table-cell>
          <table:table-cell office:value-type="string" calcext:value-type="string">
            <text:p>Fatal error prevents charging – EV may require service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EvInfoEntry</text:p>
          </table:table-cell>
          <table:table-cell office:value-type="string" calcext:value-type="string">
            <text:p>Connection_incompatible</text:p>
          </table:table-cell>
          <table:table-cell office:value-type="string" calcext:value-type="string">
            <text:p>EV determines connection with SE is incompatible</text:p>
          </table:table-cell>
        </table:table-row>
        <table:table-row table:style-name="ro1">
          <table:table-cell office:value-type="string" calcext:value-type="string">
            <text:p>2A</text:p>
          </table:table-cell>
          <table:table-cell office:value-type="string" calcext:value-type="string">
            <text:p>EvInfoEntry</text:p>
          </table:table-cell>
          <table:table-cell office:value-type="string" calcext:value-type="string">
            <text:p>Charging_delayed_for_ID</text:p>
          </table:table-cell>
          <table:table-cell office:value-type="string" calcext:value-type="string">
            <text:p>Charging delayed for identification or affiliation </text:p>
          </table:table-cell>
        </table:table-row>
        <table:table-row table:style-name="ro1">
          <table:table-cell office:value-type="string" calcext:value-type="string">
            <text:p>2B</text:p>
          </table:table-cell>
          <table:table-cell office:value-type="string" calcext:value-type="string">
            <text:p>EvInfoEntry</text:p>
          </table:table-cell>
          <table:table-cell office:value-type="string" calcext:value-type="string">
            <text:p>Charging_disallowed_for_ID</text:p>
          </table:table-cell>
          <table:table-cell office:value-type="string" calcext:value-type="string">
            <text:p>Charging disallowed due to missing or invalid identity</text:p>
          </table:table-cell>
        </table:table-row>
        <table:table-row table:style-name="ro1">
          <table:table-cell office:value-type="string" calcext:value-type="string">
            <text:p>2C</text:p>
          </table:table-cell>
          <table:table-cell office:value-type="string" calcext:value-type="string">
            <text:p>EvInfoEntry</text:p>
          </table:table-cell>
          <table:table-cell office:value-type="string" calcext:value-type="string">
            <text:p>Proximity_Power_Requested</text:p>
          </table:table-cell>
          <table:table-cell office:value-type="string" calcext:value-type="string">
            <text:p>SE requests the EV provide power on Prox</text:p>
          </table:table-cell>
        </table:table-row>
        <table:table-row table:style-name="ro1">
          <table:table-cell office:value-type="string" calcext:value-type="string">
            <text:p>FF</text:p>
          </table:table-cell>
          <table:table-cell office:value-type="string" calcext:value-type="string">
            <text:p>EvInfoEntry</text:p>
          </table:table-cell>
          <table:table-cell table:number-columns-repeated="2" office:value-type="string" calcext:value-type="string">
            <text:p>Empty</text:p>
          </table:table-cell>
        </table:table-row>
        <table:table-row table:style-name="ro1" table:number-rows-repeated="15">
          <table:table-cell table:number-columns-repeated="4"/>
        </table:table-row>
        <table:table-row table:style-name="ro1">
          <table:table-cell table:formula="of:=DEC2HEX(ROW()-50+HEX2DEC(&quot;E0&quot;))" office:value-type="string" office:string-value="E0" calcext:value-type="string">
            <text:p>E0</text:p>
          </table:table-cell>
          <table:table-cell/>
          <table:table-cell office:value-type="string" calcext:value-type="string">
            <text:p>Manufacturer_Specific</text:p>
          </table:table-cell>
          <table:table-cell/>
        </table:table-row>
        <table:table-row table:style-name="ro1">
          <table:table-cell table:formula="of:=DEC2HEX(ROW()-50+HEX2DEC(&quot;E0&quot;))" office:value-type="string" office:string-value="E1" calcext:value-type="string">
            <text:p>E1</text:p>
          </table:table-cell>
          <table:table-cell/>
          <table:table-cell office:value-type="string" calcext:value-type="string">
            <text:p>Manufacturer_Specific</text:p>
          </table:table-cell>
          <table:table-cell/>
        </table:table-row>
        <table:table-row table:style-name="ro1">
          <table:table-cell table:formula="of:=DEC2HEX(ROW()-50+HEX2DEC(&quot;E0&quot;))" office:value-type="string" office:string-value="E2" calcext:value-type="string">
            <text:p>E2</text:p>
          </table:table-cell>
          <table:table-cell/>
          <table:table-cell office:value-type="string" calcext:value-type="string">
            <text:p>Manufacturer_Specific</text:p>
          </table:table-cell>
          <table:table-cell/>
        </table:table-row>
        <table:table-row table:style-name="ro1">
          <table:table-cell table:formula="of:=DEC2HEX(ROW()-50+HEX2DEC(&quot;E0&quot;))" office:value-type="string" office:string-value="E3" calcext:value-type="string">
            <text:p>E3</text:p>
          </table:table-cell>
          <table:table-cell/>
          <table:table-cell office:value-type="string" calcext:value-type="string">
            <text:p>Manufacturer_Specific</text:p>
          </table:table-cell>
          <table:table-cell/>
        </table:table-row>
        <table:table-row table:style-name="ro1">
          <table:table-cell table:formula="of:=DEC2HEX(ROW()-50+HEX2DEC(&quot;E0&quot;))" office:value-type="string" office:string-value="E4" calcext:value-type="string">
            <text:p>E4</text:p>
          </table:table-cell>
          <table:table-cell/>
          <table:table-cell office:value-type="string" calcext:value-type="string">
            <text:p>Manufacturer_Specific</text:p>
          </table:table-cell>
          <table:table-cell/>
        </table:table-row>
        <table:table-row table:style-name="ro1">
          <table:table-cell table:formula="of:=DEC2HEX(ROW()-50+HEX2DEC(&quot;E0&quot;))" office:value-type="string" office:string-value="E5" calcext:value-type="string">
            <text:p>E5</text:p>
          </table:table-cell>
          <table:table-cell/>
          <table:table-cell office:value-type="string" calcext:value-type="string">
            <text:p>Manufacturer_Specific</text:p>
          </table:table-cell>
          <table:table-cell/>
        </table:table-row>
        <table:table-row table:style-name="ro1">
          <table:table-cell table:formula="of:=DEC2HEX(ROW()-50+HEX2DEC(&quot;E0&quot;))" office:value-type="string" office:string-value="E6" calcext:value-type="string">
            <text:p>E6</text:p>
          </table:table-cell>
          <table:table-cell/>
          <table:table-cell office:value-type="string" calcext:value-type="string">
            <text:p>Manufacturer_Specific</text:p>
          </table:table-cell>
          <table:table-cell/>
        </table:table-row>
        <table:table-row table:style-name="ro1">
          <table:table-cell table:formula="of:=DEC2HEX(ROW()-50+HEX2DEC(&quot;E0&quot;))" office:value-type="string" office:string-value="E7" calcext:value-type="string">
            <text:p>E7</text:p>
          </table:table-cell>
          <table:table-cell/>
          <table:table-cell office:value-type="string" calcext:value-type="string">
            <text:p>Manufacturer_Specific</text:p>
          </table:table-cell>
          <table:table-cell/>
        </table:table-row>
        <table:table-row table:style-name="ro1">
          <table:table-cell table:formula="of:=DEC2HEX(ROW()-50+HEX2DEC(&quot;E0&quot;))" office:value-type="string" office:string-value="E8" calcext:value-type="string">
            <text:p>E8</text:p>
          </table:table-cell>
          <table:table-cell/>
          <table:table-cell office:value-type="string" calcext:value-type="string">
            <text:p>Manufacturer_Specific</text:p>
          </table:table-cell>
          <table:table-cell/>
        </table:table-row>
        <table:table-row table:style-name="ro1">
          <table:table-cell table:formula="of:=DEC2HEX(ROW()-50+HEX2DEC(&quot;E0&quot;))" office:value-type="string" office:string-value="E9" calcext:value-type="string">
            <text:p>E9</text:p>
          </table:table-cell>
          <table:table-cell/>
          <table:table-cell office:value-type="string" calcext:value-type="string">
            <text:p>Manufacturer_Specific</text:p>
          </table:table-cell>
          <table:table-cell/>
        </table:table-row>
        <table:table-row table:style-name="ro1">
          <table:table-cell table:formula="of:=DEC2HEX(ROW()-50+HEX2DEC(&quot;E0&quot;))" office:value-type="string" office:string-value="EA" calcext:value-type="string">
            <text:p>EA</text:p>
          </table:table-cell>
          <table:table-cell/>
          <table:table-cell office:value-type="string" calcext:value-type="string">
            <text:p>Manufacturer_Specific</text:p>
          </table:table-cell>
          <table:table-cell/>
        </table:table-row>
        <table:table-row table:style-name="ro1">
          <table:table-cell table:formula="of:=DEC2HEX(ROW()-50+HEX2DEC(&quot;E0&quot;))" office:value-type="string" office:string-value="EB" calcext:value-type="string">
            <text:p>EB</text:p>
          </table:table-cell>
          <table:table-cell/>
          <table:table-cell office:value-type="string" calcext:value-type="string">
            <text:p>Manufacturer_Specific</text:p>
          </table:table-cell>
          <table:table-cell/>
        </table:table-row>
        <table:table-row table:style-name="ro1">
          <table:table-cell table:formula="of:=DEC2HEX(ROW()-50+HEX2DEC(&quot;E0&quot;))" office:value-type="string" office:string-value="EC" calcext:value-type="string">
            <text:p>EC</text:p>
          </table:table-cell>
          <table:table-cell/>
          <table:table-cell office:value-type="string" calcext:value-type="string">
            <text:p>Manufacturer_Specific</text:p>
          </table:table-cell>
          <table:table-cell/>
        </table:table-row>
        <table:table-row table:style-name="ro1">
          <table:table-cell table:formula="of:=DEC2HEX(ROW()-50+HEX2DEC(&quot;E0&quot;))" office:value-type="string" office:string-value="ED" calcext:value-type="string">
            <text:p>ED</text:p>
          </table:table-cell>
          <table:table-cell/>
          <table:table-cell office:value-type="string" calcext:value-type="string">
            <text:p>Manufacturer_Specific</text:p>
          </table:table-cell>
          <table:table-cell/>
        </table:table-row>
        <table:table-row table:style-name="ro1">
          <table:table-cell table:formula="of:=DEC2HEX(ROW()-50+HEX2DEC(&quot;E0&quot;))" office:value-type="string" office:string-value="EE" calcext:value-type="string">
            <text:p>EE</text:p>
          </table:table-cell>
          <table:table-cell/>
          <table:table-cell office:value-type="string" calcext:value-type="string">
            <text:p>Manufacturer_Specific</text:p>
          </table:table-cell>
          <table:table-cell/>
        </table:table-row>
        <table:table-row table:style-name="ro1">
          <table:table-cell table:formula="of:=DEC2HEX(ROW()-50+HEX2DEC(&quot;E0&quot;))" office:value-type="string" office:string-value="EF" calcext:value-type="string">
            <text:p>EF</text:p>
          </table:table-cell>
          <table:table-cell/>
          <table:table-cell office:value-type="string" calcext:value-type="string">
            <text:p>Manufacturer_Specific</text:p>
          </table:table-cell>
          <table:table-cell/>
        </table:table-row>
        <table:table-row table:style-name="ro1">
          <table:table-cell table:formula="of:=DEC2HEX(ROW()-50+HEX2DEC(&quot;E0&quot;))" office:value-type="string" office:string-value="F0" calcext:value-type="string">
            <text:p>F0</text:p>
          </table:table-cell>
          <table:table-cell/>
          <table:table-cell office:value-type="string" calcext:value-type="string">
            <text:p>Manufacturer_Specific</text:p>
          </table:table-cell>
          <table:table-cell/>
        </table:table-row>
        <table:table-row table:style-name="ro1">
          <table:table-cell table:formula="of:=DEC2HEX(ROW()-50+HEX2DEC(&quot;E0&quot;))" office:value-type="string" office:string-value="F1" calcext:value-type="string">
            <text:p>F1</text:p>
          </table:table-cell>
          <table:table-cell/>
          <table:table-cell office:value-type="string" calcext:value-type="string">
            <text:p>Manufacturer_Specific</text:p>
          </table:table-cell>
          <table:table-cell/>
        </table:table-row>
        <table:table-row table:style-name="ro1">
          <table:table-cell table:formula="of:=DEC2HEX(ROW()-50+HEX2DEC(&quot;E0&quot;))" office:value-type="string" office:string-value="F2" calcext:value-type="string">
            <text:p>F2</text:p>
          </table:table-cell>
          <table:table-cell/>
          <table:table-cell office:value-type="string" calcext:value-type="string">
            <text:p>Manufacturer_Specific</text:p>
          </table:table-cell>
          <table:table-cell/>
        </table:table-row>
        <table:table-row table:style-name="ro1">
          <table:table-cell table:formula="of:=DEC2HEX(ROW()-50+HEX2DEC(&quot;E0&quot;))" office:value-type="string" office:string-value="F3" calcext:value-type="string">
            <text:p>F3</text:p>
          </table:table-cell>
          <table:table-cell/>
          <table:table-cell office:value-type="string" calcext:value-type="string">
            <text:p>Manufacturer_Specific</text:p>
          </table:table-cell>
          <table:table-cell/>
        </table:table-row>
        <table:table-row table:style-name="ro1">
          <table:table-cell table:formula="of:=DEC2HEX(ROW()-50+HEX2DEC(&quot;E0&quot;))" office:value-type="string" office:string-value="F4" calcext:value-type="string">
            <text:p>F4</text:p>
          </table:table-cell>
          <table:table-cell/>
          <table:table-cell office:value-type="string" calcext:value-type="string">
            <text:p>Manufacturer_Specific</text:p>
          </table:table-cell>
          <table:table-cell/>
        </table:table-row>
        <table:table-row table:style-name="ro1">
          <table:table-cell table:formula="of:=DEC2HEX(ROW()-50+HEX2DEC(&quot;E0&quot;))" office:value-type="string" office:string-value="F5" calcext:value-type="string">
            <text:p>F5</text:p>
          </table:table-cell>
          <table:table-cell/>
          <table:table-cell office:value-type="string" calcext:value-type="string">
            <text:p>Manufacturer_Specific</text:p>
          </table:table-cell>
          <table:table-cell/>
        </table:table-row>
        <table:table-row table:style-name="ro1">
          <table:table-cell table:formula="of:=DEC2HEX(ROW()-50+HEX2DEC(&quot;E0&quot;))" office:value-type="string" office:string-value="F6" calcext:value-type="string">
            <text:p>F6</text:p>
          </table:table-cell>
          <table:table-cell/>
          <table:table-cell office:value-type="string" calcext:value-type="string">
            <text:p>Manufacturer_Specific</text:p>
          </table:table-cell>
          <table:table-cell/>
        </table:table-row>
        <table:table-row table:style-name="ro1">
          <table:table-cell table:formula="of:=DEC2HEX(ROW()-50+HEX2DEC(&quot;E0&quot;))" office:value-type="string" office:string-value="F7" calcext:value-type="string">
            <text:p>F7</text:p>
          </table:table-cell>
          <table:table-cell/>
          <table:table-cell office:value-type="string" calcext:value-type="string">
            <text:p>Manufacturer_Specific</text:p>
          </table:table-cell>
          <table:table-cell/>
        </table:table-row>
        <table:table-row table:style-name="ro1">
          <table:table-cell table:formula="of:=DEC2HEX(ROW()-50+HEX2DEC(&quot;E0&quot;))" office:value-type="string" office:string-value="F8" calcext:value-type="string">
            <text:p>F8</text:p>
          </table:table-cell>
          <table:table-cell/>
          <table:table-cell office:value-type="string" calcext:value-type="string">
            <text:p>Manufacturer_Specific</text:p>
          </table:table-cell>
          <table:table-cell/>
        </table:table-row>
        <table:table-row table:style-name="ro1">
          <table:table-cell table:formula="of:=DEC2HEX(ROW()-50+HEX2DEC(&quot;E0&quot;))" office:value-type="string" office:string-value="F9" calcext:value-type="string">
            <text:p>F9</text:p>
          </table:table-cell>
          <table:table-cell/>
          <table:table-cell office:value-type="string" calcext:value-type="string">
            <text:p>Manufacturer_Specific</text:p>
          </table:table-cell>
          <table:table-cell/>
        </table:table-row>
        <table:table-row table:style-name="ro1">
          <table:table-cell table:formula="of:=DEC2HEX(ROW()-50+HEX2DEC(&quot;E0&quot;))" office:value-type="string" office:string-value="FA" calcext:value-type="string">
            <text:p>FA</text:p>
          </table:table-cell>
          <table:table-cell/>
          <table:table-cell office:value-type="string" calcext:value-type="string">
            <text:p>Manufacturer_Specific</text:p>
          </table:table-cell>
          <table:table-cell/>
        </table:table-row>
        <table:table-row table:style-name="ro1">
          <table:table-cell table:formula="of:=DEC2HEX(ROW()-50+HEX2DEC(&quot;E0&quot;))" office:value-type="string" office:string-value="FB" calcext:value-type="string">
            <text:p>FB</text:p>
          </table:table-cell>
          <table:table-cell/>
          <table:table-cell office:value-type="string" calcext:value-type="string">
            <text:p>Manufacturer_Specific</text:p>
          </table:table-cell>
          <table:table-cell/>
        </table:table-row>
        <table:table-row table:style-name="ro1">
          <table:table-cell table:formula="of:=DEC2HEX(ROW()-50+HEX2DEC(&quot;E0&quot;))" office:value-type="string" office:string-value="FC" calcext:value-type="string">
            <text:p>FC</text:p>
          </table:table-cell>
          <table:table-cell/>
          <table:table-cell office:value-type="string" calcext:value-type="string">
            <text:p>Manufacturer_Specific</text:p>
          </table:table-cell>
          <table:table-cell/>
        </table:table-row>
        <table:table-row table:style-name="ro1">
          <table:table-cell table:formula="of:=DEC2HEX(ROW()-50+HEX2DEC(&quot;E0&quot;))" office:value-type="string" office:string-value="FD" calcext:value-type="string">
            <text:p>FD</text:p>
          </table:table-cell>
          <table:table-cell/>
          <table:table-cell office:value-type="string" calcext:value-type="string">
            <text:p>Manufacturer_Specific</text:p>
          </table:table-cell>
          <table:table-cell/>
        </table:table-row>
        <table:table-row table:style-name="ro1">
          <table:table-cell table:formula="of:=DEC2HEX(ROW()-50+HEX2DEC(&quot;E0&quot;))" office:value-type="string" office:string-value="FE" calcext:value-type="string">
            <text:p>FE</text:p>
          </table:table-cell>
          <table:table-cell/>
          <table:table-cell office:value-type="string" calcext:value-type="string">
            <text:p>Manufacturer_Specific</text:p>
          </table:table-cell>
          <table:table-cell/>
        </table:table-row>
      </table:table>
      <table:table table:name="Se" table:style-name="ta1"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4" office:value-type="float" office:value="0" calcext:value-type="float">
            <text:p>00</text:p>
          </table:table-cell>
          <table:table-cell table:style-name="ce4" office:value-type="string" calcext:value-type="string">
            <text:p>StReasonCode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Unspecified reason or other reason</text:p>
          </table:table-cell>
        </table:table-row>
        <table:table-row table:style-name="ro1">
          <table:table-cell table:style-name="ce4" office:value-type="float" office:value="1" calcext:value-type="float">
            <text:p>01</text:p>
          </table:table-cell>
          <table:table-cell table:style-name="ce4" office:value-type="string" calcext:value-type="string">
            <text:p>StReasonCode</text:p>
          </table:table-cell>
          <table:table-cell office:value-type="string" calcext:value-type="string">
            <text:p>sleep</text:p>
          </table:table-cell>
          <table:table-cell office:value-type="string" calcext:value-type="string">
            <text:p>EV is requesting to go to sleep (EvAwake = 0).</text:p>
          </table:table-cell>
        </table:table-row>
        <table:table-row table:style-name="ro1">
          <table:table-cell table:style-name="ce4" office:value-type="float" office:value="2" calcext:value-type="float">
            <text:p>02</text:p>
          </table:table-cell>
          <table:table-cell table:style-name="ce4" office:value-type="string" calcext:value-type="string">
            <text:p>StReasonCode</text:p>
          </table:table-cell>
          <table:table-cell office:value-type="string" calcext:value-type="string">
            <text:p>Energy_Unavailable</text:p>
          </table:table-cell>
          <table:table-cell office:value-type="string" calcext:value-type="string">
            <text:p>Energy management reason. Simultaneously, all StAllowableCurrent signals will be set to 0. Station will become available again automatically after some time.</text:p>
          </table:table-cell>
        </table:table-row>
        <table:table-row table:style-name="ro1">
          <table:table-cell table:style-name="ce4" office:value-type="float" office:value="3" calcext:value-type="float">
            <text:p>03</text:p>
          </table:table-cell>
          <table:table-cell table:style-name="ce4" office:value-type="string" calcext:value-type="string">
            <text:p>StReasonCode</text:p>
          </table:table-cell>
          <table:table-cell office:value-type="string" calcext:value-type="string">
            <text:p>User_Stop</text:p>
          </table:table-cell>
          <table:table-cell office:value-type="string" calcext:value-type="string">
            <text:p>Charging stopped by user, e.g. stop button on charging station pressed.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eInfoEntry</text:p>
          </table:table-cell>
          <table:table-cell office:value-type="string" calcext:value-type="string">
            <text:p>Version_fails</text:p>
          </table:table-cell>
          <table:table-cell office:value-type="string" calcext:value-type="string">
            <text:p>SE determines that Version selection fails 10.3.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eInfoEntry</text:p>
          </table:table-cell>
          <table:table-cell office:value-type="string" calcext:value-type="string">
            <text:p>Initialization_fails</text:p>
          </table:table-cell>
          <table:table-cell office:value-type="string" calcext:value-type="string">
            <text:p>SE determines that initialization fails 10.4.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SeInfoEntry</text:p>
          </table:table-cell>
          <table:table-cell office:value-type="string" calcext:value-type="string">
            <text:p>Version_Restart</text:p>
          </table:table-cell>
          <table:table-cell office:value-type="string" calcext:value-type="string">
            <text:p>SE determines to restart the Control Sequence to reselect version 10.2.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eInfoEntry</text:p>
          </table:table-cell>
          <table:table-cell office:value-type="string" calcext:value-type="string">
            <text:p>Bit_Rate_Restart</text:p>
          </table:table-cell>
          <table:table-cell office:value-type="string" calcext:value-type="string">
            <text:p>SE determines to restart the Control Sequence to request a change of bit rate 10.2.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SeInfoEntry</text:p>
          </table:table-cell>
          <table:table-cell office:value-type="string" calcext:value-type="string">
            <text:p>MCU_Reset_Restart</text:p>
          </table:table-cell>
          <table:table-cell office:value-type="string" calcext:value-type="string">
            <text:p>SE needs to restart the Control Sequence after an MCU reset 10.6.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SeInfoEntry</text:p>
          </table:table-cell>
          <table:table-cell office:value-type="string" calcext:value-type="string">
            <text:p>Power_Fault_Restart</text:p>
          </table:table-cell>
          <table:table-cell office:value-type="string" calcext:value-type="string">
            <text:p>SE needs to restart the Control Sequence after a control power outage 10.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SeInfoEntry</text:p>
          </table:table-cell>
          <table:table-cell office:value-type="string" calcext:value-type="string">
            <text:p>No_LIN</text:p>
          </table:table-cell>
          <table:table-cell office:value-type="string" calcext:value-type="string">
            <text:p>SE detects no LIN Responses for longer than T noLIN 10.7.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SeInfoEntry</text:p>
          </table:table-cell>
          <table:table-cell office:value-type="string" calcext:value-type="string">
            <text:p>Int_Fault_Restart</text:p>
          </table:table-cell>
          <table:table-cell office:value-type="string" calcext:value-type="string">
            <text:p>SE needs to restart the Control Sequence after detecting an internal fault 10.8.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SeInfoEntry</text:p>
          </table:table-cell>
          <table:table-cell office:value-type="string" calcext:value-type="string">
            <text:p>EMS_Charging_delayed</text:p>
          </table:table-cell>
          <table:table-cell office:value-type="string" calcext:value-type="string">
            <text:p>Charging delayed due to energy management system 9.7.2.2</text:p>
          </table:table-cell>
        </table:table-row>
        <table:table-row table:style-name="ro1">
          <table:table-cell office:value-type="string" calcext:value-type="string">
            <text:p>1A</text:p>
          </table:table-cell>
          <table:table-cell office:value-type="string" calcext:value-type="string">
            <text:p>SeInfoEntry</text:p>
          </table:table-cell>
          <table:table-cell office:value-type="string" calcext:value-type="string">
            <text:p>User_Stop</text:p>
          </table:table-cell>
          <table:table-cell office:value-type="string" calcext:value-type="string">
            <text:p>Charging stopped by user, for example the stop button on charging station pressed 1B 16 Maximum available current is too low (SeMaxCurrents &lt; EvMinCurrents) 10.4.2</text:p>
          </table:table-cell>
        </table:table-row>
        <table:table-row table:style-name="ro1">
          <table:table-cell office:value-type="string" calcext:value-type="string">
            <text:p>1B</text:p>
          </table:table-cell>
          <table:table-cell office:value-type="string" calcext:value-type="string">
            <text:p>SeInfoEntry</text:p>
          </table:table-cell>
          <table:table-cell office:value-type="string" calcext:value-type="string">
            <text:p>Available_current_too_low</text:p>
          </table:table-cell>
          <table:table-cell office:value-type="string" calcext:value-type="string">
            <text:p>Maximum available current is too low (SeMaxCurrents &lt; EvMinCurrents) 10.4.2</text:p>
          </table:table-cell>
        </table:table-row>
        <table:table-row table:style-name="ro1">
          <table:table-cell office:value-type="string" calcext:value-type="string">
            <text:p>1C</text:p>
          </table:table-cell>
          <table:table-cell office:value-type="string" calcext:value-type="string">
            <text:p>SeInfoEntry</text:p>
          </table:table-cell>
          <table:table-cell office:value-type="string" calcext:value-type="string">
            <text:p>Available_voltage_too_high</text:p>
          </table:table-cell>
          <table:table-cell office:value-type="string" calcext:value-type="string">
            <text:p>Minimum available voltage is too high (lowest SeNomVoltage &gt; EvMaxVoltage) 10.4.2</text:p>
          </table:table-cell>
        </table:table-row>
        <table:table-row table:style-name="ro1">
          <table:table-cell office:value-type="string" calcext:value-type="string">
            <text:p>1D</text:p>
          </table:table-cell>
          <table:table-cell office:value-type="string" calcext:value-type="string">
            <text:p>SeInfoEntry</text:p>
          </table:table-cell>
          <table:table-cell office:value-type="string" calcext:value-type="string">
            <text:p>Frequency_Mismatch</text:p>
          </table:table-cell>
          <table:table-cell office:value-type="string" calcext:value-type="string">
            <text:p>Frequency does not match 10.4.2</text:p>
          </table:table-cell>
        </table:table-row>
        <table:table-row table:style-name="ro1">
          <table:table-cell office:value-type="string" calcext:value-type="string">
            <text:p>1E</text:p>
          </table:table-cell>
          <table:table-cell office:value-type="string" calcext:value-type="string">
            <text:p>SeInfoEntry</text:p>
          </table:table-cell>
          <table:table-cell office:value-type="string" calcext:value-type="string">
            <text:p>Init_timeout</text:p>
          </table:table-cell>
          <table:table-cell office:value-type="string" calcext:value-type="string">
            <text:p>Initialization timeout at charging station 10.4.2</text:p>
          </table:table-cell>
        </table:table-row>
        <table:table-row table:style-name="ro1">
          <table:table-cell office:value-type="string" calcext:value-type="string">
            <text:p>1F</text:p>
          </table:table-cell>
          <table:table-cell office:value-type="string" calcext:value-type="string">
            <text:p>SeInfoEntry</text:p>
          </table:table-cell>
          <table:table-cell office:value-type="string" calcext:value-type="string">
            <text:p>Connector_Over_Temp</text:p>
          </table:table-cell>
          <table:table-cell office:value-type="string" calcext:value-type="string">
            <text:p>Over-temperature in Connector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SeInfoEntry</text:p>
          </table:table-cell>
          <table:table-cell office:value-type="string" calcext:value-type="string">
            <text:p>Over_Temp</text:p>
          </table:table-cell>
          <table:table-cell office:value-type="string" calcext:value-type="string">
            <text:p>Over-temperature internally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SeInfoEntry</text:p>
          </table:table-cell>
          <table:table-cell office:value-type="string" calcext:value-type="string">
            <text:p>Temp_Sense_Invalid</text:p>
          </table:table-cell>
          <table:table-cell office:value-type="string" calcext:value-type="string">
            <text:p>Temperature sensor irrational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SeInfoEntry</text:p>
          </table:table-cell>
          <table:table-cell office:value-type="string" calcext:value-type="string">
            <text:p>Overcurrent</text:p>
          </table:table-cell>
          <table:table-cell office:value-type="string" calcext:value-type="string">
            <text:p>Overcurrent (EV load current is too high)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SeInfoEntry</text:p>
          </table:table-cell>
          <table:table-cell office:value-type="string" calcext:value-type="string">
            <text:p>Current_Sense_Invalid</text:p>
          </table:table-cell>
          <table:table-cell office:value-type="string" calcext:value-type="string">
            <text:p>Current sensor irrational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SeInfoEntry</text:p>
          </table:table-cell>
          <table:table-cell office:value-type="string" calcext:value-type="string">
            <text:p>Voltage_Sense_Invalid</text:p>
          </table:table-cell>
          <table:table-cell office:value-type="string" calcext:value-type="string">
            <text:p>Voltage sensor irrational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SeInfoEntry</text:p>
          </table:table-cell>
          <table:table-cell office:value-type="string" calcext:value-type="string">
            <text:p>Pilot_fault</text:p>
          </table:table-cell>
          <table:table-cell office:value-type="string" calcext:value-type="string">
            <text:p>Pilot voltage fault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SeInfoEntry</text:p>
          </table:table-cell>
          <table:table-cell office:value-type="string" calcext:value-type="string">
            <text:p>Contactor_fault</text:p>
          </table:table-cell>
          <table:table-cell office:value-type="string" calcext:value-type="string">
            <text:p>Contactor fault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SeInfoEntry</text:p>
          </table:table-cell>
          <table:table-cell office:value-type="string" calcext:value-type="string">
            <text:p>Input_miswired</text:p>
          </table:table-cell>
          <table:table-cell office:value-type="string" calcext:value-type="string">
            <text:p>Input miswired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SeInfoEntry</text:p>
          </table:table-cell>
          <table:table-cell office:value-type="string" calcext:value-type="string">
            <text:p>Input_over_voltage</text:p>
          </table:table-cell>
          <table:table-cell office:value-type="string" calcext:value-type="string">
            <text:p>Input over voltage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SeInfoEntry</text:p>
          </table:table-cell>
          <table:table-cell office:value-type="string" calcext:value-type="string">
            <text:p>Input_under_voltage</text:p>
          </table:table-cell>
          <table:table-cell office:value-type="string" calcext:value-type="string">
            <text:p>Input under voltage</text:p>
          </table:table-cell>
        </table:table-row>
        <table:table-row table:style-name="ro1">
          <table:table-cell office:value-type="string" calcext:value-type="string">
            <text:p>2A</text:p>
          </table:table-cell>
          <table:table-cell office:value-type="string" calcext:value-type="string">
            <text:p>SeInfoEntry</text:p>
          </table:table-cell>
          <table:table-cell office:value-type="string" calcext:value-type="string">
            <text:p>CCID_self_test_fault</text:p>
          </table:table-cell>
          <table:table-cell office:value-type="string" calcext:value-type="string">
            <text:p>CCID self-test fault</text:p>
          </table:table-cell>
        </table:table-row>
        <table:table-row table:style-name="ro1">
          <table:table-cell office:value-type="string" calcext:value-type="string">
            <text:p>2B</text:p>
          </table:table-cell>
          <table:table-cell office:value-type="string" calcext:value-type="string">
            <text:p>SeInfoEntry</text:p>
          </table:table-cell>
          <table:table-cell office:value-type="string" calcext:value-type="string">
            <text:p>CCID_tripped_retry</text:p>
          </table:table-cell>
          <table:table-cell office:value-type="string" calcext:value-type="string">
            <text:p>CCID tripped -- retry allowed</text:p>
          </table:table-cell>
        </table:table-row>
        <table:table-row table:style-name="ro1">
          <table:table-cell office:value-type="string" calcext:value-type="string">
            <text:p>2C</text:p>
          </table:table-cell>
          <table:table-cell office:value-type="string" calcext:value-type="string">
            <text:p>SeInfoEntry</text:p>
          </table:table-cell>
          <table:table-cell office:value-type="string" calcext:value-type="string">
            <text:p>CCID_tripped_no_retry</text:p>
          </table:table-cell>
          <table:table-cell office:value-type="string" calcext:value-type="string">
            <text:p>CCID tripped -- retry limit exceeded</text:p>
          </table:table-cell>
        </table:table-row>
        <table:table-row table:style-name="ro1">
          <table:table-cell office:value-type="string" calcext:value-type="string">
            <text:p>2D</text:p>
          </table:table-cell>
          <table:table-cell office:value-type="string" calcext:value-type="string">
            <text:p>SeInfoEntry</text:p>
          </table:table-cell>
          <table:table-cell office:value-type="string" calcext:value-type="string">
            <text:p>Breaker_tripped</text:p>
          </table:table-cell>
          <table:table-cell office:value-type="string" calcext:value-type="string">
            <text:p>Breaker tripped</text:p>
          </table:table-cell>
        </table:table-row>
        <table:table-row table:style-name="ro1">
          <table:table-cell office:value-type="string" calcext:value-type="string">
            <text:p>2E</text:p>
          </table:table-cell>
          <table:table-cell office:value-type="string" calcext:value-type="string">
            <text:p>SeInfoEntry</text:p>
          </table:table-cell>
          <table:table-cell office:value-type="string" calcext:value-type="string">
            <text:p>Ground_Monitor_fault</text:p>
          </table:table-cell>
          <table:table-cell office:value-type="string" calcext:value-type="string">
            <text:p>Ground monitor circuit fault</text:p>
          </table:table-cell>
        </table:table-row>
        <table:table-row table:style-name="ro1">
          <table:table-cell office:value-type="string" calcext:value-type="string">
            <text:p>2F</text:p>
          </table:table-cell>
          <table:table-cell office:value-type="string" calcext:value-type="string">
            <text:p>SeInfoEntry</text:p>
          </table:table-cell>
          <table:table-cell office:value-type="string" calcext:value-type="string">
            <text:p>Configuration_error</text:p>
          </table:table-cell>
          <table:table-cell office:value-type="string" calcext:value-type="string">
            <text:p>Station configuration error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SeInfoEntry</text:p>
          </table:table-cell>
          <table:table-cell office:value-type="string" calcext:value-type="string">
            <text:p>Ground_fault</text:p>
          </table:table-cell>
          <table:table-cell office:value-type="string" calcext:value-type="string">
            <text:p>Improper grounding or Ground is not present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eInfoEntry</text:p>
          </table:table-cell>
          <table:table-cell office:value-type="string" calcext:value-type="string">
            <text:p>Comm_Fault</text:p>
          </table:table-cell>
          <table:table-cell office:value-type="string" calcext:value-type="string">
            <text:p>Problem with EV communications -- Disconnect and restart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eInfoEntry</text:p>
          </table:table-cell>
          <table:table-cell office:value-type="string" calcext:value-type="string">
            <text:p>Internal_Fault</text:p>
          </table:table-cell>
          <table:table-cell office:value-type="string" calcext:value-type="string">
            <text:p>Internal EVSE fault -- Call for service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SeInfoEntry</text:p>
          </table:table-cell>
          <table:table-cell office:value-type="string" calcext:value-type="string">
            <text:p>Available_voltage_too_low</text:p>
          </table:table-cell>
          <table:table-cell office:value-type="string" calcext:value-type="string">
            <text:p>Maximum available voltage is too low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SeInfoEntry</text:p>
          </table:table-cell>
          <table:table-cell office:value-type="string" calcext:value-type="string">
            <text:p>Paging_error</text:p>
          </table:table-cell>
          <table:table-cell office:value-type="string" calcext:value-type="string">
            <text:p>Paging error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SeInfoEntry</text:p>
          </table:table-cell>
          <table:table-cell office:value-type="string" calcext:value-type="string">
            <text:p>Connection_incompatible</text:p>
          </table:table-cell>
          <table:table-cell office:value-type="string" calcext:value-type="string">
            <text:p>SE determines connection with EV is incompatible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SeInfoEntry</text:p>
          </table:table-cell>
          <table:table-cell office:value-type="string" calcext:value-type="string">
            <text:p>Charging_delayed_for_ID</text:p>
          </table:table-cell>
          <table:table-cell office:value-type="string" calcext:value-type="string">
            <text:p>Charging delayed for identification or affiliation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SeInfoEntry</text:p>
          </table:table-cell>
          <table:table-cell office:value-type="string" calcext:value-type="string">
            <text:p>Charging_delayed_for_payment</text:p>
          </table:table-cell>
          <table:table-cell office:value-type="string" calcext:value-type="string">
            <text:p>Charging delayed for payment (external or plug-n-charge)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SeInfoEntry</text:p>
          </table:table-cell>
          <table:table-cell office:value-type="string" calcext:value-type="string">
            <text:p>Charging_disallowed_for_ID</text:p>
          </table:table-cell>
          <table:table-cell office:value-type="string" calcext:value-type="string">
            <text:p>Charging disallowed due to missing or invalid identity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SeInfoEntry</text:p>
          </table:table-cell>
          <table:table-cell office:value-type="string" calcext:value-type="string">
            <text:p>Req_impossible_Max_charge</text:p>
          </table:table-cell>
          <table:table-cell office:value-type="string" calcext:value-type="string">
            <text:p>SE determines the requested energy or range cannot be achieved by the departure time: Charging will continue at maximum rate</text:p>
          </table:table-cell>
        </table:table-row>
        <table:table-row table:style-name="ro1">
          <table:table-cell office:value-type="string" calcext:value-type="string">
            <text:p>3A</text:p>
          </table:table-cell>
          <table:table-cell office:value-type="string" calcext:value-type="string">
            <text:p>SeInfoEntry</text:p>
          </table:table-cell>
          <table:table-cell office:value-type="string" calcext:value-type="string">
            <text:p>Unlock_requested</text:p>
          </table:table-cell>
          <table:table-cell office:value-type="string" calcext:value-type="string">
            <text:p>SE requests the EV unlock its inlet (non-binding)</text:p>
          </table:table-cell>
        </table:table-row>
        <table:table-row table:style-name="ro1">
          <table:table-cell office:value-type="string" calcext:value-type="string">
            <text:p>3B</text:p>
          </table:table-cell>
          <table:table-cell office:value-type="string" calcext:value-type="string">
            <text:p>SeInfoEntry</text:p>
          </table:table-cell>
          <table:table-cell office:value-type="string" calcext:value-type="string">
            <text:p>Proximity_Power_Requested</text:p>
          </table:table-cell>
          <table:table-cell office:value-type="string" calcext:value-type="string">
            <text:p>SE requests the EV provide power on Prox</text:p>
          </table:table-cell>
        </table:table-row>
        <table:table-row table:style-name="ro1">
          <table:table-cell office:value-type="string" calcext:value-type="string">
            <text:p>FF</text:p>
          </table:table-cell>
          <table:table-cell office:value-type="string" calcext:value-type="string">
            <text:p>SeInfoEntry</text:p>
          </table:table-cell>
          <table:table-cell table:number-columns-repeated="2" office:value-type="string" calcext:value-type="string">
            <text:p>Empty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formula="of:=DEC2HEX(ROW()-50+HEX2DEC(&quot;E0&quot;))" office:value-type="string" office:string-value="E0" calcext:value-type="string">
            <text:p>E0</text:p>
          </table:table-cell>
          <table:table-cell/>
          <table:table-cell office:value-type="string" calcext:value-type="string">
            <text:p>Manufacturer_Specific</text:p>
          </table:table-cell>
          <table:table-cell/>
        </table:table-row>
        <table:table-row table:style-name="ro1">
          <table:table-cell table:formula="of:=DEC2HEX(ROW()-50+HEX2DEC(&quot;E0&quot;))" office:value-type="string" office:string-value="E1" calcext:value-type="string">
            <text:p>E1</text:p>
          </table:table-cell>
          <table:table-cell/>
          <table:table-cell office:value-type="string" calcext:value-type="string">
            <text:p>Manufacturer_Specific</text:p>
          </table:table-cell>
          <table:table-cell/>
        </table:table-row>
        <table:table-row table:style-name="ro1">
          <table:table-cell table:formula="of:=DEC2HEX(ROW()-50+HEX2DEC(&quot;E0&quot;))" office:value-type="string" office:string-value="E2" calcext:value-type="string">
            <text:p>E2</text:p>
          </table:table-cell>
          <table:table-cell/>
          <table:table-cell office:value-type="string" calcext:value-type="string">
            <text:p>Manufacturer_Specific</text:p>
          </table:table-cell>
          <table:table-cell/>
        </table:table-row>
        <table:table-row table:style-name="ro1">
          <table:table-cell table:formula="of:=DEC2HEX(ROW()-50+HEX2DEC(&quot;E0&quot;))" office:value-type="string" office:string-value="E3" calcext:value-type="string">
            <text:p>E3</text:p>
          </table:table-cell>
          <table:table-cell/>
          <table:table-cell office:value-type="string" calcext:value-type="string">
            <text:p>Manufacturer_Specific</text:p>
          </table:table-cell>
          <table:table-cell/>
        </table:table-row>
        <table:table-row table:style-name="ro1">
          <table:table-cell table:formula="of:=DEC2HEX(ROW()-50+HEX2DEC(&quot;E0&quot;))" office:value-type="string" office:string-value="E4" calcext:value-type="string">
            <text:p>E4</text:p>
          </table:table-cell>
          <table:table-cell/>
          <table:table-cell office:value-type="string" calcext:value-type="string">
            <text:p>Manufacturer_Specific</text:p>
          </table:table-cell>
          <table:table-cell/>
        </table:table-row>
        <table:table-row table:style-name="ro1">
          <table:table-cell table:formula="of:=DEC2HEX(ROW()-50+HEX2DEC(&quot;E0&quot;))" office:value-type="string" office:string-value="E5" calcext:value-type="string">
            <text:p>E5</text:p>
          </table:table-cell>
          <table:table-cell/>
          <table:table-cell office:value-type="string" calcext:value-type="string">
            <text:p>Manufacturer_Specific</text:p>
          </table:table-cell>
          <table:table-cell/>
        </table:table-row>
        <table:table-row table:style-name="ro1">
          <table:table-cell table:formula="of:=DEC2HEX(ROW()-50+HEX2DEC(&quot;E0&quot;))" office:value-type="string" office:string-value="E6" calcext:value-type="string">
            <text:p>E6</text:p>
          </table:table-cell>
          <table:table-cell/>
          <table:table-cell office:value-type="string" calcext:value-type="string">
            <text:p>Manufacturer_Specific</text:p>
          </table:table-cell>
          <table:table-cell/>
        </table:table-row>
        <table:table-row table:style-name="ro1">
          <table:table-cell table:formula="of:=DEC2HEX(ROW()-50+HEX2DEC(&quot;E0&quot;))" office:value-type="string" office:string-value="E7" calcext:value-type="string">
            <text:p>E7</text:p>
          </table:table-cell>
          <table:table-cell/>
          <table:table-cell office:value-type="string" calcext:value-type="string">
            <text:p>Manufacturer_Specific</text:p>
          </table:table-cell>
          <table:table-cell/>
        </table:table-row>
        <table:table-row table:style-name="ro1">
          <table:table-cell table:formula="of:=DEC2HEX(ROW()-50+HEX2DEC(&quot;E0&quot;))" office:value-type="string" office:string-value="E8" calcext:value-type="string">
            <text:p>E8</text:p>
          </table:table-cell>
          <table:table-cell/>
          <table:table-cell office:value-type="string" calcext:value-type="string">
            <text:p>Manufacturer_Specific</text:p>
          </table:table-cell>
          <table:table-cell/>
        </table:table-row>
        <table:table-row table:style-name="ro1">
          <table:table-cell table:formula="of:=DEC2HEX(ROW()-50+HEX2DEC(&quot;E0&quot;))" office:value-type="string" office:string-value="E9" calcext:value-type="string">
            <text:p>E9</text:p>
          </table:table-cell>
          <table:table-cell/>
          <table:table-cell office:value-type="string" calcext:value-type="string">
            <text:p>Manufacturer_Specific</text:p>
          </table:table-cell>
          <table:table-cell/>
        </table:table-row>
        <table:table-row table:style-name="ro1">
          <table:table-cell table:formula="of:=DEC2HEX(ROW()-50+HEX2DEC(&quot;E0&quot;))" office:value-type="string" office:string-value="EA" calcext:value-type="string">
            <text:p>EA</text:p>
          </table:table-cell>
          <table:table-cell/>
          <table:table-cell office:value-type="string" calcext:value-type="string">
            <text:p>Manufacturer_Specific</text:p>
          </table:table-cell>
          <table:table-cell/>
        </table:table-row>
        <table:table-row table:style-name="ro1">
          <table:table-cell table:formula="of:=DEC2HEX(ROW()-50+HEX2DEC(&quot;E0&quot;))" office:value-type="string" office:string-value="EB" calcext:value-type="string">
            <text:p>EB</text:p>
          </table:table-cell>
          <table:table-cell/>
          <table:table-cell office:value-type="string" calcext:value-type="string">
            <text:p>Manufacturer_Specific</text:p>
          </table:table-cell>
          <table:table-cell/>
        </table:table-row>
        <table:table-row table:style-name="ro1">
          <table:table-cell table:formula="of:=DEC2HEX(ROW()-50+HEX2DEC(&quot;E0&quot;))" office:value-type="string" office:string-value="EC" calcext:value-type="string">
            <text:p>EC</text:p>
          </table:table-cell>
          <table:table-cell/>
          <table:table-cell office:value-type="string" calcext:value-type="string">
            <text:p>Manufacturer_Specific</text:p>
          </table:table-cell>
          <table:table-cell/>
        </table:table-row>
        <table:table-row table:style-name="ro1">
          <table:table-cell table:formula="of:=DEC2HEX(ROW()-50+HEX2DEC(&quot;E0&quot;))" office:value-type="string" office:string-value="ED" calcext:value-type="string">
            <text:p>ED</text:p>
          </table:table-cell>
          <table:table-cell/>
          <table:table-cell office:value-type="string" calcext:value-type="string">
            <text:p>Manufacturer_Specific</text:p>
          </table:table-cell>
          <table:table-cell/>
        </table:table-row>
        <table:table-row table:style-name="ro1">
          <table:table-cell table:formula="of:=DEC2HEX(ROW()-50+HEX2DEC(&quot;E0&quot;))" office:value-type="string" office:string-value="EE" calcext:value-type="string">
            <text:p>EE</text:p>
          </table:table-cell>
          <table:table-cell/>
          <table:table-cell office:value-type="string" calcext:value-type="string">
            <text:p>Manufacturer_Specific</text:p>
          </table:table-cell>
          <table:table-cell/>
        </table:table-row>
        <table:table-row table:style-name="ro1">
          <table:table-cell table:formula="of:=DEC2HEX(ROW()-50+HEX2DEC(&quot;E0&quot;))" office:value-type="string" office:string-value="EF" calcext:value-type="string">
            <text:p>EF</text:p>
          </table:table-cell>
          <table:table-cell/>
          <table:table-cell office:value-type="string" calcext:value-type="string">
            <text:p>Manufacturer_Specific</text:p>
          </table:table-cell>
          <table:table-cell/>
        </table:table-row>
        <table:table-row table:style-name="ro1">
          <table:table-cell table:formula="of:=DEC2HEX(ROW()-50+HEX2DEC(&quot;E0&quot;))" office:value-type="string" office:string-value="F0" calcext:value-type="string">
            <text:p>F0</text:p>
          </table:table-cell>
          <table:table-cell/>
          <table:table-cell office:value-type="string" calcext:value-type="string">
            <text:p>Manufacturer_Specific</text:p>
          </table:table-cell>
          <table:table-cell/>
        </table:table-row>
        <table:table-row table:style-name="ro1">
          <table:table-cell table:formula="of:=DEC2HEX(ROW()-50+HEX2DEC(&quot;E0&quot;))" office:value-type="string" office:string-value="F1" calcext:value-type="string">
            <text:p>F1</text:p>
          </table:table-cell>
          <table:table-cell/>
          <table:table-cell office:value-type="string" calcext:value-type="string">
            <text:p>Manufacturer_Specific</text:p>
          </table:table-cell>
          <table:table-cell/>
        </table:table-row>
        <table:table-row table:style-name="ro1">
          <table:table-cell table:formula="of:=DEC2HEX(ROW()-50+HEX2DEC(&quot;E0&quot;))" office:value-type="string" office:string-value="F2" calcext:value-type="string">
            <text:p>F2</text:p>
          </table:table-cell>
          <table:table-cell/>
          <table:table-cell office:value-type="string" calcext:value-type="string">
            <text:p>Manufacturer_Specific</text:p>
          </table:table-cell>
          <table:table-cell/>
        </table:table-row>
        <table:table-row table:style-name="ro1">
          <table:table-cell table:formula="of:=DEC2HEX(ROW()-50+HEX2DEC(&quot;E0&quot;))" office:value-type="string" office:string-value="F3" calcext:value-type="string">
            <text:p>F3</text:p>
          </table:table-cell>
          <table:table-cell/>
          <table:table-cell office:value-type="string" calcext:value-type="string">
            <text:p>Manufacturer_Specific</text:p>
          </table:table-cell>
          <table:table-cell/>
        </table:table-row>
        <table:table-row table:style-name="ro1">
          <table:table-cell table:formula="of:=DEC2HEX(ROW()-50+HEX2DEC(&quot;E0&quot;))" office:value-type="string" office:string-value="F4" calcext:value-type="string">
            <text:p>F4</text:p>
          </table:table-cell>
          <table:table-cell/>
          <table:table-cell office:value-type="string" calcext:value-type="string">
            <text:p>Manufacturer_Specific</text:p>
          </table:table-cell>
          <table:table-cell/>
        </table:table-row>
        <table:table-row table:style-name="ro1">
          <table:table-cell table:formula="of:=DEC2HEX(ROW()-50+HEX2DEC(&quot;E0&quot;))" office:value-type="string" office:string-value="F5" calcext:value-type="string">
            <text:p>F5</text:p>
          </table:table-cell>
          <table:table-cell/>
          <table:table-cell office:value-type="string" calcext:value-type="string">
            <text:p>Manufacturer_Specific</text:p>
          </table:table-cell>
          <table:table-cell/>
        </table:table-row>
        <table:table-row table:style-name="ro1">
          <table:table-cell table:formula="of:=DEC2HEX(ROW()-50+HEX2DEC(&quot;E0&quot;))" office:value-type="string" office:string-value="F6" calcext:value-type="string">
            <text:p>F6</text:p>
          </table:table-cell>
          <table:table-cell/>
          <table:table-cell office:value-type="string" calcext:value-type="string">
            <text:p>Manufacturer_Specific</text:p>
          </table:table-cell>
          <table:table-cell/>
        </table:table-row>
        <table:table-row table:style-name="ro1">
          <table:table-cell table:formula="of:=DEC2HEX(ROW()-50+HEX2DEC(&quot;E0&quot;))" office:value-type="string" office:string-value="F7" calcext:value-type="string">
            <text:p>F7</text:p>
          </table:table-cell>
          <table:table-cell/>
          <table:table-cell office:value-type="string" calcext:value-type="string">
            <text:p>Manufacturer_Specific</text:p>
          </table:table-cell>
          <table:table-cell/>
        </table:table-row>
        <table:table-row table:style-name="ro1">
          <table:table-cell table:formula="of:=DEC2HEX(ROW()-50+HEX2DEC(&quot;E0&quot;))" office:value-type="string" office:string-value="F8" calcext:value-type="string">
            <text:p>F8</text:p>
          </table:table-cell>
          <table:table-cell/>
          <table:table-cell office:value-type="string" calcext:value-type="string">
            <text:p>Manufacturer_Specific</text:p>
          </table:table-cell>
          <table:table-cell/>
        </table:table-row>
        <table:table-row table:style-name="ro1">
          <table:table-cell table:formula="of:=DEC2HEX(ROW()-50+HEX2DEC(&quot;E0&quot;))" office:value-type="string" office:string-value="F9" calcext:value-type="string">
            <text:p>F9</text:p>
          </table:table-cell>
          <table:table-cell/>
          <table:table-cell office:value-type="string" calcext:value-type="string">
            <text:p>Manufacturer_Specific</text:p>
          </table:table-cell>
          <table:table-cell/>
        </table:table-row>
        <table:table-row table:style-name="ro1">
          <table:table-cell table:formula="of:=DEC2HEX(ROW()-50+HEX2DEC(&quot;E0&quot;))" office:value-type="string" office:string-value="FA" calcext:value-type="string">
            <text:p>FA</text:p>
          </table:table-cell>
          <table:table-cell/>
          <table:table-cell office:value-type="string" calcext:value-type="string">
            <text:p>Manufacturer_Specific</text:p>
          </table:table-cell>
          <table:table-cell/>
        </table:table-row>
        <table:table-row table:style-name="ro1">
          <table:table-cell table:formula="of:=DEC2HEX(ROW()-50+HEX2DEC(&quot;E0&quot;))" office:value-type="string" office:string-value="FB" calcext:value-type="string">
            <text:p>FB</text:p>
          </table:table-cell>
          <table:table-cell/>
          <table:table-cell office:value-type="string" calcext:value-type="string">
            <text:p>Manufacturer_Specific</text:p>
          </table:table-cell>
          <table:table-cell/>
        </table:table-row>
        <table:table-row table:style-name="ro1">
          <table:table-cell table:formula="of:=DEC2HEX(ROW()-50+HEX2DEC(&quot;E0&quot;))" office:value-type="string" office:string-value="FC" calcext:value-type="string">
            <text:p>FC</text:p>
          </table:table-cell>
          <table:table-cell/>
          <table:table-cell office:value-type="string" calcext:value-type="string">
            <text:p>Manufacturer_Specific</text:p>
          </table:table-cell>
          <table:table-cell/>
        </table:table-row>
        <table:table-row table:style-name="ro1">
          <table:table-cell table:formula="of:=DEC2HEX(ROW()-50+HEX2DEC(&quot;E0&quot;))" office:value-type="string" office:string-value="FD" calcext:value-type="string">
            <text:p>FD</text:p>
          </table:table-cell>
          <table:table-cell/>
          <table:table-cell office:value-type="string" calcext:value-type="string">
            <text:p>Manufacturer_Specific</text:p>
          </table:table-cell>
          <table:table-cell/>
        </table:table-row>
        <table:table-row table:style-name="ro1">
          <table:table-cell table:formula="of:=DEC2HEX(ROW()-50+HEX2DEC(&quot;E0&quot;))" office:value-type="string" office:string-value="FE" calcext:value-type="string">
            <text:p>FE</text:p>
          </table:table-cell>
          <table:table-cell/>
          <table:table-cell office:value-type="string" calcext:value-type="string">
            <text:p>Manufacturer_Specific</text:p>
          </table:table-cell>
          <table:table-cell/>
        </table:table-row>
      </table:table>
      <table:table table:name="out" table:style-name="ta1">
        <table:table-column table:style-name="co8" table:default-cell-style-name="Default"/>
        <table:table-column table:style-name="co1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#ifndef _<text:span text:style-name="T1">INFO_</text:span>CODES_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define _INFO_CODES_H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table:formula="of:=COM.MICROSOFT.CONCAT(&quot;#define &quot;; UPPER([$Ev.B1]); &quot;_&quot;; UPPER([$Ev.C1]))" office:value-type="string" office:string-value="#define EVREASONCODE_UNSPECIFIED" calcext:value-type="string">
            <text:p>#define EVREASONCODE_UNSPECIFIED</text:p>
          </table:table-cell>
          <table:table-cell table:formula="of:=COM.MICROSOFT.CONCAT(&quot;0x&quot;;TEXT([$Ev.A1];&quot;00&quot;))" office:value-type="string" office:string-value="0x00" calcext:value-type="string">
            <text:p>0x00</text:p>
          </table:table-cell>
          <table:table-cell table:formula="of:=COM.MICROSOFT.CONCAT(&quot;//&quot;;[$Ev.D1])" office:value-type="string" office:string-value="//Unspecified reason or other reason" calcext:value-type="string">
            <text:p>//Unspecified reason or other reason</text:p>
          </table:table-cell>
        </table:table-row>
        <table:table-row table:style-name="ro1">
          <table:table-cell table:formula="of:=COM.MICROSOFT.CONCAT(&quot;#define &quot;; UPPER([$Ev.B2]); &quot;_&quot;; UPPER([$Ev.C2]))" office:value-type="string" office:string-value="#define EVREASONCODE_STSTATUSOP_NOT_READY" calcext:value-type="string">
            <text:p>#define EVREASONCODE_STSTATUSOP_NOT_READY</text:p>
          </table:table-cell>
          <table:table-cell table:formula="of:=COM.MICROSOFT.CONCAT(&quot;0x&quot;;TEXT([$Ev.A2];&quot;00&quot;))" office:value-type="string" office:string-value="0x01" calcext:value-type="string">
            <text:p>0x01</text:p>
          </table:table-cell>
          <table:table-cell table:formula="of:=COM.MICROSOFT.CONCAT(&quot;//&quot;;[$Ev.D2])" office:value-type="string" office:string-value="//Charging station is signaling StStatusOp = not_ready. For further information see which StReasonCode signals are set." calcext:value-type="string">
            <text:p>//Charging station is signaling StStatusOp = not_ready. For further information see which StReasonCode signals are set.</text:p>
          </table:table-cell>
        </table:table-row>
        <table:table-row table:style-name="ro1">
          <table:table-cell table:formula="of:=COM.MICROSOFT.CONCAT(&quot;#define &quot;; UPPER([$Ev.B3]); &quot;_&quot;; UPPER([$Ev.C3]))" office:value-type="string" office:string-value="#define EVREASONCODE_EV_ENERGY_MANAGEMENT_FAULT" calcext:value-type="string">
            <text:p>#define EVREASONCODE_EV_ENERGY_MANAGEMENT_FAULT</text:p>
          </table:table-cell>
          <table:table-cell table:formula="of:=COM.MICROSOFT.CONCAT(&quot;0x&quot;;TEXT([$Ev.A3];&quot;00&quot;))" office:value-type="string" office:string-value="0x02" calcext:value-type="string">
            <text:p>0x02</text:p>
          </table:table-cell>
          <table:table-cell table:formula="of:=COM.MICROSOFT.CONCAT(&quot;//&quot;;[$Ev.D3])" office:value-type="string" office:string-value="//Energy management reason at EV, e.g. battery is full or charging is scheduled to start at a later point in time. Simultaneously, EvRequestedCurrent will be set to 0." calcext:value-type="string">
            <text:p>//Energy management reason at EV, e.g. battery is full or charging is scheduled to start at a later point in time. Simultaneously, EvRequestedCurrent will be set to 0.</text:p>
          </table:table-cell>
        </table:table-row>
        <table:table-row table:style-name="ro1">
          <table:table-cell table:formula="of:=COM.MICROSOFT.CONCAT(&quot;#define &quot;; UPPER([$Ev.B4]); &quot;_&quot;; UPPER([$Ev.C4]))" office:value-type="string" office:string-value="#define EVREASONCODE_USER_STOP" calcext:value-type="string">
            <text:p>#define EVREASONCODE_USER_STOP</text:p>
          </table:table-cell>
          <table:table-cell table:formula="of:=COM.MICROSOFT.CONCAT(&quot;0x&quot;;TEXT([$Ev.A4];&quot;00&quot;))" office:value-type="string" office:string-value="0x03" calcext:value-type="string">
            <text:p>0x03</text:p>
          </table:table-cell>
          <table:table-cell table:formula="of:=COM.MICROSOFT.CONCAT(&quot;//&quot;;[$Ev.D4])" office:value-type="string" office:string-value="//Charging stopped by user, e.g. S3 button or unlock button pressed." calcext:value-type="string">
            <text:p>//Charging stopped by user, e.g. S3 button or unlock button pressed.</text:p>
          </table:table-cell>
        </table:table-row>
        <table:table-row table:style-name="ro1">
          <table:table-cell table:formula="of:=COM.MICROSOFT.CONCAT(&quot;#define &quot;; UPPER([$Ev.B5]); &quot;_&quot;; UPPER([$Ev.C5]))" office:value-type="string" office:string-value="#define EVREASONCODE_MAXIMUM_CURRENT_TOO_LOW" calcext:value-type="string">
            <text:p>#define EVREASONCODE_MAXIMUM_CURRENT_TOO_LOW</text:p>
          </table:table-cell>
          <table:table-cell table:formula="of:=COM.MICROSOFT.CONCAT(&quot;0x&quot;;TEXT([$Ev.A5];&quot;00&quot;))" office:value-type="string" office:string-value="0x04" calcext:value-type="string">
            <text:p>0x04</text:p>
          </table:table-cell>
          <table:table-cell table:formula="of:=COM.MICROSOFT.CONCAT(&quot;//&quot;;[$Ev.D5])" office:value-type="string" office:string-value="//Maximum allowable current too low." calcext:value-type="string">
            <text:p>//Maximum allowable current too low.</text:p>
          </table:table-cell>
        </table:table-row>
        <table:table-row table:style-name="ro1">
          <table:table-cell table:formula="of:=COM.MICROSOFT.CONCAT(&quot;#define &quot;; UPPER([$Ev.B6]); &quot;_&quot;; UPPER([$Ev.C6]))" office:value-type="string" office:string-value="#define EVINFOENTRY_VERSION_FAILS" calcext:value-type="string">
            <text:p>#define EVINFOENTRY_VERSION_FAILS</text:p>
          </table:table-cell>
          <table:table-cell table:formula="of:=COM.MICROSOFT.CONCAT(&quot;0x&quot;;TEXT([$Ev.A6];&quot;00&quot;))" office:value-type="string" office:string-value="0x11" calcext:value-type="string">
            <text:p>0x11</text:p>
          </table:table-cell>
          <table:table-cell table:formula="of:=COM.MICROSOFT.CONCAT(&quot;//&quot;;[$Ev.D6])" office:value-type="string" office:string-value="//EV determines that Version selection fails 10.3.1" calcext:value-type="string">
            <text:p>//EV determines that Version selection fails 10.3.1</text:p>
          </table:table-cell>
        </table:table-row>
        <table:table-row table:style-name="ro1">
          <table:table-cell table:formula="of:=COM.MICROSOFT.CONCAT(&quot;#define &quot;; UPPER([$Ev.B7]); &quot;_&quot;; UPPER([$Ev.C7]))" office:value-type="string" office:string-value="#define EVINFOENTRY_INITIALIZATION_FAILS" calcext:value-type="string">
            <text:p>#define EVINFOENTRY_INITIALIZATION_FAILS</text:p>
          </table:table-cell>
          <table:table-cell table:formula="of:=COM.MICROSOFT.CONCAT(&quot;0x&quot;;TEXT([$Ev.A7];&quot;00&quot;))" office:value-type="string" office:string-value="0x12" calcext:value-type="string">
            <text:p>0x12</text:p>
          </table:table-cell>
          <table:table-cell table:formula="of:=COM.MICROSOFT.CONCAT(&quot;//&quot;;[$Ev.D7])" office:value-type="string" office:string-value="//EV determines that initialization fails 10.4.1" calcext:value-type="string">
            <text:p>//EV determines that initialization fails 10.4.1</text:p>
          </table:table-cell>
        </table:table-row>
        <table:table-row table:style-name="ro1">
          <table:table-cell table:formula="of:=COM.MICROSOFT.CONCAT(&quot;#define &quot;; UPPER([$Ev.B8]); &quot;_&quot;; UPPER([$Ev.C8]))" office:value-type="string" office:string-value="#define EVINFOENTRY_VERSION_RESTART" calcext:value-type="string">
            <text:p>#define EVINFOENTRY_VERSION_RESTART</text:p>
          </table:table-cell>
          <table:table-cell table:formula="of:=COM.MICROSOFT.CONCAT(&quot;0x&quot;;TEXT([$Ev.A8];&quot;00&quot;))" office:value-type="string" office:string-value="0x13" calcext:value-type="string">
            <text:p>0x13</text:p>
          </table:table-cell>
          <table:table-cell table:formula="of:=COM.MICROSOFT.CONCAT(&quot;//&quot;;[$Ev.D8])" office:value-type="string" office:string-value="//EV determines to restart the Control Sequence to reselect version 10.2.1" calcext:value-type="string">
            <text:p>//EV determines to restart the Control Sequence to reselect version 10.2.1</text:p>
          </table:table-cell>
        </table:table-row>
        <table:table-row table:style-name="ro1">
          <table:table-cell table:formula="of:=COM.MICROSOFT.CONCAT(&quot;#define &quot;; UPPER([$Ev.B9]); &quot;_&quot;; UPPER([$Ev.C9]))" office:value-type="string" office:string-value="#define EVINFOENTRY_BIT_RATE_RESTART" calcext:value-type="string">
            <text:p>#define EVINFOENTRY_BIT_RATE_RESTART</text:p>
          </table:table-cell>
          <table:table-cell table:formula="of:=COM.MICROSOFT.CONCAT(&quot;0x&quot;;TEXT([$Ev.A9];&quot;00&quot;))" office:value-type="string" office:string-value="0x14" calcext:value-type="string">
            <text:p>0x14</text:p>
          </table:table-cell>
          <table:table-cell table:formula="of:=COM.MICROSOFT.CONCAT(&quot;//&quot;;[$Ev.D9])" office:value-type="string" office:string-value="//EV determines to restart the Control Sequence to request a change of bit rate 10.2.1" calcext:value-type="string">
            <text:p>//EV determines to restart the Control Sequence to request a change of bit rate 10.2.1</text:p>
          </table:table-cell>
        </table:table-row>
        <table:table-row table:style-name="ro1">
          <table:table-cell table:formula="of:=COM.MICROSOFT.CONCAT(&quot;#define &quot;; UPPER([$Ev.B10]); &quot;_&quot;; UPPER([$Ev.C10]))" office:value-type="string" office:string-value="#define EVINFOENTRY_MCU_RESET_RESTART" calcext:value-type="string">
            <text:p>#define EVINFOENTRY_MCU_RESET_RESTART</text:p>
          </table:table-cell>
          <table:table-cell table:formula="of:=COM.MICROSOFT.CONCAT(&quot;0x&quot;;TEXT([$Ev.A10];&quot;00&quot;))" office:value-type="string" office:string-value="0x15" calcext:value-type="string">
            <text:p>0x15</text:p>
          </table:table-cell>
          <table:table-cell table:formula="of:=COM.MICROSOFT.CONCAT(&quot;//&quot;;[$Ev.D10])" office:value-type="string" office:string-value="//EV needs to restart the Control Sequence after an MCU reset 10.6.2" calcext:value-type="string">
            <text:p>//EV needs to restart the Control Sequence after an MCU reset 10.6.2</text:p>
          </table:table-cell>
        </table:table-row>
        <table:table-row table:style-name="ro1">
          <table:table-cell table:formula="of:=COM.MICROSOFT.CONCAT(&quot;#define &quot;; UPPER([$Ev.B11]); &quot;_&quot;; UPPER([$Ev.C11]))" office:value-type="string" office:string-value="#define EVINFOENTRY_PILOT_FAULT_RESTART" calcext:value-type="string">
            <text:p>#define EVINFOENTRY_PILOT_FAULT_RESTART</text:p>
          </table:table-cell>
          <table:table-cell table:formula="of:=COM.MICROSOFT.CONCAT(&quot;0x&quot;;TEXT([$Ev.A11];&quot;00&quot;))" office:value-type="string" office:string-value="0x16" calcext:value-type="string">
            <text:p>0x16</text:p>
          </table:table-cell>
          <table:table-cell table:formula="of:=COM.MICROSOFT.CONCAT(&quot;//&quot;;[$Ev.D11])" office:value-type="string" office:string-value="//EV needs to restart the Control Sequence after detecting CP Level 0 while the proximity circuit is connected (e.g., SE 10.5 control power outage)" calcext:value-type="string">
            <text:p>//EV needs to restart the Control Sequence after detecting CP Level 0 while the proximity circuit is connected (e.g., SE 10.5 control power outage)</text:p>
          </table:table-cell>
        </table:table-row>
        <table:table-row table:style-name="ro1">
          <table:table-cell table:formula="of:=COM.MICROSOFT.CONCAT(&quot;#define &quot;; UPPER([$Ev.B12]); &quot;_&quot;; UPPER([$Ev.C12]))" office:value-type="string" office:string-value="#define EVINFOENTRY_NO_LIN" calcext:value-type="string">
            <text:p>#define EVINFOENTRY_NO_LIN</text:p>
          </table:table-cell>
          <table:table-cell table:formula="of:=COM.MICROSOFT.CONCAT(&quot;0x&quot;;TEXT([$Ev.A12];&quot;00&quot;))" office:value-type="string" office:string-value="0x17" calcext:value-type="string">
            <text:p>0x17</text:p>
          </table:table-cell>
          <table:table-cell table:formula="of:=COM.MICROSOFT.CONCAT(&quot;//&quot;;[$Ev.D12])" office:value-type="string" office:string-value="//EV detects no LIN Headers for longer than T noLIN 10.7.1" calcext:value-type="string">
            <text:p>//EV detects no LIN Headers for longer than T noLIN 10.7.1</text:p>
          </table:table-cell>
        </table:table-row>
        <table:table-row table:style-name="ro1">
          <table:table-cell table:formula="of:=COM.MICROSOFT.CONCAT(&quot;#define &quot;; UPPER([$Ev.B13]); &quot;_&quot;; UPPER([$Ev.C13]))" office:value-type="string" office:string-value="#define EVINFOENTRY_INT_FAULT_RESTART" calcext:value-type="string">
            <text:p>#define EVINFOENTRY_INT_FAULT_RESTART</text:p>
          </table:table-cell>
          <table:table-cell table:formula="of:=COM.MICROSOFT.CONCAT(&quot;0x&quot;;TEXT([$Ev.A13];&quot;00&quot;))" office:value-type="string" office:string-value="0x18" calcext:value-type="string">
            <text:p>0x18</text:p>
          </table:table-cell>
          <table:table-cell table:formula="of:=COM.MICROSOFT.CONCAT(&quot;//&quot;;[$Ev.D13])" office:value-type="string" office:string-value="//EV determines to restart the Control Sequence after detecting a recoverable internal fault 10.7.2" calcext:value-type="string">
            <text:p>//EV determines to restart the Control Sequence after detecting a recoverable internal fault 10.7.2</text:p>
          </table:table-cell>
        </table:table-row>
        <table:table-row table:style-name="ro1">
          <table:table-cell table:formula="of:=COM.MICROSOFT.CONCAT(&quot;#define &quot;; UPPER([$Ev.B14]); &quot;_&quot;; UPPER([$Ev.C14]))" office:value-type="string" office:string-value="#define EVINFOENTRY_INT_FAULT_TERMINATION" calcext:value-type="string">
            <text:p>#define EVINFOENTRY_INT_FAULT_TERMINATION</text:p>
          </table:table-cell>
          <table:table-cell table:formula="of:=COM.MICROSOFT.CONCAT(&quot;0x&quot;;TEXT([$Ev.A14];&quot;00&quot;))" office:value-type="string" office:string-value="0x19" calcext:value-type="string">
            <text:p>0x19</text:p>
          </table:table-cell>
          <table:table-cell table:formula="of:=COM.MICROSOFT.CONCAT(&quot;//&quot;;[$Ev.D14])" office:value-type="string" office:string-value="//EV will terminate charging, an unrecoverable internal fault was detected 10.8.1" calcext:value-type="string">
            <text:p>//EV will terminate charging, an unrecoverable internal fault was detected 10.8.1</text:p>
          </table:table-cell>
        </table:table-row>
        <table:table-row table:style-name="ro1">
          <table:table-cell table:formula="of:=COM.MICROSOFT.CONCAT(&quot;#define &quot;; UPPER([$Ev.B15]); &quot;_&quot;; UPPER([$Ev.C15]))" office:value-type="string" office:string-value="#define EVINFOENTRY_AVAILABLE_CURRENT_TOO_LOW" calcext:value-type="string">
            <text:p>#define EVINFOENTRY_AVAILABLE_CURRENT_TOO_LOW</text:p>
          </table:table-cell>
          <table:table-cell table:formula="of:=COM.MICROSOFT.CONCAT(&quot;0x&quot;;TEXT([$Ev.A15];&quot;00&quot;))" office:value-type="string" office:string-value="0x1A" calcext:value-type="string">
            <text:p>0x1A</text:p>
          </table:table-cell>
          <table:table-cell table:formula="of:=COM.MICROSOFT.CONCAT(&quot;//&quot;;[$Ev.D15])" office:value-type="string" office:string-value="//Maximum available current is too low 10.4.1" calcext:value-type="string">
            <text:p>//Maximum available current is too low 10.4.1</text:p>
          </table:table-cell>
        </table:table-row>
        <table:table-row table:style-name="ro1">
          <table:table-cell table:formula="of:=COM.MICROSOFT.CONCAT(&quot;#define &quot;; UPPER([$Ev.B16]); &quot;_&quot;; UPPER([$Ev.C16]))" office:value-type="string" office:string-value="#define EVINFOENTRY_AVAILABLE_VOLTAGE_TOO_HIGH" calcext:value-type="string">
            <text:p>#define EVINFOENTRY_AVAILABLE_VOLTAGE_TOO_HIGH</text:p>
          </table:table-cell>
          <table:table-cell table:formula="of:=COM.MICROSOFT.CONCAT(&quot;0x&quot;;TEXT([$Ev.A16];&quot;00&quot;))" office:value-type="string" office:string-value="0x1B" calcext:value-type="string">
            <text:p>0x1B</text:p>
          </table:table-cell>
          <table:table-cell table:formula="of:=COM.MICROSOFT.CONCAT(&quot;//&quot;;[$Ev.D16])" office:value-type="string" office:string-value="//Minimum available voltage is too high 10.4.1" calcext:value-type="string">
            <text:p>//Minimum available voltage is too high 10.4.1</text:p>
          </table:table-cell>
        </table:table-row>
        <table:table-row table:style-name="ro1">
          <table:table-cell table:formula="of:=COM.MICROSOFT.CONCAT(&quot;#define &quot;; UPPER([$Ev.B17]); &quot;_&quot;; UPPER([$Ev.C17]))" office:value-type="string" office:string-value="#define EVINFOENTRY_FREQUENCY_MISMATCH" calcext:value-type="string">
            <text:p>#define EVINFOENTRY_FREQUENCY_MISMATCH</text:p>
          </table:table-cell>
          <table:table-cell table:formula="of:=COM.MICROSOFT.CONCAT(&quot;0x&quot;;TEXT([$Ev.A17];&quot;00&quot;))" office:value-type="string" office:string-value="0x1C" calcext:value-type="string">
            <text:p>0x1C</text:p>
          </table:table-cell>
          <table:table-cell table:formula="of:=COM.MICROSOFT.CONCAT(&quot;//&quot;;[$Ev.D17])" office:value-type="string" office:string-value="//Frequency does not match 10.4.1" calcext:value-type="string">
            <text:p>//Frequency does not match 10.4.1</text:p>
          </table:table-cell>
        </table:table-row>
        <table:table-row table:style-name="ro1">
          <table:table-cell table:formula="of:=COM.MICROSOFT.CONCAT(&quot;#define &quot;; UPPER([$Ev.B18]); &quot;_&quot;; UPPER([$Ev.C18]))" office:value-type="string" office:string-value="#define EVINFOENTRY_EMS_CHARGING_DELAYED" calcext:value-type="string">
            <text:p>#define EVINFOENTRY_EMS_CHARGING_DELAYED</text:p>
          </table:table-cell>
          <table:table-cell table:formula="of:=COM.MICROSOFT.CONCAT(&quot;0x&quot;;TEXT([$Ev.A18];&quot;00&quot;))" office:value-type="string" office:string-value="0x1D" calcext:value-type="string">
            <text:p>0x1D</text:p>
          </table:table-cell>
          <table:table-cell table:formula="of:=COM.MICROSOFT.CONCAT(&quot;//&quot;;[$Ev.D18])" office:value-type="string" office:string-value="//Charging delayed due to energy management system 9.7.2.1" calcext:value-type="string">
            <text:p>//Charging delayed due to energy management system 9.7.2.1</text:p>
          </table:table-cell>
        </table:table-row>
        <table:table-row table:style-name="ro1">
          <table:table-cell table:formula="of:=COM.MICROSOFT.CONCAT(&quot;#define &quot;; UPPER([$Ev.B19]); &quot;_&quot;; UPPER([$Ev.C19]))" office:value-type="string" office:string-value="#define EVINFOENTRY_ISOLATION_FAULT" calcext:value-type="string">
            <text:p>#define EVINFOENTRY_ISOLATION_FAULT</text:p>
          </table:table-cell>
          <table:table-cell table:formula="of:=COM.MICROSOFT.CONCAT(&quot;0x&quot;;TEXT([$Ev.A19];&quot;00&quot;))" office:value-type="string" office:string-value="0x1E" calcext:value-type="string">
            <text:p>0x1E</text:p>
          </table:table-cell>
          <table:table-cell table:formula="of:=COM.MICROSOFT.CONCAT(&quot;//&quot;;[$Ev.D19])" office:value-type="string" office:string-value="//EV isolation fault" calcext:value-type="string">
            <text:p>//EV isolation fault</text:p>
          </table:table-cell>
        </table:table-row>
        <table:table-row table:style-name="ro1">
          <table:table-cell table:formula="of:=COM.MICROSOFT.CONCAT(&quot;#define &quot;; UPPER([$Ev.B20]); &quot;_&quot;; UPPER([$Ev.C20]))" office:value-type="string" office:string-value="#define EVINFOENTRY_CHARGING_DELAYED" calcext:value-type="string">
            <text:p>#define EVINFOENTRY_CHARGING_DELAYED</text:p>
          </table:table-cell>
          <table:table-cell table:formula="of:=COM.MICROSOFT.CONCAT(&quot;0x&quot;;TEXT([$Ev.A20];&quot;00&quot;))" office:value-type="string" office:string-value="0x1F" calcext:value-type="string">
            <text:p>0x1F</text:p>
          </table:table-cell>
          <table:table-cell table:formula="of:=COM.MICROSOFT.CONCAT(&quot;//&quot;;[$Ev.D20])" office:value-type="string" office:string-value="//EV is not immediately ready to receive AC voltage 9.7.2.1" calcext:value-type="string">
            <text:p>//EV is not immediately ready to receive AC voltage 9.7.2.1</text:p>
          </table:table-cell>
        </table:table-row>
        <table:table-row table:style-name="ro1">
          <table:table-cell table:formula="of:=COM.MICROSOFT.CONCAT(&quot;#define &quot;; UPPER([$Ev.B21]); &quot;_&quot;; UPPER([$Ev.C21]))" office:value-type="string" office:string-value="#define EVINFOENTRY_INTERRUPT_CLEAN" calcext:value-type="string">
            <text:p>#define EVINFOENTRY_INTERRUPT_CLEAN</text:p>
          </table:table-cell>
          <table:table-cell table:formula="of:=COM.MICROSOFT.CONCAT(&quot;0x&quot;;TEXT([$Ev.A21];&quot;00&quot;))" office:value-type="string" office:string-value="0x20" calcext:value-type="string">
            <text:p>0x20</text:p>
          </table:table-cell>
          <table:table-cell table:formula="of:=COM.MICROSOFT.CONCAT(&quot;//&quot;;[$Ev.D21])" office:value-type="string" office:string-value="//EV requests the AC supply voltage to be interrupted by reducing the load current to &lt; 1A, writing EvStatusOp = Deny_V and opening S2 9.7.4" calcext:value-type="string">
            <text:p>//EV requests the AC supply voltage to be interrupted by reducing the load current to &lt; 1A, writing EvStatusOp = Deny_V and opening S2 9.7.4</text:p>
          </table:table-cell>
        </table:table-row>
        <table:table-row table:style-name="ro1">
          <table:table-cell table:formula="of:=COM.MICROSOFT.CONCAT(&quot;#define &quot;; UPPER([$Ev.B22]); &quot;_&quot;; UPPER([$Ev.C22]))" office:value-type="string" office:string-value="#define EVINFOENTRY_INTERRUPT_DIRTY" calcext:value-type="string">
            <text:p>#define EVINFOENTRY_INTERRUPT_DIRTY</text:p>
          </table:table-cell>
          <table:table-cell table:formula="of:=COM.MICROSOFT.CONCAT(&quot;0x&quot;;TEXT([$Ev.A22];&quot;00&quot;))" office:value-type="string" office:string-value="0x21" calcext:value-type="string">
            <text:p>0x21</text:p>
          </table:table-cell>
          <table:table-cell table:formula="of:=COM.MICROSOFT.CONCAT(&quot;//&quot;;[$Ev.D22])" office:value-type="string" office:string-value="//EV requests the AC supply voltage to be interrupted by immediately opening S2 9.7.4" calcext:value-type="string">
            <text:p>//EV requests the AC supply voltage to be interrupted by immediately opening S2 9.7.4</text:p>
          </table:table-cell>
        </table:table-row>
        <table:table-row table:style-name="ro1">
          <table:table-cell table:formula="of:=COM.MICROSOFT.CONCAT(&quot;#define &quot;; UPPER([$Ev.B23]); &quot;_&quot;; UPPER([$Ev.C23]))" office:value-type="string" office:string-value="#define EVINFOENTRY_AVAILABLE_VOLTAGE_TOO_LOW" calcext:value-type="string">
            <text:p>#define EVINFOENTRY_AVAILABLE_VOLTAGE_TOO_LOW</text:p>
          </table:table-cell>
          <table:table-cell table:formula="of:=COM.MICROSOFT.CONCAT(&quot;0x&quot;;TEXT([$Ev.A23];&quot;00&quot;))" office:value-type="string" office:string-value="0x22" calcext:value-type="string">
            <text:p>0x22</text:p>
          </table:table-cell>
          <table:table-cell table:formula="of:=COM.MICROSOFT.CONCAT(&quot;//&quot;;[$Ev.D23])" office:value-type="string" office:string-value="//Maximum available voltage is too low" calcext:value-type="string">
            <text:p>//Maximum available voltage is too low</text:p>
          </table:table-cell>
        </table:table-row>
        <table:table-row table:style-name="ro1">
          <table:table-cell table:formula="of:=COM.MICROSOFT.CONCAT(&quot;#define &quot;; UPPER([$Ev.B24]); &quot;_&quot;; UPPER([$Ev.C24]))" office:value-type="string" office:string-value="#define EVINFOENTRY_LATCH_OR_LOCK_FAILURE" calcext:value-type="string">
            <text:p>#define EVINFOENTRY_LATCH_OR_LOCK_FAILURE</text:p>
          </table:table-cell>
          <table:table-cell table:formula="of:=COM.MICROSOFT.CONCAT(&quot;0x&quot;;TEXT([$Ev.A24];&quot;00&quot;))" office:value-type="string" office:string-value="0x23" calcext:value-type="string">
            <text:p>0x23</text:p>
          </table:table-cell>
          <table:table-cell table:formula="of:=COM.MICROSOFT.CONCAT(&quot;//&quot;;[$Ev.D24])" office:value-type="string" office:string-value="//Unable to lock or latch the charging inlet, charging delayed until lock/latch succeeds" calcext:value-type="string">
            <text:p>//Unable to lock or latch the charging inlet, charging delayed until lock/latch succeeds</text:p>
          </table:table-cell>
        </table:table-row>
        <table:table-row table:style-name="ro1">
          <table:table-cell table:formula="of:=COM.MICROSOFT.CONCAT(&quot;#define &quot;; UPPER([$Ev.B25]); &quot;_&quot;; UPPER([$Ev.C25]))" office:value-type="string" office:string-value="#define EVINFOENTRY_PAGING_ERROR" calcext:value-type="string">
            <text:p>#define EVINFOENTRY_PAGING_ERROR</text:p>
          </table:table-cell>
          <table:table-cell table:formula="of:=COM.MICROSOFT.CONCAT(&quot;0x&quot;;TEXT([$Ev.A25];&quot;00&quot;))" office:value-type="string" office:string-value="0x24" calcext:value-type="string">
            <text:p>0x24</text:p>
          </table:table-cell>
          <table:table-cell table:formula="of:=COM.MICROSOFT.CONCAT(&quot;//&quot;;[$Ev.D25])" office:value-type="string" office:string-value="//Paging error" calcext:value-type="string">
            <text:p>//Paging error</text:p>
          </table:table-cell>
        </table:table-row>
        <table:table-row table:style-name="ro1">
          <table:table-cell table:formula="of:=COM.MICROSOFT.CONCAT(&quot;#define &quot;; UPPER([$Ev.B26]); &quot;_&quot;; UPPER([$Ev.C26]))" office:value-type="string" office:string-value="#define EVINFOENTRY_EVMINCURRENTX_REQUIRED" calcext:value-type="string">
            <text:p>#define EVINFOENTRY_EVMINCURRENTX_REQUIRED</text:p>
          </table:table-cell>
          <table:table-cell table:formula="of:=COM.MICROSOFT.CONCAT(&quot;0x&quot;;TEXT([$Ev.A26];&quot;00&quot;))" office:value-type="string" office:string-value="0x25" calcext:value-type="string">
            <text:p>0x25</text:p>
          </table:table-cell>
          <table:table-cell table:formula="of:=COM.MICROSOFT.CONCAT(&quot;//&quot;;[$Ev.D26])" office:value-type="string" office:string-value="//EV requires at least EvMinCurrentX to supply a fixed load at the present time" calcext:value-type="string">
            <text:p>//EV requires at least EvMinCurrentX to supply a fixed load at the present time</text:p>
          </table:table-cell>
        </table:table-row>
        <table:table-row table:style-name="ro1">
          <table:table-cell table:formula="of:=COM.MICROSOFT.CONCAT(&quot;#define &quot;; UPPER([$Ev.B27]); &quot;_&quot;; UPPER([$Ev.C27]))" office:value-type="string" office:string-value="#define EVINFOENTRY_CHARGING_COMPLETE" calcext:value-type="string">
            <text:p>#define EVINFOENTRY_CHARGING_COMPLETE</text:p>
          </table:table-cell>
          <table:table-cell table:formula="of:=COM.MICROSOFT.CONCAT(&quot;0x&quot;;TEXT([$Ev.A27];&quot;00&quot;))" office:value-type="string" office:string-value="0x26" calcext:value-type="string">
            <text:p>0x26</text:p>
          </table:table-cell>
          <table:table-cell table:formula="of:=COM.MICROSOFT.CONCAT(&quot;//&quot;;[$Ev.D27])" office:value-type="string" office:string-value="//EV requires no additional energy during this connection session (e.g. HVESS full)" calcext:value-type="string">
            <text:p>//EV requires no additional energy during this connection session (e.g. HVESS full)</text:p>
          </table:table-cell>
        </table:table-row>
        <table:table-row table:style-name="ro1">
          <table:table-cell table:formula="of:=COM.MICROSOFT.CONCAT(&quot;#define &quot;; UPPER([$Ev.B28]); &quot;_&quot;; UPPER([$Ev.C28]))" office:value-type="string" office:string-value="#define EVINFOENTRY_CHARGING_TEMPORARILY_PREVENTED" calcext:value-type="string">
            <text:p>#define EVINFOENTRY_CHARGING_TEMPORARILY_PREVENTED</text:p>
          </table:table-cell>
          <table:table-cell table:formula="of:=COM.MICROSOFT.CONCAT(&quot;0x&quot;;TEXT([$Ev.A28];&quot;00&quot;))" office:value-type="string" office:string-value="0x27" calcext:value-type="string">
            <text:p>0x27</text:p>
          </table:table-cell>
          <table:table-cell table:formula="of:=COM.MICROSOFT.CONCAT(&quot;//&quot;;[$Ev.D28])" office:value-type="string" office:string-value="//Temporary conditions preventing charging exist (e.g HVESS under temperature)" calcext:value-type="string">
            <text:p>//Temporary conditions preventing charging exist (e.g HVESS under temperature)</text:p>
          </table:table-cell>
        </table:table-row>
        <table:table-row table:style-name="ro1">
          <table:table-cell table:formula="of:=COM.MICROSOFT.CONCAT(&quot;#define &quot;; UPPER([$Ev.B29]); &quot;_&quot;; UPPER([$Ev.C29]))" office:value-type="string" office:string-value="#define EVINFOENTRY_CHARGING_FATALLY_PREVENTED" calcext:value-type="string">
            <text:p>#define EVINFOENTRY_CHARGING_FATALLY_PREVENTED</text:p>
          </table:table-cell>
          <table:table-cell table:formula="of:=COM.MICROSOFT.CONCAT(&quot;0x&quot;;TEXT([$Ev.A29];&quot;00&quot;))" office:value-type="string" office:string-value="0x28" calcext:value-type="string">
            <text:p>0x28</text:p>
          </table:table-cell>
          <table:table-cell table:formula="of:=COM.MICROSOFT.CONCAT(&quot;//&quot;;[$Ev.D29])" office:value-type="string" office:string-value="//Fatal error prevents charging – EV may require service" calcext:value-type="string">
            <text:p>//Fatal error prevents charging – EV may require service</text:p>
          </table:table-cell>
        </table:table-row>
        <table:table-row table:style-name="ro1">
          <table:table-cell table:formula="of:=COM.MICROSOFT.CONCAT(&quot;#define &quot;; UPPER([$Ev.B30]); &quot;_&quot;; UPPER([$Ev.C30]))" office:value-type="string" office:string-value="#define EVINFOENTRY_CONNECTION_INCOMPATIBLE" calcext:value-type="string">
            <text:p>#define EVINFOENTRY_CONNECTION_INCOMPATIBLE</text:p>
          </table:table-cell>
          <table:table-cell table:formula="of:=COM.MICROSOFT.CONCAT(&quot;0x&quot;;TEXT([$Ev.A30];&quot;00&quot;))" office:value-type="string" office:string-value="0x29" calcext:value-type="string">
            <text:p>0x29</text:p>
          </table:table-cell>
          <table:table-cell table:formula="of:=COM.MICROSOFT.CONCAT(&quot;//&quot;;[$Ev.D30])" office:value-type="string" office:string-value="//EV determines connection with SE is incompatible" calcext:value-type="string">
            <text:p>//EV determines connection with SE is incompatible</text:p>
          </table:table-cell>
        </table:table-row>
        <table:table-row table:style-name="ro1">
          <table:table-cell table:formula="of:=COM.MICROSOFT.CONCAT(&quot;#define &quot;; UPPER([$Ev.B31]); &quot;_&quot;; UPPER([$Ev.C31]))" office:value-type="string" office:string-value="#define EVINFOENTRY_CHARGING_DELAYED_FOR_ID" calcext:value-type="string">
            <text:p>#define EVINFOENTRY_CHARGING_DELAYED_FOR_ID</text:p>
          </table:table-cell>
          <table:table-cell table:formula="of:=COM.MICROSOFT.CONCAT(&quot;0x&quot;;TEXT([$Ev.A31];&quot;00&quot;))" office:value-type="string" office:string-value="0x2A" calcext:value-type="string">
            <text:p>0x2A</text:p>
          </table:table-cell>
          <table:table-cell table:formula="of:=COM.MICROSOFT.CONCAT(&quot;//&quot;;[$Ev.D31])" office:value-type="string" office:string-value="//Charging delayed for identification or affiliation " calcext:value-type="string">
            <text:p>//Charging delayed for identification or affiliation </text:p>
          </table:table-cell>
        </table:table-row>
        <table:table-row table:style-name="ro1">
          <table:table-cell table:formula="of:=COM.MICROSOFT.CONCAT(&quot;#define &quot;; UPPER([$Ev.B32]); &quot;_&quot;; UPPER([$Ev.C32]))" office:value-type="string" office:string-value="#define EVINFOENTRY_CHARGING_DISALLOWED_FOR_ID" calcext:value-type="string">
            <text:p>#define EVINFOENTRY_CHARGING_DISALLOWED_FOR_ID</text:p>
          </table:table-cell>
          <table:table-cell table:formula="of:=COM.MICROSOFT.CONCAT(&quot;0x&quot;;TEXT([$Ev.A32];&quot;00&quot;))" office:value-type="string" office:string-value="0x2B" calcext:value-type="string">
            <text:p>0x2B</text:p>
          </table:table-cell>
          <table:table-cell table:formula="of:=COM.MICROSOFT.CONCAT(&quot;//&quot;;[$Ev.D32])" office:value-type="string" office:string-value="//Charging disallowed due to missing or invalid identity" calcext:value-type="string">
            <text:p>//Charging disallowed due to missing or invalid identity</text:p>
          </table:table-cell>
        </table:table-row>
        <table:table-row table:style-name="ro1">
          <table:table-cell table:formula="of:=COM.MICROSOFT.CONCAT(&quot;#define &quot;; UPPER([$Ev.B33]); &quot;_&quot;; UPPER([$Ev.C33]))" office:value-type="string" office:string-value="#define EVINFOENTRY_PROXIMITY_POWER_REQUESTED" calcext:value-type="string">
            <text:p>#define EVINFOENTRY_PROXIMITY_POWER_REQUESTED</text:p>
          </table:table-cell>
          <table:table-cell table:formula="of:=COM.MICROSOFT.CONCAT(&quot;0x&quot;;TEXT([$Ev.A33];&quot;00&quot;))" office:value-type="string" office:string-value="0x2C" calcext:value-type="string">
            <text:p>0x2C</text:p>
          </table:table-cell>
          <table:table-cell table:formula="of:=COM.MICROSOFT.CONCAT(&quot;//&quot;;[$Ev.D33])" office:value-type="string" office:string-value="//SE requests the EV provide power on Prox" calcext:value-type="string">
            <text:p>//SE requests the EV provide power on Prox</text:p>
          </table:table-cell>
        </table:table-row>
        <table:table-row table:style-name="ro1">
          <table:table-cell table:formula="of:=COM.MICROSOFT.CONCAT(&quot;#define &quot;; UPPER([$Ev.B34]); &quot;_&quot;; UPPER([$Ev.C34]))" office:value-type="string" office:string-value="#define EVINFOENTRY_EMPTY" calcext:value-type="string">
            <text:p>#define EVINFOENTRY_EMPTY</text:p>
          </table:table-cell>
          <table:table-cell table:formula="of:=COM.MICROSOFT.CONCAT(&quot;0x&quot;;TEXT([$Ev.A34];&quot;00&quot;))" office:value-type="string" office:string-value="0xFF" calcext:value-type="string">
            <text:p>0xFF</text:p>
          </table:table-cell>
          <table:table-cell table:formula="of:=COM.MICROSOFT.CONCAT(&quot;//&quot;;[$Ev.D34])" office:value-type="string" office:string-value="//Empty" calcext:value-type="string">
            <text:p>//Empty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#define MAX_EVINFOENTRIES</text:p>
          </table:table-cell>
          <table:table-cell table:style-name="ce3" table:formula="of:=(CEILING((COUNTIF([.B4:.B37];&quot;*&quot;)/6)))*6" office:value-type="float" office:value="36" calcext:value-type="float">
            <text:p>36</text:p>
          </table:table-cell>
          <table:table-cell office:value-type="string" calcext:value-type="string">
            <text:p>//Maximum space required to store all EvInfo codes rounded up to the page size (6)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table:formula="of:=COM.MICROSOFT.CONCAT(&quot;#define &quot;; UPPER([$Se.B1]); &quot;_&quot;; UPPER([$Se.C1]))" office:value-type="string" office:string-value="#define STREASONCODE_UNSPECIFIED" calcext:value-type="string">
            <text:p>#define STREASONCODE_UNSPECIFIED</text:p>
          </table:table-cell>
          <table:table-cell table:formula="of:=COM.MICROSOFT.CONCAT(&quot;0x&quot;;TEXT([$Se.A1];&quot;00&quot;))" office:value-type="string" office:string-value="0x00" calcext:value-type="string">
            <text:p>0x00</text:p>
          </table:table-cell>
          <table:table-cell table:formula="of:=COM.MICROSOFT.CONCAT(&quot;//&quot;;[$Se.D1])" office:value-type="string" office:string-value="//Unspecified reason or other reason" calcext:value-type="string">
            <text:p>//Unspecified reason or other reason</text:p>
          </table:table-cell>
        </table:table-row>
        <table:table-row table:style-name="ro1">
          <table:table-cell table:formula="of:=COM.MICROSOFT.CONCAT(&quot;#define &quot;; UPPER([$Se.B2]); &quot;_&quot;; UPPER([$Se.C2]))" office:value-type="string" office:string-value="#define STREASONCODE_SLEEP" calcext:value-type="string">
            <text:p>#define STREASONCODE_SLEEP</text:p>
          </table:table-cell>
          <table:table-cell table:formula="of:=COM.MICROSOFT.CONCAT(&quot;0x&quot;;TEXT([$Se.A2];&quot;00&quot;))" office:value-type="string" office:string-value="0x01" calcext:value-type="string">
            <text:p>0x01</text:p>
          </table:table-cell>
          <table:table-cell table:formula="of:=COM.MICROSOFT.CONCAT(&quot;//&quot;;[$Se.D2])" office:value-type="string" office:string-value="//EV is requesting to go to sleep (EvAwake = 0)." calcext:value-type="string">
            <text:p>//EV is requesting to go to sleep (EvAwake = 0).</text:p>
          </table:table-cell>
        </table:table-row>
        <table:table-row table:style-name="ro1">
          <table:table-cell table:formula="of:=COM.MICROSOFT.CONCAT(&quot;#define &quot;; UPPER([$Se.B3]); &quot;_&quot;; UPPER([$Se.C3]))" office:value-type="string" office:string-value="#define STREASONCODE_ENERGY_UNAVAILABLE" calcext:value-type="string">
            <text:p>#define STREASONCODE_ENERGY_UNAVAILABLE</text:p>
          </table:table-cell>
          <table:table-cell table:formula="of:=COM.MICROSOFT.CONCAT(&quot;0x&quot;;TEXT([$Se.A3];&quot;00&quot;))" office:value-type="string" office:string-value="0x02" calcext:value-type="string">
            <text:p>0x02</text:p>
          </table:table-cell>
          <table:table-cell table:formula="of:=COM.MICROSOFT.CONCAT(&quot;//&quot;;[$Se.D3])" office:value-type="string" office:string-value="//Energy management reason. Simultaneously, all StAllowableCurrent signals will be set to 0. Station will become available again automatically after some time." calcext:value-type="string">
            <text:p>//Energy management reason. Simultaneously, all StAllowableCurrent signals will be set to 0. Station will become available again automatically after some time.</text:p>
          </table:table-cell>
        </table:table-row>
        <table:table-row table:style-name="ro1">
          <table:table-cell table:formula="of:=COM.MICROSOFT.CONCAT(&quot;#define &quot;; UPPER([$Se.B4]); &quot;_&quot;; UPPER([$Se.C4]))" office:value-type="string" office:string-value="#define STREASONCODE_USER_STOP" calcext:value-type="string">
            <text:p>#define STREASONCODE_USER_STOP</text:p>
          </table:table-cell>
          <table:table-cell table:formula="of:=COM.MICROSOFT.CONCAT(&quot;0x&quot;;TEXT([$Se.A4];&quot;00&quot;))" office:value-type="string" office:string-value="0x03" calcext:value-type="string">
            <text:p>0x03</text:p>
          </table:table-cell>
          <table:table-cell table:formula="of:=COM.MICROSOFT.CONCAT(&quot;//&quot;;[$Se.D4])" office:value-type="string" office:string-value="//Charging stopped by user, e.g. stop button on charging station pressed." calcext:value-type="string">
            <text:p>//Charging stopped by user, e.g. stop button on charging station pressed.</text:p>
          </table:table-cell>
        </table:table-row>
        <table:table-row table:style-name="ro1">
          <table:table-cell table:formula="of:=COM.MICROSOFT.CONCAT(&quot;#define &quot;; UPPER([$Se.B5]); &quot;_&quot;; UPPER([$Se.C5]))" office:value-type="string" office:string-value="#define SEINFOENTRY_VERSION_FAILS" calcext:value-type="string">
            <text:p>#define SEINFOENTRY_VERSION_FAILS</text:p>
          </table:table-cell>
          <table:table-cell table:formula="of:=COM.MICROSOFT.CONCAT(&quot;0x&quot;;TEXT([$Se.A5];&quot;00&quot;))" office:value-type="string" office:string-value="0x11" calcext:value-type="string">
            <text:p>0x11</text:p>
          </table:table-cell>
          <table:table-cell table:formula="of:=COM.MICROSOFT.CONCAT(&quot;//&quot;;[$Se.D5])" office:value-type="string" office:string-value="//SE determines that Version selection fails 10.3.2" calcext:value-type="string">
            <text:p>//SE determines that Version selection fails 10.3.2</text:p>
          </table:table-cell>
        </table:table-row>
        <table:table-row table:style-name="ro1">
          <table:table-cell table:formula="of:=COM.MICROSOFT.CONCAT(&quot;#define &quot;; UPPER([$Se.B6]); &quot;_&quot;; UPPER([$Se.C6]))" office:value-type="string" office:string-value="#define SEINFOENTRY_INITIALIZATION_FAILS" calcext:value-type="string">
            <text:p>#define SEINFOENTRY_INITIALIZATION_FAILS</text:p>
          </table:table-cell>
          <table:table-cell table:formula="of:=COM.MICROSOFT.CONCAT(&quot;0x&quot;;TEXT([$Se.A6];&quot;00&quot;))" office:value-type="string" office:string-value="0x12" calcext:value-type="string">
            <text:p>0x12</text:p>
          </table:table-cell>
          <table:table-cell table:formula="of:=COM.MICROSOFT.CONCAT(&quot;//&quot;;[$Se.D6])" office:value-type="string" office:string-value="//SE determines that initialization fails 10.4.2" calcext:value-type="string">
            <text:p>//SE determines that initialization fails 10.4.2</text:p>
          </table:table-cell>
        </table:table-row>
        <table:table-row table:style-name="ro1">
          <table:table-cell table:formula="of:=COM.MICROSOFT.CONCAT(&quot;#define &quot;; UPPER([$Se.B7]); &quot;_&quot;; UPPER([$Se.C7]))" office:value-type="string" office:string-value="#define SEINFOENTRY_VERSION_RESTART" calcext:value-type="string">
            <text:p>#define SEINFOENTRY_VERSION_RESTART</text:p>
          </table:table-cell>
          <table:table-cell table:formula="of:=COM.MICROSOFT.CONCAT(&quot;0x&quot;;TEXT([$Se.A7];&quot;00&quot;))" office:value-type="string" office:string-value="0x13" calcext:value-type="string">
            <text:p>0x13</text:p>
          </table:table-cell>
          <table:table-cell table:formula="of:=COM.MICROSOFT.CONCAT(&quot;//&quot;;[$Se.D7])" office:value-type="string" office:string-value="//SE determines to restart the Control Sequence to reselect version 10.2.2" calcext:value-type="string">
            <text:p>//SE determines to restart the Control Sequence to reselect version 10.2.2</text:p>
          </table:table-cell>
        </table:table-row>
        <table:table-row table:style-name="ro1">
          <table:table-cell table:formula="of:=COM.MICROSOFT.CONCAT(&quot;#define &quot;; UPPER([$Se.B8]); &quot;_&quot;; UPPER([$Se.C8]))" office:value-type="string" office:string-value="#define SEINFOENTRY_BIT_RATE_RESTART" calcext:value-type="string">
            <text:p>#define SEINFOENTRY_BIT_RATE_RESTART</text:p>
          </table:table-cell>
          <table:table-cell table:formula="of:=COM.MICROSOFT.CONCAT(&quot;0x&quot;;TEXT([$Se.A8];&quot;00&quot;))" office:value-type="string" office:string-value="0x14" calcext:value-type="string">
            <text:p>0x14</text:p>
          </table:table-cell>
          <table:table-cell table:formula="of:=COM.MICROSOFT.CONCAT(&quot;//&quot;;[$Se.D8])" office:value-type="string" office:string-value="//SE determines to restart the Control Sequence to request a change of bit rate 10.2.2" calcext:value-type="string">
            <text:p>//SE determines to restart the Control Sequence to request a change of bit rate 10.2.2</text:p>
          </table:table-cell>
        </table:table-row>
        <table:table-row table:style-name="ro1">
          <table:table-cell table:formula="of:=COM.MICROSOFT.CONCAT(&quot;#define &quot;; UPPER([$Se.B9]); &quot;_&quot;; UPPER([$Se.C9]))" office:value-type="string" office:string-value="#define SEINFOENTRY_MCU_RESET_RESTART" calcext:value-type="string">
            <text:p>#define SEINFOENTRY_MCU_RESET_RESTART</text:p>
          </table:table-cell>
          <table:table-cell table:formula="of:=COM.MICROSOFT.CONCAT(&quot;0x&quot;;TEXT([$Se.A9];&quot;00&quot;))" office:value-type="string" office:string-value="0x15" calcext:value-type="string">
            <text:p>0x15</text:p>
          </table:table-cell>
          <table:table-cell table:formula="of:=COM.MICROSOFT.CONCAT(&quot;//&quot;;[$Se.D9])" office:value-type="string" office:string-value="//SE needs to restart the Control Sequence after an MCU reset 10.6.1" calcext:value-type="string">
            <text:p>//SE needs to restart the Control Sequence after an MCU reset 10.6.1</text:p>
          </table:table-cell>
        </table:table-row>
        <table:table-row table:style-name="ro1">
          <table:table-cell table:formula="of:=COM.MICROSOFT.CONCAT(&quot;#define &quot;; UPPER([$Se.B10]); &quot;_&quot;; UPPER([$Se.C10]))" office:value-type="string" office:string-value="#define SEINFOENTRY_POWER_FAULT_RESTART" calcext:value-type="string">
            <text:p>#define SEINFOENTRY_POWER_FAULT_RESTART</text:p>
          </table:table-cell>
          <table:table-cell table:formula="of:=COM.MICROSOFT.CONCAT(&quot;0x&quot;;TEXT([$Se.A10];&quot;00&quot;))" office:value-type="string" office:string-value="0x16" calcext:value-type="string">
            <text:p>0x16</text:p>
          </table:table-cell>
          <table:table-cell table:formula="of:=COM.MICROSOFT.CONCAT(&quot;//&quot;;[$Se.D10])" office:value-type="string" office:string-value="//SE needs to restart the Control Sequence after a control power outage 10.5" calcext:value-type="string">
            <text:p>//SE needs to restart the Control Sequence after a control power outage 10.5</text:p>
          </table:table-cell>
        </table:table-row>
        <table:table-row table:style-name="ro1">
          <table:table-cell table:formula="of:=COM.MICROSOFT.CONCAT(&quot;#define &quot;; UPPER([$Se.B11]); &quot;_&quot;; UPPER([$Se.C11]))" office:value-type="string" office:string-value="#define SEINFOENTRY_NO_LIN" calcext:value-type="string">
            <text:p>#define SEINFOENTRY_NO_LIN</text:p>
          </table:table-cell>
          <table:table-cell table:formula="of:=COM.MICROSOFT.CONCAT(&quot;0x&quot;;TEXT([$Se.A11];&quot;00&quot;))" office:value-type="string" office:string-value="0x17" calcext:value-type="string">
            <text:p>0x17</text:p>
          </table:table-cell>
          <table:table-cell table:formula="of:=COM.MICROSOFT.CONCAT(&quot;//&quot;;[$Se.D11])" office:value-type="string" office:string-value="//SE detects no LIN Responses for longer than T noLIN 10.7.2" calcext:value-type="string">
            <text:p>//SE detects no LIN Responses for longer than T noLIN 10.7.2</text:p>
          </table:table-cell>
        </table:table-row>
        <table:table-row table:style-name="ro1">
          <table:table-cell table:formula="of:=COM.MICROSOFT.CONCAT(&quot;#define &quot;; UPPER([$Se.B12]); &quot;_&quot;; UPPER([$Se.C12]))" office:value-type="string" office:string-value="#define SEINFOENTRY_INT_FAULT_RESTART" calcext:value-type="string">
            <text:p>#define SEINFOENTRY_INT_FAULT_RESTART</text:p>
          </table:table-cell>
          <table:table-cell table:formula="of:=COM.MICROSOFT.CONCAT(&quot;0x&quot;;TEXT([$Se.A12];&quot;00&quot;))" office:value-type="string" office:string-value="0x18" calcext:value-type="string">
            <text:p>0x18</text:p>
          </table:table-cell>
          <table:table-cell table:formula="of:=COM.MICROSOFT.CONCAT(&quot;//&quot;;[$Se.D12])" office:value-type="string" office:string-value="//SE needs to restart the Control Sequence after detecting an internal fault 10.8.2" calcext:value-type="string">
            <text:p>//SE needs to restart the Control Sequence after detecting an internal fault 10.8.2</text:p>
          </table:table-cell>
        </table:table-row>
        <table:table-row table:style-name="ro1">
          <table:table-cell table:formula="of:=COM.MICROSOFT.CONCAT(&quot;#define &quot;; UPPER([$Se.B13]); &quot;_&quot;; UPPER([$Se.C13]))" office:value-type="string" office:string-value="#define SEINFOENTRY_EMS_CHARGING_DELAYED" calcext:value-type="string">
            <text:p>#define SEINFOENTRY_EMS_CHARGING_DELAYED</text:p>
          </table:table-cell>
          <table:table-cell table:formula="of:=COM.MICROSOFT.CONCAT(&quot;0x&quot;;TEXT([$Se.A13];&quot;00&quot;))" office:value-type="string" office:string-value="0x19" calcext:value-type="string">
            <text:p>0x19</text:p>
          </table:table-cell>
          <table:table-cell table:formula="of:=COM.MICROSOFT.CONCAT(&quot;//&quot;;[$Se.D13])" office:value-type="string" office:string-value="//Charging delayed due to energy management system 9.7.2.2" calcext:value-type="string">
            <text:p>//Charging delayed due to energy management system 9.7.2.2</text:p>
          </table:table-cell>
        </table:table-row>
        <table:table-row table:style-name="ro1">
          <table:table-cell table:formula="of:=COM.MICROSOFT.CONCAT(&quot;#define &quot;; UPPER([$Se.B14]); &quot;_&quot;; UPPER([$Se.C14]))" office:value-type="string" office:string-value="#define SEINFOENTRY_USER_STOP" calcext:value-type="string">
            <text:p>#define SEINFOENTRY_USER_STOP</text:p>
          </table:table-cell>
          <table:table-cell table:formula="of:=COM.MICROSOFT.CONCAT(&quot;0x&quot;;TEXT([$Se.A14];&quot;00&quot;))" office:value-type="string" office:string-value="0x1A" calcext:value-type="string">
            <text:p>0x1A</text:p>
          </table:table-cell>
          <table:table-cell table:formula="of:=COM.MICROSOFT.CONCAT(&quot;//&quot;;[$Se.D14])" office:value-type="string" office:string-value="//Charging stopped by user, for example the stop button on charging station pressed 1B 16 Maximum available current is too low (SeMaxCurrents &lt; EvMinCurrents) 10.4.2" calcext:value-type="string">
            <text:p>//Charging stopped by user, for example the stop button on charging station pressed 1B 16 Maximum available current is too low (SeMaxCurrents &lt; EvMinCurrents) 10.4.2</text:p>
          </table:table-cell>
        </table:table-row>
        <table:table-row table:style-name="ro1">
          <table:table-cell table:formula="of:=COM.MICROSOFT.CONCAT(&quot;#define &quot;; UPPER([$Se.B15]); &quot;_&quot;; UPPER([$Se.C15]))" office:value-type="string" office:string-value="#define SEINFOENTRY_AVAILABLE_CURRENT_TOO_LOW" calcext:value-type="string">
            <text:p>#define SEINFOENTRY_AVAILABLE_CURRENT_TOO_LOW</text:p>
          </table:table-cell>
          <table:table-cell table:formula="of:=COM.MICROSOFT.CONCAT(&quot;0x&quot;;TEXT([$Se.A15];&quot;00&quot;))" office:value-type="string" office:string-value="0x1B" calcext:value-type="string">
            <text:p>0x1B</text:p>
          </table:table-cell>
          <table:table-cell table:formula="of:=COM.MICROSOFT.CONCAT(&quot;//&quot;;[$Se.D15])" office:value-type="string" office:string-value="//Maximum available current is too low (SeMaxCurrents &lt; EvMinCurrents) 10.4.2" calcext:value-type="string">
            <text:p>//Maximum available current is too low (SeMaxCurrents &lt; EvMinCurrents) 10.4.2</text:p>
          </table:table-cell>
        </table:table-row>
        <table:table-row table:style-name="ro1">
          <table:table-cell table:formula="of:=COM.MICROSOFT.CONCAT(&quot;#define &quot;; UPPER([$Se.B16]); &quot;_&quot;; UPPER([$Se.C16]))" office:value-type="string" office:string-value="#define SEINFOENTRY_AVAILABLE_VOLTAGE_TOO_HIGH" calcext:value-type="string">
            <text:p>#define SEINFOENTRY_AVAILABLE_VOLTAGE_TOO_HIGH</text:p>
          </table:table-cell>
          <table:table-cell table:formula="of:=COM.MICROSOFT.CONCAT(&quot;0x&quot;;TEXT([$Se.A16];&quot;00&quot;))" office:value-type="string" office:string-value="0x1C" calcext:value-type="string">
            <text:p>0x1C</text:p>
          </table:table-cell>
          <table:table-cell table:formula="of:=COM.MICROSOFT.CONCAT(&quot;//&quot;;[$Se.D16])" office:value-type="string" office:string-value="//Minimum available voltage is too high (lowest SeNomVoltage &gt; EvMaxVoltage) 10.4.2" calcext:value-type="string">
            <text:p>//Minimum available voltage is too high (lowest SeNomVoltage &gt; EvMaxVoltage) 10.4.2</text:p>
          </table:table-cell>
        </table:table-row>
        <table:table-row table:style-name="ro1">
          <table:table-cell table:formula="of:=COM.MICROSOFT.CONCAT(&quot;#define &quot;; UPPER([$Se.B17]); &quot;_&quot;; UPPER([$Se.C17]))" office:value-type="string" office:string-value="#define SEINFOENTRY_FREQUENCY_MISMATCH" calcext:value-type="string">
            <text:p>#define SEINFOENTRY_FREQUENCY_MISMATCH</text:p>
          </table:table-cell>
          <table:table-cell table:formula="of:=COM.MICROSOFT.CONCAT(&quot;0x&quot;;TEXT([$Se.A17];&quot;00&quot;))" office:value-type="string" office:string-value="0x1D" calcext:value-type="string">
            <text:p>0x1D</text:p>
          </table:table-cell>
          <table:table-cell table:formula="of:=COM.MICROSOFT.CONCAT(&quot;//&quot;;[$Se.D17])" office:value-type="string" office:string-value="//Frequency does not match 10.4.2" calcext:value-type="string">
            <text:p>//Frequency does not match 10.4.2</text:p>
          </table:table-cell>
        </table:table-row>
        <table:table-row table:style-name="ro1">
          <table:table-cell table:formula="of:=COM.MICROSOFT.CONCAT(&quot;#define &quot;; UPPER([$Se.B18]); &quot;_&quot;; UPPER([$Se.C18]))" office:value-type="string" office:string-value="#define SEINFOENTRY_INIT_TIMEOUT" calcext:value-type="string">
            <text:p>#define SEINFOENTRY_INIT_TIMEOUT</text:p>
          </table:table-cell>
          <table:table-cell table:formula="of:=COM.MICROSOFT.CONCAT(&quot;0x&quot;;TEXT([$Se.A18];&quot;00&quot;))" office:value-type="string" office:string-value="0x1E" calcext:value-type="string">
            <text:p>0x1E</text:p>
          </table:table-cell>
          <table:table-cell table:formula="of:=COM.MICROSOFT.CONCAT(&quot;//&quot;;[$Se.D18])" office:value-type="string" office:string-value="//Initialization timeout at charging station 10.4.2" calcext:value-type="string">
            <text:p>//Initialization timeout at charging station 10.4.2</text:p>
          </table:table-cell>
        </table:table-row>
        <table:table-row table:style-name="ro1">
          <table:table-cell table:formula="of:=COM.MICROSOFT.CONCAT(&quot;#define &quot;; UPPER([$Se.B19]); &quot;_&quot;; UPPER([$Se.C19]))" office:value-type="string" office:string-value="#define SEINFOENTRY_CONNECTOR_OVER_TEMP" calcext:value-type="string">
            <text:p>#define SEINFOENTRY_CONNECTOR_OVER_TEMP</text:p>
          </table:table-cell>
          <table:table-cell table:formula="of:=COM.MICROSOFT.CONCAT(&quot;0x&quot;;TEXT([$Se.A19];&quot;00&quot;))" office:value-type="string" office:string-value="0x1F" calcext:value-type="string">
            <text:p>0x1F</text:p>
          </table:table-cell>
          <table:table-cell table:formula="of:=COM.MICROSOFT.CONCAT(&quot;//&quot;;[$Se.D19])" office:value-type="string" office:string-value="//Over-temperature in Connector" calcext:value-type="string">
            <text:p>//Over-temperature in Connector</text:p>
          </table:table-cell>
        </table:table-row>
        <table:table-row table:style-name="ro1">
          <table:table-cell table:formula="of:=COM.MICROSOFT.CONCAT(&quot;#define &quot;; UPPER([$Se.B20]); &quot;_&quot;; UPPER([$Se.C20]))" office:value-type="string" office:string-value="#define SEINFOENTRY_OVER_TEMP" calcext:value-type="string">
            <text:p>#define SEINFOENTRY_OVER_TEMP</text:p>
          </table:table-cell>
          <table:table-cell table:formula="of:=COM.MICROSOFT.CONCAT(&quot;0x&quot;;TEXT([$Se.A20];&quot;00&quot;))" office:value-type="string" office:string-value="0x20" calcext:value-type="string">
            <text:p>0x20</text:p>
          </table:table-cell>
          <table:table-cell table:formula="of:=COM.MICROSOFT.CONCAT(&quot;//&quot;;[$Se.D20])" office:value-type="string" office:string-value="//Over-temperature internally" calcext:value-type="string">
            <text:p>//Over-temperature internally</text:p>
          </table:table-cell>
        </table:table-row>
        <table:table-row table:style-name="ro1">
          <table:table-cell table:formula="of:=COM.MICROSOFT.CONCAT(&quot;#define &quot;; UPPER([$Se.B21]); &quot;_&quot;; UPPER([$Se.C21]))" office:value-type="string" office:string-value="#define SEINFOENTRY_TEMP_SENSE_INVALID" calcext:value-type="string">
            <text:p>#define SEINFOENTRY_TEMP_SENSE_INVALID</text:p>
          </table:table-cell>
          <table:table-cell table:formula="of:=COM.MICROSOFT.CONCAT(&quot;0x&quot;;TEXT([$Se.A21];&quot;00&quot;))" office:value-type="string" office:string-value="0x21" calcext:value-type="string">
            <text:p>0x21</text:p>
          </table:table-cell>
          <table:table-cell table:formula="of:=COM.MICROSOFT.CONCAT(&quot;//&quot;;[$Se.D21])" office:value-type="string" office:string-value="//Temperature sensor irrational" calcext:value-type="string">
            <text:p>//Temperature sensor irrational</text:p>
          </table:table-cell>
        </table:table-row>
        <table:table-row table:style-name="ro1">
          <table:table-cell table:formula="of:=COM.MICROSOFT.CONCAT(&quot;#define &quot;; UPPER([$Se.B22]); &quot;_&quot;; UPPER([$Se.C22]))" office:value-type="string" office:string-value="#define SEINFOENTRY_OVERCURRENT" calcext:value-type="string">
            <text:p>#define SEINFOENTRY_OVERCURRENT</text:p>
          </table:table-cell>
          <table:table-cell table:formula="of:=COM.MICROSOFT.CONCAT(&quot;0x&quot;;TEXT([$Se.A22];&quot;00&quot;))" office:value-type="string" office:string-value="0x22" calcext:value-type="string">
            <text:p>0x22</text:p>
          </table:table-cell>
          <table:table-cell table:formula="of:=COM.MICROSOFT.CONCAT(&quot;//&quot;;[$Se.D22])" office:value-type="string" office:string-value="//Overcurrent (EV load current is too high)" calcext:value-type="string">
            <text:p>//Overcurrent (EV load current is too high)</text:p>
          </table:table-cell>
        </table:table-row>
        <table:table-row table:style-name="ro1">
          <table:table-cell table:formula="of:=COM.MICROSOFT.CONCAT(&quot;#define &quot;; UPPER([$Se.B23]); &quot;_&quot;; UPPER([$Se.C23]))" office:value-type="string" office:string-value="#define SEINFOENTRY_CURRENT_SENSE_INVALID" calcext:value-type="string">
            <text:p>#define SEINFOENTRY_CURRENT_SENSE_INVALID</text:p>
          </table:table-cell>
          <table:table-cell table:formula="of:=COM.MICROSOFT.CONCAT(&quot;0x&quot;;TEXT([$Se.A23];&quot;00&quot;))" office:value-type="string" office:string-value="0x23" calcext:value-type="string">
            <text:p>0x23</text:p>
          </table:table-cell>
          <table:table-cell table:formula="of:=COM.MICROSOFT.CONCAT(&quot;//&quot;;[$Se.D23])" office:value-type="string" office:string-value="//Current sensor irrational" calcext:value-type="string">
            <text:p>//Current sensor irrational</text:p>
          </table:table-cell>
        </table:table-row>
        <table:table-row table:style-name="ro1">
          <table:table-cell table:formula="of:=COM.MICROSOFT.CONCAT(&quot;#define &quot;; UPPER([$Se.B24]); &quot;_&quot;; UPPER([$Se.C24]))" office:value-type="string" office:string-value="#define SEINFOENTRY_VOLTAGE_SENSE_INVALID" calcext:value-type="string">
            <text:p>#define SEINFOENTRY_VOLTAGE_SENSE_INVALID</text:p>
          </table:table-cell>
          <table:table-cell table:formula="of:=COM.MICROSOFT.CONCAT(&quot;0x&quot;;TEXT([$Se.A24];&quot;00&quot;))" office:value-type="string" office:string-value="0x24" calcext:value-type="string">
            <text:p>0x24</text:p>
          </table:table-cell>
          <table:table-cell table:formula="of:=COM.MICROSOFT.CONCAT(&quot;//&quot;;[$Se.D24])" office:value-type="string" office:string-value="//Voltage sensor irrational" calcext:value-type="string">
            <text:p>//Voltage sensor irrational</text:p>
          </table:table-cell>
        </table:table-row>
        <table:table-row table:style-name="ro1">
          <table:table-cell table:formula="of:=COM.MICROSOFT.CONCAT(&quot;#define &quot;; UPPER([$Se.B25]); &quot;_&quot;; UPPER([$Se.C25]))" office:value-type="string" office:string-value="#define SEINFOENTRY_PILOT_FAULT" calcext:value-type="string">
            <text:p>#define SEINFOENTRY_PILOT_FAULT</text:p>
          </table:table-cell>
          <table:table-cell table:formula="of:=COM.MICROSOFT.CONCAT(&quot;0x&quot;;TEXT([$Se.A25];&quot;00&quot;))" office:value-type="string" office:string-value="0x25" calcext:value-type="string">
            <text:p>0x25</text:p>
          </table:table-cell>
          <table:table-cell table:formula="of:=COM.MICROSOFT.CONCAT(&quot;//&quot;;[$Se.D25])" office:value-type="string" office:string-value="//Pilot voltage fault" calcext:value-type="string">
            <text:p>//Pilot voltage fault</text:p>
          </table:table-cell>
        </table:table-row>
        <table:table-row table:style-name="ro1">
          <table:table-cell table:formula="of:=COM.MICROSOFT.CONCAT(&quot;#define &quot;; UPPER([$Se.B26]); &quot;_&quot;; UPPER([$Se.C26]))" office:value-type="string" office:string-value="#define SEINFOENTRY_CONTACTOR_FAULT" calcext:value-type="string">
            <text:p>#define SEINFOENTRY_CONTACTOR_FAULT</text:p>
          </table:table-cell>
          <table:table-cell table:formula="of:=COM.MICROSOFT.CONCAT(&quot;0x&quot;;TEXT([$Se.A26];&quot;00&quot;))" office:value-type="string" office:string-value="0x26" calcext:value-type="string">
            <text:p>0x26</text:p>
          </table:table-cell>
          <table:table-cell table:formula="of:=COM.MICROSOFT.CONCAT(&quot;//&quot;;[$Se.D26])" office:value-type="string" office:string-value="//Contactor fault" calcext:value-type="string">
            <text:p>//Contactor fault</text:p>
          </table:table-cell>
        </table:table-row>
        <table:table-row table:style-name="ro1">
          <table:table-cell table:formula="of:=COM.MICROSOFT.CONCAT(&quot;#define &quot;; UPPER([$Se.B27]); &quot;_&quot;; UPPER([$Se.C27]))" office:value-type="string" office:string-value="#define SEINFOENTRY_INPUT_MISWIRED" calcext:value-type="string">
            <text:p>#define SEINFOENTRY_INPUT_MISWIRED</text:p>
          </table:table-cell>
          <table:table-cell table:formula="of:=COM.MICROSOFT.CONCAT(&quot;0x&quot;;TEXT([$Se.A27];&quot;00&quot;))" office:value-type="string" office:string-value="0x27" calcext:value-type="string">
            <text:p>0x27</text:p>
          </table:table-cell>
          <table:table-cell table:formula="of:=COM.MICROSOFT.CONCAT(&quot;//&quot;;[$Se.D27])" office:value-type="string" office:string-value="//Input miswired" calcext:value-type="string">
            <text:p>//Input miswired</text:p>
          </table:table-cell>
        </table:table-row>
        <table:table-row table:style-name="ro1">
          <table:table-cell table:formula="of:=COM.MICROSOFT.CONCAT(&quot;#define &quot;; UPPER([$Se.B28]); &quot;_&quot;; UPPER([$Se.C28]))" office:value-type="string" office:string-value="#define SEINFOENTRY_INPUT_OVER_VOLTAGE" calcext:value-type="string">
            <text:p>#define SEINFOENTRY_INPUT_OVER_VOLTAGE</text:p>
          </table:table-cell>
          <table:table-cell table:formula="of:=COM.MICROSOFT.CONCAT(&quot;0x&quot;;TEXT([$Se.A28];&quot;00&quot;))" office:value-type="string" office:string-value="0x28" calcext:value-type="string">
            <text:p>0x28</text:p>
          </table:table-cell>
          <table:table-cell table:formula="of:=COM.MICROSOFT.CONCAT(&quot;//&quot;;[$Se.D28])" office:value-type="string" office:string-value="//Input over voltage" calcext:value-type="string">
            <text:p>//Input over voltage</text:p>
          </table:table-cell>
        </table:table-row>
        <table:table-row table:style-name="ro1">
          <table:table-cell table:formula="of:=COM.MICROSOFT.CONCAT(&quot;#define &quot;; UPPER([$Se.B29]); &quot;_&quot;; UPPER([$Se.C29]))" office:value-type="string" office:string-value="#define SEINFOENTRY_INPUT_UNDER_VOLTAGE" calcext:value-type="string">
            <text:p>#define SEINFOENTRY_INPUT_UNDER_VOLTAGE</text:p>
          </table:table-cell>
          <table:table-cell table:formula="of:=COM.MICROSOFT.CONCAT(&quot;0x&quot;;TEXT([$Se.A29];&quot;00&quot;))" office:value-type="string" office:string-value="0x29" calcext:value-type="string">
            <text:p>0x29</text:p>
          </table:table-cell>
          <table:table-cell table:formula="of:=COM.MICROSOFT.CONCAT(&quot;//&quot;;[$Se.D29])" office:value-type="string" office:string-value="//Input under voltage" calcext:value-type="string">
            <text:p>//Input under voltage</text:p>
          </table:table-cell>
        </table:table-row>
        <table:table-row table:style-name="ro1">
          <table:table-cell table:formula="of:=COM.MICROSOFT.CONCAT(&quot;#define &quot;; UPPER([$Se.B30]); &quot;_&quot;; UPPER([$Se.C30]))" office:value-type="string" office:string-value="#define SEINFOENTRY_CCID_SELF_TEST_FAULT" calcext:value-type="string">
            <text:p>#define SEINFOENTRY_CCID_SELF_TEST_FAULT</text:p>
          </table:table-cell>
          <table:table-cell table:formula="of:=COM.MICROSOFT.CONCAT(&quot;0x&quot;;TEXT([$Se.A30];&quot;00&quot;))" office:value-type="string" office:string-value="0x2A" calcext:value-type="string">
            <text:p>0x2A</text:p>
          </table:table-cell>
          <table:table-cell table:formula="of:=COM.MICROSOFT.CONCAT(&quot;//&quot;;[$Se.D30])" office:value-type="string" office:string-value="//CCID self-test fault" calcext:value-type="string">
            <text:p>//CCID self-test fault</text:p>
          </table:table-cell>
        </table:table-row>
        <table:table-row table:style-name="ro1">
          <table:table-cell table:formula="of:=COM.MICROSOFT.CONCAT(&quot;#define &quot;; UPPER([$Se.B31]); &quot;_&quot;; UPPER([$Se.C31]))" office:value-type="string" office:string-value="#define SEINFOENTRY_CCID_TRIPPED_RETRY" calcext:value-type="string">
            <text:p>#define SEINFOENTRY_CCID_TRIPPED_RETRY</text:p>
          </table:table-cell>
          <table:table-cell table:formula="of:=COM.MICROSOFT.CONCAT(&quot;0x&quot;;TEXT([$Se.A31];&quot;00&quot;))" office:value-type="string" office:string-value="0x2B" calcext:value-type="string">
            <text:p>0x2B</text:p>
          </table:table-cell>
          <table:table-cell table:formula="of:=COM.MICROSOFT.CONCAT(&quot;//&quot;;[$Se.D31])" office:value-type="string" office:string-value="//CCID tripped -- retry allowed" calcext:value-type="string">
            <text:p>//CCID tripped -- retry allowed</text:p>
          </table:table-cell>
        </table:table-row>
        <table:table-row table:style-name="ro1">
          <table:table-cell table:formula="of:=COM.MICROSOFT.CONCAT(&quot;#define &quot;; UPPER([$Se.B32]); &quot;_&quot;; UPPER([$Se.C32]))" office:value-type="string" office:string-value="#define SEINFOENTRY_CCID_TRIPPED_NO_RETRY" calcext:value-type="string">
            <text:p>#define SEINFOENTRY_CCID_TRIPPED_NO_RETRY</text:p>
          </table:table-cell>
          <table:table-cell table:formula="of:=COM.MICROSOFT.CONCAT(&quot;0x&quot;;TEXT([$Se.A32];&quot;00&quot;))" office:value-type="string" office:string-value="0x2C" calcext:value-type="string">
            <text:p>0x2C</text:p>
          </table:table-cell>
          <table:table-cell table:formula="of:=COM.MICROSOFT.CONCAT(&quot;//&quot;;[$Se.D32])" office:value-type="string" office:string-value="//CCID tripped -- retry limit exceeded" calcext:value-type="string">
            <text:p>//CCID tripped -- retry limit exceeded</text:p>
          </table:table-cell>
        </table:table-row>
        <table:table-row table:style-name="ro1">
          <table:table-cell table:formula="of:=COM.MICROSOFT.CONCAT(&quot;#define &quot;; UPPER([$Se.B33]); &quot;_&quot;; UPPER([$Se.C33]))" office:value-type="string" office:string-value="#define SEINFOENTRY_BREAKER_TRIPPED" calcext:value-type="string">
            <text:p>#define SEINFOENTRY_BREAKER_TRIPPED</text:p>
          </table:table-cell>
          <table:table-cell table:formula="of:=COM.MICROSOFT.CONCAT(&quot;0x&quot;;TEXT([$Se.A33];&quot;00&quot;))" office:value-type="string" office:string-value="0x2D" calcext:value-type="string">
            <text:p>0x2D</text:p>
          </table:table-cell>
          <table:table-cell table:formula="of:=COM.MICROSOFT.CONCAT(&quot;//&quot;;[$Se.D33])" office:value-type="string" office:string-value="//Breaker tripped" calcext:value-type="string">
            <text:p>//Breaker tripped</text:p>
          </table:table-cell>
        </table:table-row>
        <table:table-row table:style-name="ro1">
          <table:table-cell table:formula="of:=COM.MICROSOFT.CONCAT(&quot;#define &quot;; UPPER([$Se.B34]); &quot;_&quot;; UPPER([$Se.C34]))" office:value-type="string" office:string-value="#define SEINFOENTRY_GROUND_MONITOR_FAULT" calcext:value-type="string">
            <text:p>#define SEINFOENTRY_GROUND_MONITOR_FAULT</text:p>
          </table:table-cell>
          <table:table-cell table:formula="of:=COM.MICROSOFT.CONCAT(&quot;0x&quot;;TEXT([$Se.A34];&quot;00&quot;))" office:value-type="string" office:string-value="0x2E" calcext:value-type="string">
            <text:p>0x2E</text:p>
          </table:table-cell>
          <table:table-cell table:formula="of:=COM.MICROSOFT.CONCAT(&quot;//&quot;;[$Se.D34])" office:value-type="string" office:string-value="//Ground monitor circuit fault" calcext:value-type="string">
            <text:p>//Ground monitor circuit fault</text:p>
          </table:table-cell>
        </table:table-row>
        <table:table-row table:style-name="ro1">
          <table:table-cell table:formula="of:=COM.MICROSOFT.CONCAT(&quot;#define &quot;; UPPER([$Se.B35]); &quot;_&quot;; UPPER([$Se.C35]))" office:value-type="string" office:string-value="#define SEINFOENTRY_CONFIGURATION_ERROR" calcext:value-type="string">
            <text:p>#define SEINFOENTRY_CONFIGURATION_ERROR</text:p>
          </table:table-cell>
          <table:table-cell table:formula="of:=COM.MICROSOFT.CONCAT(&quot;0x&quot;;TEXT([$Se.A35];&quot;00&quot;))" office:value-type="string" office:string-value="0x2F" calcext:value-type="string">
            <text:p>0x2F</text:p>
          </table:table-cell>
          <table:table-cell table:formula="of:=COM.MICROSOFT.CONCAT(&quot;//&quot;;[$Se.D35])" office:value-type="string" office:string-value="//Station configuration error" calcext:value-type="string">
            <text:p>//Station configuration error</text:p>
          </table:table-cell>
        </table:table-row>
        <table:table-row table:style-name="ro1">
          <table:table-cell table:formula="of:=COM.MICROSOFT.CONCAT(&quot;#define &quot;; UPPER([$Se.B36]); &quot;_&quot;; UPPER([$Se.C36]))" office:value-type="string" office:string-value="#define SEINFOENTRY_GROUND_FAULT" calcext:value-type="string">
            <text:p>#define SEINFOENTRY_GROUND_FAULT</text:p>
          </table:table-cell>
          <table:table-cell table:formula="of:=COM.MICROSOFT.CONCAT(&quot;0x&quot;;TEXT([$Se.A36];&quot;00&quot;))" office:value-type="string" office:string-value="0x30" calcext:value-type="string">
            <text:p>0x30</text:p>
          </table:table-cell>
          <table:table-cell table:formula="of:=COM.MICROSOFT.CONCAT(&quot;//&quot;;[$Se.D36])" office:value-type="string" office:string-value="//Improper grounding or Ground is not present" calcext:value-type="string">
            <text:p>//Improper grounding or Ground is not present</text:p>
          </table:table-cell>
        </table:table-row>
        <table:table-row table:style-name="ro1">
          <table:table-cell table:formula="of:=COM.MICROSOFT.CONCAT(&quot;#define &quot;; UPPER([$Se.B37]); &quot;_&quot;; UPPER([$Se.C37]))" office:value-type="string" office:string-value="#define SEINFOENTRY_COMM_FAULT" calcext:value-type="string">
            <text:p>#define SEINFOENTRY_COMM_FAULT</text:p>
          </table:table-cell>
          <table:table-cell table:formula="of:=COM.MICROSOFT.CONCAT(&quot;0x&quot;;TEXT([$Se.A37];&quot;00&quot;))" office:value-type="string" office:string-value="0x31" calcext:value-type="string">
            <text:p>0x31</text:p>
          </table:table-cell>
          <table:table-cell table:formula="of:=COM.MICROSOFT.CONCAT(&quot;//&quot;;[$Se.D37])" office:value-type="string" office:string-value="//Problem with EV communications -- Disconnect and restart" calcext:value-type="string">
            <text:p>//Problem with EV communications -- Disconnect and restart</text:p>
          </table:table-cell>
        </table:table-row>
        <table:table-row table:style-name="ro1">
          <table:table-cell table:formula="of:=COM.MICROSOFT.CONCAT(&quot;#define &quot;; UPPER([$Se.B38]); &quot;_&quot;; UPPER([$Se.C38]))" office:value-type="string" office:string-value="#define SEINFOENTRY_INTERNAL_FAULT" calcext:value-type="string">
            <text:p>#define SEINFOENTRY_INTERNAL_FAULT</text:p>
          </table:table-cell>
          <table:table-cell table:formula="of:=COM.MICROSOFT.CONCAT(&quot;0x&quot;;TEXT([$Se.A38];&quot;00&quot;))" office:value-type="string" office:string-value="0x32" calcext:value-type="string">
            <text:p>0x32</text:p>
          </table:table-cell>
          <table:table-cell table:formula="of:=COM.MICROSOFT.CONCAT(&quot;//&quot;;[$Se.D38])" office:value-type="string" office:string-value="//Internal EVSE fault -- Call for service" calcext:value-type="string">
            <text:p>//Internal EVSE fault -- Call for service</text:p>
          </table:table-cell>
        </table:table-row>
        <table:table-row table:style-name="ro1">
          <table:table-cell table:formula="of:=COM.MICROSOFT.CONCAT(&quot;#define &quot;; UPPER([$Se.B39]); &quot;_&quot;; UPPER([$Se.C39]))" office:value-type="string" office:string-value="#define SEINFOENTRY_AVAILABLE_VOLTAGE_TOO_LOW" calcext:value-type="string">
            <text:p>#define SEINFOENTRY_AVAILABLE_VOLTAGE_TOO_LOW</text:p>
          </table:table-cell>
          <table:table-cell table:formula="of:=COM.MICROSOFT.CONCAT(&quot;0x&quot;;TEXT([$Se.A39];&quot;00&quot;))" office:value-type="string" office:string-value="0x33" calcext:value-type="string">
            <text:p>0x33</text:p>
          </table:table-cell>
          <table:table-cell table:formula="of:=COM.MICROSOFT.CONCAT(&quot;//&quot;;[$Se.D39])" office:value-type="string" office:string-value="//Maximum available voltage is too low" calcext:value-type="string">
            <text:p>//Maximum available voltage is too low</text:p>
          </table:table-cell>
        </table:table-row>
        <table:table-row table:style-name="ro1">
          <table:table-cell table:formula="of:=COM.MICROSOFT.CONCAT(&quot;#define &quot;; UPPER([$Se.B40]); &quot;_&quot;; UPPER([$Se.C40]))" office:value-type="string" office:string-value="#define SEINFOENTRY_PAGING_ERROR" calcext:value-type="string">
            <text:p>#define SEINFOENTRY_PAGING_ERROR</text:p>
          </table:table-cell>
          <table:table-cell table:formula="of:=COM.MICROSOFT.CONCAT(&quot;0x&quot;;TEXT([$Se.A40];&quot;00&quot;))" office:value-type="string" office:string-value="0x34" calcext:value-type="string">
            <text:p>0x34</text:p>
          </table:table-cell>
          <table:table-cell table:formula="of:=COM.MICROSOFT.CONCAT(&quot;//&quot;;[$Se.D40])" office:value-type="string" office:string-value="//Paging error" calcext:value-type="string">
            <text:p>//Paging error</text:p>
          </table:table-cell>
        </table:table-row>
        <table:table-row table:style-name="ro1">
          <table:table-cell table:formula="of:=COM.MICROSOFT.CONCAT(&quot;#define &quot;; UPPER([$Se.B41]); &quot;_&quot;; UPPER([$Se.C41]))" office:value-type="string" office:string-value="#define SEINFOENTRY_CONNECTION_INCOMPATIBLE" calcext:value-type="string">
            <text:p>#define SEINFOENTRY_CONNECTION_INCOMPATIBLE</text:p>
          </table:table-cell>
          <table:table-cell table:formula="of:=COM.MICROSOFT.CONCAT(&quot;0x&quot;;TEXT([$Se.A41];&quot;00&quot;))" office:value-type="string" office:string-value="0x35" calcext:value-type="string">
            <text:p>0x35</text:p>
          </table:table-cell>
          <table:table-cell table:formula="of:=COM.MICROSOFT.CONCAT(&quot;//&quot;;[$Se.D41])" office:value-type="string" office:string-value="//SE determines connection with EV is incompatible" calcext:value-type="string">
            <text:p>//SE determines connection with EV is incompatible</text:p>
          </table:table-cell>
        </table:table-row>
        <table:table-row table:style-name="ro1">
          <table:table-cell table:formula="of:=COM.MICROSOFT.CONCAT(&quot;#define &quot;; UPPER([$Se.B42]); &quot;_&quot;; UPPER([$Se.C42]))" office:value-type="string" office:string-value="#define SEINFOENTRY_CHARGING_DELAYED_FOR_ID" calcext:value-type="string">
            <text:p>#define SEINFOENTRY_CHARGING_DELAYED_FOR_ID</text:p>
          </table:table-cell>
          <table:table-cell table:formula="of:=COM.MICROSOFT.CONCAT(&quot;0x&quot;;TEXT([$Se.A42];&quot;00&quot;))" office:value-type="string" office:string-value="0x36" calcext:value-type="string">
            <text:p>0x36</text:p>
          </table:table-cell>
          <table:table-cell table:formula="of:=COM.MICROSOFT.CONCAT(&quot;//&quot;;[$Se.D42])" office:value-type="string" office:string-value="//Charging delayed for identification or affiliation" calcext:value-type="string">
            <text:p>//Charging delayed for identification or affiliation</text:p>
          </table:table-cell>
        </table:table-row>
        <table:table-row table:style-name="ro1">
          <table:table-cell table:formula="of:=COM.MICROSOFT.CONCAT(&quot;#define &quot;; UPPER([$Se.B43]); &quot;_&quot;; UPPER([$Se.C43]))" office:value-type="string" office:string-value="#define SEINFOENTRY_CHARGING_DELAYED_FOR_PAYMENT" calcext:value-type="string">
            <text:p>#define SEINFOENTRY_CHARGING_DELAYED_FOR_PAYMENT</text:p>
          </table:table-cell>
          <table:table-cell table:formula="of:=COM.MICROSOFT.CONCAT(&quot;0x&quot;;TEXT([$Se.A43];&quot;00&quot;))" office:value-type="string" office:string-value="0x37" calcext:value-type="string">
            <text:p>0x37</text:p>
          </table:table-cell>
          <table:table-cell table:formula="of:=COM.MICROSOFT.CONCAT(&quot;//&quot;;[$Se.D43])" office:value-type="string" office:string-value="//Charging delayed for payment (external or plug-n-charge)" calcext:value-type="string">
            <text:p>//Charging delayed for payment (external or plug-n-charge)</text:p>
          </table:table-cell>
        </table:table-row>
        <table:table-row table:style-name="ro1">
          <table:table-cell table:formula="of:=COM.MICROSOFT.CONCAT(&quot;#define &quot;; UPPER([$Se.B44]); &quot;_&quot;; UPPER([$Se.C44]))" office:value-type="string" office:string-value="#define SEINFOENTRY_CHARGING_DISALLOWED_FOR_ID" calcext:value-type="string">
            <text:p>#define SEINFOENTRY_CHARGING_DISALLOWED_FOR_ID</text:p>
          </table:table-cell>
          <table:table-cell table:formula="of:=COM.MICROSOFT.CONCAT(&quot;0x&quot;;TEXT([$Se.A44];&quot;00&quot;))" office:value-type="string" office:string-value="0x38" calcext:value-type="string">
            <text:p>0x38</text:p>
          </table:table-cell>
          <table:table-cell table:formula="of:=COM.MICROSOFT.CONCAT(&quot;//&quot;;[$Se.D44])" office:value-type="string" office:string-value="//Charging disallowed due to missing or invalid identity" calcext:value-type="string">
            <text:p>//Charging disallowed due to missing or invalid identity</text:p>
          </table:table-cell>
        </table:table-row>
        <table:table-row table:style-name="ro1">
          <table:table-cell table:formula="of:=COM.MICROSOFT.CONCAT(&quot;#define &quot;; UPPER([$Se.B45]); &quot;_&quot;; UPPER([$Se.C45]))" office:value-type="string" office:string-value="#define SEINFOENTRY_REQ_IMPOSSIBLE_MAX_CHARGE" calcext:value-type="string">
            <text:p>#define SEINFOENTRY_REQ_IMPOSSIBLE_MAX_CHARGE</text:p>
          </table:table-cell>
          <table:table-cell table:formula="of:=COM.MICROSOFT.CONCAT(&quot;0x&quot;;TEXT([$Se.A45];&quot;00&quot;))" office:value-type="string" office:string-value="0x39" calcext:value-type="string">
            <text:p>0x39</text:p>
          </table:table-cell>
          <table:table-cell table:formula="of:=COM.MICROSOFT.CONCAT(&quot;//&quot;;[$Se.D45])" office:value-type="string" office:string-value="//SE determines the requested energy or range cannot be achieved by the departure time: Charging will continue at maximum rate" calcext:value-type="string">
            <text:p>//SE determines the requested energy or range cannot be achieved by the departure time: Charging will continue at maximum rate</text:p>
          </table:table-cell>
        </table:table-row>
        <table:table-row table:style-name="ro1">
          <table:table-cell table:formula="of:=COM.MICROSOFT.CONCAT(&quot;#define &quot;; UPPER([$Se.B46]); &quot;_&quot;; UPPER([$Se.C46]))" office:value-type="string" office:string-value="#define SEINFOENTRY_UNLOCK_REQUESTED" calcext:value-type="string">
            <text:p>#define SEINFOENTRY_UNLOCK_REQUESTED</text:p>
          </table:table-cell>
          <table:table-cell table:formula="of:=COM.MICROSOFT.CONCAT(&quot;0x&quot;;TEXT([$Se.A46];&quot;00&quot;))" office:value-type="string" office:string-value="0x3A" calcext:value-type="string">
            <text:p>0x3A</text:p>
          </table:table-cell>
          <table:table-cell table:formula="of:=COM.MICROSOFT.CONCAT(&quot;//&quot;;[$Se.D46])" office:value-type="string" office:string-value="//SE requests the EV unlock its inlet (non-binding)" calcext:value-type="string">
            <text:p>//SE requests the EV unlock its inlet (non-binding)</text:p>
          </table:table-cell>
        </table:table-row>
        <table:table-row table:style-name="ro1">
          <table:table-cell table:formula="of:=COM.MICROSOFT.CONCAT(&quot;#define &quot;; UPPER([$Se.B47]); &quot;_&quot;; UPPER([$Se.C47]))" office:value-type="string" office:string-value="#define SEINFOENTRY_PROXIMITY_POWER_REQUESTED" calcext:value-type="string">
            <text:p>#define SEINFOENTRY_PROXIMITY_POWER_REQUESTED</text:p>
          </table:table-cell>
          <table:table-cell table:formula="of:=COM.MICROSOFT.CONCAT(&quot;0x&quot;;TEXT([$Se.A47];&quot;00&quot;))" office:value-type="string" office:string-value="0x3B" calcext:value-type="string">
            <text:p>0x3B</text:p>
          </table:table-cell>
          <table:table-cell table:formula="of:=COM.MICROSOFT.CONCAT(&quot;//&quot;;[$Se.D47])" office:value-type="string" office:string-value="//SE requests the EV provide power on Prox" calcext:value-type="string">
            <text:p>//SE requests the EV provide power on Prox</text:p>
          </table:table-cell>
        </table:table-row>
        <table:table-row table:style-name="ro1">
          <table:table-cell table:formula="of:=COM.MICROSOFT.CONCAT(&quot;#define &quot;; UPPER([$Se.B48]); &quot;_&quot;; UPPER([$Se.C48]))" office:value-type="string" office:string-value="#define SEINFOENTRY_EMPTY" calcext:value-type="string">
            <text:p>#define SEINFOENTRY_EMPTY</text:p>
          </table:table-cell>
          <table:table-cell table:formula="of:=COM.MICROSOFT.CONCAT(&quot;0x&quot;;TEXT([$Se.A48];&quot;00&quot;))" office:value-type="string" office:string-value="0xFF" calcext:value-type="string">
            <text:p>0xFF</text:p>
          </table:table-cell>
          <table:table-cell table:formula="of:=COM.MICROSOFT.CONCAT(&quot;//&quot;;[$Se.D48])" office:value-type="string" office:string-value="//Empty" calcext:value-type="string">
            <text:p>//Empty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#define MAX_SEINFOENTRIES</text:p>
          </table:table-cell>
          <table:table-cell table:style-name="ce3" table:formula="of:=(CEILING((COUNTIF([.B42:.B89];&quot;*&quot;)/6)))*6" office:value-type="float" office:value="48" calcext:value-type="float">
            <text:p>48</text:p>
          </table:table-cell>
          <table:table-cell office:value-type="string" calcext:value-type="string">
            <text:p>//Maximum space required to store all SeInfo codes rounded up to the page size (6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#endif</text:p>
          </table:table-cell>
          <table:table-cell table:number-columns-repeated="2"/>
        </table:table-row>
      </table:table>
      <table:table table:name="intermediate" table:style-name="ta1">
        <table:table-column table:style-name="co10" table:default-cell-style-name="Default"/>
        <table:table-column table:style-name="co1" table:default-cell-style-name="Default"/>
        <table:table-column table:style-name="co1" table:default-cell-style-name="ce5"/>
        <table:table-column table:style-name="co11" table:default-cell-style-name="ce5"/>
        <table:table-column table:style-name="co1" table:number-columns-repeated="2" table:default-cell-style-name="Default"/>
        <table:table-column table:style-name="co1" table:default-cell-style-name="ce5"/>
        <table:table-column table:style-name="co12" table:default-cell-style-name="Default"/>
        <table:table-column table:style-name="co1" table:number-columns-repeated="3" table:default-cell-style-name="Default"/>
        <table:table-row table:style-name="ro1">
          <table:table-cell table:formula="of:=DEC2HEX( ROW() - 1)" office:value-type="string" office:string-value="0" calcext:value-type="string">
            <text:p>0</text:p>
          </table:table-cell>
          <table:table-cell table:formula="of:=MATCH([.A1];[$Ev.$A$1:$Ev.$A$100];0)" office:value-type="float" office:value="1" calcext:value-type="float">
            <text:p>1</text:p>
          </table:table-cell>
          <table:table-cell table:formula="of:=IF(IFNA(IF(INDIRECT(ADDRESS([.B1];2;1;;&quot;Ev&quot;)) = &quot;EvReasonCode&quot;);0);&quot;Depricated_&quot;; &quot;&quot;)" office:value-type="string" office:string-value="Depricated_" calcext:value-type="string">
            <text:p>Depricated_</text:p>
          </table:table-cell>
          <table:table-cell table:formula="of:=COM.MICROSOFT.CONCAT([.C1]; INDIRECT(ADDRESS([.B1];3;1;;&quot;Ev&quot;)))" office:value-type="string" office:string-value="Depricated_Unspecified" calcext:value-type="string">
            <text:p>Depricated_Unspecified</text:p>
          </table:table-cell>
          <table:table-cell/>
          <table:table-cell table:formula="of:=MATCH([.A1];[$Se.$A$1:$Se.$A$100];0)" office:value-type="float" office:value="1" calcext:value-type="float">
            <text:p>1</text:p>
          </table:table-cell>
          <table:table-cell table:formula="of:=IF(IFNA(IF(INDIRECT(ADDRESS([.F1];2;1;;&quot;Se&quot;)) = &quot;StReasonCode&quot;);0);&quot;Depricated_&quot;; &quot;&quot;)" office:value-type="string" office:string-value="Depricated_" calcext:value-type="string">
            <text:p>Depricated_</text:p>
          </table:table-cell>
          <table:table-cell table:formula="of:=COM.MICROSOFT.CONCAT([.G1]; INDIRECT(ADDRESS([.F1];3;1;;&quot;Se&quot;)))" office:value-type="string" office:string-value="Depricated_Unspecified" calcext:value-type="string">
            <text:p>Depricated_Unspecified</text:p>
          </table:table-cell>
          <table:table-cell/>
          <table:table-cell table:formula="of:=IFNA(LEN([.D1]);0)" office:value-type="float" office:value="22" calcext:value-type="float">
            <text:p>22</text:p>
          </table:table-cell>
          <table:table-cell table:formula="of:=IFNA(LEN([.H1]);0)" office:value-type="float" office:value="22" calcext:value-type="float">
            <text:p>22</text:p>
          </table:table-cell>
        </table:table-row>
        <table:table-row table:style-name="ro1">
          <table:table-cell table:formula="of:=DEC2HEX( ROW() - 1)" office:value-type="string" office:string-value="1" calcext:value-type="string">
            <text:p>1</text:p>
          </table:table-cell>
          <table:table-cell table:formula="of:=MATCH([.A2];[$Ev.$A$1:$Ev.$A$100];0)" office:value-type="float" office:value="2" calcext:value-type="float">
            <text:p>2</text:p>
          </table:table-cell>
          <table:table-cell table:formula="of:=IF(IFNA(IF(INDIRECT(ADDRESS([.B2];2;1;;&quot;Ev&quot;)) = &quot;EvReasonCode&quot;);0);&quot;Depricated_&quot;; &quot;&quot;)" office:value-type="string" office:string-value="Depricated_" calcext:value-type="string">
            <text:p>Depricated_</text:p>
          </table:table-cell>
          <table:table-cell table:formula="of:=COM.MICROSOFT.CONCAT([.C2]; INDIRECT(ADDRESS([.B2];3;1;;&quot;Ev&quot;)))" office:value-type="string" office:string-value="Depricated_StStatusOp_not_ready" calcext:value-type="string">
            <text:p>Depricated_StStatusOp_not_ready</text:p>
          </table:table-cell>
          <table:table-cell/>
          <table:table-cell table:formula="of:=MATCH([.A2];[$Se.$A$1:$Se.$A$100];0)" office:value-type="float" office:value="2" calcext:value-type="float">
            <text:p>2</text:p>
          </table:table-cell>
          <table:table-cell table:formula="of:=IF(IFNA(IF(INDIRECT(ADDRESS([.F2];2;1;;&quot;Se&quot;)) = &quot;StReasonCode&quot;);0);&quot;Depricated_&quot;; &quot;&quot;)" office:value-type="string" office:string-value="Depricated_" calcext:value-type="string">
            <text:p>Depricated_</text:p>
          </table:table-cell>
          <table:table-cell table:formula="of:=COM.MICROSOFT.CONCAT([.G2]; INDIRECT(ADDRESS([.F2];3;1;;&quot;Se&quot;)))" office:value-type="string" office:string-value="Depricated_sleep" calcext:value-type="string">
            <text:p>Depricated_sleep</text:p>
          </table:table-cell>
          <table:table-cell/>
          <table:table-cell table:formula="of:=IFNA(LEN([.D2]);0)" office:value-type="float" office:value="31" calcext:value-type="float">
            <text:p>31</text:p>
          </table:table-cell>
          <table:table-cell table:formula="of:=IFNA(LEN([.H2]);0)" office:value-type="float" office:value="16" calcext:value-type="float">
            <text:p>16</text:p>
          </table:table-cell>
        </table:table-row>
        <table:table-row table:style-name="ro1">
          <table:table-cell table:formula="of:=DEC2HEX( ROW() - 1)" office:value-type="string" office:string-value="2" calcext:value-type="string">
            <text:p>2</text:p>
          </table:table-cell>
          <table:table-cell table:formula="of:=MATCH([.A3];[$Ev.$A$1:$Ev.$A$100];0)" office:value-type="float" office:value="3" calcext:value-type="float">
            <text:p>3</text:p>
          </table:table-cell>
          <table:table-cell table:formula="of:=IF(IFNA(IF(INDIRECT(ADDRESS([.B3];2;1;;&quot;Ev&quot;)) = &quot;EvReasonCode&quot;);0);&quot;Depricated_&quot;; &quot;&quot;)" office:value-type="string" office:string-value="Depricated_" calcext:value-type="string">
            <text:p>Depricated_</text:p>
          </table:table-cell>
          <table:table-cell table:formula="of:=COM.MICROSOFT.CONCAT([.C3]; INDIRECT(ADDRESS([.B3];3;1;;&quot;Ev&quot;)))" office:value-type="string" office:string-value="Depricated_EV_Energy_Management_Fault" calcext:value-type="string">
            <text:p>Depricated_EV_Energy_Management_Fault</text:p>
          </table:table-cell>
          <table:table-cell/>
          <table:table-cell table:formula="of:=MATCH([.A3];[$Se.$A$1:$Se.$A$100];0)" office:value-type="float" office:value="3" calcext:value-type="float">
            <text:p>3</text:p>
          </table:table-cell>
          <table:table-cell table:formula="of:=IF(IFNA(IF(INDIRECT(ADDRESS([.F3];2;1;;&quot;Se&quot;)) = &quot;StReasonCode&quot;);0);&quot;Depricated_&quot;; &quot;&quot;)" office:value-type="string" office:string-value="Depricated_" calcext:value-type="string">
            <text:p>Depricated_</text:p>
          </table:table-cell>
          <table:table-cell table:formula="of:=COM.MICROSOFT.CONCAT([.G3]; INDIRECT(ADDRESS([.F3];3;1;;&quot;Se&quot;)))" office:value-type="string" office:string-value="Depricated_Energy_Unavailable" calcext:value-type="string">
            <text:p>Depricated_Energy_Unavailable</text:p>
          </table:table-cell>
          <table:table-cell/>
          <table:table-cell table:formula="of:=IFNA(LEN([.D3]);0)" office:value-type="float" office:value="37" calcext:value-type="float">
            <text:p>37</text:p>
          </table:table-cell>
          <table:table-cell table:formula="of:=IFNA(LEN([.H3]);0)" office:value-type="float" office:value="29" calcext:value-type="float">
            <text:p>29</text:p>
          </table:table-cell>
        </table:table-row>
        <table:table-row table:style-name="ro1">
          <table:table-cell table:formula="of:=DEC2HEX( ROW() - 1)" office:value-type="string" office:string-value="3" calcext:value-type="string">
            <text:p>3</text:p>
          </table:table-cell>
          <table:table-cell table:formula="of:=MATCH([.A4];[$Ev.$A$1:$Ev.$A$100];0)" office:value-type="float" office:value="4" calcext:value-type="float">
            <text:p>4</text:p>
          </table:table-cell>
          <table:table-cell table:formula="of:=IF(IFNA(IF(INDIRECT(ADDRESS([.B4];2;1;;&quot;Ev&quot;)) = &quot;EvReasonCode&quot;);0);&quot;Depricated_&quot;; &quot;&quot;)" office:value-type="string" office:string-value="Depricated_" calcext:value-type="string">
            <text:p>Depricated_</text:p>
          </table:table-cell>
          <table:table-cell table:formula="of:=COM.MICROSOFT.CONCAT([.C4]; INDIRECT(ADDRESS([.B4];3;1;;&quot;Ev&quot;)))" office:value-type="string" office:string-value="Depricated_User_Stop" calcext:value-type="string">
            <text:p>Depricated_User_Stop</text:p>
          </table:table-cell>
          <table:table-cell/>
          <table:table-cell table:formula="of:=MATCH([.A4];[$Se.$A$1:$Se.$A$100];0)" office:value-type="float" office:value="4" calcext:value-type="float">
            <text:p>4</text:p>
          </table:table-cell>
          <table:table-cell table:formula="of:=IF(IFNA(IF(INDIRECT(ADDRESS([.F4];2;1;;&quot;Se&quot;)) = &quot;StReasonCode&quot;);0);&quot;Depricated_&quot;; &quot;&quot;)" office:value-type="string" office:string-value="Depricated_" calcext:value-type="string">
            <text:p>Depricated_</text:p>
          </table:table-cell>
          <table:table-cell table:formula="of:=COM.MICROSOFT.CONCAT([.G4]; INDIRECT(ADDRESS([.F4];3;1;;&quot;Se&quot;)))" office:value-type="string" office:string-value="Depricated_User_Stop" calcext:value-type="string">
            <text:p>Depricated_User_Stop</text:p>
          </table:table-cell>
          <table:table-cell/>
          <table:table-cell table:formula="of:=IFNA(LEN([.D4]);0)" office:value-type="float" office:value="20" calcext:value-type="float">
            <text:p>20</text:p>
          </table:table-cell>
          <table:table-cell table:formula="of:=IFNA(LEN([.H4]);0)" office:value-type="float" office:value="20" calcext:value-type="float">
            <text:p>20</text:p>
          </table:table-cell>
        </table:table-row>
        <table:table-row table:style-name="ro1">
          <table:table-cell table:formula="of:=DEC2HEX( ROW() - 1)" office:value-type="string" office:string-value="4" calcext:value-type="string">
            <text:p>4</text:p>
          </table:table-cell>
          <table:table-cell table:formula="of:=MATCH([.A5];[$Ev.$A$1:$Ev.$A$100];0)" office:value-type="float" office:value="5" calcext:value-type="float">
            <text:p>5</text:p>
          </table:table-cell>
          <table:table-cell table:formula="of:=IF(IFNA(IF(INDIRECT(ADDRESS([.B5];2;1;;&quot;Ev&quot;)) = &quot;EvReasonCode&quot;);0);&quot;Depricated_&quot;; &quot;&quot;)" office:value-type="string" office:string-value="Depricated_" calcext:value-type="string">
            <text:p>Depricated_</text:p>
          </table:table-cell>
          <table:table-cell table:formula="of:=COM.MICROSOFT.CONCAT([.C5]; INDIRECT(ADDRESS([.B5];3;1;;&quot;Ev&quot;)))" office:value-type="string" office:string-value="Depricated_Maximum_current_too_low" calcext:value-type="string">
            <text:p>Depricated_Maximum_current_too_low</text:p>
          </table:table-cell>
          <table:table-cell/>
          <table:table-cell table:formula="of:=MATCH([.A5];[$Se.$A$1:$Se.$A$100];0)" office:value-type="string" office:string-value="" calcext:value-type="error">
            <text:p>#N/A</text:p>
          </table:table-cell>
          <table:table-cell table:formula="of:=IF(IFNA(IF(INDIRECT(ADDRESS([.F5];2;1;;&quot;Se&quot;)) = &quot;StReasonCode&quot;);0);&quot;Depricated_&quot;; &quot;&quot;)">
            <text:p/>
          </table:table-cell>
          <table:table-cell table:formula="of:=COM.MICROSOFT.CONCAT([.G5]; INDIRECT(ADDRESS([.F5];3;1;;&quot;Se&quot;)))" office:value-type="string" office:string-value="" calcext:value-type="error">
            <text:p>#N/A</text:p>
          </table:table-cell>
          <table:table-cell/>
          <table:table-cell table:formula="of:=IFNA(LEN([.D5]);0)" office:value-type="float" office:value="34" calcext:value-type="float">
            <text:p>34</text:p>
          </table:table-cell>
          <table:table-cell table:formula="of:=IFNA(LEN([.H5]);0)" office:value-type="float" office:value="0" calcext:value-type="float">
            <text:p>0</text:p>
          </table:table-cell>
        </table:table-row>
        <table:table-row table:style-name="ro1">
          <table:table-cell table:formula="of:=DEC2HEX( ROW() - 1)" office:value-type="string" office:string-value="5" calcext:value-type="string">
            <text:p>5</text:p>
          </table:table-cell>
          <table:table-cell table:formula="of:=MATCH([.A6];[$Ev.$A$1:$Ev.$A$100];0)" office:value-type="string" office:string-value="" calcext:value-type="error">
            <text:p>#N/A</text:p>
          </table:table-cell>
          <table:table-cell table:formula="of:=IF(IFNA(IF(INDIRECT(ADDRESS([.B6];2;1;;&quot;Ev&quot;)) = &quot;EvReasonCode&quot;);0);&quot;Depricated_&quot;; &quot;&quot;)">
            <text:p/>
          </table:table-cell>
          <table:table-cell table:formula="of:=COM.MICROSOFT.CONCAT([.C6]; INDIRECT(ADDRESS([.B6];3;1;;&quot;Ev&quot;)))" office:value-type="string" office:string-value="" calcext:value-type="error">
            <text:p>#N/A</text:p>
          </table:table-cell>
          <table:table-cell/>
          <table:table-cell table:formula="of:=MATCH([.A6];[$Se.$A$1:$Se.$A$100];0)" office:value-type="string" office:string-value="" calcext:value-type="error">
            <text:p>#N/A</text:p>
          </table:table-cell>
          <table:table-cell table:formula="of:=IF(IFNA(IF(INDIRECT(ADDRESS([.F6];2;1;;&quot;Se&quot;)) = &quot;StReasonCode&quot;);0);&quot;Depricated_&quot;; &quot;&quot;)">
            <text:p/>
          </table:table-cell>
          <table:table-cell table:formula="of:=COM.MICROSOFT.CONCAT([.G6]; INDIRECT(ADDRESS([.F6];3;1;;&quot;Se&quot;)))" office:value-type="string" office:string-value="" calcext:value-type="error">
            <text:p>#N/A</text:p>
          </table:table-cell>
          <table:table-cell/>
          <table:table-cell table:formula="of:=IFNA(LEN([.D6]);0)" office:value-type="float" office:value="0" calcext:value-type="float">
            <text:p>0</text:p>
          </table:table-cell>
          <table:table-cell table:formula="of:=IFNA(LEN([.H6]);0)" office:value-type="float" office:value="0" calcext:value-type="float">
            <text:p>0</text:p>
          </table:table-cell>
        </table:table-row>
        <table:table-row table:style-name="ro1">
          <table:table-cell table:formula="of:=DEC2HEX( ROW() - 1)" office:value-type="string" office:string-value="6" calcext:value-type="string">
            <text:p>6</text:p>
          </table:table-cell>
          <table:table-cell table:formula="of:=MATCH([.A7];[$Ev.$A$1:$Ev.$A$100];0)" office:value-type="string" office:string-value="" calcext:value-type="error">
            <text:p>#N/A</text:p>
          </table:table-cell>
          <table:table-cell table:formula="of:=IF(IFNA(IF(INDIRECT(ADDRESS([.B7];2;1;;&quot;Ev&quot;)) = &quot;EvReasonCode&quot;);0);&quot;Depricated_&quot;; &quot;&quot;)">
            <text:p/>
          </table:table-cell>
          <table:table-cell table:formula="of:=COM.MICROSOFT.CONCAT([.C7]; INDIRECT(ADDRESS([.B7];3;1;;&quot;Ev&quot;)))" office:value-type="string" office:string-value="" calcext:value-type="error">
            <text:p>#N/A</text:p>
          </table:table-cell>
          <table:table-cell/>
          <table:table-cell table:formula="of:=MATCH([.A7];[$Se.$A$1:$Se.$A$100];0)" office:value-type="string" office:string-value="" calcext:value-type="error">
            <text:p>#N/A</text:p>
          </table:table-cell>
          <table:table-cell table:formula="of:=IF(IFNA(IF(INDIRECT(ADDRESS([.F7];2;1;;&quot;Se&quot;)) = &quot;StReasonCode&quot;);0);&quot;Depricated_&quot;; &quot;&quot;)">
            <text:p/>
          </table:table-cell>
          <table:table-cell table:formula="of:=COM.MICROSOFT.CONCAT([.G7]; INDIRECT(ADDRESS([.F7];3;1;;&quot;Se&quot;)))" office:value-type="string" office:string-value="" calcext:value-type="error">
            <text:p>#N/A</text:p>
          </table:table-cell>
          <table:table-cell/>
          <table:table-cell table:formula="of:=IFNA(LEN([.D7]);0)" office:value-type="float" office:value="0" calcext:value-type="float">
            <text:p>0</text:p>
          </table:table-cell>
          <table:table-cell table:formula="of:=IFNA(LEN([.H7]);0)" office:value-type="float" office:value="0" calcext:value-type="float">
            <text:p>0</text:p>
          </table:table-cell>
        </table:table-row>
        <table:table-row table:style-name="ro1">
          <table:table-cell table:formula="of:=DEC2HEX( ROW() - 1)" office:value-type="string" office:string-value="7" calcext:value-type="string">
            <text:p>7</text:p>
          </table:table-cell>
          <table:table-cell table:formula="of:=MATCH([.A8];[$Ev.$A$1:$Ev.$A$100];0)" office:value-type="string" office:string-value="" calcext:value-type="error">
            <text:p>#N/A</text:p>
          </table:table-cell>
          <table:table-cell table:formula="of:=IF(IFNA(IF(INDIRECT(ADDRESS([.B8];2;1;;&quot;Ev&quot;)) = &quot;EvReasonCode&quot;);0);&quot;Depricated_&quot;; &quot;&quot;)">
            <text:p/>
          </table:table-cell>
          <table:table-cell table:formula="of:=COM.MICROSOFT.CONCAT([.C8]; INDIRECT(ADDRESS([.B8];3;1;;&quot;Ev&quot;)))" office:value-type="string" office:string-value="" calcext:value-type="error">
            <text:p>#N/A</text:p>
          </table:table-cell>
          <table:table-cell/>
          <table:table-cell table:formula="of:=MATCH([.A8];[$Se.$A$1:$Se.$A$100];0)" office:value-type="string" office:string-value="" calcext:value-type="error">
            <text:p>#N/A</text:p>
          </table:table-cell>
          <table:table-cell table:formula="of:=IF(IFNA(IF(INDIRECT(ADDRESS([.F8];2;1;;&quot;Se&quot;)) = &quot;StReasonCode&quot;);0);&quot;Depricated_&quot;; &quot;&quot;)">
            <text:p/>
          </table:table-cell>
          <table:table-cell table:formula="of:=COM.MICROSOFT.CONCAT([.G8]; INDIRECT(ADDRESS([.F8];3;1;;&quot;Se&quot;)))" office:value-type="string" office:string-value="" calcext:value-type="error">
            <text:p>#N/A</text:p>
          </table:table-cell>
          <table:table-cell/>
          <table:table-cell table:formula="of:=IFNA(LEN([.D8]);0)" office:value-type="float" office:value="0" calcext:value-type="float">
            <text:p>0</text:p>
          </table:table-cell>
          <table:table-cell table:formula="of:=IFNA(LEN([.H8]);0)" office:value-type="float" office:value="0" calcext:value-type="float">
            <text:p>0</text:p>
          </table:table-cell>
        </table:table-row>
        <table:table-row table:style-name="ro1">
          <table:table-cell table:formula="of:=DEC2HEX( ROW() - 1)" office:value-type="string" office:string-value="8" calcext:value-type="string">
            <text:p>8</text:p>
          </table:table-cell>
          <table:table-cell table:formula="of:=MATCH([.A9];[$Ev.$A$1:$Ev.$A$100];0)" office:value-type="string" office:string-value="" calcext:value-type="error">
            <text:p>#N/A</text:p>
          </table:table-cell>
          <table:table-cell table:formula="of:=IF(IFNA(IF(INDIRECT(ADDRESS([.B9];2;1;;&quot;Ev&quot;)) = &quot;EvReasonCode&quot;);0);&quot;Depricated_&quot;; &quot;&quot;)">
            <text:p/>
          </table:table-cell>
          <table:table-cell table:formula="of:=COM.MICROSOFT.CONCAT([.C9]; INDIRECT(ADDRESS([.B9];3;1;;&quot;Ev&quot;)))" office:value-type="string" office:string-value="" calcext:value-type="error">
            <text:p>#N/A</text:p>
          </table:table-cell>
          <table:table-cell/>
          <table:table-cell table:formula="of:=MATCH([.A9];[$Se.$A$1:$Se.$A$100];0)" office:value-type="string" office:string-value="" calcext:value-type="error">
            <text:p>#N/A</text:p>
          </table:table-cell>
          <table:table-cell table:formula="of:=IF(IFNA(IF(INDIRECT(ADDRESS([.F9];2;1;;&quot;Se&quot;)) = &quot;StReasonCode&quot;);0);&quot;Depricated_&quot;; &quot;&quot;)">
            <text:p/>
          </table:table-cell>
          <table:table-cell table:formula="of:=COM.MICROSOFT.CONCAT([.G9]; INDIRECT(ADDRESS([.F9];3;1;;&quot;Se&quot;)))" office:value-type="string" office:string-value="" calcext:value-type="error">
            <text:p>#N/A</text:p>
          </table:table-cell>
          <table:table-cell/>
          <table:table-cell table:formula="of:=IFNA(LEN([.D9]);0)" office:value-type="float" office:value="0" calcext:value-type="float">
            <text:p>0</text:p>
          </table:table-cell>
          <table:table-cell table:formula="of:=IFNA(LEN([.H9]);0)" office:value-type="float" office:value="0" calcext:value-type="float">
            <text:p>0</text:p>
          </table:table-cell>
        </table:table-row>
        <table:table-row table:style-name="ro1">
          <table:table-cell table:formula="of:=DEC2HEX( ROW() - 1)" office:value-type="string" office:string-value="9" calcext:value-type="string">
            <text:p>9</text:p>
          </table:table-cell>
          <table:table-cell table:formula="of:=MATCH([.A10];[$Ev.$A$1:$Ev.$A$100];0)" office:value-type="string" office:string-value="" calcext:value-type="error">
            <text:p>#N/A</text:p>
          </table:table-cell>
          <table:table-cell table:formula="of:=IF(IFNA(IF(INDIRECT(ADDRESS([.B10];2;1;;&quot;Ev&quot;)) = &quot;EvReasonCode&quot;);0);&quot;Depricated_&quot;; &quot;&quot;)">
            <text:p/>
          </table:table-cell>
          <table:table-cell table:formula="of:=COM.MICROSOFT.CONCAT([.C10]; INDIRECT(ADDRESS([.B10];3;1;;&quot;Ev&quot;)))" office:value-type="string" office:string-value="" calcext:value-type="error">
            <text:p>#N/A</text:p>
          </table:table-cell>
          <table:table-cell/>
          <table:table-cell table:formula="of:=MATCH([.A10];[$Se.$A$1:$Se.$A$100];0)" office:value-type="string" office:string-value="" calcext:value-type="error">
            <text:p>#N/A</text:p>
          </table:table-cell>
          <table:table-cell table:formula="of:=IF(IFNA(IF(INDIRECT(ADDRESS([.F10];2;1;;&quot;Se&quot;)) = &quot;StReasonCode&quot;);0);&quot;Depricated_&quot;; &quot;&quot;)">
            <text:p/>
          </table:table-cell>
          <table:table-cell table:formula="of:=COM.MICROSOFT.CONCAT([.G10]; INDIRECT(ADDRESS([.F10];3;1;;&quot;Se&quot;)))" office:value-type="string" office:string-value="" calcext:value-type="error">
            <text:p>#N/A</text:p>
          </table:table-cell>
          <table:table-cell/>
          <table:table-cell table:formula="of:=IFNA(LEN([.D10]);0)" office:value-type="float" office:value="0" calcext:value-type="float">
            <text:p>0</text:p>
          </table:table-cell>
          <table:table-cell table:formula="of:=IFNA(LEN([.H10]);0)" office:value-type="float" office:value="0" calcext:value-type="float">
            <text:p>0</text:p>
          </table:table-cell>
        </table:table-row>
        <table:table-row table:style-name="ro1">
          <table:table-cell table:formula="of:=DEC2HEX( ROW() - 1)" office:value-type="string" office:string-value="A" calcext:value-type="string">
            <text:p>A</text:p>
          </table:table-cell>
          <table:table-cell table:formula="of:=MATCH([.A11];[$Ev.$A$1:$Ev.$A$100];0)" office:value-type="string" office:string-value="" calcext:value-type="error">
            <text:p>#N/A</text:p>
          </table:table-cell>
          <table:table-cell table:formula="of:=IF(IFNA(IF(INDIRECT(ADDRESS([.B11];2;1;;&quot;Ev&quot;)) = &quot;EvReasonCode&quot;);0);&quot;Depricated_&quot;; &quot;&quot;)">
            <text:p/>
          </table:table-cell>
          <table:table-cell table:formula="of:=COM.MICROSOFT.CONCAT([.C11]; INDIRECT(ADDRESS([.B11];3;1;;&quot;Ev&quot;)))" office:value-type="string" office:string-value="" calcext:value-type="error">
            <text:p>#N/A</text:p>
          </table:table-cell>
          <table:table-cell/>
          <table:table-cell table:formula="of:=MATCH([.A11];[$Se.$A$1:$Se.$A$100];0)" office:value-type="string" office:string-value="" calcext:value-type="error">
            <text:p>#N/A</text:p>
          </table:table-cell>
          <table:table-cell table:formula="of:=IF(IFNA(IF(INDIRECT(ADDRESS([.F11];2;1;;&quot;Se&quot;)) = &quot;StReasonCode&quot;);0);&quot;Depricated_&quot;; &quot;&quot;)">
            <text:p/>
          </table:table-cell>
          <table:table-cell table:formula="of:=COM.MICROSOFT.CONCAT([.G11]; INDIRECT(ADDRESS([.F11];3;1;;&quot;Se&quot;)))" office:value-type="string" office:string-value="" calcext:value-type="error">
            <text:p>#N/A</text:p>
          </table:table-cell>
          <table:table-cell/>
          <table:table-cell table:formula="of:=IFNA(LEN([.D11]);0)" office:value-type="float" office:value="0" calcext:value-type="float">
            <text:p>0</text:p>
          </table:table-cell>
          <table:table-cell table:formula="of:=IFNA(LEN([.H11]);0)" office:value-type="float" office:value="0" calcext:value-type="float">
            <text:p>0</text:p>
          </table:table-cell>
        </table:table-row>
        <table:table-row table:style-name="ro1">
          <table:table-cell table:formula="of:=DEC2HEX( ROW() - 1)" office:value-type="string" office:string-value="B" calcext:value-type="string">
            <text:p>B</text:p>
          </table:table-cell>
          <table:table-cell table:formula="of:=MATCH([.A12];[$Ev.$A$1:$Ev.$A$100];0)" office:value-type="string" office:string-value="" calcext:value-type="error">
            <text:p>#N/A</text:p>
          </table:table-cell>
          <table:table-cell table:formula="of:=IF(IFNA(IF(INDIRECT(ADDRESS([.B12];2;1;;&quot;Ev&quot;)) = &quot;EvReasonCode&quot;);0);&quot;Depricated_&quot;; &quot;&quot;)">
            <text:p/>
          </table:table-cell>
          <table:table-cell table:formula="of:=COM.MICROSOFT.CONCAT([.C12]; INDIRECT(ADDRESS([.B12];3;1;;&quot;Ev&quot;)))" office:value-type="string" office:string-value="" calcext:value-type="error">
            <text:p>#N/A</text:p>
          </table:table-cell>
          <table:table-cell/>
          <table:table-cell table:formula="of:=MATCH([.A12];[$Se.$A$1:$Se.$A$100];0)" office:value-type="string" office:string-value="" calcext:value-type="error">
            <text:p>#N/A</text:p>
          </table:table-cell>
          <table:table-cell table:formula="of:=IF(IFNA(IF(INDIRECT(ADDRESS([.F12];2;1;;&quot;Se&quot;)) = &quot;StReasonCode&quot;);0);&quot;Depricated_&quot;; &quot;&quot;)">
            <text:p/>
          </table:table-cell>
          <table:table-cell table:formula="of:=COM.MICROSOFT.CONCAT([.G12]; INDIRECT(ADDRESS([.F12];3;1;;&quot;Se&quot;)))" office:value-type="string" office:string-value="" calcext:value-type="error">
            <text:p>#N/A</text:p>
          </table:table-cell>
          <table:table-cell/>
          <table:table-cell table:formula="of:=IFNA(LEN([.D12]);0)" office:value-type="float" office:value="0" calcext:value-type="float">
            <text:p>0</text:p>
          </table:table-cell>
          <table:table-cell table:formula="of:=IFNA(LEN([.H12]);0)" office:value-type="float" office:value="0" calcext:value-type="float">
            <text:p>0</text:p>
          </table:table-cell>
        </table:table-row>
        <table:table-row table:style-name="ro1">
          <table:table-cell table:formula="of:=DEC2HEX( ROW() - 1)" office:value-type="string" office:string-value="C" calcext:value-type="string">
            <text:p>C</text:p>
          </table:table-cell>
          <table:table-cell table:formula="of:=MATCH([.A13];[$Ev.$A$1:$Ev.$A$100];0)" office:value-type="string" office:string-value="" calcext:value-type="error">
            <text:p>#N/A</text:p>
          </table:table-cell>
          <table:table-cell table:formula="of:=IF(IFNA(IF(INDIRECT(ADDRESS([.B13];2;1;;&quot;Ev&quot;)) = &quot;EvReasonCode&quot;);0);&quot;Depricated_&quot;; &quot;&quot;)">
            <text:p/>
          </table:table-cell>
          <table:table-cell table:formula="of:=COM.MICROSOFT.CONCAT([.C13]; INDIRECT(ADDRESS([.B13];3;1;;&quot;Ev&quot;)))" office:value-type="string" office:string-value="" calcext:value-type="error">
            <text:p>#N/A</text:p>
          </table:table-cell>
          <table:table-cell/>
          <table:table-cell table:formula="of:=MATCH([.A13];[$Se.$A$1:$Se.$A$100];0)" office:value-type="string" office:string-value="" calcext:value-type="error">
            <text:p>#N/A</text:p>
          </table:table-cell>
          <table:table-cell table:formula="of:=IF(IFNA(IF(INDIRECT(ADDRESS([.F13];2;1;;&quot;Se&quot;)) = &quot;StReasonCode&quot;);0);&quot;Depricated_&quot;; &quot;&quot;)">
            <text:p/>
          </table:table-cell>
          <table:table-cell table:formula="of:=COM.MICROSOFT.CONCAT([.G13]; INDIRECT(ADDRESS([.F13];3;1;;&quot;Se&quot;)))" office:value-type="string" office:string-value="" calcext:value-type="error">
            <text:p>#N/A</text:p>
          </table:table-cell>
          <table:table-cell/>
          <table:table-cell table:formula="of:=IFNA(LEN([.D13]);0)" office:value-type="float" office:value="0" calcext:value-type="float">
            <text:p>0</text:p>
          </table:table-cell>
          <table:table-cell table:formula="of:=IFNA(LEN([.H13]);0)" office:value-type="float" office:value="0" calcext:value-type="float">
            <text:p>0</text:p>
          </table:table-cell>
        </table:table-row>
        <table:table-row table:style-name="ro1">
          <table:table-cell table:formula="of:=DEC2HEX( ROW() - 1)" office:value-type="string" office:string-value="D" calcext:value-type="string">
            <text:p>D</text:p>
          </table:table-cell>
          <table:table-cell table:formula="of:=MATCH([.A14];[$Ev.$A$1:$Ev.$A$100];0)" office:value-type="string" office:string-value="" calcext:value-type="error">
            <text:p>#N/A</text:p>
          </table:table-cell>
          <table:table-cell table:formula="of:=IF(IFNA(IF(INDIRECT(ADDRESS([.B14];2;1;;&quot;Ev&quot;)) = &quot;EvReasonCode&quot;);0);&quot;Depricated_&quot;; &quot;&quot;)">
            <text:p/>
          </table:table-cell>
          <table:table-cell table:formula="of:=COM.MICROSOFT.CONCAT([.C14]; INDIRECT(ADDRESS([.B14];3;1;;&quot;Ev&quot;)))" office:value-type="string" office:string-value="" calcext:value-type="error">
            <text:p>#N/A</text:p>
          </table:table-cell>
          <table:table-cell/>
          <table:table-cell table:formula="of:=MATCH([.A14];[$Se.$A$1:$Se.$A$100];0)" office:value-type="string" office:string-value="" calcext:value-type="error">
            <text:p>#N/A</text:p>
          </table:table-cell>
          <table:table-cell table:formula="of:=IF(IFNA(IF(INDIRECT(ADDRESS([.F14];2;1;;&quot;Se&quot;)) = &quot;StReasonCode&quot;);0);&quot;Depricated_&quot;; &quot;&quot;)">
            <text:p/>
          </table:table-cell>
          <table:table-cell table:formula="of:=COM.MICROSOFT.CONCAT([.G14]; INDIRECT(ADDRESS([.F14];3;1;;&quot;Se&quot;)))" office:value-type="string" office:string-value="" calcext:value-type="error">
            <text:p>#N/A</text:p>
          </table:table-cell>
          <table:table-cell/>
          <table:table-cell table:formula="of:=IFNA(LEN([.D14]);0)" office:value-type="float" office:value="0" calcext:value-type="float">
            <text:p>0</text:p>
          </table:table-cell>
          <table:table-cell table:formula="of:=IFNA(LEN([.H14]);0)" office:value-type="float" office:value="0" calcext:value-type="float">
            <text:p>0</text:p>
          </table:table-cell>
        </table:table-row>
        <table:table-row table:style-name="ro1">
          <table:table-cell table:formula="of:=DEC2HEX( ROW() - 1)" office:value-type="string" office:string-value="E" calcext:value-type="string">
            <text:p>E</text:p>
          </table:table-cell>
          <table:table-cell table:formula="of:=MATCH([.A15];[$Ev.$A$1:$Ev.$A$100];0)" office:value-type="string" office:string-value="" calcext:value-type="error">
            <text:p>#N/A</text:p>
          </table:table-cell>
          <table:table-cell table:formula="of:=IF(IFNA(IF(INDIRECT(ADDRESS([.B15];2;1;;&quot;Ev&quot;)) = &quot;EvReasonCode&quot;);0);&quot;Depricated_&quot;; &quot;&quot;)">
            <text:p/>
          </table:table-cell>
          <table:table-cell table:formula="of:=COM.MICROSOFT.CONCAT([.C15]; INDIRECT(ADDRESS([.B15];3;1;;&quot;Ev&quot;)))" office:value-type="string" office:string-value="" calcext:value-type="error">
            <text:p>#N/A</text:p>
          </table:table-cell>
          <table:table-cell/>
          <table:table-cell table:formula="of:=MATCH([.A15];[$Se.$A$1:$Se.$A$100];0)" office:value-type="string" office:string-value="" calcext:value-type="error">
            <text:p>#N/A</text:p>
          </table:table-cell>
          <table:table-cell table:formula="of:=IF(IFNA(IF(INDIRECT(ADDRESS([.F15];2;1;;&quot;Se&quot;)) = &quot;StReasonCode&quot;);0);&quot;Depricated_&quot;; &quot;&quot;)">
            <text:p/>
          </table:table-cell>
          <table:table-cell table:formula="of:=COM.MICROSOFT.CONCAT([.G15]; INDIRECT(ADDRESS([.F15];3;1;;&quot;Se&quot;)))" office:value-type="string" office:string-value="" calcext:value-type="error">
            <text:p>#N/A</text:p>
          </table:table-cell>
          <table:table-cell/>
          <table:table-cell table:formula="of:=IFNA(LEN([.D15]);0)" office:value-type="float" office:value="0" calcext:value-type="float">
            <text:p>0</text:p>
          </table:table-cell>
          <table:table-cell table:formula="of:=IFNA(LEN([.H15]);0)" office:value-type="float" office:value="0" calcext:value-type="float">
            <text:p>0</text:p>
          </table:table-cell>
        </table:table-row>
        <table:table-row table:style-name="ro1">
          <table:table-cell table:formula="of:=DEC2HEX( ROW() - 1)" office:value-type="string" office:string-value="F" calcext:value-type="string">
            <text:p>F</text:p>
          </table:table-cell>
          <table:table-cell table:formula="of:=MATCH([.A16];[$Ev.$A$1:$Ev.$A$100];0)" office:value-type="string" office:string-value="" calcext:value-type="error">
            <text:p>#N/A</text:p>
          </table:table-cell>
          <table:table-cell table:formula="of:=IF(IFNA(IF(INDIRECT(ADDRESS([.B16];2;1;;&quot;Ev&quot;)) = &quot;EvReasonCode&quot;);0);&quot;Depricated_&quot;; &quot;&quot;)">
            <text:p/>
          </table:table-cell>
          <table:table-cell table:formula="of:=COM.MICROSOFT.CONCAT([.C16]; INDIRECT(ADDRESS([.B16];3;1;;&quot;Ev&quot;)))" office:value-type="string" office:string-value="" calcext:value-type="error">
            <text:p>#N/A</text:p>
          </table:table-cell>
          <table:table-cell/>
          <table:table-cell table:formula="of:=MATCH([.A16];[$Se.$A$1:$Se.$A$100];0)" office:value-type="string" office:string-value="" calcext:value-type="error">
            <text:p>#N/A</text:p>
          </table:table-cell>
          <table:table-cell table:formula="of:=IF(IFNA(IF(INDIRECT(ADDRESS([.F16];2;1;;&quot;Se&quot;)) = &quot;StReasonCode&quot;);0);&quot;Depricated_&quot;; &quot;&quot;)">
            <text:p/>
          </table:table-cell>
          <table:table-cell table:formula="of:=COM.MICROSOFT.CONCAT([.G16]; INDIRECT(ADDRESS([.F16];3;1;;&quot;Se&quot;)))" office:value-type="string" office:string-value="" calcext:value-type="error">
            <text:p>#N/A</text:p>
          </table:table-cell>
          <table:table-cell/>
          <table:table-cell table:formula="of:=IFNA(LEN([.D16]);0)" office:value-type="float" office:value="0" calcext:value-type="float">
            <text:p>0</text:p>
          </table:table-cell>
          <table:table-cell table:formula="of:=IFNA(LEN([.H16]);0)" office:value-type="float" office:value="0" calcext:value-type="float">
            <text:p>0</text:p>
          </table:table-cell>
        </table:table-row>
        <table:table-row table:style-name="ro1">
          <table:table-cell table:formula="of:=DEC2HEX( ROW() - 1)" office:value-type="string" office:string-value="10" calcext:value-type="string">
            <text:p>10</text:p>
          </table:table-cell>
          <table:table-cell table:formula="of:=MATCH([.A17];[$Ev.$A$1:$Ev.$A$100];0)" office:value-type="string" office:string-value="" calcext:value-type="error">
            <text:p>#N/A</text:p>
          </table:table-cell>
          <table:table-cell table:formula="of:=IF(IFNA(IF(INDIRECT(ADDRESS([.B17];2;1;;&quot;Ev&quot;)) = &quot;EvReasonCode&quot;);0);&quot;Depricated_&quot;; &quot;&quot;)">
            <text:p/>
          </table:table-cell>
          <table:table-cell table:formula="of:=COM.MICROSOFT.CONCAT([.C17]; INDIRECT(ADDRESS([.B17];3;1;;&quot;Ev&quot;)))" office:value-type="string" office:string-value="" calcext:value-type="error">
            <text:p>#N/A</text:p>
          </table:table-cell>
          <table:table-cell/>
          <table:table-cell table:formula="of:=MATCH([.A17];[$Se.$A$1:$Se.$A$100];0)" office:value-type="string" office:string-value="" calcext:value-type="error">
            <text:p>#N/A</text:p>
          </table:table-cell>
          <table:table-cell table:formula="of:=IF(IFNA(IF(INDIRECT(ADDRESS([.F17];2;1;;&quot;Se&quot;)) = &quot;StReasonCode&quot;);0);&quot;Depricated_&quot;; &quot;&quot;)">
            <text:p/>
          </table:table-cell>
          <table:table-cell table:formula="of:=COM.MICROSOFT.CONCAT([.G17]; INDIRECT(ADDRESS([.F17];3;1;;&quot;Se&quot;)))" office:value-type="string" office:string-value="" calcext:value-type="error">
            <text:p>#N/A</text:p>
          </table:table-cell>
          <table:table-cell/>
          <table:table-cell table:formula="of:=IFNA(LEN([.D17]);0)" office:value-type="float" office:value="0" calcext:value-type="float">
            <text:p>0</text:p>
          </table:table-cell>
          <table:table-cell table:formula="of:=IFNA(LEN([.H17]);0)" office:value-type="float" office:value="0" calcext:value-type="float">
            <text:p>0</text:p>
          </table:table-cell>
        </table:table-row>
        <table:table-row table:style-name="ro1">
          <table:table-cell table:formula="of:=DEC2HEX( ROW() - 1)" office:value-type="string" office:string-value="11" calcext:value-type="string">
            <text:p>11</text:p>
          </table:table-cell>
          <table:table-cell table:formula="of:=MATCH([.A18];[$Ev.$A$1:$Ev.$A$100];0)" office:value-type="float" office:value="6" calcext:value-type="float">
            <text:p>6</text:p>
          </table:table-cell>
          <table:table-cell table:formula="of:=IF(IFNA(IF(INDIRECT(ADDRESS([.B18];2;1;;&quot;Ev&quot;)) = &quot;EvReasonCode&quot;);0);&quot;Depricated_&quot;; &quot;&quot;)">
            <text:p/>
          </table:table-cell>
          <table:table-cell table:formula="of:=COM.MICROSOFT.CONCAT([.C18]; INDIRECT(ADDRESS([.B18];3;1;;&quot;Ev&quot;)))" office:value-type="string" office:string-value="Version_fails" calcext:value-type="string">
            <text:p>Version_fails</text:p>
          </table:table-cell>
          <table:table-cell/>
          <table:table-cell table:formula="of:=MATCH([.A18];[$Se.$A$1:$Se.$A$100];0)" office:value-type="float" office:value="5" calcext:value-type="float">
            <text:p>5</text:p>
          </table:table-cell>
          <table:table-cell table:formula="of:=IF(IFNA(IF(INDIRECT(ADDRESS([.F18];2;1;;&quot;Se&quot;)) = &quot;StReasonCode&quot;);0);&quot;Depricated_&quot;; &quot;&quot;)">
            <text:p/>
          </table:table-cell>
          <table:table-cell table:formula="of:=COM.MICROSOFT.CONCAT([.G18]; INDIRECT(ADDRESS([.F18];3;1;;&quot;Se&quot;)))" office:value-type="string" office:string-value="Version_fails" calcext:value-type="string">
            <text:p>Version_fails</text:p>
          </table:table-cell>
          <table:table-cell/>
          <table:table-cell table:formula="of:=IFNA(LEN([.D18]);0)" office:value-type="float" office:value="13" calcext:value-type="float">
            <text:p>13</text:p>
          </table:table-cell>
          <table:table-cell table:formula="of:=IFNA(LEN([.H18]);0)" office:value-type="float" office:value="13" calcext:value-type="float">
            <text:p>13</text:p>
          </table:table-cell>
        </table:table-row>
        <table:table-row table:style-name="ro1">
          <table:table-cell table:formula="of:=DEC2HEX( ROW() - 1)" office:value-type="string" office:string-value="12" calcext:value-type="string">
            <text:p>12</text:p>
          </table:table-cell>
          <table:table-cell table:formula="of:=MATCH([.A19];[$Ev.$A$1:$Ev.$A$100];0)" office:value-type="float" office:value="7" calcext:value-type="float">
            <text:p>7</text:p>
          </table:table-cell>
          <table:table-cell table:formula="of:=IF(IFNA(IF(INDIRECT(ADDRESS([.B19];2;1;;&quot;Ev&quot;)) = &quot;EvReasonCode&quot;);0);&quot;Depricated_&quot;; &quot;&quot;)">
            <text:p/>
          </table:table-cell>
          <table:table-cell table:formula="of:=COM.MICROSOFT.CONCAT([.C19]; INDIRECT(ADDRESS([.B19];3;1;;&quot;Ev&quot;)))" office:value-type="string" office:string-value="Initialization_fails" calcext:value-type="string">
            <text:p>Initialization_fails</text:p>
          </table:table-cell>
          <table:table-cell/>
          <table:table-cell table:formula="of:=MATCH([.A19];[$Se.$A$1:$Se.$A$100];0)" office:value-type="float" office:value="6" calcext:value-type="float">
            <text:p>6</text:p>
          </table:table-cell>
          <table:table-cell table:formula="of:=IF(IFNA(IF(INDIRECT(ADDRESS([.F19];2;1;;&quot;Se&quot;)) = &quot;StReasonCode&quot;);0);&quot;Depricated_&quot;; &quot;&quot;)">
            <text:p/>
          </table:table-cell>
          <table:table-cell table:formula="of:=COM.MICROSOFT.CONCAT([.G19]; INDIRECT(ADDRESS([.F19];3;1;;&quot;Se&quot;)))" office:value-type="string" office:string-value="Initialization_fails" calcext:value-type="string">
            <text:p>Initialization_fails</text:p>
          </table:table-cell>
          <table:table-cell/>
          <table:table-cell table:formula="of:=IFNA(LEN([.D19]);0)" office:value-type="float" office:value="20" calcext:value-type="float">
            <text:p>20</text:p>
          </table:table-cell>
          <table:table-cell table:formula="of:=IFNA(LEN([.H19]);0)" office:value-type="float" office:value="20" calcext:value-type="float">
            <text:p>20</text:p>
          </table:table-cell>
        </table:table-row>
        <table:table-row table:style-name="ro1">
          <table:table-cell table:formula="of:=DEC2HEX( ROW() - 1)" office:value-type="string" office:string-value="13" calcext:value-type="string">
            <text:p>13</text:p>
          </table:table-cell>
          <table:table-cell table:formula="of:=MATCH([.A20];[$Ev.$A$1:$Ev.$A$100];0)" office:value-type="float" office:value="8" calcext:value-type="float">
            <text:p>8</text:p>
          </table:table-cell>
          <table:table-cell table:formula="of:=IF(IFNA(IF(INDIRECT(ADDRESS([.B20];2;1;;&quot;Ev&quot;)) = &quot;EvReasonCode&quot;);0);&quot;Depricated_&quot;; &quot;&quot;)">
            <text:p/>
          </table:table-cell>
          <table:table-cell table:formula="of:=COM.MICROSOFT.CONCAT([.C20]; INDIRECT(ADDRESS([.B20];3;1;;&quot;Ev&quot;)))" office:value-type="string" office:string-value="Version_Restart" calcext:value-type="string">
            <text:p>Version_Restart</text:p>
          </table:table-cell>
          <table:table-cell/>
          <table:table-cell table:formula="of:=MATCH([.A20];[$Se.$A$1:$Se.$A$100];0)" office:value-type="float" office:value="7" calcext:value-type="float">
            <text:p>7</text:p>
          </table:table-cell>
          <table:table-cell table:formula="of:=IF(IFNA(IF(INDIRECT(ADDRESS([.F20];2;1;;&quot;Se&quot;)) = &quot;StReasonCode&quot;);0);&quot;Depricated_&quot;; &quot;&quot;)">
            <text:p/>
          </table:table-cell>
          <table:table-cell table:formula="of:=COM.MICROSOFT.CONCAT([.G20]; INDIRECT(ADDRESS([.F20];3;1;;&quot;Se&quot;)))" office:value-type="string" office:string-value="Version_Restart" calcext:value-type="string">
            <text:p>Version_Restart</text:p>
          </table:table-cell>
          <table:table-cell/>
          <table:table-cell table:formula="of:=IFNA(LEN([.D20]);0)" office:value-type="float" office:value="15" calcext:value-type="float">
            <text:p>15</text:p>
          </table:table-cell>
          <table:table-cell table:formula="of:=IFNA(LEN([.H20]);0)" office:value-type="float" office:value="15" calcext:value-type="float">
            <text:p>15</text:p>
          </table:table-cell>
        </table:table-row>
        <table:table-row table:style-name="ro1">
          <table:table-cell table:formula="of:=DEC2HEX( ROW() - 1)" office:value-type="string" office:string-value="14" calcext:value-type="string">
            <text:p>14</text:p>
          </table:table-cell>
          <table:table-cell table:formula="of:=MATCH([.A21];[$Ev.$A$1:$Ev.$A$100];0)" office:value-type="float" office:value="9" calcext:value-type="float">
            <text:p>9</text:p>
          </table:table-cell>
          <table:table-cell table:formula="of:=IF(IFNA(IF(INDIRECT(ADDRESS([.B21];2;1;;&quot;Ev&quot;)) = &quot;EvReasonCode&quot;);0);&quot;Depricated_&quot;; &quot;&quot;)">
            <text:p/>
          </table:table-cell>
          <table:table-cell table:formula="of:=COM.MICROSOFT.CONCAT([.C21]; INDIRECT(ADDRESS([.B21];3;1;;&quot;Ev&quot;)))" office:value-type="string" office:string-value="Bit_Rate_Restart" calcext:value-type="string">
            <text:p>Bit_Rate_Restart</text:p>
          </table:table-cell>
          <table:table-cell/>
          <table:table-cell table:formula="of:=MATCH([.A21];[$Se.$A$1:$Se.$A$100];0)" office:value-type="float" office:value="8" calcext:value-type="float">
            <text:p>8</text:p>
          </table:table-cell>
          <table:table-cell table:formula="of:=IF(IFNA(IF(INDIRECT(ADDRESS([.F21];2;1;;&quot;Se&quot;)) = &quot;StReasonCode&quot;);0);&quot;Depricated_&quot;; &quot;&quot;)">
            <text:p/>
          </table:table-cell>
          <table:table-cell table:formula="of:=COM.MICROSOFT.CONCAT([.G21]; INDIRECT(ADDRESS([.F21];3;1;;&quot;Se&quot;)))" office:value-type="string" office:string-value="Bit_Rate_Restart" calcext:value-type="string">
            <text:p>Bit_Rate_Restart</text:p>
          </table:table-cell>
          <table:table-cell/>
          <table:table-cell table:formula="of:=IFNA(LEN([.D21]);0)" office:value-type="float" office:value="16" calcext:value-type="float">
            <text:p>16</text:p>
          </table:table-cell>
          <table:table-cell table:formula="of:=IFNA(LEN([.H21]);0)" office:value-type="float" office:value="16" calcext:value-type="float">
            <text:p>16</text:p>
          </table:table-cell>
        </table:table-row>
        <table:table-row table:style-name="ro1">
          <table:table-cell table:formula="of:=DEC2HEX( ROW() - 1)" office:value-type="string" office:string-value="15" calcext:value-type="string">
            <text:p>15</text:p>
          </table:table-cell>
          <table:table-cell table:formula="of:=MATCH([.A22];[$Ev.$A$1:$Ev.$A$100];0)" office:value-type="float" office:value="10" calcext:value-type="float">
            <text:p>10</text:p>
          </table:table-cell>
          <table:table-cell table:formula="of:=IF(IFNA(IF(INDIRECT(ADDRESS([.B22];2;1;;&quot;Ev&quot;)) = &quot;EvReasonCode&quot;);0);&quot;Depricated_&quot;; &quot;&quot;)">
            <text:p/>
          </table:table-cell>
          <table:table-cell table:formula="of:=COM.MICROSOFT.CONCAT([.C22]; INDIRECT(ADDRESS([.B22];3;1;;&quot;Ev&quot;)))" office:value-type="string" office:string-value="MCU_Reset_Restart" calcext:value-type="string">
            <text:p>MCU_Reset_Restart</text:p>
          </table:table-cell>
          <table:table-cell/>
          <table:table-cell table:formula="of:=MATCH([.A22];[$Se.$A$1:$Se.$A$100];0)" office:value-type="float" office:value="9" calcext:value-type="float">
            <text:p>9</text:p>
          </table:table-cell>
          <table:table-cell table:formula="of:=IF(IFNA(IF(INDIRECT(ADDRESS([.F22];2;1;;&quot;Se&quot;)) = &quot;StReasonCode&quot;);0);&quot;Depricated_&quot;; &quot;&quot;)">
            <text:p/>
          </table:table-cell>
          <table:table-cell table:formula="of:=COM.MICROSOFT.CONCAT([.G22]; INDIRECT(ADDRESS([.F22];3;1;;&quot;Se&quot;)))" office:value-type="string" office:string-value="MCU_Reset_Restart" calcext:value-type="string">
            <text:p>MCU_Reset_Restart</text:p>
          </table:table-cell>
          <table:table-cell/>
          <table:table-cell table:formula="of:=IFNA(LEN([.D22]);0)" office:value-type="float" office:value="17" calcext:value-type="float">
            <text:p>17</text:p>
          </table:table-cell>
          <table:table-cell table:formula="of:=IFNA(LEN([.H22]);0)" office:value-type="float" office:value="17" calcext:value-type="float">
            <text:p>17</text:p>
          </table:table-cell>
        </table:table-row>
        <table:table-row table:style-name="ro1">
          <table:table-cell table:formula="of:=DEC2HEX( ROW() - 1)" office:value-type="string" office:string-value="16" calcext:value-type="string">
            <text:p>16</text:p>
          </table:table-cell>
          <table:table-cell table:formula="of:=MATCH([.A23];[$Ev.$A$1:$Ev.$A$100];0)" office:value-type="float" office:value="11" calcext:value-type="float">
            <text:p>11</text:p>
          </table:table-cell>
          <table:table-cell table:formula="of:=IF(IFNA(IF(INDIRECT(ADDRESS([.B23];2;1;;&quot;Ev&quot;)) = &quot;EvReasonCode&quot;);0);&quot;Depricated_&quot;; &quot;&quot;)">
            <text:p/>
          </table:table-cell>
          <table:table-cell table:formula="of:=COM.MICROSOFT.CONCAT([.C23]; INDIRECT(ADDRESS([.B23];3;1;;&quot;Ev&quot;)))" office:value-type="string" office:string-value="Pilot_Fault_Restart" calcext:value-type="string">
            <text:p>Pilot_Fault_Restart</text:p>
          </table:table-cell>
          <table:table-cell/>
          <table:table-cell table:formula="of:=MATCH([.A23];[$Se.$A$1:$Se.$A$100];0)" office:value-type="float" office:value="10" calcext:value-type="float">
            <text:p>10</text:p>
          </table:table-cell>
          <table:table-cell table:formula="of:=IF(IFNA(IF(INDIRECT(ADDRESS([.F23];2;1;;&quot;Se&quot;)) = &quot;StReasonCode&quot;);0);&quot;Depricated_&quot;; &quot;&quot;)">
            <text:p/>
          </table:table-cell>
          <table:table-cell table:formula="of:=COM.MICROSOFT.CONCAT([.G23]; INDIRECT(ADDRESS([.F23];3;1;;&quot;Se&quot;)))" office:value-type="string" office:string-value="Power_Fault_Restart" calcext:value-type="string">
            <text:p>Power_Fault_Restart</text:p>
          </table:table-cell>
          <table:table-cell/>
          <table:table-cell table:formula="of:=IFNA(LEN([.D23]);0)" office:value-type="float" office:value="19" calcext:value-type="float">
            <text:p>19</text:p>
          </table:table-cell>
          <table:table-cell table:formula="of:=IFNA(LEN([.H23]);0)" office:value-type="float" office:value="19" calcext:value-type="float">
            <text:p>19</text:p>
          </table:table-cell>
        </table:table-row>
        <table:table-row table:style-name="ro1">
          <table:table-cell table:formula="of:=DEC2HEX( ROW() - 1)" office:value-type="string" office:string-value="17" calcext:value-type="string">
            <text:p>17</text:p>
          </table:table-cell>
          <table:table-cell table:formula="of:=MATCH([.A24];[$Ev.$A$1:$Ev.$A$100];0)" office:value-type="float" office:value="12" calcext:value-type="float">
            <text:p>12</text:p>
          </table:table-cell>
          <table:table-cell table:formula="of:=IF(IFNA(IF(INDIRECT(ADDRESS([.B24];2;1;;&quot;Ev&quot;)) = &quot;EvReasonCode&quot;);0);&quot;Depricated_&quot;; &quot;&quot;)">
            <text:p/>
          </table:table-cell>
          <table:table-cell table:formula="of:=COM.MICROSOFT.CONCAT([.C24]; INDIRECT(ADDRESS([.B24];3;1;;&quot;Ev&quot;)))" office:value-type="string" office:string-value="No_LIN" calcext:value-type="string">
            <text:p>No_LIN</text:p>
          </table:table-cell>
          <table:table-cell/>
          <table:table-cell table:formula="of:=MATCH([.A24];[$Se.$A$1:$Se.$A$100];0)" office:value-type="float" office:value="11" calcext:value-type="float">
            <text:p>11</text:p>
          </table:table-cell>
          <table:table-cell table:formula="of:=IF(IFNA(IF(INDIRECT(ADDRESS([.F24];2;1;;&quot;Se&quot;)) = &quot;StReasonCode&quot;);0);&quot;Depricated_&quot;; &quot;&quot;)">
            <text:p/>
          </table:table-cell>
          <table:table-cell table:formula="of:=COM.MICROSOFT.CONCAT([.G24]; INDIRECT(ADDRESS([.F24];3;1;;&quot;Se&quot;)))" office:value-type="string" office:string-value="No_LIN" calcext:value-type="string">
            <text:p>No_LIN</text:p>
          </table:table-cell>
          <table:table-cell/>
          <table:table-cell table:formula="of:=IFNA(LEN([.D24]);0)" office:value-type="float" office:value="6" calcext:value-type="float">
            <text:p>6</text:p>
          </table:table-cell>
          <table:table-cell table:formula="of:=IFNA(LEN([.H24]);0)" office:value-type="float" office:value="6" calcext:value-type="float">
            <text:p>6</text:p>
          </table:table-cell>
        </table:table-row>
        <table:table-row table:style-name="ro1">
          <table:table-cell table:formula="of:=DEC2HEX( ROW() - 1)" office:value-type="string" office:string-value="18" calcext:value-type="string">
            <text:p>18</text:p>
          </table:table-cell>
          <table:table-cell table:formula="of:=MATCH([.A25];[$Ev.$A$1:$Ev.$A$100];0)" office:value-type="float" office:value="13" calcext:value-type="float">
            <text:p>13</text:p>
          </table:table-cell>
          <table:table-cell table:formula="of:=IF(IFNA(IF(INDIRECT(ADDRESS([.B25];2;1;;&quot;Ev&quot;)) = &quot;EvReasonCode&quot;);0);&quot;Depricated_&quot;; &quot;&quot;)">
            <text:p/>
          </table:table-cell>
          <table:table-cell table:formula="of:=COM.MICROSOFT.CONCAT([.C25]; INDIRECT(ADDRESS([.B25];3;1;;&quot;Ev&quot;)))" office:value-type="string" office:string-value="Int_Fault_Restart" calcext:value-type="string">
            <text:p>Int_Fault_Restart</text:p>
          </table:table-cell>
          <table:table-cell/>
          <table:table-cell table:formula="of:=MATCH([.A25];[$Se.$A$1:$Se.$A$100];0)" office:value-type="float" office:value="12" calcext:value-type="float">
            <text:p>12</text:p>
          </table:table-cell>
          <table:table-cell table:formula="of:=IF(IFNA(IF(INDIRECT(ADDRESS([.F25];2;1;;&quot;Se&quot;)) = &quot;StReasonCode&quot;);0);&quot;Depricated_&quot;; &quot;&quot;)">
            <text:p/>
          </table:table-cell>
          <table:table-cell table:formula="of:=COM.MICROSOFT.CONCAT([.G25]; INDIRECT(ADDRESS([.F25];3;1;;&quot;Se&quot;)))" office:value-type="string" office:string-value="Int_Fault_Restart" calcext:value-type="string">
            <text:p>Int_Fault_Restart</text:p>
          </table:table-cell>
          <table:table-cell/>
          <table:table-cell table:formula="of:=IFNA(LEN([.D25]);0)" office:value-type="float" office:value="17" calcext:value-type="float">
            <text:p>17</text:p>
          </table:table-cell>
          <table:table-cell table:formula="of:=IFNA(LEN([.H25]);0)" office:value-type="float" office:value="17" calcext:value-type="float">
            <text:p>17</text:p>
          </table:table-cell>
        </table:table-row>
        <table:table-row table:style-name="ro1">
          <table:table-cell table:formula="of:=DEC2HEX( ROW() - 1)" office:value-type="string" office:string-value="19" calcext:value-type="string">
            <text:p>19</text:p>
          </table:table-cell>
          <table:table-cell table:formula="of:=MATCH([.A26];[$Ev.$A$1:$Ev.$A$100];0)" office:value-type="float" office:value="14" calcext:value-type="float">
            <text:p>14</text:p>
          </table:table-cell>
          <table:table-cell table:formula="of:=IF(IFNA(IF(INDIRECT(ADDRESS([.B26];2;1;;&quot;Ev&quot;)) = &quot;EvReasonCode&quot;);0);&quot;Depricated_&quot;; &quot;&quot;)">
            <text:p/>
          </table:table-cell>
          <table:table-cell table:formula="of:=COM.MICROSOFT.CONCAT([.C26]; INDIRECT(ADDRESS([.B26];3;1;;&quot;Ev&quot;)))" office:value-type="string" office:string-value="Int_Fault_Termination" calcext:value-type="string">
            <text:p>Int_Fault_Termination</text:p>
          </table:table-cell>
          <table:table-cell/>
          <table:table-cell table:formula="of:=MATCH([.A26];[$Se.$A$1:$Se.$A$100];0)" office:value-type="float" office:value="13" calcext:value-type="float">
            <text:p>13</text:p>
          </table:table-cell>
          <table:table-cell table:formula="of:=IF(IFNA(IF(INDIRECT(ADDRESS([.F26];2;1;;&quot;Se&quot;)) = &quot;StReasonCode&quot;);0);&quot;Depricated_&quot;; &quot;&quot;)">
            <text:p/>
          </table:table-cell>
          <table:table-cell table:formula="of:=COM.MICROSOFT.CONCAT([.G26]; INDIRECT(ADDRESS([.F26];3;1;;&quot;Se&quot;)))" office:value-type="string" office:string-value="EMS_Charging_delayed" calcext:value-type="string">
            <text:p>EMS_Charging_delayed</text:p>
          </table:table-cell>
          <table:table-cell/>
          <table:table-cell table:formula="of:=IFNA(LEN([.D26]);0)" office:value-type="float" office:value="21" calcext:value-type="float">
            <text:p>21</text:p>
          </table:table-cell>
          <table:table-cell table:formula="of:=IFNA(LEN([.H26]);0)" office:value-type="float" office:value="20" calcext:value-type="float">
            <text:p>20</text:p>
          </table:table-cell>
        </table:table-row>
        <table:table-row table:style-name="ro1">
          <table:table-cell table:formula="of:=DEC2HEX( ROW() - 1)" office:value-type="string" office:string-value="1A" calcext:value-type="string">
            <text:p>1A</text:p>
          </table:table-cell>
          <table:table-cell table:formula="of:=MATCH([.A27];[$Ev.$A$1:$Ev.$A$100];0)" office:value-type="float" office:value="15" calcext:value-type="float">
            <text:p>15</text:p>
          </table:table-cell>
          <table:table-cell table:formula="of:=IF(IFNA(IF(INDIRECT(ADDRESS([.B27];2;1;;&quot;Ev&quot;)) = &quot;EvReasonCode&quot;);0);&quot;Depricated_&quot;; &quot;&quot;)">
            <text:p/>
          </table:table-cell>
          <table:table-cell table:formula="of:=COM.MICROSOFT.CONCAT([.C27]; INDIRECT(ADDRESS([.B27];3;1;;&quot;Ev&quot;)))" office:value-type="string" office:string-value="Available_current_too_low" calcext:value-type="string">
            <text:p>Available_current_too_low</text:p>
          </table:table-cell>
          <table:table-cell/>
          <table:table-cell table:formula="of:=MATCH([.A27];[$Se.$A$1:$Se.$A$100];0)" office:value-type="float" office:value="14" calcext:value-type="float">
            <text:p>14</text:p>
          </table:table-cell>
          <table:table-cell table:formula="of:=IF(IFNA(IF(INDIRECT(ADDRESS([.F27];2;1;;&quot;Se&quot;)) = &quot;StReasonCode&quot;);0);&quot;Depricated_&quot;; &quot;&quot;)">
            <text:p/>
          </table:table-cell>
          <table:table-cell table:formula="of:=COM.MICROSOFT.CONCAT([.G27]; INDIRECT(ADDRESS([.F27];3;1;;&quot;Se&quot;)))" office:value-type="string" office:string-value="User_Stop" calcext:value-type="string">
            <text:p>User_Stop</text:p>
          </table:table-cell>
          <table:table-cell/>
          <table:table-cell table:formula="of:=IFNA(LEN([.D27]);0)" office:value-type="float" office:value="25" calcext:value-type="float">
            <text:p>25</text:p>
          </table:table-cell>
          <table:table-cell table:formula="of:=IFNA(LEN([.H27]);0)" office:value-type="float" office:value="9" calcext:value-type="float">
            <text:p>9</text:p>
          </table:table-cell>
        </table:table-row>
        <table:table-row table:style-name="ro1">
          <table:table-cell table:formula="of:=DEC2HEX( ROW() - 1)" office:value-type="string" office:string-value="1B" calcext:value-type="string">
            <text:p>1B</text:p>
          </table:table-cell>
          <table:table-cell table:formula="of:=MATCH([.A28];[$Ev.$A$1:$Ev.$A$100];0)" office:value-type="float" office:value="16" calcext:value-type="float">
            <text:p>16</text:p>
          </table:table-cell>
          <table:table-cell table:formula="of:=IF(IFNA(IF(INDIRECT(ADDRESS([.B28];2;1;;&quot;Ev&quot;)) = &quot;EvReasonCode&quot;);0);&quot;Depricated_&quot;; &quot;&quot;)">
            <text:p/>
          </table:table-cell>
          <table:table-cell table:formula="of:=COM.MICROSOFT.CONCAT([.C28]; INDIRECT(ADDRESS([.B28];3;1;;&quot;Ev&quot;)))" office:value-type="string" office:string-value="Available_voltage_too_high" calcext:value-type="string">
            <text:p>Available_voltage_too_high</text:p>
          </table:table-cell>
          <table:table-cell/>
          <table:table-cell table:formula="of:=MATCH([.A28];[$Se.$A$1:$Se.$A$100];0)" office:value-type="float" office:value="15" calcext:value-type="float">
            <text:p>15</text:p>
          </table:table-cell>
          <table:table-cell table:formula="of:=IF(IFNA(IF(INDIRECT(ADDRESS([.F28];2;1;;&quot;Se&quot;)) = &quot;StReasonCode&quot;);0);&quot;Depricated_&quot;; &quot;&quot;)">
            <text:p/>
          </table:table-cell>
          <table:table-cell table:formula="of:=COM.MICROSOFT.CONCAT([.G28]; INDIRECT(ADDRESS([.F28];3;1;;&quot;Se&quot;)))" office:value-type="string" office:string-value="Available_current_too_low" calcext:value-type="string">
            <text:p>Available_current_too_low</text:p>
          </table:table-cell>
          <table:table-cell/>
          <table:table-cell table:formula="of:=IFNA(LEN([.D28]);0)" office:value-type="float" office:value="26" calcext:value-type="float">
            <text:p>26</text:p>
          </table:table-cell>
          <table:table-cell table:formula="of:=IFNA(LEN([.H28]);0)" office:value-type="float" office:value="25" calcext:value-type="float">
            <text:p>25</text:p>
          </table:table-cell>
        </table:table-row>
        <table:table-row table:style-name="ro1">
          <table:table-cell table:formula="of:=DEC2HEX( ROW() - 1)" office:value-type="string" office:string-value="1C" calcext:value-type="string">
            <text:p>1C</text:p>
          </table:table-cell>
          <table:table-cell table:formula="of:=MATCH([.A29];[$Ev.$A$1:$Ev.$A$100];0)" office:value-type="float" office:value="17" calcext:value-type="float">
            <text:p>17</text:p>
          </table:table-cell>
          <table:table-cell table:formula="of:=IF(IFNA(IF(INDIRECT(ADDRESS([.B29];2;1;;&quot;Ev&quot;)) = &quot;EvReasonCode&quot;);0);&quot;Depricated_&quot;; &quot;&quot;)">
            <text:p/>
          </table:table-cell>
          <table:table-cell table:formula="of:=COM.MICROSOFT.CONCAT([.C29]; INDIRECT(ADDRESS([.B29];3;1;;&quot;Ev&quot;)))" office:value-type="string" office:string-value="Frequency_Mismatch" calcext:value-type="string">
            <text:p>Frequency_Mismatch</text:p>
          </table:table-cell>
          <table:table-cell/>
          <table:table-cell table:formula="of:=MATCH([.A29];[$Se.$A$1:$Se.$A$100];0)" office:value-type="float" office:value="16" calcext:value-type="float">
            <text:p>16</text:p>
          </table:table-cell>
          <table:table-cell table:formula="of:=IF(IFNA(IF(INDIRECT(ADDRESS([.F29];2;1;;&quot;Se&quot;)) = &quot;StReasonCode&quot;);0);&quot;Depricated_&quot;; &quot;&quot;)">
            <text:p/>
          </table:table-cell>
          <table:table-cell table:formula="of:=COM.MICROSOFT.CONCAT([.G29]; INDIRECT(ADDRESS([.F29];3;1;;&quot;Se&quot;)))" office:value-type="string" office:string-value="Available_voltage_too_high" calcext:value-type="string">
            <text:p>Available_voltage_too_high</text:p>
          </table:table-cell>
          <table:table-cell/>
          <table:table-cell table:formula="of:=IFNA(LEN([.D29]);0)" office:value-type="float" office:value="18" calcext:value-type="float">
            <text:p>18</text:p>
          </table:table-cell>
          <table:table-cell table:formula="of:=IFNA(LEN([.H29]);0)" office:value-type="float" office:value="26" calcext:value-type="float">
            <text:p>26</text:p>
          </table:table-cell>
        </table:table-row>
        <table:table-row table:style-name="ro1">
          <table:table-cell table:formula="of:=DEC2HEX( ROW() - 1)" office:value-type="string" office:string-value="1D" calcext:value-type="string">
            <text:p>1D</text:p>
          </table:table-cell>
          <table:table-cell table:formula="of:=MATCH([.A30];[$Ev.$A$1:$Ev.$A$100];0)" office:value-type="float" office:value="18" calcext:value-type="float">
            <text:p>18</text:p>
          </table:table-cell>
          <table:table-cell table:formula="of:=IF(IFNA(IF(INDIRECT(ADDRESS([.B30];2;1;;&quot;Ev&quot;)) = &quot;EvReasonCode&quot;);0);&quot;Depricated_&quot;; &quot;&quot;)">
            <text:p/>
          </table:table-cell>
          <table:table-cell table:formula="of:=COM.MICROSOFT.CONCAT([.C30]; INDIRECT(ADDRESS([.B30];3;1;;&quot;Ev&quot;)))" office:value-type="string" office:string-value="EMS_Charging_delayed" calcext:value-type="string">
            <text:p>EMS_Charging_delayed</text:p>
          </table:table-cell>
          <table:table-cell/>
          <table:table-cell table:formula="of:=MATCH([.A30];[$Se.$A$1:$Se.$A$100];0)" office:value-type="float" office:value="17" calcext:value-type="float">
            <text:p>17</text:p>
          </table:table-cell>
          <table:table-cell table:formula="of:=IF(IFNA(IF(INDIRECT(ADDRESS([.F30];2;1;;&quot;Se&quot;)) = &quot;StReasonCode&quot;);0);&quot;Depricated_&quot;; &quot;&quot;)">
            <text:p/>
          </table:table-cell>
          <table:table-cell table:formula="of:=COM.MICROSOFT.CONCAT([.G30]; INDIRECT(ADDRESS([.F30];3;1;;&quot;Se&quot;)))" office:value-type="string" office:string-value="Frequency_Mismatch" calcext:value-type="string">
            <text:p>Frequency_Mismatch</text:p>
          </table:table-cell>
          <table:table-cell/>
          <table:table-cell table:formula="of:=IFNA(LEN([.D30]);0)" office:value-type="float" office:value="20" calcext:value-type="float">
            <text:p>20</text:p>
          </table:table-cell>
          <table:table-cell table:formula="of:=IFNA(LEN([.H30]);0)" office:value-type="float" office:value="18" calcext:value-type="float">
            <text:p>18</text:p>
          </table:table-cell>
        </table:table-row>
        <table:table-row table:style-name="ro1">
          <table:table-cell table:formula="of:=DEC2HEX( ROW() - 1)" office:value-type="string" office:string-value="1E" calcext:value-type="string">
            <text:p>1E</text:p>
          </table:table-cell>
          <table:table-cell table:formula="of:=MATCH([.A31];[$Ev.$A$1:$Ev.$A$100];0)" office:value-type="float" office:value="19" calcext:value-type="float">
            <text:p>19</text:p>
          </table:table-cell>
          <table:table-cell table:formula="of:=IF(IFNA(IF(INDIRECT(ADDRESS([.B31];2;1;;&quot;Ev&quot;)) = &quot;EvReasonCode&quot;);0);&quot;Depricated_&quot;; &quot;&quot;)">
            <text:p/>
          </table:table-cell>
          <table:table-cell table:formula="of:=COM.MICROSOFT.CONCAT([.C31]; INDIRECT(ADDRESS([.B31];3;1;;&quot;Ev&quot;)))" office:value-type="string" office:string-value="Isolation_fault" calcext:value-type="string">
            <text:p>Isolation_fault</text:p>
          </table:table-cell>
          <table:table-cell/>
          <table:table-cell table:formula="of:=MATCH([.A31];[$Se.$A$1:$Se.$A$100];0)" office:value-type="float" office:value="18" calcext:value-type="float">
            <text:p>18</text:p>
          </table:table-cell>
          <table:table-cell table:formula="of:=IF(IFNA(IF(INDIRECT(ADDRESS([.F31];2;1;;&quot;Se&quot;)) = &quot;StReasonCode&quot;);0);&quot;Depricated_&quot;; &quot;&quot;)">
            <text:p/>
          </table:table-cell>
          <table:table-cell table:formula="of:=COM.MICROSOFT.CONCAT([.G31]; INDIRECT(ADDRESS([.F31];3;1;;&quot;Se&quot;)))" office:value-type="string" office:string-value="Init_timeout" calcext:value-type="string">
            <text:p>Init_timeout</text:p>
          </table:table-cell>
          <table:table-cell/>
          <table:table-cell table:formula="of:=IFNA(LEN([.D31]);0)" office:value-type="float" office:value="15" calcext:value-type="float">
            <text:p>15</text:p>
          </table:table-cell>
          <table:table-cell table:formula="of:=IFNA(LEN([.H31]);0)" office:value-type="float" office:value="12" calcext:value-type="float">
            <text:p>12</text:p>
          </table:table-cell>
        </table:table-row>
        <table:table-row table:style-name="ro1">
          <table:table-cell table:formula="of:=DEC2HEX( ROW() - 1)" office:value-type="string" office:string-value="1F" calcext:value-type="string">
            <text:p>1F</text:p>
          </table:table-cell>
          <table:table-cell table:formula="of:=MATCH([.A32];[$Ev.$A$1:$Ev.$A$100];0)" office:value-type="float" office:value="20" calcext:value-type="float">
            <text:p>20</text:p>
          </table:table-cell>
          <table:table-cell table:formula="of:=IF(IFNA(IF(INDIRECT(ADDRESS([.B32];2;1;;&quot;Ev&quot;)) = &quot;EvReasonCode&quot;);0);&quot;Depricated_&quot;; &quot;&quot;)">
            <text:p/>
          </table:table-cell>
          <table:table-cell table:formula="of:=COM.MICROSOFT.CONCAT([.C32]; INDIRECT(ADDRESS([.B32];3;1;;&quot;Ev&quot;)))" office:value-type="string" office:string-value="Charging_Delayed" calcext:value-type="string">
            <text:p>Charging_Delayed</text:p>
          </table:table-cell>
          <table:table-cell/>
          <table:table-cell table:formula="of:=MATCH([.A32];[$Se.$A$1:$Se.$A$100];0)" office:value-type="float" office:value="19" calcext:value-type="float">
            <text:p>19</text:p>
          </table:table-cell>
          <table:table-cell table:formula="of:=IF(IFNA(IF(INDIRECT(ADDRESS([.F32];2;1;;&quot;Se&quot;)) = &quot;StReasonCode&quot;);0);&quot;Depricated_&quot;; &quot;&quot;)">
            <text:p/>
          </table:table-cell>
          <table:table-cell table:formula="of:=COM.MICROSOFT.CONCAT([.G32]; INDIRECT(ADDRESS([.F32];3;1;;&quot;Se&quot;)))" office:value-type="string" office:string-value="Connector_Over_Temp" calcext:value-type="string">
            <text:p>Connector_Over_Temp</text:p>
          </table:table-cell>
          <table:table-cell/>
          <table:table-cell table:formula="of:=IFNA(LEN([.D32]);0)" office:value-type="float" office:value="16" calcext:value-type="float">
            <text:p>16</text:p>
          </table:table-cell>
          <table:table-cell table:formula="of:=IFNA(LEN([.H32]);0)" office:value-type="float" office:value="19" calcext:value-type="float">
            <text:p>19</text:p>
          </table:table-cell>
        </table:table-row>
        <table:table-row table:style-name="ro1">
          <table:table-cell table:formula="of:=DEC2HEX( ROW() - 1)" office:value-type="string" office:string-value="20" calcext:value-type="string">
            <text:p>20</text:p>
          </table:table-cell>
          <table:table-cell table:formula="of:=MATCH([.A33];[$Ev.$A$1:$Ev.$A$100];0)" office:value-type="float" office:value="21" calcext:value-type="float">
            <text:p>21</text:p>
          </table:table-cell>
          <table:table-cell table:formula="of:=IF(IFNA(IF(INDIRECT(ADDRESS([.B33];2;1;;&quot;Ev&quot;)) = &quot;EvReasonCode&quot;);0);&quot;Depricated_&quot;; &quot;&quot;)">
            <text:p/>
          </table:table-cell>
          <table:table-cell table:formula="of:=COM.MICROSOFT.CONCAT([.C33]; INDIRECT(ADDRESS([.B33];3;1;;&quot;Ev&quot;)))" office:value-type="string" office:string-value="Interrupt_Clean" calcext:value-type="string">
            <text:p>Interrupt_Clean</text:p>
          </table:table-cell>
          <table:table-cell/>
          <table:table-cell table:formula="of:=MATCH([.A33];[$Se.$A$1:$Se.$A$100];0)" office:value-type="float" office:value="20" calcext:value-type="float">
            <text:p>20</text:p>
          </table:table-cell>
          <table:table-cell table:formula="of:=IF(IFNA(IF(INDIRECT(ADDRESS([.F33];2;1;;&quot;Se&quot;)) = &quot;StReasonCode&quot;);0);&quot;Depricated_&quot;; &quot;&quot;)">
            <text:p/>
          </table:table-cell>
          <table:table-cell table:formula="of:=COM.MICROSOFT.CONCAT([.G33]; INDIRECT(ADDRESS([.F33];3;1;;&quot;Se&quot;)))" office:value-type="string" office:string-value="Over_Temp" calcext:value-type="string">
            <text:p>Over_Temp</text:p>
          </table:table-cell>
          <table:table-cell/>
          <table:table-cell table:formula="of:=IFNA(LEN([.D33]);0)" office:value-type="float" office:value="15" calcext:value-type="float">
            <text:p>15</text:p>
          </table:table-cell>
          <table:table-cell table:formula="of:=IFNA(LEN([.H33]);0)" office:value-type="float" office:value="9" calcext:value-type="float">
            <text:p>9</text:p>
          </table:table-cell>
        </table:table-row>
        <table:table-row table:style-name="ro1">
          <table:table-cell table:formula="of:=DEC2HEX( ROW() - 1)" office:value-type="string" office:string-value="21" calcext:value-type="string">
            <text:p>21</text:p>
          </table:table-cell>
          <table:table-cell table:formula="of:=MATCH([.A34];[$Ev.$A$1:$Ev.$A$100];0)" office:value-type="float" office:value="22" calcext:value-type="float">
            <text:p>22</text:p>
          </table:table-cell>
          <table:table-cell table:formula="of:=IF(IFNA(IF(INDIRECT(ADDRESS([.B34];2;1;;&quot;Ev&quot;)) = &quot;EvReasonCode&quot;);0);&quot;Depricated_&quot;; &quot;&quot;)">
            <text:p/>
          </table:table-cell>
          <table:table-cell table:formula="of:=COM.MICROSOFT.CONCAT([.C34]; INDIRECT(ADDRESS([.B34];3;1;;&quot;Ev&quot;)))" office:value-type="string" office:string-value="Interrupt_Dirty" calcext:value-type="string">
            <text:p>Interrupt_Dirty</text:p>
          </table:table-cell>
          <table:table-cell/>
          <table:table-cell table:formula="of:=MATCH([.A34];[$Se.$A$1:$Se.$A$100];0)" office:value-type="float" office:value="21" calcext:value-type="float">
            <text:p>21</text:p>
          </table:table-cell>
          <table:table-cell table:formula="of:=IF(IFNA(IF(INDIRECT(ADDRESS([.F34];2;1;;&quot;Se&quot;)) = &quot;StReasonCode&quot;);0);&quot;Depricated_&quot;; &quot;&quot;)">
            <text:p/>
          </table:table-cell>
          <table:table-cell table:formula="of:=COM.MICROSOFT.CONCAT([.G34]; INDIRECT(ADDRESS([.F34];3;1;;&quot;Se&quot;)))" office:value-type="string" office:string-value="Temp_Sense_Invalid" calcext:value-type="string">
            <text:p>Temp_Sense_Invalid</text:p>
          </table:table-cell>
          <table:table-cell/>
          <table:table-cell table:formula="of:=IFNA(LEN([.D34]);0)" office:value-type="float" office:value="15" calcext:value-type="float">
            <text:p>15</text:p>
          </table:table-cell>
          <table:table-cell table:formula="of:=IFNA(LEN([.H34]);0)" office:value-type="float" office:value="18" calcext:value-type="float">
            <text:p>18</text:p>
          </table:table-cell>
        </table:table-row>
        <table:table-row table:style-name="ro1">
          <table:table-cell table:formula="of:=DEC2HEX( ROW() - 1)" office:value-type="string" office:string-value="22" calcext:value-type="string">
            <text:p>22</text:p>
          </table:table-cell>
          <table:table-cell table:formula="of:=MATCH([.A35];[$Ev.$A$1:$Ev.$A$100];0)" office:value-type="float" office:value="23" calcext:value-type="float">
            <text:p>23</text:p>
          </table:table-cell>
          <table:table-cell table:formula="of:=IF(IFNA(IF(INDIRECT(ADDRESS([.B35];2;1;;&quot;Ev&quot;)) = &quot;EvReasonCode&quot;);0);&quot;Depricated_&quot;; &quot;&quot;)">
            <text:p/>
          </table:table-cell>
          <table:table-cell table:formula="of:=COM.MICROSOFT.CONCAT([.C35]; INDIRECT(ADDRESS([.B35];3;1;;&quot;Ev&quot;)))" office:value-type="string" office:string-value="Available_voltage_too_low" calcext:value-type="string">
            <text:p>Available_voltage_too_low</text:p>
          </table:table-cell>
          <table:table-cell/>
          <table:table-cell table:formula="of:=MATCH([.A35];[$Se.$A$1:$Se.$A$100];0)" office:value-type="float" office:value="22" calcext:value-type="float">
            <text:p>22</text:p>
          </table:table-cell>
          <table:table-cell table:formula="of:=IF(IFNA(IF(INDIRECT(ADDRESS([.F35];2;1;;&quot;Se&quot;)) = &quot;StReasonCode&quot;);0);&quot;Depricated_&quot;; &quot;&quot;)">
            <text:p/>
          </table:table-cell>
          <table:table-cell table:formula="of:=COM.MICROSOFT.CONCAT([.G35]; INDIRECT(ADDRESS([.F35];3;1;;&quot;Se&quot;)))" office:value-type="string" office:string-value="Overcurrent" calcext:value-type="string">
            <text:p>Overcurrent</text:p>
          </table:table-cell>
          <table:table-cell/>
          <table:table-cell table:formula="of:=IFNA(LEN([.D35]);0)" office:value-type="float" office:value="25" calcext:value-type="float">
            <text:p>25</text:p>
          </table:table-cell>
          <table:table-cell table:formula="of:=IFNA(LEN([.H35]);0)" office:value-type="float" office:value="11" calcext:value-type="float">
            <text:p>11</text:p>
          </table:table-cell>
        </table:table-row>
        <table:table-row table:style-name="ro1">
          <table:table-cell table:formula="of:=DEC2HEX( ROW() - 1)" office:value-type="string" office:string-value="23" calcext:value-type="string">
            <text:p>23</text:p>
          </table:table-cell>
          <table:table-cell table:formula="of:=MATCH([.A36];[$Ev.$A$1:$Ev.$A$100];0)" office:value-type="float" office:value="24" calcext:value-type="float">
            <text:p>24</text:p>
          </table:table-cell>
          <table:table-cell table:formula="of:=IF(IFNA(IF(INDIRECT(ADDRESS([.B36];2;1;;&quot;Ev&quot;)) = &quot;EvReasonCode&quot;);0);&quot;Depricated_&quot;; &quot;&quot;)">
            <text:p/>
          </table:table-cell>
          <table:table-cell table:formula="of:=COM.MICROSOFT.CONCAT([.C36]; INDIRECT(ADDRESS([.B36];3;1;;&quot;Ev&quot;)))" office:value-type="string" office:string-value="Latch_or_lock_failure" calcext:value-type="string">
            <text:p>Latch_or_lock_failure</text:p>
          </table:table-cell>
          <table:table-cell/>
          <table:table-cell table:formula="of:=MATCH([.A36];[$Se.$A$1:$Se.$A$100];0)" office:value-type="float" office:value="23" calcext:value-type="float">
            <text:p>23</text:p>
          </table:table-cell>
          <table:table-cell table:formula="of:=IF(IFNA(IF(INDIRECT(ADDRESS([.F36];2;1;;&quot;Se&quot;)) = &quot;StReasonCode&quot;);0);&quot;Depricated_&quot;; &quot;&quot;)">
            <text:p/>
          </table:table-cell>
          <table:table-cell table:formula="of:=COM.MICROSOFT.CONCAT([.G36]; INDIRECT(ADDRESS([.F36];3;1;;&quot;Se&quot;)))" office:value-type="string" office:string-value="Current_Sense_Invalid" calcext:value-type="string">
            <text:p>Current_Sense_Invalid</text:p>
          </table:table-cell>
          <table:table-cell/>
          <table:table-cell table:formula="of:=IFNA(LEN([.D36]);0)" office:value-type="float" office:value="21" calcext:value-type="float">
            <text:p>21</text:p>
          </table:table-cell>
          <table:table-cell table:formula="of:=IFNA(LEN([.H36]);0)" office:value-type="float" office:value="21" calcext:value-type="float">
            <text:p>21</text:p>
          </table:table-cell>
        </table:table-row>
        <table:table-row table:style-name="ro1">
          <table:table-cell table:formula="of:=DEC2HEX( ROW() - 1)" office:value-type="string" office:string-value="24" calcext:value-type="string">
            <text:p>24</text:p>
          </table:table-cell>
          <table:table-cell table:formula="of:=MATCH([.A37];[$Ev.$A$1:$Ev.$A$100];0)" office:value-type="float" office:value="25" calcext:value-type="float">
            <text:p>25</text:p>
          </table:table-cell>
          <table:table-cell table:formula="of:=IF(IFNA(IF(INDIRECT(ADDRESS([.B37];2;1;;&quot;Ev&quot;)) = &quot;EvReasonCode&quot;);0);&quot;Depricated_&quot;; &quot;&quot;)">
            <text:p/>
          </table:table-cell>
          <table:table-cell table:formula="of:=COM.MICROSOFT.CONCAT([.C37]; INDIRECT(ADDRESS([.B37];3;1;;&quot;Ev&quot;)))" office:value-type="string" office:string-value="Paging_error" calcext:value-type="string">
            <text:p>Paging_error</text:p>
          </table:table-cell>
          <table:table-cell/>
          <table:table-cell table:formula="of:=MATCH([.A37];[$Se.$A$1:$Se.$A$100];0)" office:value-type="float" office:value="24" calcext:value-type="float">
            <text:p>24</text:p>
          </table:table-cell>
          <table:table-cell table:formula="of:=IF(IFNA(IF(INDIRECT(ADDRESS([.F37];2;1;;&quot;Se&quot;)) = &quot;StReasonCode&quot;);0);&quot;Depricated_&quot;; &quot;&quot;)">
            <text:p/>
          </table:table-cell>
          <table:table-cell table:formula="of:=COM.MICROSOFT.CONCAT([.G37]; INDIRECT(ADDRESS([.F37];3;1;;&quot;Se&quot;)))" office:value-type="string" office:string-value="Voltage_Sense_Invalid" calcext:value-type="string">
            <text:p>Voltage_Sense_Invalid</text:p>
          </table:table-cell>
          <table:table-cell/>
          <table:table-cell table:formula="of:=IFNA(LEN([.D37]);0)" office:value-type="float" office:value="12" calcext:value-type="float">
            <text:p>12</text:p>
          </table:table-cell>
          <table:table-cell table:formula="of:=IFNA(LEN([.H37]);0)" office:value-type="float" office:value="21" calcext:value-type="float">
            <text:p>21</text:p>
          </table:table-cell>
        </table:table-row>
        <table:table-row table:style-name="ro1">
          <table:table-cell table:formula="of:=DEC2HEX( ROW() - 1)" office:value-type="string" office:string-value="25" calcext:value-type="string">
            <text:p>25</text:p>
          </table:table-cell>
          <table:table-cell table:formula="of:=MATCH([.A38];[$Ev.$A$1:$Ev.$A$100];0)" office:value-type="float" office:value="26" calcext:value-type="float">
            <text:p>26</text:p>
          </table:table-cell>
          <table:table-cell table:formula="of:=IF(IFNA(IF(INDIRECT(ADDRESS([.B38];2;1;;&quot;Ev&quot;)) = &quot;EvReasonCode&quot;);0);&quot;Depricated_&quot;; &quot;&quot;)">
            <text:p/>
          </table:table-cell>
          <table:table-cell table:formula="of:=COM.MICROSOFT.CONCAT([.C38]; INDIRECT(ADDRESS([.B38];3;1;;&quot;Ev&quot;)))" office:value-type="string" office:string-value="EvMinCurrentX_required" calcext:value-type="string">
            <text:p>EvMinCurrentX_required</text:p>
          </table:table-cell>
          <table:table-cell/>
          <table:table-cell table:formula="of:=MATCH([.A38];[$Se.$A$1:$Se.$A$100];0)" office:value-type="float" office:value="25" calcext:value-type="float">
            <text:p>25</text:p>
          </table:table-cell>
          <table:table-cell table:formula="of:=IF(IFNA(IF(INDIRECT(ADDRESS([.F38];2;1;;&quot;Se&quot;)) = &quot;StReasonCode&quot;);0);&quot;Depricated_&quot;; &quot;&quot;)">
            <text:p/>
          </table:table-cell>
          <table:table-cell table:formula="of:=COM.MICROSOFT.CONCAT([.G38]; INDIRECT(ADDRESS([.F38];3;1;;&quot;Se&quot;)))" office:value-type="string" office:string-value="Pilot_fault" calcext:value-type="string">
            <text:p>Pilot_fault</text:p>
          </table:table-cell>
          <table:table-cell/>
          <table:table-cell table:formula="of:=IFNA(LEN([.D38]);0)" office:value-type="float" office:value="22" calcext:value-type="float">
            <text:p>22</text:p>
          </table:table-cell>
          <table:table-cell table:formula="of:=IFNA(LEN([.H38]);0)" office:value-type="float" office:value="11" calcext:value-type="float">
            <text:p>11</text:p>
          </table:table-cell>
        </table:table-row>
        <table:table-row table:style-name="ro1">
          <table:table-cell table:formula="of:=DEC2HEX( ROW() - 1)" office:value-type="string" office:string-value="26" calcext:value-type="string">
            <text:p>26</text:p>
          </table:table-cell>
          <table:table-cell table:formula="of:=MATCH([.A39];[$Ev.$A$1:$Ev.$A$100];0)" office:value-type="float" office:value="27" calcext:value-type="float">
            <text:p>27</text:p>
          </table:table-cell>
          <table:table-cell table:formula="of:=IF(IFNA(IF(INDIRECT(ADDRESS([.B39];2;1;;&quot;Ev&quot;)) = &quot;EvReasonCode&quot;);0);&quot;Depricated_&quot;; &quot;&quot;)">
            <text:p/>
          </table:table-cell>
          <table:table-cell table:formula="of:=COM.MICROSOFT.CONCAT([.C39]; INDIRECT(ADDRESS([.B39];3;1;;&quot;Ev&quot;)))" office:value-type="string" office:string-value="Charging_complete" calcext:value-type="string">
            <text:p>Charging_complete</text:p>
          </table:table-cell>
          <table:table-cell/>
          <table:table-cell table:formula="of:=MATCH([.A39];[$Se.$A$1:$Se.$A$100];0)" office:value-type="float" office:value="26" calcext:value-type="float">
            <text:p>26</text:p>
          </table:table-cell>
          <table:table-cell table:formula="of:=IF(IFNA(IF(INDIRECT(ADDRESS([.F39];2;1;;&quot;Se&quot;)) = &quot;StReasonCode&quot;);0);&quot;Depricated_&quot;; &quot;&quot;)">
            <text:p/>
          </table:table-cell>
          <table:table-cell table:formula="of:=COM.MICROSOFT.CONCAT([.G39]; INDIRECT(ADDRESS([.F39];3;1;;&quot;Se&quot;)))" office:value-type="string" office:string-value="Contactor_fault" calcext:value-type="string">
            <text:p>Contactor_fault</text:p>
          </table:table-cell>
          <table:table-cell/>
          <table:table-cell table:formula="of:=IFNA(LEN([.D39]);0)" office:value-type="float" office:value="17" calcext:value-type="float">
            <text:p>17</text:p>
          </table:table-cell>
          <table:table-cell table:formula="of:=IFNA(LEN([.H39]);0)" office:value-type="float" office:value="15" calcext:value-type="float">
            <text:p>15</text:p>
          </table:table-cell>
        </table:table-row>
        <table:table-row table:style-name="ro1">
          <table:table-cell table:formula="of:=DEC2HEX( ROW() - 1)" office:value-type="string" office:string-value="27" calcext:value-type="string">
            <text:p>27</text:p>
          </table:table-cell>
          <table:table-cell table:formula="of:=MATCH([.A40];[$Ev.$A$1:$Ev.$A$100];0)" office:value-type="float" office:value="28" calcext:value-type="float">
            <text:p>28</text:p>
          </table:table-cell>
          <table:table-cell table:formula="of:=IF(IFNA(IF(INDIRECT(ADDRESS([.B40];2;1;;&quot;Ev&quot;)) = &quot;EvReasonCode&quot;);0);&quot;Depricated_&quot;; &quot;&quot;)">
            <text:p/>
          </table:table-cell>
          <table:table-cell table:formula="of:=COM.MICROSOFT.CONCAT([.C40]; INDIRECT(ADDRESS([.B40];3;1;;&quot;Ev&quot;)))" office:value-type="string" office:string-value="Charging_temporarily_prevented" calcext:value-type="string">
            <text:p>Charging_temporarily_prevented</text:p>
          </table:table-cell>
          <table:table-cell/>
          <table:table-cell table:formula="of:=MATCH([.A40];[$Se.$A$1:$Se.$A$100];0)" office:value-type="float" office:value="27" calcext:value-type="float">
            <text:p>27</text:p>
          </table:table-cell>
          <table:table-cell table:formula="of:=IF(IFNA(IF(INDIRECT(ADDRESS([.F40];2;1;;&quot;Se&quot;)) = &quot;StReasonCode&quot;);0);&quot;Depricated_&quot;; &quot;&quot;)">
            <text:p/>
          </table:table-cell>
          <table:table-cell table:formula="of:=COM.MICROSOFT.CONCAT([.G40]; INDIRECT(ADDRESS([.F40];3;1;;&quot;Se&quot;)))" office:value-type="string" office:string-value="Input_miswired" calcext:value-type="string">
            <text:p>Input_miswired</text:p>
          </table:table-cell>
          <table:table-cell/>
          <table:table-cell table:formula="of:=IFNA(LEN([.D40]);0)" office:value-type="float" office:value="30" calcext:value-type="float">
            <text:p>30</text:p>
          </table:table-cell>
          <table:table-cell table:formula="of:=IFNA(LEN([.H40]);0)" office:value-type="float" office:value="14" calcext:value-type="float">
            <text:p>14</text:p>
          </table:table-cell>
        </table:table-row>
        <table:table-row table:style-name="ro1">
          <table:table-cell table:formula="of:=DEC2HEX( ROW() - 1)" office:value-type="string" office:string-value="28" calcext:value-type="string">
            <text:p>28</text:p>
          </table:table-cell>
          <table:table-cell table:formula="of:=MATCH([.A41];[$Ev.$A$1:$Ev.$A$100];0)" office:value-type="float" office:value="29" calcext:value-type="float">
            <text:p>29</text:p>
          </table:table-cell>
          <table:table-cell table:formula="of:=IF(IFNA(IF(INDIRECT(ADDRESS([.B41];2;1;;&quot;Ev&quot;)) = &quot;EvReasonCode&quot;);0);&quot;Depricated_&quot;; &quot;&quot;)">
            <text:p/>
          </table:table-cell>
          <table:table-cell table:formula="of:=COM.MICROSOFT.CONCAT([.C41]; INDIRECT(ADDRESS([.B41];3;1;;&quot;Ev&quot;)))" office:value-type="string" office:string-value="Charging_fatally_prevented" calcext:value-type="string">
            <text:p>Charging_fatally_prevented</text:p>
          </table:table-cell>
          <table:table-cell/>
          <table:table-cell table:formula="of:=MATCH([.A41];[$Se.$A$1:$Se.$A$100];0)" office:value-type="float" office:value="28" calcext:value-type="float">
            <text:p>28</text:p>
          </table:table-cell>
          <table:table-cell table:formula="of:=IF(IFNA(IF(INDIRECT(ADDRESS([.F41];2;1;;&quot;Se&quot;)) = &quot;StReasonCode&quot;);0);&quot;Depricated_&quot;; &quot;&quot;)">
            <text:p/>
          </table:table-cell>
          <table:table-cell table:formula="of:=COM.MICROSOFT.CONCAT([.G41]; INDIRECT(ADDRESS([.F41];3;1;;&quot;Se&quot;)))" office:value-type="string" office:string-value="Input_over_voltage" calcext:value-type="string">
            <text:p>Input_over_voltage</text:p>
          </table:table-cell>
          <table:table-cell/>
          <table:table-cell table:formula="of:=IFNA(LEN([.D41]);0)" office:value-type="float" office:value="26" calcext:value-type="float">
            <text:p>26</text:p>
          </table:table-cell>
          <table:table-cell table:formula="of:=IFNA(LEN([.H41]);0)" office:value-type="float" office:value="18" calcext:value-type="float">
            <text:p>18</text:p>
          </table:table-cell>
        </table:table-row>
        <table:table-row table:style-name="ro1">
          <table:table-cell table:formula="of:=DEC2HEX( ROW() - 1)" office:value-type="string" office:string-value="29" calcext:value-type="string">
            <text:p>29</text:p>
          </table:table-cell>
          <table:table-cell table:formula="of:=MATCH([.A42];[$Ev.$A$1:$Ev.$A$100];0)" office:value-type="float" office:value="30" calcext:value-type="float">
            <text:p>30</text:p>
          </table:table-cell>
          <table:table-cell table:formula="of:=IF(IFNA(IF(INDIRECT(ADDRESS([.B42];2;1;;&quot;Ev&quot;)) = &quot;EvReasonCode&quot;);0);&quot;Depricated_&quot;; &quot;&quot;)">
            <text:p/>
          </table:table-cell>
          <table:table-cell table:formula="of:=COM.MICROSOFT.CONCAT([.C42]; INDIRECT(ADDRESS([.B42];3;1;;&quot;Ev&quot;)))" office:value-type="string" office:string-value="Connection_incompatible" calcext:value-type="string">
            <text:p>Connection_incompatible</text:p>
          </table:table-cell>
          <table:table-cell/>
          <table:table-cell table:formula="of:=MATCH([.A42];[$Se.$A$1:$Se.$A$100];0)" office:value-type="float" office:value="29" calcext:value-type="float">
            <text:p>29</text:p>
          </table:table-cell>
          <table:table-cell table:formula="of:=IF(IFNA(IF(INDIRECT(ADDRESS([.F42];2;1;;&quot;Se&quot;)) = &quot;StReasonCode&quot;);0);&quot;Depricated_&quot;; &quot;&quot;)">
            <text:p/>
          </table:table-cell>
          <table:table-cell table:formula="of:=COM.MICROSOFT.CONCAT([.G42]; INDIRECT(ADDRESS([.F42];3;1;;&quot;Se&quot;)))" office:value-type="string" office:string-value="Input_under_voltage" calcext:value-type="string">
            <text:p>Input_under_voltage</text:p>
          </table:table-cell>
          <table:table-cell/>
          <table:table-cell table:formula="of:=IFNA(LEN([.D42]);0)" office:value-type="float" office:value="23" calcext:value-type="float">
            <text:p>23</text:p>
          </table:table-cell>
          <table:table-cell table:formula="of:=IFNA(LEN([.H42]);0)" office:value-type="float" office:value="19" calcext:value-type="float">
            <text:p>19</text:p>
          </table:table-cell>
        </table:table-row>
        <table:table-row table:style-name="ro1">
          <table:table-cell table:formula="of:=DEC2HEX( ROW() - 1)" office:value-type="string" office:string-value="2A" calcext:value-type="string">
            <text:p>2A</text:p>
          </table:table-cell>
          <table:table-cell table:formula="of:=MATCH([.A43];[$Ev.$A$1:$Ev.$A$100];0)" office:value-type="float" office:value="31" calcext:value-type="float">
            <text:p>31</text:p>
          </table:table-cell>
          <table:table-cell table:formula="of:=IF(IFNA(IF(INDIRECT(ADDRESS([.B43];2;1;;&quot;Ev&quot;)) = &quot;EvReasonCode&quot;);0);&quot;Depricated_&quot;; &quot;&quot;)">
            <text:p/>
          </table:table-cell>
          <table:table-cell table:formula="of:=COM.MICROSOFT.CONCAT([.C43]; INDIRECT(ADDRESS([.B43];3;1;;&quot;Ev&quot;)))" office:value-type="string" office:string-value="Charging_delayed_for_ID" calcext:value-type="string">
            <text:p>Charging_delayed_for_ID</text:p>
          </table:table-cell>
          <table:table-cell/>
          <table:table-cell table:formula="of:=MATCH([.A43];[$Se.$A$1:$Se.$A$100];0)" office:value-type="float" office:value="30" calcext:value-type="float">
            <text:p>30</text:p>
          </table:table-cell>
          <table:table-cell table:formula="of:=IF(IFNA(IF(INDIRECT(ADDRESS([.F43];2;1;;&quot;Se&quot;)) = &quot;StReasonCode&quot;);0);&quot;Depricated_&quot;; &quot;&quot;)">
            <text:p/>
          </table:table-cell>
          <table:table-cell table:formula="of:=COM.MICROSOFT.CONCAT([.G43]; INDIRECT(ADDRESS([.F43];3;1;;&quot;Se&quot;)))" office:value-type="string" office:string-value="CCID_self_test_fault" calcext:value-type="string">
            <text:p>CCID_self_test_fault</text:p>
          </table:table-cell>
          <table:table-cell/>
          <table:table-cell table:formula="of:=IFNA(LEN([.D43]);0)" office:value-type="float" office:value="23" calcext:value-type="float">
            <text:p>23</text:p>
          </table:table-cell>
          <table:table-cell table:formula="of:=IFNA(LEN([.H43]);0)" office:value-type="float" office:value="20" calcext:value-type="float">
            <text:p>20</text:p>
          </table:table-cell>
        </table:table-row>
        <table:table-row table:style-name="ro1">
          <table:table-cell table:formula="of:=DEC2HEX( ROW() - 1)" office:value-type="string" office:string-value="2B" calcext:value-type="string">
            <text:p>2B</text:p>
          </table:table-cell>
          <table:table-cell table:formula="of:=MATCH([.A44];[$Ev.$A$1:$Ev.$A$100];0)" office:value-type="float" office:value="32" calcext:value-type="float">
            <text:p>32</text:p>
          </table:table-cell>
          <table:table-cell table:formula="of:=IF(IFNA(IF(INDIRECT(ADDRESS([.B44];2;1;;&quot;Ev&quot;)) = &quot;EvReasonCode&quot;);0);&quot;Depricated_&quot;; &quot;&quot;)">
            <text:p/>
          </table:table-cell>
          <table:table-cell table:formula="of:=COM.MICROSOFT.CONCAT([.C44]; INDIRECT(ADDRESS([.B44];3;1;;&quot;Ev&quot;)))" office:value-type="string" office:string-value="Charging_disallowed_for_ID" calcext:value-type="string">
            <text:p>Charging_disallowed_for_ID</text:p>
          </table:table-cell>
          <table:table-cell/>
          <table:table-cell table:formula="of:=MATCH([.A44];[$Se.$A$1:$Se.$A$100];0)" office:value-type="float" office:value="31" calcext:value-type="float">
            <text:p>31</text:p>
          </table:table-cell>
          <table:table-cell table:formula="of:=IF(IFNA(IF(INDIRECT(ADDRESS([.F44];2;1;;&quot;Se&quot;)) = &quot;StReasonCode&quot;);0);&quot;Depricated_&quot;; &quot;&quot;)">
            <text:p/>
          </table:table-cell>
          <table:table-cell table:formula="of:=COM.MICROSOFT.CONCAT([.G44]; INDIRECT(ADDRESS([.F44];3;1;;&quot;Se&quot;)))" office:value-type="string" office:string-value="CCID_tripped_retry" calcext:value-type="string">
            <text:p>CCID_tripped_retry</text:p>
          </table:table-cell>
          <table:table-cell/>
          <table:table-cell table:formula="of:=IFNA(LEN([.D44]);0)" office:value-type="float" office:value="26" calcext:value-type="float">
            <text:p>26</text:p>
          </table:table-cell>
          <table:table-cell table:formula="of:=IFNA(LEN([.H44]);0)" office:value-type="float" office:value="18" calcext:value-type="float">
            <text:p>18</text:p>
          </table:table-cell>
        </table:table-row>
        <table:table-row table:style-name="ro1">
          <table:table-cell table:formula="of:=DEC2HEX( ROW() - 1)" office:value-type="string" office:string-value="2C" calcext:value-type="string">
            <text:p>2C</text:p>
          </table:table-cell>
          <table:table-cell table:formula="of:=MATCH([.A45];[$Ev.$A$1:$Ev.$A$100];0)" office:value-type="float" office:value="33" calcext:value-type="float">
            <text:p>33</text:p>
          </table:table-cell>
          <table:table-cell table:formula="of:=IF(IFNA(IF(INDIRECT(ADDRESS([.B45];2;1;;&quot;Ev&quot;)) = &quot;EvReasonCode&quot;);0);&quot;Depricated_&quot;; &quot;&quot;)">
            <text:p/>
          </table:table-cell>
          <table:table-cell table:formula="of:=COM.MICROSOFT.CONCAT([.C45]; INDIRECT(ADDRESS([.B45];3;1;;&quot;Ev&quot;)))" office:value-type="string" office:string-value="Proximity_Power_Requested" calcext:value-type="string">
            <text:p>Proximity_Power_Requested</text:p>
          </table:table-cell>
          <table:table-cell/>
          <table:table-cell table:formula="of:=MATCH([.A45];[$Se.$A$1:$Se.$A$100];0)" office:value-type="float" office:value="32" calcext:value-type="float">
            <text:p>32</text:p>
          </table:table-cell>
          <table:table-cell table:formula="of:=IF(IFNA(IF(INDIRECT(ADDRESS([.F45];2;1;;&quot;Se&quot;)) = &quot;StReasonCode&quot;);0);&quot;Depricated_&quot;; &quot;&quot;)">
            <text:p/>
          </table:table-cell>
          <table:table-cell table:formula="of:=COM.MICROSOFT.CONCAT([.G45]; INDIRECT(ADDRESS([.F45];3;1;;&quot;Se&quot;)))" office:value-type="string" office:string-value="CCID_tripped_no_retry" calcext:value-type="string">
            <text:p>CCID_tripped_no_retry</text:p>
          </table:table-cell>
          <table:table-cell/>
          <table:table-cell table:formula="of:=IFNA(LEN([.D45]);0)" office:value-type="float" office:value="25" calcext:value-type="float">
            <text:p>25</text:p>
          </table:table-cell>
          <table:table-cell table:formula="of:=IFNA(LEN([.H45]);0)" office:value-type="float" office:value="21" calcext:value-type="float">
            <text:p>21</text:p>
          </table:table-cell>
        </table:table-row>
        <table:table-row table:style-name="ro1">
          <table:table-cell table:formula="of:=DEC2HEX( ROW() - 1)" office:value-type="string" office:string-value="2D" calcext:value-type="string">
            <text:p>2D</text:p>
          </table:table-cell>
          <table:table-cell table:formula="of:=MATCH([.A46];[$Ev.$A$1:$Ev.$A$100];0)" office:value-type="string" office:string-value="" calcext:value-type="error">
            <text:p>#N/A</text:p>
          </table:table-cell>
          <table:table-cell table:formula="of:=IF(IFNA(IF(INDIRECT(ADDRESS([.B46];2;1;;&quot;Ev&quot;)) = &quot;EvReasonCode&quot;);0);&quot;Depricated_&quot;; &quot;&quot;)">
            <text:p/>
          </table:table-cell>
          <table:table-cell table:formula="of:=COM.MICROSOFT.CONCAT([.C46]; INDIRECT(ADDRESS([.B46];3;1;;&quot;Ev&quot;)))" office:value-type="string" office:string-value="" calcext:value-type="error">
            <text:p>#N/A</text:p>
          </table:table-cell>
          <table:table-cell/>
          <table:table-cell table:formula="of:=MATCH([.A46];[$Se.$A$1:$Se.$A$100];0)" office:value-type="float" office:value="33" calcext:value-type="float">
            <text:p>33</text:p>
          </table:table-cell>
          <table:table-cell table:formula="of:=IF(IFNA(IF(INDIRECT(ADDRESS([.F46];2;1;;&quot;Se&quot;)) = &quot;StReasonCode&quot;);0);&quot;Depricated_&quot;; &quot;&quot;)">
            <text:p/>
          </table:table-cell>
          <table:table-cell table:formula="of:=COM.MICROSOFT.CONCAT([.G46]; INDIRECT(ADDRESS([.F46];3;1;;&quot;Se&quot;)))" office:value-type="string" office:string-value="Breaker_tripped" calcext:value-type="string">
            <text:p>Breaker_tripped</text:p>
          </table:table-cell>
          <table:table-cell/>
          <table:table-cell table:formula="of:=IFNA(LEN([.D46]);0)" office:value-type="float" office:value="0" calcext:value-type="float">
            <text:p>0</text:p>
          </table:table-cell>
          <table:table-cell table:formula="of:=IFNA(LEN([.H46]);0)" office:value-type="float" office:value="15" calcext:value-type="float">
            <text:p>15</text:p>
          </table:table-cell>
        </table:table-row>
        <table:table-row table:style-name="ro1">
          <table:table-cell table:formula="of:=DEC2HEX( ROW() - 1)" office:value-type="string" office:string-value="2E" calcext:value-type="string">
            <text:p>2E</text:p>
          </table:table-cell>
          <table:table-cell table:formula="of:=MATCH([.A47];[$Ev.$A$1:$Ev.$A$100];0)" office:value-type="string" office:string-value="" calcext:value-type="error">
            <text:p>#N/A</text:p>
          </table:table-cell>
          <table:table-cell table:formula="of:=IF(IFNA(IF(INDIRECT(ADDRESS([.B47];2;1;;&quot;Ev&quot;)) = &quot;EvReasonCode&quot;);0);&quot;Depricated_&quot;; &quot;&quot;)">
            <text:p/>
          </table:table-cell>
          <table:table-cell table:formula="of:=COM.MICROSOFT.CONCAT([.C47]; INDIRECT(ADDRESS([.B47];3;1;;&quot;Ev&quot;)))" office:value-type="string" office:string-value="" calcext:value-type="error">
            <text:p>#N/A</text:p>
          </table:table-cell>
          <table:table-cell/>
          <table:table-cell table:formula="of:=MATCH([.A47];[$Se.$A$1:$Se.$A$100];0)" office:value-type="float" office:value="34" calcext:value-type="float">
            <text:p>34</text:p>
          </table:table-cell>
          <table:table-cell table:formula="of:=IF(IFNA(IF(INDIRECT(ADDRESS([.F47];2;1;;&quot;Se&quot;)) = &quot;StReasonCode&quot;);0);&quot;Depricated_&quot;; &quot;&quot;)">
            <text:p/>
          </table:table-cell>
          <table:table-cell table:formula="of:=COM.MICROSOFT.CONCAT([.G47]; INDIRECT(ADDRESS([.F47];3;1;;&quot;Se&quot;)))" office:value-type="string" office:string-value="Ground_Monitor_fault" calcext:value-type="string">
            <text:p>Ground_Monitor_fault</text:p>
          </table:table-cell>
          <table:table-cell/>
          <table:table-cell table:formula="of:=IFNA(LEN([.D47]);0)" office:value-type="float" office:value="0" calcext:value-type="float">
            <text:p>0</text:p>
          </table:table-cell>
          <table:table-cell table:formula="of:=IFNA(LEN([.H47]);0)" office:value-type="float" office:value="20" calcext:value-type="float">
            <text:p>20</text:p>
          </table:table-cell>
        </table:table-row>
        <table:table-row table:style-name="ro1">
          <table:table-cell table:formula="of:=DEC2HEX( ROW() - 1)" office:value-type="string" office:string-value="2F" calcext:value-type="string">
            <text:p>2F</text:p>
          </table:table-cell>
          <table:table-cell table:formula="of:=MATCH([.A48];[$Ev.$A$1:$Ev.$A$100];0)" office:value-type="string" office:string-value="" calcext:value-type="error">
            <text:p>#N/A</text:p>
          </table:table-cell>
          <table:table-cell table:formula="of:=IF(IFNA(IF(INDIRECT(ADDRESS([.B48];2;1;;&quot;Ev&quot;)) = &quot;EvReasonCode&quot;);0);&quot;Depricated_&quot;; &quot;&quot;)">
            <text:p/>
          </table:table-cell>
          <table:table-cell table:formula="of:=COM.MICROSOFT.CONCAT([.C48]; INDIRECT(ADDRESS([.B48];3;1;;&quot;Ev&quot;)))" office:value-type="string" office:string-value="" calcext:value-type="error">
            <text:p>#N/A</text:p>
          </table:table-cell>
          <table:table-cell/>
          <table:table-cell table:formula="of:=MATCH([.A48];[$Se.$A$1:$Se.$A$100];0)" office:value-type="float" office:value="35" calcext:value-type="float">
            <text:p>35</text:p>
          </table:table-cell>
          <table:table-cell table:formula="of:=IF(IFNA(IF(INDIRECT(ADDRESS([.F48];2;1;;&quot;Se&quot;)) = &quot;StReasonCode&quot;);0);&quot;Depricated_&quot;; &quot;&quot;)">
            <text:p/>
          </table:table-cell>
          <table:table-cell table:formula="of:=COM.MICROSOFT.CONCAT([.G48]; INDIRECT(ADDRESS([.F48];3;1;;&quot;Se&quot;)))" office:value-type="string" office:string-value="Configuration_error" calcext:value-type="string">
            <text:p>Configuration_error</text:p>
          </table:table-cell>
          <table:table-cell/>
          <table:table-cell table:formula="of:=IFNA(LEN([.D48]);0)" office:value-type="float" office:value="0" calcext:value-type="float">
            <text:p>0</text:p>
          </table:table-cell>
          <table:table-cell table:formula="of:=IFNA(LEN([.H48]);0)" office:value-type="float" office:value="19" calcext:value-type="float">
            <text:p>19</text:p>
          </table:table-cell>
        </table:table-row>
        <table:table-row table:style-name="ro1">
          <table:table-cell table:formula="of:=DEC2HEX( ROW() - 1)" office:value-type="string" office:string-value="30" calcext:value-type="string">
            <text:p>30</text:p>
          </table:table-cell>
          <table:table-cell table:formula="of:=MATCH([.A49];[$Ev.$A$1:$Ev.$A$100];0)" office:value-type="string" office:string-value="" calcext:value-type="error">
            <text:p>#N/A</text:p>
          </table:table-cell>
          <table:table-cell table:formula="of:=IF(IFNA(IF(INDIRECT(ADDRESS([.B49];2;1;;&quot;Ev&quot;)) = &quot;EvReasonCode&quot;);0);&quot;Depricated_&quot;; &quot;&quot;)">
            <text:p/>
          </table:table-cell>
          <table:table-cell table:formula="of:=COM.MICROSOFT.CONCAT([.C49]; INDIRECT(ADDRESS([.B49];3;1;;&quot;Ev&quot;)))" office:value-type="string" office:string-value="" calcext:value-type="error">
            <text:p>#N/A</text:p>
          </table:table-cell>
          <table:table-cell/>
          <table:table-cell table:formula="of:=MATCH([.A49];[$Se.$A$1:$Se.$A$100];0)" office:value-type="float" office:value="36" calcext:value-type="float">
            <text:p>36</text:p>
          </table:table-cell>
          <table:table-cell table:formula="of:=IF(IFNA(IF(INDIRECT(ADDRESS([.F49];2;1;;&quot;Se&quot;)) = &quot;StReasonCode&quot;);0);&quot;Depricated_&quot;; &quot;&quot;)">
            <text:p/>
          </table:table-cell>
          <table:table-cell table:formula="of:=COM.MICROSOFT.CONCAT([.G49]; INDIRECT(ADDRESS([.F49];3;1;;&quot;Se&quot;)))" office:value-type="string" office:string-value="Ground_fault" calcext:value-type="string">
            <text:p>Ground_fault</text:p>
          </table:table-cell>
          <table:table-cell/>
          <table:table-cell table:formula="of:=IFNA(LEN([.D49]);0)" office:value-type="float" office:value="0" calcext:value-type="float">
            <text:p>0</text:p>
          </table:table-cell>
          <table:table-cell table:formula="of:=IFNA(LEN([.H49]);0)" office:value-type="float" office:value="12" calcext:value-type="float">
            <text:p>12</text:p>
          </table:table-cell>
        </table:table-row>
        <table:table-row table:style-name="ro1">
          <table:table-cell table:formula="of:=DEC2HEX( ROW() - 1)" office:value-type="string" office:string-value="31" calcext:value-type="string">
            <text:p>31</text:p>
          </table:table-cell>
          <table:table-cell table:formula="of:=MATCH([.A50];[$Ev.$A$1:$Ev.$A$100];0)" office:value-type="string" office:string-value="" calcext:value-type="error">
            <text:p>#N/A</text:p>
          </table:table-cell>
          <table:table-cell table:formula="of:=IF(IFNA(IF(INDIRECT(ADDRESS([.B50];2;1;;&quot;Ev&quot;)) = &quot;EvReasonCode&quot;);0);&quot;Depricated_&quot;; &quot;&quot;)">
            <text:p/>
          </table:table-cell>
          <table:table-cell table:formula="of:=COM.MICROSOFT.CONCAT([.C50]; INDIRECT(ADDRESS([.B50];3;1;;&quot;Ev&quot;)))" office:value-type="string" office:string-value="" calcext:value-type="error">
            <text:p>#N/A</text:p>
          </table:table-cell>
          <table:table-cell/>
          <table:table-cell table:formula="of:=MATCH([.A50];[$Se.$A$1:$Se.$A$100];0)" office:value-type="float" office:value="37" calcext:value-type="float">
            <text:p>37</text:p>
          </table:table-cell>
          <table:table-cell table:formula="of:=IF(IFNA(IF(INDIRECT(ADDRESS([.F50];2;1;;&quot;Se&quot;)) = &quot;StReasonCode&quot;);0);&quot;Depricated_&quot;; &quot;&quot;)">
            <text:p/>
          </table:table-cell>
          <table:table-cell table:formula="of:=COM.MICROSOFT.CONCAT([.G50]; INDIRECT(ADDRESS([.F50];3;1;;&quot;Se&quot;)))" office:value-type="string" office:string-value="Comm_Fault" calcext:value-type="string">
            <text:p>Comm_Fault</text:p>
          </table:table-cell>
          <table:table-cell/>
          <table:table-cell table:formula="of:=IFNA(LEN([.D50]);0)" office:value-type="float" office:value="0" calcext:value-type="float">
            <text:p>0</text:p>
          </table:table-cell>
          <table:table-cell table:formula="of:=IFNA(LEN([.H50]);0)" office:value-type="float" office:value="10" calcext:value-type="float">
            <text:p>10</text:p>
          </table:table-cell>
        </table:table-row>
        <table:table-row table:style-name="ro1">
          <table:table-cell table:formula="of:=DEC2HEX( ROW() - 1)" office:value-type="string" office:string-value="32" calcext:value-type="string">
            <text:p>32</text:p>
          </table:table-cell>
          <table:table-cell table:formula="of:=MATCH([.A51];[$Ev.$A$1:$Ev.$A$100];0)" office:value-type="string" office:string-value="" calcext:value-type="error">
            <text:p>#N/A</text:p>
          </table:table-cell>
          <table:table-cell table:formula="of:=IF(IFNA(IF(INDIRECT(ADDRESS([.B51];2;1;;&quot;Ev&quot;)) = &quot;EvReasonCode&quot;);0);&quot;Depricated_&quot;; &quot;&quot;)">
            <text:p/>
          </table:table-cell>
          <table:table-cell table:formula="of:=COM.MICROSOFT.CONCAT([.C51]; INDIRECT(ADDRESS([.B51];3;1;;&quot;Ev&quot;)))" office:value-type="string" office:string-value="" calcext:value-type="error">
            <text:p>#N/A</text:p>
          </table:table-cell>
          <table:table-cell/>
          <table:table-cell table:formula="of:=MATCH([.A51];[$Se.$A$1:$Se.$A$100];0)" office:value-type="float" office:value="38" calcext:value-type="float">
            <text:p>38</text:p>
          </table:table-cell>
          <table:table-cell table:formula="of:=IF(IFNA(IF(INDIRECT(ADDRESS([.F51];2;1;;&quot;Se&quot;)) = &quot;StReasonCode&quot;);0);&quot;Depricated_&quot;; &quot;&quot;)">
            <text:p/>
          </table:table-cell>
          <table:table-cell table:formula="of:=COM.MICROSOFT.CONCAT([.G51]; INDIRECT(ADDRESS([.F51];3;1;;&quot;Se&quot;)))" office:value-type="string" office:string-value="Internal_Fault" calcext:value-type="string">
            <text:p>Internal_Fault</text:p>
          </table:table-cell>
          <table:table-cell/>
          <table:table-cell table:formula="of:=IFNA(LEN([.D51]);0)" office:value-type="float" office:value="0" calcext:value-type="float">
            <text:p>0</text:p>
          </table:table-cell>
          <table:table-cell table:formula="of:=IFNA(LEN([.H51]);0)" office:value-type="float" office:value="14" calcext:value-type="float">
            <text:p>14</text:p>
          </table:table-cell>
        </table:table-row>
        <table:table-row table:style-name="ro1">
          <table:table-cell table:formula="of:=DEC2HEX( ROW() - 1)" office:value-type="string" office:string-value="33" calcext:value-type="string">
            <text:p>33</text:p>
          </table:table-cell>
          <table:table-cell table:formula="of:=MATCH([.A52];[$Ev.$A$1:$Ev.$A$100];0)" office:value-type="string" office:string-value="" calcext:value-type="error">
            <text:p>#N/A</text:p>
          </table:table-cell>
          <table:table-cell table:formula="of:=IF(IFNA(IF(INDIRECT(ADDRESS([.B52];2;1;;&quot;Ev&quot;)) = &quot;EvReasonCode&quot;);0);&quot;Depricated_&quot;; &quot;&quot;)">
            <text:p/>
          </table:table-cell>
          <table:table-cell table:formula="of:=COM.MICROSOFT.CONCAT([.C52]; INDIRECT(ADDRESS([.B52];3;1;;&quot;Ev&quot;)))" office:value-type="string" office:string-value="" calcext:value-type="error">
            <text:p>#N/A</text:p>
          </table:table-cell>
          <table:table-cell/>
          <table:table-cell table:formula="of:=MATCH([.A52];[$Se.$A$1:$Se.$A$100];0)" office:value-type="float" office:value="39" calcext:value-type="float">
            <text:p>39</text:p>
          </table:table-cell>
          <table:table-cell table:formula="of:=IF(IFNA(IF(INDIRECT(ADDRESS([.F52];2;1;;&quot;Se&quot;)) = &quot;StReasonCode&quot;);0);&quot;Depricated_&quot;; &quot;&quot;)">
            <text:p/>
          </table:table-cell>
          <table:table-cell table:formula="of:=COM.MICROSOFT.CONCAT([.G52]; INDIRECT(ADDRESS([.F52];3;1;;&quot;Se&quot;)))" office:value-type="string" office:string-value="Available_voltage_too_low" calcext:value-type="string">
            <text:p>Available_voltage_too_low</text:p>
          </table:table-cell>
          <table:table-cell/>
          <table:table-cell table:formula="of:=IFNA(LEN([.D52]);0)" office:value-type="float" office:value="0" calcext:value-type="float">
            <text:p>0</text:p>
          </table:table-cell>
          <table:table-cell table:formula="of:=IFNA(LEN([.H52]);0)" office:value-type="float" office:value="25" calcext:value-type="float">
            <text:p>25</text:p>
          </table:table-cell>
        </table:table-row>
        <table:table-row table:style-name="ro1">
          <table:table-cell table:formula="of:=DEC2HEX( ROW() - 1)" office:value-type="string" office:string-value="34" calcext:value-type="string">
            <text:p>34</text:p>
          </table:table-cell>
          <table:table-cell table:formula="of:=MATCH([.A53];[$Ev.$A$1:$Ev.$A$100];0)" office:value-type="string" office:string-value="" calcext:value-type="error">
            <text:p>#N/A</text:p>
          </table:table-cell>
          <table:table-cell table:formula="of:=IF(IFNA(IF(INDIRECT(ADDRESS([.B53];2;1;;&quot;Ev&quot;)) = &quot;EvReasonCode&quot;);0);&quot;Depricated_&quot;; &quot;&quot;)">
            <text:p/>
          </table:table-cell>
          <table:table-cell table:formula="of:=COM.MICROSOFT.CONCAT([.C53]; INDIRECT(ADDRESS([.B53];3;1;;&quot;Ev&quot;)))" office:value-type="string" office:string-value="" calcext:value-type="error">
            <text:p>#N/A</text:p>
          </table:table-cell>
          <table:table-cell/>
          <table:table-cell table:formula="of:=MATCH([.A53];[$Se.$A$1:$Se.$A$100];0)" office:value-type="float" office:value="40" calcext:value-type="float">
            <text:p>40</text:p>
          </table:table-cell>
          <table:table-cell table:formula="of:=IF(IFNA(IF(INDIRECT(ADDRESS([.F53];2;1;;&quot;Se&quot;)) = &quot;StReasonCode&quot;);0);&quot;Depricated_&quot;; &quot;&quot;)">
            <text:p/>
          </table:table-cell>
          <table:table-cell table:formula="of:=COM.MICROSOFT.CONCAT([.G53]; INDIRECT(ADDRESS([.F53];3;1;;&quot;Se&quot;)))" office:value-type="string" office:string-value="Paging_error" calcext:value-type="string">
            <text:p>Paging_error</text:p>
          </table:table-cell>
          <table:table-cell/>
          <table:table-cell table:formula="of:=IFNA(LEN([.D53]);0)" office:value-type="float" office:value="0" calcext:value-type="float">
            <text:p>0</text:p>
          </table:table-cell>
          <table:table-cell table:formula="of:=IFNA(LEN([.H53]);0)" office:value-type="float" office:value="12" calcext:value-type="float">
            <text:p>12</text:p>
          </table:table-cell>
        </table:table-row>
        <table:table-row table:style-name="ro1">
          <table:table-cell table:formula="of:=DEC2HEX( ROW() - 1)" office:value-type="string" office:string-value="35" calcext:value-type="string">
            <text:p>35</text:p>
          </table:table-cell>
          <table:table-cell table:formula="of:=MATCH([.A54];[$Ev.$A$1:$Ev.$A$100];0)" office:value-type="string" office:string-value="" calcext:value-type="error">
            <text:p>#N/A</text:p>
          </table:table-cell>
          <table:table-cell table:formula="of:=IF(IFNA(IF(INDIRECT(ADDRESS([.B54];2;1;;&quot;Ev&quot;)) = &quot;EvReasonCode&quot;);0);&quot;Depricated_&quot;; &quot;&quot;)">
            <text:p/>
          </table:table-cell>
          <table:table-cell table:formula="of:=COM.MICROSOFT.CONCAT([.C54]; INDIRECT(ADDRESS([.B54];3;1;;&quot;Ev&quot;)))" office:value-type="string" office:string-value="" calcext:value-type="error">
            <text:p>#N/A</text:p>
          </table:table-cell>
          <table:table-cell/>
          <table:table-cell table:formula="of:=MATCH([.A54];[$Se.$A$1:$Se.$A$100];0)" office:value-type="float" office:value="41" calcext:value-type="float">
            <text:p>41</text:p>
          </table:table-cell>
          <table:table-cell table:formula="of:=IF(IFNA(IF(INDIRECT(ADDRESS([.F54];2;1;;&quot;Se&quot;)) = &quot;StReasonCode&quot;);0);&quot;Depricated_&quot;; &quot;&quot;)">
            <text:p/>
          </table:table-cell>
          <table:table-cell table:formula="of:=COM.MICROSOFT.CONCAT([.G54]; INDIRECT(ADDRESS([.F54];3;1;;&quot;Se&quot;)))" office:value-type="string" office:string-value="Connection_incompatible" calcext:value-type="string">
            <text:p>Connection_incompatible</text:p>
          </table:table-cell>
          <table:table-cell/>
          <table:table-cell table:formula="of:=IFNA(LEN([.D54]);0)" office:value-type="float" office:value="0" calcext:value-type="float">
            <text:p>0</text:p>
          </table:table-cell>
          <table:table-cell table:formula="of:=IFNA(LEN([.H54]);0)" office:value-type="float" office:value="23" calcext:value-type="float">
            <text:p>23</text:p>
          </table:table-cell>
        </table:table-row>
        <table:table-row table:style-name="ro1">
          <table:table-cell table:formula="of:=DEC2HEX( ROW() - 1)" office:value-type="string" office:string-value="36" calcext:value-type="string">
            <text:p>36</text:p>
          </table:table-cell>
          <table:table-cell table:formula="of:=MATCH([.A55];[$Ev.$A$1:$Ev.$A$100];0)" office:value-type="string" office:string-value="" calcext:value-type="error">
            <text:p>#N/A</text:p>
          </table:table-cell>
          <table:table-cell table:formula="of:=IF(IFNA(IF(INDIRECT(ADDRESS([.B55];2;1;;&quot;Ev&quot;)) = &quot;EvReasonCode&quot;);0);&quot;Depricated_&quot;; &quot;&quot;)">
            <text:p/>
          </table:table-cell>
          <table:table-cell table:formula="of:=COM.MICROSOFT.CONCAT([.C55]; INDIRECT(ADDRESS([.B55];3;1;;&quot;Ev&quot;)))" office:value-type="string" office:string-value="" calcext:value-type="error">
            <text:p>#N/A</text:p>
          </table:table-cell>
          <table:table-cell/>
          <table:table-cell table:formula="of:=MATCH([.A55];[$Se.$A$1:$Se.$A$100];0)" office:value-type="float" office:value="42" calcext:value-type="float">
            <text:p>42</text:p>
          </table:table-cell>
          <table:table-cell table:formula="of:=IF(IFNA(IF(INDIRECT(ADDRESS([.F55];2;1;;&quot;Se&quot;)) = &quot;StReasonCode&quot;);0);&quot;Depricated_&quot;; &quot;&quot;)">
            <text:p/>
          </table:table-cell>
          <table:table-cell table:formula="of:=COM.MICROSOFT.CONCAT([.G55]; INDIRECT(ADDRESS([.F55];3;1;;&quot;Se&quot;)))" office:value-type="string" office:string-value="Charging_delayed_for_ID" calcext:value-type="string">
            <text:p>Charging_delayed_for_ID</text:p>
          </table:table-cell>
          <table:table-cell/>
          <table:table-cell table:formula="of:=IFNA(LEN([.D55]);0)" office:value-type="float" office:value="0" calcext:value-type="float">
            <text:p>0</text:p>
          </table:table-cell>
          <table:table-cell table:formula="of:=IFNA(LEN([.H55]);0)" office:value-type="float" office:value="23" calcext:value-type="float">
            <text:p>23</text:p>
          </table:table-cell>
        </table:table-row>
        <table:table-row table:style-name="ro1">
          <table:table-cell table:formula="of:=DEC2HEX( ROW() - 1)" office:value-type="string" office:string-value="37" calcext:value-type="string">
            <text:p>37</text:p>
          </table:table-cell>
          <table:table-cell table:formula="of:=MATCH([.A56];[$Ev.$A$1:$Ev.$A$100];0)" office:value-type="string" office:string-value="" calcext:value-type="error">
            <text:p>#N/A</text:p>
          </table:table-cell>
          <table:table-cell table:formula="of:=IF(IFNA(IF(INDIRECT(ADDRESS([.B56];2;1;;&quot;Ev&quot;)) = &quot;EvReasonCode&quot;);0);&quot;Depricated_&quot;; &quot;&quot;)">
            <text:p/>
          </table:table-cell>
          <table:table-cell table:formula="of:=COM.MICROSOFT.CONCAT([.C56]; INDIRECT(ADDRESS([.B56];3;1;;&quot;Ev&quot;)))" office:value-type="string" office:string-value="" calcext:value-type="error">
            <text:p>#N/A</text:p>
          </table:table-cell>
          <table:table-cell/>
          <table:table-cell table:formula="of:=MATCH([.A56];[$Se.$A$1:$Se.$A$100];0)" office:value-type="float" office:value="43" calcext:value-type="float">
            <text:p>43</text:p>
          </table:table-cell>
          <table:table-cell table:formula="of:=IF(IFNA(IF(INDIRECT(ADDRESS([.F56];2;1;;&quot;Se&quot;)) = &quot;StReasonCode&quot;);0);&quot;Depricated_&quot;; &quot;&quot;)">
            <text:p/>
          </table:table-cell>
          <table:table-cell table:formula="of:=COM.MICROSOFT.CONCAT([.G56]; INDIRECT(ADDRESS([.F56];3;1;;&quot;Se&quot;)))" office:value-type="string" office:string-value="Charging_delayed_for_payment" calcext:value-type="string">
            <text:p>Charging_delayed_for_payment</text:p>
          </table:table-cell>
          <table:table-cell/>
          <table:table-cell table:formula="of:=IFNA(LEN([.D56]);0)" office:value-type="float" office:value="0" calcext:value-type="float">
            <text:p>0</text:p>
          </table:table-cell>
          <table:table-cell table:formula="of:=IFNA(LEN([.H56]);0)" office:value-type="float" office:value="28" calcext:value-type="float">
            <text:p>28</text:p>
          </table:table-cell>
        </table:table-row>
        <table:table-row table:style-name="ro1">
          <table:table-cell table:formula="of:=DEC2HEX( ROW() - 1)" office:value-type="string" office:string-value="38" calcext:value-type="string">
            <text:p>38</text:p>
          </table:table-cell>
          <table:table-cell table:formula="of:=MATCH([.A57];[$Ev.$A$1:$Ev.$A$100];0)" office:value-type="string" office:string-value="" calcext:value-type="error">
            <text:p>#N/A</text:p>
          </table:table-cell>
          <table:table-cell table:formula="of:=IF(IFNA(IF(INDIRECT(ADDRESS([.B57];2;1;;&quot;Ev&quot;)) = &quot;EvReasonCode&quot;);0);&quot;Depricated_&quot;; &quot;&quot;)">
            <text:p/>
          </table:table-cell>
          <table:table-cell table:formula="of:=COM.MICROSOFT.CONCAT([.C57]; INDIRECT(ADDRESS([.B57];3;1;;&quot;Ev&quot;)))" office:value-type="string" office:string-value="" calcext:value-type="error">
            <text:p>#N/A</text:p>
          </table:table-cell>
          <table:table-cell/>
          <table:table-cell table:formula="of:=MATCH([.A57];[$Se.$A$1:$Se.$A$100];0)" office:value-type="float" office:value="44" calcext:value-type="float">
            <text:p>44</text:p>
          </table:table-cell>
          <table:table-cell table:formula="of:=IF(IFNA(IF(INDIRECT(ADDRESS([.F57];2;1;;&quot;Se&quot;)) = &quot;StReasonCode&quot;);0);&quot;Depricated_&quot;; &quot;&quot;)">
            <text:p/>
          </table:table-cell>
          <table:table-cell table:formula="of:=COM.MICROSOFT.CONCAT([.G57]; INDIRECT(ADDRESS([.F57];3;1;;&quot;Se&quot;)))" office:value-type="string" office:string-value="Charging_disallowed_for_ID" calcext:value-type="string">
            <text:p>Charging_disallowed_for_ID</text:p>
          </table:table-cell>
          <table:table-cell/>
          <table:table-cell table:formula="of:=IFNA(LEN([.D57]);0)" office:value-type="float" office:value="0" calcext:value-type="float">
            <text:p>0</text:p>
          </table:table-cell>
          <table:table-cell table:formula="of:=IFNA(LEN([.H57]);0)" office:value-type="float" office:value="26" calcext:value-type="float">
            <text:p>26</text:p>
          </table:table-cell>
        </table:table-row>
        <table:table-row table:style-name="ro1">
          <table:table-cell table:formula="of:=DEC2HEX( ROW() - 1)" office:value-type="string" office:string-value="39" calcext:value-type="string">
            <text:p>39</text:p>
          </table:table-cell>
          <table:table-cell table:formula="of:=MATCH([.A58];[$Ev.$A$1:$Ev.$A$100];0)" office:value-type="string" office:string-value="" calcext:value-type="error">
            <text:p>#N/A</text:p>
          </table:table-cell>
          <table:table-cell table:formula="of:=IF(IFNA(IF(INDIRECT(ADDRESS([.B58];2;1;;&quot;Ev&quot;)) = &quot;EvReasonCode&quot;);0);&quot;Depricated_&quot;; &quot;&quot;)">
            <text:p/>
          </table:table-cell>
          <table:table-cell table:formula="of:=COM.MICROSOFT.CONCAT([.C58]; INDIRECT(ADDRESS([.B58];3;1;;&quot;Ev&quot;)))" office:value-type="string" office:string-value="" calcext:value-type="error">
            <text:p>#N/A</text:p>
          </table:table-cell>
          <table:table-cell/>
          <table:table-cell table:formula="of:=MATCH([.A58];[$Se.$A$1:$Se.$A$100];0)" office:value-type="float" office:value="45" calcext:value-type="float">
            <text:p>45</text:p>
          </table:table-cell>
          <table:table-cell table:formula="of:=IF(IFNA(IF(INDIRECT(ADDRESS([.F58];2;1;;&quot;Se&quot;)) = &quot;StReasonCode&quot;);0);&quot;Depricated_&quot;; &quot;&quot;)">
            <text:p/>
          </table:table-cell>
          <table:table-cell table:formula="of:=COM.MICROSOFT.CONCAT([.G58]; INDIRECT(ADDRESS([.F58];3;1;;&quot;Se&quot;)))" office:value-type="string" office:string-value="Req_impossible_Max_charge" calcext:value-type="string">
            <text:p>Req_impossible_Max_charge</text:p>
          </table:table-cell>
          <table:table-cell/>
          <table:table-cell table:formula="of:=IFNA(LEN([.D58]);0)" office:value-type="float" office:value="0" calcext:value-type="float">
            <text:p>0</text:p>
          </table:table-cell>
          <table:table-cell table:formula="of:=IFNA(LEN([.H58]);0)" office:value-type="float" office:value="25" calcext:value-type="float">
            <text:p>25</text:p>
          </table:table-cell>
        </table:table-row>
        <table:table-row table:style-name="ro1">
          <table:table-cell table:formula="of:=DEC2HEX( ROW() - 1)" office:value-type="string" office:string-value="3A" calcext:value-type="string">
            <text:p>3A</text:p>
          </table:table-cell>
          <table:table-cell table:formula="of:=MATCH([.A59];[$Ev.$A$1:$Ev.$A$100];0)" office:value-type="string" office:string-value="" calcext:value-type="error">
            <text:p>#N/A</text:p>
          </table:table-cell>
          <table:table-cell table:formula="of:=IF(IFNA(IF(INDIRECT(ADDRESS([.B59];2;1;;&quot;Ev&quot;)) = &quot;EvReasonCode&quot;);0);&quot;Depricated_&quot;; &quot;&quot;)">
            <text:p/>
          </table:table-cell>
          <table:table-cell table:formula="of:=COM.MICROSOFT.CONCAT([.C59]; INDIRECT(ADDRESS([.B59];3;1;;&quot;Ev&quot;)))" office:value-type="string" office:string-value="" calcext:value-type="error">
            <text:p>#N/A</text:p>
          </table:table-cell>
          <table:table-cell/>
          <table:table-cell table:formula="of:=MATCH([.A59];[$Se.$A$1:$Se.$A$100];0)" office:value-type="float" office:value="46" calcext:value-type="float">
            <text:p>46</text:p>
          </table:table-cell>
          <table:table-cell table:formula="of:=IF(IFNA(IF(INDIRECT(ADDRESS([.F59];2;1;;&quot;Se&quot;)) = &quot;StReasonCode&quot;);0);&quot;Depricated_&quot;; &quot;&quot;)">
            <text:p/>
          </table:table-cell>
          <table:table-cell table:formula="of:=COM.MICROSOFT.CONCAT([.G59]; INDIRECT(ADDRESS([.F59];3;1;;&quot;Se&quot;)))" office:value-type="string" office:string-value="Unlock_requested" calcext:value-type="string">
            <text:p>Unlock_requested</text:p>
          </table:table-cell>
          <table:table-cell/>
          <table:table-cell table:formula="of:=IFNA(LEN([.D59]);0)" office:value-type="float" office:value="0" calcext:value-type="float">
            <text:p>0</text:p>
          </table:table-cell>
          <table:table-cell table:formula="of:=IFNA(LEN([.H59]);0)" office:value-type="float" office:value="16" calcext:value-type="float">
            <text:p>16</text:p>
          </table:table-cell>
        </table:table-row>
        <table:table-row table:style-name="ro1">
          <table:table-cell table:formula="of:=DEC2HEX( ROW() - 1)" office:value-type="string" office:string-value="3B" calcext:value-type="string">
            <text:p>3B</text:p>
          </table:table-cell>
          <table:table-cell table:formula="of:=MATCH([.A60];[$Ev.$A$1:$Ev.$A$100];0)" office:value-type="string" office:string-value="" calcext:value-type="error">
            <text:p>#N/A</text:p>
          </table:table-cell>
          <table:table-cell table:formula="of:=IF(IFNA(IF(INDIRECT(ADDRESS([.B60];2;1;;&quot;Ev&quot;)) = &quot;EvReasonCode&quot;);0);&quot;Depricated_&quot;; &quot;&quot;)">
            <text:p/>
          </table:table-cell>
          <table:table-cell table:formula="of:=COM.MICROSOFT.CONCAT([.C60]; INDIRECT(ADDRESS([.B60];3;1;;&quot;Ev&quot;)))" office:value-type="string" office:string-value="" calcext:value-type="error">
            <text:p>#N/A</text:p>
          </table:table-cell>
          <table:table-cell/>
          <table:table-cell table:formula="of:=MATCH([.A60];[$Se.$A$1:$Se.$A$100];0)" office:value-type="float" office:value="47" calcext:value-type="float">
            <text:p>47</text:p>
          </table:table-cell>
          <table:table-cell table:formula="of:=IF(IFNA(IF(INDIRECT(ADDRESS([.F60];2;1;;&quot;Se&quot;)) = &quot;StReasonCode&quot;);0);&quot;Depricated_&quot;; &quot;&quot;)">
            <text:p/>
          </table:table-cell>
          <table:table-cell table:formula="of:=COM.MICROSOFT.CONCAT([.G60]; INDIRECT(ADDRESS([.F60];3;1;;&quot;Se&quot;)))" office:value-type="string" office:string-value="Proximity_Power_Requested" calcext:value-type="string">
            <text:p>Proximity_Power_Requested</text:p>
          </table:table-cell>
          <table:table-cell/>
          <table:table-cell table:formula="of:=IFNA(LEN([.D60]);0)" office:value-type="float" office:value="0" calcext:value-type="float">
            <text:p>0</text:p>
          </table:table-cell>
          <table:table-cell table:formula="of:=IFNA(LEN([.H60]);0)" office:value-type="float" office:value="25" calcext:value-type="float">
            <text:p>25</text:p>
          </table:table-cell>
        </table:table-row>
        <table:table-row table:style-name="ro1">
          <table:table-cell table:formula="of:=DEC2HEX( ROW() - 1)" office:value-type="string" office:string-value="3C" calcext:value-type="string">
            <text:p>3C</text:p>
          </table:table-cell>
          <table:table-cell table:formula="of:=MATCH([.A61];[$Ev.$A$1:$Ev.$A$100];0)" office:value-type="string" office:string-value="" calcext:value-type="error">
            <text:p>#N/A</text:p>
          </table:table-cell>
          <table:table-cell table:formula="of:=IF(IFNA(IF(INDIRECT(ADDRESS([.B61];2;1;;&quot;Ev&quot;)) = &quot;EvReasonCode&quot;);0);&quot;Depricated_&quot;; &quot;&quot;)">
            <text:p/>
          </table:table-cell>
          <table:table-cell table:formula="of:=COM.MICROSOFT.CONCAT([.C61]; INDIRECT(ADDRESS([.B61];3;1;;&quot;Ev&quot;)))" office:value-type="string" office:string-value="" calcext:value-type="error">
            <text:p>#N/A</text:p>
          </table:table-cell>
          <table:table-cell/>
          <table:table-cell table:formula="of:=MATCH([.A61];[$Se.$A$1:$Se.$A$100];0)" office:value-type="string" office:string-value="" calcext:value-type="error">
            <text:p>#N/A</text:p>
          </table:table-cell>
          <table:table-cell table:formula="of:=IF(IFNA(IF(INDIRECT(ADDRESS([.F61];2;1;;&quot;Se&quot;)) = &quot;StReasonCode&quot;);0);&quot;Depricated_&quot;; &quot;&quot;)">
            <text:p/>
          </table:table-cell>
          <table:table-cell table:formula="of:=COM.MICROSOFT.CONCAT([.G61]; INDIRECT(ADDRESS([.F61];3;1;;&quot;Se&quot;)))" office:value-type="string" office:string-value="" calcext:value-type="error">
            <text:p>#N/A</text:p>
          </table:table-cell>
          <table:table-cell/>
          <table:table-cell table:formula="of:=IFNA(LEN([.D61]);0)" office:value-type="float" office:value="0" calcext:value-type="float">
            <text:p>0</text:p>
          </table:table-cell>
          <table:table-cell table:formula="of:=IFNA(LEN([.H61]);0)" office:value-type="float" office:value="0" calcext:value-type="float">
            <text:p>0</text:p>
          </table:table-cell>
        </table:table-row>
        <table:table-row table:style-name="ro1">
          <table:table-cell table:formula="of:=DEC2HEX( ROW() - 1)" office:value-type="string" office:string-value="3D" calcext:value-type="string">
            <text:p>3D</text:p>
          </table:table-cell>
          <table:table-cell table:formula="of:=MATCH([.A62];[$Ev.$A$1:$Ev.$A$100];0)" office:value-type="string" office:string-value="" calcext:value-type="error">
            <text:p>#N/A</text:p>
          </table:table-cell>
          <table:table-cell table:formula="of:=IF(IFNA(IF(INDIRECT(ADDRESS([.B62];2;1;;&quot;Ev&quot;)) = &quot;EvReasonCode&quot;);0);&quot;Depricated_&quot;; &quot;&quot;)">
            <text:p/>
          </table:table-cell>
          <table:table-cell table:formula="of:=COM.MICROSOFT.CONCAT([.C62]; INDIRECT(ADDRESS([.B62];3;1;;&quot;Ev&quot;)))" office:value-type="string" office:string-value="" calcext:value-type="error">
            <text:p>#N/A</text:p>
          </table:table-cell>
          <table:table-cell/>
          <table:table-cell table:formula="of:=MATCH([.A62];[$Se.$A$1:$Se.$A$100];0)" office:value-type="string" office:string-value="" calcext:value-type="error">
            <text:p>#N/A</text:p>
          </table:table-cell>
          <table:table-cell table:formula="of:=IF(IFNA(IF(INDIRECT(ADDRESS([.F62];2;1;;&quot;Se&quot;)) = &quot;StReasonCode&quot;);0);&quot;Depricated_&quot;; &quot;&quot;)">
            <text:p/>
          </table:table-cell>
          <table:table-cell table:formula="of:=COM.MICROSOFT.CONCAT([.G62]; INDIRECT(ADDRESS([.F62];3;1;;&quot;Se&quot;)))" office:value-type="string" office:string-value="" calcext:value-type="error">
            <text:p>#N/A</text:p>
          </table:table-cell>
          <table:table-cell/>
          <table:table-cell table:formula="of:=IFNA(LEN([.D62]);0)" office:value-type="float" office:value="0" calcext:value-type="float">
            <text:p>0</text:p>
          </table:table-cell>
          <table:table-cell table:formula="of:=IFNA(LEN([.H62]);0)" office:value-type="float" office:value="0" calcext:value-type="float">
            <text:p>0</text:p>
          </table:table-cell>
        </table:table-row>
        <table:table-row table:style-name="ro1">
          <table:table-cell table:formula="of:=DEC2HEX( ROW() - 1)" office:value-type="string" office:string-value="3E" calcext:value-type="string">
            <text:p>3E</text:p>
          </table:table-cell>
          <table:table-cell table:formula="of:=MATCH([.A63];[$Ev.$A$1:$Ev.$A$100];0)" office:value-type="string" office:string-value="" calcext:value-type="error">
            <text:p>#N/A</text:p>
          </table:table-cell>
          <table:table-cell table:formula="of:=IF(IFNA(IF(INDIRECT(ADDRESS([.B63];2;1;;&quot;Ev&quot;)) = &quot;EvReasonCode&quot;);0);&quot;Depricated_&quot;; &quot;&quot;)">
            <text:p/>
          </table:table-cell>
          <table:table-cell table:formula="of:=COM.MICROSOFT.CONCAT([.C63]; INDIRECT(ADDRESS([.B63];3;1;;&quot;Ev&quot;)))" office:value-type="string" office:string-value="" calcext:value-type="error">
            <text:p>#N/A</text:p>
          </table:table-cell>
          <table:table-cell/>
          <table:table-cell table:formula="of:=MATCH([.A63];[$Se.$A$1:$Se.$A$100];0)" office:value-type="string" office:string-value="" calcext:value-type="error">
            <text:p>#N/A</text:p>
          </table:table-cell>
          <table:table-cell table:formula="of:=IF(IFNA(IF(INDIRECT(ADDRESS([.F63];2;1;;&quot;Se&quot;)) = &quot;StReasonCode&quot;);0);&quot;Depricated_&quot;; &quot;&quot;)">
            <text:p/>
          </table:table-cell>
          <table:table-cell table:formula="of:=COM.MICROSOFT.CONCAT([.G63]; INDIRECT(ADDRESS([.F63];3;1;;&quot;Se&quot;)))" office:value-type="string" office:string-value="" calcext:value-type="error">
            <text:p>#N/A</text:p>
          </table:table-cell>
          <table:table-cell/>
          <table:table-cell table:formula="of:=IFNA(LEN([.D63]);0)" office:value-type="float" office:value="0" calcext:value-type="float">
            <text:p>0</text:p>
          </table:table-cell>
          <table:table-cell table:formula="of:=IFNA(LEN([.H63]);0)" office:value-type="float" office:value="0" calcext:value-type="float">
            <text:p>0</text:p>
          </table:table-cell>
        </table:table-row>
        <table:table-row table:style-name="ro1">
          <table:table-cell table:formula="of:=DEC2HEX( ROW() - 1)" office:value-type="string" office:string-value="3F" calcext:value-type="string">
            <text:p>3F</text:p>
          </table:table-cell>
          <table:table-cell table:formula="of:=MATCH([.A64];[$Ev.$A$1:$Ev.$A$100];0)" office:value-type="string" office:string-value="" calcext:value-type="error">
            <text:p>#N/A</text:p>
          </table:table-cell>
          <table:table-cell table:formula="of:=IF(IFNA(IF(INDIRECT(ADDRESS([.B64];2;1;;&quot;Ev&quot;)) = &quot;EvReasonCode&quot;);0);&quot;Depricated_&quot;; &quot;&quot;)">
            <text:p/>
          </table:table-cell>
          <table:table-cell table:formula="of:=COM.MICROSOFT.CONCAT([.C64]; INDIRECT(ADDRESS([.B64];3;1;;&quot;Ev&quot;)))" office:value-type="string" office:string-value="" calcext:value-type="error">
            <text:p>#N/A</text:p>
          </table:table-cell>
          <table:table-cell/>
          <table:table-cell table:formula="of:=MATCH([.A64];[$Se.$A$1:$Se.$A$100];0)" office:value-type="string" office:string-value="" calcext:value-type="error">
            <text:p>#N/A</text:p>
          </table:table-cell>
          <table:table-cell table:formula="of:=IF(IFNA(IF(INDIRECT(ADDRESS([.F64];2;1;;&quot;Se&quot;)) = &quot;StReasonCode&quot;);0);&quot;Depricated_&quot;; &quot;&quot;)">
            <text:p/>
          </table:table-cell>
          <table:table-cell table:formula="of:=COM.MICROSOFT.CONCAT([.G64]; INDIRECT(ADDRESS([.F64];3;1;;&quot;Se&quot;)))" office:value-type="string" office:string-value="" calcext:value-type="error">
            <text:p>#N/A</text:p>
          </table:table-cell>
          <table:table-cell/>
          <table:table-cell table:formula="of:=IFNA(LEN([.D64]);0)" office:value-type="float" office:value="0" calcext:value-type="float">
            <text:p>0</text:p>
          </table:table-cell>
          <table:table-cell table:formula="of:=IFNA(LEN([.H64]);0)" office:value-type="float" office:value="0" calcext:value-type="float">
            <text:p>0</text:p>
          </table:table-cell>
        </table:table-row>
        <table:table-row table:style-name="ro1">
          <table:table-cell table:formula="of:=DEC2HEX( ROW() - 1)" office:value-type="string" office:string-value="40" calcext:value-type="string">
            <text:p>40</text:p>
          </table:table-cell>
          <table:table-cell table:formula="of:=MATCH([.A65];[$Ev.$A$1:$Ev.$A$100];0)" office:value-type="string" office:string-value="" calcext:value-type="error">
            <text:p>#N/A</text:p>
          </table:table-cell>
          <table:table-cell table:formula="of:=IF(IFNA(IF(INDIRECT(ADDRESS([.B65];2;1;;&quot;Ev&quot;)) = &quot;EvReasonCode&quot;);0);&quot;Depricated_&quot;; &quot;&quot;)">
            <text:p/>
          </table:table-cell>
          <table:table-cell table:formula="of:=COM.MICROSOFT.CONCAT([.C65]; INDIRECT(ADDRESS([.B65];3;1;;&quot;Ev&quot;)))" office:value-type="string" office:string-value="" calcext:value-type="error">
            <text:p>#N/A</text:p>
          </table:table-cell>
          <table:table-cell/>
          <table:table-cell table:formula="of:=MATCH([.A65];[$Se.$A$1:$Se.$A$100];0)" office:value-type="string" office:string-value="" calcext:value-type="error">
            <text:p>#N/A</text:p>
          </table:table-cell>
          <table:table-cell table:formula="of:=IF(IFNA(IF(INDIRECT(ADDRESS([.F65];2;1;;&quot;Se&quot;)) = &quot;StReasonCode&quot;);0);&quot;Depricated_&quot;; &quot;&quot;)">
            <text:p/>
          </table:table-cell>
          <table:table-cell table:formula="of:=COM.MICROSOFT.CONCAT([.G65]; INDIRECT(ADDRESS([.F65];3;1;;&quot;Se&quot;)))" office:value-type="string" office:string-value="" calcext:value-type="error">
            <text:p>#N/A</text:p>
          </table:table-cell>
          <table:table-cell/>
          <table:table-cell table:formula="of:=IFNA(LEN([.D65]);0)" office:value-type="float" office:value="0" calcext:value-type="float">
            <text:p>0</text:p>
          </table:table-cell>
          <table:table-cell table:formula="of:=IFNA(LEN([.H65]);0)" office:value-type="float" office:value="0" calcext:value-type="float">
            <text:p>0</text:p>
          </table:table-cell>
        </table:table-row>
        <table:table-row table:style-name="ro1">
          <table:table-cell table:formula="of:=DEC2HEX( ROW() - 1)" office:value-type="string" office:string-value="41" calcext:value-type="string">
            <text:p>41</text:p>
          </table:table-cell>
          <table:table-cell table:formula="of:=MATCH([.A66];[$Ev.$A$1:$Ev.$A$100];0)" office:value-type="string" office:string-value="" calcext:value-type="error">
            <text:p>#N/A</text:p>
          </table:table-cell>
          <table:table-cell table:formula="of:=IF(IFNA(IF(INDIRECT(ADDRESS([.B66];2;1;;&quot;Ev&quot;)) = &quot;EvReasonCode&quot;);0);&quot;Depricated_&quot;; &quot;&quot;)">
            <text:p/>
          </table:table-cell>
          <table:table-cell table:formula="of:=COM.MICROSOFT.CONCAT([.C66]; INDIRECT(ADDRESS([.B66];3;1;;&quot;Ev&quot;)))" office:value-type="string" office:string-value="" calcext:value-type="error">
            <text:p>#N/A</text:p>
          </table:table-cell>
          <table:table-cell/>
          <table:table-cell table:formula="of:=MATCH([.A66];[$Se.$A$1:$Se.$A$100];0)" office:value-type="string" office:string-value="" calcext:value-type="error">
            <text:p>#N/A</text:p>
          </table:table-cell>
          <table:table-cell table:formula="of:=IF(IFNA(IF(INDIRECT(ADDRESS([.F66];2;1;;&quot;Se&quot;)) = &quot;StReasonCode&quot;);0);&quot;Depricated_&quot;; &quot;&quot;)">
            <text:p/>
          </table:table-cell>
          <table:table-cell table:formula="of:=COM.MICROSOFT.CONCAT([.G66]; INDIRECT(ADDRESS([.F66];3;1;;&quot;Se&quot;)))" office:value-type="string" office:string-value="" calcext:value-type="error">
            <text:p>#N/A</text:p>
          </table:table-cell>
          <table:table-cell/>
          <table:table-cell table:formula="of:=IFNA(LEN([.D66]);0)" office:value-type="float" office:value="0" calcext:value-type="float">
            <text:p>0</text:p>
          </table:table-cell>
          <table:table-cell table:formula="of:=IFNA(LEN([.H66]);0)" office:value-type="float" office:value="0" calcext:value-type="float">
            <text:p>0</text:p>
          </table:table-cell>
        </table:table-row>
        <table:table-row table:style-name="ro1">
          <table:table-cell table:formula="of:=DEC2HEX( ROW() - 1)" office:value-type="string" office:string-value="42" calcext:value-type="string">
            <text:p>42</text:p>
          </table:table-cell>
          <table:table-cell table:formula="of:=MATCH([.A67];[$Ev.$A$1:$Ev.$A$100];0)" office:value-type="string" office:string-value="" calcext:value-type="error">
            <text:p>#N/A</text:p>
          </table:table-cell>
          <table:table-cell table:formula="of:=IF(IFNA(IF(INDIRECT(ADDRESS([.B67];2;1;;&quot;Ev&quot;)) = &quot;EvReasonCode&quot;);0);&quot;Depricated_&quot;; &quot;&quot;)">
            <text:p/>
          </table:table-cell>
          <table:table-cell table:formula="of:=COM.MICROSOFT.CONCAT([.C67]; INDIRECT(ADDRESS([.B67];3;1;;&quot;Ev&quot;)))" office:value-type="string" office:string-value="" calcext:value-type="error">
            <text:p>#N/A</text:p>
          </table:table-cell>
          <table:table-cell/>
          <table:table-cell table:formula="of:=MATCH([.A67];[$Se.$A$1:$Se.$A$100];0)" office:value-type="string" office:string-value="" calcext:value-type="error">
            <text:p>#N/A</text:p>
          </table:table-cell>
          <table:table-cell table:formula="of:=IF(IFNA(IF(INDIRECT(ADDRESS([.F67];2;1;;&quot;Se&quot;)) = &quot;StReasonCode&quot;);0);&quot;Depricated_&quot;; &quot;&quot;)">
            <text:p/>
          </table:table-cell>
          <table:table-cell table:formula="of:=COM.MICROSOFT.CONCAT([.G67]; INDIRECT(ADDRESS([.F67];3;1;;&quot;Se&quot;)))" office:value-type="string" office:string-value="" calcext:value-type="error">
            <text:p>#N/A</text:p>
          </table:table-cell>
          <table:table-cell/>
          <table:table-cell table:formula="of:=IFNA(LEN([.D67]);0)" office:value-type="float" office:value="0" calcext:value-type="float">
            <text:p>0</text:p>
          </table:table-cell>
          <table:table-cell table:formula="of:=IFNA(LEN([.H67]);0)" office:value-type="float" office:value="0" calcext:value-type="float">
            <text:p>0</text:p>
          </table:table-cell>
        </table:table-row>
        <table:table-row table:style-name="ro1">
          <table:table-cell table:formula="of:=DEC2HEX( ROW() - 1)" office:value-type="string" office:string-value="43" calcext:value-type="string">
            <text:p>43</text:p>
          </table:table-cell>
          <table:table-cell table:formula="of:=MATCH([.A68];[$Ev.$A$1:$Ev.$A$100];0)" office:value-type="string" office:string-value="" calcext:value-type="error">
            <text:p>#N/A</text:p>
          </table:table-cell>
          <table:table-cell table:formula="of:=IF(IFNA(IF(INDIRECT(ADDRESS([.B68];2;1;;&quot;Ev&quot;)) = &quot;EvReasonCode&quot;);0);&quot;Depricated_&quot;; &quot;&quot;)">
            <text:p/>
          </table:table-cell>
          <table:table-cell table:formula="of:=COM.MICROSOFT.CONCAT([.C68]; INDIRECT(ADDRESS([.B68];3;1;;&quot;Ev&quot;)))" office:value-type="string" office:string-value="" calcext:value-type="error">
            <text:p>#N/A</text:p>
          </table:table-cell>
          <table:table-cell/>
          <table:table-cell table:formula="of:=MATCH([.A68];[$Se.$A$1:$Se.$A$100];0)" office:value-type="string" office:string-value="" calcext:value-type="error">
            <text:p>#N/A</text:p>
          </table:table-cell>
          <table:table-cell table:formula="of:=IF(IFNA(IF(INDIRECT(ADDRESS([.F68];2;1;;&quot;Se&quot;)) = &quot;StReasonCode&quot;);0);&quot;Depricated_&quot;; &quot;&quot;)">
            <text:p/>
          </table:table-cell>
          <table:table-cell table:formula="of:=COM.MICROSOFT.CONCAT([.G68]; INDIRECT(ADDRESS([.F68];3;1;;&quot;Se&quot;)))" office:value-type="string" office:string-value="" calcext:value-type="error">
            <text:p>#N/A</text:p>
          </table:table-cell>
          <table:table-cell/>
          <table:table-cell table:formula="of:=IFNA(LEN([.D68]);0)" office:value-type="float" office:value="0" calcext:value-type="float">
            <text:p>0</text:p>
          </table:table-cell>
          <table:table-cell table:formula="of:=IFNA(LEN([.H68]);0)" office:value-type="float" office:value="0" calcext:value-type="float">
            <text:p>0</text:p>
          </table:table-cell>
        </table:table-row>
        <table:table-row table:style-name="ro1">
          <table:table-cell table:formula="of:=DEC2HEX( ROW() - 1)" office:value-type="string" office:string-value="44" calcext:value-type="string">
            <text:p>44</text:p>
          </table:table-cell>
          <table:table-cell table:formula="of:=MATCH([.A69];[$Ev.$A$1:$Ev.$A$100];0)" office:value-type="string" office:string-value="" calcext:value-type="error">
            <text:p>#N/A</text:p>
          </table:table-cell>
          <table:table-cell table:formula="of:=IF(IFNA(IF(INDIRECT(ADDRESS([.B69];2;1;;&quot;Ev&quot;)) = &quot;EvReasonCode&quot;);0);&quot;Depricated_&quot;; &quot;&quot;)">
            <text:p/>
          </table:table-cell>
          <table:table-cell table:formula="of:=COM.MICROSOFT.CONCAT([.C69]; INDIRECT(ADDRESS([.B69];3;1;;&quot;Ev&quot;)))" office:value-type="string" office:string-value="" calcext:value-type="error">
            <text:p>#N/A</text:p>
          </table:table-cell>
          <table:table-cell/>
          <table:table-cell table:formula="of:=MATCH([.A69];[$Se.$A$1:$Se.$A$100];0)" office:value-type="string" office:string-value="" calcext:value-type="error">
            <text:p>#N/A</text:p>
          </table:table-cell>
          <table:table-cell table:formula="of:=IF(IFNA(IF(INDIRECT(ADDRESS([.F69];2;1;;&quot;Se&quot;)) = &quot;StReasonCode&quot;);0);&quot;Depricated_&quot;; &quot;&quot;)">
            <text:p/>
          </table:table-cell>
          <table:table-cell table:formula="of:=COM.MICROSOFT.CONCAT([.G69]; INDIRECT(ADDRESS([.F69];3;1;;&quot;Se&quot;)))" office:value-type="string" office:string-value="" calcext:value-type="error">
            <text:p>#N/A</text:p>
          </table:table-cell>
          <table:table-cell/>
          <table:table-cell table:formula="of:=IFNA(LEN([.D69]);0)" office:value-type="float" office:value="0" calcext:value-type="float">
            <text:p>0</text:p>
          </table:table-cell>
          <table:table-cell table:formula="of:=IFNA(LEN([.H69]);0)" office:value-type="float" office:value="0" calcext:value-type="float">
            <text:p>0</text:p>
          </table:table-cell>
        </table:table-row>
        <table:table-row table:style-name="ro1">
          <table:table-cell table:formula="of:=DEC2HEX( ROW() - 1)" office:value-type="string" office:string-value="45" calcext:value-type="string">
            <text:p>45</text:p>
          </table:table-cell>
          <table:table-cell table:formula="of:=MATCH([.A70];[$Ev.$A$1:$Ev.$A$100];0)" office:value-type="string" office:string-value="" calcext:value-type="error">
            <text:p>#N/A</text:p>
          </table:table-cell>
          <table:table-cell table:formula="of:=IF(IFNA(IF(INDIRECT(ADDRESS([.B70];2;1;;&quot;Ev&quot;)) = &quot;EvReasonCode&quot;);0);&quot;Depricated_&quot;; &quot;&quot;)">
            <text:p/>
          </table:table-cell>
          <table:table-cell table:formula="of:=COM.MICROSOFT.CONCAT([.C70]; INDIRECT(ADDRESS([.B70];3;1;;&quot;Ev&quot;)))" office:value-type="string" office:string-value="" calcext:value-type="error">
            <text:p>#N/A</text:p>
          </table:table-cell>
          <table:table-cell/>
          <table:table-cell table:formula="of:=MATCH([.A70];[$Se.$A$1:$Se.$A$100];0)" office:value-type="string" office:string-value="" calcext:value-type="error">
            <text:p>#N/A</text:p>
          </table:table-cell>
          <table:table-cell table:formula="of:=IF(IFNA(IF(INDIRECT(ADDRESS([.F70];2;1;;&quot;Se&quot;)) = &quot;StReasonCode&quot;);0);&quot;Depricated_&quot;; &quot;&quot;)">
            <text:p/>
          </table:table-cell>
          <table:table-cell table:formula="of:=COM.MICROSOFT.CONCAT([.G70]; INDIRECT(ADDRESS([.F70];3;1;;&quot;Se&quot;)))" office:value-type="string" office:string-value="" calcext:value-type="error">
            <text:p>#N/A</text:p>
          </table:table-cell>
          <table:table-cell/>
          <table:table-cell table:formula="of:=IFNA(LEN([.D70]);0)" office:value-type="float" office:value="0" calcext:value-type="float">
            <text:p>0</text:p>
          </table:table-cell>
          <table:table-cell table:formula="of:=IFNA(LEN([.H70]);0)" office:value-type="float" office:value="0" calcext:value-type="float">
            <text:p>0</text:p>
          </table:table-cell>
        </table:table-row>
        <table:table-row table:style-name="ro1">
          <table:table-cell table:formula="of:=DEC2HEX( ROW() - 1)" office:value-type="string" office:string-value="46" calcext:value-type="string">
            <text:p>46</text:p>
          </table:table-cell>
          <table:table-cell table:formula="of:=MATCH([.A71];[$Ev.$A$1:$Ev.$A$100];0)" office:value-type="string" office:string-value="" calcext:value-type="error">
            <text:p>#N/A</text:p>
          </table:table-cell>
          <table:table-cell table:formula="of:=IF(IFNA(IF(INDIRECT(ADDRESS([.B71];2;1;;&quot;Ev&quot;)) = &quot;EvReasonCode&quot;);0);&quot;Depricated_&quot;; &quot;&quot;)">
            <text:p/>
          </table:table-cell>
          <table:table-cell table:formula="of:=COM.MICROSOFT.CONCAT([.C71]; INDIRECT(ADDRESS([.B71];3;1;;&quot;Ev&quot;)))" office:value-type="string" office:string-value="" calcext:value-type="error">
            <text:p>#N/A</text:p>
          </table:table-cell>
          <table:table-cell/>
          <table:table-cell table:formula="of:=MATCH([.A71];[$Se.$A$1:$Se.$A$100];0)" office:value-type="string" office:string-value="" calcext:value-type="error">
            <text:p>#N/A</text:p>
          </table:table-cell>
          <table:table-cell table:formula="of:=IF(IFNA(IF(INDIRECT(ADDRESS([.F71];2;1;;&quot;Se&quot;)) = &quot;StReasonCode&quot;);0);&quot;Depricated_&quot;; &quot;&quot;)">
            <text:p/>
          </table:table-cell>
          <table:table-cell table:formula="of:=COM.MICROSOFT.CONCAT([.G71]; INDIRECT(ADDRESS([.F71];3;1;;&quot;Se&quot;)))" office:value-type="string" office:string-value="" calcext:value-type="error">
            <text:p>#N/A</text:p>
          </table:table-cell>
          <table:table-cell/>
          <table:table-cell table:formula="of:=IFNA(LEN([.D71]);0)" office:value-type="float" office:value="0" calcext:value-type="float">
            <text:p>0</text:p>
          </table:table-cell>
          <table:table-cell table:formula="of:=IFNA(LEN([.H71]);0)" office:value-type="float" office:value="0" calcext:value-type="float">
            <text:p>0</text:p>
          </table:table-cell>
        </table:table-row>
        <table:table-row table:style-name="ro1">
          <table:table-cell table:formula="of:=DEC2HEX( ROW() - 1)" office:value-type="string" office:string-value="47" calcext:value-type="string">
            <text:p>47</text:p>
          </table:table-cell>
          <table:table-cell table:formula="of:=MATCH([.A72];[$Ev.$A$1:$Ev.$A$100];0)" office:value-type="string" office:string-value="" calcext:value-type="error">
            <text:p>#N/A</text:p>
          </table:table-cell>
          <table:table-cell table:formula="of:=IF(IFNA(IF(INDIRECT(ADDRESS([.B72];2;1;;&quot;Ev&quot;)) = &quot;EvReasonCode&quot;);0);&quot;Depricated_&quot;; &quot;&quot;)">
            <text:p/>
          </table:table-cell>
          <table:table-cell table:formula="of:=COM.MICROSOFT.CONCAT([.C72]; INDIRECT(ADDRESS([.B72];3;1;;&quot;Ev&quot;)))" office:value-type="string" office:string-value="" calcext:value-type="error">
            <text:p>#N/A</text:p>
          </table:table-cell>
          <table:table-cell/>
          <table:table-cell table:formula="of:=MATCH([.A72];[$Se.$A$1:$Se.$A$100];0)" office:value-type="string" office:string-value="" calcext:value-type="error">
            <text:p>#N/A</text:p>
          </table:table-cell>
          <table:table-cell table:formula="of:=IF(IFNA(IF(INDIRECT(ADDRESS([.F72];2;1;;&quot;Se&quot;)) = &quot;StReasonCode&quot;);0);&quot;Depricated_&quot;; &quot;&quot;)">
            <text:p/>
          </table:table-cell>
          <table:table-cell table:formula="of:=COM.MICROSOFT.CONCAT([.G72]; INDIRECT(ADDRESS([.F72];3;1;;&quot;Se&quot;)))" office:value-type="string" office:string-value="" calcext:value-type="error">
            <text:p>#N/A</text:p>
          </table:table-cell>
          <table:table-cell/>
          <table:table-cell table:formula="of:=IFNA(LEN([.D72]);0)" office:value-type="float" office:value="0" calcext:value-type="float">
            <text:p>0</text:p>
          </table:table-cell>
          <table:table-cell table:formula="of:=IFNA(LEN([.H72]);0)" office:value-type="float" office:value="0" calcext:value-type="float">
            <text:p>0</text:p>
          </table:table-cell>
        </table:table-row>
        <table:table-row table:style-name="ro1">
          <table:table-cell table:formula="of:=DEC2HEX( ROW() - 1)" office:value-type="string" office:string-value="48" calcext:value-type="string">
            <text:p>48</text:p>
          </table:table-cell>
          <table:table-cell table:formula="of:=MATCH([.A73];[$Ev.$A$1:$Ev.$A$100];0)" office:value-type="string" office:string-value="" calcext:value-type="error">
            <text:p>#N/A</text:p>
          </table:table-cell>
          <table:table-cell table:formula="of:=IF(IFNA(IF(INDIRECT(ADDRESS([.B73];2;1;;&quot;Ev&quot;)) = &quot;EvReasonCode&quot;);0);&quot;Depricated_&quot;; &quot;&quot;)">
            <text:p/>
          </table:table-cell>
          <table:table-cell table:formula="of:=COM.MICROSOFT.CONCAT([.C73]; INDIRECT(ADDRESS([.B73];3;1;;&quot;Ev&quot;)))" office:value-type="string" office:string-value="" calcext:value-type="error">
            <text:p>#N/A</text:p>
          </table:table-cell>
          <table:table-cell/>
          <table:table-cell table:formula="of:=MATCH([.A73];[$Se.$A$1:$Se.$A$100];0)" office:value-type="string" office:string-value="" calcext:value-type="error">
            <text:p>#N/A</text:p>
          </table:table-cell>
          <table:table-cell table:formula="of:=IF(IFNA(IF(INDIRECT(ADDRESS([.F73];2;1;;&quot;Se&quot;)) = &quot;StReasonCode&quot;);0);&quot;Depricated_&quot;; &quot;&quot;)">
            <text:p/>
          </table:table-cell>
          <table:table-cell table:formula="of:=COM.MICROSOFT.CONCAT([.G73]; INDIRECT(ADDRESS([.F73];3;1;;&quot;Se&quot;)))" office:value-type="string" office:string-value="" calcext:value-type="error">
            <text:p>#N/A</text:p>
          </table:table-cell>
          <table:table-cell/>
          <table:table-cell table:formula="of:=IFNA(LEN([.D73]);0)" office:value-type="float" office:value="0" calcext:value-type="float">
            <text:p>0</text:p>
          </table:table-cell>
          <table:table-cell table:formula="of:=IFNA(LEN([.H73]);0)" office:value-type="float" office:value="0" calcext:value-type="float">
            <text:p>0</text:p>
          </table:table-cell>
        </table:table-row>
        <table:table-row table:style-name="ro1">
          <table:table-cell table:formula="of:=DEC2HEX( ROW() - 1)" office:value-type="string" office:string-value="49" calcext:value-type="string">
            <text:p>49</text:p>
          </table:table-cell>
          <table:table-cell table:formula="of:=MATCH([.A74];[$Ev.$A$1:$Ev.$A$100];0)" office:value-type="string" office:string-value="" calcext:value-type="error">
            <text:p>#N/A</text:p>
          </table:table-cell>
          <table:table-cell table:formula="of:=IF(IFNA(IF(INDIRECT(ADDRESS([.B74];2;1;;&quot;Ev&quot;)) = &quot;EvReasonCode&quot;);0);&quot;Depricated_&quot;; &quot;&quot;)">
            <text:p/>
          </table:table-cell>
          <table:table-cell table:formula="of:=COM.MICROSOFT.CONCAT([.C74]; INDIRECT(ADDRESS([.B74];3;1;;&quot;Ev&quot;)))" office:value-type="string" office:string-value="" calcext:value-type="error">
            <text:p>#N/A</text:p>
          </table:table-cell>
          <table:table-cell/>
          <table:table-cell table:formula="of:=MATCH([.A74];[$Se.$A$1:$Se.$A$100];0)" office:value-type="string" office:string-value="" calcext:value-type="error">
            <text:p>#N/A</text:p>
          </table:table-cell>
          <table:table-cell table:formula="of:=IF(IFNA(IF(INDIRECT(ADDRESS([.F74];2;1;;&quot;Se&quot;)) = &quot;StReasonCode&quot;);0);&quot;Depricated_&quot;; &quot;&quot;)">
            <text:p/>
          </table:table-cell>
          <table:table-cell table:formula="of:=COM.MICROSOFT.CONCAT([.G74]; INDIRECT(ADDRESS([.F74];3;1;;&quot;Se&quot;)))" office:value-type="string" office:string-value="" calcext:value-type="error">
            <text:p>#N/A</text:p>
          </table:table-cell>
          <table:table-cell/>
          <table:table-cell table:formula="of:=IFNA(LEN([.D74]);0)" office:value-type="float" office:value="0" calcext:value-type="float">
            <text:p>0</text:p>
          </table:table-cell>
          <table:table-cell table:formula="of:=IFNA(LEN([.H74]);0)" office:value-type="float" office:value="0" calcext:value-type="float">
            <text:p>0</text:p>
          </table:table-cell>
        </table:table-row>
        <table:table-row table:style-name="ro1">
          <table:table-cell table:formula="of:=DEC2HEX( ROW() - 1)" office:value-type="string" office:string-value="4A" calcext:value-type="string">
            <text:p>4A</text:p>
          </table:table-cell>
          <table:table-cell table:formula="of:=MATCH([.A75];[$Ev.$A$1:$Ev.$A$100];0)" office:value-type="string" office:string-value="" calcext:value-type="error">
            <text:p>#N/A</text:p>
          </table:table-cell>
          <table:table-cell table:formula="of:=IF(IFNA(IF(INDIRECT(ADDRESS([.B75];2;1;;&quot;Ev&quot;)) = &quot;EvReasonCode&quot;);0);&quot;Depricated_&quot;; &quot;&quot;)">
            <text:p/>
          </table:table-cell>
          <table:table-cell table:formula="of:=COM.MICROSOFT.CONCAT([.C75]; INDIRECT(ADDRESS([.B75];3;1;;&quot;Ev&quot;)))" office:value-type="string" office:string-value="" calcext:value-type="error">
            <text:p>#N/A</text:p>
          </table:table-cell>
          <table:table-cell/>
          <table:table-cell table:formula="of:=MATCH([.A75];[$Se.$A$1:$Se.$A$100];0)" office:value-type="string" office:string-value="" calcext:value-type="error">
            <text:p>#N/A</text:p>
          </table:table-cell>
          <table:table-cell table:formula="of:=IF(IFNA(IF(INDIRECT(ADDRESS([.F75];2;1;;&quot;Se&quot;)) = &quot;StReasonCode&quot;);0);&quot;Depricated_&quot;; &quot;&quot;)">
            <text:p/>
          </table:table-cell>
          <table:table-cell table:formula="of:=COM.MICROSOFT.CONCAT([.G75]; INDIRECT(ADDRESS([.F75];3;1;;&quot;Se&quot;)))" office:value-type="string" office:string-value="" calcext:value-type="error">
            <text:p>#N/A</text:p>
          </table:table-cell>
          <table:table-cell/>
          <table:table-cell table:formula="of:=IFNA(LEN([.D75]);0)" office:value-type="float" office:value="0" calcext:value-type="float">
            <text:p>0</text:p>
          </table:table-cell>
          <table:table-cell table:formula="of:=IFNA(LEN([.H75]);0)" office:value-type="float" office:value="0" calcext:value-type="float">
            <text:p>0</text:p>
          </table:table-cell>
        </table:table-row>
        <table:table-row table:style-name="ro1">
          <table:table-cell table:formula="of:=DEC2HEX( ROW() - 1)" office:value-type="string" office:string-value="4B" calcext:value-type="string">
            <text:p>4B</text:p>
          </table:table-cell>
          <table:table-cell table:formula="of:=MATCH([.A76];[$Ev.$A$1:$Ev.$A$100];0)" office:value-type="string" office:string-value="" calcext:value-type="error">
            <text:p>#N/A</text:p>
          </table:table-cell>
          <table:table-cell table:formula="of:=IF(IFNA(IF(INDIRECT(ADDRESS([.B76];2;1;;&quot;Ev&quot;)) = &quot;EvReasonCode&quot;);0);&quot;Depricated_&quot;; &quot;&quot;)">
            <text:p/>
          </table:table-cell>
          <table:table-cell table:formula="of:=COM.MICROSOFT.CONCAT([.C76]; INDIRECT(ADDRESS([.B76];3;1;;&quot;Ev&quot;)))" office:value-type="string" office:string-value="" calcext:value-type="error">
            <text:p>#N/A</text:p>
          </table:table-cell>
          <table:table-cell/>
          <table:table-cell table:formula="of:=MATCH([.A76];[$Se.$A$1:$Se.$A$100];0)" office:value-type="string" office:string-value="" calcext:value-type="error">
            <text:p>#N/A</text:p>
          </table:table-cell>
          <table:table-cell table:formula="of:=IF(IFNA(IF(INDIRECT(ADDRESS([.F76];2;1;;&quot;Se&quot;)) = &quot;StReasonCode&quot;);0);&quot;Depricated_&quot;; &quot;&quot;)">
            <text:p/>
          </table:table-cell>
          <table:table-cell table:formula="of:=COM.MICROSOFT.CONCAT([.G76]; INDIRECT(ADDRESS([.F76];3;1;;&quot;Se&quot;)))" office:value-type="string" office:string-value="" calcext:value-type="error">
            <text:p>#N/A</text:p>
          </table:table-cell>
          <table:table-cell/>
          <table:table-cell table:formula="of:=IFNA(LEN([.D76]);0)" office:value-type="float" office:value="0" calcext:value-type="float">
            <text:p>0</text:p>
          </table:table-cell>
          <table:table-cell table:formula="of:=IFNA(LEN([.H76]);0)" office:value-type="float" office:value="0" calcext:value-type="float">
            <text:p>0</text:p>
          </table:table-cell>
        </table:table-row>
        <table:table-row table:style-name="ro1">
          <table:table-cell table:formula="of:=DEC2HEX( ROW() - 1)" office:value-type="string" office:string-value="4C" calcext:value-type="string">
            <text:p>4C</text:p>
          </table:table-cell>
          <table:table-cell table:formula="of:=MATCH([.A77];[$Ev.$A$1:$Ev.$A$100];0)" office:value-type="string" office:string-value="" calcext:value-type="error">
            <text:p>#N/A</text:p>
          </table:table-cell>
          <table:table-cell table:formula="of:=IF(IFNA(IF(INDIRECT(ADDRESS([.B77];2;1;;&quot;Ev&quot;)) = &quot;EvReasonCode&quot;);0);&quot;Depricated_&quot;; &quot;&quot;)">
            <text:p/>
          </table:table-cell>
          <table:table-cell table:formula="of:=COM.MICROSOFT.CONCAT([.C77]; INDIRECT(ADDRESS([.B77];3;1;;&quot;Ev&quot;)))" office:value-type="string" office:string-value="" calcext:value-type="error">
            <text:p>#N/A</text:p>
          </table:table-cell>
          <table:table-cell/>
          <table:table-cell table:formula="of:=MATCH([.A77];[$Se.$A$1:$Se.$A$100];0)" office:value-type="string" office:string-value="" calcext:value-type="error">
            <text:p>#N/A</text:p>
          </table:table-cell>
          <table:table-cell table:formula="of:=IF(IFNA(IF(INDIRECT(ADDRESS([.F77];2;1;;&quot;Se&quot;)) = &quot;StReasonCode&quot;);0);&quot;Depricated_&quot;; &quot;&quot;)">
            <text:p/>
          </table:table-cell>
          <table:table-cell table:formula="of:=COM.MICROSOFT.CONCAT([.G77]; INDIRECT(ADDRESS([.F77];3;1;;&quot;Se&quot;)))" office:value-type="string" office:string-value="" calcext:value-type="error">
            <text:p>#N/A</text:p>
          </table:table-cell>
          <table:table-cell/>
          <table:table-cell table:formula="of:=IFNA(LEN([.D77]);0)" office:value-type="float" office:value="0" calcext:value-type="float">
            <text:p>0</text:p>
          </table:table-cell>
          <table:table-cell table:formula="of:=IFNA(LEN([.H77]);0)" office:value-type="float" office:value="0" calcext:value-type="float">
            <text:p>0</text:p>
          </table:table-cell>
        </table:table-row>
        <table:table-row table:style-name="ro1">
          <table:table-cell table:formula="of:=DEC2HEX( ROW() - 1)" office:value-type="string" office:string-value="4D" calcext:value-type="string">
            <text:p>4D</text:p>
          </table:table-cell>
          <table:table-cell table:formula="of:=MATCH([.A78];[$Ev.$A$1:$Ev.$A$100];0)" office:value-type="string" office:string-value="" calcext:value-type="error">
            <text:p>#N/A</text:p>
          </table:table-cell>
          <table:table-cell table:formula="of:=IF(IFNA(IF(INDIRECT(ADDRESS([.B78];2;1;;&quot;Ev&quot;)) = &quot;EvReasonCode&quot;);0);&quot;Depricated_&quot;; &quot;&quot;)">
            <text:p/>
          </table:table-cell>
          <table:table-cell table:formula="of:=COM.MICROSOFT.CONCAT([.C78]; INDIRECT(ADDRESS([.B78];3;1;;&quot;Ev&quot;)))" office:value-type="string" office:string-value="" calcext:value-type="error">
            <text:p>#N/A</text:p>
          </table:table-cell>
          <table:table-cell/>
          <table:table-cell table:formula="of:=MATCH([.A78];[$Se.$A$1:$Se.$A$100];0)" office:value-type="string" office:string-value="" calcext:value-type="error">
            <text:p>#N/A</text:p>
          </table:table-cell>
          <table:table-cell table:formula="of:=IF(IFNA(IF(INDIRECT(ADDRESS([.F78];2;1;;&quot;Se&quot;)) = &quot;StReasonCode&quot;);0);&quot;Depricated_&quot;; &quot;&quot;)">
            <text:p/>
          </table:table-cell>
          <table:table-cell table:formula="of:=COM.MICROSOFT.CONCAT([.G78]; INDIRECT(ADDRESS([.F78];3;1;;&quot;Se&quot;)))" office:value-type="string" office:string-value="" calcext:value-type="error">
            <text:p>#N/A</text:p>
          </table:table-cell>
          <table:table-cell/>
          <table:table-cell table:formula="of:=IFNA(LEN([.D78]);0)" office:value-type="float" office:value="0" calcext:value-type="float">
            <text:p>0</text:p>
          </table:table-cell>
          <table:table-cell table:formula="of:=IFNA(LEN([.H78]);0)" office:value-type="float" office:value="0" calcext:value-type="float">
            <text:p>0</text:p>
          </table:table-cell>
        </table:table-row>
        <table:table-row table:style-name="ro1">
          <table:table-cell table:formula="of:=DEC2HEX( ROW() - 1)" office:value-type="string" office:string-value="4E" calcext:value-type="string">
            <text:p>4E</text:p>
          </table:table-cell>
          <table:table-cell table:formula="of:=MATCH([.A79];[$Ev.$A$1:$Ev.$A$100];0)" office:value-type="string" office:string-value="" calcext:value-type="error">
            <text:p>#N/A</text:p>
          </table:table-cell>
          <table:table-cell table:formula="of:=IF(IFNA(IF(INDIRECT(ADDRESS([.B79];2;1;;&quot;Ev&quot;)) = &quot;EvReasonCode&quot;);0);&quot;Depricated_&quot;; &quot;&quot;)">
            <text:p/>
          </table:table-cell>
          <table:table-cell table:formula="of:=COM.MICROSOFT.CONCAT([.C79]; INDIRECT(ADDRESS([.B79];3;1;;&quot;Ev&quot;)))" office:value-type="string" office:string-value="" calcext:value-type="error">
            <text:p>#N/A</text:p>
          </table:table-cell>
          <table:table-cell/>
          <table:table-cell table:formula="of:=MATCH([.A79];[$Se.$A$1:$Se.$A$100];0)" office:value-type="string" office:string-value="" calcext:value-type="error">
            <text:p>#N/A</text:p>
          </table:table-cell>
          <table:table-cell table:formula="of:=IF(IFNA(IF(INDIRECT(ADDRESS([.F79];2;1;;&quot;Se&quot;)) = &quot;StReasonCode&quot;);0);&quot;Depricated_&quot;; &quot;&quot;)">
            <text:p/>
          </table:table-cell>
          <table:table-cell table:formula="of:=COM.MICROSOFT.CONCAT([.G79]; INDIRECT(ADDRESS([.F79];3;1;;&quot;Se&quot;)))" office:value-type="string" office:string-value="" calcext:value-type="error">
            <text:p>#N/A</text:p>
          </table:table-cell>
          <table:table-cell/>
          <table:table-cell table:formula="of:=IFNA(LEN([.D79]);0)" office:value-type="float" office:value="0" calcext:value-type="float">
            <text:p>0</text:p>
          </table:table-cell>
          <table:table-cell table:formula="of:=IFNA(LEN([.H79]);0)" office:value-type="float" office:value="0" calcext:value-type="float">
            <text:p>0</text:p>
          </table:table-cell>
        </table:table-row>
        <table:table-row table:style-name="ro1">
          <table:table-cell table:formula="of:=DEC2HEX( ROW() - 1)" office:value-type="string" office:string-value="4F" calcext:value-type="string">
            <text:p>4F</text:p>
          </table:table-cell>
          <table:table-cell table:formula="of:=MATCH([.A80];[$Ev.$A$1:$Ev.$A$100];0)" office:value-type="string" office:string-value="" calcext:value-type="error">
            <text:p>#N/A</text:p>
          </table:table-cell>
          <table:table-cell table:formula="of:=IF(IFNA(IF(INDIRECT(ADDRESS([.B80];2;1;;&quot;Ev&quot;)) = &quot;EvReasonCode&quot;);0);&quot;Depricated_&quot;; &quot;&quot;)">
            <text:p/>
          </table:table-cell>
          <table:table-cell table:formula="of:=COM.MICROSOFT.CONCAT([.C80]; INDIRECT(ADDRESS([.B80];3;1;;&quot;Ev&quot;)))" office:value-type="string" office:string-value="" calcext:value-type="error">
            <text:p>#N/A</text:p>
          </table:table-cell>
          <table:table-cell/>
          <table:table-cell table:formula="of:=MATCH([.A80];[$Se.$A$1:$Se.$A$100];0)" office:value-type="string" office:string-value="" calcext:value-type="error">
            <text:p>#N/A</text:p>
          </table:table-cell>
          <table:table-cell table:formula="of:=IF(IFNA(IF(INDIRECT(ADDRESS([.F80];2;1;;&quot;Se&quot;)) = &quot;StReasonCode&quot;);0);&quot;Depricated_&quot;; &quot;&quot;)">
            <text:p/>
          </table:table-cell>
          <table:table-cell table:formula="of:=COM.MICROSOFT.CONCAT([.G80]; INDIRECT(ADDRESS([.F80];3;1;;&quot;Se&quot;)))" office:value-type="string" office:string-value="" calcext:value-type="error">
            <text:p>#N/A</text:p>
          </table:table-cell>
          <table:table-cell/>
          <table:table-cell table:formula="of:=IFNA(LEN([.D80]);0)" office:value-type="float" office:value="0" calcext:value-type="float">
            <text:p>0</text:p>
          </table:table-cell>
          <table:table-cell table:formula="of:=IFNA(LEN([.H80]);0)" office:value-type="float" office:value="0" calcext:value-type="float">
            <text:p>0</text:p>
          </table:table-cell>
        </table:table-row>
        <table:table-row table:style-name="ro1">
          <table:table-cell table:formula="of:=DEC2HEX( ROW() - 1)" office:value-type="string" office:string-value="50" calcext:value-type="string">
            <text:p>50</text:p>
          </table:table-cell>
          <table:table-cell table:formula="of:=MATCH([.A81];[$Ev.$A$1:$Ev.$A$100];0)" office:value-type="string" office:string-value="" calcext:value-type="error">
            <text:p>#N/A</text:p>
          </table:table-cell>
          <table:table-cell table:formula="of:=IF(IFNA(IF(INDIRECT(ADDRESS([.B81];2;1;;&quot;Ev&quot;)) = &quot;EvReasonCode&quot;);0);&quot;Depricated_&quot;; &quot;&quot;)">
            <text:p/>
          </table:table-cell>
          <table:table-cell table:formula="of:=COM.MICROSOFT.CONCAT([.C81]; INDIRECT(ADDRESS([.B81];3;1;;&quot;Ev&quot;)))" office:value-type="string" office:string-value="" calcext:value-type="error">
            <text:p>#N/A</text:p>
          </table:table-cell>
          <table:table-cell/>
          <table:table-cell table:formula="of:=MATCH([.A81];[$Se.$A$1:$Se.$A$100];0)" office:value-type="string" office:string-value="" calcext:value-type="error">
            <text:p>#N/A</text:p>
          </table:table-cell>
          <table:table-cell table:formula="of:=IF(IFNA(IF(INDIRECT(ADDRESS([.F81];2;1;;&quot;Se&quot;)) = &quot;StReasonCode&quot;);0);&quot;Depricated_&quot;; &quot;&quot;)">
            <text:p/>
          </table:table-cell>
          <table:table-cell table:formula="of:=COM.MICROSOFT.CONCAT([.G81]; INDIRECT(ADDRESS([.F81];3;1;;&quot;Se&quot;)))" office:value-type="string" office:string-value="" calcext:value-type="error">
            <text:p>#N/A</text:p>
          </table:table-cell>
          <table:table-cell/>
          <table:table-cell table:formula="of:=IFNA(LEN([.D81]);0)" office:value-type="float" office:value="0" calcext:value-type="float">
            <text:p>0</text:p>
          </table:table-cell>
          <table:table-cell table:formula="of:=IFNA(LEN([.H81]);0)" office:value-type="float" office:value="0" calcext:value-type="float">
            <text:p>0</text:p>
          </table:table-cell>
        </table:table-row>
        <table:table-row table:style-name="ro1">
          <table:table-cell table:formula="of:=DEC2HEX( ROW() - 1)" office:value-type="string" office:string-value="51" calcext:value-type="string">
            <text:p>51</text:p>
          </table:table-cell>
          <table:table-cell table:formula="of:=MATCH([.A82];[$Ev.$A$1:$Ev.$A$100];0)" office:value-type="string" office:string-value="" calcext:value-type="error">
            <text:p>#N/A</text:p>
          </table:table-cell>
          <table:table-cell table:formula="of:=IF(IFNA(IF(INDIRECT(ADDRESS([.B82];2;1;;&quot;Ev&quot;)) = &quot;EvReasonCode&quot;);0);&quot;Depricated_&quot;; &quot;&quot;)">
            <text:p/>
          </table:table-cell>
          <table:table-cell table:formula="of:=COM.MICROSOFT.CONCAT([.C82]; INDIRECT(ADDRESS([.B82];3;1;;&quot;Ev&quot;)))" office:value-type="string" office:string-value="" calcext:value-type="error">
            <text:p>#N/A</text:p>
          </table:table-cell>
          <table:table-cell/>
          <table:table-cell table:formula="of:=MATCH([.A82];[$Se.$A$1:$Se.$A$100];0)" office:value-type="string" office:string-value="" calcext:value-type="error">
            <text:p>#N/A</text:p>
          </table:table-cell>
          <table:table-cell table:formula="of:=IF(IFNA(IF(INDIRECT(ADDRESS([.F82];2;1;;&quot;Se&quot;)) = &quot;StReasonCode&quot;);0);&quot;Depricated_&quot;; &quot;&quot;)">
            <text:p/>
          </table:table-cell>
          <table:table-cell table:formula="of:=COM.MICROSOFT.CONCAT([.G82]; INDIRECT(ADDRESS([.F82];3;1;;&quot;Se&quot;)))" office:value-type="string" office:string-value="" calcext:value-type="error">
            <text:p>#N/A</text:p>
          </table:table-cell>
          <table:table-cell/>
          <table:table-cell table:formula="of:=IFNA(LEN([.D82]);0)" office:value-type="float" office:value="0" calcext:value-type="float">
            <text:p>0</text:p>
          </table:table-cell>
          <table:table-cell table:formula="of:=IFNA(LEN([.H82]);0)" office:value-type="float" office:value="0" calcext:value-type="float">
            <text:p>0</text:p>
          </table:table-cell>
        </table:table-row>
        <table:table-row table:style-name="ro1">
          <table:table-cell table:formula="of:=DEC2HEX( ROW() - 1)" office:value-type="string" office:string-value="52" calcext:value-type="string">
            <text:p>52</text:p>
          </table:table-cell>
          <table:table-cell table:formula="of:=MATCH([.A83];[$Ev.$A$1:$Ev.$A$100];0)" office:value-type="string" office:string-value="" calcext:value-type="error">
            <text:p>#N/A</text:p>
          </table:table-cell>
          <table:table-cell table:formula="of:=IF(IFNA(IF(INDIRECT(ADDRESS([.B83];2;1;;&quot;Ev&quot;)) = &quot;EvReasonCode&quot;);0);&quot;Depricated_&quot;; &quot;&quot;)">
            <text:p/>
          </table:table-cell>
          <table:table-cell table:formula="of:=COM.MICROSOFT.CONCAT([.C83]; INDIRECT(ADDRESS([.B83];3;1;;&quot;Ev&quot;)))" office:value-type="string" office:string-value="" calcext:value-type="error">
            <text:p>#N/A</text:p>
          </table:table-cell>
          <table:table-cell/>
          <table:table-cell table:formula="of:=MATCH([.A83];[$Se.$A$1:$Se.$A$100];0)" office:value-type="string" office:string-value="" calcext:value-type="error">
            <text:p>#N/A</text:p>
          </table:table-cell>
          <table:table-cell table:formula="of:=IF(IFNA(IF(INDIRECT(ADDRESS([.F83];2;1;;&quot;Se&quot;)) = &quot;StReasonCode&quot;);0);&quot;Depricated_&quot;; &quot;&quot;)">
            <text:p/>
          </table:table-cell>
          <table:table-cell table:formula="of:=COM.MICROSOFT.CONCAT([.G83]; INDIRECT(ADDRESS([.F83];3;1;;&quot;Se&quot;)))" office:value-type="string" office:string-value="" calcext:value-type="error">
            <text:p>#N/A</text:p>
          </table:table-cell>
          <table:table-cell/>
          <table:table-cell table:formula="of:=IFNA(LEN([.D83]);0)" office:value-type="float" office:value="0" calcext:value-type="float">
            <text:p>0</text:p>
          </table:table-cell>
          <table:table-cell table:formula="of:=IFNA(LEN([.H83]);0)" office:value-type="float" office:value="0" calcext:value-type="float">
            <text:p>0</text:p>
          </table:table-cell>
        </table:table-row>
        <table:table-row table:style-name="ro1">
          <table:table-cell table:formula="of:=DEC2HEX( ROW() - 1)" office:value-type="string" office:string-value="53" calcext:value-type="string">
            <text:p>53</text:p>
          </table:table-cell>
          <table:table-cell table:formula="of:=MATCH([.A84];[$Ev.$A$1:$Ev.$A$100];0)" office:value-type="string" office:string-value="" calcext:value-type="error">
            <text:p>#N/A</text:p>
          </table:table-cell>
          <table:table-cell table:formula="of:=IF(IFNA(IF(INDIRECT(ADDRESS([.B84];2;1;;&quot;Ev&quot;)) = &quot;EvReasonCode&quot;);0);&quot;Depricated_&quot;; &quot;&quot;)">
            <text:p/>
          </table:table-cell>
          <table:table-cell table:formula="of:=COM.MICROSOFT.CONCAT([.C84]; INDIRECT(ADDRESS([.B84];3;1;;&quot;Ev&quot;)))" office:value-type="string" office:string-value="" calcext:value-type="error">
            <text:p>#N/A</text:p>
          </table:table-cell>
          <table:table-cell/>
          <table:table-cell table:formula="of:=MATCH([.A84];[$Se.$A$1:$Se.$A$100];0)" office:value-type="string" office:string-value="" calcext:value-type="error">
            <text:p>#N/A</text:p>
          </table:table-cell>
          <table:table-cell table:formula="of:=IF(IFNA(IF(INDIRECT(ADDRESS([.F84];2;1;;&quot;Se&quot;)) = &quot;StReasonCode&quot;);0);&quot;Depricated_&quot;; &quot;&quot;)">
            <text:p/>
          </table:table-cell>
          <table:table-cell table:formula="of:=COM.MICROSOFT.CONCAT([.G84]; INDIRECT(ADDRESS([.F84];3;1;;&quot;Se&quot;)))" office:value-type="string" office:string-value="" calcext:value-type="error">
            <text:p>#N/A</text:p>
          </table:table-cell>
          <table:table-cell/>
          <table:table-cell table:formula="of:=IFNA(LEN([.D84]);0)" office:value-type="float" office:value="0" calcext:value-type="float">
            <text:p>0</text:p>
          </table:table-cell>
          <table:table-cell table:formula="of:=IFNA(LEN([.H84]);0)" office:value-type="float" office:value="0" calcext:value-type="float">
            <text:p>0</text:p>
          </table:table-cell>
        </table:table-row>
        <table:table-row table:style-name="ro1">
          <table:table-cell table:formula="of:=DEC2HEX( ROW() - 1)" office:value-type="string" office:string-value="54" calcext:value-type="string">
            <text:p>54</text:p>
          </table:table-cell>
          <table:table-cell table:formula="of:=MATCH([.A85];[$Ev.$A$1:$Ev.$A$100];0)" office:value-type="string" office:string-value="" calcext:value-type="error">
            <text:p>#N/A</text:p>
          </table:table-cell>
          <table:table-cell table:formula="of:=IF(IFNA(IF(INDIRECT(ADDRESS([.B85];2;1;;&quot;Ev&quot;)) = &quot;EvReasonCode&quot;);0);&quot;Depricated_&quot;; &quot;&quot;)">
            <text:p/>
          </table:table-cell>
          <table:table-cell table:formula="of:=COM.MICROSOFT.CONCAT([.C85]; INDIRECT(ADDRESS([.B85];3;1;;&quot;Ev&quot;)))" office:value-type="string" office:string-value="" calcext:value-type="error">
            <text:p>#N/A</text:p>
          </table:table-cell>
          <table:table-cell/>
          <table:table-cell table:formula="of:=MATCH([.A85];[$Se.$A$1:$Se.$A$100];0)" office:value-type="string" office:string-value="" calcext:value-type="error">
            <text:p>#N/A</text:p>
          </table:table-cell>
          <table:table-cell table:formula="of:=IF(IFNA(IF(INDIRECT(ADDRESS([.F85];2;1;;&quot;Se&quot;)) = &quot;StReasonCode&quot;);0);&quot;Depricated_&quot;; &quot;&quot;)">
            <text:p/>
          </table:table-cell>
          <table:table-cell table:formula="of:=COM.MICROSOFT.CONCAT([.G85]; INDIRECT(ADDRESS([.F85];3;1;;&quot;Se&quot;)))" office:value-type="string" office:string-value="" calcext:value-type="error">
            <text:p>#N/A</text:p>
          </table:table-cell>
          <table:table-cell/>
          <table:table-cell table:formula="of:=IFNA(LEN([.D85]);0)" office:value-type="float" office:value="0" calcext:value-type="float">
            <text:p>0</text:p>
          </table:table-cell>
          <table:table-cell table:formula="of:=IFNA(LEN([.H85]);0)" office:value-type="float" office:value="0" calcext:value-type="float">
            <text:p>0</text:p>
          </table:table-cell>
        </table:table-row>
        <table:table-row table:style-name="ro1">
          <table:table-cell table:formula="of:=DEC2HEX( ROW() - 1)" office:value-type="string" office:string-value="55" calcext:value-type="string">
            <text:p>55</text:p>
          </table:table-cell>
          <table:table-cell table:formula="of:=MATCH([.A86];[$Ev.$A$1:$Ev.$A$100];0)" office:value-type="string" office:string-value="" calcext:value-type="error">
            <text:p>#N/A</text:p>
          </table:table-cell>
          <table:table-cell table:formula="of:=IF(IFNA(IF(INDIRECT(ADDRESS([.B86];2;1;;&quot;Ev&quot;)) = &quot;EvReasonCode&quot;);0);&quot;Depricated_&quot;; &quot;&quot;)">
            <text:p/>
          </table:table-cell>
          <table:table-cell table:formula="of:=COM.MICROSOFT.CONCAT([.C86]; INDIRECT(ADDRESS([.B86];3;1;;&quot;Ev&quot;)))" office:value-type="string" office:string-value="" calcext:value-type="error">
            <text:p>#N/A</text:p>
          </table:table-cell>
          <table:table-cell/>
          <table:table-cell table:formula="of:=MATCH([.A86];[$Se.$A$1:$Se.$A$100];0)" office:value-type="string" office:string-value="" calcext:value-type="error">
            <text:p>#N/A</text:p>
          </table:table-cell>
          <table:table-cell table:formula="of:=IF(IFNA(IF(INDIRECT(ADDRESS([.F86];2;1;;&quot;Se&quot;)) = &quot;StReasonCode&quot;);0);&quot;Depricated_&quot;; &quot;&quot;)">
            <text:p/>
          </table:table-cell>
          <table:table-cell table:formula="of:=COM.MICROSOFT.CONCAT([.G86]; INDIRECT(ADDRESS([.F86];3;1;;&quot;Se&quot;)))" office:value-type="string" office:string-value="" calcext:value-type="error">
            <text:p>#N/A</text:p>
          </table:table-cell>
          <table:table-cell/>
          <table:table-cell table:formula="of:=IFNA(LEN([.D86]);0)" office:value-type="float" office:value="0" calcext:value-type="float">
            <text:p>0</text:p>
          </table:table-cell>
          <table:table-cell table:formula="of:=IFNA(LEN([.H86]);0)" office:value-type="float" office:value="0" calcext:value-type="float">
            <text:p>0</text:p>
          </table:table-cell>
        </table:table-row>
        <table:table-row table:style-name="ro1">
          <table:table-cell table:formula="of:=DEC2HEX( ROW() - 1)" office:value-type="string" office:string-value="56" calcext:value-type="string">
            <text:p>56</text:p>
          </table:table-cell>
          <table:table-cell table:formula="of:=MATCH([.A87];[$Ev.$A$1:$Ev.$A$100];0)" office:value-type="string" office:string-value="" calcext:value-type="error">
            <text:p>#N/A</text:p>
          </table:table-cell>
          <table:table-cell table:formula="of:=IF(IFNA(IF(INDIRECT(ADDRESS([.B87];2;1;;&quot;Ev&quot;)) = &quot;EvReasonCode&quot;);0);&quot;Depricated_&quot;; &quot;&quot;)">
            <text:p/>
          </table:table-cell>
          <table:table-cell table:formula="of:=COM.MICROSOFT.CONCAT([.C87]; INDIRECT(ADDRESS([.B87];3;1;;&quot;Ev&quot;)))" office:value-type="string" office:string-value="" calcext:value-type="error">
            <text:p>#N/A</text:p>
          </table:table-cell>
          <table:table-cell/>
          <table:table-cell table:formula="of:=MATCH([.A87];[$Se.$A$1:$Se.$A$100];0)" office:value-type="string" office:string-value="" calcext:value-type="error">
            <text:p>#N/A</text:p>
          </table:table-cell>
          <table:table-cell table:formula="of:=IF(IFNA(IF(INDIRECT(ADDRESS([.F87];2;1;;&quot;Se&quot;)) = &quot;StReasonCode&quot;);0);&quot;Depricated_&quot;; &quot;&quot;)">
            <text:p/>
          </table:table-cell>
          <table:table-cell table:formula="of:=COM.MICROSOFT.CONCAT([.G87]; INDIRECT(ADDRESS([.F87];3;1;;&quot;Se&quot;)))" office:value-type="string" office:string-value="" calcext:value-type="error">
            <text:p>#N/A</text:p>
          </table:table-cell>
          <table:table-cell/>
          <table:table-cell table:formula="of:=IFNA(LEN([.D87]);0)" office:value-type="float" office:value="0" calcext:value-type="float">
            <text:p>0</text:p>
          </table:table-cell>
          <table:table-cell table:formula="of:=IFNA(LEN([.H87]);0)" office:value-type="float" office:value="0" calcext:value-type="float">
            <text:p>0</text:p>
          </table:table-cell>
        </table:table-row>
        <table:table-row table:style-name="ro1">
          <table:table-cell table:formula="of:=DEC2HEX( ROW() - 1)" office:value-type="string" office:string-value="57" calcext:value-type="string">
            <text:p>57</text:p>
          </table:table-cell>
          <table:table-cell table:formula="of:=MATCH([.A88];[$Ev.$A$1:$Ev.$A$100];0)" office:value-type="string" office:string-value="" calcext:value-type="error">
            <text:p>#N/A</text:p>
          </table:table-cell>
          <table:table-cell table:formula="of:=IF(IFNA(IF(INDIRECT(ADDRESS([.B88];2;1;;&quot;Ev&quot;)) = &quot;EvReasonCode&quot;);0);&quot;Depricated_&quot;; &quot;&quot;)">
            <text:p/>
          </table:table-cell>
          <table:table-cell table:formula="of:=COM.MICROSOFT.CONCAT([.C88]; INDIRECT(ADDRESS([.B88];3;1;;&quot;Ev&quot;)))" office:value-type="string" office:string-value="" calcext:value-type="error">
            <text:p>#N/A</text:p>
          </table:table-cell>
          <table:table-cell/>
          <table:table-cell table:formula="of:=MATCH([.A88];[$Se.$A$1:$Se.$A$100];0)" office:value-type="string" office:string-value="" calcext:value-type="error">
            <text:p>#N/A</text:p>
          </table:table-cell>
          <table:table-cell table:formula="of:=IF(IFNA(IF(INDIRECT(ADDRESS([.F88];2;1;;&quot;Se&quot;)) = &quot;StReasonCode&quot;);0);&quot;Depricated_&quot;; &quot;&quot;)">
            <text:p/>
          </table:table-cell>
          <table:table-cell table:formula="of:=COM.MICROSOFT.CONCAT([.G88]; INDIRECT(ADDRESS([.F88];3;1;;&quot;Se&quot;)))" office:value-type="string" office:string-value="" calcext:value-type="error">
            <text:p>#N/A</text:p>
          </table:table-cell>
          <table:table-cell/>
          <table:table-cell table:formula="of:=IFNA(LEN([.D88]);0)" office:value-type="float" office:value="0" calcext:value-type="float">
            <text:p>0</text:p>
          </table:table-cell>
          <table:table-cell table:formula="of:=IFNA(LEN([.H88]);0)" office:value-type="float" office:value="0" calcext:value-type="float">
            <text:p>0</text:p>
          </table:table-cell>
        </table:table-row>
        <table:table-row table:style-name="ro1">
          <table:table-cell table:formula="of:=DEC2HEX( ROW() - 1)" office:value-type="string" office:string-value="58" calcext:value-type="string">
            <text:p>58</text:p>
          </table:table-cell>
          <table:table-cell table:formula="of:=MATCH([.A89];[$Ev.$A$1:$Ev.$A$100];0)" office:value-type="string" office:string-value="" calcext:value-type="error">
            <text:p>#N/A</text:p>
          </table:table-cell>
          <table:table-cell table:formula="of:=IF(IFNA(IF(INDIRECT(ADDRESS([.B89];2;1;;&quot;Ev&quot;)) = &quot;EvReasonCode&quot;);0);&quot;Depricated_&quot;; &quot;&quot;)">
            <text:p/>
          </table:table-cell>
          <table:table-cell table:formula="of:=COM.MICROSOFT.CONCAT([.C89]; INDIRECT(ADDRESS([.B89];3;1;;&quot;Ev&quot;)))" office:value-type="string" office:string-value="" calcext:value-type="error">
            <text:p>#N/A</text:p>
          </table:table-cell>
          <table:table-cell/>
          <table:table-cell table:formula="of:=MATCH([.A89];[$Se.$A$1:$Se.$A$100];0)" office:value-type="string" office:string-value="" calcext:value-type="error">
            <text:p>#N/A</text:p>
          </table:table-cell>
          <table:table-cell table:formula="of:=IF(IFNA(IF(INDIRECT(ADDRESS([.F89];2;1;;&quot;Se&quot;)) = &quot;StReasonCode&quot;);0);&quot;Depricated_&quot;; &quot;&quot;)">
            <text:p/>
          </table:table-cell>
          <table:table-cell table:formula="of:=COM.MICROSOFT.CONCAT([.G89]; INDIRECT(ADDRESS([.F89];3;1;;&quot;Se&quot;)))" office:value-type="string" office:string-value="" calcext:value-type="error">
            <text:p>#N/A</text:p>
          </table:table-cell>
          <table:table-cell/>
          <table:table-cell table:formula="of:=IFNA(LEN([.D89]);0)" office:value-type="float" office:value="0" calcext:value-type="float">
            <text:p>0</text:p>
          </table:table-cell>
          <table:table-cell table:formula="of:=IFNA(LEN([.H89]);0)" office:value-type="float" office:value="0" calcext:value-type="float">
            <text:p>0</text:p>
          </table:table-cell>
        </table:table-row>
        <table:table-row table:style-name="ro1">
          <table:table-cell table:formula="of:=DEC2HEX( ROW() - 1)" office:value-type="string" office:string-value="59" calcext:value-type="string">
            <text:p>59</text:p>
          </table:table-cell>
          <table:table-cell table:formula="of:=MATCH([.A90];[$Ev.$A$1:$Ev.$A$100];0)" office:value-type="string" office:string-value="" calcext:value-type="error">
            <text:p>#N/A</text:p>
          </table:table-cell>
          <table:table-cell table:formula="of:=IF(IFNA(IF(INDIRECT(ADDRESS([.B90];2;1;;&quot;Ev&quot;)) = &quot;EvReasonCode&quot;);0);&quot;Depricated_&quot;; &quot;&quot;)">
            <text:p/>
          </table:table-cell>
          <table:table-cell table:formula="of:=COM.MICROSOFT.CONCAT([.C90]; INDIRECT(ADDRESS([.B90];3;1;;&quot;Ev&quot;)))" office:value-type="string" office:string-value="" calcext:value-type="error">
            <text:p>#N/A</text:p>
          </table:table-cell>
          <table:table-cell/>
          <table:table-cell table:formula="of:=MATCH([.A90];[$Se.$A$1:$Se.$A$100];0)" office:value-type="string" office:string-value="" calcext:value-type="error">
            <text:p>#N/A</text:p>
          </table:table-cell>
          <table:table-cell table:formula="of:=IF(IFNA(IF(INDIRECT(ADDRESS([.F90];2;1;;&quot;Se&quot;)) = &quot;StReasonCode&quot;);0);&quot;Depricated_&quot;; &quot;&quot;)">
            <text:p/>
          </table:table-cell>
          <table:table-cell table:formula="of:=COM.MICROSOFT.CONCAT([.G90]; INDIRECT(ADDRESS([.F90];3;1;;&quot;Se&quot;)))" office:value-type="string" office:string-value="" calcext:value-type="error">
            <text:p>#N/A</text:p>
          </table:table-cell>
          <table:table-cell/>
          <table:table-cell table:formula="of:=IFNA(LEN([.D90]);0)" office:value-type="float" office:value="0" calcext:value-type="float">
            <text:p>0</text:p>
          </table:table-cell>
          <table:table-cell table:formula="of:=IFNA(LEN([.H90]);0)" office:value-type="float" office:value="0" calcext:value-type="float">
            <text:p>0</text:p>
          </table:table-cell>
        </table:table-row>
        <table:table-row table:style-name="ro1">
          <table:table-cell table:formula="of:=DEC2HEX( ROW() - 1)" office:value-type="string" office:string-value="5A" calcext:value-type="string">
            <text:p>5A</text:p>
          </table:table-cell>
          <table:table-cell table:formula="of:=MATCH([.A91];[$Ev.$A$1:$Ev.$A$100];0)" office:value-type="string" office:string-value="" calcext:value-type="error">
            <text:p>#N/A</text:p>
          </table:table-cell>
          <table:table-cell table:formula="of:=IF(IFNA(IF(INDIRECT(ADDRESS([.B91];2;1;;&quot;Ev&quot;)) = &quot;EvReasonCode&quot;);0);&quot;Depricated_&quot;; &quot;&quot;)">
            <text:p/>
          </table:table-cell>
          <table:table-cell table:formula="of:=COM.MICROSOFT.CONCAT([.C91]; INDIRECT(ADDRESS([.B91];3;1;;&quot;Ev&quot;)))" office:value-type="string" office:string-value="" calcext:value-type="error">
            <text:p>#N/A</text:p>
          </table:table-cell>
          <table:table-cell/>
          <table:table-cell table:formula="of:=MATCH([.A91];[$Se.$A$1:$Se.$A$100];0)" office:value-type="string" office:string-value="" calcext:value-type="error">
            <text:p>#N/A</text:p>
          </table:table-cell>
          <table:table-cell table:formula="of:=IF(IFNA(IF(INDIRECT(ADDRESS([.F91];2;1;;&quot;Se&quot;)) = &quot;StReasonCode&quot;);0);&quot;Depricated_&quot;; &quot;&quot;)">
            <text:p/>
          </table:table-cell>
          <table:table-cell table:formula="of:=COM.MICROSOFT.CONCAT([.G91]; INDIRECT(ADDRESS([.F91];3;1;;&quot;Se&quot;)))" office:value-type="string" office:string-value="" calcext:value-type="error">
            <text:p>#N/A</text:p>
          </table:table-cell>
          <table:table-cell/>
          <table:table-cell table:formula="of:=IFNA(LEN([.D91]);0)" office:value-type="float" office:value="0" calcext:value-type="float">
            <text:p>0</text:p>
          </table:table-cell>
          <table:table-cell table:formula="of:=IFNA(LEN([.H91]);0)" office:value-type="float" office:value="0" calcext:value-type="float">
            <text:p>0</text:p>
          </table:table-cell>
        </table:table-row>
        <table:table-row table:style-name="ro1">
          <table:table-cell table:formula="of:=DEC2HEX( ROW() - 1)" office:value-type="string" office:string-value="5B" calcext:value-type="string">
            <text:p>5B</text:p>
          </table:table-cell>
          <table:table-cell table:formula="of:=MATCH([.A92];[$Ev.$A$1:$Ev.$A$100];0)" office:value-type="string" office:string-value="" calcext:value-type="error">
            <text:p>#N/A</text:p>
          </table:table-cell>
          <table:table-cell table:formula="of:=IF(IFNA(IF(INDIRECT(ADDRESS([.B92];2;1;;&quot;Ev&quot;)) = &quot;EvReasonCode&quot;);0);&quot;Depricated_&quot;; &quot;&quot;)">
            <text:p/>
          </table:table-cell>
          <table:table-cell table:formula="of:=COM.MICROSOFT.CONCAT([.C92]; INDIRECT(ADDRESS([.B92];3;1;;&quot;Ev&quot;)))" office:value-type="string" office:string-value="" calcext:value-type="error">
            <text:p>#N/A</text:p>
          </table:table-cell>
          <table:table-cell/>
          <table:table-cell table:formula="of:=MATCH([.A92];[$Se.$A$1:$Se.$A$100];0)" office:value-type="string" office:string-value="" calcext:value-type="error">
            <text:p>#N/A</text:p>
          </table:table-cell>
          <table:table-cell table:formula="of:=IF(IFNA(IF(INDIRECT(ADDRESS([.F92];2;1;;&quot;Se&quot;)) = &quot;StReasonCode&quot;);0);&quot;Depricated_&quot;; &quot;&quot;)">
            <text:p/>
          </table:table-cell>
          <table:table-cell table:formula="of:=COM.MICROSOFT.CONCAT([.G92]; INDIRECT(ADDRESS([.F92];3;1;;&quot;Se&quot;)))" office:value-type="string" office:string-value="" calcext:value-type="error">
            <text:p>#N/A</text:p>
          </table:table-cell>
          <table:table-cell/>
          <table:table-cell table:formula="of:=IFNA(LEN([.D92]);0)" office:value-type="float" office:value="0" calcext:value-type="float">
            <text:p>0</text:p>
          </table:table-cell>
          <table:table-cell table:formula="of:=IFNA(LEN([.H92]);0)" office:value-type="float" office:value="0" calcext:value-type="float">
            <text:p>0</text:p>
          </table:table-cell>
        </table:table-row>
        <table:table-row table:style-name="ro1">
          <table:table-cell table:formula="of:=DEC2HEX( ROW() - 1)" office:value-type="string" office:string-value="5C" calcext:value-type="string">
            <text:p>5C</text:p>
          </table:table-cell>
          <table:table-cell table:formula="of:=MATCH([.A93];[$Ev.$A$1:$Ev.$A$100];0)" office:value-type="string" office:string-value="" calcext:value-type="error">
            <text:p>#N/A</text:p>
          </table:table-cell>
          <table:table-cell table:formula="of:=IF(IFNA(IF(INDIRECT(ADDRESS([.B93];2;1;;&quot;Ev&quot;)) = &quot;EvReasonCode&quot;);0);&quot;Depricated_&quot;; &quot;&quot;)">
            <text:p/>
          </table:table-cell>
          <table:table-cell table:formula="of:=COM.MICROSOFT.CONCAT([.C93]; INDIRECT(ADDRESS([.B93];3;1;;&quot;Ev&quot;)))" office:value-type="string" office:string-value="" calcext:value-type="error">
            <text:p>#N/A</text:p>
          </table:table-cell>
          <table:table-cell/>
          <table:table-cell table:formula="of:=MATCH([.A93];[$Se.$A$1:$Se.$A$100];0)" office:value-type="string" office:string-value="" calcext:value-type="error">
            <text:p>#N/A</text:p>
          </table:table-cell>
          <table:table-cell table:formula="of:=IF(IFNA(IF(INDIRECT(ADDRESS([.F93];2;1;;&quot;Se&quot;)) = &quot;StReasonCode&quot;);0);&quot;Depricated_&quot;; &quot;&quot;)">
            <text:p/>
          </table:table-cell>
          <table:table-cell table:formula="of:=COM.MICROSOFT.CONCAT([.G93]; INDIRECT(ADDRESS([.F93];3;1;;&quot;Se&quot;)))" office:value-type="string" office:string-value="" calcext:value-type="error">
            <text:p>#N/A</text:p>
          </table:table-cell>
          <table:table-cell/>
          <table:table-cell table:formula="of:=IFNA(LEN([.D93]);0)" office:value-type="float" office:value="0" calcext:value-type="float">
            <text:p>0</text:p>
          </table:table-cell>
          <table:table-cell table:formula="of:=IFNA(LEN([.H93]);0)" office:value-type="float" office:value="0" calcext:value-type="float">
            <text:p>0</text:p>
          </table:table-cell>
        </table:table-row>
        <table:table-row table:style-name="ro1">
          <table:table-cell table:formula="of:=DEC2HEX( ROW() - 1)" office:value-type="string" office:string-value="5D" calcext:value-type="string">
            <text:p>5D</text:p>
          </table:table-cell>
          <table:table-cell table:formula="of:=MATCH([.A94];[$Ev.$A$1:$Ev.$A$100];0)" office:value-type="string" office:string-value="" calcext:value-type="error">
            <text:p>#N/A</text:p>
          </table:table-cell>
          <table:table-cell table:formula="of:=IF(IFNA(IF(INDIRECT(ADDRESS([.B94];2;1;;&quot;Ev&quot;)) = &quot;EvReasonCode&quot;);0);&quot;Depricated_&quot;; &quot;&quot;)">
            <text:p/>
          </table:table-cell>
          <table:table-cell table:formula="of:=COM.MICROSOFT.CONCAT([.C94]; INDIRECT(ADDRESS([.B94];3;1;;&quot;Ev&quot;)))" office:value-type="string" office:string-value="" calcext:value-type="error">
            <text:p>#N/A</text:p>
          </table:table-cell>
          <table:table-cell/>
          <table:table-cell table:formula="of:=MATCH([.A94];[$Se.$A$1:$Se.$A$100];0)" office:value-type="string" office:string-value="" calcext:value-type="error">
            <text:p>#N/A</text:p>
          </table:table-cell>
          <table:table-cell table:formula="of:=IF(IFNA(IF(INDIRECT(ADDRESS([.F94];2;1;;&quot;Se&quot;)) = &quot;StReasonCode&quot;);0);&quot;Depricated_&quot;; &quot;&quot;)">
            <text:p/>
          </table:table-cell>
          <table:table-cell table:formula="of:=COM.MICROSOFT.CONCAT([.G94]; INDIRECT(ADDRESS([.F94];3;1;;&quot;Se&quot;)))" office:value-type="string" office:string-value="" calcext:value-type="error">
            <text:p>#N/A</text:p>
          </table:table-cell>
          <table:table-cell/>
          <table:table-cell table:formula="of:=IFNA(LEN([.D94]);0)" office:value-type="float" office:value="0" calcext:value-type="float">
            <text:p>0</text:p>
          </table:table-cell>
          <table:table-cell table:formula="of:=IFNA(LEN([.H94]);0)" office:value-type="float" office:value="0" calcext:value-type="float">
            <text:p>0</text:p>
          </table:table-cell>
        </table:table-row>
        <table:table-row table:style-name="ro1">
          <table:table-cell table:formula="of:=DEC2HEX( ROW() - 1)" office:value-type="string" office:string-value="5E" calcext:value-type="string">
            <text:p>5E</text:p>
          </table:table-cell>
          <table:table-cell table:formula="of:=MATCH([.A95];[$Ev.$A$1:$Ev.$A$100];0)" office:value-type="string" office:string-value="" calcext:value-type="error">
            <text:p>#N/A</text:p>
          </table:table-cell>
          <table:table-cell table:formula="of:=IF(IFNA(IF(INDIRECT(ADDRESS([.B95];2;1;;&quot;Ev&quot;)) = &quot;EvReasonCode&quot;);0);&quot;Depricated_&quot;; &quot;&quot;)">
            <text:p/>
          </table:table-cell>
          <table:table-cell table:formula="of:=COM.MICROSOFT.CONCAT([.C95]; INDIRECT(ADDRESS([.B95];3;1;;&quot;Ev&quot;)))" office:value-type="string" office:string-value="" calcext:value-type="error">
            <text:p>#N/A</text:p>
          </table:table-cell>
          <table:table-cell/>
          <table:table-cell table:formula="of:=MATCH([.A95];[$Se.$A$1:$Se.$A$100];0)" office:value-type="string" office:string-value="" calcext:value-type="error">
            <text:p>#N/A</text:p>
          </table:table-cell>
          <table:table-cell table:formula="of:=IF(IFNA(IF(INDIRECT(ADDRESS([.F95];2;1;;&quot;Se&quot;)) = &quot;StReasonCode&quot;);0);&quot;Depricated_&quot;; &quot;&quot;)">
            <text:p/>
          </table:table-cell>
          <table:table-cell table:formula="of:=COM.MICROSOFT.CONCAT([.G95]; INDIRECT(ADDRESS([.F95];3;1;;&quot;Se&quot;)))" office:value-type="string" office:string-value="" calcext:value-type="error">
            <text:p>#N/A</text:p>
          </table:table-cell>
          <table:table-cell/>
          <table:table-cell table:formula="of:=IFNA(LEN([.D95]);0)" office:value-type="float" office:value="0" calcext:value-type="float">
            <text:p>0</text:p>
          </table:table-cell>
          <table:table-cell table:formula="of:=IFNA(LEN([.H95]);0)" office:value-type="float" office:value="0" calcext:value-type="float">
            <text:p>0</text:p>
          </table:table-cell>
        </table:table-row>
        <table:table-row table:style-name="ro1">
          <table:table-cell table:formula="of:=DEC2HEX( ROW() - 1)" office:value-type="string" office:string-value="5F" calcext:value-type="string">
            <text:p>5F</text:p>
          </table:table-cell>
          <table:table-cell table:formula="of:=MATCH([.A96];[$Ev.$A$1:$Ev.$A$100];0)" office:value-type="string" office:string-value="" calcext:value-type="error">
            <text:p>#N/A</text:p>
          </table:table-cell>
          <table:table-cell table:formula="of:=IF(IFNA(IF(INDIRECT(ADDRESS([.B96];2;1;;&quot;Ev&quot;)) = &quot;EvReasonCode&quot;);0);&quot;Depricated_&quot;; &quot;&quot;)">
            <text:p/>
          </table:table-cell>
          <table:table-cell table:formula="of:=COM.MICROSOFT.CONCAT([.C96]; INDIRECT(ADDRESS([.B96];3;1;;&quot;Ev&quot;)))" office:value-type="string" office:string-value="" calcext:value-type="error">
            <text:p>#N/A</text:p>
          </table:table-cell>
          <table:table-cell/>
          <table:table-cell table:formula="of:=MATCH([.A96];[$Se.$A$1:$Se.$A$100];0)" office:value-type="string" office:string-value="" calcext:value-type="error">
            <text:p>#N/A</text:p>
          </table:table-cell>
          <table:table-cell table:formula="of:=IF(IFNA(IF(INDIRECT(ADDRESS([.F96];2;1;;&quot;Se&quot;)) = &quot;StReasonCode&quot;);0);&quot;Depricated_&quot;; &quot;&quot;)">
            <text:p/>
          </table:table-cell>
          <table:table-cell table:formula="of:=COM.MICROSOFT.CONCAT([.G96]; INDIRECT(ADDRESS([.F96];3;1;;&quot;Se&quot;)))" office:value-type="string" office:string-value="" calcext:value-type="error">
            <text:p>#N/A</text:p>
          </table:table-cell>
          <table:table-cell/>
          <table:table-cell table:formula="of:=IFNA(LEN([.D96]);0)" office:value-type="float" office:value="0" calcext:value-type="float">
            <text:p>0</text:p>
          </table:table-cell>
          <table:table-cell table:formula="of:=IFNA(LEN([.H96]);0)" office:value-type="float" office:value="0" calcext:value-type="float">
            <text:p>0</text:p>
          </table:table-cell>
        </table:table-row>
        <table:table-row table:style-name="ro1">
          <table:table-cell table:formula="of:=DEC2HEX( ROW() - 1)" office:value-type="string" office:string-value="60" calcext:value-type="string">
            <text:p>60</text:p>
          </table:table-cell>
          <table:table-cell table:formula="of:=MATCH([.A97];[$Ev.$A$1:$Ev.$A$100];0)" office:value-type="string" office:string-value="" calcext:value-type="error">
            <text:p>#N/A</text:p>
          </table:table-cell>
          <table:table-cell table:formula="of:=IF(IFNA(IF(INDIRECT(ADDRESS([.B97];2;1;;&quot;Ev&quot;)) = &quot;EvReasonCode&quot;);0);&quot;Depricated_&quot;; &quot;&quot;)">
            <text:p/>
          </table:table-cell>
          <table:table-cell table:formula="of:=COM.MICROSOFT.CONCAT([.C97]; INDIRECT(ADDRESS([.B97];3;1;;&quot;Ev&quot;)))" office:value-type="string" office:string-value="" calcext:value-type="error">
            <text:p>#N/A</text:p>
          </table:table-cell>
          <table:table-cell/>
          <table:table-cell table:formula="of:=MATCH([.A97];[$Se.$A$1:$Se.$A$100];0)" office:value-type="string" office:string-value="" calcext:value-type="error">
            <text:p>#N/A</text:p>
          </table:table-cell>
          <table:table-cell table:formula="of:=IF(IFNA(IF(INDIRECT(ADDRESS([.F97];2;1;;&quot;Se&quot;)) = &quot;StReasonCode&quot;);0);&quot;Depricated_&quot;; &quot;&quot;)">
            <text:p/>
          </table:table-cell>
          <table:table-cell table:formula="of:=COM.MICROSOFT.CONCAT([.G97]; INDIRECT(ADDRESS([.F97];3;1;;&quot;Se&quot;)))" office:value-type="string" office:string-value="" calcext:value-type="error">
            <text:p>#N/A</text:p>
          </table:table-cell>
          <table:table-cell/>
          <table:table-cell table:formula="of:=IFNA(LEN([.D97]);0)" office:value-type="float" office:value="0" calcext:value-type="float">
            <text:p>0</text:p>
          </table:table-cell>
          <table:table-cell table:formula="of:=IFNA(LEN([.H97]);0)" office:value-type="float" office:value="0" calcext:value-type="float">
            <text:p>0</text:p>
          </table:table-cell>
        </table:table-row>
        <table:table-row table:style-name="ro1">
          <table:table-cell table:formula="of:=DEC2HEX( ROW() - 1)" office:value-type="string" office:string-value="61" calcext:value-type="string">
            <text:p>61</text:p>
          </table:table-cell>
          <table:table-cell table:formula="of:=MATCH([.A98];[$Ev.$A$1:$Ev.$A$100];0)" office:value-type="string" office:string-value="" calcext:value-type="error">
            <text:p>#N/A</text:p>
          </table:table-cell>
          <table:table-cell table:formula="of:=IF(IFNA(IF(INDIRECT(ADDRESS([.B98];2;1;;&quot;Ev&quot;)) = &quot;EvReasonCode&quot;);0);&quot;Depricated_&quot;; &quot;&quot;)">
            <text:p/>
          </table:table-cell>
          <table:table-cell table:formula="of:=COM.MICROSOFT.CONCAT([.C98]; INDIRECT(ADDRESS([.B98];3;1;;&quot;Ev&quot;)))" office:value-type="string" office:string-value="" calcext:value-type="error">
            <text:p>#N/A</text:p>
          </table:table-cell>
          <table:table-cell/>
          <table:table-cell table:formula="of:=MATCH([.A98];[$Se.$A$1:$Se.$A$100];0)" office:value-type="string" office:string-value="" calcext:value-type="error">
            <text:p>#N/A</text:p>
          </table:table-cell>
          <table:table-cell table:formula="of:=IF(IFNA(IF(INDIRECT(ADDRESS([.F98];2;1;;&quot;Se&quot;)) = &quot;StReasonCode&quot;);0);&quot;Depricated_&quot;; &quot;&quot;)">
            <text:p/>
          </table:table-cell>
          <table:table-cell table:formula="of:=COM.MICROSOFT.CONCAT([.G98]; INDIRECT(ADDRESS([.F98];3;1;;&quot;Se&quot;)))" office:value-type="string" office:string-value="" calcext:value-type="error">
            <text:p>#N/A</text:p>
          </table:table-cell>
          <table:table-cell/>
          <table:table-cell table:formula="of:=IFNA(LEN([.D98]);0)" office:value-type="float" office:value="0" calcext:value-type="float">
            <text:p>0</text:p>
          </table:table-cell>
          <table:table-cell table:formula="of:=IFNA(LEN([.H98]);0)" office:value-type="float" office:value="0" calcext:value-type="float">
            <text:p>0</text:p>
          </table:table-cell>
        </table:table-row>
        <table:table-row table:style-name="ro1">
          <table:table-cell table:formula="of:=DEC2HEX( ROW() - 1)" office:value-type="string" office:string-value="62" calcext:value-type="string">
            <text:p>62</text:p>
          </table:table-cell>
          <table:table-cell table:formula="of:=MATCH([.A99];[$Ev.$A$1:$Ev.$A$100];0)" office:value-type="string" office:string-value="" calcext:value-type="error">
            <text:p>#N/A</text:p>
          </table:table-cell>
          <table:table-cell table:formula="of:=IF(IFNA(IF(INDIRECT(ADDRESS([.B99];2;1;;&quot;Ev&quot;)) = &quot;EvReasonCode&quot;);0);&quot;Depricated_&quot;; &quot;&quot;)">
            <text:p/>
          </table:table-cell>
          <table:table-cell table:formula="of:=COM.MICROSOFT.CONCAT([.C99]; INDIRECT(ADDRESS([.B99];3;1;;&quot;Ev&quot;)))" office:value-type="string" office:string-value="" calcext:value-type="error">
            <text:p>#N/A</text:p>
          </table:table-cell>
          <table:table-cell/>
          <table:table-cell table:formula="of:=MATCH([.A99];[$Se.$A$1:$Se.$A$100];0)" office:value-type="string" office:string-value="" calcext:value-type="error">
            <text:p>#N/A</text:p>
          </table:table-cell>
          <table:table-cell table:formula="of:=IF(IFNA(IF(INDIRECT(ADDRESS([.F99];2;1;;&quot;Se&quot;)) = &quot;StReasonCode&quot;);0);&quot;Depricated_&quot;; &quot;&quot;)">
            <text:p/>
          </table:table-cell>
          <table:table-cell table:formula="of:=COM.MICROSOFT.CONCAT([.G99]; INDIRECT(ADDRESS([.F99];3;1;;&quot;Se&quot;)))" office:value-type="string" office:string-value="" calcext:value-type="error">
            <text:p>#N/A</text:p>
          </table:table-cell>
          <table:table-cell/>
          <table:table-cell table:formula="of:=IFNA(LEN([.D99]);0)" office:value-type="float" office:value="0" calcext:value-type="float">
            <text:p>0</text:p>
          </table:table-cell>
          <table:table-cell table:formula="of:=IFNA(LEN([.H99]);0)" office:value-type="float" office:value="0" calcext:value-type="float">
            <text:p>0</text:p>
          </table:table-cell>
        </table:table-row>
        <table:table-row table:style-name="ro1">
          <table:table-cell table:formula="of:=DEC2HEX( ROW() - 1)" office:value-type="string" office:string-value="63" calcext:value-type="string">
            <text:p>63</text:p>
          </table:table-cell>
          <table:table-cell table:formula="of:=MATCH([.A100];[$Ev.$A$1:$Ev.$A$100];0)" office:value-type="string" office:string-value="" calcext:value-type="error">
            <text:p>#N/A</text:p>
          </table:table-cell>
          <table:table-cell table:formula="of:=IF(IFNA(IF(INDIRECT(ADDRESS([.B100];2;1;;&quot;Ev&quot;)) = &quot;EvReasonCode&quot;);0);&quot;Depricated_&quot;; &quot;&quot;)">
            <text:p/>
          </table:table-cell>
          <table:table-cell table:formula="of:=COM.MICROSOFT.CONCAT([.C100]; INDIRECT(ADDRESS([.B100];3;1;;&quot;Ev&quot;)))" office:value-type="string" office:string-value="" calcext:value-type="error">
            <text:p>#N/A</text:p>
          </table:table-cell>
          <table:table-cell/>
          <table:table-cell table:formula="of:=MATCH([.A100];[$Se.$A$1:$Se.$A$100];0)" office:value-type="string" office:string-value="" calcext:value-type="error">
            <text:p>#N/A</text:p>
          </table:table-cell>
          <table:table-cell table:formula="of:=IF(IFNA(IF(INDIRECT(ADDRESS([.F100];2;1;;&quot;Se&quot;)) = &quot;StReasonCode&quot;);0);&quot;Depricated_&quot;; &quot;&quot;)">
            <text:p/>
          </table:table-cell>
          <table:table-cell table:formula="of:=COM.MICROSOFT.CONCAT([.G100]; INDIRECT(ADDRESS([.F100];3;1;;&quot;Se&quot;)))" office:value-type="string" office:string-value="" calcext:value-type="error">
            <text:p>#N/A</text:p>
          </table:table-cell>
          <table:table-cell/>
          <table:table-cell table:formula="of:=IFNA(LEN([.D100]);0)" office:value-type="float" office:value="0" calcext:value-type="float">
            <text:p>0</text:p>
          </table:table-cell>
          <table:table-cell table:formula="of:=IFNA(LEN([.H100]);0)" office:value-type="float" office:value="0" calcext:value-type="float">
            <text:p>0</text:p>
          </table:table-cell>
        </table:table-row>
        <table:table-row table:style-name="ro1">
          <table:table-cell table:formula="of:=DEC2HEX( ROW() - 1)" office:value-type="string" office:string-value="64" calcext:value-type="string">
            <text:p>64</text:p>
          </table:table-cell>
          <table:table-cell table:formula="of:=MATCH([.A101];[$Ev.$A$1:$Ev.$A$100];0)" office:value-type="string" office:string-value="" calcext:value-type="error">
            <text:p>#N/A</text:p>
          </table:table-cell>
          <table:table-cell table:formula="of:=IF(IFNA(IF(INDIRECT(ADDRESS([.B101];2;1;;&quot;Ev&quot;)) = &quot;EvReasonCode&quot;);0);&quot;Depricated_&quot;; &quot;&quot;)">
            <text:p/>
          </table:table-cell>
          <table:table-cell table:formula="of:=COM.MICROSOFT.CONCAT([.C101]; INDIRECT(ADDRESS([.B101];3;1;;&quot;Ev&quot;)))" office:value-type="string" office:string-value="" calcext:value-type="error">
            <text:p>#N/A</text:p>
          </table:table-cell>
          <table:table-cell/>
          <table:table-cell table:formula="of:=MATCH([.A101];[$Se.$A$1:$Se.$A$100];0)" office:value-type="string" office:string-value="" calcext:value-type="error">
            <text:p>#N/A</text:p>
          </table:table-cell>
          <table:table-cell table:formula="of:=IF(IFNA(IF(INDIRECT(ADDRESS([.F101];2;1;;&quot;Se&quot;)) = &quot;StReasonCode&quot;);0);&quot;Depricated_&quot;; &quot;&quot;)">
            <text:p/>
          </table:table-cell>
          <table:table-cell table:formula="of:=COM.MICROSOFT.CONCAT([.G101]; INDIRECT(ADDRESS([.F101];3;1;;&quot;Se&quot;)))" office:value-type="string" office:string-value="" calcext:value-type="error">
            <text:p>#N/A</text:p>
          </table:table-cell>
          <table:table-cell/>
          <table:table-cell table:formula="of:=IFNA(LEN([.D101]);0)" office:value-type="float" office:value="0" calcext:value-type="float">
            <text:p>0</text:p>
          </table:table-cell>
          <table:table-cell table:formula="of:=IFNA(LEN([.H101]);0)" office:value-type="float" office:value="0" calcext:value-type="float">
            <text:p>0</text:p>
          </table:table-cell>
        </table:table-row>
        <table:table-row table:style-name="ro1">
          <table:table-cell table:formula="of:=DEC2HEX( ROW() - 1)" office:value-type="string" office:string-value="65" calcext:value-type="string">
            <text:p>65</text:p>
          </table:table-cell>
          <table:table-cell table:formula="of:=MATCH([.A102];[$Ev.$A$1:$Ev.$A$100];0)" office:value-type="string" office:string-value="" calcext:value-type="error">
            <text:p>#N/A</text:p>
          </table:table-cell>
          <table:table-cell table:formula="of:=IF(IFNA(IF(INDIRECT(ADDRESS([.B102];2;1;;&quot;Ev&quot;)) = &quot;EvReasonCode&quot;);0);&quot;Depricated_&quot;; &quot;&quot;)">
            <text:p/>
          </table:table-cell>
          <table:table-cell table:formula="of:=COM.MICROSOFT.CONCAT([.C102]; INDIRECT(ADDRESS([.B102];3;1;;&quot;Ev&quot;)))" office:value-type="string" office:string-value="" calcext:value-type="error">
            <text:p>#N/A</text:p>
          </table:table-cell>
          <table:table-cell/>
          <table:table-cell table:formula="of:=MATCH([.A102];[$Se.$A$1:$Se.$A$100];0)" office:value-type="string" office:string-value="" calcext:value-type="error">
            <text:p>#N/A</text:p>
          </table:table-cell>
          <table:table-cell table:formula="of:=IF(IFNA(IF(INDIRECT(ADDRESS([.F102];2;1;;&quot;Se&quot;)) = &quot;StReasonCode&quot;);0);&quot;Depricated_&quot;; &quot;&quot;)">
            <text:p/>
          </table:table-cell>
          <table:table-cell table:formula="of:=COM.MICROSOFT.CONCAT([.G102]; INDIRECT(ADDRESS([.F102];3;1;;&quot;Se&quot;)))" office:value-type="string" office:string-value="" calcext:value-type="error">
            <text:p>#N/A</text:p>
          </table:table-cell>
          <table:table-cell/>
          <table:table-cell table:formula="of:=IFNA(LEN([.D102]);0)" office:value-type="float" office:value="0" calcext:value-type="float">
            <text:p>0</text:p>
          </table:table-cell>
          <table:table-cell table:formula="of:=IFNA(LEN([.H102]);0)" office:value-type="float" office:value="0" calcext:value-type="float">
            <text:p>0</text:p>
          </table:table-cell>
        </table:table-row>
        <table:table-row table:style-name="ro1">
          <table:table-cell table:formula="of:=DEC2HEX( ROW() - 1)" office:value-type="string" office:string-value="66" calcext:value-type="string">
            <text:p>66</text:p>
          </table:table-cell>
          <table:table-cell table:formula="of:=MATCH([.A103];[$Ev.$A$1:$Ev.$A$100];0)" office:value-type="string" office:string-value="" calcext:value-type="error">
            <text:p>#N/A</text:p>
          </table:table-cell>
          <table:table-cell table:formula="of:=IF(IFNA(IF(INDIRECT(ADDRESS([.B103];2;1;;&quot;Ev&quot;)) = &quot;EvReasonCode&quot;);0);&quot;Depricated_&quot;; &quot;&quot;)">
            <text:p/>
          </table:table-cell>
          <table:table-cell table:formula="of:=COM.MICROSOFT.CONCAT([.C103]; INDIRECT(ADDRESS([.B103];3;1;;&quot;Ev&quot;)))" office:value-type="string" office:string-value="" calcext:value-type="error">
            <text:p>#N/A</text:p>
          </table:table-cell>
          <table:table-cell/>
          <table:table-cell table:formula="of:=MATCH([.A103];[$Se.$A$1:$Se.$A$100];0)" office:value-type="string" office:string-value="" calcext:value-type="error">
            <text:p>#N/A</text:p>
          </table:table-cell>
          <table:table-cell table:formula="of:=IF(IFNA(IF(INDIRECT(ADDRESS([.F103];2;1;;&quot;Se&quot;)) = &quot;StReasonCode&quot;);0);&quot;Depricated_&quot;; &quot;&quot;)">
            <text:p/>
          </table:table-cell>
          <table:table-cell table:formula="of:=COM.MICROSOFT.CONCAT([.G103]; INDIRECT(ADDRESS([.F103];3;1;;&quot;Se&quot;)))" office:value-type="string" office:string-value="" calcext:value-type="error">
            <text:p>#N/A</text:p>
          </table:table-cell>
          <table:table-cell/>
          <table:table-cell table:formula="of:=IFNA(LEN([.D103]);0)" office:value-type="float" office:value="0" calcext:value-type="float">
            <text:p>0</text:p>
          </table:table-cell>
          <table:table-cell table:formula="of:=IFNA(LEN([.H103]);0)" office:value-type="float" office:value="0" calcext:value-type="float">
            <text:p>0</text:p>
          </table:table-cell>
        </table:table-row>
        <table:table-row table:style-name="ro1">
          <table:table-cell table:formula="of:=DEC2HEX( ROW() - 1)" office:value-type="string" office:string-value="67" calcext:value-type="string">
            <text:p>67</text:p>
          </table:table-cell>
          <table:table-cell table:formula="of:=MATCH([.A104];[$Ev.$A$1:$Ev.$A$100];0)" office:value-type="string" office:string-value="" calcext:value-type="error">
            <text:p>#N/A</text:p>
          </table:table-cell>
          <table:table-cell table:formula="of:=IF(IFNA(IF(INDIRECT(ADDRESS([.B104];2;1;;&quot;Ev&quot;)) = &quot;EvReasonCode&quot;);0);&quot;Depricated_&quot;; &quot;&quot;)">
            <text:p/>
          </table:table-cell>
          <table:table-cell table:formula="of:=COM.MICROSOFT.CONCAT([.C104]; INDIRECT(ADDRESS([.B104];3;1;;&quot;Ev&quot;)))" office:value-type="string" office:string-value="" calcext:value-type="error">
            <text:p>#N/A</text:p>
          </table:table-cell>
          <table:table-cell/>
          <table:table-cell table:formula="of:=MATCH([.A104];[$Se.$A$1:$Se.$A$100];0)" office:value-type="string" office:string-value="" calcext:value-type="error">
            <text:p>#N/A</text:p>
          </table:table-cell>
          <table:table-cell table:formula="of:=IF(IFNA(IF(INDIRECT(ADDRESS([.F104];2;1;;&quot;Se&quot;)) = &quot;StReasonCode&quot;);0);&quot;Depricated_&quot;; &quot;&quot;)">
            <text:p/>
          </table:table-cell>
          <table:table-cell table:formula="of:=COM.MICROSOFT.CONCAT([.G104]; INDIRECT(ADDRESS([.F104];3;1;;&quot;Se&quot;)))" office:value-type="string" office:string-value="" calcext:value-type="error">
            <text:p>#N/A</text:p>
          </table:table-cell>
          <table:table-cell/>
          <table:table-cell table:formula="of:=IFNA(LEN([.D104]);0)" office:value-type="float" office:value="0" calcext:value-type="float">
            <text:p>0</text:p>
          </table:table-cell>
          <table:table-cell table:formula="of:=IFNA(LEN([.H104]);0)" office:value-type="float" office:value="0" calcext:value-type="float">
            <text:p>0</text:p>
          </table:table-cell>
        </table:table-row>
        <table:table-row table:style-name="ro1">
          <table:table-cell table:formula="of:=DEC2HEX( ROW() - 1)" office:value-type="string" office:string-value="68" calcext:value-type="string">
            <text:p>68</text:p>
          </table:table-cell>
          <table:table-cell table:formula="of:=MATCH([.A105];[$Ev.$A$1:$Ev.$A$100];0)" office:value-type="string" office:string-value="" calcext:value-type="error">
            <text:p>#N/A</text:p>
          </table:table-cell>
          <table:table-cell table:formula="of:=IF(IFNA(IF(INDIRECT(ADDRESS([.B105];2;1;;&quot;Ev&quot;)) = &quot;EvReasonCode&quot;);0);&quot;Depricated_&quot;; &quot;&quot;)">
            <text:p/>
          </table:table-cell>
          <table:table-cell table:formula="of:=COM.MICROSOFT.CONCAT([.C105]; INDIRECT(ADDRESS([.B105];3;1;;&quot;Ev&quot;)))" office:value-type="string" office:string-value="" calcext:value-type="error">
            <text:p>#N/A</text:p>
          </table:table-cell>
          <table:table-cell/>
          <table:table-cell table:formula="of:=MATCH([.A105];[$Se.$A$1:$Se.$A$100];0)" office:value-type="string" office:string-value="" calcext:value-type="error">
            <text:p>#N/A</text:p>
          </table:table-cell>
          <table:table-cell table:formula="of:=IF(IFNA(IF(INDIRECT(ADDRESS([.F105];2;1;;&quot;Se&quot;)) = &quot;StReasonCode&quot;);0);&quot;Depricated_&quot;; &quot;&quot;)">
            <text:p/>
          </table:table-cell>
          <table:table-cell table:formula="of:=COM.MICROSOFT.CONCAT([.G105]; INDIRECT(ADDRESS([.F105];3;1;;&quot;Se&quot;)))" office:value-type="string" office:string-value="" calcext:value-type="error">
            <text:p>#N/A</text:p>
          </table:table-cell>
          <table:table-cell/>
          <table:table-cell table:formula="of:=IFNA(LEN([.D105]);0)" office:value-type="float" office:value="0" calcext:value-type="float">
            <text:p>0</text:p>
          </table:table-cell>
          <table:table-cell table:formula="of:=IFNA(LEN([.H105]);0)" office:value-type="float" office:value="0" calcext:value-type="float">
            <text:p>0</text:p>
          </table:table-cell>
        </table:table-row>
        <table:table-row table:style-name="ro1">
          <table:table-cell table:formula="of:=DEC2HEX( ROW() - 1)" office:value-type="string" office:string-value="69" calcext:value-type="string">
            <text:p>69</text:p>
          </table:table-cell>
          <table:table-cell table:formula="of:=MATCH([.A106];[$Ev.$A$1:$Ev.$A$100];0)" office:value-type="string" office:string-value="" calcext:value-type="error">
            <text:p>#N/A</text:p>
          </table:table-cell>
          <table:table-cell table:formula="of:=IF(IFNA(IF(INDIRECT(ADDRESS([.B106];2;1;;&quot;Ev&quot;)) = &quot;EvReasonCode&quot;);0);&quot;Depricated_&quot;; &quot;&quot;)">
            <text:p/>
          </table:table-cell>
          <table:table-cell table:formula="of:=COM.MICROSOFT.CONCAT([.C106]; INDIRECT(ADDRESS([.B106];3;1;;&quot;Ev&quot;)))" office:value-type="string" office:string-value="" calcext:value-type="error">
            <text:p>#N/A</text:p>
          </table:table-cell>
          <table:table-cell/>
          <table:table-cell table:formula="of:=MATCH([.A106];[$Se.$A$1:$Se.$A$100];0)" office:value-type="string" office:string-value="" calcext:value-type="error">
            <text:p>#N/A</text:p>
          </table:table-cell>
          <table:table-cell table:formula="of:=IF(IFNA(IF(INDIRECT(ADDRESS([.F106];2;1;;&quot;Se&quot;)) = &quot;StReasonCode&quot;);0);&quot;Depricated_&quot;; &quot;&quot;)">
            <text:p/>
          </table:table-cell>
          <table:table-cell table:formula="of:=COM.MICROSOFT.CONCAT([.G106]; INDIRECT(ADDRESS([.F106];3;1;;&quot;Se&quot;)))" office:value-type="string" office:string-value="" calcext:value-type="error">
            <text:p>#N/A</text:p>
          </table:table-cell>
          <table:table-cell/>
          <table:table-cell table:formula="of:=IFNA(LEN([.D106]);0)" office:value-type="float" office:value="0" calcext:value-type="float">
            <text:p>0</text:p>
          </table:table-cell>
          <table:table-cell table:formula="of:=IFNA(LEN([.H106]);0)" office:value-type="float" office:value="0" calcext:value-type="float">
            <text:p>0</text:p>
          </table:table-cell>
        </table:table-row>
        <table:table-row table:style-name="ro1">
          <table:table-cell table:formula="of:=DEC2HEX( ROW() - 1)" office:value-type="string" office:string-value="6A" calcext:value-type="string">
            <text:p>6A</text:p>
          </table:table-cell>
          <table:table-cell table:formula="of:=MATCH([.A107];[$Ev.$A$1:$Ev.$A$100];0)" office:value-type="string" office:string-value="" calcext:value-type="error">
            <text:p>#N/A</text:p>
          </table:table-cell>
          <table:table-cell table:formula="of:=IF(IFNA(IF(INDIRECT(ADDRESS([.B107];2;1;;&quot;Ev&quot;)) = &quot;EvReasonCode&quot;);0);&quot;Depricated_&quot;; &quot;&quot;)">
            <text:p/>
          </table:table-cell>
          <table:table-cell table:formula="of:=COM.MICROSOFT.CONCAT([.C107]; INDIRECT(ADDRESS([.B107];3;1;;&quot;Ev&quot;)))" office:value-type="string" office:string-value="" calcext:value-type="error">
            <text:p>#N/A</text:p>
          </table:table-cell>
          <table:table-cell/>
          <table:table-cell table:formula="of:=MATCH([.A107];[$Se.$A$1:$Se.$A$100];0)" office:value-type="string" office:string-value="" calcext:value-type="error">
            <text:p>#N/A</text:p>
          </table:table-cell>
          <table:table-cell table:formula="of:=IF(IFNA(IF(INDIRECT(ADDRESS([.F107];2;1;;&quot;Se&quot;)) = &quot;StReasonCode&quot;);0);&quot;Depricated_&quot;; &quot;&quot;)">
            <text:p/>
          </table:table-cell>
          <table:table-cell table:formula="of:=COM.MICROSOFT.CONCAT([.G107]; INDIRECT(ADDRESS([.F107];3;1;;&quot;Se&quot;)))" office:value-type="string" office:string-value="" calcext:value-type="error">
            <text:p>#N/A</text:p>
          </table:table-cell>
          <table:table-cell/>
          <table:table-cell table:formula="of:=IFNA(LEN([.D107]);0)" office:value-type="float" office:value="0" calcext:value-type="float">
            <text:p>0</text:p>
          </table:table-cell>
          <table:table-cell table:formula="of:=IFNA(LEN([.H107]);0)" office:value-type="float" office:value="0" calcext:value-type="float">
            <text:p>0</text:p>
          </table:table-cell>
        </table:table-row>
        <table:table-row table:style-name="ro1">
          <table:table-cell table:formula="of:=DEC2HEX( ROW() - 1)" office:value-type="string" office:string-value="6B" calcext:value-type="string">
            <text:p>6B</text:p>
          </table:table-cell>
          <table:table-cell table:formula="of:=MATCH([.A108];[$Ev.$A$1:$Ev.$A$100];0)" office:value-type="string" office:string-value="" calcext:value-type="error">
            <text:p>#N/A</text:p>
          </table:table-cell>
          <table:table-cell table:formula="of:=IF(IFNA(IF(INDIRECT(ADDRESS([.B108];2;1;;&quot;Ev&quot;)) = &quot;EvReasonCode&quot;);0);&quot;Depricated_&quot;; &quot;&quot;)">
            <text:p/>
          </table:table-cell>
          <table:table-cell table:formula="of:=COM.MICROSOFT.CONCAT([.C108]; INDIRECT(ADDRESS([.B108];3;1;;&quot;Ev&quot;)))" office:value-type="string" office:string-value="" calcext:value-type="error">
            <text:p>#N/A</text:p>
          </table:table-cell>
          <table:table-cell/>
          <table:table-cell table:formula="of:=MATCH([.A108];[$Se.$A$1:$Se.$A$100];0)" office:value-type="string" office:string-value="" calcext:value-type="error">
            <text:p>#N/A</text:p>
          </table:table-cell>
          <table:table-cell table:formula="of:=IF(IFNA(IF(INDIRECT(ADDRESS([.F108];2;1;;&quot;Se&quot;)) = &quot;StReasonCode&quot;);0);&quot;Depricated_&quot;; &quot;&quot;)">
            <text:p/>
          </table:table-cell>
          <table:table-cell table:formula="of:=COM.MICROSOFT.CONCAT([.G108]; INDIRECT(ADDRESS([.F108];3;1;;&quot;Se&quot;)))" office:value-type="string" office:string-value="" calcext:value-type="error">
            <text:p>#N/A</text:p>
          </table:table-cell>
          <table:table-cell/>
          <table:table-cell table:formula="of:=IFNA(LEN([.D108]);0)" office:value-type="float" office:value="0" calcext:value-type="float">
            <text:p>0</text:p>
          </table:table-cell>
          <table:table-cell table:formula="of:=IFNA(LEN([.H108]);0)" office:value-type="float" office:value="0" calcext:value-type="float">
            <text:p>0</text:p>
          </table:table-cell>
        </table:table-row>
        <table:table-row table:style-name="ro1">
          <table:table-cell table:formula="of:=DEC2HEX( ROW() - 1)" office:value-type="string" office:string-value="6C" calcext:value-type="string">
            <text:p>6C</text:p>
          </table:table-cell>
          <table:table-cell table:formula="of:=MATCH([.A109];[$Ev.$A$1:$Ev.$A$100];0)" office:value-type="string" office:string-value="" calcext:value-type="error">
            <text:p>#N/A</text:p>
          </table:table-cell>
          <table:table-cell table:formula="of:=IF(IFNA(IF(INDIRECT(ADDRESS([.B109];2;1;;&quot;Ev&quot;)) = &quot;EvReasonCode&quot;);0);&quot;Depricated_&quot;; &quot;&quot;)">
            <text:p/>
          </table:table-cell>
          <table:table-cell table:formula="of:=COM.MICROSOFT.CONCAT([.C109]; INDIRECT(ADDRESS([.B109];3;1;;&quot;Ev&quot;)))" office:value-type="string" office:string-value="" calcext:value-type="error">
            <text:p>#N/A</text:p>
          </table:table-cell>
          <table:table-cell/>
          <table:table-cell table:formula="of:=MATCH([.A109];[$Se.$A$1:$Se.$A$100];0)" office:value-type="string" office:string-value="" calcext:value-type="error">
            <text:p>#N/A</text:p>
          </table:table-cell>
          <table:table-cell table:formula="of:=IF(IFNA(IF(INDIRECT(ADDRESS([.F109];2;1;;&quot;Se&quot;)) = &quot;StReasonCode&quot;);0);&quot;Depricated_&quot;; &quot;&quot;)">
            <text:p/>
          </table:table-cell>
          <table:table-cell table:formula="of:=COM.MICROSOFT.CONCAT([.G109]; INDIRECT(ADDRESS([.F109];3;1;;&quot;Se&quot;)))" office:value-type="string" office:string-value="" calcext:value-type="error">
            <text:p>#N/A</text:p>
          </table:table-cell>
          <table:table-cell/>
          <table:table-cell table:formula="of:=IFNA(LEN([.D109]);0)" office:value-type="float" office:value="0" calcext:value-type="float">
            <text:p>0</text:p>
          </table:table-cell>
          <table:table-cell table:formula="of:=IFNA(LEN([.H109]);0)" office:value-type="float" office:value="0" calcext:value-type="float">
            <text:p>0</text:p>
          </table:table-cell>
        </table:table-row>
        <table:table-row table:style-name="ro1">
          <table:table-cell table:formula="of:=DEC2HEX( ROW() - 1)" office:value-type="string" office:string-value="6D" calcext:value-type="string">
            <text:p>6D</text:p>
          </table:table-cell>
          <table:table-cell table:formula="of:=MATCH([.A110];[$Ev.$A$1:$Ev.$A$100];0)" office:value-type="string" office:string-value="" calcext:value-type="error">
            <text:p>#N/A</text:p>
          </table:table-cell>
          <table:table-cell table:formula="of:=IF(IFNA(IF(INDIRECT(ADDRESS([.B110];2;1;;&quot;Ev&quot;)) = &quot;EvReasonCode&quot;);0);&quot;Depricated_&quot;; &quot;&quot;)">
            <text:p/>
          </table:table-cell>
          <table:table-cell table:formula="of:=COM.MICROSOFT.CONCAT([.C110]; INDIRECT(ADDRESS([.B110];3;1;;&quot;Ev&quot;)))" office:value-type="string" office:string-value="" calcext:value-type="error">
            <text:p>#N/A</text:p>
          </table:table-cell>
          <table:table-cell/>
          <table:table-cell table:formula="of:=MATCH([.A110];[$Se.$A$1:$Se.$A$100];0)" office:value-type="string" office:string-value="" calcext:value-type="error">
            <text:p>#N/A</text:p>
          </table:table-cell>
          <table:table-cell table:formula="of:=IF(IFNA(IF(INDIRECT(ADDRESS([.F110];2;1;;&quot;Se&quot;)) = &quot;StReasonCode&quot;);0);&quot;Depricated_&quot;; &quot;&quot;)">
            <text:p/>
          </table:table-cell>
          <table:table-cell table:formula="of:=COM.MICROSOFT.CONCAT([.G110]; INDIRECT(ADDRESS([.F110];3;1;;&quot;Se&quot;)))" office:value-type="string" office:string-value="" calcext:value-type="error">
            <text:p>#N/A</text:p>
          </table:table-cell>
          <table:table-cell/>
          <table:table-cell table:formula="of:=IFNA(LEN([.D110]);0)" office:value-type="float" office:value="0" calcext:value-type="float">
            <text:p>0</text:p>
          </table:table-cell>
          <table:table-cell table:formula="of:=IFNA(LEN([.H110]);0)" office:value-type="float" office:value="0" calcext:value-type="float">
            <text:p>0</text:p>
          </table:table-cell>
        </table:table-row>
        <table:table-row table:style-name="ro1">
          <table:table-cell table:formula="of:=DEC2HEX( ROW() - 1)" office:value-type="string" office:string-value="6E" calcext:value-type="string">
            <text:p>6E</text:p>
          </table:table-cell>
          <table:table-cell table:formula="of:=MATCH([.A111];[$Ev.$A$1:$Ev.$A$100];0)" office:value-type="string" office:string-value="" calcext:value-type="error">
            <text:p>#N/A</text:p>
          </table:table-cell>
          <table:table-cell table:formula="of:=IF(IFNA(IF(INDIRECT(ADDRESS([.B111];2;1;;&quot;Ev&quot;)) = &quot;EvReasonCode&quot;);0);&quot;Depricated_&quot;; &quot;&quot;)">
            <text:p/>
          </table:table-cell>
          <table:table-cell table:formula="of:=COM.MICROSOFT.CONCAT([.C111]; INDIRECT(ADDRESS([.B111];3;1;;&quot;Ev&quot;)))" office:value-type="string" office:string-value="" calcext:value-type="error">
            <text:p>#N/A</text:p>
          </table:table-cell>
          <table:table-cell/>
          <table:table-cell table:formula="of:=MATCH([.A111];[$Se.$A$1:$Se.$A$100];0)" office:value-type="string" office:string-value="" calcext:value-type="error">
            <text:p>#N/A</text:p>
          </table:table-cell>
          <table:table-cell table:formula="of:=IF(IFNA(IF(INDIRECT(ADDRESS([.F111];2;1;;&quot;Se&quot;)) = &quot;StReasonCode&quot;);0);&quot;Depricated_&quot;; &quot;&quot;)">
            <text:p/>
          </table:table-cell>
          <table:table-cell table:formula="of:=COM.MICROSOFT.CONCAT([.G111]; INDIRECT(ADDRESS([.F111];3;1;;&quot;Se&quot;)))" office:value-type="string" office:string-value="" calcext:value-type="error">
            <text:p>#N/A</text:p>
          </table:table-cell>
          <table:table-cell/>
          <table:table-cell table:formula="of:=IFNA(LEN([.D111]);0)" office:value-type="float" office:value="0" calcext:value-type="float">
            <text:p>0</text:p>
          </table:table-cell>
          <table:table-cell table:formula="of:=IFNA(LEN([.H111]);0)" office:value-type="float" office:value="0" calcext:value-type="float">
            <text:p>0</text:p>
          </table:table-cell>
        </table:table-row>
        <table:table-row table:style-name="ro1">
          <table:table-cell table:formula="of:=DEC2HEX( ROW() - 1)" office:value-type="string" office:string-value="6F" calcext:value-type="string">
            <text:p>6F</text:p>
          </table:table-cell>
          <table:table-cell table:formula="of:=MATCH([.A112];[$Ev.$A$1:$Ev.$A$100];0)" office:value-type="string" office:string-value="" calcext:value-type="error">
            <text:p>#N/A</text:p>
          </table:table-cell>
          <table:table-cell table:formula="of:=IF(IFNA(IF(INDIRECT(ADDRESS([.B112];2;1;;&quot;Ev&quot;)) = &quot;EvReasonCode&quot;);0);&quot;Depricated_&quot;; &quot;&quot;)">
            <text:p/>
          </table:table-cell>
          <table:table-cell table:formula="of:=COM.MICROSOFT.CONCAT([.C112]; INDIRECT(ADDRESS([.B112];3;1;;&quot;Ev&quot;)))" office:value-type="string" office:string-value="" calcext:value-type="error">
            <text:p>#N/A</text:p>
          </table:table-cell>
          <table:table-cell/>
          <table:table-cell table:formula="of:=MATCH([.A112];[$Se.$A$1:$Se.$A$100];0)" office:value-type="string" office:string-value="" calcext:value-type="error">
            <text:p>#N/A</text:p>
          </table:table-cell>
          <table:table-cell table:formula="of:=IF(IFNA(IF(INDIRECT(ADDRESS([.F112];2;1;;&quot;Se&quot;)) = &quot;StReasonCode&quot;);0);&quot;Depricated_&quot;; &quot;&quot;)">
            <text:p/>
          </table:table-cell>
          <table:table-cell table:formula="of:=COM.MICROSOFT.CONCAT([.G112]; INDIRECT(ADDRESS([.F112];3;1;;&quot;Se&quot;)))" office:value-type="string" office:string-value="" calcext:value-type="error">
            <text:p>#N/A</text:p>
          </table:table-cell>
          <table:table-cell/>
          <table:table-cell table:formula="of:=IFNA(LEN([.D112]);0)" office:value-type="float" office:value="0" calcext:value-type="float">
            <text:p>0</text:p>
          </table:table-cell>
          <table:table-cell table:formula="of:=IFNA(LEN([.H112]);0)" office:value-type="float" office:value="0" calcext:value-type="float">
            <text:p>0</text:p>
          </table:table-cell>
        </table:table-row>
        <table:table-row table:style-name="ro1">
          <table:table-cell table:formula="of:=DEC2HEX( ROW() - 1)" office:value-type="string" office:string-value="70" calcext:value-type="string">
            <text:p>70</text:p>
          </table:table-cell>
          <table:table-cell table:formula="of:=MATCH([.A113];[$Ev.$A$1:$Ev.$A$100];0)" office:value-type="string" office:string-value="" calcext:value-type="error">
            <text:p>#N/A</text:p>
          </table:table-cell>
          <table:table-cell table:formula="of:=IF(IFNA(IF(INDIRECT(ADDRESS([.B113];2;1;;&quot;Ev&quot;)) = &quot;EvReasonCode&quot;);0);&quot;Depricated_&quot;; &quot;&quot;)">
            <text:p/>
          </table:table-cell>
          <table:table-cell table:formula="of:=COM.MICROSOFT.CONCAT([.C113]; INDIRECT(ADDRESS([.B113];3;1;;&quot;Ev&quot;)))" office:value-type="string" office:string-value="" calcext:value-type="error">
            <text:p>#N/A</text:p>
          </table:table-cell>
          <table:table-cell/>
          <table:table-cell table:formula="of:=MATCH([.A113];[$Se.$A$1:$Se.$A$100];0)" office:value-type="string" office:string-value="" calcext:value-type="error">
            <text:p>#N/A</text:p>
          </table:table-cell>
          <table:table-cell table:formula="of:=IF(IFNA(IF(INDIRECT(ADDRESS([.F113];2;1;;&quot;Se&quot;)) = &quot;StReasonCode&quot;);0);&quot;Depricated_&quot;; &quot;&quot;)">
            <text:p/>
          </table:table-cell>
          <table:table-cell table:formula="of:=COM.MICROSOFT.CONCAT([.G113]; INDIRECT(ADDRESS([.F113];3;1;;&quot;Se&quot;)))" office:value-type="string" office:string-value="" calcext:value-type="error">
            <text:p>#N/A</text:p>
          </table:table-cell>
          <table:table-cell/>
          <table:table-cell table:formula="of:=IFNA(LEN([.D113]);0)" office:value-type="float" office:value="0" calcext:value-type="float">
            <text:p>0</text:p>
          </table:table-cell>
          <table:table-cell table:formula="of:=IFNA(LEN([.H113]);0)" office:value-type="float" office:value="0" calcext:value-type="float">
            <text:p>0</text:p>
          </table:table-cell>
        </table:table-row>
        <table:table-row table:style-name="ro1">
          <table:table-cell table:formula="of:=DEC2HEX( ROW() - 1)" office:value-type="string" office:string-value="71" calcext:value-type="string">
            <text:p>71</text:p>
          </table:table-cell>
          <table:table-cell table:formula="of:=MATCH([.A114];[$Ev.$A$1:$Ev.$A$100];0)" office:value-type="string" office:string-value="" calcext:value-type="error">
            <text:p>#N/A</text:p>
          </table:table-cell>
          <table:table-cell table:formula="of:=IF(IFNA(IF(INDIRECT(ADDRESS([.B114];2;1;;&quot;Ev&quot;)) = &quot;EvReasonCode&quot;);0);&quot;Depricated_&quot;; &quot;&quot;)">
            <text:p/>
          </table:table-cell>
          <table:table-cell table:formula="of:=COM.MICROSOFT.CONCAT([.C114]; INDIRECT(ADDRESS([.B114];3;1;;&quot;Ev&quot;)))" office:value-type="string" office:string-value="" calcext:value-type="error">
            <text:p>#N/A</text:p>
          </table:table-cell>
          <table:table-cell/>
          <table:table-cell table:formula="of:=MATCH([.A114];[$Se.$A$1:$Se.$A$100];0)" office:value-type="string" office:string-value="" calcext:value-type="error">
            <text:p>#N/A</text:p>
          </table:table-cell>
          <table:table-cell table:formula="of:=IF(IFNA(IF(INDIRECT(ADDRESS([.F114];2;1;;&quot;Se&quot;)) = &quot;StReasonCode&quot;);0);&quot;Depricated_&quot;; &quot;&quot;)">
            <text:p/>
          </table:table-cell>
          <table:table-cell table:formula="of:=COM.MICROSOFT.CONCAT([.G114]; INDIRECT(ADDRESS([.F114];3;1;;&quot;Se&quot;)))" office:value-type="string" office:string-value="" calcext:value-type="error">
            <text:p>#N/A</text:p>
          </table:table-cell>
          <table:table-cell/>
          <table:table-cell table:formula="of:=IFNA(LEN([.D114]);0)" office:value-type="float" office:value="0" calcext:value-type="float">
            <text:p>0</text:p>
          </table:table-cell>
          <table:table-cell table:formula="of:=IFNA(LEN([.H114]);0)" office:value-type="float" office:value="0" calcext:value-type="float">
            <text:p>0</text:p>
          </table:table-cell>
        </table:table-row>
        <table:table-row table:style-name="ro1">
          <table:table-cell table:formula="of:=DEC2HEX( ROW() - 1)" office:value-type="string" office:string-value="72" calcext:value-type="string">
            <text:p>72</text:p>
          </table:table-cell>
          <table:table-cell table:formula="of:=MATCH([.A115];[$Ev.$A$1:$Ev.$A$100];0)" office:value-type="string" office:string-value="" calcext:value-type="error">
            <text:p>#N/A</text:p>
          </table:table-cell>
          <table:table-cell table:formula="of:=IF(IFNA(IF(INDIRECT(ADDRESS([.B115];2;1;;&quot;Ev&quot;)) = &quot;EvReasonCode&quot;);0);&quot;Depricated_&quot;; &quot;&quot;)">
            <text:p/>
          </table:table-cell>
          <table:table-cell table:formula="of:=COM.MICROSOFT.CONCAT([.C115]; INDIRECT(ADDRESS([.B115];3;1;;&quot;Ev&quot;)))" office:value-type="string" office:string-value="" calcext:value-type="error">
            <text:p>#N/A</text:p>
          </table:table-cell>
          <table:table-cell/>
          <table:table-cell table:formula="of:=MATCH([.A115];[$Se.$A$1:$Se.$A$100];0)" office:value-type="string" office:string-value="" calcext:value-type="error">
            <text:p>#N/A</text:p>
          </table:table-cell>
          <table:table-cell table:formula="of:=IF(IFNA(IF(INDIRECT(ADDRESS([.F115];2;1;;&quot;Se&quot;)) = &quot;StReasonCode&quot;);0);&quot;Depricated_&quot;; &quot;&quot;)">
            <text:p/>
          </table:table-cell>
          <table:table-cell table:formula="of:=COM.MICROSOFT.CONCAT([.G115]; INDIRECT(ADDRESS([.F115];3;1;;&quot;Se&quot;)))" office:value-type="string" office:string-value="" calcext:value-type="error">
            <text:p>#N/A</text:p>
          </table:table-cell>
          <table:table-cell/>
          <table:table-cell table:formula="of:=IFNA(LEN([.D115]);0)" office:value-type="float" office:value="0" calcext:value-type="float">
            <text:p>0</text:p>
          </table:table-cell>
          <table:table-cell table:formula="of:=IFNA(LEN([.H115]);0)" office:value-type="float" office:value="0" calcext:value-type="float">
            <text:p>0</text:p>
          </table:table-cell>
        </table:table-row>
        <table:table-row table:style-name="ro1">
          <table:table-cell table:formula="of:=DEC2HEX( ROW() - 1)" office:value-type="string" office:string-value="73" calcext:value-type="string">
            <text:p>73</text:p>
          </table:table-cell>
          <table:table-cell table:formula="of:=MATCH([.A116];[$Ev.$A$1:$Ev.$A$100];0)" office:value-type="string" office:string-value="" calcext:value-type="error">
            <text:p>#N/A</text:p>
          </table:table-cell>
          <table:table-cell table:formula="of:=IF(IFNA(IF(INDIRECT(ADDRESS([.B116];2;1;;&quot;Ev&quot;)) = &quot;EvReasonCode&quot;);0);&quot;Depricated_&quot;; &quot;&quot;)">
            <text:p/>
          </table:table-cell>
          <table:table-cell table:formula="of:=COM.MICROSOFT.CONCAT([.C116]; INDIRECT(ADDRESS([.B116];3;1;;&quot;Ev&quot;)))" office:value-type="string" office:string-value="" calcext:value-type="error">
            <text:p>#N/A</text:p>
          </table:table-cell>
          <table:table-cell/>
          <table:table-cell table:formula="of:=MATCH([.A116];[$Se.$A$1:$Se.$A$100];0)" office:value-type="string" office:string-value="" calcext:value-type="error">
            <text:p>#N/A</text:p>
          </table:table-cell>
          <table:table-cell table:formula="of:=IF(IFNA(IF(INDIRECT(ADDRESS([.F116];2;1;;&quot;Se&quot;)) = &quot;StReasonCode&quot;);0);&quot;Depricated_&quot;; &quot;&quot;)">
            <text:p/>
          </table:table-cell>
          <table:table-cell table:formula="of:=COM.MICROSOFT.CONCAT([.G116]; INDIRECT(ADDRESS([.F116];3;1;;&quot;Se&quot;)))" office:value-type="string" office:string-value="" calcext:value-type="error">
            <text:p>#N/A</text:p>
          </table:table-cell>
          <table:table-cell/>
          <table:table-cell table:formula="of:=IFNA(LEN([.D116]);0)" office:value-type="float" office:value="0" calcext:value-type="float">
            <text:p>0</text:p>
          </table:table-cell>
          <table:table-cell table:formula="of:=IFNA(LEN([.H116]);0)" office:value-type="float" office:value="0" calcext:value-type="float">
            <text:p>0</text:p>
          </table:table-cell>
        </table:table-row>
        <table:table-row table:style-name="ro1">
          <table:table-cell table:formula="of:=DEC2HEX( ROW() - 1)" office:value-type="string" office:string-value="74" calcext:value-type="string">
            <text:p>74</text:p>
          </table:table-cell>
          <table:table-cell table:formula="of:=MATCH([.A117];[$Ev.$A$1:$Ev.$A$100];0)" office:value-type="string" office:string-value="" calcext:value-type="error">
            <text:p>#N/A</text:p>
          </table:table-cell>
          <table:table-cell table:formula="of:=IF(IFNA(IF(INDIRECT(ADDRESS([.B117];2;1;;&quot;Ev&quot;)) = &quot;EvReasonCode&quot;);0);&quot;Depricated_&quot;; &quot;&quot;)">
            <text:p/>
          </table:table-cell>
          <table:table-cell table:formula="of:=COM.MICROSOFT.CONCAT([.C117]; INDIRECT(ADDRESS([.B117];3;1;;&quot;Ev&quot;)))" office:value-type="string" office:string-value="" calcext:value-type="error">
            <text:p>#N/A</text:p>
          </table:table-cell>
          <table:table-cell/>
          <table:table-cell table:formula="of:=MATCH([.A117];[$Se.$A$1:$Se.$A$100];0)" office:value-type="string" office:string-value="" calcext:value-type="error">
            <text:p>#N/A</text:p>
          </table:table-cell>
          <table:table-cell table:formula="of:=IF(IFNA(IF(INDIRECT(ADDRESS([.F117];2;1;;&quot;Se&quot;)) = &quot;StReasonCode&quot;);0);&quot;Depricated_&quot;; &quot;&quot;)">
            <text:p/>
          </table:table-cell>
          <table:table-cell table:formula="of:=COM.MICROSOFT.CONCAT([.G117]; INDIRECT(ADDRESS([.F117];3;1;;&quot;Se&quot;)))" office:value-type="string" office:string-value="" calcext:value-type="error">
            <text:p>#N/A</text:p>
          </table:table-cell>
          <table:table-cell/>
          <table:table-cell table:formula="of:=IFNA(LEN([.D117]);0)" office:value-type="float" office:value="0" calcext:value-type="float">
            <text:p>0</text:p>
          </table:table-cell>
          <table:table-cell table:formula="of:=IFNA(LEN([.H117]);0)" office:value-type="float" office:value="0" calcext:value-type="float">
            <text:p>0</text:p>
          </table:table-cell>
        </table:table-row>
        <table:table-row table:style-name="ro1">
          <table:table-cell table:formula="of:=DEC2HEX( ROW() - 1)" office:value-type="string" office:string-value="75" calcext:value-type="string">
            <text:p>75</text:p>
          </table:table-cell>
          <table:table-cell table:formula="of:=MATCH([.A118];[$Ev.$A$1:$Ev.$A$100];0)" office:value-type="string" office:string-value="" calcext:value-type="error">
            <text:p>#N/A</text:p>
          </table:table-cell>
          <table:table-cell table:formula="of:=IF(IFNA(IF(INDIRECT(ADDRESS([.B118];2;1;;&quot;Ev&quot;)) = &quot;EvReasonCode&quot;);0);&quot;Depricated_&quot;; &quot;&quot;)">
            <text:p/>
          </table:table-cell>
          <table:table-cell table:formula="of:=COM.MICROSOFT.CONCAT([.C118]; INDIRECT(ADDRESS([.B118];3;1;;&quot;Ev&quot;)))" office:value-type="string" office:string-value="" calcext:value-type="error">
            <text:p>#N/A</text:p>
          </table:table-cell>
          <table:table-cell/>
          <table:table-cell table:formula="of:=MATCH([.A118];[$Se.$A$1:$Se.$A$100];0)" office:value-type="string" office:string-value="" calcext:value-type="error">
            <text:p>#N/A</text:p>
          </table:table-cell>
          <table:table-cell table:formula="of:=IF(IFNA(IF(INDIRECT(ADDRESS([.F118];2;1;;&quot;Se&quot;)) = &quot;StReasonCode&quot;);0);&quot;Depricated_&quot;; &quot;&quot;)">
            <text:p/>
          </table:table-cell>
          <table:table-cell table:formula="of:=COM.MICROSOFT.CONCAT([.G118]; INDIRECT(ADDRESS([.F118];3;1;;&quot;Se&quot;)))" office:value-type="string" office:string-value="" calcext:value-type="error">
            <text:p>#N/A</text:p>
          </table:table-cell>
          <table:table-cell/>
          <table:table-cell table:formula="of:=IFNA(LEN([.D118]);0)" office:value-type="float" office:value="0" calcext:value-type="float">
            <text:p>0</text:p>
          </table:table-cell>
          <table:table-cell table:formula="of:=IFNA(LEN([.H118]);0)" office:value-type="float" office:value="0" calcext:value-type="float">
            <text:p>0</text:p>
          </table:table-cell>
        </table:table-row>
        <table:table-row table:style-name="ro1">
          <table:table-cell table:formula="of:=DEC2HEX( ROW() - 1)" office:value-type="string" office:string-value="76" calcext:value-type="string">
            <text:p>76</text:p>
          </table:table-cell>
          <table:table-cell table:formula="of:=MATCH([.A119];[$Ev.$A$1:$Ev.$A$100];0)" office:value-type="string" office:string-value="" calcext:value-type="error">
            <text:p>#N/A</text:p>
          </table:table-cell>
          <table:table-cell table:formula="of:=IF(IFNA(IF(INDIRECT(ADDRESS([.B119];2;1;;&quot;Ev&quot;)) = &quot;EvReasonCode&quot;);0);&quot;Depricated_&quot;; &quot;&quot;)">
            <text:p/>
          </table:table-cell>
          <table:table-cell table:formula="of:=COM.MICROSOFT.CONCAT([.C119]; INDIRECT(ADDRESS([.B119];3;1;;&quot;Ev&quot;)))" office:value-type="string" office:string-value="" calcext:value-type="error">
            <text:p>#N/A</text:p>
          </table:table-cell>
          <table:table-cell/>
          <table:table-cell table:formula="of:=MATCH([.A119];[$Se.$A$1:$Se.$A$100];0)" office:value-type="string" office:string-value="" calcext:value-type="error">
            <text:p>#N/A</text:p>
          </table:table-cell>
          <table:table-cell table:formula="of:=IF(IFNA(IF(INDIRECT(ADDRESS([.F119];2;1;;&quot;Se&quot;)) = &quot;StReasonCode&quot;);0);&quot;Depricated_&quot;; &quot;&quot;)">
            <text:p/>
          </table:table-cell>
          <table:table-cell table:formula="of:=COM.MICROSOFT.CONCAT([.G119]; INDIRECT(ADDRESS([.F119];3;1;;&quot;Se&quot;)))" office:value-type="string" office:string-value="" calcext:value-type="error">
            <text:p>#N/A</text:p>
          </table:table-cell>
          <table:table-cell/>
          <table:table-cell table:formula="of:=IFNA(LEN([.D119]);0)" office:value-type="float" office:value="0" calcext:value-type="float">
            <text:p>0</text:p>
          </table:table-cell>
          <table:table-cell table:formula="of:=IFNA(LEN([.H119]);0)" office:value-type="float" office:value="0" calcext:value-type="float">
            <text:p>0</text:p>
          </table:table-cell>
        </table:table-row>
        <table:table-row table:style-name="ro1">
          <table:table-cell table:formula="of:=DEC2HEX( ROW() - 1)" office:value-type="string" office:string-value="77" calcext:value-type="string">
            <text:p>77</text:p>
          </table:table-cell>
          <table:table-cell table:formula="of:=MATCH([.A120];[$Ev.$A$1:$Ev.$A$100];0)" office:value-type="string" office:string-value="" calcext:value-type="error">
            <text:p>#N/A</text:p>
          </table:table-cell>
          <table:table-cell table:formula="of:=IF(IFNA(IF(INDIRECT(ADDRESS([.B120];2;1;;&quot;Ev&quot;)) = &quot;EvReasonCode&quot;);0);&quot;Depricated_&quot;; &quot;&quot;)">
            <text:p/>
          </table:table-cell>
          <table:table-cell table:formula="of:=COM.MICROSOFT.CONCAT([.C120]; INDIRECT(ADDRESS([.B120];3;1;;&quot;Ev&quot;)))" office:value-type="string" office:string-value="" calcext:value-type="error">
            <text:p>#N/A</text:p>
          </table:table-cell>
          <table:table-cell/>
          <table:table-cell table:formula="of:=MATCH([.A120];[$Se.$A$1:$Se.$A$100];0)" office:value-type="string" office:string-value="" calcext:value-type="error">
            <text:p>#N/A</text:p>
          </table:table-cell>
          <table:table-cell table:formula="of:=IF(IFNA(IF(INDIRECT(ADDRESS([.F120];2;1;;&quot;Se&quot;)) = &quot;StReasonCode&quot;);0);&quot;Depricated_&quot;; &quot;&quot;)">
            <text:p/>
          </table:table-cell>
          <table:table-cell table:formula="of:=COM.MICROSOFT.CONCAT([.G120]; INDIRECT(ADDRESS([.F120];3;1;;&quot;Se&quot;)))" office:value-type="string" office:string-value="" calcext:value-type="error">
            <text:p>#N/A</text:p>
          </table:table-cell>
          <table:table-cell/>
          <table:table-cell table:formula="of:=IFNA(LEN([.D120]);0)" office:value-type="float" office:value="0" calcext:value-type="float">
            <text:p>0</text:p>
          </table:table-cell>
          <table:table-cell table:formula="of:=IFNA(LEN([.H120]);0)" office:value-type="float" office:value="0" calcext:value-type="float">
            <text:p>0</text:p>
          </table:table-cell>
        </table:table-row>
        <table:table-row table:style-name="ro1">
          <table:table-cell table:formula="of:=DEC2HEX( ROW() - 1)" office:value-type="string" office:string-value="78" calcext:value-type="string">
            <text:p>78</text:p>
          </table:table-cell>
          <table:table-cell table:formula="of:=MATCH([.A121];[$Ev.$A$1:$Ev.$A$100];0)" office:value-type="string" office:string-value="" calcext:value-type="error">
            <text:p>#N/A</text:p>
          </table:table-cell>
          <table:table-cell table:formula="of:=IF(IFNA(IF(INDIRECT(ADDRESS([.B121];2;1;;&quot;Ev&quot;)) = &quot;EvReasonCode&quot;);0);&quot;Depricated_&quot;; &quot;&quot;)">
            <text:p/>
          </table:table-cell>
          <table:table-cell table:formula="of:=COM.MICROSOFT.CONCAT([.C121]; INDIRECT(ADDRESS([.B121];3;1;;&quot;Ev&quot;)))" office:value-type="string" office:string-value="" calcext:value-type="error">
            <text:p>#N/A</text:p>
          </table:table-cell>
          <table:table-cell/>
          <table:table-cell table:formula="of:=MATCH([.A121];[$Se.$A$1:$Se.$A$100];0)" office:value-type="string" office:string-value="" calcext:value-type="error">
            <text:p>#N/A</text:p>
          </table:table-cell>
          <table:table-cell table:formula="of:=IF(IFNA(IF(INDIRECT(ADDRESS([.F121];2;1;;&quot;Se&quot;)) = &quot;StReasonCode&quot;);0);&quot;Depricated_&quot;; &quot;&quot;)">
            <text:p/>
          </table:table-cell>
          <table:table-cell table:formula="of:=COM.MICROSOFT.CONCAT([.G121]; INDIRECT(ADDRESS([.F121];3;1;;&quot;Se&quot;)))" office:value-type="string" office:string-value="" calcext:value-type="error">
            <text:p>#N/A</text:p>
          </table:table-cell>
          <table:table-cell/>
          <table:table-cell table:formula="of:=IFNA(LEN([.D121]);0)" office:value-type="float" office:value="0" calcext:value-type="float">
            <text:p>0</text:p>
          </table:table-cell>
          <table:table-cell table:formula="of:=IFNA(LEN([.H121]);0)" office:value-type="float" office:value="0" calcext:value-type="float">
            <text:p>0</text:p>
          </table:table-cell>
        </table:table-row>
        <table:table-row table:style-name="ro1">
          <table:table-cell table:formula="of:=DEC2HEX( ROW() - 1)" office:value-type="string" office:string-value="79" calcext:value-type="string">
            <text:p>79</text:p>
          </table:table-cell>
          <table:table-cell table:formula="of:=MATCH([.A122];[$Ev.$A$1:$Ev.$A$100];0)" office:value-type="string" office:string-value="" calcext:value-type="error">
            <text:p>#N/A</text:p>
          </table:table-cell>
          <table:table-cell table:formula="of:=IF(IFNA(IF(INDIRECT(ADDRESS([.B122];2;1;;&quot;Ev&quot;)) = &quot;EvReasonCode&quot;);0);&quot;Depricated_&quot;; &quot;&quot;)">
            <text:p/>
          </table:table-cell>
          <table:table-cell table:formula="of:=COM.MICROSOFT.CONCAT([.C122]; INDIRECT(ADDRESS([.B122];3;1;;&quot;Ev&quot;)))" office:value-type="string" office:string-value="" calcext:value-type="error">
            <text:p>#N/A</text:p>
          </table:table-cell>
          <table:table-cell/>
          <table:table-cell table:formula="of:=MATCH([.A122];[$Se.$A$1:$Se.$A$100];0)" office:value-type="string" office:string-value="" calcext:value-type="error">
            <text:p>#N/A</text:p>
          </table:table-cell>
          <table:table-cell table:formula="of:=IF(IFNA(IF(INDIRECT(ADDRESS([.F122];2;1;;&quot;Se&quot;)) = &quot;StReasonCode&quot;);0);&quot;Depricated_&quot;; &quot;&quot;)">
            <text:p/>
          </table:table-cell>
          <table:table-cell table:formula="of:=COM.MICROSOFT.CONCAT([.G122]; INDIRECT(ADDRESS([.F122];3;1;;&quot;Se&quot;)))" office:value-type="string" office:string-value="" calcext:value-type="error">
            <text:p>#N/A</text:p>
          </table:table-cell>
          <table:table-cell/>
          <table:table-cell table:formula="of:=IFNA(LEN([.D122]);0)" office:value-type="float" office:value="0" calcext:value-type="float">
            <text:p>0</text:p>
          </table:table-cell>
          <table:table-cell table:formula="of:=IFNA(LEN([.H122]);0)" office:value-type="float" office:value="0" calcext:value-type="float">
            <text:p>0</text:p>
          </table:table-cell>
        </table:table-row>
        <table:table-row table:style-name="ro1">
          <table:table-cell table:formula="of:=DEC2HEX( ROW() - 1)" office:value-type="string" office:string-value="7A" calcext:value-type="string">
            <text:p>7A</text:p>
          </table:table-cell>
          <table:table-cell table:formula="of:=MATCH([.A123];[$Ev.$A$1:$Ev.$A$100];0)" office:value-type="string" office:string-value="" calcext:value-type="error">
            <text:p>#N/A</text:p>
          </table:table-cell>
          <table:table-cell table:formula="of:=IF(IFNA(IF(INDIRECT(ADDRESS([.B123];2;1;;&quot;Ev&quot;)) = &quot;EvReasonCode&quot;);0);&quot;Depricated_&quot;; &quot;&quot;)">
            <text:p/>
          </table:table-cell>
          <table:table-cell table:formula="of:=COM.MICROSOFT.CONCAT([.C123]; INDIRECT(ADDRESS([.B123];3;1;;&quot;Ev&quot;)))" office:value-type="string" office:string-value="" calcext:value-type="error">
            <text:p>#N/A</text:p>
          </table:table-cell>
          <table:table-cell/>
          <table:table-cell table:formula="of:=MATCH([.A123];[$Se.$A$1:$Se.$A$100];0)" office:value-type="string" office:string-value="" calcext:value-type="error">
            <text:p>#N/A</text:p>
          </table:table-cell>
          <table:table-cell table:formula="of:=IF(IFNA(IF(INDIRECT(ADDRESS([.F123];2;1;;&quot;Se&quot;)) = &quot;StReasonCode&quot;);0);&quot;Depricated_&quot;; &quot;&quot;)">
            <text:p/>
          </table:table-cell>
          <table:table-cell table:formula="of:=COM.MICROSOFT.CONCAT([.G123]; INDIRECT(ADDRESS([.F123];3;1;;&quot;Se&quot;)))" office:value-type="string" office:string-value="" calcext:value-type="error">
            <text:p>#N/A</text:p>
          </table:table-cell>
          <table:table-cell/>
          <table:table-cell table:formula="of:=IFNA(LEN([.D123]);0)" office:value-type="float" office:value="0" calcext:value-type="float">
            <text:p>0</text:p>
          </table:table-cell>
          <table:table-cell table:formula="of:=IFNA(LEN([.H123]);0)" office:value-type="float" office:value="0" calcext:value-type="float">
            <text:p>0</text:p>
          </table:table-cell>
        </table:table-row>
        <table:table-row table:style-name="ro1">
          <table:table-cell table:formula="of:=DEC2HEX( ROW() - 1)" office:value-type="string" office:string-value="7B" calcext:value-type="string">
            <text:p>7B</text:p>
          </table:table-cell>
          <table:table-cell table:formula="of:=MATCH([.A124];[$Ev.$A$1:$Ev.$A$100];0)" office:value-type="string" office:string-value="" calcext:value-type="error">
            <text:p>#N/A</text:p>
          </table:table-cell>
          <table:table-cell table:formula="of:=IF(IFNA(IF(INDIRECT(ADDRESS([.B124];2;1;;&quot;Ev&quot;)) = &quot;EvReasonCode&quot;);0);&quot;Depricated_&quot;; &quot;&quot;)">
            <text:p/>
          </table:table-cell>
          <table:table-cell table:formula="of:=COM.MICROSOFT.CONCAT([.C124]; INDIRECT(ADDRESS([.B124];3;1;;&quot;Ev&quot;)))" office:value-type="string" office:string-value="" calcext:value-type="error">
            <text:p>#N/A</text:p>
          </table:table-cell>
          <table:table-cell/>
          <table:table-cell table:formula="of:=MATCH([.A124];[$Se.$A$1:$Se.$A$100];0)" office:value-type="string" office:string-value="" calcext:value-type="error">
            <text:p>#N/A</text:p>
          </table:table-cell>
          <table:table-cell table:formula="of:=IF(IFNA(IF(INDIRECT(ADDRESS([.F124];2;1;;&quot;Se&quot;)) = &quot;StReasonCode&quot;);0);&quot;Depricated_&quot;; &quot;&quot;)">
            <text:p/>
          </table:table-cell>
          <table:table-cell table:formula="of:=COM.MICROSOFT.CONCAT([.G124]; INDIRECT(ADDRESS([.F124];3;1;;&quot;Se&quot;)))" office:value-type="string" office:string-value="" calcext:value-type="error">
            <text:p>#N/A</text:p>
          </table:table-cell>
          <table:table-cell/>
          <table:table-cell table:formula="of:=IFNA(LEN([.D124]);0)" office:value-type="float" office:value="0" calcext:value-type="float">
            <text:p>0</text:p>
          </table:table-cell>
          <table:table-cell table:formula="of:=IFNA(LEN([.H124]);0)" office:value-type="float" office:value="0" calcext:value-type="float">
            <text:p>0</text:p>
          </table:table-cell>
        </table:table-row>
        <table:table-row table:style-name="ro1">
          <table:table-cell table:formula="of:=DEC2HEX( ROW() - 1)" office:value-type="string" office:string-value="7C" calcext:value-type="string">
            <text:p>7C</text:p>
          </table:table-cell>
          <table:table-cell table:formula="of:=MATCH([.A125];[$Ev.$A$1:$Ev.$A$100];0)" office:value-type="string" office:string-value="" calcext:value-type="error">
            <text:p>#N/A</text:p>
          </table:table-cell>
          <table:table-cell table:formula="of:=IF(IFNA(IF(INDIRECT(ADDRESS([.B125];2;1;;&quot;Ev&quot;)) = &quot;EvReasonCode&quot;);0);&quot;Depricated_&quot;; &quot;&quot;)">
            <text:p/>
          </table:table-cell>
          <table:table-cell table:formula="of:=COM.MICROSOFT.CONCAT([.C125]; INDIRECT(ADDRESS([.B125];3;1;;&quot;Ev&quot;)))" office:value-type="string" office:string-value="" calcext:value-type="error">
            <text:p>#N/A</text:p>
          </table:table-cell>
          <table:table-cell/>
          <table:table-cell table:formula="of:=MATCH([.A125];[$Se.$A$1:$Se.$A$100];0)" office:value-type="string" office:string-value="" calcext:value-type="error">
            <text:p>#N/A</text:p>
          </table:table-cell>
          <table:table-cell table:formula="of:=IF(IFNA(IF(INDIRECT(ADDRESS([.F125];2;1;;&quot;Se&quot;)) = &quot;StReasonCode&quot;);0);&quot;Depricated_&quot;; &quot;&quot;)">
            <text:p/>
          </table:table-cell>
          <table:table-cell table:formula="of:=COM.MICROSOFT.CONCAT([.G125]; INDIRECT(ADDRESS([.F125];3;1;;&quot;Se&quot;)))" office:value-type="string" office:string-value="" calcext:value-type="error">
            <text:p>#N/A</text:p>
          </table:table-cell>
          <table:table-cell/>
          <table:table-cell table:formula="of:=IFNA(LEN([.D125]);0)" office:value-type="float" office:value="0" calcext:value-type="float">
            <text:p>0</text:p>
          </table:table-cell>
          <table:table-cell table:formula="of:=IFNA(LEN([.H125]);0)" office:value-type="float" office:value="0" calcext:value-type="float">
            <text:p>0</text:p>
          </table:table-cell>
        </table:table-row>
        <table:table-row table:style-name="ro1">
          <table:table-cell table:formula="of:=DEC2HEX( ROW() - 1)" office:value-type="string" office:string-value="7D" calcext:value-type="string">
            <text:p>7D</text:p>
          </table:table-cell>
          <table:table-cell table:formula="of:=MATCH([.A126];[$Ev.$A$1:$Ev.$A$100];0)" office:value-type="string" office:string-value="" calcext:value-type="error">
            <text:p>#N/A</text:p>
          </table:table-cell>
          <table:table-cell table:formula="of:=IF(IFNA(IF(INDIRECT(ADDRESS([.B126];2;1;;&quot;Ev&quot;)) = &quot;EvReasonCode&quot;);0);&quot;Depricated_&quot;; &quot;&quot;)">
            <text:p/>
          </table:table-cell>
          <table:table-cell table:formula="of:=COM.MICROSOFT.CONCAT([.C126]; INDIRECT(ADDRESS([.B126];3;1;;&quot;Ev&quot;)))" office:value-type="string" office:string-value="" calcext:value-type="error">
            <text:p>#N/A</text:p>
          </table:table-cell>
          <table:table-cell/>
          <table:table-cell table:formula="of:=MATCH([.A126];[$Se.$A$1:$Se.$A$100];0)" office:value-type="string" office:string-value="" calcext:value-type="error">
            <text:p>#N/A</text:p>
          </table:table-cell>
          <table:table-cell table:formula="of:=IF(IFNA(IF(INDIRECT(ADDRESS([.F126];2;1;;&quot;Se&quot;)) = &quot;StReasonCode&quot;);0);&quot;Depricated_&quot;; &quot;&quot;)">
            <text:p/>
          </table:table-cell>
          <table:table-cell table:formula="of:=COM.MICROSOFT.CONCAT([.G126]; INDIRECT(ADDRESS([.F126];3;1;;&quot;Se&quot;)))" office:value-type="string" office:string-value="" calcext:value-type="error">
            <text:p>#N/A</text:p>
          </table:table-cell>
          <table:table-cell/>
          <table:table-cell table:formula="of:=IFNA(LEN([.D126]);0)" office:value-type="float" office:value="0" calcext:value-type="float">
            <text:p>0</text:p>
          </table:table-cell>
          <table:table-cell table:formula="of:=IFNA(LEN([.H126]);0)" office:value-type="float" office:value="0" calcext:value-type="float">
            <text:p>0</text:p>
          </table:table-cell>
        </table:table-row>
        <table:table-row table:style-name="ro1">
          <table:table-cell table:formula="of:=DEC2HEX( ROW() - 1)" office:value-type="string" office:string-value="7E" calcext:value-type="string">
            <text:p>7E</text:p>
          </table:table-cell>
          <table:table-cell table:formula="of:=MATCH([.A127];[$Ev.$A$1:$Ev.$A$100];0)" office:value-type="string" office:string-value="" calcext:value-type="error">
            <text:p>#N/A</text:p>
          </table:table-cell>
          <table:table-cell table:formula="of:=IF(IFNA(IF(INDIRECT(ADDRESS([.B127];2;1;;&quot;Ev&quot;)) = &quot;EvReasonCode&quot;);0);&quot;Depricated_&quot;; &quot;&quot;)">
            <text:p/>
          </table:table-cell>
          <table:table-cell table:formula="of:=COM.MICROSOFT.CONCAT([.C127]; INDIRECT(ADDRESS([.B127];3;1;;&quot;Ev&quot;)))" office:value-type="string" office:string-value="" calcext:value-type="error">
            <text:p>#N/A</text:p>
          </table:table-cell>
          <table:table-cell/>
          <table:table-cell table:formula="of:=MATCH([.A127];[$Se.$A$1:$Se.$A$100];0)" office:value-type="string" office:string-value="" calcext:value-type="error">
            <text:p>#N/A</text:p>
          </table:table-cell>
          <table:table-cell table:formula="of:=IF(IFNA(IF(INDIRECT(ADDRESS([.F127];2;1;;&quot;Se&quot;)) = &quot;StReasonCode&quot;);0);&quot;Depricated_&quot;; &quot;&quot;)">
            <text:p/>
          </table:table-cell>
          <table:table-cell table:formula="of:=COM.MICROSOFT.CONCAT([.G127]; INDIRECT(ADDRESS([.F127];3;1;;&quot;Se&quot;)))" office:value-type="string" office:string-value="" calcext:value-type="error">
            <text:p>#N/A</text:p>
          </table:table-cell>
          <table:table-cell/>
          <table:table-cell table:formula="of:=IFNA(LEN([.D127]);0)" office:value-type="float" office:value="0" calcext:value-type="float">
            <text:p>0</text:p>
          </table:table-cell>
          <table:table-cell table:formula="of:=IFNA(LEN([.H127]);0)" office:value-type="float" office:value="0" calcext:value-type="float">
            <text:p>0</text:p>
          </table:table-cell>
        </table:table-row>
        <table:table-row table:style-name="ro1">
          <table:table-cell table:formula="of:=DEC2HEX( ROW() - 1)" office:value-type="string" office:string-value="7F" calcext:value-type="string">
            <text:p>7F</text:p>
          </table:table-cell>
          <table:table-cell table:formula="of:=MATCH([.A128];[$Ev.$A$1:$Ev.$A$100];0)" office:value-type="string" office:string-value="" calcext:value-type="error">
            <text:p>#N/A</text:p>
          </table:table-cell>
          <table:table-cell table:formula="of:=IF(IFNA(IF(INDIRECT(ADDRESS([.B128];2;1;;&quot;Ev&quot;)) = &quot;EvReasonCode&quot;);0);&quot;Depricated_&quot;; &quot;&quot;)">
            <text:p/>
          </table:table-cell>
          <table:table-cell table:formula="of:=COM.MICROSOFT.CONCAT([.C128]; INDIRECT(ADDRESS([.B128];3;1;;&quot;Ev&quot;)))" office:value-type="string" office:string-value="" calcext:value-type="error">
            <text:p>#N/A</text:p>
          </table:table-cell>
          <table:table-cell/>
          <table:table-cell table:formula="of:=MATCH([.A128];[$Se.$A$1:$Se.$A$100];0)" office:value-type="string" office:string-value="" calcext:value-type="error">
            <text:p>#N/A</text:p>
          </table:table-cell>
          <table:table-cell table:formula="of:=IF(IFNA(IF(INDIRECT(ADDRESS([.F128];2;1;;&quot;Se&quot;)) = &quot;StReasonCode&quot;);0);&quot;Depricated_&quot;; &quot;&quot;)">
            <text:p/>
          </table:table-cell>
          <table:table-cell table:formula="of:=COM.MICROSOFT.CONCAT([.G128]; INDIRECT(ADDRESS([.F128];3;1;;&quot;Se&quot;)))" office:value-type="string" office:string-value="" calcext:value-type="error">
            <text:p>#N/A</text:p>
          </table:table-cell>
          <table:table-cell/>
          <table:table-cell table:formula="of:=IFNA(LEN([.D128]);0)" office:value-type="float" office:value="0" calcext:value-type="float">
            <text:p>0</text:p>
          </table:table-cell>
          <table:table-cell table:formula="of:=IFNA(LEN([.H128]);0)" office:value-type="float" office:value="0" calcext:value-type="float">
            <text:p>0</text:p>
          </table:table-cell>
        </table:table-row>
        <table:table-row table:style-name="ro1">
          <table:table-cell table:formula="of:=DEC2HEX( ROW() - 1)" office:value-type="string" office:string-value="80" calcext:value-type="string">
            <text:p>80</text:p>
          </table:table-cell>
          <table:table-cell table:formula="of:=MATCH([.A129];[$Ev.$A$1:$Ev.$A$100];0)" office:value-type="string" office:string-value="" calcext:value-type="error">
            <text:p>#N/A</text:p>
          </table:table-cell>
          <table:table-cell table:formula="of:=IF(IFNA(IF(INDIRECT(ADDRESS([.B129];2;1;;&quot;Ev&quot;)) = &quot;EvReasonCode&quot;);0);&quot;Depricated_&quot;; &quot;&quot;)">
            <text:p/>
          </table:table-cell>
          <table:table-cell table:formula="of:=COM.MICROSOFT.CONCAT([.C129]; INDIRECT(ADDRESS([.B129];3;1;;&quot;Ev&quot;)))" office:value-type="string" office:string-value="" calcext:value-type="error">
            <text:p>#N/A</text:p>
          </table:table-cell>
          <table:table-cell/>
          <table:table-cell table:formula="of:=MATCH([.A129];[$Se.$A$1:$Se.$A$100];0)" office:value-type="string" office:string-value="" calcext:value-type="error">
            <text:p>#N/A</text:p>
          </table:table-cell>
          <table:table-cell table:formula="of:=IF(IFNA(IF(INDIRECT(ADDRESS([.F129];2;1;;&quot;Se&quot;)) = &quot;StReasonCode&quot;);0);&quot;Depricated_&quot;; &quot;&quot;)">
            <text:p/>
          </table:table-cell>
          <table:table-cell table:formula="of:=COM.MICROSOFT.CONCAT([.G129]; INDIRECT(ADDRESS([.F129];3;1;;&quot;Se&quot;)))" office:value-type="string" office:string-value="" calcext:value-type="error">
            <text:p>#N/A</text:p>
          </table:table-cell>
          <table:table-cell/>
          <table:table-cell table:formula="of:=IFNA(LEN([.D129]);0)" office:value-type="float" office:value="0" calcext:value-type="float">
            <text:p>0</text:p>
          </table:table-cell>
          <table:table-cell table:formula="of:=IFNA(LEN([.H129]);0)" office:value-type="float" office:value="0" calcext:value-type="float">
            <text:p>0</text:p>
          </table:table-cell>
        </table:table-row>
        <table:table-row table:style-name="ro1">
          <table:table-cell table:formula="of:=DEC2HEX( ROW() - 1)" office:value-type="string" office:string-value="81" calcext:value-type="string">
            <text:p>81</text:p>
          </table:table-cell>
          <table:table-cell table:formula="of:=MATCH([.A130];[$Ev.$A$1:$Ev.$A$100];0)" office:value-type="string" office:string-value="" calcext:value-type="error">
            <text:p>#N/A</text:p>
          </table:table-cell>
          <table:table-cell table:formula="of:=IF(IFNA(IF(INDIRECT(ADDRESS([.B130];2;1;;&quot;Ev&quot;)) = &quot;EvReasonCode&quot;);0);&quot;Depricated_&quot;; &quot;&quot;)">
            <text:p/>
          </table:table-cell>
          <table:table-cell table:formula="of:=COM.MICROSOFT.CONCAT([.C130]; INDIRECT(ADDRESS([.B130];3;1;;&quot;Ev&quot;)))" office:value-type="string" office:string-value="" calcext:value-type="error">
            <text:p>#N/A</text:p>
          </table:table-cell>
          <table:table-cell/>
          <table:table-cell table:formula="of:=MATCH([.A130];[$Se.$A$1:$Se.$A$100];0)" office:value-type="string" office:string-value="" calcext:value-type="error">
            <text:p>#N/A</text:p>
          </table:table-cell>
          <table:table-cell table:formula="of:=IF(IFNA(IF(INDIRECT(ADDRESS([.F130];2;1;;&quot;Se&quot;)) = &quot;StReasonCode&quot;);0);&quot;Depricated_&quot;; &quot;&quot;)">
            <text:p/>
          </table:table-cell>
          <table:table-cell table:formula="of:=COM.MICROSOFT.CONCAT([.G130]; INDIRECT(ADDRESS([.F130];3;1;;&quot;Se&quot;)))" office:value-type="string" office:string-value="" calcext:value-type="error">
            <text:p>#N/A</text:p>
          </table:table-cell>
          <table:table-cell/>
          <table:table-cell table:formula="of:=IFNA(LEN([.D130]);0)" office:value-type="float" office:value="0" calcext:value-type="float">
            <text:p>0</text:p>
          </table:table-cell>
          <table:table-cell table:formula="of:=IFNA(LEN([.H130]);0)" office:value-type="float" office:value="0" calcext:value-type="float">
            <text:p>0</text:p>
          </table:table-cell>
        </table:table-row>
        <table:table-row table:style-name="ro1">
          <table:table-cell table:formula="of:=DEC2HEX( ROW() - 1)" office:value-type="string" office:string-value="82" calcext:value-type="string">
            <text:p>82</text:p>
          </table:table-cell>
          <table:table-cell table:formula="of:=MATCH([.A131];[$Ev.$A$1:$Ev.$A$100];0)" office:value-type="string" office:string-value="" calcext:value-type="error">
            <text:p>#N/A</text:p>
          </table:table-cell>
          <table:table-cell table:formula="of:=IF(IFNA(IF(INDIRECT(ADDRESS([.B131];2;1;;&quot;Ev&quot;)) = &quot;EvReasonCode&quot;);0);&quot;Depricated_&quot;; &quot;&quot;)">
            <text:p/>
          </table:table-cell>
          <table:table-cell table:formula="of:=COM.MICROSOFT.CONCAT([.C131]; INDIRECT(ADDRESS([.B131];3;1;;&quot;Ev&quot;)))" office:value-type="string" office:string-value="" calcext:value-type="error">
            <text:p>#N/A</text:p>
          </table:table-cell>
          <table:table-cell/>
          <table:table-cell table:formula="of:=MATCH([.A131];[$Se.$A$1:$Se.$A$100];0)" office:value-type="string" office:string-value="" calcext:value-type="error">
            <text:p>#N/A</text:p>
          </table:table-cell>
          <table:table-cell table:formula="of:=IF(IFNA(IF(INDIRECT(ADDRESS([.F131];2;1;;&quot;Se&quot;)) = &quot;StReasonCode&quot;);0);&quot;Depricated_&quot;; &quot;&quot;)">
            <text:p/>
          </table:table-cell>
          <table:table-cell table:formula="of:=COM.MICROSOFT.CONCAT([.G131]; INDIRECT(ADDRESS([.F131];3;1;;&quot;Se&quot;)))" office:value-type="string" office:string-value="" calcext:value-type="error">
            <text:p>#N/A</text:p>
          </table:table-cell>
          <table:table-cell/>
          <table:table-cell table:formula="of:=IFNA(LEN([.D131]);0)" office:value-type="float" office:value="0" calcext:value-type="float">
            <text:p>0</text:p>
          </table:table-cell>
          <table:table-cell table:formula="of:=IFNA(LEN([.H131]);0)" office:value-type="float" office:value="0" calcext:value-type="float">
            <text:p>0</text:p>
          </table:table-cell>
        </table:table-row>
        <table:table-row table:style-name="ro1">
          <table:table-cell table:formula="of:=DEC2HEX( ROW() - 1)" office:value-type="string" office:string-value="83" calcext:value-type="string">
            <text:p>83</text:p>
          </table:table-cell>
          <table:table-cell table:formula="of:=MATCH([.A132];[$Ev.$A$1:$Ev.$A$100];0)" office:value-type="string" office:string-value="" calcext:value-type="error">
            <text:p>#N/A</text:p>
          </table:table-cell>
          <table:table-cell table:formula="of:=IF(IFNA(IF(INDIRECT(ADDRESS([.B132];2;1;;&quot;Ev&quot;)) = &quot;EvReasonCode&quot;);0);&quot;Depricated_&quot;; &quot;&quot;)">
            <text:p/>
          </table:table-cell>
          <table:table-cell table:formula="of:=COM.MICROSOFT.CONCAT([.C132]; INDIRECT(ADDRESS([.B132];3;1;;&quot;Ev&quot;)))" office:value-type="string" office:string-value="" calcext:value-type="error">
            <text:p>#N/A</text:p>
          </table:table-cell>
          <table:table-cell/>
          <table:table-cell table:formula="of:=MATCH([.A132];[$Se.$A$1:$Se.$A$100];0)" office:value-type="string" office:string-value="" calcext:value-type="error">
            <text:p>#N/A</text:p>
          </table:table-cell>
          <table:table-cell table:formula="of:=IF(IFNA(IF(INDIRECT(ADDRESS([.F132];2;1;;&quot;Se&quot;)) = &quot;StReasonCode&quot;);0);&quot;Depricated_&quot;; &quot;&quot;)">
            <text:p/>
          </table:table-cell>
          <table:table-cell table:formula="of:=COM.MICROSOFT.CONCAT([.G132]; INDIRECT(ADDRESS([.F132];3;1;;&quot;Se&quot;)))" office:value-type="string" office:string-value="" calcext:value-type="error">
            <text:p>#N/A</text:p>
          </table:table-cell>
          <table:table-cell/>
          <table:table-cell table:formula="of:=IFNA(LEN([.D132]);0)" office:value-type="float" office:value="0" calcext:value-type="float">
            <text:p>0</text:p>
          </table:table-cell>
          <table:table-cell table:formula="of:=IFNA(LEN([.H132]);0)" office:value-type="float" office:value="0" calcext:value-type="float">
            <text:p>0</text:p>
          </table:table-cell>
        </table:table-row>
        <table:table-row table:style-name="ro1">
          <table:table-cell table:formula="of:=DEC2HEX( ROW() - 1)" office:value-type="string" office:string-value="84" calcext:value-type="string">
            <text:p>84</text:p>
          </table:table-cell>
          <table:table-cell table:formula="of:=MATCH([.A133];[$Ev.$A$1:$Ev.$A$100];0)" office:value-type="string" office:string-value="" calcext:value-type="error">
            <text:p>#N/A</text:p>
          </table:table-cell>
          <table:table-cell table:formula="of:=IF(IFNA(IF(INDIRECT(ADDRESS([.B133];2;1;;&quot;Ev&quot;)) = &quot;EvReasonCode&quot;);0);&quot;Depricated_&quot;; &quot;&quot;)">
            <text:p/>
          </table:table-cell>
          <table:table-cell table:formula="of:=COM.MICROSOFT.CONCAT([.C133]; INDIRECT(ADDRESS([.B133];3;1;;&quot;Ev&quot;)))" office:value-type="string" office:string-value="" calcext:value-type="error">
            <text:p>#N/A</text:p>
          </table:table-cell>
          <table:table-cell/>
          <table:table-cell table:formula="of:=MATCH([.A133];[$Se.$A$1:$Se.$A$100];0)" office:value-type="string" office:string-value="" calcext:value-type="error">
            <text:p>#N/A</text:p>
          </table:table-cell>
          <table:table-cell table:formula="of:=IF(IFNA(IF(INDIRECT(ADDRESS([.F133];2;1;;&quot;Se&quot;)) = &quot;StReasonCode&quot;);0);&quot;Depricated_&quot;; &quot;&quot;)">
            <text:p/>
          </table:table-cell>
          <table:table-cell table:formula="of:=COM.MICROSOFT.CONCAT([.G133]; INDIRECT(ADDRESS([.F133];3;1;;&quot;Se&quot;)))" office:value-type="string" office:string-value="" calcext:value-type="error">
            <text:p>#N/A</text:p>
          </table:table-cell>
          <table:table-cell/>
          <table:table-cell table:formula="of:=IFNA(LEN([.D133]);0)" office:value-type="float" office:value="0" calcext:value-type="float">
            <text:p>0</text:p>
          </table:table-cell>
          <table:table-cell table:formula="of:=IFNA(LEN([.H133]);0)" office:value-type="float" office:value="0" calcext:value-type="float">
            <text:p>0</text:p>
          </table:table-cell>
        </table:table-row>
        <table:table-row table:style-name="ro1">
          <table:table-cell table:formula="of:=DEC2HEX( ROW() - 1)" office:value-type="string" office:string-value="85" calcext:value-type="string">
            <text:p>85</text:p>
          </table:table-cell>
          <table:table-cell table:formula="of:=MATCH([.A134];[$Ev.$A$1:$Ev.$A$100];0)" office:value-type="string" office:string-value="" calcext:value-type="error">
            <text:p>#N/A</text:p>
          </table:table-cell>
          <table:table-cell table:formula="of:=IF(IFNA(IF(INDIRECT(ADDRESS([.B134];2;1;;&quot;Ev&quot;)) = &quot;EvReasonCode&quot;);0);&quot;Depricated_&quot;; &quot;&quot;)">
            <text:p/>
          </table:table-cell>
          <table:table-cell table:formula="of:=COM.MICROSOFT.CONCAT([.C134]; INDIRECT(ADDRESS([.B134];3;1;;&quot;Ev&quot;)))" office:value-type="string" office:string-value="" calcext:value-type="error">
            <text:p>#N/A</text:p>
          </table:table-cell>
          <table:table-cell/>
          <table:table-cell table:formula="of:=MATCH([.A134];[$Se.$A$1:$Se.$A$100];0)" office:value-type="string" office:string-value="" calcext:value-type="error">
            <text:p>#N/A</text:p>
          </table:table-cell>
          <table:table-cell table:formula="of:=IF(IFNA(IF(INDIRECT(ADDRESS([.F134];2;1;;&quot;Se&quot;)) = &quot;StReasonCode&quot;);0);&quot;Depricated_&quot;; &quot;&quot;)">
            <text:p/>
          </table:table-cell>
          <table:table-cell table:formula="of:=COM.MICROSOFT.CONCAT([.G134]; INDIRECT(ADDRESS([.F134];3;1;;&quot;Se&quot;)))" office:value-type="string" office:string-value="" calcext:value-type="error">
            <text:p>#N/A</text:p>
          </table:table-cell>
          <table:table-cell/>
          <table:table-cell table:formula="of:=IFNA(LEN([.D134]);0)" office:value-type="float" office:value="0" calcext:value-type="float">
            <text:p>0</text:p>
          </table:table-cell>
          <table:table-cell table:formula="of:=IFNA(LEN([.H134]);0)" office:value-type="float" office:value="0" calcext:value-type="float">
            <text:p>0</text:p>
          </table:table-cell>
        </table:table-row>
        <table:table-row table:style-name="ro1">
          <table:table-cell table:formula="of:=DEC2HEX( ROW() - 1)" office:value-type="string" office:string-value="86" calcext:value-type="string">
            <text:p>86</text:p>
          </table:table-cell>
          <table:table-cell table:formula="of:=MATCH([.A135];[$Ev.$A$1:$Ev.$A$100];0)" office:value-type="string" office:string-value="" calcext:value-type="error">
            <text:p>#N/A</text:p>
          </table:table-cell>
          <table:table-cell table:formula="of:=IF(IFNA(IF(INDIRECT(ADDRESS([.B135];2;1;;&quot;Ev&quot;)) = &quot;EvReasonCode&quot;);0);&quot;Depricated_&quot;; &quot;&quot;)">
            <text:p/>
          </table:table-cell>
          <table:table-cell table:formula="of:=COM.MICROSOFT.CONCAT([.C135]; INDIRECT(ADDRESS([.B135];3;1;;&quot;Ev&quot;)))" office:value-type="string" office:string-value="" calcext:value-type="error">
            <text:p>#N/A</text:p>
          </table:table-cell>
          <table:table-cell/>
          <table:table-cell table:formula="of:=MATCH([.A135];[$Se.$A$1:$Se.$A$100];0)" office:value-type="string" office:string-value="" calcext:value-type="error">
            <text:p>#N/A</text:p>
          </table:table-cell>
          <table:table-cell table:formula="of:=IF(IFNA(IF(INDIRECT(ADDRESS([.F135];2;1;;&quot;Se&quot;)) = &quot;StReasonCode&quot;);0);&quot;Depricated_&quot;; &quot;&quot;)">
            <text:p/>
          </table:table-cell>
          <table:table-cell table:formula="of:=COM.MICROSOFT.CONCAT([.G135]; INDIRECT(ADDRESS([.F135];3;1;;&quot;Se&quot;)))" office:value-type="string" office:string-value="" calcext:value-type="error">
            <text:p>#N/A</text:p>
          </table:table-cell>
          <table:table-cell/>
          <table:table-cell table:formula="of:=IFNA(LEN([.D135]);0)" office:value-type="float" office:value="0" calcext:value-type="float">
            <text:p>0</text:p>
          </table:table-cell>
          <table:table-cell table:formula="of:=IFNA(LEN([.H135]);0)" office:value-type="float" office:value="0" calcext:value-type="float">
            <text:p>0</text:p>
          </table:table-cell>
        </table:table-row>
        <table:table-row table:style-name="ro1">
          <table:table-cell table:formula="of:=DEC2HEX( ROW() - 1)" office:value-type="string" office:string-value="87" calcext:value-type="string">
            <text:p>87</text:p>
          </table:table-cell>
          <table:table-cell table:formula="of:=MATCH([.A136];[$Ev.$A$1:$Ev.$A$100];0)" office:value-type="string" office:string-value="" calcext:value-type="error">
            <text:p>#N/A</text:p>
          </table:table-cell>
          <table:table-cell table:formula="of:=IF(IFNA(IF(INDIRECT(ADDRESS([.B136];2;1;;&quot;Ev&quot;)) = &quot;EvReasonCode&quot;);0);&quot;Depricated_&quot;; &quot;&quot;)">
            <text:p/>
          </table:table-cell>
          <table:table-cell table:formula="of:=COM.MICROSOFT.CONCAT([.C136]; INDIRECT(ADDRESS([.B136];3;1;;&quot;Ev&quot;)))" office:value-type="string" office:string-value="" calcext:value-type="error">
            <text:p>#N/A</text:p>
          </table:table-cell>
          <table:table-cell/>
          <table:table-cell table:formula="of:=MATCH([.A136];[$Se.$A$1:$Se.$A$100];0)" office:value-type="string" office:string-value="" calcext:value-type="error">
            <text:p>#N/A</text:p>
          </table:table-cell>
          <table:table-cell table:formula="of:=IF(IFNA(IF(INDIRECT(ADDRESS([.F136];2;1;;&quot;Se&quot;)) = &quot;StReasonCode&quot;);0);&quot;Depricated_&quot;; &quot;&quot;)">
            <text:p/>
          </table:table-cell>
          <table:table-cell table:formula="of:=COM.MICROSOFT.CONCAT([.G136]; INDIRECT(ADDRESS([.F136];3;1;;&quot;Se&quot;)))" office:value-type="string" office:string-value="" calcext:value-type="error">
            <text:p>#N/A</text:p>
          </table:table-cell>
          <table:table-cell/>
          <table:table-cell table:formula="of:=IFNA(LEN([.D136]);0)" office:value-type="float" office:value="0" calcext:value-type="float">
            <text:p>0</text:p>
          </table:table-cell>
          <table:table-cell table:formula="of:=IFNA(LEN([.H136]);0)" office:value-type="float" office:value="0" calcext:value-type="float">
            <text:p>0</text:p>
          </table:table-cell>
        </table:table-row>
        <table:table-row table:style-name="ro1">
          <table:table-cell table:formula="of:=DEC2HEX( ROW() - 1)" office:value-type="string" office:string-value="88" calcext:value-type="string">
            <text:p>88</text:p>
          </table:table-cell>
          <table:table-cell table:formula="of:=MATCH([.A137];[$Ev.$A$1:$Ev.$A$100];0)" office:value-type="string" office:string-value="" calcext:value-type="error">
            <text:p>#N/A</text:p>
          </table:table-cell>
          <table:table-cell table:formula="of:=IF(IFNA(IF(INDIRECT(ADDRESS([.B137];2;1;;&quot;Ev&quot;)) = &quot;EvReasonCode&quot;);0);&quot;Depricated_&quot;; &quot;&quot;)">
            <text:p/>
          </table:table-cell>
          <table:table-cell table:formula="of:=COM.MICROSOFT.CONCAT([.C137]; INDIRECT(ADDRESS([.B137];3;1;;&quot;Ev&quot;)))" office:value-type="string" office:string-value="" calcext:value-type="error">
            <text:p>#N/A</text:p>
          </table:table-cell>
          <table:table-cell/>
          <table:table-cell table:formula="of:=MATCH([.A137];[$Se.$A$1:$Se.$A$100];0)" office:value-type="string" office:string-value="" calcext:value-type="error">
            <text:p>#N/A</text:p>
          </table:table-cell>
          <table:table-cell table:formula="of:=IF(IFNA(IF(INDIRECT(ADDRESS([.F137];2;1;;&quot;Se&quot;)) = &quot;StReasonCode&quot;);0);&quot;Depricated_&quot;; &quot;&quot;)">
            <text:p/>
          </table:table-cell>
          <table:table-cell table:formula="of:=COM.MICROSOFT.CONCAT([.G137]; INDIRECT(ADDRESS([.F137];3;1;;&quot;Se&quot;)))" office:value-type="string" office:string-value="" calcext:value-type="error">
            <text:p>#N/A</text:p>
          </table:table-cell>
          <table:table-cell/>
          <table:table-cell table:formula="of:=IFNA(LEN([.D137]);0)" office:value-type="float" office:value="0" calcext:value-type="float">
            <text:p>0</text:p>
          </table:table-cell>
          <table:table-cell table:formula="of:=IFNA(LEN([.H137]);0)" office:value-type="float" office:value="0" calcext:value-type="float">
            <text:p>0</text:p>
          </table:table-cell>
        </table:table-row>
        <table:table-row table:style-name="ro1">
          <table:table-cell table:formula="of:=DEC2HEX( ROW() - 1)" office:value-type="string" office:string-value="89" calcext:value-type="string">
            <text:p>89</text:p>
          </table:table-cell>
          <table:table-cell table:formula="of:=MATCH([.A138];[$Ev.$A$1:$Ev.$A$100];0)" office:value-type="string" office:string-value="" calcext:value-type="error">
            <text:p>#N/A</text:p>
          </table:table-cell>
          <table:table-cell table:formula="of:=IF(IFNA(IF(INDIRECT(ADDRESS([.B138];2;1;;&quot;Ev&quot;)) = &quot;EvReasonCode&quot;);0);&quot;Depricated_&quot;; &quot;&quot;)">
            <text:p/>
          </table:table-cell>
          <table:table-cell table:formula="of:=COM.MICROSOFT.CONCAT([.C138]; INDIRECT(ADDRESS([.B138];3;1;;&quot;Ev&quot;)))" office:value-type="string" office:string-value="" calcext:value-type="error">
            <text:p>#N/A</text:p>
          </table:table-cell>
          <table:table-cell/>
          <table:table-cell table:formula="of:=MATCH([.A138];[$Se.$A$1:$Se.$A$100];0)" office:value-type="string" office:string-value="" calcext:value-type="error">
            <text:p>#N/A</text:p>
          </table:table-cell>
          <table:table-cell table:formula="of:=IF(IFNA(IF(INDIRECT(ADDRESS([.F138];2;1;;&quot;Se&quot;)) = &quot;StReasonCode&quot;);0);&quot;Depricated_&quot;; &quot;&quot;)">
            <text:p/>
          </table:table-cell>
          <table:table-cell table:formula="of:=COM.MICROSOFT.CONCAT([.G138]; INDIRECT(ADDRESS([.F138];3;1;;&quot;Se&quot;)))" office:value-type="string" office:string-value="" calcext:value-type="error">
            <text:p>#N/A</text:p>
          </table:table-cell>
          <table:table-cell/>
          <table:table-cell table:formula="of:=IFNA(LEN([.D138]);0)" office:value-type="float" office:value="0" calcext:value-type="float">
            <text:p>0</text:p>
          </table:table-cell>
          <table:table-cell table:formula="of:=IFNA(LEN([.H138]);0)" office:value-type="float" office:value="0" calcext:value-type="float">
            <text:p>0</text:p>
          </table:table-cell>
        </table:table-row>
        <table:table-row table:style-name="ro1">
          <table:table-cell table:formula="of:=DEC2HEX( ROW() - 1)" office:value-type="string" office:string-value="8A" calcext:value-type="string">
            <text:p>8A</text:p>
          </table:table-cell>
          <table:table-cell table:formula="of:=MATCH([.A139];[$Ev.$A$1:$Ev.$A$100];0)" office:value-type="string" office:string-value="" calcext:value-type="error">
            <text:p>#N/A</text:p>
          </table:table-cell>
          <table:table-cell table:formula="of:=IF(IFNA(IF(INDIRECT(ADDRESS([.B139];2;1;;&quot;Ev&quot;)) = &quot;EvReasonCode&quot;);0);&quot;Depricated_&quot;; &quot;&quot;)">
            <text:p/>
          </table:table-cell>
          <table:table-cell table:formula="of:=COM.MICROSOFT.CONCAT([.C139]; INDIRECT(ADDRESS([.B139];3;1;;&quot;Ev&quot;)))" office:value-type="string" office:string-value="" calcext:value-type="error">
            <text:p>#N/A</text:p>
          </table:table-cell>
          <table:table-cell/>
          <table:table-cell table:formula="of:=MATCH([.A139];[$Se.$A$1:$Se.$A$100];0)" office:value-type="string" office:string-value="" calcext:value-type="error">
            <text:p>#N/A</text:p>
          </table:table-cell>
          <table:table-cell table:formula="of:=IF(IFNA(IF(INDIRECT(ADDRESS([.F139];2;1;;&quot;Se&quot;)) = &quot;StReasonCode&quot;);0);&quot;Depricated_&quot;; &quot;&quot;)">
            <text:p/>
          </table:table-cell>
          <table:table-cell table:formula="of:=COM.MICROSOFT.CONCAT([.G139]; INDIRECT(ADDRESS([.F139];3;1;;&quot;Se&quot;)))" office:value-type="string" office:string-value="" calcext:value-type="error">
            <text:p>#N/A</text:p>
          </table:table-cell>
          <table:table-cell/>
          <table:table-cell table:formula="of:=IFNA(LEN([.D139]);0)" office:value-type="float" office:value="0" calcext:value-type="float">
            <text:p>0</text:p>
          </table:table-cell>
          <table:table-cell table:formula="of:=IFNA(LEN([.H139]);0)" office:value-type="float" office:value="0" calcext:value-type="float">
            <text:p>0</text:p>
          </table:table-cell>
        </table:table-row>
        <table:table-row table:style-name="ro1">
          <table:table-cell table:formula="of:=DEC2HEX( ROW() - 1)" office:value-type="string" office:string-value="8B" calcext:value-type="string">
            <text:p>8B</text:p>
          </table:table-cell>
          <table:table-cell table:formula="of:=MATCH([.A140];[$Ev.$A$1:$Ev.$A$100];0)" office:value-type="string" office:string-value="" calcext:value-type="error">
            <text:p>#N/A</text:p>
          </table:table-cell>
          <table:table-cell table:formula="of:=IF(IFNA(IF(INDIRECT(ADDRESS([.B140];2;1;;&quot;Ev&quot;)) = &quot;EvReasonCode&quot;);0);&quot;Depricated_&quot;; &quot;&quot;)">
            <text:p/>
          </table:table-cell>
          <table:table-cell table:formula="of:=COM.MICROSOFT.CONCAT([.C140]; INDIRECT(ADDRESS([.B140];3;1;;&quot;Ev&quot;)))" office:value-type="string" office:string-value="" calcext:value-type="error">
            <text:p>#N/A</text:p>
          </table:table-cell>
          <table:table-cell/>
          <table:table-cell table:formula="of:=MATCH([.A140];[$Se.$A$1:$Se.$A$100];0)" office:value-type="string" office:string-value="" calcext:value-type="error">
            <text:p>#N/A</text:p>
          </table:table-cell>
          <table:table-cell table:formula="of:=IF(IFNA(IF(INDIRECT(ADDRESS([.F140];2;1;;&quot;Se&quot;)) = &quot;StReasonCode&quot;);0);&quot;Depricated_&quot;; &quot;&quot;)">
            <text:p/>
          </table:table-cell>
          <table:table-cell table:formula="of:=COM.MICROSOFT.CONCAT([.G140]; INDIRECT(ADDRESS([.F140];3;1;;&quot;Se&quot;)))" office:value-type="string" office:string-value="" calcext:value-type="error">
            <text:p>#N/A</text:p>
          </table:table-cell>
          <table:table-cell/>
          <table:table-cell table:formula="of:=IFNA(LEN([.D140]);0)" office:value-type="float" office:value="0" calcext:value-type="float">
            <text:p>0</text:p>
          </table:table-cell>
          <table:table-cell table:formula="of:=IFNA(LEN([.H140]);0)" office:value-type="float" office:value="0" calcext:value-type="float">
            <text:p>0</text:p>
          </table:table-cell>
        </table:table-row>
        <table:table-row table:style-name="ro1">
          <table:table-cell table:formula="of:=DEC2HEX( ROW() - 1)" office:value-type="string" office:string-value="8C" calcext:value-type="string">
            <text:p>8C</text:p>
          </table:table-cell>
          <table:table-cell table:formula="of:=MATCH([.A141];[$Ev.$A$1:$Ev.$A$100];0)" office:value-type="string" office:string-value="" calcext:value-type="error">
            <text:p>#N/A</text:p>
          </table:table-cell>
          <table:table-cell table:formula="of:=IF(IFNA(IF(INDIRECT(ADDRESS([.B141];2;1;;&quot;Ev&quot;)) = &quot;EvReasonCode&quot;);0);&quot;Depricated_&quot;; &quot;&quot;)">
            <text:p/>
          </table:table-cell>
          <table:table-cell table:formula="of:=COM.MICROSOFT.CONCAT([.C141]; INDIRECT(ADDRESS([.B141];3;1;;&quot;Ev&quot;)))" office:value-type="string" office:string-value="" calcext:value-type="error">
            <text:p>#N/A</text:p>
          </table:table-cell>
          <table:table-cell/>
          <table:table-cell table:formula="of:=MATCH([.A141];[$Se.$A$1:$Se.$A$100];0)" office:value-type="string" office:string-value="" calcext:value-type="error">
            <text:p>#N/A</text:p>
          </table:table-cell>
          <table:table-cell table:formula="of:=IF(IFNA(IF(INDIRECT(ADDRESS([.F141];2;1;;&quot;Se&quot;)) = &quot;StReasonCode&quot;);0);&quot;Depricated_&quot;; &quot;&quot;)">
            <text:p/>
          </table:table-cell>
          <table:table-cell table:formula="of:=COM.MICROSOFT.CONCAT([.G141]; INDIRECT(ADDRESS([.F141];3;1;;&quot;Se&quot;)))" office:value-type="string" office:string-value="" calcext:value-type="error">
            <text:p>#N/A</text:p>
          </table:table-cell>
          <table:table-cell/>
          <table:table-cell table:formula="of:=IFNA(LEN([.D141]);0)" office:value-type="float" office:value="0" calcext:value-type="float">
            <text:p>0</text:p>
          </table:table-cell>
          <table:table-cell table:formula="of:=IFNA(LEN([.H141]);0)" office:value-type="float" office:value="0" calcext:value-type="float">
            <text:p>0</text:p>
          </table:table-cell>
        </table:table-row>
        <table:table-row table:style-name="ro1">
          <table:table-cell table:formula="of:=DEC2HEX( ROW() - 1)" office:value-type="string" office:string-value="8D" calcext:value-type="string">
            <text:p>8D</text:p>
          </table:table-cell>
          <table:table-cell table:formula="of:=MATCH([.A142];[$Ev.$A$1:$Ev.$A$100];0)" office:value-type="string" office:string-value="" calcext:value-type="error">
            <text:p>#N/A</text:p>
          </table:table-cell>
          <table:table-cell table:formula="of:=IF(IFNA(IF(INDIRECT(ADDRESS([.B142];2;1;;&quot;Ev&quot;)) = &quot;EvReasonCode&quot;);0);&quot;Depricated_&quot;; &quot;&quot;)">
            <text:p/>
          </table:table-cell>
          <table:table-cell table:formula="of:=COM.MICROSOFT.CONCAT([.C142]; INDIRECT(ADDRESS([.B142];3;1;;&quot;Ev&quot;)))" office:value-type="string" office:string-value="" calcext:value-type="error">
            <text:p>#N/A</text:p>
          </table:table-cell>
          <table:table-cell/>
          <table:table-cell table:formula="of:=MATCH([.A142];[$Se.$A$1:$Se.$A$100];0)" office:value-type="string" office:string-value="" calcext:value-type="error">
            <text:p>#N/A</text:p>
          </table:table-cell>
          <table:table-cell table:formula="of:=IF(IFNA(IF(INDIRECT(ADDRESS([.F142];2;1;;&quot;Se&quot;)) = &quot;StReasonCode&quot;);0);&quot;Depricated_&quot;; &quot;&quot;)">
            <text:p/>
          </table:table-cell>
          <table:table-cell table:formula="of:=COM.MICROSOFT.CONCAT([.G142]; INDIRECT(ADDRESS([.F142];3;1;;&quot;Se&quot;)))" office:value-type="string" office:string-value="" calcext:value-type="error">
            <text:p>#N/A</text:p>
          </table:table-cell>
          <table:table-cell/>
          <table:table-cell table:formula="of:=IFNA(LEN([.D142]);0)" office:value-type="float" office:value="0" calcext:value-type="float">
            <text:p>0</text:p>
          </table:table-cell>
          <table:table-cell table:formula="of:=IFNA(LEN([.H142]);0)" office:value-type="float" office:value="0" calcext:value-type="float">
            <text:p>0</text:p>
          </table:table-cell>
        </table:table-row>
        <table:table-row table:style-name="ro1">
          <table:table-cell table:formula="of:=DEC2HEX( ROW() - 1)" office:value-type="string" office:string-value="8E" calcext:value-type="string">
            <text:p>8E</text:p>
          </table:table-cell>
          <table:table-cell table:formula="of:=MATCH([.A143];[$Ev.$A$1:$Ev.$A$100];0)" office:value-type="string" office:string-value="" calcext:value-type="error">
            <text:p>#N/A</text:p>
          </table:table-cell>
          <table:table-cell table:formula="of:=IF(IFNA(IF(INDIRECT(ADDRESS([.B143];2;1;;&quot;Ev&quot;)) = &quot;EvReasonCode&quot;);0);&quot;Depricated_&quot;; &quot;&quot;)">
            <text:p/>
          </table:table-cell>
          <table:table-cell table:formula="of:=COM.MICROSOFT.CONCAT([.C143]; INDIRECT(ADDRESS([.B143];3;1;;&quot;Ev&quot;)))" office:value-type="string" office:string-value="" calcext:value-type="error">
            <text:p>#N/A</text:p>
          </table:table-cell>
          <table:table-cell/>
          <table:table-cell table:formula="of:=MATCH([.A143];[$Se.$A$1:$Se.$A$100];0)" office:value-type="string" office:string-value="" calcext:value-type="error">
            <text:p>#N/A</text:p>
          </table:table-cell>
          <table:table-cell table:formula="of:=IF(IFNA(IF(INDIRECT(ADDRESS([.F143];2;1;;&quot;Se&quot;)) = &quot;StReasonCode&quot;);0);&quot;Depricated_&quot;; &quot;&quot;)">
            <text:p/>
          </table:table-cell>
          <table:table-cell table:formula="of:=COM.MICROSOFT.CONCAT([.G143]; INDIRECT(ADDRESS([.F143];3;1;;&quot;Se&quot;)))" office:value-type="string" office:string-value="" calcext:value-type="error">
            <text:p>#N/A</text:p>
          </table:table-cell>
          <table:table-cell/>
          <table:table-cell table:formula="of:=IFNA(LEN([.D143]);0)" office:value-type="float" office:value="0" calcext:value-type="float">
            <text:p>0</text:p>
          </table:table-cell>
          <table:table-cell table:formula="of:=IFNA(LEN([.H143]);0)" office:value-type="float" office:value="0" calcext:value-type="float">
            <text:p>0</text:p>
          </table:table-cell>
        </table:table-row>
        <table:table-row table:style-name="ro1">
          <table:table-cell table:formula="of:=DEC2HEX( ROW() - 1)" office:value-type="string" office:string-value="8F" calcext:value-type="string">
            <text:p>8F</text:p>
          </table:table-cell>
          <table:table-cell table:formula="of:=MATCH([.A144];[$Ev.$A$1:$Ev.$A$100];0)" office:value-type="string" office:string-value="" calcext:value-type="error">
            <text:p>#N/A</text:p>
          </table:table-cell>
          <table:table-cell table:formula="of:=IF(IFNA(IF(INDIRECT(ADDRESS([.B144];2;1;;&quot;Ev&quot;)) = &quot;EvReasonCode&quot;);0);&quot;Depricated_&quot;; &quot;&quot;)">
            <text:p/>
          </table:table-cell>
          <table:table-cell table:formula="of:=COM.MICROSOFT.CONCAT([.C144]; INDIRECT(ADDRESS([.B144];3;1;;&quot;Ev&quot;)))" office:value-type="string" office:string-value="" calcext:value-type="error">
            <text:p>#N/A</text:p>
          </table:table-cell>
          <table:table-cell/>
          <table:table-cell table:formula="of:=MATCH([.A144];[$Se.$A$1:$Se.$A$100];0)" office:value-type="string" office:string-value="" calcext:value-type="error">
            <text:p>#N/A</text:p>
          </table:table-cell>
          <table:table-cell table:formula="of:=IF(IFNA(IF(INDIRECT(ADDRESS([.F144];2;1;;&quot;Se&quot;)) = &quot;StReasonCode&quot;);0);&quot;Depricated_&quot;; &quot;&quot;)">
            <text:p/>
          </table:table-cell>
          <table:table-cell table:formula="of:=COM.MICROSOFT.CONCAT([.G144]; INDIRECT(ADDRESS([.F144];3;1;;&quot;Se&quot;)))" office:value-type="string" office:string-value="" calcext:value-type="error">
            <text:p>#N/A</text:p>
          </table:table-cell>
          <table:table-cell/>
          <table:table-cell table:formula="of:=IFNA(LEN([.D144]);0)" office:value-type="float" office:value="0" calcext:value-type="float">
            <text:p>0</text:p>
          </table:table-cell>
          <table:table-cell table:formula="of:=IFNA(LEN([.H144]);0)" office:value-type="float" office:value="0" calcext:value-type="float">
            <text:p>0</text:p>
          </table:table-cell>
        </table:table-row>
        <table:table-row table:style-name="ro1">
          <table:table-cell table:formula="of:=DEC2HEX( ROW() - 1)" office:value-type="string" office:string-value="90" calcext:value-type="string">
            <text:p>90</text:p>
          </table:table-cell>
          <table:table-cell table:formula="of:=MATCH([.A145];[$Ev.$A$1:$Ev.$A$100];0)" office:value-type="string" office:string-value="" calcext:value-type="error">
            <text:p>#N/A</text:p>
          </table:table-cell>
          <table:table-cell table:formula="of:=IF(IFNA(IF(INDIRECT(ADDRESS([.B145];2;1;;&quot;Ev&quot;)) = &quot;EvReasonCode&quot;);0);&quot;Depricated_&quot;; &quot;&quot;)">
            <text:p/>
          </table:table-cell>
          <table:table-cell table:formula="of:=COM.MICROSOFT.CONCAT([.C145]; INDIRECT(ADDRESS([.B145];3;1;;&quot;Ev&quot;)))" office:value-type="string" office:string-value="" calcext:value-type="error">
            <text:p>#N/A</text:p>
          </table:table-cell>
          <table:table-cell/>
          <table:table-cell table:formula="of:=MATCH([.A145];[$Se.$A$1:$Se.$A$100];0)" office:value-type="string" office:string-value="" calcext:value-type="error">
            <text:p>#N/A</text:p>
          </table:table-cell>
          <table:table-cell table:formula="of:=IF(IFNA(IF(INDIRECT(ADDRESS([.F145];2;1;;&quot;Se&quot;)) = &quot;StReasonCode&quot;);0);&quot;Depricated_&quot;; &quot;&quot;)">
            <text:p/>
          </table:table-cell>
          <table:table-cell table:formula="of:=COM.MICROSOFT.CONCAT([.G145]; INDIRECT(ADDRESS([.F145];3;1;;&quot;Se&quot;)))" office:value-type="string" office:string-value="" calcext:value-type="error">
            <text:p>#N/A</text:p>
          </table:table-cell>
          <table:table-cell/>
          <table:table-cell table:formula="of:=IFNA(LEN([.D145]);0)" office:value-type="float" office:value="0" calcext:value-type="float">
            <text:p>0</text:p>
          </table:table-cell>
          <table:table-cell table:formula="of:=IFNA(LEN([.H145]);0)" office:value-type="float" office:value="0" calcext:value-type="float">
            <text:p>0</text:p>
          </table:table-cell>
        </table:table-row>
        <table:table-row table:style-name="ro1">
          <table:table-cell table:formula="of:=DEC2HEX( ROW() - 1)" office:value-type="string" office:string-value="91" calcext:value-type="string">
            <text:p>91</text:p>
          </table:table-cell>
          <table:table-cell table:formula="of:=MATCH([.A146];[$Ev.$A$1:$Ev.$A$100];0)" office:value-type="string" office:string-value="" calcext:value-type="error">
            <text:p>#N/A</text:p>
          </table:table-cell>
          <table:table-cell table:formula="of:=IF(IFNA(IF(INDIRECT(ADDRESS([.B146];2;1;;&quot;Ev&quot;)) = &quot;EvReasonCode&quot;);0);&quot;Depricated_&quot;; &quot;&quot;)">
            <text:p/>
          </table:table-cell>
          <table:table-cell table:formula="of:=COM.MICROSOFT.CONCAT([.C146]; INDIRECT(ADDRESS([.B146];3;1;;&quot;Ev&quot;)))" office:value-type="string" office:string-value="" calcext:value-type="error">
            <text:p>#N/A</text:p>
          </table:table-cell>
          <table:table-cell/>
          <table:table-cell table:formula="of:=MATCH([.A146];[$Se.$A$1:$Se.$A$100];0)" office:value-type="string" office:string-value="" calcext:value-type="error">
            <text:p>#N/A</text:p>
          </table:table-cell>
          <table:table-cell table:formula="of:=IF(IFNA(IF(INDIRECT(ADDRESS([.F146];2;1;;&quot;Se&quot;)) = &quot;StReasonCode&quot;);0);&quot;Depricated_&quot;; &quot;&quot;)">
            <text:p/>
          </table:table-cell>
          <table:table-cell table:formula="of:=COM.MICROSOFT.CONCAT([.G146]; INDIRECT(ADDRESS([.F146];3;1;;&quot;Se&quot;)))" office:value-type="string" office:string-value="" calcext:value-type="error">
            <text:p>#N/A</text:p>
          </table:table-cell>
          <table:table-cell/>
          <table:table-cell table:formula="of:=IFNA(LEN([.D146]);0)" office:value-type="float" office:value="0" calcext:value-type="float">
            <text:p>0</text:p>
          </table:table-cell>
          <table:table-cell table:formula="of:=IFNA(LEN([.H146]);0)" office:value-type="float" office:value="0" calcext:value-type="float">
            <text:p>0</text:p>
          </table:table-cell>
        </table:table-row>
        <table:table-row table:style-name="ro1">
          <table:table-cell table:formula="of:=DEC2HEX( ROW() - 1)" office:value-type="string" office:string-value="92" calcext:value-type="string">
            <text:p>92</text:p>
          </table:table-cell>
          <table:table-cell table:formula="of:=MATCH([.A147];[$Ev.$A$1:$Ev.$A$100];0)" office:value-type="string" office:string-value="" calcext:value-type="error">
            <text:p>#N/A</text:p>
          </table:table-cell>
          <table:table-cell table:formula="of:=IF(IFNA(IF(INDIRECT(ADDRESS([.B147];2;1;;&quot;Ev&quot;)) = &quot;EvReasonCode&quot;);0);&quot;Depricated_&quot;; &quot;&quot;)">
            <text:p/>
          </table:table-cell>
          <table:table-cell table:formula="of:=COM.MICROSOFT.CONCAT([.C147]; INDIRECT(ADDRESS([.B147];3;1;;&quot;Ev&quot;)))" office:value-type="string" office:string-value="" calcext:value-type="error">
            <text:p>#N/A</text:p>
          </table:table-cell>
          <table:table-cell/>
          <table:table-cell table:formula="of:=MATCH([.A147];[$Se.$A$1:$Se.$A$100];0)" office:value-type="string" office:string-value="" calcext:value-type="error">
            <text:p>#N/A</text:p>
          </table:table-cell>
          <table:table-cell table:formula="of:=IF(IFNA(IF(INDIRECT(ADDRESS([.F147];2;1;;&quot;Se&quot;)) = &quot;StReasonCode&quot;);0);&quot;Depricated_&quot;; &quot;&quot;)">
            <text:p/>
          </table:table-cell>
          <table:table-cell table:formula="of:=COM.MICROSOFT.CONCAT([.G147]; INDIRECT(ADDRESS([.F147];3;1;;&quot;Se&quot;)))" office:value-type="string" office:string-value="" calcext:value-type="error">
            <text:p>#N/A</text:p>
          </table:table-cell>
          <table:table-cell/>
          <table:table-cell table:formula="of:=IFNA(LEN([.D147]);0)" office:value-type="float" office:value="0" calcext:value-type="float">
            <text:p>0</text:p>
          </table:table-cell>
          <table:table-cell table:formula="of:=IFNA(LEN([.H147]);0)" office:value-type="float" office:value="0" calcext:value-type="float">
            <text:p>0</text:p>
          </table:table-cell>
        </table:table-row>
        <table:table-row table:style-name="ro1">
          <table:table-cell table:formula="of:=DEC2HEX( ROW() - 1)" office:value-type="string" office:string-value="93" calcext:value-type="string">
            <text:p>93</text:p>
          </table:table-cell>
          <table:table-cell table:formula="of:=MATCH([.A148];[$Ev.$A$1:$Ev.$A$100];0)" office:value-type="string" office:string-value="" calcext:value-type="error">
            <text:p>#N/A</text:p>
          </table:table-cell>
          <table:table-cell table:formula="of:=IF(IFNA(IF(INDIRECT(ADDRESS([.B148];2;1;;&quot;Ev&quot;)) = &quot;EvReasonCode&quot;);0);&quot;Depricated_&quot;; &quot;&quot;)">
            <text:p/>
          </table:table-cell>
          <table:table-cell table:formula="of:=COM.MICROSOFT.CONCAT([.C148]; INDIRECT(ADDRESS([.B148];3;1;;&quot;Ev&quot;)))" office:value-type="string" office:string-value="" calcext:value-type="error">
            <text:p>#N/A</text:p>
          </table:table-cell>
          <table:table-cell/>
          <table:table-cell table:formula="of:=MATCH([.A148];[$Se.$A$1:$Se.$A$100];0)" office:value-type="string" office:string-value="" calcext:value-type="error">
            <text:p>#N/A</text:p>
          </table:table-cell>
          <table:table-cell table:formula="of:=IF(IFNA(IF(INDIRECT(ADDRESS([.F148];2;1;;&quot;Se&quot;)) = &quot;StReasonCode&quot;);0);&quot;Depricated_&quot;; &quot;&quot;)">
            <text:p/>
          </table:table-cell>
          <table:table-cell table:formula="of:=COM.MICROSOFT.CONCAT([.G148]; INDIRECT(ADDRESS([.F148];3;1;;&quot;Se&quot;)))" office:value-type="string" office:string-value="" calcext:value-type="error">
            <text:p>#N/A</text:p>
          </table:table-cell>
          <table:table-cell/>
          <table:table-cell table:formula="of:=IFNA(LEN([.D148]);0)" office:value-type="float" office:value="0" calcext:value-type="float">
            <text:p>0</text:p>
          </table:table-cell>
          <table:table-cell table:formula="of:=IFNA(LEN([.H148]);0)" office:value-type="float" office:value="0" calcext:value-type="float">
            <text:p>0</text:p>
          </table:table-cell>
        </table:table-row>
        <table:table-row table:style-name="ro1">
          <table:table-cell table:formula="of:=DEC2HEX( ROW() - 1)" office:value-type="string" office:string-value="94" calcext:value-type="string">
            <text:p>94</text:p>
          </table:table-cell>
          <table:table-cell table:formula="of:=MATCH([.A149];[$Ev.$A$1:$Ev.$A$100];0)" office:value-type="string" office:string-value="" calcext:value-type="error">
            <text:p>#N/A</text:p>
          </table:table-cell>
          <table:table-cell table:formula="of:=IF(IFNA(IF(INDIRECT(ADDRESS([.B149];2;1;;&quot;Ev&quot;)) = &quot;EvReasonCode&quot;);0);&quot;Depricated_&quot;; &quot;&quot;)">
            <text:p/>
          </table:table-cell>
          <table:table-cell table:formula="of:=COM.MICROSOFT.CONCAT([.C149]; INDIRECT(ADDRESS([.B149];3;1;;&quot;Ev&quot;)))" office:value-type="string" office:string-value="" calcext:value-type="error">
            <text:p>#N/A</text:p>
          </table:table-cell>
          <table:table-cell/>
          <table:table-cell table:formula="of:=MATCH([.A149];[$Se.$A$1:$Se.$A$100];0)" office:value-type="string" office:string-value="" calcext:value-type="error">
            <text:p>#N/A</text:p>
          </table:table-cell>
          <table:table-cell table:formula="of:=IF(IFNA(IF(INDIRECT(ADDRESS([.F149];2;1;;&quot;Se&quot;)) = &quot;StReasonCode&quot;);0);&quot;Depricated_&quot;; &quot;&quot;)">
            <text:p/>
          </table:table-cell>
          <table:table-cell table:formula="of:=COM.MICROSOFT.CONCAT([.G149]; INDIRECT(ADDRESS([.F149];3;1;;&quot;Se&quot;)))" office:value-type="string" office:string-value="" calcext:value-type="error">
            <text:p>#N/A</text:p>
          </table:table-cell>
          <table:table-cell/>
          <table:table-cell table:formula="of:=IFNA(LEN([.D149]);0)" office:value-type="float" office:value="0" calcext:value-type="float">
            <text:p>0</text:p>
          </table:table-cell>
          <table:table-cell table:formula="of:=IFNA(LEN([.H149]);0)" office:value-type="float" office:value="0" calcext:value-type="float">
            <text:p>0</text:p>
          </table:table-cell>
        </table:table-row>
        <table:table-row table:style-name="ro1">
          <table:table-cell table:formula="of:=DEC2HEX( ROW() - 1)" office:value-type="string" office:string-value="95" calcext:value-type="string">
            <text:p>95</text:p>
          </table:table-cell>
          <table:table-cell table:formula="of:=MATCH([.A150];[$Ev.$A$1:$Ev.$A$100];0)" office:value-type="string" office:string-value="" calcext:value-type="error">
            <text:p>#N/A</text:p>
          </table:table-cell>
          <table:table-cell table:formula="of:=IF(IFNA(IF(INDIRECT(ADDRESS([.B150];2;1;;&quot;Ev&quot;)) = &quot;EvReasonCode&quot;);0);&quot;Depricated_&quot;; &quot;&quot;)">
            <text:p/>
          </table:table-cell>
          <table:table-cell table:formula="of:=COM.MICROSOFT.CONCAT([.C150]; INDIRECT(ADDRESS([.B150];3;1;;&quot;Ev&quot;)))" office:value-type="string" office:string-value="" calcext:value-type="error">
            <text:p>#N/A</text:p>
          </table:table-cell>
          <table:table-cell/>
          <table:table-cell table:formula="of:=MATCH([.A150];[$Se.$A$1:$Se.$A$100];0)" office:value-type="string" office:string-value="" calcext:value-type="error">
            <text:p>#N/A</text:p>
          </table:table-cell>
          <table:table-cell table:formula="of:=IF(IFNA(IF(INDIRECT(ADDRESS([.F150];2;1;;&quot;Se&quot;)) = &quot;StReasonCode&quot;);0);&quot;Depricated_&quot;; &quot;&quot;)">
            <text:p/>
          </table:table-cell>
          <table:table-cell table:formula="of:=COM.MICROSOFT.CONCAT([.G150]; INDIRECT(ADDRESS([.F150];3;1;;&quot;Se&quot;)))" office:value-type="string" office:string-value="" calcext:value-type="error">
            <text:p>#N/A</text:p>
          </table:table-cell>
          <table:table-cell/>
          <table:table-cell table:formula="of:=IFNA(LEN([.D150]);0)" office:value-type="float" office:value="0" calcext:value-type="float">
            <text:p>0</text:p>
          </table:table-cell>
          <table:table-cell table:formula="of:=IFNA(LEN([.H150]);0)" office:value-type="float" office:value="0" calcext:value-type="float">
            <text:p>0</text:p>
          </table:table-cell>
        </table:table-row>
        <table:table-row table:style-name="ro1">
          <table:table-cell table:formula="of:=DEC2HEX( ROW() - 1)" office:value-type="string" office:string-value="96" calcext:value-type="string">
            <text:p>96</text:p>
          </table:table-cell>
          <table:table-cell table:formula="of:=MATCH([.A151];[$Ev.$A$1:$Ev.$A$100];0)" office:value-type="string" office:string-value="" calcext:value-type="error">
            <text:p>#N/A</text:p>
          </table:table-cell>
          <table:table-cell table:formula="of:=IF(IFNA(IF(INDIRECT(ADDRESS([.B151];2;1;;&quot;Ev&quot;)) = &quot;EvReasonCode&quot;);0);&quot;Depricated_&quot;; &quot;&quot;)">
            <text:p/>
          </table:table-cell>
          <table:table-cell table:formula="of:=COM.MICROSOFT.CONCAT([.C151]; INDIRECT(ADDRESS([.B151];3;1;;&quot;Ev&quot;)))" office:value-type="string" office:string-value="" calcext:value-type="error">
            <text:p>#N/A</text:p>
          </table:table-cell>
          <table:table-cell/>
          <table:table-cell table:formula="of:=MATCH([.A151];[$Se.$A$1:$Se.$A$100];0)" office:value-type="string" office:string-value="" calcext:value-type="error">
            <text:p>#N/A</text:p>
          </table:table-cell>
          <table:table-cell table:formula="of:=IF(IFNA(IF(INDIRECT(ADDRESS([.F151];2;1;;&quot;Se&quot;)) = &quot;StReasonCode&quot;);0);&quot;Depricated_&quot;; &quot;&quot;)">
            <text:p/>
          </table:table-cell>
          <table:table-cell table:formula="of:=COM.MICROSOFT.CONCAT([.G151]; INDIRECT(ADDRESS([.F151];3;1;;&quot;Se&quot;)))" office:value-type="string" office:string-value="" calcext:value-type="error">
            <text:p>#N/A</text:p>
          </table:table-cell>
          <table:table-cell/>
          <table:table-cell table:formula="of:=IFNA(LEN([.D151]);0)" office:value-type="float" office:value="0" calcext:value-type="float">
            <text:p>0</text:p>
          </table:table-cell>
          <table:table-cell table:formula="of:=IFNA(LEN([.H151]);0)" office:value-type="float" office:value="0" calcext:value-type="float">
            <text:p>0</text:p>
          </table:table-cell>
        </table:table-row>
        <table:table-row table:style-name="ro1">
          <table:table-cell table:formula="of:=DEC2HEX( ROW() - 1)" office:value-type="string" office:string-value="97" calcext:value-type="string">
            <text:p>97</text:p>
          </table:table-cell>
          <table:table-cell table:formula="of:=MATCH([.A152];[$Ev.$A$1:$Ev.$A$100];0)" office:value-type="string" office:string-value="" calcext:value-type="error">
            <text:p>#N/A</text:p>
          </table:table-cell>
          <table:table-cell table:formula="of:=IF(IFNA(IF(INDIRECT(ADDRESS([.B152];2;1;;&quot;Ev&quot;)) = &quot;EvReasonCode&quot;);0);&quot;Depricated_&quot;; &quot;&quot;)">
            <text:p/>
          </table:table-cell>
          <table:table-cell table:formula="of:=COM.MICROSOFT.CONCAT([.C152]; INDIRECT(ADDRESS([.B152];3;1;;&quot;Ev&quot;)))" office:value-type="string" office:string-value="" calcext:value-type="error">
            <text:p>#N/A</text:p>
          </table:table-cell>
          <table:table-cell/>
          <table:table-cell table:formula="of:=MATCH([.A152];[$Se.$A$1:$Se.$A$100];0)" office:value-type="string" office:string-value="" calcext:value-type="error">
            <text:p>#N/A</text:p>
          </table:table-cell>
          <table:table-cell table:formula="of:=IF(IFNA(IF(INDIRECT(ADDRESS([.F152];2;1;;&quot;Se&quot;)) = &quot;StReasonCode&quot;);0);&quot;Depricated_&quot;; &quot;&quot;)">
            <text:p/>
          </table:table-cell>
          <table:table-cell table:formula="of:=COM.MICROSOFT.CONCAT([.G152]; INDIRECT(ADDRESS([.F152];3;1;;&quot;Se&quot;)))" office:value-type="string" office:string-value="" calcext:value-type="error">
            <text:p>#N/A</text:p>
          </table:table-cell>
          <table:table-cell/>
          <table:table-cell table:formula="of:=IFNA(LEN([.D152]);0)" office:value-type="float" office:value="0" calcext:value-type="float">
            <text:p>0</text:p>
          </table:table-cell>
          <table:table-cell table:formula="of:=IFNA(LEN([.H152]);0)" office:value-type="float" office:value="0" calcext:value-type="float">
            <text:p>0</text:p>
          </table:table-cell>
        </table:table-row>
        <table:table-row table:style-name="ro1">
          <table:table-cell table:formula="of:=DEC2HEX( ROW() - 1)" office:value-type="string" office:string-value="98" calcext:value-type="string">
            <text:p>98</text:p>
          </table:table-cell>
          <table:table-cell table:formula="of:=MATCH([.A153];[$Ev.$A$1:$Ev.$A$100];0)" office:value-type="string" office:string-value="" calcext:value-type="error">
            <text:p>#N/A</text:p>
          </table:table-cell>
          <table:table-cell table:formula="of:=IF(IFNA(IF(INDIRECT(ADDRESS([.B153];2;1;;&quot;Ev&quot;)) = &quot;EvReasonCode&quot;);0);&quot;Depricated_&quot;; &quot;&quot;)">
            <text:p/>
          </table:table-cell>
          <table:table-cell table:formula="of:=COM.MICROSOFT.CONCAT([.C153]; INDIRECT(ADDRESS([.B153];3;1;;&quot;Ev&quot;)))" office:value-type="string" office:string-value="" calcext:value-type="error">
            <text:p>#N/A</text:p>
          </table:table-cell>
          <table:table-cell/>
          <table:table-cell table:formula="of:=MATCH([.A153];[$Se.$A$1:$Se.$A$100];0)" office:value-type="string" office:string-value="" calcext:value-type="error">
            <text:p>#N/A</text:p>
          </table:table-cell>
          <table:table-cell table:formula="of:=IF(IFNA(IF(INDIRECT(ADDRESS([.F153];2;1;;&quot;Se&quot;)) = &quot;StReasonCode&quot;);0);&quot;Depricated_&quot;; &quot;&quot;)">
            <text:p/>
          </table:table-cell>
          <table:table-cell table:formula="of:=COM.MICROSOFT.CONCAT([.G153]; INDIRECT(ADDRESS([.F153];3;1;;&quot;Se&quot;)))" office:value-type="string" office:string-value="" calcext:value-type="error">
            <text:p>#N/A</text:p>
          </table:table-cell>
          <table:table-cell/>
          <table:table-cell table:formula="of:=IFNA(LEN([.D153]);0)" office:value-type="float" office:value="0" calcext:value-type="float">
            <text:p>0</text:p>
          </table:table-cell>
          <table:table-cell table:formula="of:=IFNA(LEN([.H153]);0)" office:value-type="float" office:value="0" calcext:value-type="float">
            <text:p>0</text:p>
          </table:table-cell>
        </table:table-row>
        <table:table-row table:style-name="ro1">
          <table:table-cell table:formula="of:=DEC2HEX( ROW() - 1)" office:value-type="string" office:string-value="99" calcext:value-type="string">
            <text:p>99</text:p>
          </table:table-cell>
          <table:table-cell table:formula="of:=MATCH([.A154];[$Ev.$A$1:$Ev.$A$100];0)" office:value-type="string" office:string-value="" calcext:value-type="error">
            <text:p>#N/A</text:p>
          </table:table-cell>
          <table:table-cell table:formula="of:=IF(IFNA(IF(INDIRECT(ADDRESS([.B154];2;1;;&quot;Ev&quot;)) = &quot;EvReasonCode&quot;);0);&quot;Depricated_&quot;; &quot;&quot;)">
            <text:p/>
          </table:table-cell>
          <table:table-cell table:formula="of:=COM.MICROSOFT.CONCAT([.C154]; INDIRECT(ADDRESS([.B154];3;1;;&quot;Ev&quot;)))" office:value-type="string" office:string-value="" calcext:value-type="error">
            <text:p>#N/A</text:p>
          </table:table-cell>
          <table:table-cell/>
          <table:table-cell table:formula="of:=MATCH([.A154];[$Se.$A$1:$Se.$A$100];0)" office:value-type="string" office:string-value="" calcext:value-type="error">
            <text:p>#N/A</text:p>
          </table:table-cell>
          <table:table-cell table:formula="of:=IF(IFNA(IF(INDIRECT(ADDRESS([.F154];2;1;;&quot;Se&quot;)) = &quot;StReasonCode&quot;);0);&quot;Depricated_&quot;; &quot;&quot;)">
            <text:p/>
          </table:table-cell>
          <table:table-cell table:formula="of:=COM.MICROSOFT.CONCAT([.G154]; INDIRECT(ADDRESS([.F154];3;1;;&quot;Se&quot;)))" office:value-type="string" office:string-value="" calcext:value-type="error">
            <text:p>#N/A</text:p>
          </table:table-cell>
          <table:table-cell/>
          <table:table-cell table:formula="of:=IFNA(LEN([.D154]);0)" office:value-type="float" office:value="0" calcext:value-type="float">
            <text:p>0</text:p>
          </table:table-cell>
          <table:table-cell table:formula="of:=IFNA(LEN([.H154]);0)" office:value-type="float" office:value="0" calcext:value-type="float">
            <text:p>0</text:p>
          </table:table-cell>
        </table:table-row>
        <table:table-row table:style-name="ro1">
          <table:table-cell table:formula="of:=DEC2HEX( ROW() - 1)" office:value-type="string" office:string-value="9A" calcext:value-type="string">
            <text:p>9A</text:p>
          </table:table-cell>
          <table:table-cell table:formula="of:=MATCH([.A155];[$Ev.$A$1:$Ev.$A$100];0)" office:value-type="string" office:string-value="" calcext:value-type="error">
            <text:p>#N/A</text:p>
          </table:table-cell>
          <table:table-cell table:formula="of:=IF(IFNA(IF(INDIRECT(ADDRESS([.B155];2;1;;&quot;Ev&quot;)) = &quot;EvReasonCode&quot;);0);&quot;Depricated_&quot;; &quot;&quot;)">
            <text:p/>
          </table:table-cell>
          <table:table-cell table:formula="of:=COM.MICROSOFT.CONCAT([.C155]; INDIRECT(ADDRESS([.B155];3;1;;&quot;Ev&quot;)))" office:value-type="string" office:string-value="" calcext:value-type="error">
            <text:p>#N/A</text:p>
          </table:table-cell>
          <table:table-cell/>
          <table:table-cell table:formula="of:=MATCH([.A155];[$Se.$A$1:$Se.$A$100];0)" office:value-type="string" office:string-value="" calcext:value-type="error">
            <text:p>#N/A</text:p>
          </table:table-cell>
          <table:table-cell table:formula="of:=IF(IFNA(IF(INDIRECT(ADDRESS([.F155];2;1;;&quot;Se&quot;)) = &quot;StReasonCode&quot;);0);&quot;Depricated_&quot;; &quot;&quot;)">
            <text:p/>
          </table:table-cell>
          <table:table-cell table:formula="of:=COM.MICROSOFT.CONCAT([.G155]; INDIRECT(ADDRESS([.F155];3;1;;&quot;Se&quot;)))" office:value-type="string" office:string-value="" calcext:value-type="error">
            <text:p>#N/A</text:p>
          </table:table-cell>
          <table:table-cell/>
          <table:table-cell table:formula="of:=IFNA(LEN([.D155]);0)" office:value-type="float" office:value="0" calcext:value-type="float">
            <text:p>0</text:p>
          </table:table-cell>
          <table:table-cell table:formula="of:=IFNA(LEN([.H155]);0)" office:value-type="float" office:value="0" calcext:value-type="float">
            <text:p>0</text:p>
          </table:table-cell>
        </table:table-row>
        <table:table-row table:style-name="ro1">
          <table:table-cell table:formula="of:=DEC2HEX( ROW() - 1)" office:value-type="string" office:string-value="9B" calcext:value-type="string">
            <text:p>9B</text:p>
          </table:table-cell>
          <table:table-cell table:formula="of:=MATCH([.A156];[$Ev.$A$1:$Ev.$A$100];0)" office:value-type="string" office:string-value="" calcext:value-type="error">
            <text:p>#N/A</text:p>
          </table:table-cell>
          <table:table-cell table:formula="of:=IF(IFNA(IF(INDIRECT(ADDRESS([.B156];2;1;;&quot;Ev&quot;)) = &quot;EvReasonCode&quot;);0);&quot;Depricated_&quot;; &quot;&quot;)">
            <text:p/>
          </table:table-cell>
          <table:table-cell table:formula="of:=COM.MICROSOFT.CONCAT([.C156]; INDIRECT(ADDRESS([.B156];3;1;;&quot;Ev&quot;)))" office:value-type="string" office:string-value="" calcext:value-type="error">
            <text:p>#N/A</text:p>
          </table:table-cell>
          <table:table-cell/>
          <table:table-cell table:formula="of:=MATCH([.A156];[$Se.$A$1:$Se.$A$100];0)" office:value-type="string" office:string-value="" calcext:value-type="error">
            <text:p>#N/A</text:p>
          </table:table-cell>
          <table:table-cell table:formula="of:=IF(IFNA(IF(INDIRECT(ADDRESS([.F156];2;1;;&quot;Se&quot;)) = &quot;StReasonCode&quot;);0);&quot;Depricated_&quot;; &quot;&quot;)">
            <text:p/>
          </table:table-cell>
          <table:table-cell table:formula="of:=COM.MICROSOFT.CONCAT([.G156]; INDIRECT(ADDRESS([.F156];3;1;;&quot;Se&quot;)))" office:value-type="string" office:string-value="" calcext:value-type="error">
            <text:p>#N/A</text:p>
          </table:table-cell>
          <table:table-cell/>
          <table:table-cell table:formula="of:=IFNA(LEN([.D156]);0)" office:value-type="float" office:value="0" calcext:value-type="float">
            <text:p>0</text:p>
          </table:table-cell>
          <table:table-cell table:formula="of:=IFNA(LEN([.H156]);0)" office:value-type="float" office:value="0" calcext:value-type="float">
            <text:p>0</text:p>
          </table:table-cell>
        </table:table-row>
        <table:table-row table:style-name="ro1">
          <table:table-cell table:formula="of:=DEC2HEX( ROW() - 1)" office:value-type="string" office:string-value="9C" calcext:value-type="string">
            <text:p>9C</text:p>
          </table:table-cell>
          <table:table-cell table:formula="of:=MATCH([.A157];[$Ev.$A$1:$Ev.$A$100];0)" office:value-type="string" office:string-value="" calcext:value-type="error">
            <text:p>#N/A</text:p>
          </table:table-cell>
          <table:table-cell table:formula="of:=IF(IFNA(IF(INDIRECT(ADDRESS([.B157];2;1;;&quot;Ev&quot;)) = &quot;EvReasonCode&quot;);0);&quot;Depricated_&quot;; &quot;&quot;)">
            <text:p/>
          </table:table-cell>
          <table:table-cell table:formula="of:=COM.MICROSOFT.CONCAT([.C157]; INDIRECT(ADDRESS([.B157];3;1;;&quot;Ev&quot;)))" office:value-type="string" office:string-value="" calcext:value-type="error">
            <text:p>#N/A</text:p>
          </table:table-cell>
          <table:table-cell/>
          <table:table-cell table:formula="of:=MATCH([.A157];[$Se.$A$1:$Se.$A$100];0)" office:value-type="string" office:string-value="" calcext:value-type="error">
            <text:p>#N/A</text:p>
          </table:table-cell>
          <table:table-cell table:formula="of:=IF(IFNA(IF(INDIRECT(ADDRESS([.F157];2;1;;&quot;Se&quot;)) = &quot;StReasonCode&quot;);0);&quot;Depricated_&quot;; &quot;&quot;)">
            <text:p/>
          </table:table-cell>
          <table:table-cell table:formula="of:=COM.MICROSOFT.CONCAT([.G157]; INDIRECT(ADDRESS([.F157];3;1;;&quot;Se&quot;)))" office:value-type="string" office:string-value="" calcext:value-type="error">
            <text:p>#N/A</text:p>
          </table:table-cell>
          <table:table-cell/>
          <table:table-cell table:formula="of:=IFNA(LEN([.D157]);0)" office:value-type="float" office:value="0" calcext:value-type="float">
            <text:p>0</text:p>
          </table:table-cell>
          <table:table-cell table:formula="of:=IFNA(LEN([.H157]);0)" office:value-type="float" office:value="0" calcext:value-type="float">
            <text:p>0</text:p>
          </table:table-cell>
        </table:table-row>
        <table:table-row table:style-name="ro1">
          <table:table-cell table:formula="of:=DEC2HEX( ROW() - 1)" office:value-type="string" office:string-value="9D" calcext:value-type="string">
            <text:p>9D</text:p>
          </table:table-cell>
          <table:table-cell table:formula="of:=MATCH([.A158];[$Ev.$A$1:$Ev.$A$100];0)" office:value-type="string" office:string-value="" calcext:value-type="error">
            <text:p>#N/A</text:p>
          </table:table-cell>
          <table:table-cell table:formula="of:=IF(IFNA(IF(INDIRECT(ADDRESS([.B158];2;1;;&quot;Ev&quot;)) = &quot;EvReasonCode&quot;);0);&quot;Depricated_&quot;; &quot;&quot;)">
            <text:p/>
          </table:table-cell>
          <table:table-cell table:formula="of:=COM.MICROSOFT.CONCAT([.C158]; INDIRECT(ADDRESS([.B158];3;1;;&quot;Ev&quot;)))" office:value-type="string" office:string-value="" calcext:value-type="error">
            <text:p>#N/A</text:p>
          </table:table-cell>
          <table:table-cell/>
          <table:table-cell table:formula="of:=MATCH([.A158];[$Se.$A$1:$Se.$A$100];0)" office:value-type="string" office:string-value="" calcext:value-type="error">
            <text:p>#N/A</text:p>
          </table:table-cell>
          <table:table-cell table:formula="of:=IF(IFNA(IF(INDIRECT(ADDRESS([.F158];2;1;;&quot;Se&quot;)) = &quot;StReasonCode&quot;);0);&quot;Depricated_&quot;; &quot;&quot;)">
            <text:p/>
          </table:table-cell>
          <table:table-cell table:formula="of:=COM.MICROSOFT.CONCAT([.G158]; INDIRECT(ADDRESS([.F158];3;1;;&quot;Se&quot;)))" office:value-type="string" office:string-value="" calcext:value-type="error">
            <text:p>#N/A</text:p>
          </table:table-cell>
          <table:table-cell/>
          <table:table-cell table:formula="of:=IFNA(LEN([.D158]);0)" office:value-type="float" office:value="0" calcext:value-type="float">
            <text:p>0</text:p>
          </table:table-cell>
          <table:table-cell table:formula="of:=IFNA(LEN([.H158]);0)" office:value-type="float" office:value="0" calcext:value-type="float">
            <text:p>0</text:p>
          </table:table-cell>
        </table:table-row>
        <table:table-row table:style-name="ro1">
          <table:table-cell table:formula="of:=DEC2HEX( ROW() - 1)" office:value-type="string" office:string-value="9E" calcext:value-type="string">
            <text:p>9E</text:p>
          </table:table-cell>
          <table:table-cell table:formula="of:=MATCH([.A159];[$Ev.$A$1:$Ev.$A$100];0)" office:value-type="string" office:string-value="" calcext:value-type="error">
            <text:p>#N/A</text:p>
          </table:table-cell>
          <table:table-cell table:formula="of:=IF(IFNA(IF(INDIRECT(ADDRESS([.B159];2;1;;&quot;Ev&quot;)) = &quot;EvReasonCode&quot;);0);&quot;Depricated_&quot;; &quot;&quot;)">
            <text:p/>
          </table:table-cell>
          <table:table-cell table:formula="of:=COM.MICROSOFT.CONCAT([.C159]; INDIRECT(ADDRESS([.B159];3;1;;&quot;Ev&quot;)))" office:value-type="string" office:string-value="" calcext:value-type="error">
            <text:p>#N/A</text:p>
          </table:table-cell>
          <table:table-cell/>
          <table:table-cell table:formula="of:=MATCH([.A159];[$Se.$A$1:$Se.$A$100];0)" office:value-type="string" office:string-value="" calcext:value-type="error">
            <text:p>#N/A</text:p>
          </table:table-cell>
          <table:table-cell table:formula="of:=IF(IFNA(IF(INDIRECT(ADDRESS([.F159];2;1;;&quot;Se&quot;)) = &quot;StReasonCode&quot;);0);&quot;Depricated_&quot;; &quot;&quot;)">
            <text:p/>
          </table:table-cell>
          <table:table-cell table:formula="of:=COM.MICROSOFT.CONCAT([.G159]; INDIRECT(ADDRESS([.F159];3;1;;&quot;Se&quot;)))" office:value-type="string" office:string-value="" calcext:value-type="error">
            <text:p>#N/A</text:p>
          </table:table-cell>
          <table:table-cell/>
          <table:table-cell table:formula="of:=IFNA(LEN([.D159]);0)" office:value-type="float" office:value="0" calcext:value-type="float">
            <text:p>0</text:p>
          </table:table-cell>
          <table:table-cell table:formula="of:=IFNA(LEN([.H159]);0)" office:value-type="float" office:value="0" calcext:value-type="float">
            <text:p>0</text:p>
          </table:table-cell>
        </table:table-row>
        <table:table-row table:style-name="ro1">
          <table:table-cell table:formula="of:=DEC2HEX( ROW() - 1)" office:value-type="string" office:string-value="9F" calcext:value-type="string">
            <text:p>9F</text:p>
          </table:table-cell>
          <table:table-cell table:formula="of:=MATCH([.A160];[$Ev.$A$1:$Ev.$A$100];0)" office:value-type="string" office:string-value="" calcext:value-type="error">
            <text:p>#N/A</text:p>
          </table:table-cell>
          <table:table-cell table:formula="of:=IF(IFNA(IF(INDIRECT(ADDRESS([.B160];2;1;;&quot;Ev&quot;)) = &quot;EvReasonCode&quot;);0);&quot;Depricated_&quot;; &quot;&quot;)">
            <text:p/>
          </table:table-cell>
          <table:table-cell table:formula="of:=COM.MICROSOFT.CONCAT([.C160]; INDIRECT(ADDRESS([.B160];3;1;;&quot;Ev&quot;)))" office:value-type="string" office:string-value="" calcext:value-type="error">
            <text:p>#N/A</text:p>
          </table:table-cell>
          <table:table-cell/>
          <table:table-cell table:formula="of:=MATCH([.A160];[$Se.$A$1:$Se.$A$100];0)" office:value-type="string" office:string-value="" calcext:value-type="error">
            <text:p>#N/A</text:p>
          </table:table-cell>
          <table:table-cell table:formula="of:=IF(IFNA(IF(INDIRECT(ADDRESS([.F160];2;1;;&quot;Se&quot;)) = &quot;StReasonCode&quot;);0);&quot;Depricated_&quot;; &quot;&quot;)">
            <text:p/>
          </table:table-cell>
          <table:table-cell table:formula="of:=COM.MICROSOFT.CONCAT([.G160]; INDIRECT(ADDRESS([.F160];3;1;;&quot;Se&quot;)))" office:value-type="string" office:string-value="" calcext:value-type="error">
            <text:p>#N/A</text:p>
          </table:table-cell>
          <table:table-cell/>
          <table:table-cell table:formula="of:=IFNA(LEN([.D160]);0)" office:value-type="float" office:value="0" calcext:value-type="float">
            <text:p>0</text:p>
          </table:table-cell>
          <table:table-cell table:formula="of:=IFNA(LEN([.H160]);0)" office:value-type="float" office:value="0" calcext:value-type="float">
            <text:p>0</text:p>
          </table:table-cell>
        </table:table-row>
        <table:table-row table:style-name="ro1">
          <table:table-cell table:formula="of:=DEC2HEX( ROW() - 1)" office:value-type="string" office:string-value="A0" calcext:value-type="string">
            <text:p>A0</text:p>
          </table:table-cell>
          <table:table-cell table:formula="of:=MATCH([.A161];[$Ev.$A$1:$Ev.$A$100];0)" office:value-type="string" office:string-value="" calcext:value-type="error">
            <text:p>#N/A</text:p>
          </table:table-cell>
          <table:table-cell table:formula="of:=IF(IFNA(IF(INDIRECT(ADDRESS([.B161];2;1;;&quot;Ev&quot;)) = &quot;EvReasonCode&quot;);0);&quot;Depricated_&quot;; &quot;&quot;)">
            <text:p/>
          </table:table-cell>
          <table:table-cell table:formula="of:=COM.MICROSOFT.CONCAT([.C161]; INDIRECT(ADDRESS([.B161];3;1;;&quot;Ev&quot;)))" office:value-type="string" office:string-value="" calcext:value-type="error">
            <text:p>#N/A</text:p>
          </table:table-cell>
          <table:table-cell/>
          <table:table-cell table:formula="of:=MATCH([.A161];[$Se.$A$1:$Se.$A$100];0)" office:value-type="string" office:string-value="" calcext:value-type="error">
            <text:p>#N/A</text:p>
          </table:table-cell>
          <table:table-cell table:formula="of:=IF(IFNA(IF(INDIRECT(ADDRESS([.F161];2;1;;&quot;Se&quot;)) = &quot;StReasonCode&quot;);0);&quot;Depricated_&quot;; &quot;&quot;)">
            <text:p/>
          </table:table-cell>
          <table:table-cell table:formula="of:=COM.MICROSOFT.CONCAT([.G161]; INDIRECT(ADDRESS([.F161];3;1;;&quot;Se&quot;)))" office:value-type="string" office:string-value="" calcext:value-type="error">
            <text:p>#N/A</text:p>
          </table:table-cell>
          <table:table-cell/>
          <table:table-cell table:formula="of:=IFNA(LEN([.D161]);0)" office:value-type="float" office:value="0" calcext:value-type="float">
            <text:p>0</text:p>
          </table:table-cell>
          <table:table-cell table:formula="of:=IFNA(LEN([.H161]);0)" office:value-type="float" office:value="0" calcext:value-type="float">
            <text:p>0</text:p>
          </table:table-cell>
        </table:table-row>
        <table:table-row table:style-name="ro1">
          <table:table-cell table:formula="of:=DEC2HEX( ROW() - 1)" office:value-type="string" office:string-value="A1" calcext:value-type="string">
            <text:p>A1</text:p>
          </table:table-cell>
          <table:table-cell table:formula="of:=MATCH([.A162];[$Ev.$A$1:$Ev.$A$100];0)" office:value-type="string" office:string-value="" calcext:value-type="error">
            <text:p>#N/A</text:p>
          </table:table-cell>
          <table:table-cell table:formula="of:=IF(IFNA(IF(INDIRECT(ADDRESS([.B162];2;1;;&quot;Ev&quot;)) = &quot;EvReasonCode&quot;);0);&quot;Depricated_&quot;; &quot;&quot;)">
            <text:p/>
          </table:table-cell>
          <table:table-cell table:formula="of:=COM.MICROSOFT.CONCAT([.C162]; INDIRECT(ADDRESS([.B162];3;1;;&quot;Ev&quot;)))" office:value-type="string" office:string-value="" calcext:value-type="error">
            <text:p>#N/A</text:p>
          </table:table-cell>
          <table:table-cell/>
          <table:table-cell table:formula="of:=MATCH([.A162];[$Se.$A$1:$Se.$A$100];0)" office:value-type="string" office:string-value="" calcext:value-type="error">
            <text:p>#N/A</text:p>
          </table:table-cell>
          <table:table-cell table:formula="of:=IF(IFNA(IF(INDIRECT(ADDRESS([.F162];2;1;;&quot;Se&quot;)) = &quot;StReasonCode&quot;);0);&quot;Depricated_&quot;; &quot;&quot;)">
            <text:p/>
          </table:table-cell>
          <table:table-cell table:formula="of:=COM.MICROSOFT.CONCAT([.G162]; INDIRECT(ADDRESS([.F162];3;1;;&quot;Se&quot;)))" office:value-type="string" office:string-value="" calcext:value-type="error">
            <text:p>#N/A</text:p>
          </table:table-cell>
          <table:table-cell/>
          <table:table-cell table:formula="of:=IFNA(LEN([.D162]);0)" office:value-type="float" office:value="0" calcext:value-type="float">
            <text:p>0</text:p>
          </table:table-cell>
          <table:table-cell table:formula="of:=IFNA(LEN([.H162]);0)" office:value-type="float" office:value="0" calcext:value-type="float">
            <text:p>0</text:p>
          </table:table-cell>
        </table:table-row>
        <table:table-row table:style-name="ro1">
          <table:table-cell table:formula="of:=DEC2HEX( ROW() - 1)" office:value-type="string" office:string-value="A2" calcext:value-type="string">
            <text:p>A2</text:p>
          </table:table-cell>
          <table:table-cell table:formula="of:=MATCH([.A163];[$Ev.$A$1:$Ev.$A$100];0)" office:value-type="string" office:string-value="" calcext:value-type="error">
            <text:p>#N/A</text:p>
          </table:table-cell>
          <table:table-cell table:formula="of:=IF(IFNA(IF(INDIRECT(ADDRESS([.B163];2;1;;&quot;Ev&quot;)) = &quot;EvReasonCode&quot;);0);&quot;Depricated_&quot;; &quot;&quot;)">
            <text:p/>
          </table:table-cell>
          <table:table-cell table:formula="of:=COM.MICROSOFT.CONCAT([.C163]; INDIRECT(ADDRESS([.B163];3;1;;&quot;Ev&quot;)))" office:value-type="string" office:string-value="" calcext:value-type="error">
            <text:p>#N/A</text:p>
          </table:table-cell>
          <table:table-cell/>
          <table:table-cell table:formula="of:=MATCH([.A163];[$Se.$A$1:$Se.$A$100];0)" office:value-type="string" office:string-value="" calcext:value-type="error">
            <text:p>#N/A</text:p>
          </table:table-cell>
          <table:table-cell table:formula="of:=IF(IFNA(IF(INDIRECT(ADDRESS([.F163];2;1;;&quot;Se&quot;)) = &quot;StReasonCode&quot;);0);&quot;Depricated_&quot;; &quot;&quot;)">
            <text:p/>
          </table:table-cell>
          <table:table-cell table:formula="of:=COM.MICROSOFT.CONCAT([.G163]; INDIRECT(ADDRESS([.F163];3;1;;&quot;Se&quot;)))" office:value-type="string" office:string-value="" calcext:value-type="error">
            <text:p>#N/A</text:p>
          </table:table-cell>
          <table:table-cell/>
          <table:table-cell table:formula="of:=IFNA(LEN([.D163]);0)" office:value-type="float" office:value="0" calcext:value-type="float">
            <text:p>0</text:p>
          </table:table-cell>
          <table:table-cell table:formula="of:=IFNA(LEN([.H163]);0)" office:value-type="float" office:value="0" calcext:value-type="float">
            <text:p>0</text:p>
          </table:table-cell>
        </table:table-row>
        <table:table-row table:style-name="ro1">
          <table:table-cell table:formula="of:=DEC2HEX( ROW() - 1)" office:value-type="string" office:string-value="A3" calcext:value-type="string">
            <text:p>A3</text:p>
          </table:table-cell>
          <table:table-cell table:formula="of:=MATCH([.A164];[$Ev.$A$1:$Ev.$A$100];0)" office:value-type="string" office:string-value="" calcext:value-type="error">
            <text:p>#N/A</text:p>
          </table:table-cell>
          <table:table-cell table:formula="of:=IF(IFNA(IF(INDIRECT(ADDRESS([.B164];2;1;;&quot;Ev&quot;)) = &quot;EvReasonCode&quot;);0);&quot;Depricated_&quot;; &quot;&quot;)">
            <text:p/>
          </table:table-cell>
          <table:table-cell table:formula="of:=COM.MICROSOFT.CONCAT([.C164]; INDIRECT(ADDRESS([.B164];3;1;;&quot;Ev&quot;)))" office:value-type="string" office:string-value="" calcext:value-type="error">
            <text:p>#N/A</text:p>
          </table:table-cell>
          <table:table-cell/>
          <table:table-cell table:formula="of:=MATCH([.A164];[$Se.$A$1:$Se.$A$100];0)" office:value-type="string" office:string-value="" calcext:value-type="error">
            <text:p>#N/A</text:p>
          </table:table-cell>
          <table:table-cell table:formula="of:=IF(IFNA(IF(INDIRECT(ADDRESS([.F164];2;1;;&quot;Se&quot;)) = &quot;StReasonCode&quot;);0);&quot;Depricated_&quot;; &quot;&quot;)">
            <text:p/>
          </table:table-cell>
          <table:table-cell table:formula="of:=COM.MICROSOFT.CONCAT([.G164]; INDIRECT(ADDRESS([.F164];3;1;;&quot;Se&quot;)))" office:value-type="string" office:string-value="" calcext:value-type="error">
            <text:p>#N/A</text:p>
          </table:table-cell>
          <table:table-cell/>
          <table:table-cell table:formula="of:=IFNA(LEN([.D164]);0)" office:value-type="float" office:value="0" calcext:value-type="float">
            <text:p>0</text:p>
          </table:table-cell>
          <table:table-cell table:formula="of:=IFNA(LEN([.H164]);0)" office:value-type="float" office:value="0" calcext:value-type="float">
            <text:p>0</text:p>
          </table:table-cell>
        </table:table-row>
        <table:table-row table:style-name="ro1">
          <table:table-cell table:formula="of:=DEC2HEX( ROW() - 1)" office:value-type="string" office:string-value="A4" calcext:value-type="string">
            <text:p>A4</text:p>
          </table:table-cell>
          <table:table-cell table:formula="of:=MATCH([.A165];[$Ev.$A$1:$Ev.$A$100];0)" office:value-type="string" office:string-value="" calcext:value-type="error">
            <text:p>#N/A</text:p>
          </table:table-cell>
          <table:table-cell table:formula="of:=IF(IFNA(IF(INDIRECT(ADDRESS([.B165];2;1;;&quot;Ev&quot;)) = &quot;EvReasonCode&quot;);0);&quot;Depricated_&quot;; &quot;&quot;)">
            <text:p/>
          </table:table-cell>
          <table:table-cell table:formula="of:=COM.MICROSOFT.CONCAT([.C165]; INDIRECT(ADDRESS([.B165];3;1;;&quot;Ev&quot;)))" office:value-type="string" office:string-value="" calcext:value-type="error">
            <text:p>#N/A</text:p>
          </table:table-cell>
          <table:table-cell/>
          <table:table-cell table:formula="of:=MATCH([.A165];[$Se.$A$1:$Se.$A$100];0)" office:value-type="string" office:string-value="" calcext:value-type="error">
            <text:p>#N/A</text:p>
          </table:table-cell>
          <table:table-cell table:formula="of:=IF(IFNA(IF(INDIRECT(ADDRESS([.F165];2;1;;&quot;Se&quot;)) = &quot;StReasonCode&quot;);0);&quot;Depricated_&quot;; &quot;&quot;)">
            <text:p/>
          </table:table-cell>
          <table:table-cell table:formula="of:=COM.MICROSOFT.CONCAT([.G165]; INDIRECT(ADDRESS([.F165];3;1;;&quot;Se&quot;)))" office:value-type="string" office:string-value="" calcext:value-type="error">
            <text:p>#N/A</text:p>
          </table:table-cell>
          <table:table-cell/>
          <table:table-cell table:formula="of:=IFNA(LEN([.D165]);0)" office:value-type="float" office:value="0" calcext:value-type="float">
            <text:p>0</text:p>
          </table:table-cell>
          <table:table-cell table:formula="of:=IFNA(LEN([.H165]);0)" office:value-type="float" office:value="0" calcext:value-type="float">
            <text:p>0</text:p>
          </table:table-cell>
        </table:table-row>
        <table:table-row table:style-name="ro1">
          <table:table-cell table:formula="of:=DEC2HEX( ROW() - 1)" office:value-type="string" office:string-value="A5" calcext:value-type="string">
            <text:p>A5</text:p>
          </table:table-cell>
          <table:table-cell table:formula="of:=MATCH([.A166];[$Ev.$A$1:$Ev.$A$100];0)" office:value-type="string" office:string-value="" calcext:value-type="error">
            <text:p>#N/A</text:p>
          </table:table-cell>
          <table:table-cell table:formula="of:=IF(IFNA(IF(INDIRECT(ADDRESS([.B166];2;1;;&quot;Ev&quot;)) = &quot;EvReasonCode&quot;);0);&quot;Depricated_&quot;; &quot;&quot;)">
            <text:p/>
          </table:table-cell>
          <table:table-cell table:formula="of:=COM.MICROSOFT.CONCAT([.C166]; INDIRECT(ADDRESS([.B166];3;1;;&quot;Ev&quot;)))" office:value-type="string" office:string-value="" calcext:value-type="error">
            <text:p>#N/A</text:p>
          </table:table-cell>
          <table:table-cell/>
          <table:table-cell table:formula="of:=MATCH([.A166];[$Se.$A$1:$Se.$A$100];0)" office:value-type="string" office:string-value="" calcext:value-type="error">
            <text:p>#N/A</text:p>
          </table:table-cell>
          <table:table-cell table:formula="of:=IF(IFNA(IF(INDIRECT(ADDRESS([.F166];2;1;;&quot;Se&quot;)) = &quot;StReasonCode&quot;);0);&quot;Depricated_&quot;; &quot;&quot;)">
            <text:p/>
          </table:table-cell>
          <table:table-cell table:formula="of:=COM.MICROSOFT.CONCAT([.G166]; INDIRECT(ADDRESS([.F166];3;1;;&quot;Se&quot;)))" office:value-type="string" office:string-value="" calcext:value-type="error">
            <text:p>#N/A</text:p>
          </table:table-cell>
          <table:table-cell/>
          <table:table-cell table:formula="of:=IFNA(LEN([.D166]);0)" office:value-type="float" office:value="0" calcext:value-type="float">
            <text:p>0</text:p>
          </table:table-cell>
          <table:table-cell table:formula="of:=IFNA(LEN([.H166]);0)" office:value-type="float" office:value="0" calcext:value-type="float">
            <text:p>0</text:p>
          </table:table-cell>
        </table:table-row>
        <table:table-row table:style-name="ro1">
          <table:table-cell table:formula="of:=DEC2HEX( ROW() - 1)" office:value-type="string" office:string-value="A6" calcext:value-type="string">
            <text:p>A6</text:p>
          </table:table-cell>
          <table:table-cell table:formula="of:=MATCH([.A167];[$Ev.$A$1:$Ev.$A$100];0)" office:value-type="string" office:string-value="" calcext:value-type="error">
            <text:p>#N/A</text:p>
          </table:table-cell>
          <table:table-cell table:formula="of:=IF(IFNA(IF(INDIRECT(ADDRESS([.B167];2;1;;&quot;Ev&quot;)) = &quot;EvReasonCode&quot;);0);&quot;Depricated_&quot;; &quot;&quot;)">
            <text:p/>
          </table:table-cell>
          <table:table-cell table:formula="of:=COM.MICROSOFT.CONCAT([.C167]; INDIRECT(ADDRESS([.B167];3;1;;&quot;Ev&quot;)))" office:value-type="string" office:string-value="" calcext:value-type="error">
            <text:p>#N/A</text:p>
          </table:table-cell>
          <table:table-cell/>
          <table:table-cell table:formula="of:=MATCH([.A167];[$Se.$A$1:$Se.$A$100];0)" office:value-type="string" office:string-value="" calcext:value-type="error">
            <text:p>#N/A</text:p>
          </table:table-cell>
          <table:table-cell table:formula="of:=IF(IFNA(IF(INDIRECT(ADDRESS([.F167];2;1;;&quot;Se&quot;)) = &quot;StReasonCode&quot;);0);&quot;Depricated_&quot;; &quot;&quot;)">
            <text:p/>
          </table:table-cell>
          <table:table-cell table:formula="of:=COM.MICROSOFT.CONCAT([.G167]; INDIRECT(ADDRESS([.F167];3;1;;&quot;Se&quot;)))" office:value-type="string" office:string-value="" calcext:value-type="error">
            <text:p>#N/A</text:p>
          </table:table-cell>
          <table:table-cell/>
          <table:table-cell table:formula="of:=IFNA(LEN([.D167]);0)" office:value-type="float" office:value="0" calcext:value-type="float">
            <text:p>0</text:p>
          </table:table-cell>
          <table:table-cell table:formula="of:=IFNA(LEN([.H167]);0)" office:value-type="float" office:value="0" calcext:value-type="float">
            <text:p>0</text:p>
          </table:table-cell>
        </table:table-row>
        <table:table-row table:style-name="ro1">
          <table:table-cell table:formula="of:=DEC2HEX( ROW() - 1)" office:value-type="string" office:string-value="A7" calcext:value-type="string">
            <text:p>A7</text:p>
          </table:table-cell>
          <table:table-cell table:formula="of:=MATCH([.A168];[$Ev.$A$1:$Ev.$A$100];0)" office:value-type="string" office:string-value="" calcext:value-type="error">
            <text:p>#N/A</text:p>
          </table:table-cell>
          <table:table-cell table:formula="of:=IF(IFNA(IF(INDIRECT(ADDRESS([.B168];2;1;;&quot;Ev&quot;)) = &quot;EvReasonCode&quot;);0);&quot;Depricated_&quot;; &quot;&quot;)">
            <text:p/>
          </table:table-cell>
          <table:table-cell table:formula="of:=COM.MICROSOFT.CONCAT([.C168]; INDIRECT(ADDRESS([.B168];3;1;;&quot;Ev&quot;)))" office:value-type="string" office:string-value="" calcext:value-type="error">
            <text:p>#N/A</text:p>
          </table:table-cell>
          <table:table-cell/>
          <table:table-cell table:formula="of:=MATCH([.A168];[$Se.$A$1:$Se.$A$100];0)" office:value-type="string" office:string-value="" calcext:value-type="error">
            <text:p>#N/A</text:p>
          </table:table-cell>
          <table:table-cell table:formula="of:=IF(IFNA(IF(INDIRECT(ADDRESS([.F168];2;1;;&quot;Se&quot;)) = &quot;StReasonCode&quot;);0);&quot;Depricated_&quot;; &quot;&quot;)">
            <text:p/>
          </table:table-cell>
          <table:table-cell table:formula="of:=COM.MICROSOFT.CONCAT([.G168]; INDIRECT(ADDRESS([.F168];3;1;;&quot;Se&quot;)))" office:value-type="string" office:string-value="" calcext:value-type="error">
            <text:p>#N/A</text:p>
          </table:table-cell>
          <table:table-cell/>
          <table:table-cell table:formula="of:=IFNA(LEN([.D168]);0)" office:value-type="float" office:value="0" calcext:value-type="float">
            <text:p>0</text:p>
          </table:table-cell>
          <table:table-cell table:formula="of:=IFNA(LEN([.H168]);0)" office:value-type="float" office:value="0" calcext:value-type="float">
            <text:p>0</text:p>
          </table:table-cell>
        </table:table-row>
        <table:table-row table:style-name="ro1">
          <table:table-cell table:formula="of:=DEC2HEX( ROW() - 1)" office:value-type="string" office:string-value="A8" calcext:value-type="string">
            <text:p>A8</text:p>
          </table:table-cell>
          <table:table-cell table:formula="of:=MATCH([.A169];[$Ev.$A$1:$Ev.$A$100];0)" office:value-type="string" office:string-value="" calcext:value-type="error">
            <text:p>#N/A</text:p>
          </table:table-cell>
          <table:table-cell table:formula="of:=IF(IFNA(IF(INDIRECT(ADDRESS([.B169];2;1;;&quot;Ev&quot;)) = &quot;EvReasonCode&quot;);0);&quot;Depricated_&quot;; &quot;&quot;)">
            <text:p/>
          </table:table-cell>
          <table:table-cell table:formula="of:=COM.MICROSOFT.CONCAT([.C169]; INDIRECT(ADDRESS([.B169];3;1;;&quot;Ev&quot;)))" office:value-type="string" office:string-value="" calcext:value-type="error">
            <text:p>#N/A</text:p>
          </table:table-cell>
          <table:table-cell/>
          <table:table-cell table:formula="of:=MATCH([.A169];[$Se.$A$1:$Se.$A$100];0)" office:value-type="string" office:string-value="" calcext:value-type="error">
            <text:p>#N/A</text:p>
          </table:table-cell>
          <table:table-cell table:formula="of:=IF(IFNA(IF(INDIRECT(ADDRESS([.F169];2;1;;&quot;Se&quot;)) = &quot;StReasonCode&quot;);0);&quot;Depricated_&quot;; &quot;&quot;)">
            <text:p/>
          </table:table-cell>
          <table:table-cell table:formula="of:=COM.MICROSOFT.CONCAT([.G169]; INDIRECT(ADDRESS([.F169];3;1;;&quot;Se&quot;)))" office:value-type="string" office:string-value="" calcext:value-type="error">
            <text:p>#N/A</text:p>
          </table:table-cell>
          <table:table-cell/>
          <table:table-cell table:formula="of:=IFNA(LEN([.D169]);0)" office:value-type="float" office:value="0" calcext:value-type="float">
            <text:p>0</text:p>
          </table:table-cell>
          <table:table-cell table:formula="of:=IFNA(LEN([.H169]);0)" office:value-type="float" office:value="0" calcext:value-type="float">
            <text:p>0</text:p>
          </table:table-cell>
        </table:table-row>
        <table:table-row table:style-name="ro1">
          <table:table-cell table:formula="of:=DEC2HEX( ROW() - 1)" office:value-type="string" office:string-value="A9" calcext:value-type="string">
            <text:p>A9</text:p>
          </table:table-cell>
          <table:table-cell table:formula="of:=MATCH([.A170];[$Ev.$A$1:$Ev.$A$100];0)" office:value-type="string" office:string-value="" calcext:value-type="error">
            <text:p>#N/A</text:p>
          </table:table-cell>
          <table:table-cell table:formula="of:=IF(IFNA(IF(INDIRECT(ADDRESS([.B170];2;1;;&quot;Ev&quot;)) = &quot;EvReasonCode&quot;);0);&quot;Depricated_&quot;; &quot;&quot;)">
            <text:p/>
          </table:table-cell>
          <table:table-cell table:formula="of:=COM.MICROSOFT.CONCAT([.C170]; INDIRECT(ADDRESS([.B170];3;1;;&quot;Ev&quot;)))" office:value-type="string" office:string-value="" calcext:value-type="error">
            <text:p>#N/A</text:p>
          </table:table-cell>
          <table:table-cell/>
          <table:table-cell table:formula="of:=MATCH([.A170];[$Se.$A$1:$Se.$A$100];0)" office:value-type="string" office:string-value="" calcext:value-type="error">
            <text:p>#N/A</text:p>
          </table:table-cell>
          <table:table-cell table:formula="of:=IF(IFNA(IF(INDIRECT(ADDRESS([.F170];2;1;;&quot;Se&quot;)) = &quot;StReasonCode&quot;);0);&quot;Depricated_&quot;; &quot;&quot;)">
            <text:p/>
          </table:table-cell>
          <table:table-cell table:formula="of:=COM.MICROSOFT.CONCAT([.G170]; INDIRECT(ADDRESS([.F170];3;1;;&quot;Se&quot;)))" office:value-type="string" office:string-value="" calcext:value-type="error">
            <text:p>#N/A</text:p>
          </table:table-cell>
          <table:table-cell/>
          <table:table-cell table:formula="of:=IFNA(LEN([.D170]);0)" office:value-type="float" office:value="0" calcext:value-type="float">
            <text:p>0</text:p>
          </table:table-cell>
          <table:table-cell table:formula="of:=IFNA(LEN([.H170]);0)" office:value-type="float" office:value="0" calcext:value-type="float">
            <text:p>0</text:p>
          </table:table-cell>
        </table:table-row>
        <table:table-row table:style-name="ro1">
          <table:table-cell table:formula="of:=DEC2HEX( ROW() - 1)" office:value-type="string" office:string-value="AA" calcext:value-type="string">
            <text:p>AA</text:p>
          </table:table-cell>
          <table:table-cell table:formula="of:=MATCH([.A171];[$Ev.$A$1:$Ev.$A$100];0)" office:value-type="string" office:string-value="" calcext:value-type="error">
            <text:p>#N/A</text:p>
          </table:table-cell>
          <table:table-cell table:formula="of:=IF(IFNA(IF(INDIRECT(ADDRESS([.B171];2;1;;&quot;Ev&quot;)) = &quot;EvReasonCode&quot;);0);&quot;Depricated_&quot;; &quot;&quot;)">
            <text:p/>
          </table:table-cell>
          <table:table-cell table:formula="of:=COM.MICROSOFT.CONCAT([.C171]; INDIRECT(ADDRESS([.B171];3;1;;&quot;Ev&quot;)))" office:value-type="string" office:string-value="" calcext:value-type="error">
            <text:p>#N/A</text:p>
          </table:table-cell>
          <table:table-cell/>
          <table:table-cell table:formula="of:=MATCH([.A171];[$Se.$A$1:$Se.$A$100];0)" office:value-type="string" office:string-value="" calcext:value-type="error">
            <text:p>#N/A</text:p>
          </table:table-cell>
          <table:table-cell table:formula="of:=IF(IFNA(IF(INDIRECT(ADDRESS([.F171];2;1;;&quot;Se&quot;)) = &quot;StReasonCode&quot;);0);&quot;Depricated_&quot;; &quot;&quot;)">
            <text:p/>
          </table:table-cell>
          <table:table-cell table:formula="of:=COM.MICROSOFT.CONCAT([.G171]; INDIRECT(ADDRESS([.F171];3;1;;&quot;Se&quot;)))" office:value-type="string" office:string-value="" calcext:value-type="error">
            <text:p>#N/A</text:p>
          </table:table-cell>
          <table:table-cell/>
          <table:table-cell table:formula="of:=IFNA(LEN([.D171]);0)" office:value-type="float" office:value="0" calcext:value-type="float">
            <text:p>0</text:p>
          </table:table-cell>
          <table:table-cell table:formula="of:=IFNA(LEN([.H171]);0)" office:value-type="float" office:value="0" calcext:value-type="float">
            <text:p>0</text:p>
          </table:table-cell>
        </table:table-row>
        <table:table-row table:style-name="ro1">
          <table:table-cell table:formula="of:=DEC2HEX( ROW() - 1)" office:value-type="string" office:string-value="AB" calcext:value-type="string">
            <text:p>AB</text:p>
          </table:table-cell>
          <table:table-cell table:formula="of:=MATCH([.A172];[$Ev.$A$1:$Ev.$A$100];0)" office:value-type="string" office:string-value="" calcext:value-type="error">
            <text:p>#N/A</text:p>
          </table:table-cell>
          <table:table-cell table:formula="of:=IF(IFNA(IF(INDIRECT(ADDRESS([.B172];2;1;;&quot;Ev&quot;)) = &quot;EvReasonCode&quot;);0);&quot;Depricated_&quot;; &quot;&quot;)">
            <text:p/>
          </table:table-cell>
          <table:table-cell table:formula="of:=COM.MICROSOFT.CONCAT([.C172]; INDIRECT(ADDRESS([.B172];3;1;;&quot;Ev&quot;)))" office:value-type="string" office:string-value="" calcext:value-type="error">
            <text:p>#N/A</text:p>
          </table:table-cell>
          <table:table-cell/>
          <table:table-cell table:formula="of:=MATCH([.A172];[$Se.$A$1:$Se.$A$100];0)" office:value-type="string" office:string-value="" calcext:value-type="error">
            <text:p>#N/A</text:p>
          </table:table-cell>
          <table:table-cell table:formula="of:=IF(IFNA(IF(INDIRECT(ADDRESS([.F172];2;1;;&quot;Se&quot;)) = &quot;StReasonCode&quot;);0);&quot;Depricated_&quot;; &quot;&quot;)">
            <text:p/>
          </table:table-cell>
          <table:table-cell table:formula="of:=COM.MICROSOFT.CONCAT([.G172]; INDIRECT(ADDRESS([.F172];3;1;;&quot;Se&quot;)))" office:value-type="string" office:string-value="" calcext:value-type="error">
            <text:p>#N/A</text:p>
          </table:table-cell>
          <table:table-cell/>
          <table:table-cell table:formula="of:=IFNA(LEN([.D172]);0)" office:value-type="float" office:value="0" calcext:value-type="float">
            <text:p>0</text:p>
          </table:table-cell>
          <table:table-cell table:formula="of:=IFNA(LEN([.H172]);0)" office:value-type="float" office:value="0" calcext:value-type="float">
            <text:p>0</text:p>
          </table:table-cell>
        </table:table-row>
        <table:table-row table:style-name="ro1">
          <table:table-cell table:formula="of:=DEC2HEX( ROW() - 1)" office:value-type="string" office:string-value="AC" calcext:value-type="string">
            <text:p>AC</text:p>
          </table:table-cell>
          <table:table-cell table:formula="of:=MATCH([.A173];[$Ev.$A$1:$Ev.$A$100];0)" office:value-type="string" office:string-value="" calcext:value-type="error">
            <text:p>#N/A</text:p>
          </table:table-cell>
          <table:table-cell table:formula="of:=IF(IFNA(IF(INDIRECT(ADDRESS([.B173];2;1;;&quot;Ev&quot;)) = &quot;EvReasonCode&quot;);0);&quot;Depricated_&quot;; &quot;&quot;)">
            <text:p/>
          </table:table-cell>
          <table:table-cell table:formula="of:=COM.MICROSOFT.CONCAT([.C173]; INDIRECT(ADDRESS([.B173];3;1;;&quot;Ev&quot;)))" office:value-type="string" office:string-value="" calcext:value-type="error">
            <text:p>#N/A</text:p>
          </table:table-cell>
          <table:table-cell/>
          <table:table-cell table:formula="of:=MATCH([.A173];[$Se.$A$1:$Se.$A$100];0)" office:value-type="string" office:string-value="" calcext:value-type="error">
            <text:p>#N/A</text:p>
          </table:table-cell>
          <table:table-cell table:formula="of:=IF(IFNA(IF(INDIRECT(ADDRESS([.F173];2;1;;&quot;Se&quot;)) = &quot;StReasonCode&quot;);0);&quot;Depricated_&quot;; &quot;&quot;)">
            <text:p/>
          </table:table-cell>
          <table:table-cell table:formula="of:=COM.MICROSOFT.CONCAT([.G173]; INDIRECT(ADDRESS([.F173];3;1;;&quot;Se&quot;)))" office:value-type="string" office:string-value="" calcext:value-type="error">
            <text:p>#N/A</text:p>
          </table:table-cell>
          <table:table-cell/>
          <table:table-cell table:formula="of:=IFNA(LEN([.D173]);0)" office:value-type="float" office:value="0" calcext:value-type="float">
            <text:p>0</text:p>
          </table:table-cell>
          <table:table-cell table:formula="of:=IFNA(LEN([.H173]);0)" office:value-type="float" office:value="0" calcext:value-type="float">
            <text:p>0</text:p>
          </table:table-cell>
        </table:table-row>
        <table:table-row table:style-name="ro1">
          <table:table-cell table:formula="of:=DEC2HEX( ROW() - 1)" office:value-type="string" office:string-value="AD" calcext:value-type="string">
            <text:p>AD</text:p>
          </table:table-cell>
          <table:table-cell table:formula="of:=MATCH([.A174];[$Ev.$A$1:$Ev.$A$100];0)" office:value-type="string" office:string-value="" calcext:value-type="error">
            <text:p>#N/A</text:p>
          </table:table-cell>
          <table:table-cell table:formula="of:=IF(IFNA(IF(INDIRECT(ADDRESS([.B174];2;1;;&quot;Ev&quot;)) = &quot;EvReasonCode&quot;);0);&quot;Depricated_&quot;; &quot;&quot;)">
            <text:p/>
          </table:table-cell>
          <table:table-cell table:formula="of:=COM.MICROSOFT.CONCAT([.C174]; INDIRECT(ADDRESS([.B174];3;1;;&quot;Ev&quot;)))" office:value-type="string" office:string-value="" calcext:value-type="error">
            <text:p>#N/A</text:p>
          </table:table-cell>
          <table:table-cell/>
          <table:table-cell table:formula="of:=MATCH([.A174];[$Se.$A$1:$Se.$A$100];0)" office:value-type="string" office:string-value="" calcext:value-type="error">
            <text:p>#N/A</text:p>
          </table:table-cell>
          <table:table-cell table:formula="of:=IF(IFNA(IF(INDIRECT(ADDRESS([.F174];2;1;;&quot;Se&quot;)) = &quot;StReasonCode&quot;);0);&quot;Depricated_&quot;; &quot;&quot;)">
            <text:p/>
          </table:table-cell>
          <table:table-cell table:formula="of:=COM.MICROSOFT.CONCAT([.G174]; INDIRECT(ADDRESS([.F174];3;1;;&quot;Se&quot;)))" office:value-type="string" office:string-value="" calcext:value-type="error">
            <text:p>#N/A</text:p>
          </table:table-cell>
          <table:table-cell/>
          <table:table-cell table:formula="of:=IFNA(LEN([.D174]);0)" office:value-type="float" office:value="0" calcext:value-type="float">
            <text:p>0</text:p>
          </table:table-cell>
          <table:table-cell table:formula="of:=IFNA(LEN([.H174]);0)" office:value-type="float" office:value="0" calcext:value-type="float">
            <text:p>0</text:p>
          </table:table-cell>
        </table:table-row>
        <table:table-row table:style-name="ro1">
          <table:table-cell table:formula="of:=DEC2HEX( ROW() - 1)" office:value-type="string" office:string-value="AE" calcext:value-type="string">
            <text:p>AE</text:p>
          </table:table-cell>
          <table:table-cell table:formula="of:=MATCH([.A175];[$Ev.$A$1:$Ev.$A$100];0)" office:value-type="string" office:string-value="" calcext:value-type="error">
            <text:p>#N/A</text:p>
          </table:table-cell>
          <table:table-cell table:formula="of:=IF(IFNA(IF(INDIRECT(ADDRESS([.B175];2;1;;&quot;Ev&quot;)) = &quot;EvReasonCode&quot;);0);&quot;Depricated_&quot;; &quot;&quot;)">
            <text:p/>
          </table:table-cell>
          <table:table-cell table:formula="of:=COM.MICROSOFT.CONCAT([.C175]; INDIRECT(ADDRESS([.B175];3;1;;&quot;Ev&quot;)))" office:value-type="string" office:string-value="" calcext:value-type="error">
            <text:p>#N/A</text:p>
          </table:table-cell>
          <table:table-cell/>
          <table:table-cell table:formula="of:=MATCH([.A175];[$Se.$A$1:$Se.$A$100];0)" office:value-type="string" office:string-value="" calcext:value-type="error">
            <text:p>#N/A</text:p>
          </table:table-cell>
          <table:table-cell table:formula="of:=IF(IFNA(IF(INDIRECT(ADDRESS([.F175];2;1;;&quot;Se&quot;)) = &quot;StReasonCode&quot;);0);&quot;Depricated_&quot;; &quot;&quot;)">
            <text:p/>
          </table:table-cell>
          <table:table-cell table:formula="of:=COM.MICROSOFT.CONCAT([.G175]; INDIRECT(ADDRESS([.F175];3;1;;&quot;Se&quot;)))" office:value-type="string" office:string-value="" calcext:value-type="error">
            <text:p>#N/A</text:p>
          </table:table-cell>
          <table:table-cell/>
          <table:table-cell table:formula="of:=IFNA(LEN([.D175]);0)" office:value-type="float" office:value="0" calcext:value-type="float">
            <text:p>0</text:p>
          </table:table-cell>
          <table:table-cell table:formula="of:=IFNA(LEN([.H175]);0)" office:value-type="float" office:value="0" calcext:value-type="float">
            <text:p>0</text:p>
          </table:table-cell>
        </table:table-row>
        <table:table-row table:style-name="ro1">
          <table:table-cell table:formula="of:=DEC2HEX( ROW() - 1)" office:value-type="string" office:string-value="AF" calcext:value-type="string">
            <text:p>AF</text:p>
          </table:table-cell>
          <table:table-cell table:formula="of:=MATCH([.A176];[$Ev.$A$1:$Ev.$A$100];0)" office:value-type="string" office:string-value="" calcext:value-type="error">
            <text:p>#N/A</text:p>
          </table:table-cell>
          <table:table-cell table:formula="of:=IF(IFNA(IF(INDIRECT(ADDRESS([.B176];2;1;;&quot;Ev&quot;)) = &quot;EvReasonCode&quot;);0);&quot;Depricated_&quot;; &quot;&quot;)">
            <text:p/>
          </table:table-cell>
          <table:table-cell table:formula="of:=COM.MICROSOFT.CONCAT([.C176]; INDIRECT(ADDRESS([.B176];3;1;;&quot;Ev&quot;)))" office:value-type="string" office:string-value="" calcext:value-type="error">
            <text:p>#N/A</text:p>
          </table:table-cell>
          <table:table-cell/>
          <table:table-cell table:formula="of:=MATCH([.A176];[$Se.$A$1:$Se.$A$100];0)" office:value-type="string" office:string-value="" calcext:value-type="error">
            <text:p>#N/A</text:p>
          </table:table-cell>
          <table:table-cell table:formula="of:=IF(IFNA(IF(INDIRECT(ADDRESS([.F176];2;1;;&quot;Se&quot;)) = &quot;StReasonCode&quot;);0);&quot;Depricated_&quot;; &quot;&quot;)">
            <text:p/>
          </table:table-cell>
          <table:table-cell table:formula="of:=COM.MICROSOFT.CONCAT([.G176]; INDIRECT(ADDRESS([.F176];3;1;;&quot;Se&quot;)))" office:value-type="string" office:string-value="" calcext:value-type="error">
            <text:p>#N/A</text:p>
          </table:table-cell>
          <table:table-cell/>
          <table:table-cell table:formula="of:=IFNA(LEN([.D176]);0)" office:value-type="float" office:value="0" calcext:value-type="float">
            <text:p>0</text:p>
          </table:table-cell>
          <table:table-cell table:formula="of:=IFNA(LEN([.H176]);0)" office:value-type="float" office:value="0" calcext:value-type="float">
            <text:p>0</text:p>
          </table:table-cell>
        </table:table-row>
        <table:table-row table:style-name="ro1">
          <table:table-cell table:formula="of:=DEC2HEX( ROW() - 1)" office:value-type="string" office:string-value="B0" calcext:value-type="string">
            <text:p>B0</text:p>
          </table:table-cell>
          <table:table-cell table:formula="of:=MATCH([.A177];[$Ev.$A$1:$Ev.$A$100];0)" office:value-type="string" office:string-value="" calcext:value-type="error">
            <text:p>#N/A</text:p>
          </table:table-cell>
          <table:table-cell table:formula="of:=IF(IFNA(IF(INDIRECT(ADDRESS([.B177];2;1;;&quot;Ev&quot;)) = &quot;EvReasonCode&quot;);0);&quot;Depricated_&quot;; &quot;&quot;)">
            <text:p/>
          </table:table-cell>
          <table:table-cell table:formula="of:=COM.MICROSOFT.CONCAT([.C177]; INDIRECT(ADDRESS([.B177];3;1;;&quot;Ev&quot;)))" office:value-type="string" office:string-value="" calcext:value-type="error">
            <text:p>#N/A</text:p>
          </table:table-cell>
          <table:table-cell/>
          <table:table-cell table:formula="of:=MATCH([.A177];[$Se.$A$1:$Se.$A$100];0)" office:value-type="string" office:string-value="" calcext:value-type="error">
            <text:p>#N/A</text:p>
          </table:table-cell>
          <table:table-cell table:formula="of:=IF(IFNA(IF(INDIRECT(ADDRESS([.F177];2;1;;&quot;Se&quot;)) = &quot;StReasonCode&quot;);0);&quot;Depricated_&quot;; &quot;&quot;)">
            <text:p/>
          </table:table-cell>
          <table:table-cell table:formula="of:=COM.MICROSOFT.CONCAT([.G177]; INDIRECT(ADDRESS([.F177];3;1;;&quot;Se&quot;)))" office:value-type="string" office:string-value="" calcext:value-type="error">
            <text:p>#N/A</text:p>
          </table:table-cell>
          <table:table-cell/>
          <table:table-cell table:formula="of:=IFNA(LEN([.D177]);0)" office:value-type="float" office:value="0" calcext:value-type="float">
            <text:p>0</text:p>
          </table:table-cell>
          <table:table-cell table:formula="of:=IFNA(LEN([.H177]);0)" office:value-type="float" office:value="0" calcext:value-type="float">
            <text:p>0</text:p>
          </table:table-cell>
        </table:table-row>
        <table:table-row table:style-name="ro1">
          <table:table-cell table:formula="of:=DEC2HEX( ROW() - 1)" office:value-type="string" office:string-value="B1" calcext:value-type="string">
            <text:p>B1</text:p>
          </table:table-cell>
          <table:table-cell table:formula="of:=MATCH([.A178];[$Ev.$A$1:$Ev.$A$100];0)" office:value-type="string" office:string-value="" calcext:value-type="error">
            <text:p>#N/A</text:p>
          </table:table-cell>
          <table:table-cell table:formula="of:=IF(IFNA(IF(INDIRECT(ADDRESS([.B178];2;1;;&quot;Ev&quot;)) = &quot;EvReasonCode&quot;);0);&quot;Depricated_&quot;; &quot;&quot;)">
            <text:p/>
          </table:table-cell>
          <table:table-cell table:formula="of:=COM.MICROSOFT.CONCAT([.C178]; INDIRECT(ADDRESS([.B178];3;1;;&quot;Ev&quot;)))" office:value-type="string" office:string-value="" calcext:value-type="error">
            <text:p>#N/A</text:p>
          </table:table-cell>
          <table:table-cell/>
          <table:table-cell table:formula="of:=MATCH([.A178];[$Se.$A$1:$Se.$A$100];0)" office:value-type="string" office:string-value="" calcext:value-type="error">
            <text:p>#N/A</text:p>
          </table:table-cell>
          <table:table-cell table:formula="of:=IF(IFNA(IF(INDIRECT(ADDRESS([.F178];2;1;;&quot;Se&quot;)) = &quot;StReasonCode&quot;);0);&quot;Depricated_&quot;; &quot;&quot;)">
            <text:p/>
          </table:table-cell>
          <table:table-cell table:formula="of:=COM.MICROSOFT.CONCAT([.G178]; INDIRECT(ADDRESS([.F178];3;1;;&quot;Se&quot;)))" office:value-type="string" office:string-value="" calcext:value-type="error">
            <text:p>#N/A</text:p>
          </table:table-cell>
          <table:table-cell/>
          <table:table-cell table:formula="of:=IFNA(LEN([.D178]);0)" office:value-type="float" office:value="0" calcext:value-type="float">
            <text:p>0</text:p>
          </table:table-cell>
          <table:table-cell table:formula="of:=IFNA(LEN([.H178]);0)" office:value-type="float" office:value="0" calcext:value-type="float">
            <text:p>0</text:p>
          </table:table-cell>
        </table:table-row>
        <table:table-row table:style-name="ro1">
          <table:table-cell table:formula="of:=DEC2HEX( ROW() - 1)" office:value-type="string" office:string-value="B2" calcext:value-type="string">
            <text:p>B2</text:p>
          </table:table-cell>
          <table:table-cell table:formula="of:=MATCH([.A179];[$Ev.$A$1:$Ev.$A$100];0)" office:value-type="string" office:string-value="" calcext:value-type="error">
            <text:p>#N/A</text:p>
          </table:table-cell>
          <table:table-cell table:formula="of:=IF(IFNA(IF(INDIRECT(ADDRESS([.B179];2;1;;&quot;Ev&quot;)) = &quot;EvReasonCode&quot;);0);&quot;Depricated_&quot;; &quot;&quot;)">
            <text:p/>
          </table:table-cell>
          <table:table-cell table:formula="of:=COM.MICROSOFT.CONCAT([.C179]; INDIRECT(ADDRESS([.B179];3;1;;&quot;Ev&quot;)))" office:value-type="string" office:string-value="" calcext:value-type="error">
            <text:p>#N/A</text:p>
          </table:table-cell>
          <table:table-cell/>
          <table:table-cell table:formula="of:=MATCH([.A179];[$Se.$A$1:$Se.$A$100];0)" office:value-type="string" office:string-value="" calcext:value-type="error">
            <text:p>#N/A</text:p>
          </table:table-cell>
          <table:table-cell table:formula="of:=IF(IFNA(IF(INDIRECT(ADDRESS([.F179];2;1;;&quot;Se&quot;)) = &quot;StReasonCode&quot;);0);&quot;Depricated_&quot;; &quot;&quot;)">
            <text:p/>
          </table:table-cell>
          <table:table-cell table:formula="of:=COM.MICROSOFT.CONCAT([.G179]; INDIRECT(ADDRESS([.F179];3;1;;&quot;Se&quot;)))" office:value-type="string" office:string-value="" calcext:value-type="error">
            <text:p>#N/A</text:p>
          </table:table-cell>
          <table:table-cell/>
          <table:table-cell table:formula="of:=IFNA(LEN([.D179]);0)" office:value-type="float" office:value="0" calcext:value-type="float">
            <text:p>0</text:p>
          </table:table-cell>
          <table:table-cell table:formula="of:=IFNA(LEN([.H179]);0)" office:value-type="float" office:value="0" calcext:value-type="float">
            <text:p>0</text:p>
          </table:table-cell>
        </table:table-row>
        <table:table-row table:style-name="ro1">
          <table:table-cell table:formula="of:=DEC2HEX( ROW() - 1)" office:value-type="string" office:string-value="B3" calcext:value-type="string">
            <text:p>B3</text:p>
          </table:table-cell>
          <table:table-cell table:formula="of:=MATCH([.A180];[$Ev.$A$1:$Ev.$A$100];0)" office:value-type="string" office:string-value="" calcext:value-type="error">
            <text:p>#N/A</text:p>
          </table:table-cell>
          <table:table-cell table:formula="of:=IF(IFNA(IF(INDIRECT(ADDRESS([.B180];2;1;;&quot;Ev&quot;)) = &quot;EvReasonCode&quot;);0);&quot;Depricated_&quot;; &quot;&quot;)">
            <text:p/>
          </table:table-cell>
          <table:table-cell table:formula="of:=COM.MICROSOFT.CONCAT([.C180]; INDIRECT(ADDRESS([.B180];3;1;;&quot;Ev&quot;)))" office:value-type="string" office:string-value="" calcext:value-type="error">
            <text:p>#N/A</text:p>
          </table:table-cell>
          <table:table-cell/>
          <table:table-cell table:formula="of:=MATCH([.A180];[$Se.$A$1:$Se.$A$100];0)" office:value-type="string" office:string-value="" calcext:value-type="error">
            <text:p>#N/A</text:p>
          </table:table-cell>
          <table:table-cell table:formula="of:=IF(IFNA(IF(INDIRECT(ADDRESS([.F180];2;1;;&quot;Se&quot;)) = &quot;StReasonCode&quot;);0);&quot;Depricated_&quot;; &quot;&quot;)">
            <text:p/>
          </table:table-cell>
          <table:table-cell table:formula="of:=COM.MICROSOFT.CONCAT([.G180]; INDIRECT(ADDRESS([.F180];3;1;;&quot;Se&quot;)))" office:value-type="string" office:string-value="" calcext:value-type="error">
            <text:p>#N/A</text:p>
          </table:table-cell>
          <table:table-cell/>
          <table:table-cell table:formula="of:=IFNA(LEN([.D180]);0)" office:value-type="float" office:value="0" calcext:value-type="float">
            <text:p>0</text:p>
          </table:table-cell>
          <table:table-cell table:formula="of:=IFNA(LEN([.H180]);0)" office:value-type="float" office:value="0" calcext:value-type="float">
            <text:p>0</text:p>
          </table:table-cell>
        </table:table-row>
        <table:table-row table:style-name="ro1">
          <table:table-cell table:formula="of:=DEC2HEX( ROW() - 1)" office:value-type="string" office:string-value="B4" calcext:value-type="string">
            <text:p>B4</text:p>
          </table:table-cell>
          <table:table-cell table:formula="of:=MATCH([.A181];[$Ev.$A$1:$Ev.$A$100];0)" office:value-type="string" office:string-value="" calcext:value-type="error">
            <text:p>#N/A</text:p>
          </table:table-cell>
          <table:table-cell table:formula="of:=IF(IFNA(IF(INDIRECT(ADDRESS([.B181];2;1;;&quot;Ev&quot;)) = &quot;EvReasonCode&quot;);0);&quot;Depricated_&quot;; &quot;&quot;)">
            <text:p/>
          </table:table-cell>
          <table:table-cell table:formula="of:=COM.MICROSOFT.CONCAT([.C181]; INDIRECT(ADDRESS([.B181];3;1;;&quot;Ev&quot;)))" office:value-type="string" office:string-value="" calcext:value-type="error">
            <text:p>#N/A</text:p>
          </table:table-cell>
          <table:table-cell/>
          <table:table-cell table:formula="of:=MATCH([.A181];[$Se.$A$1:$Se.$A$100];0)" office:value-type="string" office:string-value="" calcext:value-type="error">
            <text:p>#N/A</text:p>
          </table:table-cell>
          <table:table-cell table:formula="of:=IF(IFNA(IF(INDIRECT(ADDRESS([.F181];2;1;;&quot;Se&quot;)) = &quot;StReasonCode&quot;);0);&quot;Depricated_&quot;; &quot;&quot;)">
            <text:p/>
          </table:table-cell>
          <table:table-cell table:formula="of:=COM.MICROSOFT.CONCAT([.G181]; INDIRECT(ADDRESS([.F181];3;1;;&quot;Se&quot;)))" office:value-type="string" office:string-value="" calcext:value-type="error">
            <text:p>#N/A</text:p>
          </table:table-cell>
          <table:table-cell/>
          <table:table-cell table:formula="of:=IFNA(LEN([.D181]);0)" office:value-type="float" office:value="0" calcext:value-type="float">
            <text:p>0</text:p>
          </table:table-cell>
          <table:table-cell table:formula="of:=IFNA(LEN([.H181]);0)" office:value-type="float" office:value="0" calcext:value-type="float">
            <text:p>0</text:p>
          </table:table-cell>
        </table:table-row>
        <table:table-row table:style-name="ro1">
          <table:table-cell table:formula="of:=DEC2HEX( ROW() - 1)" office:value-type="string" office:string-value="B5" calcext:value-type="string">
            <text:p>B5</text:p>
          </table:table-cell>
          <table:table-cell table:formula="of:=MATCH([.A182];[$Ev.$A$1:$Ev.$A$100];0)" office:value-type="string" office:string-value="" calcext:value-type="error">
            <text:p>#N/A</text:p>
          </table:table-cell>
          <table:table-cell table:formula="of:=IF(IFNA(IF(INDIRECT(ADDRESS([.B182];2;1;;&quot;Ev&quot;)) = &quot;EvReasonCode&quot;);0);&quot;Depricated_&quot;; &quot;&quot;)">
            <text:p/>
          </table:table-cell>
          <table:table-cell table:formula="of:=COM.MICROSOFT.CONCAT([.C182]; INDIRECT(ADDRESS([.B182];3;1;;&quot;Ev&quot;)))" office:value-type="string" office:string-value="" calcext:value-type="error">
            <text:p>#N/A</text:p>
          </table:table-cell>
          <table:table-cell/>
          <table:table-cell table:formula="of:=MATCH([.A182];[$Se.$A$1:$Se.$A$100];0)" office:value-type="string" office:string-value="" calcext:value-type="error">
            <text:p>#N/A</text:p>
          </table:table-cell>
          <table:table-cell table:formula="of:=IF(IFNA(IF(INDIRECT(ADDRESS([.F182];2;1;;&quot;Se&quot;)) = &quot;StReasonCode&quot;);0);&quot;Depricated_&quot;; &quot;&quot;)">
            <text:p/>
          </table:table-cell>
          <table:table-cell table:formula="of:=COM.MICROSOFT.CONCAT([.G182]; INDIRECT(ADDRESS([.F182];3;1;;&quot;Se&quot;)))" office:value-type="string" office:string-value="" calcext:value-type="error">
            <text:p>#N/A</text:p>
          </table:table-cell>
          <table:table-cell/>
          <table:table-cell table:formula="of:=IFNA(LEN([.D182]);0)" office:value-type="float" office:value="0" calcext:value-type="float">
            <text:p>0</text:p>
          </table:table-cell>
          <table:table-cell table:formula="of:=IFNA(LEN([.H182]);0)" office:value-type="float" office:value="0" calcext:value-type="float">
            <text:p>0</text:p>
          </table:table-cell>
        </table:table-row>
        <table:table-row table:style-name="ro1">
          <table:table-cell table:formula="of:=DEC2HEX( ROW() - 1)" office:value-type="string" office:string-value="B6" calcext:value-type="string">
            <text:p>B6</text:p>
          </table:table-cell>
          <table:table-cell table:formula="of:=MATCH([.A183];[$Ev.$A$1:$Ev.$A$100];0)" office:value-type="string" office:string-value="" calcext:value-type="error">
            <text:p>#N/A</text:p>
          </table:table-cell>
          <table:table-cell table:formula="of:=IF(IFNA(IF(INDIRECT(ADDRESS([.B183];2;1;;&quot;Ev&quot;)) = &quot;EvReasonCode&quot;);0);&quot;Depricated_&quot;; &quot;&quot;)">
            <text:p/>
          </table:table-cell>
          <table:table-cell table:formula="of:=COM.MICROSOFT.CONCAT([.C183]; INDIRECT(ADDRESS([.B183];3;1;;&quot;Ev&quot;)))" office:value-type="string" office:string-value="" calcext:value-type="error">
            <text:p>#N/A</text:p>
          </table:table-cell>
          <table:table-cell/>
          <table:table-cell table:formula="of:=MATCH([.A183];[$Se.$A$1:$Se.$A$100];0)" office:value-type="string" office:string-value="" calcext:value-type="error">
            <text:p>#N/A</text:p>
          </table:table-cell>
          <table:table-cell table:formula="of:=IF(IFNA(IF(INDIRECT(ADDRESS([.F183];2;1;;&quot;Se&quot;)) = &quot;StReasonCode&quot;);0);&quot;Depricated_&quot;; &quot;&quot;)">
            <text:p/>
          </table:table-cell>
          <table:table-cell table:formula="of:=COM.MICROSOFT.CONCAT([.G183]; INDIRECT(ADDRESS([.F183];3;1;;&quot;Se&quot;)))" office:value-type="string" office:string-value="" calcext:value-type="error">
            <text:p>#N/A</text:p>
          </table:table-cell>
          <table:table-cell/>
          <table:table-cell table:formula="of:=IFNA(LEN([.D183]);0)" office:value-type="float" office:value="0" calcext:value-type="float">
            <text:p>0</text:p>
          </table:table-cell>
          <table:table-cell table:formula="of:=IFNA(LEN([.H183]);0)" office:value-type="float" office:value="0" calcext:value-type="float">
            <text:p>0</text:p>
          </table:table-cell>
        </table:table-row>
        <table:table-row table:style-name="ro1">
          <table:table-cell table:formula="of:=DEC2HEX( ROW() - 1)" office:value-type="string" office:string-value="B7" calcext:value-type="string">
            <text:p>B7</text:p>
          </table:table-cell>
          <table:table-cell table:formula="of:=MATCH([.A184];[$Ev.$A$1:$Ev.$A$100];0)" office:value-type="string" office:string-value="" calcext:value-type="error">
            <text:p>#N/A</text:p>
          </table:table-cell>
          <table:table-cell table:formula="of:=IF(IFNA(IF(INDIRECT(ADDRESS([.B184];2;1;;&quot;Ev&quot;)) = &quot;EvReasonCode&quot;);0);&quot;Depricated_&quot;; &quot;&quot;)">
            <text:p/>
          </table:table-cell>
          <table:table-cell table:formula="of:=COM.MICROSOFT.CONCAT([.C184]; INDIRECT(ADDRESS([.B184];3;1;;&quot;Ev&quot;)))" office:value-type="string" office:string-value="" calcext:value-type="error">
            <text:p>#N/A</text:p>
          </table:table-cell>
          <table:table-cell/>
          <table:table-cell table:formula="of:=MATCH([.A184];[$Se.$A$1:$Se.$A$100];0)" office:value-type="string" office:string-value="" calcext:value-type="error">
            <text:p>#N/A</text:p>
          </table:table-cell>
          <table:table-cell table:formula="of:=IF(IFNA(IF(INDIRECT(ADDRESS([.F184];2;1;;&quot;Se&quot;)) = &quot;StReasonCode&quot;);0);&quot;Depricated_&quot;; &quot;&quot;)">
            <text:p/>
          </table:table-cell>
          <table:table-cell table:formula="of:=COM.MICROSOFT.CONCAT([.G184]; INDIRECT(ADDRESS([.F184];3;1;;&quot;Se&quot;)))" office:value-type="string" office:string-value="" calcext:value-type="error">
            <text:p>#N/A</text:p>
          </table:table-cell>
          <table:table-cell/>
          <table:table-cell table:formula="of:=IFNA(LEN([.D184]);0)" office:value-type="float" office:value="0" calcext:value-type="float">
            <text:p>0</text:p>
          </table:table-cell>
          <table:table-cell table:formula="of:=IFNA(LEN([.H184]);0)" office:value-type="float" office:value="0" calcext:value-type="float">
            <text:p>0</text:p>
          </table:table-cell>
        </table:table-row>
        <table:table-row table:style-name="ro1">
          <table:table-cell table:formula="of:=DEC2HEX( ROW() - 1)" office:value-type="string" office:string-value="B8" calcext:value-type="string">
            <text:p>B8</text:p>
          </table:table-cell>
          <table:table-cell table:formula="of:=MATCH([.A185];[$Ev.$A$1:$Ev.$A$100];0)" office:value-type="string" office:string-value="" calcext:value-type="error">
            <text:p>#N/A</text:p>
          </table:table-cell>
          <table:table-cell table:formula="of:=IF(IFNA(IF(INDIRECT(ADDRESS([.B185];2;1;;&quot;Ev&quot;)) = &quot;EvReasonCode&quot;);0);&quot;Depricated_&quot;; &quot;&quot;)">
            <text:p/>
          </table:table-cell>
          <table:table-cell table:formula="of:=COM.MICROSOFT.CONCAT([.C185]; INDIRECT(ADDRESS([.B185];3;1;;&quot;Ev&quot;)))" office:value-type="string" office:string-value="" calcext:value-type="error">
            <text:p>#N/A</text:p>
          </table:table-cell>
          <table:table-cell/>
          <table:table-cell table:formula="of:=MATCH([.A185];[$Se.$A$1:$Se.$A$100];0)" office:value-type="string" office:string-value="" calcext:value-type="error">
            <text:p>#N/A</text:p>
          </table:table-cell>
          <table:table-cell table:formula="of:=IF(IFNA(IF(INDIRECT(ADDRESS([.F185];2;1;;&quot;Se&quot;)) = &quot;StReasonCode&quot;);0);&quot;Depricated_&quot;; &quot;&quot;)">
            <text:p/>
          </table:table-cell>
          <table:table-cell table:formula="of:=COM.MICROSOFT.CONCAT([.G185]; INDIRECT(ADDRESS([.F185];3;1;;&quot;Se&quot;)))" office:value-type="string" office:string-value="" calcext:value-type="error">
            <text:p>#N/A</text:p>
          </table:table-cell>
          <table:table-cell/>
          <table:table-cell table:formula="of:=IFNA(LEN([.D185]);0)" office:value-type="float" office:value="0" calcext:value-type="float">
            <text:p>0</text:p>
          </table:table-cell>
          <table:table-cell table:formula="of:=IFNA(LEN([.H185]);0)" office:value-type="float" office:value="0" calcext:value-type="float">
            <text:p>0</text:p>
          </table:table-cell>
        </table:table-row>
        <table:table-row table:style-name="ro1">
          <table:table-cell table:formula="of:=DEC2HEX( ROW() - 1)" office:value-type="string" office:string-value="B9" calcext:value-type="string">
            <text:p>B9</text:p>
          </table:table-cell>
          <table:table-cell table:formula="of:=MATCH([.A186];[$Ev.$A$1:$Ev.$A$100];0)" office:value-type="string" office:string-value="" calcext:value-type="error">
            <text:p>#N/A</text:p>
          </table:table-cell>
          <table:table-cell table:formula="of:=IF(IFNA(IF(INDIRECT(ADDRESS([.B186];2;1;;&quot;Ev&quot;)) = &quot;EvReasonCode&quot;);0);&quot;Depricated_&quot;; &quot;&quot;)">
            <text:p/>
          </table:table-cell>
          <table:table-cell table:formula="of:=COM.MICROSOFT.CONCAT([.C186]; INDIRECT(ADDRESS([.B186];3;1;;&quot;Ev&quot;)))" office:value-type="string" office:string-value="" calcext:value-type="error">
            <text:p>#N/A</text:p>
          </table:table-cell>
          <table:table-cell/>
          <table:table-cell table:formula="of:=MATCH([.A186];[$Se.$A$1:$Se.$A$100];0)" office:value-type="string" office:string-value="" calcext:value-type="error">
            <text:p>#N/A</text:p>
          </table:table-cell>
          <table:table-cell table:formula="of:=IF(IFNA(IF(INDIRECT(ADDRESS([.F186];2;1;;&quot;Se&quot;)) = &quot;StReasonCode&quot;);0);&quot;Depricated_&quot;; &quot;&quot;)">
            <text:p/>
          </table:table-cell>
          <table:table-cell table:formula="of:=COM.MICROSOFT.CONCAT([.G186]; INDIRECT(ADDRESS([.F186];3;1;;&quot;Se&quot;)))" office:value-type="string" office:string-value="" calcext:value-type="error">
            <text:p>#N/A</text:p>
          </table:table-cell>
          <table:table-cell/>
          <table:table-cell table:formula="of:=IFNA(LEN([.D186]);0)" office:value-type="float" office:value="0" calcext:value-type="float">
            <text:p>0</text:p>
          </table:table-cell>
          <table:table-cell table:formula="of:=IFNA(LEN([.H186]);0)" office:value-type="float" office:value="0" calcext:value-type="float">
            <text:p>0</text:p>
          </table:table-cell>
        </table:table-row>
        <table:table-row table:style-name="ro1">
          <table:table-cell table:formula="of:=DEC2HEX( ROW() - 1)" office:value-type="string" office:string-value="BA" calcext:value-type="string">
            <text:p>BA</text:p>
          </table:table-cell>
          <table:table-cell table:formula="of:=MATCH([.A187];[$Ev.$A$1:$Ev.$A$100];0)" office:value-type="string" office:string-value="" calcext:value-type="error">
            <text:p>#N/A</text:p>
          </table:table-cell>
          <table:table-cell table:formula="of:=IF(IFNA(IF(INDIRECT(ADDRESS([.B187];2;1;;&quot;Ev&quot;)) = &quot;EvReasonCode&quot;);0);&quot;Depricated_&quot;; &quot;&quot;)">
            <text:p/>
          </table:table-cell>
          <table:table-cell table:formula="of:=COM.MICROSOFT.CONCAT([.C187]; INDIRECT(ADDRESS([.B187];3;1;;&quot;Ev&quot;)))" office:value-type="string" office:string-value="" calcext:value-type="error">
            <text:p>#N/A</text:p>
          </table:table-cell>
          <table:table-cell/>
          <table:table-cell table:formula="of:=MATCH([.A187];[$Se.$A$1:$Se.$A$100];0)" office:value-type="string" office:string-value="" calcext:value-type="error">
            <text:p>#N/A</text:p>
          </table:table-cell>
          <table:table-cell table:formula="of:=IF(IFNA(IF(INDIRECT(ADDRESS([.F187];2;1;;&quot;Se&quot;)) = &quot;StReasonCode&quot;);0);&quot;Depricated_&quot;; &quot;&quot;)">
            <text:p/>
          </table:table-cell>
          <table:table-cell table:formula="of:=COM.MICROSOFT.CONCAT([.G187]; INDIRECT(ADDRESS([.F187];3;1;;&quot;Se&quot;)))" office:value-type="string" office:string-value="" calcext:value-type="error">
            <text:p>#N/A</text:p>
          </table:table-cell>
          <table:table-cell/>
          <table:table-cell table:formula="of:=IFNA(LEN([.D187]);0)" office:value-type="float" office:value="0" calcext:value-type="float">
            <text:p>0</text:p>
          </table:table-cell>
          <table:table-cell table:formula="of:=IFNA(LEN([.H187]);0)" office:value-type="float" office:value="0" calcext:value-type="float">
            <text:p>0</text:p>
          </table:table-cell>
        </table:table-row>
        <table:table-row table:style-name="ro1">
          <table:table-cell table:formula="of:=DEC2HEX( ROW() - 1)" office:value-type="string" office:string-value="BB" calcext:value-type="string">
            <text:p>BB</text:p>
          </table:table-cell>
          <table:table-cell table:formula="of:=MATCH([.A188];[$Ev.$A$1:$Ev.$A$100];0)" office:value-type="string" office:string-value="" calcext:value-type="error">
            <text:p>#N/A</text:p>
          </table:table-cell>
          <table:table-cell table:formula="of:=IF(IFNA(IF(INDIRECT(ADDRESS([.B188];2;1;;&quot;Ev&quot;)) = &quot;EvReasonCode&quot;);0);&quot;Depricated_&quot;; &quot;&quot;)">
            <text:p/>
          </table:table-cell>
          <table:table-cell table:formula="of:=COM.MICROSOFT.CONCAT([.C188]; INDIRECT(ADDRESS([.B188];3;1;;&quot;Ev&quot;)))" office:value-type="string" office:string-value="" calcext:value-type="error">
            <text:p>#N/A</text:p>
          </table:table-cell>
          <table:table-cell/>
          <table:table-cell table:formula="of:=MATCH([.A188];[$Se.$A$1:$Se.$A$100];0)" office:value-type="string" office:string-value="" calcext:value-type="error">
            <text:p>#N/A</text:p>
          </table:table-cell>
          <table:table-cell table:formula="of:=IF(IFNA(IF(INDIRECT(ADDRESS([.F188];2;1;;&quot;Se&quot;)) = &quot;StReasonCode&quot;);0);&quot;Depricated_&quot;; &quot;&quot;)">
            <text:p/>
          </table:table-cell>
          <table:table-cell table:formula="of:=COM.MICROSOFT.CONCAT([.G188]; INDIRECT(ADDRESS([.F188];3;1;;&quot;Se&quot;)))" office:value-type="string" office:string-value="" calcext:value-type="error">
            <text:p>#N/A</text:p>
          </table:table-cell>
          <table:table-cell/>
          <table:table-cell table:formula="of:=IFNA(LEN([.D188]);0)" office:value-type="float" office:value="0" calcext:value-type="float">
            <text:p>0</text:p>
          </table:table-cell>
          <table:table-cell table:formula="of:=IFNA(LEN([.H188]);0)" office:value-type="float" office:value="0" calcext:value-type="float">
            <text:p>0</text:p>
          </table:table-cell>
        </table:table-row>
        <table:table-row table:style-name="ro1">
          <table:table-cell table:formula="of:=DEC2HEX( ROW() - 1)" office:value-type="string" office:string-value="BC" calcext:value-type="string">
            <text:p>BC</text:p>
          </table:table-cell>
          <table:table-cell table:formula="of:=MATCH([.A189];[$Ev.$A$1:$Ev.$A$100];0)" office:value-type="string" office:string-value="" calcext:value-type="error">
            <text:p>#N/A</text:p>
          </table:table-cell>
          <table:table-cell table:formula="of:=IF(IFNA(IF(INDIRECT(ADDRESS([.B189];2;1;;&quot;Ev&quot;)) = &quot;EvReasonCode&quot;);0);&quot;Depricated_&quot;; &quot;&quot;)">
            <text:p/>
          </table:table-cell>
          <table:table-cell table:formula="of:=COM.MICROSOFT.CONCAT([.C189]; INDIRECT(ADDRESS([.B189];3;1;;&quot;Ev&quot;)))" office:value-type="string" office:string-value="" calcext:value-type="error">
            <text:p>#N/A</text:p>
          </table:table-cell>
          <table:table-cell/>
          <table:table-cell table:formula="of:=MATCH([.A189];[$Se.$A$1:$Se.$A$100];0)" office:value-type="string" office:string-value="" calcext:value-type="error">
            <text:p>#N/A</text:p>
          </table:table-cell>
          <table:table-cell table:formula="of:=IF(IFNA(IF(INDIRECT(ADDRESS([.F189];2;1;;&quot;Se&quot;)) = &quot;StReasonCode&quot;);0);&quot;Depricated_&quot;; &quot;&quot;)">
            <text:p/>
          </table:table-cell>
          <table:table-cell table:formula="of:=COM.MICROSOFT.CONCAT([.G189]; INDIRECT(ADDRESS([.F189];3;1;;&quot;Se&quot;)))" office:value-type="string" office:string-value="" calcext:value-type="error">
            <text:p>#N/A</text:p>
          </table:table-cell>
          <table:table-cell/>
          <table:table-cell table:formula="of:=IFNA(LEN([.D189]);0)" office:value-type="float" office:value="0" calcext:value-type="float">
            <text:p>0</text:p>
          </table:table-cell>
          <table:table-cell table:formula="of:=IFNA(LEN([.H189]);0)" office:value-type="float" office:value="0" calcext:value-type="float">
            <text:p>0</text:p>
          </table:table-cell>
        </table:table-row>
        <table:table-row table:style-name="ro1">
          <table:table-cell table:formula="of:=DEC2HEX( ROW() - 1)" office:value-type="string" office:string-value="BD" calcext:value-type="string">
            <text:p>BD</text:p>
          </table:table-cell>
          <table:table-cell table:formula="of:=MATCH([.A190];[$Ev.$A$1:$Ev.$A$100];0)" office:value-type="string" office:string-value="" calcext:value-type="error">
            <text:p>#N/A</text:p>
          </table:table-cell>
          <table:table-cell table:formula="of:=IF(IFNA(IF(INDIRECT(ADDRESS([.B190];2;1;;&quot;Ev&quot;)) = &quot;EvReasonCode&quot;);0);&quot;Depricated_&quot;; &quot;&quot;)">
            <text:p/>
          </table:table-cell>
          <table:table-cell table:formula="of:=COM.MICROSOFT.CONCAT([.C190]; INDIRECT(ADDRESS([.B190];3;1;;&quot;Ev&quot;)))" office:value-type="string" office:string-value="" calcext:value-type="error">
            <text:p>#N/A</text:p>
          </table:table-cell>
          <table:table-cell/>
          <table:table-cell table:formula="of:=MATCH([.A190];[$Se.$A$1:$Se.$A$100];0)" office:value-type="string" office:string-value="" calcext:value-type="error">
            <text:p>#N/A</text:p>
          </table:table-cell>
          <table:table-cell table:formula="of:=IF(IFNA(IF(INDIRECT(ADDRESS([.F190];2;1;;&quot;Se&quot;)) = &quot;StReasonCode&quot;);0);&quot;Depricated_&quot;; &quot;&quot;)">
            <text:p/>
          </table:table-cell>
          <table:table-cell table:formula="of:=COM.MICROSOFT.CONCAT([.G190]; INDIRECT(ADDRESS([.F190];3;1;;&quot;Se&quot;)))" office:value-type="string" office:string-value="" calcext:value-type="error">
            <text:p>#N/A</text:p>
          </table:table-cell>
          <table:table-cell/>
          <table:table-cell table:formula="of:=IFNA(LEN([.D190]);0)" office:value-type="float" office:value="0" calcext:value-type="float">
            <text:p>0</text:p>
          </table:table-cell>
          <table:table-cell table:formula="of:=IFNA(LEN([.H190]);0)" office:value-type="float" office:value="0" calcext:value-type="float">
            <text:p>0</text:p>
          </table:table-cell>
        </table:table-row>
        <table:table-row table:style-name="ro1">
          <table:table-cell table:formula="of:=DEC2HEX( ROW() - 1)" office:value-type="string" office:string-value="BE" calcext:value-type="string">
            <text:p>BE</text:p>
          </table:table-cell>
          <table:table-cell table:formula="of:=MATCH([.A191];[$Ev.$A$1:$Ev.$A$100];0)" office:value-type="string" office:string-value="" calcext:value-type="error">
            <text:p>#N/A</text:p>
          </table:table-cell>
          <table:table-cell table:formula="of:=IF(IFNA(IF(INDIRECT(ADDRESS([.B191];2;1;;&quot;Ev&quot;)) = &quot;EvReasonCode&quot;);0);&quot;Depricated_&quot;; &quot;&quot;)">
            <text:p/>
          </table:table-cell>
          <table:table-cell table:formula="of:=COM.MICROSOFT.CONCAT([.C191]; INDIRECT(ADDRESS([.B191];3;1;;&quot;Ev&quot;)))" office:value-type="string" office:string-value="" calcext:value-type="error">
            <text:p>#N/A</text:p>
          </table:table-cell>
          <table:table-cell/>
          <table:table-cell table:formula="of:=MATCH([.A191];[$Se.$A$1:$Se.$A$100];0)" office:value-type="string" office:string-value="" calcext:value-type="error">
            <text:p>#N/A</text:p>
          </table:table-cell>
          <table:table-cell table:formula="of:=IF(IFNA(IF(INDIRECT(ADDRESS([.F191];2;1;;&quot;Se&quot;)) = &quot;StReasonCode&quot;);0);&quot;Depricated_&quot;; &quot;&quot;)">
            <text:p/>
          </table:table-cell>
          <table:table-cell table:formula="of:=COM.MICROSOFT.CONCAT([.G191]; INDIRECT(ADDRESS([.F191];3;1;;&quot;Se&quot;)))" office:value-type="string" office:string-value="" calcext:value-type="error">
            <text:p>#N/A</text:p>
          </table:table-cell>
          <table:table-cell/>
          <table:table-cell table:formula="of:=IFNA(LEN([.D191]);0)" office:value-type="float" office:value="0" calcext:value-type="float">
            <text:p>0</text:p>
          </table:table-cell>
          <table:table-cell table:formula="of:=IFNA(LEN([.H191]);0)" office:value-type="float" office:value="0" calcext:value-type="float">
            <text:p>0</text:p>
          </table:table-cell>
        </table:table-row>
        <table:table-row table:style-name="ro1">
          <table:table-cell table:formula="of:=DEC2HEX( ROW() - 1)" office:value-type="string" office:string-value="BF" calcext:value-type="string">
            <text:p>BF</text:p>
          </table:table-cell>
          <table:table-cell table:formula="of:=MATCH([.A192];[$Ev.$A$1:$Ev.$A$100];0)" office:value-type="string" office:string-value="" calcext:value-type="error">
            <text:p>#N/A</text:p>
          </table:table-cell>
          <table:table-cell table:formula="of:=IF(IFNA(IF(INDIRECT(ADDRESS([.B192];2;1;;&quot;Ev&quot;)) = &quot;EvReasonCode&quot;);0);&quot;Depricated_&quot;; &quot;&quot;)">
            <text:p/>
          </table:table-cell>
          <table:table-cell table:formula="of:=COM.MICROSOFT.CONCAT([.C192]; INDIRECT(ADDRESS([.B192];3;1;;&quot;Ev&quot;)))" office:value-type="string" office:string-value="" calcext:value-type="error">
            <text:p>#N/A</text:p>
          </table:table-cell>
          <table:table-cell/>
          <table:table-cell table:formula="of:=MATCH([.A192];[$Se.$A$1:$Se.$A$100];0)" office:value-type="string" office:string-value="" calcext:value-type="error">
            <text:p>#N/A</text:p>
          </table:table-cell>
          <table:table-cell table:formula="of:=IF(IFNA(IF(INDIRECT(ADDRESS([.F192];2;1;;&quot;Se&quot;)) = &quot;StReasonCode&quot;);0);&quot;Depricated_&quot;; &quot;&quot;)">
            <text:p/>
          </table:table-cell>
          <table:table-cell table:formula="of:=COM.MICROSOFT.CONCAT([.G192]; INDIRECT(ADDRESS([.F192];3;1;;&quot;Se&quot;)))" office:value-type="string" office:string-value="" calcext:value-type="error">
            <text:p>#N/A</text:p>
          </table:table-cell>
          <table:table-cell/>
          <table:table-cell table:formula="of:=IFNA(LEN([.D192]);0)" office:value-type="float" office:value="0" calcext:value-type="float">
            <text:p>0</text:p>
          </table:table-cell>
          <table:table-cell table:formula="of:=IFNA(LEN([.H192]);0)" office:value-type="float" office:value="0" calcext:value-type="float">
            <text:p>0</text:p>
          </table:table-cell>
        </table:table-row>
        <table:table-row table:style-name="ro1">
          <table:table-cell table:formula="of:=DEC2HEX( ROW() - 1)" office:value-type="string" office:string-value="C0" calcext:value-type="string">
            <text:p>C0</text:p>
          </table:table-cell>
          <table:table-cell table:formula="of:=MATCH([.A193];[$Ev.$A$1:$Ev.$A$100];0)" office:value-type="string" office:string-value="" calcext:value-type="error">
            <text:p>#N/A</text:p>
          </table:table-cell>
          <table:table-cell table:formula="of:=IF(IFNA(IF(INDIRECT(ADDRESS([.B193];2;1;;&quot;Ev&quot;)) = &quot;EvReasonCode&quot;);0);&quot;Depricated_&quot;; &quot;&quot;)">
            <text:p/>
          </table:table-cell>
          <table:table-cell table:formula="of:=COM.MICROSOFT.CONCAT([.C193]; INDIRECT(ADDRESS([.B193];3;1;;&quot;Ev&quot;)))" office:value-type="string" office:string-value="" calcext:value-type="error">
            <text:p>#N/A</text:p>
          </table:table-cell>
          <table:table-cell/>
          <table:table-cell table:formula="of:=MATCH([.A193];[$Se.$A$1:$Se.$A$100];0)" office:value-type="string" office:string-value="" calcext:value-type="error">
            <text:p>#N/A</text:p>
          </table:table-cell>
          <table:table-cell table:formula="of:=IF(IFNA(IF(INDIRECT(ADDRESS([.F193];2;1;;&quot;Se&quot;)) = &quot;StReasonCode&quot;);0);&quot;Depricated_&quot;; &quot;&quot;)">
            <text:p/>
          </table:table-cell>
          <table:table-cell table:formula="of:=COM.MICROSOFT.CONCAT([.G193]; INDIRECT(ADDRESS([.F193];3;1;;&quot;Se&quot;)))" office:value-type="string" office:string-value="" calcext:value-type="error">
            <text:p>#N/A</text:p>
          </table:table-cell>
          <table:table-cell/>
          <table:table-cell table:formula="of:=IFNA(LEN([.D193]);0)" office:value-type="float" office:value="0" calcext:value-type="float">
            <text:p>0</text:p>
          </table:table-cell>
          <table:table-cell table:formula="of:=IFNA(LEN([.H193]);0)" office:value-type="float" office:value="0" calcext:value-type="float">
            <text:p>0</text:p>
          </table:table-cell>
        </table:table-row>
        <table:table-row table:style-name="ro1">
          <table:table-cell table:formula="of:=DEC2HEX( ROW() - 1)" office:value-type="string" office:string-value="C1" calcext:value-type="string">
            <text:p>C1</text:p>
          </table:table-cell>
          <table:table-cell table:formula="of:=MATCH([.A194];[$Ev.$A$1:$Ev.$A$100];0)" office:value-type="string" office:string-value="" calcext:value-type="error">
            <text:p>#N/A</text:p>
          </table:table-cell>
          <table:table-cell table:formula="of:=IF(IFNA(IF(INDIRECT(ADDRESS([.B194];2;1;;&quot;Ev&quot;)) = &quot;EvReasonCode&quot;);0);&quot;Depricated_&quot;; &quot;&quot;)">
            <text:p/>
          </table:table-cell>
          <table:table-cell table:formula="of:=COM.MICROSOFT.CONCAT([.C194]; INDIRECT(ADDRESS([.B194];3;1;;&quot;Ev&quot;)))" office:value-type="string" office:string-value="" calcext:value-type="error">
            <text:p>#N/A</text:p>
          </table:table-cell>
          <table:table-cell/>
          <table:table-cell table:formula="of:=MATCH([.A194];[$Se.$A$1:$Se.$A$100];0)" office:value-type="string" office:string-value="" calcext:value-type="error">
            <text:p>#N/A</text:p>
          </table:table-cell>
          <table:table-cell table:formula="of:=IF(IFNA(IF(INDIRECT(ADDRESS([.F194];2;1;;&quot;Se&quot;)) = &quot;StReasonCode&quot;);0);&quot;Depricated_&quot;; &quot;&quot;)">
            <text:p/>
          </table:table-cell>
          <table:table-cell table:formula="of:=COM.MICROSOFT.CONCAT([.G194]; INDIRECT(ADDRESS([.F194];3;1;;&quot;Se&quot;)))" office:value-type="string" office:string-value="" calcext:value-type="error">
            <text:p>#N/A</text:p>
          </table:table-cell>
          <table:table-cell/>
          <table:table-cell table:formula="of:=IFNA(LEN([.D194]);0)" office:value-type="float" office:value="0" calcext:value-type="float">
            <text:p>0</text:p>
          </table:table-cell>
          <table:table-cell table:formula="of:=IFNA(LEN([.H194]);0)" office:value-type="float" office:value="0" calcext:value-type="float">
            <text:p>0</text:p>
          </table:table-cell>
        </table:table-row>
        <table:table-row table:style-name="ro1">
          <table:table-cell table:formula="of:=DEC2HEX( ROW() - 1)" office:value-type="string" office:string-value="C2" calcext:value-type="string">
            <text:p>C2</text:p>
          </table:table-cell>
          <table:table-cell table:formula="of:=MATCH([.A195];[$Ev.$A$1:$Ev.$A$100];0)" office:value-type="string" office:string-value="" calcext:value-type="error">
            <text:p>#N/A</text:p>
          </table:table-cell>
          <table:table-cell table:formula="of:=IF(IFNA(IF(INDIRECT(ADDRESS([.B195];2;1;;&quot;Ev&quot;)) = &quot;EvReasonCode&quot;);0);&quot;Depricated_&quot;; &quot;&quot;)">
            <text:p/>
          </table:table-cell>
          <table:table-cell table:formula="of:=COM.MICROSOFT.CONCAT([.C195]; INDIRECT(ADDRESS([.B195];3;1;;&quot;Ev&quot;)))" office:value-type="string" office:string-value="" calcext:value-type="error">
            <text:p>#N/A</text:p>
          </table:table-cell>
          <table:table-cell/>
          <table:table-cell table:formula="of:=MATCH([.A195];[$Se.$A$1:$Se.$A$100];0)" office:value-type="string" office:string-value="" calcext:value-type="error">
            <text:p>#N/A</text:p>
          </table:table-cell>
          <table:table-cell table:formula="of:=IF(IFNA(IF(INDIRECT(ADDRESS([.F195];2;1;;&quot;Se&quot;)) = &quot;StReasonCode&quot;);0);&quot;Depricated_&quot;; &quot;&quot;)">
            <text:p/>
          </table:table-cell>
          <table:table-cell table:formula="of:=COM.MICROSOFT.CONCAT([.G195]; INDIRECT(ADDRESS([.F195];3;1;;&quot;Se&quot;)))" office:value-type="string" office:string-value="" calcext:value-type="error">
            <text:p>#N/A</text:p>
          </table:table-cell>
          <table:table-cell/>
          <table:table-cell table:formula="of:=IFNA(LEN([.D195]);0)" office:value-type="float" office:value="0" calcext:value-type="float">
            <text:p>0</text:p>
          </table:table-cell>
          <table:table-cell table:formula="of:=IFNA(LEN([.H195]);0)" office:value-type="float" office:value="0" calcext:value-type="float">
            <text:p>0</text:p>
          </table:table-cell>
        </table:table-row>
        <table:table-row table:style-name="ro1">
          <table:table-cell table:formula="of:=DEC2HEX( ROW() - 1)" office:value-type="string" office:string-value="C3" calcext:value-type="string">
            <text:p>C3</text:p>
          </table:table-cell>
          <table:table-cell table:formula="of:=MATCH([.A196];[$Ev.$A$1:$Ev.$A$100];0)" office:value-type="string" office:string-value="" calcext:value-type="error">
            <text:p>#N/A</text:p>
          </table:table-cell>
          <table:table-cell table:formula="of:=IF(IFNA(IF(INDIRECT(ADDRESS([.B196];2;1;;&quot;Ev&quot;)) = &quot;EvReasonCode&quot;);0);&quot;Depricated_&quot;; &quot;&quot;)">
            <text:p/>
          </table:table-cell>
          <table:table-cell table:formula="of:=COM.MICROSOFT.CONCAT([.C196]; INDIRECT(ADDRESS([.B196];3;1;;&quot;Ev&quot;)))" office:value-type="string" office:string-value="" calcext:value-type="error">
            <text:p>#N/A</text:p>
          </table:table-cell>
          <table:table-cell/>
          <table:table-cell table:formula="of:=MATCH([.A196];[$Se.$A$1:$Se.$A$100];0)" office:value-type="string" office:string-value="" calcext:value-type="error">
            <text:p>#N/A</text:p>
          </table:table-cell>
          <table:table-cell table:formula="of:=IF(IFNA(IF(INDIRECT(ADDRESS([.F196];2;1;;&quot;Se&quot;)) = &quot;StReasonCode&quot;);0);&quot;Depricated_&quot;; &quot;&quot;)">
            <text:p/>
          </table:table-cell>
          <table:table-cell table:formula="of:=COM.MICROSOFT.CONCAT([.G196]; INDIRECT(ADDRESS([.F196];3;1;;&quot;Se&quot;)))" office:value-type="string" office:string-value="" calcext:value-type="error">
            <text:p>#N/A</text:p>
          </table:table-cell>
          <table:table-cell/>
          <table:table-cell table:formula="of:=IFNA(LEN([.D196]);0)" office:value-type="float" office:value="0" calcext:value-type="float">
            <text:p>0</text:p>
          </table:table-cell>
          <table:table-cell table:formula="of:=IFNA(LEN([.H196]);0)" office:value-type="float" office:value="0" calcext:value-type="float">
            <text:p>0</text:p>
          </table:table-cell>
        </table:table-row>
        <table:table-row table:style-name="ro1">
          <table:table-cell table:formula="of:=DEC2HEX( ROW() - 1)" office:value-type="string" office:string-value="C4" calcext:value-type="string">
            <text:p>C4</text:p>
          </table:table-cell>
          <table:table-cell table:formula="of:=MATCH([.A197];[$Ev.$A$1:$Ev.$A$100];0)" office:value-type="string" office:string-value="" calcext:value-type="error">
            <text:p>#N/A</text:p>
          </table:table-cell>
          <table:table-cell table:formula="of:=IF(IFNA(IF(INDIRECT(ADDRESS([.B197];2;1;;&quot;Ev&quot;)) = &quot;EvReasonCode&quot;);0);&quot;Depricated_&quot;; &quot;&quot;)">
            <text:p/>
          </table:table-cell>
          <table:table-cell table:formula="of:=COM.MICROSOFT.CONCAT([.C197]; INDIRECT(ADDRESS([.B197];3;1;;&quot;Ev&quot;)))" office:value-type="string" office:string-value="" calcext:value-type="error">
            <text:p>#N/A</text:p>
          </table:table-cell>
          <table:table-cell/>
          <table:table-cell table:formula="of:=MATCH([.A197];[$Se.$A$1:$Se.$A$100];0)" office:value-type="string" office:string-value="" calcext:value-type="error">
            <text:p>#N/A</text:p>
          </table:table-cell>
          <table:table-cell table:formula="of:=IF(IFNA(IF(INDIRECT(ADDRESS([.F197];2;1;;&quot;Se&quot;)) = &quot;StReasonCode&quot;);0);&quot;Depricated_&quot;; &quot;&quot;)">
            <text:p/>
          </table:table-cell>
          <table:table-cell table:formula="of:=COM.MICROSOFT.CONCAT([.G197]; INDIRECT(ADDRESS([.F197];3;1;;&quot;Se&quot;)))" office:value-type="string" office:string-value="" calcext:value-type="error">
            <text:p>#N/A</text:p>
          </table:table-cell>
          <table:table-cell/>
          <table:table-cell table:formula="of:=IFNA(LEN([.D197]);0)" office:value-type="float" office:value="0" calcext:value-type="float">
            <text:p>0</text:p>
          </table:table-cell>
          <table:table-cell table:formula="of:=IFNA(LEN([.H197]);0)" office:value-type="float" office:value="0" calcext:value-type="float">
            <text:p>0</text:p>
          </table:table-cell>
        </table:table-row>
        <table:table-row table:style-name="ro1">
          <table:table-cell table:formula="of:=DEC2HEX( ROW() - 1)" office:value-type="string" office:string-value="C5" calcext:value-type="string">
            <text:p>C5</text:p>
          </table:table-cell>
          <table:table-cell table:formula="of:=MATCH([.A198];[$Ev.$A$1:$Ev.$A$100];0)" office:value-type="string" office:string-value="" calcext:value-type="error">
            <text:p>#N/A</text:p>
          </table:table-cell>
          <table:table-cell table:formula="of:=IF(IFNA(IF(INDIRECT(ADDRESS([.B198];2;1;;&quot;Ev&quot;)) = &quot;EvReasonCode&quot;);0);&quot;Depricated_&quot;; &quot;&quot;)">
            <text:p/>
          </table:table-cell>
          <table:table-cell table:formula="of:=COM.MICROSOFT.CONCAT([.C198]; INDIRECT(ADDRESS([.B198];3;1;;&quot;Ev&quot;)))" office:value-type="string" office:string-value="" calcext:value-type="error">
            <text:p>#N/A</text:p>
          </table:table-cell>
          <table:table-cell/>
          <table:table-cell table:formula="of:=MATCH([.A198];[$Se.$A$1:$Se.$A$100];0)" office:value-type="string" office:string-value="" calcext:value-type="error">
            <text:p>#N/A</text:p>
          </table:table-cell>
          <table:table-cell table:formula="of:=IF(IFNA(IF(INDIRECT(ADDRESS([.F198];2;1;;&quot;Se&quot;)) = &quot;StReasonCode&quot;);0);&quot;Depricated_&quot;; &quot;&quot;)">
            <text:p/>
          </table:table-cell>
          <table:table-cell table:formula="of:=COM.MICROSOFT.CONCAT([.G198]; INDIRECT(ADDRESS([.F198];3;1;;&quot;Se&quot;)))" office:value-type="string" office:string-value="" calcext:value-type="error">
            <text:p>#N/A</text:p>
          </table:table-cell>
          <table:table-cell/>
          <table:table-cell table:formula="of:=IFNA(LEN([.D198]);0)" office:value-type="float" office:value="0" calcext:value-type="float">
            <text:p>0</text:p>
          </table:table-cell>
          <table:table-cell table:formula="of:=IFNA(LEN([.H198]);0)" office:value-type="float" office:value="0" calcext:value-type="float">
            <text:p>0</text:p>
          </table:table-cell>
        </table:table-row>
        <table:table-row table:style-name="ro1">
          <table:table-cell table:formula="of:=DEC2HEX( ROW() - 1)" office:value-type="string" office:string-value="C6" calcext:value-type="string">
            <text:p>C6</text:p>
          </table:table-cell>
          <table:table-cell table:formula="of:=MATCH([.A199];[$Ev.$A$1:$Ev.$A$100];0)" office:value-type="string" office:string-value="" calcext:value-type="error">
            <text:p>#N/A</text:p>
          </table:table-cell>
          <table:table-cell table:formula="of:=IF(IFNA(IF(INDIRECT(ADDRESS([.B199];2;1;;&quot;Ev&quot;)) = &quot;EvReasonCode&quot;);0);&quot;Depricated_&quot;; &quot;&quot;)">
            <text:p/>
          </table:table-cell>
          <table:table-cell table:formula="of:=COM.MICROSOFT.CONCAT([.C199]; INDIRECT(ADDRESS([.B199];3;1;;&quot;Ev&quot;)))" office:value-type="string" office:string-value="" calcext:value-type="error">
            <text:p>#N/A</text:p>
          </table:table-cell>
          <table:table-cell/>
          <table:table-cell table:formula="of:=MATCH([.A199];[$Se.$A$1:$Se.$A$100];0)" office:value-type="string" office:string-value="" calcext:value-type="error">
            <text:p>#N/A</text:p>
          </table:table-cell>
          <table:table-cell table:formula="of:=IF(IFNA(IF(INDIRECT(ADDRESS([.F199];2;1;;&quot;Se&quot;)) = &quot;StReasonCode&quot;);0);&quot;Depricated_&quot;; &quot;&quot;)">
            <text:p/>
          </table:table-cell>
          <table:table-cell table:formula="of:=COM.MICROSOFT.CONCAT([.G199]; INDIRECT(ADDRESS([.F199];3;1;;&quot;Se&quot;)))" office:value-type="string" office:string-value="" calcext:value-type="error">
            <text:p>#N/A</text:p>
          </table:table-cell>
          <table:table-cell/>
          <table:table-cell table:formula="of:=IFNA(LEN([.D199]);0)" office:value-type="float" office:value="0" calcext:value-type="float">
            <text:p>0</text:p>
          </table:table-cell>
          <table:table-cell table:formula="of:=IFNA(LEN([.H199]);0)" office:value-type="float" office:value="0" calcext:value-type="float">
            <text:p>0</text:p>
          </table:table-cell>
        </table:table-row>
        <table:table-row table:style-name="ro1">
          <table:table-cell table:formula="of:=DEC2HEX( ROW() - 1)" office:value-type="string" office:string-value="C7" calcext:value-type="string">
            <text:p>C7</text:p>
          </table:table-cell>
          <table:table-cell table:formula="of:=MATCH([.A200];[$Ev.$A$1:$Ev.$A$100];0)" office:value-type="string" office:string-value="" calcext:value-type="error">
            <text:p>#N/A</text:p>
          </table:table-cell>
          <table:table-cell table:formula="of:=IF(IFNA(IF(INDIRECT(ADDRESS([.B200];2;1;;&quot;Ev&quot;)) = &quot;EvReasonCode&quot;);0);&quot;Depricated_&quot;; &quot;&quot;)">
            <text:p/>
          </table:table-cell>
          <table:table-cell table:formula="of:=COM.MICROSOFT.CONCAT([.C200]; INDIRECT(ADDRESS([.B200];3;1;;&quot;Ev&quot;)))" office:value-type="string" office:string-value="" calcext:value-type="error">
            <text:p>#N/A</text:p>
          </table:table-cell>
          <table:table-cell/>
          <table:table-cell table:formula="of:=MATCH([.A200];[$Se.$A$1:$Se.$A$100];0)" office:value-type="string" office:string-value="" calcext:value-type="error">
            <text:p>#N/A</text:p>
          </table:table-cell>
          <table:table-cell table:formula="of:=IF(IFNA(IF(INDIRECT(ADDRESS([.F200];2;1;;&quot;Se&quot;)) = &quot;StReasonCode&quot;);0);&quot;Depricated_&quot;; &quot;&quot;)">
            <text:p/>
          </table:table-cell>
          <table:table-cell table:formula="of:=COM.MICROSOFT.CONCAT([.G200]; INDIRECT(ADDRESS([.F200];3;1;;&quot;Se&quot;)))" office:value-type="string" office:string-value="" calcext:value-type="error">
            <text:p>#N/A</text:p>
          </table:table-cell>
          <table:table-cell/>
          <table:table-cell table:formula="of:=IFNA(LEN([.D200]);0)" office:value-type="float" office:value="0" calcext:value-type="float">
            <text:p>0</text:p>
          </table:table-cell>
          <table:table-cell table:formula="of:=IFNA(LEN([.H200]);0)" office:value-type="float" office:value="0" calcext:value-type="float">
            <text:p>0</text:p>
          </table:table-cell>
        </table:table-row>
        <table:table-row table:style-name="ro1">
          <table:table-cell table:formula="of:=DEC2HEX( ROW() - 1)" office:value-type="string" office:string-value="C8" calcext:value-type="string">
            <text:p>C8</text:p>
          </table:table-cell>
          <table:table-cell table:formula="of:=MATCH([.A201];[$Ev.$A$1:$Ev.$A$100];0)" office:value-type="string" office:string-value="" calcext:value-type="error">
            <text:p>#N/A</text:p>
          </table:table-cell>
          <table:table-cell table:formula="of:=IF(IFNA(IF(INDIRECT(ADDRESS([.B201];2;1;;&quot;Ev&quot;)) = &quot;EvReasonCode&quot;);0);&quot;Depricated_&quot;; &quot;&quot;)">
            <text:p/>
          </table:table-cell>
          <table:table-cell table:formula="of:=COM.MICROSOFT.CONCAT([.C201]; INDIRECT(ADDRESS([.B201];3;1;;&quot;Ev&quot;)))" office:value-type="string" office:string-value="" calcext:value-type="error">
            <text:p>#N/A</text:p>
          </table:table-cell>
          <table:table-cell/>
          <table:table-cell table:formula="of:=MATCH([.A201];[$Se.$A$1:$Se.$A$100];0)" office:value-type="string" office:string-value="" calcext:value-type="error">
            <text:p>#N/A</text:p>
          </table:table-cell>
          <table:table-cell table:formula="of:=IF(IFNA(IF(INDIRECT(ADDRESS([.F201];2;1;;&quot;Se&quot;)) = &quot;StReasonCode&quot;);0);&quot;Depricated_&quot;; &quot;&quot;)">
            <text:p/>
          </table:table-cell>
          <table:table-cell table:formula="of:=COM.MICROSOFT.CONCAT([.G201]; INDIRECT(ADDRESS([.F201];3;1;;&quot;Se&quot;)))" office:value-type="string" office:string-value="" calcext:value-type="error">
            <text:p>#N/A</text:p>
          </table:table-cell>
          <table:table-cell/>
          <table:table-cell table:formula="of:=IFNA(LEN([.D201]);0)" office:value-type="float" office:value="0" calcext:value-type="float">
            <text:p>0</text:p>
          </table:table-cell>
          <table:table-cell table:formula="of:=IFNA(LEN([.H201]);0)" office:value-type="float" office:value="0" calcext:value-type="float">
            <text:p>0</text:p>
          </table:table-cell>
        </table:table-row>
        <table:table-row table:style-name="ro1">
          <table:table-cell table:formula="of:=DEC2HEX( ROW() - 1)" office:value-type="string" office:string-value="C9" calcext:value-type="string">
            <text:p>C9</text:p>
          </table:table-cell>
          <table:table-cell table:formula="of:=MATCH([.A202];[$Ev.$A$1:$Ev.$A$100];0)" office:value-type="string" office:string-value="" calcext:value-type="error">
            <text:p>#N/A</text:p>
          </table:table-cell>
          <table:table-cell table:formula="of:=IF(IFNA(IF(INDIRECT(ADDRESS([.B202];2;1;;&quot;Ev&quot;)) = &quot;EvReasonCode&quot;);0);&quot;Depricated_&quot;; &quot;&quot;)">
            <text:p/>
          </table:table-cell>
          <table:table-cell table:formula="of:=COM.MICROSOFT.CONCAT([.C202]; INDIRECT(ADDRESS([.B202];3;1;;&quot;Ev&quot;)))" office:value-type="string" office:string-value="" calcext:value-type="error">
            <text:p>#N/A</text:p>
          </table:table-cell>
          <table:table-cell/>
          <table:table-cell table:formula="of:=MATCH([.A202];[$Se.$A$1:$Se.$A$100];0)" office:value-type="string" office:string-value="" calcext:value-type="error">
            <text:p>#N/A</text:p>
          </table:table-cell>
          <table:table-cell table:formula="of:=IF(IFNA(IF(INDIRECT(ADDRESS([.F202];2;1;;&quot;Se&quot;)) = &quot;StReasonCode&quot;);0);&quot;Depricated_&quot;; &quot;&quot;)">
            <text:p/>
          </table:table-cell>
          <table:table-cell table:formula="of:=COM.MICROSOFT.CONCAT([.G202]; INDIRECT(ADDRESS([.F202];3;1;;&quot;Se&quot;)))" office:value-type="string" office:string-value="" calcext:value-type="error">
            <text:p>#N/A</text:p>
          </table:table-cell>
          <table:table-cell/>
          <table:table-cell table:formula="of:=IFNA(LEN([.D202]);0)" office:value-type="float" office:value="0" calcext:value-type="float">
            <text:p>0</text:p>
          </table:table-cell>
          <table:table-cell table:formula="of:=IFNA(LEN([.H202]);0)" office:value-type="float" office:value="0" calcext:value-type="float">
            <text:p>0</text:p>
          </table:table-cell>
        </table:table-row>
        <table:table-row table:style-name="ro1">
          <table:table-cell table:formula="of:=DEC2HEX( ROW() - 1)" office:value-type="string" office:string-value="CA" calcext:value-type="string">
            <text:p>CA</text:p>
          </table:table-cell>
          <table:table-cell table:formula="of:=MATCH([.A203];[$Ev.$A$1:$Ev.$A$100];0)" office:value-type="string" office:string-value="" calcext:value-type="error">
            <text:p>#N/A</text:p>
          </table:table-cell>
          <table:table-cell table:formula="of:=IF(IFNA(IF(INDIRECT(ADDRESS([.B203];2;1;;&quot;Ev&quot;)) = &quot;EvReasonCode&quot;);0);&quot;Depricated_&quot;; &quot;&quot;)">
            <text:p/>
          </table:table-cell>
          <table:table-cell table:formula="of:=COM.MICROSOFT.CONCAT([.C203]; INDIRECT(ADDRESS([.B203];3;1;;&quot;Ev&quot;)))" office:value-type="string" office:string-value="" calcext:value-type="error">
            <text:p>#N/A</text:p>
          </table:table-cell>
          <table:table-cell/>
          <table:table-cell table:formula="of:=MATCH([.A203];[$Se.$A$1:$Se.$A$100];0)" office:value-type="string" office:string-value="" calcext:value-type="error">
            <text:p>#N/A</text:p>
          </table:table-cell>
          <table:table-cell table:formula="of:=IF(IFNA(IF(INDIRECT(ADDRESS([.F203];2;1;;&quot;Se&quot;)) = &quot;StReasonCode&quot;);0);&quot;Depricated_&quot;; &quot;&quot;)">
            <text:p/>
          </table:table-cell>
          <table:table-cell table:formula="of:=COM.MICROSOFT.CONCAT([.G203]; INDIRECT(ADDRESS([.F203];3;1;;&quot;Se&quot;)))" office:value-type="string" office:string-value="" calcext:value-type="error">
            <text:p>#N/A</text:p>
          </table:table-cell>
          <table:table-cell/>
          <table:table-cell table:formula="of:=IFNA(LEN([.D203]);0)" office:value-type="float" office:value="0" calcext:value-type="float">
            <text:p>0</text:p>
          </table:table-cell>
          <table:table-cell table:formula="of:=IFNA(LEN([.H203]);0)" office:value-type="float" office:value="0" calcext:value-type="float">
            <text:p>0</text:p>
          </table:table-cell>
        </table:table-row>
        <table:table-row table:style-name="ro1">
          <table:table-cell table:formula="of:=DEC2HEX( ROW() - 1)" office:value-type="string" office:string-value="CB" calcext:value-type="string">
            <text:p>CB</text:p>
          </table:table-cell>
          <table:table-cell table:formula="of:=MATCH([.A204];[$Ev.$A$1:$Ev.$A$100];0)" office:value-type="string" office:string-value="" calcext:value-type="error">
            <text:p>#N/A</text:p>
          </table:table-cell>
          <table:table-cell table:formula="of:=IF(IFNA(IF(INDIRECT(ADDRESS([.B204];2;1;;&quot;Ev&quot;)) = &quot;EvReasonCode&quot;);0);&quot;Depricated_&quot;; &quot;&quot;)">
            <text:p/>
          </table:table-cell>
          <table:table-cell table:formula="of:=COM.MICROSOFT.CONCAT([.C204]; INDIRECT(ADDRESS([.B204];3;1;;&quot;Ev&quot;)))" office:value-type="string" office:string-value="" calcext:value-type="error">
            <text:p>#N/A</text:p>
          </table:table-cell>
          <table:table-cell/>
          <table:table-cell table:formula="of:=MATCH([.A204];[$Se.$A$1:$Se.$A$100];0)" office:value-type="string" office:string-value="" calcext:value-type="error">
            <text:p>#N/A</text:p>
          </table:table-cell>
          <table:table-cell table:formula="of:=IF(IFNA(IF(INDIRECT(ADDRESS([.F204];2;1;;&quot;Se&quot;)) = &quot;StReasonCode&quot;);0);&quot;Depricated_&quot;; &quot;&quot;)">
            <text:p/>
          </table:table-cell>
          <table:table-cell table:formula="of:=COM.MICROSOFT.CONCAT([.G204]; INDIRECT(ADDRESS([.F204];3;1;;&quot;Se&quot;)))" office:value-type="string" office:string-value="" calcext:value-type="error">
            <text:p>#N/A</text:p>
          </table:table-cell>
          <table:table-cell/>
          <table:table-cell table:formula="of:=IFNA(LEN([.D204]);0)" office:value-type="float" office:value="0" calcext:value-type="float">
            <text:p>0</text:p>
          </table:table-cell>
          <table:table-cell table:formula="of:=IFNA(LEN([.H204]);0)" office:value-type="float" office:value="0" calcext:value-type="float">
            <text:p>0</text:p>
          </table:table-cell>
        </table:table-row>
        <table:table-row table:style-name="ro1">
          <table:table-cell table:formula="of:=DEC2HEX( ROW() - 1)" office:value-type="string" office:string-value="CC" calcext:value-type="string">
            <text:p>CC</text:p>
          </table:table-cell>
          <table:table-cell table:formula="of:=MATCH([.A205];[$Ev.$A$1:$Ev.$A$100];0)" office:value-type="string" office:string-value="" calcext:value-type="error">
            <text:p>#N/A</text:p>
          </table:table-cell>
          <table:table-cell table:formula="of:=IF(IFNA(IF(INDIRECT(ADDRESS([.B205];2;1;;&quot;Ev&quot;)) = &quot;EvReasonCode&quot;);0);&quot;Depricated_&quot;; &quot;&quot;)">
            <text:p/>
          </table:table-cell>
          <table:table-cell table:formula="of:=COM.MICROSOFT.CONCAT([.C205]; INDIRECT(ADDRESS([.B205];3;1;;&quot;Ev&quot;)))" office:value-type="string" office:string-value="" calcext:value-type="error">
            <text:p>#N/A</text:p>
          </table:table-cell>
          <table:table-cell/>
          <table:table-cell table:formula="of:=MATCH([.A205];[$Se.$A$1:$Se.$A$100];0)" office:value-type="string" office:string-value="" calcext:value-type="error">
            <text:p>#N/A</text:p>
          </table:table-cell>
          <table:table-cell table:formula="of:=IF(IFNA(IF(INDIRECT(ADDRESS([.F205];2;1;;&quot;Se&quot;)) = &quot;StReasonCode&quot;);0);&quot;Depricated_&quot;; &quot;&quot;)">
            <text:p/>
          </table:table-cell>
          <table:table-cell table:formula="of:=COM.MICROSOFT.CONCAT([.G205]; INDIRECT(ADDRESS([.F205];3;1;;&quot;Se&quot;)))" office:value-type="string" office:string-value="" calcext:value-type="error">
            <text:p>#N/A</text:p>
          </table:table-cell>
          <table:table-cell/>
          <table:table-cell table:formula="of:=IFNA(LEN([.D205]);0)" office:value-type="float" office:value="0" calcext:value-type="float">
            <text:p>0</text:p>
          </table:table-cell>
          <table:table-cell table:formula="of:=IFNA(LEN([.H205]);0)" office:value-type="float" office:value="0" calcext:value-type="float">
            <text:p>0</text:p>
          </table:table-cell>
        </table:table-row>
        <table:table-row table:style-name="ro1">
          <table:table-cell table:formula="of:=DEC2HEX( ROW() - 1)" office:value-type="string" office:string-value="CD" calcext:value-type="string">
            <text:p>CD</text:p>
          </table:table-cell>
          <table:table-cell table:formula="of:=MATCH([.A206];[$Ev.$A$1:$Ev.$A$100];0)" office:value-type="string" office:string-value="" calcext:value-type="error">
            <text:p>#N/A</text:p>
          </table:table-cell>
          <table:table-cell table:formula="of:=IF(IFNA(IF(INDIRECT(ADDRESS([.B206];2;1;;&quot;Ev&quot;)) = &quot;EvReasonCode&quot;);0);&quot;Depricated_&quot;; &quot;&quot;)">
            <text:p/>
          </table:table-cell>
          <table:table-cell table:formula="of:=COM.MICROSOFT.CONCAT([.C206]; INDIRECT(ADDRESS([.B206];3;1;;&quot;Ev&quot;)))" office:value-type="string" office:string-value="" calcext:value-type="error">
            <text:p>#N/A</text:p>
          </table:table-cell>
          <table:table-cell/>
          <table:table-cell table:formula="of:=MATCH([.A206];[$Se.$A$1:$Se.$A$100];0)" office:value-type="string" office:string-value="" calcext:value-type="error">
            <text:p>#N/A</text:p>
          </table:table-cell>
          <table:table-cell table:formula="of:=IF(IFNA(IF(INDIRECT(ADDRESS([.F206];2;1;;&quot;Se&quot;)) = &quot;StReasonCode&quot;);0);&quot;Depricated_&quot;; &quot;&quot;)">
            <text:p/>
          </table:table-cell>
          <table:table-cell table:formula="of:=COM.MICROSOFT.CONCAT([.G206]; INDIRECT(ADDRESS([.F206];3;1;;&quot;Se&quot;)))" office:value-type="string" office:string-value="" calcext:value-type="error">
            <text:p>#N/A</text:p>
          </table:table-cell>
          <table:table-cell/>
          <table:table-cell table:formula="of:=IFNA(LEN([.D206]);0)" office:value-type="float" office:value="0" calcext:value-type="float">
            <text:p>0</text:p>
          </table:table-cell>
          <table:table-cell table:formula="of:=IFNA(LEN([.H206]);0)" office:value-type="float" office:value="0" calcext:value-type="float">
            <text:p>0</text:p>
          </table:table-cell>
        </table:table-row>
        <table:table-row table:style-name="ro1">
          <table:table-cell table:formula="of:=DEC2HEX( ROW() - 1)" office:value-type="string" office:string-value="CE" calcext:value-type="string">
            <text:p>CE</text:p>
          </table:table-cell>
          <table:table-cell table:formula="of:=MATCH([.A207];[$Ev.$A$1:$Ev.$A$100];0)" office:value-type="string" office:string-value="" calcext:value-type="error">
            <text:p>#N/A</text:p>
          </table:table-cell>
          <table:table-cell table:formula="of:=IF(IFNA(IF(INDIRECT(ADDRESS([.B207];2;1;;&quot;Ev&quot;)) = &quot;EvReasonCode&quot;);0);&quot;Depricated_&quot;; &quot;&quot;)">
            <text:p/>
          </table:table-cell>
          <table:table-cell table:formula="of:=COM.MICROSOFT.CONCAT([.C207]; INDIRECT(ADDRESS([.B207];3;1;;&quot;Ev&quot;)))" office:value-type="string" office:string-value="" calcext:value-type="error">
            <text:p>#N/A</text:p>
          </table:table-cell>
          <table:table-cell/>
          <table:table-cell table:formula="of:=MATCH([.A207];[$Se.$A$1:$Se.$A$100];0)" office:value-type="string" office:string-value="" calcext:value-type="error">
            <text:p>#N/A</text:p>
          </table:table-cell>
          <table:table-cell table:formula="of:=IF(IFNA(IF(INDIRECT(ADDRESS([.F207];2;1;;&quot;Se&quot;)) = &quot;StReasonCode&quot;);0);&quot;Depricated_&quot;; &quot;&quot;)">
            <text:p/>
          </table:table-cell>
          <table:table-cell table:formula="of:=COM.MICROSOFT.CONCAT([.G207]; INDIRECT(ADDRESS([.F207];3;1;;&quot;Se&quot;)))" office:value-type="string" office:string-value="" calcext:value-type="error">
            <text:p>#N/A</text:p>
          </table:table-cell>
          <table:table-cell/>
          <table:table-cell table:formula="of:=IFNA(LEN([.D207]);0)" office:value-type="float" office:value="0" calcext:value-type="float">
            <text:p>0</text:p>
          </table:table-cell>
          <table:table-cell table:formula="of:=IFNA(LEN([.H207]);0)" office:value-type="float" office:value="0" calcext:value-type="float">
            <text:p>0</text:p>
          </table:table-cell>
        </table:table-row>
        <table:table-row table:style-name="ro1">
          <table:table-cell table:formula="of:=DEC2HEX( ROW() - 1)" office:value-type="string" office:string-value="CF" calcext:value-type="string">
            <text:p>CF</text:p>
          </table:table-cell>
          <table:table-cell table:formula="of:=MATCH([.A208];[$Ev.$A$1:$Ev.$A$100];0)" office:value-type="string" office:string-value="" calcext:value-type="error">
            <text:p>#N/A</text:p>
          </table:table-cell>
          <table:table-cell table:formula="of:=IF(IFNA(IF(INDIRECT(ADDRESS([.B208];2;1;;&quot;Ev&quot;)) = &quot;EvReasonCode&quot;);0);&quot;Depricated_&quot;; &quot;&quot;)">
            <text:p/>
          </table:table-cell>
          <table:table-cell table:formula="of:=COM.MICROSOFT.CONCAT([.C208]; INDIRECT(ADDRESS([.B208];3;1;;&quot;Ev&quot;)))" office:value-type="string" office:string-value="" calcext:value-type="error">
            <text:p>#N/A</text:p>
          </table:table-cell>
          <table:table-cell/>
          <table:table-cell table:formula="of:=MATCH([.A208];[$Se.$A$1:$Se.$A$100];0)" office:value-type="string" office:string-value="" calcext:value-type="error">
            <text:p>#N/A</text:p>
          </table:table-cell>
          <table:table-cell table:formula="of:=IF(IFNA(IF(INDIRECT(ADDRESS([.F208];2;1;;&quot;Se&quot;)) = &quot;StReasonCode&quot;);0);&quot;Depricated_&quot;; &quot;&quot;)">
            <text:p/>
          </table:table-cell>
          <table:table-cell table:formula="of:=COM.MICROSOFT.CONCAT([.G208]; INDIRECT(ADDRESS([.F208];3;1;;&quot;Se&quot;)))" office:value-type="string" office:string-value="" calcext:value-type="error">
            <text:p>#N/A</text:p>
          </table:table-cell>
          <table:table-cell/>
          <table:table-cell table:formula="of:=IFNA(LEN([.D208]);0)" office:value-type="float" office:value="0" calcext:value-type="float">
            <text:p>0</text:p>
          </table:table-cell>
          <table:table-cell table:formula="of:=IFNA(LEN([.H208]);0)" office:value-type="float" office:value="0" calcext:value-type="float">
            <text:p>0</text:p>
          </table:table-cell>
        </table:table-row>
        <table:table-row table:style-name="ro1">
          <table:table-cell table:formula="of:=DEC2HEX( ROW() - 1)" office:value-type="string" office:string-value="D0" calcext:value-type="string">
            <text:p>D0</text:p>
          </table:table-cell>
          <table:table-cell table:formula="of:=MATCH([.A209];[$Ev.$A$1:$Ev.$A$100];0)" office:value-type="string" office:string-value="" calcext:value-type="error">
            <text:p>#N/A</text:p>
          </table:table-cell>
          <table:table-cell table:formula="of:=IF(IFNA(IF(INDIRECT(ADDRESS([.B209];2;1;;&quot;Ev&quot;)) = &quot;EvReasonCode&quot;);0);&quot;Depricated_&quot;; &quot;&quot;)">
            <text:p/>
          </table:table-cell>
          <table:table-cell table:formula="of:=COM.MICROSOFT.CONCAT([.C209]; INDIRECT(ADDRESS([.B209];3;1;;&quot;Ev&quot;)))" office:value-type="string" office:string-value="" calcext:value-type="error">
            <text:p>#N/A</text:p>
          </table:table-cell>
          <table:table-cell/>
          <table:table-cell table:formula="of:=MATCH([.A209];[$Se.$A$1:$Se.$A$100];0)" office:value-type="string" office:string-value="" calcext:value-type="error">
            <text:p>#N/A</text:p>
          </table:table-cell>
          <table:table-cell table:formula="of:=IF(IFNA(IF(INDIRECT(ADDRESS([.F209];2;1;;&quot;Se&quot;)) = &quot;StReasonCode&quot;);0);&quot;Depricated_&quot;; &quot;&quot;)">
            <text:p/>
          </table:table-cell>
          <table:table-cell table:formula="of:=COM.MICROSOFT.CONCAT([.G209]; INDIRECT(ADDRESS([.F209];3;1;;&quot;Se&quot;)))" office:value-type="string" office:string-value="" calcext:value-type="error">
            <text:p>#N/A</text:p>
          </table:table-cell>
          <table:table-cell/>
          <table:table-cell table:formula="of:=IFNA(LEN([.D209]);0)" office:value-type="float" office:value="0" calcext:value-type="float">
            <text:p>0</text:p>
          </table:table-cell>
          <table:table-cell table:formula="of:=IFNA(LEN([.H209]);0)" office:value-type="float" office:value="0" calcext:value-type="float">
            <text:p>0</text:p>
          </table:table-cell>
        </table:table-row>
        <table:table-row table:style-name="ro1">
          <table:table-cell table:formula="of:=DEC2HEX( ROW() - 1)" office:value-type="string" office:string-value="D1" calcext:value-type="string">
            <text:p>D1</text:p>
          </table:table-cell>
          <table:table-cell table:formula="of:=MATCH([.A210];[$Ev.$A$1:$Ev.$A$100];0)" office:value-type="string" office:string-value="" calcext:value-type="error">
            <text:p>#N/A</text:p>
          </table:table-cell>
          <table:table-cell table:formula="of:=IF(IFNA(IF(INDIRECT(ADDRESS([.B210];2;1;;&quot;Ev&quot;)) = &quot;EvReasonCode&quot;);0);&quot;Depricated_&quot;; &quot;&quot;)">
            <text:p/>
          </table:table-cell>
          <table:table-cell table:formula="of:=COM.MICROSOFT.CONCAT([.C210]; INDIRECT(ADDRESS([.B210];3;1;;&quot;Ev&quot;)))" office:value-type="string" office:string-value="" calcext:value-type="error">
            <text:p>#N/A</text:p>
          </table:table-cell>
          <table:table-cell/>
          <table:table-cell table:formula="of:=MATCH([.A210];[$Se.$A$1:$Se.$A$100];0)" office:value-type="string" office:string-value="" calcext:value-type="error">
            <text:p>#N/A</text:p>
          </table:table-cell>
          <table:table-cell table:formula="of:=IF(IFNA(IF(INDIRECT(ADDRESS([.F210];2;1;;&quot;Se&quot;)) = &quot;StReasonCode&quot;);0);&quot;Depricated_&quot;; &quot;&quot;)">
            <text:p/>
          </table:table-cell>
          <table:table-cell table:formula="of:=COM.MICROSOFT.CONCAT([.G210]; INDIRECT(ADDRESS([.F210];3;1;;&quot;Se&quot;)))" office:value-type="string" office:string-value="" calcext:value-type="error">
            <text:p>#N/A</text:p>
          </table:table-cell>
          <table:table-cell/>
          <table:table-cell table:formula="of:=IFNA(LEN([.D210]);0)" office:value-type="float" office:value="0" calcext:value-type="float">
            <text:p>0</text:p>
          </table:table-cell>
          <table:table-cell table:formula="of:=IFNA(LEN([.H210]);0)" office:value-type="float" office:value="0" calcext:value-type="float">
            <text:p>0</text:p>
          </table:table-cell>
        </table:table-row>
        <table:table-row table:style-name="ro1">
          <table:table-cell table:formula="of:=DEC2HEX( ROW() - 1)" office:value-type="string" office:string-value="D2" calcext:value-type="string">
            <text:p>D2</text:p>
          </table:table-cell>
          <table:table-cell table:formula="of:=MATCH([.A211];[$Ev.$A$1:$Ev.$A$100];0)" office:value-type="string" office:string-value="" calcext:value-type="error">
            <text:p>#N/A</text:p>
          </table:table-cell>
          <table:table-cell table:formula="of:=IF(IFNA(IF(INDIRECT(ADDRESS([.B211];2;1;;&quot;Ev&quot;)) = &quot;EvReasonCode&quot;);0);&quot;Depricated_&quot;; &quot;&quot;)">
            <text:p/>
          </table:table-cell>
          <table:table-cell table:formula="of:=COM.MICROSOFT.CONCAT([.C211]; INDIRECT(ADDRESS([.B211];3;1;;&quot;Ev&quot;)))" office:value-type="string" office:string-value="" calcext:value-type="error">
            <text:p>#N/A</text:p>
          </table:table-cell>
          <table:table-cell/>
          <table:table-cell table:formula="of:=MATCH([.A211];[$Se.$A$1:$Se.$A$100];0)" office:value-type="string" office:string-value="" calcext:value-type="error">
            <text:p>#N/A</text:p>
          </table:table-cell>
          <table:table-cell table:formula="of:=IF(IFNA(IF(INDIRECT(ADDRESS([.F211];2;1;;&quot;Se&quot;)) = &quot;StReasonCode&quot;);0);&quot;Depricated_&quot;; &quot;&quot;)">
            <text:p/>
          </table:table-cell>
          <table:table-cell table:formula="of:=COM.MICROSOFT.CONCAT([.G211]; INDIRECT(ADDRESS([.F211];3;1;;&quot;Se&quot;)))" office:value-type="string" office:string-value="" calcext:value-type="error">
            <text:p>#N/A</text:p>
          </table:table-cell>
          <table:table-cell/>
          <table:table-cell table:formula="of:=IFNA(LEN([.D211]);0)" office:value-type="float" office:value="0" calcext:value-type="float">
            <text:p>0</text:p>
          </table:table-cell>
          <table:table-cell table:formula="of:=IFNA(LEN([.H211]);0)" office:value-type="float" office:value="0" calcext:value-type="float">
            <text:p>0</text:p>
          </table:table-cell>
        </table:table-row>
        <table:table-row table:style-name="ro1">
          <table:table-cell table:formula="of:=DEC2HEX( ROW() - 1)" office:value-type="string" office:string-value="D3" calcext:value-type="string">
            <text:p>D3</text:p>
          </table:table-cell>
          <table:table-cell table:formula="of:=MATCH([.A212];[$Ev.$A$1:$Ev.$A$100];0)" office:value-type="string" office:string-value="" calcext:value-type="error">
            <text:p>#N/A</text:p>
          </table:table-cell>
          <table:table-cell table:formula="of:=IF(IFNA(IF(INDIRECT(ADDRESS([.B212];2;1;;&quot;Ev&quot;)) = &quot;EvReasonCode&quot;);0);&quot;Depricated_&quot;; &quot;&quot;)">
            <text:p/>
          </table:table-cell>
          <table:table-cell table:formula="of:=COM.MICROSOFT.CONCAT([.C212]; INDIRECT(ADDRESS([.B212];3;1;;&quot;Ev&quot;)))" office:value-type="string" office:string-value="" calcext:value-type="error">
            <text:p>#N/A</text:p>
          </table:table-cell>
          <table:table-cell/>
          <table:table-cell table:formula="of:=MATCH([.A212];[$Se.$A$1:$Se.$A$100];0)" office:value-type="string" office:string-value="" calcext:value-type="error">
            <text:p>#N/A</text:p>
          </table:table-cell>
          <table:table-cell table:formula="of:=IF(IFNA(IF(INDIRECT(ADDRESS([.F212];2;1;;&quot;Se&quot;)) = &quot;StReasonCode&quot;);0);&quot;Depricated_&quot;; &quot;&quot;)">
            <text:p/>
          </table:table-cell>
          <table:table-cell table:formula="of:=COM.MICROSOFT.CONCAT([.G212]; INDIRECT(ADDRESS([.F212];3;1;;&quot;Se&quot;)))" office:value-type="string" office:string-value="" calcext:value-type="error">
            <text:p>#N/A</text:p>
          </table:table-cell>
          <table:table-cell/>
          <table:table-cell table:formula="of:=IFNA(LEN([.D212]);0)" office:value-type="float" office:value="0" calcext:value-type="float">
            <text:p>0</text:p>
          </table:table-cell>
          <table:table-cell table:formula="of:=IFNA(LEN([.H212]);0)" office:value-type="float" office:value="0" calcext:value-type="float">
            <text:p>0</text:p>
          </table:table-cell>
        </table:table-row>
        <table:table-row table:style-name="ro1">
          <table:table-cell table:formula="of:=DEC2HEX( ROW() - 1)" office:value-type="string" office:string-value="D4" calcext:value-type="string">
            <text:p>D4</text:p>
          </table:table-cell>
          <table:table-cell table:formula="of:=MATCH([.A213];[$Ev.$A$1:$Ev.$A$100];0)" office:value-type="string" office:string-value="" calcext:value-type="error">
            <text:p>#N/A</text:p>
          </table:table-cell>
          <table:table-cell table:formula="of:=IF(IFNA(IF(INDIRECT(ADDRESS([.B213];2;1;;&quot;Ev&quot;)) = &quot;EvReasonCode&quot;);0);&quot;Depricated_&quot;; &quot;&quot;)">
            <text:p/>
          </table:table-cell>
          <table:table-cell table:formula="of:=COM.MICROSOFT.CONCAT([.C213]; INDIRECT(ADDRESS([.B213];3;1;;&quot;Ev&quot;)))" office:value-type="string" office:string-value="" calcext:value-type="error">
            <text:p>#N/A</text:p>
          </table:table-cell>
          <table:table-cell/>
          <table:table-cell table:formula="of:=MATCH([.A213];[$Se.$A$1:$Se.$A$100];0)" office:value-type="string" office:string-value="" calcext:value-type="error">
            <text:p>#N/A</text:p>
          </table:table-cell>
          <table:table-cell table:formula="of:=IF(IFNA(IF(INDIRECT(ADDRESS([.F213];2;1;;&quot;Se&quot;)) = &quot;StReasonCode&quot;);0);&quot;Depricated_&quot;; &quot;&quot;)">
            <text:p/>
          </table:table-cell>
          <table:table-cell table:formula="of:=COM.MICROSOFT.CONCAT([.G213]; INDIRECT(ADDRESS([.F213];3;1;;&quot;Se&quot;)))" office:value-type="string" office:string-value="" calcext:value-type="error">
            <text:p>#N/A</text:p>
          </table:table-cell>
          <table:table-cell/>
          <table:table-cell table:formula="of:=IFNA(LEN([.D213]);0)" office:value-type="float" office:value="0" calcext:value-type="float">
            <text:p>0</text:p>
          </table:table-cell>
          <table:table-cell table:formula="of:=IFNA(LEN([.H213]);0)" office:value-type="float" office:value="0" calcext:value-type="float">
            <text:p>0</text:p>
          </table:table-cell>
        </table:table-row>
        <table:table-row table:style-name="ro1">
          <table:table-cell table:formula="of:=DEC2HEX( ROW() - 1)" office:value-type="string" office:string-value="D5" calcext:value-type="string">
            <text:p>D5</text:p>
          </table:table-cell>
          <table:table-cell table:formula="of:=MATCH([.A214];[$Ev.$A$1:$Ev.$A$100];0)" office:value-type="string" office:string-value="" calcext:value-type="error">
            <text:p>#N/A</text:p>
          </table:table-cell>
          <table:table-cell table:formula="of:=IF(IFNA(IF(INDIRECT(ADDRESS([.B214];2;1;;&quot;Ev&quot;)) = &quot;EvReasonCode&quot;);0);&quot;Depricated_&quot;; &quot;&quot;)">
            <text:p/>
          </table:table-cell>
          <table:table-cell table:formula="of:=COM.MICROSOFT.CONCAT([.C214]; INDIRECT(ADDRESS([.B214];3;1;;&quot;Ev&quot;)))" office:value-type="string" office:string-value="" calcext:value-type="error">
            <text:p>#N/A</text:p>
          </table:table-cell>
          <table:table-cell/>
          <table:table-cell table:formula="of:=MATCH([.A214];[$Se.$A$1:$Se.$A$100];0)" office:value-type="string" office:string-value="" calcext:value-type="error">
            <text:p>#N/A</text:p>
          </table:table-cell>
          <table:table-cell table:formula="of:=IF(IFNA(IF(INDIRECT(ADDRESS([.F214];2;1;;&quot;Se&quot;)) = &quot;StReasonCode&quot;);0);&quot;Depricated_&quot;; &quot;&quot;)">
            <text:p/>
          </table:table-cell>
          <table:table-cell table:formula="of:=COM.MICROSOFT.CONCAT([.G214]; INDIRECT(ADDRESS([.F214];3;1;;&quot;Se&quot;)))" office:value-type="string" office:string-value="" calcext:value-type="error">
            <text:p>#N/A</text:p>
          </table:table-cell>
          <table:table-cell/>
          <table:table-cell table:formula="of:=IFNA(LEN([.D214]);0)" office:value-type="float" office:value="0" calcext:value-type="float">
            <text:p>0</text:p>
          </table:table-cell>
          <table:table-cell table:formula="of:=IFNA(LEN([.H214]);0)" office:value-type="float" office:value="0" calcext:value-type="float">
            <text:p>0</text:p>
          </table:table-cell>
        </table:table-row>
        <table:table-row table:style-name="ro1">
          <table:table-cell table:formula="of:=DEC2HEX( ROW() - 1)" office:value-type="string" office:string-value="D6" calcext:value-type="string">
            <text:p>D6</text:p>
          </table:table-cell>
          <table:table-cell table:formula="of:=MATCH([.A215];[$Ev.$A$1:$Ev.$A$100];0)" office:value-type="string" office:string-value="" calcext:value-type="error">
            <text:p>#N/A</text:p>
          </table:table-cell>
          <table:table-cell table:formula="of:=IF(IFNA(IF(INDIRECT(ADDRESS([.B215];2;1;;&quot;Ev&quot;)) = &quot;EvReasonCode&quot;);0);&quot;Depricated_&quot;; &quot;&quot;)">
            <text:p/>
          </table:table-cell>
          <table:table-cell table:formula="of:=COM.MICROSOFT.CONCAT([.C215]; INDIRECT(ADDRESS([.B215];3;1;;&quot;Ev&quot;)))" office:value-type="string" office:string-value="" calcext:value-type="error">
            <text:p>#N/A</text:p>
          </table:table-cell>
          <table:table-cell/>
          <table:table-cell table:formula="of:=MATCH([.A215];[$Se.$A$1:$Se.$A$100];0)" office:value-type="string" office:string-value="" calcext:value-type="error">
            <text:p>#N/A</text:p>
          </table:table-cell>
          <table:table-cell table:formula="of:=IF(IFNA(IF(INDIRECT(ADDRESS([.F215];2;1;;&quot;Se&quot;)) = &quot;StReasonCode&quot;);0);&quot;Depricated_&quot;; &quot;&quot;)">
            <text:p/>
          </table:table-cell>
          <table:table-cell table:formula="of:=COM.MICROSOFT.CONCAT([.G215]; INDIRECT(ADDRESS([.F215];3;1;;&quot;Se&quot;)))" office:value-type="string" office:string-value="" calcext:value-type="error">
            <text:p>#N/A</text:p>
          </table:table-cell>
          <table:table-cell/>
          <table:table-cell table:formula="of:=IFNA(LEN([.D215]);0)" office:value-type="float" office:value="0" calcext:value-type="float">
            <text:p>0</text:p>
          </table:table-cell>
          <table:table-cell table:formula="of:=IFNA(LEN([.H215]);0)" office:value-type="float" office:value="0" calcext:value-type="float">
            <text:p>0</text:p>
          </table:table-cell>
        </table:table-row>
        <table:table-row table:style-name="ro1">
          <table:table-cell table:formula="of:=DEC2HEX( ROW() - 1)" office:value-type="string" office:string-value="D7" calcext:value-type="string">
            <text:p>D7</text:p>
          </table:table-cell>
          <table:table-cell table:formula="of:=MATCH([.A216];[$Ev.$A$1:$Ev.$A$100];0)" office:value-type="string" office:string-value="" calcext:value-type="error">
            <text:p>#N/A</text:p>
          </table:table-cell>
          <table:table-cell table:formula="of:=IF(IFNA(IF(INDIRECT(ADDRESS([.B216];2;1;;&quot;Ev&quot;)) = &quot;EvReasonCode&quot;);0);&quot;Depricated_&quot;; &quot;&quot;)">
            <text:p/>
          </table:table-cell>
          <table:table-cell table:formula="of:=COM.MICROSOFT.CONCAT([.C216]; INDIRECT(ADDRESS([.B216];3;1;;&quot;Ev&quot;)))" office:value-type="string" office:string-value="" calcext:value-type="error">
            <text:p>#N/A</text:p>
          </table:table-cell>
          <table:table-cell/>
          <table:table-cell table:formula="of:=MATCH([.A216];[$Se.$A$1:$Se.$A$100];0)" office:value-type="string" office:string-value="" calcext:value-type="error">
            <text:p>#N/A</text:p>
          </table:table-cell>
          <table:table-cell table:formula="of:=IF(IFNA(IF(INDIRECT(ADDRESS([.F216];2;1;;&quot;Se&quot;)) = &quot;StReasonCode&quot;);0);&quot;Depricated_&quot;; &quot;&quot;)">
            <text:p/>
          </table:table-cell>
          <table:table-cell table:formula="of:=COM.MICROSOFT.CONCAT([.G216]; INDIRECT(ADDRESS([.F216];3;1;;&quot;Se&quot;)))" office:value-type="string" office:string-value="" calcext:value-type="error">
            <text:p>#N/A</text:p>
          </table:table-cell>
          <table:table-cell/>
          <table:table-cell table:formula="of:=IFNA(LEN([.D216]);0)" office:value-type="float" office:value="0" calcext:value-type="float">
            <text:p>0</text:p>
          </table:table-cell>
          <table:table-cell table:formula="of:=IFNA(LEN([.H216]);0)" office:value-type="float" office:value="0" calcext:value-type="float">
            <text:p>0</text:p>
          </table:table-cell>
        </table:table-row>
        <table:table-row table:style-name="ro1">
          <table:table-cell table:formula="of:=DEC2HEX( ROW() - 1)" office:value-type="string" office:string-value="D8" calcext:value-type="string">
            <text:p>D8</text:p>
          </table:table-cell>
          <table:table-cell table:formula="of:=MATCH([.A217];[$Ev.$A$1:$Ev.$A$100];0)" office:value-type="string" office:string-value="" calcext:value-type="error">
            <text:p>#N/A</text:p>
          </table:table-cell>
          <table:table-cell table:formula="of:=IF(IFNA(IF(INDIRECT(ADDRESS([.B217];2;1;;&quot;Ev&quot;)) = &quot;EvReasonCode&quot;);0);&quot;Depricated_&quot;; &quot;&quot;)">
            <text:p/>
          </table:table-cell>
          <table:table-cell table:formula="of:=COM.MICROSOFT.CONCAT([.C217]; INDIRECT(ADDRESS([.B217];3;1;;&quot;Ev&quot;)))" office:value-type="string" office:string-value="" calcext:value-type="error">
            <text:p>#N/A</text:p>
          </table:table-cell>
          <table:table-cell/>
          <table:table-cell table:formula="of:=MATCH([.A217];[$Se.$A$1:$Se.$A$100];0)" office:value-type="string" office:string-value="" calcext:value-type="error">
            <text:p>#N/A</text:p>
          </table:table-cell>
          <table:table-cell table:formula="of:=IF(IFNA(IF(INDIRECT(ADDRESS([.F217];2;1;;&quot;Se&quot;)) = &quot;StReasonCode&quot;);0);&quot;Depricated_&quot;; &quot;&quot;)">
            <text:p/>
          </table:table-cell>
          <table:table-cell table:formula="of:=COM.MICROSOFT.CONCAT([.G217]; INDIRECT(ADDRESS([.F217];3;1;;&quot;Se&quot;)))" office:value-type="string" office:string-value="" calcext:value-type="error">
            <text:p>#N/A</text:p>
          </table:table-cell>
          <table:table-cell/>
          <table:table-cell table:formula="of:=IFNA(LEN([.D217]);0)" office:value-type="float" office:value="0" calcext:value-type="float">
            <text:p>0</text:p>
          </table:table-cell>
          <table:table-cell table:formula="of:=IFNA(LEN([.H217]);0)" office:value-type="float" office:value="0" calcext:value-type="float">
            <text:p>0</text:p>
          </table:table-cell>
        </table:table-row>
        <table:table-row table:style-name="ro1">
          <table:table-cell table:formula="of:=DEC2HEX( ROW() - 1)" office:value-type="string" office:string-value="D9" calcext:value-type="string">
            <text:p>D9</text:p>
          </table:table-cell>
          <table:table-cell table:formula="of:=MATCH([.A218];[$Ev.$A$1:$Ev.$A$100];0)" office:value-type="string" office:string-value="" calcext:value-type="error">
            <text:p>#N/A</text:p>
          </table:table-cell>
          <table:table-cell table:formula="of:=IF(IFNA(IF(INDIRECT(ADDRESS([.B218];2;1;;&quot;Ev&quot;)) = &quot;EvReasonCode&quot;);0);&quot;Depricated_&quot;; &quot;&quot;)">
            <text:p/>
          </table:table-cell>
          <table:table-cell table:formula="of:=COM.MICROSOFT.CONCAT([.C218]; INDIRECT(ADDRESS([.B218];3;1;;&quot;Ev&quot;)))" office:value-type="string" office:string-value="" calcext:value-type="error">
            <text:p>#N/A</text:p>
          </table:table-cell>
          <table:table-cell/>
          <table:table-cell table:formula="of:=MATCH([.A218];[$Se.$A$1:$Se.$A$100];0)" office:value-type="string" office:string-value="" calcext:value-type="error">
            <text:p>#N/A</text:p>
          </table:table-cell>
          <table:table-cell table:formula="of:=IF(IFNA(IF(INDIRECT(ADDRESS([.F218];2;1;;&quot;Se&quot;)) = &quot;StReasonCode&quot;);0);&quot;Depricated_&quot;; &quot;&quot;)">
            <text:p/>
          </table:table-cell>
          <table:table-cell table:formula="of:=COM.MICROSOFT.CONCAT([.G218]; INDIRECT(ADDRESS([.F218];3;1;;&quot;Se&quot;)))" office:value-type="string" office:string-value="" calcext:value-type="error">
            <text:p>#N/A</text:p>
          </table:table-cell>
          <table:table-cell/>
          <table:table-cell table:formula="of:=IFNA(LEN([.D218]);0)" office:value-type="float" office:value="0" calcext:value-type="float">
            <text:p>0</text:p>
          </table:table-cell>
          <table:table-cell table:formula="of:=IFNA(LEN([.H218]);0)" office:value-type="float" office:value="0" calcext:value-type="float">
            <text:p>0</text:p>
          </table:table-cell>
        </table:table-row>
        <table:table-row table:style-name="ro1">
          <table:table-cell table:formula="of:=DEC2HEX( ROW() - 1)" office:value-type="string" office:string-value="DA" calcext:value-type="string">
            <text:p>DA</text:p>
          </table:table-cell>
          <table:table-cell table:formula="of:=MATCH([.A219];[$Ev.$A$1:$Ev.$A$100];0)" office:value-type="string" office:string-value="" calcext:value-type="error">
            <text:p>#N/A</text:p>
          </table:table-cell>
          <table:table-cell table:formula="of:=IF(IFNA(IF(INDIRECT(ADDRESS([.B219];2;1;;&quot;Ev&quot;)) = &quot;EvReasonCode&quot;);0);&quot;Depricated_&quot;; &quot;&quot;)">
            <text:p/>
          </table:table-cell>
          <table:table-cell table:formula="of:=COM.MICROSOFT.CONCAT([.C219]; INDIRECT(ADDRESS([.B219];3;1;;&quot;Ev&quot;)))" office:value-type="string" office:string-value="" calcext:value-type="error">
            <text:p>#N/A</text:p>
          </table:table-cell>
          <table:table-cell/>
          <table:table-cell table:formula="of:=MATCH([.A219];[$Se.$A$1:$Se.$A$100];0)" office:value-type="string" office:string-value="" calcext:value-type="error">
            <text:p>#N/A</text:p>
          </table:table-cell>
          <table:table-cell table:formula="of:=IF(IFNA(IF(INDIRECT(ADDRESS([.F219];2;1;;&quot;Se&quot;)) = &quot;StReasonCode&quot;);0);&quot;Depricated_&quot;; &quot;&quot;)">
            <text:p/>
          </table:table-cell>
          <table:table-cell table:formula="of:=COM.MICROSOFT.CONCAT([.G219]; INDIRECT(ADDRESS([.F219];3;1;;&quot;Se&quot;)))" office:value-type="string" office:string-value="" calcext:value-type="error">
            <text:p>#N/A</text:p>
          </table:table-cell>
          <table:table-cell/>
          <table:table-cell table:formula="of:=IFNA(LEN([.D219]);0)" office:value-type="float" office:value="0" calcext:value-type="float">
            <text:p>0</text:p>
          </table:table-cell>
          <table:table-cell table:formula="of:=IFNA(LEN([.H219]);0)" office:value-type="float" office:value="0" calcext:value-type="float">
            <text:p>0</text:p>
          </table:table-cell>
        </table:table-row>
        <table:table-row table:style-name="ro1">
          <table:table-cell table:formula="of:=DEC2HEX( ROW() - 1)" office:value-type="string" office:string-value="DB" calcext:value-type="string">
            <text:p>DB</text:p>
          </table:table-cell>
          <table:table-cell table:formula="of:=MATCH([.A220];[$Ev.$A$1:$Ev.$A$100];0)" office:value-type="string" office:string-value="" calcext:value-type="error">
            <text:p>#N/A</text:p>
          </table:table-cell>
          <table:table-cell table:formula="of:=IF(IFNA(IF(INDIRECT(ADDRESS([.B220];2;1;;&quot;Ev&quot;)) = &quot;EvReasonCode&quot;);0);&quot;Depricated_&quot;; &quot;&quot;)">
            <text:p/>
          </table:table-cell>
          <table:table-cell table:formula="of:=COM.MICROSOFT.CONCAT([.C220]; INDIRECT(ADDRESS([.B220];3;1;;&quot;Ev&quot;)))" office:value-type="string" office:string-value="" calcext:value-type="error">
            <text:p>#N/A</text:p>
          </table:table-cell>
          <table:table-cell/>
          <table:table-cell table:formula="of:=MATCH([.A220];[$Se.$A$1:$Se.$A$100];0)" office:value-type="string" office:string-value="" calcext:value-type="error">
            <text:p>#N/A</text:p>
          </table:table-cell>
          <table:table-cell table:formula="of:=IF(IFNA(IF(INDIRECT(ADDRESS([.F220];2;1;;&quot;Se&quot;)) = &quot;StReasonCode&quot;);0);&quot;Depricated_&quot;; &quot;&quot;)">
            <text:p/>
          </table:table-cell>
          <table:table-cell table:formula="of:=COM.MICROSOFT.CONCAT([.G220]; INDIRECT(ADDRESS([.F220];3;1;;&quot;Se&quot;)))" office:value-type="string" office:string-value="" calcext:value-type="error">
            <text:p>#N/A</text:p>
          </table:table-cell>
          <table:table-cell/>
          <table:table-cell table:formula="of:=IFNA(LEN([.D220]);0)" office:value-type="float" office:value="0" calcext:value-type="float">
            <text:p>0</text:p>
          </table:table-cell>
          <table:table-cell table:formula="of:=IFNA(LEN([.H220]);0)" office:value-type="float" office:value="0" calcext:value-type="float">
            <text:p>0</text:p>
          </table:table-cell>
        </table:table-row>
        <table:table-row table:style-name="ro1">
          <table:table-cell table:formula="of:=DEC2HEX( ROW() - 1)" office:value-type="string" office:string-value="DC" calcext:value-type="string">
            <text:p>DC</text:p>
          </table:table-cell>
          <table:table-cell table:formula="of:=MATCH([.A221];[$Ev.$A$1:$Ev.$A$100];0)" office:value-type="string" office:string-value="" calcext:value-type="error">
            <text:p>#N/A</text:p>
          </table:table-cell>
          <table:table-cell table:formula="of:=IF(IFNA(IF(INDIRECT(ADDRESS([.B221];2;1;;&quot;Ev&quot;)) = &quot;EvReasonCode&quot;);0);&quot;Depricated_&quot;; &quot;&quot;)">
            <text:p/>
          </table:table-cell>
          <table:table-cell table:formula="of:=COM.MICROSOFT.CONCAT([.C221]; INDIRECT(ADDRESS([.B221];3;1;;&quot;Ev&quot;)))" office:value-type="string" office:string-value="" calcext:value-type="error">
            <text:p>#N/A</text:p>
          </table:table-cell>
          <table:table-cell/>
          <table:table-cell table:formula="of:=MATCH([.A221];[$Se.$A$1:$Se.$A$100];0)" office:value-type="string" office:string-value="" calcext:value-type="error">
            <text:p>#N/A</text:p>
          </table:table-cell>
          <table:table-cell table:formula="of:=IF(IFNA(IF(INDIRECT(ADDRESS([.F221];2;1;;&quot;Se&quot;)) = &quot;StReasonCode&quot;);0);&quot;Depricated_&quot;; &quot;&quot;)">
            <text:p/>
          </table:table-cell>
          <table:table-cell table:formula="of:=COM.MICROSOFT.CONCAT([.G221]; INDIRECT(ADDRESS([.F221];3;1;;&quot;Se&quot;)))" office:value-type="string" office:string-value="" calcext:value-type="error">
            <text:p>#N/A</text:p>
          </table:table-cell>
          <table:table-cell/>
          <table:table-cell table:formula="of:=IFNA(LEN([.D221]);0)" office:value-type="float" office:value="0" calcext:value-type="float">
            <text:p>0</text:p>
          </table:table-cell>
          <table:table-cell table:formula="of:=IFNA(LEN([.H221]);0)" office:value-type="float" office:value="0" calcext:value-type="float">
            <text:p>0</text:p>
          </table:table-cell>
        </table:table-row>
        <table:table-row table:style-name="ro1">
          <table:table-cell table:formula="of:=DEC2HEX( ROW() - 1)" office:value-type="string" office:string-value="DD" calcext:value-type="string">
            <text:p>DD</text:p>
          </table:table-cell>
          <table:table-cell table:formula="of:=MATCH([.A222];[$Ev.$A$1:$Ev.$A$100];0)" office:value-type="string" office:string-value="" calcext:value-type="error">
            <text:p>#N/A</text:p>
          </table:table-cell>
          <table:table-cell table:formula="of:=IF(IFNA(IF(INDIRECT(ADDRESS([.B222];2;1;;&quot;Ev&quot;)) = &quot;EvReasonCode&quot;);0);&quot;Depricated_&quot;; &quot;&quot;)">
            <text:p/>
          </table:table-cell>
          <table:table-cell table:formula="of:=COM.MICROSOFT.CONCAT([.C222]; INDIRECT(ADDRESS([.B222];3;1;;&quot;Ev&quot;)))" office:value-type="string" office:string-value="" calcext:value-type="error">
            <text:p>#N/A</text:p>
          </table:table-cell>
          <table:table-cell/>
          <table:table-cell table:formula="of:=MATCH([.A222];[$Se.$A$1:$Se.$A$100];0)" office:value-type="string" office:string-value="" calcext:value-type="error">
            <text:p>#N/A</text:p>
          </table:table-cell>
          <table:table-cell table:formula="of:=IF(IFNA(IF(INDIRECT(ADDRESS([.F222];2;1;;&quot;Se&quot;)) = &quot;StReasonCode&quot;);0);&quot;Depricated_&quot;; &quot;&quot;)">
            <text:p/>
          </table:table-cell>
          <table:table-cell table:formula="of:=COM.MICROSOFT.CONCAT([.G222]; INDIRECT(ADDRESS([.F222];3;1;;&quot;Se&quot;)))" office:value-type="string" office:string-value="" calcext:value-type="error">
            <text:p>#N/A</text:p>
          </table:table-cell>
          <table:table-cell/>
          <table:table-cell table:formula="of:=IFNA(LEN([.D222]);0)" office:value-type="float" office:value="0" calcext:value-type="float">
            <text:p>0</text:p>
          </table:table-cell>
          <table:table-cell table:formula="of:=IFNA(LEN([.H222]);0)" office:value-type="float" office:value="0" calcext:value-type="float">
            <text:p>0</text:p>
          </table:table-cell>
        </table:table-row>
        <table:table-row table:style-name="ro1">
          <table:table-cell table:formula="of:=DEC2HEX( ROW() - 1)" office:value-type="string" office:string-value="DE" calcext:value-type="string">
            <text:p>DE</text:p>
          </table:table-cell>
          <table:table-cell table:formula="of:=MATCH([.A223];[$Ev.$A$1:$Ev.$A$100];0)" office:value-type="string" office:string-value="" calcext:value-type="error">
            <text:p>#N/A</text:p>
          </table:table-cell>
          <table:table-cell table:formula="of:=IF(IFNA(IF(INDIRECT(ADDRESS([.B223];2;1;;&quot;Ev&quot;)) = &quot;EvReasonCode&quot;);0);&quot;Depricated_&quot;; &quot;&quot;)">
            <text:p/>
          </table:table-cell>
          <table:table-cell table:formula="of:=COM.MICROSOFT.CONCAT([.C223]; INDIRECT(ADDRESS([.B223];3;1;;&quot;Ev&quot;)))" office:value-type="string" office:string-value="" calcext:value-type="error">
            <text:p>#N/A</text:p>
          </table:table-cell>
          <table:table-cell/>
          <table:table-cell table:formula="of:=MATCH([.A223];[$Se.$A$1:$Se.$A$100];0)" office:value-type="string" office:string-value="" calcext:value-type="error">
            <text:p>#N/A</text:p>
          </table:table-cell>
          <table:table-cell table:formula="of:=IF(IFNA(IF(INDIRECT(ADDRESS([.F223];2;1;;&quot;Se&quot;)) = &quot;StReasonCode&quot;);0);&quot;Depricated_&quot;; &quot;&quot;)">
            <text:p/>
          </table:table-cell>
          <table:table-cell table:formula="of:=COM.MICROSOFT.CONCAT([.G223]; INDIRECT(ADDRESS([.F223];3;1;;&quot;Se&quot;)))" office:value-type="string" office:string-value="" calcext:value-type="error">
            <text:p>#N/A</text:p>
          </table:table-cell>
          <table:table-cell/>
          <table:table-cell table:formula="of:=IFNA(LEN([.D223]);0)" office:value-type="float" office:value="0" calcext:value-type="float">
            <text:p>0</text:p>
          </table:table-cell>
          <table:table-cell table:formula="of:=IFNA(LEN([.H223]);0)" office:value-type="float" office:value="0" calcext:value-type="float">
            <text:p>0</text:p>
          </table:table-cell>
        </table:table-row>
        <table:table-row table:style-name="ro1">
          <table:table-cell table:formula="of:=DEC2HEX( ROW() - 1)" office:value-type="string" office:string-value="DF" calcext:value-type="string">
            <text:p>DF</text:p>
          </table:table-cell>
          <table:table-cell table:formula="of:=MATCH([.A224];[$Ev.$A$1:$Ev.$A$100];0)" office:value-type="string" office:string-value="" calcext:value-type="error">
            <text:p>#N/A</text:p>
          </table:table-cell>
          <table:table-cell table:formula="of:=IF(IFNA(IF(INDIRECT(ADDRESS([.B224];2;1;;&quot;Ev&quot;)) = &quot;EvReasonCode&quot;);0);&quot;Depricated_&quot;; &quot;&quot;)">
            <text:p/>
          </table:table-cell>
          <table:table-cell table:formula="of:=COM.MICROSOFT.CONCAT([.C224]; INDIRECT(ADDRESS([.B224];3;1;;&quot;Ev&quot;)))" office:value-type="string" office:string-value="" calcext:value-type="error">
            <text:p>#N/A</text:p>
          </table:table-cell>
          <table:table-cell/>
          <table:table-cell table:formula="of:=MATCH([.A224];[$Se.$A$1:$Se.$A$100];0)" office:value-type="string" office:string-value="" calcext:value-type="error">
            <text:p>#N/A</text:p>
          </table:table-cell>
          <table:table-cell table:formula="of:=IF(IFNA(IF(INDIRECT(ADDRESS([.F224];2;1;;&quot;Se&quot;)) = &quot;StReasonCode&quot;);0);&quot;Depricated_&quot;; &quot;&quot;)">
            <text:p/>
          </table:table-cell>
          <table:table-cell table:formula="of:=COM.MICROSOFT.CONCAT([.G224]; INDIRECT(ADDRESS([.F224];3;1;;&quot;Se&quot;)))" office:value-type="string" office:string-value="" calcext:value-type="error">
            <text:p>#N/A</text:p>
          </table:table-cell>
          <table:table-cell/>
          <table:table-cell table:formula="of:=IFNA(LEN([.D224]);0)" office:value-type="float" office:value="0" calcext:value-type="float">
            <text:p>0</text:p>
          </table:table-cell>
          <table:table-cell table:formula="of:=IFNA(LEN([.H224]);0)" office:value-type="float" office:value="0" calcext:value-type="float">
            <text:p>0</text:p>
          </table:table-cell>
        </table:table-row>
        <table:table-row table:style-name="ro1">
          <table:table-cell table:formula="of:=DEC2HEX( ROW() - 1)" office:value-type="string" office:string-value="E0" calcext:value-type="string">
            <text:p>E0</text:p>
          </table:table-cell>
          <table:table-cell table:formula="of:=MATCH([.A225];[$Ev.$A$1:$Ev.$A$100];0)" office:value-type="float" office:value="50" calcext:value-type="float">
            <text:p>50</text:p>
          </table:table-cell>
          <table:table-cell table:formula="of:=IF(IFNA(IF(INDIRECT(ADDRESS([.B225];2;1;;&quot;Ev&quot;)) = &quot;EvReasonCode&quot;);0);&quot;Depricated_&quot;; &quot;&quot;)">
            <text:p/>
          </table:table-cell>
          <table:table-cell table:formula="of:=COM.MICROSOFT.CONCAT([.C225]; INDIRECT(ADDRESS([.B225];3;1;;&quot;Ev&quot;)))" office:value-type="string" office:string-value="Manufacturer_Specific" calcext:value-type="string">
            <text:p>Manufacturer_Specific</text:p>
          </table:table-cell>
          <table:table-cell/>
          <table:table-cell table:formula="of:=MATCH([.A225];[$Se.$A$1:$Se.$A$100];0)" office:value-type="float" office:value="50" calcext:value-type="float">
            <text:p>50</text:p>
          </table:table-cell>
          <table:table-cell table:formula="of:=IF(IFNA(IF(INDIRECT(ADDRESS([.F225];2;1;;&quot;Se&quot;)) = &quot;StReasonCode&quot;);0);&quot;Depricated_&quot;; &quot;&quot;)">
            <text:p/>
          </table:table-cell>
          <table:table-cell table:formula="of:=COM.MICROSOFT.CONCAT([.G225]; INDIRECT(ADDRESS([.F225];3;1;;&quot;Se&quot;)))" office:value-type="string" office:string-value="Manufacturer_Specific" calcext:value-type="string">
            <text:p>Manufacturer_Specific</text:p>
          </table:table-cell>
          <table:table-cell/>
          <table:table-cell table:formula="of:=IFNA(LEN([.D225]);0)" office:value-type="float" office:value="21" calcext:value-type="float">
            <text:p>21</text:p>
          </table:table-cell>
          <table:table-cell table:formula="of:=IFNA(LEN([.H225]);0)" office:value-type="float" office:value="21" calcext:value-type="float">
            <text:p>21</text:p>
          </table:table-cell>
        </table:table-row>
        <table:table-row table:style-name="ro1">
          <table:table-cell table:formula="of:=DEC2HEX( ROW() - 1)" office:value-type="string" office:string-value="E1" calcext:value-type="string">
            <text:p>E1</text:p>
          </table:table-cell>
          <table:table-cell table:formula="of:=MATCH([.A226];[$Ev.$A$1:$Ev.$A$100];0)" office:value-type="float" office:value="51" calcext:value-type="float">
            <text:p>51</text:p>
          </table:table-cell>
          <table:table-cell table:formula="of:=IF(IFNA(IF(INDIRECT(ADDRESS([.B226];2;1;;&quot;Ev&quot;)) = &quot;EvReasonCode&quot;);0);&quot;Depricated_&quot;; &quot;&quot;)">
            <text:p/>
          </table:table-cell>
          <table:table-cell table:formula="of:=COM.MICROSOFT.CONCAT([.C226]; INDIRECT(ADDRESS([.B226];3;1;;&quot;Ev&quot;)))" office:value-type="string" office:string-value="Manufacturer_Specific" calcext:value-type="string">
            <text:p>Manufacturer_Specific</text:p>
          </table:table-cell>
          <table:table-cell/>
          <table:table-cell table:formula="of:=MATCH([.A226];[$Se.$A$1:$Se.$A$100];0)" office:value-type="float" office:value="51" calcext:value-type="float">
            <text:p>51</text:p>
          </table:table-cell>
          <table:table-cell table:formula="of:=IF(IFNA(IF(INDIRECT(ADDRESS([.F226];2;1;;&quot;Se&quot;)) = &quot;StReasonCode&quot;);0);&quot;Depricated_&quot;; &quot;&quot;)">
            <text:p/>
          </table:table-cell>
          <table:table-cell table:formula="of:=COM.MICROSOFT.CONCAT([.G226]; INDIRECT(ADDRESS([.F226];3;1;;&quot;Se&quot;)))" office:value-type="string" office:string-value="Manufacturer_Specific" calcext:value-type="string">
            <text:p>Manufacturer_Specific</text:p>
          </table:table-cell>
          <table:table-cell/>
          <table:table-cell table:formula="of:=IFNA(LEN([.D226]);0)" office:value-type="float" office:value="21" calcext:value-type="float">
            <text:p>21</text:p>
          </table:table-cell>
          <table:table-cell table:formula="of:=IFNA(LEN([.H226]);0)" office:value-type="float" office:value="21" calcext:value-type="float">
            <text:p>21</text:p>
          </table:table-cell>
        </table:table-row>
        <table:table-row table:style-name="ro1">
          <table:table-cell table:formula="of:=DEC2HEX( ROW() - 1)" office:value-type="string" office:string-value="E2" calcext:value-type="string">
            <text:p>E2</text:p>
          </table:table-cell>
          <table:table-cell table:formula="of:=MATCH([.A227];[$Ev.$A$1:$Ev.$A$100];0)" office:value-type="float" office:value="52" calcext:value-type="float">
            <text:p>52</text:p>
          </table:table-cell>
          <table:table-cell table:formula="of:=IF(IFNA(IF(INDIRECT(ADDRESS([.B227];2;1;;&quot;Ev&quot;)) = &quot;EvReasonCode&quot;);0);&quot;Depricated_&quot;; &quot;&quot;)">
            <text:p/>
          </table:table-cell>
          <table:table-cell table:formula="of:=COM.MICROSOFT.CONCAT([.C227]; INDIRECT(ADDRESS([.B227];3;1;;&quot;Ev&quot;)))" office:value-type="string" office:string-value="Manufacturer_Specific" calcext:value-type="string">
            <text:p>Manufacturer_Specific</text:p>
          </table:table-cell>
          <table:table-cell/>
          <table:table-cell table:formula="of:=MATCH([.A227];[$Se.$A$1:$Se.$A$100];0)" office:value-type="float" office:value="52" calcext:value-type="float">
            <text:p>52</text:p>
          </table:table-cell>
          <table:table-cell table:formula="of:=IF(IFNA(IF(INDIRECT(ADDRESS([.F227];2;1;;&quot;Se&quot;)) = &quot;StReasonCode&quot;);0);&quot;Depricated_&quot;; &quot;&quot;)">
            <text:p/>
          </table:table-cell>
          <table:table-cell table:formula="of:=COM.MICROSOFT.CONCAT([.G227]; INDIRECT(ADDRESS([.F227];3;1;;&quot;Se&quot;)))" office:value-type="string" office:string-value="Manufacturer_Specific" calcext:value-type="string">
            <text:p>Manufacturer_Specific</text:p>
          </table:table-cell>
          <table:table-cell/>
          <table:table-cell table:formula="of:=IFNA(LEN([.D227]);0)" office:value-type="float" office:value="21" calcext:value-type="float">
            <text:p>21</text:p>
          </table:table-cell>
          <table:table-cell table:formula="of:=IFNA(LEN([.H227]);0)" office:value-type="float" office:value="21" calcext:value-type="float">
            <text:p>21</text:p>
          </table:table-cell>
        </table:table-row>
        <table:table-row table:style-name="ro1">
          <table:table-cell table:formula="of:=DEC2HEX( ROW() - 1)" office:value-type="string" office:string-value="E3" calcext:value-type="string">
            <text:p>E3</text:p>
          </table:table-cell>
          <table:table-cell table:formula="of:=MATCH([.A228];[$Ev.$A$1:$Ev.$A$100];0)" office:value-type="float" office:value="53" calcext:value-type="float">
            <text:p>53</text:p>
          </table:table-cell>
          <table:table-cell table:formula="of:=IF(IFNA(IF(INDIRECT(ADDRESS([.B228];2;1;;&quot;Ev&quot;)) = &quot;EvReasonCode&quot;);0);&quot;Depricated_&quot;; &quot;&quot;)">
            <text:p/>
          </table:table-cell>
          <table:table-cell table:formula="of:=COM.MICROSOFT.CONCAT([.C228]; INDIRECT(ADDRESS([.B228];3;1;;&quot;Ev&quot;)))" office:value-type="string" office:string-value="Manufacturer_Specific" calcext:value-type="string">
            <text:p>Manufacturer_Specific</text:p>
          </table:table-cell>
          <table:table-cell/>
          <table:table-cell table:formula="of:=MATCH([.A228];[$Se.$A$1:$Se.$A$100];0)" office:value-type="float" office:value="53" calcext:value-type="float">
            <text:p>53</text:p>
          </table:table-cell>
          <table:table-cell table:formula="of:=IF(IFNA(IF(INDIRECT(ADDRESS([.F228];2;1;;&quot;Se&quot;)) = &quot;StReasonCode&quot;);0);&quot;Depricated_&quot;; &quot;&quot;)">
            <text:p/>
          </table:table-cell>
          <table:table-cell table:formula="of:=COM.MICROSOFT.CONCAT([.G228]; INDIRECT(ADDRESS([.F228];3;1;;&quot;Se&quot;)))" office:value-type="string" office:string-value="Manufacturer_Specific" calcext:value-type="string">
            <text:p>Manufacturer_Specific</text:p>
          </table:table-cell>
          <table:table-cell/>
          <table:table-cell table:formula="of:=IFNA(LEN([.D228]);0)" office:value-type="float" office:value="21" calcext:value-type="float">
            <text:p>21</text:p>
          </table:table-cell>
          <table:table-cell table:formula="of:=IFNA(LEN([.H228]);0)" office:value-type="float" office:value="21" calcext:value-type="float">
            <text:p>21</text:p>
          </table:table-cell>
        </table:table-row>
        <table:table-row table:style-name="ro1">
          <table:table-cell table:formula="of:=DEC2HEX( ROW() - 1)" office:value-type="string" office:string-value="E4" calcext:value-type="string">
            <text:p>E4</text:p>
          </table:table-cell>
          <table:table-cell table:formula="of:=MATCH([.A229];[$Ev.$A$1:$Ev.$A$100];0)" office:value-type="float" office:value="54" calcext:value-type="float">
            <text:p>54</text:p>
          </table:table-cell>
          <table:table-cell table:formula="of:=IF(IFNA(IF(INDIRECT(ADDRESS([.B229];2;1;;&quot;Ev&quot;)) = &quot;EvReasonCode&quot;);0);&quot;Depricated_&quot;; &quot;&quot;)">
            <text:p/>
          </table:table-cell>
          <table:table-cell table:formula="of:=COM.MICROSOFT.CONCAT([.C229]; INDIRECT(ADDRESS([.B229];3;1;;&quot;Ev&quot;)))" office:value-type="string" office:string-value="Manufacturer_Specific" calcext:value-type="string">
            <text:p>Manufacturer_Specific</text:p>
          </table:table-cell>
          <table:table-cell/>
          <table:table-cell table:formula="of:=MATCH([.A229];[$Se.$A$1:$Se.$A$100];0)" office:value-type="float" office:value="54" calcext:value-type="float">
            <text:p>54</text:p>
          </table:table-cell>
          <table:table-cell table:formula="of:=IF(IFNA(IF(INDIRECT(ADDRESS([.F229];2;1;;&quot;Se&quot;)) = &quot;StReasonCode&quot;);0);&quot;Depricated_&quot;; &quot;&quot;)">
            <text:p/>
          </table:table-cell>
          <table:table-cell table:formula="of:=COM.MICROSOFT.CONCAT([.G229]; INDIRECT(ADDRESS([.F229];3;1;;&quot;Se&quot;)))" office:value-type="string" office:string-value="Manufacturer_Specific" calcext:value-type="string">
            <text:p>Manufacturer_Specific</text:p>
          </table:table-cell>
          <table:table-cell/>
          <table:table-cell table:formula="of:=IFNA(LEN([.D229]);0)" office:value-type="float" office:value="21" calcext:value-type="float">
            <text:p>21</text:p>
          </table:table-cell>
          <table:table-cell table:formula="of:=IFNA(LEN([.H229]);0)" office:value-type="float" office:value="21" calcext:value-type="float">
            <text:p>21</text:p>
          </table:table-cell>
        </table:table-row>
        <table:table-row table:style-name="ro1">
          <table:table-cell table:formula="of:=DEC2HEX( ROW() - 1)" office:value-type="string" office:string-value="E5" calcext:value-type="string">
            <text:p>E5</text:p>
          </table:table-cell>
          <table:table-cell table:formula="of:=MATCH([.A230];[$Ev.$A$1:$Ev.$A$100];0)" office:value-type="float" office:value="55" calcext:value-type="float">
            <text:p>55</text:p>
          </table:table-cell>
          <table:table-cell table:formula="of:=IF(IFNA(IF(INDIRECT(ADDRESS([.B230];2;1;;&quot;Ev&quot;)) = &quot;EvReasonCode&quot;);0);&quot;Depricated_&quot;; &quot;&quot;)">
            <text:p/>
          </table:table-cell>
          <table:table-cell table:formula="of:=COM.MICROSOFT.CONCAT([.C230]; INDIRECT(ADDRESS([.B230];3;1;;&quot;Ev&quot;)))" office:value-type="string" office:string-value="Manufacturer_Specific" calcext:value-type="string">
            <text:p>Manufacturer_Specific</text:p>
          </table:table-cell>
          <table:table-cell/>
          <table:table-cell table:formula="of:=MATCH([.A230];[$Se.$A$1:$Se.$A$100];0)" office:value-type="float" office:value="55" calcext:value-type="float">
            <text:p>55</text:p>
          </table:table-cell>
          <table:table-cell table:formula="of:=IF(IFNA(IF(INDIRECT(ADDRESS([.F230];2;1;;&quot;Se&quot;)) = &quot;StReasonCode&quot;);0);&quot;Depricated_&quot;; &quot;&quot;)">
            <text:p/>
          </table:table-cell>
          <table:table-cell table:formula="of:=COM.MICROSOFT.CONCAT([.G230]; INDIRECT(ADDRESS([.F230];3;1;;&quot;Se&quot;)))" office:value-type="string" office:string-value="Manufacturer_Specific" calcext:value-type="string">
            <text:p>Manufacturer_Specific</text:p>
          </table:table-cell>
          <table:table-cell/>
          <table:table-cell table:formula="of:=IFNA(LEN([.D230]);0)" office:value-type="float" office:value="21" calcext:value-type="float">
            <text:p>21</text:p>
          </table:table-cell>
          <table:table-cell table:formula="of:=IFNA(LEN([.H230]);0)" office:value-type="float" office:value="21" calcext:value-type="float">
            <text:p>21</text:p>
          </table:table-cell>
        </table:table-row>
        <table:table-row table:style-name="ro1">
          <table:table-cell table:formula="of:=DEC2HEX( ROW() - 1)" office:value-type="string" office:string-value="E6" calcext:value-type="string">
            <text:p>E6</text:p>
          </table:table-cell>
          <table:table-cell table:formula="of:=MATCH([.A231];[$Ev.$A$1:$Ev.$A$100];0)" office:value-type="float" office:value="56" calcext:value-type="float">
            <text:p>56</text:p>
          </table:table-cell>
          <table:table-cell table:formula="of:=IF(IFNA(IF(INDIRECT(ADDRESS([.B231];2;1;;&quot;Ev&quot;)) = &quot;EvReasonCode&quot;);0);&quot;Depricated_&quot;; &quot;&quot;)">
            <text:p/>
          </table:table-cell>
          <table:table-cell table:formula="of:=COM.MICROSOFT.CONCAT([.C231]; INDIRECT(ADDRESS([.B231];3;1;;&quot;Ev&quot;)))" office:value-type="string" office:string-value="Manufacturer_Specific" calcext:value-type="string">
            <text:p>Manufacturer_Specific</text:p>
          </table:table-cell>
          <table:table-cell/>
          <table:table-cell table:formula="of:=MATCH([.A231];[$Se.$A$1:$Se.$A$100];0)" office:value-type="float" office:value="56" calcext:value-type="float">
            <text:p>56</text:p>
          </table:table-cell>
          <table:table-cell table:formula="of:=IF(IFNA(IF(INDIRECT(ADDRESS([.F231];2;1;;&quot;Se&quot;)) = &quot;StReasonCode&quot;);0);&quot;Depricated_&quot;; &quot;&quot;)">
            <text:p/>
          </table:table-cell>
          <table:table-cell table:formula="of:=COM.MICROSOFT.CONCAT([.G231]; INDIRECT(ADDRESS([.F231];3;1;;&quot;Se&quot;)))" office:value-type="string" office:string-value="Manufacturer_Specific" calcext:value-type="string">
            <text:p>Manufacturer_Specific</text:p>
          </table:table-cell>
          <table:table-cell/>
          <table:table-cell table:formula="of:=IFNA(LEN([.D231]);0)" office:value-type="float" office:value="21" calcext:value-type="float">
            <text:p>21</text:p>
          </table:table-cell>
          <table:table-cell table:formula="of:=IFNA(LEN([.H231]);0)" office:value-type="float" office:value="21" calcext:value-type="float">
            <text:p>21</text:p>
          </table:table-cell>
        </table:table-row>
        <table:table-row table:style-name="ro1">
          <table:table-cell table:formula="of:=DEC2HEX( ROW() - 1)" office:value-type="string" office:string-value="E7" calcext:value-type="string">
            <text:p>E7</text:p>
          </table:table-cell>
          <table:table-cell table:formula="of:=MATCH([.A232];[$Ev.$A$1:$Ev.$A$100];0)" office:value-type="float" office:value="57" calcext:value-type="float">
            <text:p>57</text:p>
          </table:table-cell>
          <table:table-cell table:formula="of:=IF(IFNA(IF(INDIRECT(ADDRESS([.B232];2;1;;&quot;Ev&quot;)) = &quot;EvReasonCode&quot;);0);&quot;Depricated_&quot;; &quot;&quot;)">
            <text:p/>
          </table:table-cell>
          <table:table-cell table:formula="of:=COM.MICROSOFT.CONCAT([.C232]; INDIRECT(ADDRESS([.B232];3;1;;&quot;Ev&quot;)))" office:value-type="string" office:string-value="Manufacturer_Specific" calcext:value-type="string">
            <text:p>Manufacturer_Specific</text:p>
          </table:table-cell>
          <table:table-cell/>
          <table:table-cell table:formula="of:=MATCH([.A232];[$Se.$A$1:$Se.$A$100];0)" office:value-type="float" office:value="57" calcext:value-type="float">
            <text:p>57</text:p>
          </table:table-cell>
          <table:table-cell table:formula="of:=IF(IFNA(IF(INDIRECT(ADDRESS([.F232];2;1;;&quot;Se&quot;)) = &quot;StReasonCode&quot;);0);&quot;Depricated_&quot;; &quot;&quot;)">
            <text:p/>
          </table:table-cell>
          <table:table-cell table:formula="of:=COM.MICROSOFT.CONCAT([.G232]; INDIRECT(ADDRESS([.F232];3;1;;&quot;Se&quot;)))" office:value-type="string" office:string-value="Manufacturer_Specific" calcext:value-type="string">
            <text:p>Manufacturer_Specific</text:p>
          </table:table-cell>
          <table:table-cell/>
          <table:table-cell table:formula="of:=IFNA(LEN([.D232]);0)" office:value-type="float" office:value="21" calcext:value-type="float">
            <text:p>21</text:p>
          </table:table-cell>
          <table:table-cell table:formula="of:=IFNA(LEN([.H232]);0)" office:value-type="float" office:value="21" calcext:value-type="float">
            <text:p>21</text:p>
          </table:table-cell>
        </table:table-row>
        <table:table-row table:style-name="ro1">
          <table:table-cell table:formula="of:=DEC2HEX( ROW() - 1)" office:value-type="string" office:string-value="E8" calcext:value-type="string">
            <text:p>E8</text:p>
          </table:table-cell>
          <table:table-cell table:formula="of:=MATCH([.A233];[$Ev.$A$1:$Ev.$A$100];0)" office:value-type="float" office:value="58" calcext:value-type="float">
            <text:p>58</text:p>
          </table:table-cell>
          <table:table-cell table:formula="of:=IF(IFNA(IF(INDIRECT(ADDRESS([.B233];2;1;;&quot;Ev&quot;)) = &quot;EvReasonCode&quot;);0);&quot;Depricated_&quot;; &quot;&quot;)">
            <text:p/>
          </table:table-cell>
          <table:table-cell table:formula="of:=COM.MICROSOFT.CONCAT([.C233]; INDIRECT(ADDRESS([.B233];3;1;;&quot;Ev&quot;)))" office:value-type="string" office:string-value="Manufacturer_Specific" calcext:value-type="string">
            <text:p>Manufacturer_Specific</text:p>
          </table:table-cell>
          <table:table-cell/>
          <table:table-cell table:formula="of:=MATCH([.A233];[$Se.$A$1:$Se.$A$100];0)" office:value-type="float" office:value="58" calcext:value-type="float">
            <text:p>58</text:p>
          </table:table-cell>
          <table:table-cell table:formula="of:=IF(IFNA(IF(INDIRECT(ADDRESS([.F233];2;1;;&quot;Se&quot;)) = &quot;StReasonCode&quot;);0);&quot;Depricated_&quot;; &quot;&quot;)">
            <text:p/>
          </table:table-cell>
          <table:table-cell table:formula="of:=COM.MICROSOFT.CONCAT([.G233]; INDIRECT(ADDRESS([.F233];3;1;;&quot;Se&quot;)))" office:value-type="string" office:string-value="Manufacturer_Specific" calcext:value-type="string">
            <text:p>Manufacturer_Specific</text:p>
          </table:table-cell>
          <table:table-cell/>
          <table:table-cell table:formula="of:=IFNA(LEN([.D233]);0)" office:value-type="float" office:value="21" calcext:value-type="float">
            <text:p>21</text:p>
          </table:table-cell>
          <table:table-cell table:formula="of:=IFNA(LEN([.H233]);0)" office:value-type="float" office:value="21" calcext:value-type="float">
            <text:p>21</text:p>
          </table:table-cell>
        </table:table-row>
        <table:table-row table:style-name="ro1">
          <table:table-cell table:formula="of:=DEC2HEX( ROW() - 1)" office:value-type="string" office:string-value="E9" calcext:value-type="string">
            <text:p>E9</text:p>
          </table:table-cell>
          <table:table-cell table:formula="of:=MATCH([.A234];[$Ev.$A$1:$Ev.$A$100];0)" office:value-type="float" office:value="59" calcext:value-type="float">
            <text:p>59</text:p>
          </table:table-cell>
          <table:table-cell table:formula="of:=IF(IFNA(IF(INDIRECT(ADDRESS([.B234];2;1;;&quot;Ev&quot;)) = &quot;EvReasonCode&quot;);0);&quot;Depricated_&quot;; &quot;&quot;)">
            <text:p/>
          </table:table-cell>
          <table:table-cell table:formula="of:=COM.MICROSOFT.CONCAT([.C234]; INDIRECT(ADDRESS([.B234];3;1;;&quot;Ev&quot;)))" office:value-type="string" office:string-value="Manufacturer_Specific" calcext:value-type="string">
            <text:p>Manufacturer_Specific</text:p>
          </table:table-cell>
          <table:table-cell/>
          <table:table-cell table:formula="of:=MATCH([.A234];[$Se.$A$1:$Se.$A$100];0)" office:value-type="float" office:value="59" calcext:value-type="float">
            <text:p>59</text:p>
          </table:table-cell>
          <table:table-cell table:formula="of:=IF(IFNA(IF(INDIRECT(ADDRESS([.F234];2;1;;&quot;Se&quot;)) = &quot;StReasonCode&quot;);0);&quot;Depricated_&quot;; &quot;&quot;)">
            <text:p/>
          </table:table-cell>
          <table:table-cell table:formula="of:=COM.MICROSOFT.CONCAT([.G234]; INDIRECT(ADDRESS([.F234];3;1;;&quot;Se&quot;)))" office:value-type="string" office:string-value="Manufacturer_Specific" calcext:value-type="string">
            <text:p>Manufacturer_Specific</text:p>
          </table:table-cell>
          <table:table-cell/>
          <table:table-cell table:formula="of:=IFNA(LEN([.D234]);0)" office:value-type="float" office:value="21" calcext:value-type="float">
            <text:p>21</text:p>
          </table:table-cell>
          <table:table-cell table:formula="of:=IFNA(LEN([.H234]);0)" office:value-type="float" office:value="21" calcext:value-type="float">
            <text:p>21</text:p>
          </table:table-cell>
        </table:table-row>
        <table:table-row table:style-name="ro1">
          <table:table-cell table:formula="of:=DEC2HEX( ROW() - 1)" office:value-type="string" office:string-value="EA" calcext:value-type="string">
            <text:p>EA</text:p>
          </table:table-cell>
          <table:table-cell table:formula="of:=MATCH([.A235];[$Ev.$A$1:$Ev.$A$100];0)" office:value-type="float" office:value="60" calcext:value-type="float">
            <text:p>60</text:p>
          </table:table-cell>
          <table:table-cell table:formula="of:=IF(IFNA(IF(INDIRECT(ADDRESS([.B235];2;1;;&quot;Ev&quot;)) = &quot;EvReasonCode&quot;);0);&quot;Depricated_&quot;; &quot;&quot;)">
            <text:p/>
          </table:table-cell>
          <table:table-cell table:formula="of:=COM.MICROSOFT.CONCAT([.C235]; INDIRECT(ADDRESS([.B235];3;1;;&quot;Ev&quot;)))" office:value-type="string" office:string-value="Manufacturer_Specific" calcext:value-type="string">
            <text:p>Manufacturer_Specific</text:p>
          </table:table-cell>
          <table:table-cell/>
          <table:table-cell table:formula="of:=MATCH([.A235];[$Se.$A$1:$Se.$A$100];0)" office:value-type="float" office:value="60" calcext:value-type="float">
            <text:p>60</text:p>
          </table:table-cell>
          <table:table-cell table:formula="of:=IF(IFNA(IF(INDIRECT(ADDRESS([.F235];2;1;;&quot;Se&quot;)) = &quot;StReasonCode&quot;);0);&quot;Depricated_&quot;; &quot;&quot;)">
            <text:p/>
          </table:table-cell>
          <table:table-cell table:formula="of:=COM.MICROSOFT.CONCAT([.G235]; INDIRECT(ADDRESS([.F235];3;1;;&quot;Se&quot;)))" office:value-type="string" office:string-value="Manufacturer_Specific" calcext:value-type="string">
            <text:p>Manufacturer_Specific</text:p>
          </table:table-cell>
          <table:table-cell/>
          <table:table-cell table:formula="of:=IFNA(LEN([.D235]);0)" office:value-type="float" office:value="21" calcext:value-type="float">
            <text:p>21</text:p>
          </table:table-cell>
          <table:table-cell table:formula="of:=IFNA(LEN([.H235]);0)" office:value-type="float" office:value="21" calcext:value-type="float">
            <text:p>21</text:p>
          </table:table-cell>
        </table:table-row>
        <table:table-row table:style-name="ro1">
          <table:table-cell table:formula="of:=DEC2HEX( ROW() - 1)" office:value-type="string" office:string-value="EB" calcext:value-type="string">
            <text:p>EB</text:p>
          </table:table-cell>
          <table:table-cell table:formula="of:=MATCH([.A236];[$Ev.$A$1:$Ev.$A$100];0)" office:value-type="float" office:value="61" calcext:value-type="float">
            <text:p>61</text:p>
          </table:table-cell>
          <table:table-cell table:formula="of:=IF(IFNA(IF(INDIRECT(ADDRESS([.B236];2;1;;&quot;Ev&quot;)) = &quot;EvReasonCode&quot;);0);&quot;Depricated_&quot;; &quot;&quot;)">
            <text:p/>
          </table:table-cell>
          <table:table-cell table:formula="of:=COM.MICROSOFT.CONCAT([.C236]; INDIRECT(ADDRESS([.B236];3;1;;&quot;Ev&quot;)))" office:value-type="string" office:string-value="Manufacturer_Specific" calcext:value-type="string">
            <text:p>Manufacturer_Specific</text:p>
          </table:table-cell>
          <table:table-cell/>
          <table:table-cell table:formula="of:=MATCH([.A236];[$Se.$A$1:$Se.$A$100];0)" office:value-type="float" office:value="61" calcext:value-type="float">
            <text:p>61</text:p>
          </table:table-cell>
          <table:table-cell table:formula="of:=IF(IFNA(IF(INDIRECT(ADDRESS([.F236];2;1;;&quot;Se&quot;)) = &quot;StReasonCode&quot;);0);&quot;Depricated_&quot;; &quot;&quot;)">
            <text:p/>
          </table:table-cell>
          <table:table-cell table:formula="of:=COM.MICROSOFT.CONCAT([.G236]; INDIRECT(ADDRESS([.F236];3;1;;&quot;Se&quot;)))" office:value-type="string" office:string-value="Manufacturer_Specific" calcext:value-type="string">
            <text:p>Manufacturer_Specific</text:p>
          </table:table-cell>
          <table:table-cell/>
          <table:table-cell table:formula="of:=IFNA(LEN([.D236]);0)" office:value-type="float" office:value="21" calcext:value-type="float">
            <text:p>21</text:p>
          </table:table-cell>
          <table:table-cell table:formula="of:=IFNA(LEN([.H236]);0)" office:value-type="float" office:value="21" calcext:value-type="float">
            <text:p>21</text:p>
          </table:table-cell>
        </table:table-row>
        <table:table-row table:style-name="ro1">
          <table:table-cell table:formula="of:=DEC2HEX( ROW() - 1)" office:value-type="string" office:string-value="EC" calcext:value-type="string">
            <text:p>EC</text:p>
          </table:table-cell>
          <table:table-cell table:formula="of:=MATCH([.A237];[$Ev.$A$1:$Ev.$A$100];0)" office:value-type="float" office:value="62" calcext:value-type="float">
            <text:p>62</text:p>
          </table:table-cell>
          <table:table-cell table:formula="of:=IF(IFNA(IF(INDIRECT(ADDRESS([.B237];2;1;;&quot;Ev&quot;)) = &quot;EvReasonCode&quot;);0);&quot;Depricated_&quot;; &quot;&quot;)">
            <text:p/>
          </table:table-cell>
          <table:table-cell table:formula="of:=COM.MICROSOFT.CONCAT([.C237]; INDIRECT(ADDRESS([.B237];3;1;;&quot;Ev&quot;)))" office:value-type="string" office:string-value="Manufacturer_Specific" calcext:value-type="string">
            <text:p>Manufacturer_Specific</text:p>
          </table:table-cell>
          <table:table-cell/>
          <table:table-cell table:formula="of:=MATCH([.A237];[$Se.$A$1:$Se.$A$100];0)" office:value-type="float" office:value="62" calcext:value-type="float">
            <text:p>62</text:p>
          </table:table-cell>
          <table:table-cell table:formula="of:=IF(IFNA(IF(INDIRECT(ADDRESS([.F237];2;1;;&quot;Se&quot;)) = &quot;StReasonCode&quot;);0);&quot;Depricated_&quot;; &quot;&quot;)">
            <text:p/>
          </table:table-cell>
          <table:table-cell table:formula="of:=COM.MICROSOFT.CONCAT([.G237]; INDIRECT(ADDRESS([.F237];3;1;;&quot;Se&quot;)))" office:value-type="string" office:string-value="Manufacturer_Specific" calcext:value-type="string">
            <text:p>Manufacturer_Specific</text:p>
          </table:table-cell>
          <table:table-cell/>
          <table:table-cell table:formula="of:=IFNA(LEN([.D237]);0)" office:value-type="float" office:value="21" calcext:value-type="float">
            <text:p>21</text:p>
          </table:table-cell>
          <table:table-cell table:formula="of:=IFNA(LEN([.H237]);0)" office:value-type="float" office:value="21" calcext:value-type="float">
            <text:p>21</text:p>
          </table:table-cell>
        </table:table-row>
        <table:table-row table:style-name="ro1">
          <table:table-cell table:formula="of:=DEC2HEX( ROW() - 1)" office:value-type="string" office:string-value="ED" calcext:value-type="string">
            <text:p>ED</text:p>
          </table:table-cell>
          <table:table-cell table:formula="of:=MATCH([.A238];[$Ev.$A$1:$Ev.$A$100];0)" office:value-type="float" office:value="63" calcext:value-type="float">
            <text:p>63</text:p>
          </table:table-cell>
          <table:table-cell table:formula="of:=IF(IFNA(IF(INDIRECT(ADDRESS([.B238];2;1;;&quot;Ev&quot;)) = &quot;EvReasonCode&quot;);0);&quot;Depricated_&quot;; &quot;&quot;)">
            <text:p/>
          </table:table-cell>
          <table:table-cell table:formula="of:=COM.MICROSOFT.CONCAT([.C238]; INDIRECT(ADDRESS([.B238];3;1;;&quot;Ev&quot;)))" office:value-type="string" office:string-value="Manufacturer_Specific" calcext:value-type="string">
            <text:p>Manufacturer_Specific</text:p>
          </table:table-cell>
          <table:table-cell/>
          <table:table-cell table:formula="of:=MATCH([.A238];[$Se.$A$1:$Se.$A$100];0)" office:value-type="float" office:value="63" calcext:value-type="float">
            <text:p>63</text:p>
          </table:table-cell>
          <table:table-cell table:formula="of:=IF(IFNA(IF(INDIRECT(ADDRESS([.F238];2;1;;&quot;Se&quot;)) = &quot;StReasonCode&quot;);0);&quot;Depricated_&quot;; &quot;&quot;)">
            <text:p/>
          </table:table-cell>
          <table:table-cell table:formula="of:=COM.MICROSOFT.CONCAT([.G238]; INDIRECT(ADDRESS([.F238];3;1;;&quot;Se&quot;)))" office:value-type="string" office:string-value="Manufacturer_Specific" calcext:value-type="string">
            <text:p>Manufacturer_Specific</text:p>
          </table:table-cell>
          <table:table-cell/>
          <table:table-cell table:formula="of:=IFNA(LEN([.D238]);0)" office:value-type="float" office:value="21" calcext:value-type="float">
            <text:p>21</text:p>
          </table:table-cell>
          <table:table-cell table:formula="of:=IFNA(LEN([.H238]);0)" office:value-type="float" office:value="21" calcext:value-type="float">
            <text:p>21</text:p>
          </table:table-cell>
        </table:table-row>
        <table:table-row table:style-name="ro1">
          <table:table-cell table:formula="of:=DEC2HEX( ROW() - 1)" office:value-type="string" office:string-value="EE" calcext:value-type="string">
            <text:p>EE</text:p>
          </table:table-cell>
          <table:table-cell table:formula="of:=MATCH([.A239];[$Ev.$A$1:$Ev.$A$100];0)" office:value-type="float" office:value="64" calcext:value-type="float">
            <text:p>64</text:p>
          </table:table-cell>
          <table:table-cell table:formula="of:=IF(IFNA(IF(INDIRECT(ADDRESS([.B239];2;1;;&quot;Ev&quot;)) = &quot;EvReasonCode&quot;);0);&quot;Depricated_&quot;; &quot;&quot;)">
            <text:p/>
          </table:table-cell>
          <table:table-cell table:formula="of:=COM.MICROSOFT.CONCAT([.C239]; INDIRECT(ADDRESS([.B239];3;1;;&quot;Ev&quot;)))" office:value-type="string" office:string-value="Manufacturer_Specific" calcext:value-type="string">
            <text:p>Manufacturer_Specific</text:p>
          </table:table-cell>
          <table:table-cell/>
          <table:table-cell table:formula="of:=MATCH([.A239];[$Se.$A$1:$Se.$A$100];0)" office:value-type="float" office:value="64" calcext:value-type="float">
            <text:p>64</text:p>
          </table:table-cell>
          <table:table-cell table:formula="of:=IF(IFNA(IF(INDIRECT(ADDRESS([.F239];2;1;;&quot;Se&quot;)) = &quot;StReasonCode&quot;);0);&quot;Depricated_&quot;; &quot;&quot;)">
            <text:p/>
          </table:table-cell>
          <table:table-cell table:formula="of:=COM.MICROSOFT.CONCAT([.G239]; INDIRECT(ADDRESS([.F239];3;1;;&quot;Se&quot;)))" office:value-type="string" office:string-value="Manufacturer_Specific" calcext:value-type="string">
            <text:p>Manufacturer_Specific</text:p>
          </table:table-cell>
          <table:table-cell/>
          <table:table-cell table:formula="of:=IFNA(LEN([.D239]);0)" office:value-type="float" office:value="21" calcext:value-type="float">
            <text:p>21</text:p>
          </table:table-cell>
          <table:table-cell table:formula="of:=IFNA(LEN([.H239]);0)" office:value-type="float" office:value="21" calcext:value-type="float">
            <text:p>21</text:p>
          </table:table-cell>
        </table:table-row>
        <table:table-row table:style-name="ro1">
          <table:table-cell table:formula="of:=DEC2HEX( ROW() - 1)" office:value-type="string" office:string-value="EF" calcext:value-type="string">
            <text:p>EF</text:p>
          </table:table-cell>
          <table:table-cell table:formula="of:=MATCH([.A240];[$Ev.$A$1:$Ev.$A$100];0)" office:value-type="float" office:value="65" calcext:value-type="float">
            <text:p>65</text:p>
          </table:table-cell>
          <table:table-cell table:formula="of:=IF(IFNA(IF(INDIRECT(ADDRESS([.B240];2;1;;&quot;Ev&quot;)) = &quot;EvReasonCode&quot;);0);&quot;Depricated_&quot;; &quot;&quot;)">
            <text:p/>
          </table:table-cell>
          <table:table-cell table:formula="of:=COM.MICROSOFT.CONCAT([.C240]; INDIRECT(ADDRESS([.B240];3;1;;&quot;Ev&quot;)))" office:value-type="string" office:string-value="Manufacturer_Specific" calcext:value-type="string">
            <text:p>Manufacturer_Specific</text:p>
          </table:table-cell>
          <table:table-cell/>
          <table:table-cell table:formula="of:=MATCH([.A240];[$Se.$A$1:$Se.$A$100];0)" office:value-type="float" office:value="65" calcext:value-type="float">
            <text:p>65</text:p>
          </table:table-cell>
          <table:table-cell table:formula="of:=IF(IFNA(IF(INDIRECT(ADDRESS([.F240];2;1;;&quot;Se&quot;)) = &quot;StReasonCode&quot;);0);&quot;Depricated_&quot;; &quot;&quot;)">
            <text:p/>
          </table:table-cell>
          <table:table-cell table:formula="of:=COM.MICROSOFT.CONCAT([.G240]; INDIRECT(ADDRESS([.F240];3;1;;&quot;Se&quot;)))" office:value-type="string" office:string-value="Manufacturer_Specific" calcext:value-type="string">
            <text:p>Manufacturer_Specific</text:p>
          </table:table-cell>
          <table:table-cell/>
          <table:table-cell table:formula="of:=IFNA(LEN([.D240]);0)" office:value-type="float" office:value="21" calcext:value-type="float">
            <text:p>21</text:p>
          </table:table-cell>
          <table:table-cell table:formula="of:=IFNA(LEN([.H240]);0)" office:value-type="float" office:value="21" calcext:value-type="float">
            <text:p>21</text:p>
          </table:table-cell>
        </table:table-row>
        <table:table-row table:style-name="ro1">
          <table:table-cell table:formula="of:=DEC2HEX( ROW() - 1)" office:value-type="string" office:string-value="F0" calcext:value-type="string">
            <text:p>F0</text:p>
          </table:table-cell>
          <table:table-cell table:formula="of:=MATCH([.A241];[$Ev.$A$1:$Ev.$A$100];0)" office:value-type="float" office:value="66" calcext:value-type="float">
            <text:p>66</text:p>
          </table:table-cell>
          <table:table-cell table:formula="of:=IF(IFNA(IF(INDIRECT(ADDRESS([.B241];2;1;;&quot;Ev&quot;)) = &quot;EvReasonCode&quot;);0);&quot;Depricated_&quot;; &quot;&quot;)">
            <text:p/>
          </table:table-cell>
          <table:table-cell table:formula="of:=COM.MICROSOFT.CONCAT([.C241]; INDIRECT(ADDRESS([.B241];3;1;;&quot;Ev&quot;)))" office:value-type="string" office:string-value="Manufacturer_Specific" calcext:value-type="string">
            <text:p>Manufacturer_Specific</text:p>
          </table:table-cell>
          <table:table-cell/>
          <table:table-cell table:formula="of:=MATCH([.A241];[$Se.$A$1:$Se.$A$100];0)" office:value-type="float" office:value="66" calcext:value-type="float">
            <text:p>66</text:p>
          </table:table-cell>
          <table:table-cell table:formula="of:=IF(IFNA(IF(INDIRECT(ADDRESS([.F241];2;1;;&quot;Se&quot;)) = &quot;StReasonCode&quot;);0);&quot;Depricated_&quot;; &quot;&quot;)">
            <text:p/>
          </table:table-cell>
          <table:table-cell table:formula="of:=COM.MICROSOFT.CONCAT([.G241]; INDIRECT(ADDRESS([.F241];3;1;;&quot;Se&quot;)))" office:value-type="string" office:string-value="Manufacturer_Specific" calcext:value-type="string">
            <text:p>Manufacturer_Specific</text:p>
          </table:table-cell>
          <table:table-cell/>
          <table:table-cell table:formula="of:=IFNA(LEN([.D241]);0)" office:value-type="float" office:value="21" calcext:value-type="float">
            <text:p>21</text:p>
          </table:table-cell>
          <table:table-cell table:formula="of:=IFNA(LEN([.H241]);0)" office:value-type="float" office:value="21" calcext:value-type="float">
            <text:p>21</text:p>
          </table:table-cell>
        </table:table-row>
        <table:table-row table:style-name="ro1">
          <table:table-cell table:formula="of:=DEC2HEX( ROW() - 1)" office:value-type="string" office:string-value="F1" calcext:value-type="string">
            <text:p>F1</text:p>
          </table:table-cell>
          <table:table-cell table:formula="of:=MATCH([.A242];[$Ev.$A$1:$Ev.$A$100];0)" office:value-type="float" office:value="67" calcext:value-type="float">
            <text:p>67</text:p>
          </table:table-cell>
          <table:table-cell table:formula="of:=IF(IFNA(IF(INDIRECT(ADDRESS([.B242];2;1;;&quot;Ev&quot;)) = &quot;EvReasonCode&quot;);0);&quot;Depricated_&quot;; &quot;&quot;)">
            <text:p/>
          </table:table-cell>
          <table:table-cell table:formula="of:=COM.MICROSOFT.CONCAT([.C242]; INDIRECT(ADDRESS([.B242];3;1;;&quot;Ev&quot;)))" office:value-type="string" office:string-value="Manufacturer_Specific" calcext:value-type="string">
            <text:p>Manufacturer_Specific</text:p>
          </table:table-cell>
          <table:table-cell/>
          <table:table-cell table:formula="of:=MATCH([.A242];[$Se.$A$1:$Se.$A$100];0)" office:value-type="float" office:value="67" calcext:value-type="float">
            <text:p>67</text:p>
          </table:table-cell>
          <table:table-cell table:formula="of:=IF(IFNA(IF(INDIRECT(ADDRESS([.F242];2;1;;&quot;Se&quot;)) = &quot;StReasonCode&quot;);0);&quot;Depricated_&quot;; &quot;&quot;)">
            <text:p/>
          </table:table-cell>
          <table:table-cell table:formula="of:=COM.MICROSOFT.CONCAT([.G242]; INDIRECT(ADDRESS([.F242];3;1;;&quot;Se&quot;)))" office:value-type="string" office:string-value="Manufacturer_Specific" calcext:value-type="string">
            <text:p>Manufacturer_Specific</text:p>
          </table:table-cell>
          <table:table-cell/>
          <table:table-cell table:formula="of:=IFNA(LEN([.D242]);0)" office:value-type="float" office:value="21" calcext:value-type="float">
            <text:p>21</text:p>
          </table:table-cell>
          <table:table-cell table:formula="of:=IFNA(LEN([.H242]);0)" office:value-type="float" office:value="21" calcext:value-type="float">
            <text:p>21</text:p>
          </table:table-cell>
        </table:table-row>
        <table:table-row table:style-name="ro1">
          <table:table-cell table:formula="of:=DEC2HEX( ROW() - 1)" office:value-type="string" office:string-value="F2" calcext:value-type="string">
            <text:p>F2</text:p>
          </table:table-cell>
          <table:table-cell table:formula="of:=MATCH([.A243];[$Ev.$A$1:$Ev.$A$100];0)" office:value-type="float" office:value="68" calcext:value-type="float">
            <text:p>68</text:p>
          </table:table-cell>
          <table:table-cell table:formula="of:=IF(IFNA(IF(INDIRECT(ADDRESS([.B243];2;1;;&quot;Ev&quot;)) = &quot;EvReasonCode&quot;);0);&quot;Depricated_&quot;; &quot;&quot;)">
            <text:p/>
          </table:table-cell>
          <table:table-cell table:formula="of:=COM.MICROSOFT.CONCAT([.C243]; INDIRECT(ADDRESS([.B243];3;1;;&quot;Ev&quot;)))" office:value-type="string" office:string-value="Manufacturer_Specific" calcext:value-type="string">
            <text:p>Manufacturer_Specific</text:p>
          </table:table-cell>
          <table:table-cell/>
          <table:table-cell table:formula="of:=MATCH([.A243];[$Se.$A$1:$Se.$A$100];0)" office:value-type="float" office:value="68" calcext:value-type="float">
            <text:p>68</text:p>
          </table:table-cell>
          <table:table-cell table:formula="of:=IF(IFNA(IF(INDIRECT(ADDRESS([.F243];2;1;;&quot;Se&quot;)) = &quot;StReasonCode&quot;);0);&quot;Depricated_&quot;; &quot;&quot;)">
            <text:p/>
          </table:table-cell>
          <table:table-cell table:formula="of:=COM.MICROSOFT.CONCAT([.G243]; INDIRECT(ADDRESS([.F243];3;1;;&quot;Se&quot;)))" office:value-type="string" office:string-value="Manufacturer_Specific" calcext:value-type="string">
            <text:p>Manufacturer_Specific</text:p>
          </table:table-cell>
          <table:table-cell/>
          <table:table-cell table:formula="of:=IFNA(LEN([.D243]);0)" office:value-type="float" office:value="21" calcext:value-type="float">
            <text:p>21</text:p>
          </table:table-cell>
          <table:table-cell table:formula="of:=IFNA(LEN([.H243]);0)" office:value-type="float" office:value="21" calcext:value-type="float">
            <text:p>21</text:p>
          </table:table-cell>
        </table:table-row>
        <table:table-row table:style-name="ro1">
          <table:table-cell table:formula="of:=DEC2HEX( ROW() - 1)" office:value-type="string" office:string-value="F3" calcext:value-type="string">
            <text:p>F3</text:p>
          </table:table-cell>
          <table:table-cell table:formula="of:=MATCH([.A244];[$Ev.$A$1:$Ev.$A$100];0)" office:value-type="float" office:value="69" calcext:value-type="float">
            <text:p>69</text:p>
          </table:table-cell>
          <table:table-cell table:formula="of:=IF(IFNA(IF(INDIRECT(ADDRESS([.B244];2;1;;&quot;Ev&quot;)) = &quot;EvReasonCode&quot;);0);&quot;Depricated_&quot;; &quot;&quot;)">
            <text:p/>
          </table:table-cell>
          <table:table-cell table:formula="of:=COM.MICROSOFT.CONCAT([.C244]; INDIRECT(ADDRESS([.B244];3;1;;&quot;Ev&quot;)))" office:value-type="string" office:string-value="Manufacturer_Specific" calcext:value-type="string">
            <text:p>Manufacturer_Specific</text:p>
          </table:table-cell>
          <table:table-cell/>
          <table:table-cell table:formula="of:=MATCH([.A244];[$Se.$A$1:$Se.$A$100];0)" office:value-type="float" office:value="69" calcext:value-type="float">
            <text:p>69</text:p>
          </table:table-cell>
          <table:table-cell table:formula="of:=IF(IFNA(IF(INDIRECT(ADDRESS([.F244];2;1;;&quot;Se&quot;)) = &quot;StReasonCode&quot;);0);&quot;Depricated_&quot;; &quot;&quot;)">
            <text:p/>
          </table:table-cell>
          <table:table-cell table:formula="of:=COM.MICROSOFT.CONCAT([.G244]; INDIRECT(ADDRESS([.F244];3;1;;&quot;Se&quot;)))" office:value-type="string" office:string-value="Manufacturer_Specific" calcext:value-type="string">
            <text:p>Manufacturer_Specific</text:p>
          </table:table-cell>
          <table:table-cell/>
          <table:table-cell table:formula="of:=IFNA(LEN([.D244]);0)" office:value-type="float" office:value="21" calcext:value-type="float">
            <text:p>21</text:p>
          </table:table-cell>
          <table:table-cell table:formula="of:=IFNA(LEN([.H244]);0)" office:value-type="float" office:value="21" calcext:value-type="float">
            <text:p>21</text:p>
          </table:table-cell>
        </table:table-row>
        <table:table-row table:style-name="ro1">
          <table:table-cell table:formula="of:=DEC2HEX( ROW() - 1)" office:value-type="string" office:string-value="F4" calcext:value-type="string">
            <text:p>F4</text:p>
          </table:table-cell>
          <table:table-cell table:formula="of:=MATCH([.A245];[$Ev.$A$1:$Ev.$A$100];0)" office:value-type="float" office:value="70" calcext:value-type="float">
            <text:p>70</text:p>
          </table:table-cell>
          <table:table-cell table:formula="of:=IF(IFNA(IF(INDIRECT(ADDRESS([.B245];2;1;;&quot;Ev&quot;)) = &quot;EvReasonCode&quot;);0);&quot;Depricated_&quot;; &quot;&quot;)">
            <text:p/>
          </table:table-cell>
          <table:table-cell table:formula="of:=COM.MICROSOFT.CONCAT([.C245]; INDIRECT(ADDRESS([.B245];3;1;;&quot;Ev&quot;)))" office:value-type="string" office:string-value="Manufacturer_Specific" calcext:value-type="string">
            <text:p>Manufacturer_Specific</text:p>
          </table:table-cell>
          <table:table-cell/>
          <table:table-cell table:formula="of:=MATCH([.A245];[$Se.$A$1:$Se.$A$100];0)" office:value-type="float" office:value="70" calcext:value-type="float">
            <text:p>70</text:p>
          </table:table-cell>
          <table:table-cell table:formula="of:=IF(IFNA(IF(INDIRECT(ADDRESS([.F245];2;1;;&quot;Se&quot;)) = &quot;StReasonCode&quot;);0);&quot;Depricated_&quot;; &quot;&quot;)">
            <text:p/>
          </table:table-cell>
          <table:table-cell table:formula="of:=COM.MICROSOFT.CONCAT([.G245]; INDIRECT(ADDRESS([.F245];3;1;;&quot;Se&quot;)))" office:value-type="string" office:string-value="Manufacturer_Specific" calcext:value-type="string">
            <text:p>Manufacturer_Specific</text:p>
          </table:table-cell>
          <table:table-cell/>
          <table:table-cell table:formula="of:=IFNA(LEN([.D245]);0)" office:value-type="float" office:value="21" calcext:value-type="float">
            <text:p>21</text:p>
          </table:table-cell>
          <table:table-cell table:formula="of:=IFNA(LEN([.H245]);0)" office:value-type="float" office:value="21" calcext:value-type="float">
            <text:p>21</text:p>
          </table:table-cell>
        </table:table-row>
        <table:table-row table:style-name="ro1">
          <table:table-cell table:formula="of:=DEC2HEX( ROW() - 1)" office:value-type="string" office:string-value="F5" calcext:value-type="string">
            <text:p>F5</text:p>
          </table:table-cell>
          <table:table-cell table:formula="of:=MATCH([.A246];[$Ev.$A$1:$Ev.$A$100];0)" office:value-type="float" office:value="71" calcext:value-type="float">
            <text:p>71</text:p>
          </table:table-cell>
          <table:table-cell table:formula="of:=IF(IFNA(IF(INDIRECT(ADDRESS([.B246];2;1;;&quot;Ev&quot;)) = &quot;EvReasonCode&quot;);0);&quot;Depricated_&quot;; &quot;&quot;)">
            <text:p/>
          </table:table-cell>
          <table:table-cell table:formula="of:=COM.MICROSOFT.CONCAT([.C246]; INDIRECT(ADDRESS([.B246];3;1;;&quot;Ev&quot;)))" office:value-type="string" office:string-value="Manufacturer_Specific" calcext:value-type="string">
            <text:p>Manufacturer_Specific</text:p>
          </table:table-cell>
          <table:table-cell/>
          <table:table-cell table:formula="of:=MATCH([.A246];[$Se.$A$1:$Se.$A$100];0)" office:value-type="float" office:value="71" calcext:value-type="float">
            <text:p>71</text:p>
          </table:table-cell>
          <table:table-cell table:formula="of:=IF(IFNA(IF(INDIRECT(ADDRESS([.F246];2;1;;&quot;Se&quot;)) = &quot;StReasonCode&quot;);0);&quot;Depricated_&quot;; &quot;&quot;)">
            <text:p/>
          </table:table-cell>
          <table:table-cell table:formula="of:=COM.MICROSOFT.CONCAT([.G246]; INDIRECT(ADDRESS([.F246];3;1;;&quot;Se&quot;)))" office:value-type="string" office:string-value="Manufacturer_Specific" calcext:value-type="string">
            <text:p>Manufacturer_Specific</text:p>
          </table:table-cell>
          <table:table-cell/>
          <table:table-cell table:formula="of:=IFNA(LEN([.D246]);0)" office:value-type="float" office:value="21" calcext:value-type="float">
            <text:p>21</text:p>
          </table:table-cell>
          <table:table-cell table:formula="of:=IFNA(LEN([.H246]);0)" office:value-type="float" office:value="21" calcext:value-type="float">
            <text:p>21</text:p>
          </table:table-cell>
        </table:table-row>
        <table:table-row table:style-name="ro1">
          <table:table-cell table:formula="of:=DEC2HEX( ROW() - 1)" office:value-type="string" office:string-value="F6" calcext:value-type="string">
            <text:p>F6</text:p>
          </table:table-cell>
          <table:table-cell table:formula="of:=MATCH([.A247];[$Ev.$A$1:$Ev.$A$100];0)" office:value-type="float" office:value="72" calcext:value-type="float">
            <text:p>72</text:p>
          </table:table-cell>
          <table:table-cell table:formula="of:=IF(IFNA(IF(INDIRECT(ADDRESS([.B247];2;1;;&quot;Ev&quot;)) = &quot;EvReasonCode&quot;);0);&quot;Depricated_&quot;; &quot;&quot;)">
            <text:p/>
          </table:table-cell>
          <table:table-cell table:formula="of:=COM.MICROSOFT.CONCAT([.C247]; INDIRECT(ADDRESS([.B247];3;1;;&quot;Ev&quot;)))" office:value-type="string" office:string-value="Manufacturer_Specific" calcext:value-type="string">
            <text:p>Manufacturer_Specific</text:p>
          </table:table-cell>
          <table:table-cell/>
          <table:table-cell table:formula="of:=MATCH([.A247];[$Se.$A$1:$Se.$A$100];0)" office:value-type="float" office:value="72" calcext:value-type="float">
            <text:p>72</text:p>
          </table:table-cell>
          <table:table-cell table:formula="of:=IF(IFNA(IF(INDIRECT(ADDRESS([.F247];2;1;;&quot;Se&quot;)) = &quot;StReasonCode&quot;);0);&quot;Depricated_&quot;; &quot;&quot;)">
            <text:p/>
          </table:table-cell>
          <table:table-cell table:formula="of:=COM.MICROSOFT.CONCAT([.G247]; INDIRECT(ADDRESS([.F247];3;1;;&quot;Se&quot;)))" office:value-type="string" office:string-value="Manufacturer_Specific" calcext:value-type="string">
            <text:p>Manufacturer_Specific</text:p>
          </table:table-cell>
          <table:table-cell/>
          <table:table-cell table:formula="of:=IFNA(LEN([.D247]);0)" office:value-type="float" office:value="21" calcext:value-type="float">
            <text:p>21</text:p>
          </table:table-cell>
          <table:table-cell table:formula="of:=IFNA(LEN([.H247]);0)" office:value-type="float" office:value="21" calcext:value-type="float">
            <text:p>21</text:p>
          </table:table-cell>
        </table:table-row>
        <table:table-row table:style-name="ro1">
          <table:table-cell table:formula="of:=DEC2HEX( ROW() - 1)" office:value-type="string" office:string-value="F7" calcext:value-type="string">
            <text:p>F7</text:p>
          </table:table-cell>
          <table:table-cell table:formula="of:=MATCH([.A248];[$Ev.$A$1:$Ev.$A$100];0)" office:value-type="float" office:value="73" calcext:value-type="float">
            <text:p>73</text:p>
          </table:table-cell>
          <table:table-cell table:formula="of:=IF(IFNA(IF(INDIRECT(ADDRESS([.B248];2;1;;&quot;Ev&quot;)) = &quot;EvReasonCode&quot;);0);&quot;Depricated_&quot;; &quot;&quot;)">
            <text:p/>
          </table:table-cell>
          <table:table-cell table:formula="of:=COM.MICROSOFT.CONCAT([.C248]; INDIRECT(ADDRESS([.B248];3;1;;&quot;Ev&quot;)))" office:value-type="string" office:string-value="Manufacturer_Specific" calcext:value-type="string">
            <text:p>Manufacturer_Specific</text:p>
          </table:table-cell>
          <table:table-cell/>
          <table:table-cell table:formula="of:=MATCH([.A248];[$Se.$A$1:$Se.$A$100];0)" office:value-type="float" office:value="73" calcext:value-type="float">
            <text:p>73</text:p>
          </table:table-cell>
          <table:table-cell table:formula="of:=IF(IFNA(IF(INDIRECT(ADDRESS([.F248];2;1;;&quot;Se&quot;)) = &quot;StReasonCode&quot;);0);&quot;Depricated_&quot;; &quot;&quot;)">
            <text:p/>
          </table:table-cell>
          <table:table-cell table:formula="of:=COM.MICROSOFT.CONCAT([.G248]; INDIRECT(ADDRESS([.F248];3;1;;&quot;Se&quot;)))" office:value-type="string" office:string-value="Manufacturer_Specific" calcext:value-type="string">
            <text:p>Manufacturer_Specific</text:p>
          </table:table-cell>
          <table:table-cell/>
          <table:table-cell table:formula="of:=IFNA(LEN([.D248]);0)" office:value-type="float" office:value="21" calcext:value-type="float">
            <text:p>21</text:p>
          </table:table-cell>
          <table:table-cell table:formula="of:=IFNA(LEN([.H248]);0)" office:value-type="float" office:value="21" calcext:value-type="float">
            <text:p>21</text:p>
          </table:table-cell>
        </table:table-row>
        <table:table-row table:style-name="ro1">
          <table:table-cell table:formula="of:=DEC2HEX( ROW() - 1)" office:value-type="string" office:string-value="F8" calcext:value-type="string">
            <text:p>F8</text:p>
          </table:table-cell>
          <table:table-cell table:formula="of:=MATCH([.A249];[$Ev.$A$1:$Ev.$A$100];0)" office:value-type="float" office:value="74" calcext:value-type="float">
            <text:p>74</text:p>
          </table:table-cell>
          <table:table-cell table:formula="of:=IF(IFNA(IF(INDIRECT(ADDRESS([.B249];2;1;;&quot;Ev&quot;)) = &quot;EvReasonCode&quot;);0);&quot;Depricated_&quot;; &quot;&quot;)">
            <text:p/>
          </table:table-cell>
          <table:table-cell table:formula="of:=COM.MICROSOFT.CONCAT([.C249]; INDIRECT(ADDRESS([.B249];3;1;;&quot;Ev&quot;)))" office:value-type="string" office:string-value="Manufacturer_Specific" calcext:value-type="string">
            <text:p>Manufacturer_Specific</text:p>
          </table:table-cell>
          <table:table-cell/>
          <table:table-cell table:formula="of:=MATCH([.A249];[$Se.$A$1:$Se.$A$100];0)" office:value-type="float" office:value="74" calcext:value-type="float">
            <text:p>74</text:p>
          </table:table-cell>
          <table:table-cell table:formula="of:=IF(IFNA(IF(INDIRECT(ADDRESS([.F249];2;1;;&quot;Se&quot;)) = &quot;StReasonCode&quot;);0);&quot;Depricated_&quot;; &quot;&quot;)">
            <text:p/>
          </table:table-cell>
          <table:table-cell table:formula="of:=COM.MICROSOFT.CONCAT([.G249]; INDIRECT(ADDRESS([.F249];3;1;;&quot;Se&quot;)))" office:value-type="string" office:string-value="Manufacturer_Specific" calcext:value-type="string">
            <text:p>Manufacturer_Specific</text:p>
          </table:table-cell>
          <table:table-cell/>
          <table:table-cell table:formula="of:=IFNA(LEN([.D249]);0)" office:value-type="float" office:value="21" calcext:value-type="float">
            <text:p>21</text:p>
          </table:table-cell>
          <table:table-cell table:formula="of:=IFNA(LEN([.H249]);0)" office:value-type="float" office:value="21" calcext:value-type="float">
            <text:p>21</text:p>
          </table:table-cell>
        </table:table-row>
        <table:table-row table:style-name="ro1">
          <table:table-cell table:formula="of:=DEC2HEX( ROW() - 1)" office:value-type="string" office:string-value="F9" calcext:value-type="string">
            <text:p>F9</text:p>
          </table:table-cell>
          <table:table-cell table:formula="of:=MATCH([.A250];[$Ev.$A$1:$Ev.$A$100];0)" office:value-type="float" office:value="75" calcext:value-type="float">
            <text:p>75</text:p>
          </table:table-cell>
          <table:table-cell table:formula="of:=IF(IFNA(IF(INDIRECT(ADDRESS([.B250];2;1;;&quot;Ev&quot;)) = &quot;EvReasonCode&quot;);0);&quot;Depricated_&quot;; &quot;&quot;)">
            <text:p/>
          </table:table-cell>
          <table:table-cell table:formula="of:=COM.MICROSOFT.CONCAT([.C250]; INDIRECT(ADDRESS([.B250];3;1;;&quot;Ev&quot;)))" office:value-type="string" office:string-value="Manufacturer_Specific" calcext:value-type="string">
            <text:p>Manufacturer_Specific</text:p>
          </table:table-cell>
          <table:table-cell/>
          <table:table-cell table:formula="of:=MATCH([.A250];[$Se.$A$1:$Se.$A$100];0)" office:value-type="float" office:value="75" calcext:value-type="float">
            <text:p>75</text:p>
          </table:table-cell>
          <table:table-cell table:formula="of:=IF(IFNA(IF(INDIRECT(ADDRESS([.F250];2;1;;&quot;Se&quot;)) = &quot;StReasonCode&quot;);0);&quot;Depricated_&quot;; &quot;&quot;)">
            <text:p/>
          </table:table-cell>
          <table:table-cell table:formula="of:=COM.MICROSOFT.CONCAT([.G250]; INDIRECT(ADDRESS([.F250];3;1;;&quot;Se&quot;)))" office:value-type="string" office:string-value="Manufacturer_Specific" calcext:value-type="string">
            <text:p>Manufacturer_Specific</text:p>
          </table:table-cell>
          <table:table-cell/>
          <table:table-cell table:formula="of:=IFNA(LEN([.D250]);0)" office:value-type="float" office:value="21" calcext:value-type="float">
            <text:p>21</text:p>
          </table:table-cell>
          <table:table-cell table:formula="of:=IFNA(LEN([.H250]);0)" office:value-type="float" office:value="21" calcext:value-type="float">
            <text:p>21</text:p>
          </table:table-cell>
        </table:table-row>
        <table:table-row table:style-name="ro1">
          <table:table-cell table:formula="of:=DEC2HEX( ROW() - 1)" office:value-type="string" office:string-value="FA" calcext:value-type="string">
            <text:p>FA</text:p>
          </table:table-cell>
          <table:table-cell table:formula="of:=MATCH([.A251];[$Ev.$A$1:$Ev.$A$100];0)" office:value-type="float" office:value="76" calcext:value-type="float">
            <text:p>76</text:p>
          </table:table-cell>
          <table:table-cell table:formula="of:=IF(IFNA(IF(INDIRECT(ADDRESS([.B251];2;1;;&quot;Ev&quot;)) = &quot;EvReasonCode&quot;);0);&quot;Depricated_&quot;; &quot;&quot;)">
            <text:p/>
          </table:table-cell>
          <table:table-cell table:formula="of:=COM.MICROSOFT.CONCAT([.C251]; INDIRECT(ADDRESS([.B251];3;1;;&quot;Ev&quot;)))" office:value-type="string" office:string-value="Manufacturer_Specific" calcext:value-type="string">
            <text:p>Manufacturer_Specific</text:p>
          </table:table-cell>
          <table:table-cell/>
          <table:table-cell table:formula="of:=MATCH([.A251];[$Se.$A$1:$Se.$A$100];0)" office:value-type="float" office:value="76" calcext:value-type="float">
            <text:p>76</text:p>
          </table:table-cell>
          <table:table-cell table:formula="of:=IF(IFNA(IF(INDIRECT(ADDRESS([.F251];2;1;;&quot;Se&quot;)) = &quot;StReasonCode&quot;);0);&quot;Depricated_&quot;; &quot;&quot;)">
            <text:p/>
          </table:table-cell>
          <table:table-cell table:formula="of:=COM.MICROSOFT.CONCAT([.G251]; INDIRECT(ADDRESS([.F251];3;1;;&quot;Se&quot;)))" office:value-type="string" office:string-value="Manufacturer_Specific" calcext:value-type="string">
            <text:p>Manufacturer_Specific</text:p>
          </table:table-cell>
          <table:table-cell/>
          <table:table-cell table:formula="of:=IFNA(LEN([.D251]);0)" office:value-type="float" office:value="21" calcext:value-type="float">
            <text:p>21</text:p>
          </table:table-cell>
          <table:table-cell table:formula="of:=IFNA(LEN([.H251]);0)" office:value-type="float" office:value="21" calcext:value-type="float">
            <text:p>21</text:p>
          </table:table-cell>
        </table:table-row>
        <table:table-row table:style-name="ro1">
          <table:table-cell table:formula="of:=DEC2HEX( ROW() - 1)" office:value-type="string" office:string-value="FB" calcext:value-type="string">
            <text:p>FB</text:p>
          </table:table-cell>
          <table:table-cell table:formula="of:=MATCH([.A252];[$Ev.$A$1:$Ev.$A$100];0)" office:value-type="float" office:value="77" calcext:value-type="float">
            <text:p>77</text:p>
          </table:table-cell>
          <table:table-cell table:formula="of:=IF(IFNA(IF(INDIRECT(ADDRESS([.B252];2;1;;&quot;Ev&quot;)) = &quot;EvReasonCode&quot;);0);&quot;Depricated_&quot;; &quot;&quot;)">
            <text:p/>
          </table:table-cell>
          <table:table-cell table:formula="of:=COM.MICROSOFT.CONCAT([.C252]; INDIRECT(ADDRESS([.B252];3;1;;&quot;Ev&quot;)))" office:value-type="string" office:string-value="Manufacturer_Specific" calcext:value-type="string">
            <text:p>Manufacturer_Specific</text:p>
          </table:table-cell>
          <table:table-cell/>
          <table:table-cell table:formula="of:=MATCH([.A252];[$Se.$A$1:$Se.$A$100];0)" office:value-type="float" office:value="77" calcext:value-type="float">
            <text:p>77</text:p>
          </table:table-cell>
          <table:table-cell table:formula="of:=IF(IFNA(IF(INDIRECT(ADDRESS([.F252];2;1;;&quot;Se&quot;)) = &quot;StReasonCode&quot;);0);&quot;Depricated_&quot;; &quot;&quot;)">
            <text:p/>
          </table:table-cell>
          <table:table-cell table:formula="of:=COM.MICROSOFT.CONCAT([.G252]; INDIRECT(ADDRESS([.F252];3;1;;&quot;Se&quot;)))" office:value-type="string" office:string-value="Manufacturer_Specific" calcext:value-type="string">
            <text:p>Manufacturer_Specific</text:p>
          </table:table-cell>
          <table:table-cell/>
          <table:table-cell table:formula="of:=IFNA(LEN([.D252]);0)" office:value-type="float" office:value="21" calcext:value-type="float">
            <text:p>21</text:p>
          </table:table-cell>
          <table:table-cell table:formula="of:=IFNA(LEN([.H252]);0)" office:value-type="float" office:value="21" calcext:value-type="float">
            <text:p>21</text:p>
          </table:table-cell>
        </table:table-row>
        <table:table-row table:style-name="ro1">
          <table:table-cell table:formula="of:=DEC2HEX( ROW() - 1)" office:value-type="string" office:string-value="FC" calcext:value-type="string">
            <text:p>FC</text:p>
          </table:table-cell>
          <table:table-cell table:formula="of:=MATCH([.A253];[$Ev.$A$1:$Ev.$A$100];0)" office:value-type="float" office:value="78" calcext:value-type="float">
            <text:p>78</text:p>
          </table:table-cell>
          <table:table-cell table:formula="of:=IF(IFNA(IF(INDIRECT(ADDRESS([.B253];2;1;;&quot;Ev&quot;)) = &quot;EvReasonCode&quot;);0);&quot;Depricated_&quot;; &quot;&quot;)">
            <text:p/>
          </table:table-cell>
          <table:table-cell table:formula="of:=COM.MICROSOFT.CONCAT([.C253]; INDIRECT(ADDRESS([.B253];3;1;;&quot;Ev&quot;)))" office:value-type="string" office:string-value="Manufacturer_Specific" calcext:value-type="string">
            <text:p>Manufacturer_Specific</text:p>
          </table:table-cell>
          <table:table-cell/>
          <table:table-cell table:formula="of:=MATCH([.A253];[$Se.$A$1:$Se.$A$100];0)" office:value-type="float" office:value="78" calcext:value-type="float">
            <text:p>78</text:p>
          </table:table-cell>
          <table:table-cell table:formula="of:=IF(IFNA(IF(INDIRECT(ADDRESS([.F253];2;1;;&quot;Se&quot;)) = &quot;StReasonCode&quot;);0);&quot;Depricated_&quot;; &quot;&quot;)">
            <text:p/>
          </table:table-cell>
          <table:table-cell table:formula="of:=COM.MICROSOFT.CONCAT([.G253]; INDIRECT(ADDRESS([.F253];3;1;;&quot;Se&quot;)))" office:value-type="string" office:string-value="Manufacturer_Specific" calcext:value-type="string">
            <text:p>Manufacturer_Specific</text:p>
          </table:table-cell>
          <table:table-cell/>
          <table:table-cell table:formula="of:=IFNA(LEN([.D253]);0)" office:value-type="float" office:value="21" calcext:value-type="float">
            <text:p>21</text:p>
          </table:table-cell>
          <table:table-cell table:formula="of:=IFNA(LEN([.H253]);0)" office:value-type="float" office:value="21" calcext:value-type="float">
            <text:p>21</text:p>
          </table:table-cell>
        </table:table-row>
        <table:table-row table:style-name="ro1">
          <table:table-cell table:formula="of:=DEC2HEX( ROW() - 1)" office:value-type="string" office:string-value="FD" calcext:value-type="string">
            <text:p>FD</text:p>
          </table:table-cell>
          <table:table-cell table:formula="of:=MATCH([.A254];[$Ev.$A$1:$Ev.$A$100];0)" office:value-type="float" office:value="79" calcext:value-type="float">
            <text:p>79</text:p>
          </table:table-cell>
          <table:table-cell table:formula="of:=IF(IFNA(IF(INDIRECT(ADDRESS([.B254];2;1;;&quot;Ev&quot;)) = &quot;EvReasonCode&quot;);0);&quot;Depricated_&quot;; &quot;&quot;)">
            <text:p/>
          </table:table-cell>
          <table:table-cell table:formula="of:=COM.MICROSOFT.CONCAT([.C254]; INDIRECT(ADDRESS([.B254];3;1;;&quot;Ev&quot;)))" office:value-type="string" office:string-value="Manufacturer_Specific" calcext:value-type="string">
            <text:p>Manufacturer_Specific</text:p>
          </table:table-cell>
          <table:table-cell/>
          <table:table-cell table:formula="of:=MATCH([.A254];[$Se.$A$1:$Se.$A$100];0)" office:value-type="float" office:value="79" calcext:value-type="float">
            <text:p>79</text:p>
          </table:table-cell>
          <table:table-cell table:formula="of:=IF(IFNA(IF(INDIRECT(ADDRESS([.F254];2;1;;&quot;Se&quot;)) = &quot;StReasonCode&quot;);0);&quot;Depricated_&quot;; &quot;&quot;)">
            <text:p/>
          </table:table-cell>
          <table:table-cell table:formula="of:=COM.MICROSOFT.CONCAT([.G254]; INDIRECT(ADDRESS([.F254];3;1;;&quot;Se&quot;)))" office:value-type="string" office:string-value="Manufacturer_Specific" calcext:value-type="string">
            <text:p>Manufacturer_Specific</text:p>
          </table:table-cell>
          <table:table-cell/>
          <table:table-cell table:formula="of:=IFNA(LEN([.D254]);0)" office:value-type="float" office:value="21" calcext:value-type="float">
            <text:p>21</text:p>
          </table:table-cell>
          <table:table-cell table:formula="of:=IFNA(LEN([.H254]);0)" office:value-type="float" office:value="21" calcext:value-type="float">
            <text:p>21</text:p>
          </table:table-cell>
        </table:table-row>
        <table:table-row table:style-name="ro1">
          <table:table-cell table:formula="of:=DEC2HEX( ROW() - 1)" office:value-type="string" office:string-value="FE" calcext:value-type="string">
            <text:p>FE</text:p>
          </table:table-cell>
          <table:table-cell table:formula="of:=MATCH([.A255];[$Ev.$A$1:$Ev.$A$100];0)" office:value-type="float" office:value="80" calcext:value-type="float">
            <text:p>80</text:p>
          </table:table-cell>
          <table:table-cell table:formula="of:=IF(IFNA(IF(INDIRECT(ADDRESS([.B255];2;1;;&quot;Ev&quot;)) = &quot;EvReasonCode&quot;);0);&quot;Depricated_&quot;; &quot;&quot;)">
            <text:p/>
          </table:table-cell>
          <table:table-cell table:formula="of:=COM.MICROSOFT.CONCAT([.C255]; INDIRECT(ADDRESS([.B255];3;1;;&quot;Ev&quot;)))" office:value-type="string" office:string-value="Manufacturer_Specific" calcext:value-type="string">
            <text:p>Manufacturer_Specific</text:p>
          </table:table-cell>
          <table:table-cell/>
          <table:table-cell table:formula="of:=MATCH([.A255];[$Se.$A$1:$Se.$A$100];0)" office:value-type="float" office:value="80" calcext:value-type="float">
            <text:p>80</text:p>
          </table:table-cell>
          <table:table-cell table:formula="of:=IF(IFNA(IF(INDIRECT(ADDRESS([.F255];2;1;;&quot;Se&quot;)) = &quot;StReasonCode&quot;);0);&quot;Depricated_&quot;; &quot;&quot;)">
            <text:p/>
          </table:table-cell>
          <table:table-cell table:formula="of:=COM.MICROSOFT.CONCAT([.G255]; INDIRECT(ADDRESS([.F255];3;1;;&quot;Se&quot;)))" office:value-type="string" office:string-value="Manufacturer_Specific" calcext:value-type="string">
            <text:p>Manufacturer_Specific</text:p>
          </table:table-cell>
          <table:table-cell/>
          <table:table-cell table:formula="of:=IFNA(LEN([.D255]);0)" office:value-type="float" office:value="21" calcext:value-type="float">
            <text:p>21</text:p>
          </table:table-cell>
          <table:table-cell table:formula="of:=IFNA(LEN([.H255]);0)" office:value-type="float" office:value="21" calcext:value-type="float">
            <text:p>21</text:p>
          </table:table-cell>
        </table:table-row>
        <table:table-row table:style-name="ro1">
          <table:table-cell table:formula="of:=DEC2HEX( ROW() - 1)" office:value-type="string" office:string-value="FF" calcext:value-type="string">
            <text:p>FF</text:p>
          </table:table-cell>
          <table:table-cell table:formula="of:=MATCH([.A256];[$Ev.$A$1:$Ev.$A$100];0)" office:value-type="float" office:value="34" calcext:value-type="float">
            <text:p>34</text:p>
          </table:table-cell>
          <table:table-cell table:formula="of:=IF(IFNA(IF(INDIRECT(ADDRESS([.B256];2;1;;&quot;Ev&quot;)) = &quot;EvReasonCode&quot;);0);&quot;Depricated_&quot;; &quot;&quot;)">
            <text:p/>
          </table:table-cell>
          <table:table-cell table:formula="of:=COM.MICROSOFT.CONCAT([.C256]; INDIRECT(ADDRESS([.B256];3;1;;&quot;Ev&quot;)))" office:value-type="string" office:string-value="Empty" calcext:value-type="string">
            <text:p>Empty</text:p>
          </table:table-cell>
          <table:table-cell/>
          <table:table-cell table:formula="of:=MATCH([.A256];[$Se.$A$1:$Se.$A$100];0)" office:value-type="float" office:value="48" calcext:value-type="float">
            <text:p>48</text:p>
          </table:table-cell>
          <table:table-cell table:formula="of:=IF(IFNA(IF(INDIRECT(ADDRESS([.F256];2;1;;&quot;Se&quot;)) = &quot;StReasonCode&quot;);0);&quot;Depricated_&quot;; &quot;&quot;)">
            <text:p/>
          </table:table-cell>
          <table:table-cell table:formula="of:=COM.MICROSOFT.CONCAT([.G256]; INDIRECT(ADDRESS([.F256];3;1;;&quot;Se&quot;)))" office:value-type="string" office:string-value="Empty" calcext:value-type="string">
            <text:p>Empty</text:p>
          </table:table-cell>
          <table:table-cell/>
          <table:table-cell table:formula="of:=IFNA(LEN([.D256]);0)" office:value-type="float" office:value="5" calcext:value-type="float">
            <text:p>5</text:p>
          </table:table-cell>
          <table:table-cell table:formula="of:=IFNA(LEN([.H256]);0)" office:value-type="float" office:value="5" calcext:value-type="float">
            <text:p>5</text:p>
          </table:table-cell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table:number-columns-repeated="2"/>
          <table:table-cell table:formula="of:=MAX([.J1:.J256])" office:value-type="float" office:value="37" calcext:value-type="float">
            <text:p>37</text:p>
          </table:table-cell>
          <table:table-cell table:formula="of:=MAX([.K1:.K256])" office:value-type="float" office:value="29" calcext:value-type="float">
            <text:p>29</text:p>
          </table:table-cell>
        </table:table-row>
      </table:table>
      <table:table table:name="strings" table:style-name="ta1">
        <table:table-column table:style-name="co13" table:default-cell-style-name="Default"/>
        <table:table-column table:style-name="co14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#define rsvd <text:s/>"Reserved"</text:p>
          </table:table-cell>
          <table:table-cell office:value-type="string" calcext:value-type="string">
            <text:p>//must be macro to be coalesc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define mfr <text:s/>"Manufacturer_Specific"</text:p>
          </table:table-cell>
          <table:table-cell office:value-type="string" calcext:value-type="string">
            <text:p>//by CodeWarri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st char * const EV_Info_Codes[] = {</text:p>
          </table:table-cell>
          <table:table-cell table:formula="of:=COM.MICROSOFT.CONCAT(IF(AND(HEX2DEC([$intermediate.A1])&gt;=HEX2DEC(&quot;e0&quot;); HEX2DEC([$intermediate.A1])&lt;HEX2DEC(&quot;FF&quot;));&quot;mfr&quot;;IFNA(COM.MICROSOFT.CONCAT(CHAR(34);[$intermediate.D1];CHAR(34));&quot;rsvd&quot;));&quot;,&quot;)" office:value-type="string" office:string-value="&quot;Depricated_Unspecified&quot;," calcext:value-type="string">
            <text:p>"Depricated_Unspecified",</text:p>
          </table:table-cell>
          <table:table-cell table:formula="of:=COM.MICROSOFT.CONCAT(&quot;// &quot;;[$intermediate.A1])" office:value-type="string" office:string-value="// 0" calcext:value-type="string">
            <text:p>// 0</text:p>
          </table:table-cell>
          <table:table-cell table:style-name="ce5"/>
          <table:table-cell/>
        </table:table-row>
        <table:table-row table:style-name="ro1">
          <table:table-cell/>
          <table:table-cell table:formula="of:=COM.MICROSOFT.CONCAT(IF(AND(HEX2DEC([$intermediate.A2])&gt;=HEX2DEC(&quot;e0&quot;); HEX2DEC([$intermediate.A2])&lt;HEX2DEC(&quot;FF&quot;));&quot;mfr&quot;;IFNA(COM.MICROSOFT.CONCAT(CHAR(34);[$intermediate.D2];CHAR(34));&quot;rsvd&quot;));&quot;,&quot;)" office:value-type="string" office:string-value="&quot;Depricated_StStatusOp_not_ready&quot;," calcext:value-type="string">
            <text:p>"Depricated_StStatusOp_not_ready",</text:p>
          </table:table-cell>
          <table:table-cell table:formula="of:=COM.MICROSOFT.CONCAT(&quot;// &quot;;[$intermediate.A2])" office:value-type="string" office:string-value="// 1" calcext:value-type="string">
            <text:p>// 1</text:p>
          </table:table-cell>
          <table:table-cell table:number-columns-repeated="2"/>
        </table:table-row>
        <table:table-row table:style-name="ro1">
          <table:table-cell/>
          <table:table-cell table:formula="of:=COM.MICROSOFT.CONCAT(IF(AND(HEX2DEC([$intermediate.A3])&gt;=HEX2DEC(&quot;e0&quot;); HEX2DEC([$intermediate.A3])&lt;HEX2DEC(&quot;FF&quot;));&quot;mfr&quot;;IFNA(COM.MICROSOFT.CONCAT(CHAR(34);[$intermediate.D3];CHAR(34));&quot;rsvd&quot;));&quot;,&quot;)" office:value-type="string" office:string-value="&quot;Depricated_EV_Energy_Management_Fault&quot;," calcext:value-type="string">
            <text:p>"Depricated_EV_Energy_Management_Fault",</text:p>
          </table:table-cell>
          <table:table-cell table:formula="of:=COM.MICROSOFT.CONCAT(&quot;// &quot;;[$intermediate.A3])" office:value-type="string" office:string-value="// 2" calcext:value-type="string">
            <text:p>// 2</text:p>
          </table:table-cell>
          <table:table-cell table:number-columns-repeated="2"/>
        </table:table-row>
        <table:table-row table:style-name="ro1">
          <table:table-cell/>
          <table:table-cell table:formula="of:=COM.MICROSOFT.CONCAT(IF(AND(HEX2DEC([$intermediate.A4])&gt;=HEX2DEC(&quot;e0&quot;); HEX2DEC([$intermediate.A4])&lt;HEX2DEC(&quot;FF&quot;));&quot;mfr&quot;;IFNA(COM.MICROSOFT.CONCAT(CHAR(34);[$intermediate.D4];CHAR(34));&quot;rsvd&quot;));&quot;,&quot;)" office:value-type="string" office:string-value="&quot;Depricated_User_Stop&quot;," calcext:value-type="string">
            <text:p>"Depricated_User_Stop",</text:p>
          </table:table-cell>
          <table:table-cell table:formula="of:=COM.MICROSOFT.CONCAT(&quot;// &quot;;[$intermediate.A4])" office:value-type="string" office:string-value="// 3" calcext:value-type="string">
            <text:p>// 3</text:p>
          </table:table-cell>
          <table:table-cell table:number-columns-repeated="2"/>
        </table:table-row>
        <table:table-row table:style-name="ro1">
          <table:table-cell/>
          <table:table-cell table:formula="of:=COM.MICROSOFT.CONCAT(IF(AND(HEX2DEC([$intermediate.A5])&gt;=HEX2DEC(&quot;e0&quot;); HEX2DEC([$intermediate.A5])&lt;HEX2DEC(&quot;FF&quot;));&quot;mfr&quot;;IFNA(COM.MICROSOFT.CONCAT(CHAR(34);[$intermediate.D5];CHAR(34));&quot;rsvd&quot;));&quot;,&quot;)" office:value-type="string" office:string-value="&quot;Depricated_Maximum_current_too_low&quot;," calcext:value-type="string">
            <text:p>"Depricated_Maximum_current_too_low",</text:p>
          </table:table-cell>
          <table:table-cell table:formula="of:=COM.MICROSOFT.CONCAT(&quot;// &quot;;[$intermediate.A5])" office:value-type="string" office:string-value="// 4" calcext:value-type="string">
            <text:p>// 4</text:p>
          </table:table-cell>
          <table:table-cell table:number-columns-repeated="2"/>
        </table:table-row>
        <table:table-row table:style-name="ro1">
          <table:table-cell/>
          <table:table-cell table:formula="of:=COM.MICROSOFT.CONCAT(IF(AND(HEX2DEC([$intermediate.A6])&gt;=HEX2DEC(&quot;e0&quot;); HEX2DEC([$intermediate.A6])&lt;HEX2DEC(&quot;FF&quot;));&quot;mfr&quot;;IFNA(COM.MICROSOFT.CONCAT(CHAR(34);[$intermediate.D6];CHAR(34));&quot;rsvd&quot;));&quot;,&quot;)" office:value-type="string" office:string-value="rsvd," calcext:value-type="string">
            <text:p>rsvd,</text:p>
          </table:table-cell>
          <table:table-cell table:formula="of:=COM.MICROSOFT.CONCAT(&quot;// &quot;;[$intermediate.A6])" office:value-type="string" office:string-value="// 5" calcext:value-type="string">
            <text:p>// 5</text:p>
          </table:table-cell>
          <table:table-cell table:number-columns-repeated="2"/>
        </table:table-row>
        <table:table-row table:style-name="ro1">
          <table:table-cell/>
          <table:table-cell table:formula="of:=COM.MICROSOFT.CONCAT(IF(AND(HEX2DEC([$intermediate.A7])&gt;=HEX2DEC(&quot;e0&quot;); HEX2DEC([$intermediate.A7])&lt;HEX2DEC(&quot;FF&quot;));&quot;mfr&quot;;IFNA(COM.MICROSOFT.CONCAT(CHAR(34);[$intermediate.D7];CHAR(34));&quot;rsvd&quot;));&quot;,&quot;)" office:value-type="string" office:string-value="rsvd," calcext:value-type="string">
            <text:p>rsvd,</text:p>
          </table:table-cell>
          <table:table-cell table:formula="of:=COM.MICROSOFT.CONCAT(&quot;// &quot;;[$intermediate.A7])" office:value-type="string" office:string-value="// 6" calcext:value-type="string">
            <text:p>// 6</text:p>
          </table:table-cell>
          <table:table-cell table:number-columns-repeated="2"/>
        </table:table-row>
        <table:table-row table:style-name="ro1">
          <table:table-cell/>
          <table:table-cell table:formula="of:=COM.MICROSOFT.CONCAT(IF(AND(HEX2DEC([$intermediate.A8])&gt;=HEX2DEC(&quot;e0&quot;); HEX2DEC([$intermediate.A8])&lt;HEX2DEC(&quot;FF&quot;));&quot;mfr&quot;;IFNA(COM.MICROSOFT.CONCAT(CHAR(34);[$intermediate.D8];CHAR(34));&quot;rsvd&quot;));&quot;,&quot;)" office:value-type="string" office:string-value="rsvd," calcext:value-type="string">
            <text:p>rsvd,</text:p>
          </table:table-cell>
          <table:table-cell table:formula="of:=COM.MICROSOFT.CONCAT(&quot;// &quot;;[$intermediate.A8])" office:value-type="string" office:string-value="// 7" calcext:value-type="string">
            <text:p>// 7</text:p>
          </table:table-cell>
          <table:table-cell table:number-columns-repeated="2"/>
        </table:table-row>
        <table:table-row table:style-name="ro1">
          <table:table-cell/>
          <table:table-cell table:formula="of:=COM.MICROSOFT.CONCAT(IF(AND(HEX2DEC([$intermediate.A9])&gt;=HEX2DEC(&quot;e0&quot;); HEX2DEC([$intermediate.A9])&lt;HEX2DEC(&quot;FF&quot;));&quot;mfr&quot;;IFNA(COM.MICROSOFT.CONCAT(CHAR(34);[$intermediate.D9];CHAR(34));&quot;rsvd&quot;));&quot;,&quot;)" office:value-type="string" office:string-value="rsvd," calcext:value-type="string">
            <text:p>rsvd,</text:p>
          </table:table-cell>
          <table:table-cell table:formula="of:=COM.MICROSOFT.CONCAT(&quot;// &quot;;[$intermediate.A9])" office:value-type="string" office:string-value="// 8" calcext:value-type="string">
            <text:p>// 8</text:p>
          </table:table-cell>
          <table:table-cell table:number-columns-repeated="2"/>
        </table:table-row>
        <table:table-row table:style-name="ro1">
          <table:table-cell/>
          <table:table-cell table:formula="of:=COM.MICROSOFT.CONCAT(IF(AND(HEX2DEC([$intermediate.A10])&gt;=HEX2DEC(&quot;e0&quot;); HEX2DEC([$intermediate.A10])&lt;HEX2DEC(&quot;FF&quot;));&quot;mfr&quot;;IFNA(COM.MICROSOFT.CONCAT(CHAR(34);[$intermediate.D10];CHAR(34));&quot;rsvd&quot;));&quot;,&quot;)" office:value-type="string" office:string-value="rsvd," calcext:value-type="string">
            <text:p>rsvd,</text:p>
          </table:table-cell>
          <table:table-cell table:formula="of:=COM.MICROSOFT.CONCAT(&quot;// &quot;;[$intermediate.A10])" office:value-type="string" office:string-value="// 9" calcext:value-type="string">
            <text:p>// 9</text:p>
          </table:table-cell>
          <table:table-cell table:number-columns-repeated="2"/>
        </table:table-row>
        <table:table-row table:style-name="ro1">
          <table:table-cell/>
          <table:table-cell table:formula="of:=COM.MICROSOFT.CONCAT(IF(AND(HEX2DEC([$intermediate.A11])&gt;=HEX2DEC(&quot;e0&quot;); HEX2DEC([$intermediate.A11])&lt;HEX2DEC(&quot;FF&quot;));&quot;mfr&quot;;IFNA(COM.MICROSOFT.CONCAT(CHAR(34);[$intermediate.D11];CHAR(34));&quot;rsvd&quot;));&quot;,&quot;)" office:value-type="string" office:string-value="rsvd," calcext:value-type="string">
            <text:p>rsvd,</text:p>
          </table:table-cell>
          <table:table-cell table:formula="of:=COM.MICROSOFT.CONCAT(&quot;// &quot;;[$intermediate.A11])" office:value-type="string" office:string-value="// A" calcext:value-type="string">
            <text:p>// A</text:p>
          </table:table-cell>
          <table:table-cell table:number-columns-repeated="2"/>
        </table:table-row>
        <table:table-row table:style-name="ro1">
          <table:table-cell/>
          <table:table-cell table:formula="of:=COM.MICROSOFT.CONCAT(IF(AND(HEX2DEC([$intermediate.A12])&gt;=HEX2DEC(&quot;e0&quot;); HEX2DEC([$intermediate.A12])&lt;HEX2DEC(&quot;FF&quot;));&quot;mfr&quot;;IFNA(COM.MICROSOFT.CONCAT(CHAR(34);[$intermediate.D12];CHAR(34));&quot;rsvd&quot;));&quot;,&quot;)" office:value-type="string" office:string-value="rsvd," calcext:value-type="string">
            <text:p>rsvd,</text:p>
          </table:table-cell>
          <table:table-cell table:formula="of:=COM.MICROSOFT.CONCAT(&quot;// &quot;;[$intermediate.A12])" office:value-type="string" office:string-value="// B" calcext:value-type="string">
            <text:p>// B</text:p>
          </table:table-cell>
          <table:table-cell table:number-columns-repeated="2"/>
        </table:table-row>
        <table:table-row table:style-name="ro1">
          <table:table-cell/>
          <table:table-cell table:formula="of:=COM.MICROSOFT.CONCAT(IF(AND(HEX2DEC([$intermediate.A13])&gt;=HEX2DEC(&quot;e0&quot;); HEX2DEC([$intermediate.A13])&lt;HEX2DEC(&quot;FF&quot;));&quot;mfr&quot;;IFNA(COM.MICROSOFT.CONCAT(CHAR(34);[$intermediate.D13];CHAR(34));&quot;rsvd&quot;));&quot;,&quot;)" office:value-type="string" office:string-value="rsvd," calcext:value-type="string">
            <text:p>rsvd,</text:p>
          </table:table-cell>
          <table:table-cell table:formula="of:=COM.MICROSOFT.CONCAT(&quot;// &quot;;[$intermediate.A13])" office:value-type="string" office:string-value="// C" calcext:value-type="string">
            <text:p>// C</text:p>
          </table:table-cell>
          <table:table-cell table:number-columns-repeated="2"/>
        </table:table-row>
        <table:table-row table:style-name="ro1">
          <table:table-cell/>
          <table:table-cell table:formula="of:=COM.MICROSOFT.CONCAT(IF(AND(HEX2DEC([$intermediate.A14])&gt;=HEX2DEC(&quot;e0&quot;); HEX2DEC([$intermediate.A14])&lt;HEX2DEC(&quot;FF&quot;));&quot;mfr&quot;;IFNA(COM.MICROSOFT.CONCAT(CHAR(34);[$intermediate.D14];CHAR(34));&quot;rsvd&quot;));&quot;,&quot;)" office:value-type="string" office:string-value="rsvd," calcext:value-type="string">
            <text:p>rsvd,</text:p>
          </table:table-cell>
          <table:table-cell table:formula="of:=COM.MICROSOFT.CONCAT(&quot;// &quot;;[$intermediate.A14])" office:value-type="string" office:string-value="// D" calcext:value-type="string">
            <text:p>// D</text:p>
          </table:table-cell>
          <table:table-cell table:number-columns-repeated="2"/>
        </table:table-row>
        <table:table-row table:style-name="ro1">
          <table:table-cell/>
          <table:table-cell table:formula="of:=COM.MICROSOFT.CONCAT(IF(AND(HEX2DEC([$intermediate.A15])&gt;=HEX2DEC(&quot;e0&quot;); HEX2DEC([$intermediate.A15])&lt;HEX2DEC(&quot;FF&quot;));&quot;mfr&quot;;IFNA(COM.MICROSOFT.CONCAT(CHAR(34);[$intermediate.D15];CHAR(34));&quot;rsvd&quot;));&quot;,&quot;)" office:value-type="string" office:string-value="rsvd," calcext:value-type="string">
            <text:p>rsvd,</text:p>
          </table:table-cell>
          <table:table-cell table:formula="of:=COM.MICROSOFT.CONCAT(&quot;// &quot;;[$intermediate.A15])" office:value-type="string" office:string-value="// E" calcext:value-type="string">
            <text:p>// E</text:p>
          </table:table-cell>
          <table:table-cell table:number-columns-repeated="2"/>
        </table:table-row>
        <table:table-row table:style-name="ro1">
          <table:table-cell/>
          <table:table-cell table:formula="of:=COM.MICROSOFT.CONCAT(IF(AND(HEX2DEC([$intermediate.A16])&gt;=HEX2DEC(&quot;e0&quot;); HEX2DEC([$intermediate.A16])&lt;HEX2DEC(&quot;FF&quot;));&quot;mfr&quot;;IFNA(COM.MICROSOFT.CONCAT(CHAR(34);[$intermediate.D16];CHAR(34));&quot;rsvd&quot;));&quot;,&quot;)" office:value-type="string" office:string-value="rsvd," calcext:value-type="string">
            <text:p>rsvd,</text:p>
          </table:table-cell>
          <table:table-cell table:formula="of:=COM.MICROSOFT.CONCAT(&quot;// &quot;;[$intermediate.A16])" office:value-type="string" office:string-value="// F" calcext:value-type="string">
            <text:p>// F</text:p>
          </table:table-cell>
          <table:table-cell table:number-columns-repeated="2"/>
        </table:table-row>
        <table:table-row table:style-name="ro1">
          <table:table-cell/>
          <table:table-cell table:formula="of:=COM.MICROSOFT.CONCAT(IF(AND(HEX2DEC([$intermediate.A17])&gt;=HEX2DEC(&quot;e0&quot;); HEX2DEC([$intermediate.A17])&lt;HEX2DEC(&quot;FF&quot;));&quot;mfr&quot;;IFNA(COM.MICROSOFT.CONCAT(CHAR(34);[$intermediate.D17];CHAR(34));&quot;rsvd&quot;));&quot;,&quot;)" office:value-type="string" office:string-value="rsvd," calcext:value-type="string">
            <text:p>rsvd,</text:p>
          </table:table-cell>
          <table:table-cell table:formula="of:=COM.MICROSOFT.CONCAT(&quot;// &quot;;[$intermediate.A17])" office:value-type="string" office:string-value="// 10" calcext:value-type="string">
            <text:p>// 10</text:p>
          </table:table-cell>
          <table:table-cell table:number-columns-repeated="2"/>
        </table:table-row>
        <table:table-row table:style-name="ro1">
          <table:table-cell/>
          <table:table-cell table:formula="of:=COM.MICROSOFT.CONCAT(IF(AND(HEX2DEC([$intermediate.A18])&gt;=HEX2DEC(&quot;e0&quot;); HEX2DEC([$intermediate.A18])&lt;HEX2DEC(&quot;FF&quot;));&quot;mfr&quot;;IFNA(COM.MICROSOFT.CONCAT(CHAR(34);[$intermediate.D18];CHAR(34));&quot;rsvd&quot;));&quot;,&quot;)" office:value-type="string" office:string-value="&quot;Version_fails&quot;," calcext:value-type="string">
            <text:p>"Version_fails",</text:p>
          </table:table-cell>
          <table:table-cell table:formula="of:=COM.MICROSOFT.CONCAT(&quot;// &quot;;[$intermediate.A18])" office:value-type="string" office:string-value="// 11" calcext:value-type="string">
            <text:p>// 11</text:p>
          </table:table-cell>
          <table:table-cell table:number-columns-repeated="2"/>
        </table:table-row>
        <table:table-row table:style-name="ro1">
          <table:table-cell/>
          <table:table-cell table:formula="of:=COM.MICROSOFT.CONCAT(IF(AND(HEX2DEC([$intermediate.A19])&gt;=HEX2DEC(&quot;e0&quot;); HEX2DEC([$intermediate.A19])&lt;HEX2DEC(&quot;FF&quot;));&quot;mfr&quot;;IFNA(COM.MICROSOFT.CONCAT(CHAR(34);[$intermediate.D19];CHAR(34));&quot;rsvd&quot;));&quot;,&quot;)" office:value-type="string" office:string-value="&quot;Initialization_fails&quot;," calcext:value-type="string">
            <text:p>"Initialization_fails",</text:p>
          </table:table-cell>
          <table:table-cell table:formula="of:=COM.MICROSOFT.CONCAT(&quot;// &quot;;[$intermediate.A19])" office:value-type="string" office:string-value="// 12" calcext:value-type="string">
            <text:p>// 12</text:p>
          </table:table-cell>
          <table:table-cell table:number-columns-repeated="2"/>
        </table:table-row>
        <table:table-row table:style-name="ro1">
          <table:table-cell/>
          <table:table-cell table:formula="of:=COM.MICROSOFT.CONCAT(IF(AND(HEX2DEC([$intermediate.A20])&gt;=HEX2DEC(&quot;e0&quot;); HEX2DEC([$intermediate.A20])&lt;HEX2DEC(&quot;FF&quot;));&quot;mfr&quot;;IFNA(COM.MICROSOFT.CONCAT(CHAR(34);[$intermediate.D20];CHAR(34));&quot;rsvd&quot;));&quot;,&quot;)" office:value-type="string" office:string-value="&quot;Version_Restart&quot;," calcext:value-type="string">
            <text:p>"Version_Restart",</text:p>
          </table:table-cell>
          <table:table-cell table:formula="of:=COM.MICROSOFT.CONCAT(&quot;// &quot;;[$intermediate.A20])" office:value-type="string" office:string-value="// 13" calcext:value-type="string">
            <text:p>// 13</text:p>
          </table:table-cell>
          <table:table-cell table:number-columns-repeated="2"/>
        </table:table-row>
        <table:table-row table:style-name="ro1">
          <table:table-cell/>
          <table:table-cell table:formula="of:=COM.MICROSOFT.CONCAT(IF(AND(HEX2DEC([$intermediate.A21])&gt;=HEX2DEC(&quot;e0&quot;); HEX2DEC([$intermediate.A21])&lt;HEX2DEC(&quot;FF&quot;));&quot;mfr&quot;;IFNA(COM.MICROSOFT.CONCAT(CHAR(34);[$intermediate.D21];CHAR(34));&quot;rsvd&quot;));&quot;,&quot;)" office:value-type="string" office:string-value="&quot;Bit_Rate_Restart&quot;," calcext:value-type="string">
            <text:p>"Bit_Rate_Restart",</text:p>
          </table:table-cell>
          <table:table-cell table:formula="of:=COM.MICROSOFT.CONCAT(&quot;// &quot;;[$intermediate.A21])" office:value-type="string" office:string-value="// 14" calcext:value-type="string">
            <text:p>// 14</text:p>
          </table:table-cell>
          <table:table-cell table:number-columns-repeated="2"/>
        </table:table-row>
        <table:table-row table:style-name="ro1">
          <table:table-cell/>
          <table:table-cell table:formula="of:=COM.MICROSOFT.CONCAT(IF(AND(HEX2DEC([$intermediate.A22])&gt;=HEX2DEC(&quot;e0&quot;); HEX2DEC([$intermediate.A22])&lt;HEX2DEC(&quot;FF&quot;));&quot;mfr&quot;;IFNA(COM.MICROSOFT.CONCAT(CHAR(34);[$intermediate.D22];CHAR(34));&quot;rsvd&quot;));&quot;,&quot;)" office:value-type="string" office:string-value="&quot;MCU_Reset_Restart&quot;," calcext:value-type="string">
            <text:p>"MCU_Reset_Restart",</text:p>
          </table:table-cell>
          <table:table-cell table:formula="of:=COM.MICROSOFT.CONCAT(&quot;// &quot;;[$intermediate.A22])" office:value-type="string" office:string-value="// 15" calcext:value-type="string">
            <text:p>// 15</text:p>
          </table:table-cell>
          <table:table-cell table:number-columns-repeated="2"/>
        </table:table-row>
        <table:table-row table:style-name="ro1">
          <table:table-cell/>
          <table:table-cell table:formula="of:=COM.MICROSOFT.CONCAT(IF(AND(HEX2DEC([$intermediate.A23])&gt;=HEX2DEC(&quot;e0&quot;); HEX2DEC([$intermediate.A23])&lt;HEX2DEC(&quot;FF&quot;));&quot;mfr&quot;;IFNA(COM.MICROSOFT.CONCAT(CHAR(34);[$intermediate.D23];CHAR(34));&quot;rsvd&quot;));&quot;,&quot;)" office:value-type="string" office:string-value="&quot;Pilot_Fault_Restart&quot;," calcext:value-type="string">
            <text:p>"Pilot_Fault_Restart",</text:p>
          </table:table-cell>
          <table:table-cell table:formula="of:=COM.MICROSOFT.CONCAT(&quot;// &quot;;[$intermediate.A23])" office:value-type="string" office:string-value="// 16" calcext:value-type="string">
            <text:p>// 16</text:p>
          </table:table-cell>
          <table:table-cell table:number-columns-repeated="2"/>
        </table:table-row>
        <table:table-row table:style-name="ro1">
          <table:table-cell/>
          <table:table-cell table:formula="of:=COM.MICROSOFT.CONCAT(IF(AND(HEX2DEC([$intermediate.A24])&gt;=HEX2DEC(&quot;e0&quot;); HEX2DEC([$intermediate.A24])&lt;HEX2DEC(&quot;FF&quot;));&quot;mfr&quot;;IFNA(COM.MICROSOFT.CONCAT(CHAR(34);[$intermediate.D24];CHAR(34));&quot;rsvd&quot;));&quot;,&quot;)" office:value-type="string" office:string-value="&quot;No_LIN&quot;," calcext:value-type="string">
            <text:p>"No_LIN",</text:p>
          </table:table-cell>
          <table:table-cell table:formula="of:=COM.MICROSOFT.CONCAT(&quot;// &quot;;[$intermediate.A24])" office:value-type="string" office:string-value="// 17" calcext:value-type="string">
            <text:p>// 17</text:p>
          </table:table-cell>
          <table:table-cell table:number-columns-repeated="2"/>
        </table:table-row>
        <table:table-row table:style-name="ro1">
          <table:table-cell/>
          <table:table-cell table:formula="of:=COM.MICROSOFT.CONCAT(IF(AND(HEX2DEC([$intermediate.A25])&gt;=HEX2DEC(&quot;e0&quot;); HEX2DEC([$intermediate.A25])&lt;HEX2DEC(&quot;FF&quot;));&quot;mfr&quot;;IFNA(COM.MICROSOFT.CONCAT(CHAR(34);[$intermediate.D25];CHAR(34));&quot;rsvd&quot;));&quot;,&quot;)" office:value-type="string" office:string-value="&quot;Int_Fault_Restart&quot;," calcext:value-type="string">
            <text:p>"Int_Fault_Restart",</text:p>
          </table:table-cell>
          <table:table-cell table:formula="of:=COM.MICROSOFT.CONCAT(&quot;// &quot;;[$intermediate.A25])" office:value-type="string" office:string-value="// 18" calcext:value-type="string">
            <text:p>// 18</text:p>
          </table:table-cell>
          <table:table-cell table:number-columns-repeated="2"/>
        </table:table-row>
        <table:table-row table:style-name="ro1">
          <table:table-cell/>
          <table:table-cell table:formula="of:=COM.MICROSOFT.CONCAT(IF(AND(HEX2DEC([$intermediate.A26])&gt;=HEX2DEC(&quot;e0&quot;); HEX2DEC([$intermediate.A26])&lt;HEX2DEC(&quot;FF&quot;));&quot;mfr&quot;;IFNA(COM.MICROSOFT.CONCAT(CHAR(34);[$intermediate.D26];CHAR(34));&quot;rsvd&quot;));&quot;,&quot;)" office:value-type="string" office:string-value="&quot;Int_Fault_Termination&quot;," calcext:value-type="string">
            <text:p>"Int_Fault_Termination",</text:p>
          </table:table-cell>
          <table:table-cell table:formula="of:=COM.MICROSOFT.CONCAT(&quot;// &quot;;[$intermediate.A26])" office:value-type="string" office:string-value="// 19" calcext:value-type="string">
            <text:p>// 19</text:p>
          </table:table-cell>
          <table:table-cell table:number-columns-repeated="2"/>
        </table:table-row>
        <table:table-row table:style-name="ro1">
          <table:table-cell/>
          <table:table-cell table:formula="of:=COM.MICROSOFT.CONCAT(IF(AND(HEX2DEC([$intermediate.A27])&gt;=HEX2DEC(&quot;e0&quot;); HEX2DEC([$intermediate.A27])&lt;HEX2DEC(&quot;FF&quot;));&quot;mfr&quot;;IFNA(COM.MICROSOFT.CONCAT(CHAR(34);[$intermediate.D27];CHAR(34));&quot;rsvd&quot;));&quot;,&quot;)" office:value-type="string" office:string-value="&quot;Available_current_too_low&quot;," calcext:value-type="string">
            <text:p>"Available_current_too_low",</text:p>
          </table:table-cell>
          <table:table-cell table:formula="of:=COM.MICROSOFT.CONCAT(&quot;// &quot;;[$intermediate.A27])" office:value-type="string" office:string-value="// 1A" calcext:value-type="string">
            <text:p>// 1A</text:p>
          </table:table-cell>
          <table:table-cell table:number-columns-repeated="2"/>
        </table:table-row>
        <table:table-row table:style-name="ro1">
          <table:table-cell/>
          <table:table-cell table:formula="of:=COM.MICROSOFT.CONCAT(IF(AND(HEX2DEC([$intermediate.A28])&gt;=HEX2DEC(&quot;e0&quot;); HEX2DEC([$intermediate.A28])&lt;HEX2DEC(&quot;FF&quot;));&quot;mfr&quot;;IFNA(COM.MICROSOFT.CONCAT(CHAR(34);[$intermediate.D28];CHAR(34));&quot;rsvd&quot;));&quot;,&quot;)" office:value-type="string" office:string-value="&quot;Available_voltage_too_high&quot;," calcext:value-type="string">
            <text:p>"Available_voltage_too_high",</text:p>
          </table:table-cell>
          <table:table-cell table:formula="of:=COM.MICROSOFT.CONCAT(&quot;// &quot;;[$intermediate.A28])" office:value-type="string" office:string-value="// 1B" calcext:value-type="string">
            <text:p>// 1B</text:p>
          </table:table-cell>
          <table:table-cell table:number-columns-repeated="2"/>
        </table:table-row>
        <table:table-row table:style-name="ro1">
          <table:table-cell/>
          <table:table-cell table:formula="of:=COM.MICROSOFT.CONCAT(IF(AND(HEX2DEC([$intermediate.A29])&gt;=HEX2DEC(&quot;e0&quot;); HEX2DEC([$intermediate.A29])&lt;HEX2DEC(&quot;FF&quot;));&quot;mfr&quot;;IFNA(COM.MICROSOFT.CONCAT(CHAR(34);[$intermediate.D29];CHAR(34));&quot;rsvd&quot;));&quot;,&quot;)" office:value-type="string" office:string-value="&quot;Frequency_Mismatch&quot;," calcext:value-type="string">
            <text:p>"Frequency_Mismatch",</text:p>
          </table:table-cell>
          <table:table-cell table:formula="of:=COM.MICROSOFT.CONCAT(&quot;// &quot;;[$intermediate.A29])" office:value-type="string" office:string-value="// 1C" calcext:value-type="string">
            <text:p>// 1C</text:p>
          </table:table-cell>
          <table:table-cell table:number-columns-repeated="2"/>
        </table:table-row>
        <table:table-row table:style-name="ro1">
          <table:table-cell/>
          <table:table-cell table:formula="of:=COM.MICROSOFT.CONCAT(IF(AND(HEX2DEC([$intermediate.A30])&gt;=HEX2DEC(&quot;e0&quot;); HEX2DEC([$intermediate.A30])&lt;HEX2DEC(&quot;FF&quot;));&quot;mfr&quot;;IFNA(COM.MICROSOFT.CONCAT(CHAR(34);[$intermediate.D30];CHAR(34));&quot;rsvd&quot;));&quot;,&quot;)" office:value-type="string" office:string-value="&quot;EMS_Charging_delayed&quot;," calcext:value-type="string">
            <text:p>"EMS_Charging_delayed",</text:p>
          </table:table-cell>
          <table:table-cell table:formula="of:=COM.MICROSOFT.CONCAT(&quot;// &quot;;[$intermediate.A30])" office:value-type="string" office:string-value="// 1D" calcext:value-type="string">
            <text:p>// 1D</text:p>
          </table:table-cell>
          <table:table-cell table:number-columns-repeated="2"/>
        </table:table-row>
        <table:table-row table:style-name="ro1">
          <table:table-cell/>
          <table:table-cell table:formula="of:=COM.MICROSOFT.CONCAT(IF(AND(HEX2DEC([$intermediate.A31])&gt;=HEX2DEC(&quot;e0&quot;); HEX2DEC([$intermediate.A31])&lt;HEX2DEC(&quot;FF&quot;));&quot;mfr&quot;;IFNA(COM.MICROSOFT.CONCAT(CHAR(34);[$intermediate.D31];CHAR(34));&quot;rsvd&quot;));&quot;,&quot;)" office:value-type="string" office:string-value="&quot;Isolation_fault&quot;," calcext:value-type="string">
            <text:p>"Isolation_fault",</text:p>
          </table:table-cell>
          <table:table-cell table:formula="of:=COM.MICROSOFT.CONCAT(&quot;// &quot;;[$intermediate.A31])" office:value-type="string" office:string-value="// 1E" calcext:value-type="string">
            <text:p>// 1E</text:p>
          </table:table-cell>
          <table:table-cell table:number-columns-repeated="2"/>
        </table:table-row>
        <table:table-row table:style-name="ro1">
          <table:table-cell/>
          <table:table-cell table:formula="of:=COM.MICROSOFT.CONCAT(IF(AND(HEX2DEC([$intermediate.A32])&gt;=HEX2DEC(&quot;e0&quot;); HEX2DEC([$intermediate.A32])&lt;HEX2DEC(&quot;FF&quot;));&quot;mfr&quot;;IFNA(COM.MICROSOFT.CONCAT(CHAR(34);[$intermediate.D32];CHAR(34));&quot;rsvd&quot;));&quot;,&quot;)" office:value-type="string" office:string-value="&quot;Charging_Delayed&quot;," calcext:value-type="string">
            <text:p>"Charging_Delayed",</text:p>
          </table:table-cell>
          <table:table-cell table:formula="of:=COM.MICROSOFT.CONCAT(&quot;// &quot;;[$intermediate.A32])" office:value-type="string" office:string-value="// 1F" calcext:value-type="string">
            <text:p>// 1F</text:p>
          </table:table-cell>
          <table:table-cell table:number-columns-repeated="2"/>
        </table:table-row>
        <table:table-row table:style-name="ro1">
          <table:table-cell/>
          <table:table-cell table:formula="of:=COM.MICROSOFT.CONCAT(IF(AND(HEX2DEC([$intermediate.A33])&gt;=HEX2DEC(&quot;e0&quot;); HEX2DEC([$intermediate.A33])&lt;HEX2DEC(&quot;FF&quot;));&quot;mfr&quot;;IFNA(COM.MICROSOFT.CONCAT(CHAR(34);[$intermediate.D33];CHAR(34));&quot;rsvd&quot;));&quot;,&quot;)" office:value-type="string" office:string-value="&quot;Interrupt_Clean&quot;," calcext:value-type="string">
            <text:p>"Interrupt_Clean",</text:p>
          </table:table-cell>
          <table:table-cell table:formula="of:=COM.MICROSOFT.CONCAT(&quot;// &quot;;[$intermediate.A33])" office:value-type="string" office:string-value="// 20" calcext:value-type="string">
            <text:p>// 20</text:p>
          </table:table-cell>
          <table:table-cell table:number-columns-repeated="2"/>
        </table:table-row>
        <table:table-row table:style-name="ro1">
          <table:table-cell/>
          <table:table-cell table:formula="of:=COM.MICROSOFT.CONCAT(IF(AND(HEX2DEC([$intermediate.A34])&gt;=HEX2DEC(&quot;e0&quot;); HEX2DEC([$intermediate.A34])&lt;HEX2DEC(&quot;FF&quot;));&quot;mfr&quot;;IFNA(COM.MICROSOFT.CONCAT(CHAR(34);[$intermediate.D34];CHAR(34));&quot;rsvd&quot;));&quot;,&quot;)" office:value-type="string" office:string-value="&quot;Interrupt_Dirty&quot;," calcext:value-type="string">
            <text:p>"Interrupt_Dirty",</text:p>
          </table:table-cell>
          <table:table-cell table:formula="of:=COM.MICROSOFT.CONCAT(&quot;// &quot;;[$intermediate.A34])" office:value-type="string" office:string-value="// 21" calcext:value-type="string">
            <text:p>// 21</text:p>
          </table:table-cell>
          <table:table-cell table:number-columns-repeated="2"/>
        </table:table-row>
        <table:table-row table:style-name="ro1">
          <table:table-cell/>
          <table:table-cell table:formula="of:=COM.MICROSOFT.CONCAT(IF(AND(HEX2DEC([$intermediate.A35])&gt;=HEX2DEC(&quot;e0&quot;); HEX2DEC([$intermediate.A35])&lt;HEX2DEC(&quot;FF&quot;));&quot;mfr&quot;;IFNA(COM.MICROSOFT.CONCAT(CHAR(34);[$intermediate.D35];CHAR(34));&quot;rsvd&quot;));&quot;,&quot;)" office:value-type="string" office:string-value="&quot;Available_voltage_too_low&quot;," calcext:value-type="string">
            <text:p>"Available_voltage_too_low",</text:p>
          </table:table-cell>
          <table:table-cell table:formula="of:=COM.MICROSOFT.CONCAT(&quot;// &quot;;[$intermediate.A35])" office:value-type="string" office:string-value="// 22" calcext:value-type="string">
            <text:p>// 22</text:p>
          </table:table-cell>
          <table:table-cell table:number-columns-repeated="2"/>
        </table:table-row>
        <table:table-row table:style-name="ro1">
          <table:table-cell/>
          <table:table-cell table:formula="of:=COM.MICROSOFT.CONCAT(IF(AND(HEX2DEC([$intermediate.A36])&gt;=HEX2DEC(&quot;e0&quot;); HEX2DEC([$intermediate.A36])&lt;HEX2DEC(&quot;FF&quot;));&quot;mfr&quot;;IFNA(COM.MICROSOFT.CONCAT(CHAR(34);[$intermediate.D36];CHAR(34));&quot;rsvd&quot;));&quot;,&quot;)" office:value-type="string" office:string-value="&quot;Latch_or_lock_failure&quot;," calcext:value-type="string">
            <text:p>"Latch_or_lock_failure",</text:p>
          </table:table-cell>
          <table:table-cell table:formula="of:=COM.MICROSOFT.CONCAT(&quot;// &quot;;[$intermediate.A36])" office:value-type="string" office:string-value="// 23" calcext:value-type="string">
            <text:p>// 23</text:p>
          </table:table-cell>
          <table:table-cell table:number-columns-repeated="2"/>
        </table:table-row>
        <table:table-row table:style-name="ro1">
          <table:table-cell/>
          <table:table-cell table:formula="of:=COM.MICROSOFT.CONCAT(IF(AND(HEX2DEC([$intermediate.A37])&gt;=HEX2DEC(&quot;e0&quot;); HEX2DEC([$intermediate.A37])&lt;HEX2DEC(&quot;FF&quot;));&quot;mfr&quot;;IFNA(COM.MICROSOFT.CONCAT(CHAR(34);[$intermediate.D37];CHAR(34));&quot;rsvd&quot;));&quot;,&quot;)" office:value-type="string" office:string-value="&quot;Paging_error&quot;," calcext:value-type="string">
            <text:p>"Paging_error",</text:p>
          </table:table-cell>
          <table:table-cell table:formula="of:=COM.MICROSOFT.CONCAT(&quot;// &quot;;[$intermediate.A37])" office:value-type="string" office:string-value="// 24" calcext:value-type="string">
            <text:p>// 24</text:p>
          </table:table-cell>
          <table:table-cell table:number-columns-repeated="2"/>
        </table:table-row>
        <table:table-row table:style-name="ro1">
          <table:table-cell/>
          <table:table-cell table:formula="of:=COM.MICROSOFT.CONCAT(IF(AND(HEX2DEC([$intermediate.A38])&gt;=HEX2DEC(&quot;e0&quot;); HEX2DEC([$intermediate.A38])&lt;HEX2DEC(&quot;FF&quot;));&quot;mfr&quot;;IFNA(COM.MICROSOFT.CONCAT(CHAR(34);[$intermediate.D38];CHAR(34));&quot;rsvd&quot;));&quot;,&quot;)" office:value-type="string" office:string-value="&quot;EvMinCurrentX_required&quot;," calcext:value-type="string">
            <text:p>"EvMinCurrentX_required",</text:p>
          </table:table-cell>
          <table:table-cell table:formula="of:=COM.MICROSOFT.CONCAT(&quot;// &quot;;[$intermediate.A38])" office:value-type="string" office:string-value="// 25" calcext:value-type="string">
            <text:p>// 25</text:p>
          </table:table-cell>
          <table:table-cell table:number-columns-repeated="2"/>
        </table:table-row>
        <table:table-row table:style-name="ro1">
          <table:table-cell/>
          <table:table-cell table:formula="of:=COM.MICROSOFT.CONCAT(IF(AND(HEX2DEC([$intermediate.A39])&gt;=HEX2DEC(&quot;e0&quot;); HEX2DEC([$intermediate.A39])&lt;HEX2DEC(&quot;FF&quot;));&quot;mfr&quot;;IFNA(COM.MICROSOFT.CONCAT(CHAR(34);[$intermediate.D39];CHAR(34));&quot;rsvd&quot;));&quot;,&quot;)" office:value-type="string" office:string-value="&quot;Charging_complete&quot;," calcext:value-type="string">
            <text:p>"Charging_complete",</text:p>
          </table:table-cell>
          <table:table-cell table:formula="of:=COM.MICROSOFT.CONCAT(&quot;// &quot;;[$intermediate.A39])" office:value-type="string" office:string-value="// 26" calcext:value-type="string">
            <text:p>// 26</text:p>
          </table:table-cell>
          <table:table-cell table:number-columns-repeated="2"/>
        </table:table-row>
        <table:table-row table:style-name="ro1">
          <table:table-cell/>
          <table:table-cell table:formula="of:=COM.MICROSOFT.CONCAT(IF(AND(HEX2DEC([$intermediate.A40])&gt;=HEX2DEC(&quot;e0&quot;); HEX2DEC([$intermediate.A40])&lt;HEX2DEC(&quot;FF&quot;));&quot;mfr&quot;;IFNA(COM.MICROSOFT.CONCAT(CHAR(34);[$intermediate.D40];CHAR(34));&quot;rsvd&quot;));&quot;,&quot;)" office:value-type="string" office:string-value="&quot;Charging_temporarily_prevented&quot;," calcext:value-type="string">
            <text:p>"Charging_temporarily_prevented",</text:p>
          </table:table-cell>
          <table:table-cell table:formula="of:=COM.MICROSOFT.CONCAT(&quot;// &quot;;[$intermediate.A40])" office:value-type="string" office:string-value="// 27" calcext:value-type="string">
            <text:p>// 27</text:p>
          </table:table-cell>
          <table:table-cell table:number-columns-repeated="2"/>
        </table:table-row>
        <table:table-row table:style-name="ro1">
          <table:table-cell/>
          <table:table-cell table:formula="of:=COM.MICROSOFT.CONCAT(IF(AND(HEX2DEC([$intermediate.A41])&gt;=HEX2DEC(&quot;e0&quot;); HEX2DEC([$intermediate.A41])&lt;HEX2DEC(&quot;FF&quot;));&quot;mfr&quot;;IFNA(COM.MICROSOFT.CONCAT(CHAR(34);[$intermediate.D41];CHAR(34));&quot;rsvd&quot;));&quot;,&quot;)" office:value-type="string" office:string-value="&quot;Charging_fatally_prevented&quot;," calcext:value-type="string">
            <text:p>"Charging_fatally_prevented",</text:p>
          </table:table-cell>
          <table:table-cell table:formula="of:=COM.MICROSOFT.CONCAT(&quot;// &quot;;[$intermediate.A41])" office:value-type="string" office:string-value="// 28" calcext:value-type="string">
            <text:p>// 28</text:p>
          </table:table-cell>
          <table:table-cell table:number-columns-repeated="2"/>
        </table:table-row>
        <table:table-row table:style-name="ro1">
          <table:table-cell/>
          <table:table-cell table:formula="of:=COM.MICROSOFT.CONCAT(IF(AND(HEX2DEC([$intermediate.A42])&gt;=HEX2DEC(&quot;e0&quot;); HEX2DEC([$intermediate.A42])&lt;HEX2DEC(&quot;FF&quot;));&quot;mfr&quot;;IFNA(COM.MICROSOFT.CONCAT(CHAR(34);[$intermediate.D42];CHAR(34));&quot;rsvd&quot;));&quot;,&quot;)" office:value-type="string" office:string-value="&quot;Connection_incompatible&quot;," calcext:value-type="string">
            <text:p>"Connection_incompatible",</text:p>
          </table:table-cell>
          <table:table-cell table:formula="of:=COM.MICROSOFT.CONCAT(&quot;// &quot;;[$intermediate.A42])" office:value-type="string" office:string-value="// 29" calcext:value-type="string">
            <text:p>// 29</text:p>
          </table:table-cell>
          <table:table-cell table:number-columns-repeated="2"/>
        </table:table-row>
        <table:table-row table:style-name="ro1">
          <table:table-cell/>
          <table:table-cell table:formula="of:=COM.MICROSOFT.CONCAT(IF(AND(HEX2DEC([$intermediate.A43])&gt;=HEX2DEC(&quot;e0&quot;); HEX2DEC([$intermediate.A43])&lt;HEX2DEC(&quot;FF&quot;));&quot;mfr&quot;;IFNA(COM.MICROSOFT.CONCAT(CHAR(34);[$intermediate.D43];CHAR(34));&quot;rsvd&quot;));&quot;,&quot;)" office:value-type="string" office:string-value="&quot;Charging_delayed_for_ID&quot;," calcext:value-type="string">
            <text:p>"Charging_delayed_for_ID",</text:p>
          </table:table-cell>
          <table:table-cell table:formula="of:=COM.MICROSOFT.CONCAT(&quot;// &quot;;[$intermediate.A43])" office:value-type="string" office:string-value="// 2A" calcext:value-type="string">
            <text:p>// 2A</text:p>
          </table:table-cell>
          <table:table-cell table:number-columns-repeated="2"/>
        </table:table-row>
        <table:table-row table:style-name="ro1">
          <table:table-cell/>
          <table:table-cell table:formula="of:=COM.MICROSOFT.CONCAT(IF(AND(HEX2DEC([$intermediate.A44])&gt;=HEX2DEC(&quot;e0&quot;); HEX2DEC([$intermediate.A44])&lt;HEX2DEC(&quot;FF&quot;));&quot;mfr&quot;;IFNA(COM.MICROSOFT.CONCAT(CHAR(34);[$intermediate.D44];CHAR(34));&quot;rsvd&quot;));&quot;,&quot;)" office:value-type="string" office:string-value="&quot;Charging_disallowed_for_ID&quot;," calcext:value-type="string">
            <text:p>"Charging_disallowed_for_ID",</text:p>
          </table:table-cell>
          <table:table-cell table:formula="of:=COM.MICROSOFT.CONCAT(&quot;// &quot;;[$intermediate.A44])" office:value-type="string" office:string-value="// 2B" calcext:value-type="string">
            <text:p>// 2B</text:p>
          </table:table-cell>
          <table:table-cell table:number-columns-repeated="2"/>
        </table:table-row>
        <table:table-row table:style-name="ro1">
          <table:table-cell/>
          <table:table-cell table:formula="of:=COM.MICROSOFT.CONCAT(IF(AND(HEX2DEC([$intermediate.A45])&gt;=HEX2DEC(&quot;e0&quot;); HEX2DEC([$intermediate.A45])&lt;HEX2DEC(&quot;FF&quot;));&quot;mfr&quot;;IFNA(COM.MICROSOFT.CONCAT(CHAR(34);[$intermediate.D45];CHAR(34));&quot;rsvd&quot;));&quot;,&quot;)" office:value-type="string" office:string-value="&quot;Proximity_Power_Requested&quot;," calcext:value-type="string">
            <text:p>"Proximity_Power_Requested",</text:p>
          </table:table-cell>
          <table:table-cell table:formula="of:=COM.MICROSOFT.CONCAT(&quot;// &quot;;[$intermediate.A45])" office:value-type="string" office:string-value="// 2C" calcext:value-type="string">
            <text:p>// 2C</text:p>
          </table:table-cell>
          <table:table-cell table:number-columns-repeated="2"/>
        </table:table-row>
        <table:table-row table:style-name="ro1">
          <table:table-cell/>
          <table:table-cell table:formula="of:=COM.MICROSOFT.CONCAT(IF(AND(HEX2DEC([$intermediate.A46])&gt;=HEX2DEC(&quot;e0&quot;); HEX2DEC([$intermediate.A46])&lt;HEX2DEC(&quot;FF&quot;));&quot;mfr&quot;;IFNA(COM.MICROSOFT.CONCAT(CHAR(34);[$intermediate.D46];CHAR(34));&quot;rsvd&quot;));&quot;,&quot;)" office:value-type="string" office:string-value="rsvd," calcext:value-type="string">
            <text:p>rsvd,</text:p>
          </table:table-cell>
          <table:table-cell table:formula="of:=COM.MICROSOFT.CONCAT(&quot;// &quot;;[$intermediate.A46])" office:value-type="string" office:string-value="// 2D" calcext:value-type="string">
            <text:p>// 2D</text:p>
          </table:table-cell>
          <table:table-cell table:number-columns-repeated="2"/>
        </table:table-row>
        <table:table-row table:style-name="ro1">
          <table:table-cell/>
          <table:table-cell table:formula="of:=COM.MICROSOFT.CONCAT(IF(AND(HEX2DEC([$intermediate.A47])&gt;=HEX2DEC(&quot;e0&quot;); HEX2DEC([$intermediate.A47])&lt;HEX2DEC(&quot;FF&quot;));&quot;mfr&quot;;IFNA(COM.MICROSOFT.CONCAT(CHAR(34);[$intermediate.D47];CHAR(34));&quot;rsvd&quot;));&quot;,&quot;)" office:value-type="string" office:string-value="rsvd," calcext:value-type="string">
            <text:p>rsvd,</text:p>
          </table:table-cell>
          <table:table-cell table:formula="of:=COM.MICROSOFT.CONCAT(&quot;// &quot;;[$intermediate.A47])" office:value-type="string" office:string-value="// 2E" calcext:value-type="string">
            <text:p>// 2E</text:p>
          </table:table-cell>
          <table:table-cell table:number-columns-repeated="2"/>
        </table:table-row>
        <table:table-row table:style-name="ro1">
          <table:table-cell/>
          <table:table-cell table:formula="of:=COM.MICROSOFT.CONCAT(IF(AND(HEX2DEC([$intermediate.A48])&gt;=HEX2DEC(&quot;e0&quot;); HEX2DEC([$intermediate.A48])&lt;HEX2DEC(&quot;FF&quot;));&quot;mfr&quot;;IFNA(COM.MICROSOFT.CONCAT(CHAR(34);[$intermediate.D48];CHAR(34));&quot;rsvd&quot;));&quot;,&quot;)" office:value-type="string" office:string-value="rsvd," calcext:value-type="string">
            <text:p>rsvd,</text:p>
          </table:table-cell>
          <table:table-cell table:formula="of:=COM.MICROSOFT.CONCAT(&quot;// &quot;;[$intermediate.A48])" office:value-type="string" office:string-value="// 2F" calcext:value-type="string">
            <text:p>// 2F</text:p>
          </table:table-cell>
          <table:table-cell table:number-columns-repeated="2"/>
        </table:table-row>
        <table:table-row table:style-name="ro1">
          <table:table-cell/>
          <table:table-cell table:formula="of:=COM.MICROSOFT.CONCAT(IF(AND(HEX2DEC([$intermediate.A49])&gt;=HEX2DEC(&quot;e0&quot;); HEX2DEC([$intermediate.A49])&lt;HEX2DEC(&quot;FF&quot;));&quot;mfr&quot;;IFNA(COM.MICROSOFT.CONCAT(CHAR(34);[$intermediate.D49];CHAR(34));&quot;rsvd&quot;));&quot;,&quot;)" office:value-type="string" office:string-value="rsvd," calcext:value-type="string">
            <text:p>rsvd,</text:p>
          </table:table-cell>
          <table:table-cell table:formula="of:=COM.MICROSOFT.CONCAT(&quot;// &quot;;[$intermediate.A49])" office:value-type="string" office:string-value="// 30" calcext:value-type="string">
            <text:p>// 30</text:p>
          </table:table-cell>
          <table:table-cell table:number-columns-repeated="2"/>
        </table:table-row>
        <table:table-row table:style-name="ro1">
          <table:table-cell/>
          <table:table-cell table:formula="of:=COM.MICROSOFT.CONCAT(IF(AND(HEX2DEC([$intermediate.A50])&gt;=HEX2DEC(&quot;e0&quot;); HEX2DEC([$intermediate.A50])&lt;HEX2DEC(&quot;FF&quot;));&quot;mfr&quot;;IFNA(COM.MICROSOFT.CONCAT(CHAR(34);[$intermediate.D50];CHAR(34));&quot;rsvd&quot;));&quot;,&quot;)" office:value-type="string" office:string-value="rsvd," calcext:value-type="string">
            <text:p>rsvd,</text:p>
          </table:table-cell>
          <table:table-cell table:formula="of:=COM.MICROSOFT.CONCAT(&quot;// &quot;;[$intermediate.A50])" office:value-type="string" office:string-value="// 31" calcext:value-type="string">
            <text:p>// 31</text:p>
          </table:table-cell>
          <table:table-cell table:number-columns-repeated="2"/>
        </table:table-row>
        <table:table-row table:style-name="ro1">
          <table:table-cell/>
          <table:table-cell table:formula="of:=COM.MICROSOFT.CONCAT(IF(AND(HEX2DEC([$intermediate.A51])&gt;=HEX2DEC(&quot;e0&quot;); HEX2DEC([$intermediate.A51])&lt;HEX2DEC(&quot;FF&quot;));&quot;mfr&quot;;IFNA(COM.MICROSOFT.CONCAT(CHAR(34);[$intermediate.D51];CHAR(34));&quot;rsvd&quot;));&quot;,&quot;)" office:value-type="string" office:string-value="rsvd," calcext:value-type="string">
            <text:p>rsvd,</text:p>
          </table:table-cell>
          <table:table-cell table:formula="of:=COM.MICROSOFT.CONCAT(&quot;// &quot;;[$intermediate.A51])" office:value-type="string" office:string-value="// 32" calcext:value-type="string">
            <text:p>// 32</text:p>
          </table:table-cell>
          <table:table-cell table:number-columns-repeated="2"/>
        </table:table-row>
        <table:table-row table:style-name="ro1">
          <table:table-cell/>
          <table:table-cell table:formula="of:=COM.MICROSOFT.CONCAT(IF(AND(HEX2DEC([$intermediate.A52])&gt;=HEX2DEC(&quot;e0&quot;); HEX2DEC([$intermediate.A52])&lt;HEX2DEC(&quot;FF&quot;));&quot;mfr&quot;;IFNA(COM.MICROSOFT.CONCAT(CHAR(34);[$intermediate.D52];CHAR(34));&quot;rsvd&quot;));&quot;,&quot;)" office:value-type="string" office:string-value="rsvd," calcext:value-type="string">
            <text:p>rsvd,</text:p>
          </table:table-cell>
          <table:table-cell table:formula="of:=COM.MICROSOFT.CONCAT(&quot;// &quot;;[$intermediate.A52])" office:value-type="string" office:string-value="// 33" calcext:value-type="string">
            <text:p>// 33</text:p>
          </table:table-cell>
          <table:table-cell table:number-columns-repeated="2"/>
        </table:table-row>
        <table:table-row table:style-name="ro1">
          <table:table-cell/>
          <table:table-cell table:formula="of:=COM.MICROSOFT.CONCAT(IF(AND(HEX2DEC([$intermediate.A53])&gt;=HEX2DEC(&quot;e0&quot;); HEX2DEC([$intermediate.A53])&lt;HEX2DEC(&quot;FF&quot;));&quot;mfr&quot;;IFNA(COM.MICROSOFT.CONCAT(CHAR(34);[$intermediate.D53];CHAR(34));&quot;rsvd&quot;));&quot;,&quot;)" office:value-type="string" office:string-value="rsvd," calcext:value-type="string">
            <text:p>rsvd,</text:p>
          </table:table-cell>
          <table:table-cell table:formula="of:=COM.MICROSOFT.CONCAT(&quot;// &quot;;[$intermediate.A53])" office:value-type="string" office:string-value="// 34" calcext:value-type="string">
            <text:p>// 34</text:p>
          </table:table-cell>
          <table:table-cell table:number-columns-repeated="2"/>
        </table:table-row>
        <table:table-row table:style-name="ro1">
          <table:table-cell/>
          <table:table-cell table:formula="of:=COM.MICROSOFT.CONCAT(IF(AND(HEX2DEC([$intermediate.A54])&gt;=HEX2DEC(&quot;e0&quot;); HEX2DEC([$intermediate.A54])&lt;HEX2DEC(&quot;FF&quot;));&quot;mfr&quot;;IFNA(COM.MICROSOFT.CONCAT(CHAR(34);[$intermediate.D54];CHAR(34));&quot;rsvd&quot;));&quot;,&quot;)" office:value-type="string" office:string-value="rsvd," calcext:value-type="string">
            <text:p>rsvd,</text:p>
          </table:table-cell>
          <table:table-cell table:formula="of:=COM.MICROSOFT.CONCAT(&quot;// &quot;;[$intermediate.A54])" office:value-type="string" office:string-value="// 35" calcext:value-type="string">
            <text:p>// 35</text:p>
          </table:table-cell>
          <table:table-cell table:number-columns-repeated="2"/>
        </table:table-row>
        <table:table-row table:style-name="ro1">
          <table:table-cell/>
          <table:table-cell table:formula="of:=COM.MICROSOFT.CONCAT(IF(AND(HEX2DEC([$intermediate.A55])&gt;=HEX2DEC(&quot;e0&quot;); HEX2DEC([$intermediate.A55])&lt;HEX2DEC(&quot;FF&quot;));&quot;mfr&quot;;IFNA(COM.MICROSOFT.CONCAT(CHAR(34);[$intermediate.D55];CHAR(34));&quot;rsvd&quot;));&quot;,&quot;)" office:value-type="string" office:string-value="rsvd," calcext:value-type="string">
            <text:p>rsvd,</text:p>
          </table:table-cell>
          <table:table-cell table:formula="of:=COM.MICROSOFT.CONCAT(&quot;// &quot;;[$intermediate.A55])" office:value-type="string" office:string-value="// 36" calcext:value-type="string">
            <text:p>// 36</text:p>
          </table:table-cell>
          <table:table-cell table:number-columns-repeated="2"/>
        </table:table-row>
        <table:table-row table:style-name="ro1">
          <table:table-cell/>
          <table:table-cell table:formula="of:=COM.MICROSOFT.CONCAT(IF(AND(HEX2DEC([$intermediate.A56])&gt;=HEX2DEC(&quot;e0&quot;); HEX2DEC([$intermediate.A56])&lt;HEX2DEC(&quot;FF&quot;));&quot;mfr&quot;;IFNA(COM.MICROSOFT.CONCAT(CHAR(34);[$intermediate.D56];CHAR(34));&quot;rsvd&quot;));&quot;,&quot;)" office:value-type="string" office:string-value="rsvd," calcext:value-type="string">
            <text:p>rsvd,</text:p>
          </table:table-cell>
          <table:table-cell table:formula="of:=COM.MICROSOFT.CONCAT(&quot;// &quot;;[$intermediate.A56])" office:value-type="string" office:string-value="// 37" calcext:value-type="string">
            <text:p>// 37</text:p>
          </table:table-cell>
          <table:table-cell table:number-columns-repeated="2"/>
        </table:table-row>
        <table:table-row table:style-name="ro1">
          <table:table-cell/>
          <table:table-cell table:formula="of:=COM.MICROSOFT.CONCAT(IF(AND(HEX2DEC([$intermediate.A57])&gt;=HEX2DEC(&quot;e0&quot;); HEX2DEC([$intermediate.A57])&lt;HEX2DEC(&quot;FF&quot;));&quot;mfr&quot;;IFNA(COM.MICROSOFT.CONCAT(CHAR(34);[$intermediate.D57];CHAR(34));&quot;rsvd&quot;));&quot;,&quot;)" office:value-type="string" office:string-value="rsvd," calcext:value-type="string">
            <text:p>rsvd,</text:p>
          </table:table-cell>
          <table:table-cell table:formula="of:=COM.MICROSOFT.CONCAT(&quot;// &quot;;[$intermediate.A57])" office:value-type="string" office:string-value="// 38" calcext:value-type="string">
            <text:p>// 38</text:p>
          </table:table-cell>
          <table:table-cell table:number-columns-repeated="2"/>
        </table:table-row>
        <table:table-row table:style-name="ro1">
          <table:table-cell/>
          <table:table-cell table:formula="of:=COM.MICROSOFT.CONCAT(IF(AND(HEX2DEC([$intermediate.A58])&gt;=HEX2DEC(&quot;e0&quot;); HEX2DEC([$intermediate.A58])&lt;HEX2DEC(&quot;FF&quot;));&quot;mfr&quot;;IFNA(COM.MICROSOFT.CONCAT(CHAR(34);[$intermediate.D58];CHAR(34));&quot;rsvd&quot;));&quot;,&quot;)" office:value-type="string" office:string-value="rsvd," calcext:value-type="string">
            <text:p>rsvd,</text:p>
          </table:table-cell>
          <table:table-cell table:formula="of:=COM.MICROSOFT.CONCAT(&quot;// &quot;;[$intermediate.A58])" office:value-type="string" office:string-value="// 39" calcext:value-type="string">
            <text:p>// 39</text:p>
          </table:table-cell>
          <table:table-cell table:number-columns-repeated="2"/>
        </table:table-row>
        <table:table-row table:style-name="ro1">
          <table:table-cell/>
          <table:table-cell table:formula="of:=COM.MICROSOFT.CONCAT(IF(AND(HEX2DEC([$intermediate.A59])&gt;=HEX2DEC(&quot;e0&quot;); HEX2DEC([$intermediate.A59])&lt;HEX2DEC(&quot;FF&quot;));&quot;mfr&quot;;IFNA(COM.MICROSOFT.CONCAT(CHAR(34);[$intermediate.D59];CHAR(34));&quot;rsvd&quot;));&quot;,&quot;)" office:value-type="string" office:string-value="rsvd," calcext:value-type="string">
            <text:p>rsvd,</text:p>
          </table:table-cell>
          <table:table-cell table:formula="of:=COM.MICROSOFT.CONCAT(&quot;// &quot;;[$intermediate.A59])" office:value-type="string" office:string-value="// 3A" calcext:value-type="string">
            <text:p>// 3A</text:p>
          </table:table-cell>
          <table:table-cell table:number-columns-repeated="2"/>
        </table:table-row>
        <table:table-row table:style-name="ro1">
          <table:table-cell/>
          <table:table-cell table:formula="of:=COM.MICROSOFT.CONCAT(IF(AND(HEX2DEC([$intermediate.A60])&gt;=HEX2DEC(&quot;e0&quot;); HEX2DEC([$intermediate.A60])&lt;HEX2DEC(&quot;FF&quot;));&quot;mfr&quot;;IFNA(COM.MICROSOFT.CONCAT(CHAR(34);[$intermediate.D60];CHAR(34));&quot;rsvd&quot;));&quot;,&quot;)" office:value-type="string" office:string-value="rsvd," calcext:value-type="string">
            <text:p>rsvd,</text:p>
          </table:table-cell>
          <table:table-cell table:formula="of:=COM.MICROSOFT.CONCAT(&quot;// &quot;;[$intermediate.A60])" office:value-type="string" office:string-value="// 3B" calcext:value-type="string">
            <text:p>// 3B</text:p>
          </table:table-cell>
          <table:table-cell table:number-columns-repeated="2"/>
        </table:table-row>
        <table:table-row table:style-name="ro1">
          <table:table-cell/>
          <table:table-cell table:formula="of:=COM.MICROSOFT.CONCAT(IF(AND(HEX2DEC([$intermediate.A61])&gt;=HEX2DEC(&quot;e0&quot;); HEX2DEC([$intermediate.A61])&lt;HEX2DEC(&quot;FF&quot;));&quot;mfr&quot;;IFNA(COM.MICROSOFT.CONCAT(CHAR(34);[$intermediate.D61];CHAR(34));&quot;rsvd&quot;));&quot;,&quot;)" office:value-type="string" office:string-value="rsvd," calcext:value-type="string">
            <text:p>rsvd,</text:p>
          </table:table-cell>
          <table:table-cell table:formula="of:=COM.MICROSOFT.CONCAT(&quot;// &quot;;[$intermediate.A61])" office:value-type="string" office:string-value="// 3C" calcext:value-type="string">
            <text:p>// 3C</text:p>
          </table:table-cell>
          <table:table-cell table:number-columns-repeated="2"/>
        </table:table-row>
        <table:table-row table:style-name="ro1">
          <table:table-cell/>
          <table:table-cell table:formula="of:=COM.MICROSOFT.CONCAT(IF(AND(HEX2DEC([$intermediate.A62])&gt;=HEX2DEC(&quot;e0&quot;); HEX2DEC([$intermediate.A62])&lt;HEX2DEC(&quot;FF&quot;));&quot;mfr&quot;;IFNA(COM.MICROSOFT.CONCAT(CHAR(34);[$intermediate.D62];CHAR(34));&quot;rsvd&quot;));&quot;,&quot;)" office:value-type="string" office:string-value="rsvd," calcext:value-type="string">
            <text:p>rsvd,</text:p>
          </table:table-cell>
          <table:table-cell table:formula="of:=COM.MICROSOFT.CONCAT(&quot;// &quot;;[$intermediate.A62])" office:value-type="string" office:string-value="// 3D" calcext:value-type="string">
            <text:p>// 3D</text:p>
          </table:table-cell>
          <table:table-cell table:number-columns-repeated="2"/>
        </table:table-row>
        <table:table-row table:style-name="ro1">
          <table:table-cell/>
          <table:table-cell table:formula="of:=COM.MICROSOFT.CONCAT(IF(AND(HEX2DEC([$intermediate.A63])&gt;=HEX2DEC(&quot;e0&quot;); HEX2DEC([$intermediate.A63])&lt;HEX2DEC(&quot;FF&quot;));&quot;mfr&quot;;IFNA(COM.MICROSOFT.CONCAT(CHAR(34);[$intermediate.D63];CHAR(34));&quot;rsvd&quot;));&quot;,&quot;)" office:value-type="string" office:string-value="rsvd," calcext:value-type="string">
            <text:p>rsvd,</text:p>
          </table:table-cell>
          <table:table-cell table:formula="of:=COM.MICROSOFT.CONCAT(&quot;// &quot;;[$intermediate.A63])" office:value-type="string" office:string-value="// 3E" calcext:value-type="string">
            <text:p>// 3E</text:p>
          </table:table-cell>
          <table:table-cell table:number-columns-repeated="2"/>
        </table:table-row>
        <table:table-row table:style-name="ro1">
          <table:table-cell/>
          <table:table-cell table:formula="of:=COM.MICROSOFT.CONCAT(IF(AND(HEX2DEC([$intermediate.A64])&gt;=HEX2DEC(&quot;e0&quot;); HEX2DEC([$intermediate.A64])&lt;HEX2DEC(&quot;FF&quot;));&quot;mfr&quot;;IFNA(COM.MICROSOFT.CONCAT(CHAR(34);[$intermediate.D64];CHAR(34));&quot;rsvd&quot;));&quot;,&quot;)" office:value-type="string" office:string-value="rsvd," calcext:value-type="string">
            <text:p>rsvd,</text:p>
          </table:table-cell>
          <table:table-cell table:formula="of:=COM.MICROSOFT.CONCAT(&quot;// &quot;;[$intermediate.A64])" office:value-type="string" office:string-value="// 3F" calcext:value-type="string">
            <text:p>// 3F</text:p>
          </table:table-cell>
          <table:table-cell table:number-columns-repeated="2"/>
        </table:table-row>
        <table:table-row table:style-name="ro1">
          <table:table-cell/>
          <table:table-cell table:formula="of:=COM.MICROSOFT.CONCAT(IF(AND(HEX2DEC([$intermediate.A65])&gt;=HEX2DEC(&quot;e0&quot;); HEX2DEC([$intermediate.A65])&lt;HEX2DEC(&quot;FF&quot;));&quot;mfr&quot;;IFNA(COM.MICROSOFT.CONCAT(CHAR(34);[$intermediate.D65];CHAR(34));&quot;rsvd&quot;));&quot;,&quot;)" office:value-type="string" office:string-value="rsvd," calcext:value-type="string">
            <text:p>rsvd,</text:p>
          </table:table-cell>
          <table:table-cell table:formula="of:=COM.MICROSOFT.CONCAT(&quot;// &quot;;[$intermediate.A65])" office:value-type="string" office:string-value="// 40" calcext:value-type="string">
            <text:p>// 40</text:p>
          </table:table-cell>
          <table:table-cell table:number-columns-repeated="2"/>
        </table:table-row>
        <table:table-row table:style-name="ro1">
          <table:table-cell/>
          <table:table-cell table:formula="of:=COM.MICROSOFT.CONCAT(IF(AND(HEX2DEC([$intermediate.A66])&gt;=HEX2DEC(&quot;e0&quot;); HEX2DEC([$intermediate.A66])&lt;HEX2DEC(&quot;FF&quot;));&quot;mfr&quot;;IFNA(COM.MICROSOFT.CONCAT(CHAR(34);[$intermediate.D66];CHAR(34));&quot;rsvd&quot;));&quot;,&quot;)" office:value-type="string" office:string-value="rsvd," calcext:value-type="string">
            <text:p>rsvd,</text:p>
          </table:table-cell>
          <table:table-cell table:formula="of:=COM.MICROSOFT.CONCAT(&quot;// &quot;;[$intermediate.A66])" office:value-type="string" office:string-value="// 41" calcext:value-type="string">
            <text:p>// 41</text:p>
          </table:table-cell>
          <table:table-cell table:number-columns-repeated="2"/>
        </table:table-row>
        <table:table-row table:style-name="ro1">
          <table:table-cell/>
          <table:table-cell table:formula="of:=COM.MICROSOFT.CONCAT(IF(AND(HEX2DEC([$intermediate.A67])&gt;=HEX2DEC(&quot;e0&quot;); HEX2DEC([$intermediate.A67])&lt;HEX2DEC(&quot;FF&quot;));&quot;mfr&quot;;IFNA(COM.MICROSOFT.CONCAT(CHAR(34);[$intermediate.D67];CHAR(34));&quot;rsvd&quot;));&quot;,&quot;)" office:value-type="string" office:string-value="rsvd," calcext:value-type="string">
            <text:p>rsvd,</text:p>
          </table:table-cell>
          <table:table-cell table:formula="of:=COM.MICROSOFT.CONCAT(&quot;// &quot;;[$intermediate.A67])" office:value-type="string" office:string-value="// 42" calcext:value-type="string">
            <text:p>// 42</text:p>
          </table:table-cell>
          <table:table-cell table:number-columns-repeated="2"/>
        </table:table-row>
        <table:table-row table:style-name="ro1">
          <table:table-cell/>
          <table:table-cell table:formula="of:=COM.MICROSOFT.CONCAT(IF(AND(HEX2DEC([$intermediate.A68])&gt;=HEX2DEC(&quot;e0&quot;); HEX2DEC([$intermediate.A68])&lt;HEX2DEC(&quot;FF&quot;));&quot;mfr&quot;;IFNA(COM.MICROSOFT.CONCAT(CHAR(34);[$intermediate.D68];CHAR(34));&quot;rsvd&quot;));&quot;,&quot;)" office:value-type="string" office:string-value="rsvd," calcext:value-type="string">
            <text:p>rsvd,</text:p>
          </table:table-cell>
          <table:table-cell table:formula="of:=COM.MICROSOFT.CONCAT(&quot;// &quot;;[$intermediate.A68])" office:value-type="string" office:string-value="// 43" calcext:value-type="string">
            <text:p>// 43</text:p>
          </table:table-cell>
          <table:table-cell table:number-columns-repeated="2"/>
        </table:table-row>
        <table:table-row table:style-name="ro1">
          <table:table-cell/>
          <table:table-cell table:formula="of:=COM.MICROSOFT.CONCAT(IF(AND(HEX2DEC([$intermediate.A69])&gt;=HEX2DEC(&quot;e0&quot;); HEX2DEC([$intermediate.A69])&lt;HEX2DEC(&quot;FF&quot;));&quot;mfr&quot;;IFNA(COM.MICROSOFT.CONCAT(CHAR(34);[$intermediate.D69];CHAR(34));&quot;rsvd&quot;));&quot;,&quot;)" office:value-type="string" office:string-value="rsvd," calcext:value-type="string">
            <text:p>rsvd,</text:p>
          </table:table-cell>
          <table:table-cell table:formula="of:=COM.MICROSOFT.CONCAT(&quot;// &quot;;[$intermediate.A69])" office:value-type="string" office:string-value="// 44" calcext:value-type="string">
            <text:p>// 44</text:p>
          </table:table-cell>
          <table:table-cell table:number-columns-repeated="2"/>
        </table:table-row>
        <table:table-row table:style-name="ro1">
          <table:table-cell/>
          <table:table-cell table:formula="of:=COM.MICROSOFT.CONCAT(IF(AND(HEX2DEC([$intermediate.A70])&gt;=HEX2DEC(&quot;e0&quot;); HEX2DEC([$intermediate.A70])&lt;HEX2DEC(&quot;FF&quot;));&quot;mfr&quot;;IFNA(COM.MICROSOFT.CONCAT(CHAR(34);[$intermediate.D70];CHAR(34));&quot;rsvd&quot;));&quot;,&quot;)" office:value-type="string" office:string-value="rsvd," calcext:value-type="string">
            <text:p>rsvd,</text:p>
          </table:table-cell>
          <table:table-cell table:formula="of:=COM.MICROSOFT.CONCAT(&quot;// &quot;;[$intermediate.A70])" office:value-type="string" office:string-value="// 45" calcext:value-type="string">
            <text:p>// 45</text:p>
          </table:table-cell>
          <table:table-cell table:number-columns-repeated="2"/>
        </table:table-row>
        <table:table-row table:style-name="ro1">
          <table:table-cell/>
          <table:table-cell table:formula="of:=COM.MICROSOFT.CONCAT(IF(AND(HEX2DEC([$intermediate.A71])&gt;=HEX2DEC(&quot;e0&quot;); HEX2DEC([$intermediate.A71])&lt;HEX2DEC(&quot;FF&quot;));&quot;mfr&quot;;IFNA(COM.MICROSOFT.CONCAT(CHAR(34);[$intermediate.D71];CHAR(34));&quot;rsvd&quot;));&quot;,&quot;)" office:value-type="string" office:string-value="rsvd," calcext:value-type="string">
            <text:p>rsvd,</text:p>
          </table:table-cell>
          <table:table-cell table:formula="of:=COM.MICROSOFT.CONCAT(&quot;// &quot;;[$intermediate.A71])" office:value-type="string" office:string-value="// 46" calcext:value-type="string">
            <text:p>// 46</text:p>
          </table:table-cell>
          <table:table-cell table:number-columns-repeated="2"/>
        </table:table-row>
        <table:table-row table:style-name="ro1">
          <table:table-cell/>
          <table:table-cell table:formula="of:=COM.MICROSOFT.CONCAT(IF(AND(HEX2DEC([$intermediate.A72])&gt;=HEX2DEC(&quot;e0&quot;); HEX2DEC([$intermediate.A72])&lt;HEX2DEC(&quot;FF&quot;));&quot;mfr&quot;;IFNA(COM.MICROSOFT.CONCAT(CHAR(34);[$intermediate.D72];CHAR(34));&quot;rsvd&quot;));&quot;,&quot;)" office:value-type="string" office:string-value="rsvd," calcext:value-type="string">
            <text:p>rsvd,</text:p>
          </table:table-cell>
          <table:table-cell table:formula="of:=COM.MICROSOFT.CONCAT(&quot;// &quot;;[$intermediate.A72])" office:value-type="string" office:string-value="// 47" calcext:value-type="string">
            <text:p>// 47</text:p>
          </table:table-cell>
          <table:table-cell table:number-columns-repeated="2"/>
        </table:table-row>
        <table:table-row table:style-name="ro1">
          <table:table-cell/>
          <table:table-cell table:formula="of:=COM.MICROSOFT.CONCAT(IF(AND(HEX2DEC([$intermediate.A73])&gt;=HEX2DEC(&quot;e0&quot;); HEX2DEC([$intermediate.A73])&lt;HEX2DEC(&quot;FF&quot;));&quot;mfr&quot;;IFNA(COM.MICROSOFT.CONCAT(CHAR(34);[$intermediate.D73];CHAR(34));&quot;rsvd&quot;));&quot;,&quot;)" office:value-type="string" office:string-value="rsvd," calcext:value-type="string">
            <text:p>rsvd,</text:p>
          </table:table-cell>
          <table:table-cell table:formula="of:=COM.MICROSOFT.CONCAT(&quot;// &quot;;[$intermediate.A73])" office:value-type="string" office:string-value="// 48" calcext:value-type="string">
            <text:p>// 48</text:p>
          </table:table-cell>
          <table:table-cell table:number-columns-repeated="2"/>
        </table:table-row>
        <table:table-row table:style-name="ro1">
          <table:table-cell/>
          <table:table-cell table:formula="of:=COM.MICROSOFT.CONCAT(IF(AND(HEX2DEC([$intermediate.A74])&gt;=HEX2DEC(&quot;e0&quot;); HEX2DEC([$intermediate.A74])&lt;HEX2DEC(&quot;FF&quot;));&quot;mfr&quot;;IFNA(COM.MICROSOFT.CONCAT(CHAR(34);[$intermediate.D74];CHAR(34));&quot;rsvd&quot;));&quot;,&quot;)" office:value-type="string" office:string-value="rsvd," calcext:value-type="string">
            <text:p>rsvd,</text:p>
          </table:table-cell>
          <table:table-cell table:formula="of:=COM.MICROSOFT.CONCAT(&quot;// &quot;;[$intermediate.A74])" office:value-type="string" office:string-value="// 49" calcext:value-type="string">
            <text:p>// 49</text:p>
          </table:table-cell>
          <table:table-cell table:number-columns-repeated="2"/>
        </table:table-row>
        <table:table-row table:style-name="ro1">
          <table:table-cell/>
          <table:table-cell table:formula="of:=COM.MICROSOFT.CONCAT(IF(AND(HEX2DEC([$intermediate.A75])&gt;=HEX2DEC(&quot;e0&quot;); HEX2DEC([$intermediate.A75])&lt;HEX2DEC(&quot;FF&quot;));&quot;mfr&quot;;IFNA(COM.MICROSOFT.CONCAT(CHAR(34);[$intermediate.D75];CHAR(34));&quot;rsvd&quot;));&quot;,&quot;)" office:value-type="string" office:string-value="rsvd," calcext:value-type="string">
            <text:p>rsvd,</text:p>
          </table:table-cell>
          <table:table-cell table:formula="of:=COM.MICROSOFT.CONCAT(&quot;// &quot;;[$intermediate.A75])" office:value-type="string" office:string-value="// 4A" calcext:value-type="string">
            <text:p>// 4A</text:p>
          </table:table-cell>
          <table:table-cell table:number-columns-repeated="2"/>
        </table:table-row>
        <table:table-row table:style-name="ro1">
          <table:table-cell/>
          <table:table-cell table:formula="of:=COM.MICROSOFT.CONCAT(IF(AND(HEX2DEC([$intermediate.A76])&gt;=HEX2DEC(&quot;e0&quot;); HEX2DEC([$intermediate.A76])&lt;HEX2DEC(&quot;FF&quot;));&quot;mfr&quot;;IFNA(COM.MICROSOFT.CONCAT(CHAR(34);[$intermediate.D76];CHAR(34));&quot;rsvd&quot;));&quot;,&quot;)" office:value-type="string" office:string-value="rsvd," calcext:value-type="string">
            <text:p>rsvd,</text:p>
          </table:table-cell>
          <table:table-cell table:formula="of:=COM.MICROSOFT.CONCAT(&quot;// &quot;;[$intermediate.A76])" office:value-type="string" office:string-value="// 4B" calcext:value-type="string">
            <text:p>// 4B</text:p>
          </table:table-cell>
          <table:table-cell table:number-columns-repeated="2"/>
        </table:table-row>
        <table:table-row table:style-name="ro1">
          <table:table-cell/>
          <table:table-cell table:formula="of:=COM.MICROSOFT.CONCAT(IF(AND(HEX2DEC([$intermediate.A77])&gt;=HEX2DEC(&quot;e0&quot;); HEX2DEC([$intermediate.A77])&lt;HEX2DEC(&quot;FF&quot;));&quot;mfr&quot;;IFNA(COM.MICROSOFT.CONCAT(CHAR(34);[$intermediate.D77];CHAR(34));&quot;rsvd&quot;));&quot;,&quot;)" office:value-type="string" office:string-value="rsvd," calcext:value-type="string">
            <text:p>rsvd,</text:p>
          </table:table-cell>
          <table:table-cell table:formula="of:=COM.MICROSOFT.CONCAT(&quot;// &quot;;[$intermediate.A77])" office:value-type="string" office:string-value="// 4C" calcext:value-type="string">
            <text:p>// 4C</text:p>
          </table:table-cell>
          <table:table-cell table:number-columns-repeated="2"/>
        </table:table-row>
        <table:table-row table:style-name="ro1">
          <table:table-cell/>
          <table:table-cell table:formula="of:=COM.MICROSOFT.CONCAT(IF(AND(HEX2DEC([$intermediate.A78])&gt;=HEX2DEC(&quot;e0&quot;); HEX2DEC([$intermediate.A78])&lt;HEX2DEC(&quot;FF&quot;));&quot;mfr&quot;;IFNA(COM.MICROSOFT.CONCAT(CHAR(34);[$intermediate.D78];CHAR(34));&quot;rsvd&quot;));&quot;,&quot;)" office:value-type="string" office:string-value="rsvd," calcext:value-type="string">
            <text:p>rsvd,</text:p>
          </table:table-cell>
          <table:table-cell table:formula="of:=COM.MICROSOFT.CONCAT(&quot;// &quot;;[$intermediate.A78])" office:value-type="string" office:string-value="// 4D" calcext:value-type="string">
            <text:p>// 4D</text:p>
          </table:table-cell>
          <table:table-cell table:number-columns-repeated="2"/>
        </table:table-row>
        <table:table-row table:style-name="ro1">
          <table:table-cell/>
          <table:table-cell table:formula="of:=COM.MICROSOFT.CONCAT(IF(AND(HEX2DEC([$intermediate.A79])&gt;=HEX2DEC(&quot;e0&quot;); HEX2DEC([$intermediate.A79])&lt;HEX2DEC(&quot;FF&quot;));&quot;mfr&quot;;IFNA(COM.MICROSOFT.CONCAT(CHAR(34);[$intermediate.D79];CHAR(34));&quot;rsvd&quot;));&quot;,&quot;)" office:value-type="string" office:string-value="rsvd," calcext:value-type="string">
            <text:p>rsvd,</text:p>
          </table:table-cell>
          <table:table-cell table:formula="of:=COM.MICROSOFT.CONCAT(&quot;// &quot;;[$intermediate.A79])" office:value-type="string" office:string-value="// 4E" calcext:value-type="string">
            <text:p>// 4E</text:p>
          </table:table-cell>
          <table:table-cell table:number-columns-repeated="2"/>
        </table:table-row>
        <table:table-row table:style-name="ro1">
          <table:table-cell/>
          <table:table-cell table:formula="of:=COM.MICROSOFT.CONCAT(IF(AND(HEX2DEC([$intermediate.A80])&gt;=HEX2DEC(&quot;e0&quot;); HEX2DEC([$intermediate.A80])&lt;HEX2DEC(&quot;FF&quot;));&quot;mfr&quot;;IFNA(COM.MICROSOFT.CONCAT(CHAR(34);[$intermediate.D80];CHAR(34));&quot;rsvd&quot;));&quot;,&quot;)" office:value-type="string" office:string-value="rsvd," calcext:value-type="string">
            <text:p>rsvd,</text:p>
          </table:table-cell>
          <table:table-cell table:formula="of:=COM.MICROSOFT.CONCAT(&quot;// &quot;;[$intermediate.A80])" office:value-type="string" office:string-value="// 4F" calcext:value-type="string">
            <text:p>// 4F</text:p>
          </table:table-cell>
          <table:table-cell table:number-columns-repeated="2"/>
        </table:table-row>
        <table:table-row table:style-name="ro1">
          <table:table-cell/>
          <table:table-cell table:formula="of:=COM.MICROSOFT.CONCAT(IF(AND(HEX2DEC([$intermediate.A81])&gt;=HEX2DEC(&quot;e0&quot;); HEX2DEC([$intermediate.A81])&lt;HEX2DEC(&quot;FF&quot;));&quot;mfr&quot;;IFNA(COM.MICROSOFT.CONCAT(CHAR(34);[$intermediate.D81];CHAR(34));&quot;rsvd&quot;));&quot;,&quot;)" office:value-type="string" office:string-value="rsvd," calcext:value-type="string">
            <text:p>rsvd,</text:p>
          </table:table-cell>
          <table:table-cell table:formula="of:=COM.MICROSOFT.CONCAT(&quot;// &quot;;[$intermediate.A81])" office:value-type="string" office:string-value="// 50" calcext:value-type="string">
            <text:p>// 50</text:p>
          </table:table-cell>
          <table:table-cell table:number-columns-repeated="2"/>
        </table:table-row>
        <table:table-row table:style-name="ro1">
          <table:table-cell/>
          <table:table-cell table:formula="of:=COM.MICROSOFT.CONCAT(IF(AND(HEX2DEC([$intermediate.A82])&gt;=HEX2DEC(&quot;e0&quot;); HEX2DEC([$intermediate.A82])&lt;HEX2DEC(&quot;FF&quot;));&quot;mfr&quot;;IFNA(COM.MICROSOFT.CONCAT(CHAR(34);[$intermediate.D82];CHAR(34));&quot;rsvd&quot;));&quot;,&quot;)" office:value-type="string" office:string-value="rsvd," calcext:value-type="string">
            <text:p>rsvd,</text:p>
          </table:table-cell>
          <table:table-cell table:formula="of:=COM.MICROSOFT.CONCAT(&quot;// &quot;;[$intermediate.A82])" office:value-type="string" office:string-value="// 51" calcext:value-type="string">
            <text:p>// 51</text:p>
          </table:table-cell>
          <table:table-cell table:number-columns-repeated="2"/>
        </table:table-row>
        <table:table-row table:style-name="ro1">
          <table:table-cell/>
          <table:table-cell table:formula="of:=COM.MICROSOFT.CONCAT(IF(AND(HEX2DEC([$intermediate.A83])&gt;=HEX2DEC(&quot;e0&quot;); HEX2DEC([$intermediate.A83])&lt;HEX2DEC(&quot;FF&quot;));&quot;mfr&quot;;IFNA(COM.MICROSOFT.CONCAT(CHAR(34);[$intermediate.D83];CHAR(34));&quot;rsvd&quot;));&quot;,&quot;)" office:value-type="string" office:string-value="rsvd," calcext:value-type="string">
            <text:p>rsvd,</text:p>
          </table:table-cell>
          <table:table-cell table:formula="of:=COM.MICROSOFT.CONCAT(&quot;// &quot;;[$intermediate.A83])" office:value-type="string" office:string-value="// 52" calcext:value-type="string">
            <text:p>// 52</text:p>
          </table:table-cell>
          <table:table-cell table:number-columns-repeated="2"/>
        </table:table-row>
        <table:table-row table:style-name="ro1">
          <table:table-cell/>
          <table:table-cell table:formula="of:=COM.MICROSOFT.CONCAT(IF(AND(HEX2DEC([$intermediate.A84])&gt;=HEX2DEC(&quot;e0&quot;); HEX2DEC([$intermediate.A84])&lt;HEX2DEC(&quot;FF&quot;));&quot;mfr&quot;;IFNA(COM.MICROSOFT.CONCAT(CHAR(34);[$intermediate.D84];CHAR(34));&quot;rsvd&quot;));&quot;,&quot;)" office:value-type="string" office:string-value="rsvd," calcext:value-type="string">
            <text:p>rsvd,</text:p>
          </table:table-cell>
          <table:table-cell table:formula="of:=COM.MICROSOFT.CONCAT(&quot;// &quot;;[$intermediate.A84])" office:value-type="string" office:string-value="// 53" calcext:value-type="string">
            <text:p>// 53</text:p>
          </table:table-cell>
          <table:table-cell table:number-columns-repeated="2"/>
        </table:table-row>
        <table:table-row table:style-name="ro1">
          <table:table-cell/>
          <table:table-cell table:formula="of:=COM.MICROSOFT.CONCAT(IF(AND(HEX2DEC([$intermediate.A85])&gt;=HEX2DEC(&quot;e0&quot;); HEX2DEC([$intermediate.A85])&lt;HEX2DEC(&quot;FF&quot;));&quot;mfr&quot;;IFNA(COM.MICROSOFT.CONCAT(CHAR(34);[$intermediate.D85];CHAR(34));&quot;rsvd&quot;));&quot;,&quot;)" office:value-type="string" office:string-value="rsvd," calcext:value-type="string">
            <text:p>rsvd,</text:p>
          </table:table-cell>
          <table:table-cell table:formula="of:=COM.MICROSOFT.CONCAT(&quot;// &quot;;[$intermediate.A85])" office:value-type="string" office:string-value="// 54" calcext:value-type="string">
            <text:p>// 54</text:p>
          </table:table-cell>
          <table:table-cell table:number-columns-repeated="2"/>
        </table:table-row>
        <table:table-row table:style-name="ro1">
          <table:table-cell/>
          <table:table-cell table:formula="of:=COM.MICROSOFT.CONCAT(IF(AND(HEX2DEC([$intermediate.A86])&gt;=HEX2DEC(&quot;e0&quot;); HEX2DEC([$intermediate.A86])&lt;HEX2DEC(&quot;FF&quot;));&quot;mfr&quot;;IFNA(COM.MICROSOFT.CONCAT(CHAR(34);[$intermediate.D86];CHAR(34));&quot;rsvd&quot;));&quot;,&quot;)" office:value-type="string" office:string-value="rsvd," calcext:value-type="string">
            <text:p>rsvd,</text:p>
          </table:table-cell>
          <table:table-cell table:formula="of:=COM.MICROSOFT.CONCAT(&quot;// &quot;;[$intermediate.A86])" office:value-type="string" office:string-value="// 55" calcext:value-type="string">
            <text:p>// 55</text:p>
          </table:table-cell>
          <table:table-cell table:number-columns-repeated="2"/>
        </table:table-row>
        <table:table-row table:style-name="ro1">
          <table:table-cell/>
          <table:table-cell table:formula="of:=COM.MICROSOFT.CONCAT(IF(AND(HEX2DEC([$intermediate.A87])&gt;=HEX2DEC(&quot;e0&quot;); HEX2DEC([$intermediate.A87])&lt;HEX2DEC(&quot;FF&quot;));&quot;mfr&quot;;IFNA(COM.MICROSOFT.CONCAT(CHAR(34);[$intermediate.D87];CHAR(34));&quot;rsvd&quot;));&quot;,&quot;)" office:value-type="string" office:string-value="rsvd," calcext:value-type="string">
            <text:p>rsvd,</text:p>
          </table:table-cell>
          <table:table-cell table:formula="of:=COM.MICROSOFT.CONCAT(&quot;// &quot;;[$intermediate.A87])" office:value-type="string" office:string-value="// 56" calcext:value-type="string">
            <text:p>// 56</text:p>
          </table:table-cell>
          <table:table-cell table:number-columns-repeated="2"/>
        </table:table-row>
        <table:table-row table:style-name="ro1">
          <table:table-cell/>
          <table:table-cell table:formula="of:=COM.MICROSOFT.CONCAT(IF(AND(HEX2DEC([$intermediate.A88])&gt;=HEX2DEC(&quot;e0&quot;); HEX2DEC([$intermediate.A88])&lt;HEX2DEC(&quot;FF&quot;));&quot;mfr&quot;;IFNA(COM.MICROSOFT.CONCAT(CHAR(34);[$intermediate.D88];CHAR(34));&quot;rsvd&quot;));&quot;,&quot;)" office:value-type="string" office:string-value="rsvd," calcext:value-type="string">
            <text:p>rsvd,</text:p>
          </table:table-cell>
          <table:table-cell table:formula="of:=COM.MICROSOFT.CONCAT(&quot;// &quot;;[$intermediate.A88])" office:value-type="string" office:string-value="// 57" calcext:value-type="string">
            <text:p>// 57</text:p>
          </table:table-cell>
          <table:table-cell table:number-columns-repeated="2"/>
        </table:table-row>
        <table:table-row table:style-name="ro1">
          <table:table-cell/>
          <table:table-cell table:formula="of:=COM.MICROSOFT.CONCAT(IF(AND(HEX2DEC([$intermediate.A89])&gt;=HEX2DEC(&quot;e0&quot;); HEX2DEC([$intermediate.A89])&lt;HEX2DEC(&quot;FF&quot;));&quot;mfr&quot;;IFNA(COM.MICROSOFT.CONCAT(CHAR(34);[$intermediate.D89];CHAR(34));&quot;rsvd&quot;));&quot;,&quot;)" office:value-type="string" office:string-value="rsvd," calcext:value-type="string">
            <text:p>rsvd,</text:p>
          </table:table-cell>
          <table:table-cell table:formula="of:=COM.MICROSOFT.CONCAT(&quot;// &quot;;[$intermediate.A89])" office:value-type="string" office:string-value="// 58" calcext:value-type="string">
            <text:p>// 58</text:p>
          </table:table-cell>
          <table:table-cell table:number-columns-repeated="2"/>
        </table:table-row>
        <table:table-row table:style-name="ro1">
          <table:table-cell/>
          <table:table-cell table:formula="of:=COM.MICROSOFT.CONCAT(IF(AND(HEX2DEC([$intermediate.A90])&gt;=HEX2DEC(&quot;e0&quot;); HEX2DEC([$intermediate.A90])&lt;HEX2DEC(&quot;FF&quot;));&quot;mfr&quot;;IFNA(COM.MICROSOFT.CONCAT(CHAR(34);[$intermediate.D90];CHAR(34));&quot;rsvd&quot;));&quot;,&quot;)" office:value-type="string" office:string-value="rsvd," calcext:value-type="string">
            <text:p>rsvd,</text:p>
          </table:table-cell>
          <table:table-cell table:formula="of:=COM.MICROSOFT.CONCAT(&quot;// &quot;;[$intermediate.A90])" office:value-type="string" office:string-value="// 59" calcext:value-type="string">
            <text:p>// 59</text:p>
          </table:table-cell>
          <table:table-cell table:number-columns-repeated="2"/>
        </table:table-row>
        <table:table-row table:style-name="ro1">
          <table:table-cell/>
          <table:table-cell table:formula="of:=COM.MICROSOFT.CONCAT(IF(AND(HEX2DEC([$intermediate.A91])&gt;=HEX2DEC(&quot;e0&quot;); HEX2DEC([$intermediate.A91])&lt;HEX2DEC(&quot;FF&quot;));&quot;mfr&quot;;IFNA(COM.MICROSOFT.CONCAT(CHAR(34);[$intermediate.D91];CHAR(34));&quot;rsvd&quot;));&quot;,&quot;)" office:value-type="string" office:string-value="rsvd," calcext:value-type="string">
            <text:p>rsvd,</text:p>
          </table:table-cell>
          <table:table-cell table:formula="of:=COM.MICROSOFT.CONCAT(&quot;// &quot;;[$intermediate.A91])" office:value-type="string" office:string-value="// 5A" calcext:value-type="string">
            <text:p>// 5A</text:p>
          </table:table-cell>
          <table:table-cell table:number-columns-repeated="2"/>
        </table:table-row>
        <table:table-row table:style-name="ro1">
          <table:table-cell/>
          <table:table-cell table:formula="of:=COM.MICROSOFT.CONCAT(IF(AND(HEX2DEC([$intermediate.A92])&gt;=HEX2DEC(&quot;e0&quot;); HEX2DEC([$intermediate.A92])&lt;HEX2DEC(&quot;FF&quot;));&quot;mfr&quot;;IFNA(COM.MICROSOFT.CONCAT(CHAR(34);[$intermediate.D92];CHAR(34));&quot;rsvd&quot;));&quot;,&quot;)" office:value-type="string" office:string-value="rsvd," calcext:value-type="string">
            <text:p>rsvd,</text:p>
          </table:table-cell>
          <table:table-cell table:formula="of:=COM.MICROSOFT.CONCAT(&quot;// &quot;;[$intermediate.A92])" office:value-type="string" office:string-value="// 5B" calcext:value-type="string">
            <text:p>// 5B</text:p>
          </table:table-cell>
          <table:table-cell table:number-columns-repeated="2"/>
        </table:table-row>
        <table:table-row table:style-name="ro1">
          <table:table-cell/>
          <table:table-cell table:formula="of:=COM.MICROSOFT.CONCAT(IF(AND(HEX2DEC([$intermediate.A93])&gt;=HEX2DEC(&quot;e0&quot;); HEX2DEC([$intermediate.A93])&lt;HEX2DEC(&quot;FF&quot;));&quot;mfr&quot;;IFNA(COM.MICROSOFT.CONCAT(CHAR(34);[$intermediate.D93];CHAR(34));&quot;rsvd&quot;));&quot;,&quot;)" office:value-type="string" office:string-value="rsvd," calcext:value-type="string">
            <text:p>rsvd,</text:p>
          </table:table-cell>
          <table:table-cell table:formula="of:=COM.MICROSOFT.CONCAT(&quot;// &quot;;[$intermediate.A93])" office:value-type="string" office:string-value="// 5C" calcext:value-type="string">
            <text:p>// 5C</text:p>
          </table:table-cell>
          <table:table-cell table:number-columns-repeated="2"/>
        </table:table-row>
        <table:table-row table:style-name="ro1">
          <table:table-cell/>
          <table:table-cell table:formula="of:=COM.MICROSOFT.CONCAT(IF(AND(HEX2DEC([$intermediate.A94])&gt;=HEX2DEC(&quot;e0&quot;); HEX2DEC([$intermediate.A94])&lt;HEX2DEC(&quot;FF&quot;));&quot;mfr&quot;;IFNA(COM.MICROSOFT.CONCAT(CHAR(34);[$intermediate.D94];CHAR(34));&quot;rsvd&quot;));&quot;,&quot;)" office:value-type="string" office:string-value="rsvd," calcext:value-type="string">
            <text:p>rsvd,</text:p>
          </table:table-cell>
          <table:table-cell table:formula="of:=COM.MICROSOFT.CONCAT(&quot;// &quot;;[$intermediate.A94])" office:value-type="string" office:string-value="// 5D" calcext:value-type="string">
            <text:p>// 5D</text:p>
          </table:table-cell>
          <table:table-cell table:number-columns-repeated="2"/>
        </table:table-row>
        <table:table-row table:style-name="ro1">
          <table:table-cell/>
          <table:table-cell table:formula="of:=COM.MICROSOFT.CONCAT(IF(AND(HEX2DEC([$intermediate.A95])&gt;=HEX2DEC(&quot;e0&quot;); HEX2DEC([$intermediate.A95])&lt;HEX2DEC(&quot;FF&quot;));&quot;mfr&quot;;IFNA(COM.MICROSOFT.CONCAT(CHAR(34);[$intermediate.D95];CHAR(34));&quot;rsvd&quot;));&quot;,&quot;)" office:value-type="string" office:string-value="rsvd," calcext:value-type="string">
            <text:p>rsvd,</text:p>
          </table:table-cell>
          <table:table-cell table:formula="of:=COM.MICROSOFT.CONCAT(&quot;// &quot;;[$intermediate.A95])" office:value-type="string" office:string-value="// 5E" calcext:value-type="string">
            <text:p>// 5E</text:p>
          </table:table-cell>
          <table:table-cell table:number-columns-repeated="2"/>
        </table:table-row>
        <table:table-row table:style-name="ro1">
          <table:table-cell/>
          <table:table-cell table:formula="of:=COM.MICROSOFT.CONCAT(IF(AND(HEX2DEC([$intermediate.A96])&gt;=HEX2DEC(&quot;e0&quot;); HEX2DEC([$intermediate.A96])&lt;HEX2DEC(&quot;FF&quot;));&quot;mfr&quot;;IFNA(COM.MICROSOFT.CONCAT(CHAR(34);[$intermediate.D96];CHAR(34));&quot;rsvd&quot;));&quot;,&quot;)" office:value-type="string" office:string-value="rsvd," calcext:value-type="string">
            <text:p>rsvd,</text:p>
          </table:table-cell>
          <table:table-cell table:formula="of:=COM.MICROSOFT.CONCAT(&quot;// &quot;;[$intermediate.A96])" office:value-type="string" office:string-value="// 5F" calcext:value-type="string">
            <text:p>// 5F</text:p>
          </table:table-cell>
          <table:table-cell table:number-columns-repeated="2"/>
        </table:table-row>
        <table:table-row table:style-name="ro1">
          <table:table-cell/>
          <table:table-cell table:formula="of:=COM.MICROSOFT.CONCAT(IF(AND(HEX2DEC([$intermediate.A97])&gt;=HEX2DEC(&quot;e0&quot;); HEX2DEC([$intermediate.A97])&lt;HEX2DEC(&quot;FF&quot;));&quot;mfr&quot;;IFNA(COM.MICROSOFT.CONCAT(CHAR(34);[$intermediate.D97];CHAR(34));&quot;rsvd&quot;));&quot;,&quot;)" office:value-type="string" office:string-value="rsvd," calcext:value-type="string">
            <text:p>rsvd,</text:p>
          </table:table-cell>
          <table:table-cell table:formula="of:=COM.MICROSOFT.CONCAT(&quot;// &quot;;[$intermediate.A97])" office:value-type="string" office:string-value="// 60" calcext:value-type="string">
            <text:p>// 60</text:p>
          </table:table-cell>
          <table:table-cell table:number-columns-repeated="2"/>
        </table:table-row>
        <table:table-row table:style-name="ro1">
          <table:table-cell/>
          <table:table-cell table:formula="of:=COM.MICROSOFT.CONCAT(IF(AND(HEX2DEC([$intermediate.A98])&gt;=HEX2DEC(&quot;e0&quot;); HEX2DEC([$intermediate.A98])&lt;HEX2DEC(&quot;FF&quot;));&quot;mfr&quot;;IFNA(COM.MICROSOFT.CONCAT(CHAR(34);[$intermediate.D98];CHAR(34));&quot;rsvd&quot;));&quot;,&quot;)" office:value-type="string" office:string-value="rsvd," calcext:value-type="string">
            <text:p>rsvd,</text:p>
          </table:table-cell>
          <table:table-cell table:formula="of:=COM.MICROSOFT.CONCAT(&quot;// &quot;;[$intermediate.A98])" office:value-type="string" office:string-value="// 61" calcext:value-type="string">
            <text:p>// 61</text:p>
          </table:table-cell>
          <table:table-cell table:number-columns-repeated="2"/>
        </table:table-row>
        <table:table-row table:style-name="ro1">
          <table:table-cell/>
          <table:table-cell table:formula="of:=COM.MICROSOFT.CONCAT(IF(AND(HEX2DEC([$intermediate.A99])&gt;=HEX2DEC(&quot;e0&quot;); HEX2DEC([$intermediate.A99])&lt;HEX2DEC(&quot;FF&quot;));&quot;mfr&quot;;IFNA(COM.MICROSOFT.CONCAT(CHAR(34);[$intermediate.D99];CHAR(34));&quot;rsvd&quot;));&quot;,&quot;)" office:value-type="string" office:string-value="rsvd," calcext:value-type="string">
            <text:p>rsvd,</text:p>
          </table:table-cell>
          <table:table-cell table:formula="of:=COM.MICROSOFT.CONCAT(&quot;// &quot;;[$intermediate.A99])" office:value-type="string" office:string-value="// 62" calcext:value-type="string">
            <text:p>// 62</text:p>
          </table:table-cell>
          <table:table-cell table:number-columns-repeated="2"/>
        </table:table-row>
        <table:table-row table:style-name="ro1">
          <table:table-cell/>
          <table:table-cell table:formula="of:=COM.MICROSOFT.CONCAT(IF(AND(HEX2DEC([$intermediate.A100])&gt;=HEX2DEC(&quot;e0&quot;); HEX2DEC([$intermediate.A100])&lt;HEX2DEC(&quot;FF&quot;));&quot;mfr&quot;;IFNA(COM.MICROSOFT.CONCAT(CHAR(34);[$intermediate.D100];CHAR(34));&quot;rsvd&quot;));&quot;,&quot;)" office:value-type="string" office:string-value="rsvd," calcext:value-type="string">
            <text:p>rsvd,</text:p>
          </table:table-cell>
          <table:table-cell table:formula="of:=COM.MICROSOFT.CONCAT(&quot;// &quot;;[$intermediate.A100])" office:value-type="string" office:string-value="// 63" calcext:value-type="string">
            <text:p>// 63</text:p>
          </table:table-cell>
          <table:table-cell table:number-columns-repeated="2"/>
        </table:table-row>
        <table:table-row table:style-name="ro1">
          <table:table-cell/>
          <table:table-cell table:formula="of:=COM.MICROSOFT.CONCAT(IF(AND(HEX2DEC([$intermediate.A101])&gt;=HEX2DEC(&quot;e0&quot;); HEX2DEC([$intermediate.A101])&lt;HEX2DEC(&quot;FF&quot;));&quot;mfr&quot;;IFNA(COM.MICROSOFT.CONCAT(CHAR(34);[$intermediate.D101];CHAR(34));&quot;rsvd&quot;));&quot;,&quot;)" office:value-type="string" office:string-value="rsvd," calcext:value-type="string">
            <text:p>rsvd,</text:p>
          </table:table-cell>
          <table:table-cell table:formula="of:=COM.MICROSOFT.CONCAT(&quot;// &quot;;[$intermediate.A101])" office:value-type="string" office:string-value="// 64" calcext:value-type="string">
            <text:p>// 64</text:p>
          </table:table-cell>
          <table:table-cell table:number-columns-repeated="2"/>
        </table:table-row>
        <table:table-row table:style-name="ro1">
          <table:table-cell/>
          <table:table-cell table:formula="of:=COM.MICROSOFT.CONCAT(IF(AND(HEX2DEC([$intermediate.A102])&gt;=HEX2DEC(&quot;e0&quot;); HEX2DEC([$intermediate.A102])&lt;HEX2DEC(&quot;FF&quot;));&quot;mfr&quot;;IFNA(COM.MICROSOFT.CONCAT(CHAR(34);[$intermediate.D102];CHAR(34));&quot;rsvd&quot;));&quot;,&quot;)" office:value-type="string" office:string-value="rsvd," calcext:value-type="string">
            <text:p>rsvd,</text:p>
          </table:table-cell>
          <table:table-cell table:formula="of:=COM.MICROSOFT.CONCAT(&quot;// &quot;;[$intermediate.A102])" office:value-type="string" office:string-value="// 65" calcext:value-type="string">
            <text:p>// 65</text:p>
          </table:table-cell>
          <table:table-cell table:number-columns-repeated="2"/>
        </table:table-row>
        <table:table-row table:style-name="ro1">
          <table:table-cell/>
          <table:table-cell table:formula="of:=COM.MICROSOFT.CONCAT(IF(AND(HEX2DEC([$intermediate.A103])&gt;=HEX2DEC(&quot;e0&quot;); HEX2DEC([$intermediate.A103])&lt;HEX2DEC(&quot;FF&quot;));&quot;mfr&quot;;IFNA(COM.MICROSOFT.CONCAT(CHAR(34);[$intermediate.D103];CHAR(34));&quot;rsvd&quot;));&quot;,&quot;)" office:value-type="string" office:string-value="rsvd," calcext:value-type="string">
            <text:p>rsvd,</text:p>
          </table:table-cell>
          <table:table-cell table:formula="of:=COM.MICROSOFT.CONCAT(&quot;// &quot;;[$intermediate.A103])" office:value-type="string" office:string-value="// 66" calcext:value-type="string">
            <text:p>// 66</text:p>
          </table:table-cell>
          <table:table-cell table:number-columns-repeated="2"/>
        </table:table-row>
        <table:table-row table:style-name="ro1">
          <table:table-cell/>
          <table:table-cell table:formula="of:=COM.MICROSOFT.CONCAT(IF(AND(HEX2DEC([$intermediate.A104])&gt;=HEX2DEC(&quot;e0&quot;); HEX2DEC([$intermediate.A104])&lt;HEX2DEC(&quot;FF&quot;));&quot;mfr&quot;;IFNA(COM.MICROSOFT.CONCAT(CHAR(34);[$intermediate.D104];CHAR(34));&quot;rsvd&quot;));&quot;,&quot;)" office:value-type="string" office:string-value="rsvd," calcext:value-type="string">
            <text:p>rsvd,</text:p>
          </table:table-cell>
          <table:table-cell table:formula="of:=COM.MICROSOFT.CONCAT(&quot;// &quot;;[$intermediate.A104])" office:value-type="string" office:string-value="// 67" calcext:value-type="string">
            <text:p>// 67</text:p>
          </table:table-cell>
          <table:table-cell table:number-columns-repeated="2"/>
        </table:table-row>
        <table:table-row table:style-name="ro1">
          <table:table-cell/>
          <table:table-cell table:formula="of:=COM.MICROSOFT.CONCAT(IF(AND(HEX2DEC([$intermediate.A105])&gt;=HEX2DEC(&quot;e0&quot;); HEX2DEC([$intermediate.A105])&lt;HEX2DEC(&quot;FF&quot;));&quot;mfr&quot;;IFNA(COM.MICROSOFT.CONCAT(CHAR(34);[$intermediate.D105];CHAR(34));&quot;rsvd&quot;));&quot;,&quot;)" office:value-type="string" office:string-value="rsvd," calcext:value-type="string">
            <text:p>rsvd,</text:p>
          </table:table-cell>
          <table:table-cell table:formula="of:=COM.MICROSOFT.CONCAT(&quot;// &quot;;[$intermediate.A105])" office:value-type="string" office:string-value="// 68" calcext:value-type="string">
            <text:p>// 68</text:p>
          </table:table-cell>
          <table:table-cell table:number-columns-repeated="2"/>
        </table:table-row>
        <table:table-row table:style-name="ro1">
          <table:table-cell/>
          <table:table-cell table:formula="of:=COM.MICROSOFT.CONCAT(IF(AND(HEX2DEC([$intermediate.A106])&gt;=HEX2DEC(&quot;e0&quot;); HEX2DEC([$intermediate.A106])&lt;HEX2DEC(&quot;FF&quot;));&quot;mfr&quot;;IFNA(COM.MICROSOFT.CONCAT(CHAR(34);[$intermediate.D106];CHAR(34));&quot;rsvd&quot;));&quot;,&quot;)" office:value-type="string" office:string-value="rsvd," calcext:value-type="string">
            <text:p>rsvd,</text:p>
          </table:table-cell>
          <table:table-cell table:formula="of:=COM.MICROSOFT.CONCAT(&quot;// &quot;;[$intermediate.A106])" office:value-type="string" office:string-value="// 69" calcext:value-type="string">
            <text:p>// 69</text:p>
          </table:table-cell>
          <table:table-cell table:number-columns-repeated="2"/>
        </table:table-row>
        <table:table-row table:style-name="ro1">
          <table:table-cell/>
          <table:table-cell table:formula="of:=COM.MICROSOFT.CONCAT(IF(AND(HEX2DEC([$intermediate.A107])&gt;=HEX2DEC(&quot;e0&quot;); HEX2DEC([$intermediate.A107])&lt;HEX2DEC(&quot;FF&quot;));&quot;mfr&quot;;IFNA(COM.MICROSOFT.CONCAT(CHAR(34);[$intermediate.D107];CHAR(34));&quot;rsvd&quot;));&quot;,&quot;)" office:value-type="string" office:string-value="rsvd," calcext:value-type="string">
            <text:p>rsvd,</text:p>
          </table:table-cell>
          <table:table-cell table:formula="of:=COM.MICROSOFT.CONCAT(&quot;// &quot;;[$intermediate.A107])" office:value-type="string" office:string-value="// 6A" calcext:value-type="string">
            <text:p>// 6A</text:p>
          </table:table-cell>
          <table:table-cell table:number-columns-repeated="2"/>
        </table:table-row>
        <table:table-row table:style-name="ro1">
          <table:table-cell/>
          <table:table-cell table:formula="of:=COM.MICROSOFT.CONCAT(IF(AND(HEX2DEC([$intermediate.A108])&gt;=HEX2DEC(&quot;e0&quot;); HEX2DEC([$intermediate.A108])&lt;HEX2DEC(&quot;FF&quot;));&quot;mfr&quot;;IFNA(COM.MICROSOFT.CONCAT(CHAR(34);[$intermediate.D108];CHAR(34));&quot;rsvd&quot;));&quot;,&quot;)" office:value-type="string" office:string-value="rsvd," calcext:value-type="string">
            <text:p>rsvd,</text:p>
          </table:table-cell>
          <table:table-cell table:formula="of:=COM.MICROSOFT.CONCAT(&quot;// &quot;;[$intermediate.A108])" office:value-type="string" office:string-value="// 6B" calcext:value-type="string">
            <text:p>// 6B</text:p>
          </table:table-cell>
          <table:table-cell table:number-columns-repeated="2"/>
        </table:table-row>
        <table:table-row table:style-name="ro1">
          <table:table-cell/>
          <table:table-cell table:formula="of:=COM.MICROSOFT.CONCAT(IF(AND(HEX2DEC([$intermediate.A109])&gt;=HEX2DEC(&quot;e0&quot;); HEX2DEC([$intermediate.A109])&lt;HEX2DEC(&quot;FF&quot;));&quot;mfr&quot;;IFNA(COM.MICROSOFT.CONCAT(CHAR(34);[$intermediate.D109];CHAR(34));&quot;rsvd&quot;));&quot;,&quot;)" office:value-type="string" office:string-value="rsvd," calcext:value-type="string">
            <text:p>rsvd,</text:p>
          </table:table-cell>
          <table:table-cell table:formula="of:=COM.MICROSOFT.CONCAT(&quot;// &quot;;[$intermediate.A109])" office:value-type="string" office:string-value="// 6C" calcext:value-type="string">
            <text:p>// 6C</text:p>
          </table:table-cell>
          <table:table-cell table:number-columns-repeated="2"/>
        </table:table-row>
        <table:table-row table:style-name="ro1">
          <table:table-cell/>
          <table:table-cell table:formula="of:=COM.MICROSOFT.CONCAT(IF(AND(HEX2DEC([$intermediate.A110])&gt;=HEX2DEC(&quot;e0&quot;); HEX2DEC([$intermediate.A110])&lt;HEX2DEC(&quot;FF&quot;));&quot;mfr&quot;;IFNA(COM.MICROSOFT.CONCAT(CHAR(34);[$intermediate.D110];CHAR(34));&quot;rsvd&quot;));&quot;,&quot;)" office:value-type="string" office:string-value="rsvd," calcext:value-type="string">
            <text:p>rsvd,</text:p>
          </table:table-cell>
          <table:table-cell table:formula="of:=COM.MICROSOFT.CONCAT(&quot;// &quot;;[$intermediate.A110])" office:value-type="string" office:string-value="// 6D" calcext:value-type="string">
            <text:p>// 6D</text:p>
          </table:table-cell>
          <table:table-cell table:number-columns-repeated="2"/>
        </table:table-row>
        <table:table-row table:style-name="ro1">
          <table:table-cell/>
          <table:table-cell table:formula="of:=COM.MICROSOFT.CONCAT(IF(AND(HEX2DEC([$intermediate.A111])&gt;=HEX2DEC(&quot;e0&quot;); HEX2DEC([$intermediate.A111])&lt;HEX2DEC(&quot;FF&quot;));&quot;mfr&quot;;IFNA(COM.MICROSOFT.CONCAT(CHAR(34);[$intermediate.D111];CHAR(34));&quot;rsvd&quot;));&quot;,&quot;)" office:value-type="string" office:string-value="rsvd," calcext:value-type="string">
            <text:p>rsvd,</text:p>
          </table:table-cell>
          <table:table-cell table:formula="of:=COM.MICROSOFT.CONCAT(&quot;// &quot;;[$intermediate.A111])" office:value-type="string" office:string-value="// 6E" calcext:value-type="string">
            <text:p>// 6E</text:p>
          </table:table-cell>
          <table:table-cell table:number-columns-repeated="2"/>
        </table:table-row>
        <table:table-row table:style-name="ro1">
          <table:table-cell/>
          <table:table-cell table:formula="of:=COM.MICROSOFT.CONCAT(IF(AND(HEX2DEC([$intermediate.A112])&gt;=HEX2DEC(&quot;e0&quot;); HEX2DEC([$intermediate.A112])&lt;HEX2DEC(&quot;FF&quot;));&quot;mfr&quot;;IFNA(COM.MICROSOFT.CONCAT(CHAR(34);[$intermediate.D112];CHAR(34));&quot;rsvd&quot;));&quot;,&quot;)" office:value-type="string" office:string-value="rsvd," calcext:value-type="string">
            <text:p>rsvd,</text:p>
          </table:table-cell>
          <table:table-cell table:formula="of:=COM.MICROSOFT.CONCAT(&quot;// &quot;;[$intermediate.A112])" office:value-type="string" office:string-value="// 6F" calcext:value-type="string">
            <text:p>// 6F</text:p>
          </table:table-cell>
          <table:table-cell table:number-columns-repeated="2"/>
        </table:table-row>
        <table:table-row table:style-name="ro1">
          <table:table-cell/>
          <table:table-cell table:formula="of:=COM.MICROSOFT.CONCAT(IF(AND(HEX2DEC([$intermediate.A113])&gt;=HEX2DEC(&quot;e0&quot;); HEX2DEC([$intermediate.A113])&lt;HEX2DEC(&quot;FF&quot;));&quot;mfr&quot;;IFNA(COM.MICROSOFT.CONCAT(CHAR(34);[$intermediate.D113];CHAR(34));&quot;rsvd&quot;));&quot;,&quot;)" office:value-type="string" office:string-value="rsvd," calcext:value-type="string">
            <text:p>rsvd,</text:p>
          </table:table-cell>
          <table:table-cell table:formula="of:=COM.MICROSOFT.CONCAT(&quot;// &quot;;[$intermediate.A113])" office:value-type="string" office:string-value="// 70" calcext:value-type="string">
            <text:p>// 70</text:p>
          </table:table-cell>
          <table:table-cell table:number-columns-repeated="2"/>
        </table:table-row>
        <table:table-row table:style-name="ro1">
          <table:table-cell/>
          <table:table-cell table:formula="of:=COM.MICROSOFT.CONCAT(IF(AND(HEX2DEC([$intermediate.A114])&gt;=HEX2DEC(&quot;e0&quot;); HEX2DEC([$intermediate.A114])&lt;HEX2DEC(&quot;FF&quot;));&quot;mfr&quot;;IFNA(COM.MICROSOFT.CONCAT(CHAR(34);[$intermediate.D114];CHAR(34));&quot;rsvd&quot;));&quot;,&quot;)" office:value-type="string" office:string-value="rsvd," calcext:value-type="string">
            <text:p>rsvd,</text:p>
          </table:table-cell>
          <table:table-cell table:formula="of:=COM.MICROSOFT.CONCAT(&quot;// &quot;;[$intermediate.A114])" office:value-type="string" office:string-value="// 71" calcext:value-type="string">
            <text:p>// 71</text:p>
          </table:table-cell>
          <table:table-cell table:number-columns-repeated="2"/>
        </table:table-row>
        <table:table-row table:style-name="ro1">
          <table:table-cell/>
          <table:table-cell table:formula="of:=COM.MICROSOFT.CONCAT(IF(AND(HEX2DEC([$intermediate.A115])&gt;=HEX2DEC(&quot;e0&quot;); HEX2DEC([$intermediate.A115])&lt;HEX2DEC(&quot;FF&quot;));&quot;mfr&quot;;IFNA(COM.MICROSOFT.CONCAT(CHAR(34);[$intermediate.D115];CHAR(34));&quot;rsvd&quot;));&quot;,&quot;)" office:value-type="string" office:string-value="rsvd," calcext:value-type="string">
            <text:p>rsvd,</text:p>
          </table:table-cell>
          <table:table-cell table:formula="of:=COM.MICROSOFT.CONCAT(&quot;// &quot;;[$intermediate.A115])" office:value-type="string" office:string-value="// 72" calcext:value-type="string">
            <text:p>// 72</text:p>
          </table:table-cell>
          <table:table-cell table:number-columns-repeated="2"/>
        </table:table-row>
        <table:table-row table:style-name="ro1">
          <table:table-cell/>
          <table:table-cell table:formula="of:=COM.MICROSOFT.CONCAT(IF(AND(HEX2DEC([$intermediate.A116])&gt;=HEX2DEC(&quot;e0&quot;); HEX2DEC([$intermediate.A116])&lt;HEX2DEC(&quot;FF&quot;));&quot;mfr&quot;;IFNA(COM.MICROSOFT.CONCAT(CHAR(34);[$intermediate.D116];CHAR(34));&quot;rsvd&quot;));&quot;,&quot;)" office:value-type="string" office:string-value="rsvd," calcext:value-type="string">
            <text:p>rsvd,</text:p>
          </table:table-cell>
          <table:table-cell table:formula="of:=COM.MICROSOFT.CONCAT(&quot;// &quot;;[$intermediate.A116])" office:value-type="string" office:string-value="// 73" calcext:value-type="string">
            <text:p>// 73</text:p>
          </table:table-cell>
          <table:table-cell table:number-columns-repeated="2"/>
        </table:table-row>
        <table:table-row table:style-name="ro1">
          <table:table-cell/>
          <table:table-cell table:formula="of:=COM.MICROSOFT.CONCAT(IF(AND(HEX2DEC([$intermediate.A117])&gt;=HEX2DEC(&quot;e0&quot;); HEX2DEC([$intermediate.A117])&lt;HEX2DEC(&quot;FF&quot;));&quot;mfr&quot;;IFNA(COM.MICROSOFT.CONCAT(CHAR(34);[$intermediate.D117];CHAR(34));&quot;rsvd&quot;));&quot;,&quot;)" office:value-type="string" office:string-value="rsvd," calcext:value-type="string">
            <text:p>rsvd,</text:p>
          </table:table-cell>
          <table:table-cell table:formula="of:=COM.MICROSOFT.CONCAT(&quot;// &quot;;[$intermediate.A117])" office:value-type="string" office:string-value="// 74" calcext:value-type="string">
            <text:p>// 74</text:p>
          </table:table-cell>
          <table:table-cell table:number-columns-repeated="2"/>
        </table:table-row>
        <table:table-row table:style-name="ro1">
          <table:table-cell/>
          <table:table-cell table:formula="of:=COM.MICROSOFT.CONCAT(IF(AND(HEX2DEC([$intermediate.A118])&gt;=HEX2DEC(&quot;e0&quot;); HEX2DEC([$intermediate.A118])&lt;HEX2DEC(&quot;FF&quot;));&quot;mfr&quot;;IFNA(COM.MICROSOFT.CONCAT(CHAR(34);[$intermediate.D118];CHAR(34));&quot;rsvd&quot;));&quot;,&quot;)" office:value-type="string" office:string-value="rsvd," calcext:value-type="string">
            <text:p>rsvd,</text:p>
          </table:table-cell>
          <table:table-cell table:formula="of:=COM.MICROSOFT.CONCAT(&quot;// &quot;;[$intermediate.A118])" office:value-type="string" office:string-value="// 75" calcext:value-type="string">
            <text:p>// 75</text:p>
          </table:table-cell>
          <table:table-cell table:number-columns-repeated="2"/>
        </table:table-row>
        <table:table-row table:style-name="ro1">
          <table:table-cell/>
          <table:table-cell table:formula="of:=COM.MICROSOFT.CONCAT(IF(AND(HEX2DEC([$intermediate.A119])&gt;=HEX2DEC(&quot;e0&quot;); HEX2DEC([$intermediate.A119])&lt;HEX2DEC(&quot;FF&quot;));&quot;mfr&quot;;IFNA(COM.MICROSOFT.CONCAT(CHAR(34);[$intermediate.D119];CHAR(34));&quot;rsvd&quot;));&quot;,&quot;)" office:value-type="string" office:string-value="rsvd," calcext:value-type="string">
            <text:p>rsvd,</text:p>
          </table:table-cell>
          <table:table-cell table:formula="of:=COM.MICROSOFT.CONCAT(&quot;// &quot;;[$intermediate.A119])" office:value-type="string" office:string-value="// 76" calcext:value-type="string">
            <text:p>// 76</text:p>
          </table:table-cell>
          <table:table-cell table:number-columns-repeated="2"/>
        </table:table-row>
        <table:table-row table:style-name="ro1">
          <table:table-cell/>
          <table:table-cell table:formula="of:=COM.MICROSOFT.CONCAT(IF(AND(HEX2DEC([$intermediate.A120])&gt;=HEX2DEC(&quot;e0&quot;); HEX2DEC([$intermediate.A120])&lt;HEX2DEC(&quot;FF&quot;));&quot;mfr&quot;;IFNA(COM.MICROSOFT.CONCAT(CHAR(34);[$intermediate.D120];CHAR(34));&quot;rsvd&quot;));&quot;,&quot;)" office:value-type="string" office:string-value="rsvd," calcext:value-type="string">
            <text:p>rsvd,</text:p>
          </table:table-cell>
          <table:table-cell table:formula="of:=COM.MICROSOFT.CONCAT(&quot;// &quot;;[$intermediate.A120])" office:value-type="string" office:string-value="// 77" calcext:value-type="string">
            <text:p>// 77</text:p>
          </table:table-cell>
          <table:table-cell table:number-columns-repeated="2"/>
        </table:table-row>
        <table:table-row table:style-name="ro1">
          <table:table-cell/>
          <table:table-cell table:formula="of:=COM.MICROSOFT.CONCAT(IF(AND(HEX2DEC([$intermediate.A121])&gt;=HEX2DEC(&quot;e0&quot;); HEX2DEC([$intermediate.A121])&lt;HEX2DEC(&quot;FF&quot;));&quot;mfr&quot;;IFNA(COM.MICROSOFT.CONCAT(CHAR(34);[$intermediate.D121];CHAR(34));&quot;rsvd&quot;));&quot;,&quot;)" office:value-type="string" office:string-value="rsvd," calcext:value-type="string">
            <text:p>rsvd,</text:p>
          </table:table-cell>
          <table:table-cell table:formula="of:=COM.MICROSOFT.CONCAT(&quot;// &quot;;[$intermediate.A121])" office:value-type="string" office:string-value="// 78" calcext:value-type="string">
            <text:p>// 78</text:p>
          </table:table-cell>
          <table:table-cell table:number-columns-repeated="2"/>
        </table:table-row>
        <table:table-row table:style-name="ro1">
          <table:table-cell/>
          <table:table-cell table:formula="of:=COM.MICROSOFT.CONCAT(IF(AND(HEX2DEC([$intermediate.A122])&gt;=HEX2DEC(&quot;e0&quot;); HEX2DEC([$intermediate.A122])&lt;HEX2DEC(&quot;FF&quot;));&quot;mfr&quot;;IFNA(COM.MICROSOFT.CONCAT(CHAR(34);[$intermediate.D122];CHAR(34));&quot;rsvd&quot;));&quot;,&quot;)" office:value-type="string" office:string-value="rsvd," calcext:value-type="string">
            <text:p>rsvd,</text:p>
          </table:table-cell>
          <table:table-cell table:formula="of:=COM.MICROSOFT.CONCAT(&quot;// &quot;;[$intermediate.A122])" office:value-type="string" office:string-value="// 79" calcext:value-type="string">
            <text:p>// 79</text:p>
          </table:table-cell>
          <table:table-cell table:number-columns-repeated="2"/>
        </table:table-row>
        <table:table-row table:style-name="ro1">
          <table:table-cell/>
          <table:table-cell table:formula="of:=COM.MICROSOFT.CONCAT(IF(AND(HEX2DEC([$intermediate.A123])&gt;=HEX2DEC(&quot;e0&quot;); HEX2DEC([$intermediate.A123])&lt;HEX2DEC(&quot;FF&quot;));&quot;mfr&quot;;IFNA(COM.MICROSOFT.CONCAT(CHAR(34);[$intermediate.D123];CHAR(34));&quot;rsvd&quot;));&quot;,&quot;)" office:value-type="string" office:string-value="rsvd," calcext:value-type="string">
            <text:p>rsvd,</text:p>
          </table:table-cell>
          <table:table-cell table:formula="of:=COM.MICROSOFT.CONCAT(&quot;// &quot;;[$intermediate.A123])" office:value-type="string" office:string-value="// 7A" calcext:value-type="string">
            <text:p>// 7A</text:p>
          </table:table-cell>
          <table:table-cell table:number-columns-repeated="2"/>
        </table:table-row>
        <table:table-row table:style-name="ro1">
          <table:table-cell/>
          <table:table-cell table:formula="of:=COM.MICROSOFT.CONCAT(IF(AND(HEX2DEC([$intermediate.A124])&gt;=HEX2DEC(&quot;e0&quot;); HEX2DEC([$intermediate.A124])&lt;HEX2DEC(&quot;FF&quot;));&quot;mfr&quot;;IFNA(COM.MICROSOFT.CONCAT(CHAR(34);[$intermediate.D124];CHAR(34));&quot;rsvd&quot;));&quot;,&quot;)" office:value-type="string" office:string-value="rsvd," calcext:value-type="string">
            <text:p>rsvd,</text:p>
          </table:table-cell>
          <table:table-cell table:formula="of:=COM.MICROSOFT.CONCAT(&quot;// &quot;;[$intermediate.A124])" office:value-type="string" office:string-value="// 7B" calcext:value-type="string">
            <text:p>// 7B</text:p>
          </table:table-cell>
          <table:table-cell table:number-columns-repeated="2"/>
        </table:table-row>
        <table:table-row table:style-name="ro1">
          <table:table-cell/>
          <table:table-cell table:formula="of:=COM.MICROSOFT.CONCAT(IF(AND(HEX2DEC([$intermediate.A125])&gt;=HEX2DEC(&quot;e0&quot;); HEX2DEC([$intermediate.A125])&lt;HEX2DEC(&quot;FF&quot;));&quot;mfr&quot;;IFNA(COM.MICROSOFT.CONCAT(CHAR(34);[$intermediate.D125];CHAR(34));&quot;rsvd&quot;));&quot;,&quot;)" office:value-type="string" office:string-value="rsvd," calcext:value-type="string">
            <text:p>rsvd,</text:p>
          </table:table-cell>
          <table:table-cell table:formula="of:=COM.MICROSOFT.CONCAT(&quot;// &quot;;[$intermediate.A125])" office:value-type="string" office:string-value="// 7C" calcext:value-type="string">
            <text:p>// 7C</text:p>
          </table:table-cell>
          <table:table-cell table:number-columns-repeated="2"/>
        </table:table-row>
        <table:table-row table:style-name="ro1">
          <table:table-cell/>
          <table:table-cell table:formula="of:=COM.MICROSOFT.CONCAT(IF(AND(HEX2DEC([$intermediate.A126])&gt;=HEX2DEC(&quot;e0&quot;); HEX2DEC([$intermediate.A126])&lt;HEX2DEC(&quot;FF&quot;));&quot;mfr&quot;;IFNA(COM.MICROSOFT.CONCAT(CHAR(34);[$intermediate.D126];CHAR(34));&quot;rsvd&quot;));&quot;,&quot;)" office:value-type="string" office:string-value="rsvd," calcext:value-type="string">
            <text:p>rsvd,</text:p>
          </table:table-cell>
          <table:table-cell table:formula="of:=COM.MICROSOFT.CONCAT(&quot;// &quot;;[$intermediate.A126])" office:value-type="string" office:string-value="// 7D" calcext:value-type="string">
            <text:p>// 7D</text:p>
          </table:table-cell>
          <table:table-cell table:number-columns-repeated="2"/>
        </table:table-row>
        <table:table-row table:style-name="ro1">
          <table:table-cell/>
          <table:table-cell table:formula="of:=COM.MICROSOFT.CONCAT(IF(AND(HEX2DEC([$intermediate.A127])&gt;=HEX2DEC(&quot;e0&quot;); HEX2DEC([$intermediate.A127])&lt;HEX2DEC(&quot;FF&quot;));&quot;mfr&quot;;IFNA(COM.MICROSOFT.CONCAT(CHAR(34);[$intermediate.D127];CHAR(34));&quot;rsvd&quot;));&quot;,&quot;)" office:value-type="string" office:string-value="rsvd," calcext:value-type="string">
            <text:p>rsvd,</text:p>
          </table:table-cell>
          <table:table-cell table:formula="of:=COM.MICROSOFT.CONCAT(&quot;// &quot;;[$intermediate.A127])" office:value-type="string" office:string-value="// 7E" calcext:value-type="string">
            <text:p>// 7E</text:p>
          </table:table-cell>
          <table:table-cell table:number-columns-repeated="2"/>
        </table:table-row>
        <table:table-row table:style-name="ro1">
          <table:table-cell/>
          <table:table-cell table:formula="of:=COM.MICROSOFT.CONCAT(IF(AND(HEX2DEC([$intermediate.A128])&gt;=HEX2DEC(&quot;e0&quot;); HEX2DEC([$intermediate.A128])&lt;HEX2DEC(&quot;FF&quot;));&quot;mfr&quot;;IFNA(COM.MICROSOFT.CONCAT(CHAR(34);[$intermediate.D128];CHAR(34));&quot;rsvd&quot;));&quot;,&quot;)" office:value-type="string" office:string-value="rsvd," calcext:value-type="string">
            <text:p>rsvd,</text:p>
          </table:table-cell>
          <table:table-cell table:formula="of:=COM.MICROSOFT.CONCAT(&quot;// &quot;;[$intermediate.A128])" office:value-type="string" office:string-value="// 7F" calcext:value-type="string">
            <text:p>// 7F</text:p>
          </table:table-cell>
          <table:table-cell table:number-columns-repeated="2"/>
        </table:table-row>
        <table:table-row table:style-name="ro1">
          <table:table-cell/>
          <table:table-cell table:formula="of:=COM.MICROSOFT.CONCAT(IF(AND(HEX2DEC([$intermediate.A129])&gt;=HEX2DEC(&quot;e0&quot;); HEX2DEC([$intermediate.A129])&lt;HEX2DEC(&quot;FF&quot;));&quot;mfr&quot;;IFNA(COM.MICROSOFT.CONCAT(CHAR(34);[$intermediate.D129];CHAR(34));&quot;rsvd&quot;));&quot;,&quot;)" office:value-type="string" office:string-value="rsvd," calcext:value-type="string">
            <text:p>rsvd,</text:p>
          </table:table-cell>
          <table:table-cell table:formula="of:=COM.MICROSOFT.CONCAT(&quot;// &quot;;[$intermediate.A129])" office:value-type="string" office:string-value="// 80" calcext:value-type="string">
            <text:p>// 80</text:p>
          </table:table-cell>
          <table:table-cell table:number-columns-repeated="2"/>
        </table:table-row>
        <table:table-row table:style-name="ro1">
          <table:table-cell/>
          <table:table-cell table:formula="of:=COM.MICROSOFT.CONCAT(IF(AND(HEX2DEC([$intermediate.A130])&gt;=HEX2DEC(&quot;e0&quot;); HEX2DEC([$intermediate.A130])&lt;HEX2DEC(&quot;FF&quot;));&quot;mfr&quot;;IFNA(COM.MICROSOFT.CONCAT(CHAR(34);[$intermediate.D130];CHAR(34));&quot;rsvd&quot;));&quot;,&quot;)" office:value-type="string" office:string-value="rsvd," calcext:value-type="string">
            <text:p>rsvd,</text:p>
          </table:table-cell>
          <table:table-cell table:formula="of:=COM.MICROSOFT.CONCAT(&quot;// &quot;;[$intermediate.A130])" office:value-type="string" office:string-value="// 81" calcext:value-type="string">
            <text:p>// 81</text:p>
          </table:table-cell>
          <table:table-cell table:number-columns-repeated="2"/>
        </table:table-row>
        <table:table-row table:style-name="ro1">
          <table:table-cell/>
          <table:table-cell table:formula="of:=COM.MICROSOFT.CONCAT(IF(AND(HEX2DEC([$intermediate.A131])&gt;=HEX2DEC(&quot;e0&quot;); HEX2DEC([$intermediate.A131])&lt;HEX2DEC(&quot;FF&quot;));&quot;mfr&quot;;IFNA(COM.MICROSOFT.CONCAT(CHAR(34);[$intermediate.D131];CHAR(34));&quot;rsvd&quot;));&quot;,&quot;)" office:value-type="string" office:string-value="rsvd," calcext:value-type="string">
            <text:p>rsvd,</text:p>
          </table:table-cell>
          <table:table-cell table:formula="of:=COM.MICROSOFT.CONCAT(&quot;// &quot;;[$intermediate.A131])" office:value-type="string" office:string-value="// 82" calcext:value-type="string">
            <text:p>// 82</text:p>
          </table:table-cell>
          <table:table-cell table:number-columns-repeated="2"/>
        </table:table-row>
        <table:table-row table:style-name="ro1">
          <table:table-cell/>
          <table:table-cell table:formula="of:=COM.MICROSOFT.CONCAT(IF(AND(HEX2DEC([$intermediate.A132])&gt;=HEX2DEC(&quot;e0&quot;); HEX2DEC([$intermediate.A132])&lt;HEX2DEC(&quot;FF&quot;));&quot;mfr&quot;;IFNA(COM.MICROSOFT.CONCAT(CHAR(34);[$intermediate.D132];CHAR(34));&quot;rsvd&quot;));&quot;,&quot;)" office:value-type="string" office:string-value="rsvd," calcext:value-type="string">
            <text:p>rsvd,</text:p>
          </table:table-cell>
          <table:table-cell table:formula="of:=COM.MICROSOFT.CONCAT(&quot;// &quot;;[$intermediate.A132])" office:value-type="string" office:string-value="// 83" calcext:value-type="string">
            <text:p>// 83</text:p>
          </table:table-cell>
          <table:table-cell table:number-columns-repeated="2"/>
        </table:table-row>
        <table:table-row table:style-name="ro1">
          <table:table-cell/>
          <table:table-cell table:formula="of:=COM.MICROSOFT.CONCAT(IF(AND(HEX2DEC([$intermediate.A133])&gt;=HEX2DEC(&quot;e0&quot;); HEX2DEC([$intermediate.A133])&lt;HEX2DEC(&quot;FF&quot;));&quot;mfr&quot;;IFNA(COM.MICROSOFT.CONCAT(CHAR(34);[$intermediate.D133];CHAR(34));&quot;rsvd&quot;));&quot;,&quot;)" office:value-type="string" office:string-value="rsvd," calcext:value-type="string">
            <text:p>rsvd,</text:p>
          </table:table-cell>
          <table:table-cell table:formula="of:=COM.MICROSOFT.CONCAT(&quot;// &quot;;[$intermediate.A133])" office:value-type="string" office:string-value="// 84" calcext:value-type="string">
            <text:p>// 84</text:p>
          </table:table-cell>
          <table:table-cell table:number-columns-repeated="2"/>
        </table:table-row>
        <table:table-row table:style-name="ro1">
          <table:table-cell/>
          <table:table-cell table:formula="of:=COM.MICROSOFT.CONCAT(IF(AND(HEX2DEC([$intermediate.A134])&gt;=HEX2DEC(&quot;e0&quot;); HEX2DEC([$intermediate.A134])&lt;HEX2DEC(&quot;FF&quot;));&quot;mfr&quot;;IFNA(COM.MICROSOFT.CONCAT(CHAR(34);[$intermediate.D134];CHAR(34));&quot;rsvd&quot;));&quot;,&quot;)" office:value-type="string" office:string-value="rsvd," calcext:value-type="string">
            <text:p>rsvd,</text:p>
          </table:table-cell>
          <table:table-cell table:formula="of:=COM.MICROSOFT.CONCAT(&quot;// &quot;;[$intermediate.A134])" office:value-type="string" office:string-value="// 85" calcext:value-type="string">
            <text:p>// 85</text:p>
          </table:table-cell>
          <table:table-cell table:number-columns-repeated="2"/>
        </table:table-row>
        <table:table-row table:style-name="ro1">
          <table:table-cell/>
          <table:table-cell table:formula="of:=COM.MICROSOFT.CONCAT(IF(AND(HEX2DEC([$intermediate.A135])&gt;=HEX2DEC(&quot;e0&quot;); HEX2DEC([$intermediate.A135])&lt;HEX2DEC(&quot;FF&quot;));&quot;mfr&quot;;IFNA(COM.MICROSOFT.CONCAT(CHAR(34);[$intermediate.D135];CHAR(34));&quot;rsvd&quot;));&quot;,&quot;)" office:value-type="string" office:string-value="rsvd," calcext:value-type="string">
            <text:p>rsvd,</text:p>
          </table:table-cell>
          <table:table-cell table:formula="of:=COM.MICROSOFT.CONCAT(&quot;// &quot;;[$intermediate.A135])" office:value-type="string" office:string-value="// 86" calcext:value-type="string">
            <text:p>// 86</text:p>
          </table:table-cell>
          <table:table-cell table:number-columns-repeated="2"/>
        </table:table-row>
        <table:table-row table:style-name="ro1">
          <table:table-cell/>
          <table:table-cell table:formula="of:=COM.MICROSOFT.CONCAT(IF(AND(HEX2DEC([$intermediate.A136])&gt;=HEX2DEC(&quot;e0&quot;); HEX2DEC([$intermediate.A136])&lt;HEX2DEC(&quot;FF&quot;));&quot;mfr&quot;;IFNA(COM.MICROSOFT.CONCAT(CHAR(34);[$intermediate.D136];CHAR(34));&quot;rsvd&quot;));&quot;,&quot;)" office:value-type="string" office:string-value="rsvd," calcext:value-type="string">
            <text:p>rsvd,</text:p>
          </table:table-cell>
          <table:table-cell table:formula="of:=COM.MICROSOFT.CONCAT(&quot;// &quot;;[$intermediate.A136])" office:value-type="string" office:string-value="// 87" calcext:value-type="string">
            <text:p>// 87</text:p>
          </table:table-cell>
          <table:table-cell table:number-columns-repeated="2"/>
        </table:table-row>
        <table:table-row table:style-name="ro1">
          <table:table-cell/>
          <table:table-cell table:formula="of:=COM.MICROSOFT.CONCAT(IF(AND(HEX2DEC([$intermediate.A137])&gt;=HEX2DEC(&quot;e0&quot;); HEX2DEC([$intermediate.A137])&lt;HEX2DEC(&quot;FF&quot;));&quot;mfr&quot;;IFNA(COM.MICROSOFT.CONCAT(CHAR(34);[$intermediate.D137];CHAR(34));&quot;rsvd&quot;));&quot;,&quot;)" office:value-type="string" office:string-value="rsvd," calcext:value-type="string">
            <text:p>rsvd,</text:p>
          </table:table-cell>
          <table:table-cell table:formula="of:=COM.MICROSOFT.CONCAT(&quot;// &quot;;[$intermediate.A137])" office:value-type="string" office:string-value="// 88" calcext:value-type="string">
            <text:p>// 88</text:p>
          </table:table-cell>
          <table:table-cell table:number-columns-repeated="2"/>
        </table:table-row>
        <table:table-row table:style-name="ro1">
          <table:table-cell/>
          <table:table-cell table:formula="of:=COM.MICROSOFT.CONCAT(IF(AND(HEX2DEC([$intermediate.A138])&gt;=HEX2DEC(&quot;e0&quot;); HEX2DEC([$intermediate.A138])&lt;HEX2DEC(&quot;FF&quot;));&quot;mfr&quot;;IFNA(COM.MICROSOFT.CONCAT(CHAR(34);[$intermediate.D138];CHAR(34));&quot;rsvd&quot;));&quot;,&quot;)" office:value-type="string" office:string-value="rsvd," calcext:value-type="string">
            <text:p>rsvd,</text:p>
          </table:table-cell>
          <table:table-cell table:formula="of:=COM.MICROSOFT.CONCAT(&quot;// &quot;;[$intermediate.A138])" office:value-type="string" office:string-value="// 89" calcext:value-type="string">
            <text:p>// 89</text:p>
          </table:table-cell>
          <table:table-cell table:number-columns-repeated="2"/>
        </table:table-row>
        <table:table-row table:style-name="ro1">
          <table:table-cell/>
          <table:table-cell table:formula="of:=COM.MICROSOFT.CONCAT(IF(AND(HEX2DEC([$intermediate.A139])&gt;=HEX2DEC(&quot;e0&quot;); HEX2DEC([$intermediate.A139])&lt;HEX2DEC(&quot;FF&quot;));&quot;mfr&quot;;IFNA(COM.MICROSOFT.CONCAT(CHAR(34);[$intermediate.D139];CHAR(34));&quot;rsvd&quot;));&quot;,&quot;)" office:value-type="string" office:string-value="rsvd," calcext:value-type="string">
            <text:p>rsvd,</text:p>
          </table:table-cell>
          <table:table-cell table:formula="of:=COM.MICROSOFT.CONCAT(&quot;// &quot;;[$intermediate.A139])" office:value-type="string" office:string-value="// 8A" calcext:value-type="string">
            <text:p>// 8A</text:p>
          </table:table-cell>
          <table:table-cell table:number-columns-repeated="2"/>
        </table:table-row>
        <table:table-row table:style-name="ro1">
          <table:table-cell/>
          <table:table-cell table:formula="of:=COM.MICROSOFT.CONCAT(IF(AND(HEX2DEC([$intermediate.A140])&gt;=HEX2DEC(&quot;e0&quot;); HEX2DEC([$intermediate.A140])&lt;HEX2DEC(&quot;FF&quot;));&quot;mfr&quot;;IFNA(COM.MICROSOFT.CONCAT(CHAR(34);[$intermediate.D140];CHAR(34));&quot;rsvd&quot;));&quot;,&quot;)" office:value-type="string" office:string-value="rsvd," calcext:value-type="string">
            <text:p>rsvd,</text:p>
          </table:table-cell>
          <table:table-cell table:formula="of:=COM.MICROSOFT.CONCAT(&quot;// &quot;;[$intermediate.A140])" office:value-type="string" office:string-value="// 8B" calcext:value-type="string">
            <text:p>// 8B</text:p>
          </table:table-cell>
          <table:table-cell table:number-columns-repeated="2"/>
        </table:table-row>
        <table:table-row table:style-name="ro1">
          <table:table-cell/>
          <table:table-cell table:formula="of:=COM.MICROSOFT.CONCAT(IF(AND(HEX2DEC([$intermediate.A141])&gt;=HEX2DEC(&quot;e0&quot;); HEX2DEC([$intermediate.A141])&lt;HEX2DEC(&quot;FF&quot;));&quot;mfr&quot;;IFNA(COM.MICROSOFT.CONCAT(CHAR(34);[$intermediate.D141];CHAR(34));&quot;rsvd&quot;));&quot;,&quot;)" office:value-type="string" office:string-value="rsvd," calcext:value-type="string">
            <text:p>rsvd,</text:p>
          </table:table-cell>
          <table:table-cell table:formula="of:=COM.MICROSOFT.CONCAT(&quot;// &quot;;[$intermediate.A141])" office:value-type="string" office:string-value="// 8C" calcext:value-type="string">
            <text:p>// 8C</text:p>
          </table:table-cell>
          <table:table-cell table:number-columns-repeated="2"/>
        </table:table-row>
        <table:table-row table:style-name="ro1">
          <table:table-cell/>
          <table:table-cell table:formula="of:=COM.MICROSOFT.CONCAT(IF(AND(HEX2DEC([$intermediate.A142])&gt;=HEX2DEC(&quot;e0&quot;); HEX2DEC([$intermediate.A142])&lt;HEX2DEC(&quot;FF&quot;));&quot;mfr&quot;;IFNA(COM.MICROSOFT.CONCAT(CHAR(34);[$intermediate.D142];CHAR(34));&quot;rsvd&quot;));&quot;,&quot;)" office:value-type="string" office:string-value="rsvd," calcext:value-type="string">
            <text:p>rsvd,</text:p>
          </table:table-cell>
          <table:table-cell table:formula="of:=COM.MICROSOFT.CONCAT(&quot;// &quot;;[$intermediate.A142])" office:value-type="string" office:string-value="// 8D" calcext:value-type="string">
            <text:p>// 8D</text:p>
          </table:table-cell>
          <table:table-cell table:number-columns-repeated="2"/>
        </table:table-row>
        <table:table-row table:style-name="ro1">
          <table:table-cell/>
          <table:table-cell table:formula="of:=COM.MICROSOFT.CONCAT(IF(AND(HEX2DEC([$intermediate.A143])&gt;=HEX2DEC(&quot;e0&quot;); HEX2DEC([$intermediate.A143])&lt;HEX2DEC(&quot;FF&quot;));&quot;mfr&quot;;IFNA(COM.MICROSOFT.CONCAT(CHAR(34);[$intermediate.D143];CHAR(34));&quot;rsvd&quot;));&quot;,&quot;)" office:value-type="string" office:string-value="rsvd," calcext:value-type="string">
            <text:p>rsvd,</text:p>
          </table:table-cell>
          <table:table-cell table:formula="of:=COM.MICROSOFT.CONCAT(&quot;// &quot;;[$intermediate.A143])" office:value-type="string" office:string-value="// 8E" calcext:value-type="string">
            <text:p>// 8E</text:p>
          </table:table-cell>
          <table:table-cell table:number-columns-repeated="2"/>
        </table:table-row>
        <table:table-row table:style-name="ro1">
          <table:table-cell/>
          <table:table-cell table:formula="of:=COM.MICROSOFT.CONCAT(IF(AND(HEX2DEC([$intermediate.A144])&gt;=HEX2DEC(&quot;e0&quot;); HEX2DEC([$intermediate.A144])&lt;HEX2DEC(&quot;FF&quot;));&quot;mfr&quot;;IFNA(COM.MICROSOFT.CONCAT(CHAR(34);[$intermediate.D144];CHAR(34));&quot;rsvd&quot;));&quot;,&quot;)" office:value-type="string" office:string-value="rsvd," calcext:value-type="string">
            <text:p>rsvd,</text:p>
          </table:table-cell>
          <table:table-cell table:formula="of:=COM.MICROSOFT.CONCAT(&quot;// &quot;;[$intermediate.A144])" office:value-type="string" office:string-value="// 8F" calcext:value-type="string">
            <text:p>// 8F</text:p>
          </table:table-cell>
          <table:table-cell table:number-columns-repeated="2"/>
        </table:table-row>
        <table:table-row table:style-name="ro1">
          <table:table-cell/>
          <table:table-cell table:formula="of:=COM.MICROSOFT.CONCAT(IF(AND(HEX2DEC([$intermediate.A145])&gt;=HEX2DEC(&quot;e0&quot;); HEX2DEC([$intermediate.A145])&lt;HEX2DEC(&quot;FF&quot;));&quot;mfr&quot;;IFNA(COM.MICROSOFT.CONCAT(CHAR(34);[$intermediate.D145];CHAR(34));&quot;rsvd&quot;));&quot;,&quot;)" office:value-type="string" office:string-value="rsvd," calcext:value-type="string">
            <text:p>rsvd,</text:p>
          </table:table-cell>
          <table:table-cell table:formula="of:=COM.MICROSOFT.CONCAT(&quot;// &quot;;[$intermediate.A145])" office:value-type="string" office:string-value="// 90" calcext:value-type="string">
            <text:p>// 90</text:p>
          </table:table-cell>
          <table:table-cell table:number-columns-repeated="2"/>
        </table:table-row>
        <table:table-row table:style-name="ro1">
          <table:table-cell/>
          <table:table-cell table:formula="of:=COM.MICROSOFT.CONCAT(IF(AND(HEX2DEC([$intermediate.A146])&gt;=HEX2DEC(&quot;e0&quot;); HEX2DEC([$intermediate.A146])&lt;HEX2DEC(&quot;FF&quot;));&quot;mfr&quot;;IFNA(COM.MICROSOFT.CONCAT(CHAR(34);[$intermediate.D146];CHAR(34));&quot;rsvd&quot;));&quot;,&quot;)" office:value-type="string" office:string-value="rsvd," calcext:value-type="string">
            <text:p>rsvd,</text:p>
          </table:table-cell>
          <table:table-cell table:formula="of:=COM.MICROSOFT.CONCAT(&quot;// &quot;;[$intermediate.A146])" office:value-type="string" office:string-value="// 91" calcext:value-type="string">
            <text:p>// 91</text:p>
          </table:table-cell>
          <table:table-cell table:number-columns-repeated="2"/>
        </table:table-row>
        <table:table-row table:style-name="ro1">
          <table:table-cell/>
          <table:table-cell table:formula="of:=COM.MICROSOFT.CONCAT(IF(AND(HEX2DEC([$intermediate.A147])&gt;=HEX2DEC(&quot;e0&quot;); HEX2DEC([$intermediate.A147])&lt;HEX2DEC(&quot;FF&quot;));&quot;mfr&quot;;IFNA(COM.MICROSOFT.CONCAT(CHAR(34);[$intermediate.D147];CHAR(34));&quot;rsvd&quot;));&quot;,&quot;)" office:value-type="string" office:string-value="rsvd," calcext:value-type="string">
            <text:p>rsvd,</text:p>
          </table:table-cell>
          <table:table-cell table:formula="of:=COM.MICROSOFT.CONCAT(&quot;// &quot;;[$intermediate.A147])" office:value-type="string" office:string-value="// 92" calcext:value-type="string">
            <text:p>// 92</text:p>
          </table:table-cell>
          <table:table-cell table:number-columns-repeated="2"/>
        </table:table-row>
        <table:table-row table:style-name="ro1">
          <table:table-cell/>
          <table:table-cell table:formula="of:=COM.MICROSOFT.CONCAT(IF(AND(HEX2DEC([$intermediate.A148])&gt;=HEX2DEC(&quot;e0&quot;); HEX2DEC([$intermediate.A148])&lt;HEX2DEC(&quot;FF&quot;));&quot;mfr&quot;;IFNA(COM.MICROSOFT.CONCAT(CHAR(34);[$intermediate.D148];CHAR(34));&quot;rsvd&quot;));&quot;,&quot;)" office:value-type="string" office:string-value="rsvd," calcext:value-type="string">
            <text:p>rsvd,</text:p>
          </table:table-cell>
          <table:table-cell table:formula="of:=COM.MICROSOFT.CONCAT(&quot;// &quot;;[$intermediate.A148])" office:value-type="string" office:string-value="// 93" calcext:value-type="string">
            <text:p>// 93</text:p>
          </table:table-cell>
          <table:table-cell table:number-columns-repeated="2"/>
        </table:table-row>
        <table:table-row table:style-name="ro1">
          <table:table-cell/>
          <table:table-cell table:formula="of:=COM.MICROSOFT.CONCAT(IF(AND(HEX2DEC([$intermediate.A149])&gt;=HEX2DEC(&quot;e0&quot;); HEX2DEC([$intermediate.A149])&lt;HEX2DEC(&quot;FF&quot;));&quot;mfr&quot;;IFNA(COM.MICROSOFT.CONCAT(CHAR(34);[$intermediate.D149];CHAR(34));&quot;rsvd&quot;));&quot;,&quot;)" office:value-type="string" office:string-value="rsvd," calcext:value-type="string">
            <text:p>rsvd,</text:p>
          </table:table-cell>
          <table:table-cell table:formula="of:=COM.MICROSOFT.CONCAT(&quot;// &quot;;[$intermediate.A149])" office:value-type="string" office:string-value="// 94" calcext:value-type="string">
            <text:p>// 94</text:p>
          </table:table-cell>
          <table:table-cell table:number-columns-repeated="2"/>
        </table:table-row>
        <table:table-row table:style-name="ro1">
          <table:table-cell/>
          <table:table-cell table:formula="of:=COM.MICROSOFT.CONCAT(IF(AND(HEX2DEC([$intermediate.A150])&gt;=HEX2DEC(&quot;e0&quot;); HEX2DEC([$intermediate.A150])&lt;HEX2DEC(&quot;FF&quot;));&quot;mfr&quot;;IFNA(COM.MICROSOFT.CONCAT(CHAR(34);[$intermediate.D150];CHAR(34));&quot;rsvd&quot;));&quot;,&quot;)" office:value-type="string" office:string-value="rsvd," calcext:value-type="string">
            <text:p>rsvd,</text:p>
          </table:table-cell>
          <table:table-cell table:formula="of:=COM.MICROSOFT.CONCAT(&quot;// &quot;;[$intermediate.A150])" office:value-type="string" office:string-value="// 95" calcext:value-type="string">
            <text:p>// 95</text:p>
          </table:table-cell>
          <table:table-cell table:number-columns-repeated="2"/>
        </table:table-row>
        <table:table-row table:style-name="ro1">
          <table:table-cell/>
          <table:table-cell table:formula="of:=COM.MICROSOFT.CONCAT(IF(AND(HEX2DEC([$intermediate.A151])&gt;=HEX2DEC(&quot;e0&quot;); HEX2DEC([$intermediate.A151])&lt;HEX2DEC(&quot;FF&quot;));&quot;mfr&quot;;IFNA(COM.MICROSOFT.CONCAT(CHAR(34);[$intermediate.D151];CHAR(34));&quot;rsvd&quot;));&quot;,&quot;)" office:value-type="string" office:string-value="rsvd," calcext:value-type="string">
            <text:p>rsvd,</text:p>
          </table:table-cell>
          <table:table-cell table:formula="of:=COM.MICROSOFT.CONCAT(&quot;// &quot;;[$intermediate.A151])" office:value-type="string" office:string-value="// 96" calcext:value-type="string">
            <text:p>// 96</text:p>
          </table:table-cell>
          <table:table-cell table:number-columns-repeated="2"/>
        </table:table-row>
        <table:table-row table:style-name="ro1">
          <table:table-cell/>
          <table:table-cell table:formula="of:=COM.MICROSOFT.CONCAT(IF(AND(HEX2DEC([$intermediate.A152])&gt;=HEX2DEC(&quot;e0&quot;); HEX2DEC([$intermediate.A152])&lt;HEX2DEC(&quot;FF&quot;));&quot;mfr&quot;;IFNA(COM.MICROSOFT.CONCAT(CHAR(34);[$intermediate.D152];CHAR(34));&quot;rsvd&quot;));&quot;,&quot;)" office:value-type="string" office:string-value="rsvd," calcext:value-type="string">
            <text:p>rsvd,</text:p>
          </table:table-cell>
          <table:table-cell table:formula="of:=COM.MICROSOFT.CONCAT(&quot;// &quot;;[$intermediate.A152])" office:value-type="string" office:string-value="// 97" calcext:value-type="string">
            <text:p>// 97</text:p>
          </table:table-cell>
          <table:table-cell table:number-columns-repeated="2"/>
        </table:table-row>
        <table:table-row table:style-name="ro1">
          <table:table-cell/>
          <table:table-cell table:formula="of:=COM.MICROSOFT.CONCAT(IF(AND(HEX2DEC([$intermediate.A153])&gt;=HEX2DEC(&quot;e0&quot;); HEX2DEC([$intermediate.A153])&lt;HEX2DEC(&quot;FF&quot;));&quot;mfr&quot;;IFNA(COM.MICROSOFT.CONCAT(CHAR(34);[$intermediate.D153];CHAR(34));&quot;rsvd&quot;));&quot;,&quot;)" office:value-type="string" office:string-value="rsvd," calcext:value-type="string">
            <text:p>rsvd,</text:p>
          </table:table-cell>
          <table:table-cell table:formula="of:=COM.MICROSOFT.CONCAT(&quot;// &quot;;[$intermediate.A153])" office:value-type="string" office:string-value="// 98" calcext:value-type="string">
            <text:p>// 98</text:p>
          </table:table-cell>
          <table:table-cell table:number-columns-repeated="2"/>
        </table:table-row>
        <table:table-row table:style-name="ro1">
          <table:table-cell/>
          <table:table-cell table:formula="of:=COM.MICROSOFT.CONCAT(IF(AND(HEX2DEC([$intermediate.A154])&gt;=HEX2DEC(&quot;e0&quot;); HEX2DEC([$intermediate.A154])&lt;HEX2DEC(&quot;FF&quot;));&quot;mfr&quot;;IFNA(COM.MICROSOFT.CONCAT(CHAR(34);[$intermediate.D154];CHAR(34));&quot;rsvd&quot;));&quot;,&quot;)" office:value-type="string" office:string-value="rsvd," calcext:value-type="string">
            <text:p>rsvd,</text:p>
          </table:table-cell>
          <table:table-cell table:formula="of:=COM.MICROSOFT.CONCAT(&quot;// &quot;;[$intermediate.A154])" office:value-type="string" office:string-value="// 99" calcext:value-type="string">
            <text:p>// 99</text:p>
          </table:table-cell>
          <table:table-cell table:number-columns-repeated="2"/>
        </table:table-row>
        <table:table-row table:style-name="ro1">
          <table:table-cell/>
          <table:table-cell table:formula="of:=COM.MICROSOFT.CONCAT(IF(AND(HEX2DEC([$intermediate.A155])&gt;=HEX2DEC(&quot;e0&quot;); HEX2DEC([$intermediate.A155])&lt;HEX2DEC(&quot;FF&quot;));&quot;mfr&quot;;IFNA(COM.MICROSOFT.CONCAT(CHAR(34);[$intermediate.D155];CHAR(34));&quot;rsvd&quot;));&quot;,&quot;)" office:value-type="string" office:string-value="rsvd," calcext:value-type="string">
            <text:p>rsvd,</text:p>
          </table:table-cell>
          <table:table-cell table:formula="of:=COM.MICROSOFT.CONCAT(&quot;// &quot;;[$intermediate.A155])" office:value-type="string" office:string-value="// 9A" calcext:value-type="string">
            <text:p>// 9A</text:p>
          </table:table-cell>
          <table:table-cell table:number-columns-repeated="2"/>
        </table:table-row>
        <table:table-row table:style-name="ro1">
          <table:table-cell/>
          <table:table-cell table:formula="of:=COM.MICROSOFT.CONCAT(IF(AND(HEX2DEC([$intermediate.A156])&gt;=HEX2DEC(&quot;e0&quot;); HEX2DEC([$intermediate.A156])&lt;HEX2DEC(&quot;FF&quot;));&quot;mfr&quot;;IFNA(COM.MICROSOFT.CONCAT(CHAR(34);[$intermediate.D156];CHAR(34));&quot;rsvd&quot;));&quot;,&quot;)" office:value-type="string" office:string-value="rsvd," calcext:value-type="string">
            <text:p>rsvd,</text:p>
          </table:table-cell>
          <table:table-cell table:formula="of:=COM.MICROSOFT.CONCAT(&quot;// &quot;;[$intermediate.A156])" office:value-type="string" office:string-value="// 9B" calcext:value-type="string">
            <text:p>// 9B</text:p>
          </table:table-cell>
          <table:table-cell table:number-columns-repeated="2"/>
        </table:table-row>
        <table:table-row table:style-name="ro1">
          <table:table-cell/>
          <table:table-cell table:formula="of:=COM.MICROSOFT.CONCAT(IF(AND(HEX2DEC([$intermediate.A157])&gt;=HEX2DEC(&quot;e0&quot;); HEX2DEC([$intermediate.A157])&lt;HEX2DEC(&quot;FF&quot;));&quot;mfr&quot;;IFNA(COM.MICROSOFT.CONCAT(CHAR(34);[$intermediate.D157];CHAR(34));&quot;rsvd&quot;));&quot;,&quot;)" office:value-type="string" office:string-value="rsvd," calcext:value-type="string">
            <text:p>rsvd,</text:p>
          </table:table-cell>
          <table:table-cell table:formula="of:=COM.MICROSOFT.CONCAT(&quot;// &quot;;[$intermediate.A157])" office:value-type="string" office:string-value="// 9C" calcext:value-type="string">
            <text:p>// 9C</text:p>
          </table:table-cell>
          <table:table-cell table:number-columns-repeated="2"/>
        </table:table-row>
        <table:table-row table:style-name="ro1">
          <table:table-cell/>
          <table:table-cell table:formula="of:=COM.MICROSOFT.CONCAT(IF(AND(HEX2DEC([$intermediate.A158])&gt;=HEX2DEC(&quot;e0&quot;); HEX2DEC([$intermediate.A158])&lt;HEX2DEC(&quot;FF&quot;));&quot;mfr&quot;;IFNA(COM.MICROSOFT.CONCAT(CHAR(34);[$intermediate.D158];CHAR(34));&quot;rsvd&quot;));&quot;,&quot;)" office:value-type="string" office:string-value="rsvd," calcext:value-type="string">
            <text:p>rsvd,</text:p>
          </table:table-cell>
          <table:table-cell table:formula="of:=COM.MICROSOFT.CONCAT(&quot;// &quot;;[$intermediate.A158])" office:value-type="string" office:string-value="// 9D" calcext:value-type="string">
            <text:p>// 9D</text:p>
          </table:table-cell>
          <table:table-cell table:number-columns-repeated="2"/>
        </table:table-row>
        <table:table-row table:style-name="ro1">
          <table:table-cell/>
          <table:table-cell table:formula="of:=COM.MICROSOFT.CONCAT(IF(AND(HEX2DEC([$intermediate.A159])&gt;=HEX2DEC(&quot;e0&quot;); HEX2DEC([$intermediate.A159])&lt;HEX2DEC(&quot;FF&quot;));&quot;mfr&quot;;IFNA(COM.MICROSOFT.CONCAT(CHAR(34);[$intermediate.D159];CHAR(34));&quot;rsvd&quot;));&quot;,&quot;)" office:value-type="string" office:string-value="rsvd," calcext:value-type="string">
            <text:p>rsvd,</text:p>
          </table:table-cell>
          <table:table-cell table:formula="of:=COM.MICROSOFT.CONCAT(&quot;// &quot;;[$intermediate.A159])" office:value-type="string" office:string-value="// 9E" calcext:value-type="string">
            <text:p>// 9E</text:p>
          </table:table-cell>
          <table:table-cell table:number-columns-repeated="2"/>
        </table:table-row>
        <table:table-row table:style-name="ro1">
          <table:table-cell/>
          <table:table-cell table:formula="of:=COM.MICROSOFT.CONCAT(IF(AND(HEX2DEC([$intermediate.A160])&gt;=HEX2DEC(&quot;e0&quot;); HEX2DEC([$intermediate.A160])&lt;HEX2DEC(&quot;FF&quot;));&quot;mfr&quot;;IFNA(COM.MICROSOFT.CONCAT(CHAR(34);[$intermediate.D160];CHAR(34));&quot;rsvd&quot;));&quot;,&quot;)" office:value-type="string" office:string-value="rsvd," calcext:value-type="string">
            <text:p>rsvd,</text:p>
          </table:table-cell>
          <table:table-cell table:formula="of:=COM.MICROSOFT.CONCAT(&quot;// &quot;;[$intermediate.A160])" office:value-type="string" office:string-value="// 9F" calcext:value-type="string">
            <text:p>// 9F</text:p>
          </table:table-cell>
          <table:table-cell table:number-columns-repeated="2"/>
        </table:table-row>
        <table:table-row table:style-name="ro1">
          <table:table-cell/>
          <table:table-cell table:formula="of:=COM.MICROSOFT.CONCAT(IF(AND(HEX2DEC([$intermediate.A161])&gt;=HEX2DEC(&quot;e0&quot;); HEX2DEC([$intermediate.A161])&lt;HEX2DEC(&quot;FF&quot;));&quot;mfr&quot;;IFNA(COM.MICROSOFT.CONCAT(CHAR(34);[$intermediate.D161];CHAR(34));&quot;rsvd&quot;));&quot;,&quot;)" office:value-type="string" office:string-value="rsvd," calcext:value-type="string">
            <text:p>rsvd,</text:p>
          </table:table-cell>
          <table:table-cell table:formula="of:=COM.MICROSOFT.CONCAT(&quot;// &quot;;[$intermediate.A161])" office:value-type="string" office:string-value="// A0" calcext:value-type="string">
            <text:p>// A0</text:p>
          </table:table-cell>
          <table:table-cell table:number-columns-repeated="2"/>
        </table:table-row>
        <table:table-row table:style-name="ro1">
          <table:table-cell/>
          <table:table-cell table:formula="of:=COM.MICROSOFT.CONCAT(IF(AND(HEX2DEC([$intermediate.A162])&gt;=HEX2DEC(&quot;e0&quot;); HEX2DEC([$intermediate.A162])&lt;HEX2DEC(&quot;FF&quot;));&quot;mfr&quot;;IFNA(COM.MICROSOFT.CONCAT(CHAR(34);[$intermediate.D162];CHAR(34));&quot;rsvd&quot;));&quot;,&quot;)" office:value-type="string" office:string-value="rsvd," calcext:value-type="string">
            <text:p>rsvd,</text:p>
          </table:table-cell>
          <table:table-cell table:formula="of:=COM.MICROSOFT.CONCAT(&quot;// &quot;;[$intermediate.A162])" office:value-type="string" office:string-value="// A1" calcext:value-type="string">
            <text:p>// A1</text:p>
          </table:table-cell>
          <table:table-cell table:number-columns-repeated="2"/>
        </table:table-row>
        <table:table-row table:style-name="ro1">
          <table:table-cell/>
          <table:table-cell table:formula="of:=COM.MICROSOFT.CONCAT(IF(AND(HEX2DEC([$intermediate.A163])&gt;=HEX2DEC(&quot;e0&quot;); HEX2DEC([$intermediate.A163])&lt;HEX2DEC(&quot;FF&quot;));&quot;mfr&quot;;IFNA(COM.MICROSOFT.CONCAT(CHAR(34);[$intermediate.D163];CHAR(34));&quot;rsvd&quot;));&quot;,&quot;)" office:value-type="string" office:string-value="rsvd," calcext:value-type="string">
            <text:p>rsvd,</text:p>
          </table:table-cell>
          <table:table-cell table:formula="of:=COM.MICROSOFT.CONCAT(&quot;// &quot;;[$intermediate.A163])" office:value-type="string" office:string-value="// A2" calcext:value-type="string">
            <text:p>// A2</text:p>
          </table:table-cell>
          <table:table-cell table:number-columns-repeated="2"/>
        </table:table-row>
        <table:table-row table:style-name="ro1">
          <table:table-cell/>
          <table:table-cell table:formula="of:=COM.MICROSOFT.CONCAT(IF(AND(HEX2DEC([$intermediate.A164])&gt;=HEX2DEC(&quot;e0&quot;); HEX2DEC([$intermediate.A164])&lt;HEX2DEC(&quot;FF&quot;));&quot;mfr&quot;;IFNA(COM.MICROSOFT.CONCAT(CHAR(34);[$intermediate.D164];CHAR(34));&quot;rsvd&quot;));&quot;,&quot;)" office:value-type="string" office:string-value="rsvd," calcext:value-type="string">
            <text:p>rsvd,</text:p>
          </table:table-cell>
          <table:table-cell table:formula="of:=COM.MICROSOFT.CONCAT(&quot;// &quot;;[$intermediate.A164])" office:value-type="string" office:string-value="// A3" calcext:value-type="string">
            <text:p>// A3</text:p>
          </table:table-cell>
          <table:table-cell table:number-columns-repeated="2"/>
        </table:table-row>
        <table:table-row table:style-name="ro1">
          <table:table-cell/>
          <table:table-cell table:formula="of:=COM.MICROSOFT.CONCAT(IF(AND(HEX2DEC([$intermediate.A165])&gt;=HEX2DEC(&quot;e0&quot;); HEX2DEC([$intermediate.A165])&lt;HEX2DEC(&quot;FF&quot;));&quot;mfr&quot;;IFNA(COM.MICROSOFT.CONCAT(CHAR(34);[$intermediate.D165];CHAR(34));&quot;rsvd&quot;));&quot;,&quot;)" office:value-type="string" office:string-value="rsvd," calcext:value-type="string">
            <text:p>rsvd,</text:p>
          </table:table-cell>
          <table:table-cell table:formula="of:=COM.MICROSOFT.CONCAT(&quot;// &quot;;[$intermediate.A165])" office:value-type="string" office:string-value="// A4" calcext:value-type="string">
            <text:p>// A4</text:p>
          </table:table-cell>
          <table:table-cell table:number-columns-repeated="2"/>
        </table:table-row>
        <table:table-row table:style-name="ro1">
          <table:table-cell/>
          <table:table-cell table:formula="of:=COM.MICROSOFT.CONCAT(IF(AND(HEX2DEC([$intermediate.A166])&gt;=HEX2DEC(&quot;e0&quot;); HEX2DEC([$intermediate.A166])&lt;HEX2DEC(&quot;FF&quot;));&quot;mfr&quot;;IFNA(COM.MICROSOFT.CONCAT(CHAR(34);[$intermediate.D166];CHAR(34));&quot;rsvd&quot;));&quot;,&quot;)" office:value-type="string" office:string-value="rsvd," calcext:value-type="string">
            <text:p>rsvd,</text:p>
          </table:table-cell>
          <table:table-cell table:formula="of:=COM.MICROSOFT.CONCAT(&quot;// &quot;;[$intermediate.A166])" office:value-type="string" office:string-value="// A5" calcext:value-type="string">
            <text:p>// A5</text:p>
          </table:table-cell>
          <table:table-cell table:number-columns-repeated="2"/>
        </table:table-row>
        <table:table-row table:style-name="ro1">
          <table:table-cell/>
          <table:table-cell table:formula="of:=COM.MICROSOFT.CONCAT(IF(AND(HEX2DEC([$intermediate.A167])&gt;=HEX2DEC(&quot;e0&quot;); HEX2DEC([$intermediate.A167])&lt;HEX2DEC(&quot;FF&quot;));&quot;mfr&quot;;IFNA(COM.MICROSOFT.CONCAT(CHAR(34);[$intermediate.D167];CHAR(34));&quot;rsvd&quot;));&quot;,&quot;)" office:value-type="string" office:string-value="rsvd," calcext:value-type="string">
            <text:p>rsvd,</text:p>
          </table:table-cell>
          <table:table-cell table:formula="of:=COM.MICROSOFT.CONCAT(&quot;// &quot;;[$intermediate.A167])" office:value-type="string" office:string-value="// A6" calcext:value-type="string">
            <text:p>// A6</text:p>
          </table:table-cell>
          <table:table-cell table:number-columns-repeated="2"/>
        </table:table-row>
        <table:table-row table:style-name="ro1">
          <table:table-cell/>
          <table:table-cell table:formula="of:=COM.MICROSOFT.CONCAT(IF(AND(HEX2DEC([$intermediate.A168])&gt;=HEX2DEC(&quot;e0&quot;); HEX2DEC([$intermediate.A168])&lt;HEX2DEC(&quot;FF&quot;));&quot;mfr&quot;;IFNA(COM.MICROSOFT.CONCAT(CHAR(34);[$intermediate.D168];CHAR(34));&quot;rsvd&quot;));&quot;,&quot;)" office:value-type="string" office:string-value="rsvd," calcext:value-type="string">
            <text:p>rsvd,</text:p>
          </table:table-cell>
          <table:table-cell table:formula="of:=COM.MICROSOFT.CONCAT(&quot;// &quot;;[$intermediate.A168])" office:value-type="string" office:string-value="// A7" calcext:value-type="string">
            <text:p>// A7</text:p>
          </table:table-cell>
          <table:table-cell table:number-columns-repeated="2"/>
        </table:table-row>
        <table:table-row table:style-name="ro1">
          <table:table-cell/>
          <table:table-cell table:formula="of:=COM.MICROSOFT.CONCAT(IF(AND(HEX2DEC([$intermediate.A169])&gt;=HEX2DEC(&quot;e0&quot;); HEX2DEC([$intermediate.A169])&lt;HEX2DEC(&quot;FF&quot;));&quot;mfr&quot;;IFNA(COM.MICROSOFT.CONCAT(CHAR(34);[$intermediate.D169];CHAR(34));&quot;rsvd&quot;));&quot;,&quot;)" office:value-type="string" office:string-value="rsvd," calcext:value-type="string">
            <text:p>rsvd,</text:p>
          </table:table-cell>
          <table:table-cell table:formula="of:=COM.MICROSOFT.CONCAT(&quot;// &quot;;[$intermediate.A169])" office:value-type="string" office:string-value="// A8" calcext:value-type="string">
            <text:p>// A8</text:p>
          </table:table-cell>
          <table:table-cell table:number-columns-repeated="2"/>
        </table:table-row>
        <table:table-row table:style-name="ro1">
          <table:table-cell/>
          <table:table-cell table:formula="of:=COM.MICROSOFT.CONCAT(IF(AND(HEX2DEC([$intermediate.A170])&gt;=HEX2DEC(&quot;e0&quot;); HEX2DEC([$intermediate.A170])&lt;HEX2DEC(&quot;FF&quot;));&quot;mfr&quot;;IFNA(COM.MICROSOFT.CONCAT(CHAR(34);[$intermediate.D170];CHAR(34));&quot;rsvd&quot;));&quot;,&quot;)" office:value-type="string" office:string-value="rsvd," calcext:value-type="string">
            <text:p>rsvd,</text:p>
          </table:table-cell>
          <table:table-cell table:formula="of:=COM.MICROSOFT.CONCAT(&quot;// &quot;;[$intermediate.A170])" office:value-type="string" office:string-value="// A9" calcext:value-type="string">
            <text:p>// A9</text:p>
          </table:table-cell>
          <table:table-cell table:number-columns-repeated="2"/>
        </table:table-row>
        <table:table-row table:style-name="ro1">
          <table:table-cell/>
          <table:table-cell table:formula="of:=COM.MICROSOFT.CONCAT(IF(AND(HEX2DEC([$intermediate.A171])&gt;=HEX2DEC(&quot;e0&quot;); HEX2DEC([$intermediate.A171])&lt;HEX2DEC(&quot;FF&quot;));&quot;mfr&quot;;IFNA(COM.MICROSOFT.CONCAT(CHAR(34);[$intermediate.D171];CHAR(34));&quot;rsvd&quot;));&quot;,&quot;)" office:value-type="string" office:string-value="rsvd," calcext:value-type="string">
            <text:p>rsvd,</text:p>
          </table:table-cell>
          <table:table-cell table:formula="of:=COM.MICROSOFT.CONCAT(&quot;// &quot;;[$intermediate.A171])" office:value-type="string" office:string-value="// AA" calcext:value-type="string">
            <text:p>// AA</text:p>
          </table:table-cell>
          <table:table-cell table:number-columns-repeated="2"/>
        </table:table-row>
        <table:table-row table:style-name="ro1">
          <table:table-cell/>
          <table:table-cell table:formula="of:=COM.MICROSOFT.CONCAT(IF(AND(HEX2DEC([$intermediate.A172])&gt;=HEX2DEC(&quot;e0&quot;); HEX2DEC([$intermediate.A172])&lt;HEX2DEC(&quot;FF&quot;));&quot;mfr&quot;;IFNA(COM.MICROSOFT.CONCAT(CHAR(34);[$intermediate.D172];CHAR(34));&quot;rsvd&quot;));&quot;,&quot;)" office:value-type="string" office:string-value="rsvd," calcext:value-type="string">
            <text:p>rsvd,</text:p>
          </table:table-cell>
          <table:table-cell table:formula="of:=COM.MICROSOFT.CONCAT(&quot;// &quot;;[$intermediate.A172])" office:value-type="string" office:string-value="// AB" calcext:value-type="string">
            <text:p>// AB</text:p>
          </table:table-cell>
          <table:table-cell table:number-columns-repeated="2"/>
        </table:table-row>
        <table:table-row table:style-name="ro1">
          <table:table-cell/>
          <table:table-cell table:formula="of:=COM.MICROSOFT.CONCAT(IF(AND(HEX2DEC([$intermediate.A173])&gt;=HEX2DEC(&quot;e0&quot;); HEX2DEC([$intermediate.A173])&lt;HEX2DEC(&quot;FF&quot;));&quot;mfr&quot;;IFNA(COM.MICROSOFT.CONCAT(CHAR(34);[$intermediate.D173];CHAR(34));&quot;rsvd&quot;));&quot;,&quot;)" office:value-type="string" office:string-value="rsvd," calcext:value-type="string">
            <text:p>rsvd,</text:p>
          </table:table-cell>
          <table:table-cell table:formula="of:=COM.MICROSOFT.CONCAT(&quot;// &quot;;[$intermediate.A173])" office:value-type="string" office:string-value="// AC" calcext:value-type="string">
            <text:p>// AC</text:p>
          </table:table-cell>
          <table:table-cell table:number-columns-repeated="2"/>
        </table:table-row>
        <table:table-row table:style-name="ro1">
          <table:table-cell/>
          <table:table-cell table:formula="of:=COM.MICROSOFT.CONCAT(IF(AND(HEX2DEC([$intermediate.A174])&gt;=HEX2DEC(&quot;e0&quot;); HEX2DEC([$intermediate.A174])&lt;HEX2DEC(&quot;FF&quot;));&quot;mfr&quot;;IFNA(COM.MICROSOFT.CONCAT(CHAR(34);[$intermediate.D174];CHAR(34));&quot;rsvd&quot;));&quot;,&quot;)" office:value-type="string" office:string-value="rsvd," calcext:value-type="string">
            <text:p>rsvd,</text:p>
          </table:table-cell>
          <table:table-cell table:formula="of:=COM.MICROSOFT.CONCAT(&quot;// &quot;;[$intermediate.A174])" office:value-type="string" office:string-value="// AD" calcext:value-type="string">
            <text:p>// AD</text:p>
          </table:table-cell>
          <table:table-cell table:number-columns-repeated="2"/>
        </table:table-row>
        <table:table-row table:style-name="ro1">
          <table:table-cell/>
          <table:table-cell table:formula="of:=COM.MICROSOFT.CONCAT(IF(AND(HEX2DEC([$intermediate.A175])&gt;=HEX2DEC(&quot;e0&quot;); HEX2DEC([$intermediate.A175])&lt;HEX2DEC(&quot;FF&quot;));&quot;mfr&quot;;IFNA(COM.MICROSOFT.CONCAT(CHAR(34);[$intermediate.D175];CHAR(34));&quot;rsvd&quot;));&quot;,&quot;)" office:value-type="string" office:string-value="rsvd," calcext:value-type="string">
            <text:p>rsvd,</text:p>
          </table:table-cell>
          <table:table-cell table:formula="of:=COM.MICROSOFT.CONCAT(&quot;// &quot;;[$intermediate.A175])" office:value-type="string" office:string-value="// AE" calcext:value-type="string">
            <text:p>// AE</text:p>
          </table:table-cell>
          <table:table-cell table:number-columns-repeated="2"/>
        </table:table-row>
        <table:table-row table:style-name="ro1">
          <table:table-cell/>
          <table:table-cell table:formula="of:=COM.MICROSOFT.CONCAT(IF(AND(HEX2DEC([$intermediate.A176])&gt;=HEX2DEC(&quot;e0&quot;); HEX2DEC([$intermediate.A176])&lt;HEX2DEC(&quot;FF&quot;));&quot;mfr&quot;;IFNA(COM.MICROSOFT.CONCAT(CHAR(34);[$intermediate.D176];CHAR(34));&quot;rsvd&quot;));&quot;,&quot;)" office:value-type="string" office:string-value="rsvd," calcext:value-type="string">
            <text:p>rsvd,</text:p>
          </table:table-cell>
          <table:table-cell table:formula="of:=COM.MICROSOFT.CONCAT(&quot;// &quot;;[$intermediate.A176])" office:value-type="string" office:string-value="// AF" calcext:value-type="string">
            <text:p>// AF</text:p>
          </table:table-cell>
          <table:table-cell table:number-columns-repeated="2"/>
        </table:table-row>
        <table:table-row table:style-name="ro1">
          <table:table-cell/>
          <table:table-cell table:formula="of:=COM.MICROSOFT.CONCAT(IF(AND(HEX2DEC([$intermediate.A177])&gt;=HEX2DEC(&quot;e0&quot;); HEX2DEC([$intermediate.A177])&lt;HEX2DEC(&quot;FF&quot;));&quot;mfr&quot;;IFNA(COM.MICROSOFT.CONCAT(CHAR(34);[$intermediate.D177];CHAR(34));&quot;rsvd&quot;));&quot;,&quot;)" office:value-type="string" office:string-value="rsvd," calcext:value-type="string">
            <text:p>rsvd,</text:p>
          </table:table-cell>
          <table:table-cell table:formula="of:=COM.MICROSOFT.CONCAT(&quot;// &quot;;[$intermediate.A177])" office:value-type="string" office:string-value="// B0" calcext:value-type="string">
            <text:p>// B0</text:p>
          </table:table-cell>
          <table:table-cell table:number-columns-repeated="2"/>
        </table:table-row>
        <table:table-row table:style-name="ro1">
          <table:table-cell/>
          <table:table-cell table:formula="of:=COM.MICROSOFT.CONCAT(IF(AND(HEX2DEC([$intermediate.A178])&gt;=HEX2DEC(&quot;e0&quot;); HEX2DEC([$intermediate.A178])&lt;HEX2DEC(&quot;FF&quot;));&quot;mfr&quot;;IFNA(COM.MICROSOFT.CONCAT(CHAR(34);[$intermediate.D178];CHAR(34));&quot;rsvd&quot;));&quot;,&quot;)" office:value-type="string" office:string-value="rsvd," calcext:value-type="string">
            <text:p>rsvd,</text:p>
          </table:table-cell>
          <table:table-cell table:formula="of:=COM.MICROSOFT.CONCAT(&quot;// &quot;;[$intermediate.A178])" office:value-type="string" office:string-value="// B1" calcext:value-type="string">
            <text:p>// B1</text:p>
          </table:table-cell>
          <table:table-cell table:number-columns-repeated="2"/>
        </table:table-row>
        <table:table-row table:style-name="ro1">
          <table:table-cell/>
          <table:table-cell table:formula="of:=COM.MICROSOFT.CONCAT(IF(AND(HEX2DEC([$intermediate.A179])&gt;=HEX2DEC(&quot;e0&quot;); HEX2DEC([$intermediate.A179])&lt;HEX2DEC(&quot;FF&quot;));&quot;mfr&quot;;IFNA(COM.MICROSOFT.CONCAT(CHAR(34);[$intermediate.D179];CHAR(34));&quot;rsvd&quot;));&quot;,&quot;)" office:value-type="string" office:string-value="rsvd," calcext:value-type="string">
            <text:p>rsvd,</text:p>
          </table:table-cell>
          <table:table-cell table:formula="of:=COM.MICROSOFT.CONCAT(&quot;// &quot;;[$intermediate.A179])" office:value-type="string" office:string-value="// B2" calcext:value-type="string">
            <text:p>// B2</text:p>
          </table:table-cell>
          <table:table-cell table:number-columns-repeated="2"/>
        </table:table-row>
        <table:table-row table:style-name="ro1">
          <table:table-cell/>
          <table:table-cell table:formula="of:=COM.MICROSOFT.CONCAT(IF(AND(HEX2DEC([$intermediate.A180])&gt;=HEX2DEC(&quot;e0&quot;); HEX2DEC([$intermediate.A180])&lt;HEX2DEC(&quot;FF&quot;));&quot;mfr&quot;;IFNA(COM.MICROSOFT.CONCAT(CHAR(34);[$intermediate.D180];CHAR(34));&quot;rsvd&quot;));&quot;,&quot;)" office:value-type="string" office:string-value="rsvd," calcext:value-type="string">
            <text:p>rsvd,</text:p>
          </table:table-cell>
          <table:table-cell table:formula="of:=COM.MICROSOFT.CONCAT(&quot;// &quot;;[$intermediate.A180])" office:value-type="string" office:string-value="// B3" calcext:value-type="string">
            <text:p>// B3</text:p>
          </table:table-cell>
          <table:table-cell table:number-columns-repeated="2"/>
        </table:table-row>
        <table:table-row table:style-name="ro1">
          <table:table-cell/>
          <table:table-cell table:formula="of:=COM.MICROSOFT.CONCAT(IF(AND(HEX2DEC([$intermediate.A181])&gt;=HEX2DEC(&quot;e0&quot;); HEX2DEC([$intermediate.A181])&lt;HEX2DEC(&quot;FF&quot;));&quot;mfr&quot;;IFNA(COM.MICROSOFT.CONCAT(CHAR(34);[$intermediate.D181];CHAR(34));&quot;rsvd&quot;));&quot;,&quot;)" office:value-type="string" office:string-value="rsvd," calcext:value-type="string">
            <text:p>rsvd,</text:p>
          </table:table-cell>
          <table:table-cell table:formula="of:=COM.MICROSOFT.CONCAT(&quot;// &quot;;[$intermediate.A181])" office:value-type="string" office:string-value="// B4" calcext:value-type="string">
            <text:p>// B4</text:p>
          </table:table-cell>
          <table:table-cell table:number-columns-repeated="2"/>
        </table:table-row>
        <table:table-row table:style-name="ro1">
          <table:table-cell/>
          <table:table-cell table:formula="of:=COM.MICROSOFT.CONCAT(IF(AND(HEX2DEC([$intermediate.A182])&gt;=HEX2DEC(&quot;e0&quot;); HEX2DEC([$intermediate.A182])&lt;HEX2DEC(&quot;FF&quot;));&quot;mfr&quot;;IFNA(COM.MICROSOFT.CONCAT(CHAR(34);[$intermediate.D182];CHAR(34));&quot;rsvd&quot;));&quot;,&quot;)" office:value-type="string" office:string-value="rsvd," calcext:value-type="string">
            <text:p>rsvd,</text:p>
          </table:table-cell>
          <table:table-cell table:formula="of:=COM.MICROSOFT.CONCAT(&quot;// &quot;;[$intermediate.A182])" office:value-type="string" office:string-value="// B5" calcext:value-type="string">
            <text:p>// B5</text:p>
          </table:table-cell>
          <table:table-cell table:number-columns-repeated="2"/>
        </table:table-row>
        <table:table-row table:style-name="ro1">
          <table:table-cell/>
          <table:table-cell table:formula="of:=COM.MICROSOFT.CONCAT(IF(AND(HEX2DEC([$intermediate.A183])&gt;=HEX2DEC(&quot;e0&quot;); HEX2DEC([$intermediate.A183])&lt;HEX2DEC(&quot;FF&quot;));&quot;mfr&quot;;IFNA(COM.MICROSOFT.CONCAT(CHAR(34);[$intermediate.D183];CHAR(34));&quot;rsvd&quot;));&quot;,&quot;)" office:value-type="string" office:string-value="rsvd," calcext:value-type="string">
            <text:p>rsvd,</text:p>
          </table:table-cell>
          <table:table-cell table:formula="of:=COM.MICROSOFT.CONCAT(&quot;// &quot;;[$intermediate.A183])" office:value-type="string" office:string-value="// B6" calcext:value-type="string">
            <text:p>// B6</text:p>
          </table:table-cell>
          <table:table-cell table:number-columns-repeated="2"/>
        </table:table-row>
        <table:table-row table:style-name="ro1">
          <table:table-cell/>
          <table:table-cell table:formula="of:=COM.MICROSOFT.CONCAT(IF(AND(HEX2DEC([$intermediate.A184])&gt;=HEX2DEC(&quot;e0&quot;); HEX2DEC([$intermediate.A184])&lt;HEX2DEC(&quot;FF&quot;));&quot;mfr&quot;;IFNA(COM.MICROSOFT.CONCAT(CHAR(34);[$intermediate.D184];CHAR(34));&quot;rsvd&quot;));&quot;,&quot;)" office:value-type="string" office:string-value="rsvd," calcext:value-type="string">
            <text:p>rsvd,</text:p>
          </table:table-cell>
          <table:table-cell table:formula="of:=COM.MICROSOFT.CONCAT(&quot;// &quot;;[$intermediate.A184])" office:value-type="string" office:string-value="// B7" calcext:value-type="string">
            <text:p>// B7</text:p>
          </table:table-cell>
          <table:table-cell table:number-columns-repeated="2"/>
        </table:table-row>
        <table:table-row table:style-name="ro1">
          <table:table-cell/>
          <table:table-cell table:formula="of:=COM.MICROSOFT.CONCAT(IF(AND(HEX2DEC([$intermediate.A185])&gt;=HEX2DEC(&quot;e0&quot;); HEX2DEC([$intermediate.A185])&lt;HEX2DEC(&quot;FF&quot;));&quot;mfr&quot;;IFNA(COM.MICROSOFT.CONCAT(CHAR(34);[$intermediate.D185];CHAR(34));&quot;rsvd&quot;));&quot;,&quot;)" office:value-type="string" office:string-value="rsvd," calcext:value-type="string">
            <text:p>rsvd,</text:p>
          </table:table-cell>
          <table:table-cell table:formula="of:=COM.MICROSOFT.CONCAT(&quot;// &quot;;[$intermediate.A185])" office:value-type="string" office:string-value="// B8" calcext:value-type="string">
            <text:p>// B8</text:p>
          </table:table-cell>
          <table:table-cell table:number-columns-repeated="2"/>
        </table:table-row>
        <table:table-row table:style-name="ro1">
          <table:table-cell/>
          <table:table-cell table:formula="of:=COM.MICROSOFT.CONCAT(IF(AND(HEX2DEC([$intermediate.A186])&gt;=HEX2DEC(&quot;e0&quot;); HEX2DEC([$intermediate.A186])&lt;HEX2DEC(&quot;FF&quot;));&quot;mfr&quot;;IFNA(COM.MICROSOFT.CONCAT(CHAR(34);[$intermediate.D186];CHAR(34));&quot;rsvd&quot;));&quot;,&quot;)" office:value-type="string" office:string-value="rsvd," calcext:value-type="string">
            <text:p>rsvd,</text:p>
          </table:table-cell>
          <table:table-cell table:formula="of:=COM.MICROSOFT.CONCAT(&quot;// &quot;;[$intermediate.A186])" office:value-type="string" office:string-value="// B9" calcext:value-type="string">
            <text:p>// B9</text:p>
          </table:table-cell>
          <table:table-cell table:number-columns-repeated="2"/>
        </table:table-row>
        <table:table-row table:style-name="ro1">
          <table:table-cell/>
          <table:table-cell table:formula="of:=COM.MICROSOFT.CONCAT(IF(AND(HEX2DEC([$intermediate.A187])&gt;=HEX2DEC(&quot;e0&quot;); HEX2DEC([$intermediate.A187])&lt;HEX2DEC(&quot;FF&quot;));&quot;mfr&quot;;IFNA(COM.MICROSOFT.CONCAT(CHAR(34);[$intermediate.D187];CHAR(34));&quot;rsvd&quot;));&quot;,&quot;)" office:value-type="string" office:string-value="rsvd," calcext:value-type="string">
            <text:p>rsvd,</text:p>
          </table:table-cell>
          <table:table-cell table:formula="of:=COM.MICROSOFT.CONCAT(&quot;// &quot;;[$intermediate.A187])" office:value-type="string" office:string-value="// BA" calcext:value-type="string">
            <text:p>// BA</text:p>
          </table:table-cell>
          <table:table-cell table:number-columns-repeated="2"/>
        </table:table-row>
        <table:table-row table:style-name="ro1">
          <table:table-cell/>
          <table:table-cell table:formula="of:=COM.MICROSOFT.CONCAT(IF(AND(HEX2DEC([$intermediate.A188])&gt;=HEX2DEC(&quot;e0&quot;); HEX2DEC([$intermediate.A188])&lt;HEX2DEC(&quot;FF&quot;));&quot;mfr&quot;;IFNA(COM.MICROSOFT.CONCAT(CHAR(34);[$intermediate.D188];CHAR(34));&quot;rsvd&quot;));&quot;,&quot;)" office:value-type="string" office:string-value="rsvd," calcext:value-type="string">
            <text:p>rsvd,</text:p>
          </table:table-cell>
          <table:table-cell table:formula="of:=COM.MICROSOFT.CONCAT(&quot;// &quot;;[$intermediate.A188])" office:value-type="string" office:string-value="// BB" calcext:value-type="string">
            <text:p>// BB</text:p>
          </table:table-cell>
          <table:table-cell table:number-columns-repeated="2"/>
        </table:table-row>
        <table:table-row table:style-name="ro1">
          <table:table-cell/>
          <table:table-cell table:formula="of:=COM.MICROSOFT.CONCAT(IF(AND(HEX2DEC([$intermediate.A189])&gt;=HEX2DEC(&quot;e0&quot;); HEX2DEC([$intermediate.A189])&lt;HEX2DEC(&quot;FF&quot;));&quot;mfr&quot;;IFNA(COM.MICROSOFT.CONCAT(CHAR(34);[$intermediate.D189];CHAR(34));&quot;rsvd&quot;));&quot;,&quot;)" office:value-type="string" office:string-value="rsvd," calcext:value-type="string">
            <text:p>rsvd,</text:p>
          </table:table-cell>
          <table:table-cell table:formula="of:=COM.MICROSOFT.CONCAT(&quot;// &quot;;[$intermediate.A189])" office:value-type="string" office:string-value="// BC" calcext:value-type="string">
            <text:p>// BC</text:p>
          </table:table-cell>
          <table:table-cell table:number-columns-repeated="2"/>
        </table:table-row>
        <table:table-row table:style-name="ro1">
          <table:table-cell/>
          <table:table-cell table:formula="of:=COM.MICROSOFT.CONCAT(IF(AND(HEX2DEC([$intermediate.A190])&gt;=HEX2DEC(&quot;e0&quot;); HEX2DEC([$intermediate.A190])&lt;HEX2DEC(&quot;FF&quot;));&quot;mfr&quot;;IFNA(COM.MICROSOFT.CONCAT(CHAR(34);[$intermediate.D190];CHAR(34));&quot;rsvd&quot;));&quot;,&quot;)" office:value-type="string" office:string-value="rsvd," calcext:value-type="string">
            <text:p>rsvd,</text:p>
          </table:table-cell>
          <table:table-cell table:formula="of:=COM.MICROSOFT.CONCAT(&quot;// &quot;;[$intermediate.A190])" office:value-type="string" office:string-value="// BD" calcext:value-type="string">
            <text:p>// BD</text:p>
          </table:table-cell>
          <table:table-cell table:number-columns-repeated="2"/>
        </table:table-row>
        <table:table-row table:style-name="ro1">
          <table:table-cell/>
          <table:table-cell table:formula="of:=COM.MICROSOFT.CONCAT(IF(AND(HEX2DEC([$intermediate.A191])&gt;=HEX2DEC(&quot;e0&quot;); HEX2DEC([$intermediate.A191])&lt;HEX2DEC(&quot;FF&quot;));&quot;mfr&quot;;IFNA(COM.MICROSOFT.CONCAT(CHAR(34);[$intermediate.D191];CHAR(34));&quot;rsvd&quot;));&quot;,&quot;)" office:value-type="string" office:string-value="rsvd," calcext:value-type="string">
            <text:p>rsvd,</text:p>
          </table:table-cell>
          <table:table-cell table:formula="of:=COM.MICROSOFT.CONCAT(&quot;// &quot;;[$intermediate.A191])" office:value-type="string" office:string-value="// BE" calcext:value-type="string">
            <text:p>// BE</text:p>
          </table:table-cell>
          <table:table-cell table:number-columns-repeated="2"/>
        </table:table-row>
        <table:table-row table:style-name="ro1">
          <table:table-cell/>
          <table:table-cell table:formula="of:=COM.MICROSOFT.CONCAT(IF(AND(HEX2DEC([$intermediate.A192])&gt;=HEX2DEC(&quot;e0&quot;); HEX2DEC([$intermediate.A192])&lt;HEX2DEC(&quot;FF&quot;));&quot;mfr&quot;;IFNA(COM.MICROSOFT.CONCAT(CHAR(34);[$intermediate.D192];CHAR(34));&quot;rsvd&quot;));&quot;,&quot;)" office:value-type="string" office:string-value="rsvd," calcext:value-type="string">
            <text:p>rsvd,</text:p>
          </table:table-cell>
          <table:table-cell table:formula="of:=COM.MICROSOFT.CONCAT(&quot;// &quot;;[$intermediate.A192])" office:value-type="string" office:string-value="// BF" calcext:value-type="string">
            <text:p>// BF</text:p>
          </table:table-cell>
          <table:table-cell table:number-columns-repeated="2"/>
        </table:table-row>
        <table:table-row table:style-name="ro1">
          <table:table-cell/>
          <table:table-cell table:formula="of:=COM.MICROSOFT.CONCAT(IF(AND(HEX2DEC([$intermediate.A193])&gt;=HEX2DEC(&quot;e0&quot;); HEX2DEC([$intermediate.A193])&lt;HEX2DEC(&quot;FF&quot;));&quot;mfr&quot;;IFNA(COM.MICROSOFT.CONCAT(CHAR(34);[$intermediate.D193];CHAR(34));&quot;rsvd&quot;));&quot;,&quot;)" office:value-type="string" office:string-value="rsvd," calcext:value-type="string">
            <text:p>rsvd,</text:p>
          </table:table-cell>
          <table:table-cell table:formula="of:=COM.MICROSOFT.CONCAT(&quot;// &quot;;[$intermediate.A193])" office:value-type="string" office:string-value="// C0" calcext:value-type="string">
            <text:p>// C0</text:p>
          </table:table-cell>
          <table:table-cell table:number-columns-repeated="2"/>
        </table:table-row>
        <table:table-row table:style-name="ro1">
          <table:table-cell/>
          <table:table-cell table:formula="of:=COM.MICROSOFT.CONCAT(IF(AND(HEX2DEC([$intermediate.A194])&gt;=HEX2DEC(&quot;e0&quot;); HEX2DEC([$intermediate.A194])&lt;HEX2DEC(&quot;FF&quot;));&quot;mfr&quot;;IFNA(COM.MICROSOFT.CONCAT(CHAR(34);[$intermediate.D194];CHAR(34));&quot;rsvd&quot;));&quot;,&quot;)" office:value-type="string" office:string-value="rsvd," calcext:value-type="string">
            <text:p>rsvd,</text:p>
          </table:table-cell>
          <table:table-cell table:formula="of:=COM.MICROSOFT.CONCAT(&quot;// &quot;;[$intermediate.A194])" office:value-type="string" office:string-value="// C1" calcext:value-type="string">
            <text:p>// C1</text:p>
          </table:table-cell>
          <table:table-cell table:number-columns-repeated="2"/>
        </table:table-row>
        <table:table-row table:style-name="ro1">
          <table:table-cell/>
          <table:table-cell table:formula="of:=COM.MICROSOFT.CONCAT(IF(AND(HEX2DEC([$intermediate.A195])&gt;=HEX2DEC(&quot;e0&quot;); HEX2DEC([$intermediate.A195])&lt;HEX2DEC(&quot;FF&quot;));&quot;mfr&quot;;IFNA(COM.MICROSOFT.CONCAT(CHAR(34);[$intermediate.D195];CHAR(34));&quot;rsvd&quot;));&quot;,&quot;)" office:value-type="string" office:string-value="rsvd," calcext:value-type="string">
            <text:p>rsvd,</text:p>
          </table:table-cell>
          <table:table-cell table:formula="of:=COM.MICROSOFT.CONCAT(&quot;// &quot;;[$intermediate.A195])" office:value-type="string" office:string-value="// C2" calcext:value-type="string">
            <text:p>// C2</text:p>
          </table:table-cell>
          <table:table-cell table:number-columns-repeated="2"/>
        </table:table-row>
        <table:table-row table:style-name="ro1">
          <table:table-cell/>
          <table:table-cell table:formula="of:=COM.MICROSOFT.CONCAT(IF(AND(HEX2DEC([$intermediate.A196])&gt;=HEX2DEC(&quot;e0&quot;); HEX2DEC([$intermediate.A196])&lt;HEX2DEC(&quot;FF&quot;));&quot;mfr&quot;;IFNA(COM.MICROSOFT.CONCAT(CHAR(34);[$intermediate.D196];CHAR(34));&quot;rsvd&quot;));&quot;,&quot;)" office:value-type="string" office:string-value="rsvd," calcext:value-type="string">
            <text:p>rsvd,</text:p>
          </table:table-cell>
          <table:table-cell table:formula="of:=COM.MICROSOFT.CONCAT(&quot;// &quot;;[$intermediate.A196])" office:value-type="string" office:string-value="// C3" calcext:value-type="string">
            <text:p>// C3</text:p>
          </table:table-cell>
          <table:table-cell table:number-columns-repeated="2"/>
        </table:table-row>
        <table:table-row table:style-name="ro1">
          <table:table-cell/>
          <table:table-cell table:formula="of:=COM.MICROSOFT.CONCAT(IF(AND(HEX2DEC([$intermediate.A197])&gt;=HEX2DEC(&quot;e0&quot;); HEX2DEC([$intermediate.A197])&lt;HEX2DEC(&quot;FF&quot;));&quot;mfr&quot;;IFNA(COM.MICROSOFT.CONCAT(CHAR(34);[$intermediate.D197];CHAR(34));&quot;rsvd&quot;));&quot;,&quot;)" office:value-type="string" office:string-value="rsvd," calcext:value-type="string">
            <text:p>rsvd,</text:p>
          </table:table-cell>
          <table:table-cell table:formula="of:=COM.MICROSOFT.CONCAT(&quot;// &quot;;[$intermediate.A197])" office:value-type="string" office:string-value="// C4" calcext:value-type="string">
            <text:p>// C4</text:p>
          </table:table-cell>
          <table:table-cell table:number-columns-repeated="2"/>
        </table:table-row>
        <table:table-row table:style-name="ro1">
          <table:table-cell/>
          <table:table-cell table:formula="of:=COM.MICROSOFT.CONCAT(IF(AND(HEX2DEC([$intermediate.A198])&gt;=HEX2DEC(&quot;e0&quot;); HEX2DEC([$intermediate.A198])&lt;HEX2DEC(&quot;FF&quot;));&quot;mfr&quot;;IFNA(COM.MICROSOFT.CONCAT(CHAR(34);[$intermediate.D198];CHAR(34));&quot;rsvd&quot;));&quot;,&quot;)" office:value-type="string" office:string-value="rsvd," calcext:value-type="string">
            <text:p>rsvd,</text:p>
          </table:table-cell>
          <table:table-cell table:formula="of:=COM.MICROSOFT.CONCAT(&quot;// &quot;;[$intermediate.A198])" office:value-type="string" office:string-value="// C5" calcext:value-type="string">
            <text:p>// C5</text:p>
          </table:table-cell>
          <table:table-cell table:number-columns-repeated="2"/>
        </table:table-row>
        <table:table-row table:style-name="ro1">
          <table:table-cell/>
          <table:table-cell table:formula="of:=COM.MICROSOFT.CONCAT(IF(AND(HEX2DEC([$intermediate.A199])&gt;=HEX2DEC(&quot;e0&quot;); HEX2DEC([$intermediate.A199])&lt;HEX2DEC(&quot;FF&quot;));&quot;mfr&quot;;IFNA(COM.MICROSOFT.CONCAT(CHAR(34);[$intermediate.D199];CHAR(34));&quot;rsvd&quot;));&quot;,&quot;)" office:value-type="string" office:string-value="rsvd," calcext:value-type="string">
            <text:p>rsvd,</text:p>
          </table:table-cell>
          <table:table-cell table:formula="of:=COM.MICROSOFT.CONCAT(&quot;// &quot;;[$intermediate.A199])" office:value-type="string" office:string-value="// C6" calcext:value-type="string">
            <text:p>// C6</text:p>
          </table:table-cell>
          <table:table-cell table:number-columns-repeated="2"/>
        </table:table-row>
        <table:table-row table:style-name="ro1">
          <table:table-cell/>
          <table:table-cell table:formula="of:=COM.MICROSOFT.CONCAT(IF(AND(HEX2DEC([$intermediate.A200])&gt;=HEX2DEC(&quot;e0&quot;); HEX2DEC([$intermediate.A200])&lt;HEX2DEC(&quot;FF&quot;));&quot;mfr&quot;;IFNA(COM.MICROSOFT.CONCAT(CHAR(34);[$intermediate.D200];CHAR(34));&quot;rsvd&quot;));&quot;,&quot;)" office:value-type="string" office:string-value="rsvd," calcext:value-type="string">
            <text:p>rsvd,</text:p>
          </table:table-cell>
          <table:table-cell table:formula="of:=COM.MICROSOFT.CONCAT(&quot;// &quot;;[$intermediate.A200])" office:value-type="string" office:string-value="// C7" calcext:value-type="string">
            <text:p>// C7</text:p>
          </table:table-cell>
          <table:table-cell table:number-columns-repeated="2"/>
        </table:table-row>
        <table:table-row table:style-name="ro1">
          <table:table-cell/>
          <table:table-cell table:formula="of:=COM.MICROSOFT.CONCAT(IF(AND(HEX2DEC([$intermediate.A201])&gt;=HEX2DEC(&quot;e0&quot;); HEX2DEC([$intermediate.A201])&lt;HEX2DEC(&quot;FF&quot;));&quot;mfr&quot;;IFNA(COM.MICROSOFT.CONCAT(CHAR(34);[$intermediate.D201];CHAR(34));&quot;rsvd&quot;));&quot;,&quot;)" office:value-type="string" office:string-value="rsvd," calcext:value-type="string">
            <text:p>rsvd,</text:p>
          </table:table-cell>
          <table:table-cell table:formula="of:=COM.MICROSOFT.CONCAT(&quot;// &quot;;[$intermediate.A201])" office:value-type="string" office:string-value="// C8" calcext:value-type="string">
            <text:p>// C8</text:p>
          </table:table-cell>
          <table:table-cell table:number-columns-repeated="2"/>
        </table:table-row>
        <table:table-row table:style-name="ro1">
          <table:table-cell/>
          <table:table-cell table:formula="of:=COM.MICROSOFT.CONCAT(IF(AND(HEX2DEC([$intermediate.A202])&gt;=HEX2DEC(&quot;e0&quot;); HEX2DEC([$intermediate.A202])&lt;HEX2DEC(&quot;FF&quot;));&quot;mfr&quot;;IFNA(COM.MICROSOFT.CONCAT(CHAR(34);[$intermediate.D202];CHAR(34));&quot;rsvd&quot;));&quot;,&quot;)" office:value-type="string" office:string-value="rsvd," calcext:value-type="string">
            <text:p>rsvd,</text:p>
          </table:table-cell>
          <table:table-cell table:formula="of:=COM.MICROSOFT.CONCAT(&quot;// &quot;;[$intermediate.A202])" office:value-type="string" office:string-value="// C9" calcext:value-type="string">
            <text:p>// C9</text:p>
          </table:table-cell>
          <table:table-cell table:number-columns-repeated="2"/>
        </table:table-row>
        <table:table-row table:style-name="ro1">
          <table:table-cell/>
          <table:table-cell table:formula="of:=COM.MICROSOFT.CONCAT(IF(AND(HEX2DEC([$intermediate.A203])&gt;=HEX2DEC(&quot;e0&quot;); HEX2DEC([$intermediate.A203])&lt;HEX2DEC(&quot;FF&quot;));&quot;mfr&quot;;IFNA(COM.MICROSOFT.CONCAT(CHAR(34);[$intermediate.D203];CHAR(34));&quot;rsvd&quot;));&quot;,&quot;)" office:value-type="string" office:string-value="rsvd," calcext:value-type="string">
            <text:p>rsvd,</text:p>
          </table:table-cell>
          <table:table-cell table:formula="of:=COM.MICROSOFT.CONCAT(&quot;// &quot;;[$intermediate.A203])" office:value-type="string" office:string-value="// CA" calcext:value-type="string">
            <text:p>// CA</text:p>
          </table:table-cell>
          <table:table-cell table:number-columns-repeated="2"/>
        </table:table-row>
        <table:table-row table:style-name="ro1">
          <table:table-cell/>
          <table:table-cell table:formula="of:=COM.MICROSOFT.CONCAT(IF(AND(HEX2DEC([$intermediate.A204])&gt;=HEX2DEC(&quot;e0&quot;); HEX2DEC([$intermediate.A204])&lt;HEX2DEC(&quot;FF&quot;));&quot;mfr&quot;;IFNA(COM.MICROSOFT.CONCAT(CHAR(34);[$intermediate.D204];CHAR(34));&quot;rsvd&quot;));&quot;,&quot;)" office:value-type="string" office:string-value="rsvd," calcext:value-type="string">
            <text:p>rsvd,</text:p>
          </table:table-cell>
          <table:table-cell table:formula="of:=COM.MICROSOFT.CONCAT(&quot;// &quot;;[$intermediate.A204])" office:value-type="string" office:string-value="// CB" calcext:value-type="string">
            <text:p>// CB</text:p>
          </table:table-cell>
          <table:table-cell table:number-columns-repeated="2"/>
        </table:table-row>
        <table:table-row table:style-name="ro1">
          <table:table-cell/>
          <table:table-cell table:formula="of:=COM.MICROSOFT.CONCAT(IF(AND(HEX2DEC([$intermediate.A205])&gt;=HEX2DEC(&quot;e0&quot;); HEX2DEC([$intermediate.A205])&lt;HEX2DEC(&quot;FF&quot;));&quot;mfr&quot;;IFNA(COM.MICROSOFT.CONCAT(CHAR(34);[$intermediate.D205];CHAR(34));&quot;rsvd&quot;));&quot;,&quot;)" office:value-type="string" office:string-value="rsvd," calcext:value-type="string">
            <text:p>rsvd,</text:p>
          </table:table-cell>
          <table:table-cell table:formula="of:=COM.MICROSOFT.CONCAT(&quot;// &quot;;[$intermediate.A205])" office:value-type="string" office:string-value="// CC" calcext:value-type="string">
            <text:p>// CC</text:p>
          </table:table-cell>
          <table:table-cell table:number-columns-repeated="2"/>
        </table:table-row>
        <table:table-row table:style-name="ro1">
          <table:table-cell/>
          <table:table-cell table:formula="of:=COM.MICROSOFT.CONCAT(IF(AND(HEX2DEC([$intermediate.A206])&gt;=HEX2DEC(&quot;e0&quot;); HEX2DEC([$intermediate.A206])&lt;HEX2DEC(&quot;FF&quot;));&quot;mfr&quot;;IFNA(COM.MICROSOFT.CONCAT(CHAR(34);[$intermediate.D206];CHAR(34));&quot;rsvd&quot;));&quot;,&quot;)" office:value-type="string" office:string-value="rsvd," calcext:value-type="string">
            <text:p>rsvd,</text:p>
          </table:table-cell>
          <table:table-cell table:formula="of:=COM.MICROSOFT.CONCAT(&quot;// &quot;;[$intermediate.A206])" office:value-type="string" office:string-value="// CD" calcext:value-type="string">
            <text:p>// CD</text:p>
          </table:table-cell>
          <table:table-cell table:number-columns-repeated="2"/>
        </table:table-row>
        <table:table-row table:style-name="ro1">
          <table:table-cell/>
          <table:table-cell table:formula="of:=COM.MICROSOFT.CONCAT(IF(AND(HEX2DEC([$intermediate.A207])&gt;=HEX2DEC(&quot;e0&quot;); HEX2DEC([$intermediate.A207])&lt;HEX2DEC(&quot;FF&quot;));&quot;mfr&quot;;IFNA(COM.MICROSOFT.CONCAT(CHAR(34);[$intermediate.D207];CHAR(34));&quot;rsvd&quot;));&quot;,&quot;)" office:value-type="string" office:string-value="rsvd," calcext:value-type="string">
            <text:p>rsvd,</text:p>
          </table:table-cell>
          <table:table-cell table:formula="of:=COM.MICROSOFT.CONCAT(&quot;// &quot;;[$intermediate.A207])" office:value-type="string" office:string-value="// CE" calcext:value-type="string">
            <text:p>// CE</text:p>
          </table:table-cell>
          <table:table-cell table:number-columns-repeated="2"/>
        </table:table-row>
        <table:table-row table:style-name="ro1">
          <table:table-cell/>
          <table:table-cell table:formula="of:=COM.MICROSOFT.CONCAT(IF(AND(HEX2DEC([$intermediate.A208])&gt;=HEX2DEC(&quot;e0&quot;); HEX2DEC([$intermediate.A208])&lt;HEX2DEC(&quot;FF&quot;));&quot;mfr&quot;;IFNA(COM.MICROSOFT.CONCAT(CHAR(34);[$intermediate.D208];CHAR(34));&quot;rsvd&quot;));&quot;,&quot;)" office:value-type="string" office:string-value="rsvd," calcext:value-type="string">
            <text:p>rsvd,</text:p>
          </table:table-cell>
          <table:table-cell table:formula="of:=COM.MICROSOFT.CONCAT(&quot;// &quot;;[$intermediate.A208])" office:value-type="string" office:string-value="// CF" calcext:value-type="string">
            <text:p>// CF</text:p>
          </table:table-cell>
          <table:table-cell table:number-columns-repeated="2"/>
        </table:table-row>
        <table:table-row table:style-name="ro1">
          <table:table-cell/>
          <table:table-cell table:formula="of:=COM.MICROSOFT.CONCAT(IF(AND(HEX2DEC([$intermediate.A209])&gt;=HEX2DEC(&quot;e0&quot;); HEX2DEC([$intermediate.A209])&lt;HEX2DEC(&quot;FF&quot;));&quot;mfr&quot;;IFNA(COM.MICROSOFT.CONCAT(CHAR(34);[$intermediate.D209];CHAR(34));&quot;rsvd&quot;));&quot;,&quot;)" office:value-type="string" office:string-value="rsvd," calcext:value-type="string">
            <text:p>rsvd,</text:p>
          </table:table-cell>
          <table:table-cell table:formula="of:=COM.MICROSOFT.CONCAT(&quot;// &quot;;[$intermediate.A209])" office:value-type="string" office:string-value="// D0" calcext:value-type="string">
            <text:p>// D0</text:p>
          </table:table-cell>
          <table:table-cell table:number-columns-repeated="2"/>
        </table:table-row>
        <table:table-row table:style-name="ro1">
          <table:table-cell/>
          <table:table-cell table:formula="of:=COM.MICROSOFT.CONCAT(IF(AND(HEX2DEC([$intermediate.A210])&gt;=HEX2DEC(&quot;e0&quot;); HEX2DEC([$intermediate.A210])&lt;HEX2DEC(&quot;FF&quot;));&quot;mfr&quot;;IFNA(COM.MICROSOFT.CONCAT(CHAR(34);[$intermediate.D210];CHAR(34));&quot;rsvd&quot;));&quot;,&quot;)" office:value-type="string" office:string-value="rsvd," calcext:value-type="string">
            <text:p>rsvd,</text:p>
          </table:table-cell>
          <table:table-cell table:formula="of:=COM.MICROSOFT.CONCAT(&quot;// &quot;;[$intermediate.A210])" office:value-type="string" office:string-value="// D1" calcext:value-type="string">
            <text:p>// D1</text:p>
          </table:table-cell>
          <table:table-cell table:number-columns-repeated="2"/>
        </table:table-row>
        <table:table-row table:style-name="ro1">
          <table:table-cell/>
          <table:table-cell table:formula="of:=COM.MICROSOFT.CONCAT(IF(AND(HEX2DEC([$intermediate.A211])&gt;=HEX2DEC(&quot;e0&quot;); HEX2DEC([$intermediate.A211])&lt;HEX2DEC(&quot;FF&quot;));&quot;mfr&quot;;IFNA(COM.MICROSOFT.CONCAT(CHAR(34);[$intermediate.D211];CHAR(34));&quot;rsvd&quot;));&quot;,&quot;)" office:value-type="string" office:string-value="rsvd," calcext:value-type="string">
            <text:p>rsvd,</text:p>
          </table:table-cell>
          <table:table-cell table:formula="of:=COM.MICROSOFT.CONCAT(&quot;// &quot;;[$intermediate.A211])" office:value-type="string" office:string-value="// D2" calcext:value-type="string">
            <text:p>// D2</text:p>
          </table:table-cell>
          <table:table-cell table:number-columns-repeated="2"/>
        </table:table-row>
        <table:table-row table:style-name="ro1">
          <table:table-cell/>
          <table:table-cell table:formula="of:=COM.MICROSOFT.CONCAT(IF(AND(HEX2DEC([$intermediate.A212])&gt;=HEX2DEC(&quot;e0&quot;); HEX2DEC([$intermediate.A212])&lt;HEX2DEC(&quot;FF&quot;));&quot;mfr&quot;;IFNA(COM.MICROSOFT.CONCAT(CHAR(34);[$intermediate.D212];CHAR(34));&quot;rsvd&quot;));&quot;,&quot;)" office:value-type="string" office:string-value="rsvd," calcext:value-type="string">
            <text:p>rsvd,</text:p>
          </table:table-cell>
          <table:table-cell table:formula="of:=COM.MICROSOFT.CONCAT(&quot;// &quot;;[$intermediate.A212])" office:value-type="string" office:string-value="// D3" calcext:value-type="string">
            <text:p>// D3</text:p>
          </table:table-cell>
          <table:table-cell table:number-columns-repeated="2"/>
        </table:table-row>
        <table:table-row table:style-name="ro1">
          <table:table-cell/>
          <table:table-cell table:formula="of:=COM.MICROSOFT.CONCAT(IF(AND(HEX2DEC([$intermediate.A213])&gt;=HEX2DEC(&quot;e0&quot;); HEX2DEC([$intermediate.A213])&lt;HEX2DEC(&quot;FF&quot;));&quot;mfr&quot;;IFNA(COM.MICROSOFT.CONCAT(CHAR(34);[$intermediate.D213];CHAR(34));&quot;rsvd&quot;));&quot;,&quot;)" office:value-type="string" office:string-value="rsvd," calcext:value-type="string">
            <text:p>rsvd,</text:p>
          </table:table-cell>
          <table:table-cell table:formula="of:=COM.MICROSOFT.CONCAT(&quot;// &quot;;[$intermediate.A213])" office:value-type="string" office:string-value="// D4" calcext:value-type="string">
            <text:p>// D4</text:p>
          </table:table-cell>
          <table:table-cell table:number-columns-repeated="2"/>
        </table:table-row>
        <table:table-row table:style-name="ro1">
          <table:table-cell/>
          <table:table-cell table:formula="of:=COM.MICROSOFT.CONCAT(IF(AND(HEX2DEC([$intermediate.A214])&gt;=HEX2DEC(&quot;e0&quot;); HEX2DEC([$intermediate.A214])&lt;HEX2DEC(&quot;FF&quot;));&quot;mfr&quot;;IFNA(COM.MICROSOFT.CONCAT(CHAR(34);[$intermediate.D214];CHAR(34));&quot;rsvd&quot;));&quot;,&quot;)" office:value-type="string" office:string-value="rsvd," calcext:value-type="string">
            <text:p>rsvd,</text:p>
          </table:table-cell>
          <table:table-cell table:formula="of:=COM.MICROSOFT.CONCAT(&quot;// &quot;;[$intermediate.A214])" office:value-type="string" office:string-value="// D5" calcext:value-type="string">
            <text:p>// D5</text:p>
          </table:table-cell>
          <table:table-cell table:number-columns-repeated="2"/>
        </table:table-row>
        <table:table-row table:style-name="ro1">
          <table:table-cell/>
          <table:table-cell table:formula="of:=COM.MICROSOFT.CONCAT(IF(AND(HEX2DEC([$intermediate.A215])&gt;=HEX2DEC(&quot;e0&quot;); HEX2DEC([$intermediate.A215])&lt;HEX2DEC(&quot;FF&quot;));&quot;mfr&quot;;IFNA(COM.MICROSOFT.CONCAT(CHAR(34);[$intermediate.D215];CHAR(34));&quot;rsvd&quot;));&quot;,&quot;)" office:value-type="string" office:string-value="rsvd," calcext:value-type="string">
            <text:p>rsvd,</text:p>
          </table:table-cell>
          <table:table-cell table:formula="of:=COM.MICROSOFT.CONCAT(&quot;// &quot;;[$intermediate.A215])" office:value-type="string" office:string-value="// D6" calcext:value-type="string">
            <text:p>// D6</text:p>
          </table:table-cell>
          <table:table-cell table:number-columns-repeated="2"/>
        </table:table-row>
        <table:table-row table:style-name="ro1">
          <table:table-cell/>
          <table:table-cell table:formula="of:=COM.MICROSOFT.CONCAT(IF(AND(HEX2DEC([$intermediate.A216])&gt;=HEX2DEC(&quot;e0&quot;); HEX2DEC([$intermediate.A216])&lt;HEX2DEC(&quot;FF&quot;));&quot;mfr&quot;;IFNA(COM.MICROSOFT.CONCAT(CHAR(34);[$intermediate.D216];CHAR(34));&quot;rsvd&quot;));&quot;,&quot;)" office:value-type="string" office:string-value="rsvd," calcext:value-type="string">
            <text:p>rsvd,</text:p>
          </table:table-cell>
          <table:table-cell table:formula="of:=COM.MICROSOFT.CONCAT(&quot;// &quot;;[$intermediate.A216])" office:value-type="string" office:string-value="// D7" calcext:value-type="string">
            <text:p>// D7</text:p>
          </table:table-cell>
          <table:table-cell table:number-columns-repeated="2"/>
        </table:table-row>
        <table:table-row table:style-name="ro1">
          <table:table-cell/>
          <table:table-cell table:formula="of:=COM.MICROSOFT.CONCAT(IF(AND(HEX2DEC([$intermediate.A217])&gt;=HEX2DEC(&quot;e0&quot;); HEX2DEC([$intermediate.A217])&lt;HEX2DEC(&quot;FF&quot;));&quot;mfr&quot;;IFNA(COM.MICROSOFT.CONCAT(CHAR(34);[$intermediate.D217];CHAR(34));&quot;rsvd&quot;));&quot;,&quot;)" office:value-type="string" office:string-value="rsvd," calcext:value-type="string">
            <text:p>rsvd,</text:p>
          </table:table-cell>
          <table:table-cell table:formula="of:=COM.MICROSOFT.CONCAT(&quot;// &quot;;[$intermediate.A217])" office:value-type="string" office:string-value="// D8" calcext:value-type="string">
            <text:p>// D8</text:p>
          </table:table-cell>
          <table:table-cell table:number-columns-repeated="2"/>
        </table:table-row>
        <table:table-row table:style-name="ro1">
          <table:table-cell/>
          <table:table-cell table:formula="of:=COM.MICROSOFT.CONCAT(IF(AND(HEX2DEC([$intermediate.A218])&gt;=HEX2DEC(&quot;e0&quot;); HEX2DEC([$intermediate.A218])&lt;HEX2DEC(&quot;FF&quot;));&quot;mfr&quot;;IFNA(COM.MICROSOFT.CONCAT(CHAR(34);[$intermediate.D218];CHAR(34));&quot;rsvd&quot;));&quot;,&quot;)" office:value-type="string" office:string-value="rsvd," calcext:value-type="string">
            <text:p>rsvd,</text:p>
          </table:table-cell>
          <table:table-cell table:formula="of:=COM.MICROSOFT.CONCAT(&quot;// &quot;;[$intermediate.A218])" office:value-type="string" office:string-value="// D9" calcext:value-type="string">
            <text:p>// D9</text:p>
          </table:table-cell>
          <table:table-cell table:number-columns-repeated="2"/>
        </table:table-row>
        <table:table-row table:style-name="ro1">
          <table:table-cell/>
          <table:table-cell table:formula="of:=COM.MICROSOFT.CONCAT(IF(AND(HEX2DEC([$intermediate.A219])&gt;=HEX2DEC(&quot;e0&quot;); HEX2DEC([$intermediate.A219])&lt;HEX2DEC(&quot;FF&quot;));&quot;mfr&quot;;IFNA(COM.MICROSOFT.CONCAT(CHAR(34);[$intermediate.D219];CHAR(34));&quot;rsvd&quot;));&quot;,&quot;)" office:value-type="string" office:string-value="rsvd," calcext:value-type="string">
            <text:p>rsvd,</text:p>
          </table:table-cell>
          <table:table-cell table:formula="of:=COM.MICROSOFT.CONCAT(&quot;// &quot;;[$intermediate.A219])" office:value-type="string" office:string-value="// DA" calcext:value-type="string">
            <text:p>// DA</text:p>
          </table:table-cell>
          <table:table-cell table:number-columns-repeated="2"/>
        </table:table-row>
        <table:table-row table:style-name="ro1">
          <table:table-cell/>
          <table:table-cell table:formula="of:=COM.MICROSOFT.CONCAT(IF(AND(HEX2DEC([$intermediate.A220])&gt;=HEX2DEC(&quot;e0&quot;); HEX2DEC([$intermediate.A220])&lt;HEX2DEC(&quot;FF&quot;));&quot;mfr&quot;;IFNA(COM.MICROSOFT.CONCAT(CHAR(34);[$intermediate.D220];CHAR(34));&quot;rsvd&quot;));&quot;,&quot;)" office:value-type="string" office:string-value="rsvd," calcext:value-type="string">
            <text:p>rsvd,</text:p>
          </table:table-cell>
          <table:table-cell table:formula="of:=COM.MICROSOFT.CONCAT(&quot;// &quot;;[$intermediate.A220])" office:value-type="string" office:string-value="// DB" calcext:value-type="string">
            <text:p>// DB</text:p>
          </table:table-cell>
          <table:table-cell table:number-columns-repeated="2"/>
        </table:table-row>
        <table:table-row table:style-name="ro1">
          <table:table-cell/>
          <table:table-cell table:formula="of:=COM.MICROSOFT.CONCAT(IF(AND(HEX2DEC([$intermediate.A221])&gt;=HEX2DEC(&quot;e0&quot;); HEX2DEC([$intermediate.A221])&lt;HEX2DEC(&quot;FF&quot;));&quot;mfr&quot;;IFNA(COM.MICROSOFT.CONCAT(CHAR(34);[$intermediate.D221];CHAR(34));&quot;rsvd&quot;));&quot;,&quot;)" office:value-type="string" office:string-value="rsvd," calcext:value-type="string">
            <text:p>rsvd,</text:p>
          </table:table-cell>
          <table:table-cell table:formula="of:=COM.MICROSOFT.CONCAT(&quot;// &quot;;[$intermediate.A221])" office:value-type="string" office:string-value="// DC" calcext:value-type="string">
            <text:p>// DC</text:p>
          </table:table-cell>
          <table:table-cell table:style-name="ce7" table:number-columns-repeated="2"/>
        </table:table-row>
        <table:table-row table:style-name="ro1">
          <table:table-cell/>
          <table:table-cell table:formula="of:=COM.MICROSOFT.CONCAT(IF(AND(HEX2DEC([$intermediate.A222])&gt;=HEX2DEC(&quot;e0&quot;); HEX2DEC([$intermediate.A222])&lt;HEX2DEC(&quot;FF&quot;));&quot;mfr&quot;;IFNA(COM.MICROSOFT.CONCAT(CHAR(34);[$intermediate.D222];CHAR(34));&quot;rsvd&quot;));&quot;,&quot;)" office:value-type="string" office:string-value="rsvd," calcext:value-type="string">
            <text:p>rsvd,</text:p>
          </table:table-cell>
          <table:table-cell table:formula="of:=COM.MICROSOFT.CONCAT(&quot;// &quot;;[$intermediate.A222])" office:value-type="string" office:string-value="// DD" calcext:value-type="string">
            <text:p>// DD</text:p>
          </table:table-cell>
          <table:table-cell table:style-name="ce7" table:number-columns-repeated="2"/>
        </table:table-row>
        <table:table-row table:style-name="ro1">
          <table:table-cell/>
          <table:table-cell table:formula="of:=COM.MICROSOFT.CONCAT(IF(AND(HEX2DEC([$intermediate.A223])&gt;=HEX2DEC(&quot;e0&quot;); HEX2DEC([$intermediate.A223])&lt;HEX2DEC(&quot;FF&quot;));&quot;mfr&quot;;IFNA(COM.MICROSOFT.CONCAT(CHAR(34);[$intermediate.D223];CHAR(34));&quot;rsvd&quot;));&quot;,&quot;)" office:value-type="string" office:string-value="rsvd," calcext:value-type="string">
            <text:p>rsvd,</text:p>
          </table:table-cell>
          <table:table-cell table:formula="of:=COM.MICROSOFT.CONCAT(&quot;// &quot;;[$intermediate.A223])" office:value-type="string" office:string-value="// DE" calcext:value-type="string">
            <text:p>// DE</text:p>
          </table:table-cell>
          <table:table-cell table:style-name="ce7" table:number-columns-repeated="2"/>
        </table:table-row>
        <table:table-row table:style-name="ro1">
          <table:table-cell/>
          <table:table-cell table:formula="of:=COM.MICROSOFT.CONCAT(IF(AND(HEX2DEC([$intermediate.A224])&gt;=HEX2DEC(&quot;e0&quot;); HEX2DEC([$intermediate.A224])&lt;HEX2DEC(&quot;FF&quot;));&quot;mfr&quot;;IFNA(COM.MICROSOFT.CONCAT(CHAR(34);[$intermediate.D224];CHAR(34));&quot;rsvd&quot;));&quot;,&quot;)" office:value-type="string" office:string-value="rsvd," calcext:value-type="string">
            <text:p>rsvd,</text:p>
          </table:table-cell>
          <table:table-cell table:formula="of:=COM.MICROSOFT.CONCAT(&quot;// &quot;;[$intermediate.A224])" office:value-type="string" office:string-value="// DF" calcext:value-type="string">
            <text:p>// DF</text:p>
          </table:table-cell>
          <table:table-cell table:style-name="ce7" table:number-columns-repeated="2"/>
        </table:table-row>
        <table:table-row table:style-name="ro1">
          <table:table-cell/>
          <table:table-cell table:formula="of:=COM.MICROSOFT.CONCAT(IF(AND(HEX2DEC([$intermediate.A225])&gt;=HEX2DEC(&quot;e0&quot;); HEX2DEC([$intermediate.A225])&lt;HEX2DEC(&quot;FF&quot;));&quot;mfr&quot;;IFNA(COM.MICROSOFT.CONCAT(CHAR(34);[$intermediate.D225];CHAR(34));&quot;rsvd&quot;));&quot;,&quot;)" office:value-type="string" office:string-value="mfr," calcext:value-type="string">
            <text:p>mfr,</text:p>
          </table:table-cell>
          <table:table-cell table:formula="of:=COM.MICROSOFT.CONCAT(&quot;// &quot;;[$intermediate.A225])" office:value-type="string" office:string-value="// E0" calcext:value-type="string">
            <text:p>// E0</text:p>
          </table:table-cell>
          <table:table-cell table:style-name="ce7" table:number-columns-repeated="2"/>
        </table:table-row>
        <table:table-row table:style-name="ro1">
          <table:table-cell/>
          <table:table-cell table:formula="of:=COM.MICROSOFT.CONCAT(IF(AND(HEX2DEC([$intermediate.A226])&gt;=HEX2DEC(&quot;e0&quot;); HEX2DEC([$intermediate.A226])&lt;HEX2DEC(&quot;FF&quot;));&quot;mfr&quot;;IFNA(COM.MICROSOFT.CONCAT(CHAR(34);[$intermediate.D226];CHAR(34));&quot;rsvd&quot;));&quot;,&quot;)" office:value-type="string" office:string-value="mfr," calcext:value-type="string">
            <text:p>mfr,</text:p>
          </table:table-cell>
          <table:table-cell table:formula="of:=COM.MICROSOFT.CONCAT(&quot;// &quot;;[$intermediate.A226])" office:value-type="string" office:string-value="// E1" calcext:value-type="string">
            <text:p>// E1</text:p>
          </table:table-cell>
          <table:table-cell table:style-name="ce7" table:number-columns-repeated="2"/>
        </table:table-row>
        <table:table-row table:style-name="ro1">
          <table:table-cell/>
          <table:table-cell table:formula="of:=COM.MICROSOFT.CONCAT(IF(AND(HEX2DEC([$intermediate.A227])&gt;=HEX2DEC(&quot;e0&quot;); HEX2DEC([$intermediate.A227])&lt;HEX2DEC(&quot;FF&quot;));&quot;mfr&quot;;IFNA(COM.MICROSOFT.CONCAT(CHAR(34);[$intermediate.D227];CHAR(34));&quot;rsvd&quot;));&quot;,&quot;)" office:value-type="string" office:string-value="mfr," calcext:value-type="string">
            <text:p>mfr,</text:p>
          </table:table-cell>
          <table:table-cell table:formula="of:=COM.MICROSOFT.CONCAT(&quot;// &quot;;[$intermediate.A227])" office:value-type="string" office:string-value="// E2" calcext:value-type="string">
            <text:p>// E2</text:p>
          </table:table-cell>
          <table:table-cell table:style-name="ce7" table:number-columns-repeated="2"/>
        </table:table-row>
        <table:table-row table:style-name="ro1">
          <table:table-cell/>
          <table:table-cell table:formula="of:=COM.MICROSOFT.CONCAT(IF(AND(HEX2DEC([$intermediate.A228])&gt;=HEX2DEC(&quot;e0&quot;); HEX2DEC([$intermediate.A228])&lt;HEX2DEC(&quot;FF&quot;));&quot;mfr&quot;;IFNA(COM.MICROSOFT.CONCAT(CHAR(34);[$intermediate.D228];CHAR(34));&quot;rsvd&quot;));&quot;,&quot;)" office:value-type="string" office:string-value="mfr," calcext:value-type="string">
            <text:p>mfr,</text:p>
          </table:table-cell>
          <table:table-cell table:formula="of:=COM.MICROSOFT.CONCAT(&quot;// &quot;;[$intermediate.A228])" office:value-type="string" office:string-value="// E3" calcext:value-type="string">
            <text:p>// E3</text:p>
          </table:table-cell>
          <table:table-cell table:style-name="ce7" table:number-columns-repeated="2"/>
        </table:table-row>
        <table:table-row table:style-name="ro1">
          <table:table-cell/>
          <table:table-cell table:formula="of:=COM.MICROSOFT.CONCAT(IF(AND(HEX2DEC([$intermediate.A229])&gt;=HEX2DEC(&quot;e0&quot;); HEX2DEC([$intermediate.A229])&lt;HEX2DEC(&quot;FF&quot;));&quot;mfr&quot;;IFNA(COM.MICROSOFT.CONCAT(CHAR(34);[$intermediate.D229];CHAR(34));&quot;rsvd&quot;));&quot;,&quot;)" office:value-type="string" office:string-value="mfr," calcext:value-type="string">
            <text:p>mfr,</text:p>
          </table:table-cell>
          <table:table-cell table:formula="of:=COM.MICROSOFT.CONCAT(&quot;// &quot;;[$intermediate.A229])" office:value-type="string" office:string-value="// E4" calcext:value-type="string">
            <text:p>// E4</text:p>
          </table:table-cell>
          <table:table-cell table:style-name="ce7" table:number-columns-repeated="2"/>
        </table:table-row>
        <table:table-row table:style-name="ro1">
          <table:table-cell/>
          <table:table-cell table:formula="of:=COM.MICROSOFT.CONCAT(IF(AND(HEX2DEC([$intermediate.A230])&gt;=HEX2DEC(&quot;e0&quot;); HEX2DEC([$intermediate.A230])&lt;HEX2DEC(&quot;FF&quot;));&quot;mfr&quot;;IFNA(COM.MICROSOFT.CONCAT(CHAR(34);[$intermediate.D230];CHAR(34));&quot;rsvd&quot;));&quot;,&quot;)" office:value-type="string" office:string-value="mfr," calcext:value-type="string">
            <text:p>mfr,</text:p>
          </table:table-cell>
          <table:table-cell table:formula="of:=COM.MICROSOFT.CONCAT(&quot;// &quot;;[$intermediate.A230])" office:value-type="string" office:string-value="// E5" calcext:value-type="string">
            <text:p>// E5</text:p>
          </table:table-cell>
          <table:table-cell table:style-name="ce7" table:number-columns-repeated="2"/>
        </table:table-row>
        <table:table-row table:style-name="ro1">
          <table:table-cell/>
          <table:table-cell table:formula="of:=COM.MICROSOFT.CONCAT(IF(AND(HEX2DEC([$intermediate.A231])&gt;=HEX2DEC(&quot;e0&quot;); HEX2DEC([$intermediate.A231])&lt;HEX2DEC(&quot;FF&quot;));&quot;mfr&quot;;IFNA(COM.MICROSOFT.CONCAT(CHAR(34);[$intermediate.D231];CHAR(34));&quot;rsvd&quot;));&quot;,&quot;)" office:value-type="string" office:string-value="mfr," calcext:value-type="string">
            <text:p>mfr,</text:p>
          </table:table-cell>
          <table:table-cell table:formula="of:=COM.MICROSOFT.CONCAT(&quot;// &quot;;[$intermediate.A231])" office:value-type="string" office:string-value="// E6" calcext:value-type="string">
            <text:p>// E6</text:p>
          </table:table-cell>
          <table:table-cell table:style-name="ce7" table:number-columns-repeated="2"/>
        </table:table-row>
        <table:table-row table:style-name="ro1">
          <table:table-cell/>
          <table:table-cell table:formula="of:=COM.MICROSOFT.CONCAT(IF(AND(HEX2DEC([$intermediate.A232])&gt;=HEX2DEC(&quot;e0&quot;); HEX2DEC([$intermediate.A232])&lt;HEX2DEC(&quot;FF&quot;));&quot;mfr&quot;;IFNA(COM.MICROSOFT.CONCAT(CHAR(34);[$intermediate.D232];CHAR(34));&quot;rsvd&quot;));&quot;,&quot;)" office:value-type="string" office:string-value="mfr," calcext:value-type="string">
            <text:p>mfr,</text:p>
          </table:table-cell>
          <table:table-cell table:formula="of:=COM.MICROSOFT.CONCAT(&quot;// &quot;;[$intermediate.A232])" office:value-type="string" office:string-value="// E7" calcext:value-type="string">
            <text:p>// E7</text:p>
          </table:table-cell>
          <table:table-cell table:style-name="ce7" table:number-columns-repeated="2"/>
        </table:table-row>
        <table:table-row table:style-name="ro1">
          <table:table-cell/>
          <table:table-cell table:formula="of:=COM.MICROSOFT.CONCAT(IF(AND(HEX2DEC([$intermediate.A233])&gt;=HEX2DEC(&quot;e0&quot;); HEX2DEC([$intermediate.A233])&lt;HEX2DEC(&quot;FF&quot;));&quot;mfr&quot;;IFNA(COM.MICROSOFT.CONCAT(CHAR(34);[$intermediate.D233];CHAR(34));&quot;rsvd&quot;));&quot;,&quot;)" office:value-type="string" office:string-value="mfr," calcext:value-type="string">
            <text:p>mfr,</text:p>
          </table:table-cell>
          <table:table-cell table:formula="of:=COM.MICROSOFT.CONCAT(&quot;// &quot;;[$intermediate.A233])" office:value-type="string" office:string-value="// E8" calcext:value-type="string">
            <text:p>// E8</text:p>
          </table:table-cell>
          <table:table-cell table:style-name="ce7" table:number-columns-repeated="2"/>
        </table:table-row>
        <table:table-row table:style-name="ro1">
          <table:table-cell/>
          <table:table-cell table:formula="of:=COM.MICROSOFT.CONCAT(IF(AND(HEX2DEC([$intermediate.A234])&gt;=HEX2DEC(&quot;e0&quot;); HEX2DEC([$intermediate.A234])&lt;HEX2DEC(&quot;FF&quot;));&quot;mfr&quot;;IFNA(COM.MICROSOFT.CONCAT(CHAR(34);[$intermediate.D234];CHAR(34));&quot;rsvd&quot;));&quot;,&quot;)" office:value-type="string" office:string-value="mfr," calcext:value-type="string">
            <text:p>mfr,</text:p>
          </table:table-cell>
          <table:table-cell table:formula="of:=COM.MICROSOFT.CONCAT(&quot;// &quot;;[$intermediate.A234])" office:value-type="string" office:string-value="// E9" calcext:value-type="string">
            <text:p>// E9</text:p>
          </table:table-cell>
          <table:table-cell table:style-name="ce7" table:number-columns-repeated="2"/>
        </table:table-row>
        <table:table-row table:style-name="ro1">
          <table:table-cell/>
          <table:table-cell table:formula="of:=COM.MICROSOFT.CONCAT(IF(AND(HEX2DEC([$intermediate.A235])&gt;=HEX2DEC(&quot;e0&quot;); HEX2DEC([$intermediate.A235])&lt;HEX2DEC(&quot;FF&quot;));&quot;mfr&quot;;IFNA(COM.MICROSOFT.CONCAT(CHAR(34);[$intermediate.D235];CHAR(34));&quot;rsvd&quot;));&quot;,&quot;)" office:value-type="string" office:string-value="mfr," calcext:value-type="string">
            <text:p>mfr,</text:p>
          </table:table-cell>
          <table:table-cell table:formula="of:=COM.MICROSOFT.CONCAT(&quot;// &quot;;[$intermediate.A235])" office:value-type="string" office:string-value="// EA" calcext:value-type="string">
            <text:p>// EA</text:p>
          </table:table-cell>
          <table:table-cell table:style-name="ce7" table:number-columns-repeated="2"/>
        </table:table-row>
        <table:table-row table:style-name="ro1">
          <table:table-cell/>
          <table:table-cell table:formula="of:=COM.MICROSOFT.CONCAT(IF(AND(HEX2DEC([$intermediate.A236])&gt;=HEX2DEC(&quot;e0&quot;); HEX2DEC([$intermediate.A236])&lt;HEX2DEC(&quot;FF&quot;));&quot;mfr&quot;;IFNA(COM.MICROSOFT.CONCAT(CHAR(34);[$intermediate.D236];CHAR(34));&quot;rsvd&quot;));&quot;,&quot;)" office:value-type="string" office:string-value="mfr," calcext:value-type="string">
            <text:p>mfr,</text:p>
          </table:table-cell>
          <table:table-cell table:formula="of:=COM.MICROSOFT.CONCAT(&quot;// &quot;;[$intermediate.A236])" office:value-type="string" office:string-value="// EB" calcext:value-type="string">
            <text:p>// EB</text:p>
          </table:table-cell>
          <table:table-cell table:style-name="ce7" table:number-columns-repeated="2"/>
        </table:table-row>
        <table:table-row table:style-name="ro1">
          <table:table-cell/>
          <table:table-cell table:formula="of:=COM.MICROSOFT.CONCAT(IF(AND(HEX2DEC([$intermediate.A237])&gt;=HEX2DEC(&quot;e0&quot;); HEX2DEC([$intermediate.A237])&lt;HEX2DEC(&quot;FF&quot;));&quot;mfr&quot;;IFNA(COM.MICROSOFT.CONCAT(CHAR(34);[$intermediate.D237];CHAR(34));&quot;rsvd&quot;));&quot;,&quot;)" office:value-type="string" office:string-value="mfr," calcext:value-type="string">
            <text:p>mfr,</text:p>
          </table:table-cell>
          <table:table-cell table:formula="of:=COM.MICROSOFT.CONCAT(&quot;// &quot;;[$intermediate.A237])" office:value-type="string" office:string-value="// EC" calcext:value-type="string">
            <text:p>// EC</text:p>
          </table:table-cell>
          <table:table-cell table:style-name="ce7" table:number-columns-repeated="2"/>
        </table:table-row>
        <table:table-row table:style-name="ro1">
          <table:table-cell/>
          <table:table-cell table:formula="of:=COM.MICROSOFT.CONCAT(IF(AND(HEX2DEC([$intermediate.A238])&gt;=HEX2DEC(&quot;e0&quot;); HEX2DEC([$intermediate.A238])&lt;HEX2DEC(&quot;FF&quot;));&quot;mfr&quot;;IFNA(COM.MICROSOFT.CONCAT(CHAR(34);[$intermediate.D238];CHAR(34));&quot;rsvd&quot;));&quot;,&quot;)" office:value-type="string" office:string-value="mfr," calcext:value-type="string">
            <text:p>mfr,</text:p>
          </table:table-cell>
          <table:table-cell table:formula="of:=COM.MICROSOFT.CONCAT(&quot;// &quot;;[$intermediate.A238])" office:value-type="string" office:string-value="// ED" calcext:value-type="string">
            <text:p>// ED</text:p>
          </table:table-cell>
          <table:table-cell table:style-name="ce7" table:number-columns-repeated="2"/>
        </table:table-row>
        <table:table-row table:style-name="ro1">
          <table:table-cell/>
          <table:table-cell table:formula="of:=COM.MICROSOFT.CONCAT(IF(AND(HEX2DEC([$intermediate.A239])&gt;=HEX2DEC(&quot;e0&quot;); HEX2DEC([$intermediate.A239])&lt;HEX2DEC(&quot;FF&quot;));&quot;mfr&quot;;IFNA(COM.MICROSOFT.CONCAT(CHAR(34);[$intermediate.D239];CHAR(34));&quot;rsvd&quot;));&quot;,&quot;)" office:value-type="string" office:string-value="mfr," calcext:value-type="string">
            <text:p>mfr,</text:p>
          </table:table-cell>
          <table:table-cell table:formula="of:=COM.MICROSOFT.CONCAT(&quot;// &quot;;[$intermediate.A239])" office:value-type="string" office:string-value="// EE" calcext:value-type="string">
            <text:p>// EE</text:p>
          </table:table-cell>
          <table:table-cell table:style-name="ce7" table:number-columns-repeated="2"/>
        </table:table-row>
        <table:table-row table:style-name="ro1">
          <table:table-cell/>
          <table:table-cell table:formula="of:=COM.MICROSOFT.CONCAT(IF(AND(HEX2DEC([$intermediate.A240])&gt;=HEX2DEC(&quot;e0&quot;); HEX2DEC([$intermediate.A240])&lt;HEX2DEC(&quot;FF&quot;));&quot;mfr&quot;;IFNA(COM.MICROSOFT.CONCAT(CHAR(34);[$intermediate.D240];CHAR(34));&quot;rsvd&quot;));&quot;,&quot;)" office:value-type="string" office:string-value="mfr," calcext:value-type="string">
            <text:p>mfr,</text:p>
          </table:table-cell>
          <table:table-cell table:formula="of:=COM.MICROSOFT.CONCAT(&quot;// &quot;;[$intermediate.A240])" office:value-type="string" office:string-value="// EF" calcext:value-type="string">
            <text:p>// EF</text:p>
          </table:table-cell>
          <table:table-cell table:style-name="ce7" table:number-columns-repeated="2"/>
        </table:table-row>
        <table:table-row table:style-name="ro1">
          <table:table-cell/>
          <table:table-cell table:formula="of:=COM.MICROSOFT.CONCAT(IF(AND(HEX2DEC([$intermediate.A241])&gt;=HEX2DEC(&quot;e0&quot;); HEX2DEC([$intermediate.A241])&lt;HEX2DEC(&quot;FF&quot;));&quot;mfr&quot;;IFNA(COM.MICROSOFT.CONCAT(CHAR(34);[$intermediate.D241];CHAR(34));&quot;rsvd&quot;));&quot;,&quot;)" office:value-type="string" office:string-value="mfr," calcext:value-type="string">
            <text:p>mfr,</text:p>
          </table:table-cell>
          <table:table-cell table:formula="of:=COM.MICROSOFT.CONCAT(&quot;// &quot;;[$intermediate.A241])" office:value-type="string" office:string-value="// F0" calcext:value-type="string">
            <text:p>// F0</text:p>
          </table:table-cell>
          <table:table-cell table:style-name="ce7" table:number-columns-repeated="2"/>
        </table:table-row>
        <table:table-row table:style-name="ro1">
          <table:table-cell/>
          <table:table-cell table:formula="of:=COM.MICROSOFT.CONCAT(IF(AND(HEX2DEC([$intermediate.A242])&gt;=HEX2DEC(&quot;e0&quot;); HEX2DEC([$intermediate.A242])&lt;HEX2DEC(&quot;FF&quot;));&quot;mfr&quot;;IFNA(COM.MICROSOFT.CONCAT(CHAR(34);[$intermediate.D242];CHAR(34));&quot;rsvd&quot;));&quot;,&quot;)" office:value-type="string" office:string-value="mfr," calcext:value-type="string">
            <text:p>mfr,</text:p>
          </table:table-cell>
          <table:table-cell table:formula="of:=COM.MICROSOFT.CONCAT(&quot;// &quot;;[$intermediate.A242])" office:value-type="string" office:string-value="// F1" calcext:value-type="string">
            <text:p>// F1</text:p>
          </table:table-cell>
          <table:table-cell table:style-name="ce7" table:number-columns-repeated="2"/>
        </table:table-row>
        <table:table-row table:style-name="ro1">
          <table:table-cell/>
          <table:table-cell table:formula="of:=COM.MICROSOFT.CONCAT(IF(AND(HEX2DEC([$intermediate.A243])&gt;=HEX2DEC(&quot;e0&quot;); HEX2DEC([$intermediate.A243])&lt;HEX2DEC(&quot;FF&quot;));&quot;mfr&quot;;IFNA(COM.MICROSOFT.CONCAT(CHAR(34);[$intermediate.D243];CHAR(34));&quot;rsvd&quot;));&quot;,&quot;)" office:value-type="string" office:string-value="mfr," calcext:value-type="string">
            <text:p>mfr,</text:p>
          </table:table-cell>
          <table:table-cell table:formula="of:=COM.MICROSOFT.CONCAT(&quot;// &quot;;[$intermediate.A243])" office:value-type="string" office:string-value="// F2" calcext:value-type="string">
            <text:p>// F2</text:p>
          </table:table-cell>
          <table:table-cell table:style-name="ce7" table:number-columns-repeated="2"/>
        </table:table-row>
        <table:table-row table:style-name="ro1">
          <table:table-cell/>
          <table:table-cell table:formula="of:=COM.MICROSOFT.CONCAT(IF(AND(HEX2DEC([$intermediate.A244])&gt;=HEX2DEC(&quot;e0&quot;); HEX2DEC([$intermediate.A244])&lt;HEX2DEC(&quot;FF&quot;));&quot;mfr&quot;;IFNA(COM.MICROSOFT.CONCAT(CHAR(34);[$intermediate.D244];CHAR(34));&quot;rsvd&quot;));&quot;,&quot;)" office:value-type="string" office:string-value="mfr," calcext:value-type="string">
            <text:p>mfr,</text:p>
          </table:table-cell>
          <table:table-cell table:formula="of:=COM.MICROSOFT.CONCAT(&quot;// &quot;;[$intermediate.A244])" office:value-type="string" office:string-value="// F3" calcext:value-type="string">
            <text:p>// F3</text:p>
          </table:table-cell>
          <table:table-cell table:style-name="ce7" table:number-columns-repeated="2"/>
        </table:table-row>
        <table:table-row table:style-name="ro1">
          <table:table-cell/>
          <table:table-cell table:formula="of:=COM.MICROSOFT.CONCAT(IF(AND(HEX2DEC([$intermediate.A245])&gt;=HEX2DEC(&quot;e0&quot;); HEX2DEC([$intermediate.A245])&lt;HEX2DEC(&quot;FF&quot;));&quot;mfr&quot;;IFNA(COM.MICROSOFT.CONCAT(CHAR(34);[$intermediate.D245];CHAR(34));&quot;rsvd&quot;));&quot;,&quot;)" office:value-type="string" office:string-value="mfr," calcext:value-type="string">
            <text:p>mfr,</text:p>
          </table:table-cell>
          <table:table-cell table:formula="of:=COM.MICROSOFT.CONCAT(&quot;// &quot;;[$intermediate.A245])" office:value-type="string" office:string-value="// F4" calcext:value-type="string">
            <text:p>// F4</text:p>
          </table:table-cell>
          <table:table-cell table:style-name="ce7" table:number-columns-repeated="2"/>
        </table:table-row>
        <table:table-row table:style-name="ro1">
          <table:table-cell/>
          <table:table-cell table:formula="of:=COM.MICROSOFT.CONCAT(IF(AND(HEX2DEC([$intermediate.A246])&gt;=HEX2DEC(&quot;e0&quot;); HEX2DEC([$intermediate.A246])&lt;HEX2DEC(&quot;FF&quot;));&quot;mfr&quot;;IFNA(COM.MICROSOFT.CONCAT(CHAR(34);[$intermediate.D246];CHAR(34));&quot;rsvd&quot;));&quot;,&quot;)" office:value-type="string" office:string-value="mfr," calcext:value-type="string">
            <text:p>mfr,</text:p>
          </table:table-cell>
          <table:table-cell table:formula="of:=COM.MICROSOFT.CONCAT(&quot;// &quot;;[$intermediate.A246])" office:value-type="string" office:string-value="// F5" calcext:value-type="string">
            <text:p>// F5</text:p>
          </table:table-cell>
          <table:table-cell table:style-name="ce7" table:number-columns-repeated="2"/>
        </table:table-row>
        <table:table-row table:style-name="ro1">
          <table:table-cell/>
          <table:table-cell table:formula="of:=COM.MICROSOFT.CONCAT(IF(AND(HEX2DEC([$intermediate.A247])&gt;=HEX2DEC(&quot;e0&quot;); HEX2DEC([$intermediate.A247])&lt;HEX2DEC(&quot;FF&quot;));&quot;mfr&quot;;IFNA(COM.MICROSOFT.CONCAT(CHAR(34);[$intermediate.D247];CHAR(34));&quot;rsvd&quot;));&quot;,&quot;)" office:value-type="string" office:string-value="mfr," calcext:value-type="string">
            <text:p>mfr,</text:p>
          </table:table-cell>
          <table:table-cell table:formula="of:=COM.MICROSOFT.CONCAT(&quot;// &quot;;[$intermediate.A247])" office:value-type="string" office:string-value="// F6" calcext:value-type="string">
            <text:p>// F6</text:p>
          </table:table-cell>
          <table:table-cell table:style-name="ce7" table:number-columns-repeated="2"/>
        </table:table-row>
        <table:table-row table:style-name="ro1">
          <table:table-cell/>
          <table:table-cell table:formula="of:=COM.MICROSOFT.CONCAT(IF(AND(HEX2DEC([$intermediate.A248])&gt;=HEX2DEC(&quot;e0&quot;); HEX2DEC([$intermediate.A248])&lt;HEX2DEC(&quot;FF&quot;));&quot;mfr&quot;;IFNA(COM.MICROSOFT.CONCAT(CHAR(34);[$intermediate.D248];CHAR(34));&quot;rsvd&quot;));&quot;,&quot;)" office:value-type="string" office:string-value="mfr," calcext:value-type="string">
            <text:p>mfr,</text:p>
          </table:table-cell>
          <table:table-cell table:formula="of:=COM.MICROSOFT.CONCAT(&quot;// &quot;;[$intermediate.A248])" office:value-type="string" office:string-value="// F7" calcext:value-type="string">
            <text:p>// F7</text:p>
          </table:table-cell>
          <table:table-cell table:style-name="ce7" table:number-columns-repeated="2"/>
        </table:table-row>
        <table:table-row table:style-name="ro1">
          <table:table-cell/>
          <table:table-cell table:formula="of:=COM.MICROSOFT.CONCAT(IF(AND(HEX2DEC([$intermediate.A249])&gt;=HEX2DEC(&quot;e0&quot;); HEX2DEC([$intermediate.A249])&lt;HEX2DEC(&quot;FF&quot;));&quot;mfr&quot;;IFNA(COM.MICROSOFT.CONCAT(CHAR(34);[$intermediate.D249];CHAR(34));&quot;rsvd&quot;));&quot;,&quot;)" office:value-type="string" office:string-value="mfr," calcext:value-type="string">
            <text:p>mfr,</text:p>
          </table:table-cell>
          <table:table-cell table:formula="of:=COM.MICROSOFT.CONCAT(&quot;// &quot;;[$intermediate.A249])" office:value-type="string" office:string-value="// F8" calcext:value-type="string">
            <text:p>// F8</text:p>
          </table:table-cell>
          <table:table-cell table:style-name="ce7" table:number-columns-repeated="2"/>
        </table:table-row>
        <table:table-row table:style-name="ro1">
          <table:table-cell/>
          <table:table-cell table:formula="of:=COM.MICROSOFT.CONCAT(IF(AND(HEX2DEC([$intermediate.A250])&gt;=HEX2DEC(&quot;e0&quot;); HEX2DEC([$intermediate.A250])&lt;HEX2DEC(&quot;FF&quot;));&quot;mfr&quot;;IFNA(COM.MICROSOFT.CONCAT(CHAR(34);[$intermediate.D250];CHAR(34));&quot;rsvd&quot;));&quot;,&quot;)" office:value-type="string" office:string-value="mfr," calcext:value-type="string">
            <text:p>mfr,</text:p>
          </table:table-cell>
          <table:table-cell table:formula="of:=COM.MICROSOFT.CONCAT(&quot;// &quot;;[$intermediate.A250])" office:value-type="string" office:string-value="// F9" calcext:value-type="string">
            <text:p>// F9</text:p>
          </table:table-cell>
          <table:table-cell table:style-name="ce7" table:number-columns-repeated="2"/>
        </table:table-row>
        <table:table-row table:style-name="ro1">
          <table:table-cell/>
          <table:table-cell table:formula="of:=COM.MICROSOFT.CONCAT(IF(AND(HEX2DEC([$intermediate.A251])&gt;=HEX2DEC(&quot;e0&quot;); HEX2DEC([$intermediate.A251])&lt;HEX2DEC(&quot;FF&quot;));&quot;mfr&quot;;IFNA(COM.MICROSOFT.CONCAT(CHAR(34);[$intermediate.D251];CHAR(34));&quot;rsvd&quot;));&quot;,&quot;)" office:value-type="string" office:string-value="mfr," calcext:value-type="string">
            <text:p>mfr,</text:p>
          </table:table-cell>
          <table:table-cell table:formula="of:=COM.MICROSOFT.CONCAT(&quot;// &quot;;[$intermediate.A251])" office:value-type="string" office:string-value="// FA" calcext:value-type="string">
            <text:p>// FA</text:p>
          </table:table-cell>
          <table:table-cell table:style-name="ce7" table:number-columns-repeated="2"/>
        </table:table-row>
        <table:table-row table:style-name="ro1">
          <table:table-cell/>
          <table:table-cell table:formula="of:=COM.MICROSOFT.CONCAT(IF(AND(HEX2DEC([$intermediate.A252])&gt;=HEX2DEC(&quot;e0&quot;); HEX2DEC([$intermediate.A252])&lt;HEX2DEC(&quot;FF&quot;));&quot;mfr&quot;;IFNA(COM.MICROSOFT.CONCAT(CHAR(34);[$intermediate.D252];CHAR(34));&quot;rsvd&quot;));&quot;,&quot;)" office:value-type="string" office:string-value="mfr," calcext:value-type="string">
            <text:p>mfr,</text:p>
          </table:table-cell>
          <table:table-cell table:formula="of:=COM.MICROSOFT.CONCAT(&quot;// &quot;;[$intermediate.A252])" office:value-type="string" office:string-value="// FB" calcext:value-type="string">
            <text:p>// FB</text:p>
          </table:table-cell>
          <table:table-cell table:style-name="ce7" table:number-columns-repeated="2"/>
        </table:table-row>
        <table:table-row table:style-name="ro1">
          <table:table-cell/>
          <table:table-cell table:formula="of:=COM.MICROSOFT.CONCAT(IF(AND(HEX2DEC([$intermediate.A253])&gt;=HEX2DEC(&quot;e0&quot;); HEX2DEC([$intermediate.A253])&lt;HEX2DEC(&quot;FF&quot;));&quot;mfr&quot;;IFNA(COM.MICROSOFT.CONCAT(CHAR(34);[$intermediate.D253];CHAR(34));&quot;rsvd&quot;));&quot;,&quot;)" office:value-type="string" office:string-value="mfr," calcext:value-type="string">
            <text:p>mfr,</text:p>
          </table:table-cell>
          <table:table-cell table:formula="of:=COM.MICROSOFT.CONCAT(&quot;// &quot;;[$intermediate.A253])" office:value-type="string" office:string-value="// FC" calcext:value-type="string">
            <text:p>// FC</text:p>
          </table:table-cell>
          <table:table-cell table:style-name="ce7" table:number-columns-repeated="2"/>
        </table:table-row>
        <table:table-row table:style-name="ro1">
          <table:table-cell/>
          <table:table-cell table:formula="of:=COM.MICROSOFT.CONCAT(IF(AND(HEX2DEC([$intermediate.A254])&gt;=HEX2DEC(&quot;e0&quot;); HEX2DEC([$intermediate.A254])&lt;HEX2DEC(&quot;FF&quot;));&quot;mfr&quot;;IFNA(COM.MICROSOFT.CONCAT(CHAR(34);[$intermediate.D254];CHAR(34));&quot;rsvd&quot;));&quot;,&quot;)" office:value-type="string" office:string-value="mfr," calcext:value-type="string">
            <text:p>mfr,</text:p>
          </table:table-cell>
          <table:table-cell table:formula="of:=COM.MICROSOFT.CONCAT(&quot;// &quot;;[$intermediate.A254])" office:value-type="string" office:string-value="// FD" calcext:value-type="string">
            <text:p>// FD</text:p>
          </table:table-cell>
          <table:table-cell table:style-name="ce7" table:number-columns-repeated="2"/>
        </table:table-row>
        <table:table-row table:style-name="ro1">
          <table:table-cell/>
          <table:table-cell table:formula="of:=COM.MICROSOFT.CONCAT(IF(AND(HEX2DEC([$intermediate.A255])&gt;=HEX2DEC(&quot;e0&quot;); HEX2DEC([$intermediate.A255])&lt;HEX2DEC(&quot;FF&quot;));&quot;mfr&quot;;IFNA(COM.MICROSOFT.CONCAT(CHAR(34);[$intermediate.D255];CHAR(34));&quot;rsvd&quot;));&quot;,&quot;)" office:value-type="string" office:string-value="mfr," calcext:value-type="string">
            <text:p>mfr,</text:p>
          </table:table-cell>
          <table:table-cell table:formula="of:=COM.MICROSOFT.CONCAT(&quot;// &quot;;[$intermediate.A255])" office:value-type="string" office:string-value="// FE" calcext:value-type="string">
            <text:p>// FE</text:p>
          </table:table-cell>
          <table:table-cell table:style-name="ce7" table:number-columns-repeated="2"/>
        </table:table-row>
        <table:table-row table:style-name="ro1">
          <table:table-cell/>
          <table:table-cell table:formula="of:=COM.MICROSOFT.CONCAT(IF(AND(HEX2DEC([$intermediate.A256])&gt;=HEX2DEC(&quot;e0&quot;); HEX2DEC([$intermediate.A256])&lt;HEX2DEC(&quot;FF&quot;));&quot;mfr&quot;;IFNA(COM.MICROSOFT.CONCAT(CHAR(34);[$intermediate.D256];CHAR(34));&quot;rsvd&quot;));&quot;,&quot;)" office:value-type="string" office:string-value="&quot;Empty&quot;," calcext:value-type="string">
            <text:p>"Empty",</text:p>
          </table:table-cell>
          <table:table-cell table:formula="of:=COM.MICROSOFT.CONCAT(&quot;// &quot;;[$intermediate.A256])" office:value-type="string" office:string-value="// FF" calcext:value-type="string">
            <text:p>// FF</text:p>
          </table:table-cell>
          <table:table-cell table:style-name="ce7" table:number-columns-repeated="2"/>
        </table:table-row>
        <table:table-row table:style-name="ro1">
          <table:table-cell/>
          <table:table-cell office:value-type="string" calcext:value-type="string">
            <text:p>};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st char * const SE_Info_Codes[] = {</text:p>
          </table:table-cell>
          <table:table-cell table:formula="of:=COM.MICROSOFT.CONCAT(IF(AND(HEX2DEC([$intermediate.A1])&gt;=HEX2DEC(&quot;e0&quot;); HEX2DEC([$intermediate.A1])&lt;HEX2DEC(&quot;FF&quot;));&quot;mfr&quot;;IFNA(COM.MICROSOFT.CONCAT(CHAR(34);[$intermediate.H1];CHAR(34));&quot;rsvd&quot;));&quot;,&quot;)" office:value-type="string" office:string-value="&quot;Depricated_Unspecified&quot;," calcext:value-type="string">
            <text:p>"Depricated_Unspecified",</text:p>
          </table:table-cell>
          <table:table-cell table:formula="of:=COM.MICROSOFT.CONCAT(&quot;// &quot;;[$intermediate.A1])" office:value-type="string" office:string-value="// 0" calcext:value-type="string">
            <text:p>// 0</text:p>
          </table:table-cell>
          <table:table-cell table:number-columns-repeated="2"/>
        </table:table-row>
        <table:table-row table:style-name="ro1">
          <table:table-cell/>
          <table:table-cell table:formula="of:=COM.MICROSOFT.CONCAT(IF(AND(HEX2DEC([$intermediate.A2])&gt;=HEX2DEC(&quot;e0&quot;); HEX2DEC([$intermediate.A2])&lt;HEX2DEC(&quot;FF&quot;));&quot;mfr&quot;;IFNA(COM.MICROSOFT.CONCAT(CHAR(34);[$intermediate.H2];CHAR(34));&quot;rsvd&quot;));&quot;,&quot;)" office:value-type="string" office:string-value="&quot;Depricated_sleep&quot;," calcext:value-type="string">
            <text:p>"Depricated_sleep",</text:p>
          </table:table-cell>
          <table:table-cell table:formula="of:=COM.MICROSOFT.CONCAT(&quot;// &quot;;[$intermediate.A2])" office:value-type="string" office:string-value="// 1" calcext:value-type="string">
            <text:p>// 1</text:p>
          </table:table-cell>
          <table:table-cell table:number-columns-repeated="2"/>
        </table:table-row>
        <table:table-row table:style-name="ro1">
          <table:table-cell/>
          <table:table-cell table:formula="of:=COM.MICROSOFT.CONCAT(IF(AND(HEX2DEC([$intermediate.A3])&gt;=HEX2DEC(&quot;e0&quot;); HEX2DEC([$intermediate.A3])&lt;HEX2DEC(&quot;FF&quot;));&quot;mfr&quot;;IFNA(COM.MICROSOFT.CONCAT(CHAR(34);[$intermediate.H3];CHAR(34));&quot;rsvd&quot;));&quot;,&quot;)" office:value-type="string" office:string-value="&quot;Depricated_Energy_Unavailable&quot;," calcext:value-type="string">
            <text:p>"Depricated_Energy_Unavailable",</text:p>
          </table:table-cell>
          <table:table-cell table:formula="of:=COM.MICROSOFT.CONCAT(&quot;// &quot;;[$intermediate.A3])" office:value-type="string" office:string-value="// 2" calcext:value-type="string">
            <text:p>// 2</text:p>
          </table:table-cell>
          <table:table-cell table:number-columns-repeated="2"/>
        </table:table-row>
        <table:table-row table:style-name="ro1">
          <table:table-cell/>
          <table:table-cell table:formula="of:=COM.MICROSOFT.CONCAT(IF(AND(HEX2DEC([$intermediate.A4])&gt;=HEX2DEC(&quot;e0&quot;); HEX2DEC([$intermediate.A4])&lt;HEX2DEC(&quot;FF&quot;));&quot;mfr&quot;;IFNA(COM.MICROSOFT.CONCAT(CHAR(34);[$intermediate.H4];CHAR(34));&quot;rsvd&quot;));&quot;,&quot;)" office:value-type="string" office:string-value="&quot;Depricated_User_Stop&quot;," calcext:value-type="string">
            <text:p>"Depricated_User_Stop",</text:p>
          </table:table-cell>
          <table:table-cell table:formula="of:=COM.MICROSOFT.CONCAT(&quot;// &quot;;[$intermediate.A4])" office:value-type="string" office:string-value="// 3" calcext:value-type="string">
            <text:p>// 3</text:p>
          </table:table-cell>
          <table:table-cell table:number-columns-repeated="2"/>
        </table:table-row>
        <table:table-row table:style-name="ro1">
          <table:table-cell/>
          <table:table-cell table:formula="of:=COM.MICROSOFT.CONCAT(IF(AND(HEX2DEC([$intermediate.A5])&gt;=HEX2DEC(&quot;e0&quot;); HEX2DEC([$intermediate.A5])&lt;HEX2DEC(&quot;FF&quot;));&quot;mfr&quot;;IFNA(COM.MICROSOFT.CONCAT(CHAR(34);[$intermediate.H5];CHAR(34));&quot;rsvd&quot;));&quot;,&quot;)" office:value-type="string" office:string-value="rsvd," calcext:value-type="string">
            <text:p>rsvd,</text:p>
          </table:table-cell>
          <table:table-cell table:formula="of:=COM.MICROSOFT.CONCAT(&quot;// &quot;;[$intermediate.A5])" office:value-type="string" office:string-value="// 4" calcext:value-type="string">
            <text:p>// 4</text:p>
          </table:table-cell>
          <table:table-cell table:number-columns-repeated="2"/>
        </table:table-row>
        <table:table-row table:style-name="ro1">
          <table:table-cell/>
          <table:table-cell table:formula="of:=COM.MICROSOFT.CONCAT(IF(AND(HEX2DEC([$intermediate.A6])&gt;=HEX2DEC(&quot;e0&quot;); HEX2DEC([$intermediate.A6])&lt;HEX2DEC(&quot;FF&quot;));&quot;mfr&quot;;IFNA(COM.MICROSOFT.CONCAT(CHAR(34);[$intermediate.H6];CHAR(34));&quot;rsvd&quot;));&quot;,&quot;)" office:value-type="string" office:string-value="rsvd," calcext:value-type="string">
            <text:p>rsvd,</text:p>
          </table:table-cell>
          <table:table-cell table:formula="of:=COM.MICROSOFT.CONCAT(&quot;// &quot;;[$intermediate.A6])" office:value-type="string" office:string-value="// 5" calcext:value-type="string">
            <text:p>// 5</text:p>
          </table:table-cell>
          <table:table-cell table:number-columns-repeated="2"/>
        </table:table-row>
        <table:table-row table:style-name="ro1">
          <table:table-cell/>
          <table:table-cell table:formula="of:=COM.MICROSOFT.CONCAT(IF(AND(HEX2DEC([$intermediate.A7])&gt;=HEX2DEC(&quot;e0&quot;); HEX2DEC([$intermediate.A7])&lt;HEX2DEC(&quot;FF&quot;));&quot;mfr&quot;;IFNA(COM.MICROSOFT.CONCAT(CHAR(34);[$intermediate.H7];CHAR(34));&quot;rsvd&quot;));&quot;,&quot;)" office:value-type="string" office:string-value="rsvd," calcext:value-type="string">
            <text:p>rsvd,</text:p>
          </table:table-cell>
          <table:table-cell table:formula="of:=COM.MICROSOFT.CONCAT(&quot;// &quot;;[$intermediate.A7])" office:value-type="string" office:string-value="// 6" calcext:value-type="string">
            <text:p>// 6</text:p>
          </table:table-cell>
          <table:table-cell table:number-columns-repeated="2"/>
        </table:table-row>
        <table:table-row table:style-name="ro1">
          <table:table-cell/>
          <table:table-cell table:formula="of:=COM.MICROSOFT.CONCAT(IF(AND(HEX2DEC([$intermediate.A8])&gt;=HEX2DEC(&quot;e0&quot;); HEX2DEC([$intermediate.A8])&lt;HEX2DEC(&quot;FF&quot;));&quot;mfr&quot;;IFNA(COM.MICROSOFT.CONCAT(CHAR(34);[$intermediate.H8];CHAR(34));&quot;rsvd&quot;));&quot;,&quot;)" office:value-type="string" office:string-value="rsvd," calcext:value-type="string">
            <text:p>rsvd,</text:p>
          </table:table-cell>
          <table:table-cell table:formula="of:=COM.MICROSOFT.CONCAT(&quot;// &quot;;[$intermediate.A8])" office:value-type="string" office:string-value="// 7" calcext:value-type="string">
            <text:p>// 7</text:p>
          </table:table-cell>
          <table:table-cell table:number-columns-repeated="2"/>
        </table:table-row>
        <table:table-row table:style-name="ro1">
          <table:table-cell/>
          <table:table-cell table:formula="of:=COM.MICROSOFT.CONCAT(IF(AND(HEX2DEC([$intermediate.A9])&gt;=HEX2DEC(&quot;e0&quot;); HEX2DEC([$intermediate.A9])&lt;HEX2DEC(&quot;FF&quot;));&quot;mfr&quot;;IFNA(COM.MICROSOFT.CONCAT(CHAR(34);[$intermediate.H9];CHAR(34));&quot;rsvd&quot;));&quot;,&quot;)" office:value-type="string" office:string-value="rsvd," calcext:value-type="string">
            <text:p>rsvd,</text:p>
          </table:table-cell>
          <table:table-cell table:formula="of:=COM.MICROSOFT.CONCAT(&quot;// &quot;;[$intermediate.A9])" office:value-type="string" office:string-value="// 8" calcext:value-type="string">
            <text:p>// 8</text:p>
          </table:table-cell>
          <table:table-cell table:number-columns-repeated="2"/>
        </table:table-row>
        <table:table-row table:style-name="ro1">
          <table:table-cell/>
          <table:table-cell table:formula="of:=COM.MICROSOFT.CONCAT(IF(AND(HEX2DEC([$intermediate.A10])&gt;=HEX2DEC(&quot;e0&quot;); HEX2DEC([$intermediate.A10])&lt;HEX2DEC(&quot;FF&quot;));&quot;mfr&quot;;IFNA(COM.MICROSOFT.CONCAT(CHAR(34);[$intermediate.H10];CHAR(34));&quot;rsvd&quot;));&quot;,&quot;)" office:value-type="string" office:string-value="rsvd," calcext:value-type="string">
            <text:p>rsvd,</text:p>
          </table:table-cell>
          <table:table-cell table:formula="of:=COM.MICROSOFT.CONCAT(&quot;// &quot;;[$intermediate.A10])" office:value-type="string" office:string-value="// 9" calcext:value-type="string">
            <text:p>// 9</text:p>
          </table:table-cell>
          <table:table-cell table:number-columns-repeated="2"/>
        </table:table-row>
        <table:table-row table:style-name="ro1">
          <table:table-cell/>
          <table:table-cell table:formula="of:=COM.MICROSOFT.CONCAT(IF(AND(HEX2DEC([$intermediate.A11])&gt;=HEX2DEC(&quot;e0&quot;); HEX2DEC([$intermediate.A11])&lt;HEX2DEC(&quot;FF&quot;));&quot;mfr&quot;;IFNA(COM.MICROSOFT.CONCAT(CHAR(34);[$intermediate.H11];CHAR(34));&quot;rsvd&quot;));&quot;,&quot;)" office:value-type="string" office:string-value="rsvd," calcext:value-type="string">
            <text:p>rsvd,</text:p>
          </table:table-cell>
          <table:table-cell table:formula="of:=COM.MICROSOFT.CONCAT(&quot;// &quot;;[$intermediate.A11])" office:value-type="string" office:string-value="// A" calcext:value-type="string">
            <text:p>// A</text:p>
          </table:table-cell>
          <table:table-cell table:number-columns-repeated="2"/>
        </table:table-row>
        <table:table-row table:style-name="ro1">
          <table:table-cell/>
          <table:table-cell table:formula="of:=COM.MICROSOFT.CONCAT(IF(AND(HEX2DEC([$intermediate.A12])&gt;=HEX2DEC(&quot;e0&quot;); HEX2DEC([$intermediate.A12])&lt;HEX2DEC(&quot;FF&quot;));&quot;mfr&quot;;IFNA(COM.MICROSOFT.CONCAT(CHAR(34);[$intermediate.H12];CHAR(34));&quot;rsvd&quot;));&quot;,&quot;)" office:value-type="string" office:string-value="rsvd," calcext:value-type="string">
            <text:p>rsvd,</text:p>
          </table:table-cell>
          <table:table-cell table:formula="of:=COM.MICROSOFT.CONCAT(&quot;// &quot;;[$intermediate.A12])" office:value-type="string" office:string-value="// B" calcext:value-type="string">
            <text:p>// B</text:p>
          </table:table-cell>
          <table:table-cell table:number-columns-repeated="2"/>
        </table:table-row>
        <table:table-row table:style-name="ro1">
          <table:table-cell/>
          <table:table-cell table:formula="of:=COM.MICROSOFT.CONCAT(IF(AND(HEX2DEC([$intermediate.A13])&gt;=HEX2DEC(&quot;e0&quot;); HEX2DEC([$intermediate.A13])&lt;HEX2DEC(&quot;FF&quot;));&quot;mfr&quot;;IFNA(COM.MICROSOFT.CONCAT(CHAR(34);[$intermediate.H13];CHAR(34));&quot;rsvd&quot;));&quot;,&quot;)" office:value-type="string" office:string-value="rsvd," calcext:value-type="string">
            <text:p>rsvd,</text:p>
          </table:table-cell>
          <table:table-cell table:formula="of:=COM.MICROSOFT.CONCAT(&quot;// &quot;;[$intermediate.A13])" office:value-type="string" office:string-value="// C" calcext:value-type="string">
            <text:p>// C</text:p>
          </table:table-cell>
          <table:table-cell table:number-columns-repeated="2"/>
        </table:table-row>
        <table:table-row table:style-name="ro1">
          <table:table-cell/>
          <table:table-cell table:formula="of:=COM.MICROSOFT.CONCAT(IF(AND(HEX2DEC([$intermediate.A14])&gt;=HEX2DEC(&quot;e0&quot;); HEX2DEC([$intermediate.A14])&lt;HEX2DEC(&quot;FF&quot;));&quot;mfr&quot;;IFNA(COM.MICROSOFT.CONCAT(CHAR(34);[$intermediate.H14];CHAR(34));&quot;rsvd&quot;));&quot;,&quot;)" office:value-type="string" office:string-value="rsvd," calcext:value-type="string">
            <text:p>rsvd,</text:p>
          </table:table-cell>
          <table:table-cell table:formula="of:=COM.MICROSOFT.CONCAT(&quot;// &quot;;[$intermediate.A14])" office:value-type="string" office:string-value="// D" calcext:value-type="string">
            <text:p>// D</text:p>
          </table:table-cell>
          <table:table-cell table:number-columns-repeated="2"/>
        </table:table-row>
        <table:table-row table:style-name="ro1">
          <table:table-cell/>
          <table:table-cell table:formula="of:=COM.MICROSOFT.CONCAT(IF(AND(HEX2DEC([$intermediate.A15])&gt;=HEX2DEC(&quot;e0&quot;); HEX2DEC([$intermediate.A15])&lt;HEX2DEC(&quot;FF&quot;));&quot;mfr&quot;;IFNA(COM.MICROSOFT.CONCAT(CHAR(34);[$intermediate.H15];CHAR(34));&quot;rsvd&quot;));&quot;,&quot;)" office:value-type="string" office:string-value="rsvd," calcext:value-type="string">
            <text:p>rsvd,</text:p>
          </table:table-cell>
          <table:table-cell table:formula="of:=COM.MICROSOFT.CONCAT(&quot;// &quot;;[$intermediate.A15])" office:value-type="string" office:string-value="// E" calcext:value-type="string">
            <text:p>// E</text:p>
          </table:table-cell>
          <table:table-cell table:number-columns-repeated="2"/>
        </table:table-row>
        <table:table-row table:style-name="ro1">
          <table:table-cell/>
          <table:table-cell table:formula="of:=COM.MICROSOFT.CONCAT(IF(AND(HEX2DEC([$intermediate.A16])&gt;=HEX2DEC(&quot;e0&quot;); HEX2DEC([$intermediate.A16])&lt;HEX2DEC(&quot;FF&quot;));&quot;mfr&quot;;IFNA(COM.MICROSOFT.CONCAT(CHAR(34);[$intermediate.H16];CHAR(34));&quot;rsvd&quot;));&quot;,&quot;)" office:value-type="string" office:string-value="rsvd," calcext:value-type="string">
            <text:p>rsvd,</text:p>
          </table:table-cell>
          <table:table-cell table:formula="of:=COM.MICROSOFT.CONCAT(&quot;// &quot;;[$intermediate.A16])" office:value-type="string" office:string-value="// F" calcext:value-type="string">
            <text:p>// F</text:p>
          </table:table-cell>
          <table:table-cell table:number-columns-repeated="2"/>
        </table:table-row>
        <table:table-row table:style-name="ro1">
          <table:table-cell/>
          <table:table-cell table:formula="of:=COM.MICROSOFT.CONCAT(IF(AND(HEX2DEC([$intermediate.A17])&gt;=HEX2DEC(&quot;e0&quot;); HEX2DEC([$intermediate.A17])&lt;HEX2DEC(&quot;FF&quot;));&quot;mfr&quot;;IFNA(COM.MICROSOFT.CONCAT(CHAR(34);[$intermediate.H17];CHAR(34));&quot;rsvd&quot;));&quot;,&quot;)" office:value-type="string" office:string-value="rsvd," calcext:value-type="string">
            <text:p>rsvd,</text:p>
          </table:table-cell>
          <table:table-cell table:formula="of:=COM.MICROSOFT.CONCAT(&quot;// &quot;;[$intermediate.A17])" office:value-type="string" office:string-value="// 10" calcext:value-type="string">
            <text:p>// 10</text:p>
          </table:table-cell>
          <table:table-cell table:number-columns-repeated="2"/>
        </table:table-row>
        <table:table-row table:style-name="ro1">
          <table:table-cell/>
          <table:table-cell table:formula="of:=COM.MICROSOFT.CONCAT(IF(AND(HEX2DEC([$intermediate.A18])&gt;=HEX2DEC(&quot;e0&quot;); HEX2DEC([$intermediate.A18])&lt;HEX2DEC(&quot;FF&quot;));&quot;mfr&quot;;IFNA(COM.MICROSOFT.CONCAT(CHAR(34);[$intermediate.H18];CHAR(34));&quot;rsvd&quot;));&quot;,&quot;)" office:value-type="string" office:string-value="&quot;Version_fails&quot;," calcext:value-type="string">
            <text:p>"Version_fails",</text:p>
          </table:table-cell>
          <table:table-cell table:formula="of:=COM.MICROSOFT.CONCAT(&quot;// &quot;;[$intermediate.A18])" office:value-type="string" office:string-value="// 11" calcext:value-type="string">
            <text:p>// 11</text:p>
          </table:table-cell>
          <table:table-cell table:number-columns-repeated="2"/>
        </table:table-row>
        <table:table-row table:style-name="ro1">
          <table:table-cell/>
          <table:table-cell table:formula="of:=COM.MICROSOFT.CONCAT(IF(AND(HEX2DEC([$intermediate.A19])&gt;=HEX2DEC(&quot;e0&quot;); HEX2DEC([$intermediate.A19])&lt;HEX2DEC(&quot;FF&quot;));&quot;mfr&quot;;IFNA(COM.MICROSOFT.CONCAT(CHAR(34);[$intermediate.H19];CHAR(34));&quot;rsvd&quot;));&quot;,&quot;)" office:value-type="string" office:string-value="&quot;Initialization_fails&quot;," calcext:value-type="string">
            <text:p>"Initialization_fails",</text:p>
          </table:table-cell>
          <table:table-cell table:formula="of:=COM.MICROSOFT.CONCAT(&quot;// &quot;;[$intermediate.A19])" office:value-type="string" office:string-value="// 12" calcext:value-type="string">
            <text:p>// 12</text:p>
          </table:table-cell>
          <table:table-cell table:number-columns-repeated="2"/>
        </table:table-row>
        <table:table-row table:style-name="ro1">
          <table:table-cell/>
          <table:table-cell table:formula="of:=COM.MICROSOFT.CONCAT(IF(AND(HEX2DEC([$intermediate.A20])&gt;=HEX2DEC(&quot;e0&quot;); HEX2DEC([$intermediate.A20])&lt;HEX2DEC(&quot;FF&quot;));&quot;mfr&quot;;IFNA(COM.MICROSOFT.CONCAT(CHAR(34);[$intermediate.H20];CHAR(34));&quot;rsvd&quot;));&quot;,&quot;)" office:value-type="string" office:string-value="&quot;Version_Restart&quot;," calcext:value-type="string">
            <text:p>"Version_Restart",</text:p>
          </table:table-cell>
          <table:table-cell table:formula="of:=COM.MICROSOFT.CONCAT(&quot;// &quot;;[$intermediate.A20])" office:value-type="string" office:string-value="// 13" calcext:value-type="string">
            <text:p>// 13</text:p>
          </table:table-cell>
          <table:table-cell table:number-columns-repeated="2"/>
        </table:table-row>
        <table:table-row table:style-name="ro1">
          <table:table-cell/>
          <table:table-cell table:formula="of:=COM.MICROSOFT.CONCAT(IF(AND(HEX2DEC([$intermediate.A21])&gt;=HEX2DEC(&quot;e0&quot;); HEX2DEC([$intermediate.A21])&lt;HEX2DEC(&quot;FF&quot;));&quot;mfr&quot;;IFNA(COM.MICROSOFT.CONCAT(CHAR(34);[$intermediate.H21];CHAR(34));&quot;rsvd&quot;));&quot;,&quot;)" office:value-type="string" office:string-value="&quot;Bit_Rate_Restart&quot;," calcext:value-type="string">
            <text:p>"Bit_Rate_Restart",</text:p>
          </table:table-cell>
          <table:table-cell table:formula="of:=COM.MICROSOFT.CONCAT(&quot;// &quot;;[$intermediate.A21])" office:value-type="string" office:string-value="// 14" calcext:value-type="string">
            <text:p>// 14</text:p>
          </table:table-cell>
          <table:table-cell table:number-columns-repeated="2"/>
        </table:table-row>
        <table:table-row table:style-name="ro1">
          <table:table-cell/>
          <table:table-cell table:formula="of:=COM.MICROSOFT.CONCAT(IF(AND(HEX2DEC([$intermediate.A22])&gt;=HEX2DEC(&quot;e0&quot;); HEX2DEC([$intermediate.A22])&lt;HEX2DEC(&quot;FF&quot;));&quot;mfr&quot;;IFNA(COM.MICROSOFT.CONCAT(CHAR(34);[$intermediate.H22];CHAR(34));&quot;rsvd&quot;));&quot;,&quot;)" office:value-type="string" office:string-value="&quot;MCU_Reset_Restart&quot;," calcext:value-type="string">
            <text:p>"MCU_Reset_Restart",</text:p>
          </table:table-cell>
          <table:table-cell table:formula="of:=COM.MICROSOFT.CONCAT(&quot;// &quot;;[$intermediate.A22])" office:value-type="string" office:string-value="// 15" calcext:value-type="string">
            <text:p>// 15</text:p>
          </table:table-cell>
          <table:table-cell table:number-columns-repeated="2"/>
        </table:table-row>
        <table:table-row table:style-name="ro1">
          <table:table-cell/>
          <table:table-cell table:formula="of:=COM.MICROSOFT.CONCAT(IF(AND(HEX2DEC([$intermediate.A23])&gt;=HEX2DEC(&quot;e0&quot;); HEX2DEC([$intermediate.A23])&lt;HEX2DEC(&quot;FF&quot;));&quot;mfr&quot;;IFNA(COM.MICROSOFT.CONCAT(CHAR(34);[$intermediate.H23];CHAR(34));&quot;rsvd&quot;));&quot;,&quot;)" office:value-type="string" office:string-value="&quot;Power_Fault_Restart&quot;," calcext:value-type="string">
            <text:p>"Power_Fault_Restart",</text:p>
          </table:table-cell>
          <table:table-cell table:formula="of:=COM.MICROSOFT.CONCAT(&quot;// &quot;;[$intermediate.A23])" office:value-type="string" office:string-value="// 16" calcext:value-type="string">
            <text:p>// 16</text:p>
          </table:table-cell>
          <table:table-cell table:number-columns-repeated="2"/>
        </table:table-row>
        <table:table-row table:style-name="ro1">
          <table:table-cell/>
          <table:table-cell table:formula="of:=COM.MICROSOFT.CONCAT(IF(AND(HEX2DEC([$intermediate.A24])&gt;=HEX2DEC(&quot;e0&quot;); HEX2DEC([$intermediate.A24])&lt;HEX2DEC(&quot;FF&quot;));&quot;mfr&quot;;IFNA(COM.MICROSOFT.CONCAT(CHAR(34);[$intermediate.H24];CHAR(34));&quot;rsvd&quot;));&quot;,&quot;)" office:value-type="string" office:string-value="&quot;No_LIN&quot;," calcext:value-type="string">
            <text:p>"No_LIN",</text:p>
          </table:table-cell>
          <table:table-cell table:formula="of:=COM.MICROSOFT.CONCAT(&quot;// &quot;;[$intermediate.A24])" office:value-type="string" office:string-value="// 17" calcext:value-type="string">
            <text:p>// 17</text:p>
          </table:table-cell>
          <table:table-cell table:number-columns-repeated="2"/>
        </table:table-row>
        <table:table-row table:style-name="ro1">
          <table:table-cell/>
          <table:table-cell table:formula="of:=COM.MICROSOFT.CONCAT(IF(AND(HEX2DEC([$intermediate.A25])&gt;=HEX2DEC(&quot;e0&quot;); HEX2DEC([$intermediate.A25])&lt;HEX2DEC(&quot;FF&quot;));&quot;mfr&quot;;IFNA(COM.MICROSOFT.CONCAT(CHAR(34);[$intermediate.H25];CHAR(34));&quot;rsvd&quot;));&quot;,&quot;)" office:value-type="string" office:string-value="&quot;Int_Fault_Restart&quot;," calcext:value-type="string">
            <text:p>"Int_Fault_Restart",</text:p>
          </table:table-cell>
          <table:table-cell table:formula="of:=COM.MICROSOFT.CONCAT(&quot;// &quot;;[$intermediate.A25])" office:value-type="string" office:string-value="// 18" calcext:value-type="string">
            <text:p>// 18</text:p>
          </table:table-cell>
          <table:table-cell table:number-columns-repeated="2"/>
        </table:table-row>
        <table:table-row table:style-name="ro1">
          <table:table-cell/>
          <table:table-cell table:formula="of:=COM.MICROSOFT.CONCAT(IF(AND(HEX2DEC([$intermediate.A26])&gt;=HEX2DEC(&quot;e0&quot;); HEX2DEC([$intermediate.A26])&lt;HEX2DEC(&quot;FF&quot;));&quot;mfr&quot;;IFNA(COM.MICROSOFT.CONCAT(CHAR(34);[$intermediate.H26];CHAR(34));&quot;rsvd&quot;));&quot;,&quot;)" office:value-type="string" office:string-value="&quot;EMS_Charging_delayed&quot;," calcext:value-type="string">
            <text:p>"EMS_Charging_delayed",</text:p>
          </table:table-cell>
          <table:table-cell table:formula="of:=COM.MICROSOFT.CONCAT(&quot;// &quot;;[$intermediate.A26])" office:value-type="string" office:string-value="// 19" calcext:value-type="string">
            <text:p>// 19</text:p>
          </table:table-cell>
          <table:table-cell table:number-columns-repeated="2"/>
        </table:table-row>
        <table:table-row table:style-name="ro1">
          <table:table-cell/>
          <table:table-cell table:formula="of:=COM.MICROSOFT.CONCAT(IF(AND(HEX2DEC([$intermediate.A27])&gt;=HEX2DEC(&quot;e0&quot;); HEX2DEC([$intermediate.A27])&lt;HEX2DEC(&quot;FF&quot;));&quot;mfr&quot;;IFNA(COM.MICROSOFT.CONCAT(CHAR(34);[$intermediate.H27];CHAR(34));&quot;rsvd&quot;));&quot;,&quot;)" office:value-type="string" office:string-value="&quot;User_Stop&quot;," calcext:value-type="string">
            <text:p>"User_Stop",</text:p>
          </table:table-cell>
          <table:table-cell table:formula="of:=COM.MICROSOFT.CONCAT(&quot;// &quot;;[$intermediate.A27])" office:value-type="string" office:string-value="// 1A" calcext:value-type="string">
            <text:p>// 1A</text:p>
          </table:table-cell>
          <table:table-cell table:number-columns-repeated="2"/>
        </table:table-row>
        <table:table-row table:style-name="ro1">
          <table:table-cell/>
          <table:table-cell table:formula="of:=COM.MICROSOFT.CONCAT(IF(AND(HEX2DEC([$intermediate.A28])&gt;=HEX2DEC(&quot;e0&quot;); HEX2DEC([$intermediate.A28])&lt;HEX2DEC(&quot;FF&quot;));&quot;mfr&quot;;IFNA(COM.MICROSOFT.CONCAT(CHAR(34);[$intermediate.H28];CHAR(34));&quot;rsvd&quot;));&quot;,&quot;)" office:value-type="string" office:string-value="&quot;Available_current_too_low&quot;," calcext:value-type="string">
            <text:p>"Available_current_too_low",</text:p>
          </table:table-cell>
          <table:table-cell table:formula="of:=COM.MICROSOFT.CONCAT(&quot;// &quot;;[$intermediate.A28])" office:value-type="string" office:string-value="// 1B" calcext:value-type="string">
            <text:p>// 1B</text:p>
          </table:table-cell>
          <table:table-cell table:number-columns-repeated="2"/>
        </table:table-row>
        <table:table-row table:style-name="ro1">
          <table:table-cell/>
          <table:table-cell table:formula="of:=COM.MICROSOFT.CONCAT(IF(AND(HEX2DEC([$intermediate.A29])&gt;=HEX2DEC(&quot;e0&quot;); HEX2DEC([$intermediate.A29])&lt;HEX2DEC(&quot;FF&quot;));&quot;mfr&quot;;IFNA(COM.MICROSOFT.CONCAT(CHAR(34);[$intermediate.H29];CHAR(34));&quot;rsvd&quot;));&quot;,&quot;)" office:value-type="string" office:string-value="&quot;Available_voltage_too_high&quot;," calcext:value-type="string">
            <text:p>"Available_voltage_too_high",</text:p>
          </table:table-cell>
          <table:table-cell table:formula="of:=COM.MICROSOFT.CONCAT(&quot;// &quot;;[$intermediate.A29])" office:value-type="string" office:string-value="// 1C" calcext:value-type="string">
            <text:p>// 1C</text:p>
          </table:table-cell>
          <table:table-cell table:number-columns-repeated="2"/>
        </table:table-row>
        <table:table-row table:style-name="ro1">
          <table:table-cell/>
          <table:table-cell table:formula="of:=COM.MICROSOFT.CONCAT(IF(AND(HEX2DEC([$intermediate.A30])&gt;=HEX2DEC(&quot;e0&quot;); HEX2DEC([$intermediate.A30])&lt;HEX2DEC(&quot;FF&quot;));&quot;mfr&quot;;IFNA(COM.MICROSOFT.CONCAT(CHAR(34);[$intermediate.H30];CHAR(34));&quot;rsvd&quot;));&quot;,&quot;)" office:value-type="string" office:string-value="&quot;Frequency_Mismatch&quot;," calcext:value-type="string">
            <text:p>"Frequency_Mismatch",</text:p>
          </table:table-cell>
          <table:table-cell table:formula="of:=COM.MICROSOFT.CONCAT(&quot;// &quot;;[$intermediate.A30])" office:value-type="string" office:string-value="// 1D" calcext:value-type="string">
            <text:p>// 1D</text:p>
          </table:table-cell>
          <table:table-cell table:number-columns-repeated="2"/>
        </table:table-row>
        <table:table-row table:style-name="ro1">
          <table:table-cell/>
          <table:table-cell table:formula="of:=COM.MICROSOFT.CONCAT(IF(AND(HEX2DEC([$intermediate.A31])&gt;=HEX2DEC(&quot;e0&quot;); HEX2DEC([$intermediate.A31])&lt;HEX2DEC(&quot;FF&quot;));&quot;mfr&quot;;IFNA(COM.MICROSOFT.CONCAT(CHAR(34);[$intermediate.H31];CHAR(34));&quot;rsvd&quot;));&quot;,&quot;)" office:value-type="string" office:string-value="&quot;Init_timeout&quot;," calcext:value-type="string">
            <text:p>"Init_timeout",</text:p>
          </table:table-cell>
          <table:table-cell table:formula="of:=COM.MICROSOFT.CONCAT(&quot;// &quot;;[$intermediate.A31])" office:value-type="string" office:string-value="// 1E" calcext:value-type="string">
            <text:p>// 1E</text:p>
          </table:table-cell>
          <table:table-cell table:number-columns-repeated="2"/>
        </table:table-row>
        <table:table-row table:style-name="ro1">
          <table:table-cell/>
          <table:table-cell table:formula="of:=COM.MICROSOFT.CONCAT(IF(AND(HEX2DEC([$intermediate.A32])&gt;=HEX2DEC(&quot;e0&quot;); HEX2DEC([$intermediate.A32])&lt;HEX2DEC(&quot;FF&quot;));&quot;mfr&quot;;IFNA(COM.MICROSOFT.CONCAT(CHAR(34);[$intermediate.H32];CHAR(34));&quot;rsvd&quot;));&quot;,&quot;)" office:value-type="string" office:string-value="&quot;Connector_Over_Temp&quot;," calcext:value-type="string">
            <text:p>"Connector_Over_Temp",</text:p>
          </table:table-cell>
          <table:table-cell table:formula="of:=COM.MICROSOFT.CONCAT(&quot;// &quot;;[$intermediate.A32])" office:value-type="string" office:string-value="// 1F" calcext:value-type="string">
            <text:p>// 1F</text:p>
          </table:table-cell>
          <table:table-cell table:number-columns-repeated="2"/>
        </table:table-row>
        <table:table-row table:style-name="ro1">
          <table:table-cell/>
          <table:table-cell table:formula="of:=COM.MICROSOFT.CONCAT(IF(AND(HEX2DEC([$intermediate.A33])&gt;=HEX2DEC(&quot;e0&quot;); HEX2DEC([$intermediate.A33])&lt;HEX2DEC(&quot;FF&quot;));&quot;mfr&quot;;IFNA(COM.MICROSOFT.CONCAT(CHAR(34);[$intermediate.H33];CHAR(34));&quot;rsvd&quot;));&quot;,&quot;)" office:value-type="string" office:string-value="&quot;Over_Temp&quot;," calcext:value-type="string">
            <text:p>"Over_Temp",</text:p>
          </table:table-cell>
          <table:table-cell table:formula="of:=COM.MICROSOFT.CONCAT(&quot;// &quot;;[$intermediate.A33])" office:value-type="string" office:string-value="// 20" calcext:value-type="string">
            <text:p>// 20</text:p>
          </table:table-cell>
          <table:table-cell table:number-columns-repeated="2"/>
        </table:table-row>
        <table:table-row table:style-name="ro1">
          <table:table-cell/>
          <table:table-cell table:formula="of:=COM.MICROSOFT.CONCAT(IF(AND(HEX2DEC([$intermediate.A34])&gt;=HEX2DEC(&quot;e0&quot;); HEX2DEC([$intermediate.A34])&lt;HEX2DEC(&quot;FF&quot;));&quot;mfr&quot;;IFNA(COM.MICROSOFT.CONCAT(CHAR(34);[$intermediate.H34];CHAR(34));&quot;rsvd&quot;));&quot;,&quot;)" office:value-type="string" office:string-value="&quot;Temp_Sense_Invalid&quot;," calcext:value-type="string">
            <text:p>"Temp_Sense_Invalid",</text:p>
          </table:table-cell>
          <table:table-cell table:formula="of:=COM.MICROSOFT.CONCAT(&quot;// &quot;;[$intermediate.A34])" office:value-type="string" office:string-value="// 21" calcext:value-type="string">
            <text:p>// 21</text:p>
          </table:table-cell>
          <table:table-cell table:number-columns-repeated="2"/>
        </table:table-row>
        <table:table-row table:style-name="ro1">
          <table:table-cell/>
          <table:table-cell table:formula="of:=COM.MICROSOFT.CONCAT(IF(AND(HEX2DEC([$intermediate.A35])&gt;=HEX2DEC(&quot;e0&quot;); HEX2DEC([$intermediate.A35])&lt;HEX2DEC(&quot;FF&quot;));&quot;mfr&quot;;IFNA(COM.MICROSOFT.CONCAT(CHAR(34);[$intermediate.H35];CHAR(34));&quot;rsvd&quot;));&quot;,&quot;)" office:value-type="string" office:string-value="&quot;Overcurrent&quot;," calcext:value-type="string">
            <text:p>"Overcurrent",</text:p>
          </table:table-cell>
          <table:table-cell table:formula="of:=COM.MICROSOFT.CONCAT(&quot;// &quot;;[$intermediate.A35])" office:value-type="string" office:string-value="// 22" calcext:value-type="string">
            <text:p>// 22</text:p>
          </table:table-cell>
          <table:table-cell table:number-columns-repeated="2"/>
        </table:table-row>
        <table:table-row table:style-name="ro1">
          <table:table-cell/>
          <table:table-cell table:formula="of:=COM.MICROSOFT.CONCAT(IF(AND(HEX2DEC([$intermediate.A36])&gt;=HEX2DEC(&quot;e0&quot;); HEX2DEC([$intermediate.A36])&lt;HEX2DEC(&quot;FF&quot;));&quot;mfr&quot;;IFNA(COM.MICROSOFT.CONCAT(CHAR(34);[$intermediate.H36];CHAR(34));&quot;rsvd&quot;));&quot;,&quot;)" office:value-type="string" office:string-value="&quot;Current_Sense_Invalid&quot;," calcext:value-type="string">
            <text:p>"Current_Sense_Invalid",</text:p>
          </table:table-cell>
          <table:table-cell table:formula="of:=COM.MICROSOFT.CONCAT(&quot;// &quot;;[$intermediate.A36])" office:value-type="string" office:string-value="// 23" calcext:value-type="string">
            <text:p>// 23</text:p>
          </table:table-cell>
          <table:table-cell table:number-columns-repeated="2"/>
        </table:table-row>
        <table:table-row table:style-name="ro1">
          <table:table-cell/>
          <table:table-cell table:formula="of:=COM.MICROSOFT.CONCAT(IF(AND(HEX2DEC([$intermediate.A37])&gt;=HEX2DEC(&quot;e0&quot;); HEX2DEC([$intermediate.A37])&lt;HEX2DEC(&quot;FF&quot;));&quot;mfr&quot;;IFNA(COM.MICROSOFT.CONCAT(CHAR(34);[$intermediate.H37];CHAR(34));&quot;rsvd&quot;));&quot;,&quot;)" office:value-type="string" office:string-value="&quot;Voltage_Sense_Invalid&quot;," calcext:value-type="string">
            <text:p>"Voltage_Sense_Invalid",</text:p>
          </table:table-cell>
          <table:table-cell table:formula="of:=COM.MICROSOFT.CONCAT(&quot;// &quot;;[$intermediate.A37])" office:value-type="string" office:string-value="// 24" calcext:value-type="string">
            <text:p>// 24</text:p>
          </table:table-cell>
          <table:table-cell table:number-columns-repeated="2"/>
        </table:table-row>
        <table:table-row table:style-name="ro1">
          <table:table-cell/>
          <table:table-cell table:formula="of:=COM.MICROSOFT.CONCAT(IF(AND(HEX2DEC([$intermediate.A38])&gt;=HEX2DEC(&quot;e0&quot;); HEX2DEC([$intermediate.A38])&lt;HEX2DEC(&quot;FF&quot;));&quot;mfr&quot;;IFNA(COM.MICROSOFT.CONCAT(CHAR(34);[$intermediate.H38];CHAR(34));&quot;rsvd&quot;));&quot;,&quot;)" office:value-type="string" office:string-value="&quot;Pilot_fault&quot;," calcext:value-type="string">
            <text:p>"Pilot_fault",</text:p>
          </table:table-cell>
          <table:table-cell table:formula="of:=COM.MICROSOFT.CONCAT(&quot;// &quot;;[$intermediate.A38])" office:value-type="string" office:string-value="// 25" calcext:value-type="string">
            <text:p>// 25</text:p>
          </table:table-cell>
          <table:table-cell table:number-columns-repeated="2"/>
        </table:table-row>
        <table:table-row table:style-name="ro1">
          <table:table-cell/>
          <table:table-cell table:formula="of:=COM.MICROSOFT.CONCAT(IF(AND(HEX2DEC([$intermediate.A39])&gt;=HEX2DEC(&quot;e0&quot;); HEX2DEC([$intermediate.A39])&lt;HEX2DEC(&quot;FF&quot;));&quot;mfr&quot;;IFNA(COM.MICROSOFT.CONCAT(CHAR(34);[$intermediate.H39];CHAR(34));&quot;rsvd&quot;));&quot;,&quot;)" office:value-type="string" office:string-value="&quot;Contactor_fault&quot;," calcext:value-type="string">
            <text:p>"Contactor_fault",</text:p>
          </table:table-cell>
          <table:table-cell table:formula="of:=COM.MICROSOFT.CONCAT(&quot;// &quot;;[$intermediate.A39])" office:value-type="string" office:string-value="// 26" calcext:value-type="string">
            <text:p>// 26</text:p>
          </table:table-cell>
          <table:table-cell table:number-columns-repeated="2"/>
        </table:table-row>
        <table:table-row table:style-name="ro1">
          <table:table-cell/>
          <table:table-cell table:formula="of:=COM.MICROSOFT.CONCAT(IF(AND(HEX2DEC([$intermediate.A40])&gt;=HEX2DEC(&quot;e0&quot;); HEX2DEC([$intermediate.A40])&lt;HEX2DEC(&quot;FF&quot;));&quot;mfr&quot;;IFNA(COM.MICROSOFT.CONCAT(CHAR(34);[$intermediate.H40];CHAR(34));&quot;rsvd&quot;));&quot;,&quot;)" office:value-type="string" office:string-value="&quot;Input_miswired&quot;," calcext:value-type="string">
            <text:p>"Input_miswired",</text:p>
          </table:table-cell>
          <table:table-cell table:formula="of:=COM.MICROSOFT.CONCAT(&quot;// &quot;;[$intermediate.A40])" office:value-type="string" office:string-value="// 27" calcext:value-type="string">
            <text:p>// 27</text:p>
          </table:table-cell>
          <table:table-cell table:number-columns-repeated="2"/>
        </table:table-row>
        <table:table-row table:style-name="ro1">
          <table:table-cell/>
          <table:table-cell table:formula="of:=COM.MICROSOFT.CONCAT(IF(AND(HEX2DEC([$intermediate.A41])&gt;=HEX2DEC(&quot;e0&quot;); HEX2DEC([$intermediate.A41])&lt;HEX2DEC(&quot;FF&quot;));&quot;mfr&quot;;IFNA(COM.MICROSOFT.CONCAT(CHAR(34);[$intermediate.H41];CHAR(34));&quot;rsvd&quot;));&quot;,&quot;)" office:value-type="string" office:string-value="&quot;Input_over_voltage&quot;," calcext:value-type="string">
            <text:p>"Input_over_voltage",</text:p>
          </table:table-cell>
          <table:table-cell table:formula="of:=COM.MICROSOFT.CONCAT(&quot;// &quot;;[$intermediate.A41])" office:value-type="string" office:string-value="// 28" calcext:value-type="string">
            <text:p>// 28</text:p>
          </table:table-cell>
          <table:table-cell table:number-columns-repeated="2"/>
        </table:table-row>
        <table:table-row table:style-name="ro1">
          <table:table-cell/>
          <table:table-cell table:formula="of:=COM.MICROSOFT.CONCAT(IF(AND(HEX2DEC([$intermediate.A42])&gt;=HEX2DEC(&quot;e0&quot;); HEX2DEC([$intermediate.A42])&lt;HEX2DEC(&quot;FF&quot;));&quot;mfr&quot;;IFNA(COM.MICROSOFT.CONCAT(CHAR(34);[$intermediate.H42];CHAR(34));&quot;rsvd&quot;));&quot;,&quot;)" office:value-type="string" office:string-value="&quot;Input_under_voltage&quot;," calcext:value-type="string">
            <text:p>"Input_under_voltage",</text:p>
          </table:table-cell>
          <table:table-cell table:formula="of:=COM.MICROSOFT.CONCAT(&quot;// &quot;;[$intermediate.A42])" office:value-type="string" office:string-value="// 29" calcext:value-type="string">
            <text:p>// 29</text:p>
          </table:table-cell>
          <table:table-cell table:number-columns-repeated="2"/>
        </table:table-row>
        <table:table-row table:style-name="ro1">
          <table:table-cell/>
          <table:table-cell table:formula="of:=COM.MICROSOFT.CONCAT(IF(AND(HEX2DEC([$intermediate.A43])&gt;=HEX2DEC(&quot;e0&quot;); HEX2DEC([$intermediate.A43])&lt;HEX2DEC(&quot;FF&quot;));&quot;mfr&quot;;IFNA(COM.MICROSOFT.CONCAT(CHAR(34);[$intermediate.H43];CHAR(34));&quot;rsvd&quot;));&quot;,&quot;)" office:value-type="string" office:string-value="&quot;CCID_self_test_fault&quot;," calcext:value-type="string">
            <text:p>"CCID_self_test_fault",</text:p>
          </table:table-cell>
          <table:table-cell table:formula="of:=COM.MICROSOFT.CONCAT(&quot;// &quot;;[$intermediate.A43])" office:value-type="string" office:string-value="// 2A" calcext:value-type="string">
            <text:p>// 2A</text:p>
          </table:table-cell>
          <table:table-cell table:number-columns-repeated="2"/>
        </table:table-row>
        <table:table-row table:style-name="ro1">
          <table:table-cell/>
          <table:table-cell table:formula="of:=COM.MICROSOFT.CONCAT(IF(AND(HEX2DEC([$intermediate.A44])&gt;=HEX2DEC(&quot;e0&quot;); HEX2DEC([$intermediate.A44])&lt;HEX2DEC(&quot;FF&quot;));&quot;mfr&quot;;IFNA(COM.MICROSOFT.CONCAT(CHAR(34);[$intermediate.H44];CHAR(34));&quot;rsvd&quot;));&quot;,&quot;)" office:value-type="string" office:string-value="&quot;CCID_tripped_retry&quot;," calcext:value-type="string">
            <text:p>"CCID_tripped_retry",</text:p>
          </table:table-cell>
          <table:table-cell table:formula="of:=COM.MICROSOFT.CONCAT(&quot;// &quot;;[$intermediate.A44])" office:value-type="string" office:string-value="// 2B" calcext:value-type="string">
            <text:p>// 2B</text:p>
          </table:table-cell>
          <table:table-cell table:number-columns-repeated="2"/>
        </table:table-row>
        <table:table-row table:style-name="ro1">
          <table:table-cell/>
          <table:table-cell table:formula="of:=COM.MICROSOFT.CONCAT(IF(AND(HEX2DEC([$intermediate.A45])&gt;=HEX2DEC(&quot;e0&quot;); HEX2DEC([$intermediate.A45])&lt;HEX2DEC(&quot;FF&quot;));&quot;mfr&quot;;IFNA(COM.MICROSOFT.CONCAT(CHAR(34);[$intermediate.H45];CHAR(34));&quot;rsvd&quot;));&quot;,&quot;)" office:value-type="string" office:string-value="&quot;CCID_tripped_no_retry&quot;," calcext:value-type="string">
            <text:p>"CCID_tripped_no_retry",</text:p>
          </table:table-cell>
          <table:table-cell table:formula="of:=COM.MICROSOFT.CONCAT(&quot;// &quot;;[$intermediate.A45])" office:value-type="string" office:string-value="// 2C" calcext:value-type="string">
            <text:p>// 2C</text:p>
          </table:table-cell>
          <table:table-cell table:number-columns-repeated="2"/>
        </table:table-row>
        <table:table-row table:style-name="ro1">
          <table:table-cell/>
          <table:table-cell table:formula="of:=COM.MICROSOFT.CONCAT(IF(AND(HEX2DEC([$intermediate.A46])&gt;=HEX2DEC(&quot;e0&quot;); HEX2DEC([$intermediate.A46])&lt;HEX2DEC(&quot;FF&quot;));&quot;mfr&quot;;IFNA(COM.MICROSOFT.CONCAT(CHAR(34);[$intermediate.H46];CHAR(34));&quot;rsvd&quot;));&quot;,&quot;)" office:value-type="string" office:string-value="&quot;Breaker_tripped&quot;," calcext:value-type="string">
            <text:p>"Breaker_tripped",</text:p>
          </table:table-cell>
          <table:table-cell table:formula="of:=COM.MICROSOFT.CONCAT(&quot;// &quot;;[$intermediate.A46])" office:value-type="string" office:string-value="// 2D" calcext:value-type="string">
            <text:p>// 2D</text:p>
          </table:table-cell>
          <table:table-cell table:number-columns-repeated="2"/>
        </table:table-row>
        <table:table-row table:style-name="ro1">
          <table:table-cell/>
          <table:table-cell table:formula="of:=COM.MICROSOFT.CONCAT(IF(AND(HEX2DEC([$intermediate.A47])&gt;=HEX2DEC(&quot;e0&quot;); HEX2DEC([$intermediate.A47])&lt;HEX2DEC(&quot;FF&quot;));&quot;mfr&quot;;IFNA(COM.MICROSOFT.CONCAT(CHAR(34);[$intermediate.H47];CHAR(34));&quot;rsvd&quot;));&quot;,&quot;)" office:value-type="string" office:string-value="&quot;Ground_Monitor_fault&quot;," calcext:value-type="string">
            <text:p>"Ground_Monitor_fault",</text:p>
          </table:table-cell>
          <table:table-cell table:formula="of:=COM.MICROSOFT.CONCAT(&quot;// &quot;;[$intermediate.A47])" office:value-type="string" office:string-value="// 2E" calcext:value-type="string">
            <text:p>// 2E</text:p>
          </table:table-cell>
          <table:table-cell table:number-columns-repeated="2"/>
        </table:table-row>
        <table:table-row table:style-name="ro1">
          <table:table-cell/>
          <table:table-cell table:formula="of:=COM.MICROSOFT.CONCAT(IF(AND(HEX2DEC([$intermediate.A48])&gt;=HEX2DEC(&quot;e0&quot;); HEX2DEC([$intermediate.A48])&lt;HEX2DEC(&quot;FF&quot;));&quot;mfr&quot;;IFNA(COM.MICROSOFT.CONCAT(CHAR(34);[$intermediate.H48];CHAR(34));&quot;rsvd&quot;));&quot;,&quot;)" office:value-type="string" office:string-value="&quot;Configuration_error&quot;," calcext:value-type="string">
            <text:p>"Configuration_error",</text:p>
          </table:table-cell>
          <table:table-cell table:formula="of:=COM.MICROSOFT.CONCAT(&quot;// &quot;;[$intermediate.A48])" office:value-type="string" office:string-value="// 2F" calcext:value-type="string">
            <text:p>// 2F</text:p>
          </table:table-cell>
          <table:table-cell table:number-columns-repeated="2"/>
        </table:table-row>
        <table:table-row table:style-name="ro1">
          <table:table-cell/>
          <table:table-cell table:formula="of:=COM.MICROSOFT.CONCAT(IF(AND(HEX2DEC([$intermediate.A49])&gt;=HEX2DEC(&quot;e0&quot;); HEX2DEC([$intermediate.A49])&lt;HEX2DEC(&quot;FF&quot;));&quot;mfr&quot;;IFNA(COM.MICROSOFT.CONCAT(CHAR(34);[$intermediate.H49];CHAR(34));&quot;rsvd&quot;));&quot;,&quot;)" office:value-type="string" office:string-value="&quot;Ground_fault&quot;," calcext:value-type="string">
            <text:p>"Ground_fault",</text:p>
          </table:table-cell>
          <table:table-cell table:formula="of:=COM.MICROSOFT.CONCAT(&quot;// &quot;;[$intermediate.A49])" office:value-type="string" office:string-value="// 30" calcext:value-type="string">
            <text:p>// 30</text:p>
          </table:table-cell>
          <table:table-cell table:number-columns-repeated="2"/>
        </table:table-row>
        <table:table-row table:style-name="ro1">
          <table:table-cell/>
          <table:table-cell table:formula="of:=COM.MICROSOFT.CONCAT(IF(AND(HEX2DEC([$intermediate.A50])&gt;=HEX2DEC(&quot;e0&quot;); HEX2DEC([$intermediate.A50])&lt;HEX2DEC(&quot;FF&quot;));&quot;mfr&quot;;IFNA(COM.MICROSOFT.CONCAT(CHAR(34);[$intermediate.H50];CHAR(34));&quot;rsvd&quot;));&quot;,&quot;)" office:value-type="string" office:string-value="&quot;Comm_Fault&quot;," calcext:value-type="string">
            <text:p>"Comm_Fault",</text:p>
          </table:table-cell>
          <table:table-cell table:formula="of:=COM.MICROSOFT.CONCAT(&quot;// &quot;;[$intermediate.A50])" office:value-type="string" office:string-value="// 31" calcext:value-type="string">
            <text:p>// 31</text:p>
          </table:table-cell>
          <table:table-cell table:number-columns-repeated="2"/>
        </table:table-row>
        <table:table-row table:style-name="ro1">
          <table:table-cell/>
          <table:table-cell table:formula="of:=COM.MICROSOFT.CONCAT(IF(AND(HEX2DEC([$intermediate.A51])&gt;=HEX2DEC(&quot;e0&quot;); HEX2DEC([$intermediate.A51])&lt;HEX2DEC(&quot;FF&quot;));&quot;mfr&quot;;IFNA(COM.MICROSOFT.CONCAT(CHAR(34);[$intermediate.H51];CHAR(34));&quot;rsvd&quot;));&quot;,&quot;)" office:value-type="string" office:string-value="&quot;Internal_Fault&quot;," calcext:value-type="string">
            <text:p>"Internal_Fault",</text:p>
          </table:table-cell>
          <table:table-cell table:formula="of:=COM.MICROSOFT.CONCAT(&quot;// &quot;;[$intermediate.A51])" office:value-type="string" office:string-value="// 32" calcext:value-type="string">
            <text:p>// 32</text:p>
          </table:table-cell>
          <table:table-cell table:number-columns-repeated="2"/>
        </table:table-row>
        <table:table-row table:style-name="ro1">
          <table:table-cell/>
          <table:table-cell table:formula="of:=COM.MICROSOFT.CONCAT(IF(AND(HEX2DEC([$intermediate.A52])&gt;=HEX2DEC(&quot;e0&quot;); HEX2DEC([$intermediate.A52])&lt;HEX2DEC(&quot;FF&quot;));&quot;mfr&quot;;IFNA(COM.MICROSOFT.CONCAT(CHAR(34);[$intermediate.H52];CHAR(34));&quot;rsvd&quot;));&quot;,&quot;)" office:value-type="string" office:string-value="&quot;Available_voltage_too_low&quot;," calcext:value-type="string">
            <text:p>"Available_voltage_too_low",</text:p>
          </table:table-cell>
          <table:table-cell table:formula="of:=COM.MICROSOFT.CONCAT(&quot;// &quot;;[$intermediate.A52])" office:value-type="string" office:string-value="// 33" calcext:value-type="string">
            <text:p>// 33</text:p>
          </table:table-cell>
          <table:table-cell table:number-columns-repeated="2"/>
        </table:table-row>
        <table:table-row table:style-name="ro1">
          <table:table-cell/>
          <table:table-cell table:formula="of:=COM.MICROSOFT.CONCAT(IF(AND(HEX2DEC([$intermediate.A53])&gt;=HEX2DEC(&quot;e0&quot;); HEX2DEC([$intermediate.A53])&lt;HEX2DEC(&quot;FF&quot;));&quot;mfr&quot;;IFNA(COM.MICROSOFT.CONCAT(CHAR(34);[$intermediate.H53];CHAR(34));&quot;rsvd&quot;));&quot;,&quot;)" office:value-type="string" office:string-value="&quot;Paging_error&quot;," calcext:value-type="string">
            <text:p>"Paging_error",</text:p>
          </table:table-cell>
          <table:table-cell table:formula="of:=COM.MICROSOFT.CONCAT(&quot;// &quot;;[$intermediate.A53])" office:value-type="string" office:string-value="// 34" calcext:value-type="string">
            <text:p>// 34</text:p>
          </table:table-cell>
          <table:table-cell table:number-columns-repeated="2"/>
        </table:table-row>
        <table:table-row table:style-name="ro1">
          <table:table-cell/>
          <table:table-cell table:formula="of:=COM.MICROSOFT.CONCAT(IF(AND(HEX2DEC([$intermediate.A54])&gt;=HEX2DEC(&quot;e0&quot;); HEX2DEC([$intermediate.A54])&lt;HEX2DEC(&quot;FF&quot;));&quot;mfr&quot;;IFNA(COM.MICROSOFT.CONCAT(CHAR(34);[$intermediate.H54];CHAR(34));&quot;rsvd&quot;));&quot;,&quot;)" office:value-type="string" office:string-value="&quot;Connection_incompatible&quot;," calcext:value-type="string">
            <text:p>"Connection_incompatible",</text:p>
          </table:table-cell>
          <table:table-cell table:formula="of:=COM.MICROSOFT.CONCAT(&quot;// &quot;;[$intermediate.A54])" office:value-type="string" office:string-value="// 35" calcext:value-type="string">
            <text:p>// 35</text:p>
          </table:table-cell>
          <table:table-cell table:number-columns-repeated="2"/>
        </table:table-row>
        <table:table-row table:style-name="ro1">
          <table:table-cell/>
          <table:table-cell table:formula="of:=COM.MICROSOFT.CONCAT(IF(AND(HEX2DEC([$intermediate.A55])&gt;=HEX2DEC(&quot;e0&quot;); HEX2DEC([$intermediate.A55])&lt;HEX2DEC(&quot;FF&quot;));&quot;mfr&quot;;IFNA(COM.MICROSOFT.CONCAT(CHAR(34);[$intermediate.H55];CHAR(34));&quot;rsvd&quot;));&quot;,&quot;)" office:value-type="string" office:string-value="&quot;Charging_delayed_for_ID&quot;," calcext:value-type="string">
            <text:p>"Charging_delayed_for_ID",</text:p>
          </table:table-cell>
          <table:table-cell table:formula="of:=COM.MICROSOFT.CONCAT(&quot;// &quot;;[$intermediate.A55])" office:value-type="string" office:string-value="// 36" calcext:value-type="string">
            <text:p>// 36</text:p>
          </table:table-cell>
          <table:table-cell table:number-columns-repeated="2"/>
        </table:table-row>
        <table:table-row table:style-name="ro1">
          <table:table-cell/>
          <table:table-cell table:formula="of:=COM.MICROSOFT.CONCAT(IF(AND(HEX2DEC([$intermediate.A56])&gt;=HEX2DEC(&quot;e0&quot;); HEX2DEC([$intermediate.A56])&lt;HEX2DEC(&quot;FF&quot;));&quot;mfr&quot;;IFNA(COM.MICROSOFT.CONCAT(CHAR(34);[$intermediate.H56];CHAR(34));&quot;rsvd&quot;));&quot;,&quot;)" office:value-type="string" office:string-value="&quot;Charging_delayed_for_payment&quot;," calcext:value-type="string">
            <text:p>"Charging_delayed_for_payment",</text:p>
          </table:table-cell>
          <table:table-cell table:formula="of:=COM.MICROSOFT.CONCAT(&quot;// &quot;;[$intermediate.A56])" office:value-type="string" office:string-value="// 37" calcext:value-type="string">
            <text:p>// 37</text:p>
          </table:table-cell>
          <table:table-cell table:number-columns-repeated="2"/>
        </table:table-row>
        <table:table-row table:style-name="ro1">
          <table:table-cell/>
          <table:table-cell table:formula="of:=COM.MICROSOFT.CONCAT(IF(AND(HEX2DEC([$intermediate.A57])&gt;=HEX2DEC(&quot;e0&quot;); HEX2DEC([$intermediate.A57])&lt;HEX2DEC(&quot;FF&quot;));&quot;mfr&quot;;IFNA(COM.MICROSOFT.CONCAT(CHAR(34);[$intermediate.H57];CHAR(34));&quot;rsvd&quot;));&quot;,&quot;)" office:value-type="string" office:string-value="&quot;Charging_disallowed_for_ID&quot;," calcext:value-type="string">
            <text:p>"Charging_disallowed_for_ID",</text:p>
          </table:table-cell>
          <table:table-cell table:formula="of:=COM.MICROSOFT.CONCAT(&quot;// &quot;;[$intermediate.A57])" office:value-type="string" office:string-value="// 38" calcext:value-type="string">
            <text:p>// 38</text:p>
          </table:table-cell>
          <table:table-cell table:number-columns-repeated="2"/>
        </table:table-row>
        <table:table-row table:style-name="ro1">
          <table:table-cell/>
          <table:table-cell table:formula="of:=COM.MICROSOFT.CONCAT(IF(AND(HEX2DEC([$intermediate.A58])&gt;=HEX2DEC(&quot;e0&quot;); HEX2DEC([$intermediate.A58])&lt;HEX2DEC(&quot;FF&quot;));&quot;mfr&quot;;IFNA(COM.MICROSOFT.CONCAT(CHAR(34);[$intermediate.H58];CHAR(34));&quot;rsvd&quot;));&quot;,&quot;)" office:value-type="string" office:string-value="&quot;Req_impossible_Max_charge&quot;," calcext:value-type="string">
            <text:p>"Req_impossible_Max_charge",</text:p>
          </table:table-cell>
          <table:table-cell table:formula="of:=COM.MICROSOFT.CONCAT(&quot;// &quot;;[$intermediate.A58])" office:value-type="string" office:string-value="// 39" calcext:value-type="string">
            <text:p>// 39</text:p>
          </table:table-cell>
          <table:table-cell table:number-columns-repeated="2"/>
        </table:table-row>
        <table:table-row table:style-name="ro1">
          <table:table-cell/>
          <table:table-cell table:formula="of:=COM.MICROSOFT.CONCAT(IF(AND(HEX2DEC([$intermediate.A59])&gt;=HEX2DEC(&quot;e0&quot;); HEX2DEC([$intermediate.A59])&lt;HEX2DEC(&quot;FF&quot;));&quot;mfr&quot;;IFNA(COM.MICROSOFT.CONCAT(CHAR(34);[$intermediate.H59];CHAR(34));&quot;rsvd&quot;));&quot;,&quot;)" office:value-type="string" office:string-value="&quot;Unlock_requested&quot;," calcext:value-type="string">
            <text:p>"Unlock_requested",</text:p>
          </table:table-cell>
          <table:table-cell table:formula="of:=COM.MICROSOFT.CONCAT(&quot;// &quot;;[$intermediate.A59])" office:value-type="string" office:string-value="// 3A" calcext:value-type="string">
            <text:p>// 3A</text:p>
          </table:table-cell>
          <table:table-cell table:number-columns-repeated="2"/>
        </table:table-row>
        <table:table-row table:style-name="ro1">
          <table:table-cell/>
          <table:table-cell table:formula="of:=COM.MICROSOFT.CONCAT(IF(AND(HEX2DEC([$intermediate.A60])&gt;=HEX2DEC(&quot;e0&quot;); HEX2DEC([$intermediate.A60])&lt;HEX2DEC(&quot;FF&quot;));&quot;mfr&quot;;IFNA(COM.MICROSOFT.CONCAT(CHAR(34);[$intermediate.H60];CHAR(34));&quot;rsvd&quot;));&quot;,&quot;)" office:value-type="string" office:string-value="&quot;Proximity_Power_Requested&quot;," calcext:value-type="string">
            <text:p>"Proximity_Power_Requested",</text:p>
          </table:table-cell>
          <table:table-cell table:formula="of:=COM.MICROSOFT.CONCAT(&quot;// &quot;;[$intermediate.A60])" office:value-type="string" office:string-value="// 3B" calcext:value-type="string">
            <text:p>// 3B</text:p>
          </table:table-cell>
          <table:table-cell table:number-columns-repeated="2"/>
        </table:table-row>
        <table:table-row table:style-name="ro1">
          <table:table-cell/>
          <table:table-cell table:formula="of:=COM.MICROSOFT.CONCAT(IF(AND(HEX2DEC([$intermediate.A61])&gt;=HEX2DEC(&quot;e0&quot;); HEX2DEC([$intermediate.A61])&lt;HEX2DEC(&quot;FF&quot;));&quot;mfr&quot;;IFNA(COM.MICROSOFT.CONCAT(CHAR(34);[$intermediate.H61];CHAR(34));&quot;rsvd&quot;));&quot;,&quot;)" office:value-type="string" office:string-value="rsvd," calcext:value-type="string">
            <text:p>rsvd,</text:p>
          </table:table-cell>
          <table:table-cell table:formula="of:=COM.MICROSOFT.CONCAT(&quot;// &quot;;[$intermediate.A61])" office:value-type="string" office:string-value="// 3C" calcext:value-type="string">
            <text:p>// 3C</text:p>
          </table:table-cell>
          <table:table-cell table:number-columns-repeated="2"/>
        </table:table-row>
        <table:table-row table:style-name="ro1">
          <table:table-cell/>
          <table:table-cell table:formula="of:=COM.MICROSOFT.CONCAT(IF(AND(HEX2DEC([$intermediate.A62])&gt;=HEX2DEC(&quot;e0&quot;); HEX2DEC([$intermediate.A62])&lt;HEX2DEC(&quot;FF&quot;));&quot;mfr&quot;;IFNA(COM.MICROSOFT.CONCAT(CHAR(34);[$intermediate.H62];CHAR(34));&quot;rsvd&quot;));&quot;,&quot;)" office:value-type="string" office:string-value="rsvd," calcext:value-type="string">
            <text:p>rsvd,</text:p>
          </table:table-cell>
          <table:table-cell table:formula="of:=COM.MICROSOFT.CONCAT(&quot;// &quot;;[$intermediate.A62])" office:value-type="string" office:string-value="// 3D" calcext:value-type="string">
            <text:p>// 3D</text:p>
          </table:table-cell>
          <table:table-cell table:number-columns-repeated="2"/>
        </table:table-row>
        <table:table-row table:style-name="ro1">
          <table:table-cell/>
          <table:table-cell table:formula="of:=COM.MICROSOFT.CONCAT(IF(AND(HEX2DEC([$intermediate.A63])&gt;=HEX2DEC(&quot;e0&quot;); HEX2DEC([$intermediate.A63])&lt;HEX2DEC(&quot;FF&quot;));&quot;mfr&quot;;IFNA(COM.MICROSOFT.CONCAT(CHAR(34);[$intermediate.H63];CHAR(34));&quot;rsvd&quot;));&quot;,&quot;)" office:value-type="string" office:string-value="rsvd," calcext:value-type="string">
            <text:p>rsvd,</text:p>
          </table:table-cell>
          <table:table-cell table:formula="of:=COM.MICROSOFT.CONCAT(&quot;// &quot;;[$intermediate.A63])" office:value-type="string" office:string-value="// 3E" calcext:value-type="string">
            <text:p>// 3E</text:p>
          </table:table-cell>
          <table:table-cell table:number-columns-repeated="2"/>
        </table:table-row>
        <table:table-row table:style-name="ro1">
          <table:table-cell/>
          <table:table-cell table:formula="of:=COM.MICROSOFT.CONCAT(IF(AND(HEX2DEC([$intermediate.A64])&gt;=HEX2DEC(&quot;e0&quot;); HEX2DEC([$intermediate.A64])&lt;HEX2DEC(&quot;FF&quot;));&quot;mfr&quot;;IFNA(COM.MICROSOFT.CONCAT(CHAR(34);[$intermediate.H64];CHAR(34));&quot;rsvd&quot;));&quot;,&quot;)" office:value-type="string" office:string-value="rsvd," calcext:value-type="string">
            <text:p>rsvd,</text:p>
          </table:table-cell>
          <table:table-cell table:formula="of:=COM.MICROSOFT.CONCAT(&quot;// &quot;;[$intermediate.A64])" office:value-type="string" office:string-value="// 3F" calcext:value-type="string">
            <text:p>// 3F</text:p>
          </table:table-cell>
          <table:table-cell table:number-columns-repeated="2"/>
        </table:table-row>
        <table:table-row table:style-name="ro1">
          <table:table-cell/>
          <table:table-cell table:formula="of:=COM.MICROSOFT.CONCAT(IF(AND(HEX2DEC([$intermediate.A65])&gt;=HEX2DEC(&quot;e0&quot;); HEX2DEC([$intermediate.A65])&lt;HEX2DEC(&quot;FF&quot;));&quot;mfr&quot;;IFNA(COM.MICROSOFT.CONCAT(CHAR(34);[$intermediate.H65];CHAR(34));&quot;rsvd&quot;));&quot;,&quot;)" office:value-type="string" office:string-value="rsvd," calcext:value-type="string">
            <text:p>rsvd,</text:p>
          </table:table-cell>
          <table:table-cell table:formula="of:=COM.MICROSOFT.CONCAT(&quot;// &quot;;[$intermediate.A65])" office:value-type="string" office:string-value="// 40" calcext:value-type="string">
            <text:p>// 40</text:p>
          </table:table-cell>
          <table:table-cell table:number-columns-repeated="2"/>
        </table:table-row>
        <table:table-row table:style-name="ro1">
          <table:table-cell/>
          <table:table-cell table:formula="of:=COM.MICROSOFT.CONCAT(IF(AND(HEX2DEC([$intermediate.A66])&gt;=HEX2DEC(&quot;e0&quot;); HEX2DEC([$intermediate.A66])&lt;HEX2DEC(&quot;FF&quot;));&quot;mfr&quot;;IFNA(COM.MICROSOFT.CONCAT(CHAR(34);[$intermediate.H66];CHAR(34));&quot;rsvd&quot;));&quot;,&quot;)" office:value-type="string" office:string-value="rsvd," calcext:value-type="string">
            <text:p>rsvd,</text:p>
          </table:table-cell>
          <table:table-cell table:formula="of:=COM.MICROSOFT.CONCAT(&quot;// &quot;;[$intermediate.A66])" office:value-type="string" office:string-value="// 41" calcext:value-type="string">
            <text:p>// 41</text:p>
          </table:table-cell>
          <table:table-cell table:number-columns-repeated="2"/>
        </table:table-row>
        <table:table-row table:style-name="ro1">
          <table:table-cell/>
          <table:table-cell table:formula="of:=COM.MICROSOFT.CONCAT(IF(AND(HEX2DEC([$intermediate.A67])&gt;=HEX2DEC(&quot;e0&quot;); HEX2DEC([$intermediate.A67])&lt;HEX2DEC(&quot;FF&quot;));&quot;mfr&quot;;IFNA(COM.MICROSOFT.CONCAT(CHAR(34);[$intermediate.H67];CHAR(34));&quot;rsvd&quot;));&quot;,&quot;)" office:value-type="string" office:string-value="rsvd," calcext:value-type="string">
            <text:p>rsvd,</text:p>
          </table:table-cell>
          <table:table-cell table:formula="of:=COM.MICROSOFT.CONCAT(&quot;// &quot;;[$intermediate.A67])" office:value-type="string" office:string-value="// 42" calcext:value-type="string">
            <text:p>// 42</text:p>
          </table:table-cell>
          <table:table-cell table:number-columns-repeated="2"/>
        </table:table-row>
        <table:table-row table:style-name="ro1">
          <table:table-cell/>
          <table:table-cell table:formula="of:=COM.MICROSOFT.CONCAT(IF(AND(HEX2DEC([$intermediate.A68])&gt;=HEX2DEC(&quot;e0&quot;); HEX2DEC([$intermediate.A68])&lt;HEX2DEC(&quot;FF&quot;));&quot;mfr&quot;;IFNA(COM.MICROSOFT.CONCAT(CHAR(34);[$intermediate.H68];CHAR(34));&quot;rsvd&quot;));&quot;,&quot;)" office:value-type="string" office:string-value="rsvd," calcext:value-type="string">
            <text:p>rsvd,</text:p>
          </table:table-cell>
          <table:table-cell table:formula="of:=COM.MICROSOFT.CONCAT(&quot;// &quot;;[$intermediate.A68])" office:value-type="string" office:string-value="// 43" calcext:value-type="string">
            <text:p>// 43</text:p>
          </table:table-cell>
          <table:table-cell table:number-columns-repeated="2"/>
        </table:table-row>
        <table:table-row table:style-name="ro1">
          <table:table-cell/>
          <table:table-cell table:formula="of:=COM.MICROSOFT.CONCAT(IF(AND(HEX2DEC([$intermediate.A69])&gt;=HEX2DEC(&quot;e0&quot;); HEX2DEC([$intermediate.A69])&lt;HEX2DEC(&quot;FF&quot;));&quot;mfr&quot;;IFNA(COM.MICROSOFT.CONCAT(CHAR(34);[$intermediate.H69];CHAR(34));&quot;rsvd&quot;));&quot;,&quot;)" office:value-type="string" office:string-value="rsvd," calcext:value-type="string">
            <text:p>rsvd,</text:p>
          </table:table-cell>
          <table:table-cell table:formula="of:=COM.MICROSOFT.CONCAT(&quot;// &quot;;[$intermediate.A69])" office:value-type="string" office:string-value="// 44" calcext:value-type="string">
            <text:p>// 44</text:p>
          </table:table-cell>
          <table:table-cell table:number-columns-repeated="2"/>
        </table:table-row>
        <table:table-row table:style-name="ro1">
          <table:table-cell/>
          <table:table-cell table:formula="of:=COM.MICROSOFT.CONCAT(IF(AND(HEX2DEC([$intermediate.A70])&gt;=HEX2DEC(&quot;e0&quot;); HEX2DEC([$intermediate.A70])&lt;HEX2DEC(&quot;FF&quot;));&quot;mfr&quot;;IFNA(COM.MICROSOFT.CONCAT(CHAR(34);[$intermediate.H70];CHAR(34));&quot;rsvd&quot;));&quot;,&quot;)" office:value-type="string" office:string-value="rsvd," calcext:value-type="string">
            <text:p>rsvd,</text:p>
          </table:table-cell>
          <table:table-cell table:formula="of:=COM.MICROSOFT.CONCAT(&quot;// &quot;;[$intermediate.A70])" office:value-type="string" office:string-value="// 45" calcext:value-type="string">
            <text:p>// 45</text:p>
          </table:table-cell>
          <table:table-cell table:number-columns-repeated="2"/>
        </table:table-row>
        <table:table-row table:style-name="ro1">
          <table:table-cell/>
          <table:table-cell table:formula="of:=COM.MICROSOFT.CONCAT(IF(AND(HEX2DEC([$intermediate.A71])&gt;=HEX2DEC(&quot;e0&quot;); HEX2DEC([$intermediate.A71])&lt;HEX2DEC(&quot;FF&quot;));&quot;mfr&quot;;IFNA(COM.MICROSOFT.CONCAT(CHAR(34);[$intermediate.H71];CHAR(34));&quot;rsvd&quot;));&quot;,&quot;)" office:value-type="string" office:string-value="rsvd," calcext:value-type="string">
            <text:p>rsvd,</text:p>
          </table:table-cell>
          <table:table-cell table:formula="of:=COM.MICROSOFT.CONCAT(&quot;// &quot;;[$intermediate.A71])" office:value-type="string" office:string-value="// 46" calcext:value-type="string">
            <text:p>// 46</text:p>
          </table:table-cell>
          <table:table-cell table:number-columns-repeated="2"/>
        </table:table-row>
        <table:table-row table:style-name="ro1">
          <table:table-cell/>
          <table:table-cell table:formula="of:=COM.MICROSOFT.CONCAT(IF(AND(HEX2DEC([$intermediate.A72])&gt;=HEX2DEC(&quot;e0&quot;); HEX2DEC([$intermediate.A72])&lt;HEX2DEC(&quot;FF&quot;));&quot;mfr&quot;;IFNA(COM.MICROSOFT.CONCAT(CHAR(34);[$intermediate.H72];CHAR(34));&quot;rsvd&quot;));&quot;,&quot;)" office:value-type="string" office:string-value="rsvd," calcext:value-type="string">
            <text:p>rsvd,</text:p>
          </table:table-cell>
          <table:table-cell table:formula="of:=COM.MICROSOFT.CONCAT(&quot;// &quot;;[$intermediate.A72])" office:value-type="string" office:string-value="// 47" calcext:value-type="string">
            <text:p>// 47</text:p>
          </table:table-cell>
          <table:table-cell table:number-columns-repeated="2"/>
        </table:table-row>
        <table:table-row table:style-name="ro1">
          <table:table-cell/>
          <table:table-cell table:formula="of:=COM.MICROSOFT.CONCAT(IF(AND(HEX2DEC([$intermediate.A73])&gt;=HEX2DEC(&quot;e0&quot;); HEX2DEC([$intermediate.A73])&lt;HEX2DEC(&quot;FF&quot;));&quot;mfr&quot;;IFNA(COM.MICROSOFT.CONCAT(CHAR(34);[$intermediate.H73];CHAR(34));&quot;rsvd&quot;));&quot;,&quot;)" office:value-type="string" office:string-value="rsvd," calcext:value-type="string">
            <text:p>rsvd,</text:p>
          </table:table-cell>
          <table:table-cell table:formula="of:=COM.MICROSOFT.CONCAT(&quot;// &quot;;[$intermediate.A73])" office:value-type="string" office:string-value="// 48" calcext:value-type="string">
            <text:p>// 48</text:p>
          </table:table-cell>
          <table:table-cell table:number-columns-repeated="2"/>
        </table:table-row>
        <table:table-row table:style-name="ro1">
          <table:table-cell/>
          <table:table-cell table:formula="of:=COM.MICROSOFT.CONCAT(IF(AND(HEX2DEC([$intermediate.A74])&gt;=HEX2DEC(&quot;e0&quot;); HEX2DEC([$intermediate.A74])&lt;HEX2DEC(&quot;FF&quot;));&quot;mfr&quot;;IFNA(COM.MICROSOFT.CONCAT(CHAR(34);[$intermediate.H74];CHAR(34));&quot;rsvd&quot;));&quot;,&quot;)" office:value-type="string" office:string-value="rsvd," calcext:value-type="string">
            <text:p>rsvd,</text:p>
          </table:table-cell>
          <table:table-cell table:formula="of:=COM.MICROSOFT.CONCAT(&quot;// &quot;;[$intermediate.A74])" office:value-type="string" office:string-value="// 49" calcext:value-type="string">
            <text:p>// 49</text:p>
          </table:table-cell>
          <table:table-cell table:number-columns-repeated="2"/>
        </table:table-row>
        <table:table-row table:style-name="ro1">
          <table:table-cell/>
          <table:table-cell table:formula="of:=COM.MICROSOFT.CONCAT(IF(AND(HEX2DEC([$intermediate.A75])&gt;=HEX2DEC(&quot;e0&quot;); HEX2DEC([$intermediate.A75])&lt;HEX2DEC(&quot;FF&quot;));&quot;mfr&quot;;IFNA(COM.MICROSOFT.CONCAT(CHAR(34);[$intermediate.H75];CHAR(34));&quot;rsvd&quot;));&quot;,&quot;)" office:value-type="string" office:string-value="rsvd," calcext:value-type="string">
            <text:p>rsvd,</text:p>
          </table:table-cell>
          <table:table-cell table:formula="of:=COM.MICROSOFT.CONCAT(&quot;// &quot;;[$intermediate.A75])" office:value-type="string" office:string-value="// 4A" calcext:value-type="string">
            <text:p>// 4A</text:p>
          </table:table-cell>
          <table:table-cell table:number-columns-repeated="2"/>
        </table:table-row>
        <table:table-row table:style-name="ro1">
          <table:table-cell/>
          <table:table-cell table:formula="of:=COM.MICROSOFT.CONCAT(IF(AND(HEX2DEC([$intermediate.A76])&gt;=HEX2DEC(&quot;e0&quot;); HEX2DEC([$intermediate.A76])&lt;HEX2DEC(&quot;FF&quot;));&quot;mfr&quot;;IFNA(COM.MICROSOFT.CONCAT(CHAR(34);[$intermediate.H76];CHAR(34));&quot;rsvd&quot;));&quot;,&quot;)" office:value-type="string" office:string-value="rsvd," calcext:value-type="string">
            <text:p>rsvd,</text:p>
          </table:table-cell>
          <table:table-cell table:formula="of:=COM.MICROSOFT.CONCAT(&quot;// &quot;;[$intermediate.A76])" office:value-type="string" office:string-value="// 4B" calcext:value-type="string">
            <text:p>// 4B</text:p>
          </table:table-cell>
          <table:table-cell table:number-columns-repeated="2"/>
        </table:table-row>
        <table:table-row table:style-name="ro1">
          <table:table-cell/>
          <table:table-cell table:formula="of:=COM.MICROSOFT.CONCAT(IF(AND(HEX2DEC([$intermediate.A77])&gt;=HEX2DEC(&quot;e0&quot;); HEX2DEC([$intermediate.A77])&lt;HEX2DEC(&quot;FF&quot;));&quot;mfr&quot;;IFNA(COM.MICROSOFT.CONCAT(CHAR(34);[$intermediate.H77];CHAR(34));&quot;rsvd&quot;));&quot;,&quot;)" office:value-type="string" office:string-value="rsvd," calcext:value-type="string">
            <text:p>rsvd,</text:p>
          </table:table-cell>
          <table:table-cell table:formula="of:=COM.MICROSOFT.CONCAT(&quot;// &quot;;[$intermediate.A77])" office:value-type="string" office:string-value="// 4C" calcext:value-type="string">
            <text:p>// 4C</text:p>
          </table:table-cell>
          <table:table-cell table:number-columns-repeated="2"/>
        </table:table-row>
        <table:table-row table:style-name="ro1">
          <table:table-cell/>
          <table:table-cell table:formula="of:=COM.MICROSOFT.CONCAT(IF(AND(HEX2DEC([$intermediate.A78])&gt;=HEX2DEC(&quot;e0&quot;); HEX2DEC([$intermediate.A78])&lt;HEX2DEC(&quot;FF&quot;));&quot;mfr&quot;;IFNA(COM.MICROSOFT.CONCAT(CHAR(34);[$intermediate.H78];CHAR(34));&quot;rsvd&quot;));&quot;,&quot;)" office:value-type="string" office:string-value="rsvd," calcext:value-type="string">
            <text:p>rsvd,</text:p>
          </table:table-cell>
          <table:table-cell table:formula="of:=COM.MICROSOFT.CONCAT(&quot;// &quot;;[$intermediate.A78])" office:value-type="string" office:string-value="// 4D" calcext:value-type="string">
            <text:p>// 4D</text:p>
          </table:table-cell>
          <table:table-cell table:number-columns-repeated="2"/>
        </table:table-row>
        <table:table-row table:style-name="ro1">
          <table:table-cell/>
          <table:table-cell table:formula="of:=COM.MICROSOFT.CONCAT(IF(AND(HEX2DEC([$intermediate.A79])&gt;=HEX2DEC(&quot;e0&quot;); HEX2DEC([$intermediate.A79])&lt;HEX2DEC(&quot;FF&quot;));&quot;mfr&quot;;IFNA(COM.MICROSOFT.CONCAT(CHAR(34);[$intermediate.H79];CHAR(34));&quot;rsvd&quot;));&quot;,&quot;)" office:value-type="string" office:string-value="rsvd," calcext:value-type="string">
            <text:p>rsvd,</text:p>
          </table:table-cell>
          <table:table-cell table:formula="of:=COM.MICROSOFT.CONCAT(&quot;// &quot;;[$intermediate.A79])" office:value-type="string" office:string-value="// 4E" calcext:value-type="string">
            <text:p>// 4E</text:p>
          </table:table-cell>
          <table:table-cell table:number-columns-repeated="2"/>
        </table:table-row>
        <table:table-row table:style-name="ro1">
          <table:table-cell/>
          <table:table-cell table:formula="of:=COM.MICROSOFT.CONCAT(IF(AND(HEX2DEC([$intermediate.A80])&gt;=HEX2DEC(&quot;e0&quot;); HEX2DEC([$intermediate.A80])&lt;HEX2DEC(&quot;FF&quot;));&quot;mfr&quot;;IFNA(COM.MICROSOFT.CONCAT(CHAR(34);[$intermediate.H80];CHAR(34));&quot;rsvd&quot;));&quot;,&quot;)" office:value-type="string" office:string-value="rsvd," calcext:value-type="string">
            <text:p>rsvd,</text:p>
          </table:table-cell>
          <table:table-cell table:formula="of:=COM.MICROSOFT.CONCAT(&quot;// &quot;;[$intermediate.A80])" office:value-type="string" office:string-value="// 4F" calcext:value-type="string">
            <text:p>// 4F</text:p>
          </table:table-cell>
          <table:table-cell table:number-columns-repeated="2"/>
        </table:table-row>
        <table:table-row table:style-name="ro1">
          <table:table-cell/>
          <table:table-cell table:formula="of:=COM.MICROSOFT.CONCAT(IF(AND(HEX2DEC([$intermediate.A81])&gt;=HEX2DEC(&quot;e0&quot;); HEX2DEC([$intermediate.A81])&lt;HEX2DEC(&quot;FF&quot;));&quot;mfr&quot;;IFNA(COM.MICROSOFT.CONCAT(CHAR(34);[$intermediate.H81];CHAR(34));&quot;rsvd&quot;));&quot;,&quot;)" office:value-type="string" office:string-value="rsvd," calcext:value-type="string">
            <text:p>rsvd,</text:p>
          </table:table-cell>
          <table:table-cell table:formula="of:=COM.MICROSOFT.CONCAT(&quot;// &quot;;[$intermediate.A81])" office:value-type="string" office:string-value="// 50" calcext:value-type="string">
            <text:p>// 50</text:p>
          </table:table-cell>
          <table:table-cell table:number-columns-repeated="2"/>
        </table:table-row>
        <table:table-row table:style-name="ro1">
          <table:table-cell/>
          <table:table-cell table:formula="of:=COM.MICROSOFT.CONCAT(IF(AND(HEX2DEC([$intermediate.A82])&gt;=HEX2DEC(&quot;e0&quot;); HEX2DEC([$intermediate.A82])&lt;HEX2DEC(&quot;FF&quot;));&quot;mfr&quot;;IFNA(COM.MICROSOFT.CONCAT(CHAR(34);[$intermediate.H82];CHAR(34));&quot;rsvd&quot;));&quot;,&quot;)" office:value-type="string" office:string-value="rsvd," calcext:value-type="string">
            <text:p>rsvd,</text:p>
          </table:table-cell>
          <table:table-cell table:formula="of:=COM.MICROSOFT.CONCAT(&quot;// &quot;;[$intermediate.A82])" office:value-type="string" office:string-value="// 51" calcext:value-type="string">
            <text:p>// 51</text:p>
          </table:table-cell>
          <table:table-cell table:number-columns-repeated="2"/>
        </table:table-row>
        <table:table-row table:style-name="ro1">
          <table:table-cell/>
          <table:table-cell table:formula="of:=COM.MICROSOFT.CONCAT(IF(AND(HEX2DEC([$intermediate.A83])&gt;=HEX2DEC(&quot;e0&quot;); HEX2DEC([$intermediate.A83])&lt;HEX2DEC(&quot;FF&quot;));&quot;mfr&quot;;IFNA(COM.MICROSOFT.CONCAT(CHAR(34);[$intermediate.H83];CHAR(34));&quot;rsvd&quot;));&quot;,&quot;)" office:value-type="string" office:string-value="rsvd," calcext:value-type="string">
            <text:p>rsvd,</text:p>
          </table:table-cell>
          <table:table-cell table:formula="of:=COM.MICROSOFT.CONCAT(&quot;// &quot;;[$intermediate.A83])" office:value-type="string" office:string-value="// 52" calcext:value-type="string">
            <text:p>// 52</text:p>
          </table:table-cell>
          <table:table-cell table:number-columns-repeated="2"/>
        </table:table-row>
        <table:table-row table:style-name="ro1">
          <table:table-cell/>
          <table:table-cell table:formula="of:=COM.MICROSOFT.CONCAT(IF(AND(HEX2DEC([$intermediate.A84])&gt;=HEX2DEC(&quot;e0&quot;); HEX2DEC([$intermediate.A84])&lt;HEX2DEC(&quot;FF&quot;));&quot;mfr&quot;;IFNA(COM.MICROSOFT.CONCAT(CHAR(34);[$intermediate.H84];CHAR(34));&quot;rsvd&quot;));&quot;,&quot;)" office:value-type="string" office:string-value="rsvd," calcext:value-type="string">
            <text:p>rsvd,</text:p>
          </table:table-cell>
          <table:table-cell table:formula="of:=COM.MICROSOFT.CONCAT(&quot;// &quot;;[$intermediate.A84])" office:value-type="string" office:string-value="// 53" calcext:value-type="string">
            <text:p>// 53</text:p>
          </table:table-cell>
          <table:table-cell table:number-columns-repeated="2"/>
        </table:table-row>
        <table:table-row table:style-name="ro1">
          <table:table-cell/>
          <table:table-cell table:formula="of:=COM.MICROSOFT.CONCAT(IF(AND(HEX2DEC([$intermediate.A85])&gt;=HEX2DEC(&quot;e0&quot;); HEX2DEC([$intermediate.A85])&lt;HEX2DEC(&quot;FF&quot;));&quot;mfr&quot;;IFNA(COM.MICROSOFT.CONCAT(CHAR(34);[$intermediate.H85];CHAR(34));&quot;rsvd&quot;));&quot;,&quot;)" office:value-type="string" office:string-value="rsvd," calcext:value-type="string">
            <text:p>rsvd,</text:p>
          </table:table-cell>
          <table:table-cell table:formula="of:=COM.MICROSOFT.CONCAT(&quot;// &quot;;[$intermediate.A85])" office:value-type="string" office:string-value="// 54" calcext:value-type="string">
            <text:p>// 54</text:p>
          </table:table-cell>
          <table:table-cell table:number-columns-repeated="2"/>
        </table:table-row>
        <table:table-row table:style-name="ro1">
          <table:table-cell/>
          <table:table-cell table:formula="of:=COM.MICROSOFT.CONCAT(IF(AND(HEX2DEC([$intermediate.A86])&gt;=HEX2DEC(&quot;e0&quot;); HEX2DEC([$intermediate.A86])&lt;HEX2DEC(&quot;FF&quot;));&quot;mfr&quot;;IFNA(COM.MICROSOFT.CONCAT(CHAR(34);[$intermediate.H86];CHAR(34));&quot;rsvd&quot;));&quot;,&quot;)" office:value-type="string" office:string-value="rsvd," calcext:value-type="string">
            <text:p>rsvd,</text:p>
          </table:table-cell>
          <table:table-cell table:formula="of:=COM.MICROSOFT.CONCAT(&quot;// &quot;;[$intermediate.A86])" office:value-type="string" office:string-value="// 55" calcext:value-type="string">
            <text:p>// 55</text:p>
          </table:table-cell>
          <table:table-cell table:number-columns-repeated="2"/>
        </table:table-row>
        <table:table-row table:style-name="ro1">
          <table:table-cell/>
          <table:table-cell table:formula="of:=COM.MICROSOFT.CONCAT(IF(AND(HEX2DEC([$intermediate.A87])&gt;=HEX2DEC(&quot;e0&quot;); HEX2DEC([$intermediate.A87])&lt;HEX2DEC(&quot;FF&quot;));&quot;mfr&quot;;IFNA(COM.MICROSOFT.CONCAT(CHAR(34);[$intermediate.H87];CHAR(34));&quot;rsvd&quot;));&quot;,&quot;)" office:value-type="string" office:string-value="rsvd," calcext:value-type="string">
            <text:p>rsvd,</text:p>
          </table:table-cell>
          <table:table-cell table:formula="of:=COM.MICROSOFT.CONCAT(&quot;// &quot;;[$intermediate.A87])" office:value-type="string" office:string-value="// 56" calcext:value-type="string">
            <text:p>// 56</text:p>
          </table:table-cell>
          <table:table-cell table:number-columns-repeated="2"/>
        </table:table-row>
        <table:table-row table:style-name="ro1">
          <table:table-cell/>
          <table:table-cell table:formula="of:=COM.MICROSOFT.CONCAT(IF(AND(HEX2DEC([$intermediate.A88])&gt;=HEX2DEC(&quot;e0&quot;); HEX2DEC([$intermediate.A88])&lt;HEX2DEC(&quot;FF&quot;));&quot;mfr&quot;;IFNA(COM.MICROSOFT.CONCAT(CHAR(34);[$intermediate.H88];CHAR(34));&quot;rsvd&quot;));&quot;,&quot;)" office:value-type="string" office:string-value="rsvd," calcext:value-type="string">
            <text:p>rsvd,</text:p>
          </table:table-cell>
          <table:table-cell table:formula="of:=COM.MICROSOFT.CONCAT(&quot;// &quot;;[$intermediate.A88])" office:value-type="string" office:string-value="// 57" calcext:value-type="string">
            <text:p>// 57</text:p>
          </table:table-cell>
          <table:table-cell table:number-columns-repeated="2"/>
        </table:table-row>
        <table:table-row table:style-name="ro1">
          <table:table-cell/>
          <table:table-cell table:formula="of:=COM.MICROSOFT.CONCAT(IF(AND(HEX2DEC([$intermediate.A89])&gt;=HEX2DEC(&quot;e0&quot;); HEX2DEC([$intermediate.A89])&lt;HEX2DEC(&quot;FF&quot;));&quot;mfr&quot;;IFNA(COM.MICROSOFT.CONCAT(CHAR(34);[$intermediate.H89];CHAR(34));&quot;rsvd&quot;));&quot;,&quot;)" office:value-type="string" office:string-value="rsvd," calcext:value-type="string">
            <text:p>rsvd,</text:p>
          </table:table-cell>
          <table:table-cell table:formula="of:=COM.MICROSOFT.CONCAT(&quot;// &quot;;[$intermediate.A89])" office:value-type="string" office:string-value="// 58" calcext:value-type="string">
            <text:p>// 58</text:p>
          </table:table-cell>
          <table:table-cell table:number-columns-repeated="2"/>
        </table:table-row>
        <table:table-row table:style-name="ro1">
          <table:table-cell/>
          <table:table-cell table:formula="of:=COM.MICROSOFT.CONCAT(IF(AND(HEX2DEC([$intermediate.A90])&gt;=HEX2DEC(&quot;e0&quot;); HEX2DEC([$intermediate.A90])&lt;HEX2DEC(&quot;FF&quot;));&quot;mfr&quot;;IFNA(COM.MICROSOFT.CONCAT(CHAR(34);[$intermediate.H90];CHAR(34));&quot;rsvd&quot;));&quot;,&quot;)" office:value-type="string" office:string-value="rsvd," calcext:value-type="string">
            <text:p>rsvd,</text:p>
          </table:table-cell>
          <table:table-cell table:formula="of:=COM.MICROSOFT.CONCAT(&quot;// &quot;;[$intermediate.A90])" office:value-type="string" office:string-value="// 59" calcext:value-type="string">
            <text:p>// 59</text:p>
          </table:table-cell>
          <table:table-cell table:number-columns-repeated="2"/>
        </table:table-row>
        <table:table-row table:style-name="ro1">
          <table:table-cell/>
          <table:table-cell table:formula="of:=COM.MICROSOFT.CONCAT(IF(AND(HEX2DEC([$intermediate.A91])&gt;=HEX2DEC(&quot;e0&quot;); HEX2DEC([$intermediate.A91])&lt;HEX2DEC(&quot;FF&quot;));&quot;mfr&quot;;IFNA(COM.MICROSOFT.CONCAT(CHAR(34);[$intermediate.H91];CHAR(34));&quot;rsvd&quot;));&quot;,&quot;)" office:value-type="string" office:string-value="rsvd," calcext:value-type="string">
            <text:p>rsvd,</text:p>
          </table:table-cell>
          <table:table-cell table:formula="of:=COM.MICROSOFT.CONCAT(&quot;// &quot;;[$intermediate.A91])" office:value-type="string" office:string-value="// 5A" calcext:value-type="string">
            <text:p>// 5A</text:p>
          </table:table-cell>
          <table:table-cell table:number-columns-repeated="2"/>
        </table:table-row>
        <table:table-row table:style-name="ro1">
          <table:table-cell/>
          <table:table-cell table:formula="of:=COM.MICROSOFT.CONCAT(IF(AND(HEX2DEC([$intermediate.A92])&gt;=HEX2DEC(&quot;e0&quot;); HEX2DEC([$intermediate.A92])&lt;HEX2DEC(&quot;FF&quot;));&quot;mfr&quot;;IFNA(COM.MICROSOFT.CONCAT(CHAR(34);[$intermediate.H92];CHAR(34));&quot;rsvd&quot;));&quot;,&quot;)" office:value-type="string" office:string-value="rsvd," calcext:value-type="string">
            <text:p>rsvd,</text:p>
          </table:table-cell>
          <table:table-cell table:formula="of:=COM.MICROSOFT.CONCAT(&quot;// &quot;;[$intermediate.A92])" office:value-type="string" office:string-value="// 5B" calcext:value-type="string">
            <text:p>// 5B</text:p>
          </table:table-cell>
          <table:table-cell table:number-columns-repeated="2"/>
        </table:table-row>
        <table:table-row table:style-name="ro1">
          <table:table-cell/>
          <table:table-cell table:formula="of:=COM.MICROSOFT.CONCAT(IF(AND(HEX2DEC([$intermediate.A93])&gt;=HEX2DEC(&quot;e0&quot;); HEX2DEC([$intermediate.A93])&lt;HEX2DEC(&quot;FF&quot;));&quot;mfr&quot;;IFNA(COM.MICROSOFT.CONCAT(CHAR(34);[$intermediate.H93];CHAR(34));&quot;rsvd&quot;));&quot;,&quot;)" office:value-type="string" office:string-value="rsvd," calcext:value-type="string">
            <text:p>rsvd,</text:p>
          </table:table-cell>
          <table:table-cell table:formula="of:=COM.MICROSOFT.CONCAT(&quot;// &quot;;[$intermediate.A93])" office:value-type="string" office:string-value="// 5C" calcext:value-type="string">
            <text:p>// 5C</text:p>
          </table:table-cell>
          <table:table-cell table:number-columns-repeated="2"/>
        </table:table-row>
        <table:table-row table:style-name="ro1">
          <table:table-cell/>
          <table:table-cell table:formula="of:=COM.MICROSOFT.CONCAT(IF(AND(HEX2DEC([$intermediate.A94])&gt;=HEX2DEC(&quot;e0&quot;); HEX2DEC([$intermediate.A94])&lt;HEX2DEC(&quot;FF&quot;));&quot;mfr&quot;;IFNA(COM.MICROSOFT.CONCAT(CHAR(34);[$intermediate.H94];CHAR(34));&quot;rsvd&quot;));&quot;,&quot;)" office:value-type="string" office:string-value="rsvd," calcext:value-type="string">
            <text:p>rsvd,</text:p>
          </table:table-cell>
          <table:table-cell table:formula="of:=COM.MICROSOFT.CONCAT(&quot;// &quot;;[$intermediate.A94])" office:value-type="string" office:string-value="// 5D" calcext:value-type="string">
            <text:p>// 5D</text:p>
          </table:table-cell>
          <table:table-cell table:number-columns-repeated="2"/>
        </table:table-row>
        <table:table-row table:style-name="ro1">
          <table:table-cell/>
          <table:table-cell table:formula="of:=COM.MICROSOFT.CONCAT(IF(AND(HEX2DEC([$intermediate.A95])&gt;=HEX2DEC(&quot;e0&quot;); HEX2DEC([$intermediate.A95])&lt;HEX2DEC(&quot;FF&quot;));&quot;mfr&quot;;IFNA(COM.MICROSOFT.CONCAT(CHAR(34);[$intermediate.H95];CHAR(34));&quot;rsvd&quot;));&quot;,&quot;)" office:value-type="string" office:string-value="rsvd," calcext:value-type="string">
            <text:p>rsvd,</text:p>
          </table:table-cell>
          <table:table-cell table:formula="of:=COM.MICROSOFT.CONCAT(&quot;// &quot;;[$intermediate.A95])" office:value-type="string" office:string-value="// 5E" calcext:value-type="string">
            <text:p>// 5E</text:p>
          </table:table-cell>
          <table:table-cell table:number-columns-repeated="2"/>
        </table:table-row>
        <table:table-row table:style-name="ro1">
          <table:table-cell/>
          <table:table-cell table:formula="of:=COM.MICROSOFT.CONCAT(IF(AND(HEX2DEC([$intermediate.A96])&gt;=HEX2DEC(&quot;e0&quot;); HEX2DEC([$intermediate.A96])&lt;HEX2DEC(&quot;FF&quot;));&quot;mfr&quot;;IFNA(COM.MICROSOFT.CONCAT(CHAR(34);[$intermediate.H96];CHAR(34));&quot;rsvd&quot;));&quot;,&quot;)" office:value-type="string" office:string-value="rsvd," calcext:value-type="string">
            <text:p>rsvd,</text:p>
          </table:table-cell>
          <table:table-cell table:formula="of:=COM.MICROSOFT.CONCAT(&quot;// &quot;;[$intermediate.A96])" office:value-type="string" office:string-value="// 5F" calcext:value-type="string">
            <text:p>// 5F</text:p>
          </table:table-cell>
          <table:table-cell table:number-columns-repeated="2"/>
        </table:table-row>
        <table:table-row table:style-name="ro1">
          <table:table-cell/>
          <table:table-cell table:formula="of:=COM.MICROSOFT.CONCAT(IF(AND(HEX2DEC([$intermediate.A97])&gt;=HEX2DEC(&quot;e0&quot;); HEX2DEC([$intermediate.A97])&lt;HEX2DEC(&quot;FF&quot;));&quot;mfr&quot;;IFNA(COM.MICROSOFT.CONCAT(CHAR(34);[$intermediate.H97];CHAR(34));&quot;rsvd&quot;));&quot;,&quot;)" office:value-type="string" office:string-value="rsvd," calcext:value-type="string">
            <text:p>rsvd,</text:p>
          </table:table-cell>
          <table:table-cell table:formula="of:=COM.MICROSOFT.CONCAT(&quot;// &quot;;[$intermediate.A97])" office:value-type="string" office:string-value="// 60" calcext:value-type="string">
            <text:p>// 60</text:p>
          </table:table-cell>
          <table:table-cell table:number-columns-repeated="2"/>
        </table:table-row>
        <table:table-row table:style-name="ro1">
          <table:table-cell/>
          <table:table-cell table:formula="of:=COM.MICROSOFT.CONCAT(IF(AND(HEX2DEC([$intermediate.A98])&gt;=HEX2DEC(&quot;e0&quot;); HEX2DEC([$intermediate.A98])&lt;HEX2DEC(&quot;FF&quot;));&quot;mfr&quot;;IFNA(COM.MICROSOFT.CONCAT(CHAR(34);[$intermediate.H98];CHAR(34));&quot;rsvd&quot;));&quot;,&quot;)" office:value-type="string" office:string-value="rsvd," calcext:value-type="string">
            <text:p>rsvd,</text:p>
          </table:table-cell>
          <table:table-cell table:formula="of:=COM.MICROSOFT.CONCAT(&quot;// &quot;;[$intermediate.A98])" office:value-type="string" office:string-value="// 61" calcext:value-type="string">
            <text:p>// 61</text:p>
          </table:table-cell>
          <table:table-cell table:number-columns-repeated="2"/>
        </table:table-row>
        <table:table-row table:style-name="ro1">
          <table:table-cell/>
          <table:table-cell table:formula="of:=COM.MICROSOFT.CONCAT(IF(AND(HEX2DEC([$intermediate.A99])&gt;=HEX2DEC(&quot;e0&quot;); HEX2DEC([$intermediate.A99])&lt;HEX2DEC(&quot;FF&quot;));&quot;mfr&quot;;IFNA(COM.MICROSOFT.CONCAT(CHAR(34);[$intermediate.H99];CHAR(34));&quot;rsvd&quot;));&quot;,&quot;)" office:value-type="string" office:string-value="rsvd," calcext:value-type="string">
            <text:p>rsvd,</text:p>
          </table:table-cell>
          <table:table-cell table:formula="of:=COM.MICROSOFT.CONCAT(&quot;// &quot;;[$intermediate.A99])" office:value-type="string" office:string-value="// 62" calcext:value-type="string">
            <text:p>// 62</text:p>
          </table:table-cell>
          <table:table-cell table:number-columns-repeated="2"/>
        </table:table-row>
        <table:table-row table:style-name="ro1">
          <table:table-cell/>
          <table:table-cell table:formula="of:=COM.MICROSOFT.CONCAT(IF(AND(HEX2DEC([$intermediate.A100])&gt;=HEX2DEC(&quot;e0&quot;); HEX2DEC([$intermediate.A100])&lt;HEX2DEC(&quot;FF&quot;));&quot;mfr&quot;;IFNA(COM.MICROSOFT.CONCAT(CHAR(34);[$intermediate.H100];CHAR(34));&quot;rsvd&quot;));&quot;,&quot;)" office:value-type="string" office:string-value="rsvd," calcext:value-type="string">
            <text:p>rsvd,</text:p>
          </table:table-cell>
          <table:table-cell table:formula="of:=COM.MICROSOFT.CONCAT(&quot;// &quot;;[$intermediate.A100])" office:value-type="string" office:string-value="// 63" calcext:value-type="string">
            <text:p>// 63</text:p>
          </table:table-cell>
          <table:table-cell table:number-columns-repeated="2"/>
        </table:table-row>
        <table:table-row table:style-name="ro1">
          <table:table-cell/>
          <table:table-cell table:formula="of:=COM.MICROSOFT.CONCAT(IF(AND(HEX2DEC([$intermediate.A101])&gt;=HEX2DEC(&quot;e0&quot;); HEX2DEC([$intermediate.A101])&lt;HEX2DEC(&quot;FF&quot;));&quot;mfr&quot;;IFNA(COM.MICROSOFT.CONCAT(CHAR(34);[$intermediate.H101];CHAR(34));&quot;rsvd&quot;));&quot;,&quot;)" office:value-type="string" office:string-value="rsvd," calcext:value-type="string">
            <text:p>rsvd,</text:p>
          </table:table-cell>
          <table:table-cell table:formula="of:=COM.MICROSOFT.CONCAT(&quot;// &quot;;[$intermediate.A101])" office:value-type="string" office:string-value="// 64" calcext:value-type="string">
            <text:p>// 64</text:p>
          </table:table-cell>
          <table:table-cell table:number-columns-repeated="2"/>
        </table:table-row>
        <table:table-row table:style-name="ro1">
          <table:table-cell/>
          <table:table-cell table:formula="of:=COM.MICROSOFT.CONCAT(IF(AND(HEX2DEC([$intermediate.A102])&gt;=HEX2DEC(&quot;e0&quot;); HEX2DEC([$intermediate.A102])&lt;HEX2DEC(&quot;FF&quot;));&quot;mfr&quot;;IFNA(COM.MICROSOFT.CONCAT(CHAR(34);[$intermediate.H102];CHAR(34));&quot;rsvd&quot;));&quot;,&quot;)" office:value-type="string" office:string-value="rsvd," calcext:value-type="string">
            <text:p>rsvd,</text:p>
          </table:table-cell>
          <table:table-cell table:formula="of:=COM.MICROSOFT.CONCAT(&quot;// &quot;;[$intermediate.A102])" office:value-type="string" office:string-value="// 65" calcext:value-type="string">
            <text:p>// 65</text:p>
          </table:table-cell>
          <table:table-cell table:number-columns-repeated="2"/>
        </table:table-row>
        <table:table-row table:style-name="ro1">
          <table:table-cell/>
          <table:table-cell table:formula="of:=COM.MICROSOFT.CONCAT(IF(AND(HEX2DEC([$intermediate.A103])&gt;=HEX2DEC(&quot;e0&quot;); HEX2DEC([$intermediate.A103])&lt;HEX2DEC(&quot;FF&quot;));&quot;mfr&quot;;IFNA(COM.MICROSOFT.CONCAT(CHAR(34);[$intermediate.H103];CHAR(34));&quot;rsvd&quot;));&quot;,&quot;)" office:value-type="string" office:string-value="rsvd," calcext:value-type="string">
            <text:p>rsvd,</text:p>
          </table:table-cell>
          <table:table-cell table:formula="of:=COM.MICROSOFT.CONCAT(&quot;// &quot;;[$intermediate.A103])" office:value-type="string" office:string-value="// 66" calcext:value-type="string">
            <text:p>// 66</text:p>
          </table:table-cell>
          <table:table-cell table:number-columns-repeated="2"/>
        </table:table-row>
        <table:table-row table:style-name="ro1">
          <table:table-cell/>
          <table:table-cell table:formula="of:=COM.MICROSOFT.CONCAT(IF(AND(HEX2DEC([$intermediate.A104])&gt;=HEX2DEC(&quot;e0&quot;); HEX2DEC([$intermediate.A104])&lt;HEX2DEC(&quot;FF&quot;));&quot;mfr&quot;;IFNA(COM.MICROSOFT.CONCAT(CHAR(34);[$intermediate.H104];CHAR(34));&quot;rsvd&quot;));&quot;,&quot;)" office:value-type="string" office:string-value="rsvd," calcext:value-type="string">
            <text:p>rsvd,</text:p>
          </table:table-cell>
          <table:table-cell table:formula="of:=COM.MICROSOFT.CONCAT(&quot;// &quot;;[$intermediate.A104])" office:value-type="string" office:string-value="// 67" calcext:value-type="string">
            <text:p>// 67</text:p>
          </table:table-cell>
          <table:table-cell table:number-columns-repeated="2"/>
        </table:table-row>
        <table:table-row table:style-name="ro1">
          <table:table-cell/>
          <table:table-cell table:formula="of:=COM.MICROSOFT.CONCAT(IF(AND(HEX2DEC([$intermediate.A105])&gt;=HEX2DEC(&quot;e0&quot;); HEX2DEC([$intermediate.A105])&lt;HEX2DEC(&quot;FF&quot;));&quot;mfr&quot;;IFNA(COM.MICROSOFT.CONCAT(CHAR(34);[$intermediate.H105];CHAR(34));&quot;rsvd&quot;));&quot;,&quot;)" office:value-type="string" office:string-value="rsvd," calcext:value-type="string">
            <text:p>rsvd,</text:p>
          </table:table-cell>
          <table:table-cell table:formula="of:=COM.MICROSOFT.CONCAT(&quot;// &quot;;[$intermediate.A105])" office:value-type="string" office:string-value="// 68" calcext:value-type="string">
            <text:p>// 68</text:p>
          </table:table-cell>
          <table:table-cell table:number-columns-repeated="2"/>
        </table:table-row>
        <table:table-row table:style-name="ro1">
          <table:table-cell/>
          <table:table-cell table:formula="of:=COM.MICROSOFT.CONCAT(IF(AND(HEX2DEC([$intermediate.A106])&gt;=HEX2DEC(&quot;e0&quot;); HEX2DEC([$intermediate.A106])&lt;HEX2DEC(&quot;FF&quot;));&quot;mfr&quot;;IFNA(COM.MICROSOFT.CONCAT(CHAR(34);[$intermediate.H106];CHAR(34));&quot;rsvd&quot;));&quot;,&quot;)" office:value-type="string" office:string-value="rsvd," calcext:value-type="string">
            <text:p>rsvd,</text:p>
          </table:table-cell>
          <table:table-cell table:formula="of:=COM.MICROSOFT.CONCAT(&quot;// &quot;;[$intermediate.A106])" office:value-type="string" office:string-value="// 69" calcext:value-type="string">
            <text:p>// 69</text:p>
          </table:table-cell>
          <table:table-cell table:number-columns-repeated="2"/>
        </table:table-row>
        <table:table-row table:style-name="ro1">
          <table:table-cell/>
          <table:table-cell table:formula="of:=COM.MICROSOFT.CONCAT(IF(AND(HEX2DEC([$intermediate.A107])&gt;=HEX2DEC(&quot;e0&quot;); HEX2DEC([$intermediate.A107])&lt;HEX2DEC(&quot;FF&quot;));&quot;mfr&quot;;IFNA(COM.MICROSOFT.CONCAT(CHAR(34);[$intermediate.H107];CHAR(34));&quot;rsvd&quot;));&quot;,&quot;)" office:value-type="string" office:string-value="rsvd," calcext:value-type="string">
            <text:p>rsvd,</text:p>
          </table:table-cell>
          <table:table-cell table:formula="of:=COM.MICROSOFT.CONCAT(&quot;// &quot;;[$intermediate.A107])" office:value-type="string" office:string-value="// 6A" calcext:value-type="string">
            <text:p>// 6A</text:p>
          </table:table-cell>
          <table:table-cell table:number-columns-repeated="2"/>
        </table:table-row>
        <table:table-row table:style-name="ro1">
          <table:table-cell/>
          <table:table-cell table:formula="of:=COM.MICROSOFT.CONCAT(IF(AND(HEX2DEC([$intermediate.A108])&gt;=HEX2DEC(&quot;e0&quot;); HEX2DEC([$intermediate.A108])&lt;HEX2DEC(&quot;FF&quot;));&quot;mfr&quot;;IFNA(COM.MICROSOFT.CONCAT(CHAR(34);[$intermediate.H108];CHAR(34));&quot;rsvd&quot;));&quot;,&quot;)" office:value-type="string" office:string-value="rsvd," calcext:value-type="string">
            <text:p>rsvd,</text:p>
          </table:table-cell>
          <table:table-cell table:formula="of:=COM.MICROSOFT.CONCAT(&quot;// &quot;;[$intermediate.A108])" office:value-type="string" office:string-value="// 6B" calcext:value-type="string">
            <text:p>// 6B</text:p>
          </table:table-cell>
          <table:table-cell table:number-columns-repeated="2"/>
        </table:table-row>
        <table:table-row table:style-name="ro1">
          <table:table-cell/>
          <table:table-cell table:formula="of:=COM.MICROSOFT.CONCAT(IF(AND(HEX2DEC([$intermediate.A109])&gt;=HEX2DEC(&quot;e0&quot;); HEX2DEC([$intermediate.A109])&lt;HEX2DEC(&quot;FF&quot;));&quot;mfr&quot;;IFNA(COM.MICROSOFT.CONCAT(CHAR(34);[$intermediate.H109];CHAR(34));&quot;rsvd&quot;));&quot;,&quot;)" office:value-type="string" office:string-value="rsvd," calcext:value-type="string">
            <text:p>rsvd,</text:p>
          </table:table-cell>
          <table:table-cell table:formula="of:=COM.MICROSOFT.CONCAT(&quot;// &quot;;[$intermediate.A109])" office:value-type="string" office:string-value="// 6C" calcext:value-type="string">
            <text:p>// 6C</text:p>
          </table:table-cell>
          <table:table-cell table:number-columns-repeated="2"/>
        </table:table-row>
        <table:table-row table:style-name="ro1">
          <table:table-cell/>
          <table:table-cell table:formula="of:=COM.MICROSOFT.CONCAT(IF(AND(HEX2DEC([$intermediate.A110])&gt;=HEX2DEC(&quot;e0&quot;); HEX2DEC([$intermediate.A110])&lt;HEX2DEC(&quot;FF&quot;));&quot;mfr&quot;;IFNA(COM.MICROSOFT.CONCAT(CHAR(34);[$intermediate.H110];CHAR(34));&quot;rsvd&quot;));&quot;,&quot;)" office:value-type="string" office:string-value="rsvd," calcext:value-type="string">
            <text:p>rsvd,</text:p>
          </table:table-cell>
          <table:table-cell table:formula="of:=COM.MICROSOFT.CONCAT(&quot;// &quot;;[$intermediate.A110])" office:value-type="string" office:string-value="// 6D" calcext:value-type="string">
            <text:p>// 6D</text:p>
          </table:table-cell>
          <table:table-cell table:number-columns-repeated="2"/>
        </table:table-row>
        <table:table-row table:style-name="ro1">
          <table:table-cell/>
          <table:table-cell table:formula="of:=COM.MICROSOFT.CONCAT(IF(AND(HEX2DEC([$intermediate.A111])&gt;=HEX2DEC(&quot;e0&quot;); HEX2DEC([$intermediate.A111])&lt;HEX2DEC(&quot;FF&quot;));&quot;mfr&quot;;IFNA(COM.MICROSOFT.CONCAT(CHAR(34);[$intermediate.H111];CHAR(34));&quot;rsvd&quot;));&quot;,&quot;)" office:value-type="string" office:string-value="rsvd," calcext:value-type="string">
            <text:p>rsvd,</text:p>
          </table:table-cell>
          <table:table-cell table:formula="of:=COM.MICROSOFT.CONCAT(&quot;// &quot;;[$intermediate.A111])" office:value-type="string" office:string-value="// 6E" calcext:value-type="string">
            <text:p>// 6E</text:p>
          </table:table-cell>
          <table:table-cell table:number-columns-repeated="2"/>
        </table:table-row>
        <table:table-row table:style-name="ro1">
          <table:table-cell/>
          <table:table-cell table:formula="of:=COM.MICROSOFT.CONCAT(IF(AND(HEX2DEC([$intermediate.A112])&gt;=HEX2DEC(&quot;e0&quot;); HEX2DEC([$intermediate.A112])&lt;HEX2DEC(&quot;FF&quot;));&quot;mfr&quot;;IFNA(COM.MICROSOFT.CONCAT(CHAR(34);[$intermediate.H112];CHAR(34));&quot;rsvd&quot;));&quot;,&quot;)" office:value-type="string" office:string-value="rsvd," calcext:value-type="string">
            <text:p>rsvd,</text:p>
          </table:table-cell>
          <table:table-cell table:formula="of:=COM.MICROSOFT.CONCAT(&quot;// &quot;;[$intermediate.A112])" office:value-type="string" office:string-value="// 6F" calcext:value-type="string">
            <text:p>// 6F</text:p>
          </table:table-cell>
          <table:table-cell table:number-columns-repeated="2"/>
        </table:table-row>
        <table:table-row table:style-name="ro1">
          <table:table-cell/>
          <table:table-cell table:formula="of:=COM.MICROSOFT.CONCAT(IF(AND(HEX2DEC([$intermediate.A113])&gt;=HEX2DEC(&quot;e0&quot;); HEX2DEC([$intermediate.A113])&lt;HEX2DEC(&quot;FF&quot;));&quot;mfr&quot;;IFNA(COM.MICROSOFT.CONCAT(CHAR(34);[$intermediate.H113];CHAR(34));&quot;rsvd&quot;));&quot;,&quot;)" office:value-type="string" office:string-value="rsvd," calcext:value-type="string">
            <text:p>rsvd,</text:p>
          </table:table-cell>
          <table:table-cell table:formula="of:=COM.MICROSOFT.CONCAT(&quot;// &quot;;[$intermediate.A113])" office:value-type="string" office:string-value="// 70" calcext:value-type="string">
            <text:p>// 70</text:p>
          </table:table-cell>
          <table:table-cell table:number-columns-repeated="2"/>
        </table:table-row>
        <table:table-row table:style-name="ro1">
          <table:table-cell/>
          <table:table-cell table:formula="of:=COM.MICROSOFT.CONCAT(IF(AND(HEX2DEC([$intermediate.A114])&gt;=HEX2DEC(&quot;e0&quot;); HEX2DEC([$intermediate.A114])&lt;HEX2DEC(&quot;FF&quot;));&quot;mfr&quot;;IFNA(COM.MICROSOFT.CONCAT(CHAR(34);[$intermediate.H114];CHAR(34));&quot;rsvd&quot;));&quot;,&quot;)" office:value-type="string" office:string-value="rsvd," calcext:value-type="string">
            <text:p>rsvd,</text:p>
          </table:table-cell>
          <table:table-cell table:formula="of:=COM.MICROSOFT.CONCAT(&quot;// &quot;;[$intermediate.A114])" office:value-type="string" office:string-value="// 71" calcext:value-type="string">
            <text:p>// 71</text:p>
          </table:table-cell>
          <table:table-cell table:number-columns-repeated="2"/>
        </table:table-row>
        <table:table-row table:style-name="ro1">
          <table:table-cell/>
          <table:table-cell table:formula="of:=COM.MICROSOFT.CONCAT(IF(AND(HEX2DEC([$intermediate.A115])&gt;=HEX2DEC(&quot;e0&quot;); HEX2DEC([$intermediate.A115])&lt;HEX2DEC(&quot;FF&quot;));&quot;mfr&quot;;IFNA(COM.MICROSOFT.CONCAT(CHAR(34);[$intermediate.H115];CHAR(34));&quot;rsvd&quot;));&quot;,&quot;)" office:value-type="string" office:string-value="rsvd," calcext:value-type="string">
            <text:p>rsvd,</text:p>
          </table:table-cell>
          <table:table-cell table:formula="of:=COM.MICROSOFT.CONCAT(&quot;// &quot;;[$intermediate.A115])" office:value-type="string" office:string-value="// 72" calcext:value-type="string">
            <text:p>// 72</text:p>
          </table:table-cell>
          <table:table-cell table:number-columns-repeated="2"/>
        </table:table-row>
        <table:table-row table:style-name="ro1">
          <table:table-cell/>
          <table:table-cell table:formula="of:=COM.MICROSOFT.CONCAT(IF(AND(HEX2DEC([$intermediate.A116])&gt;=HEX2DEC(&quot;e0&quot;); HEX2DEC([$intermediate.A116])&lt;HEX2DEC(&quot;FF&quot;));&quot;mfr&quot;;IFNA(COM.MICROSOFT.CONCAT(CHAR(34);[$intermediate.H116];CHAR(34));&quot;rsvd&quot;));&quot;,&quot;)" office:value-type="string" office:string-value="rsvd," calcext:value-type="string">
            <text:p>rsvd,</text:p>
          </table:table-cell>
          <table:table-cell table:formula="of:=COM.MICROSOFT.CONCAT(&quot;// &quot;;[$intermediate.A116])" office:value-type="string" office:string-value="// 73" calcext:value-type="string">
            <text:p>// 73</text:p>
          </table:table-cell>
          <table:table-cell table:number-columns-repeated="2"/>
        </table:table-row>
        <table:table-row table:style-name="ro1">
          <table:table-cell/>
          <table:table-cell table:formula="of:=COM.MICROSOFT.CONCAT(IF(AND(HEX2DEC([$intermediate.A117])&gt;=HEX2DEC(&quot;e0&quot;); HEX2DEC([$intermediate.A117])&lt;HEX2DEC(&quot;FF&quot;));&quot;mfr&quot;;IFNA(COM.MICROSOFT.CONCAT(CHAR(34);[$intermediate.H117];CHAR(34));&quot;rsvd&quot;));&quot;,&quot;)" office:value-type="string" office:string-value="rsvd," calcext:value-type="string">
            <text:p>rsvd,</text:p>
          </table:table-cell>
          <table:table-cell table:formula="of:=COM.MICROSOFT.CONCAT(&quot;// &quot;;[$intermediate.A117])" office:value-type="string" office:string-value="// 74" calcext:value-type="string">
            <text:p>// 74</text:p>
          </table:table-cell>
          <table:table-cell table:number-columns-repeated="2"/>
        </table:table-row>
        <table:table-row table:style-name="ro1">
          <table:table-cell/>
          <table:table-cell table:formula="of:=COM.MICROSOFT.CONCAT(IF(AND(HEX2DEC([$intermediate.A118])&gt;=HEX2DEC(&quot;e0&quot;); HEX2DEC([$intermediate.A118])&lt;HEX2DEC(&quot;FF&quot;));&quot;mfr&quot;;IFNA(COM.MICROSOFT.CONCAT(CHAR(34);[$intermediate.H118];CHAR(34));&quot;rsvd&quot;));&quot;,&quot;)" office:value-type="string" office:string-value="rsvd," calcext:value-type="string">
            <text:p>rsvd,</text:p>
          </table:table-cell>
          <table:table-cell table:formula="of:=COM.MICROSOFT.CONCAT(&quot;// &quot;;[$intermediate.A118])" office:value-type="string" office:string-value="// 75" calcext:value-type="string">
            <text:p>// 75</text:p>
          </table:table-cell>
          <table:table-cell table:number-columns-repeated="2"/>
        </table:table-row>
        <table:table-row table:style-name="ro1">
          <table:table-cell/>
          <table:table-cell table:formula="of:=COM.MICROSOFT.CONCAT(IF(AND(HEX2DEC([$intermediate.A119])&gt;=HEX2DEC(&quot;e0&quot;); HEX2DEC([$intermediate.A119])&lt;HEX2DEC(&quot;FF&quot;));&quot;mfr&quot;;IFNA(COM.MICROSOFT.CONCAT(CHAR(34);[$intermediate.H119];CHAR(34));&quot;rsvd&quot;));&quot;,&quot;)" office:value-type="string" office:string-value="rsvd," calcext:value-type="string">
            <text:p>rsvd,</text:p>
          </table:table-cell>
          <table:table-cell table:formula="of:=COM.MICROSOFT.CONCAT(&quot;// &quot;;[$intermediate.A119])" office:value-type="string" office:string-value="// 76" calcext:value-type="string">
            <text:p>// 76</text:p>
          </table:table-cell>
          <table:table-cell table:number-columns-repeated="2"/>
        </table:table-row>
        <table:table-row table:style-name="ro1">
          <table:table-cell/>
          <table:table-cell table:formula="of:=COM.MICROSOFT.CONCAT(IF(AND(HEX2DEC([$intermediate.A120])&gt;=HEX2DEC(&quot;e0&quot;); HEX2DEC([$intermediate.A120])&lt;HEX2DEC(&quot;FF&quot;));&quot;mfr&quot;;IFNA(COM.MICROSOFT.CONCAT(CHAR(34);[$intermediate.H120];CHAR(34));&quot;rsvd&quot;));&quot;,&quot;)" office:value-type="string" office:string-value="rsvd," calcext:value-type="string">
            <text:p>rsvd,</text:p>
          </table:table-cell>
          <table:table-cell table:formula="of:=COM.MICROSOFT.CONCAT(&quot;// &quot;;[$intermediate.A120])" office:value-type="string" office:string-value="// 77" calcext:value-type="string">
            <text:p>// 77</text:p>
          </table:table-cell>
          <table:table-cell table:number-columns-repeated="2"/>
        </table:table-row>
        <table:table-row table:style-name="ro1">
          <table:table-cell/>
          <table:table-cell table:formula="of:=COM.MICROSOFT.CONCAT(IF(AND(HEX2DEC([$intermediate.A121])&gt;=HEX2DEC(&quot;e0&quot;); HEX2DEC([$intermediate.A121])&lt;HEX2DEC(&quot;FF&quot;));&quot;mfr&quot;;IFNA(COM.MICROSOFT.CONCAT(CHAR(34);[$intermediate.H121];CHAR(34));&quot;rsvd&quot;));&quot;,&quot;)" office:value-type="string" office:string-value="rsvd," calcext:value-type="string">
            <text:p>rsvd,</text:p>
          </table:table-cell>
          <table:table-cell table:formula="of:=COM.MICROSOFT.CONCAT(&quot;// &quot;;[$intermediate.A121])" office:value-type="string" office:string-value="// 78" calcext:value-type="string">
            <text:p>// 78</text:p>
          </table:table-cell>
          <table:table-cell table:number-columns-repeated="2"/>
        </table:table-row>
        <table:table-row table:style-name="ro1">
          <table:table-cell/>
          <table:table-cell table:formula="of:=COM.MICROSOFT.CONCAT(IF(AND(HEX2DEC([$intermediate.A122])&gt;=HEX2DEC(&quot;e0&quot;); HEX2DEC([$intermediate.A122])&lt;HEX2DEC(&quot;FF&quot;));&quot;mfr&quot;;IFNA(COM.MICROSOFT.CONCAT(CHAR(34);[$intermediate.H122];CHAR(34));&quot;rsvd&quot;));&quot;,&quot;)" office:value-type="string" office:string-value="rsvd," calcext:value-type="string">
            <text:p>rsvd,</text:p>
          </table:table-cell>
          <table:table-cell table:formula="of:=COM.MICROSOFT.CONCAT(&quot;// &quot;;[$intermediate.A122])" office:value-type="string" office:string-value="// 79" calcext:value-type="string">
            <text:p>// 79</text:p>
          </table:table-cell>
          <table:table-cell table:number-columns-repeated="2"/>
        </table:table-row>
        <table:table-row table:style-name="ro1">
          <table:table-cell/>
          <table:table-cell table:formula="of:=COM.MICROSOFT.CONCAT(IF(AND(HEX2DEC([$intermediate.A123])&gt;=HEX2DEC(&quot;e0&quot;); HEX2DEC([$intermediate.A123])&lt;HEX2DEC(&quot;FF&quot;));&quot;mfr&quot;;IFNA(COM.MICROSOFT.CONCAT(CHAR(34);[$intermediate.H123];CHAR(34));&quot;rsvd&quot;));&quot;,&quot;)" office:value-type="string" office:string-value="rsvd," calcext:value-type="string">
            <text:p>rsvd,</text:p>
          </table:table-cell>
          <table:table-cell table:formula="of:=COM.MICROSOFT.CONCAT(&quot;// &quot;;[$intermediate.A123])" office:value-type="string" office:string-value="// 7A" calcext:value-type="string">
            <text:p>// 7A</text:p>
          </table:table-cell>
          <table:table-cell table:number-columns-repeated="2"/>
        </table:table-row>
        <table:table-row table:style-name="ro1">
          <table:table-cell/>
          <table:table-cell table:formula="of:=COM.MICROSOFT.CONCAT(IF(AND(HEX2DEC([$intermediate.A124])&gt;=HEX2DEC(&quot;e0&quot;); HEX2DEC([$intermediate.A124])&lt;HEX2DEC(&quot;FF&quot;));&quot;mfr&quot;;IFNA(COM.MICROSOFT.CONCAT(CHAR(34);[$intermediate.H124];CHAR(34));&quot;rsvd&quot;));&quot;,&quot;)" office:value-type="string" office:string-value="rsvd," calcext:value-type="string">
            <text:p>rsvd,</text:p>
          </table:table-cell>
          <table:table-cell table:formula="of:=COM.MICROSOFT.CONCAT(&quot;// &quot;;[$intermediate.A124])" office:value-type="string" office:string-value="// 7B" calcext:value-type="string">
            <text:p>// 7B</text:p>
          </table:table-cell>
          <table:table-cell table:number-columns-repeated="2"/>
        </table:table-row>
        <table:table-row table:style-name="ro1">
          <table:table-cell/>
          <table:table-cell table:formula="of:=COM.MICROSOFT.CONCAT(IF(AND(HEX2DEC([$intermediate.A125])&gt;=HEX2DEC(&quot;e0&quot;); HEX2DEC([$intermediate.A125])&lt;HEX2DEC(&quot;FF&quot;));&quot;mfr&quot;;IFNA(COM.MICROSOFT.CONCAT(CHAR(34);[$intermediate.H125];CHAR(34));&quot;rsvd&quot;));&quot;,&quot;)" office:value-type="string" office:string-value="rsvd," calcext:value-type="string">
            <text:p>rsvd,</text:p>
          </table:table-cell>
          <table:table-cell table:formula="of:=COM.MICROSOFT.CONCAT(&quot;// &quot;;[$intermediate.A125])" office:value-type="string" office:string-value="// 7C" calcext:value-type="string">
            <text:p>// 7C</text:p>
          </table:table-cell>
          <table:table-cell table:number-columns-repeated="2"/>
        </table:table-row>
        <table:table-row table:style-name="ro1">
          <table:table-cell/>
          <table:table-cell table:formula="of:=COM.MICROSOFT.CONCAT(IF(AND(HEX2DEC([$intermediate.A126])&gt;=HEX2DEC(&quot;e0&quot;); HEX2DEC([$intermediate.A126])&lt;HEX2DEC(&quot;FF&quot;));&quot;mfr&quot;;IFNA(COM.MICROSOFT.CONCAT(CHAR(34);[$intermediate.H126];CHAR(34));&quot;rsvd&quot;));&quot;,&quot;)" office:value-type="string" office:string-value="rsvd," calcext:value-type="string">
            <text:p>rsvd,</text:p>
          </table:table-cell>
          <table:table-cell table:formula="of:=COM.MICROSOFT.CONCAT(&quot;// &quot;;[$intermediate.A126])" office:value-type="string" office:string-value="// 7D" calcext:value-type="string">
            <text:p>// 7D</text:p>
          </table:table-cell>
          <table:table-cell table:number-columns-repeated="2"/>
        </table:table-row>
        <table:table-row table:style-name="ro1">
          <table:table-cell/>
          <table:table-cell table:formula="of:=COM.MICROSOFT.CONCAT(IF(AND(HEX2DEC([$intermediate.A127])&gt;=HEX2DEC(&quot;e0&quot;); HEX2DEC([$intermediate.A127])&lt;HEX2DEC(&quot;FF&quot;));&quot;mfr&quot;;IFNA(COM.MICROSOFT.CONCAT(CHAR(34);[$intermediate.H127];CHAR(34));&quot;rsvd&quot;));&quot;,&quot;)" office:value-type="string" office:string-value="rsvd," calcext:value-type="string">
            <text:p>rsvd,</text:p>
          </table:table-cell>
          <table:table-cell table:formula="of:=COM.MICROSOFT.CONCAT(&quot;// &quot;;[$intermediate.A127])" office:value-type="string" office:string-value="// 7E" calcext:value-type="string">
            <text:p>// 7E</text:p>
          </table:table-cell>
          <table:table-cell table:number-columns-repeated="2"/>
        </table:table-row>
        <table:table-row table:style-name="ro1">
          <table:table-cell/>
          <table:table-cell table:formula="of:=COM.MICROSOFT.CONCAT(IF(AND(HEX2DEC([$intermediate.A128])&gt;=HEX2DEC(&quot;e0&quot;); HEX2DEC([$intermediate.A128])&lt;HEX2DEC(&quot;FF&quot;));&quot;mfr&quot;;IFNA(COM.MICROSOFT.CONCAT(CHAR(34);[$intermediate.H128];CHAR(34));&quot;rsvd&quot;));&quot;,&quot;)" office:value-type="string" office:string-value="rsvd," calcext:value-type="string">
            <text:p>rsvd,</text:p>
          </table:table-cell>
          <table:table-cell table:formula="of:=COM.MICROSOFT.CONCAT(&quot;// &quot;;[$intermediate.A128])" office:value-type="string" office:string-value="// 7F" calcext:value-type="string">
            <text:p>// 7F</text:p>
          </table:table-cell>
          <table:table-cell table:number-columns-repeated="2"/>
        </table:table-row>
        <table:table-row table:style-name="ro1">
          <table:table-cell/>
          <table:table-cell table:formula="of:=COM.MICROSOFT.CONCAT(IF(AND(HEX2DEC([$intermediate.A129])&gt;=HEX2DEC(&quot;e0&quot;); HEX2DEC([$intermediate.A129])&lt;HEX2DEC(&quot;FF&quot;));&quot;mfr&quot;;IFNA(COM.MICROSOFT.CONCAT(CHAR(34);[$intermediate.H129];CHAR(34));&quot;rsvd&quot;));&quot;,&quot;)" office:value-type="string" office:string-value="rsvd," calcext:value-type="string">
            <text:p>rsvd,</text:p>
          </table:table-cell>
          <table:table-cell table:formula="of:=COM.MICROSOFT.CONCAT(&quot;// &quot;;[$intermediate.A129])" office:value-type="string" office:string-value="// 80" calcext:value-type="string">
            <text:p>// 80</text:p>
          </table:table-cell>
          <table:table-cell table:number-columns-repeated="2"/>
        </table:table-row>
        <table:table-row table:style-name="ro1">
          <table:table-cell/>
          <table:table-cell table:formula="of:=COM.MICROSOFT.CONCAT(IF(AND(HEX2DEC([$intermediate.A130])&gt;=HEX2DEC(&quot;e0&quot;); HEX2DEC([$intermediate.A130])&lt;HEX2DEC(&quot;FF&quot;));&quot;mfr&quot;;IFNA(COM.MICROSOFT.CONCAT(CHAR(34);[$intermediate.H130];CHAR(34));&quot;rsvd&quot;));&quot;,&quot;)" office:value-type="string" office:string-value="rsvd," calcext:value-type="string">
            <text:p>rsvd,</text:p>
          </table:table-cell>
          <table:table-cell table:formula="of:=COM.MICROSOFT.CONCAT(&quot;// &quot;;[$intermediate.A130])" office:value-type="string" office:string-value="// 81" calcext:value-type="string">
            <text:p>// 81</text:p>
          </table:table-cell>
          <table:table-cell table:number-columns-repeated="2"/>
        </table:table-row>
        <table:table-row table:style-name="ro1">
          <table:table-cell/>
          <table:table-cell table:formula="of:=COM.MICROSOFT.CONCAT(IF(AND(HEX2DEC([$intermediate.A131])&gt;=HEX2DEC(&quot;e0&quot;); HEX2DEC([$intermediate.A131])&lt;HEX2DEC(&quot;FF&quot;));&quot;mfr&quot;;IFNA(COM.MICROSOFT.CONCAT(CHAR(34);[$intermediate.H131];CHAR(34));&quot;rsvd&quot;));&quot;,&quot;)" office:value-type="string" office:string-value="rsvd," calcext:value-type="string">
            <text:p>rsvd,</text:p>
          </table:table-cell>
          <table:table-cell table:formula="of:=COM.MICROSOFT.CONCAT(&quot;// &quot;;[$intermediate.A131])" office:value-type="string" office:string-value="// 82" calcext:value-type="string">
            <text:p>// 82</text:p>
          </table:table-cell>
          <table:table-cell table:number-columns-repeated="2"/>
        </table:table-row>
        <table:table-row table:style-name="ro1">
          <table:table-cell/>
          <table:table-cell table:formula="of:=COM.MICROSOFT.CONCAT(IF(AND(HEX2DEC([$intermediate.A132])&gt;=HEX2DEC(&quot;e0&quot;); HEX2DEC([$intermediate.A132])&lt;HEX2DEC(&quot;FF&quot;));&quot;mfr&quot;;IFNA(COM.MICROSOFT.CONCAT(CHAR(34);[$intermediate.H132];CHAR(34));&quot;rsvd&quot;));&quot;,&quot;)" office:value-type="string" office:string-value="rsvd," calcext:value-type="string">
            <text:p>rsvd,</text:p>
          </table:table-cell>
          <table:table-cell table:formula="of:=COM.MICROSOFT.CONCAT(&quot;// &quot;;[$intermediate.A132])" office:value-type="string" office:string-value="// 83" calcext:value-type="string">
            <text:p>// 83</text:p>
          </table:table-cell>
          <table:table-cell table:number-columns-repeated="2"/>
        </table:table-row>
        <table:table-row table:style-name="ro1">
          <table:table-cell/>
          <table:table-cell table:formula="of:=COM.MICROSOFT.CONCAT(IF(AND(HEX2DEC([$intermediate.A133])&gt;=HEX2DEC(&quot;e0&quot;); HEX2DEC([$intermediate.A133])&lt;HEX2DEC(&quot;FF&quot;));&quot;mfr&quot;;IFNA(COM.MICROSOFT.CONCAT(CHAR(34);[$intermediate.H133];CHAR(34));&quot;rsvd&quot;));&quot;,&quot;)" office:value-type="string" office:string-value="rsvd," calcext:value-type="string">
            <text:p>rsvd,</text:p>
          </table:table-cell>
          <table:table-cell table:formula="of:=COM.MICROSOFT.CONCAT(&quot;// &quot;;[$intermediate.A133])" office:value-type="string" office:string-value="// 84" calcext:value-type="string">
            <text:p>// 84</text:p>
          </table:table-cell>
          <table:table-cell table:number-columns-repeated="2"/>
        </table:table-row>
        <table:table-row table:style-name="ro1">
          <table:table-cell/>
          <table:table-cell table:formula="of:=COM.MICROSOFT.CONCAT(IF(AND(HEX2DEC([$intermediate.A134])&gt;=HEX2DEC(&quot;e0&quot;); HEX2DEC([$intermediate.A134])&lt;HEX2DEC(&quot;FF&quot;));&quot;mfr&quot;;IFNA(COM.MICROSOFT.CONCAT(CHAR(34);[$intermediate.H134];CHAR(34));&quot;rsvd&quot;));&quot;,&quot;)" office:value-type="string" office:string-value="rsvd," calcext:value-type="string">
            <text:p>rsvd,</text:p>
          </table:table-cell>
          <table:table-cell table:formula="of:=COM.MICROSOFT.CONCAT(&quot;// &quot;;[$intermediate.A134])" office:value-type="string" office:string-value="// 85" calcext:value-type="string">
            <text:p>// 85</text:p>
          </table:table-cell>
          <table:table-cell table:number-columns-repeated="2"/>
        </table:table-row>
        <table:table-row table:style-name="ro1">
          <table:table-cell/>
          <table:table-cell table:formula="of:=COM.MICROSOFT.CONCAT(IF(AND(HEX2DEC([$intermediate.A135])&gt;=HEX2DEC(&quot;e0&quot;); HEX2DEC([$intermediate.A135])&lt;HEX2DEC(&quot;FF&quot;));&quot;mfr&quot;;IFNA(COM.MICROSOFT.CONCAT(CHAR(34);[$intermediate.H135];CHAR(34));&quot;rsvd&quot;));&quot;,&quot;)" office:value-type="string" office:string-value="rsvd," calcext:value-type="string">
            <text:p>rsvd,</text:p>
          </table:table-cell>
          <table:table-cell table:formula="of:=COM.MICROSOFT.CONCAT(&quot;// &quot;;[$intermediate.A135])" office:value-type="string" office:string-value="// 86" calcext:value-type="string">
            <text:p>// 86</text:p>
          </table:table-cell>
          <table:table-cell table:number-columns-repeated="2"/>
        </table:table-row>
        <table:table-row table:style-name="ro1">
          <table:table-cell/>
          <table:table-cell table:formula="of:=COM.MICROSOFT.CONCAT(IF(AND(HEX2DEC([$intermediate.A136])&gt;=HEX2DEC(&quot;e0&quot;); HEX2DEC([$intermediate.A136])&lt;HEX2DEC(&quot;FF&quot;));&quot;mfr&quot;;IFNA(COM.MICROSOFT.CONCAT(CHAR(34);[$intermediate.H136];CHAR(34));&quot;rsvd&quot;));&quot;,&quot;)" office:value-type="string" office:string-value="rsvd," calcext:value-type="string">
            <text:p>rsvd,</text:p>
          </table:table-cell>
          <table:table-cell table:formula="of:=COM.MICROSOFT.CONCAT(&quot;// &quot;;[$intermediate.A136])" office:value-type="string" office:string-value="// 87" calcext:value-type="string">
            <text:p>// 87</text:p>
          </table:table-cell>
          <table:table-cell table:number-columns-repeated="2"/>
        </table:table-row>
        <table:table-row table:style-name="ro1">
          <table:table-cell/>
          <table:table-cell table:formula="of:=COM.MICROSOFT.CONCAT(IF(AND(HEX2DEC([$intermediate.A137])&gt;=HEX2DEC(&quot;e0&quot;); HEX2DEC([$intermediate.A137])&lt;HEX2DEC(&quot;FF&quot;));&quot;mfr&quot;;IFNA(COM.MICROSOFT.CONCAT(CHAR(34);[$intermediate.H137];CHAR(34));&quot;rsvd&quot;));&quot;,&quot;)" office:value-type="string" office:string-value="rsvd," calcext:value-type="string">
            <text:p>rsvd,</text:p>
          </table:table-cell>
          <table:table-cell table:formula="of:=COM.MICROSOFT.CONCAT(&quot;// &quot;;[$intermediate.A137])" office:value-type="string" office:string-value="// 88" calcext:value-type="string">
            <text:p>// 88</text:p>
          </table:table-cell>
          <table:table-cell table:number-columns-repeated="2"/>
        </table:table-row>
        <table:table-row table:style-name="ro1">
          <table:table-cell/>
          <table:table-cell table:formula="of:=COM.MICROSOFT.CONCAT(IF(AND(HEX2DEC([$intermediate.A138])&gt;=HEX2DEC(&quot;e0&quot;); HEX2DEC([$intermediate.A138])&lt;HEX2DEC(&quot;FF&quot;));&quot;mfr&quot;;IFNA(COM.MICROSOFT.CONCAT(CHAR(34);[$intermediate.H138];CHAR(34));&quot;rsvd&quot;));&quot;,&quot;)" office:value-type="string" office:string-value="rsvd," calcext:value-type="string">
            <text:p>rsvd,</text:p>
          </table:table-cell>
          <table:table-cell table:formula="of:=COM.MICROSOFT.CONCAT(&quot;// &quot;;[$intermediate.A138])" office:value-type="string" office:string-value="// 89" calcext:value-type="string">
            <text:p>// 89</text:p>
          </table:table-cell>
          <table:table-cell table:number-columns-repeated="2"/>
        </table:table-row>
        <table:table-row table:style-name="ro1">
          <table:table-cell/>
          <table:table-cell table:formula="of:=COM.MICROSOFT.CONCAT(IF(AND(HEX2DEC([$intermediate.A139])&gt;=HEX2DEC(&quot;e0&quot;); HEX2DEC([$intermediate.A139])&lt;HEX2DEC(&quot;FF&quot;));&quot;mfr&quot;;IFNA(COM.MICROSOFT.CONCAT(CHAR(34);[$intermediate.H139];CHAR(34));&quot;rsvd&quot;));&quot;,&quot;)" office:value-type="string" office:string-value="rsvd," calcext:value-type="string">
            <text:p>rsvd,</text:p>
          </table:table-cell>
          <table:table-cell table:formula="of:=COM.MICROSOFT.CONCAT(&quot;// &quot;;[$intermediate.A139])" office:value-type="string" office:string-value="// 8A" calcext:value-type="string">
            <text:p>// 8A</text:p>
          </table:table-cell>
          <table:table-cell table:number-columns-repeated="2"/>
        </table:table-row>
        <table:table-row table:style-name="ro1">
          <table:table-cell/>
          <table:table-cell table:formula="of:=COM.MICROSOFT.CONCAT(IF(AND(HEX2DEC([$intermediate.A140])&gt;=HEX2DEC(&quot;e0&quot;); HEX2DEC([$intermediate.A140])&lt;HEX2DEC(&quot;FF&quot;));&quot;mfr&quot;;IFNA(COM.MICROSOFT.CONCAT(CHAR(34);[$intermediate.H140];CHAR(34));&quot;rsvd&quot;));&quot;,&quot;)" office:value-type="string" office:string-value="rsvd," calcext:value-type="string">
            <text:p>rsvd,</text:p>
          </table:table-cell>
          <table:table-cell table:formula="of:=COM.MICROSOFT.CONCAT(&quot;// &quot;;[$intermediate.A140])" office:value-type="string" office:string-value="// 8B" calcext:value-type="string">
            <text:p>// 8B</text:p>
          </table:table-cell>
          <table:table-cell table:number-columns-repeated="2"/>
        </table:table-row>
        <table:table-row table:style-name="ro1">
          <table:table-cell/>
          <table:table-cell table:formula="of:=COM.MICROSOFT.CONCAT(IF(AND(HEX2DEC([$intermediate.A141])&gt;=HEX2DEC(&quot;e0&quot;); HEX2DEC([$intermediate.A141])&lt;HEX2DEC(&quot;FF&quot;));&quot;mfr&quot;;IFNA(COM.MICROSOFT.CONCAT(CHAR(34);[$intermediate.H141];CHAR(34));&quot;rsvd&quot;));&quot;,&quot;)" office:value-type="string" office:string-value="rsvd," calcext:value-type="string">
            <text:p>rsvd,</text:p>
          </table:table-cell>
          <table:table-cell table:formula="of:=COM.MICROSOFT.CONCAT(&quot;// &quot;;[$intermediate.A141])" office:value-type="string" office:string-value="// 8C" calcext:value-type="string">
            <text:p>// 8C</text:p>
          </table:table-cell>
          <table:table-cell table:number-columns-repeated="2"/>
        </table:table-row>
        <table:table-row table:style-name="ro1">
          <table:table-cell/>
          <table:table-cell table:formula="of:=COM.MICROSOFT.CONCAT(IF(AND(HEX2DEC([$intermediate.A142])&gt;=HEX2DEC(&quot;e0&quot;); HEX2DEC([$intermediate.A142])&lt;HEX2DEC(&quot;FF&quot;));&quot;mfr&quot;;IFNA(COM.MICROSOFT.CONCAT(CHAR(34);[$intermediate.H142];CHAR(34));&quot;rsvd&quot;));&quot;,&quot;)" office:value-type="string" office:string-value="rsvd," calcext:value-type="string">
            <text:p>rsvd,</text:p>
          </table:table-cell>
          <table:table-cell table:formula="of:=COM.MICROSOFT.CONCAT(&quot;// &quot;;[$intermediate.A142])" office:value-type="string" office:string-value="// 8D" calcext:value-type="string">
            <text:p>// 8D</text:p>
          </table:table-cell>
          <table:table-cell table:number-columns-repeated="2"/>
        </table:table-row>
        <table:table-row table:style-name="ro1">
          <table:table-cell/>
          <table:table-cell table:formula="of:=COM.MICROSOFT.CONCAT(IF(AND(HEX2DEC([$intermediate.A143])&gt;=HEX2DEC(&quot;e0&quot;); HEX2DEC([$intermediate.A143])&lt;HEX2DEC(&quot;FF&quot;));&quot;mfr&quot;;IFNA(COM.MICROSOFT.CONCAT(CHAR(34);[$intermediate.H143];CHAR(34));&quot;rsvd&quot;));&quot;,&quot;)" office:value-type="string" office:string-value="rsvd," calcext:value-type="string">
            <text:p>rsvd,</text:p>
          </table:table-cell>
          <table:table-cell table:formula="of:=COM.MICROSOFT.CONCAT(&quot;// &quot;;[$intermediate.A143])" office:value-type="string" office:string-value="// 8E" calcext:value-type="string">
            <text:p>// 8E</text:p>
          </table:table-cell>
          <table:table-cell table:number-columns-repeated="2"/>
        </table:table-row>
        <table:table-row table:style-name="ro1">
          <table:table-cell/>
          <table:table-cell table:formula="of:=COM.MICROSOFT.CONCAT(IF(AND(HEX2DEC([$intermediate.A144])&gt;=HEX2DEC(&quot;e0&quot;); HEX2DEC([$intermediate.A144])&lt;HEX2DEC(&quot;FF&quot;));&quot;mfr&quot;;IFNA(COM.MICROSOFT.CONCAT(CHAR(34);[$intermediate.H144];CHAR(34));&quot;rsvd&quot;));&quot;,&quot;)" office:value-type="string" office:string-value="rsvd," calcext:value-type="string">
            <text:p>rsvd,</text:p>
          </table:table-cell>
          <table:table-cell table:formula="of:=COM.MICROSOFT.CONCAT(&quot;// &quot;;[$intermediate.A144])" office:value-type="string" office:string-value="// 8F" calcext:value-type="string">
            <text:p>// 8F</text:p>
          </table:table-cell>
          <table:table-cell table:number-columns-repeated="2"/>
        </table:table-row>
        <table:table-row table:style-name="ro1">
          <table:table-cell/>
          <table:table-cell table:formula="of:=COM.MICROSOFT.CONCAT(IF(AND(HEX2DEC([$intermediate.A145])&gt;=HEX2DEC(&quot;e0&quot;); HEX2DEC([$intermediate.A145])&lt;HEX2DEC(&quot;FF&quot;));&quot;mfr&quot;;IFNA(COM.MICROSOFT.CONCAT(CHAR(34);[$intermediate.H145];CHAR(34));&quot;rsvd&quot;));&quot;,&quot;)" office:value-type="string" office:string-value="rsvd," calcext:value-type="string">
            <text:p>rsvd,</text:p>
          </table:table-cell>
          <table:table-cell table:formula="of:=COM.MICROSOFT.CONCAT(&quot;// &quot;;[$intermediate.A145])" office:value-type="string" office:string-value="// 90" calcext:value-type="string">
            <text:p>// 90</text:p>
          </table:table-cell>
          <table:table-cell table:number-columns-repeated="2"/>
        </table:table-row>
        <table:table-row table:style-name="ro1">
          <table:table-cell/>
          <table:table-cell table:formula="of:=COM.MICROSOFT.CONCAT(IF(AND(HEX2DEC([$intermediate.A146])&gt;=HEX2DEC(&quot;e0&quot;); HEX2DEC([$intermediate.A146])&lt;HEX2DEC(&quot;FF&quot;));&quot;mfr&quot;;IFNA(COM.MICROSOFT.CONCAT(CHAR(34);[$intermediate.H146];CHAR(34));&quot;rsvd&quot;));&quot;,&quot;)" office:value-type="string" office:string-value="rsvd," calcext:value-type="string">
            <text:p>rsvd,</text:p>
          </table:table-cell>
          <table:table-cell table:formula="of:=COM.MICROSOFT.CONCAT(&quot;// &quot;;[$intermediate.A146])" office:value-type="string" office:string-value="// 91" calcext:value-type="string">
            <text:p>// 91</text:p>
          </table:table-cell>
          <table:table-cell table:number-columns-repeated="2"/>
        </table:table-row>
        <table:table-row table:style-name="ro1">
          <table:table-cell/>
          <table:table-cell table:formula="of:=COM.MICROSOFT.CONCAT(IF(AND(HEX2DEC([$intermediate.A147])&gt;=HEX2DEC(&quot;e0&quot;); HEX2DEC([$intermediate.A147])&lt;HEX2DEC(&quot;FF&quot;));&quot;mfr&quot;;IFNA(COM.MICROSOFT.CONCAT(CHAR(34);[$intermediate.H147];CHAR(34));&quot;rsvd&quot;));&quot;,&quot;)" office:value-type="string" office:string-value="rsvd," calcext:value-type="string">
            <text:p>rsvd,</text:p>
          </table:table-cell>
          <table:table-cell table:formula="of:=COM.MICROSOFT.CONCAT(&quot;// &quot;;[$intermediate.A147])" office:value-type="string" office:string-value="// 92" calcext:value-type="string">
            <text:p>// 92</text:p>
          </table:table-cell>
          <table:table-cell table:number-columns-repeated="2"/>
        </table:table-row>
        <table:table-row table:style-name="ro1">
          <table:table-cell/>
          <table:table-cell table:formula="of:=COM.MICROSOFT.CONCAT(IF(AND(HEX2DEC([$intermediate.A148])&gt;=HEX2DEC(&quot;e0&quot;); HEX2DEC([$intermediate.A148])&lt;HEX2DEC(&quot;FF&quot;));&quot;mfr&quot;;IFNA(COM.MICROSOFT.CONCAT(CHAR(34);[$intermediate.H148];CHAR(34));&quot;rsvd&quot;));&quot;,&quot;)" office:value-type="string" office:string-value="rsvd," calcext:value-type="string">
            <text:p>rsvd,</text:p>
          </table:table-cell>
          <table:table-cell table:formula="of:=COM.MICROSOFT.CONCAT(&quot;// &quot;;[$intermediate.A148])" office:value-type="string" office:string-value="// 93" calcext:value-type="string">
            <text:p>// 93</text:p>
          </table:table-cell>
          <table:table-cell table:number-columns-repeated="2"/>
        </table:table-row>
        <table:table-row table:style-name="ro1">
          <table:table-cell/>
          <table:table-cell table:formula="of:=COM.MICROSOFT.CONCAT(IF(AND(HEX2DEC([$intermediate.A149])&gt;=HEX2DEC(&quot;e0&quot;); HEX2DEC([$intermediate.A149])&lt;HEX2DEC(&quot;FF&quot;));&quot;mfr&quot;;IFNA(COM.MICROSOFT.CONCAT(CHAR(34);[$intermediate.H149];CHAR(34));&quot;rsvd&quot;));&quot;,&quot;)" office:value-type="string" office:string-value="rsvd," calcext:value-type="string">
            <text:p>rsvd,</text:p>
          </table:table-cell>
          <table:table-cell table:formula="of:=COM.MICROSOFT.CONCAT(&quot;// &quot;;[$intermediate.A149])" office:value-type="string" office:string-value="// 94" calcext:value-type="string">
            <text:p>// 94</text:p>
          </table:table-cell>
          <table:table-cell table:number-columns-repeated="2"/>
        </table:table-row>
        <table:table-row table:style-name="ro1">
          <table:table-cell/>
          <table:table-cell table:formula="of:=COM.MICROSOFT.CONCAT(IF(AND(HEX2DEC([$intermediate.A150])&gt;=HEX2DEC(&quot;e0&quot;); HEX2DEC([$intermediate.A150])&lt;HEX2DEC(&quot;FF&quot;));&quot;mfr&quot;;IFNA(COM.MICROSOFT.CONCAT(CHAR(34);[$intermediate.H150];CHAR(34));&quot;rsvd&quot;));&quot;,&quot;)" office:value-type="string" office:string-value="rsvd," calcext:value-type="string">
            <text:p>rsvd,</text:p>
          </table:table-cell>
          <table:table-cell table:formula="of:=COM.MICROSOFT.CONCAT(&quot;// &quot;;[$intermediate.A150])" office:value-type="string" office:string-value="// 95" calcext:value-type="string">
            <text:p>// 95</text:p>
          </table:table-cell>
          <table:table-cell table:number-columns-repeated="2"/>
        </table:table-row>
        <table:table-row table:style-name="ro1">
          <table:table-cell/>
          <table:table-cell table:formula="of:=COM.MICROSOFT.CONCAT(IF(AND(HEX2DEC([$intermediate.A151])&gt;=HEX2DEC(&quot;e0&quot;); HEX2DEC([$intermediate.A151])&lt;HEX2DEC(&quot;FF&quot;));&quot;mfr&quot;;IFNA(COM.MICROSOFT.CONCAT(CHAR(34);[$intermediate.H151];CHAR(34));&quot;rsvd&quot;));&quot;,&quot;)" office:value-type="string" office:string-value="rsvd," calcext:value-type="string">
            <text:p>rsvd,</text:p>
          </table:table-cell>
          <table:table-cell table:formula="of:=COM.MICROSOFT.CONCAT(&quot;// &quot;;[$intermediate.A151])" office:value-type="string" office:string-value="// 96" calcext:value-type="string">
            <text:p>// 96</text:p>
          </table:table-cell>
          <table:table-cell table:number-columns-repeated="2"/>
        </table:table-row>
        <table:table-row table:style-name="ro1">
          <table:table-cell/>
          <table:table-cell table:formula="of:=COM.MICROSOFT.CONCAT(IF(AND(HEX2DEC([$intermediate.A152])&gt;=HEX2DEC(&quot;e0&quot;); HEX2DEC([$intermediate.A152])&lt;HEX2DEC(&quot;FF&quot;));&quot;mfr&quot;;IFNA(COM.MICROSOFT.CONCAT(CHAR(34);[$intermediate.H152];CHAR(34));&quot;rsvd&quot;));&quot;,&quot;)" office:value-type="string" office:string-value="rsvd," calcext:value-type="string">
            <text:p>rsvd,</text:p>
          </table:table-cell>
          <table:table-cell table:formula="of:=COM.MICROSOFT.CONCAT(&quot;// &quot;;[$intermediate.A152])" office:value-type="string" office:string-value="// 97" calcext:value-type="string">
            <text:p>// 97</text:p>
          </table:table-cell>
          <table:table-cell table:number-columns-repeated="2"/>
        </table:table-row>
        <table:table-row table:style-name="ro1">
          <table:table-cell/>
          <table:table-cell table:formula="of:=COM.MICROSOFT.CONCAT(IF(AND(HEX2DEC([$intermediate.A153])&gt;=HEX2DEC(&quot;e0&quot;); HEX2DEC([$intermediate.A153])&lt;HEX2DEC(&quot;FF&quot;));&quot;mfr&quot;;IFNA(COM.MICROSOFT.CONCAT(CHAR(34);[$intermediate.H153];CHAR(34));&quot;rsvd&quot;));&quot;,&quot;)" office:value-type="string" office:string-value="rsvd," calcext:value-type="string">
            <text:p>rsvd,</text:p>
          </table:table-cell>
          <table:table-cell table:formula="of:=COM.MICROSOFT.CONCAT(&quot;// &quot;;[$intermediate.A153])" office:value-type="string" office:string-value="// 98" calcext:value-type="string">
            <text:p>// 98</text:p>
          </table:table-cell>
          <table:table-cell table:number-columns-repeated="2"/>
        </table:table-row>
        <table:table-row table:style-name="ro1">
          <table:table-cell/>
          <table:table-cell table:formula="of:=COM.MICROSOFT.CONCAT(IF(AND(HEX2DEC([$intermediate.A154])&gt;=HEX2DEC(&quot;e0&quot;); HEX2DEC([$intermediate.A154])&lt;HEX2DEC(&quot;FF&quot;));&quot;mfr&quot;;IFNA(COM.MICROSOFT.CONCAT(CHAR(34);[$intermediate.H154];CHAR(34));&quot;rsvd&quot;));&quot;,&quot;)" office:value-type="string" office:string-value="rsvd," calcext:value-type="string">
            <text:p>rsvd,</text:p>
          </table:table-cell>
          <table:table-cell table:formula="of:=COM.MICROSOFT.CONCAT(&quot;// &quot;;[$intermediate.A154])" office:value-type="string" office:string-value="// 99" calcext:value-type="string">
            <text:p>// 99</text:p>
          </table:table-cell>
          <table:table-cell table:number-columns-repeated="2"/>
        </table:table-row>
        <table:table-row table:style-name="ro1">
          <table:table-cell/>
          <table:table-cell table:formula="of:=COM.MICROSOFT.CONCAT(IF(AND(HEX2DEC([$intermediate.A155])&gt;=HEX2DEC(&quot;e0&quot;); HEX2DEC([$intermediate.A155])&lt;HEX2DEC(&quot;FF&quot;));&quot;mfr&quot;;IFNA(COM.MICROSOFT.CONCAT(CHAR(34);[$intermediate.H155];CHAR(34));&quot;rsvd&quot;));&quot;,&quot;)" office:value-type="string" office:string-value="rsvd," calcext:value-type="string">
            <text:p>rsvd,</text:p>
          </table:table-cell>
          <table:table-cell table:formula="of:=COM.MICROSOFT.CONCAT(&quot;// &quot;;[$intermediate.A155])" office:value-type="string" office:string-value="// 9A" calcext:value-type="string">
            <text:p>// 9A</text:p>
          </table:table-cell>
          <table:table-cell table:number-columns-repeated="2"/>
        </table:table-row>
        <table:table-row table:style-name="ro1">
          <table:table-cell/>
          <table:table-cell table:formula="of:=COM.MICROSOFT.CONCAT(IF(AND(HEX2DEC([$intermediate.A156])&gt;=HEX2DEC(&quot;e0&quot;); HEX2DEC([$intermediate.A156])&lt;HEX2DEC(&quot;FF&quot;));&quot;mfr&quot;;IFNA(COM.MICROSOFT.CONCAT(CHAR(34);[$intermediate.H156];CHAR(34));&quot;rsvd&quot;));&quot;,&quot;)" office:value-type="string" office:string-value="rsvd," calcext:value-type="string">
            <text:p>rsvd,</text:p>
          </table:table-cell>
          <table:table-cell table:formula="of:=COM.MICROSOFT.CONCAT(&quot;// &quot;;[$intermediate.A156])" office:value-type="string" office:string-value="// 9B" calcext:value-type="string">
            <text:p>// 9B</text:p>
          </table:table-cell>
          <table:table-cell table:number-columns-repeated="2"/>
        </table:table-row>
        <table:table-row table:style-name="ro1">
          <table:table-cell/>
          <table:table-cell table:formula="of:=COM.MICROSOFT.CONCAT(IF(AND(HEX2DEC([$intermediate.A157])&gt;=HEX2DEC(&quot;e0&quot;); HEX2DEC([$intermediate.A157])&lt;HEX2DEC(&quot;FF&quot;));&quot;mfr&quot;;IFNA(COM.MICROSOFT.CONCAT(CHAR(34);[$intermediate.H157];CHAR(34));&quot;rsvd&quot;));&quot;,&quot;)" office:value-type="string" office:string-value="rsvd," calcext:value-type="string">
            <text:p>rsvd,</text:p>
          </table:table-cell>
          <table:table-cell table:formula="of:=COM.MICROSOFT.CONCAT(&quot;// &quot;;[$intermediate.A157])" office:value-type="string" office:string-value="// 9C" calcext:value-type="string">
            <text:p>// 9C</text:p>
          </table:table-cell>
          <table:table-cell table:number-columns-repeated="2"/>
        </table:table-row>
        <table:table-row table:style-name="ro1">
          <table:table-cell/>
          <table:table-cell table:formula="of:=COM.MICROSOFT.CONCAT(IF(AND(HEX2DEC([$intermediate.A158])&gt;=HEX2DEC(&quot;e0&quot;); HEX2DEC([$intermediate.A158])&lt;HEX2DEC(&quot;FF&quot;));&quot;mfr&quot;;IFNA(COM.MICROSOFT.CONCAT(CHAR(34);[$intermediate.H158];CHAR(34));&quot;rsvd&quot;));&quot;,&quot;)" office:value-type="string" office:string-value="rsvd," calcext:value-type="string">
            <text:p>rsvd,</text:p>
          </table:table-cell>
          <table:table-cell table:formula="of:=COM.MICROSOFT.CONCAT(&quot;// &quot;;[$intermediate.A158])" office:value-type="string" office:string-value="// 9D" calcext:value-type="string">
            <text:p>// 9D</text:p>
          </table:table-cell>
          <table:table-cell table:number-columns-repeated="2"/>
        </table:table-row>
        <table:table-row table:style-name="ro1">
          <table:table-cell/>
          <table:table-cell table:formula="of:=COM.MICROSOFT.CONCAT(IF(AND(HEX2DEC([$intermediate.A159])&gt;=HEX2DEC(&quot;e0&quot;); HEX2DEC([$intermediate.A159])&lt;HEX2DEC(&quot;FF&quot;));&quot;mfr&quot;;IFNA(COM.MICROSOFT.CONCAT(CHAR(34);[$intermediate.H159];CHAR(34));&quot;rsvd&quot;));&quot;,&quot;)" office:value-type="string" office:string-value="rsvd," calcext:value-type="string">
            <text:p>rsvd,</text:p>
          </table:table-cell>
          <table:table-cell table:formula="of:=COM.MICROSOFT.CONCAT(&quot;// &quot;;[$intermediate.A159])" office:value-type="string" office:string-value="// 9E" calcext:value-type="string">
            <text:p>// 9E</text:p>
          </table:table-cell>
          <table:table-cell table:number-columns-repeated="2"/>
        </table:table-row>
        <table:table-row table:style-name="ro1">
          <table:table-cell/>
          <table:table-cell table:formula="of:=COM.MICROSOFT.CONCAT(IF(AND(HEX2DEC([$intermediate.A160])&gt;=HEX2DEC(&quot;e0&quot;); HEX2DEC([$intermediate.A160])&lt;HEX2DEC(&quot;FF&quot;));&quot;mfr&quot;;IFNA(COM.MICROSOFT.CONCAT(CHAR(34);[$intermediate.H160];CHAR(34));&quot;rsvd&quot;));&quot;,&quot;)" office:value-type="string" office:string-value="rsvd," calcext:value-type="string">
            <text:p>rsvd,</text:p>
          </table:table-cell>
          <table:table-cell table:formula="of:=COM.MICROSOFT.CONCAT(&quot;// &quot;;[$intermediate.A160])" office:value-type="string" office:string-value="// 9F" calcext:value-type="string">
            <text:p>// 9F</text:p>
          </table:table-cell>
          <table:table-cell table:number-columns-repeated="2"/>
        </table:table-row>
        <table:table-row table:style-name="ro1">
          <table:table-cell/>
          <table:table-cell table:formula="of:=COM.MICROSOFT.CONCAT(IF(AND(HEX2DEC([$intermediate.A161])&gt;=HEX2DEC(&quot;e0&quot;); HEX2DEC([$intermediate.A161])&lt;HEX2DEC(&quot;FF&quot;));&quot;mfr&quot;;IFNA(COM.MICROSOFT.CONCAT(CHAR(34);[$intermediate.H161];CHAR(34));&quot;rsvd&quot;));&quot;,&quot;)" office:value-type="string" office:string-value="rsvd," calcext:value-type="string">
            <text:p>rsvd,</text:p>
          </table:table-cell>
          <table:table-cell table:formula="of:=COM.MICROSOFT.CONCAT(&quot;// &quot;;[$intermediate.A161])" office:value-type="string" office:string-value="// A0" calcext:value-type="string">
            <text:p>// A0</text:p>
          </table:table-cell>
          <table:table-cell table:number-columns-repeated="2"/>
        </table:table-row>
        <table:table-row table:style-name="ro1">
          <table:table-cell/>
          <table:table-cell table:formula="of:=COM.MICROSOFT.CONCAT(IF(AND(HEX2DEC([$intermediate.A162])&gt;=HEX2DEC(&quot;e0&quot;); HEX2DEC([$intermediate.A162])&lt;HEX2DEC(&quot;FF&quot;));&quot;mfr&quot;;IFNA(COM.MICROSOFT.CONCAT(CHAR(34);[$intermediate.H162];CHAR(34));&quot;rsvd&quot;));&quot;,&quot;)" office:value-type="string" office:string-value="rsvd," calcext:value-type="string">
            <text:p>rsvd,</text:p>
          </table:table-cell>
          <table:table-cell table:formula="of:=COM.MICROSOFT.CONCAT(&quot;// &quot;;[$intermediate.A162])" office:value-type="string" office:string-value="// A1" calcext:value-type="string">
            <text:p>// A1</text:p>
          </table:table-cell>
          <table:table-cell table:number-columns-repeated="2"/>
        </table:table-row>
        <table:table-row table:style-name="ro1">
          <table:table-cell/>
          <table:table-cell table:formula="of:=COM.MICROSOFT.CONCAT(IF(AND(HEX2DEC([$intermediate.A163])&gt;=HEX2DEC(&quot;e0&quot;); HEX2DEC([$intermediate.A163])&lt;HEX2DEC(&quot;FF&quot;));&quot;mfr&quot;;IFNA(COM.MICROSOFT.CONCAT(CHAR(34);[$intermediate.H163];CHAR(34));&quot;rsvd&quot;));&quot;,&quot;)" office:value-type="string" office:string-value="rsvd," calcext:value-type="string">
            <text:p>rsvd,</text:p>
          </table:table-cell>
          <table:table-cell table:formula="of:=COM.MICROSOFT.CONCAT(&quot;// &quot;;[$intermediate.A163])" office:value-type="string" office:string-value="// A2" calcext:value-type="string">
            <text:p>// A2</text:p>
          </table:table-cell>
          <table:table-cell table:number-columns-repeated="2"/>
        </table:table-row>
        <table:table-row table:style-name="ro1">
          <table:table-cell/>
          <table:table-cell table:formula="of:=COM.MICROSOFT.CONCAT(IF(AND(HEX2DEC([$intermediate.A164])&gt;=HEX2DEC(&quot;e0&quot;); HEX2DEC([$intermediate.A164])&lt;HEX2DEC(&quot;FF&quot;));&quot;mfr&quot;;IFNA(COM.MICROSOFT.CONCAT(CHAR(34);[$intermediate.H164];CHAR(34));&quot;rsvd&quot;));&quot;,&quot;)" office:value-type="string" office:string-value="rsvd," calcext:value-type="string">
            <text:p>rsvd,</text:p>
          </table:table-cell>
          <table:table-cell table:formula="of:=COM.MICROSOFT.CONCAT(&quot;// &quot;;[$intermediate.A164])" office:value-type="string" office:string-value="// A3" calcext:value-type="string">
            <text:p>// A3</text:p>
          </table:table-cell>
          <table:table-cell table:number-columns-repeated="2"/>
        </table:table-row>
        <table:table-row table:style-name="ro1">
          <table:table-cell/>
          <table:table-cell table:formula="of:=COM.MICROSOFT.CONCAT(IF(AND(HEX2DEC([$intermediate.A165])&gt;=HEX2DEC(&quot;e0&quot;); HEX2DEC([$intermediate.A165])&lt;HEX2DEC(&quot;FF&quot;));&quot;mfr&quot;;IFNA(COM.MICROSOFT.CONCAT(CHAR(34);[$intermediate.H165];CHAR(34));&quot;rsvd&quot;));&quot;,&quot;)" office:value-type="string" office:string-value="rsvd," calcext:value-type="string">
            <text:p>rsvd,</text:p>
          </table:table-cell>
          <table:table-cell table:formula="of:=COM.MICROSOFT.CONCAT(&quot;// &quot;;[$intermediate.A165])" office:value-type="string" office:string-value="// A4" calcext:value-type="string">
            <text:p>// A4</text:p>
          </table:table-cell>
          <table:table-cell table:number-columns-repeated="2"/>
        </table:table-row>
        <table:table-row table:style-name="ro1">
          <table:table-cell/>
          <table:table-cell table:formula="of:=COM.MICROSOFT.CONCAT(IF(AND(HEX2DEC([$intermediate.A166])&gt;=HEX2DEC(&quot;e0&quot;); HEX2DEC([$intermediate.A166])&lt;HEX2DEC(&quot;FF&quot;));&quot;mfr&quot;;IFNA(COM.MICROSOFT.CONCAT(CHAR(34);[$intermediate.H166];CHAR(34));&quot;rsvd&quot;));&quot;,&quot;)" office:value-type="string" office:string-value="rsvd," calcext:value-type="string">
            <text:p>rsvd,</text:p>
          </table:table-cell>
          <table:table-cell table:formula="of:=COM.MICROSOFT.CONCAT(&quot;// &quot;;[$intermediate.A166])" office:value-type="string" office:string-value="// A5" calcext:value-type="string">
            <text:p>// A5</text:p>
          </table:table-cell>
          <table:table-cell table:number-columns-repeated="2"/>
        </table:table-row>
        <table:table-row table:style-name="ro1">
          <table:table-cell/>
          <table:table-cell table:formula="of:=COM.MICROSOFT.CONCAT(IF(AND(HEX2DEC([$intermediate.A167])&gt;=HEX2DEC(&quot;e0&quot;); HEX2DEC([$intermediate.A167])&lt;HEX2DEC(&quot;FF&quot;));&quot;mfr&quot;;IFNA(COM.MICROSOFT.CONCAT(CHAR(34);[$intermediate.H167];CHAR(34));&quot;rsvd&quot;));&quot;,&quot;)" office:value-type="string" office:string-value="rsvd," calcext:value-type="string">
            <text:p>rsvd,</text:p>
          </table:table-cell>
          <table:table-cell table:formula="of:=COM.MICROSOFT.CONCAT(&quot;// &quot;;[$intermediate.A167])" office:value-type="string" office:string-value="// A6" calcext:value-type="string">
            <text:p>// A6</text:p>
          </table:table-cell>
          <table:table-cell table:number-columns-repeated="2"/>
        </table:table-row>
        <table:table-row table:style-name="ro1">
          <table:table-cell/>
          <table:table-cell table:formula="of:=COM.MICROSOFT.CONCAT(IF(AND(HEX2DEC([$intermediate.A168])&gt;=HEX2DEC(&quot;e0&quot;); HEX2DEC([$intermediate.A168])&lt;HEX2DEC(&quot;FF&quot;));&quot;mfr&quot;;IFNA(COM.MICROSOFT.CONCAT(CHAR(34);[$intermediate.H168];CHAR(34));&quot;rsvd&quot;));&quot;,&quot;)" office:value-type="string" office:string-value="rsvd," calcext:value-type="string">
            <text:p>rsvd,</text:p>
          </table:table-cell>
          <table:table-cell table:formula="of:=COM.MICROSOFT.CONCAT(&quot;// &quot;;[$intermediate.A168])" office:value-type="string" office:string-value="// A7" calcext:value-type="string">
            <text:p>// A7</text:p>
          </table:table-cell>
          <table:table-cell table:number-columns-repeated="2"/>
        </table:table-row>
        <table:table-row table:style-name="ro1">
          <table:table-cell/>
          <table:table-cell table:formula="of:=COM.MICROSOFT.CONCAT(IF(AND(HEX2DEC([$intermediate.A169])&gt;=HEX2DEC(&quot;e0&quot;); HEX2DEC([$intermediate.A169])&lt;HEX2DEC(&quot;FF&quot;));&quot;mfr&quot;;IFNA(COM.MICROSOFT.CONCAT(CHAR(34);[$intermediate.H169];CHAR(34));&quot;rsvd&quot;));&quot;,&quot;)" office:value-type="string" office:string-value="rsvd," calcext:value-type="string">
            <text:p>rsvd,</text:p>
          </table:table-cell>
          <table:table-cell table:formula="of:=COM.MICROSOFT.CONCAT(&quot;// &quot;;[$intermediate.A169])" office:value-type="string" office:string-value="// A8" calcext:value-type="string">
            <text:p>// A8</text:p>
          </table:table-cell>
          <table:table-cell table:number-columns-repeated="2"/>
        </table:table-row>
        <table:table-row table:style-name="ro1">
          <table:table-cell/>
          <table:table-cell table:formula="of:=COM.MICROSOFT.CONCAT(IF(AND(HEX2DEC([$intermediate.A170])&gt;=HEX2DEC(&quot;e0&quot;); HEX2DEC([$intermediate.A170])&lt;HEX2DEC(&quot;FF&quot;));&quot;mfr&quot;;IFNA(COM.MICROSOFT.CONCAT(CHAR(34);[$intermediate.H170];CHAR(34));&quot;rsvd&quot;));&quot;,&quot;)" office:value-type="string" office:string-value="rsvd," calcext:value-type="string">
            <text:p>rsvd,</text:p>
          </table:table-cell>
          <table:table-cell table:formula="of:=COM.MICROSOFT.CONCAT(&quot;// &quot;;[$intermediate.A170])" office:value-type="string" office:string-value="// A9" calcext:value-type="string">
            <text:p>// A9</text:p>
          </table:table-cell>
          <table:table-cell table:number-columns-repeated="2"/>
        </table:table-row>
        <table:table-row table:style-name="ro1">
          <table:table-cell/>
          <table:table-cell table:formula="of:=COM.MICROSOFT.CONCAT(IF(AND(HEX2DEC([$intermediate.A171])&gt;=HEX2DEC(&quot;e0&quot;); HEX2DEC([$intermediate.A171])&lt;HEX2DEC(&quot;FF&quot;));&quot;mfr&quot;;IFNA(COM.MICROSOFT.CONCAT(CHAR(34);[$intermediate.H171];CHAR(34));&quot;rsvd&quot;));&quot;,&quot;)" office:value-type="string" office:string-value="rsvd," calcext:value-type="string">
            <text:p>rsvd,</text:p>
          </table:table-cell>
          <table:table-cell table:formula="of:=COM.MICROSOFT.CONCAT(&quot;// &quot;;[$intermediate.A171])" office:value-type="string" office:string-value="// AA" calcext:value-type="string">
            <text:p>// AA</text:p>
          </table:table-cell>
          <table:table-cell table:number-columns-repeated="2"/>
        </table:table-row>
        <table:table-row table:style-name="ro1">
          <table:table-cell/>
          <table:table-cell table:formula="of:=COM.MICROSOFT.CONCAT(IF(AND(HEX2DEC([$intermediate.A172])&gt;=HEX2DEC(&quot;e0&quot;); HEX2DEC([$intermediate.A172])&lt;HEX2DEC(&quot;FF&quot;));&quot;mfr&quot;;IFNA(COM.MICROSOFT.CONCAT(CHAR(34);[$intermediate.H172];CHAR(34));&quot;rsvd&quot;));&quot;,&quot;)" office:value-type="string" office:string-value="rsvd," calcext:value-type="string">
            <text:p>rsvd,</text:p>
          </table:table-cell>
          <table:table-cell table:formula="of:=COM.MICROSOFT.CONCAT(&quot;// &quot;;[$intermediate.A172])" office:value-type="string" office:string-value="// AB" calcext:value-type="string">
            <text:p>// AB</text:p>
          </table:table-cell>
          <table:table-cell table:number-columns-repeated="2"/>
        </table:table-row>
        <table:table-row table:style-name="ro1">
          <table:table-cell/>
          <table:table-cell table:formula="of:=COM.MICROSOFT.CONCAT(IF(AND(HEX2DEC([$intermediate.A173])&gt;=HEX2DEC(&quot;e0&quot;); HEX2DEC([$intermediate.A173])&lt;HEX2DEC(&quot;FF&quot;));&quot;mfr&quot;;IFNA(COM.MICROSOFT.CONCAT(CHAR(34);[$intermediate.H173];CHAR(34));&quot;rsvd&quot;));&quot;,&quot;)" office:value-type="string" office:string-value="rsvd," calcext:value-type="string">
            <text:p>rsvd,</text:p>
          </table:table-cell>
          <table:table-cell table:formula="of:=COM.MICROSOFT.CONCAT(&quot;// &quot;;[$intermediate.A173])" office:value-type="string" office:string-value="// AC" calcext:value-type="string">
            <text:p>// AC</text:p>
          </table:table-cell>
          <table:table-cell table:number-columns-repeated="2"/>
        </table:table-row>
        <table:table-row table:style-name="ro1">
          <table:table-cell/>
          <table:table-cell table:formula="of:=COM.MICROSOFT.CONCAT(IF(AND(HEX2DEC([$intermediate.A174])&gt;=HEX2DEC(&quot;e0&quot;); HEX2DEC([$intermediate.A174])&lt;HEX2DEC(&quot;FF&quot;));&quot;mfr&quot;;IFNA(COM.MICROSOFT.CONCAT(CHAR(34);[$intermediate.H174];CHAR(34));&quot;rsvd&quot;));&quot;,&quot;)" office:value-type="string" office:string-value="rsvd," calcext:value-type="string">
            <text:p>rsvd,</text:p>
          </table:table-cell>
          <table:table-cell table:formula="of:=COM.MICROSOFT.CONCAT(&quot;// &quot;;[$intermediate.A174])" office:value-type="string" office:string-value="// AD" calcext:value-type="string">
            <text:p>// AD</text:p>
          </table:table-cell>
          <table:table-cell table:number-columns-repeated="2"/>
        </table:table-row>
        <table:table-row table:style-name="ro1">
          <table:table-cell/>
          <table:table-cell table:formula="of:=COM.MICROSOFT.CONCAT(IF(AND(HEX2DEC([$intermediate.A175])&gt;=HEX2DEC(&quot;e0&quot;); HEX2DEC([$intermediate.A175])&lt;HEX2DEC(&quot;FF&quot;));&quot;mfr&quot;;IFNA(COM.MICROSOFT.CONCAT(CHAR(34);[$intermediate.H175];CHAR(34));&quot;rsvd&quot;));&quot;,&quot;)" office:value-type="string" office:string-value="rsvd," calcext:value-type="string">
            <text:p>rsvd,</text:p>
          </table:table-cell>
          <table:table-cell table:formula="of:=COM.MICROSOFT.CONCAT(&quot;// &quot;;[$intermediate.A175])" office:value-type="string" office:string-value="// AE" calcext:value-type="string">
            <text:p>// AE</text:p>
          </table:table-cell>
          <table:table-cell table:number-columns-repeated="2"/>
        </table:table-row>
        <table:table-row table:style-name="ro1">
          <table:table-cell/>
          <table:table-cell table:formula="of:=COM.MICROSOFT.CONCAT(IF(AND(HEX2DEC([$intermediate.A176])&gt;=HEX2DEC(&quot;e0&quot;); HEX2DEC([$intermediate.A176])&lt;HEX2DEC(&quot;FF&quot;));&quot;mfr&quot;;IFNA(COM.MICROSOFT.CONCAT(CHAR(34);[$intermediate.H176];CHAR(34));&quot;rsvd&quot;));&quot;,&quot;)" office:value-type="string" office:string-value="rsvd," calcext:value-type="string">
            <text:p>rsvd,</text:p>
          </table:table-cell>
          <table:table-cell table:formula="of:=COM.MICROSOFT.CONCAT(&quot;// &quot;;[$intermediate.A176])" office:value-type="string" office:string-value="// AF" calcext:value-type="string">
            <text:p>// AF</text:p>
          </table:table-cell>
          <table:table-cell table:number-columns-repeated="2"/>
        </table:table-row>
        <table:table-row table:style-name="ro1">
          <table:table-cell/>
          <table:table-cell table:formula="of:=COM.MICROSOFT.CONCAT(IF(AND(HEX2DEC([$intermediate.A177])&gt;=HEX2DEC(&quot;e0&quot;); HEX2DEC([$intermediate.A177])&lt;HEX2DEC(&quot;FF&quot;));&quot;mfr&quot;;IFNA(COM.MICROSOFT.CONCAT(CHAR(34);[$intermediate.H177];CHAR(34));&quot;rsvd&quot;));&quot;,&quot;)" office:value-type="string" office:string-value="rsvd," calcext:value-type="string">
            <text:p>rsvd,</text:p>
          </table:table-cell>
          <table:table-cell table:formula="of:=COM.MICROSOFT.CONCAT(&quot;// &quot;;[$intermediate.A177])" office:value-type="string" office:string-value="// B0" calcext:value-type="string">
            <text:p>// B0</text:p>
          </table:table-cell>
          <table:table-cell table:number-columns-repeated="2"/>
        </table:table-row>
        <table:table-row table:style-name="ro1">
          <table:table-cell/>
          <table:table-cell table:formula="of:=COM.MICROSOFT.CONCAT(IF(AND(HEX2DEC([$intermediate.A178])&gt;=HEX2DEC(&quot;e0&quot;); HEX2DEC([$intermediate.A178])&lt;HEX2DEC(&quot;FF&quot;));&quot;mfr&quot;;IFNA(COM.MICROSOFT.CONCAT(CHAR(34);[$intermediate.H178];CHAR(34));&quot;rsvd&quot;));&quot;,&quot;)" office:value-type="string" office:string-value="rsvd," calcext:value-type="string">
            <text:p>rsvd,</text:p>
          </table:table-cell>
          <table:table-cell table:formula="of:=COM.MICROSOFT.CONCAT(&quot;// &quot;;[$intermediate.A178])" office:value-type="string" office:string-value="// B1" calcext:value-type="string">
            <text:p>// B1</text:p>
          </table:table-cell>
          <table:table-cell table:number-columns-repeated="2"/>
        </table:table-row>
        <table:table-row table:style-name="ro1">
          <table:table-cell/>
          <table:table-cell table:formula="of:=COM.MICROSOFT.CONCAT(IF(AND(HEX2DEC([$intermediate.A179])&gt;=HEX2DEC(&quot;e0&quot;); HEX2DEC([$intermediate.A179])&lt;HEX2DEC(&quot;FF&quot;));&quot;mfr&quot;;IFNA(COM.MICROSOFT.CONCAT(CHAR(34);[$intermediate.H179];CHAR(34));&quot;rsvd&quot;));&quot;,&quot;)" office:value-type="string" office:string-value="rsvd," calcext:value-type="string">
            <text:p>rsvd,</text:p>
          </table:table-cell>
          <table:table-cell table:formula="of:=COM.MICROSOFT.CONCAT(&quot;// &quot;;[$intermediate.A179])" office:value-type="string" office:string-value="// B2" calcext:value-type="string">
            <text:p>// B2</text:p>
          </table:table-cell>
          <table:table-cell table:number-columns-repeated="2"/>
        </table:table-row>
        <table:table-row table:style-name="ro1">
          <table:table-cell/>
          <table:table-cell table:formula="of:=COM.MICROSOFT.CONCAT(IF(AND(HEX2DEC([$intermediate.A180])&gt;=HEX2DEC(&quot;e0&quot;); HEX2DEC([$intermediate.A180])&lt;HEX2DEC(&quot;FF&quot;));&quot;mfr&quot;;IFNA(COM.MICROSOFT.CONCAT(CHAR(34);[$intermediate.H180];CHAR(34));&quot;rsvd&quot;));&quot;,&quot;)" office:value-type="string" office:string-value="rsvd," calcext:value-type="string">
            <text:p>rsvd,</text:p>
          </table:table-cell>
          <table:table-cell table:formula="of:=COM.MICROSOFT.CONCAT(&quot;// &quot;;[$intermediate.A180])" office:value-type="string" office:string-value="// B3" calcext:value-type="string">
            <text:p>// B3</text:p>
          </table:table-cell>
          <table:table-cell table:number-columns-repeated="2"/>
        </table:table-row>
        <table:table-row table:style-name="ro1">
          <table:table-cell/>
          <table:table-cell table:formula="of:=COM.MICROSOFT.CONCAT(IF(AND(HEX2DEC([$intermediate.A181])&gt;=HEX2DEC(&quot;e0&quot;); HEX2DEC([$intermediate.A181])&lt;HEX2DEC(&quot;FF&quot;));&quot;mfr&quot;;IFNA(COM.MICROSOFT.CONCAT(CHAR(34);[$intermediate.H181];CHAR(34));&quot;rsvd&quot;));&quot;,&quot;)" office:value-type="string" office:string-value="rsvd," calcext:value-type="string">
            <text:p>rsvd,</text:p>
          </table:table-cell>
          <table:table-cell table:formula="of:=COM.MICROSOFT.CONCAT(&quot;// &quot;;[$intermediate.A181])" office:value-type="string" office:string-value="// B4" calcext:value-type="string">
            <text:p>// B4</text:p>
          </table:table-cell>
          <table:table-cell table:number-columns-repeated="2"/>
        </table:table-row>
        <table:table-row table:style-name="ro1">
          <table:table-cell/>
          <table:table-cell table:formula="of:=COM.MICROSOFT.CONCAT(IF(AND(HEX2DEC([$intermediate.A182])&gt;=HEX2DEC(&quot;e0&quot;); HEX2DEC([$intermediate.A182])&lt;HEX2DEC(&quot;FF&quot;));&quot;mfr&quot;;IFNA(COM.MICROSOFT.CONCAT(CHAR(34);[$intermediate.H182];CHAR(34));&quot;rsvd&quot;));&quot;,&quot;)" office:value-type="string" office:string-value="rsvd," calcext:value-type="string">
            <text:p>rsvd,</text:p>
          </table:table-cell>
          <table:table-cell table:formula="of:=COM.MICROSOFT.CONCAT(&quot;// &quot;;[$intermediate.A182])" office:value-type="string" office:string-value="// B5" calcext:value-type="string">
            <text:p>// B5</text:p>
          </table:table-cell>
          <table:table-cell table:number-columns-repeated="2"/>
        </table:table-row>
        <table:table-row table:style-name="ro1">
          <table:table-cell/>
          <table:table-cell table:formula="of:=COM.MICROSOFT.CONCAT(IF(AND(HEX2DEC([$intermediate.A183])&gt;=HEX2DEC(&quot;e0&quot;); HEX2DEC([$intermediate.A183])&lt;HEX2DEC(&quot;FF&quot;));&quot;mfr&quot;;IFNA(COM.MICROSOFT.CONCAT(CHAR(34);[$intermediate.H183];CHAR(34));&quot;rsvd&quot;));&quot;,&quot;)" office:value-type="string" office:string-value="rsvd," calcext:value-type="string">
            <text:p>rsvd,</text:p>
          </table:table-cell>
          <table:table-cell table:formula="of:=COM.MICROSOFT.CONCAT(&quot;// &quot;;[$intermediate.A183])" office:value-type="string" office:string-value="// B6" calcext:value-type="string">
            <text:p>// B6</text:p>
          </table:table-cell>
          <table:table-cell table:number-columns-repeated="2"/>
        </table:table-row>
        <table:table-row table:style-name="ro1">
          <table:table-cell/>
          <table:table-cell table:formula="of:=COM.MICROSOFT.CONCAT(IF(AND(HEX2DEC([$intermediate.A184])&gt;=HEX2DEC(&quot;e0&quot;); HEX2DEC([$intermediate.A184])&lt;HEX2DEC(&quot;FF&quot;));&quot;mfr&quot;;IFNA(COM.MICROSOFT.CONCAT(CHAR(34);[$intermediate.H184];CHAR(34));&quot;rsvd&quot;));&quot;,&quot;)" office:value-type="string" office:string-value="rsvd," calcext:value-type="string">
            <text:p>rsvd,</text:p>
          </table:table-cell>
          <table:table-cell table:formula="of:=COM.MICROSOFT.CONCAT(&quot;// &quot;;[$intermediate.A184])" office:value-type="string" office:string-value="// B7" calcext:value-type="string">
            <text:p>// B7</text:p>
          </table:table-cell>
          <table:table-cell table:number-columns-repeated="2"/>
        </table:table-row>
        <table:table-row table:style-name="ro1">
          <table:table-cell/>
          <table:table-cell table:formula="of:=COM.MICROSOFT.CONCAT(IF(AND(HEX2DEC([$intermediate.A185])&gt;=HEX2DEC(&quot;e0&quot;); HEX2DEC([$intermediate.A185])&lt;HEX2DEC(&quot;FF&quot;));&quot;mfr&quot;;IFNA(COM.MICROSOFT.CONCAT(CHAR(34);[$intermediate.H185];CHAR(34));&quot;rsvd&quot;));&quot;,&quot;)" office:value-type="string" office:string-value="rsvd," calcext:value-type="string">
            <text:p>rsvd,</text:p>
          </table:table-cell>
          <table:table-cell table:formula="of:=COM.MICROSOFT.CONCAT(&quot;// &quot;;[$intermediate.A185])" office:value-type="string" office:string-value="// B8" calcext:value-type="string">
            <text:p>// B8</text:p>
          </table:table-cell>
          <table:table-cell table:number-columns-repeated="2"/>
        </table:table-row>
        <table:table-row table:style-name="ro1">
          <table:table-cell/>
          <table:table-cell table:formula="of:=COM.MICROSOFT.CONCAT(IF(AND(HEX2DEC([$intermediate.A186])&gt;=HEX2DEC(&quot;e0&quot;); HEX2DEC([$intermediate.A186])&lt;HEX2DEC(&quot;FF&quot;));&quot;mfr&quot;;IFNA(COM.MICROSOFT.CONCAT(CHAR(34);[$intermediate.H186];CHAR(34));&quot;rsvd&quot;));&quot;,&quot;)" office:value-type="string" office:string-value="rsvd," calcext:value-type="string">
            <text:p>rsvd,</text:p>
          </table:table-cell>
          <table:table-cell table:formula="of:=COM.MICROSOFT.CONCAT(&quot;// &quot;;[$intermediate.A186])" office:value-type="string" office:string-value="// B9" calcext:value-type="string">
            <text:p>// B9</text:p>
          </table:table-cell>
          <table:table-cell table:number-columns-repeated="2"/>
        </table:table-row>
        <table:table-row table:style-name="ro1">
          <table:table-cell/>
          <table:table-cell table:formula="of:=COM.MICROSOFT.CONCAT(IF(AND(HEX2DEC([$intermediate.A187])&gt;=HEX2DEC(&quot;e0&quot;); HEX2DEC([$intermediate.A187])&lt;HEX2DEC(&quot;FF&quot;));&quot;mfr&quot;;IFNA(COM.MICROSOFT.CONCAT(CHAR(34);[$intermediate.H187];CHAR(34));&quot;rsvd&quot;));&quot;,&quot;)" office:value-type="string" office:string-value="rsvd," calcext:value-type="string">
            <text:p>rsvd,</text:p>
          </table:table-cell>
          <table:table-cell table:formula="of:=COM.MICROSOFT.CONCAT(&quot;// &quot;;[$intermediate.A187])" office:value-type="string" office:string-value="// BA" calcext:value-type="string">
            <text:p>// BA</text:p>
          </table:table-cell>
          <table:table-cell table:number-columns-repeated="2"/>
        </table:table-row>
        <table:table-row table:style-name="ro1">
          <table:table-cell/>
          <table:table-cell table:formula="of:=COM.MICROSOFT.CONCAT(IF(AND(HEX2DEC([$intermediate.A188])&gt;=HEX2DEC(&quot;e0&quot;); HEX2DEC([$intermediate.A188])&lt;HEX2DEC(&quot;FF&quot;));&quot;mfr&quot;;IFNA(COM.MICROSOFT.CONCAT(CHAR(34);[$intermediate.H188];CHAR(34));&quot;rsvd&quot;));&quot;,&quot;)" office:value-type="string" office:string-value="rsvd," calcext:value-type="string">
            <text:p>rsvd,</text:p>
          </table:table-cell>
          <table:table-cell table:formula="of:=COM.MICROSOFT.CONCAT(&quot;// &quot;;[$intermediate.A188])" office:value-type="string" office:string-value="// BB" calcext:value-type="string">
            <text:p>// BB</text:p>
          </table:table-cell>
          <table:table-cell table:number-columns-repeated="2"/>
        </table:table-row>
        <table:table-row table:style-name="ro1">
          <table:table-cell/>
          <table:table-cell table:formula="of:=COM.MICROSOFT.CONCAT(IF(AND(HEX2DEC([$intermediate.A189])&gt;=HEX2DEC(&quot;e0&quot;); HEX2DEC([$intermediate.A189])&lt;HEX2DEC(&quot;FF&quot;));&quot;mfr&quot;;IFNA(COM.MICROSOFT.CONCAT(CHAR(34);[$intermediate.H189];CHAR(34));&quot;rsvd&quot;));&quot;,&quot;)" office:value-type="string" office:string-value="rsvd," calcext:value-type="string">
            <text:p>rsvd,</text:p>
          </table:table-cell>
          <table:table-cell table:formula="of:=COM.MICROSOFT.CONCAT(&quot;// &quot;;[$intermediate.A189])" office:value-type="string" office:string-value="// BC" calcext:value-type="string">
            <text:p>// BC</text:p>
          </table:table-cell>
          <table:table-cell table:number-columns-repeated="2"/>
        </table:table-row>
        <table:table-row table:style-name="ro1">
          <table:table-cell/>
          <table:table-cell table:formula="of:=COM.MICROSOFT.CONCAT(IF(AND(HEX2DEC([$intermediate.A190])&gt;=HEX2DEC(&quot;e0&quot;); HEX2DEC([$intermediate.A190])&lt;HEX2DEC(&quot;FF&quot;));&quot;mfr&quot;;IFNA(COM.MICROSOFT.CONCAT(CHAR(34);[$intermediate.H190];CHAR(34));&quot;rsvd&quot;));&quot;,&quot;)" office:value-type="string" office:string-value="rsvd," calcext:value-type="string">
            <text:p>rsvd,</text:p>
          </table:table-cell>
          <table:table-cell table:formula="of:=COM.MICROSOFT.CONCAT(&quot;// &quot;;[$intermediate.A190])" office:value-type="string" office:string-value="// BD" calcext:value-type="string">
            <text:p>// BD</text:p>
          </table:table-cell>
          <table:table-cell table:number-columns-repeated="2"/>
        </table:table-row>
        <table:table-row table:style-name="ro1">
          <table:table-cell/>
          <table:table-cell table:formula="of:=COM.MICROSOFT.CONCAT(IF(AND(HEX2DEC([$intermediate.A191])&gt;=HEX2DEC(&quot;e0&quot;); HEX2DEC([$intermediate.A191])&lt;HEX2DEC(&quot;FF&quot;));&quot;mfr&quot;;IFNA(COM.MICROSOFT.CONCAT(CHAR(34);[$intermediate.H191];CHAR(34));&quot;rsvd&quot;));&quot;,&quot;)" office:value-type="string" office:string-value="rsvd," calcext:value-type="string">
            <text:p>rsvd,</text:p>
          </table:table-cell>
          <table:table-cell table:formula="of:=COM.MICROSOFT.CONCAT(&quot;// &quot;;[$intermediate.A191])" office:value-type="string" office:string-value="// BE" calcext:value-type="string">
            <text:p>// BE</text:p>
          </table:table-cell>
          <table:table-cell table:number-columns-repeated="2"/>
        </table:table-row>
        <table:table-row table:style-name="ro1">
          <table:table-cell/>
          <table:table-cell table:formula="of:=COM.MICROSOFT.CONCAT(IF(AND(HEX2DEC([$intermediate.A192])&gt;=HEX2DEC(&quot;e0&quot;); HEX2DEC([$intermediate.A192])&lt;HEX2DEC(&quot;FF&quot;));&quot;mfr&quot;;IFNA(COM.MICROSOFT.CONCAT(CHAR(34);[$intermediate.H192];CHAR(34));&quot;rsvd&quot;));&quot;,&quot;)" office:value-type="string" office:string-value="rsvd," calcext:value-type="string">
            <text:p>rsvd,</text:p>
          </table:table-cell>
          <table:table-cell table:formula="of:=COM.MICROSOFT.CONCAT(&quot;// &quot;;[$intermediate.A192])" office:value-type="string" office:string-value="// BF" calcext:value-type="string">
            <text:p>// BF</text:p>
          </table:table-cell>
          <table:table-cell table:number-columns-repeated="2"/>
        </table:table-row>
        <table:table-row table:style-name="ro1">
          <table:table-cell/>
          <table:table-cell table:formula="of:=COM.MICROSOFT.CONCAT(IF(AND(HEX2DEC([$intermediate.A193])&gt;=HEX2DEC(&quot;e0&quot;); HEX2DEC([$intermediate.A193])&lt;HEX2DEC(&quot;FF&quot;));&quot;mfr&quot;;IFNA(COM.MICROSOFT.CONCAT(CHAR(34);[$intermediate.H193];CHAR(34));&quot;rsvd&quot;));&quot;,&quot;)" office:value-type="string" office:string-value="rsvd," calcext:value-type="string">
            <text:p>rsvd,</text:p>
          </table:table-cell>
          <table:table-cell table:formula="of:=COM.MICROSOFT.CONCAT(&quot;// &quot;;[$intermediate.A193])" office:value-type="string" office:string-value="// C0" calcext:value-type="string">
            <text:p>// C0</text:p>
          </table:table-cell>
          <table:table-cell table:number-columns-repeated="2"/>
        </table:table-row>
        <table:table-row table:style-name="ro1">
          <table:table-cell/>
          <table:table-cell table:formula="of:=COM.MICROSOFT.CONCAT(IF(AND(HEX2DEC([$intermediate.A194])&gt;=HEX2DEC(&quot;e0&quot;); HEX2DEC([$intermediate.A194])&lt;HEX2DEC(&quot;FF&quot;));&quot;mfr&quot;;IFNA(COM.MICROSOFT.CONCAT(CHAR(34);[$intermediate.H194];CHAR(34));&quot;rsvd&quot;));&quot;,&quot;)" office:value-type="string" office:string-value="rsvd," calcext:value-type="string">
            <text:p>rsvd,</text:p>
          </table:table-cell>
          <table:table-cell table:formula="of:=COM.MICROSOFT.CONCAT(&quot;// &quot;;[$intermediate.A194])" office:value-type="string" office:string-value="// C1" calcext:value-type="string">
            <text:p>// C1</text:p>
          </table:table-cell>
          <table:table-cell table:number-columns-repeated="2"/>
        </table:table-row>
        <table:table-row table:style-name="ro1">
          <table:table-cell/>
          <table:table-cell table:formula="of:=COM.MICROSOFT.CONCAT(IF(AND(HEX2DEC([$intermediate.A195])&gt;=HEX2DEC(&quot;e0&quot;); HEX2DEC([$intermediate.A195])&lt;HEX2DEC(&quot;FF&quot;));&quot;mfr&quot;;IFNA(COM.MICROSOFT.CONCAT(CHAR(34);[$intermediate.H195];CHAR(34));&quot;rsvd&quot;));&quot;,&quot;)" office:value-type="string" office:string-value="rsvd," calcext:value-type="string">
            <text:p>rsvd,</text:p>
          </table:table-cell>
          <table:table-cell table:formula="of:=COM.MICROSOFT.CONCAT(&quot;// &quot;;[$intermediate.A195])" office:value-type="string" office:string-value="// C2" calcext:value-type="string">
            <text:p>// C2</text:p>
          </table:table-cell>
          <table:table-cell table:number-columns-repeated="2"/>
        </table:table-row>
        <table:table-row table:style-name="ro1">
          <table:table-cell/>
          <table:table-cell table:formula="of:=COM.MICROSOFT.CONCAT(IF(AND(HEX2DEC([$intermediate.A196])&gt;=HEX2DEC(&quot;e0&quot;); HEX2DEC([$intermediate.A196])&lt;HEX2DEC(&quot;FF&quot;));&quot;mfr&quot;;IFNA(COM.MICROSOFT.CONCAT(CHAR(34);[$intermediate.H196];CHAR(34));&quot;rsvd&quot;));&quot;,&quot;)" office:value-type="string" office:string-value="rsvd," calcext:value-type="string">
            <text:p>rsvd,</text:p>
          </table:table-cell>
          <table:table-cell table:formula="of:=COM.MICROSOFT.CONCAT(&quot;// &quot;;[$intermediate.A196])" office:value-type="string" office:string-value="// C3" calcext:value-type="string">
            <text:p>// C3</text:p>
          </table:table-cell>
          <table:table-cell table:number-columns-repeated="2"/>
        </table:table-row>
        <table:table-row table:style-name="ro1">
          <table:table-cell/>
          <table:table-cell table:formula="of:=COM.MICROSOFT.CONCAT(IF(AND(HEX2DEC([$intermediate.A197])&gt;=HEX2DEC(&quot;e0&quot;); HEX2DEC([$intermediate.A197])&lt;HEX2DEC(&quot;FF&quot;));&quot;mfr&quot;;IFNA(COM.MICROSOFT.CONCAT(CHAR(34);[$intermediate.H197];CHAR(34));&quot;rsvd&quot;));&quot;,&quot;)" office:value-type="string" office:string-value="rsvd," calcext:value-type="string">
            <text:p>rsvd,</text:p>
          </table:table-cell>
          <table:table-cell table:formula="of:=COM.MICROSOFT.CONCAT(&quot;// &quot;;[$intermediate.A197])" office:value-type="string" office:string-value="// C4" calcext:value-type="string">
            <text:p>// C4</text:p>
          </table:table-cell>
          <table:table-cell table:number-columns-repeated="2"/>
        </table:table-row>
        <table:table-row table:style-name="ro1">
          <table:table-cell/>
          <table:table-cell table:formula="of:=COM.MICROSOFT.CONCAT(IF(AND(HEX2DEC([$intermediate.A198])&gt;=HEX2DEC(&quot;e0&quot;); HEX2DEC([$intermediate.A198])&lt;HEX2DEC(&quot;FF&quot;));&quot;mfr&quot;;IFNA(COM.MICROSOFT.CONCAT(CHAR(34);[$intermediate.H198];CHAR(34));&quot;rsvd&quot;));&quot;,&quot;)" office:value-type="string" office:string-value="rsvd," calcext:value-type="string">
            <text:p>rsvd,</text:p>
          </table:table-cell>
          <table:table-cell table:formula="of:=COM.MICROSOFT.CONCAT(&quot;// &quot;;[$intermediate.A198])" office:value-type="string" office:string-value="// C5" calcext:value-type="string">
            <text:p>// C5</text:p>
          </table:table-cell>
          <table:table-cell table:number-columns-repeated="2"/>
        </table:table-row>
        <table:table-row table:style-name="ro1">
          <table:table-cell/>
          <table:table-cell table:formula="of:=COM.MICROSOFT.CONCAT(IF(AND(HEX2DEC([$intermediate.A199])&gt;=HEX2DEC(&quot;e0&quot;); HEX2DEC([$intermediate.A199])&lt;HEX2DEC(&quot;FF&quot;));&quot;mfr&quot;;IFNA(COM.MICROSOFT.CONCAT(CHAR(34);[$intermediate.H199];CHAR(34));&quot;rsvd&quot;));&quot;,&quot;)" office:value-type="string" office:string-value="rsvd," calcext:value-type="string">
            <text:p>rsvd,</text:p>
          </table:table-cell>
          <table:table-cell table:formula="of:=COM.MICROSOFT.CONCAT(&quot;// &quot;;[$intermediate.A199])" office:value-type="string" office:string-value="// C6" calcext:value-type="string">
            <text:p>// C6</text:p>
          </table:table-cell>
          <table:table-cell table:number-columns-repeated="2"/>
        </table:table-row>
        <table:table-row table:style-name="ro1">
          <table:table-cell/>
          <table:table-cell table:formula="of:=COM.MICROSOFT.CONCAT(IF(AND(HEX2DEC([$intermediate.A200])&gt;=HEX2DEC(&quot;e0&quot;); HEX2DEC([$intermediate.A200])&lt;HEX2DEC(&quot;FF&quot;));&quot;mfr&quot;;IFNA(COM.MICROSOFT.CONCAT(CHAR(34);[$intermediate.H200];CHAR(34));&quot;rsvd&quot;));&quot;,&quot;)" office:value-type="string" office:string-value="rsvd," calcext:value-type="string">
            <text:p>rsvd,</text:p>
          </table:table-cell>
          <table:table-cell table:formula="of:=COM.MICROSOFT.CONCAT(&quot;// &quot;;[$intermediate.A200])" office:value-type="string" office:string-value="// C7" calcext:value-type="string">
            <text:p>// C7</text:p>
          </table:table-cell>
          <table:table-cell table:number-columns-repeated="2"/>
        </table:table-row>
        <table:table-row table:style-name="ro1">
          <table:table-cell/>
          <table:table-cell table:formula="of:=COM.MICROSOFT.CONCAT(IF(AND(HEX2DEC([$intermediate.A201])&gt;=HEX2DEC(&quot;e0&quot;); HEX2DEC([$intermediate.A201])&lt;HEX2DEC(&quot;FF&quot;));&quot;mfr&quot;;IFNA(COM.MICROSOFT.CONCAT(CHAR(34);[$intermediate.H201];CHAR(34));&quot;rsvd&quot;));&quot;,&quot;)" office:value-type="string" office:string-value="rsvd," calcext:value-type="string">
            <text:p>rsvd,</text:p>
          </table:table-cell>
          <table:table-cell table:formula="of:=COM.MICROSOFT.CONCAT(&quot;// &quot;;[$intermediate.A201])" office:value-type="string" office:string-value="// C8" calcext:value-type="string">
            <text:p>// C8</text:p>
          </table:table-cell>
          <table:table-cell table:number-columns-repeated="2"/>
        </table:table-row>
        <table:table-row table:style-name="ro1">
          <table:table-cell/>
          <table:table-cell table:formula="of:=COM.MICROSOFT.CONCAT(IF(AND(HEX2DEC([$intermediate.A202])&gt;=HEX2DEC(&quot;e0&quot;); HEX2DEC([$intermediate.A202])&lt;HEX2DEC(&quot;FF&quot;));&quot;mfr&quot;;IFNA(COM.MICROSOFT.CONCAT(CHAR(34);[$intermediate.H202];CHAR(34));&quot;rsvd&quot;));&quot;,&quot;)" office:value-type="string" office:string-value="rsvd," calcext:value-type="string">
            <text:p>rsvd,</text:p>
          </table:table-cell>
          <table:table-cell table:formula="of:=COM.MICROSOFT.CONCAT(&quot;// &quot;;[$intermediate.A202])" office:value-type="string" office:string-value="// C9" calcext:value-type="string">
            <text:p>// C9</text:p>
          </table:table-cell>
          <table:table-cell table:number-columns-repeated="2"/>
        </table:table-row>
        <table:table-row table:style-name="ro1">
          <table:table-cell/>
          <table:table-cell table:formula="of:=COM.MICROSOFT.CONCAT(IF(AND(HEX2DEC([$intermediate.A203])&gt;=HEX2DEC(&quot;e0&quot;); HEX2DEC([$intermediate.A203])&lt;HEX2DEC(&quot;FF&quot;));&quot;mfr&quot;;IFNA(COM.MICROSOFT.CONCAT(CHAR(34);[$intermediate.H203];CHAR(34));&quot;rsvd&quot;));&quot;,&quot;)" office:value-type="string" office:string-value="rsvd," calcext:value-type="string">
            <text:p>rsvd,</text:p>
          </table:table-cell>
          <table:table-cell table:formula="of:=COM.MICROSOFT.CONCAT(&quot;// &quot;;[$intermediate.A203])" office:value-type="string" office:string-value="// CA" calcext:value-type="string">
            <text:p>// CA</text:p>
          </table:table-cell>
          <table:table-cell table:number-columns-repeated="2"/>
        </table:table-row>
        <table:table-row table:style-name="ro1">
          <table:table-cell/>
          <table:table-cell table:formula="of:=COM.MICROSOFT.CONCAT(IF(AND(HEX2DEC([$intermediate.A204])&gt;=HEX2DEC(&quot;e0&quot;); HEX2DEC([$intermediate.A204])&lt;HEX2DEC(&quot;FF&quot;));&quot;mfr&quot;;IFNA(COM.MICROSOFT.CONCAT(CHAR(34);[$intermediate.H204];CHAR(34));&quot;rsvd&quot;));&quot;,&quot;)" office:value-type="string" office:string-value="rsvd," calcext:value-type="string">
            <text:p>rsvd,</text:p>
          </table:table-cell>
          <table:table-cell table:formula="of:=COM.MICROSOFT.CONCAT(&quot;// &quot;;[$intermediate.A204])" office:value-type="string" office:string-value="// CB" calcext:value-type="string">
            <text:p>// CB</text:p>
          </table:table-cell>
          <table:table-cell table:number-columns-repeated="2"/>
        </table:table-row>
        <table:table-row table:style-name="ro1">
          <table:table-cell/>
          <table:table-cell table:formula="of:=COM.MICROSOFT.CONCAT(IF(AND(HEX2DEC([$intermediate.A205])&gt;=HEX2DEC(&quot;e0&quot;); HEX2DEC([$intermediate.A205])&lt;HEX2DEC(&quot;FF&quot;));&quot;mfr&quot;;IFNA(COM.MICROSOFT.CONCAT(CHAR(34);[$intermediate.H205];CHAR(34));&quot;rsvd&quot;));&quot;,&quot;)" office:value-type="string" office:string-value="rsvd," calcext:value-type="string">
            <text:p>rsvd,</text:p>
          </table:table-cell>
          <table:table-cell table:formula="of:=COM.MICROSOFT.CONCAT(&quot;// &quot;;[$intermediate.A205])" office:value-type="string" office:string-value="// CC" calcext:value-type="string">
            <text:p>// CC</text:p>
          </table:table-cell>
          <table:table-cell table:number-columns-repeated="2"/>
        </table:table-row>
        <table:table-row table:style-name="ro1">
          <table:table-cell/>
          <table:table-cell table:formula="of:=COM.MICROSOFT.CONCAT(IF(AND(HEX2DEC([$intermediate.A206])&gt;=HEX2DEC(&quot;e0&quot;); HEX2DEC([$intermediate.A206])&lt;HEX2DEC(&quot;FF&quot;));&quot;mfr&quot;;IFNA(COM.MICROSOFT.CONCAT(CHAR(34);[$intermediate.H206];CHAR(34));&quot;rsvd&quot;));&quot;,&quot;)" office:value-type="string" office:string-value="rsvd," calcext:value-type="string">
            <text:p>rsvd,</text:p>
          </table:table-cell>
          <table:table-cell table:formula="of:=COM.MICROSOFT.CONCAT(&quot;// &quot;;[$intermediate.A206])" office:value-type="string" office:string-value="// CD" calcext:value-type="string">
            <text:p>// CD</text:p>
          </table:table-cell>
          <table:table-cell table:number-columns-repeated="2"/>
        </table:table-row>
        <table:table-row table:style-name="ro1">
          <table:table-cell/>
          <table:table-cell table:formula="of:=COM.MICROSOFT.CONCAT(IF(AND(HEX2DEC([$intermediate.A207])&gt;=HEX2DEC(&quot;e0&quot;); HEX2DEC([$intermediate.A207])&lt;HEX2DEC(&quot;FF&quot;));&quot;mfr&quot;;IFNA(COM.MICROSOFT.CONCAT(CHAR(34);[$intermediate.H207];CHAR(34));&quot;rsvd&quot;));&quot;,&quot;)" office:value-type="string" office:string-value="rsvd," calcext:value-type="string">
            <text:p>rsvd,</text:p>
          </table:table-cell>
          <table:table-cell table:formula="of:=COM.MICROSOFT.CONCAT(&quot;// &quot;;[$intermediate.A207])" office:value-type="string" office:string-value="// CE" calcext:value-type="string">
            <text:p>// CE</text:p>
          </table:table-cell>
          <table:table-cell table:number-columns-repeated="2"/>
        </table:table-row>
        <table:table-row table:style-name="ro1">
          <table:table-cell/>
          <table:table-cell table:formula="of:=COM.MICROSOFT.CONCAT(IF(AND(HEX2DEC([$intermediate.A208])&gt;=HEX2DEC(&quot;e0&quot;); HEX2DEC([$intermediate.A208])&lt;HEX2DEC(&quot;FF&quot;));&quot;mfr&quot;;IFNA(COM.MICROSOFT.CONCAT(CHAR(34);[$intermediate.H208];CHAR(34));&quot;rsvd&quot;));&quot;,&quot;)" office:value-type="string" office:string-value="rsvd," calcext:value-type="string">
            <text:p>rsvd,</text:p>
          </table:table-cell>
          <table:table-cell table:formula="of:=COM.MICROSOFT.CONCAT(&quot;// &quot;;[$intermediate.A208])" office:value-type="string" office:string-value="// CF" calcext:value-type="string">
            <text:p>// CF</text:p>
          </table:table-cell>
          <table:table-cell table:number-columns-repeated="2"/>
        </table:table-row>
        <table:table-row table:style-name="ro1">
          <table:table-cell/>
          <table:table-cell table:formula="of:=COM.MICROSOFT.CONCAT(IF(AND(HEX2DEC([$intermediate.A209])&gt;=HEX2DEC(&quot;e0&quot;); HEX2DEC([$intermediate.A209])&lt;HEX2DEC(&quot;FF&quot;));&quot;mfr&quot;;IFNA(COM.MICROSOFT.CONCAT(CHAR(34);[$intermediate.H209];CHAR(34));&quot;rsvd&quot;));&quot;,&quot;)" office:value-type="string" office:string-value="rsvd," calcext:value-type="string">
            <text:p>rsvd,</text:p>
          </table:table-cell>
          <table:table-cell table:formula="of:=COM.MICROSOFT.CONCAT(&quot;// &quot;;[$intermediate.A209])" office:value-type="string" office:string-value="// D0" calcext:value-type="string">
            <text:p>// D0</text:p>
          </table:table-cell>
          <table:table-cell table:number-columns-repeated="2"/>
        </table:table-row>
        <table:table-row table:style-name="ro1">
          <table:table-cell/>
          <table:table-cell table:formula="of:=COM.MICROSOFT.CONCAT(IF(AND(HEX2DEC([$intermediate.A210])&gt;=HEX2DEC(&quot;e0&quot;); HEX2DEC([$intermediate.A210])&lt;HEX2DEC(&quot;FF&quot;));&quot;mfr&quot;;IFNA(COM.MICROSOFT.CONCAT(CHAR(34);[$intermediate.H210];CHAR(34));&quot;rsvd&quot;));&quot;,&quot;)" office:value-type="string" office:string-value="rsvd," calcext:value-type="string">
            <text:p>rsvd,</text:p>
          </table:table-cell>
          <table:table-cell table:formula="of:=COM.MICROSOFT.CONCAT(&quot;// &quot;;[$intermediate.A210])" office:value-type="string" office:string-value="// D1" calcext:value-type="string">
            <text:p>// D1</text:p>
          </table:table-cell>
          <table:table-cell table:number-columns-repeated="2"/>
        </table:table-row>
        <table:table-row table:style-name="ro1">
          <table:table-cell/>
          <table:table-cell table:formula="of:=COM.MICROSOFT.CONCAT(IF(AND(HEX2DEC([$intermediate.A211])&gt;=HEX2DEC(&quot;e0&quot;); HEX2DEC([$intermediate.A211])&lt;HEX2DEC(&quot;FF&quot;));&quot;mfr&quot;;IFNA(COM.MICROSOFT.CONCAT(CHAR(34);[$intermediate.H211];CHAR(34));&quot;rsvd&quot;));&quot;,&quot;)" office:value-type="string" office:string-value="rsvd," calcext:value-type="string">
            <text:p>rsvd,</text:p>
          </table:table-cell>
          <table:table-cell table:formula="of:=COM.MICROSOFT.CONCAT(&quot;// &quot;;[$intermediate.A211])" office:value-type="string" office:string-value="// D2" calcext:value-type="string">
            <text:p>// D2</text:p>
          </table:table-cell>
          <table:table-cell table:number-columns-repeated="2"/>
        </table:table-row>
        <table:table-row table:style-name="ro1">
          <table:table-cell/>
          <table:table-cell table:formula="of:=COM.MICROSOFT.CONCAT(IF(AND(HEX2DEC([$intermediate.A212])&gt;=HEX2DEC(&quot;e0&quot;); HEX2DEC([$intermediate.A212])&lt;HEX2DEC(&quot;FF&quot;));&quot;mfr&quot;;IFNA(COM.MICROSOFT.CONCAT(CHAR(34);[$intermediate.H212];CHAR(34));&quot;rsvd&quot;));&quot;,&quot;)" office:value-type="string" office:string-value="rsvd," calcext:value-type="string">
            <text:p>rsvd,</text:p>
          </table:table-cell>
          <table:table-cell table:formula="of:=COM.MICROSOFT.CONCAT(&quot;// &quot;;[$intermediate.A212])" office:value-type="string" office:string-value="// D3" calcext:value-type="string">
            <text:p>// D3</text:p>
          </table:table-cell>
          <table:table-cell table:number-columns-repeated="2"/>
        </table:table-row>
        <table:table-row table:style-name="ro1">
          <table:table-cell/>
          <table:table-cell table:formula="of:=COM.MICROSOFT.CONCAT(IF(AND(HEX2DEC([$intermediate.A213])&gt;=HEX2DEC(&quot;e0&quot;); HEX2DEC([$intermediate.A213])&lt;HEX2DEC(&quot;FF&quot;));&quot;mfr&quot;;IFNA(COM.MICROSOFT.CONCAT(CHAR(34);[$intermediate.H213];CHAR(34));&quot;rsvd&quot;));&quot;,&quot;)" office:value-type="string" office:string-value="rsvd," calcext:value-type="string">
            <text:p>rsvd,</text:p>
          </table:table-cell>
          <table:table-cell table:formula="of:=COM.MICROSOFT.CONCAT(&quot;// &quot;;[$intermediate.A213])" office:value-type="string" office:string-value="// D4" calcext:value-type="string">
            <text:p>// D4</text:p>
          </table:table-cell>
          <table:table-cell table:number-columns-repeated="2"/>
        </table:table-row>
        <table:table-row table:style-name="ro1">
          <table:table-cell/>
          <table:table-cell table:formula="of:=COM.MICROSOFT.CONCAT(IF(AND(HEX2DEC([$intermediate.A214])&gt;=HEX2DEC(&quot;e0&quot;); HEX2DEC([$intermediate.A214])&lt;HEX2DEC(&quot;FF&quot;));&quot;mfr&quot;;IFNA(COM.MICROSOFT.CONCAT(CHAR(34);[$intermediate.H214];CHAR(34));&quot;rsvd&quot;));&quot;,&quot;)" office:value-type="string" office:string-value="rsvd," calcext:value-type="string">
            <text:p>rsvd,</text:p>
          </table:table-cell>
          <table:table-cell table:formula="of:=COM.MICROSOFT.CONCAT(&quot;// &quot;;[$intermediate.A214])" office:value-type="string" office:string-value="// D5" calcext:value-type="string">
            <text:p>// D5</text:p>
          </table:table-cell>
          <table:table-cell table:number-columns-repeated="2"/>
        </table:table-row>
        <table:table-row table:style-name="ro1">
          <table:table-cell/>
          <table:table-cell table:formula="of:=COM.MICROSOFT.CONCAT(IF(AND(HEX2DEC([$intermediate.A215])&gt;=HEX2DEC(&quot;e0&quot;); HEX2DEC([$intermediate.A215])&lt;HEX2DEC(&quot;FF&quot;));&quot;mfr&quot;;IFNA(COM.MICROSOFT.CONCAT(CHAR(34);[$intermediate.H215];CHAR(34));&quot;rsvd&quot;));&quot;,&quot;)" office:value-type="string" office:string-value="rsvd," calcext:value-type="string">
            <text:p>rsvd,</text:p>
          </table:table-cell>
          <table:table-cell table:formula="of:=COM.MICROSOFT.CONCAT(&quot;// &quot;;[$intermediate.A215])" office:value-type="string" office:string-value="// D6" calcext:value-type="string">
            <text:p>// D6</text:p>
          </table:table-cell>
          <table:table-cell table:number-columns-repeated="2"/>
        </table:table-row>
        <table:table-row table:style-name="ro1">
          <table:table-cell/>
          <table:table-cell table:formula="of:=COM.MICROSOFT.CONCAT(IF(AND(HEX2DEC([$intermediate.A216])&gt;=HEX2DEC(&quot;e0&quot;); HEX2DEC([$intermediate.A216])&lt;HEX2DEC(&quot;FF&quot;));&quot;mfr&quot;;IFNA(COM.MICROSOFT.CONCAT(CHAR(34);[$intermediate.H216];CHAR(34));&quot;rsvd&quot;));&quot;,&quot;)" office:value-type="string" office:string-value="rsvd," calcext:value-type="string">
            <text:p>rsvd,</text:p>
          </table:table-cell>
          <table:table-cell table:formula="of:=COM.MICROSOFT.CONCAT(&quot;// &quot;;[$intermediate.A216])" office:value-type="string" office:string-value="// D7" calcext:value-type="string">
            <text:p>// D7</text:p>
          </table:table-cell>
          <table:table-cell table:number-columns-repeated="2"/>
        </table:table-row>
        <table:table-row table:style-name="ro1">
          <table:table-cell/>
          <table:table-cell table:formula="of:=COM.MICROSOFT.CONCAT(IF(AND(HEX2DEC([$intermediate.A217])&gt;=HEX2DEC(&quot;e0&quot;); HEX2DEC([$intermediate.A217])&lt;HEX2DEC(&quot;FF&quot;));&quot;mfr&quot;;IFNA(COM.MICROSOFT.CONCAT(CHAR(34);[$intermediate.H217];CHAR(34));&quot;rsvd&quot;));&quot;,&quot;)" office:value-type="string" office:string-value="rsvd," calcext:value-type="string">
            <text:p>rsvd,</text:p>
          </table:table-cell>
          <table:table-cell table:formula="of:=COM.MICROSOFT.CONCAT(&quot;// &quot;;[$intermediate.A217])" office:value-type="string" office:string-value="// D8" calcext:value-type="string">
            <text:p>// D8</text:p>
          </table:table-cell>
          <table:table-cell table:number-columns-repeated="2"/>
        </table:table-row>
        <table:table-row table:style-name="ro1">
          <table:table-cell/>
          <table:table-cell table:formula="of:=COM.MICROSOFT.CONCAT(IF(AND(HEX2DEC([$intermediate.A218])&gt;=HEX2DEC(&quot;e0&quot;); HEX2DEC([$intermediate.A218])&lt;HEX2DEC(&quot;FF&quot;));&quot;mfr&quot;;IFNA(COM.MICROSOFT.CONCAT(CHAR(34);[$intermediate.H218];CHAR(34));&quot;rsvd&quot;));&quot;,&quot;)" office:value-type="string" office:string-value="rsvd," calcext:value-type="string">
            <text:p>rsvd,</text:p>
          </table:table-cell>
          <table:table-cell table:formula="of:=COM.MICROSOFT.CONCAT(&quot;// &quot;;[$intermediate.A218])" office:value-type="string" office:string-value="// D9" calcext:value-type="string">
            <text:p>// D9</text:p>
          </table:table-cell>
          <table:table-cell table:number-columns-repeated="2"/>
        </table:table-row>
        <table:table-row table:style-name="ro1">
          <table:table-cell/>
          <table:table-cell table:formula="of:=COM.MICROSOFT.CONCAT(IF(AND(HEX2DEC([$intermediate.A219])&gt;=HEX2DEC(&quot;e0&quot;); HEX2DEC([$intermediate.A219])&lt;HEX2DEC(&quot;FF&quot;));&quot;mfr&quot;;IFNA(COM.MICROSOFT.CONCAT(CHAR(34);[$intermediate.H219];CHAR(34));&quot;rsvd&quot;));&quot;,&quot;)" office:value-type="string" office:string-value="rsvd," calcext:value-type="string">
            <text:p>rsvd,</text:p>
          </table:table-cell>
          <table:table-cell table:formula="of:=COM.MICROSOFT.CONCAT(&quot;// &quot;;[$intermediate.A219])" office:value-type="string" office:string-value="// DA" calcext:value-type="string">
            <text:p>// DA</text:p>
          </table:table-cell>
          <table:table-cell table:number-columns-repeated="2"/>
        </table:table-row>
        <table:table-row table:style-name="ro1">
          <table:table-cell/>
          <table:table-cell table:formula="of:=COM.MICROSOFT.CONCAT(IF(AND(HEX2DEC([$intermediate.A220])&gt;=HEX2DEC(&quot;e0&quot;); HEX2DEC([$intermediate.A220])&lt;HEX2DEC(&quot;FF&quot;));&quot;mfr&quot;;IFNA(COM.MICROSOFT.CONCAT(CHAR(34);[$intermediate.H220];CHAR(34));&quot;rsvd&quot;));&quot;,&quot;)" office:value-type="string" office:string-value="rsvd," calcext:value-type="string">
            <text:p>rsvd,</text:p>
          </table:table-cell>
          <table:table-cell table:formula="of:=COM.MICROSOFT.CONCAT(&quot;// &quot;;[$intermediate.A220])" office:value-type="string" office:string-value="// DB" calcext:value-type="string">
            <text:p>// DB</text:p>
          </table:table-cell>
          <table:table-cell table:number-columns-repeated="2"/>
        </table:table-row>
        <table:table-row table:style-name="ro1">
          <table:table-cell/>
          <table:table-cell table:formula="of:=COM.MICROSOFT.CONCAT(IF(AND(HEX2DEC([$intermediate.A221])&gt;=HEX2DEC(&quot;e0&quot;); HEX2DEC([$intermediate.A221])&lt;HEX2DEC(&quot;FF&quot;));&quot;mfr&quot;;IFNA(COM.MICROSOFT.CONCAT(CHAR(34);[$intermediate.H221];CHAR(34));&quot;rsvd&quot;));&quot;,&quot;)" office:value-type="string" office:string-value="rsvd," calcext:value-type="string">
            <text:p>rsvd,</text:p>
          </table:table-cell>
          <table:table-cell table:formula="of:=COM.MICROSOFT.CONCAT(&quot;// &quot;;[$intermediate.A221])" office:value-type="string" office:string-value="// DC" calcext:value-type="string">
            <text:p>// DC</text:p>
          </table:table-cell>
          <table:table-cell table:number-columns-repeated="2"/>
        </table:table-row>
        <table:table-row table:style-name="ro1">
          <table:table-cell/>
          <table:table-cell table:formula="of:=COM.MICROSOFT.CONCAT(IF(AND(HEX2DEC([$intermediate.A222])&gt;=HEX2DEC(&quot;e0&quot;); HEX2DEC([$intermediate.A222])&lt;HEX2DEC(&quot;FF&quot;));&quot;mfr&quot;;IFNA(COM.MICROSOFT.CONCAT(CHAR(34);[$intermediate.H222];CHAR(34));&quot;rsvd&quot;));&quot;,&quot;)" office:value-type="string" office:string-value="rsvd," calcext:value-type="string">
            <text:p>rsvd,</text:p>
          </table:table-cell>
          <table:table-cell table:formula="of:=COM.MICROSOFT.CONCAT(&quot;// &quot;;[$intermediate.A222])" office:value-type="string" office:string-value="// DD" calcext:value-type="string">
            <text:p>// DD</text:p>
          </table:table-cell>
          <table:table-cell table:number-columns-repeated="2"/>
        </table:table-row>
        <table:table-row table:style-name="ro1">
          <table:table-cell/>
          <table:table-cell table:formula="of:=COM.MICROSOFT.CONCAT(IF(AND(HEX2DEC([$intermediate.A223])&gt;=HEX2DEC(&quot;e0&quot;); HEX2DEC([$intermediate.A223])&lt;HEX2DEC(&quot;FF&quot;));&quot;mfr&quot;;IFNA(COM.MICROSOFT.CONCAT(CHAR(34);[$intermediate.H223];CHAR(34));&quot;rsvd&quot;));&quot;,&quot;)" office:value-type="string" office:string-value="rsvd," calcext:value-type="string">
            <text:p>rsvd,</text:p>
          </table:table-cell>
          <table:table-cell table:formula="of:=COM.MICROSOFT.CONCAT(&quot;// &quot;;[$intermediate.A223])" office:value-type="string" office:string-value="// DE" calcext:value-type="string">
            <text:p>// DE</text:p>
          </table:table-cell>
          <table:table-cell table:number-columns-repeated="2"/>
        </table:table-row>
        <table:table-row table:style-name="ro1">
          <table:table-cell/>
          <table:table-cell table:formula="of:=COM.MICROSOFT.CONCAT(IF(AND(HEX2DEC([$intermediate.A224])&gt;=HEX2DEC(&quot;e0&quot;); HEX2DEC([$intermediate.A224])&lt;HEX2DEC(&quot;FF&quot;));&quot;mfr&quot;;IFNA(COM.MICROSOFT.CONCAT(CHAR(34);[$intermediate.H224];CHAR(34));&quot;rsvd&quot;));&quot;,&quot;)" office:value-type="string" office:string-value="rsvd," calcext:value-type="string">
            <text:p>rsvd,</text:p>
          </table:table-cell>
          <table:table-cell table:formula="of:=COM.MICROSOFT.CONCAT(&quot;// &quot;;[$intermediate.A224])" office:value-type="string" office:string-value="// DF" calcext:value-type="string">
            <text:p>// DF</text:p>
          </table:table-cell>
          <table:table-cell table:number-columns-repeated="2"/>
        </table:table-row>
        <table:table-row table:style-name="ro1">
          <table:table-cell/>
          <table:table-cell table:formula="of:=COM.MICROSOFT.CONCAT(IF(AND(HEX2DEC([$intermediate.A225])&gt;=HEX2DEC(&quot;e0&quot;); HEX2DEC([$intermediate.A225])&lt;HEX2DEC(&quot;FF&quot;));&quot;mfr&quot;;IFNA(COM.MICROSOFT.CONCAT(CHAR(34);[$intermediate.H225];CHAR(34));&quot;rsvd&quot;));&quot;,&quot;)" office:value-type="string" office:string-value="mfr," calcext:value-type="string">
            <text:p>mfr,</text:p>
          </table:table-cell>
          <table:table-cell table:formula="of:=COM.MICROSOFT.CONCAT(&quot;// &quot;;[$intermediate.A225])" office:value-type="string" office:string-value="// E0" calcext:value-type="string">
            <text:p>// E0</text:p>
          </table:table-cell>
          <table:table-cell table:number-columns-repeated="2"/>
        </table:table-row>
        <table:table-row table:style-name="ro1">
          <table:table-cell/>
          <table:table-cell table:formula="of:=COM.MICROSOFT.CONCAT(IF(AND(HEX2DEC([$intermediate.A226])&gt;=HEX2DEC(&quot;e0&quot;); HEX2DEC([$intermediate.A226])&lt;HEX2DEC(&quot;FF&quot;));&quot;mfr&quot;;IFNA(COM.MICROSOFT.CONCAT(CHAR(34);[$intermediate.H226];CHAR(34));&quot;rsvd&quot;));&quot;,&quot;)" office:value-type="string" office:string-value="mfr," calcext:value-type="string">
            <text:p>mfr,</text:p>
          </table:table-cell>
          <table:table-cell table:formula="of:=COM.MICROSOFT.CONCAT(&quot;// &quot;;[$intermediate.A226])" office:value-type="string" office:string-value="// E1" calcext:value-type="string">
            <text:p>// E1</text:p>
          </table:table-cell>
          <table:table-cell table:number-columns-repeated="2"/>
        </table:table-row>
        <table:table-row table:style-name="ro1">
          <table:table-cell/>
          <table:table-cell table:formula="of:=COM.MICROSOFT.CONCAT(IF(AND(HEX2DEC([$intermediate.A227])&gt;=HEX2DEC(&quot;e0&quot;); HEX2DEC([$intermediate.A227])&lt;HEX2DEC(&quot;FF&quot;));&quot;mfr&quot;;IFNA(COM.MICROSOFT.CONCAT(CHAR(34);[$intermediate.H227];CHAR(34));&quot;rsvd&quot;));&quot;,&quot;)" office:value-type="string" office:string-value="mfr," calcext:value-type="string">
            <text:p>mfr,</text:p>
          </table:table-cell>
          <table:table-cell table:formula="of:=COM.MICROSOFT.CONCAT(&quot;// &quot;;[$intermediate.A227])" office:value-type="string" office:string-value="// E2" calcext:value-type="string">
            <text:p>// E2</text:p>
          </table:table-cell>
          <table:table-cell table:number-columns-repeated="2"/>
        </table:table-row>
        <table:table-row table:style-name="ro1">
          <table:table-cell/>
          <table:table-cell table:formula="of:=COM.MICROSOFT.CONCAT(IF(AND(HEX2DEC([$intermediate.A228])&gt;=HEX2DEC(&quot;e0&quot;); HEX2DEC([$intermediate.A228])&lt;HEX2DEC(&quot;FF&quot;));&quot;mfr&quot;;IFNA(COM.MICROSOFT.CONCAT(CHAR(34);[$intermediate.H228];CHAR(34));&quot;rsvd&quot;));&quot;,&quot;)" office:value-type="string" office:string-value="mfr," calcext:value-type="string">
            <text:p>mfr,</text:p>
          </table:table-cell>
          <table:table-cell table:formula="of:=COM.MICROSOFT.CONCAT(&quot;// &quot;;[$intermediate.A228])" office:value-type="string" office:string-value="// E3" calcext:value-type="string">
            <text:p>// E3</text:p>
          </table:table-cell>
          <table:table-cell table:number-columns-repeated="2"/>
        </table:table-row>
        <table:table-row table:style-name="ro1">
          <table:table-cell/>
          <table:table-cell table:formula="of:=COM.MICROSOFT.CONCAT(IF(AND(HEX2DEC([$intermediate.A229])&gt;=HEX2DEC(&quot;e0&quot;); HEX2DEC([$intermediate.A229])&lt;HEX2DEC(&quot;FF&quot;));&quot;mfr&quot;;IFNA(COM.MICROSOFT.CONCAT(CHAR(34);[$intermediate.H229];CHAR(34));&quot;rsvd&quot;));&quot;,&quot;)" office:value-type="string" office:string-value="mfr," calcext:value-type="string">
            <text:p>mfr,</text:p>
          </table:table-cell>
          <table:table-cell table:formula="of:=COM.MICROSOFT.CONCAT(&quot;// &quot;;[$intermediate.A229])" office:value-type="string" office:string-value="// E4" calcext:value-type="string">
            <text:p>// E4</text:p>
          </table:table-cell>
          <table:table-cell table:number-columns-repeated="2"/>
        </table:table-row>
        <table:table-row table:style-name="ro1">
          <table:table-cell/>
          <table:table-cell table:formula="of:=COM.MICROSOFT.CONCAT(IF(AND(HEX2DEC([$intermediate.A230])&gt;=HEX2DEC(&quot;e0&quot;); HEX2DEC([$intermediate.A230])&lt;HEX2DEC(&quot;FF&quot;));&quot;mfr&quot;;IFNA(COM.MICROSOFT.CONCAT(CHAR(34);[$intermediate.H230];CHAR(34));&quot;rsvd&quot;));&quot;,&quot;)" office:value-type="string" office:string-value="mfr," calcext:value-type="string">
            <text:p>mfr,</text:p>
          </table:table-cell>
          <table:table-cell table:formula="of:=COM.MICROSOFT.CONCAT(&quot;// &quot;;[$intermediate.A230])" office:value-type="string" office:string-value="// E5" calcext:value-type="string">
            <text:p>// E5</text:p>
          </table:table-cell>
          <table:table-cell table:number-columns-repeated="2"/>
        </table:table-row>
        <table:table-row table:style-name="ro1">
          <table:table-cell/>
          <table:table-cell table:formula="of:=COM.MICROSOFT.CONCAT(IF(AND(HEX2DEC([$intermediate.A231])&gt;=HEX2DEC(&quot;e0&quot;); HEX2DEC([$intermediate.A231])&lt;HEX2DEC(&quot;FF&quot;));&quot;mfr&quot;;IFNA(COM.MICROSOFT.CONCAT(CHAR(34);[$intermediate.H231];CHAR(34));&quot;rsvd&quot;));&quot;,&quot;)" office:value-type="string" office:string-value="mfr," calcext:value-type="string">
            <text:p>mfr,</text:p>
          </table:table-cell>
          <table:table-cell table:formula="of:=COM.MICROSOFT.CONCAT(&quot;// &quot;;[$intermediate.A231])" office:value-type="string" office:string-value="// E6" calcext:value-type="string">
            <text:p>// E6</text:p>
          </table:table-cell>
          <table:table-cell table:number-columns-repeated="2"/>
        </table:table-row>
        <table:table-row table:style-name="ro1">
          <table:table-cell/>
          <table:table-cell table:formula="of:=COM.MICROSOFT.CONCAT(IF(AND(HEX2DEC([$intermediate.A232])&gt;=HEX2DEC(&quot;e0&quot;); HEX2DEC([$intermediate.A232])&lt;HEX2DEC(&quot;FF&quot;));&quot;mfr&quot;;IFNA(COM.MICROSOFT.CONCAT(CHAR(34);[$intermediate.H232];CHAR(34));&quot;rsvd&quot;));&quot;,&quot;)" office:value-type="string" office:string-value="mfr," calcext:value-type="string">
            <text:p>mfr,</text:p>
          </table:table-cell>
          <table:table-cell table:formula="of:=COM.MICROSOFT.CONCAT(&quot;// &quot;;[$intermediate.A232])" office:value-type="string" office:string-value="// E7" calcext:value-type="string">
            <text:p>// E7</text:p>
          </table:table-cell>
          <table:table-cell table:number-columns-repeated="2"/>
        </table:table-row>
        <table:table-row table:style-name="ro1">
          <table:table-cell/>
          <table:table-cell table:formula="of:=COM.MICROSOFT.CONCAT(IF(AND(HEX2DEC([$intermediate.A233])&gt;=HEX2DEC(&quot;e0&quot;); HEX2DEC([$intermediate.A233])&lt;HEX2DEC(&quot;FF&quot;));&quot;mfr&quot;;IFNA(COM.MICROSOFT.CONCAT(CHAR(34);[$intermediate.H233];CHAR(34));&quot;rsvd&quot;));&quot;,&quot;)" office:value-type="string" office:string-value="mfr," calcext:value-type="string">
            <text:p>mfr,</text:p>
          </table:table-cell>
          <table:table-cell table:formula="of:=COM.MICROSOFT.CONCAT(&quot;// &quot;;[$intermediate.A233])" office:value-type="string" office:string-value="// E8" calcext:value-type="string">
            <text:p>// E8</text:p>
          </table:table-cell>
          <table:table-cell table:number-columns-repeated="2"/>
        </table:table-row>
        <table:table-row table:style-name="ro1">
          <table:table-cell/>
          <table:table-cell table:formula="of:=COM.MICROSOFT.CONCAT(IF(AND(HEX2DEC([$intermediate.A234])&gt;=HEX2DEC(&quot;e0&quot;); HEX2DEC([$intermediate.A234])&lt;HEX2DEC(&quot;FF&quot;));&quot;mfr&quot;;IFNA(COM.MICROSOFT.CONCAT(CHAR(34);[$intermediate.H234];CHAR(34));&quot;rsvd&quot;));&quot;,&quot;)" office:value-type="string" office:string-value="mfr," calcext:value-type="string">
            <text:p>mfr,</text:p>
          </table:table-cell>
          <table:table-cell table:formula="of:=COM.MICROSOFT.CONCAT(&quot;// &quot;;[$intermediate.A234])" office:value-type="string" office:string-value="// E9" calcext:value-type="string">
            <text:p>// E9</text:p>
          </table:table-cell>
          <table:table-cell table:number-columns-repeated="2"/>
        </table:table-row>
        <table:table-row table:style-name="ro1">
          <table:table-cell/>
          <table:table-cell table:formula="of:=COM.MICROSOFT.CONCAT(IF(AND(HEX2DEC([$intermediate.A235])&gt;=HEX2DEC(&quot;e0&quot;); HEX2DEC([$intermediate.A235])&lt;HEX2DEC(&quot;FF&quot;));&quot;mfr&quot;;IFNA(COM.MICROSOFT.CONCAT(CHAR(34);[$intermediate.H235];CHAR(34));&quot;rsvd&quot;));&quot;,&quot;)" office:value-type="string" office:string-value="mfr," calcext:value-type="string">
            <text:p>mfr,</text:p>
          </table:table-cell>
          <table:table-cell table:formula="of:=COM.MICROSOFT.CONCAT(&quot;// &quot;;[$intermediate.A235])" office:value-type="string" office:string-value="// EA" calcext:value-type="string">
            <text:p>// EA</text:p>
          </table:table-cell>
          <table:table-cell table:number-columns-repeated="2"/>
        </table:table-row>
        <table:table-row table:style-name="ro1">
          <table:table-cell/>
          <table:table-cell table:formula="of:=COM.MICROSOFT.CONCAT(IF(AND(HEX2DEC([$intermediate.A236])&gt;=HEX2DEC(&quot;e0&quot;); HEX2DEC([$intermediate.A236])&lt;HEX2DEC(&quot;FF&quot;));&quot;mfr&quot;;IFNA(COM.MICROSOFT.CONCAT(CHAR(34);[$intermediate.H236];CHAR(34));&quot;rsvd&quot;));&quot;,&quot;)" office:value-type="string" office:string-value="mfr," calcext:value-type="string">
            <text:p>mfr,</text:p>
          </table:table-cell>
          <table:table-cell table:formula="of:=COM.MICROSOFT.CONCAT(&quot;// &quot;;[$intermediate.A236])" office:value-type="string" office:string-value="// EB" calcext:value-type="string">
            <text:p>// EB</text:p>
          </table:table-cell>
          <table:table-cell table:number-columns-repeated="2"/>
        </table:table-row>
        <table:table-row table:style-name="ro1">
          <table:table-cell/>
          <table:table-cell table:formula="of:=COM.MICROSOFT.CONCAT(IF(AND(HEX2DEC([$intermediate.A237])&gt;=HEX2DEC(&quot;e0&quot;); HEX2DEC([$intermediate.A237])&lt;HEX2DEC(&quot;FF&quot;));&quot;mfr&quot;;IFNA(COM.MICROSOFT.CONCAT(CHAR(34);[$intermediate.H237];CHAR(34));&quot;rsvd&quot;));&quot;,&quot;)" office:value-type="string" office:string-value="mfr," calcext:value-type="string">
            <text:p>mfr,</text:p>
          </table:table-cell>
          <table:table-cell table:formula="of:=COM.MICROSOFT.CONCAT(&quot;// &quot;;[$intermediate.A237])" office:value-type="string" office:string-value="// EC" calcext:value-type="string">
            <text:p>// EC</text:p>
          </table:table-cell>
          <table:table-cell table:number-columns-repeated="2"/>
        </table:table-row>
        <table:table-row table:style-name="ro1">
          <table:table-cell/>
          <table:table-cell table:formula="of:=COM.MICROSOFT.CONCAT(IF(AND(HEX2DEC([$intermediate.A238])&gt;=HEX2DEC(&quot;e0&quot;); HEX2DEC([$intermediate.A238])&lt;HEX2DEC(&quot;FF&quot;));&quot;mfr&quot;;IFNA(COM.MICROSOFT.CONCAT(CHAR(34);[$intermediate.H238];CHAR(34));&quot;rsvd&quot;));&quot;,&quot;)" office:value-type="string" office:string-value="mfr," calcext:value-type="string">
            <text:p>mfr,</text:p>
          </table:table-cell>
          <table:table-cell table:formula="of:=COM.MICROSOFT.CONCAT(&quot;// &quot;;[$intermediate.A238])" office:value-type="string" office:string-value="// ED" calcext:value-type="string">
            <text:p>// ED</text:p>
          </table:table-cell>
          <table:table-cell table:number-columns-repeated="2"/>
        </table:table-row>
        <table:table-row table:style-name="ro1">
          <table:table-cell/>
          <table:table-cell table:formula="of:=COM.MICROSOFT.CONCAT(IF(AND(HEX2DEC([$intermediate.A239])&gt;=HEX2DEC(&quot;e0&quot;); HEX2DEC([$intermediate.A239])&lt;HEX2DEC(&quot;FF&quot;));&quot;mfr&quot;;IFNA(COM.MICROSOFT.CONCAT(CHAR(34);[$intermediate.H239];CHAR(34));&quot;rsvd&quot;));&quot;,&quot;)" office:value-type="string" office:string-value="mfr," calcext:value-type="string">
            <text:p>mfr,</text:p>
          </table:table-cell>
          <table:table-cell table:formula="of:=COM.MICROSOFT.CONCAT(&quot;// &quot;;[$intermediate.A239])" office:value-type="string" office:string-value="// EE" calcext:value-type="string">
            <text:p>// EE</text:p>
          </table:table-cell>
          <table:table-cell table:number-columns-repeated="2"/>
        </table:table-row>
        <table:table-row table:style-name="ro1">
          <table:table-cell/>
          <table:table-cell table:formula="of:=COM.MICROSOFT.CONCAT(IF(AND(HEX2DEC([$intermediate.A240])&gt;=HEX2DEC(&quot;e0&quot;); HEX2DEC([$intermediate.A240])&lt;HEX2DEC(&quot;FF&quot;));&quot;mfr&quot;;IFNA(COM.MICROSOFT.CONCAT(CHAR(34);[$intermediate.H240];CHAR(34));&quot;rsvd&quot;));&quot;,&quot;)" office:value-type="string" office:string-value="mfr," calcext:value-type="string">
            <text:p>mfr,</text:p>
          </table:table-cell>
          <table:table-cell table:formula="of:=COM.MICROSOFT.CONCAT(&quot;// &quot;;[$intermediate.A240])" office:value-type="string" office:string-value="// EF" calcext:value-type="string">
            <text:p>// EF</text:p>
          </table:table-cell>
          <table:table-cell table:number-columns-repeated="2"/>
        </table:table-row>
        <table:table-row table:style-name="ro1">
          <table:table-cell/>
          <table:table-cell table:formula="of:=COM.MICROSOFT.CONCAT(IF(AND(HEX2DEC([$intermediate.A241])&gt;=HEX2DEC(&quot;e0&quot;); HEX2DEC([$intermediate.A241])&lt;HEX2DEC(&quot;FF&quot;));&quot;mfr&quot;;IFNA(COM.MICROSOFT.CONCAT(CHAR(34);[$intermediate.H241];CHAR(34));&quot;rsvd&quot;));&quot;,&quot;)" office:value-type="string" office:string-value="mfr," calcext:value-type="string">
            <text:p>mfr,</text:p>
          </table:table-cell>
          <table:table-cell table:formula="of:=COM.MICROSOFT.CONCAT(&quot;// &quot;;[$intermediate.A241])" office:value-type="string" office:string-value="// F0" calcext:value-type="string">
            <text:p>// F0</text:p>
          </table:table-cell>
          <table:table-cell table:number-columns-repeated="2"/>
        </table:table-row>
        <table:table-row table:style-name="ro1">
          <table:table-cell/>
          <table:table-cell table:formula="of:=COM.MICROSOFT.CONCAT(IF(AND(HEX2DEC([$intermediate.A242])&gt;=HEX2DEC(&quot;e0&quot;); HEX2DEC([$intermediate.A242])&lt;HEX2DEC(&quot;FF&quot;));&quot;mfr&quot;;IFNA(COM.MICROSOFT.CONCAT(CHAR(34);[$intermediate.H242];CHAR(34));&quot;rsvd&quot;));&quot;,&quot;)" office:value-type="string" office:string-value="mfr," calcext:value-type="string">
            <text:p>mfr,</text:p>
          </table:table-cell>
          <table:table-cell table:formula="of:=COM.MICROSOFT.CONCAT(&quot;// &quot;;[$intermediate.A242])" office:value-type="string" office:string-value="// F1" calcext:value-type="string">
            <text:p>// F1</text:p>
          </table:table-cell>
          <table:table-cell table:number-columns-repeated="2"/>
        </table:table-row>
        <table:table-row table:style-name="ro1">
          <table:table-cell/>
          <table:table-cell table:formula="of:=COM.MICROSOFT.CONCAT(IF(AND(HEX2DEC([$intermediate.A243])&gt;=HEX2DEC(&quot;e0&quot;); HEX2DEC([$intermediate.A243])&lt;HEX2DEC(&quot;FF&quot;));&quot;mfr&quot;;IFNA(COM.MICROSOFT.CONCAT(CHAR(34);[$intermediate.H243];CHAR(34));&quot;rsvd&quot;));&quot;,&quot;)" office:value-type="string" office:string-value="mfr," calcext:value-type="string">
            <text:p>mfr,</text:p>
          </table:table-cell>
          <table:table-cell table:formula="of:=COM.MICROSOFT.CONCAT(&quot;// &quot;;[$intermediate.A243])" office:value-type="string" office:string-value="// F2" calcext:value-type="string">
            <text:p>// F2</text:p>
          </table:table-cell>
          <table:table-cell table:number-columns-repeated="2"/>
        </table:table-row>
        <table:table-row table:style-name="ro1">
          <table:table-cell/>
          <table:table-cell table:formula="of:=COM.MICROSOFT.CONCAT(IF(AND(HEX2DEC([$intermediate.A244])&gt;=HEX2DEC(&quot;e0&quot;); HEX2DEC([$intermediate.A244])&lt;HEX2DEC(&quot;FF&quot;));&quot;mfr&quot;;IFNA(COM.MICROSOFT.CONCAT(CHAR(34);[$intermediate.H244];CHAR(34));&quot;rsvd&quot;));&quot;,&quot;)" office:value-type="string" office:string-value="mfr," calcext:value-type="string">
            <text:p>mfr,</text:p>
          </table:table-cell>
          <table:table-cell table:formula="of:=COM.MICROSOFT.CONCAT(&quot;// &quot;;[$intermediate.A244])" office:value-type="string" office:string-value="// F3" calcext:value-type="string">
            <text:p>// F3</text:p>
          </table:table-cell>
          <table:table-cell table:number-columns-repeated="2"/>
        </table:table-row>
        <table:table-row table:style-name="ro1">
          <table:table-cell/>
          <table:table-cell table:formula="of:=COM.MICROSOFT.CONCAT(IF(AND(HEX2DEC([$intermediate.A245])&gt;=HEX2DEC(&quot;e0&quot;); HEX2DEC([$intermediate.A245])&lt;HEX2DEC(&quot;FF&quot;));&quot;mfr&quot;;IFNA(COM.MICROSOFT.CONCAT(CHAR(34);[$intermediate.H245];CHAR(34));&quot;rsvd&quot;));&quot;,&quot;)" office:value-type="string" office:string-value="mfr," calcext:value-type="string">
            <text:p>mfr,</text:p>
          </table:table-cell>
          <table:table-cell table:formula="of:=COM.MICROSOFT.CONCAT(&quot;// &quot;;[$intermediate.A245])" office:value-type="string" office:string-value="// F4" calcext:value-type="string">
            <text:p>// F4</text:p>
          </table:table-cell>
          <table:table-cell table:number-columns-repeated="2"/>
        </table:table-row>
        <table:table-row table:style-name="ro1">
          <table:table-cell/>
          <table:table-cell table:formula="of:=COM.MICROSOFT.CONCAT(IF(AND(HEX2DEC([$intermediate.A246])&gt;=HEX2DEC(&quot;e0&quot;); HEX2DEC([$intermediate.A246])&lt;HEX2DEC(&quot;FF&quot;));&quot;mfr&quot;;IFNA(COM.MICROSOFT.CONCAT(CHAR(34);[$intermediate.H246];CHAR(34));&quot;rsvd&quot;));&quot;,&quot;)" office:value-type="string" office:string-value="mfr," calcext:value-type="string">
            <text:p>mfr,</text:p>
          </table:table-cell>
          <table:table-cell table:formula="of:=COM.MICROSOFT.CONCAT(&quot;// &quot;;[$intermediate.A246])" office:value-type="string" office:string-value="// F5" calcext:value-type="string">
            <text:p>// F5</text:p>
          </table:table-cell>
          <table:table-cell table:number-columns-repeated="2"/>
        </table:table-row>
        <table:table-row table:style-name="ro1">
          <table:table-cell/>
          <table:table-cell table:formula="of:=COM.MICROSOFT.CONCAT(IF(AND(HEX2DEC([$intermediate.A247])&gt;=HEX2DEC(&quot;e0&quot;); HEX2DEC([$intermediate.A247])&lt;HEX2DEC(&quot;FF&quot;));&quot;mfr&quot;;IFNA(COM.MICROSOFT.CONCAT(CHAR(34);[$intermediate.H247];CHAR(34));&quot;rsvd&quot;));&quot;,&quot;)" office:value-type="string" office:string-value="mfr," calcext:value-type="string">
            <text:p>mfr,</text:p>
          </table:table-cell>
          <table:table-cell table:formula="of:=COM.MICROSOFT.CONCAT(&quot;// &quot;;[$intermediate.A247])" office:value-type="string" office:string-value="// F6" calcext:value-type="string">
            <text:p>// F6</text:p>
          </table:table-cell>
          <table:table-cell table:number-columns-repeated="2"/>
        </table:table-row>
        <table:table-row table:style-name="ro1">
          <table:table-cell/>
          <table:table-cell table:formula="of:=COM.MICROSOFT.CONCAT(IF(AND(HEX2DEC([$intermediate.A248])&gt;=HEX2DEC(&quot;e0&quot;); HEX2DEC([$intermediate.A248])&lt;HEX2DEC(&quot;FF&quot;));&quot;mfr&quot;;IFNA(COM.MICROSOFT.CONCAT(CHAR(34);[$intermediate.H248];CHAR(34));&quot;rsvd&quot;));&quot;,&quot;)" office:value-type="string" office:string-value="mfr," calcext:value-type="string">
            <text:p>mfr,</text:p>
          </table:table-cell>
          <table:table-cell table:formula="of:=COM.MICROSOFT.CONCAT(&quot;// &quot;;[$intermediate.A248])" office:value-type="string" office:string-value="// F7" calcext:value-type="string">
            <text:p>// F7</text:p>
          </table:table-cell>
          <table:table-cell table:number-columns-repeated="2"/>
        </table:table-row>
        <table:table-row table:style-name="ro1">
          <table:table-cell/>
          <table:table-cell table:formula="of:=COM.MICROSOFT.CONCAT(IF(AND(HEX2DEC([$intermediate.A249])&gt;=HEX2DEC(&quot;e0&quot;); HEX2DEC([$intermediate.A249])&lt;HEX2DEC(&quot;FF&quot;));&quot;mfr&quot;;IFNA(COM.MICROSOFT.CONCAT(CHAR(34);[$intermediate.H249];CHAR(34));&quot;rsvd&quot;));&quot;,&quot;)" office:value-type="string" office:string-value="mfr," calcext:value-type="string">
            <text:p>mfr,</text:p>
          </table:table-cell>
          <table:table-cell table:formula="of:=COM.MICROSOFT.CONCAT(&quot;// &quot;;[$intermediate.A249])" office:value-type="string" office:string-value="// F8" calcext:value-type="string">
            <text:p>// F8</text:p>
          </table:table-cell>
          <table:table-cell table:number-columns-repeated="2"/>
        </table:table-row>
        <table:table-row table:style-name="ro1">
          <table:table-cell/>
          <table:table-cell table:formula="of:=COM.MICROSOFT.CONCAT(IF(AND(HEX2DEC([$intermediate.A250])&gt;=HEX2DEC(&quot;e0&quot;); HEX2DEC([$intermediate.A250])&lt;HEX2DEC(&quot;FF&quot;));&quot;mfr&quot;;IFNA(COM.MICROSOFT.CONCAT(CHAR(34);[$intermediate.H250];CHAR(34));&quot;rsvd&quot;));&quot;,&quot;)" office:value-type="string" office:string-value="mfr," calcext:value-type="string">
            <text:p>mfr,</text:p>
          </table:table-cell>
          <table:table-cell table:formula="of:=COM.MICROSOFT.CONCAT(&quot;// &quot;;[$intermediate.A250])" office:value-type="string" office:string-value="// F9" calcext:value-type="string">
            <text:p>// F9</text:p>
          </table:table-cell>
          <table:table-cell table:number-columns-repeated="2"/>
        </table:table-row>
        <table:table-row table:style-name="ro1">
          <table:table-cell/>
          <table:table-cell table:formula="of:=COM.MICROSOFT.CONCAT(IF(AND(HEX2DEC([$intermediate.A251])&gt;=HEX2DEC(&quot;e0&quot;); HEX2DEC([$intermediate.A251])&lt;HEX2DEC(&quot;FF&quot;));&quot;mfr&quot;;IFNA(COM.MICROSOFT.CONCAT(CHAR(34);[$intermediate.H251];CHAR(34));&quot;rsvd&quot;));&quot;,&quot;)" office:value-type="string" office:string-value="mfr," calcext:value-type="string">
            <text:p>mfr,</text:p>
          </table:table-cell>
          <table:table-cell table:formula="of:=COM.MICROSOFT.CONCAT(&quot;// &quot;;[$intermediate.A251])" office:value-type="string" office:string-value="// FA" calcext:value-type="string">
            <text:p>// FA</text:p>
          </table:table-cell>
          <table:table-cell table:number-columns-repeated="2"/>
        </table:table-row>
        <table:table-row table:style-name="ro1">
          <table:table-cell/>
          <table:table-cell table:formula="of:=COM.MICROSOFT.CONCAT(IF(AND(HEX2DEC([$intermediate.A252])&gt;=HEX2DEC(&quot;e0&quot;); HEX2DEC([$intermediate.A252])&lt;HEX2DEC(&quot;FF&quot;));&quot;mfr&quot;;IFNA(COM.MICROSOFT.CONCAT(CHAR(34);[$intermediate.H252];CHAR(34));&quot;rsvd&quot;));&quot;,&quot;)" office:value-type="string" office:string-value="mfr," calcext:value-type="string">
            <text:p>mfr,</text:p>
          </table:table-cell>
          <table:table-cell table:formula="of:=COM.MICROSOFT.CONCAT(&quot;// &quot;;[$intermediate.A252])" office:value-type="string" office:string-value="// FB" calcext:value-type="string">
            <text:p>// FB</text:p>
          </table:table-cell>
          <table:table-cell table:number-columns-repeated="2"/>
        </table:table-row>
        <table:table-row table:style-name="ro1">
          <table:table-cell/>
          <table:table-cell table:formula="of:=COM.MICROSOFT.CONCAT(IF(AND(HEX2DEC([$intermediate.A253])&gt;=HEX2DEC(&quot;e0&quot;); HEX2DEC([$intermediate.A253])&lt;HEX2DEC(&quot;FF&quot;));&quot;mfr&quot;;IFNA(COM.MICROSOFT.CONCAT(CHAR(34);[$intermediate.H253];CHAR(34));&quot;rsvd&quot;));&quot;,&quot;)" office:value-type="string" office:string-value="mfr," calcext:value-type="string">
            <text:p>mfr,</text:p>
          </table:table-cell>
          <table:table-cell table:formula="of:=COM.MICROSOFT.CONCAT(&quot;// &quot;;[$intermediate.A253])" office:value-type="string" office:string-value="// FC" calcext:value-type="string">
            <text:p>// FC</text:p>
          </table:table-cell>
          <table:table-cell table:number-columns-repeated="2"/>
        </table:table-row>
        <table:table-row table:style-name="ro1">
          <table:table-cell/>
          <table:table-cell table:formula="of:=COM.MICROSOFT.CONCAT(IF(AND(HEX2DEC([$intermediate.A254])&gt;=HEX2DEC(&quot;e0&quot;); HEX2DEC([$intermediate.A254])&lt;HEX2DEC(&quot;FF&quot;));&quot;mfr&quot;;IFNA(COM.MICROSOFT.CONCAT(CHAR(34);[$intermediate.H254];CHAR(34));&quot;rsvd&quot;));&quot;,&quot;)" office:value-type="string" office:string-value="mfr," calcext:value-type="string">
            <text:p>mfr,</text:p>
          </table:table-cell>
          <table:table-cell table:formula="of:=COM.MICROSOFT.CONCAT(&quot;// &quot;;[$intermediate.A254])" office:value-type="string" office:string-value="// FD" calcext:value-type="string">
            <text:p>// FD</text:p>
          </table:table-cell>
          <table:table-cell table:number-columns-repeated="2"/>
        </table:table-row>
        <table:table-row table:style-name="ro1">
          <table:table-cell/>
          <table:table-cell table:formula="of:=COM.MICROSOFT.CONCAT(IF(AND(HEX2DEC([$intermediate.A255])&gt;=HEX2DEC(&quot;e0&quot;); HEX2DEC([$intermediate.A255])&lt;HEX2DEC(&quot;FF&quot;));&quot;mfr&quot;;IFNA(COM.MICROSOFT.CONCAT(CHAR(34);[$intermediate.H255];CHAR(34));&quot;rsvd&quot;));&quot;,&quot;)" office:value-type="string" office:string-value="mfr," calcext:value-type="string">
            <text:p>mfr,</text:p>
          </table:table-cell>
          <table:table-cell table:formula="of:=COM.MICROSOFT.CONCAT(&quot;// &quot;;[$intermediate.A255])" office:value-type="string" office:string-value="// FE" calcext:value-type="string">
            <text:p>// FE</text:p>
          </table:table-cell>
          <table:table-cell table:number-columns-repeated="2"/>
        </table:table-row>
        <table:table-row table:style-name="ro1">
          <table:table-cell/>
          <table:table-cell table:formula="of:=COM.MICROSOFT.CONCAT(IF(AND(HEX2DEC([$intermediate.A256])&gt;=HEX2DEC(&quot;e0&quot;); HEX2DEC([$intermediate.A256])&lt;HEX2DEC(&quot;FF&quot;));&quot;mfr&quot;;IFNA(COM.MICROSOFT.CONCAT(CHAR(34);[$intermediate.H256];CHAR(34));&quot;rsvd&quot;));&quot;,&quot;)" office:value-type="string" office:string-value="&quot;Empty&quot;," calcext:value-type="string">
            <text:p>"Empty",</text:p>
          </table:table-cell>
          <table:table-cell table:formula="of:=COM.MICROSOFT.CONCAT(&quot;// &quot;;[$intermediate.A256])" office:value-type="string" office:string-value="// FF" calcext:value-type="string">
            <text:p>// FF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};</text:p>
          </table:table-cell>
          <table:table-cell table:number-columns-repeated="3"/>
        </table:table-row>
      </table:table>
      <table:table table:name="CAPL_strings" table:style-name="ta1">
        <table:table-column table:style-name="co13" table:default-cell-style-name="Default"/>
        <table:table-column table:style-name="co14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variabl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{</text:p>
          </table:table-cell>
          <table:table-cell table:number-columns-repeated="2"/>
        </table:table-row>
        <table:table-row table:style-name="ro1">
          <table:table-cell table:formula="of:=COM.MICROSOFT.CONCAT(&quot;  char EV_Info_Codes[256][&quot;;[$intermediate.J258] +1;&quot;] = {&quot;)" office:value-type="string" office:string-value="  char EV_Info_Codes[256][38] = {" calcext:value-type="string">
            <text:p><text:s text:c="2"/>char EV_Info_Codes[256][38] = {</text:p>
          </table:table-cell>
          <table:table-cell table:formula="of:=COM.MICROSOFT.CONCAT(CHAR(34); IFNA([$intermediate.D1];&quot;Reserved&quot;); CHAR(34); &quot;,&quot;)" office:value-type="string" office:string-value="&quot;Depricated_Unspecified&quot;," calcext:value-type="string">
            <text:p>"Depricated_Unspecified",</text:p>
          </table:table-cell>
          <table:table-cell table:formula="of:=COM.MICROSOFT.CONCAT(&quot;// &quot;;[$intermediate.A1])" office:value-type="string" office:string-value="// 0" calcext:value-type="string">
            <text:p>// 0</text:p>
          </table:table-cell>
        </table:table-row>
        <table:table-row table:style-name="ro1">
          <table:table-cell/>
          <table:table-cell table:formula="of:=COM.MICROSOFT.CONCAT(CHAR(34); IFNA([$intermediate.D2];&quot;Reserved&quot;); CHAR(34); &quot;,&quot;)" office:value-type="string" office:string-value="&quot;Depricated_StStatusOp_not_ready&quot;," calcext:value-type="string">
            <text:p>"Depricated_StStatusOp_not_ready",</text:p>
          </table:table-cell>
          <table:table-cell table:formula="of:=COM.MICROSOFT.CONCAT(&quot;// &quot;;[$intermediate.A2])" office:value-type="string" office:string-value="// 1" calcext:value-type="string">
            <text:p>// 1</text:p>
          </table:table-cell>
        </table:table-row>
        <table:table-row table:style-name="ro1">
          <table:table-cell/>
          <table:table-cell table:formula="of:=COM.MICROSOFT.CONCAT(CHAR(34); IFNA([$intermediate.D3];&quot;Reserved&quot;); CHAR(34); &quot;,&quot;)" office:value-type="string" office:string-value="&quot;Depricated_EV_Energy_Management_Fault&quot;," calcext:value-type="string">
            <text:p>"Depricated_EV_Energy_Management_Fault",</text:p>
          </table:table-cell>
          <table:table-cell table:formula="of:=COM.MICROSOFT.CONCAT(&quot;// &quot;;[$intermediate.A3])" office:value-type="string" office:string-value="// 2" calcext:value-type="string">
            <text:p>// 2</text:p>
          </table:table-cell>
        </table:table-row>
        <table:table-row table:style-name="ro1">
          <table:table-cell/>
          <table:table-cell table:formula="of:=COM.MICROSOFT.CONCAT(CHAR(34); IFNA([$intermediate.D4];&quot;Reserved&quot;); CHAR(34); &quot;,&quot;)" office:value-type="string" office:string-value="&quot;Depricated_User_Stop&quot;," calcext:value-type="string">
            <text:p>"Depricated_User_Stop",</text:p>
          </table:table-cell>
          <table:table-cell table:formula="of:=COM.MICROSOFT.CONCAT(&quot;// &quot;;[$intermediate.A4])" office:value-type="string" office:string-value="// 3" calcext:value-type="string">
            <text:p>// 3</text:p>
          </table:table-cell>
        </table:table-row>
        <table:table-row table:style-name="ro1">
          <table:table-cell/>
          <table:table-cell table:formula="of:=COM.MICROSOFT.CONCAT(CHAR(34); IFNA([$intermediate.D5];&quot;Reserved&quot;); CHAR(34); &quot;,&quot;)" office:value-type="string" office:string-value="&quot;Depricated_Maximum_current_too_low&quot;," calcext:value-type="string">
            <text:p>"Depricated_Maximum_current_too_low",</text:p>
          </table:table-cell>
          <table:table-cell table:formula="of:=COM.MICROSOFT.CONCAT(&quot;// &quot;;[$intermediate.A5])" office:value-type="string" office:string-value="// 4" calcext:value-type="string">
            <text:p>// 4</text:p>
          </table:table-cell>
        </table:table-row>
        <table:table-row table:style-name="ro1">
          <table:table-cell/>
          <table:table-cell table:formula="of:=COM.MICROSOFT.CONCAT(CHAR(34); IFNA([$intermediate.D6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6])" office:value-type="string" office:string-value="// 5" calcext:value-type="string">
            <text:p>// 5</text:p>
          </table:table-cell>
        </table:table-row>
        <table:table-row table:style-name="ro1">
          <table:table-cell/>
          <table:table-cell table:formula="of:=COM.MICROSOFT.CONCAT(CHAR(34); IFNA([$intermediate.D7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7])" office:value-type="string" office:string-value="// 6" calcext:value-type="string">
            <text:p>// 6</text:p>
          </table:table-cell>
        </table:table-row>
        <table:table-row table:style-name="ro1">
          <table:table-cell/>
          <table:table-cell table:formula="of:=COM.MICROSOFT.CONCAT(CHAR(34); IFNA([$intermediate.D8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8])" office:value-type="string" office:string-value="// 7" calcext:value-type="string">
            <text:p>// 7</text:p>
          </table:table-cell>
        </table:table-row>
        <table:table-row table:style-name="ro1">
          <table:table-cell/>
          <table:table-cell table:formula="of:=COM.MICROSOFT.CONCAT(CHAR(34); IFNA([$intermediate.D9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9])" office:value-type="string" office:string-value="// 8" calcext:value-type="string">
            <text:p>// 8</text:p>
          </table:table-cell>
        </table:table-row>
        <table:table-row table:style-name="ro1">
          <table:table-cell/>
          <table:table-cell table:formula="of:=COM.MICROSOFT.CONCAT(CHAR(34); IFNA([$intermediate.D10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10])" office:value-type="string" office:string-value="// 9" calcext:value-type="string">
            <text:p>// 9</text:p>
          </table:table-cell>
        </table:table-row>
        <table:table-row table:style-name="ro1">
          <table:table-cell/>
          <table:table-cell table:formula="of:=COM.MICROSOFT.CONCAT(CHAR(34); IFNA([$intermediate.D11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11])" office:value-type="string" office:string-value="// A" calcext:value-type="string">
            <text:p>// A</text:p>
          </table:table-cell>
        </table:table-row>
        <table:table-row table:style-name="ro1">
          <table:table-cell/>
          <table:table-cell table:formula="of:=COM.MICROSOFT.CONCAT(CHAR(34); IFNA([$intermediate.D12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12])" office:value-type="string" office:string-value="// B" calcext:value-type="string">
            <text:p>// B</text:p>
          </table:table-cell>
        </table:table-row>
        <table:table-row table:style-name="ro1">
          <table:table-cell/>
          <table:table-cell table:formula="of:=COM.MICROSOFT.CONCAT(CHAR(34); IFNA([$intermediate.D13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13])" office:value-type="string" office:string-value="// C" calcext:value-type="string">
            <text:p>// C</text:p>
          </table:table-cell>
        </table:table-row>
        <table:table-row table:style-name="ro1">
          <table:table-cell/>
          <table:table-cell table:formula="of:=COM.MICROSOFT.CONCAT(CHAR(34); IFNA([$intermediate.D14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14])" office:value-type="string" office:string-value="// D" calcext:value-type="string">
            <text:p>// D</text:p>
          </table:table-cell>
        </table:table-row>
        <table:table-row table:style-name="ro1">
          <table:table-cell/>
          <table:table-cell table:formula="of:=COM.MICROSOFT.CONCAT(CHAR(34); IFNA([$intermediate.D15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15])" office:value-type="string" office:string-value="// E" calcext:value-type="string">
            <text:p>// E</text:p>
          </table:table-cell>
        </table:table-row>
        <table:table-row table:style-name="ro1">
          <table:table-cell/>
          <table:table-cell table:formula="of:=COM.MICROSOFT.CONCAT(CHAR(34); IFNA([$intermediate.D16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16])" office:value-type="string" office:string-value="// F" calcext:value-type="string">
            <text:p>// F</text:p>
          </table:table-cell>
        </table:table-row>
        <table:table-row table:style-name="ro1">
          <table:table-cell/>
          <table:table-cell table:formula="of:=COM.MICROSOFT.CONCAT(CHAR(34); IFNA([$intermediate.D17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17])" office:value-type="string" office:string-value="// 10" calcext:value-type="string">
            <text:p>// 10</text:p>
          </table:table-cell>
        </table:table-row>
        <table:table-row table:style-name="ro1">
          <table:table-cell/>
          <table:table-cell table:formula="of:=COM.MICROSOFT.CONCAT(CHAR(34); IFNA([$intermediate.D18];&quot;Reserved&quot;); CHAR(34); &quot;,&quot;)" office:value-type="string" office:string-value="&quot;Version_fails&quot;," calcext:value-type="string">
            <text:p>"Version_fails",</text:p>
          </table:table-cell>
          <table:table-cell table:formula="of:=COM.MICROSOFT.CONCAT(&quot;// &quot;;[$intermediate.A18])" office:value-type="string" office:string-value="// 11" calcext:value-type="string">
            <text:p>// 11</text:p>
          </table:table-cell>
        </table:table-row>
        <table:table-row table:style-name="ro1">
          <table:table-cell/>
          <table:table-cell table:formula="of:=COM.MICROSOFT.CONCAT(CHAR(34); IFNA([$intermediate.D19];&quot;Reserved&quot;); CHAR(34); &quot;,&quot;)" office:value-type="string" office:string-value="&quot;Initialization_fails&quot;," calcext:value-type="string">
            <text:p>"Initialization_fails",</text:p>
          </table:table-cell>
          <table:table-cell table:formula="of:=COM.MICROSOFT.CONCAT(&quot;// &quot;;[$intermediate.A19])" office:value-type="string" office:string-value="// 12" calcext:value-type="string">
            <text:p>// 12</text:p>
          </table:table-cell>
        </table:table-row>
        <table:table-row table:style-name="ro1">
          <table:table-cell/>
          <table:table-cell table:formula="of:=COM.MICROSOFT.CONCAT(CHAR(34); IFNA([$intermediate.D20];&quot;Reserved&quot;); CHAR(34); &quot;,&quot;)" office:value-type="string" office:string-value="&quot;Version_Restart&quot;," calcext:value-type="string">
            <text:p>"Version_Restart",</text:p>
          </table:table-cell>
          <table:table-cell table:formula="of:=COM.MICROSOFT.CONCAT(&quot;// &quot;;[$intermediate.A20])" office:value-type="string" office:string-value="// 13" calcext:value-type="string">
            <text:p>// 13</text:p>
          </table:table-cell>
        </table:table-row>
        <table:table-row table:style-name="ro1">
          <table:table-cell/>
          <table:table-cell table:formula="of:=COM.MICROSOFT.CONCAT(CHAR(34); IFNA([$intermediate.D21];&quot;Reserved&quot;); CHAR(34); &quot;,&quot;)" office:value-type="string" office:string-value="&quot;Bit_Rate_Restart&quot;," calcext:value-type="string">
            <text:p>"Bit_Rate_Restart",</text:p>
          </table:table-cell>
          <table:table-cell table:formula="of:=COM.MICROSOFT.CONCAT(&quot;// &quot;;[$intermediate.A21])" office:value-type="string" office:string-value="// 14" calcext:value-type="string">
            <text:p>// 14</text:p>
          </table:table-cell>
        </table:table-row>
        <table:table-row table:style-name="ro1">
          <table:table-cell/>
          <table:table-cell table:formula="of:=COM.MICROSOFT.CONCAT(CHAR(34); IFNA([$intermediate.D22];&quot;Reserved&quot;); CHAR(34); &quot;,&quot;)" office:value-type="string" office:string-value="&quot;MCU_Reset_Restart&quot;," calcext:value-type="string">
            <text:p>"MCU_Reset_Restart",</text:p>
          </table:table-cell>
          <table:table-cell table:formula="of:=COM.MICROSOFT.CONCAT(&quot;// &quot;;[$intermediate.A22])" office:value-type="string" office:string-value="// 15" calcext:value-type="string">
            <text:p>// 15</text:p>
          </table:table-cell>
        </table:table-row>
        <table:table-row table:style-name="ro1">
          <table:table-cell/>
          <table:table-cell table:formula="of:=COM.MICROSOFT.CONCAT(CHAR(34); IFNA([$intermediate.D23];&quot;Reserved&quot;); CHAR(34); &quot;,&quot;)" office:value-type="string" office:string-value="&quot;Pilot_Fault_Restart&quot;," calcext:value-type="string">
            <text:p>"Pilot_Fault_Restart",</text:p>
          </table:table-cell>
          <table:table-cell table:formula="of:=COM.MICROSOFT.CONCAT(&quot;// &quot;;[$intermediate.A23])" office:value-type="string" office:string-value="// 16" calcext:value-type="string">
            <text:p>// 16</text:p>
          </table:table-cell>
        </table:table-row>
        <table:table-row table:style-name="ro1">
          <table:table-cell/>
          <table:table-cell table:formula="of:=COM.MICROSOFT.CONCAT(CHAR(34); IFNA([$intermediate.D24];&quot;Reserved&quot;); CHAR(34); &quot;,&quot;)" office:value-type="string" office:string-value="&quot;No_LIN&quot;," calcext:value-type="string">
            <text:p>"No_LIN",</text:p>
          </table:table-cell>
          <table:table-cell table:formula="of:=COM.MICROSOFT.CONCAT(&quot;// &quot;;[$intermediate.A24])" office:value-type="string" office:string-value="// 17" calcext:value-type="string">
            <text:p>// 17</text:p>
          </table:table-cell>
        </table:table-row>
        <table:table-row table:style-name="ro1">
          <table:table-cell/>
          <table:table-cell table:formula="of:=COM.MICROSOFT.CONCAT(CHAR(34); IFNA([$intermediate.D25];&quot;Reserved&quot;); CHAR(34); &quot;,&quot;)" office:value-type="string" office:string-value="&quot;Int_Fault_Restart&quot;," calcext:value-type="string">
            <text:p>"Int_Fault_Restart",</text:p>
          </table:table-cell>
          <table:table-cell table:formula="of:=COM.MICROSOFT.CONCAT(&quot;// &quot;;[$intermediate.A25])" office:value-type="string" office:string-value="// 18" calcext:value-type="string">
            <text:p>// 18</text:p>
          </table:table-cell>
        </table:table-row>
        <table:table-row table:style-name="ro1">
          <table:table-cell/>
          <table:table-cell table:formula="of:=COM.MICROSOFT.CONCAT(CHAR(34); IFNA([$intermediate.D26];&quot;Reserved&quot;); CHAR(34); &quot;,&quot;)" office:value-type="string" office:string-value="&quot;Int_Fault_Termination&quot;," calcext:value-type="string">
            <text:p>"Int_Fault_Termination",</text:p>
          </table:table-cell>
          <table:table-cell table:formula="of:=COM.MICROSOFT.CONCAT(&quot;// &quot;;[$intermediate.A26])" office:value-type="string" office:string-value="// 19" calcext:value-type="string">
            <text:p>// 19</text:p>
          </table:table-cell>
        </table:table-row>
        <table:table-row table:style-name="ro1">
          <table:table-cell/>
          <table:table-cell table:formula="of:=COM.MICROSOFT.CONCAT(CHAR(34); IFNA([$intermediate.D27];&quot;Reserved&quot;); CHAR(34); &quot;,&quot;)" office:value-type="string" office:string-value="&quot;Available_current_too_low&quot;," calcext:value-type="string">
            <text:p>"Available_current_too_low",</text:p>
          </table:table-cell>
          <table:table-cell table:formula="of:=COM.MICROSOFT.CONCAT(&quot;// &quot;;[$intermediate.A27])" office:value-type="string" office:string-value="// 1A" calcext:value-type="string">
            <text:p>// 1A</text:p>
          </table:table-cell>
        </table:table-row>
        <table:table-row table:style-name="ro1">
          <table:table-cell/>
          <table:table-cell table:formula="of:=COM.MICROSOFT.CONCAT(CHAR(34); IFNA([$intermediate.D28];&quot;Reserved&quot;); CHAR(34); &quot;,&quot;)" office:value-type="string" office:string-value="&quot;Available_voltage_too_high&quot;," calcext:value-type="string">
            <text:p>"Available_voltage_too_high",</text:p>
          </table:table-cell>
          <table:table-cell table:formula="of:=COM.MICROSOFT.CONCAT(&quot;// &quot;;[$intermediate.A28])" office:value-type="string" office:string-value="// 1B" calcext:value-type="string">
            <text:p>// 1B</text:p>
          </table:table-cell>
        </table:table-row>
        <table:table-row table:style-name="ro1">
          <table:table-cell/>
          <table:table-cell table:formula="of:=COM.MICROSOFT.CONCAT(CHAR(34); IFNA([$intermediate.D29];&quot;Reserved&quot;); CHAR(34); &quot;,&quot;)" office:value-type="string" office:string-value="&quot;Frequency_Mismatch&quot;," calcext:value-type="string">
            <text:p>"Frequency_Mismatch",</text:p>
          </table:table-cell>
          <table:table-cell table:formula="of:=COM.MICROSOFT.CONCAT(&quot;// &quot;;[$intermediate.A29])" office:value-type="string" office:string-value="// 1C" calcext:value-type="string">
            <text:p>// 1C</text:p>
          </table:table-cell>
        </table:table-row>
        <table:table-row table:style-name="ro1">
          <table:table-cell/>
          <table:table-cell table:formula="of:=COM.MICROSOFT.CONCAT(CHAR(34); IFNA([$intermediate.D30];&quot;Reserved&quot;); CHAR(34); &quot;,&quot;)" office:value-type="string" office:string-value="&quot;EMS_Charging_delayed&quot;," calcext:value-type="string">
            <text:p>"EMS_Charging_delayed",</text:p>
          </table:table-cell>
          <table:table-cell table:formula="of:=COM.MICROSOFT.CONCAT(&quot;// &quot;;[$intermediate.A30])" office:value-type="string" office:string-value="// 1D" calcext:value-type="string">
            <text:p>// 1D</text:p>
          </table:table-cell>
        </table:table-row>
        <table:table-row table:style-name="ro1">
          <table:table-cell/>
          <table:table-cell table:formula="of:=COM.MICROSOFT.CONCAT(CHAR(34); IFNA([$intermediate.D31];&quot;Reserved&quot;); CHAR(34); &quot;,&quot;)" office:value-type="string" office:string-value="&quot;Isolation_fault&quot;," calcext:value-type="string">
            <text:p>"Isolation_fault",</text:p>
          </table:table-cell>
          <table:table-cell table:formula="of:=COM.MICROSOFT.CONCAT(&quot;// &quot;;[$intermediate.A31])" office:value-type="string" office:string-value="// 1E" calcext:value-type="string">
            <text:p>// 1E</text:p>
          </table:table-cell>
        </table:table-row>
        <table:table-row table:style-name="ro1">
          <table:table-cell/>
          <table:table-cell table:formula="of:=COM.MICROSOFT.CONCAT(CHAR(34); IFNA([$intermediate.D32];&quot;Reserved&quot;); CHAR(34); &quot;,&quot;)" office:value-type="string" office:string-value="&quot;Charging_Delayed&quot;," calcext:value-type="string">
            <text:p>"Charging_Delayed",</text:p>
          </table:table-cell>
          <table:table-cell table:formula="of:=COM.MICROSOFT.CONCAT(&quot;// &quot;;[$intermediate.A32])" office:value-type="string" office:string-value="// 1F" calcext:value-type="string">
            <text:p>// 1F</text:p>
          </table:table-cell>
        </table:table-row>
        <table:table-row table:style-name="ro1">
          <table:table-cell/>
          <table:table-cell table:formula="of:=COM.MICROSOFT.CONCAT(CHAR(34); IFNA([$intermediate.D33];&quot;Reserved&quot;); CHAR(34); &quot;,&quot;)" office:value-type="string" office:string-value="&quot;Interrupt_Clean&quot;," calcext:value-type="string">
            <text:p>"Interrupt_Clean",</text:p>
          </table:table-cell>
          <table:table-cell table:formula="of:=COM.MICROSOFT.CONCAT(&quot;// &quot;;[$intermediate.A33])" office:value-type="string" office:string-value="// 20" calcext:value-type="string">
            <text:p>// 20</text:p>
          </table:table-cell>
        </table:table-row>
        <table:table-row table:style-name="ro1">
          <table:table-cell/>
          <table:table-cell table:formula="of:=COM.MICROSOFT.CONCAT(CHAR(34); IFNA([$intermediate.D34];&quot;Reserved&quot;); CHAR(34); &quot;,&quot;)" office:value-type="string" office:string-value="&quot;Interrupt_Dirty&quot;," calcext:value-type="string">
            <text:p>"Interrupt_Dirty",</text:p>
          </table:table-cell>
          <table:table-cell table:formula="of:=COM.MICROSOFT.CONCAT(&quot;// &quot;;[$intermediate.A34])" office:value-type="string" office:string-value="// 21" calcext:value-type="string">
            <text:p>// 21</text:p>
          </table:table-cell>
        </table:table-row>
        <table:table-row table:style-name="ro1">
          <table:table-cell/>
          <table:table-cell table:formula="of:=COM.MICROSOFT.CONCAT(CHAR(34); IFNA([$intermediate.D35];&quot;Reserved&quot;); CHAR(34); &quot;,&quot;)" office:value-type="string" office:string-value="&quot;Available_voltage_too_low&quot;," calcext:value-type="string">
            <text:p>"Available_voltage_too_low",</text:p>
          </table:table-cell>
          <table:table-cell table:formula="of:=COM.MICROSOFT.CONCAT(&quot;// &quot;;[$intermediate.A35])" office:value-type="string" office:string-value="// 22" calcext:value-type="string">
            <text:p>// 22</text:p>
          </table:table-cell>
        </table:table-row>
        <table:table-row table:style-name="ro1">
          <table:table-cell/>
          <table:table-cell table:formula="of:=COM.MICROSOFT.CONCAT(CHAR(34); IFNA([$intermediate.D36];&quot;Reserved&quot;); CHAR(34); &quot;,&quot;)" office:value-type="string" office:string-value="&quot;Latch_or_lock_failure&quot;," calcext:value-type="string">
            <text:p>"Latch_or_lock_failure",</text:p>
          </table:table-cell>
          <table:table-cell table:formula="of:=COM.MICROSOFT.CONCAT(&quot;// &quot;;[$intermediate.A36])" office:value-type="string" office:string-value="// 23" calcext:value-type="string">
            <text:p>// 23</text:p>
          </table:table-cell>
        </table:table-row>
        <table:table-row table:style-name="ro1">
          <table:table-cell/>
          <table:table-cell table:formula="of:=COM.MICROSOFT.CONCAT(CHAR(34); IFNA([$intermediate.D37];&quot;Reserved&quot;); CHAR(34); &quot;,&quot;)" office:value-type="string" office:string-value="&quot;Paging_error&quot;," calcext:value-type="string">
            <text:p>"Paging_error",</text:p>
          </table:table-cell>
          <table:table-cell table:formula="of:=COM.MICROSOFT.CONCAT(&quot;// &quot;;[$intermediate.A37])" office:value-type="string" office:string-value="// 24" calcext:value-type="string">
            <text:p>// 24</text:p>
          </table:table-cell>
        </table:table-row>
        <table:table-row table:style-name="ro1">
          <table:table-cell/>
          <table:table-cell table:formula="of:=COM.MICROSOFT.CONCAT(CHAR(34); IFNA([$intermediate.D38];&quot;Reserved&quot;); CHAR(34); &quot;,&quot;)" office:value-type="string" office:string-value="&quot;EvMinCurrentX_required&quot;," calcext:value-type="string">
            <text:p>"EvMinCurrentX_required",</text:p>
          </table:table-cell>
          <table:table-cell table:formula="of:=COM.MICROSOFT.CONCAT(&quot;// &quot;;[$intermediate.A38])" office:value-type="string" office:string-value="// 25" calcext:value-type="string">
            <text:p>// 25</text:p>
          </table:table-cell>
        </table:table-row>
        <table:table-row table:style-name="ro1">
          <table:table-cell/>
          <table:table-cell table:formula="of:=COM.MICROSOFT.CONCAT(CHAR(34); IFNA([$intermediate.D39];&quot;Reserved&quot;); CHAR(34); &quot;,&quot;)" office:value-type="string" office:string-value="&quot;Charging_complete&quot;," calcext:value-type="string">
            <text:p>"Charging_complete",</text:p>
          </table:table-cell>
          <table:table-cell table:formula="of:=COM.MICROSOFT.CONCAT(&quot;// &quot;;[$intermediate.A39])" office:value-type="string" office:string-value="// 26" calcext:value-type="string">
            <text:p>// 26</text:p>
          </table:table-cell>
        </table:table-row>
        <table:table-row table:style-name="ro1">
          <table:table-cell/>
          <table:table-cell table:formula="of:=COM.MICROSOFT.CONCAT(CHAR(34); IFNA([$intermediate.D40];&quot;Reserved&quot;); CHAR(34); &quot;,&quot;)" office:value-type="string" office:string-value="&quot;Charging_temporarily_prevented&quot;," calcext:value-type="string">
            <text:p>"Charging_temporarily_prevented",</text:p>
          </table:table-cell>
          <table:table-cell table:formula="of:=COM.MICROSOFT.CONCAT(&quot;// &quot;;[$intermediate.A40])" office:value-type="string" office:string-value="// 27" calcext:value-type="string">
            <text:p>// 27</text:p>
          </table:table-cell>
        </table:table-row>
        <table:table-row table:style-name="ro1">
          <table:table-cell/>
          <table:table-cell table:formula="of:=COM.MICROSOFT.CONCAT(CHAR(34); IFNA([$intermediate.D41];&quot;Reserved&quot;); CHAR(34); &quot;,&quot;)" office:value-type="string" office:string-value="&quot;Charging_fatally_prevented&quot;," calcext:value-type="string">
            <text:p>"Charging_fatally_prevented",</text:p>
          </table:table-cell>
          <table:table-cell table:formula="of:=COM.MICROSOFT.CONCAT(&quot;// &quot;;[$intermediate.A41])" office:value-type="string" office:string-value="// 28" calcext:value-type="string">
            <text:p>// 28</text:p>
          </table:table-cell>
        </table:table-row>
        <table:table-row table:style-name="ro1">
          <table:table-cell/>
          <table:table-cell table:formula="of:=COM.MICROSOFT.CONCAT(CHAR(34); IFNA([$intermediate.D42];&quot;Reserved&quot;); CHAR(34); &quot;,&quot;)" office:value-type="string" office:string-value="&quot;Connection_incompatible&quot;," calcext:value-type="string">
            <text:p>"Connection_incompatible",</text:p>
          </table:table-cell>
          <table:table-cell table:formula="of:=COM.MICROSOFT.CONCAT(&quot;// &quot;;[$intermediate.A42])" office:value-type="string" office:string-value="// 29" calcext:value-type="string">
            <text:p>// 29</text:p>
          </table:table-cell>
        </table:table-row>
        <table:table-row table:style-name="ro1">
          <table:table-cell/>
          <table:table-cell table:formula="of:=COM.MICROSOFT.CONCAT(CHAR(34); IFNA([$intermediate.D43];&quot;Reserved&quot;); CHAR(34); &quot;,&quot;)" office:value-type="string" office:string-value="&quot;Charging_delayed_for_ID&quot;," calcext:value-type="string">
            <text:p>"Charging_delayed_for_ID",</text:p>
          </table:table-cell>
          <table:table-cell table:formula="of:=COM.MICROSOFT.CONCAT(&quot;// &quot;;[$intermediate.A43])" office:value-type="string" office:string-value="// 2A" calcext:value-type="string">
            <text:p>// 2A</text:p>
          </table:table-cell>
        </table:table-row>
        <table:table-row table:style-name="ro1">
          <table:table-cell/>
          <table:table-cell table:formula="of:=COM.MICROSOFT.CONCAT(CHAR(34); IFNA([$intermediate.D44];&quot;Reserved&quot;); CHAR(34); &quot;,&quot;)" office:value-type="string" office:string-value="&quot;Charging_disallowed_for_ID&quot;," calcext:value-type="string">
            <text:p>"Charging_disallowed_for_ID",</text:p>
          </table:table-cell>
          <table:table-cell table:formula="of:=COM.MICROSOFT.CONCAT(&quot;// &quot;;[$intermediate.A44])" office:value-type="string" office:string-value="// 2B" calcext:value-type="string">
            <text:p>// 2B</text:p>
          </table:table-cell>
        </table:table-row>
        <table:table-row table:style-name="ro1">
          <table:table-cell/>
          <table:table-cell table:formula="of:=COM.MICROSOFT.CONCAT(CHAR(34); IFNA([$intermediate.D45];&quot;Reserved&quot;); CHAR(34); &quot;,&quot;)" office:value-type="string" office:string-value="&quot;Proximity_Power_Requested&quot;," calcext:value-type="string">
            <text:p>"Proximity_Power_Requested",</text:p>
          </table:table-cell>
          <table:table-cell table:formula="of:=COM.MICROSOFT.CONCAT(&quot;// &quot;;[$intermediate.A45])" office:value-type="string" office:string-value="// 2C" calcext:value-type="string">
            <text:p>// 2C</text:p>
          </table:table-cell>
        </table:table-row>
        <table:table-row table:style-name="ro1">
          <table:table-cell/>
          <table:table-cell table:formula="of:=COM.MICROSOFT.CONCAT(CHAR(34); IFNA([$intermediate.D46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46])" office:value-type="string" office:string-value="// 2D" calcext:value-type="string">
            <text:p>// 2D</text:p>
          </table:table-cell>
        </table:table-row>
        <table:table-row table:style-name="ro1">
          <table:table-cell/>
          <table:table-cell table:formula="of:=COM.MICROSOFT.CONCAT(CHAR(34); IFNA([$intermediate.D47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47])" office:value-type="string" office:string-value="// 2E" calcext:value-type="string">
            <text:p>// 2E</text:p>
          </table:table-cell>
        </table:table-row>
        <table:table-row table:style-name="ro1">
          <table:table-cell/>
          <table:table-cell table:formula="of:=COM.MICROSOFT.CONCAT(CHAR(34); IFNA([$intermediate.D48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48])" office:value-type="string" office:string-value="// 2F" calcext:value-type="string">
            <text:p>// 2F</text:p>
          </table:table-cell>
        </table:table-row>
        <table:table-row table:style-name="ro1">
          <table:table-cell/>
          <table:table-cell table:formula="of:=COM.MICROSOFT.CONCAT(CHAR(34); IFNA([$intermediate.D49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49])" office:value-type="string" office:string-value="// 30" calcext:value-type="string">
            <text:p>// 30</text:p>
          </table:table-cell>
        </table:table-row>
        <table:table-row table:style-name="ro1">
          <table:table-cell/>
          <table:table-cell table:formula="of:=COM.MICROSOFT.CONCAT(CHAR(34); IFNA([$intermediate.D50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50])" office:value-type="string" office:string-value="// 31" calcext:value-type="string">
            <text:p>// 31</text:p>
          </table:table-cell>
        </table:table-row>
        <table:table-row table:style-name="ro1">
          <table:table-cell/>
          <table:table-cell table:formula="of:=COM.MICROSOFT.CONCAT(CHAR(34); IFNA([$intermediate.D51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51])" office:value-type="string" office:string-value="// 32" calcext:value-type="string">
            <text:p>// 32</text:p>
          </table:table-cell>
        </table:table-row>
        <table:table-row table:style-name="ro1">
          <table:table-cell/>
          <table:table-cell table:formula="of:=COM.MICROSOFT.CONCAT(CHAR(34); IFNA([$intermediate.D52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52])" office:value-type="string" office:string-value="// 33" calcext:value-type="string">
            <text:p>// 33</text:p>
          </table:table-cell>
        </table:table-row>
        <table:table-row table:style-name="ro1">
          <table:table-cell/>
          <table:table-cell table:formula="of:=COM.MICROSOFT.CONCAT(CHAR(34); IFNA([$intermediate.D53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53])" office:value-type="string" office:string-value="// 34" calcext:value-type="string">
            <text:p>// 34</text:p>
          </table:table-cell>
        </table:table-row>
        <table:table-row table:style-name="ro1">
          <table:table-cell/>
          <table:table-cell table:formula="of:=COM.MICROSOFT.CONCAT(CHAR(34); IFNA([$intermediate.D54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54])" office:value-type="string" office:string-value="// 35" calcext:value-type="string">
            <text:p>// 35</text:p>
          </table:table-cell>
        </table:table-row>
        <table:table-row table:style-name="ro1">
          <table:table-cell/>
          <table:table-cell table:formula="of:=COM.MICROSOFT.CONCAT(CHAR(34); IFNA([$intermediate.D55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55])" office:value-type="string" office:string-value="// 36" calcext:value-type="string">
            <text:p>// 36</text:p>
          </table:table-cell>
        </table:table-row>
        <table:table-row table:style-name="ro1">
          <table:table-cell/>
          <table:table-cell table:formula="of:=COM.MICROSOFT.CONCAT(CHAR(34); IFNA([$intermediate.D56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56])" office:value-type="string" office:string-value="// 37" calcext:value-type="string">
            <text:p>// 37</text:p>
          </table:table-cell>
        </table:table-row>
        <table:table-row table:style-name="ro1">
          <table:table-cell/>
          <table:table-cell table:formula="of:=COM.MICROSOFT.CONCAT(CHAR(34); IFNA([$intermediate.D57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57])" office:value-type="string" office:string-value="// 38" calcext:value-type="string">
            <text:p>// 38</text:p>
          </table:table-cell>
        </table:table-row>
        <table:table-row table:style-name="ro1">
          <table:table-cell/>
          <table:table-cell table:formula="of:=COM.MICROSOFT.CONCAT(CHAR(34); IFNA([$intermediate.D58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58])" office:value-type="string" office:string-value="// 39" calcext:value-type="string">
            <text:p>// 39</text:p>
          </table:table-cell>
        </table:table-row>
        <table:table-row table:style-name="ro1">
          <table:table-cell/>
          <table:table-cell table:formula="of:=COM.MICROSOFT.CONCAT(CHAR(34); IFNA([$intermediate.D59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59])" office:value-type="string" office:string-value="// 3A" calcext:value-type="string">
            <text:p>// 3A</text:p>
          </table:table-cell>
        </table:table-row>
        <table:table-row table:style-name="ro1">
          <table:table-cell/>
          <table:table-cell table:formula="of:=COM.MICROSOFT.CONCAT(CHAR(34); IFNA([$intermediate.D60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60])" office:value-type="string" office:string-value="// 3B" calcext:value-type="string">
            <text:p>// 3B</text:p>
          </table:table-cell>
        </table:table-row>
        <table:table-row table:style-name="ro1">
          <table:table-cell/>
          <table:table-cell table:formula="of:=COM.MICROSOFT.CONCAT(CHAR(34); IFNA([$intermediate.D61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61])" office:value-type="string" office:string-value="// 3C" calcext:value-type="string">
            <text:p>// 3C</text:p>
          </table:table-cell>
        </table:table-row>
        <table:table-row table:style-name="ro1">
          <table:table-cell/>
          <table:table-cell table:formula="of:=COM.MICROSOFT.CONCAT(CHAR(34); IFNA([$intermediate.D62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62])" office:value-type="string" office:string-value="// 3D" calcext:value-type="string">
            <text:p>// 3D</text:p>
          </table:table-cell>
        </table:table-row>
        <table:table-row table:style-name="ro1">
          <table:table-cell/>
          <table:table-cell table:formula="of:=COM.MICROSOFT.CONCAT(CHAR(34); IFNA([$intermediate.D63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63])" office:value-type="string" office:string-value="// 3E" calcext:value-type="string">
            <text:p>// 3E</text:p>
          </table:table-cell>
        </table:table-row>
        <table:table-row table:style-name="ro1">
          <table:table-cell/>
          <table:table-cell table:formula="of:=COM.MICROSOFT.CONCAT(CHAR(34); IFNA([$intermediate.D64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64])" office:value-type="string" office:string-value="// 3F" calcext:value-type="string">
            <text:p>// 3F</text:p>
          </table:table-cell>
        </table:table-row>
        <table:table-row table:style-name="ro1">
          <table:table-cell/>
          <table:table-cell table:formula="of:=COM.MICROSOFT.CONCAT(CHAR(34); IFNA([$intermediate.D65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65])" office:value-type="string" office:string-value="// 40" calcext:value-type="string">
            <text:p>// 40</text:p>
          </table:table-cell>
        </table:table-row>
        <table:table-row table:style-name="ro1">
          <table:table-cell/>
          <table:table-cell table:formula="of:=COM.MICROSOFT.CONCAT(CHAR(34); IFNA([$intermediate.D66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66])" office:value-type="string" office:string-value="// 41" calcext:value-type="string">
            <text:p>// 41</text:p>
          </table:table-cell>
        </table:table-row>
        <table:table-row table:style-name="ro1">
          <table:table-cell/>
          <table:table-cell table:formula="of:=COM.MICROSOFT.CONCAT(CHAR(34); IFNA([$intermediate.D67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67])" office:value-type="string" office:string-value="// 42" calcext:value-type="string">
            <text:p>// 42</text:p>
          </table:table-cell>
        </table:table-row>
        <table:table-row table:style-name="ro1">
          <table:table-cell/>
          <table:table-cell table:formula="of:=COM.MICROSOFT.CONCAT(CHAR(34); IFNA([$intermediate.D68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68])" office:value-type="string" office:string-value="// 43" calcext:value-type="string">
            <text:p>// 43</text:p>
          </table:table-cell>
        </table:table-row>
        <table:table-row table:style-name="ro1">
          <table:table-cell/>
          <table:table-cell table:formula="of:=COM.MICROSOFT.CONCAT(CHAR(34); IFNA([$intermediate.D69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69])" office:value-type="string" office:string-value="// 44" calcext:value-type="string">
            <text:p>// 44</text:p>
          </table:table-cell>
        </table:table-row>
        <table:table-row table:style-name="ro1">
          <table:table-cell/>
          <table:table-cell table:formula="of:=COM.MICROSOFT.CONCAT(CHAR(34); IFNA([$intermediate.D70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70])" office:value-type="string" office:string-value="// 45" calcext:value-type="string">
            <text:p>// 45</text:p>
          </table:table-cell>
        </table:table-row>
        <table:table-row table:style-name="ro1">
          <table:table-cell/>
          <table:table-cell table:formula="of:=COM.MICROSOFT.CONCAT(CHAR(34); IFNA([$intermediate.D71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71])" office:value-type="string" office:string-value="// 46" calcext:value-type="string">
            <text:p>// 46</text:p>
          </table:table-cell>
        </table:table-row>
        <table:table-row table:style-name="ro1">
          <table:table-cell/>
          <table:table-cell table:formula="of:=COM.MICROSOFT.CONCAT(CHAR(34); IFNA([$intermediate.D72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72])" office:value-type="string" office:string-value="// 47" calcext:value-type="string">
            <text:p>// 47</text:p>
          </table:table-cell>
        </table:table-row>
        <table:table-row table:style-name="ro1">
          <table:table-cell/>
          <table:table-cell table:formula="of:=COM.MICROSOFT.CONCAT(CHAR(34); IFNA([$intermediate.D73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73])" office:value-type="string" office:string-value="// 48" calcext:value-type="string">
            <text:p>// 48</text:p>
          </table:table-cell>
        </table:table-row>
        <table:table-row table:style-name="ro1">
          <table:table-cell/>
          <table:table-cell table:formula="of:=COM.MICROSOFT.CONCAT(CHAR(34); IFNA([$intermediate.D74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74])" office:value-type="string" office:string-value="// 49" calcext:value-type="string">
            <text:p>// 49</text:p>
          </table:table-cell>
        </table:table-row>
        <table:table-row table:style-name="ro1">
          <table:table-cell/>
          <table:table-cell table:formula="of:=COM.MICROSOFT.CONCAT(CHAR(34); IFNA([$intermediate.D75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75])" office:value-type="string" office:string-value="// 4A" calcext:value-type="string">
            <text:p>// 4A</text:p>
          </table:table-cell>
        </table:table-row>
        <table:table-row table:style-name="ro1">
          <table:table-cell/>
          <table:table-cell table:formula="of:=COM.MICROSOFT.CONCAT(CHAR(34); IFNA([$intermediate.D76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76])" office:value-type="string" office:string-value="// 4B" calcext:value-type="string">
            <text:p>// 4B</text:p>
          </table:table-cell>
        </table:table-row>
        <table:table-row table:style-name="ro1">
          <table:table-cell/>
          <table:table-cell table:formula="of:=COM.MICROSOFT.CONCAT(CHAR(34); IFNA([$intermediate.D77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77])" office:value-type="string" office:string-value="// 4C" calcext:value-type="string">
            <text:p>// 4C</text:p>
          </table:table-cell>
        </table:table-row>
        <table:table-row table:style-name="ro1">
          <table:table-cell/>
          <table:table-cell table:formula="of:=COM.MICROSOFT.CONCAT(CHAR(34); IFNA([$intermediate.D78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78])" office:value-type="string" office:string-value="// 4D" calcext:value-type="string">
            <text:p>// 4D</text:p>
          </table:table-cell>
        </table:table-row>
        <table:table-row table:style-name="ro1">
          <table:table-cell/>
          <table:table-cell table:formula="of:=COM.MICROSOFT.CONCAT(CHAR(34); IFNA([$intermediate.D79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79])" office:value-type="string" office:string-value="// 4E" calcext:value-type="string">
            <text:p>// 4E</text:p>
          </table:table-cell>
        </table:table-row>
        <table:table-row table:style-name="ro1">
          <table:table-cell/>
          <table:table-cell table:formula="of:=COM.MICROSOFT.CONCAT(CHAR(34); IFNA([$intermediate.D80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80])" office:value-type="string" office:string-value="// 4F" calcext:value-type="string">
            <text:p>// 4F</text:p>
          </table:table-cell>
        </table:table-row>
        <table:table-row table:style-name="ro1">
          <table:table-cell/>
          <table:table-cell table:formula="of:=COM.MICROSOFT.CONCAT(CHAR(34); IFNA([$intermediate.D81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81])" office:value-type="string" office:string-value="// 50" calcext:value-type="string">
            <text:p>// 50</text:p>
          </table:table-cell>
        </table:table-row>
        <table:table-row table:style-name="ro1">
          <table:table-cell/>
          <table:table-cell table:formula="of:=COM.MICROSOFT.CONCAT(CHAR(34); IFNA([$intermediate.D82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82])" office:value-type="string" office:string-value="// 51" calcext:value-type="string">
            <text:p>// 51</text:p>
          </table:table-cell>
        </table:table-row>
        <table:table-row table:style-name="ro1">
          <table:table-cell/>
          <table:table-cell table:formula="of:=COM.MICROSOFT.CONCAT(CHAR(34); IFNA([$intermediate.D83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83])" office:value-type="string" office:string-value="// 52" calcext:value-type="string">
            <text:p>// 52</text:p>
          </table:table-cell>
        </table:table-row>
        <table:table-row table:style-name="ro1">
          <table:table-cell/>
          <table:table-cell table:formula="of:=COM.MICROSOFT.CONCAT(CHAR(34); IFNA([$intermediate.D84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84])" office:value-type="string" office:string-value="// 53" calcext:value-type="string">
            <text:p>// 53</text:p>
          </table:table-cell>
        </table:table-row>
        <table:table-row table:style-name="ro1">
          <table:table-cell/>
          <table:table-cell table:formula="of:=COM.MICROSOFT.CONCAT(CHAR(34); IFNA([$intermediate.D85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85])" office:value-type="string" office:string-value="// 54" calcext:value-type="string">
            <text:p>// 54</text:p>
          </table:table-cell>
        </table:table-row>
        <table:table-row table:style-name="ro1">
          <table:table-cell/>
          <table:table-cell table:formula="of:=COM.MICROSOFT.CONCAT(CHAR(34); IFNA([$intermediate.D86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86])" office:value-type="string" office:string-value="// 55" calcext:value-type="string">
            <text:p>// 55</text:p>
          </table:table-cell>
        </table:table-row>
        <table:table-row table:style-name="ro1">
          <table:table-cell/>
          <table:table-cell table:formula="of:=COM.MICROSOFT.CONCAT(CHAR(34); IFNA([$intermediate.D87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87])" office:value-type="string" office:string-value="// 56" calcext:value-type="string">
            <text:p>// 56</text:p>
          </table:table-cell>
        </table:table-row>
        <table:table-row table:style-name="ro1">
          <table:table-cell/>
          <table:table-cell table:formula="of:=COM.MICROSOFT.CONCAT(CHAR(34); IFNA([$intermediate.D88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88])" office:value-type="string" office:string-value="// 57" calcext:value-type="string">
            <text:p>// 57</text:p>
          </table:table-cell>
        </table:table-row>
        <table:table-row table:style-name="ro1">
          <table:table-cell/>
          <table:table-cell table:formula="of:=COM.MICROSOFT.CONCAT(CHAR(34); IFNA([$intermediate.D89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89])" office:value-type="string" office:string-value="// 58" calcext:value-type="string">
            <text:p>// 58</text:p>
          </table:table-cell>
        </table:table-row>
        <table:table-row table:style-name="ro1">
          <table:table-cell/>
          <table:table-cell table:formula="of:=COM.MICROSOFT.CONCAT(CHAR(34); IFNA([$intermediate.D90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90])" office:value-type="string" office:string-value="// 59" calcext:value-type="string">
            <text:p>// 59</text:p>
          </table:table-cell>
        </table:table-row>
        <table:table-row table:style-name="ro1">
          <table:table-cell/>
          <table:table-cell table:formula="of:=COM.MICROSOFT.CONCAT(CHAR(34); IFNA([$intermediate.D91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91])" office:value-type="string" office:string-value="// 5A" calcext:value-type="string">
            <text:p>// 5A</text:p>
          </table:table-cell>
        </table:table-row>
        <table:table-row table:style-name="ro1">
          <table:table-cell/>
          <table:table-cell table:formula="of:=COM.MICROSOFT.CONCAT(CHAR(34); IFNA([$intermediate.D92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92])" office:value-type="string" office:string-value="// 5B" calcext:value-type="string">
            <text:p>// 5B</text:p>
          </table:table-cell>
        </table:table-row>
        <table:table-row table:style-name="ro1">
          <table:table-cell/>
          <table:table-cell table:formula="of:=COM.MICROSOFT.CONCAT(CHAR(34); IFNA([$intermediate.D93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93])" office:value-type="string" office:string-value="// 5C" calcext:value-type="string">
            <text:p>// 5C</text:p>
          </table:table-cell>
        </table:table-row>
        <table:table-row table:style-name="ro1">
          <table:table-cell/>
          <table:table-cell table:formula="of:=COM.MICROSOFT.CONCAT(CHAR(34); IFNA([$intermediate.D94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94])" office:value-type="string" office:string-value="// 5D" calcext:value-type="string">
            <text:p>// 5D</text:p>
          </table:table-cell>
        </table:table-row>
        <table:table-row table:style-name="ro1">
          <table:table-cell/>
          <table:table-cell table:formula="of:=COM.MICROSOFT.CONCAT(CHAR(34); IFNA([$intermediate.D95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95])" office:value-type="string" office:string-value="// 5E" calcext:value-type="string">
            <text:p>// 5E</text:p>
          </table:table-cell>
        </table:table-row>
        <table:table-row table:style-name="ro1">
          <table:table-cell/>
          <table:table-cell table:formula="of:=COM.MICROSOFT.CONCAT(CHAR(34); IFNA([$intermediate.D96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96])" office:value-type="string" office:string-value="// 5F" calcext:value-type="string">
            <text:p>// 5F</text:p>
          </table:table-cell>
        </table:table-row>
        <table:table-row table:style-name="ro1">
          <table:table-cell/>
          <table:table-cell table:formula="of:=COM.MICROSOFT.CONCAT(CHAR(34); IFNA([$intermediate.D97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97])" office:value-type="string" office:string-value="// 60" calcext:value-type="string">
            <text:p>// 60</text:p>
          </table:table-cell>
        </table:table-row>
        <table:table-row table:style-name="ro1">
          <table:table-cell/>
          <table:table-cell table:formula="of:=COM.MICROSOFT.CONCAT(CHAR(34); IFNA([$intermediate.D98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98])" office:value-type="string" office:string-value="// 61" calcext:value-type="string">
            <text:p>// 61</text:p>
          </table:table-cell>
        </table:table-row>
        <table:table-row table:style-name="ro1">
          <table:table-cell/>
          <table:table-cell table:formula="of:=COM.MICROSOFT.CONCAT(CHAR(34); IFNA([$intermediate.D99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99])" office:value-type="string" office:string-value="// 62" calcext:value-type="string">
            <text:p>// 62</text:p>
          </table:table-cell>
        </table:table-row>
        <table:table-row table:style-name="ro1">
          <table:table-cell/>
          <table:table-cell table:formula="of:=COM.MICROSOFT.CONCAT(CHAR(34); IFNA([$intermediate.D100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100])" office:value-type="string" office:string-value="// 63" calcext:value-type="string">
            <text:p>// 63</text:p>
          </table:table-cell>
        </table:table-row>
        <table:table-row table:style-name="ro1">
          <table:table-cell/>
          <table:table-cell table:formula="of:=COM.MICROSOFT.CONCAT(CHAR(34); IFNA([$intermediate.D101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101])" office:value-type="string" office:string-value="// 64" calcext:value-type="string">
            <text:p>// 64</text:p>
          </table:table-cell>
        </table:table-row>
        <table:table-row table:style-name="ro1">
          <table:table-cell/>
          <table:table-cell table:formula="of:=COM.MICROSOFT.CONCAT(CHAR(34); IFNA([$intermediate.D102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102])" office:value-type="string" office:string-value="// 65" calcext:value-type="string">
            <text:p>// 65</text:p>
          </table:table-cell>
        </table:table-row>
        <table:table-row table:style-name="ro1">
          <table:table-cell/>
          <table:table-cell table:formula="of:=COM.MICROSOFT.CONCAT(CHAR(34); IFNA([$intermediate.D103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103])" office:value-type="string" office:string-value="// 66" calcext:value-type="string">
            <text:p>// 66</text:p>
          </table:table-cell>
        </table:table-row>
        <table:table-row table:style-name="ro1">
          <table:table-cell/>
          <table:table-cell table:formula="of:=COM.MICROSOFT.CONCAT(CHAR(34); IFNA([$intermediate.D104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104])" office:value-type="string" office:string-value="// 67" calcext:value-type="string">
            <text:p>// 67</text:p>
          </table:table-cell>
        </table:table-row>
        <table:table-row table:style-name="ro1">
          <table:table-cell/>
          <table:table-cell table:formula="of:=COM.MICROSOFT.CONCAT(CHAR(34); IFNA([$intermediate.D105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105])" office:value-type="string" office:string-value="// 68" calcext:value-type="string">
            <text:p>// 68</text:p>
          </table:table-cell>
        </table:table-row>
        <table:table-row table:style-name="ro1">
          <table:table-cell/>
          <table:table-cell table:formula="of:=COM.MICROSOFT.CONCAT(CHAR(34); IFNA([$intermediate.D106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106])" office:value-type="string" office:string-value="// 69" calcext:value-type="string">
            <text:p>// 69</text:p>
          </table:table-cell>
        </table:table-row>
        <table:table-row table:style-name="ro1">
          <table:table-cell/>
          <table:table-cell table:formula="of:=COM.MICROSOFT.CONCAT(CHAR(34); IFNA([$intermediate.D107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107])" office:value-type="string" office:string-value="// 6A" calcext:value-type="string">
            <text:p>// 6A</text:p>
          </table:table-cell>
        </table:table-row>
        <table:table-row table:style-name="ro1">
          <table:table-cell/>
          <table:table-cell table:formula="of:=COM.MICROSOFT.CONCAT(CHAR(34); IFNA([$intermediate.D108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108])" office:value-type="string" office:string-value="// 6B" calcext:value-type="string">
            <text:p>// 6B</text:p>
          </table:table-cell>
        </table:table-row>
        <table:table-row table:style-name="ro1">
          <table:table-cell/>
          <table:table-cell table:formula="of:=COM.MICROSOFT.CONCAT(CHAR(34); IFNA([$intermediate.D109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109])" office:value-type="string" office:string-value="// 6C" calcext:value-type="string">
            <text:p>// 6C</text:p>
          </table:table-cell>
        </table:table-row>
        <table:table-row table:style-name="ro1">
          <table:table-cell/>
          <table:table-cell table:formula="of:=COM.MICROSOFT.CONCAT(CHAR(34); IFNA([$intermediate.D110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110])" office:value-type="string" office:string-value="// 6D" calcext:value-type="string">
            <text:p>// 6D</text:p>
          </table:table-cell>
        </table:table-row>
        <table:table-row table:style-name="ro1">
          <table:table-cell/>
          <table:table-cell table:formula="of:=COM.MICROSOFT.CONCAT(CHAR(34); IFNA([$intermediate.D111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111])" office:value-type="string" office:string-value="// 6E" calcext:value-type="string">
            <text:p>// 6E</text:p>
          </table:table-cell>
        </table:table-row>
        <table:table-row table:style-name="ro1">
          <table:table-cell/>
          <table:table-cell table:formula="of:=COM.MICROSOFT.CONCAT(CHAR(34); IFNA([$intermediate.D112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112])" office:value-type="string" office:string-value="// 6F" calcext:value-type="string">
            <text:p>// 6F</text:p>
          </table:table-cell>
        </table:table-row>
        <table:table-row table:style-name="ro1">
          <table:table-cell/>
          <table:table-cell table:formula="of:=COM.MICROSOFT.CONCAT(CHAR(34); IFNA([$intermediate.D113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113])" office:value-type="string" office:string-value="// 70" calcext:value-type="string">
            <text:p>// 70</text:p>
          </table:table-cell>
        </table:table-row>
        <table:table-row table:style-name="ro1">
          <table:table-cell/>
          <table:table-cell table:formula="of:=COM.MICROSOFT.CONCAT(CHAR(34); IFNA([$intermediate.D114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114])" office:value-type="string" office:string-value="// 71" calcext:value-type="string">
            <text:p>// 71</text:p>
          </table:table-cell>
        </table:table-row>
        <table:table-row table:style-name="ro1">
          <table:table-cell/>
          <table:table-cell table:formula="of:=COM.MICROSOFT.CONCAT(CHAR(34); IFNA([$intermediate.D115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115])" office:value-type="string" office:string-value="// 72" calcext:value-type="string">
            <text:p>// 72</text:p>
          </table:table-cell>
        </table:table-row>
        <table:table-row table:style-name="ro1">
          <table:table-cell/>
          <table:table-cell table:formula="of:=COM.MICROSOFT.CONCAT(CHAR(34); IFNA([$intermediate.D116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116])" office:value-type="string" office:string-value="// 73" calcext:value-type="string">
            <text:p>// 73</text:p>
          </table:table-cell>
        </table:table-row>
        <table:table-row table:style-name="ro1">
          <table:table-cell/>
          <table:table-cell table:formula="of:=COM.MICROSOFT.CONCAT(CHAR(34); IFNA([$intermediate.D117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117])" office:value-type="string" office:string-value="// 74" calcext:value-type="string">
            <text:p>// 74</text:p>
          </table:table-cell>
        </table:table-row>
        <table:table-row table:style-name="ro1">
          <table:table-cell/>
          <table:table-cell table:formula="of:=COM.MICROSOFT.CONCAT(CHAR(34); IFNA([$intermediate.D118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118])" office:value-type="string" office:string-value="// 75" calcext:value-type="string">
            <text:p>// 75</text:p>
          </table:table-cell>
        </table:table-row>
        <table:table-row table:style-name="ro1">
          <table:table-cell/>
          <table:table-cell table:formula="of:=COM.MICROSOFT.CONCAT(CHAR(34); IFNA([$intermediate.D119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119])" office:value-type="string" office:string-value="// 76" calcext:value-type="string">
            <text:p>// 76</text:p>
          </table:table-cell>
        </table:table-row>
        <table:table-row table:style-name="ro1">
          <table:table-cell/>
          <table:table-cell table:formula="of:=COM.MICROSOFT.CONCAT(CHAR(34); IFNA([$intermediate.D120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120])" office:value-type="string" office:string-value="// 77" calcext:value-type="string">
            <text:p>// 77</text:p>
          </table:table-cell>
        </table:table-row>
        <table:table-row table:style-name="ro1">
          <table:table-cell/>
          <table:table-cell table:formula="of:=COM.MICROSOFT.CONCAT(CHAR(34); IFNA([$intermediate.D121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121])" office:value-type="string" office:string-value="// 78" calcext:value-type="string">
            <text:p>// 78</text:p>
          </table:table-cell>
        </table:table-row>
        <table:table-row table:style-name="ro1">
          <table:table-cell/>
          <table:table-cell table:formula="of:=COM.MICROSOFT.CONCAT(CHAR(34); IFNA([$intermediate.D122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122])" office:value-type="string" office:string-value="// 79" calcext:value-type="string">
            <text:p>// 79</text:p>
          </table:table-cell>
        </table:table-row>
        <table:table-row table:style-name="ro1">
          <table:table-cell/>
          <table:table-cell table:formula="of:=COM.MICROSOFT.CONCAT(CHAR(34); IFNA([$intermediate.D123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123])" office:value-type="string" office:string-value="// 7A" calcext:value-type="string">
            <text:p>// 7A</text:p>
          </table:table-cell>
        </table:table-row>
        <table:table-row table:style-name="ro1">
          <table:table-cell/>
          <table:table-cell table:formula="of:=COM.MICROSOFT.CONCAT(CHAR(34); IFNA([$intermediate.D124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124])" office:value-type="string" office:string-value="// 7B" calcext:value-type="string">
            <text:p>// 7B</text:p>
          </table:table-cell>
        </table:table-row>
        <table:table-row table:style-name="ro1">
          <table:table-cell/>
          <table:table-cell table:formula="of:=COM.MICROSOFT.CONCAT(CHAR(34); IFNA([$intermediate.D125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125])" office:value-type="string" office:string-value="// 7C" calcext:value-type="string">
            <text:p>// 7C</text:p>
          </table:table-cell>
        </table:table-row>
        <table:table-row table:style-name="ro1">
          <table:table-cell/>
          <table:table-cell table:formula="of:=COM.MICROSOFT.CONCAT(CHAR(34); IFNA([$intermediate.D126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126])" office:value-type="string" office:string-value="// 7D" calcext:value-type="string">
            <text:p>// 7D</text:p>
          </table:table-cell>
        </table:table-row>
        <table:table-row table:style-name="ro1">
          <table:table-cell/>
          <table:table-cell table:formula="of:=COM.MICROSOFT.CONCAT(CHAR(34); IFNA([$intermediate.D127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127])" office:value-type="string" office:string-value="// 7E" calcext:value-type="string">
            <text:p>// 7E</text:p>
          </table:table-cell>
        </table:table-row>
        <table:table-row table:style-name="ro1">
          <table:table-cell/>
          <table:table-cell table:formula="of:=COM.MICROSOFT.CONCAT(CHAR(34); IFNA([$intermediate.D128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128])" office:value-type="string" office:string-value="// 7F" calcext:value-type="string">
            <text:p>// 7F</text:p>
          </table:table-cell>
        </table:table-row>
        <table:table-row table:style-name="ro1">
          <table:table-cell/>
          <table:table-cell table:formula="of:=COM.MICROSOFT.CONCAT(CHAR(34); IFNA([$intermediate.D129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129])" office:value-type="string" office:string-value="// 80" calcext:value-type="string">
            <text:p>// 80</text:p>
          </table:table-cell>
        </table:table-row>
        <table:table-row table:style-name="ro1">
          <table:table-cell/>
          <table:table-cell table:formula="of:=COM.MICROSOFT.CONCAT(CHAR(34); IFNA([$intermediate.D130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130])" office:value-type="string" office:string-value="// 81" calcext:value-type="string">
            <text:p>// 81</text:p>
          </table:table-cell>
        </table:table-row>
        <table:table-row table:style-name="ro1">
          <table:table-cell/>
          <table:table-cell table:formula="of:=COM.MICROSOFT.CONCAT(CHAR(34); IFNA([$intermediate.D131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131])" office:value-type="string" office:string-value="// 82" calcext:value-type="string">
            <text:p>// 82</text:p>
          </table:table-cell>
        </table:table-row>
        <table:table-row table:style-name="ro1">
          <table:table-cell/>
          <table:table-cell table:formula="of:=COM.MICROSOFT.CONCAT(CHAR(34); IFNA([$intermediate.D132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132])" office:value-type="string" office:string-value="// 83" calcext:value-type="string">
            <text:p>// 83</text:p>
          </table:table-cell>
        </table:table-row>
        <table:table-row table:style-name="ro1">
          <table:table-cell/>
          <table:table-cell table:formula="of:=COM.MICROSOFT.CONCAT(CHAR(34); IFNA([$intermediate.D133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133])" office:value-type="string" office:string-value="// 84" calcext:value-type="string">
            <text:p>// 84</text:p>
          </table:table-cell>
        </table:table-row>
        <table:table-row table:style-name="ro1">
          <table:table-cell/>
          <table:table-cell table:formula="of:=COM.MICROSOFT.CONCAT(CHAR(34); IFNA([$intermediate.D134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134])" office:value-type="string" office:string-value="// 85" calcext:value-type="string">
            <text:p>// 85</text:p>
          </table:table-cell>
        </table:table-row>
        <table:table-row table:style-name="ro1">
          <table:table-cell/>
          <table:table-cell table:formula="of:=COM.MICROSOFT.CONCAT(CHAR(34); IFNA([$intermediate.D135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135])" office:value-type="string" office:string-value="// 86" calcext:value-type="string">
            <text:p>// 86</text:p>
          </table:table-cell>
        </table:table-row>
        <table:table-row table:style-name="ro1">
          <table:table-cell/>
          <table:table-cell table:formula="of:=COM.MICROSOFT.CONCAT(CHAR(34); IFNA([$intermediate.D136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136])" office:value-type="string" office:string-value="// 87" calcext:value-type="string">
            <text:p>// 87</text:p>
          </table:table-cell>
        </table:table-row>
        <table:table-row table:style-name="ro1">
          <table:table-cell/>
          <table:table-cell table:formula="of:=COM.MICROSOFT.CONCAT(CHAR(34); IFNA([$intermediate.D137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137])" office:value-type="string" office:string-value="// 88" calcext:value-type="string">
            <text:p>// 88</text:p>
          </table:table-cell>
        </table:table-row>
        <table:table-row table:style-name="ro1">
          <table:table-cell/>
          <table:table-cell table:formula="of:=COM.MICROSOFT.CONCAT(CHAR(34); IFNA([$intermediate.D138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138])" office:value-type="string" office:string-value="// 89" calcext:value-type="string">
            <text:p>// 89</text:p>
          </table:table-cell>
        </table:table-row>
        <table:table-row table:style-name="ro1">
          <table:table-cell/>
          <table:table-cell table:formula="of:=COM.MICROSOFT.CONCAT(CHAR(34); IFNA([$intermediate.D139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139])" office:value-type="string" office:string-value="// 8A" calcext:value-type="string">
            <text:p>// 8A</text:p>
          </table:table-cell>
        </table:table-row>
        <table:table-row table:style-name="ro1">
          <table:table-cell/>
          <table:table-cell table:formula="of:=COM.MICROSOFT.CONCAT(CHAR(34); IFNA([$intermediate.D140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140])" office:value-type="string" office:string-value="// 8B" calcext:value-type="string">
            <text:p>// 8B</text:p>
          </table:table-cell>
        </table:table-row>
        <table:table-row table:style-name="ro1">
          <table:table-cell/>
          <table:table-cell table:formula="of:=COM.MICROSOFT.CONCAT(CHAR(34); IFNA([$intermediate.D141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141])" office:value-type="string" office:string-value="// 8C" calcext:value-type="string">
            <text:p>// 8C</text:p>
          </table:table-cell>
        </table:table-row>
        <table:table-row table:style-name="ro1">
          <table:table-cell/>
          <table:table-cell table:formula="of:=COM.MICROSOFT.CONCAT(CHAR(34); IFNA([$intermediate.D142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142])" office:value-type="string" office:string-value="// 8D" calcext:value-type="string">
            <text:p>// 8D</text:p>
          </table:table-cell>
        </table:table-row>
        <table:table-row table:style-name="ro1">
          <table:table-cell/>
          <table:table-cell table:formula="of:=COM.MICROSOFT.CONCAT(CHAR(34); IFNA([$intermediate.D143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143])" office:value-type="string" office:string-value="// 8E" calcext:value-type="string">
            <text:p>// 8E</text:p>
          </table:table-cell>
        </table:table-row>
        <table:table-row table:style-name="ro1">
          <table:table-cell/>
          <table:table-cell table:formula="of:=COM.MICROSOFT.CONCAT(CHAR(34); IFNA([$intermediate.D144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144])" office:value-type="string" office:string-value="// 8F" calcext:value-type="string">
            <text:p>// 8F</text:p>
          </table:table-cell>
        </table:table-row>
        <table:table-row table:style-name="ro1">
          <table:table-cell/>
          <table:table-cell table:formula="of:=COM.MICROSOFT.CONCAT(CHAR(34); IFNA([$intermediate.D145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145])" office:value-type="string" office:string-value="// 90" calcext:value-type="string">
            <text:p>// 90</text:p>
          </table:table-cell>
        </table:table-row>
        <table:table-row table:style-name="ro1">
          <table:table-cell/>
          <table:table-cell table:formula="of:=COM.MICROSOFT.CONCAT(CHAR(34); IFNA([$intermediate.D146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146])" office:value-type="string" office:string-value="// 91" calcext:value-type="string">
            <text:p>// 91</text:p>
          </table:table-cell>
        </table:table-row>
        <table:table-row table:style-name="ro1">
          <table:table-cell/>
          <table:table-cell table:formula="of:=COM.MICROSOFT.CONCAT(CHAR(34); IFNA([$intermediate.D147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147])" office:value-type="string" office:string-value="// 92" calcext:value-type="string">
            <text:p>// 92</text:p>
          </table:table-cell>
        </table:table-row>
        <table:table-row table:style-name="ro1">
          <table:table-cell/>
          <table:table-cell table:formula="of:=COM.MICROSOFT.CONCAT(CHAR(34); IFNA([$intermediate.D148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148])" office:value-type="string" office:string-value="// 93" calcext:value-type="string">
            <text:p>// 93</text:p>
          </table:table-cell>
        </table:table-row>
        <table:table-row table:style-name="ro1">
          <table:table-cell/>
          <table:table-cell table:formula="of:=COM.MICROSOFT.CONCAT(CHAR(34); IFNA([$intermediate.D149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149])" office:value-type="string" office:string-value="// 94" calcext:value-type="string">
            <text:p>// 94</text:p>
          </table:table-cell>
        </table:table-row>
        <table:table-row table:style-name="ro1">
          <table:table-cell/>
          <table:table-cell table:formula="of:=COM.MICROSOFT.CONCAT(CHAR(34); IFNA([$intermediate.D150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150])" office:value-type="string" office:string-value="// 95" calcext:value-type="string">
            <text:p>// 95</text:p>
          </table:table-cell>
        </table:table-row>
        <table:table-row table:style-name="ro1">
          <table:table-cell/>
          <table:table-cell table:formula="of:=COM.MICROSOFT.CONCAT(CHAR(34); IFNA([$intermediate.D151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151])" office:value-type="string" office:string-value="// 96" calcext:value-type="string">
            <text:p>// 96</text:p>
          </table:table-cell>
        </table:table-row>
        <table:table-row table:style-name="ro1">
          <table:table-cell/>
          <table:table-cell table:formula="of:=COM.MICROSOFT.CONCAT(CHAR(34); IFNA([$intermediate.D152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152])" office:value-type="string" office:string-value="// 97" calcext:value-type="string">
            <text:p>// 97</text:p>
          </table:table-cell>
        </table:table-row>
        <table:table-row table:style-name="ro1">
          <table:table-cell/>
          <table:table-cell table:formula="of:=COM.MICROSOFT.CONCAT(CHAR(34); IFNA([$intermediate.D153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153])" office:value-type="string" office:string-value="// 98" calcext:value-type="string">
            <text:p>// 98</text:p>
          </table:table-cell>
        </table:table-row>
        <table:table-row table:style-name="ro1">
          <table:table-cell/>
          <table:table-cell table:formula="of:=COM.MICROSOFT.CONCAT(CHAR(34); IFNA([$intermediate.D154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154])" office:value-type="string" office:string-value="// 99" calcext:value-type="string">
            <text:p>// 99</text:p>
          </table:table-cell>
        </table:table-row>
        <table:table-row table:style-name="ro1">
          <table:table-cell/>
          <table:table-cell table:formula="of:=COM.MICROSOFT.CONCAT(CHAR(34); IFNA([$intermediate.D155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155])" office:value-type="string" office:string-value="// 9A" calcext:value-type="string">
            <text:p>// 9A</text:p>
          </table:table-cell>
        </table:table-row>
        <table:table-row table:style-name="ro1">
          <table:table-cell/>
          <table:table-cell table:formula="of:=COM.MICROSOFT.CONCAT(CHAR(34); IFNA([$intermediate.D156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156])" office:value-type="string" office:string-value="// 9B" calcext:value-type="string">
            <text:p>// 9B</text:p>
          </table:table-cell>
        </table:table-row>
        <table:table-row table:style-name="ro1">
          <table:table-cell/>
          <table:table-cell table:formula="of:=COM.MICROSOFT.CONCAT(CHAR(34); IFNA([$intermediate.D157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157])" office:value-type="string" office:string-value="// 9C" calcext:value-type="string">
            <text:p>// 9C</text:p>
          </table:table-cell>
        </table:table-row>
        <table:table-row table:style-name="ro1">
          <table:table-cell/>
          <table:table-cell table:formula="of:=COM.MICROSOFT.CONCAT(CHAR(34); IFNA([$intermediate.D158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158])" office:value-type="string" office:string-value="// 9D" calcext:value-type="string">
            <text:p>// 9D</text:p>
          </table:table-cell>
        </table:table-row>
        <table:table-row table:style-name="ro1">
          <table:table-cell/>
          <table:table-cell table:formula="of:=COM.MICROSOFT.CONCAT(CHAR(34); IFNA([$intermediate.D159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159])" office:value-type="string" office:string-value="// 9E" calcext:value-type="string">
            <text:p>// 9E</text:p>
          </table:table-cell>
        </table:table-row>
        <table:table-row table:style-name="ro1">
          <table:table-cell/>
          <table:table-cell table:formula="of:=COM.MICROSOFT.CONCAT(CHAR(34); IFNA([$intermediate.D160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160])" office:value-type="string" office:string-value="// 9F" calcext:value-type="string">
            <text:p>// 9F</text:p>
          </table:table-cell>
        </table:table-row>
        <table:table-row table:style-name="ro1">
          <table:table-cell/>
          <table:table-cell table:formula="of:=COM.MICROSOFT.CONCAT(CHAR(34); IFNA([$intermediate.D161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161])" office:value-type="string" office:string-value="// A0" calcext:value-type="string">
            <text:p>// A0</text:p>
          </table:table-cell>
        </table:table-row>
        <table:table-row table:style-name="ro1">
          <table:table-cell/>
          <table:table-cell table:formula="of:=COM.MICROSOFT.CONCAT(CHAR(34); IFNA([$intermediate.D162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162])" office:value-type="string" office:string-value="// A1" calcext:value-type="string">
            <text:p>// A1</text:p>
          </table:table-cell>
        </table:table-row>
        <table:table-row table:style-name="ro1">
          <table:table-cell/>
          <table:table-cell table:formula="of:=COM.MICROSOFT.CONCAT(CHAR(34); IFNA([$intermediate.D163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163])" office:value-type="string" office:string-value="// A2" calcext:value-type="string">
            <text:p>// A2</text:p>
          </table:table-cell>
        </table:table-row>
        <table:table-row table:style-name="ro1">
          <table:table-cell/>
          <table:table-cell table:formula="of:=COM.MICROSOFT.CONCAT(CHAR(34); IFNA([$intermediate.D164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164])" office:value-type="string" office:string-value="// A3" calcext:value-type="string">
            <text:p>// A3</text:p>
          </table:table-cell>
        </table:table-row>
        <table:table-row table:style-name="ro1">
          <table:table-cell/>
          <table:table-cell table:formula="of:=COM.MICROSOFT.CONCAT(CHAR(34); IFNA([$intermediate.D165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165])" office:value-type="string" office:string-value="// A4" calcext:value-type="string">
            <text:p>// A4</text:p>
          </table:table-cell>
        </table:table-row>
        <table:table-row table:style-name="ro1">
          <table:table-cell/>
          <table:table-cell table:formula="of:=COM.MICROSOFT.CONCAT(CHAR(34); IFNA([$intermediate.D166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166])" office:value-type="string" office:string-value="// A5" calcext:value-type="string">
            <text:p>// A5</text:p>
          </table:table-cell>
        </table:table-row>
        <table:table-row table:style-name="ro1">
          <table:table-cell/>
          <table:table-cell table:formula="of:=COM.MICROSOFT.CONCAT(CHAR(34); IFNA([$intermediate.D167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167])" office:value-type="string" office:string-value="// A6" calcext:value-type="string">
            <text:p>// A6</text:p>
          </table:table-cell>
        </table:table-row>
        <table:table-row table:style-name="ro1">
          <table:table-cell/>
          <table:table-cell table:formula="of:=COM.MICROSOFT.CONCAT(CHAR(34); IFNA([$intermediate.D168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168])" office:value-type="string" office:string-value="// A7" calcext:value-type="string">
            <text:p>// A7</text:p>
          </table:table-cell>
        </table:table-row>
        <table:table-row table:style-name="ro1">
          <table:table-cell/>
          <table:table-cell table:formula="of:=COM.MICROSOFT.CONCAT(CHAR(34); IFNA([$intermediate.D169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169])" office:value-type="string" office:string-value="// A8" calcext:value-type="string">
            <text:p>// A8</text:p>
          </table:table-cell>
        </table:table-row>
        <table:table-row table:style-name="ro1">
          <table:table-cell/>
          <table:table-cell table:formula="of:=COM.MICROSOFT.CONCAT(CHAR(34); IFNA([$intermediate.D170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170])" office:value-type="string" office:string-value="// A9" calcext:value-type="string">
            <text:p>// A9</text:p>
          </table:table-cell>
        </table:table-row>
        <table:table-row table:style-name="ro1">
          <table:table-cell/>
          <table:table-cell table:formula="of:=COM.MICROSOFT.CONCAT(CHAR(34); IFNA([$intermediate.D171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171])" office:value-type="string" office:string-value="// AA" calcext:value-type="string">
            <text:p>// AA</text:p>
          </table:table-cell>
        </table:table-row>
        <table:table-row table:style-name="ro1">
          <table:table-cell/>
          <table:table-cell table:formula="of:=COM.MICROSOFT.CONCAT(CHAR(34); IFNA([$intermediate.D172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172])" office:value-type="string" office:string-value="// AB" calcext:value-type="string">
            <text:p>// AB</text:p>
          </table:table-cell>
        </table:table-row>
        <table:table-row table:style-name="ro1">
          <table:table-cell/>
          <table:table-cell table:formula="of:=COM.MICROSOFT.CONCAT(CHAR(34); IFNA([$intermediate.D173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173])" office:value-type="string" office:string-value="// AC" calcext:value-type="string">
            <text:p>// AC</text:p>
          </table:table-cell>
        </table:table-row>
        <table:table-row table:style-name="ro1">
          <table:table-cell/>
          <table:table-cell table:formula="of:=COM.MICROSOFT.CONCAT(CHAR(34); IFNA([$intermediate.D174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174])" office:value-type="string" office:string-value="// AD" calcext:value-type="string">
            <text:p>// AD</text:p>
          </table:table-cell>
        </table:table-row>
        <table:table-row table:style-name="ro1">
          <table:table-cell/>
          <table:table-cell table:formula="of:=COM.MICROSOFT.CONCAT(CHAR(34); IFNA([$intermediate.D175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175])" office:value-type="string" office:string-value="// AE" calcext:value-type="string">
            <text:p>// AE</text:p>
          </table:table-cell>
        </table:table-row>
        <table:table-row table:style-name="ro1">
          <table:table-cell/>
          <table:table-cell table:formula="of:=COM.MICROSOFT.CONCAT(CHAR(34); IFNA([$intermediate.D176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176])" office:value-type="string" office:string-value="// AF" calcext:value-type="string">
            <text:p>// AF</text:p>
          </table:table-cell>
        </table:table-row>
        <table:table-row table:style-name="ro1">
          <table:table-cell/>
          <table:table-cell table:formula="of:=COM.MICROSOFT.CONCAT(CHAR(34); IFNA([$intermediate.D177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177])" office:value-type="string" office:string-value="// B0" calcext:value-type="string">
            <text:p>// B0</text:p>
          </table:table-cell>
        </table:table-row>
        <table:table-row table:style-name="ro1">
          <table:table-cell/>
          <table:table-cell table:formula="of:=COM.MICROSOFT.CONCAT(CHAR(34); IFNA([$intermediate.D178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178])" office:value-type="string" office:string-value="// B1" calcext:value-type="string">
            <text:p>// B1</text:p>
          </table:table-cell>
        </table:table-row>
        <table:table-row table:style-name="ro1">
          <table:table-cell/>
          <table:table-cell table:formula="of:=COM.MICROSOFT.CONCAT(CHAR(34); IFNA([$intermediate.D179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179])" office:value-type="string" office:string-value="// B2" calcext:value-type="string">
            <text:p>// B2</text:p>
          </table:table-cell>
        </table:table-row>
        <table:table-row table:style-name="ro1">
          <table:table-cell/>
          <table:table-cell table:formula="of:=COM.MICROSOFT.CONCAT(CHAR(34); IFNA([$intermediate.D180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180])" office:value-type="string" office:string-value="// B3" calcext:value-type="string">
            <text:p>// B3</text:p>
          </table:table-cell>
        </table:table-row>
        <table:table-row table:style-name="ro1">
          <table:table-cell/>
          <table:table-cell table:formula="of:=COM.MICROSOFT.CONCAT(CHAR(34); IFNA([$intermediate.D181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181])" office:value-type="string" office:string-value="// B4" calcext:value-type="string">
            <text:p>// B4</text:p>
          </table:table-cell>
        </table:table-row>
        <table:table-row table:style-name="ro1">
          <table:table-cell/>
          <table:table-cell table:formula="of:=COM.MICROSOFT.CONCAT(CHAR(34); IFNA([$intermediate.D182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182])" office:value-type="string" office:string-value="// B5" calcext:value-type="string">
            <text:p>// B5</text:p>
          </table:table-cell>
        </table:table-row>
        <table:table-row table:style-name="ro1">
          <table:table-cell/>
          <table:table-cell table:formula="of:=COM.MICROSOFT.CONCAT(CHAR(34); IFNA([$intermediate.D183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183])" office:value-type="string" office:string-value="// B6" calcext:value-type="string">
            <text:p>// B6</text:p>
          </table:table-cell>
        </table:table-row>
        <table:table-row table:style-name="ro1">
          <table:table-cell/>
          <table:table-cell table:formula="of:=COM.MICROSOFT.CONCAT(CHAR(34); IFNA([$intermediate.D184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184])" office:value-type="string" office:string-value="// B7" calcext:value-type="string">
            <text:p>// B7</text:p>
          </table:table-cell>
        </table:table-row>
        <table:table-row table:style-name="ro1">
          <table:table-cell/>
          <table:table-cell table:formula="of:=COM.MICROSOFT.CONCAT(CHAR(34); IFNA([$intermediate.D185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185])" office:value-type="string" office:string-value="// B8" calcext:value-type="string">
            <text:p>// B8</text:p>
          </table:table-cell>
        </table:table-row>
        <table:table-row table:style-name="ro1">
          <table:table-cell/>
          <table:table-cell table:formula="of:=COM.MICROSOFT.CONCAT(CHAR(34); IFNA([$intermediate.D186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186])" office:value-type="string" office:string-value="// B9" calcext:value-type="string">
            <text:p>// B9</text:p>
          </table:table-cell>
        </table:table-row>
        <table:table-row table:style-name="ro1">
          <table:table-cell/>
          <table:table-cell table:formula="of:=COM.MICROSOFT.CONCAT(CHAR(34); IFNA([$intermediate.D187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187])" office:value-type="string" office:string-value="// BA" calcext:value-type="string">
            <text:p>// BA</text:p>
          </table:table-cell>
        </table:table-row>
        <table:table-row table:style-name="ro1">
          <table:table-cell/>
          <table:table-cell table:formula="of:=COM.MICROSOFT.CONCAT(CHAR(34); IFNA([$intermediate.D188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188])" office:value-type="string" office:string-value="// BB" calcext:value-type="string">
            <text:p>// BB</text:p>
          </table:table-cell>
        </table:table-row>
        <table:table-row table:style-name="ro1">
          <table:table-cell/>
          <table:table-cell table:formula="of:=COM.MICROSOFT.CONCAT(CHAR(34); IFNA([$intermediate.D189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189])" office:value-type="string" office:string-value="// BC" calcext:value-type="string">
            <text:p>// BC</text:p>
          </table:table-cell>
        </table:table-row>
        <table:table-row table:style-name="ro1">
          <table:table-cell/>
          <table:table-cell table:formula="of:=COM.MICROSOFT.CONCAT(CHAR(34); IFNA([$intermediate.D190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190])" office:value-type="string" office:string-value="// BD" calcext:value-type="string">
            <text:p>// BD</text:p>
          </table:table-cell>
        </table:table-row>
        <table:table-row table:style-name="ro1">
          <table:table-cell/>
          <table:table-cell table:formula="of:=COM.MICROSOFT.CONCAT(CHAR(34); IFNA([$intermediate.D191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191])" office:value-type="string" office:string-value="// BE" calcext:value-type="string">
            <text:p>// BE</text:p>
          </table:table-cell>
        </table:table-row>
        <table:table-row table:style-name="ro1">
          <table:table-cell/>
          <table:table-cell table:formula="of:=COM.MICROSOFT.CONCAT(CHAR(34); IFNA([$intermediate.D192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192])" office:value-type="string" office:string-value="// BF" calcext:value-type="string">
            <text:p>// BF</text:p>
          </table:table-cell>
        </table:table-row>
        <table:table-row table:style-name="ro1">
          <table:table-cell/>
          <table:table-cell table:formula="of:=COM.MICROSOFT.CONCAT(CHAR(34); IFNA([$intermediate.D193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193])" office:value-type="string" office:string-value="// C0" calcext:value-type="string">
            <text:p>// C0</text:p>
          </table:table-cell>
        </table:table-row>
        <table:table-row table:style-name="ro1">
          <table:table-cell/>
          <table:table-cell table:formula="of:=COM.MICROSOFT.CONCAT(CHAR(34); IFNA([$intermediate.D194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194])" office:value-type="string" office:string-value="// C1" calcext:value-type="string">
            <text:p>// C1</text:p>
          </table:table-cell>
        </table:table-row>
        <table:table-row table:style-name="ro1">
          <table:table-cell/>
          <table:table-cell table:formula="of:=COM.MICROSOFT.CONCAT(CHAR(34); IFNA([$intermediate.D195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195])" office:value-type="string" office:string-value="// C2" calcext:value-type="string">
            <text:p>// C2</text:p>
          </table:table-cell>
        </table:table-row>
        <table:table-row table:style-name="ro1">
          <table:table-cell/>
          <table:table-cell table:formula="of:=COM.MICROSOFT.CONCAT(CHAR(34); IFNA([$intermediate.D196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196])" office:value-type="string" office:string-value="// C3" calcext:value-type="string">
            <text:p>// C3</text:p>
          </table:table-cell>
        </table:table-row>
        <table:table-row table:style-name="ro1">
          <table:table-cell/>
          <table:table-cell table:formula="of:=COM.MICROSOFT.CONCAT(CHAR(34); IFNA([$intermediate.D197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197])" office:value-type="string" office:string-value="// C4" calcext:value-type="string">
            <text:p>// C4</text:p>
          </table:table-cell>
        </table:table-row>
        <table:table-row table:style-name="ro1">
          <table:table-cell/>
          <table:table-cell table:formula="of:=COM.MICROSOFT.CONCAT(CHAR(34); IFNA([$intermediate.D198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198])" office:value-type="string" office:string-value="// C5" calcext:value-type="string">
            <text:p>// C5</text:p>
          </table:table-cell>
        </table:table-row>
        <table:table-row table:style-name="ro1">
          <table:table-cell/>
          <table:table-cell table:formula="of:=COM.MICROSOFT.CONCAT(CHAR(34); IFNA([$intermediate.D199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199])" office:value-type="string" office:string-value="// C6" calcext:value-type="string">
            <text:p>// C6</text:p>
          </table:table-cell>
        </table:table-row>
        <table:table-row table:style-name="ro1">
          <table:table-cell/>
          <table:table-cell table:formula="of:=COM.MICROSOFT.CONCAT(CHAR(34); IFNA([$intermediate.D200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200])" office:value-type="string" office:string-value="// C7" calcext:value-type="string">
            <text:p>// C7</text:p>
          </table:table-cell>
        </table:table-row>
        <table:table-row table:style-name="ro1">
          <table:table-cell/>
          <table:table-cell table:formula="of:=COM.MICROSOFT.CONCAT(CHAR(34); IFNA([$intermediate.D201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201])" office:value-type="string" office:string-value="// C8" calcext:value-type="string">
            <text:p>// C8</text:p>
          </table:table-cell>
        </table:table-row>
        <table:table-row table:style-name="ro1">
          <table:table-cell/>
          <table:table-cell table:formula="of:=COM.MICROSOFT.CONCAT(CHAR(34); IFNA([$intermediate.D202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202])" office:value-type="string" office:string-value="// C9" calcext:value-type="string">
            <text:p>// C9</text:p>
          </table:table-cell>
        </table:table-row>
        <table:table-row table:style-name="ro1">
          <table:table-cell/>
          <table:table-cell table:formula="of:=COM.MICROSOFT.CONCAT(CHAR(34); IFNA([$intermediate.D203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203])" office:value-type="string" office:string-value="// CA" calcext:value-type="string">
            <text:p>// CA</text:p>
          </table:table-cell>
        </table:table-row>
        <table:table-row table:style-name="ro1">
          <table:table-cell/>
          <table:table-cell table:formula="of:=COM.MICROSOFT.CONCAT(CHAR(34); IFNA([$intermediate.D204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204])" office:value-type="string" office:string-value="// CB" calcext:value-type="string">
            <text:p>// CB</text:p>
          </table:table-cell>
        </table:table-row>
        <table:table-row table:style-name="ro1">
          <table:table-cell/>
          <table:table-cell table:formula="of:=COM.MICROSOFT.CONCAT(CHAR(34); IFNA([$intermediate.D205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205])" office:value-type="string" office:string-value="// CC" calcext:value-type="string">
            <text:p>// CC</text:p>
          </table:table-cell>
        </table:table-row>
        <table:table-row table:style-name="ro1">
          <table:table-cell/>
          <table:table-cell table:formula="of:=COM.MICROSOFT.CONCAT(CHAR(34); IFNA([$intermediate.D206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206])" office:value-type="string" office:string-value="// CD" calcext:value-type="string">
            <text:p>// CD</text:p>
          </table:table-cell>
        </table:table-row>
        <table:table-row table:style-name="ro1">
          <table:table-cell/>
          <table:table-cell table:formula="of:=COM.MICROSOFT.CONCAT(CHAR(34); IFNA([$intermediate.D207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207])" office:value-type="string" office:string-value="// CE" calcext:value-type="string">
            <text:p>// CE</text:p>
          </table:table-cell>
        </table:table-row>
        <table:table-row table:style-name="ro1">
          <table:table-cell/>
          <table:table-cell table:formula="of:=COM.MICROSOFT.CONCAT(CHAR(34); IFNA([$intermediate.D208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208])" office:value-type="string" office:string-value="// CF" calcext:value-type="string">
            <text:p>// CF</text:p>
          </table:table-cell>
        </table:table-row>
        <table:table-row table:style-name="ro1">
          <table:table-cell/>
          <table:table-cell table:formula="of:=COM.MICROSOFT.CONCAT(CHAR(34); IFNA([$intermediate.D209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209])" office:value-type="string" office:string-value="// D0" calcext:value-type="string">
            <text:p>// D0</text:p>
          </table:table-cell>
        </table:table-row>
        <table:table-row table:style-name="ro1">
          <table:table-cell/>
          <table:table-cell table:formula="of:=COM.MICROSOFT.CONCAT(CHAR(34); IFNA([$intermediate.D210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210])" office:value-type="string" office:string-value="// D1" calcext:value-type="string">
            <text:p>// D1</text:p>
          </table:table-cell>
        </table:table-row>
        <table:table-row table:style-name="ro1">
          <table:table-cell/>
          <table:table-cell table:formula="of:=COM.MICROSOFT.CONCAT(CHAR(34); IFNA([$intermediate.D211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211])" office:value-type="string" office:string-value="// D2" calcext:value-type="string">
            <text:p>// D2</text:p>
          </table:table-cell>
        </table:table-row>
        <table:table-row table:style-name="ro1">
          <table:table-cell/>
          <table:table-cell table:formula="of:=COM.MICROSOFT.CONCAT(CHAR(34); IFNA([$intermediate.D212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212])" office:value-type="string" office:string-value="// D3" calcext:value-type="string">
            <text:p>// D3</text:p>
          </table:table-cell>
        </table:table-row>
        <table:table-row table:style-name="ro1">
          <table:table-cell/>
          <table:table-cell table:formula="of:=COM.MICROSOFT.CONCAT(CHAR(34); IFNA([$intermediate.D213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213])" office:value-type="string" office:string-value="// D4" calcext:value-type="string">
            <text:p>// D4</text:p>
          </table:table-cell>
        </table:table-row>
        <table:table-row table:style-name="ro1">
          <table:table-cell/>
          <table:table-cell table:formula="of:=COM.MICROSOFT.CONCAT(CHAR(34); IFNA([$intermediate.D214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214])" office:value-type="string" office:string-value="// D5" calcext:value-type="string">
            <text:p>// D5</text:p>
          </table:table-cell>
        </table:table-row>
        <table:table-row table:style-name="ro1">
          <table:table-cell/>
          <table:table-cell table:formula="of:=COM.MICROSOFT.CONCAT(CHAR(34); IFNA([$intermediate.D215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215])" office:value-type="string" office:string-value="// D6" calcext:value-type="string">
            <text:p>// D6</text:p>
          </table:table-cell>
        </table:table-row>
        <table:table-row table:style-name="ro1">
          <table:table-cell/>
          <table:table-cell table:formula="of:=COM.MICROSOFT.CONCAT(CHAR(34); IFNA([$intermediate.D216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216])" office:value-type="string" office:string-value="// D7" calcext:value-type="string">
            <text:p>// D7</text:p>
          </table:table-cell>
        </table:table-row>
        <table:table-row table:style-name="ro1">
          <table:table-cell/>
          <table:table-cell table:formula="of:=COM.MICROSOFT.CONCAT(CHAR(34); IFNA([$intermediate.D217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217])" office:value-type="string" office:string-value="// D8" calcext:value-type="string">
            <text:p>// D8</text:p>
          </table:table-cell>
        </table:table-row>
        <table:table-row table:style-name="ro1">
          <table:table-cell/>
          <table:table-cell table:formula="of:=COM.MICROSOFT.CONCAT(CHAR(34); IFNA([$intermediate.D218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218])" office:value-type="string" office:string-value="// D9" calcext:value-type="string">
            <text:p>// D9</text:p>
          </table:table-cell>
        </table:table-row>
        <table:table-row table:style-name="ro1">
          <table:table-cell/>
          <table:table-cell table:formula="of:=COM.MICROSOFT.CONCAT(CHAR(34); IFNA([$intermediate.D219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219])" office:value-type="string" office:string-value="// DA" calcext:value-type="string">
            <text:p>// DA</text:p>
          </table:table-cell>
        </table:table-row>
        <table:table-row table:style-name="ro1">
          <table:table-cell/>
          <table:table-cell table:formula="of:=COM.MICROSOFT.CONCAT(CHAR(34); IFNA([$intermediate.D220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220])" office:value-type="string" office:string-value="// DB" calcext:value-type="string">
            <text:p>// DB</text:p>
          </table:table-cell>
        </table:table-row>
        <table:table-row table:style-name="ro1">
          <table:table-cell/>
          <table:table-cell table:formula="of:=COM.MICROSOFT.CONCAT(CHAR(34); IFNA([$intermediate.D221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221])" office:value-type="string" office:string-value="// DC" calcext:value-type="string">
            <text:p>// DC</text:p>
          </table:table-cell>
        </table:table-row>
        <table:table-row table:style-name="ro1">
          <table:table-cell/>
          <table:table-cell table:formula="of:=COM.MICROSOFT.CONCAT(CHAR(34); IFNA([$intermediate.D222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222])" office:value-type="string" office:string-value="// DD" calcext:value-type="string">
            <text:p>// DD</text:p>
          </table:table-cell>
        </table:table-row>
        <table:table-row table:style-name="ro1">
          <table:table-cell/>
          <table:table-cell table:formula="of:=COM.MICROSOFT.CONCAT(CHAR(34); IFNA([$intermediate.D223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223])" office:value-type="string" office:string-value="// DE" calcext:value-type="string">
            <text:p>// DE</text:p>
          </table:table-cell>
        </table:table-row>
        <table:table-row table:style-name="ro1">
          <table:table-cell/>
          <table:table-cell table:formula="of:=COM.MICROSOFT.CONCAT(CHAR(34); IFNA([$intermediate.D224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224])" office:value-type="string" office:string-value="// DF" calcext:value-type="string">
            <text:p>// DF</text:p>
          </table:table-cell>
        </table:table-row>
        <table:table-row table:style-name="ro1">
          <table:table-cell/>
          <table:table-cell table:formula="of:=COM.MICROSOFT.CONCAT(CHAR(34); IFNA([$intermediate.D225];&quot;Reserved&quot;); CHAR(34); &quot;,&quot;)" office:value-type="string" office:string-value="&quot;Manufacturer_Specific&quot;," calcext:value-type="string">
            <text:p>"Manufacturer_Specific",</text:p>
          </table:table-cell>
          <table:table-cell table:formula="of:=COM.MICROSOFT.CONCAT(&quot;// &quot;;[$intermediate.A225])" office:value-type="string" office:string-value="// E0" calcext:value-type="string">
            <text:p>// E0</text:p>
          </table:table-cell>
        </table:table-row>
        <table:table-row table:style-name="ro1">
          <table:table-cell/>
          <table:table-cell table:formula="of:=COM.MICROSOFT.CONCAT(CHAR(34); IFNA([$intermediate.D226];&quot;Reserved&quot;); CHAR(34); &quot;,&quot;)" office:value-type="string" office:string-value="&quot;Manufacturer_Specific&quot;," calcext:value-type="string">
            <text:p>"Manufacturer_Specific",</text:p>
          </table:table-cell>
          <table:table-cell table:formula="of:=COM.MICROSOFT.CONCAT(&quot;// &quot;;[$intermediate.A226])" office:value-type="string" office:string-value="// E1" calcext:value-type="string">
            <text:p>// E1</text:p>
          </table:table-cell>
        </table:table-row>
        <table:table-row table:style-name="ro1">
          <table:table-cell/>
          <table:table-cell table:formula="of:=COM.MICROSOFT.CONCAT(CHAR(34); IFNA([$intermediate.D227];&quot;Reserved&quot;); CHAR(34); &quot;,&quot;)" office:value-type="string" office:string-value="&quot;Manufacturer_Specific&quot;," calcext:value-type="string">
            <text:p>"Manufacturer_Specific",</text:p>
          </table:table-cell>
          <table:table-cell table:formula="of:=COM.MICROSOFT.CONCAT(&quot;// &quot;;[$intermediate.A227])" office:value-type="string" office:string-value="// E2" calcext:value-type="string">
            <text:p>// E2</text:p>
          </table:table-cell>
        </table:table-row>
        <table:table-row table:style-name="ro1">
          <table:table-cell/>
          <table:table-cell table:formula="of:=COM.MICROSOFT.CONCAT(CHAR(34); IFNA([$intermediate.D228];&quot;Reserved&quot;); CHAR(34); &quot;,&quot;)" office:value-type="string" office:string-value="&quot;Manufacturer_Specific&quot;," calcext:value-type="string">
            <text:p>"Manufacturer_Specific",</text:p>
          </table:table-cell>
          <table:table-cell table:formula="of:=COM.MICROSOFT.CONCAT(&quot;// &quot;;[$intermediate.A228])" office:value-type="string" office:string-value="// E3" calcext:value-type="string">
            <text:p>// E3</text:p>
          </table:table-cell>
        </table:table-row>
        <table:table-row table:style-name="ro1">
          <table:table-cell/>
          <table:table-cell table:formula="of:=COM.MICROSOFT.CONCAT(CHAR(34); IFNA([$intermediate.D229];&quot;Reserved&quot;); CHAR(34); &quot;,&quot;)" office:value-type="string" office:string-value="&quot;Manufacturer_Specific&quot;," calcext:value-type="string">
            <text:p>"Manufacturer_Specific",</text:p>
          </table:table-cell>
          <table:table-cell table:formula="of:=COM.MICROSOFT.CONCAT(&quot;// &quot;;[$intermediate.A229])" office:value-type="string" office:string-value="// E4" calcext:value-type="string">
            <text:p>// E4</text:p>
          </table:table-cell>
        </table:table-row>
        <table:table-row table:style-name="ro1">
          <table:table-cell/>
          <table:table-cell table:formula="of:=COM.MICROSOFT.CONCAT(CHAR(34); IFNA([$intermediate.D230];&quot;Reserved&quot;); CHAR(34); &quot;,&quot;)" office:value-type="string" office:string-value="&quot;Manufacturer_Specific&quot;," calcext:value-type="string">
            <text:p>"Manufacturer_Specific",</text:p>
          </table:table-cell>
          <table:table-cell table:formula="of:=COM.MICROSOFT.CONCAT(&quot;// &quot;;[$intermediate.A230])" office:value-type="string" office:string-value="// E5" calcext:value-type="string">
            <text:p>// E5</text:p>
          </table:table-cell>
        </table:table-row>
        <table:table-row table:style-name="ro1">
          <table:table-cell/>
          <table:table-cell table:formula="of:=COM.MICROSOFT.CONCAT(CHAR(34); IFNA([$intermediate.D231];&quot;Reserved&quot;); CHAR(34); &quot;,&quot;)" office:value-type="string" office:string-value="&quot;Manufacturer_Specific&quot;," calcext:value-type="string">
            <text:p>"Manufacturer_Specific",</text:p>
          </table:table-cell>
          <table:table-cell table:formula="of:=COM.MICROSOFT.CONCAT(&quot;// &quot;;[$intermediate.A231])" office:value-type="string" office:string-value="// E6" calcext:value-type="string">
            <text:p>// E6</text:p>
          </table:table-cell>
        </table:table-row>
        <table:table-row table:style-name="ro1">
          <table:table-cell/>
          <table:table-cell table:formula="of:=COM.MICROSOFT.CONCAT(CHAR(34); IFNA([$intermediate.D232];&quot;Reserved&quot;); CHAR(34); &quot;,&quot;)" office:value-type="string" office:string-value="&quot;Manufacturer_Specific&quot;," calcext:value-type="string">
            <text:p>"Manufacturer_Specific",</text:p>
          </table:table-cell>
          <table:table-cell table:formula="of:=COM.MICROSOFT.CONCAT(&quot;// &quot;;[$intermediate.A232])" office:value-type="string" office:string-value="// E7" calcext:value-type="string">
            <text:p>// E7</text:p>
          </table:table-cell>
        </table:table-row>
        <table:table-row table:style-name="ro1">
          <table:table-cell/>
          <table:table-cell table:formula="of:=COM.MICROSOFT.CONCAT(CHAR(34); IFNA([$intermediate.D233];&quot;Reserved&quot;); CHAR(34); &quot;,&quot;)" office:value-type="string" office:string-value="&quot;Manufacturer_Specific&quot;," calcext:value-type="string">
            <text:p>"Manufacturer_Specific",</text:p>
          </table:table-cell>
          <table:table-cell table:formula="of:=COM.MICROSOFT.CONCAT(&quot;// &quot;;[$intermediate.A233])" office:value-type="string" office:string-value="// E8" calcext:value-type="string">
            <text:p>// E8</text:p>
          </table:table-cell>
        </table:table-row>
        <table:table-row table:style-name="ro1">
          <table:table-cell/>
          <table:table-cell table:formula="of:=COM.MICROSOFT.CONCAT(CHAR(34); IFNA([$intermediate.D234];&quot;Reserved&quot;); CHAR(34); &quot;,&quot;)" office:value-type="string" office:string-value="&quot;Manufacturer_Specific&quot;," calcext:value-type="string">
            <text:p>"Manufacturer_Specific",</text:p>
          </table:table-cell>
          <table:table-cell table:formula="of:=COM.MICROSOFT.CONCAT(&quot;// &quot;;[$intermediate.A234])" office:value-type="string" office:string-value="// E9" calcext:value-type="string">
            <text:p>// E9</text:p>
          </table:table-cell>
        </table:table-row>
        <table:table-row table:style-name="ro1">
          <table:table-cell/>
          <table:table-cell table:formula="of:=COM.MICROSOFT.CONCAT(CHAR(34); IFNA([$intermediate.D235];&quot;Reserved&quot;); CHAR(34); &quot;,&quot;)" office:value-type="string" office:string-value="&quot;Manufacturer_Specific&quot;," calcext:value-type="string">
            <text:p>"Manufacturer_Specific",</text:p>
          </table:table-cell>
          <table:table-cell table:formula="of:=COM.MICROSOFT.CONCAT(&quot;// &quot;;[$intermediate.A235])" office:value-type="string" office:string-value="// EA" calcext:value-type="string">
            <text:p>// EA</text:p>
          </table:table-cell>
        </table:table-row>
        <table:table-row table:style-name="ro1">
          <table:table-cell/>
          <table:table-cell table:formula="of:=COM.MICROSOFT.CONCAT(CHAR(34); IFNA([$intermediate.D236];&quot;Reserved&quot;); CHAR(34); &quot;,&quot;)" office:value-type="string" office:string-value="&quot;Manufacturer_Specific&quot;," calcext:value-type="string">
            <text:p>"Manufacturer_Specific",</text:p>
          </table:table-cell>
          <table:table-cell table:formula="of:=COM.MICROSOFT.CONCAT(&quot;// &quot;;[$intermediate.A236])" office:value-type="string" office:string-value="// EB" calcext:value-type="string">
            <text:p>// EB</text:p>
          </table:table-cell>
        </table:table-row>
        <table:table-row table:style-name="ro1">
          <table:table-cell/>
          <table:table-cell table:formula="of:=COM.MICROSOFT.CONCAT(CHAR(34); IFNA([$intermediate.D237];&quot;Reserved&quot;); CHAR(34); &quot;,&quot;)" office:value-type="string" office:string-value="&quot;Manufacturer_Specific&quot;," calcext:value-type="string">
            <text:p>"Manufacturer_Specific",</text:p>
          </table:table-cell>
          <table:table-cell table:formula="of:=COM.MICROSOFT.CONCAT(&quot;// &quot;;[$intermediate.A237])" office:value-type="string" office:string-value="// EC" calcext:value-type="string">
            <text:p>// EC</text:p>
          </table:table-cell>
        </table:table-row>
        <table:table-row table:style-name="ro1">
          <table:table-cell/>
          <table:table-cell table:formula="of:=COM.MICROSOFT.CONCAT(CHAR(34); IFNA([$intermediate.D238];&quot;Reserved&quot;); CHAR(34); &quot;,&quot;)" office:value-type="string" office:string-value="&quot;Manufacturer_Specific&quot;," calcext:value-type="string">
            <text:p>"Manufacturer_Specific",</text:p>
          </table:table-cell>
          <table:table-cell table:formula="of:=COM.MICROSOFT.CONCAT(&quot;// &quot;;[$intermediate.A238])" office:value-type="string" office:string-value="// ED" calcext:value-type="string">
            <text:p>// ED</text:p>
          </table:table-cell>
        </table:table-row>
        <table:table-row table:style-name="ro1">
          <table:table-cell/>
          <table:table-cell table:formula="of:=COM.MICROSOFT.CONCAT(CHAR(34); IFNA([$intermediate.D239];&quot;Reserved&quot;); CHAR(34); &quot;,&quot;)" office:value-type="string" office:string-value="&quot;Manufacturer_Specific&quot;," calcext:value-type="string">
            <text:p>"Manufacturer_Specific",</text:p>
          </table:table-cell>
          <table:table-cell table:formula="of:=COM.MICROSOFT.CONCAT(&quot;// &quot;;[$intermediate.A239])" office:value-type="string" office:string-value="// EE" calcext:value-type="string">
            <text:p>// EE</text:p>
          </table:table-cell>
        </table:table-row>
        <table:table-row table:style-name="ro1">
          <table:table-cell/>
          <table:table-cell table:formula="of:=COM.MICROSOFT.CONCAT(CHAR(34); IFNA([$intermediate.D240];&quot;Reserved&quot;); CHAR(34); &quot;,&quot;)" office:value-type="string" office:string-value="&quot;Manufacturer_Specific&quot;," calcext:value-type="string">
            <text:p>"Manufacturer_Specific",</text:p>
          </table:table-cell>
          <table:table-cell table:formula="of:=COM.MICROSOFT.CONCAT(&quot;// &quot;;[$intermediate.A240])" office:value-type="string" office:string-value="// EF" calcext:value-type="string">
            <text:p>// EF</text:p>
          </table:table-cell>
        </table:table-row>
        <table:table-row table:style-name="ro1">
          <table:table-cell/>
          <table:table-cell table:formula="of:=COM.MICROSOFT.CONCAT(CHAR(34); IFNA([$intermediate.D241];&quot;Reserved&quot;); CHAR(34); &quot;,&quot;)" office:value-type="string" office:string-value="&quot;Manufacturer_Specific&quot;," calcext:value-type="string">
            <text:p>"Manufacturer_Specific",</text:p>
          </table:table-cell>
          <table:table-cell table:formula="of:=COM.MICROSOFT.CONCAT(&quot;// &quot;;[$intermediate.A241])" office:value-type="string" office:string-value="// F0" calcext:value-type="string">
            <text:p>// F0</text:p>
          </table:table-cell>
        </table:table-row>
        <table:table-row table:style-name="ro1">
          <table:table-cell/>
          <table:table-cell table:formula="of:=COM.MICROSOFT.CONCAT(CHAR(34); IFNA([$intermediate.D242];&quot;Reserved&quot;); CHAR(34); &quot;,&quot;)" office:value-type="string" office:string-value="&quot;Manufacturer_Specific&quot;," calcext:value-type="string">
            <text:p>"Manufacturer_Specific",</text:p>
          </table:table-cell>
          <table:table-cell table:formula="of:=COM.MICROSOFT.CONCAT(&quot;// &quot;;[$intermediate.A242])" office:value-type="string" office:string-value="// F1" calcext:value-type="string">
            <text:p>// F1</text:p>
          </table:table-cell>
        </table:table-row>
        <table:table-row table:style-name="ro1">
          <table:table-cell/>
          <table:table-cell table:formula="of:=COM.MICROSOFT.CONCAT(CHAR(34); IFNA([$intermediate.D243];&quot;Reserved&quot;); CHAR(34); &quot;,&quot;)" office:value-type="string" office:string-value="&quot;Manufacturer_Specific&quot;," calcext:value-type="string">
            <text:p>"Manufacturer_Specific",</text:p>
          </table:table-cell>
          <table:table-cell table:formula="of:=COM.MICROSOFT.CONCAT(&quot;// &quot;;[$intermediate.A243])" office:value-type="string" office:string-value="// F2" calcext:value-type="string">
            <text:p>// F2</text:p>
          </table:table-cell>
        </table:table-row>
        <table:table-row table:style-name="ro1">
          <table:table-cell/>
          <table:table-cell table:formula="of:=COM.MICROSOFT.CONCAT(CHAR(34); IFNA([$intermediate.D244];&quot;Reserved&quot;); CHAR(34); &quot;,&quot;)" office:value-type="string" office:string-value="&quot;Manufacturer_Specific&quot;," calcext:value-type="string">
            <text:p>"Manufacturer_Specific",</text:p>
          </table:table-cell>
          <table:table-cell table:formula="of:=COM.MICROSOFT.CONCAT(&quot;// &quot;;[$intermediate.A244])" office:value-type="string" office:string-value="// F3" calcext:value-type="string">
            <text:p>// F3</text:p>
          </table:table-cell>
        </table:table-row>
        <table:table-row table:style-name="ro1">
          <table:table-cell/>
          <table:table-cell table:formula="of:=COM.MICROSOFT.CONCAT(CHAR(34); IFNA([$intermediate.D245];&quot;Reserved&quot;); CHAR(34); &quot;,&quot;)" office:value-type="string" office:string-value="&quot;Manufacturer_Specific&quot;," calcext:value-type="string">
            <text:p>"Manufacturer_Specific",</text:p>
          </table:table-cell>
          <table:table-cell table:formula="of:=COM.MICROSOFT.CONCAT(&quot;// &quot;;[$intermediate.A245])" office:value-type="string" office:string-value="// F4" calcext:value-type="string">
            <text:p>// F4</text:p>
          </table:table-cell>
        </table:table-row>
        <table:table-row table:style-name="ro1">
          <table:table-cell/>
          <table:table-cell table:formula="of:=COM.MICROSOFT.CONCAT(CHAR(34); IFNA([$intermediate.D246];&quot;Reserved&quot;); CHAR(34); &quot;,&quot;)" office:value-type="string" office:string-value="&quot;Manufacturer_Specific&quot;," calcext:value-type="string">
            <text:p>"Manufacturer_Specific",</text:p>
          </table:table-cell>
          <table:table-cell table:formula="of:=COM.MICROSOFT.CONCAT(&quot;// &quot;;[$intermediate.A246])" office:value-type="string" office:string-value="// F5" calcext:value-type="string">
            <text:p>// F5</text:p>
          </table:table-cell>
        </table:table-row>
        <table:table-row table:style-name="ro1">
          <table:table-cell/>
          <table:table-cell table:formula="of:=COM.MICROSOFT.CONCAT(CHAR(34); IFNA([$intermediate.D247];&quot;Reserved&quot;); CHAR(34); &quot;,&quot;)" office:value-type="string" office:string-value="&quot;Manufacturer_Specific&quot;," calcext:value-type="string">
            <text:p>"Manufacturer_Specific",</text:p>
          </table:table-cell>
          <table:table-cell table:formula="of:=COM.MICROSOFT.CONCAT(&quot;// &quot;;[$intermediate.A247])" office:value-type="string" office:string-value="// F6" calcext:value-type="string">
            <text:p>// F6</text:p>
          </table:table-cell>
        </table:table-row>
        <table:table-row table:style-name="ro1">
          <table:table-cell/>
          <table:table-cell table:formula="of:=COM.MICROSOFT.CONCAT(CHAR(34); IFNA([$intermediate.D248];&quot;Reserved&quot;); CHAR(34); &quot;,&quot;)" office:value-type="string" office:string-value="&quot;Manufacturer_Specific&quot;," calcext:value-type="string">
            <text:p>"Manufacturer_Specific",</text:p>
          </table:table-cell>
          <table:table-cell table:formula="of:=COM.MICROSOFT.CONCAT(&quot;// &quot;;[$intermediate.A248])" office:value-type="string" office:string-value="// F7" calcext:value-type="string">
            <text:p>// F7</text:p>
          </table:table-cell>
        </table:table-row>
        <table:table-row table:style-name="ro1">
          <table:table-cell/>
          <table:table-cell table:formula="of:=COM.MICROSOFT.CONCAT(CHAR(34); IFNA([$intermediate.D249];&quot;Reserved&quot;); CHAR(34); &quot;,&quot;)" office:value-type="string" office:string-value="&quot;Manufacturer_Specific&quot;," calcext:value-type="string">
            <text:p>"Manufacturer_Specific",</text:p>
          </table:table-cell>
          <table:table-cell table:formula="of:=COM.MICROSOFT.CONCAT(&quot;// &quot;;[$intermediate.A249])" office:value-type="string" office:string-value="// F8" calcext:value-type="string">
            <text:p>// F8</text:p>
          </table:table-cell>
        </table:table-row>
        <table:table-row table:style-name="ro1">
          <table:table-cell/>
          <table:table-cell table:formula="of:=COM.MICROSOFT.CONCAT(CHAR(34); IFNA([$intermediate.D250];&quot;Reserved&quot;); CHAR(34); &quot;,&quot;)" office:value-type="string" office:string-value="&quot;Manufacturer_Specific&quot;," calcext:value-type="string">
            <text:p>"Manufacturer_Specific",</text:p>
          </table:table-cell>
          <table:table-cell table:formula="of:=COM.MICROSOFT.CONCAT(&quot;// &quot;;[$intermediate.A250])" office:value-type="string" office:string-value="// F9" calcext:value-type="string">
            <text:p>// F9</text:p>
          </table:table-cell>
        </table:table-row>
        <table:table-row table:style-name="ro1">
          <table:table-cell/>
          <table:table-cell table:formula="of:=COM.MICROSOFT.CONCAT(CHAR(34); IFNA([$intermediate.D251];&quot;Reserved&quot;); CHAR(34); &quot;,&quot;)" office:value-type="string" office:string-value="&quot;Manufacturer_Specific&quot;," calcext:value-type="string">
            <text:p>"Manufacturer_Specific",</text:p>
          </table:table-cell>
          <table:table-cell table:formula="of:=COM.MICROSOFT.CONCAT(&quot;// &quot;;[$intermediate.A251])" office:value-type="string" office:string-value="// FA" calcext:value-type="string">
            <text:p>// FA</text:p>
          </table:table-cell>
        </table:table-row>
        <table:table-row table:style-name="ro1">
          <table:table-cell/>
          <table:table-cell table:formula="of:=COM.MICROSOFT.CONCAT(CHAR(34); IFNA([$intermediate.D252];&quot;Reserved&quot;); CHAR(34); &quot;,&quot;)" office:value-type="string" office:string-value="&quot;Manufacturer_Specific&quot;," calcext:value-type="string">
            <text:p>"Manufacturer_Specific",</text:p>
          </table:table-cell>
          <table:table-cell table:formula="of:=COM.MICROSOFT.CONCAT(&quot;// &quot;;[$intermediate.A252])" office:value-type="string" office:string-value="// FB" calcext:value-type="string">
            <text:p>// FB</text:p>
          </table:table-cell>
        </table:table-row>
        <table:table-row table:style-name="ro1">
          <table:table-cell/>
          <table:table-cell table:formula="of:=COM.MICROSOFT.CONCAT(CHAR(34); IFNA([$intermediate.D253];&quot;Reserved&quot;); CHAR(34); &quot;,&quot;)" office:value-type="string" office:string-value="&quot;Manufacturer_Specific&quot;," calcext:value-type="string">
            <text:p>"Manufacturer_Specific",</text:p>
          </table:table-cell>
          <table:table-cell table:formula="of:=COM.MICROSOFT.CONCAT(&quot;// &quot;;[$intermediate.A253])" office:value-type="string" office:string-value="// FC" calcext:value-type="string">
            <text:p>// FC</text:p>
          </table:table-cell>
        </table:table-row>
        <table:table-row table:style-name="ro1">
          <table:table-cell/>
          <table:table-cell table:formula="of:=COM.MICROSOFT.CONCAT(CHAR(34); IFNA([$intermediate.D254];&quot;Reserved&quot;); CHAR(34); &quot;,&quot;)" office:value-type="string" office:string-value="&quot;Manufacturer_Specific&quot;," calcext:value-type="string">
            <text:p>"Manufacturer_Specific",</text:p>
          </table:table-cell>
          <table:table-cell table:formula="of:=COM.MICROSOFT.CONCAT(&quot;// &quot;;[$intermediate.A254])" office:value-type="string" office:string-value="// FD" calcext:value-type="string">
            <text:p>// FD</text:p>
          </table:table-cell>
        </table:table-row>
        <table:table-row table:style-name="ro1">
          <table:table-cell/>
          <table:table-cell table:formula="of:=COM.MICROSOFT.CONCAT(CHAR(34); IFNA([$intermediate.D255];&quot;Reserved&quot;); CHAR(34); &quot;,&quot;)" office:value-type="string" office:string-value="&quot;Manufacturer_Specific&quot;," calcext:value-type="string">
            <text:p>"Manufacturer_Specific",</text:p>
          </table:table-cell>
          <table:table-cell table:formula="of:=COM.MICROSOFT.CONCAT(&quot;// &quot;;[$intermediate.A255])" office:value-type="string" office:string-value="// FE" calcext:value-type="string">
            <text:p>// FE</text:p>
          </table:table-cell>
        </table:table-row>
        <table:table-row table:style-name="ro1">
          <table:table-cell/>
          <table:table-cell table:formula="of:=COM.MICROSOFT.CONCAT(CHAR(34); IFNA([$intermediate.D256];&quot;Reserved&quot;); CHAR(34))" office:value-type="string" office:string-value="&quot;Empty&quot;" calcext:value-type="string">
            <text:p>"Empty"</text:p>
          </table:table-cell>
          <table:table-cell table:formula="of:=COM.MICROSOFT.CONCAT(&quot;// &quot;;[$intermediate.A256])" office:value-type="string" office:string-value="// FF" calcext:value-type="string">
            <text:p>// FF</text:p>
          </table:table-cell>
        </table:table-row>
        <table:table-row table:style-name="ro1">
          <table:table-cell/>
          <table:table-cell office:value-type="string" calcext:value-type="string">
            <text:p>};</text:p>
          </table:table-cell>
          <table:table-cell/>
        </table:table-row>
        <table:table-row table:style-name="ro1">
          <table:table-cell table:formula="of:=COM.MICROSOFT.CONCAT(&quot;  char SE_Info_Codes[256][&quot;;[$intermediate.K258] +1;&quot;] = {&quot;)" office:value-type="string" office:string-value="  char SE_Info_Codes[256][30] = {" calcext:value-type="string">
            <text:p><text:s text:c="2"/>char SE_Info_Codes[256][30] = {</text:p>
          </table:table-cell>
          <table:table-cell table:formula="of:=COM.MICROSOFT.CONCAT(CHAR(34); IFNA([$intermediate.H1];&quot;Reserved&quot;); CHAR(34); &quot;,&quot;)" office:value-type="string" office:string-value="&quot;Depricated_Unspecified&quot;," calcext:value-type="string">
            <text:p>"Depricated_Unspecified",</text:p>
          </table:table-cell>
          <table:table-cell table:formula="of:=COM.MICROSOFT.CONCAT(&quot;// &quot;;[$intermediate.A1])" office:value-type="string" office:string-value="// 0" calcext:value-type="string">
            <text:p>// 0</text:p>
          </table:table-cell>
        </table:table-row>
        <table:table-row table:style-name="ro1">
          <table:table-cell/>
          <table:table-cell table:formula="of:=COM.MICROSOFT.CONCAT(CHAR(34); IFNA([$intermediate.H2];&quot;Reserved&quot;); CHAR(34); &quot;,&quot;)" office:value-type="string" office:string-value="&quot;Depricated_sleep&quot;," calcext:value-type="string">
            <text:p>"Depricated_sleep",</text:p>
          </table:table-cell>
          <table:table-cell table:formula="of:=COM.MICROSOFT.CONCAT(&quot;// &quot;;[$intermediate.A2])" office:value-type="string" office:string-value="// 1" calcext:value-type="string">
            <text:p>// 1</text:p>
          </table:table-cell>
        </table:table-row>
        <table:table-row table:style-name="ro1">
          <table:table-cell/>
          <table:table-cell table:formula="of:=COM.MICROSOFT.CONCAT(CHAR(34); IFNA([$intermediate.H3];&quot;Reserved&quot;); CHAR(34); &quot;,&quot;)" office:value-type="string" office:string-value="&quot;Depricated_Energy_Unavailable&quot;," calcext:value-type="string">
            <text:p>"Depricated_Energy_Unavailable",</text:p>
          </table:table-cell>
          <table:table-cell table:formula="of:=COM.MICROSOFT.CONCAT(&quot;// &quot;;[$intermediate.A3])" office:value-type="string" office:string-value="// 2" calcext:value-type="string">
            <text:p>// 2</text:p>
          </table:table-cell>
        </table:table-row>
        <table:table-row table:style-name="ro1">
          <table:table-cell/>
          <table:table-cell table:formula="of:=COM.MICROSOFT.CONCAT(CHAR(34); IFNA([$intermediate.H4];&quot;Reserved&quot;); CHAR(34); &quot;,&quot;)" office:value-type="string" office:string-value="&quot;Depricated_User_Stop&quot;," calcext:value-type="string">
            <text:p>"Depricated_User_Stop",</text:p>
          </table:table-cell>
          <table:table-cell table:formula="of:=COM.MICROSOFT.CONCAT(&quot;// &quot;;[$intermediate.A4])" office:value-type="string" office:string-value="// 3" calcext:value-type="string">
            <text:p>// 3</text:p>
          </table:table-cell>
        </table:table-row>
        <table:table-row table:style-name="ro1">
          <table:table-cell/>
          <table:table-cell table:formula="of:=COM.MICROSOFT.CONCAT(CHAR(34); IFNA([$intermediate.H5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5])" office:value-type="string" office:string-value="// 4" calcext:value-type="string">
            <text:p>// 4</text:p>
          </table:table-cell>
        </table:table-row>
        <table:table-row table:style-name="ro1">
          <table:table-cell/>
          <table:table-cell table:formula="of:=COM.MICROSOFT.CONCAT(CHAR(34); IFNA([$intermediate.H6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6])" office:value-type="string" office:string-value="// 5" calcext:value-type="string">
            <text:p>// 5</text:p>
          </table:table-cell>
        </table:table-row>
        <table:table-row table:style-name="ro1">
          <table:table-cell/>
          <table:table-cell table:formula="of:=COM.MICROSOFT.CONCAT(CHAR(34); IFNA([$intermediate.H7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7])" office:value-type="string" office:string-value="// 6" calcext:value-type="string">
            <text:p>// 6</text:p>
          </table:table-cell>
        </table:table-row>
        <table:table-row table:style-name="ro1">
          <table:table-cell/>
          <table:table-cell table:formula="of:=COM.MICROSOFT.CONCAT(CHAR(34); IFNA([$intermediate.H8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8])" office:value-type="string" office:string-value="// 7" calcext:value-type="string">
            <text:p>// 7</text:p>
          </table:table-cell>
        </table:table-row>
        <table:table-row table:style-name="ro1">
          <table:table-cell/>
          <table:table-cell table:formula="of:=COM.MICROSOFT.CONCAT(CHAR(34); IFNA([$intermediate.H9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9])" office:value-type="string" office:string-value="// 8" calcext:value-type="string">
            <text:p>// 8</text:p>
          </table:table-cell>
        </table:table-row>
        <table:table-row table:style-name="ro1">
          <table:table-cell/>
          <table:table-cell table:formula="of:=COM.MICROSOFT.CONCAT(CHAR(34); IFNA([$intermediate.H10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10])" office:value-type="string" office:string-value="// 9" calcext:value-type="string">
            <text:p>// 9</text:p>
          </table:table-cell>
        </table:table-row>
        <table:table-row table:style-name="ro1">
          <table:table-cell/>
          <table:table-cell table:formula="of:=COM.MICROSOFT.CONCAT(CHAR(34); IFNA([$intermediate.H11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11])" office:value-type="string" office:string-value="// A" calcext:value-type="string">
            <text:p>// A</text:p>
          </table:table-cell>
        </table:table-row>
        <table:table-row table:style-name="ro1">
          <table:table-cell/>
          <table:table-cell table:formula="of:=COM.MICROSOFT.CONCAT(CHAR(34); IFNA([$intermediate.H12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12])" office:value-type="string" office:string-value="// B" calcext:value-type="string">
            <text:p>// B</text:p>
          </table:table-cell>
        </table:table-row>
        <table:table-row table:style-name="ro1">
          <table:table-cell/>
          <table:table-cell table:formula="of:=COM.MICROSOFT.CONCAT(CHAR(34); IFNA([$intermediate.H13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13])" office:value-type="string" office:string-value="// C" calcext:value-type="string">
            <text:p>// C</text:p>
          </table:table-cell>
        </table:table-row>
        <table:table-row table:style-name="ro1">
          <table:table-cell/>
          <table:table-cell table:formula="of:=COM.MICROSOFT.CONCAT(CHAR(34); IFNA([$intermediate.H14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14])" office:value-type="string" office:string-value="// D" calcext:value-type="string">
            <text:p>// D</text:p>
          </table:table-cell>
        </table:table-row>
        <table:table-row table:style-name="ro1">
          <table:table-cell/>
          <table:table-cell table:formula="of:=COM.MICROSOFT.CONCAT(CHAR(34); IFNA([$intermediate.H15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15])" office:value-type="string" office:string-value="// E" calcext:value-type="string">
            <text:p>// E</text:p>
          </table:table-cell>
        </table:table-row>
        <table:table-row table:style-name="ro1">
          <table:table-cell/>
          <table:table-cell table:formula="of:=COM.MICROSOFT.CONCAT(CHAR(34); IFNA([$intermediate.H16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16])" office:value-type="string" office:string-value="// F" calcext:value-type="string">
            <text:p>// F</text:p>
          </table:table-cell>
        </table:table-row>
        <table:table-row table:style-name="ro1">
          <table:table-cell/>
          <table:table-cell table:formula="of:=COM.MICROSOFT.CONCAT(CHAR(34); IFNA([$intermediate.H17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17])" office:value-type="string" office:string-value="// 10" calcext:value-type="string">
            <text:p>// 10</text:p>
          </table:table-cell>
        </table:table-row>
        <table:table-row table:style-name="ro1">
          <table:table-cell/>
          <table:table-cell table:formula="of:=COM.MICROSOFT.CONCAT(CHAR(34); IFNA([$intermediate.H18];&quot;Reserved&quot;); CHAR(34); &quot;,&quot;)" office:value-type="string" office:string-value="&quot;Version_fails&quot;," calcext:value-type="string">
            <text:p>"Version_fails",</text:p>
          </table:table-cell>
          <table:table-cell table:formula="of:=COM.MICROSOFT.CONCAT(&quot;// &quot;;[$intermediate.A18])" office:value-type="string" office:string-value="// 11" calcext:value-type="string">
            <text:p>// 11</text:p>
          </table:table-cell>
        </table:table-row>
        <table:table-row table:style-name="ro1">
          <table:table-cell/>
          <table:table-cell table:formula="of:=COM.MICROSOFT.CONCAT(CHAR(34); IFNA([$intermediate.H19];&quot;Reserved&quot;); CHAR(34); &quot;,&quot;)" office:value-type="string" office:string-value="&quot;Initialization_fails&quot;," calcext:value-type="string">
            <text:p>"Initialization_fails",</text:p>
          </table:table-cell>
          <table:table-cell table:formula="of:=COM.MICROSOFT.CONCAT(&quot;// &quot;;[$intermediate.A19])" office:value-type="string" office:string-value="// 12" calcext:value-type="string">
            <text:p>// 12</text:p>
          </table:table-cell>
        </table:table-row>
        <table:table-row table:style-name="ro1">
          <table:table-cell/>
          <table:table-cell table:formula="of:=COM.MICROSOFT.CONCAT(CHAR(34); IFNA([$intermediate.H20];&quot;Reserved&quot;); CHAR(34); &quot;,&quot;)" office:value-type="string" office:string-value="&quot;Version_Restart&quot;," calcext:value-type="string">
            <text:p>"Version_Restart",</text:p>
          </table:table-cell>
          <table:table-cell table:formula="of:=COM.MICROSOFT.CONCAT(&quot;// &quot;;[$intermediate.A20])" office:value-type="string" office:string-value="// 13" calcext:value-type="string">
            <text:p>// 13</text:p>
          </table:table-cell>
        </table:table-row>
        <table:table-row table:style-name="ro1">
          <table:table-cell/>
          <table:table-cell table:formula="of:=COM.MICROSOFT.CONCAT(CHAR(34); IFNA([$intermediate.H21];&quot;Reserved&quot;); CHAR(34); &quot;,&quot;)" office:value-type="string" office:string-value="&quot;Bit_Rate_Restart&quot;," calcext:value-type="string">
            <text:p>"Bit_Rate_Restart",</text:p>
          </table:table-cell>
          <table:table-cell table:formula="of:=COM.MICROSOFT.CONCAT(&quot;// &quot;;[$intermediate.A21])" office:value-type="string" office:string-value="// 14" calcext:value-type="string">
            <text:p>// 14</text:p>
          </table:table-cell>
        </table:table-row>
        <table:table-row table:style-name="ro1">
          <table:table-cell/>
          <table:table-cell table:formula="of:=COM.MICROSOFT.CONCAT(CHAR(34); IFNA([$intermediate.H22];&quot;Reserved&quot;); CHAR(34); &quot;,&quot;)" office:value-type="string" office:string-value="&quot;MCU_Reset_Restart&quot;," calcext:value-type="string">
            <text:p>"MCU_Reset_Restart",</text:p>
          </table:table-cell>
          <table:table-cell table:formula="of:=COM.MICROSOFT.CONCAT(&quot;// &quot;;[$intermediate.A22])" office:value-type="string" office:string-value="// 15" calcext:value-type="string">
            <text:p>// 15</text:p>
          </table:table-cell>
        </table:table-row>
        <table:table-row table:style-name="ro1">
          <table:table-cell/>
          <table:table-cell table:formula="of:=COM.MICROSOFT.CONCAT(CHAR(34); IFNA([$intermediate.H23];&quot;Reserved&quot;); CHAR(34); &quot;,&quot;)" office:value-type="string" office:string-value="&quot;Power_Fault_Restart&quot;," calcext:value-type="string">
            <text:p>"Power_Fault_Restart",</text:p>
          </table:table-cell>
          <table:table-cell table:formula="of:=COM.MICROSOFT.CONCAT(&quot;// &quot;;[$intermediate.A23])" office:value-type="string" office:string-value="// 16" calcext:value-type="string">
            <text:p>// 16</text:p>
          </table:table-cell>
        </table:table-row>
        <table:table-row table:style-name="ro1">
          <table:table-cell/>
          <table:table-cell table:formula="of:=COM.MICROSOFT.CONCAT(CHAR(34); IFNA([$intermediate.H24];&quot;Reserved&quot;); CHAR(34); &quot;,&quot;)" office:value-type="string" office:string-value="&quot;No_LIN&quot;," calcext:value-type="string">
            <text:p>"No_LIN",</text:p>
          </table:table-cell>
          <table:table-cell table:formula="of:=COM.MICROSOFT.CONCAT(&quot;// &quot;;[$intermediate.A24])" office:value-type="string" office:string-value="// 17" calcext:value-type="string">
            <text:p>// 17</text:p>
          </table:table-cell>
        </table:table-row>
        <table:table-row table:style-name="ro1">
          <table:table-cell/>
          <table:table-cell table:formula="of:=COM.MICROSOFT.CONCAT(CHAR(34); IFNA([$intermediate.H25];&quot;Reserved&quot;); CHAR(34); &quot;,&quot;)" office:value-type="string" office:string-value="&quot;Int_Fault_Restart&quot;," calcext:value-type="string">
            <text:p>"Int_Fault_Restart",</text:p>
          </table:table-cell>
          <table:table-cell table:formula="of:=COM.MICROSOFT.CONCAT(&quot;// &quot;;[$intermediate.A25])" office:value-type="string" office:string-value="// 18" calcext:value-type="string">
            <text:p>// 18</text:p>
          </table:table-cell>
        </table:table-row>
        <table:table-row table:style-name="ro1">
          <table:table-cell/>
          <table:table-cell table:formula="of:=COM.MICROSOFT.CONCAT(CHAR(34); IFNA([$intermediate.H26];&quot;Reserved&quot;); CHAR(34); &quot;,&quot;)" office:value-type="string" office:string-value="&quot;EMS_Charging_delayed&quot;," calcext:value-type="string">
            <text:p>"EMS_Charging_delayed",</text:p>
          </table:table-cell>
          <table:table-cell table:formula="of:=COM.MICROSOFT.CONCAT(&quot;// &quot;;[$intermediate.A26])" office:value-type="string" office:string-value="// 19" calcext:value-type="string">
            <text:p>// 19</text:p>
          </table:table-cell>
        </table:table-row>
        <table:table-row table:style-name="ro1">
          <table:table-cell/>
          <table:table-cell table:formula="of:=COM.MICROSOFT.CONCAT(CHAR(34); IFNA([$intermediate.H27];&quot;Reserved&quot;); CHAR(34); &quot;,&quot;)" office:value-type="string" office:string-value="&quot;User_Stop&quot;," calcext:value-type="string">
            <text:p>"User_Stop",</text:p>
          </table:table-cell>
          <table:table-cell table:formula="of:=COM.MICROSOFT.CONCAT(&quot;// &quot;;[$intermediate.A27])" office:value-type="string" office:string-value="// 1A" calcext:value-type="string">
            <text:p>// 1A</text:p>
          </table:table-cell>
        </table:table-row>
        <table:table-row table:style-name="ro1">
          <table:table-cell/>
          <table:table-cell table:formula="of:=COM.MICROSOFT.CONCAT(CHAR(34); IFNA([$intermediate.H28];&quot;Reserved&quot;); CHAR(34); &quot;,&quot;)" office:value-type="string" office:string-value="&quot;Available_current_too_low&quot;," calcext:value-type="string">
            <text:p>"Available_current_too_low",</text:p>
          </table:table-cell>
          <table:table-cell table:formula="of:=COM.MICROSOFT.CONCAT(&quot;// &quot;;[$intermediate.A28])" office:value-type="string" office:string-value="// 1B" calcext:value-type="string">
            <text:p>// 1B</text:p>
          </table:table-cell>
        </table:table-row>
        <table:table-row table:style-name="ro1">
          <table:table-cell/>
          <table:table-cell table:formula="of:=COM.MICROSOFT.CONCAT(CHAR(34); IFNA([$intermediate.H29];&quot;Reserved&quot;); CHAR(34); &quot;,&quot;)" office:value-type="string" office:string-value="&quot;Available_voltage_too_high&quot;," calcext:value-type="string">
            <text:p>"Available_voltage_too_high",</text:p>
          </table:table-cell>
          <table:table-cell table:formula="of:=COM.MICROSOFT.CONCAT(&quot;// &quot;;[$intermediate.A29])" office:value-type="string" office:string-value="// 1C" calcext:value-type="string">
            <text:p>// 1C</text:p>
          </table:table-cell>
        </table:table-row>
        <table:table-row table:style-name="ro1">
          <table:table-cell/>
          <table:table-cell table:formula="of:=COM.MICROSOFT.CONCAT(CHAR(34); IFNA([$intermediate.H30];&quot;Reserved&quot;); CHAR(34); &quot;,&quot;)" office:value-type="string" office:string-value="&quot;Frequency_Mismatch&quot;," calcext:value-type="string">
            <text:p>"Frequency_Mismatch",</text:p>
          </table:table-cell>
          <table:table-cell table:formula="of:=COM.MICROSOFT.CONCAT(&quot;// &quot;;[$intermediate.A30])" office:value-type="string" office:string-value="// 1D" calcext:value-type="string">
            <text:p>// 1D</text:p>
          </table:table-cell>
        </table:table-row>
        <table:table-row table:style-name="ro1">
          <table:table-cell/>
          <table:table-cell table:formula="of:=COM.MICROSOFT.CONCAT(CHAR(34); IFNA([$intermediate.H31];&quot;Reserved&quot;); CHAR(34); &quot;,&quot;)" office:value-type="string" office:string-value="&quot;Init_timeout&quot;," calcext:value-type="string">
            <text:p>"Init_timeout",</text:p>
          </table:table-cell>
          <table:table-cell table:formula="of:=COM.MICROSOFT.CONCAT(&quot;// &quot;;[$intermediate.A31])" office:value-type="string" office:string-value="// 1E" calcext:value-type="string">
            <text:p>// 1E</text:p>
          </table:table-cell>
        </table:table-row>
        <table:table-row table:style-name="ro1">
          <table:table-cell/>
          <table:table-cell table:formula="of:=COM.MICROSOFT.CONCAT(CHAR(34); IFNA([$intermediate.H32];&quot;Reserved&quot;); CHAR(34); &quot;,&quot;)" office:value-type="string" office:string-value="&quot;Connector_Over_Temp&quot;," calcext:value-type="string">
            <text:p>"Connector_Over_Temp",</text:p>
          </table:table-cell>
          <table:table-cell table:formula="of:=COM.MICROSOFT.CONCAT(&quot;// &quot;;[$intermediate.A32])" office:value-type="string" office:string-value="// 1F" calcext:value-type="string">
            <text:p>// 1F</text:p>
          </table:table-cell>
        </table:table-row>
        <table:table-row table:style-name="ro1">
          <table:table-cell/>
          <table:table-cell table:formula="of:=COM.MICROSOFT.CONCAT(CHAR(34); IFNA([$intermediate.H33];&quot;Reserved&quot;); CHAR(34); &quot;,&quot;)" office:value-type="string" office:string-value="&quot;Over_Temp&quot;," calcext:value-type="string">
            <text:p>"Over_Temp",</text:p>
          </table:table-cell>
          <table:table-cell table:formula="of:=COM.MICROSOFT.CONCAT(&quot;// &quot;;[$intermediate.A33])" office:value-type="string" office:string-value="// 20" calcext:value-type="string">
            <text:p>// 20</text:p>
          </table:table-cell>
        </table:table-row>
        <table:table-row table:style-name="ro1">
          <table:table-cell/>
          <table:table-cell table:formula="of:=COM.MICROSOFT.CONCAT(CHAR(34); IFNA([$intermediate.H34];&quot;Reserved&quot;); CHAR(34); &quot;,&quot;)" office:value-type="string" office:string-value="&quot;Temp_Sense_Invalid&quot;," calcext:value-type="string">
            <text:p>"Temp_Sense_Invalid",</text:p>
          </table:table-cell>
          <table:table-cell table:formula="of:=COM.MICROSOFT.CONCAT(&quot;// &quot;;[$intermediate.A34])" office:value-type="string" office:string-value="// 21" calcext:value-type="string">
            <text:p>// 21</text:p>
          </table:table-cell>
        </table:table-row>
        <table:table-row table:style-name="ro1">
          <table:table-cell/>
          <table:table-cell table:formula="of:=COM.MICROSOFT.CONCAT(CHAR(34); IFNA([$intermediate.H35];&quot;Reserved&quot;); CHAR(34); &quot;,&quot;)" office:value-type="string" office:string-value="&quot;Overcurrent&quot;," calcext:value-type="string">
            <text:p>"Overcurrent",</text:p>
          </table:table-cell>
          <table:table-cell table:formula="of:=COM.MICROSOFT.CONCAT(&quot;// &quot;;[$intermediate.A35])" office:value-type="string" office:string-value="// 22" calcext:value-type="string">
            <text:p>// 22</text:p>
          </table:table-cell>
        </table:table-row>
        <table:table-row table:style-name="ro1">
          <table:table-cell/>
          <table:table-cell table:formula="of:=COM.MICROSOFT.CONCAT(CHAR(34); IFNA([$intermediate.H36];&quot;Reserved&quot;); CHAR(34); &quot;,&quot;)" office:value-type="string" office:string-value="&quot;Current_Sense_Invalid&quot;," calcext:value-type="string">
            <text:p>"Current_Sense_Invalid",</text:p>
          </table:table-cell>
          <table:table-cell table:formula="of:=COM.MICROSOFT.CONCAT(&quot;// &quot;;[$intermediate.A36])" office:value-type="string" office:string-value="// 23" calcext:value-type="string">
            <text:p>// 23</text:p>
          </table:table-cell>
        </table:table-row>
        <table:table-row table:style-name="ro1">
          <table:table-cell/>
          <table:table-cell table:formula="of:=COM.MICROSOFT.CONCAT(CHAR(34); IFNA([$intermediate.H37];&quot;Reserved&quot;); CHAR(34); &quot;,&quot;)" office:value-type="string" office:string-value="&quot;Voltage_Sense_Invalid&quot;," calcext:value-type="string">
            <text:p>"Voltage_Sense_Invalid",</text:p>
          </table:table-cell>
          <table:table-cell table:formula="of:=COM.MICROSOFT.CONCAT(&quot;// &quot;;[$intermediate.A37])" office:value-type="string" office:string-value="// 24" calcext:value-type="string">
            <text:p>// 24</text:p>
          </table:table-cell>
        </table:table-row>
        <table:table-row table:style-name="ro1">
          <table:table-cell/>
          <table:table-cell table:formula="of:=COM.MICROSOFT.CONCAT(CHAR(34); IFNA([$intermediate.H38];&quot;Reserved&quot;); CHAR(34); &quot;,&quot;)" office:value-type="string" office:string-value="&quot;Pilot_fault&quot;," calcext:value-type="string">
            <text:p>"Pilot_fault",</text:p>
          </table:table-cell>
          <table:table-cell table:formula="of:=COM.MICROSOFT.CONCAT(&quot;// &quot;;[$intermediate.A38])" office:value-type="string" office:string-value="// 25" calcext:value-type="string">
            <text:p>// 25</text:p>
          </table:table-cell>
        </table:table-row>
        <table:table-row table:style-name="ro1">
          <table:table-cell/>
          <table:table-cell table:formula="of:=COM.MICROSOFT.CONCAT(CHAR(34); IFNA([$intermediate.H39];&quot;Reserved&quot;); CHAR(34); &quot;,&quot;)" office:value-type="string" office:string-value="&quot;Contactor_fault&quot;," calcext:value-type="string">
            <text:p>"Contactor_fault",</text:p>
          </table:table-cell>
          <table:table-cell table:formula="of:=COM.MICROSOFT.CONCAT(&quot;// &quot;;[$intermediate.A39])" office:value-type="string" office:string-value="// 26" calcext:value-type="string">
            <text:p>// 26</text:p>
          </table:table-cell>
        </table:table-row>
        <table:table-row table:style-name="ro1">
          <table:table-cell/>
          <table:table-cell table:formula="of:=COM.MICROSOFT.CONCAT(CHAR(34); IFNA([$intermediate.H40];&quot;Reserved&quot;); CHAR(34); &quot;,&quot;)" office:value-type="string" office:string-value="&quot;Input_miswired&quot;," calcext:value-type="string">
            <text:p>"Input_miswired",</text:p>
          </table:table-cell>
          <table:table-cell table:formula="of:=COM.MICROSOFT.CONCAT(&quot;// &quot;;[$intermediate.A40])" office:value-type="string" office:string-value="// 27" calcext:value-type="string">
            <text:p>// 27</text:p>
          </table:table-cell>
        </table:table-row>
        <table:table-row table:style-name="ro1">
          <table:table-cell/>
          <table:table-cell table:formula="of:=COM.MICROSOFT.CONCAT(CHAR(34); IFNA([$intermediate.H41];&quot;Reserved&quot;); CHAR(34); &quot;,&quot;)" office:value-type="string" office:string-value="&quot;Input_over_voltage&quot;," calcext:value-type="string">
            <text:p>"Input_over_voltage",</text:p>
          </table:table-cell>
          <table:table-cell table:formula="of:=COM.MICROSOFT.CONCAT(&quot;// &quot;;[$intermediate.A41])" office:value-type="string" office:string-value="// 28" calcext:value-type="string">
            <text:p>// 28</text:p>
          </table:table-cell>
        </table:table-row>
        <table:table-row table:style-name="ro1">
          <table:table-cell/>
          <table:table-cell table:formula="of:=COM.MICROSOFT.CONCAT(CHAR(34); IFNA([$intermediate.H42];&quot;Reserved&quot;); CHAR(34); &quot;,&quot;)" office:value-type="string" office:string-value="&quot;Input_under_voltage&quot;," calcext:value-type="string">
            <text:p>"Input_under_voltage",</text:p>
          </table:table-cell>
          <table:table-cell table:formula="of:=COM.MICROSOFT.CONCAT(&quot;// &quot;;[$intermediate.A42])" office:value-type="string" office:string-value="// 29" calcext:value-type="string">
            <text:p>// 29</text:p>
          </table:table-cell>
        </table:table-row>
        <table:table-row table:style-name="ro1">
          <table:table-cell/>
          <table:table-cell table:formula="of:=COM.MICROSOFT.CONCAT(CHAR(34); IFNA([$intermediate.H43];&quot;Reserved&quot;); CHAR(34); &quot;,&quot;)" office:value-type="string" office:string-value="&quot;CCID_self_test_fault&quot;," calcext:value-type="string">
            <text:p>"CCID_self_test_fault",</text:p>
          </table:table-cell>
          <table:table-cell table:formula="of:=COM.MICROSOFT.CONCAT(&quot;// &quot;;[$intermediate.A43])" office:value-type="string" office:string-value="// 2A" calcext:value-type="string">
            <text:p>// 2A</text:p>
          </table:table-cell>
        </table:table-row>
        <table:table-row table:style-name="ro1">
          <table:table-cell/>
          <table:table-cell table:formula="of:=COM.MICROSOFT.CONCAT(CHAR(34); IFNA([$intermediate.H44];&quot;Reserved&quot;); CHAR(34); &quot;,&quot;)" office:value-type="string" office:string-value="&quot;CCID_tripped_retry&quot;," calcext:value-type="string">
            <text:p>"CCID_tripped_retry",</text:p>
          </table:table-cell>
          <table:table-cell table:formula="of:=COM.MICROSOFT.CONCAT(&quot;// &quot;;[$intermediate.A44])" office:value-type="string" office:string-value="// 2B" calcext:value-type="string">
            <text:p>// 2B</text:p>
          </table:table-cell>
        </table:table-row>
        <table:table-row table:style-name="ro1">
          <table:table-cell/>
          <table:table-cell table:formula="of:=COM.MICROSOFT.CONCAT(CHAR(34); IFNA([$intermediate.H45];&quot;Reserved&quot;); CHAR(34); &quot;,&quot;)" office:value-type="string" office:string-value="&quot;CCID_tripped_no_retry&quot;," calcext:value-type="string">
            <text:p>"CCID_tripped_no_retry",</text:p>
          </table:table-cell>
          <table:table-cell table:formula="of:=COM.MICROSOFT.CONCAT(&quot;// &quot;;[$intermediate.A45])" office:value-type="string" office:string-value="// 2C" calcext:value-type="string">
            <text:p>// 2C</text:p>
          </table:table-cell>
        </table:table-row>
        <table:table-row table:style-name="ro1">
          <table:table-cell/>
          <table:table-cell table:formula="of:=COM.MICROSOFT.CONCAT(CHAR(34); IFNA([$intermediate.H46];&quot;Reserved&quot;); CHAR(34); &quot;,&quot;)" office:value-type="string" office:string-value="&quot;Breaker_tripped&quot;," calcext:value-type="string">
            <text:p>"Breaker_tripped",</text:p>
          </table:table-cell>
          <table:table-cell table:formula="of:=COM.MICROSOFT.CONCAT(&quot;// &quot;;[$intermediate.A46])" office:value-type="string" office:string-value="// 2D" calcext:value-type="string">
            <text:p>// 2D</text:p>
          </table:table-cell>
        </table:table-row>
        <table:table-row table:style-name="ro1">
          <table:table-cell/>
          <table:table-cell table:formula="of:=COM.MICROSOFT.CONCAT(CHAR(34); IFNA([$intermediate.H47];&quot;Reserved&quot;); CHAR(34); &quot;,&quot;)" office:value-type="string" office:string-value="&quot;Ground_Monitor_fault&quot;," calcext:value-type="string">
            <text:p>"Ground_Monitor_fault",</text:p>
          </table:table-cell>
          <table:table-cell table:formula="of:=COM.MICROSOFT.CONCAT(&quot;// &quot;;[$intermediate.A47])" office:value-type="string" office:string-value="// 2E" calcext:value-type="string">
            <text:p>// 2E</text:p>
          </table:table-cell>
        </table:table-row>
        <table:table-row table:style-name="ro1">
          <table:table-cell/>
          <table:table-cell table:formula="of:=COM.MICROSOFT.CONCAT(CHAR(34); IFNA([$intermediate.H48];&quot;Reserved&quot;); CHAR(34); &quot;,&quot;)" office:value-type="string" office:string-value="&quot;Configuration_error&quot;," calcext:value-type="string">
            <text:p>"Configuration_error",</text:p>
          </table:table-cell>
          <table:table-cell table:formula="of:=COM.MICROSOFT.CONCAT(&quot;// &quot;;[$intermediate.A48])" office:value-type="string" office:string-value="// 2F" calcext:value-type="string">
            <text:p>// 2F</text:p>
          </table:table-cell>
        </table:table-row>
        <table:table-row table:style-name="ro1">
          <table:table-cell/>
          <table:table-cell table:formula="of:=COM.MICROSOFT.CONCAT(CHAR(34); IFNA([$intermediate.H49];&quot;Reserved&quot;); CHAR(34); &quot;,&quot;)" office:value-type="string" office:string-value="&quot;Ground_fault&quot;," calcext:value-type="string">
            <text:p>"Ground_fault",</text:p>
          </table:table-cell>
          <table:table-cell table:formula="of:=COM.MICROSOFT.CONCAT(&quot;// &quot;;[$intermediate.A49])" office:value-type="string" office:string-value="// 30" calcext:value-type="string">
            <text:p>// 30</text:p>
          </table:table-cell>
        </table:table-row>
        <table:table-row table:style-name="ro1">
          <table:table-cell/>
          <table:table-cell table:formula="of:=COM.MICROSOFT.CONCAT(CHAR(34); IFNA([$intermediate.H50];&quot;Reserved&quot;); CHAR(34); &quot;,&quot;)" office:value-type="string" office:string-value="&quot;Comm_Fault&quot;," calcext:value-type="string">
            <text:p>"Comm_Fault",</text:p>
          </table:table-cell>
          <table:table-cell table:formula="of:=COM.MICROSOFT.CONCAT(&quot;// &quot;;[$intermediate.A50])" office:value-type="string" office:string-value="// 31" calcext:value-type="string">
            <text:p>// 31</text:p>
          </table:table-cell>
        </table:table-row>
        <table:table-row table:style-name="ro1">
          <table:table-cell/>
          <table:table-cell table:formula="of:=COM.MICROSOFT.CONCAT(CHAR(34); IFNA([$intermediate.H51];&quot;Reserved&quot;); CHAR(34); &quot;,&quot;)" office:value-type="string" office:string-value="&quot;Internal_Fault&quot;," calcext:value-type="string">
            <text:p>"Internal_Fault",</text:p>
          </table:table-cell>
          <table:table-cell table:formula="of:=COM.MICROSOFT.CONCAT(&quot;// &quot;;[$intermediate.A51])" office:value-type="string" office:string-value="// 32" calcext:value-type="string">
            <text:p>// 32</text:p>
          </table:table-cell>
        </table:table-row>
        <table:table-row table:style-name="ro1">
          <table:table-cell/>
          <table:table-cell table:formula="of:=COM.MICROSOFT.CONCAT(CHAR(34); IFNA([$intermediate.H52];&quot;Reserved&quot;); CHAR(34); &quot;,&quot;)" office:value-type="string" office:string-value="&quot;Available_voltage_too_low&quot;," calcext:value-type="string">
            <text:p>"Available_voltage_too_low",</text:p>
          </table:table-cell>
          <table:table-cell table:formula="of:=COM.MICROSOFT.CONCAT(&quot;// &quot;;[$intermediate.A52])" office:value-type="string" office:string-value="// 33" calcext:value-type="string">
            <text:p>// 33</text:p>
          </table:table-cell>
        </table:table-row>
        <table:table-row table:style-name="ro1">
          <table:table-cell/>
          <table:table-cell table:formula="of:=COM.MICROSOFT.CONCAT(CHAR(34); IFNA([$intermediate.H53];&quot;Reserved&quot;); CHAR(34); &quot;,&quot;)" office:value-type="string" office:string-value="&quot;Paging_error&quot;," calcext:value-type="string">
            <text:p>"Paging_error",</text:p>
          </table:table-cell>
          <table:table-cell table:formula="of:=COM.MICROSOFT.CONCAT(&quot;// &quot;;[$intermediate.A53])" office:value-type="string" office:string-value="// 34" calcext:value-type="string">
            <text:p>// 34</text:p>
          </table:table-cell>
        </table:table-row>
        <table:table-row table:style-name="ro1">
          <table:table-cell/>
          <table:table-cell table:formula="of:=COM.MICROSOFT.CONCAT(CHAR(34); IFNA([$intermediate.H54];&quot;Reserved&quot;); CHAR(34); &quot;,&quot;)" office:value-type="string" office:string-value="&quot;Connection_incompatible&quot;," calcext:value-type="string">
            <text:p>"Connection_incompatible",</text:p>
          </table:table-cell>
          <table:table-cell table:formula="of:=COM.MICROSOFT.CONCAT(&quot;// &quot;;[$intermediate.A54])" office:value-type="string" office:string-value="// 35" calcext:value-type="string">
            <text:p>// 35</text:p>
          </table:table-cell>
        </table:table-row>
        <table:table-row table:style-name="ro1">
          <table:table-cell/>
          <table:table-cell table:formula="of:=COM.MICROSOFT.CONCAT(CHAR(34); IFNA([$intermediate.H55];&quot;Reserved&quot;); CHAR(34); &quot;,&quot;)" office:value-type="string" office:string-value="&quot;Charging_delayed_for_ID&quot;," calcext:value-type="string">
            <text:p>"Charging_delayed_for_ID",</text:p>
          </table:table-cell>
          <table:table-cell table:formula="of:=COM.MICROSOFT.CONCAT(&quot;// &quot;;[$intermediate.A55])" office:value-type="string" office:string-value="// 36" calcext:value-type="string">
            <text:p>// 36</text:p>
          </table:table-cell>
        </table:table-row>
        <table:table-row table:style-name="ro1">
          <table:table-cell/>
          <table:table-cell table:formula="of:=COM.MICROSOFT.CONCAT(CHAR(34); IFNA([$intermediate.H56];&quot;Reserved&quot;); CHAR(34); &quot;,&quot;)" office:value-type="string" office:string-value="&quot;Charging_delayed_for_payment&quot;," calcext:value-type="string">
            <text:p>"Charging_delayed_for_payment",</text:p>
          </table:table-cell>
          <table:table-cell table:formula="of:=COM.MICROSOFT.CONCAT(&quot;// &quot;;[$intermediate.A56])" office:value-type="string" office:string-value="// 37" calcext:value-type="string">
            <text:p>// 37</text:p>
          </table:table-cell>
        </table:table-row>
        <table:table-row table:style-name="ro1">
          <table:table-cell/>
          <table:table-cell table:formula="of:=COM.MICROSOFT.CONCAT(CHAR(34); IFNA([$intermediate.H57];&quot;Reserved&quot;); CHAR(34); &quot;,&quot;)" office:value-type="string" office:string-value="&quot;Charging_disallowed_for_ID&quot;," calcext:value-type="string">
            <text:p>"Charging_disallowed_for_ID",</text:p>
          </table:table-cell>
          <table:table-cell table:formula="of:=COM.MICROSOFT.CONCAT(&quot;// &quot;;[$intermediate.A57])" office:value-type="string" office:string-value="// 38" calcext:value-type="string">
            <text:p>// 38</text:p>
          </table:table-cell>
        </table:table-row>
        <table:table-row table:style-name="ro1">
          <table:table-cell/>
          <table:table-cell table:formula="of:=COM.MICROSOFT.CONCAT(CHAR(34); IFNA([$intermediate.H58];&quot;Reserved&quot;); CHAR(34); &quot;,&quot;)" office:value-type="string" office:string-value="&quot;Req_impossible_Max_charge&quot;," calcext:value-type="string">
            <text:p>"Req_impossible_Max_charge",</text:p>
          </table:table-cell>
          <table:table-cell table:formula="of:=COM.MICROSOFT.CONCAT(&quot;// &quot;;[$intermediate.A58])" office:value-type="string" office:string-value="// 39" calcext:value-type="string">
            <text:p>// 39</text:p>
          </table:table-cell>
        </table:table-row>
        <table:table-row table:style-name="ro1">
          <table:table-cell/>
          <table:table-cell table:formula="of:=COM.MICROSOFT.CONCAT(CHAR(34); IFNA([$intermediate.H59];&quot;Reserved&quot;); CHAR(34); &quot;,&quot;)" office:value-type="string" office:string-value="&quot;Unlock_requested&quot;," calcext:value-type="string">
            <text:p>"Unlock_requested",</text:p>
          </table:table-cell>
          <table:table-cell table:formula="of:=COM.MICROSOFT.CONCAT(&quot;// &quot;;[$intermediate.A59])" office:value-type="string" office:string-value="// 3A" calcext:value-type="string">
            <text:p>// 3A</text:p>
          </table:table-cell>
        </table:table-row>
        <table:table-row table:style-name="ro1">
          <table:table-cell/>
          <table:table-cell table:formula="of:=COM.MICROSOFT.CONCAT(CHAR(34); IFNA([$intermediate.H60];&quot;Reserved&quot;); CHAR(34); &quot;,&quot;)" office:value-type="string" office:string-value="&quot;Proximity_Power_Requested&quot;," calcext:value-type="string">
            <text:p>"Proximity_Power_Requested",</text:p>
          </table:table-cell>
          <table:table-cell table:formula="of:=COM.MICROSOFT.CONCAT(&quot;// &quot;;[$intermediate.A60])" office:value-type="string" office:string-value="// 3B" calcext:value-type="string">
            <text:p>// 3B</text:p>
          </table:table-cell>
        </table:table-row>
        <table:table-row table:style-name="ro1">
          <table:table-cell/>
          <table:table-cell table:formula="of:=COM.MICROSOFT.CONCAT(CHAR(34); IFNA([$intermediate.H61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61])" office:value-type="string" office:string-value="// 3C" calcext:value-type="string">
            <text:p>// 3C</text:p>
          </table:table-cell>
        </table:table-row>
        <table:table-row table:style-name="ro1">
          <table:table-cell/>
          <table:table-cell table:formula="of:=COM.MICROSOFT.CONCAT(CHAR(34); IFNA([$intermediate.H62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62])" office:value-type="string" office:string-value="// 3D" calcext:value-type="string">
            <text:p>// 3D</text:p>
          </table:table-cell>
        </table:table-row>
        <table:table-row table:style-name="ro1">
          <table:table-cell/>
          <table:table-cell table:formula="of:=COM.MICROSOFT.CONCAT(CHAR(34); IFNA([$intermediate.H63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63])" office:value-type="string" office:string-value="// 3E" calcext:value-type="string">
            <text:p>// 3E</text:p>
          </table:table-cell>
        </table:table-row>
        <table:table-row table:style-name="ro1">
          <table:table-cell/>
          <table:table-cell table:formula="of:=COM.MICROSOFT.CONCAT(CHAR(34); IFNA([$intermediate.H64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64])" office:value-type="string" office:string-value="// 3F" calcext:value-type="string">
            <text:p>// 3F</text:p>
          </table:table-cell>
        </table:table-row>
        <table:table-row table:style-name="ro1">
          <table:table-cell/>
          <table:table-cell table:formula="of:=COM.MICROSOFT.CONCAT(CHAR(34); IFNA([$intermediate.H65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65])" office:value-type="string" office:string-value="// 40" calcext:value-type="string">
            <text:p>// 40</text:p>
          </table:table-cell>
        </table:table-row>
        <table:table-row table:style-name="ro1">
          <table:table-cell/>
          <table:table-cell table:formula="of:=COM.MICROSOFT.CONCAT(CHAR(34); IFNA([$intermediate.H66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66])" office:value-type="string" office:string-value="// 41" calcext:value-type="string">
            <text:p>// 41</text:p>
          </table:table-cell>
        </table:table-row>
        <table:table-row table:style-name="ro1">
          <table:table-cell/>
          <table:table-cell table:formula="of:=COM.MICROSOFT.CONCAT(CHAR(34); IFNA([$intermediate.H67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67])" office:value-type="string" office:string-value="// 42" calcext:value-type="string">
            <text:p>// 42</text:p>
          </table:table-cell>
        </table:table-row>
        <table:table-row table:style-name="ro1">
          <table:table-cell/>
          <table:table-cell table:formula="of:=COM.MICROSOFT.CONCAT(CHAR(34); IFNA([$intermediate.H68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68])" office:value-type="string" office:string-value="// 43" calcext:value-type="string">
            <text:p>// 43</text:p>
          </table:table-cell>
        </table:table-row>
        <table:table-row table:style-name="ro1">
          <table:table-cell/>
          <table:table-cell table:formula="of:=COM.MICROSOFT.CONCAT(CHAR(34); IFNA([$intermediate.H69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69])" office:value-type="string" office:string-value="// 44" calcext:value-type="string">
            <text:p>// 44</text:p>
          </table:table-cell>
        </table:table-row>
        <table:table-row table:style-name="ro1">
          <table:table-cell/>
          <table:table-cell table:formula="of:=COM.MICROSOFT.CONCAT(CHAR(34); IFNA([$intermediate.H70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70])" office:value-type="string" office:string-value="// 45" calcext:value-type="string">
            <text:p>// 45</text:p>
          </table:table-cell>
        </table:table-row>
        <table:table-row table:style-name="ro1">
          <table:table-cell/>
          <table:table-cell table:formula="of:=COM.MICROSOFT.CONCAT(CHAR(34); IFNA([$intermediate.H71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71])" office:value-type="string" office:string-value="// 46" calcext:value-type="string">
            <text:p>// 46</text:p>
          </table:table-cell>
        </table:table-row>
        <table:table-row table:style-name="ro1">
          <table:table-cell/>
          <table:table-cell table:formula="of:=COM.MICROSOFT.CONCAT(CHAR(34); IFNA([$intermediate.H72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72])" office:value-type="string" office:string-value="// 47" calcext:value-type="string">
            <text:p>// 47</text:p>
          </table:table-cell>
        </table:table-row>
        <table:table-row table:style-name="ro1">
          <table:table-cell/>
          <table:table-cell table:formula="of:=COM.MICROSOFT.CONCAT(CHAR(34); IFNA([$intermediate.H73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73])" office:value-type="string" office:string-value="// 48" calcext:value-type="string">
            <text:p>// 48</text:p>
          </table:table-cell>
        </table:table-row>
        <table:table-row table:style-name="ro1">
          <table:table-cell/>
          <table:table-cell table:formula="of:=COM.MICROSOFT.CONCAT(CHAR(34); IFNA([$intermediate.H74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74])" office:value-type="string" office:string-value="// 49" calcext:value-type="string">
            <text:p>// 49</text:p>
          </table:table-cell>
        </table:table-row>
        <table:table-row table:style-name="ro1">
          <table:table-cell/>
          <table:table-cell table:formula="of:=COM.MICROSOFT.CONCAT(CHAR(34); IFNA([$intermediate.H75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75])" office:value-type="string" office:string-value="// 4A" calcext:value-type="string">
            <text:p>// 4A</text:p>
          </table:table-cell>
        </table:table-row>
        <table:table-row table:style-name="ro1">
          <table:table-cell/>
          <table:table-cell table:formula="of:=COM.MICROSOFT.CONCAT(CHAR(34); IFNA([$intermediate.H76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76])" office:value-type="string" office:string-value="// 4B" calcext:value-type="string">
            <text:p>// 4B</text:p>
          </table:table-cell>
        </table:table-row>
        <table:table-row table:style-name="ro1">
          <table:table-cell/>
          <table:table-cell table:formula="of:=COM.MICROSOFT.CONCAT(CHAR(34); IFNA([$intermediate.H77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77])" office:value-type="string" office:string-value="// 4C" calcext:value-type="string">
            <text:p>// 4C</text:p>
          </table:table-cell>
        </table:table-row>
        <table:table-row table:style-name="ro1">
          <table:table-cell/>
          <table:table-cell table:formula="of:=COM.MICROSOFT.CONCAT(CHAR(34); IFNA([$intermediate.H78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78])" office:value-type="string" office:string-value="// 4D" calcext:value-type="string">
            <text:p>// 4D</text:p>
          </table:table-cell>
        </table:table-row>
        <table:table-row table:style-name="ro1">
          <table:table-cell/>
          <table:table-cell table:formula="of:=COM.MICROSOFT.CONCAT(CHAR(34); IFNA([$intermediate.H79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79])" office:value-type="string" office:string-value="// 4E" calcext:value-type="string">
            <text:p>// 4E</text:p>
          </table:table-cell>
        </table:table-row>
        <table:table-row table:style-name="ro1">
          <table:table-cell/>
          <table:table-cell table:formula="of:=COM.MICROSOFT.CONCAT(CHAR(34); IFNA([$intermediate.H80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80])" office:value-type="string" office:string-value="// 4F" calcext:value-type="string">
            <text:p>// 4F</text:p>
          </table:table-cell>
        </table:table-row>
        <table:table-row table:style-name="ro1">
          <table:table-cell/>
          <table:table-cell table:formula="of:=COM.MICROSOFT.CONCAT(CHAR(34); IFNA([$intermediate.H81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81])" office:value-type="string" office:string-value="// 50" calcext:value-type="string">
            <text:p>// 50</text:p>
          </table:table-cell>
        </table:table-row>
        <table:table-row table:style-name="ro1">
          <table:table-cell/>
          <table:table-cell table:formula="of:=COM.MICROSOFT.CONCAT(CHAR(34); IFNA([$intermediate.H82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82])" office:value-type="string" office:string-value="// 51" calcext:value-type="string">
            <text:p>// 51</text:p>
          </table:table-cell>
        </table:table-row>
        <table:table-row table:style-name="ro1">
          <table:table-cell/>
          <table:table-cell table:formula="of:=COM.MICROSOFT.CONCAT(CHAR(34); IFNA([$intermediate.H83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83])" office:value-type="string" office:string-value="// 52" calcext:value-type="string">
            <text:p>// 52</text:p>
          </table:table-cell>
        </table:table-row>
        <table:table-row table:style-name="ro1">
          <table:table-cell/>
          <table:table-cell table:formula="of:=COM.MICROSOFT.CONCAT(CHAR(34); IFNA([$intermediate.H84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84])" office:value-type="string" office:string-value="// 53" calcext:value-type="string">
            <text:p>// 53</text:p>
          </table:table-cell>
        </table:table-row>
        <table:table-row table:style-name="ro1">
          <table:table-cell/>
          <table:table-cell table:formula="of:=COM.MICROSOFT.CONCAT(CHAR(34); IFNA([$intermediate.H85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85])" office:value-type="string" office:string-value="// 54" calcext:value-type="string">
            <text:p>// 54</text:p>
          </table:table-cell>
        </table:table-row>
        <table:table-row table:style-name="ro1">
          <table:table-cell/>
          <table:table-cell table:formula="of:=COM.MICROSOFT.CONCAT(CHAR(34); IFNA([$intermediate.H86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86])" office:value-type="string" office:string-value="// 55" calcext:value-type="string">
            <text:p>// 55</text:p>
          </table:table-cell>
        </table:table-row>
        <table:table-row table:style-name="ro1">
          <table:table-cell/>
          <table:table-cell table:formula="of:=COM.MICROSOFT.CONCAT(CHAR(34); IFNA([$intermediate.H87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87])" office:value-type="string" office:string-value="// 56" calcext:value-type="string">
            <text:p>// 56</text:p>
          </table:table-cell>
        </table:table-row>
        <table:table-row table:style-name="ro1">
          <table:table-cell/>
          <table:table-cell table:formula="of:=COM.MICROSOFT.CONCAT(CHAR(34); IFNA([$intermediate.H88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88])" office:value-type="string" office:string-value="// 57" calcext:value-type="string">
            <text:p>// 57</text:p>
          </table:table-cell>
        </table:table-row>
        <table:table-row table:style-name="ro1">
          <table:table-cell/>
          <table:table-cell table:formula="of:=COM.MICROSOFT.CONCAT(CHAR(34); IFNA([$intermediate.H89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89])" office:value-type="string" office:string-value="// 58" calcext:value-type="string">
            <text:p>// 58</text:p>
          </table:table-cell>
        </table:table-row>
        <table:table-row table:style-name="ro1">
          <table:table-cell/>
          <table:table-cell table:formula="of:=COM.MICROSOFT.CONCAT(CHAR(34); IFNA([$intermediate.H90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90])" office:value-type="string" office:string-value="// 59" calcext:value-type="string">
            <text:p>// 59</text:p>
          </table:table-cell>
        </table:table-row>
        <table:table-row table:style-name="ro1">
          <table:table-cell/>
          <table:table-cell table:formula="of:=COM.MICROSOFT.CONCAT(CHAR(34); IFNA([$intermediate.H91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91])" office:value-type="string" office:string-value="// 5A" calcext:value-type="string">
            <text:p>// 5A</text:p>
          </table:table-cell>
        </table:table-row>
        <table:table-row table:style-name="ro1">
          <table:table-cell/>
          <table:table-cell table:formula="of:=COM.MICROSOFT.CONCAT(CHAR(34); IFNA([$intermediate.H92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92])" office:value-type="string" office:string-value="// 5B" calcext:value-type="string">
            <text:p>// 5B</text:p>
          </table:table-cell>
        </table:table-row>
        <table:table-row table:style-name="ro1">
          <table:table-cell/>
          <table:table-cell table:formula="of:=COM.MICROSOFT.CONCAT(CHAR(34); IFNA([$intermediate.H93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93])" office:value-type="string" office:string-value="// 5C" calcext:value-type="string">
            <text:p>// 5C</text:p>
          </table:table-cell>
        </table:table-row>
        <table:table-row table:style-name="ro1">
          <table:table-cell/>
          <table:table-cell table:formula="of:=COM.MICROSOFT.CONCAT(CHAR(34); IFNA([$intermediate.H94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94])" office:value-type="string" office:string-value="// 5D" calcext:value-type="string">
            <text:p>// 5D</text:p>
          </table:table-cell>
        </table:table-row>
        <table:table-row table:style-name="ro1">
          <table:table-cell/>
          <table:table-cell table:formula="of:=COM.MICROSOFT.CONCAT(CHAR(34); IFNA([$intermediate.H95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95])" office:value-type="string" office:string-value="// 5E" calcext:value-type="string">
            <text:p>// 5E</text:p>
          </table:table-cell>
        </table:table-row>
        <table:table-row table:style-name="ro1">
          <table:table-cell/>
          <table:table-cell table:formula="of:=COM.MICROSOFT.CONCAT(CHAR(34); IFNA([$intermediate.H96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96])" office:value-type="string" office:string-value="// 5F" calcext:value-type="string">
            <text:p>// 5F</text:p>
          </table:table-cell>
        </table:table-row>
        <table:table-row table:style-name="ro1">
          <table:table-cell/>
          <table:table-cell table:formula="of:=COM.MICROSOFT.CONCAT(CHAR(34); IFNA([$intermediate.H97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97])" office:value-type="string" office:string-value="// 60" calcext:value-type="string">
            <text:p>// 60</text:p>
          </table:table-cell>
        </table:table-row>
        <table:table-row table:style-name="ro1">
          <table:table-cell/>
          <table:table-cell table:formula="of:=COM.MICROSOFT.CONCAT(CHAR(34); IFNA([$intermediate.H98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98])" office:value-type="string" office:string-value="// 61" calcext:value-type="string">
            <text:p>// 61</text:p>
          </table:table-cell>
        </table:table-row>
        <table:table-row table:style-name="ro1">
          <table:table-cell/>
          <table:table-cell table:formula="of:=COM.MICROSOFT.CONCAT(CHAR(34); IFNA([$intermediate.H99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99])" office:value-type="string" office:string-value="// 62" calcext:value-type="string">
            <text:p>// 62</text:p>
          </table:table-cell>
        </table:table-row>
        <table:table-row table:style-name="ro1">
          <table:table-cell/>
          <table:table-cell table:formula="of:=COM.MICROSOFT.CONCAT(CHAR(34); IFNA([$intermediate.H100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100])" office:value-type="string" office:string-value="// 63" calcext:value-type="string">
            <text:p>// 63</text:p>
          </table:table-cell>
        </table:table-row>
        <table:table-row table:style-name="ro1">
          <table:table-cell/>
          <table:table-cell table:formula="of:=COM.MICROSOFT.CONCAT(CHAR(34); IFNA([$intermediate.H101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101])" office:value-type="string" office:string-value="// 64" calcext:value-type="string">
            <text:p>// 64</text:p>
          </table:table-cell>
        </table:table-row>
        <table:table-row table:style-name="ro1">
          <table:table-cell/>
          <table:table-cell table:formula="of:=COM.MICROSOFT.CONCAT(CHAR(34); IFNA([$intermediate.H102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102])" office:value-type="string" office:string-value="// 65" calcext:value-type="string">
            <text:p>// 65</text:p>
          </table:table-cell>
        </table:table-row>
        <table:table-row table:style-name="ro1">
          <table:table-cell/>
          <table:table-cell table:formula="of:=COM.MICROSOFT.CONCAT(CHAR(34); IFNA([$intermediate.H103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103])" office:value-type="string" office:string-value="// 66" calcext:value-type="string">
            <text:p>// 66</text:p>
          </table:table-cell>
        </table:table-row>
        <table:table-row table:style-name="ro1">
          <table:table-cell/>
          <table:table-cell table:formula="of:=COM.MICROSOFT.CONCAT(CHAR(34); IFNA([$intermediate.H104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104])" office:value-type="string" office:string-value="// 67" calcext:value-type="string">
            <text:p>// 67</text:p>
          </table:table-cell>
        </table:table-row>
        <table:table-row table:style-name="ro1">
          <table:table-cell/>
          <table:table-cell table:formula="of:=COM.MICROSOFT.CONCAT(CHAR(34); IFNA([$intermediate.H105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105])" office:value-type="string" office:string-value="// 68" calcext:value-type="string">
            <text:p>// 68</text:p>
          </table:table-cell>
        </table:table-row>
        <table:table-row table:style-name="ro1">
          <table:table-cell/>
          <table:table-cell table:formula="of:=COM.MICROSOFT.CONCAT(CHAR(34); IFNA([$intermediate.H106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106])" office:value-type="string" office:string-value="// 69" calcext:value-type="string">
            <text:p>// 69</text:p>
          </table:table-cell>
        </table:table-row>
        <table:table-row table:style-name="ro1">
          <table:table-cell/>
          <table:table-cell table:formula="of:=COM.MICROSOFT.CONCAT(CHAR(34); IFNA([$intermediate.H107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107])" office:value-type="string" office:string-value="// 6A" calcext:value-type="string">
            <text:p>// 6A</text:p>
          </table:table-cell>
        </table:table-row>
        <table:table-row table:style-name="ro1">
          <table:table-cell/>
          <table:table-cell table:formula="of:=COM.MICROSOFT.CONCAT(CHAR(34); IFNA([$intermediate.H108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108])" office:value-type="string" office:string-value="// 6B" calcext:value-type="string">
            <text:p>// 6B</text:p>
          </table:table-cell>
        </table:table-row>
        <table:table-row table:style-name="ro1">
          <table:table-cell/>
          <table:table-cell table:formula="of:=COM.MICROSOFT.CONCAT(CHAR(34); IFNA([$intermediate.H109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109])" office:value-type="string" office:string-value="// 6C" calcext:value-type="string">
            <text:p>// 6C</text:p>
          </table:table-cell>
        </table:table-row>
        <table:table-row table:style-name="ro1">
          <table:table-cell/>
          <table:table-cell table:formula="of:=COM.MICROSOFT.CONCAT(CHAR(34); IFNA([$intermediate.H110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110])" office:value-type="string" office:string-value="// 6D" calcext:value-type="string">
            <text:p>// 6D</text:p>
          </table:table-cell>
        </table:table-row>
        <table:table-row table:style-name="ro1">
          <table:table-cell/>
          <table:table-cell table:formula="of:=COM.MICROSOFT.CONCAT(CHAR(34); IFNA([$intermediate.H111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111])" office:value-type="string" office:string-value="// 6E" calcext:value-type="string">
            <text:p>// 6E</text:p>
          </table:table-cell>
        </table:table-row>
        <table:table-row table:style-name="ro1">
          <table:table-cell/>
          <table:table-cell table:formula="of:=COM.MICROSOFT.CONCAT(CHAR(34); IFNA([$intermediate.H112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112])" office:value-type="string" office:string-value="// 6F" calcext:value-type="string">
            <text:p>// 6F</text:p>
          </table:table-cell>
        </table:table-row>
        <table:table-row table:style-name="ro1">
          <table:table-cell/>
          <table:table-cell table:formula="of:=COM.MICROSOFT.CONCAT(CHAR(34); IFNA([$intermediate.H113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113])" office:value-type="string" office:string-value="// 70" calcext:value-type="string">
            <text:p>// 70</text:p>
          </table:table-cell>
        </table:table-row>
        <table:table-row table:style-name="ro1">
          <table:table-cell/>
          <table:table-cell table:formula="of:=COM.MICROSOFT.CONCAT(CHAR(34); IFNA([$intermediate.H114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114])" office:value-type="string" office:string-value="// 71" calcext:value-type="string">
            <text:p>// 71</text:p>
          </table:table-cell>
        </table:table-row>
        <table:table-row table:style-name="ro1">
          <table:table-cell/>
          <table:table-cell table:formula="of:=COM.MICROSOFT.CONCAT(CHAR(34); IFNA([$intermediate.H115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115])" office:value-type="string" office:string-value="// 72" calcext:value-type="string">
            <text:p>// 72</text:p>
          </table:table-cell>
        </table:table-row>
        <table:table-row table:style-name="ro1">
          <table:table-cell/>
          <table:table-cell table:formula="of:=COM.MICROSOFT.CONCAT(CHAR(34); IFNA([$intermediate.H116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116])" office:value-type="string" office:string-value="// 73" calcext:value-type="string">
            <text:p>// 73</text:p>
          </table:table-cell>
        </table:table-row>
        <table:table-row table:style-name="ro1">
          <table:table-cell/>
          <table:table-cell table:formula="of:=COM.MICROSOFT.CONCAT(CHAR(34); IFNA([$intermediate.H117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117])" office:value-type="string" office:string-value="// 74" calcext:value-type="string">
            <text:p>// 74</text:p>
          </table:table-cell>
        </table:table-row>
        <table:table-row table:style-name="ro1">
          <table:table-cell/>
          <table:table-cell table:formula="of:=COM.MICROSOFT.CONCAT(CHAR(34); IFNA([$intermediate.H118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118])" office:value-type="string" office:string-value="// 75" calcext:value-type="string">
            <text:p>// 75</text:p>
          </table:table-cell>
        </table:table-row>
        <table:table-row table:style-name="ro1">
          <table:table-cell/>
          <table:table-cell table:formula="of:=COM.MICROSOFT.CONCAT(CHAR(34); IFNA([$intermediate.H119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119])" office:value-type="string" office:string-value="// 76" calcext:value-type="string">
            <text:p>// 76</text:p>
          </table:table-cell>
        </table:table-row>
        <table:table-row table:style-name="ro1">
          <table:table-cell/>
          <table:table-cell table:formula="of:=COM.MICROSOFT.CONCAT(CHAR(34); IFNA([$intermediate.H120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120])" office:value-type="string" office:string-value="// 77" calcext:value-type="string">
            <text:p>// 77</text:p>
          </table:table-cell>
        </table:table-row>
        <table:table-row table:style-name="ro1">
          <table:table-cell/>
          <table:table-cell table:formula="of:=COM.MICROSOFT.CONCAT(CHAR(34); IFNA([$intermediate.H121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121])" office:value-type="string" office:string-value="// 78" calcext:value-type="string">
            <text:p>// 78</text:p>
          </table:table-cell>
        </table:table-row>
        <table:table-row table:style-name="ro1">
          <table:table-cell/>
          <table:table-cell table:formula="of:=COM.MICROSOFT.CONCAT(CHAR(34); IFNA([$intermediate.H122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122])" office:value-type="string" office:string-value="// 79" calcext:value-type="string">
            <text:p>// 79</text:p>
          </table:table-cell>
        </table:table-row>
        <table:table-row table:style-name="ro1">
          <table:table-cell/>
          <table:table-cell table:formula="of:=COM.MICROSOFT.CONCAT(CHAR(34); IFNA([$intermediate.H123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123])" office:value-type="string" office:string-value="// 7A" calcext:value-type="string">
            <text:p>// 7A</text:p>
          </table:table-cell>
        </table:table-row>
        <table:table-row table:style-name="ro1">
          <table:table-cell/>
          <table:table-cell table:formula="of:=COM.MICROSOFT.CONCAT(CHAR(34); IFNA([$intermediate.H124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124])" office:value-type="string" office:string-value="// 7B" calcext:value-type="string">
            <text:p>// 7B</text:p>
          </table:table-cell>
        </table:table-row>
        <table:table-row table:style-name="ro1">
          <table:table-cell/>
          <table:table-cell table:formula="of:=COM.MICROSOFT.CONCAT(CHAR(34); IFNA([$intermediate.H125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125])" office:value-type="string" office:string-value="// 7C" calcext:value-type="string">
            <text:p>// 7C</text:p>
          </table:table-cell>
        </table:table-row>
        <table:table-row table:style-name="ro1">
          <table:table-cell/>
          <table:table-cell table:formula="of:=COM.MICROSOFT.CONCAT(CHAR(34); IFNA([$intermediate.H126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126])" office:value-type="string" office:string-value="// 7D" calcext:value-type="string">
            <text:p>// 7D</text:p>
          </table:table-cell>
        </table:table-row>
        <table:table-row table:style-name="ro1">
          <table:table-cell/>
          <table:table-cell table:formula="of:=COM.MICROSOFT.CONCAT(CHAR(34); IFNA([$intermediate.H127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127])" office:value-type="string" office:string-value="// 7E" calcext:value-type="string">
            <text:p>// 7E</text:p>
          </table:table-cell>
        </table:table-row>
        <table:table-row table:style-name="ro1">
          <table:table-cell/>
          <table:table-cell table:formula="of:=COM.MICROSOFT.CONCAT(CHAR(34); IFNA([$intermediate.H128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128])" office:value-type="string" office:string-value="// 7F" calcext:value-type="string">
            <text:p>// 7F</text:p>
          </table:table-cell>
        </table:table-row>
        <table:table-row table:style-name="ro1">
          <table:table-cell/>
          <table:table-cell table:formula="of:=COM.MICROSOFT.CONCAT(CHAR(34); IFNA([$intermediate.H129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129])" office:value-type="string" office:string-value="// 80" calcext:value-type="string">
            <text:p>// 80</text:p>
          </table:table-cell>
        </table:table-row>
        <table:table-row table:style-name="ro1">
          <table:table-cell/>
          <table:table-cell table:formula="of:=COM.MICROSOFT.CONCAT(CHAR(34); IFNA([$intermediate.H130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130])" office:value-type="string" office:string-value="// 81" calcext:value-type="string">
            <text:p>// 81</text:p>
          </table:table-cell>
        </table:table-row>
        <table:table-row table:style-name="ro1">
          <table:table-cell/>
          <table:table-cell table:formula="of:=COM.MICROSOFT.CONCAT(CHAR(34); IFNA([$intermediate.H131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131])" office:value-type="string" office:string-value="// 82" calcext:value-type="string">
            <text:p>// 82</text:p>
          </table:table-cell>
        </table:table-row>
        <table:table-row table:style-name="ro1">
          <table:table-cell/>
          <table:table-cell table:formula="of:=COM.MICROSOFT.CONCAT(CHAR(34); IFNA([$intermediate.H132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132])" office:value-type="string" office:string-value="// 83" calcext:value-type="string">
            <text:p>// 83</text:p>
          </table:table-cell>
        </table:table-row>
        <table:table-row table:style-name="ro1">
          <table:table-cell/>
          <table:table-cell table:formula="of:=COM.MICROSOFT.CONCAT(CHAR(34); IFNA([$intermediate.H133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133])" office:value-type="string" office:string-value="// 84" calcext:value-type="string">
            <text:p>// 84</text:p>
          </table:table-cell>
        </table:table-row>
        <table:table-row table:style-name="ro1">
          <table:table-cell/>
          <table:table-cell table:formula="of:=COM.MICROSOFT.CONCAT(CHAR(34); IFNA([$intermediate.H134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134])" office:value-type="string" office:string-value="// 85" calcext:value-type="string">
            <text:p>// 85</text:p>
          </table:table-cell>
        </table:table-row>
        <table:table-row table:style-name="ro1">
          <table:table-cell/>
          <table:table-cell table:formula="of:=COM.MICROSOFT.CONCAT(CHAR(34); IFNA([$intermediate.H135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135])" office:value-type="string" office:string-value="// 86" calcext:value-type="string">
            <text:p>// 86</text:p>
          </table:table-cell>
        </table:table-row>
        <table:table-row table:style-name="ro1">
          <table:table-cell/>
          <table:table-cell table:formula="of:=COM.MICROSOFT.CONCAT(CHAR(34); IFNA([$intermediate.H136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136])" office:value-type="string" office:string-value="// 87" calcext:value-type="string">
            <text:p>// 87</text:p>
          </table:table-cell>
        </table:table-row>
        <table:table-row table:style-name="ro1">
          <table:table-cell/>
          <table:table-cell table:formula="of:=COM.MICROSOFT.CONCAT(CHAR(34); IFNA([$intermediate.H137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137])" office:value-type="string" office:string-value="// 88" calcext:value-type="string">
            <text:p>// 88</text:p>
          </table:table-cell>
        </table:table-row>
        <table:table-row table:style-name="ro1">
          <table:table-cell/>
          <table:table-cell table:formula="of:=COM.MICROSOFT.CONCAT(CHAR(34); IFNA([$intermediate.H138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138])" office:value-type="string" office:string-value="// 89" calcext:value-type="string">
            <text:p>// 89</text:p>
          </table:table-cell>
        </table:table-row>
        <table:table-row table:style-name="ro1">
          <table:table-cell/>
          <table:table-cell table:formula="of:=COM.MICROSOFT.CONCAT(CHAR(34); IFNA([$intermediate.H139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139])" office:value-type="string" office:string-value="// 8A" calcext:value-type="string">
            <text:p>// 8A</text:p>
          </table:table-cell>
        </table:table-row>
        <table:table-row table:style-name="ro1">
          <table:table-cell/>
          <table:table-cell table:formula="of:=COM.MICROSOFT.CONCAT(CHAR(34); IFNA([$intermediate.H140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140])" office:value-type="string" office:string-value="// 8B" calcext:value-type="string">
            <text:p>// 8B</text:p>
          </table:table-cell>
        </table:table-row>
        <table:table-row table:style-name="ro1">
          <table:table-cell/>
          <table:table-cell table:formula="of:=COM.MICROSOFT.CONCAT(CHAR(34); IFNA([$intermediate.H141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141])" office:value-type="string" office:string-value="// 8C" calcext:value-type="string">
            <text:p>// 8C</text:p>
          </table:table-cell>
        </table:table-row>
        <table:table-row table:style-name="ro1">
          <table:table-cell/>
          <table:table-cell table:formula="of:=COM.MICROSOFT.CONCAT(CHAR(34); IFNA([$intermediate.H142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142])" office:value-type="string" office:string-value="// 8D" calcext:value-type="string">
            <text:p>// 8D</text:p>
          </table:table-cell>
        </table:table-row>
        <table:table-row table:style-name="ro1">
          <table:table-cell/>
          <table:table-cell table:formula="of:=COM.MICROSOFT.CONCAT(CHAR(34); IFNA([$intermediate.H143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143])" office:value-type="string" office:string-value="// 8E" calcext:value-type="string">
            <text:p>// 8E</text:p>
          </table:table-cell>
        </table:table-row>
        <table:table-row table:style-name="ro1">
          <table:table-cell/>
          <table:table-cell table:formula="of:=COM.MICROSOFT.CONCAT(CHAR(34); IFNA([$intermediate.H144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144])" office:value-type="string" office:string-value="// 8F" calcext:value-type="string">
            <text:p>// 8F</text:p>
          </table:table-cell>
        </table:table-row>
        <table:table-row table:style-name="ro1">
          <table:table-cell/>
          <table:table-cell table:formula="of:=COM.MICROSOFT.CONCAT(CHAR(34); IFNA([$intermediate.H145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145])" office:value-type="string" office:string-value="// 90" calcext:value-type="string">
            <text:p>// 90</text:p>
          </table:table-cell>
        </table:table-row>
        <table:table-row table:style-name="ro1">
          <table:table-cell/>
          <table:table-cell table:formula="of:=COM.MICROSOFT.CONCAT(CHAR(34); IFNA([$intermediate.H146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146])" office:value-type="string" office:string-value="// 91" calcext:value-type="string">
            <text:p>// 91</text:p>
          </table:table-cell>
        </table:table-row>
        <table:table-row table:style-name="ro1">
          <table:table-cell/>
          <table:table-cell table:formula="of:=COM.MICROSOFT.CONCAT(CHAR(34); IFNA([$intermediate.H147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147])" office:value-type="string" office:string-value="// 92" calcext:value-type="string">
            <text:p>// 92</text:p>
          </table:table-cell>
        </table:table-row>
        <table:table-row table:style-name="ro1">
          <table:table-cell/>
          <table:table-cell table:formula="of:=COM.MICROSOFT.CONCAT(CHAR(34); IFNA([$intermediate.H148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148])" office:value-type="string" office:string-value="// 93" calcext:value-type="string">
            <text:p>// 93</text:p>
          </table:table-cell>
        </table:table-row>
        <table:table-row table:style-name="ro1">
          <table:table-cell/>
          <table:table-cell table:formula="of:=COM.MICROSOFT.CONCAT(CHAR(34); IFNA([$intermediate.H149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149])" office:value-type="string" office:string-value="// 94" calcext:value-type="string">
            <text:p>// 94</text:p>
          </table:table-cell>
        </table:table-row>
        <table:table-row table:style-name="ro1">
          <table:table-cell/>
          <table:table-cell table:formula="of:=COM.MICROSOFT.CONCAT(CHAR(34); IFNA([$intermediate.H150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150])" office:value-type="string" office:string-value="// 95" calcext:value-type="string">
            <text:p>// 95</text:p>
          </table:table-cell>
        </table:table-row>
        <table:table-row table:style-name="ro1">
          <table:table-cell/>
          <table:table-cell table:formula="of:=COM.MICROSOFT.CONCAT(CHAR(34); IFNA([$intermediate.H151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151])" office:value-type="string" office:string-value="// 96" calcext:value-type="string">
            <text:p>// 96</text:p>
          </table:table-cell>
        </table:table-row>
        <table:table-row table:style-name="ro1">
          <table:table-cell/>
          <table:table-cell table:formula="of:=COM.MICROSOFT.CONCAT(CHAR(34); IFNA([$intermediate.H152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152])" office:value-type="string" office:string-value="// 97" calcext:value-type="string">
            <text:p>// 97</text:p>
          </table:table-cell>
        </table:table-row>
        <table:table-row table:style-name="ro1">
          <table:table-cell/>
          <table:table-cell table:formula="of:=COM.MICROSOFT.CONCAT(CHAR(34); IFNA([$intermediate.H153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153])" office:value-type="string" office:string-value="// 98" calcext:value-type="string">
            <text:p>// 98</text:p>
          </table:table-cell>
        </table:table-row>
        <table:table-row table:style-name="ro1">
          <table:table-cell/>
          <table:table-cell table:formula="of:=COM.MICROSOFT.CONCAT(CHAR(34); IFNA([$intermediate.H154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154])" office:value-type="string" office:string-value="// 99" calcext:value-type="string">
            <text:p>// 99</text:p>
          </table:table-cell>
        </table:table-row>
        <table:table-row table:style-name="ro1">
          <table:table-cell/>
          <table:table-cell table:formula="of:=COM.MICROSOFT.CONCAT(CHAR(34); IFNA([$intermediate.H155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155])" office:value-type="string" office:string-value="// 9A" calcext:value-type="string">
            <text:p>// 9A</text:p>
          </table:table-cell>
        </table:table-row>
        <table:table-row table:style-name="ro1">
          <table:table-cell/>
          <table:table-cell table:formula="of:=COM.MICROSOFT.CONCAT(CHAR(34); IFNA([$intermediate.H156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156])" office:value-type="string" office:string-value="// 9B" calcext:value-type="string">
            <text:p>// 9B</text:p>
          </table:table-cell>
        </table:table-row>
        <table:table-row table:style-name="ro1">
          <table:table-cell/>
          <table:table-cell table:formula="of:=COM.MICROSOFT.CONCAT(CHAR(34); IFNA([$intermediate.H157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157])" office:value-type="string" office:string-value="// 9C" calcext:value-type="string">
            <text:p>// 9C</text:p>
          </table:table-cell>
        </table:table-row>
        <table:table-row table:style-name="ro1">
          <table:table-cell/>
          <table:table-cell table:formula="of:=COM.MICROSOFT.CONCAT(CHAR(34); IFNA([$intermediate.H158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158])" office:value-type="string" office:string-value="// 9D" calcext:value-type="string">
            <text:p>// 9D</text:p>
          </table:table-cell>
        </table:table-row>
        <table:table-row table:style-name="ro1">
          <table:table-cell/>
          <table:table-cell table:formula="of:=COM.MICROSOFT.CONCAT(CHAR(34); IFNA([$intermediate.H159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159])" office:value-type="string" office:string-value="// 9E" calcext:value-type="string">
            <text:p>// 9E</text:p>
          </table:table-cell>
        </table:table-row>
        <table:table-row table:style-name="ro1">
          <table:table-cell/>
          <table:table-cell table:formula="of:=COM.MICROSOFT.CONCAT(CHAR(34); IFNA([$intermediate.H160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160])" office:value-type="string" office:string-value="// 9F" calcext:value-type="string">
            <text:p>// 9F</text:p>
          </table:table-cell>
        </table:table-row>
        <table:table-row table:style-name="ro1">
          <table:table-cell/>
          <table:table-cell table:formula="of:=COM.MICROSOFT.CONCAT(CHAR(34); IFNA([$intermediate.H161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161])" office:value-type="string" office:string-value="// A0" calcext:value-type="string">
            <text:p>// A0</text:p>
          </table:table-cell>
        </table:table-row>
        <table:table-row table:style-name="ro1">
          <table:table-cell/>
          <table:table-cell table:formula="of:=COM.MICROSOFT.CONCAT(CHAR(34); IFNA([$intermediate.H162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162])" office:value-type="string" office:string-value="// A1" calcext:value-type="string">
            <text:p>// A1</text:p>
          </table:table-cell>
        </table:table-row>
        <table:table-row table:style-name="ro1">
          <table:table-cell/>
          <table:table-cell table:formula="of:=COM.MICROSOFT.CONCAT(CHAR(34); IFNA([$intermediate.H163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163])" office:value-type="string" office:string-value="// A2" calcext:value-type="string">
            <text:p>// A2</text:p>
          </table:table-cell>
        </table:table-row>
        <table:table-row table:style-name="ro1">
          <table:table-cell/>
          <table:table-cell table:formula="of:=COM.MICROSOFT.CONCAT(CHAR(34); IFNA([$intermediate.H164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164])" office:value-type="string" office:string-value="// A3" calcext:value-type="string">
            <text:p>// A3</text:p>
          </table:table-cell>
        </table:table-row>
        <table:table-row table:style-name="ro1">
          <table:table-cell/>
          <table:table-cell table:formula="of:=COM.MICROSOFT.CONCAT(CHAR(34); IFNA([$intermediate.H165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165])" office:value-type="string" office:string-value="// A4" calcext:value-type="string">
            <text:p>// A4</text:p>
          </table:table-cell>
        </table:table-row>
        <table:table-row table:style-name="ro1">
          <table:table-cell/>
          <table:table-cell table:formula="of:=COM.MICROSOFT.CONCAT(CHAR(34); IFNA([$intermediate.H166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166])" office:value-type="string" office:string-value="// A5" calcext:value-type="string">
            <text:p>// A5</text:p>
          </table:table-cell>
        </table:table-row>
        <table:table-row table:style-name="ro1">
          <table:table-cell/>
          <table:table-cell table:formula="of:=COM.MICROSOFT.CONCAT(CHAR(34); IFNA([$intermediate.H167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167])" office:value-type="string" office:string-value="// A6" calcext:value-type="string">
            <text:p>// A6</text:p>
          </table:table-cell>
        </table:table-row>
        <table:table-row table:style-name="ro1">
          <table:table-cell/>
          <table:table-cell table:formula="of:=COM.MICROSOFT.CONCAT(CHAR(34); IFNA([$intermediate.H168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168])" office:value-type="string" office:string-value="// A7" calcext:value-type="string">
            <text:p>// A7</text:p>
          </table:table-cell>
        </table:table-row>
        <table:table-row table:style-name="ro1">
          <table:table-cell/>
          <table:table-cell table:formula="of:=COM.MICROSOFT.CONCAT(CHAR(34); IFNA([$intermediate.H169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169])" office:value-type="string" office:string-value="// A8" calcext:value-type="string">
            <text:p>// A8</text:p>
          </table:table-cell>
        </table:table-row>
        <table:table-row table:style-name="ro1">
          <table:table-cell/>
          <table:table-cell table:formula="of:=COM.MICROSOFT.CONCAT(CHAR(34); IFNA([$intermediate.H170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170])" office:value-type="string" office:string-value="// A9" calcext:value-type="string">
            <text:p>// A9</text:p>
          </table:table-cell>
        </table:table-row>
        <table:table-row table:style-name="ro1">
          <table:table-cell/>
          <table:table-cell table:formula="of:=COM.MICROSOFT.CONCAT(CHAR(34); IFNA([$intermediate.H171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171])" office:value-type="string" office:string-value="// AA" calcext:value-type="string">
            <text:p>// AA</text:p>
          </table:table-cell>
        </table:table-row>
        <table:table-row table:style-name="ro1">
          <table:table-cell/>
          <table:table-cell table:formula="of:=COM.MICROSOFT.CONCAT(CHAR(34); IFNA([$intermediate.H172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172])" office:value-type="string" office:string-value="// AB" calcext:value-type="string">
            <text:p>// AB</text:p>
          </table:table-cell>
        </table:table-row>
        <table:table-row table:style-name="ro1">
          <table:table-cell/>
          <table:table-cell table:formula="of:=COM.MICROSOFT.CONCAT(CHAR(34); IFNA([$intermediate.H173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173])" office:value-type="string" office:string-value="// AC" calcext:value-type="string">
            <text:p>// AC</text:p>
          </table:table-cell>
        </table:table-row>
        <table:table-row table:style-name="ro1">
          <table:table-cell/>
          <table:table-cell table:formula="of:=COM.MICROSOFT.CONCAT(CHAR(34); IFNA([$intermediate.H174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174])" office:value-type="string" office:string-value="// AD" calcext:value-type="string">
            <text:p>// AD</text:p>
          </table:table-cell>
        </table:table-row>
        <table:table-row table:style-name="ro1">
          <table:table-cell/>
          <table:table-cell table:formula="of:=COM.MICROSOFT.CONCAT(CHAR(34); IFNA([$intermediate.H175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175])" office:value-type="string" office:string-value="// AE" calcext:value-type="string">
            <text:p>// AE</text:p>
          </table:table-cell>
        </table:table-row>
        <table:table-row table:style-name="ro1">
          <table:table-cell/>
          <table:table-cell table:formula="of:=COM.MICROSOFT.CONCAT(CHAR(34); IFNA([$intermediate.H176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176])" office:value-type="string" office:string-value="// AF" calcext:value-type="string">
            <text:p>// AF</text:p>
          </table:table-cell>
        </table:table-row>
        <table:table-row table:style-name="ro1">
          <table:table-cell/>
          <table:table-cell table:formula="of:=COM.MICROSOFT.CONCAT(CHAR(34); IFNA([$intermediate.H177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177])" office:value-type="string" office:string-value="// B0" calcext:value-type="string">
            <text:p>// B0</text:p>
          </table:table-cell>
        </table:table-row>
        <table:table-row table:style-name="ro1">
          <table:table-cell/>
          <table:table-cell table:formula="of:=COM.MICROSOFT.CONCAT(CHAR(34); IFNA([$intermediate.H178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178])" office:value-type="string" office:string-value="// B1" calcext:value-type="string">
            <text:p>// B1</text:p>
          </table:table-cell>
        </table:table-row>
        <table:table-row table:style-name="ro1">
          <table:table-cell/>
          <table:table-cell table:formula="of:=COM.MICROSOFT.CONCAT(CHAR(34); IFNA([$intermediate.H179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179])" office:value-type="string" office:string-value="// B2" calcext:value-type="string">
            <text:p>// B2</text:p>
          </table:table-cell>
        </table:table-row>
        <table:table-row table:style-name="ro1">
          <table:table-cell/>
          <table:table-cell table:formula="of:=COM.MICROSOFT.CONCAT(CHAR(34); IFNA([$intermediate.H180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180])" office:value-type="string" office:string-value="// B3" calcext:value-type="string">
            <text:p>// B3</text:p>
          </table:table-cell>
        </table:table-row>
        <table:table-row table:style-name="ro1">
          <table:table-cell/>
          <table:table-cell table:formula="of:=COM.MICROSOFT.CONCAT(CHAR(34); IFNA([$intermediate.H181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181])" office:value-type="string" office:string-value="// B4" calcext:value-type="string">
            <text:p>// B4</text:p>
          </table:table-cell>
        </table:table-row>
        <table:table-row table:style-name="ro1">
          <table:table-cell/>
          <table:table-cell table:formula="of:=COM.MICROSOFT.CONCAT(CHAR(34); IFNA([$intermediate.H182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182])" office:value-type="string" office:string-value="// B5" calcext:value-type="string">
            <text:p>// B5</text:p>
          </table:table-cell>
        </table:table-row>
        <table:table-row table:style-name="ro1">
          <table:table-cell/>
          <table:table-cell table:formula="of:=COM.MICROSOFT.CONCAT(CHAR(34); IFNA([$intermediate.H183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183])" office:value-type="string" office:string-value="// B6" calcext:value-type="string">
            <text:p>// B6</text:p>
          </table:table-cell>
        </table:table-row>
        <table:table-row table:style-name="ro1">
          <table:table-cell/>
          <table:table-cell table:formula="of:=COM.MICROSOFT.CONCAT(CHAR(34); IFNA([$intermediate.H184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184])" office:value-type="string" office:string-value="// B7" calcext:value-type="string">
            <text:p>// B7</text:p>
          </table:table-cell>
        </table:table-row>
        <table:table-row table:style-name="ro1">
          <table:table-cell/>
          <table:table-cell table:formula="of:=COM.MICROSOFT.CONCAT(CHAR(34); IFNA([$intermediate.H185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185])" office:value-type="string" office:string-value="// B8" calcext:value-type="string">
            <text:p>// B8</text:p>
          </table:table-cell>
        </table:table-row>
        <table:table-row table:style-name="ro1">
          <table:table-cell/>
          <table:table-cell table:formula="of:=COM.MICROSOFT.CONCAT(CHAR(34); IFNA([$intermediate.H186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186])" office:value-type="string" office:string-value="// B9" calcext:value-type="string">
            <text:p>// B9</text:p>
          </table:table-cell>
        </table:table-row>
        <table:table-row table:style-name="ro1">
          <table:table-cell/>
          <table:table-cell table:formula="of:=COM.MICROSOFT.CONCAT(CHAR(34); IFNA([$intermediate.H187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187])" office:value-type="string" office:string-value="// BA" calcext:value-type="string">
            <text:p>// BA</text:p>
          </table:table-cell>
        </table:table-row>
        <table:table-row table:style-name="ro1">
          <table:table-cell/>
          <table:table-cell table:formula="of:=COM.MICROSOFT.CONCAT(CHAR(34); IFNA([$intermediate.H188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188])" office:value-type="string" office:string-value="// BB" calcext:value-type="string">
            <text:p>// BB</text:p>
          </table:table-cell>
        </table:table-row>
        <table:table-row table:style-name="ro1">
          <table:table-cell/>
          <table:table-cell table:formula="of:=COM.MICROSOFT.CONCAT(CHAR(34); IFNA([$intermediate.H189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189])" office:value-type="string" office:string-value="// BC" calcext:value-type="string">
            <text:p>// BC</text:p>
          </table:table-cell>
        </table:table-row>
        <table:table-row table:style-name="ro1">
          <table:table-cell/>
          <table:table-cell table:formula="of:=COM.MICROSOFT.CONCAT(CHAR(34); IFNA([$intermediate.H190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190])" office:value-type="string" office:string-value="// BD" calcext:value-type="string">
            <text:p>// BD</text:p>
          </table:table-cell>
        </table:table-row>
        <table:table-row table:style-name="ro1">
          <table:table-cell/>
          <table:table-cell table:formula="of:=COM.MICROSOFT.CONCAT(CHAR(34); IFNA([$intermediate.H191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191])" office:value-type="string" office:string-value="// BE" calcext:value-type="string">
            <text:p>// BE</text:p>
          </table:table-cell>
        </table:table-row>
        <table:table-row table:style-name="ro1">
          <table:table-cell/>
          <table:table-cell table:formula="of:=COM.MICROSOFT.CONCAT(CHAR(34); IFNA([$intermediate.H192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192])" office:value-type="string" office:string-value="// BF" calcext:value-type="string">
            <text:p>// BF</text:p>
          </table:table-cell>
        </table:table-row>
        <table:table-row table:style-name="ro1">
          <table:table-cell/>
          <table:table-cell table:formula="of:=COM.MICROSOFT.CONCAT(CHAR(34); IFNA([$intermediate.H193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193])" office:value-type="string" office:string-value="// C0" calcext:value-type="string">
            <text:p>// C0</text:p>
          </table:table-cell>
        </table:table-row>
        <table:table-row table:style-name="ro1">
          <table:table-cell/>
          <table:table-cell table:formula="of:=COM.MICROSOFT.CONCAT(CHAR(34); IFNA([$intermediate.H194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194])" office:value-type="string" office:string-value="// C1" calcext:value-type="string">
            <text:p>// C1</text:p>
          </table:table-cell>
        </table:table-row>
        <table:table-row table:style-name="ro1">
          <table:table-cell/>
          <table:table-cell table:formula="of:=COM.MICROSOFT.CONCAT(CHAR(34); IFNA([$intermediate.H195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195])" office:value-type="string" office:string-value="// C2" calcext:value-type="string">
            <text:p>// C2</text:p>
          </table:table-cell>
        </table:table-row>
        <table:table-row table:style-name="ro1">
          <table:table-cell/>
          <table:table-cell table:formula="of:=COM.MICROSOFT.CONCAT(CHAR(34); IFNA([$intermediate.H196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196])" office:value-type="string" office:string-value="// C3" calcext:value-type="string">
            <text:p>// C3</text:p>
          </table:table-cell>
        </table:table-row>
        <table:table-row table:style-name="ro1">
          <table:table-cell/>
          <table:table-cell table:formula="of:=COM.MICROSOFT.CONCAT(CHAR(34); IFNA([$intermediate.H197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197])" office:value-type="string" office:string-value="// C4" calcext:value-type="string">
            <text:p>// C4</text:p>
          </table:table-cell>
        </table:table-row>
        <table:table-row table:style-name="ro1">
          <table:table-cell/>
          <table:table-cell table:formula="of:=COM.MICROSOFT.CONCAT(CHAR(34); IFNA([$intermediate.H198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198])" office:value-type="string" office:string-value="// C5" calcext:value-type="string">
            <text:p>// C5</text:p>
          </table:table-cell>
        </table:table-row>
        <table:table-row table:style-name="ro1">
          <table:table-cell/>
          <table:table-cell table:formula="of:=COM.MICROSOFT.CONCAT(CHAR(34); IFNA([$intermediate.H199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199])" office:value-type="string" office:string-value="// C6" calcext:value-type="string">
            <text:p>// C6</text:p>
          </table:table-cell>
        </table:table-row>
        <table:table-row table:style-name="ro1">
          <table:table-cell/>
          <table:table-cell table:formula="of:=COM.MICROSOFT.CONCAT(CHAR(34); IFNA([$intermediate.H200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200])" office:value-type="string" office:string-value="// C7" calcext:value-type="string">
            <text:p>// C7</text:p>
          </table:table-cell>
        </table:table-row>
        <table:table-row table:style-name="ro1">
          <table:table-cell/>
          <table:table-cell table:formula="of:=COM.MICROSOFT.CONCAT(CHAR(34); IFNA([$intermediate.H201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201])" office:value-type="string" office:string-value="// C8" calcext:value-type="string">
            <text:p>// C8</text:p>
          </table:table-cell>
        </table:table-row>
        <table:table-row table:style-name="ro1">
          <table:table-cell/>
          <table:table-cell table:formula="of:=COM.MICROSOFT.CONCAT(CHAR(34); IFNA([$intermediate.H202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202])" office:value-type="string" office:string-value="// C9" calcext:value-type="string">
            <text:p>// C9</text:p>
          </table:table-cell>
        </table:table-row>
        <table:table-row table:style-name="ro1">
          <table:table-cell/>
          <table:table-cell table:formula="of:=COM.MICROSOFT.CONCAT(CHAR(34); IFNA([$intermediate.H203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203])" office:value-type="string" office:string-value="// CA" calcext:value-type="string">
            <text:p>// CA</text:p>
          </table:table-cell>
        </table:table-row>
        <table:table-row table:style-name="ro1">
          <table:table-cell/>
          <table:table-cell table:formula="of:=COM.MICROSOFT.CONCAT(CHAR(34); IFNA([$intermediate.H204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204])" office:value-type="string" office:string-value="// CB" calcext:value-type="string">
            <text:p>// CB</text:p>
          </table:table-cell>
        </table:table-row>
        <table:table-row table:style-name="ro1">
          <table:table-cell/>
          <table:table-cell table:formula="of:=COM.MICROSOFT.CONCAT(CHAR(34); IFNA([$intermediate.H205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205])" office:value-type="string" office:string-value="// CC" calcext:value-type="string">
            <text:p>// CC</text:p>
          </table:table-cell>
        </table:table-row>
        <table:table-row table:style-name="ro1">
          <table:table-cell/>
          <table:table-cell table:formula="of:=COM.MICROSOFT.CONCAT(CHAR(34); IFNA([$intermediate.H206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206])" office:value-type="string" office:string-value="// CD" calcext:value-type="string">
            <text:p>// CD</text:p>
          </table:table-cell>
        </table:table-row>
        <table:table-row table:style-name="ro1">
          <table:table-cell/>
          <table:table-cell table:formula="of:=COM.MICROSOFT.CONCAT(CHAR(34); IFNA([$intermediate.H207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207])" office:value-type="string" office:string-value="// CE" calcext:value-type="string">
            <text:p>// CE</text:p>
          </table:table-cell>
        </table:table-row>
        <table:table-row table:style-name="ro1">
          <table:table-cell/>
          <table:table-cell table:formula="of:=COM.MICROSOFT.CONCAT(CHAR(34); IFNA([$intermediate.H208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208])" office:value-type="string" office:string-value="// CF" calcext:value-type="string">
            <text:p>// CF</text:p>
          </table:table-cell>
        </table:table-row>
        <table:table-row table:style-name="ro1">
          <table:table-cell/>
          <table:table-cell table:formula="of:=COM.MICROSOFT.CONCAT(CHAR(34); IFNA([$intermediate.H209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209])" office:value-type="string" office:string-value="// D0" calcext:value-type="string">
            <text:p>// D0</text:p>
          </table:table-cell>
        </table:table-row>
        <table:table-row table:style-name="ro1">
          <table:table-cell/>
          <table:table-cell table:formula="of:=COM.MICROSOFT.CONCAT(CHAR(34); IFNA([$intermediate.H210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210])" office:value-type="string" office:string-value="// D1" calcext:value-type="string">
            <text:p>// D1</text:p>
          </table:table-cell>
        </table:table-row>
        <table:table-row table:style-name="ro1">
          <table:table-cell/>
          <table:table-cell table:formula="of:=COM.MICROSOFT.CONCAT(CHAR(34); IFNA([$intermediate.H211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211])" office:value-type="string" office:string-value="// D2" calcext:value-type="string">
            <text:p>// D2</text:p>
          </table:table-cell>
        </table:table-row>
        <table:table-row table:style-name="ro1">
          <table:table-cell/>
          <table:table-cell table:formula="of:=COM.MICROSOFT.CONCAT(CHAR(34); IFNA([$intermediate.H212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212])" office:value-type="string" office:string-value="// D3" calcext:value-type="string">
            <text:p>// D3</text:p>
          </table:table-cell>
        </table:table-row>
        <table:table-row table:style-name="ro1">
          <table:table-cell/>
          <table:table-cell table:formula="of:=COM.MICROSOFT.CONCAT(CHAR(34); IFNA([$intermediate.H213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213])" office:value-type="string" office:string-value="// D4" calcext:value-type="string">
            <text:p>// D4</text:p>
          </table:table-cell>
        </table:table-row>
        <table:table-row table:style-name="ro1">
          <table:table-cell/>
          <table:table-cell table:formula="of:=COM.MICROSOFT.CONCAT(CHAR(34); IFNA([$intermediate.H214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214])" office:value-type="string" office:string-value="// D5" calcext:value-type="string">
            <text:p>// D5</text:p>
          </table:table-cell>
        </table:table-row>
        <table:table-row table:style-name="ro1">
          <table:table-cell/>
          <table:table-cell table:formula="of:=COM.MICROSOFT.CONCAT(CHAR(34); IFNA([$intermediate.H215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215])" office:value-type="string" office:string-value="// D6" calcext:value-type="string">
            <text:p>// D6</text:p>
          </table:table-cell>
        </table:table-row>
        <table:table-row table:style-name="ro1">
          <table:table-cell/>
          <table:table-cell table:formula="of:=COM.MICROSOFT.CONCAT(CHAR(34); IFNA([$intermediate.H216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216])" office:value-type="string" office:string-value="// D7" calcext:value-type="string">
            <text:p>// D7</text:p>
          </table:table-cell>
        </table:table-row>
        <table:table-row table:style-name="ro1">
          <table:table-cell/>
          <table:table-cell table:formula="of:=COM.MICROSOFT.CONCAT(CHAR(34); IFNA([$intermediate.H217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217])" office:value-type="string" office:string-value="// D8" calcext:value-type="string">
            <text:p>// D8</text:p>
          </table:table-cell>
        </table:table-row>
        <table:table-row table:style-name="ro1">
          <table:table-cell/>
          <table:table-cell table:formula="of:=COM.MICROSOFT.CONCAT(CHAR(34); IFNA([$intermediate.H218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218])" office:value-type="string" office:string-value="// D9" calcext:value-type="string">
            <text:p>// D9</text:p>
          </table:table-cell>
        </table:table-row>
        <table:table-row table:style-name="ro1">
          <table:table-cell/>
          <table:table-cell table:formula="of:=COM.MICROSOFT.CONCAT(CHAR(34); IFNA([$intermediate.H219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219])" office:value-type="string" office:string-value="// DA" calcext:value-type="string">
            <text:p>// DA</text:p>
          </table:table-cell>
        </table:table-row>
        <table:table-row table:style-name="ro1">
          <table:table-cell/>
          <table:table-cell table:formula="of:=COM.MICROSOFT.CONCAT(CHAR(34); IFNA([$intermediate.H220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220])" office:value-type="string" office:string-value="// DB" calcext:value-type="string">
            <text:p>// DB</text:p>
          </table:table-cell>
        </table:table-row>
        <table:table-row table:style-name="ro1">
          <table:table-cell/>
          <table:table-cell table:formula="of:=COM.MICROSOFT.CONCAT(CHAR(34); IFNA([$intermediate.H221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221])" office:value-type="string" office:string-value="// DC" calcext:value-type="string">
            <text:p>// DC</text:p>
          </table:table-cell>
        </table:table-row>
        <table:table-row table:style-name="ro1">
          <table:table-cell/>
          <table:table-cell table:formula="of:=COM.MICROSOFT.CONCAT(CHAR(34); IFNA([$intermediate.H222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222])" office:value-type="string" office:string-value="// DD" calcext:value-type="string">
            <text:p>// DD</text:p>
          </table:table-cell>
        </table:table-row>
        <table:table-row table:style-name="ro1">
          <table:table-cell/>
          <table:table-cell table:formula="of:=COM.MICROSOFT.CONCAT(CHAR(34); IFNA([$intermediate.H223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223])" office:value-type="string" office:string-value="// DE" calcext:value-type="string">
            <text:p>// DE</text:p>
          </table:table-cell>
        </table:table-row>
        <table:table-row table:style-name="ro1">
          <table:table-cell/>
          <table:table-cell table:formula="of:=COM.MICROSOFT.CONCAT(CHAR(34); IFNA([$intermediate.H224];&quot;Reserved&quot;); CHAR(34); &quot;,&quot;)" office:value-type="string" office:string-value="&quot;Reserved&quot;," calcext:value-type="string">
            <text:p>"Reserved",</text:p>
          </table:table-cell>
          <table:table-cell table:formula="of:=COM.MICROSOFT.CONCAT(&quot;// &quot;;[$intermediate.A224])" office:value-type="string" office:string-value="// DF" calcext:value-type="string">
            <text:p>// DF</text:p>
          </table:table-cell>
        </table:table-row>
        <table:table-row table:style-name="ro1">
          <table:table-cell/>
          <table:table-cell table:formula="of:=COM.MICROSOFT.CONCAT(CHAR(34); IFNA([$intermediate.H225];&quot;Reserved&quot;); CHAR(34); &quot;,&quot;)" office:value-type="string" office:string-value="&quot;Manufacturer_Specific&quot;," calcext:value-type="string">
            <text:p>"Manufacturer_Specific",</text:p>
          </table:table-cell>
          <table:table-cell table:formula="of:=COM.MICROSOFT.CONCAT(&quot;// &quot;;[$intermediate.A225])" office:value-type="string" office:string-value="// E0" calcext:value-type="string">
            <text:p>// E0</text:p>
          </table:table-cell>
        </table:table-row>
        <table:table-row table:style-name="ro1">
          <table:table-cell/>
          <table:table-cell table:formula="of:=COM.MICROSOFT.CONCAT(CHAR(34); IFNA([$intermediate.H226];&quot;Reserved&quot;); CHAR(34); &quot;,&quot;)" office:value-type="string" office:string-value="&quot;Manufacturer_Specific&quot;," calcext:value-type="string">
            <text:p>"Manufacturer_Specific",</text:p>
          </table:table-cell>
          <table:table-cell table:formula="of:=COM.MICROSOFT.CONCAT(&quot;// &quot;;[$intermediate.A226])" office:value-type="string" office:string-value="// E1" calcext:value-type="string">
            <text:p>// E1</text:p>
          </table:table-cell>
        </table:table-row>
        <table:table-row table:style-name="ro1">
          <table:table-cell/>
          <table:table-cell table:formula="of:=COM.MICROSOFT.CONCAT(CHAR(34); IFNA([$intermediate.H227];&quot;Reserved&quot;); CHAR(34); &quot;,&quot;)" office:value-type="string" office:string-value="&quot;Manufacturer_Specific&quot;," calcext:value-type="string">
            <text:p>"Manufacturer_Specific",</text:p>
          </table:table-cell>
          <table:table-cell table:formula="of:=COM.MICROSOFT.CONCAT(&quot;// &quot;;[$intermediate.A227])" office:value-type="string" office:string-value="// E2" calcext:value-type="string">
            <text:p>// E2</text:p>
          </table:table-cell>
        </table:table-row>
        <table:table-row table:style-name="ro1">
          <table:table-cell/>
          <table:table-cell table:formula="of:=COM.MICROSOFT.CONCAT(CHAR(34); IFNA([$intermediate.H228];&quot;Reserved&quot;); CHAR(34); &quot;,&quot;)" office:value-type="string" office:string-value="&quot;Manufacturer_Specific&quot;," calcext:value-type="string">
            <text:p>"Manufacturer_Specific",</text:p>
          </table:table-cell>
          <table:table-cell table:formula="of:=COM.MICROSOFT.CONCAT(&quot;// &quot;;[$intermediate.A228])" office:value-type="string" office:string-value="// E3" calcext:value-type="string">
            <text:p>// E3</text:p>
          </table:table-cell>
        </table:table-row>
        <table:table-row table:style-name="ro1">
          <table:table-cell/>
          <table:table-cell table:formula="of:=COM.MICROSOFT.CONCAT(CHAR(34); IFNA([$intermediate.H229];&quot;Reserved&quot;); CHAR(34); &quot;,&quot;)" office:value-type="string" office:string-value="&quot;Manufacturer_Specific&quot;," calcext:value-type="string">
            <text:p>"Manufacturer_Specific",</text:p>
          </table:table-cell>
          <table:table-cell table:formula="of:=COM.MICROSOFT.CONCAT(&quot;// &quot;;[$intermediate.A229])" office:value-type="string" office:string-value="// E4" calcext:value-type="string">
            <text:p>// E4</text:p>
          </table:table-cell>
        </table:table-row>
        <table:table-row table:style-name="ro1">
          <table:table-cell/>
          <table:table-cell table:formula="of:=COM.MICROSOFT.CONCAT(CHAR(34); IFNA([$intermediate.H230];&quot;Reserved&quot;); CHAR(34); &quot;,&quot;)" office:value-type="string" office:string-value="&quot;Manufacturer_Specific&quot;," calcext:value-type="string">
            <text:p>"Manufacturer_Specific",</text:p>
          </table:table-cell>
          <table:table-cell table:formula="of:=COM.MICROSOFT.CONCAT(&quot;// &quot;;[$intermediate.A230])" office:value-type="string" office:string-value="// E5" calcext:value-type="string">
            <text:p>// E5</text:p>
          </table:table-cell>
        </table:table-row>
        <table:table-row table:style-name="ro1">
          <table:table-cell/>
          <table:table-cell table:formula="of:=COM.MICROSOFT.CONCAT(CHAR(34); IFNA([$intermediate.H231];&quot;Reserved&quot;); CHAR(34); &quot;,&quot;)" office:value-type="string" office:string-value="&quot;Manufacturer_Specific&quot;," calcext:value-type="string">
            <text:p>"Manufacturer_Specific",</text:p>
          </table:table-cell>
          <table:table-cell table:formula="of:=COM.MICROSOFT.CONCAT(&quot;// &quot;;[$intermediate.A231])" office:value-type="string" office:string-value="// E6" calcext:value-type="string">
            <text:p>// E6</text:p>
          </table:table-cell>
        </table:table-row>
        <table:table-row table:style-name="ro1">
          <table:table-cell/>
          <table:table-cell table:formula="of:=COM.MICROSOFT.CONCAT(CHAR(34); IFNA([$intermediate.H232];&quot;Reserved&quot;); CHAR(34); &quot;,&quot;)" office:value-type="string" office:string-value="&quot;Manufacturer_Specific&quot;," calcext:value-type="string">
            <text:p>"Manufacturer_Specific",</text:p>
          </table:table-cell>
          <table:table-cell table:formula="of:=COM.MICROSOFT.CONCAT(&quot;// &quot;;[$intermediate.A232])" office:value-type="string" office:string-value="// E7" calcext:value-type="string">
            <text:p>// E7</text:p>
          </table:table-cell>
        </table:table-row>
        <table:table-row table:style-name="ro1">
          <table:table-cell/>
          <table:table-cell table:formula="of:=COM.MICROSOFT.CONCAT(CHAR(34); IFNA([$intermediate.H233];&quot;Reserved&quot;); CHAR(34); &quot;,&quot;)" office:value-type="string" office:string-value="&quot;Manufacturer_Specific&quot;," calcext:value-type="string">
            <text:p>"Manufacturer_Specific",</text:p>
          </table:table-cell>
          <table:table-cell table:formula="of:=COM.MICROSOFT.CONCAT(&quot;// &quot;;[$intermediate.A233])" office:value-type="string" office:string-value="// E8" calcext:value-type="string">
            <text:p>// E8</text:p>
          </table:table-cell>
        </table:table-row>
        <table:table-row table:style-name="ro1">
          <table:table-cell/>
          <table:table-cell table:formula="of:=COM.MICROSOFT.CONCAT(CHAR(34); IFNA([$intermediate.H234];&quot;Reserved&quot;); CHAR(34); &quot;,&quot;)" office:value-type="string" office:string-value="&quot;Manufacturer_Specific&quot;," calcext:value-type="string">
            <text:p>"Manufacturer_Specific",</text:p>
          </table:table-cell>
          <table:table-cell table:formula="of:=COM.MICROSOFT.CONCAT(&quot;// &quot;;[$intermediate.A234])" office:value-type="string" office:string-value="// E9" calcext:value-type="string">
            <text:p>// E9</text:p>
          </table:table-cell>
        </table:table-row>
        <table:table-row table:style-name="ro1">
          <table:table-cell/>
          <table:table-cell table:formula="of:=COM.MICROSOFT.CONCAT(CHAR(34); IFNA([$intermediate.H235];&quot;Reserved&quot;); CHAR(34); &quot;,&quot;)" office:value-type="string" office:string-value="&quot;Manufacturer_Specific&quot;," calcext:value-type="string">
            <text:p>"Manufacturer_Specific",</text:p>
          </table:table-cell>
          <table:table-cell table:formula="of:=COM.MICROSOFT.CONCAT(&quot;// &quot;;[$intermediate.A235])" office:value-type="string" office:string-value="// EA" calcext:value-type="string">
            <text:p>// EA</text:p>
          </table:table-cell>
        </table:table-row>
        <table:table-row table:style-name="ro1">
          <table:table-cell/>
          <table:table-cell table:formula="of:=COM.MICROSOFT.CONCAT(CHAR(34); IFNA([$intermediate.H236];&quot;Reserved&quot;); CHAR(34); &quot;,&quot;)" office:value-type="string" office:string-value="&quot;Manufacturer_Specific&quot;," calcext:value-type="string">
            <text:p>"Manufacturer_Specific",</text:p>
          </table:table-cell>
          <table:table-cell table:formula="of:=COM.MICROSOFT.CONCAT(&quot;// &quot;;[$intermediate.A236])" office:value-type="string" office:string-value="// EB" calcext:value-type="string">
            <text:p>// EB</text:p>
          </table:table-cell>
        </table:table-row>
        <table:table-row table:style-name="ro1">
          <table:table-cell/>
          <table:table-cell table:formula="of:=COM.MICROSOFT.CONCAT(CHAR(34); IFNA([$intermediate.H237];&quot;Reserved&quot;); CHAR(34); &quot;,&quot;)" office:value-type="string" office:string-value="&quot;Manufacturer_Specific&quot;," calcext:value-type="string">
            <text:p>"Manufacturer_Specific",</text:p>
          </table:table-cell>
          <table:table-cell table:formula="of:=COM.MICROSOFT.CONCAT(&quot;// &quot;;[$intermediate.A237])" office:value-type="string" office:string-value="// EC" calcext:value-type="string">
            <text:p>// EC</text:p>
          </table:table-cell>
        </table:table-row>
        <table:table-row table:style-name="ro1">
          <table:table-cell/>
          <table:table-cell table:formula="of:=COM.MICROSOFT.CONCAT(CHAR(34); IFNA([$intermediate.H238];&quot;Reserved&quot;); CHAR(34); &quot;,&quot;)" office:value-type="string" office:string-value="&quot;Manufacturer_Specific&quot;," calcext:value-type="string">
            <text:p>"Manufacturer_Specific",</text:p>
          </table:table-cell>
          <table:table-cell table:formula="of:=COM.MICROSOFT.CONCAT(&quot;// &quot;;[$intermediate.A238])" office:value-type="string" office:string-value="// ED" calcext:value-type="string">
            <text:p>// ED</text:p>
          </table:table-cell>
        </table:table-row>
        <table:table-row table:style-name="ro1">
          <table:table-cell/>
          <table:table-cell table:formula="of:=COM.MICROSOFT.CONCAT(CHAR(34); IFNA([$intermediate.H239];&quot;Reserved&quot;); CHAR(34); &quot;,&quot;)" office:value-type="string" office:string-value="&quot;Manufacturer_Specific&quot;," calcext:value-type="string">
            <text:p>"Manufacturer_Specific",</text:p>
          </table:table-cell>
          <table:table-cell table:formula="of:=COM.MICROSOFT.CONCAT(&quot;// &quot;;[$intermediate.A239])" office:value-type="string" office:string-value="// EE" calcext:value-type="string">
            <text:p>// EE</text:p>
          </table:table-cell>
        </table:table-row>
        <table:table-row table:style-name="ro1">
          <table:table-cell/>
          <table:table-cell table:formula="of:=COM.MICROSOFT.CONCAT(CHAR(34); IFNA([$intermediate.H240];&quot;Reserved&quot;); CHAR(34); &quot;,&quot;)" office:value-type="string" office:string-value="&quot;Manufacturer_Specific&quot;," calcext:value-type="string">
            <text:p>"Manufacturer_Specific",</text:p>
          </table:table-cell>
          <table:table-cell table:formula="of:=COM.MICROSOFT.CONCAT(&quot;// &quot;;[$intermediate.A240])" office:value-type="string" office:string-value="// EF" calcext:value-type="string">
            <text:p>// EF</text:p>
          </table:table-cell>
        </table:table-row>
        <table:table-row table:style-name="ro1">
          <table:table-cell/>
          <table:table-cell table:formula="of:=COM.MICROSOFT.CONCAT(CHAR(34); IFNA([$intermediate.H241];&quot;Reserved&quot;); CHAR(34); &quot;,&quot;)" office:value-type="string" office:string-value="&quot;Manufacturer_Specific&quot;," calcext:value-type="string">
            <text:p>"Manufacturer_Specific",</text:p>
          </table:table-cell>
          <table:table-cell table:formula="of:=COM.MICROSOFT.CONCAT(&quot;// &quot;;[$intermediate.A241])" office:value-type="string" office:string-value="// F0" calcext:value-type="string">
            <text:p>// F0</text:p>
          </table:table-cell>
        </table:table-row>
        <table:table-row table:style-name="ro1">
          <table:table-cell/>
          <table:table-cell table:formula="of:=COM.MICROSOFT.CONCAT(CHAR(34); IFNA([$intermediate.H242];&quot;Reserved&quot;); CHAR(34); &quot;,&quot;)" office:value-type="string" office:string-value="&quot;Manufacturer_Specific&quot;," calcext:value-type="string">
            <text:p>"Manufacturer_Specific",</text:p>
          </table:table-cell>
          <table:table-cell table:formula="of:=COM.MICROSOFT.CONCAT(&quot;// &quot;;[$intermediate.A242])" office:value-type="string" office:string-value="// F1" calcext:value-type="string">
            <text:p>// F1</text:p>
          </table:table-cell>
        </table:table-row>
        <table:table-row table:style-name="ro1">
          <table:table-cell/>
          <table:table-cell table:formula="of:=COM.MICROSOFT.CONCAT(CHAR(34); IFNA([$intermediate.H243];&quot;Reserved&quot;); CHAR(34); &quot;,&quot;)" office:value-type="string" office:string-value="&quot;Manufacturer_Specific&quot;," calcext:value-type="string">
            <text:p>"Manufacturer_Specific",</text:p>
          </table:table-cell>
          <table:table-cell table:formula="of:=COM.MICROSOFT.CONCAT(&quot;// &quot;;[$intermediate.A243])" office:value-type="string" office:string-value="// F2" calcext:value-type="string">
            <text:p>// F2</text:p>
          </table:table-cell>
        </table:table-row>
        <table:table-row table:style-name="ro1">
          <table:table-cell/>
          <table:table-cell table:formula="of:=COM.MICROSOFT.CONCAT(CHAR(34); IFNA([$intermediate.H244];&quot;Reserved&quot;); CHAR(34); &quot;,&quot;)" office:value-type="string" office:string-value="&quot;Manufacturer_Specific&quot;," calcext:value-type="string">
            <text:p>"Manufacturer_Specific",</text:p>
          </table:table-cell>
          <table:table-cell table:formula="of:=COM.MICROSOFT.CONCAT(&quot;// &quot;;[$intermediate.A244])" office:value-type="string" office:string-value="// F3" calcext:value-type="string">
            <text:p>// F3</text:p>
          </table:table-cell>
        </table:table-row>
        <table:table-row table:style-name="ro1">
          <table:table-cell/>
          <table:table-cell table:formula="of:=COM.MICROSOFT.CONCAT(CHAR(34); IFNA([$intermediate.H245];&quot;Reserved&quot;); CHAR(34); &quot;,&quot;)" office:value-type="string" office:string-value="&quot;Manufacturer_Specific&quot;," calcext:value-type="string">
            <text:p>"Manufacturer_Specific",</text:p>
          </table:table-cell>
          <table:table-cell table:formula="of:=COM.MICROSOFT.CONCAT(&quot;// &quot;;[$intermediate.A245])" office:value-type="string" office:string-value="// F4" calcext:value-type="string">
            <text:p>// F4</text:p>
          </table:table-cell>
        </table:table-row>
        <table:table-row table:style-name="ro1">
          <table:table-cell/>
          <table:table-cell table:formula="of:=COM.MICROSOFT.CONCAT(CHAR(34); IFNA([$intermediate.H246];&quot;Reserved&quot;); CHAR(34); &quot;,&quot;)" office:value-type="string" office:string-value="&quot;Manufacturer_Specific&quot;," calcext:value-type="string">
            <text:p>"Manufacturer_Specific",</text:p>
          </table:table-cell>
          <table:table-cell table:formula="of:=COM.MICROSOFT.CONCAT(&quot;// &quot;;[$intermediate.A246])" office:value-type="string" office:string-value="// F5" calcext:value-type="string">
            <text:p>// F5</text:p>
          </table:table-cell>
        </table:table-row>
        <table:table-row table:style-name="ro1">
          <table:table-cell/>
          <table:table-cell table:formula="of:=COM.MICROSOFT.CONCAT(CHAR(34); IFNA([$intermediate.H247];&quot;Reserved&quot;); CHAR(34); &quot;,&quot;)" office:value-type="string" office:string-value="&quot;Manufacturer_Specific&quot;," calcext:value-type="string">
            <text:p>"Manufacturer_Specific",</text:p>
          </table:table-cell>
          <table:table-cell table:formula="of:=COM.MICROSOFT.CONCAT(&quot;// &quot;;[$intermediate.A247])" office:value-type="string" office:string-value="// F6" calcext:value-type="string">
            <text:p>// F6</text:p>
          </table:table-cell>
        </table:table-row>
        <table:table-row table:style-name="ro1">
          <table:table-cell/>
          <table:table-cell table:formula="of:=COM.MICROSOFT.CONCAT(CHAR(34); IFNA([$intermediate.H248];&quot;Reserved&quot;); CHAR(34); &quot;,&quot;)" office:value-type="string" office:string-value="&quot;Manufacturer_Specific&quot;," calcext:value-type="string">
            <text:p>"Manufacturer_Specific",</text:p>
          </table:table-cell>
          <table:table-cell table:formula="of:=COM.MICROSOFT.CONCAT(&quot;// &quot;;[$intermediate.A248])" office:value-type="string" office:string-value="// F7" calcext:value-type="string">
            <text:p>// F7</text:p>
          </table:table-cell>
        </table:table-row>
        <table:table-row table:style-name="ro1">
          <table:table-cell/>
          <table:table-cell table:formula="of:=COM.MICROSOFT.CONCAT(CHAR(34); IFNA([$intermediate.H249];&quot;Reserved&quot;); CHAR(34); &quot;,&quot;)" office:value-type="string" office:string-value="&quot;Manufacturer_Specific&quot;," calcext:value-type="string">
            <text:p>"Manufacturer_Specific",</text:p>
          </table:table-cell>
          <table:table-cell table:formula="of:=COM.MICROSOFT.CONCAT(&quot;// &quot;;[$intermediate.A249])" office:value-type="string" office:string-value="// F8" calcext:value-type="string">
            <text:p>// F8</text:p>
          </table:table-cell>
        </table:table-row>
        <table:table-row table:style-name="ro1">
          <table:table-cell/>
          <table:table-cell table:formula="of:=COM.MICROSOFT.CONCAT(CHAR(34); IFNA([$intermediate.H250];&quot;Reserved&quot;); CHAR(34); &quot;,&quot;)" office:value-type="string" office:string-value="&quot;Manufacturer_Specific&quot;," calcext:value-type="string">
            <text:p>"Manufacturer_Specific",</text:p>
          </table:table-cell>
          <table:table-cell table:formula="of:=COM.MICROSOFT.CONCAT(&quot;// &quot;;[$intermediate.A250])" office:value-type="string" office:string-value="// F9" calcext:value-type="string">
            <text:p>// F9</text:p>
          </table:table-cell>
        </table:table-row>
        <table:table-row table:style-name="ro1">
          <table:table-cell/>
          <table:table-cell table:formula="of:=COM.MICROSOFT.CONCAT(CHAR(34); IFNA([$intermediate.H251];&quot;Reserved&quot;); CHAR(34); &quot;,&quot;)" office:value-type="string" office:string-value="&quot;Manufacturer_Specific&quot;," calcext:value-type="string">
            <text:p>"Manufacturer_Specific",</text:p>
          </table:table-cell>
          <table:table-cell table:formula="of:=COM.MICROSOFT.CONCAT(&quot;// &quot;;[$intermediate.A251])" office:value-type="string" office:string-value="// FA" calcext:value-type="string">
            <text:p>// FA</text:p>
          </table:table-cell>
        </table:table-row>
        <table:table-row table:style-name="ro1">
          <table:table-cell/>
          <table:table-cell table:formula="of:=COM.MICROSOFT.CONCAT(CHAR(34); IFNA([$intermediate.H252];&quot;Reserved&quot;); CHAR(34); &quot;,&quot;)" office:value-type="string" office:string-value="&quot;Manufacturer_Specific&quot;," calcext:value-type="string">
            <text:p>"Manufacturer_Specific",</text:p>
          </table:table-cell>
          <table:table-cell table:formula="of:=COM.MICROSOFT.CONCAT(&quot;// &quot;;[$intermediate.A252])" office:value-type="string" office:string-value="// FB" calcext:value-type="string">
            <text:p>// FB</text:p>
          </table:table-cell>
        </table:table-row>
        <table:table-row table:style-name="ro1">
          <table:table-cell/>
          <table:table-cell table:formula="of:=COM.MICROSOFT.CONCAT(CHAR(34); IFNA([$intermediate.H253];&quot;Reserved&quot;); CHAR(34); &quot;,&quot;)" office:value-type="string" office:string-value="&quot;Manufacturer_Specific&quot;," calcext:value-type="string">
            <text:p>"Manufacturer_Specific",</text:p>
          </table:table-cell>
          <table:table-cell table:formula="of:=COM.MICROSOFT.CONCAT(&quot;// &quot;;[$intermediate.A253])" office:value-type="string" office:string-value="// FC" calcext:value-type="string">
            <text:p>// FC</text:p>
          </table:table-cell>
        </table:table-row>
        <table:table-row table:style-name="ro1">
          <table:table-cell/>
          <table:table-cell table:formula="of:=COM.MICROSOFT.CONCAT(CHAR(34); IFNA([$intermediate.H254];&quot;Reserved&quot;); CHAR(34); &quot;,&quot;)" office:value-type="string" office:string-value="&quot;Manufacturer_Specific&quot;," calcext:value-type="string">
            <text:p>"Manufacturer_Specific",</text:p>
          </table:table-cell>
          <table:table-cell table:formula="of:=COM.MICROSOFT.CONCAT(&quot;// &quot;;[$intermediate.A254])" office:value-type="string" office:string-value="// FD" calcext:value-type="string">
            <text:p>// FD</text:p>
          </table:table-cell>
        </table:table-row>
        <table:table-row table:style-name="ro1">
          <table:table-cell/>
          <table:table-cell table:formula="of:=COM.MICROSOFT.CONCAT(CHAR(34); IFNA([$intermediate.H255];&quot;Reserved&quot;); CHAR(34); &quot;,&quot;)" office:value-type="string" office:string-value="&quot;Manufacturer_Specific&quot;," calcext:value-type="string">
            <text:p>"Manufacturer_Specific",</text:p>
          </table:table-cell>
          <table:table-cell table:formula="of:=COM.MICROSOFT.CONCAT(&quot;// &quot;;[$intermediate.A255])" office:value-type="string" office:string-value="// FE" calcext:value-type="string">
            <text:p>// FE</text:p>
          </table:table-cell>
        </table:table-row>
        <table:table-row table:style-name="ro1">
          <table:table-cell/>
          <table:table-cell table:formula="of:=COM.MICROSOFT.CONCAT(CHAR(34); IFNA([$intermediate.H256];&quot;Reserved&quot;); CHAR(34))" office:value-type="string" office:string-value="&quot;Empty&quot;" calcext:value-type="string">
            <text:p>"Empty"</text:p>
          </table:table-cell>
          <table:table-cell table:formula="of:=COM.MICROSOFT.CONCAT(&quot;// &quot;;[$intermediate.A256])" office:value-type="string" office:string-value="// FF" calcext:value-type="string">
            <text:p>// FF</text:p>
          </table:table-cell>
        </table:table-row>
        <table:table-row table:style-name="ro1">
          <table:table-cell/>
          <table:table-cell office:value-type="string" calcext:value-type="string">
            <text:p>};</text:p>
          </table:table-cell>
          <table:table-cell/>
        </table:table-row>
        <table:table-row table:style-name="ro1">
          <table:table-cell office:value-type="string" calcext:value-type="string">
            <text:p>}</text:p>
          </table:table-cell>
          <table:table-cell table:number-columns-repeated="2"/>
        </table:table-row>
      </table:table>
      <table:table table:name="LDF_Encodings" table:style-name="ta1">
        <table:table-column table:style-name="co15" table:default-cell-style-name="Default"/>
        <table:table-column table:style-name="co16" table:default-cell-style-name="Default"/>
        <table:table-row table:style-name="ro1">
          <table:table-cell office:value-type="string" calcext:value-type="string">
            <text:p><text:s text:c="2"/>EvInfo_Encoding {</text:p>
          </table:table-cell>
          <table:table-cell/>
        </table:table-row>
        <table:table-row table:style-name="ro1">
          <table:table-cell table:formula="of:=COM.MICROSOFT.CONCAT(&quot;    logical_value, &quot;; HEX2DEC([$intermediate.A1]); &quot;, &quot;; CHAR(34); IFNA([$intermediate.D1];&quot;Reserved&quot;); CHAR(34); &quot; ;&quot;)" office:value-type="string" office:string-value="    logical_value, 0, &quot;Depricated_Unspecified&quot; ;" calcext:value-type="string">
            <text:p><text:s text:c="4"/>logical_value, 0, "Depricated_Unspecified" ;</text:p>
          </table:table-cell>
          <table:table-cell/>
        </table:table-row>
        <table:table-row table:style-name="ro1">
          <table:table-cell table:formula="of:=COM.MICROSOFT.CONCAT(&quot;    logical_value, &quot;; HEX2DEC([$intermediate.A2]); &quot;, &quot;; CHAR(34); IFNA([$intermediate.D2];&quot;Reserved&quot;); CHAR(34); &quot; ;&quot;)" office:value-type="string" office:string-value="    logical_value, 1, &quot;Depricated_StStatusOp_not_ready&quot; ;" calcext:value-type="string">
            <text:p><text:s text:c="4"/>logical_value, 1, "Depricated_StStatusOp_not_ready" ;</text:p>
          </table:table-cell>
          <table:table-cell/>
        </table:table-row>
        <table:table-row table:style-name="ro1">
          <table:table-cell table:formula="of:=COM.MICROSOFT.CONCAT(&quot;    logical_value, &quot;; HEX2DEC([$intermediate.A3]); &quot;, &quot;; CHAR(34); IFNA([$intermediate.D3];&quot;Reserved&quot;); CHAR(34); &quot; ;&quot;)" office:value-type="string" office:string-value="    logical_value, 2, &quot;Depricated_EV_Energy_Management_Fault&quot; ;" calcext:value-type="string">
            <text:p><text:s text:c="4"/>logical_value, 2, "Depricated_EV_Energy_Management_Fault" ;</text:p>
          </table:table-cell>
          <table:table-cell/>
        </table:table-row>
        <table:table-row table:style-name="ro1">
          <table:table-cell table:formula="of:=COM.MICROSOFT.CONCAT(&quot;    logical_value, &quot;; HEX2DEC([$intermediate.A4]); &quot;, &quot;; CHAR(34); IFNA([$intermediate.D4];&quot;Reserved&quot;); CHAR(34); &quot; ;&quot;)" office:value-type="string" office:string-value="    logical_value, 3, &quot;Depricated_User_Stop&quot; ;" calcext:value-type="string">
            <text:p><text:s text:c="4"/>logical_value, 3, "Depricated_User_Stop" ;</text:p>
          </table:table-cell>
          <table:table-cell/>
        </table:table-row>
        <table:table-row table:style-name="ro1">
          <table:table-cell table:formula="of:=COM.MICROSOFT.CONCAT(&quot;    logical_value, &quot;; HEX2DEC([$intermediate.A5]); &quot;, &quot;; CHAR(34); IFNA([$intermediate.D5];&quot;Reserved&quot;); CHAR(34); &quot; ;&quot;)" office:value-type="string" office:string-value="    logical_value, 4, &quot;Depricated_Maximum_current_too_low&quot; ;" calcext:value-type="string">
            <text:p><text:s text:c="4"/>logical_value, 4, "Depricated_Maximum_current_too_low" ;</text:p>
          </table:table-cell>
          <table:table-cell/>
        </table:table-row>
        <table:table-row table:style-name="ro1">
          <table:table-cell table:formula="of:=COM.MICROSOFT.CONCAT(&quot;    logical_value, &quot;; HEX2DEC([$intermediate.A6]); &quot;, &quot;; CHAR(34); IFNA([$intermediate.D6];&quot;Reserved&quot;); CHAR(34); &quot; ;&quot;)" office:value-type="string" office:string-value="    logical_value, 5, &quot;Reserved&quot; ;" calcext:value-type="string">
            <text:p><text:s text:c="4"/>logical_value, 5, "Reserved" ;</text:p>
          </table:table-cell>
          <table:table-cell/>
        </table:table-row>
        <table:table-row table:style-name="ro1">
          <table:table-cell table:formula="of:=COM.MICROSOFT.CONCAT(&quot;    logical_value, &quot;; HEX2DEC([$intermediate.A7]); &quot;, &quot;; CHAR(34); IFNA([$intermediate.D7];&quot;Reserved&quot;); CHAR(34); &quot; ;&quot;)" office:value-type="string" office:string-value="    logical_value, 6, &quot;Reserved&quot; ;" calcext:value-type="string">
            <text:p><text:s text:c="4"/>logical_value, 6, "Reserved" ;</text:p>
          </table:table-cell>
          <table:table-cell/>
        </table:table-row>
        <table:table-row table:style-name="ro1">
          <table:table-cell table:formula="of:=COM.MICROSOFT.CONCAT(&quot;    logical_value, &quot;; HEX2DEC([$intermediate.A8]); &quot;, &quot;; CHAR(34); IFNA([$intermediate.D8];&quot;Reserved&quot;); CHAR(34); &quot; ;&quot;)" office:value-type="string" office:string-value="    logical_value, 7, &quot;Reserved&quot; ;" calcext:value-type="string">
            <text:p><text:s text:c="4"/>logical_value, 7, "Reserved" ;</text:p>
          </table:table-cell>
          <table:table-cell/>
        </table:table-row>
        <table:table-row table:style-name="ro1">
          <table:table-cell table:formula="of:=COM.MICROSOFT.CONCAT(&quot;    logical_value, &quot;; HEX2DEC([$intermediate.A9]); &quot;, &quot;; CHAR(34); IFNA([$intermediate.D9];&quot;Reserved&quot;); CHAR(34); &quot; ;&quot;)" office:value-type="string" office:string-value="    logical_value, 8, &quot;Reserved&quot; ;" calcext:value-type="string">
            <text:p><text:s text:c="4"/>logical_value, 8, "Reserved" ;</text:p>
          </table:table-cell>
          <table:table-cell/>
        </table:table-row>
        <table:table-row table:style-name="ro1">
          <table:table-cell table:formula="of:=COM.MICROSOFT.CONCAT(&quot;    logical_value, &quot;; HEX2DEC([$intermediate.A10]); &quot;, &quot;; CHAR(34); IFNA([$intermediate.D10];&quot;Reserved&quot;); CHAR(34); &quot; ;&quot;)" office:value-type="string" office:string-value="    logical_value, 9, &quot;Reserved&quot; ;" calcext:value-type="string">
            <text:p><text:s text:c="4"/>logical_value, 9, "Reserved" ;</text:p>
          </table:table-cell>
          <table:table-cell/>
        </table:table-row>
        <table:table-row table:style-name="ro1">
          <table:table-cell table:formula="of:=COM.MICROSOFT.CONCAT(&quot;    logical_value, &quot;; HEX2DEC([$intermediate.A11]); &quot;, &quot;; CHAR(34); IFNA([$intermediate.D11];&quot;Reserved&quot;); CHAR(34); &quot; ;&quot;)" office:value-type="string" office:string-value="    logical_value, 10, &quot;Reserved&quot; ;" calcext:value-type="string">
            <text:p><text:s text:c="4"/>logical_value, 10, "Reserved" ;</text:p>
          </table:table-cell>
          <table:table-cell/>
        </table:table-row>
        <table:table-row table:style-name="ro1">
          <table:table-cell table:formula="of:=COM.MICROSOFT.CONCAT(&quot;    logical_value, &quot;; HEX2DEC([$intermediate.A12]); &quot;, &quot;; CHAR(34); IFNA([$intermediate.D12];&quot;Reserved&quot;); CHAR(34); &quot; ;&quot;)" office:value-type="string" office:string-value="    logical_value, 11, &quot;Reserved&quot; ;" calcext:value-type="string">
            <text:p><text:s text:c="4"/>logical_value, 11, "Reserved" ;</text:p>
          </table:table-cell>
          <table:table-cell/>
        </table:table-row>
        <table:table-row table:style-name="ro1">
          <table:table-cell table:formula="of:=COM.MICROSOFT.CONCAT(&quot;    logical_value, &quot;; HEX2DEC([$intermediate.A13]); &quot;, &quot;; CHAR(34); IFNA([$intermediate.D13];&quot;Reserved&quot;); CHAR(34); &quot; ;&quot;)" office:value-type="string" office:string-value="    logical_value, 12, &quot;Reserved&quot; ;" calcext:value-type="string">
            <text:p><text:s text:c="4"/>logical_value, 12, "Reserved" ;</text:p>
          </table:table-cell>
          <table:table-cell/>
        </table:table-row>
        <table:table-row table:style-name="ro1">
          <table:table-cell table:formula="of:=COM.MICROSOFT.CONCAT(&quot;    logical_value, &quot;; HEX2DEC([$intermediate.A14]); &quot;, &quot;; CHAR(34); IFNA([$intermediate.D14];&quot;Reserved&quot;); CHAR(34); &quot; ;&quot;)" office:value-type="string" office:string-value="    logical_value, 13, &quot;Reserved&quot; ;" calcext:value-type="string">
            <text:p><text:s text:c="4"/>logical_value, 13, "Reserved" ;</text:p>
          </table:table-cell>
          <table:table-cell/>
        </table:table-row>
        <table:table-row table:style-name="ro1">
          <table:table-cell table:formula="of:=COM.MICROSOFT.CONCAT(&quot;    logical_value, &quot;; HEX2DEC([$intermediate.A15]); &quot;, &quot;; CHAR(34); IFNA([$intermediate.D15];&quot;Reserved&quot;); CHAR(34); &quot; ;&quot;)" office:value-type="string" office:string-value="    logical_value, 14, &quot;Reserved&quot; ;" calcext:value-type="string">
            <text:p><text:s text:c="4"/>logical_value, 14, "Reserved" ;</text:p>
          </table:table-cell>
          <table:table-cell/>
        </table:table-row>
        <table:table-row table:style-name="ro1">
          <table:table-cell table:formula="of:=COM.MICROSOFT.CONCAT(&quot;    logical_value, &quot;; HEX2DEC([$intermediate.A16]); &quot;, &quot;; CHAR(34); IFNA([$intermediate.D16];&quot;Reserved&quot;); CHAR(34); &quot; ;&quot;)" office:value-type="string" office:string-value="    logical_value, 15, &quot;Reserved&quot; ;" calcext:value-type="string">
            <text:p><text:s text:c="4"/>logical_value, 15, "Reserved" ;</text:p>
          </table:table-cell>
          <table:table-cell/>
        </table:table-row>
        <table:table-row table:style-name="ro1">
          <table:table-cell table:formula="of:=COM.MICROSOFT.CONCAT(&quot;    logical_value, &quot;; HEX2DEC([$intermediate.A17]); &quot;, &quot;; CHAR(34); IFNA([$intermediate.D17];&quot;Reserved&quot;); CHAR(34); &quot; ;&quot;)" office:value-type="string" office:string-value="    logical_value, 16, &quot;Reserved&quot; ;" calcext:value-type="string">
            <text:p><text:s text:c="4"/>logical_value, 16, "Reserved" ;</text:p>
          </table:table-cell>
          <table:table-cell/>
        </table:table-row>
        <table:table-row table:style-name="ro1">
          <table:table-cell table:formula="of:=COM.MICROSOFT.CONCAT(&quot;    logical_value, &quot;; HEX2DEC([$intermediate.A18]); &quot;, &quot;; CHAR(34); IFNA([$intermediate.D18];&quot;Reserved&quot;); CHAR(34); &quot; ;&quot;)" office:value-type="string" office:string-value="    logical_value, 17, &quot;Version_fails&quot; ;" calcext:value-type="string">
            <text:p><text:s text:c="4"/>logical_value, 17, "Version_fails" ;</text:p>
          </table:table-cell>
          <table:table-cell/>
        </table:table-row>
        <table:table-row table:style-name="ro1">
          <table:table-cell table:formula="of:=COM.MICROSOFT.CONCAT(&quot;    logical_value, &quot;; HEX2DEC([$intermediate.A19]); &quot;, &quot;; CHAR(34); IFNA([$intermediate.D19];&quot;Reserved&quot;); CHAR(34); &quot; ;&quot;)" office:value-type="string" office:string-value="    logical_value, 18, &quot;Initialization_fails&quot; ;" calcext:value-type="string">
            <text:p><text:s text:c="4"/>logical_value, 18, "Initialization_fails" ;</text:p>
          </table:table-cell>
          <table:table-cell/>
        </table:table-row>
        <table:table-row table:style-name="ro1">
          <table:table-cell table:formula="of:=COM.MICROSOFT.CONCAT(&quot;    logical_value, &quot;; HEX2DEC([$intermediate.A20]); &quot;, &quot;; CHAR(34); IFNA([$intermediate.D20];&quot;Reserved&quot;); CHAR(34); &quot; ;&quot;)" office:value-type="string" office:string-value="    logical_value, 19, &quot;Version_Restart&quot; ;" calcext:value-type="string">
            <text:p><text:s text:c="4"/>logical_value, 19, "Version_Restart" ;</text:p>
          </table:table-cell>
          <table:table-cell/>
        </table:table-row>
        <table:table-row table:style-name="ro1">
          <table:table-cell table:formula="of:=COM.MICROSOFT.CONCAT(&quot;    logical_value, &quot;; HEX2DEC([$intermediate.A21]); &quot;, &quot;; CHAR(34); IFNA([$intermediate.D21];&quot;Reserved&quot;); CHAR(34); &quot; ;&quot;)" office:value-type="string" office:string-value="    logical_value, 20, &quot;Bit_Rate_Restart&quot; ;" calcext:value-type="string">
            <text:p><text:s text:c="4"/>logical_value, 20, "Bit_Rate_Restart" ;</text:p>
          </table:table-cell>
          <table:table-cell/>
        </table:table-row>
        <table:table-row table:style-name="ro1">
          <table:table-cell table:formula="of:=COM.MICROSOFT.CONCAT(&quot;    logical_value, &quot;; HEX2DEC([$intermediate.A22]); &quot;, &quot;; CHAR(34); IFNA([$intermediate.D22];&quot;Reserved&quot;); CHAR(34); &quot; ;&quot;)" office:value-type="string" office:string-value="    logical_value, 21, &quot;MCU_Reset_Restart&quot; ;" calcext:value-type="string">
            <text:p><text:s text:c="4"/>logical_value, 21, "MCU_Reset_Restart" ;</text:p>
          </table:table-cell>
          <table:table-cell/>
        </table:table-row>
        <table:table-row table:style-name="ro1">
          <table:table-cell table:formula="of:=COM.MICROSOFT.CONCAT(&quot;    logical_value, &quot;; HEX2DEC([$intermediate.A23]); &quot;, &quot;; CHAR(34); IFNA([$intermediate.D23];&quot;Reserved&quot;); CHAR(34); &quot; ;&quot;)" office:value-type="string" office:string-value="    logical_value, 22, &quot;Pilot_Fault_Restart&quot; ;" calcext:value-type="string">
            <text:p><text:s text:c="4"/>logical_value, 22, "Pilot_Fault_Restart" ;</text:p>
          </table:table-cell>
          <table:table-cell/>
        </table:table-row>
        <table:table-row table:style-name="ro1">
          <table:table-cell table:formula="of:=COM.MICROSOFT.CONCAT(&quot;    logical_value, &quot;; HEX2DEC([$intermediate.A24]); &quot;, &quot;; CHAR(34); IFNA([$intermediate.D24];&quot;Reserved&quot;); CHAR(34); &quot; ;&quot;)" office:value-type="string" office:string-value="    logical_value, 23, &quot;No_LIN&quot; ;" calcext:value-type="string">
            <text:p><text:s text:c="4"/>logical_value, 23, "No_LIN" ;</text:p>
          </table:table-cell>
          <table:table-cell/>
        </table:table-row>
        <table:table-row table:style-name="ro1">
          <table:table-cell table:formula="of:=COM.MICROSOFT.CONCAT(&quot;    logical_value, &quot;; HEX2DEC([$intermediate.A25]); &quot;, &quot;; CHAR(34); IFNA([$intermediate.D25];&quot;Reserved&quot;); CHAR(34); &quot; ;&quot;)" office:value-type="string" office:string-value="    logical_value, 24, &quot;Int_Fault_Restart&quot; ;" calcext:value-type="string">
            <text:p><text:s text:c="4"/>logical_value, 24, "Int_Fault_Restart" ;</text:p>
          </table:table-cell>
          <table:table-cell/>
        </table:table-row>
        <table:table-row table:style-name="ro1">
          <table:table-cell table:formula="of:=COM.MICROSOFT.CONCAT(&quot;    logical_value, &quot;; HEX2DEC([$intermediate.A26]); &quot;, &quot;; CHAR(34); IFNA([$intermediate.D26];&quot;Reserved&quot;); CHAR(34); &quot; ;&quot;)" office:value-type="string" office:string-value="    logical_value, 25, &quot;Int_Fault_Termination&quot; ;" calcext:value-type="string">
            <text:p><text:s text:c="4"/>logical_value, 25, "Int_Fault_Termination" ;</text:p>
          </table:table-cell>
          <table:table-cell/>
        </table:table-row>
        <table:table-row table:style-name="ro1">
          <table:table-cell table:formula="of:=COM.MICROSOFT.CONCAT(&quot;    logical_value, &quot;; HEX2DEC([$intermediate.A27]); &quot;, &quot;; CHAR(34); IFNA([$intermediate.D27];&quot;Reserved&quot;); CHAR(34); &quot; ;&quot;)" office:value-type="string" office:string-value="    logical_value, 26, &quot;Available_current_too_low&quot; ;" calcext:value-type="string">
            <text:p><text:s text:c="4"/>logical_value, 26, "Available_current_too_low" ;</text:p>
          </table:table-cell>
          <table:table-cell/>
        </table:table-row>
        <table:table-row table:style-name="ro1">
          <table:table-cell table:formula="of:=COM.MICROSOFT.CONCAT(&quot;    logical_value, &quot;; HEX2DEC([$intermediate.A28]); &quot;, &quot;; CHAR(34); IFNA([$intermediate.D28];&quot;Reserved&quot;); CHAR(34); &quot; ;&quot;)" office:value-type="string" office:string-value="    logical_value, 27, &quot;Available_voltage_too_high&quot; ;" calcext:value-type="string">
            <text:p><text:s text:c="4"/>logical_value, 27, "Available_voltage_too_high" ;</text:p>
          </table:table-cell>
          <table:table-cell/>
        </table:table-row>
        <table:table-row table:style-name="ro1">
          <table:table-cell table:formula="of:=COM.MICROSOFT.CONCAT(&quot;    logical_value, &quot;; HEX2DEC([$intermediate.A29]); &quot;, &quot;; CHAR(34); IFNA([$intermediate.D29];&quot;Reserved&quot;); CHAR(34); &quot; ;&quot;)" office:value-type="string" office:string-value="    logical_value, 28, &quot;Frequency_Mismatch&quot; ;" calcext:value-type="string">
            <text:p><text:s text:c="4"/>logical_value, 28, "Frequency_Mismatch" ;</text:p>
          </table:table-cell>
          <table:table-cell/>
        </table:table-row>
        <table:table-row table:style-name="ro1">
          <table:table-cell table:formula="of:=COM.MICROSOFT.CONCAT(&quot;    logical_value, &quot;; HEX2DEC([$intermediate.A30]); &quot;, &quot;; CHAR(34); IFNA([$intermediate.D30];&quot;Reserved&quot;); CHAR(34); &quot; ;&quot;)" office:value-type="string" office:string-value="    logical_value, 29, &quot;EMS_Charging_delayed&quot; ;" calcext:value-type="string">
            <text:p><text:s text:c="4"/>logical_value, 29, "EMS_Charging_delayed" ;</text:p>
          </table:table-cell>
          <table:table-cell/>
        </table:table-row>
        <table:table-row table:style-name="ro1">
          <table:table-cell table:formula="of:=COM.MICROSOFT.CONCAT(&quot;    logical_value, &quot;; HEX2DEC([$intermediate.A31]); &quot;, &quot;; CHAR(34); IFNA([$intermediate.D31];&quot;Reserved&quot;); CHAR(34); &quot; ;&quot;)" office:value-type="string" office:string-value="    logical_value, 30, &quot;Isolation_fault&quot; ;" calcext:value-type="string">
            <text:p><text:s text:c="4"/>logical_value, 30, "Isolation_fault" ;</text:p>
          </table:table-cell>
          <table:table-cell/>
        </table:table-row>
        <table:table-row table:style-name="ro1">
          <table:table-cell table:formula="of:=COM.MICROSOFT.CONCAT(&quot;    logical_value, &quot;; HEX2DEC([$intermediate.A32]); &quot;, &quot;; CHAR(34); IFNA([$intermediate.D32];&quot;Reserved&quot;); CHAR(34); &quot; ;&quot;)" office:value-type="string" office:string-value="    logical_value, 31, &quot;Charging_Delayed&quot; ;" calcext:value-type="string">
            <text:p><text:s text:c="4"/>logical_value, 31, "Charging_Delayed" ;</text:p>
          </table:table-cell>
          <table:table-cell/>
        </table:table-row>
        <table:table-row table:style-name="ro1">
          <table:table-cell table:formula="of:=COM.MICROSOFT.CONCAT(&quot;    logical_value, &quot;; HEX2DEC([$intermediate.A33]); &quot;, &quot;; CHAR(34); IFNA([$intermediate.D33];&quot;Reserved&quot;); CHAR(34); &quot; ;&quot;)" office:value-type="string" office:string-value="    logical_value, 32, &quot;Interrupt_Clean&quot; ;" calcext:value-type="string">
            <text:p><text:s text:c="4"/>logical_value, 32, "Interrupt_Clean" ;</text:p>
          </table:table-cell>
          <table:table-cell/>
        </table:table-row>
        <table:table-row table:style-name="ro1">
          <table:table-cell table:formula="of:=COM.MICROSOFT.CONCAT(&quot;    logical_value, &quot;; HEX2DEC([$intermediate.A34]); &quot;, &quot;; CHAR(34); IFNA([$intermediate.D34];&quot;Reserved&quot;); CHAR(34); &quot; ;&quot;)" office:value-type="string" office:string-value="    logical_value, 33, &quot;Interrupt_Dirty&quot; ;" calcext:value-type="string">
            <text:p><text:s text:c="4"/>logical_value, 33, "Interrupt_Dirty" ;</text:p>
          </table:table-cell>
          <table:table-cell/>
        </table:table-row>
        <table:table-row table:style-name="ro1">
          <table:table-cell table:formula="of:=COM.MICROSOFT.CONCAT(&quot;    logical_value, &quot;; HEX2DEC([$intermediate.A35]); &quot;, &quot;; CHAR(34); IFNA([$intermediate.D35];&quot;Reserved&quot;); CHAR(34); &quot; ;&quot;)" office:value-type="string" office:string-value="    logical_value, 34, &quot;Available_voltage_too_low&quot; ;" calcext:value-type="string">
            <text:p><text:s text:c="4"/>logical_value, 34, "Available_voltage_too_low" ;</text:p>
          </table:table-cell>
          <table:table-cell/>
        </table:table-row>
        <table:table-row table:style-name="ro1">
          <table:table-cell table:formula="of:=COM.MICROSOFT.CONCAT(&quot;    logical_value, &quot;; HEX2DEC([$intermediate.A36]); &quot;, &quot;; CHAR(34); IFNA([$intermediate.D36];&quot;Reserved&quot;); CHAR(34); &quot; ;&quot;)" office:value-type="string" office:string-value="    logical_value, 35, &quot;Latch_or_lock_failure&quot; ;" calcext:value-type="string">
            <text:p><text:s text:c="4"/>logical_value, 35, "Latch_or_lock_failure" ;</text:p>
          </table:table-cell>
          <table:table-cell/>
        </table:table-row>
        <table:table-row table:style-name="ro1">
          <table:table-cell table:formula="of:=COM.MICROSOFT.CONCAT(&quot;    logical_value, &quot;; HEX2DEC([$intermediate.A37]); &quot;, &quot;; CHAR(34); IFNA([$intermediate.D37];&quot;Reserved&quot;); CHAR(34); &quot; ;&quot;)" office:value-type="string" office:string-value="    logical_value, 36, &quot;Paging_error&quot; ;" calcext:value-type="string">
            <text:p><text:s text:c="4"/>logical_value, 36, "Paging_error" ;</text:p>
          </table:table-cell>
          <table:table-cell/>
        </table:table-row>
        <table:table-row table:style-name="ro1">
          <table:table-cell table:formula="of:=COM.MICROSOFT.CONCAT(&quot;    logical_value, &quot;; HEX2DEC([$intermediate.A38]); &quot;, &quot;; CHAR(34); IFNA([$intermediate.D38];&quot;Reserved&quot;); CHAR(34); &quot; ;&quot;)" office:value-type="string" office:string-value="    logical_value, 37, &quot;EvMinCurrentX_required&quot; ;" calcext:value-type="string">
            <text:p><text:s text:c="4"/>logical_value, 37, "EvMinCurrentX_required" ;</text:p>
          </table:table-cell>
          <table:table-cell/>
        </table:table-row>
        <table:table-row table:style-name="ro1">
          <table:table-cell table:formula="of:=COM.MICROSOFT.CONCAT(&quot;    logical_value, &quot;; HEX2DEC([$intermediate.A39]); &quot;, &quot;; CHAR(34); IFNA([$intermediate.D39];&quot;Reserved&quot;); CHAR(34); &quot; ;&quot;)" office:value-type="string" office:string-value="    logical_value, 38, &quot;Charging_complete&quot; ;" calcext:value-type="string">
            <text:p><text:s text:c="4"/>logical_value, 38, "Charging_complete" ;</text:p>
          </table:table-cell>
          <table:table-cell/>
        </table:table-row>
        <table:table-row table:style-name="ro1">
          <table:table-cell table:formula="of:=COM.MICROSOFT.CONCAT(&quot;    logical_value, &quot;; HEX2DEC([$intermediate.A40]); &quot;, &quot;; CHAR(34); IFNA([$intermediate.D40];&quot;Reserved&quot;); CHAR(34); &quot; ;&quot;)" office:value-type="string" office:string-value="    logical_value, 39, &quot;Charging_temporarily_prevented&quot; ;" calcext:value-type="string">
            <text:p><text:s text:c="4"/>logical_value, 39, "Charging_temporarily_prevented" ;</text:p>
          </table:table-cell>
          <table:table-cell/>
        </table:table-row>
        <table:table-row table:style-name="ro1">
          <table:table-cell table:formula="of:=COM.MICROSOFT.CONCAT(&quot;    logical_value, &quot;; HEX2DEC([$intermediate.A41]); &quot;, &quot;; CHAR(34); IFNA([$intermediate.D41];&quot;Reserved&quot;); CHAR(34); &quot; ;&quot;)" office:value-type="string" office:string-value="    logical_value, 40, &quot;Charging_fatally_prevented&quot; ;" calcext:value-type="string">
            <text:p><text:s text:c="4"/>logical_value, 40, "Charging_fatally_prevented" ;</text:p>
          </table:table-cell>
          <table:table-cell/>
        </table:table-row>
        <table:table-row table:style-name="ro1">
          <table:table-cell table:formula="of:=COM.MICROSOFT.CONCAT(&quot;    logical_value, &quot;; HEX2DEC([$intermediate.A42]); &quot;, &quot;; CHAR(34); IFNA([$intermediate.D42];&quot;Reserved&quot;); CHAR(34); &quot; ;&quot;)" office:value-type="string" office:string-value="    logical_value, 41, &quot;Connection_incompatible&quot; ;" calcext:value-type="string">
            <text:p><text:s text:c="4"/>logical_value, 41, "Connection_incompatible" ;</text:p>
          </table:table-cell>
          <table:table-cell/>
        </table:table-row>
        <table:table-row table:style-name="ro1">
          <table:table-cell table:formula="of:=COM.MICROSOFT.CONCAT(&quot;    logical_value, &quot;; HEX2DEC([$intermediate.A43]); &quot;, &quot;; CHAR(34); IFNA([$intermediate.D43];&quot;Reserved&quot;); CHAR(34); &quot; ;&quot;)" office:value-type="string" office:string-value="    logical_value, 42, &quot;Charging_delayed_for_ID&quot; ;" calcext:value-type="string">
            <text:p><text:s text:c="4"/>logical_value, 42, "Charging_delayed_for_ID" ;</text:p>
          </table:table-cell>
          <table:table-cell/>
        </table:table-row>
        <table:table-row table:style-name="ro1">
          <table:table-cell table:formula="of:=COM.MICROSOFT.CONCAT(&quot;    logical_value, &quot;; HEX2DEC([$intermediate.A44]); &quot;, &quot;; CHAR(34); IFNA([$intermediate.D44];&quot;Reserved&quot;); CHAR(34); &quot; ;&quot;)" office:value-type="string" office:string-value="    logical_value, 43, &quot;Charging_disallowed_for_ID&quot; ;" calcext:value-type="string">
            <text:p><text:s text:c="4"/>logical_value, 43, "Charging_disallowed_for_ID" ;</text:p>
          </table:table-cell>
          <table:table-cell/>
        </table:table-row>
        <table:table-row table:style-name="ro1">
          <table:table-cell table:formula="of:=COM.MICROSOFT.CONCAT(&quot;    logical_value, &quot;; HEX2DEC([$intermediate.A45]); &quot;, &quot;; CHAR(34); IFNA([$intermediate.D45];&quot;Reserved&quot;); CHAR(34); &quot; ;&quot;)" office:value-type="string" office:string-value="    logical_value, 44, &quot;Proximity_Power_Requested&quot; ;" calcext:value-type="string">
            <text:p><text:s text:c="4"/>logical_value, 44, "Proximity_Power_Requested" ;</text:p>
          </table:table-cell>
          <table:table-cell/>
        </table:table-row>
        <table:table-row table:style-name="ro1">
          <table:table-cell table:formula="of:=COM.MICROSOFT.CONCAT(&quot;    logical_value, &quot;; HEX2DEC([$intermediate.A46]); &quot;, &quot;; CHAR(34); IFNA([$intermediate.D46];&quot;Reserved&quot;); CHAR(34); &quot; ;&quot;)" office:value-type="string" office:string-value="    logical_value, 45, &quot;Reserved&quot; ;" calcext:value-type="string">
            <text:p><text:s text:c="4"/>logical_value, 45, "Reserved" ;</text:p>
          </table:table-cell>
          <table:table-cell/>
        </table:table-row>
        <table:table-row table:style-name="ro1">
          <table:table-cell table:formula="of:=COM.MICROSOFT.CONCAT(&quot;    logical_value, &quot;; HEX2DEC([$intermediate.A47]); &quot;, &quot;; CHAR(34); IFNA([$intermediate.D47];&quot;Reserved&quot;); CHAR(34); &quot; ;&quot;)" office:value-type="string" office:string-value="    logical_value, 46, &quot;Reserved&quot; ;" calcext:value-type="string">
            <text:p><text:s text:c="4"/>logical_value, 46, "Reserved" ;</text:p>
          </table:table-cell>
          <table:table-cell/>
        </table:table-row>
        <table:table-row table:style-name="ro1">
          <table:table-cell table:formula="of:=COM.MICROSOFT.CONCAT(&quot;    logical_value, &quot;; HEX2DEC([$intermediate.A48]); &quot;, &quot;; CHAR(34); IFNA([$intermediate.D48];&quot;Reserved&quot;); CHAR(34); &quot; ;&quot;)" office:value-type="string" office:string-value="    logical_value, 47, &quot;Reserved&quot; ;" calcext:value-type="string">
            <text:p><text:s text:c="4"/>logical_value, 47, "Reserved" ;</text:p>
          </table:table-cell>
          <table:table-cell/>
        </table:table-row>
        <table:table-row table:style-name="ro1">
          <table:table-cell table:formula="of:=COM.MICROSOFT.CONCAT(&quot;    logical_value, &quot;; HEX2DEC([$intermediate.A49]); &quot;, &quot;; CHAR(34); IFNA([$intermediate.D49];&quot;Reserved&quot;); CHAR(34); &quot; ;&quot;)" office:value-type="string" office:string-value="    logical_value, 48, &quot;Reserved&quot; ;" calcext:value-type="string">
            <text:p><text:s text:c="4"/>logical_value, 48, "Reserved" ;</text:p>
          </table:table-cell>
          <table:table-cell/>
        </table:table-row>
        <table:table-row table:style-name="ro1">
          <table:table-cell table:formula="of:=COM.MICROSOFT.CONCAT(&quot;    logical_value, &quot;; HEX2DEC([$intermediate.A50]); &quot;, &quot;; CHAR(34); IFNA([$intermediate.D50];&quot;Reserved&quot;); CHAR(34); &quot; ;&quot;)" office:value-type="string" office:string-value="    logical_value, 49, &quot;Reserved&quot; ;" calcext:value-type="string">
            <text:p><text:s text:c="4"/>logical_value, 49, "Reserved" ;</text:p>
          </table:table-cell>
          <table:table-cell/>
        </table:table-row>
        <table:table-row table:style-name="ro1">
          <table:table-cell table:formula="of:=COM.MICROSOFT.CONCAT(&quot;    logical_value, &quot;; HEX2DEC([$intermediate.A51]); &quot;, &quot;; CHAR(34); IFNA([$intermediate.D51];&quot;Reserved&quot;); CHAR(34); &quot; ;&quot;)" office:value-type="string" office:string-value="    logical_value, 50, &quot;Reserved&quot; ;" calcext:value-type="string">
            <text:p><text:s text:c="4"/>logical_value, 50, "Reserved" ;</text:p>
          </table:table-cell>
          <table:table-cell/>
        </table:table-row>
        <table:table-row table:style-name="ro1">
          <table:table-cell table:formula="of:=COM.MICROSOFT.CONCAT(&quot;    logical_value, &quot;; HEX2DEC([$intermediate.A52]); &quot;, &quot;; CHAR(34); IFNA([$intermediate.D52];&quot;Reserved&quot;); CHAR(34); &quot; ;&quot;)" office:value-type="string" office:string-value="    logical_value, 51, &quot;Reserved&quot; ;" calcext:value-type="string">
            <text:p><text:s text:c="4"/>logical_value, 51, "Reserved" ;</text:p>
          </table:table-cell>
          <table:table-cell/>
        </table:table-row>
        <table:table-row table:style-name="ro1">
          <table:table-cell table:formula="of:=COM.MICROSOFT.CONCAT(&quot;    logical_value, &quot;; HEX2DEC([$intermediate.A53]); &quot;, &quot;; CHAR(34); IFNA([$intermediate.D53];&quot;Reserved&quot;); CHAR(34); &quot; ;&quot;)" office:value-type="string" office:string-value="    logical_value, 52, &quot;Reserved&quot; ;" calcext:value-type="string">
            <text:p><text:s text:c="4"/>logical_value, 52, "Reserved" ;</text:p>
          </table:table-cell>
          <table:table-cell/>
        </table:table-row>
        <table:table-row table:style-name="ro1">
          <table:table-cell table:formula="of:=COM.MICROSOFT.CONCAT(&quot;    logical_value, &quot;; HEX2DEC([$intermediate.A54]); &quot;, &quot;; CHAR(34); IFNA([$intermediate.D54];&quot;Reserved&quot;); CHAR(34); &quot; ;&quot;)" office:value-type="string" office:string-value="    logical_value, 53, &quot;Reserved&quot; ;" calcext:value-type="string">
            <text:p><text:s text:c="4"/>logical_value, 53, "Reserved" ;</text:p>
          </table:table-cell>
          <table:table-cell/>
        </table:table-row>
        <table:table-row table:style-name="ro1">
          <table:table-cell table:formula="of:=COM.MICROSOFT.CONCAT(&quot;    logical_value, &quot;; HEX2DEC([$intermediate.A55]); &quot;, &quot;; CHAR(34); IFNA([$intermediate.D55];&quot;Reserved&quot;); CHAR(34); &quot; ;&quot;)" office:value-type="string" office:string-value="    logical_value, 54, &quot;Reserved&quot; ;" calcext:value-type="string">
            <text:p><text:s text:c="4"/>logical_value, 54, "Reserved" ;</text:p>
          </table:table-cell>
          <table:table-cell/>
        </table:table-row>
        <table:table-row table:style-name="ro1">
          <table:table-cell table:formula="of:=COM.MICROSOFT.CONCAT(&quot;    logical_value, &quot;; HEX2DEC([$intermediate.A56]); &quot;, &quot;; CHAR(34); IFNA([$intermediate.D56];&quot;Reserved&quot;); CHAR(34); &quot; ;&quot;)" office:value-type="string" office:string-value="    logical_value, 55, &quot;Reserved&quot; ;" calcext:value-type="string">
            <text:p><text:s text:c="4"/>logical_value, 55, "Reserved" ;</text:p>
          </table:table-cell>
          <table:table-cell/>
        </table:table-row>
        <table:table-row table:style-name="ro1">
          <table:table-cell table:formula="of:=COM.MICROSOFT.CONCAT(&quot;    logical_value, &quot;; HEX2DEC([$intermediate.A57]); &quot;, &quot;; CHAR(34); IFNA([$intermediate.D57];&quot;Reserved&quot;); CHAR(34); &quot; ;&quot;)" office:value-type="string" office:string-value="    logical_value, 56, &quot;Reserved&quot; ;" calcext:value-type="string">
            <text:p><text:s text:c="4"/>logical_value, 56, "Reserved" ;</text:p>
          </table:table-cell>
          <table:table-cell/>
        </table:table-row>
        <table:table-row table:style-name="ro1">
          <table:table-cell table:formula="of:=COM.MICROSOFT.CONCAT(&quot;    logical_value, &quot;; HEX2DEC([$intermediate.A58]); &quot;, &quot;; CHAR(34); IFNA([$intermediate.D58];&quot;Reserved&quot;); CHAR(34); &quot; ;&quot;)" office:value-type="string" office:string-value="    logical_value, 57, &quot;Reserved&quot; ;" calcext:value-type="string">
            <text:p><text:s text:c="4"/>logical_value, 57, "Reserved" ;</text:p>
          </table:table-cell>
          <table:table-cell/>
        </table:table-row>
        <table:table-row table:style-name="ro1">
          <table:table-cell table:formula="of:=COM.MICROSOFT.CONCAT(&quot;    logical_value, &quot;; HEX2DEC([$intermediate.A59]); &quot;, &quot;; CHAR(34); IFNA([$intermediate.D59];&quot;Reserved&quot;); CHAR(34); &quot; ;&quot;)" office:value-type="string" office:string-value="    logical_value, 58, &quot;Reserved&quot; ;" calcext:value-type="string">
            <text:p><text:s text:c="4"/>logical_value, 58, "Reserved" ;</text:p>
          </table:table-cell>
          <table:table-cell/>
        </table:table-row>
        <table:table-row table:style-name="ro1">
          <table:table-cell table:formula="of:=COM.MICROSOFT.CONCAT(&quot;    logical_value, &quot;; HEX2DEC([$intermediate.A60]); &quot;, &quot;; CHAR(34); IFNA([$intermediate.D60];&quot;Reserved&quot;); CHAR(34); &quot; ;&quot;)" office:value-type="string" office:string-value="    logical_value, 59, &quot;Reserved&quot; ;" calcext:value-type="string">
            <text:p><text:s text:c="4"/>logical_value, 59, "Reserved" ;</text:p>
          </table:table-cell>
          <table:table-cell/>
        </table:table-row>
        <table:table-row table:style-name="ro1">
          <table:table-cell table:formula="of:=COM.MICROSOFT.CONCAT(&quot;    logical_value, &quot;; HEX2DEC([$intermediate.A61]); &quot;, &quot;; CHAR(34); IFNA([$intermediate.D61];&quot;Reserved&quot;); CHAR(34); &quot; ;&quot;)" office:value-type="string" office:string-value="    logical_value, 60, &quot;Reserved&quot; ;" calcext:value-type="string">
            <text:p><text:s text:c="4"/>logical_value, 60, "Reserved" ;</text:p>
          </table:table-cell>
          <table:table-cell/>
        </table:table-row>
        <table:table-row table:style-name="ro1">
          <table:table-cell table:formula="of:=COM.MICROSOFT.CONCAT(&quot;    logical_value, &quot;; HEX2DEC([$intermediate.A62]); &quot;, &quot;; CHAR(34); IFNA([$intermediate.D62];&quot;Reserved&quot;); CHAR(34); &quot; ;&quot;)" office:value-type="string" office:string-value="    logical_value, 61, &quot;Reserved&quot; ;" calcext:value-type="string">
            <text:p><text:s text:c="4"/>logical_value, 61, "Reserved" ;</text:p>
          </table:table-cell>
          <table:table-cell/>
        </table:table-row>
        <table:table-row table:style-name="ro1">
          <table:table-cell table:formula="of:=COM.MICROSOFT.CONCAT(&quot;    logical_value, &quot;; HEX2DEC([$intermediate.A63]); &quot;, &quot;; CHAR(34); IFNA([$intermediate.D63];&quot;Reserved&quot;); CHAR(34); &quot; ;&quot;)" office:value-type="string" office:string-value="    logical_value, 62, &quot;Reserved&quot; ;" calcext:value-type="string">
            <text:p><text:s text:c="4"/>logical_value, 62, "Reserved" ;</text:p>
          </table:table-cell>
          <table:table-cell/>
        </table:table-row>
        <table:table-row table:style-name="ro1">
          <table:table-cell table:formula="of:=COM.MICROSOFT.CONCAT(&quot;    logical_value, &quot;; HEX2DEC([$intermediate.A64]); &quot;, &quot;; CHAR(34); IFNA([$intermediate.D64];&quot;Reserved&quot;); CHAR(34); &quot; ;&quot;)" office:value-type="string" office:string-value="    logical_value, 63, &quot;Reserved&quot; ;" calcext:value-type="string">
            <text:p><text:s text:c="4"/>logical_value, 63, "Reserved" ;</text:p>
          </table:table-cell>
          <table:table-cell/>
        </table:table-row>
        <table:table-row table:style-name="ro1">
          <table:table-cell table:formula="of:=COM.MICROSOFT.CONCAT(&quot;    logical_value, &quot;; HEX2DEC([$intermediate.A65]); &quot;, &quot;; CHAR(34); IFNA([$intermediate.D65];&quot;Reserved&quot;); CHAR(34); &quot; ;&quot;)" office:value-type="string" office:string-value="    logical_value, 64, &quot;Reserved&quot; ;" calcext:value-type="string">
            <text:p><text:s text:c="4"/>logical_value, 64, "Reserved" ;</text:p>
          </table:table-cell>
          <table:table-cell/>
        </table:table-row>
        <table:table-row table:style-name="ro1">
          <table:table-cell table:formula="of:=COM.MICROSOFT.CONCAT(&quot;    logical_value, &quot;; HEX2DEC([$intermediate.A66]); &quot;, &quot;; CHAR(34); IFNA([$intermediate.D66];&quot;Reserved&quot;); CHAR(34); &quot; ;&quot;)" office:value-type="string" office:string-value="    logical_value, 65, &quot;Reserved&quot; ;" calcext:value-type="string">
            <text:p><text:s text:c="4"/>logical_value, 65, "Reserved" ;</text:p>
          </table:table-cell>
          <table:table-cell/>
        </table:table-row>
        <table:table-row table:style-name="ro1">
          <table:table-cell table:formula="of:=COM.MICROSOFT.CONCAT(&quot;    logical_value, &quot;; HEX2DEC([$intermediate.A67]); &quot;, &quot;; CHAR(34); IFNA([$intermediate.D67];&quot;Reserved&quot;); CHAR(34); &quot; ;&quot;)" office:value-type="string" office:string-value="    logical_value, 66, &quot;Reserved&quot; ;" calcext:value-type="string">
            <text:p><text:s text:c="4"/>logical_value, 66, "Reserved" ;</text:p>
          </table:table-cell>
          <table:table-cell/>
        </table:table-row>
        <table:table-row table:style-name="ro1">
          <table:table-cell table:formula="of:=COM.MICROSOFT.CONCAT(&quot;    logical_value, &quot;; HEX2DEC([$intermediate.A68]); &quot;, &quot;; CHAR(34); IFNA([$intermediate.D68];&quot;Reserved&quot;); CHAR(34); &quot; ;&quot;)" office:value-type="string" office:string-value="    logical_value, 67, &quot;Reserved&quot; ;" calcext:value-type="string">
            <text:p><text:s text:c="4"/>logical_value, 67, "Reserved" ;</text:p>
          </table:table-cell>
          <table:table-cell/>
        </table:table-row>
        <table:table-row table:style-name="ro1">
          <table:table-cell table:formula="of:=COM.MICROSOFT.CONCAT(&quot;    logical_value, &quot;; HEX2DEC([$intermediate.A69]); &quot;, &quot;; CHAR(34); IFNA([$intermediate.D69];&quot;Reserved&quot;); CHAR(34); &quot; ;&quot;)" office:value-type="string" office:string-value="    logical_value, 68, &quot;Reserved&quot; ;" calcext:value-type="string">
            <text:p><text:s text:c="4"/>logical_value, 68, "Reserved" ;</text:p>
          </table:table-cell>
          <table:table-cell/>
        </table:table-row>
        <table:table-row table:style-name="ro1">
          <table:table-cell table:formula="of:=COM.MICROSOFT.CONCAT(&quot;    logical_value, &quot;; HEX2DEC([$intermediate.A70]); &quot;, &quot;; CHAR(34); IFNA([$intermediate.D70];&quot;Reserved&quot;); CHAR(34); &quot; ;&quot;)" office:value-type="string" office:string-value="    logical_value, 69, &quot;Reserved&quot; ;" calcext:value-type="string">
            <text:p><text:s text:c="4"/>logical_value, 69, "Reserved" ;</text:p>
          </table:table-cell>
          <table:table-cell/>
        </table:table-row>
        <table:table-row table:style-name="ro1">
          <table:table-cell table:formula="of:=COM.MICROSOFT.CONCAT(&quot;    logical_value, &quot;; HEX2DEC([$intermediate.A71]); &quot;, &quot;; CHAR(34); IFNA([$intermediate.D71];&quot;Reserved&quot;); CHAR(34); &quot; ;&quot;)" office:value-type="string" office:string-value="    logical_value, 70, &quot;Reserved&quot; ;" calcext:value-type="string">
            <text:p><text:s text:c="4"/>logical_value, 70, "Reserved" ;</text:p>
          </table:table-cell>
          <table:table-cell/>
        </table:table-row>
        <table:table-row table:style-name="ro1">
          <table:table-cell table:formula="of:=COM.MICROSOFT.CONCAT(&quot;    logical_value, &quot;; HEX2DEC([$intermediate.A72]); &quot;, &quot;; CHAR(34); IFNA([$intermediate.D72];&quot;Reserved&quot;); CHAR(34); &quot; ;&quot;)" office:value-type="string" office:string-value="    logical_value, 71, &quot;Reserved&quot; ;" calcext:value-type="string">
            <text:p><text:s text:c="4"/>logical_value, 71, "Reserved" ;</text:p>
          </table:table-cell>
          <table:table-cell/>
        </table:table-row>
        <table:table-row table:style-name="ro1">
          <table:table-cell table:formula="of:=COM.MICROSOFT.CONCAT(&quot;    logical_value, &quot;; HEX2DEC([$intermediate.A73]); &quot;, &quot;; CHAR(34); IFNA([$intermediate.D73];&quot;Reserved&quot;); CHAR(34); &quot; ;&quot;)" office:value-type="string" office:string-value="    logical_value, 72, &quot;Reserved&quot; ;" calcext:value-type="string">
            <text:p><text:s text:c="4"/>logical_value, 72, "Reserved" ;</text:p>
          </table:table-cell>
          <table:table-cell/>
        </table:table-row>
        <table:table-row table:style-name="ro1">
          <table:table-cell table:formula="of:=COM.MICROSOFT.CONCAT(&quot;    logical_value, &quot;; HEX2DEC([$intermediate.A74]); &quot;, &quot;; CHAR(34); IFNA([$intermediate.D74];&quot;Reserved&quot;); CHAR(34); &quot; ;&quot;)" office:value-type="string" office:string-value="    logical_value, 73, &quot;Reserved&quot; ;" calcext:value-type="string">
            <text:p><text:s text:c="4"/>logical_value, 73, "Reserved" ;</text:p>
          </table:table-cell>
          <table:table-cell/>
        </table:table-row>
        <table:table-row table:style-name="ro1">
          <table:table-cell table:formula="of:=COM.MICROSOFT.CONCAT(&quot;    logical_value, &quot;; HEX2DEC([$intermediate.A75]); &quot;, &quot;; CHAR(34); IFNA([$intermediate.D75];&quot;Reserved&quot;); CHAR(34); &quot; ;&quot;)" office:value-type="string" office:string-value="    logical_value, 74, &quot;Reserved&quot; ;" calcext:value-type="string">
            <text:p><text:s text:c="4"/>logical_value, 74, "Reserved" ;</text:p>
          </table:table-cell>
          <table:table-cell/>
        </table:table-row>
        <table:table-row table:style-name="ro1">
          <table:table-cell table:formula="of:=COM.MICROSOFT.CONCAT(&quot;    logical_value, &quot;; HEX2DEC([$intermediate.A76]); &quot;, &quot;; CHAR(34); IFNA([$intermediate.D76];&quot;Reserved&quot;); CHAR(34); &quot; ;&quot;)" office:value-type="string" office:string-value="    logical_value, 75, &quot;Reserved&quot; ;" calcext:value-type="string">
            <text:p><text:s text:c="4"/>logical_value, 75, "Reserved" ;</text:p>
          </table:table-cell>
          <table:table-cell/>
        </table:table-row>
        <table:table-row table:style-name="ro1">
          <table:table-cell table:formula="of:=COM.MICROSOFT.CONCAT(&quot;    logical_value, &quot;; HEX2DEC([$intermediate.A77]); &quot;, &quot;; CHAR(34); IFNA([$intermediate.D77];&quot;Reserved&quot;); CHAR(34); &quot; ;&quot;)" office:value-type="string" office:string-value="    logical_value, 76, &quot;Reserved&quot; ;" calcext:value-type="string">
            <text:p><text:s text:c="4"/>logical_value, 76, "Reserved" ;</text:p>
          </table:table-cell>
          <table:table-cell/>
        </table:table-row>
        <table:table-row table:style-name="ro1">
          <table:table-cell table:formula="of:=COM.MICROSOFT.CONCAT(&quot;    logical_value, &quot;; HEX2DEC([$intermediate.A78]); &quot;, &quot;; CHAR(34); IFNA([$intermediate.D78];&quot;Reserved&quot;); CHAR(34); &quot; ;&quot;)" office:value-type="string" office:string-value="    logical_value, 77, &quot;Reserved&quot; ;" calcext:value-type="string">
            <text:p><text:s text:c="4"/>logical_value, 77, "Reserved" ;</text:p>
          </table:table-cell>
          <table:table-cell/>
        </table:table-row>
        <table:table-row table:style-name="ro1">
          <table:table-cell table:formula="of:=COM.MICROSOFT.CONCAT(&quot;    logical_value, &quot;; HEX2DEC([$intermediate.A79]); &quot;, &quot;; CHAR(34); IFNA([$intermediate.D79];&quot;Reserved&quot;); CHAR(34); &quot; ;&quot;)" office:value-type="string" office:string-value="    logical_value, 78, &quot;Reserved&quot; ;" calcext:value-type="string">
            <text:p><text:s text:c="4"/>logical_value, 78, "Reserved" ;</text:p>
          </table:table-cell>
          <table:table-cell/>
        </table:table-row>
        <table:table-row table:style-name="ro1">
          <table:table-cell table:formula="of:=COM.MICROSOFT.CONCAT(&quot;    logical_value, &quot;; HEX2DEC([$intermediate.A80]); &quot;, &quot;; CHAR(34); IFNA([$intermediate.D80];&quot;Reserved&quot;); CHAR(34); &quot; ;&quot;)" office:value-type="string" office:string-value="    logical_value, 79, &quot;Reserved&quot; ;" calcext:value-type="string">
            <text:p><text:s text:c="4"/>logical_value, 79, "Reserved" ;</text:p>
          </table:table-cell>
          <table:table-cell/>
        </table:table-row>
        <table:table-row table:style-name="ro1">
          <table:table-cell table:formula="of:=COM.MICROSOFT.CONCAT(&quot;    logical_value, &quot;; HEX2DEC([$intermediate.A81]); &quot;, &quot;; CHAR(34); IFNA([$intermediate.D81];&quot;Reserved&quot;); CHAR(34); &quot; ;&quot;)" office:value-type="string" office:string-value="    logical_value, 80, &quot;Reserved&quot; ;" calcext:value-type="string">
            <text:p><text:s text:c="4"/>logical_value, 80, "Reserved" ;</text:p>
          </table:table-cell>
          <table:table-cell/>
        </table:table-row>
        <table:table-row table:style-name="ro1">
          <table:table-cell table:formula="of:=COM.MICROSOFT.CONCAT(&quot;    logical_value, &quot;; HEX2DEC([$intermediate.A82]); &quot;, &quot;; CHAR(34); IFNA([$intermediate.D82];&quot;Reserved&quot;); CHAR(34); &quot; ;&quot;)" office:value-type="string" office:string-value="    logical_value, 81, &quot;Reserved&quot; ;" calcext:value-type="string">
            <text:p><text:s text:c="4"/>logical_value, 81, "Reserved" ;</text:p>
          </table:table-cell>
          <table:table-cell/>
        </table:table-row>
        <table:table-row table:style-name="ro1">
          <table:table-cell table:formula="of:=COM.MICROSOFT.CONCAT(&quot;    logical_value, &quot;; HEX2DEC([$intermediate.A83]); &quot;, &quot;; CHAR(34); IFNA([$intermediate.D83];&quot;Reserved&quot;); CHAR(34); &quot; ;&quot;)" office:value-type="string" office:string-value="    logical_value, 82, &quot;Reserved&quot; ;" calcext:value-type="string">
            <text:p><text:s text:c="4"/>logical_value, 82, "Reserved" ;</text:p>
          </table:table-cell>
          <table:table-cell/>
        </table:table-row>
        <table:table-row table:style-name="ro1">
          <table:table-cell table:formula="of:=COM.MICROSOFT.CONCAT(&quot;    logical_value, &quot;; HEX2DEC([$intermediate.A84]); &quot;, &quot;; CHAR(34); IFNA([$intermediate.D84];&quot;Reserved&quot;); CHAR(34); &quot; ;&quot;)" office:value-type="string" office:string-value="    logical_value, 83, &quot;Reserved&quot; ;" calcext:value-type="string">
            <text:p><text:s text:c="4"/>logical_value, 83, "Reserved" ;</text:p>
          </table:table-cell>
          <table:table-cell/>
        </table:table-row>
        <table:table-row table:style-name="ro1">
          <table:table-cell table:formula="of:=COM.MICROSOFT.CONCAT(&quot;    logical_value, &quot;; HEX2DEC([$intermediate.A85]); &quot;, &quot;; CHAR(34); IFNA([$intermediate.D85];&quot;Reserved&quot;); CHAR(34); &quot; ;&quot;)" office:value-type="string" office:string-value="    logical_value, 84, &quot;Reserved&quot; ;" calcext:value-type="string">
            <text:p><text:s text:c="4"/>logical_value, 84, "Reserved" ;</text:p>
          </table:table-cell>
          <table:table-cell/>
        </table:table-row>
        <table:table-row table:style-name="ro1">
          <table:table-cell table:formula="of:=COM.MICROSOFT.CONCAT(&quot;    logical_value, &quot;; HEX2DEC([$intermediate.A86]); &quot;, &quot;; CHAR(34); IFNA([$intermediate.D86];&quot;Reserved&quot;); CHAR(34); &quot; ;&quot;)" office:value-type="string" office:string-value="    logical_value, 85, &quot;Reserved&quot; ;" calcext:value-type="string">
            <text:p><text:s text:c="4"/>logical_value, 85, "Reserved" ;</text:p>
          </table:table-cell>
          <table:table-cell/>
        </table:table-row>
        <table:table-row table:style-name="ro1">
          <table:table-cell table:formula="of:=COM.MICROSOFT.CONCAT(&quot;    logical_value, &quot;; HEX2DEC([$intermediate.A87]); &quot;, &quot;; CHAR(34); IFNA([$intermediate.D87];&quot;Reserved&quot;); CHAR(34); &quot; ;&quot;)" office:value-type="string" office:string-value="    logical_value, 86, &quot;Reserved&quot; ;" calcext:value-type="string">
            <text:p><text:s text:c="4"/>logical_value, 86, "Reserved" ;</text:p>
          </table:table-cell>
          <table:table-cell/>
        </table:table-row>
        <table:table-row table:style-name="ro1">
          <table:table-cell table:formula="of:=COM.MICROSOFT.CONCAT(&quot;    logical_value, &quot;; HEX2DEC([$intermediate.A88]); &quot;, &quot;; CHAR(34); IFNA([$intermediate.D88];&quot;Reserved&quot;); CHAR(34); &quot; ;&quot;)" office:value-type="string" office:string-value="    logical_value, 87, &quot;Reserved&quot; ;" calcext:value-type="string">
            <text:p><text:s text:c="4"/>logical_value, 87, "Reserved" ;</text:p>
          </table:table-cell>
          <table:table-cell/>
        </table:table-row>
        <table:table-row table:style-name="ro1">
          <table:table-cell table:formula="of:=COM.MICROSOFT.CONCAT(&quot;    logical_value, &quot;; HEX2DEC([$intermediate.A89]); &quot;, &quot;; CHAR(34); IFNA([$intermediate.D89];&quot;Reserved&quot;); CHAR(34); &quot; ;&quot;)" office:value-type="string" office:string-value="    logical_value, 88, &quot;Reserved&quot; ;" calcext:value-type="string">
            <text:p><text:s text:c="4"/>logical_value, 88, "Reserved" ;</text:p>
          </table:table-cell>
          <table:table-cell/>
        </table:table-row>
        <table:table-row table:style-name="ro1">
          <table:table-cell table:formula="of:=COM.MICROSOFT.CONCAT(&quot;    logical_value, &quot;; HEX2DEC([$intermediate.A90]); &quot;, &quot;; CHAR(34); IFNA([$intermediate.D90];&quot;Reserved&quot;); CHAR(34); &quot; ;&quot;)" office:value-type="string" office:string-value="    logical_value, 89, &quot;Reserved&quot; ;" calcext:value-type="string">
            <text:p><text:s text:c="4"/>logical_value, 89, "Reserved" ;</text:p>
          </table:table-cell>
          <table:table-cell/>
        </table:table-row>
        <table:table-row table:style-name="ro1">
          <table:table-cell table:formula="of:=COM.MICROSOFT.CONCAT(&quot;    logical_value, &quot;; HEX2DEC([$intermediate.A91]); &quot;, &quot;; CHAR(34); IFNA([$intermediate.D91];&quot;Reserved&quot;); CHAR(34); &quot; ;&quot;)" office:value-type="string" office:string-value="    logical_value, 90, &quot;Reserved&quot; ;" calcext:value-type="string">
            <text:p><text:s text:c="4"/>logical_value, 90, "Reserved" ;</text:p>
          </table:table-cell>
          <table:table-cell/>
        </table:table-row>
        <table:table-row table:style-name="ro1">
          <table:table-cell table:formula="of:=COM.MICROSOFT.CONCAT(&quot;    logical_value, &quot;; HEX2DEC([$intermediate.A92]); &quot;, &quot;; CHAR(34); IFNA([$intermediate.D92];&quot;Reserved&quot;); CHAR(34); &quot; ;&quot;)" office:value-type="string" office:string-value="    logical_value, 91, &quot;Reserved&quot; ;" calcext:value-type="string">
            <text:p><text:s text:c="4"/>logical_value, 91, "Reserved" ;</text:p>
          </table:table-cell>
          <table:table-cell/>
        </table:table-row>
        <table:table-row table:style-name="ro1">
          <table:table-cell table:formula="of:=COM.MICROSOFT.CONCAT(&quot;    logical_value, &quot;; HEX2DEC([$intermediate.A93]); &quot;, &quot;; CHAR(34); IFNA([$intermediate.D93];&quot;Reserved&quot;); CHAR(34); &quot; ;&quot;)" office:value-type="string" office:string-value="    logical_value, 92, &quot;Reserved&quot; ;" calcext:value-type="string">
            <text:p><text:s text:c="4"/>logical_value, 92, "Reserved" ;</text:p>
          </table:table-cell>
          <table:table-cell/>
        </table:table-row>
        <table:table-row table:style-name="ro1">
          <table:table-cell table:formula="of:=COM.MICROSOFT.CONCAT(&quot;    logical_value, &quot;; HEX2DEC([$intermediate.A94]); &quot;, &quot;; CHAR(34); IFNA([$intermediate.D94];&quot;Reserved&quot;); CHAR(34); &quot; ;&quot;)" office:value-type="string" office:string-value="    logical_value, 93, &quot;Reserved&quot; ;" calcext:value-type="string">
            <text:p><text:s text:c="4"/>logical_value, 93, "Reserved" ;</text:p>
          </table:table-cell>
          <table:table-cell/>
        </table:table-row>
        <table:table-row table:style-name="ro1">
          <table:table-cell table:formula="of:=COM.MICROSOFT.CONCAT(&quot;    logical_value, &quot;; HEX2DEC([$intermediate.A95]); &quot;, &quot;; CHAR(34); IFNA([$intermediate.D95];&quot;Reserved&quot;); CHAR(34); &quot; ;&quot;)" office:value-type="string" office:string-value="    logical_value, 94, &quot;Reserved&quot; ;" calcext:value-type="string">
            <text:p><text:s text:c="4"/>logical_value, 94, "Reserved" ;</text:p>
          </table:table-cell>
          <table:table-cell/>
        </table:table-row>
        <table:table-row table:style-name="ro1">
          <table:table-cell table:formula="of:=COM.MICROSOFT.CONCAT(&quot;    logical_value, &quot;; HEX2DEC([$intermediate.A96]); &quot;, &quot;; CHAR(34); IFNA([$intermediate.D96];&quot;Reserved&quot;); CHAR(34); &quot; ;&quot;)" office:value-type="string" office:string-value="    logical_value, 95, &quot;Reserved&quot; ;" calcext:value-type="string">
            <text:p><text:s text:c="4"/>logical_value, 95, "Reserved" ;</text:p>
          </table:table-cell>
          <table:table-cell/>
        </table:table-row>
        <table:table-row table:style-name="ro1">
          <table:table-cell table:formula="of:=COM.MICROSOFT.CONCAT(&quot;    logical_value, &quot;; HEX2DEC([$intermediate.A97]); &quot;, &quot;; CHAR(34); IFNA([$intermediate.D97];&quot;Reserved&quot;); CHAR(34); &quot; ;&quot;)" office:value-type="string" office:string-value="    logical_value, 96, &quot;Reserved&quot; ;" calcext:value-type="string">
            <text:p><text:s text:c="4"/>logical_value, 96, "Reserved" ;</text:p>
          </table:table-cell>
          <table:table-cell/>
        </table:table-row>
        <table:table-row table:style-name="ro1">
          <table:table-cell table:formula="of:=COM.MICROSOFT.CONCAT(&quot;    logical_value, &quot;; HEX2DEC([$intermediate.A98]); &quot;, &quot;; CHAR(34); IFNA([$intermediate.D98];&quot;Reserved&quot;); CHAR(34); &quot; ;&quot;)" office:value-type="string" office:string-value="    logical_value, 97, &quot;Reserved&quot; ;" calcext:value-type="string">
            <text:p><text:s text:c="4"/>logical_value, 97, "Reserved" ;</text:p>
          </table:table-cell>
          <table:table-cell/>
        </table:table-row>
        <table:table-row table:style-name="ro1">
          <table:table-cell table:formula="of:=COM.MICROSOFT.CONCAT(&quot;    logical_value, &quot;; HEX2DEC([$intermediate.A99]); &quot;, &quot;; CHAR(34); IFNA([$intermediate.D99];&quot;Reserved&quot;); CHAR(34); &quot; ;&quot;)" office:value-type="string" office:string-value="    logical_value, 98, &quot;Reserved&quot; ;" calcext:value-type="string">
            <text:p><text:s text:c="4"/>logical_value, 98, "Reserved" ;</text:p>
          </table:table-cell>
          <table:table-cell/>
        </table:table-row>
        <table:table-row table:style-name="ro1">
          <table:table-cell table:formula="of:=COM.MICROSOFT.CONCAT(&quot;    logical_value, &quot;; HEX2DEC([$intermediate.A100]); &quot;, &quot;; CHAR(34); IFNA([$intermediate.D100];&quot;Reserved&quot;); CHAR(34); &quot; ;&quot;)" office:value-type="string" office:string-value="    logical_value, 99, &quot;Reserved&quot; ;" calcext:value-type="string">
            <text:p><text:s text:c="4"/>logical_value, 99, "Reserved" ;</text:p>
          </table:table-cell>
          <table:table-cell/>
        </table:table-row>
        <table:table-row table:style-name="ro1">
          <table:table-cell table:formula="of:=COM.MICROSOFT.CONCAT(&quot;    logical_value, &quot;; HEX2DEC([$intermediate.A101]); &quot;, &quot;; CHAR(34); IFNA([$intermediate.D101];&quot;Reserved&quot;); CHAR(34); &quot; ;&quot;)" office:value-type="string" office:string-value="    logical_value, 100, &quot;Reserved&quot; ;" calcext:value-type="string">
            <text:p><text:s text:c="4"/>logical_value, 100, "Reserved" ;</text:p>
          </table:table-cell>
          <table:table-cell/>
        </table:table-row>
        <table:table-row table:style-name="ro1">
          <table:table-cell table:formula="of:=COM.MICROSOFT.CONCAT(&quot;    logical_value, &quot;; HEX2DEC([$intermediate.A102]); &quot;, &quot;; CHAR(34); IFNA([$intermediate.D102];&quot;Reserved&quot;); CHAR(34); &quot; ;&quot;)" office:value-type="string" office:string-value="    logical_value, 101, &quot;Reserved&quot; ;" calcext:value-type="string">
            <text:p><text:s text:c="4"/>logical_value, 101, "Reserved" ;</text:p>
          </table:table-cell>
          <table:table-cell/>
        </table:table-row>
        <table:table-row table:style-name="ro1">
          <table:table-cell table:formula="of:=COM.MICROSOFT.CONCAT(&quot;    logical_value, &quot;; HEX2DEC([$intermediate.A103]); &quot;, &quot;; CHAR(34); IFNA([$intermediate.D103];&quot;Reserved&quot;); CHAR(34); &quot; ;&quot;)" office:value-type="string" office:string-value="    logical_value, 102, &quot;Reserved&quot; ;" calcext:value-type="string">
            <text:p><text:s text:c="4"/>logical_value, 102, "Reserved" ;</text:p>
          </table:table-cell>
          <table:table-cell/>
        </table:table-row>
        <table:table-row table:style-name="ro1">
          <table:table-cell table:formula="of:=COM.MICROSOFT.CONCAT(&quot;    logical_value, &quot;; HEX2DEC([$intermediate.A104]); &quot;, &quot;; CHAR(34); IFNA([$intermediate.D104];&quot;Reserved&quot;); CHAR(34); &quot; ;&quot;)" office:value-type="string" office:string-value="    logical_value, 103, &quot;Reserved&quot; ;" calcext:value-type="string">
            <text:p><text:s text:c="4"/>logical_value, 103, "Reserved" ;</text:p>
          </table:table-cell>
          <table:table-cell/>
        </table:table-row>
        <table:table-row table:style-name="ro1">
          <table:table-cell table:formula="of:=COM.MICROSOFT.CONCAT(&quot;    logical_value, &quot;; HEX2DEC([$intermediate.A105]); &quot;, &quot;; CHAR(34); IFNA([$intermediate.D105];&quot;Reserved&quot;); CHAR(34); &quot; ;&quot;)" office:value-type="string" office:string-value="    logical_value, 104, &quot;Reserved&quot; ;" calcext:value-type="string">
            <text:p><text:s text:c="4"/>logical_value, 104, "Reserved" ;</text:p>
          </table:table-cell>
          <table:table-cell/>
        </table:table-row>
        <table:table-row table:style-name="ro1">
          <table:table-cell table:formula="of:=COM.MICROSOFT.CONCAT(&quot;    logical_value, &quot;; HEX2DEC([$intermediate.A106]); &quot;, &quot;; CHAR(34); IFNA([$intermediate.D106];&quot;Reserved&quot;); CHAR(34); &quot; ;&quot;)" office:value-type="string" office:string-value="    logical_value, 105, &quot;Reserved&quot; ;" calcext:value-type="string">
            <text:p><text:s text:c="4"/>logical_value, 105, "Reserved" ;</text:p>
          </table:table-cell>
          <table:table-cell/>
        </table:table-row>
        <table:table-row table:style-name="ro1">
          <table:table-cell table:formula="of:=COM.MICROSOFT.CONCAT(&quot;    logical_value, &quot;; HEX2DEC([$intermediate.A107]); &quot;, &quot;; CHAR(34); IFNA([$intermediate.D107];&quot;Reserved&quot;); CHAR(34); &quot; ;&quot;)" office:value-type="string" office:string-value="    logical_value, 106, &quot;Reserved&quot; ;" calcext:value-type="string">
            <text:p><text:s text:c="4"/>logical_value, 106, "Reserved" ;</text:p>
          </table:table-cell>
          <table:table-cell/>
        </table:table-row>
        <table:table-row table:style-name="ro1">
          <table:table-cell table:formula="of:=COM.MICROSOFT.CONCAT(&quot;    logical_value, &quot;; HEX2DEC([$intermediate.A108]); &quot;, &quot;; CHAR(34); IFNA([$intermediate.D108];&quot;Reserved&quot;); CHAR(34); &quot; ;&quot;)" office:value-type="string" office:string-value="    logical_value, 107, &quot;Reserved&quot; ;" calcext:value-type="string">
            <text:p><text:s text:c="4"/>logical_value, 107, "Reserved" ;</text:p>
          </table:table-cell>
          <table:table-cell/>
        </table:table-row>
        <table:table-row table:style-name="ro1">
          <table:table-cell table:formula="of:=COM.MICROSOFT.CONCAT(&quot;    logical_value, &quot;; HEX2DEC([$intermediate.A109]); &quot;, &quot;; CHAR(34); IFNA([$intermediate.D109];&quot;Reserved&quot;); CHAR(34); &quot; ;&quot;)" office:value-type="string" office:string-value="    logical_value, 108, &quot;Reserved&quot; ;" calcext:value-type="string">
            <text:p><text:s text:c="4"/>logical_value, 108, "Reserved" ;</text:p>
          </table:table-cell>
          <table:table-cell/>
        </table:table-row>
        <table:table-row table:style-name="ro1">
          <table:table-cell table:formula="of:=COM.MICROSOFT.CONCAT(&quot;    logical_value, &quot;; HEX2DEC([$intermediate.A110]); &quot;, &quot;; CHAR(34); IFNA([$intermediate.D110];&quot;Reserved&quot;); CHAR(34); &quot; ;&quot;)" office:value-type="string" office:string-value="    logical_value, 109, &quot;Reserved&quot; ;" calcext:value-type="string">
            <text:p><text:s text:c="4"/>logical_value, 109, "Reserved" ;</text:p>
          </table:table-cell>
          <table:table-cell/>
        </table:table-row>
        <table:table-row table:style-name="ro1">
          <table:table-cell table:formula="of:=COM.MICROSOFT.CONCAT(&quot;    logical_value, &quot;; HEX2DEC([$intermediate.A111]); &quot;, &quot;; CHAR(34); IFNA([$intermediate.D111];&quot;Reserved&quot;); CHAR(34); &quot; ;&quot;)" office:value-type="string" office:string-value="    logical_value, 110, &quot;Reserved&quot; ;" calcext:value-type="string">
            <text:p><text:s text:c="4"/>logical_value, 110, "Reserved" ;</text:p>
          </table:table-cell>
          <table:table-cell/>
        </table:table-row>
        <table:table-row table:style-name="ro1">
          <table:table-cell table:formula="of:=COM.MICROSOFT.CONCAT(&quot;    logical_value, &quot;; HEX2DEC([$intermediate.A112]); &quot;, &quot;; CHAR(34); IFNA([$intermediate.D112];&quot;Reserved&quot;); CHAR(34); &quot; ;&quot;)" office:value-type="string" office:string-value="    logical_value, 111, &quot;Reserved&quot; ;" calcext:value-type="string">
            <text:p><text:s text:c="4"/>logical_value, 111, "Reserved" ;</text:p>
          </table:table-cell>
          <table:table-cell/>
        </table:table-row>
        <table:table-row table:style-name="ro1">
          <table:table-cell table:formula="of:=COM.MICROSOFT.CONCAT(&quot;    logical_value, &quot;; HEX2DEC([$intermediate.A113]); &quot;, &quot;; CHAR(34); IFNA([$intermediate.D113];&quot;Reserved&quot;); CHAR(34); &quot; ;&quot;)" office:value-type="string" office:string-value="    logical_value, 112, &quot;Reserved&quot; ;" calcext:value-type="string">
            <text:p><text:s text:c="4"/>logical_value, 112, "Reserved" ;</text:p>
          </table:table-cell>
          <table:table-cell/>
        </table:table-row>
        <table:table-row table:style-name="ro1">
          <table:table-cell table:formula="of:=COM.MICROSOFT.CONCAT(&quot;    logical_value, &quot;; HEX2DEC([$intermediate.A114]); &quot;, &quot;; CHAR(34); IFNA([$intermediate.D114];&quot;Reserved&quot;); CHAR(34); &quot; ;&quot;)" office:value-type="string" office:string-value="    logical_value, 113, &quot;Reserved&quot; ;" calcext:value-type="string">
            <text:p><text:s text:c="4"/>logical_value, 113, "Reserved" ;</text:p>
          </table:table-cell>
          <table:table-cell/>
        </table:table-row>
        <table:table-row table:style-name="ro1">
          <table:table-cell table:formula="of:=COM.MICROSOFT.CONCAT(&quot;    logical_value, &quot;; HEX2DEC([$intermediate.A115]); &quot;, &quot;; CHAR(34); IFNA([$intermediate.D115];&quot;Reserved&quot;); CHAR(34); &quot; ;&quot;)" office:value-type="string" office:string-value="    logical_value, 114, &quot;Reserved&quot; ;" calcext:value-type="string">
            <text:p><text:s text:c="4"/>logical_value, 114, "Reserved" ;</text:p>
          </table:table-cell>
          <table:table-cell/>
        </table:table-row>
        <table:table-row table:style-name="ro1">
          <table:table-cell table:formula="of:=COM.MICROSOFT.CONCAT(&quot;    logical_value, &quot;; HEX2DEC([$intermediate.A116]); &quot;, &quot;; CHAR(34); IFNA([$intermediate.D116];&quot;Reserved&quot;); CHAR(34); &quot; ;&quot;)" office:value-type="string" office:string-value="    logical_value, 115, &quot;Reserved&quot; ;" calcext:value-type="string">
            <text:p><text:s text:c="4"/>logical_value, 115, "Reserved" ;</text:p>
          </table:table-cell>
          <table:table-cell/>
        </table:table-row>
        <table:table-row table:style-name="ro1">
          <table:table-cell table:formula="of:=COM.MICROSOFT.CONCAT(&quot;    logical_value, &quot;; HEX2DEC([$intermediate.A117]); &quot;, &quot;; CHAR(34); IFNA([$intermediate.D117];&quot;Reserved&quot;); CHAR(34); &quot; ;&quot;)" office:value-type="string" office:string-value="    logical_value, 116, &quot;Reserved&quot; ;" calcext:value-type="string">
            <text:p><text:s text:c="4"/>logical_value, 116, "Reserved" ;</text:p>
          </table:table-cell>
          <table:table-cell/>
        </table:table-row>
        <table:table-row table:style-name="ro1">
          <table:table-cell table:formula="of:=COM.MICROSOFT.CONCAT(&quot;    logical_value, &quot;; HEX2DEC([$intermediate.A118]); &quot;, &quot;; CHAR(34); IFNA([$intermediate.D118];&quot;Reserved&quot;); CHAR(34); &quot; ;&quot;)" office:value-type="string" office:string-value="    logical_value, 117, &quot;Reserved&quot; ;" calcext:value-type="string">
            <text:p><text:s text:c="4"/>logical_value, 117, "Reserved" ;</text:p>
          </table:table-cell>
          <table:table-cell/>
        </table:table-row>
        <table:table-row table:style-name="ro1">
          <table:table-cell table:formula="of:=COM.MICROSOFT.CONCAT(&quot;    logical_value, &quot;; HEX2DEC([$intermediate.A119]); &quot;, &quot;; CHAR(34); IFNA([$intermediate.D119];&quot;Reserved&quot;); CHAR(34); &quot; ;&quot;)" office:value-type="string" office:string-value="    logical_value, 118, &quot;Reserved&quot; ;" calcext:value-type="string">
            <text:p><text:s text:c="4"/>logical_value, 118, "Reserved" ;</text:p>
          </table:table-cell>
          <table:table-cell/>
        </table:table-row>
        <table:table-row table:style-name="ro1">
          <table:table-cell table:formula="of:=COM.MICROSOFT.CONCAT(&quot;    logical_value, &quot;; HEX2DEC([$intermediate.A120]); &quot;, &quot;; CHAR(34); IFNA([$intermediate.D120];&quot;Reserved&quot;); CHAR(34); &quot; ;&quot;)" office:value-type="string" office:string-value="    logical_value, 119, &quot;Reserved&quot; ;" calcext:value-type="string">
            <text:p><text:s text:c="4"/>logical_value, 119, "Reserved" ;</text:p>
          </table:table-cell>
          <table:table-cell/>
        </table:table-row>
        <table:table-row table:style-name="ro1">
          <table:table-cell table:formula="of:=COM.MICROSOFT.CONCAT(&quot;    logical_value, &quot;; HEX2DEC([$intermediate.A121]); &quot;, &quot;; CHAR(34); IFNA([$intermediate.D121];&quot;Reserved&quot;); CHAR(34); &quot; ;&quot;)" office:value-type="string" office:string-value="    logical_value, 120, &quot;Reserved&quot; ;" calcext:value-type="string">
            <text:p><text:s text:c="4"/>logical_value, 120, "Reserved" ;</text:p>
          </table:table-cell>
          <table:table-cell/>
        </table:table-row>
        <table:table-row table:style-name="ro1">
          <table:table-cell table:formula="of:=COM.MICROSOFT.CONCAT(&quot;    logical_value, &quot;; HEX2DEC([$intermediate.A122]); &quot;, &quot;; CHAR(34); IFNA([$intermediate.D122];&quot;Reserved&quot;); CHAR(34); &quot; ;&quot;)" office:value-type="string" office:string-value="    logical_value, 121, &quot;Reserved&quot; ;" calcext:value-type="string">
            <text:p><text:s text:c="4"/>logical_value, 121, "Reserved" ;</text:p>
          </table:table-cell>
          <table:table-cell/>
        </table:table-row>
        <table:table-row table:style-name="ro1">
          <table:table-cell table:formula="of:=COM.MICROSOFT.CONCAT(&quot;    logical_value, &quot;; HEX2DEC([$intermediate.A123]); &quot;, &quot;; CHAR(34); IFNA([$intermediate.D123];&quot;Reserved&quot;); CHAR(34); &quot; ;&quot;)" office:value-type="string" office:string-value="    logical_value, 122, &quot;Reserved&quot; ;" calcext:value-type="string">
            <text:p><text:s text:c="4"/>logical_value, 122, "Reserved" ;</text:p>
          </table:table-cell>
          <table:table-cell/>
        </table:table-row>
        <table:table-row table:style-name="ro1">
          <table:table-cell table:formula="of:=COM.MICROSOFT.CONCAT(&quot;    logical_value, &quot;; HEX2DEC([$intermediate.A124]); &quot;, &quot;; CHAR(34); IFNA([$intermediate.D124];&quot;Reserved&quot;); CHAR(34); &quot; ;&quot;)" office:value-type="string" office:string-value="    logical_value, 123, &quot;Reserved&quot; ;" calcext:value-type="string">
            <text:p><text:s text:c="4"/>logical_value, 123, "Reserved" ;</text:p>
          </table:table-cell>
          <table:table-cell/>
        </table:table-row>
        <table:table-row table:style-name="ro1">
          <table:table-cell table:formula="of:=COM.MICROSOFT.CONCAT(&quot;    logical_value, &quot;; HEX2DEC([$intermediate.A125]); &quot;, &quot;; CHAR(34); IFNA([$intermediate.D125];&quot;Reserved&quot;); CHAR(34); &quot; ;&quot;)" office:value-type="string" office:string-value="    logical_value, 124, &quot;Reserved&quot; ;" calcext:value-type="string">
            <text:p><text:s text:c="4"/>logical_value, 124, "Reserved" ;</text:p>
          </table:table-cell>
          <table:table-cell/>
        </table:table-row>
        <table:table-row table:style-name="ro1">
          <table:table-cell table:formula="of:=COM.MICROSOFT.CONCAT(&quot;    logical_value, &quot;; HEX2DEC([$intermediate.A126]); &quot;, &quot;; CHAR(34); IFNA([$intermediate.D126];&quot;Reserved&quot;); CHAR(34); &quot; ;&quot;)" office:value-type="string" office:string-value="    logical_value, 125, &quot;Reserved&quot; ;" calcext:value-type="string">
            <text:p><text:s text:c="4"/>logical_value, 125, "Reserved" ;</text:p>
          </table:table-cell>
          <table:table-cell/>
        </table:table-row>
        <table:table-row table:style-name="ro1">
          <table:table-cell table:formula="of:=COM.MICROSOFT.CONCAT(&quot;    logical_value, &quot;; HEX2DEC([$intermediate.A127]); &quot;, &quot;; CHAR(34); IFNA([$intermediate.D127];&quot;Reserved&quot;); CHAR(34); &quot; ;&quot;)" office:value-type="string" office:string-value="    logical_value, 126, &quot;Reserved&quot; ;" calcext:value-type="string">
            <text:p><text:s text:c="4"/>logical_value, 126, "Reserved" ;</text:p>
          </table:table-cell>
          <table:table-cell/>
        </table:table-row>
        <table:table-row table:style-name="ro1">
          <table:table-cell table:formula="of:=COM.MICROSOFT.CONCAT(&quot;    logical_value, &quot;; HEX2DEC([$intermediate.A128]); &quot;, &quot;; CHAR(34); IFNA([$intermediate.D128];&quot;Reserved&quot;); CHAR(34); &quot; ;&quot;)" office:value-type="string" office:string-value="    logical_value, 127, &quot;Reserved&quot; ;" calcext:value-type="string">
            <text:p><text:s text:c="4"/>logical_value, 127, "Reserved" ;</text:p>
          </table:table-cell>
          <table:table-cell/>
        </table:table-row>
        <table:table-row table:style-name="ro1">
          <table:table-cell table:formula="of:=COM.MICROSOFT.CONCAT(&quot;    logical_value, &quot;; HEX2DEC([$intermediate.A129]); &quot;, &quot;; CHAR(34); IFNA([$intermediate.D129];&quot;Reserved&quot;); CHAR(34); &quot; ;&quot;)" office:value-type="string" office:string-value="    logical_value, 128, &quot;Reserved&quot; ;" calcext:value-type="string">
            <text:p><text:s text:c="4"/>logical_value, 128, "Reserved" ;</text:p>
          </table:table-cell>
          <table:table-cell/>
        </table:table-row>
        <table:table-row table:style-name="ro1">
          <table:table-cell table:formula="of:=COM.MICROSOFT.CONCAT(&quot;    logical_value, &quot;; HEX2DEC([$intermediate.A130]); &quot;, &quot;; CHAR(34); IFNA([$intermediate.D130];&quot;Reserved&quot;); CHAR(34); &quot; ;&quot;)" office:value-type="string" office:string-value="    logical_value, 129, &quot;Reserved&quot; ;" calcext:value-type="string">
            <text:p><text:s text:c="4"/>logical_value, 129, "Reserved" ;</text:p>
          </table:table-cell>
          <table:table-cell/>
        </table:table-row>
        <table:table-row table:style-name="ro1">
          <table:table-cell table:formula="of:=COM.MICROSOFT.CONCAT(&quot;    logical_value, &quot;; HEX2DEC([$intermediate.A131]); &quot;, &quot;; CHAR(34); IFNA([$intermediate.D131];&quot;Reserved&quot;); CHAR(34); &quot; ;&quot;)" office:value-type="string" office:string-value="    logical_value, 130, &quot;Reserved&quot; ;" calcext:value-type="string">
            <text:p><text:s text:c="4"/>logical_value, 130, "Reserved" ;</text:p>
          </table:table-cell>
          <table:table-cell/>
        </table:table-row>
        <table:table-row table:style-name="ro1">
          <table:table-cell table:formula="of:=COM.MICROSOFT.CONCAT(&quot;    logical_value, &quot;; HEX2DEC([$intermediate.A132]); &quot;, &quot;; CHAR(34); IFNA([$intermediate.D132];&quot;Reserved&quot;); CHAR(34); &quot; ;&quot;)" office:value-type="string" office:string-value="    logical_value, 131, &quot;Reserved&quot; ;" calcext:value-type="string">
            <text:p><text:s text:c="4"/>logical_value, 131, "Reserved" ;</text:p>
          </table:table-cell>
          <table:table-cell/>
        </table:table-row>
        <table:table-row table:style-name="ro1">
          <table:table-cell table:formula="of:=COM.MICROSOFT.CONCAT(&quot;    logical_value, &quot;; HEX2DEC([$intermediate.A133]); &quot;, &quot;; CHAR(34); IFNA([$intermediate.D133];&quot;Reserved&quot;); CHAR(34); &quot; ;&quot;)" office:value-type="string" office:string-value="    logical_value, 132, &quot;Reserved&quot; ;" calcext:value-type="string">
            <text:p><text:s text:c="4"/>logical_value, 132, "Reserved" ;</text:p>
          </table:table-cell>
          <table:table-cell/>
        </table:table-row>
        <table:table-row table:style-name="ro1">
          <table:table-cell table:formula="of:=COM.MICROSOFT.CONCAT(&quot;    logical_value, &quot;; HEX2DEC([$intermediate.A134]); &quot;, &quot;; CHAR(34); IFNA([$intermediate.D134];&quot;Reserved&quot;); CHAR(34); &quot; ;&quot;)" office:value-type="string" office:string-value="    logical_value, 133, &quot;Reserved&quot; ;" calcext:value-type="string">
            <text:p><text:s text:c="4"/>logical_value, 133, "Reserved" ;</text:p>
          </table:table-cell>
          <table:table-cell/>
        </table:table-row>
        <table:table-row table:style-name="ro1">
          <table:table-cell table:formula="of:=COM.MICROSOFT.CONCAT(&quot;    logical_value, &quot;; HEX2DEC([$intermediate.A135]); &quot;, &quot;; CHAR(34); IFNA([$intermediate.D135];&quot;Reserved&quot;); CHAR(34); &quot; ;&quot;)" office:value-type="string" office:string-value="    logical_value, 134, &quot;Reserved&quot; ;" calcext:value-type="string">
            <text:p><text:s text:c="4"/>logical_value, 134, "Reserved" ;</text:p>
          </table:table-cell>
          <table:table-cell/>
        </table:table-row>
        <table:table-row table:style-name="ro1">
          <table:table-cell table:formula="of:=COM.MICROSOFT.CONCAT(&quot;    logical_value, &quot;; HEX2DEC([$intermediate.A136]); &quot;, &quot;; CHAR(34); IFNA([$intermediate.D136];&quot;Reserved&quot;); CHAR(34); &quot; ;&quot;)" office:value-type="string" office:string-value="    logical_value, 135, &quot;Reserved&quot; ;" calcext:value-type="string">
            <text:p><text:s text:c="4"/>logical_value, 135, "Reserved" ;</text:p>
          </table:table-cell>
          <table:table-cell/>
        </table:table-row>
        <table:table-row table:style-name="ro1">
          <table:table-cell table:formula="of:=COM.MICROSOFT.CONCAT(&quot;    logical_value, &quot;; HEX2DEC([$intermediate.A137]); &quot;, &quot;; CHAR(34); IFNA([$intermediate.D137];&quot;Reserved&quot;); CHAR(34); &quot; ;&quot;)" office:value-type="string" office:string-value="    logical_value, 136, &quot;Reserved&quot; ;" calcext:value-type="string">
            <text:p><text:s text:c="4"/>logical_value, 136, "Reserved" ;</text:p>
          </table:table-cell>
          <table:table-cell/>
        </table:table-row>
        <table:table-row table:style-name="ro1">
          <table:table-cell table:formula="of:=COM.MICROSOFT.CONCAT(&quot;    logical_value, &quot;; HEX2DEC([$intermediate.A138]); &quot;, &quot;; CHAR(34); IFNA([$intermediate.D138];&quot;Reserved&quot;); CHAR(34); &quot; ;&quot;)" office:value-type="string" office:string-value="    logical_value, 137, &quot;Reserved&quot; ;" calcext:value-type="string">
            <text:p><text:s text:c="4"/>logical_value, 137, "Reserved" ;</text:p>
          </table:table-cell>
          <table:table-cell/>
        </table:table-row>
        <table:table-row table:style-name="ro1">
          <table:table-cell table:formula="of:=COM.MICROSOFT.CONCAT(&quot;    logical_value, &quot;; HEX2DEC([$intermediate.A139]); &quot;, &quot;; CHAR(34); IFNA([$intermediate.D139];&quot;Reserved&quot;); CHAR(34); &quot; ;&quot;)" office:value-type="string" office:string-value="    logical_value, 138, &quot;Reserved&quot; ;" calcext:value-type="string">
            <text:p><text:s text:c="4"/>logical_value, 138, "Reserved" ;</text:p>
          </table:table-cell>
          <table:table-cell/>
        </table:table-row>
        <table:table-row table:style-name="ro1">
          <table:table-cell table:formula="of:=COM.MICROSOFT.CONCAT(&quot;    logical_value, &quot;; HEX2DEC([$intermediate.A140]); &quot;, &quot;; CHAR(34); IFNA([$intermediate.D140];&quot;Reserved&quot;); CHAR(34); &quot; ;&quot;)" office:value-type="string" office:string-value="    logical_value, 139, &quot;Reserved&quot; ;" calcext:value-type="string">
            <text:p><text:s text:c="4"/>logical_value, 139, "Reserved" ;</text:p>
          </table:table-cell>
          <table:table-cell/>
        </table:table-row>
        <table:table-row table:style-name="ro1">
          <table:table-cell table:formula="of:=COM.MICROSOFT.CONCAT(&quot;    logical_value, &quot;; HEX2DEC([$intermediate.A141]); &quot;, &quot;; CHAR(34); IFNA([$intermediate.D141];&quot;Reserved&quot;); CHAR(34); &quot; ;&quot;)" office:value-type="string" office:string-value="    logical_value, 140, &quot;Reserved&quot; ;" calcext:value-type="string">
            <text:p><text:s text:c="4"/>logical_value, 140, "Reserved" ;</text:p>
          </table:table-cell>
          <table:table-cell/>
        </table:table-row>
        <table:table-row table:style-name="ro1">
          <table:table-cell table:formula="of:=COM.MICROSOFT.CONCAT(&quot;    logical_value, &quot;; HEX2DEC([$intermediate.A142]); &quot;, &quot;; CHAR(34); IFNA([$intermediate.D142];&quot;Reserved&quot;); CHAR(34); &quot; ;&quot;)" office:value-type="string" office:string-value="    logical_value, 141, &quot;Reserved&quot; ;" calcext:value-type="string">
            <text:p><text:s text:c="4"/>logical_value, 141, "Reserved" ;</text:p>
          </table:table-cell>
          <table:table-cell/>
        </table:table-row>
        <table:table-row table:style-name="ro1">
          <table:table-cell table:formula="of:=COM.MICROSOFT.CONCAT(&quot;    logical_value, &quot;; HEX2DEC([$intermediate.A143]); &quot;, &quot;; CHAR(34); IFNA([$intermediate.D143];&quot;Reserved&quot;); CHAR(34); &quot; ;&quot;)" office:value-type="string" office:string-value="    logical_value, 142, &quot;Reserved&quot; ;" calcext:value-type="string">
            <text:p><text:s text:c="4"/>logical_value, 142, "Reserved" ;</text:p>
          </table:table-cell>
          <table:table-cell/>
        </table:table-row>
        <table:table-row table:style-name="ro1">
          <table:table-cell table:formula="of:=COM.MICROSOFT.CONCAT(&quot;    logical_value, &quot;; HEX2DEC([$intermediate.A144]); &quot;, &quot;; CHAR(34); IFNA([$intermediate.D144];&quot;Reserved&quot;); CHAR(34); &quot; ;&quot;)" office:value-type="string" office:string-value="    logical_value, 143, &quot;Reserved&quot; ;" calcext:value-type="string">
            <text:p><text:s text:c="4"/>logical_value, 143, "Reserved" ;</text:p>
          </table:table-cell>
          <table:table-cell/>
        </table:table-row>
        <table:table-row table:style-name="ro1">
          <table:table-cell table:formula="of:=COM.MICROSOFT.CONCAT(&quot;    logical_value, &quot;; HEX2DEC([$intermediate.A145]); &quot;, &quot;; CHAR(34); IFNA([$intermediate.D145];&quot;Reserved&quot;); CHAR(34); &quot; ;&quot;)" office:value-type="string" office:string-value="    logical_value, 144, &quot;Reserved&quot; ;" calcext:value-type="string">
            <text:p><text:s text:c="4"/>logical_value, 144, "Reserved" ;</text:p>
          </table:table-cell>
          <table:table-cell/>
        </table:table-row>
        <table:table-row table:style-name="ro1">
          <table:table-cell table:formula="of:=COM.MICROSOFT.CONCAT(&quot;    logical_value, &quot;; HEX2DEC([$intermediate.A146]); &quot;, &quot;; CHAR(34); IFNA([$intermediate.D146];&quot;Reserved&quot;); CHAR(34); &quot; ;&quot;)" office:value-type="string" office:string-value="    logical_value, 145, &quot;Reserved&quot; ;" calcext:value-type="string">
            <text:p><text:s text:c="4"/>logical_value, 145, "Reserved" ;</text:p>
          </table:table-cell>
          <table:table-cell/>
        </table:table-row>
        <table:table-row table:style-name="ro1">
          <table:table-cell table:formula="of:=COM.MICROSOFT.CONCAT(&quot;    logical_value, &quot;; HEX2DEC([$intermediate.A147]); &quot;, &quot;; CHAR(34); IFNA([$intermediate.D147];&quot;Reserved&quot;); CHAR(34); &quot; ;&quot;)" office:value-type="string" office:string-value="    logical_value, 146, &quot;Reserved&quot; ;" calcext:value-type="string">
            <text:p><text:s text:c="4"/>logical_value, 146, "Reserved" ;</text:p>
          </table:table-cell>
          <table:table-cell/>
        </table:table-row>
        <table:table-row table:style-name="ro1">
          <table:table-cell table:formula="of:=COM.MICROSOFT.CONCAT(&quot;    logical_value, &quot;; HEX2DEC([$intermediate.A148]); &quot;, &quot;; CHAR(34); IFNA([$intermediate.D148];&quot;Reserved&quot;); CHAR(34); &quot; ;&quot;)" office:value-type="string" office:string-value="    logical_value, 147, &quot;Reserved&quot; ;" calcext:value-type="string">
            <text:p><text:s text:c="4"/>logical_value, 147, "Reserved" ;</text:p>
          </table:table-cell>
          <table:table-cell/>
        </table:table-row>
        <table:table-row table:style-name="ro1">
          <table:table-cell table:formula="of:=COM.MICROSOFT.CONCAT(&quot;    logical_value, &quot;; HEX2DEC([$intermediate.A149]); &quot;, &quot;; CHAR(34); IFNA([$intermediate.D149];&quot;Reserved&quot;); CHAR(34); &quot; ;&quot;)" office:value-type="string" office:string-value="    logical_value, 148, &quot;Reserved&quot; ;" calcext:value-type="string">
            <text:p><text:s text:c="4"/>logical_value, 148, "Reserved" ;</text:p>
          </table:table-cell>
          <table:table-cell/>
        </table:table-row>
        <table:table-row table:style-name="ro1">
          <table:table-cell table:formula="of:=COM.MICROSOFT.CONCAT(&quot;    logical_value, &quot;; HEX2DEC([$intermediate.A150]); &quot;, &quot;; CHAR(34); IFNA([$intermediate.D150];&quot;Reserved&quot;); CHAR(34); &quot; ;&quot;)" office:value-type="string" office:string-value="    logical_value, 149, &quot;Reserved&quot; ;" calcext:value-type="string">
            <text:p><text:s text:c="4"/>logical_value, 149, "Reserved" ;</text:p>
          </table:table-cell>
          <table:table-cell/>
        </table:table-row>
        <table:table-row table:style-name="ro1">
          <table:table-cell table:formula="of:=COM.MICROSOFT.CONCAT(&quot;    logical_value, &quot;; HEX2DEC([$intermediate.A151]); &quot;, &quot;; CHAR(34); IFNA([$intermediate.D151];&quot;Reserved&quot;); CHAR(34); &quot; ;&quot;)" office:value-type="string" office:string-value="    logical_value, 150, &quot;Reserved&quot; ;" calcext:value-type="string">
            <text:p><text:s text:c="4"/>logical_value, 150, "Reserved" ;</text:p>
          </table:table-cell>
          <table:table-cell/>
        </table:table-row>
        <table:table-row table:style-name="ro1">
          <table:table-cell table:formula="of:=COM.MICROSOFT.CONCAT(&quot;    logical_value, &quot;; HEX2DEC([$intermediate.A152]); &quot;, &quot;; CHAR(34); IFNA([$intermediate.D152];&quot;Reserved&quot;); CHAR(34); &quot; ;&quot;)" office:value-type="string" office:string-value="    logical_value, 151, &quot;Reserved&quot; ;" calcext:value-type="string">
            <text:p><text:s text:c="4"/>logical_value, 151, "Reserved" ;</text:p>
          </table:table-cell>
          <table:table-cell/>
        </table:table-row>
        <table:table-row table:style-name="ro1">
          <table:table-cell table:formula="of:=COM.MICROSOFT.CONCAT(&quot;    logical_value, &quot;; HEX2DEC([$intermediate.A153]); &quot;, &quot;; CHAR(34); IFNA([$intermediate.D153];&quot;Reserved&quot;); CHAR(34); &quot; ;&quot;)" office:value-type="string" office:string-value="    logical_value, 152, &quot;Reserved&quot; ;" calcext:value-type="string">
            <text:p><text:s text:c="4"/>logical_value, 152, "Reserved" ;</text:p>
          </table:table-cell>
          <table:table-cell/>
        </table:table-row>
        <table:table-row table:style-name="ro1">
          <table:table-cell table:formula="of:=COM.MICROSOFT.CONCAT(&quot;    logical_value, &quot;; HEX2DEC([$intermediate.A154]); &quot;, &quot;; CHAR(34); IFNA([$intermediate.D154];&quot;Reserved&quot;); CHAR(34); &quot; ;&quot;)" office:value-type="string" office:string-value="    logical_value, 153, &quot;Reserved&quot; ;" calcext:value-type="string">
            <text:p><text:s text:c="4"/>logical_value, 153, "Reserved" ;</text:p>
          </table:table-cell>
          <table:table-cell/>
        </table:table-row>
        <table:table-row table:style-name="ro1">
          <table:table-cell table:formula="of:=COM.MICROSOFT.CONCAT(&quot;    logical_value, &quot;; HEX2DEC([$intermediate.A155]); &quot;, &quot;; CHAR(34); IFNA([$intermediate.D155];&quot;Reserved&quot;); CHAR(34); &quot; ;&quot;)" office:value-type="string" office:string-value="    logical_value, 154, &quot;Reserved&quot; ;" calcext:value-type="string">
            <text:p><text:s text:c="4"/>logical_value, 154, "Reserved" ;</text:p>
          </table:table-cell>
          <table:table-cell/>
        </table:table-row>
        <table:table-row table:style-name="ro1">
          <table:table-cell table:formula="of:=COM.MICROSOFT.CONCAT(&quot;    logical_value, &quot;; HEX2DEC([$intermediate.A156]); &quot;, &quot;; CHAR(34); IFNA([$intermediate.D156];&quot;Reserved&quot;); CHAR(34); &quot; ;&quot;)" office:value-type="string" office:string-value="    logical_value, 155, &quot;Reserved&quot; ;" calcext:value-type="string">
            <text:p><text:s text:c="4"/>logical_value, 155, "Reserved" ;</text:p>
          </table:table-cell>
          <table:table-cell/>
        </table:table-row>
        <table:table-row table:style-name="ro1">
          <table:table-cell table:formula="of:=COM.MICROSOFT.CONCAT(&quot;    logical_value, &quot;; HEX2DEC([$intermediate.A157]); &quot;, &quot;; CHAR(34); IFNA([$intermediate.D157];&quot;Reserved&quot;); CHAR(34); &quot; ;&quot;)" office:value-type="string" office:string-value="    logical_value, 156, &quot;Reserved&quot; ;" calcext:value-type="string">
            <text:p><text:s text:c="4"/>logical_value, 156, "Reserved" ;</text:p>
          </table:table-cell>
          <table:table-cell/>
        </table:table-row>
        <table:table-row table:style-name="ro1">
          <table:table-cell table:formula="of:=COM.MICROSOFT.CONCAT(&quot;    logical_value, &quot;; HEX2DEC([$intermediate.A158]); &quot;, &quot;; CHAR(34); IFNA([$intermediate.D158];&quot;Reserved&quot;); CHAR(34); &quot; ;&quot;)" office:value-type="string" office:string-value="    logical_value, 157, &quot;Reserved&quot; ;" calcext:value-type="string">
            <text:p><text:s text:c="4"/>logical_value, 157, "Reserved" ;</text:p>
          </table:table-cell>
          <table:table-cell/>
        </table:table-row>
        <table:table-row table:style-name="ro1">
          <table:table-cell table:formula="of:=COM.MICROSOFT.CONCAT(&quot;    logical_value, &quot;; HEX2DEC([$intermediate.A159]); &quot;, &quot;; CHAR(34); IFNA([$intermediate.D159];&quot;Reserved&quot;); CHAR(34); &quot; ;&quot;)" office:value-type="string" office:string-value="    logical_value, 158, &quot;Reserved&quot; ;" calcext:value-type="string">
            <text:p><text:s text:c="4"/>logical_value, 158, "Reserved" ;</text:p>
          </table:table-cell>
          <table:table-cell/>
        </table:table-row>
        <table:table-row table:style-name="ro1">
          <table:table-cell table:formula="of:=COM.MICROSOFT.CONCAT(&quot;    logical_value, &quot;; HEX2DEC([$intermediate.A160]); &quot;, &quot;; CHAR(34); IFNA([$intermediate.D160];&quot;Reserved&quot;); CHAR(34); &quot; ;&quot;)" office:value-type="string" office:string-value="    logical_value, 159, &quot;Reserved&quot; ;" calcext:value-type="string">
            <text:p><text:s text:c="4"/>logical_value, 159, "Reserved" ;</text:p>
          </table:table-cell>
          <table:table-cell/>
        </table:table-row>
        <table:table-row table:style-name="ro1">
          <table:table-cell table:formula="of:=COM.MICROSOFT.CONCAT(&quot;    logical_value, &quot;; HEX2DEC([$intermediate.A161]); &quot;, &quot;; CHAR(34); IFNA([$intermediate.D161];&quot;Reserved&quot;); CHAR(34); &quot; ;&quot;)" office:value-type="string" office:string-value="    logical_value, 160, &quot;Reserved&quot; ;" calcext:value-type="string">
            <text:p><text:s text:c="4"/>logical_value, 160, "Reserved" ;</text:p>
          </table:table-cell>
          <table:table-cell/>
        </table:table-row>
        <table:table-row table:style-name="ro1">
          <table:table-cell table:formula="of:=COM.MICROSOFT.CONCAT(&quot;    logical_value, &quot;; HEX2DEC([$intermediate.A162]); &quot;, &quot;; CHAR(34); IFNA([$intermediate.D162];&quot;Reserved&quot;); CHAR(34); &quot; ;&quot;)" office:value-type="string" office:string-value="    logical_value, 161, &quot;Reserved&quot; ;" calcext:value-type="string">
            <text:p><text:s text:c="4"/>logical_value, 161, "Reserved" ;</text:p>
          </table:table-cell>
          <table:table-cell/>
        </table:table-row>
        <table:table-row table:style-name="ro1">
          <table:table-cell table:formula="of:=COM.MICROSOFT.CONCAT(&quot;    logical_value, &quot;; HEX2DEC([$intermediate.A163]); &quot;, &quot;; CHAR(34); IFNA([$intermediate.D163];&quot;Reserved&quot;); CHAR(34); &quot; ;&quot;)" office:value-type="string" office:string-value="    logical_value, 162, &quot;Reserved&quot; ;" calcext:value-type="string">
            <text:p><text:s text:c="4"/>logical_value, 162, "Reserved" ;</text:p>
          </table:table-cell>
          <table:table-cell/>
        </table:table-row>
        <table:table-row table:style-name="ro1">
          <table:table-cell table:formula="of:=COM.MICROSOFT.CONCAT(&quot;    logical_value, &quot;; HEX2DEC([$intermediate.A164]); &quot;, &quot;; CHAR(34); IFNA([$intermediate.D164];&quot;Reserved&quot;); CHAR(34); &quot; ;&quot;)" office:value-type="string" office:string-value="    logical_value, 163, &quot;Reserved&quot; ;" calcext:value-type="string">
            <text:p><text:s text:c="4"/>logical_value, 163, "Reserved" ;</text:p>
          </table:table-cell>
          <table:table-cell/>
        </table:table-row>
        <table:table-row table:style-name="ro1">
          <table:table-cell table:formula="of:=COM.MICROSOFT.CONCAT(&quot;    logical_value, &quot;; HEX2DEC([$intermediate.A165]); &quot;, &quot;; CHAR(34); IFNA([$intermediate.D165];&quot;Reserved&quot;); CHAR(34); &quot; ;&quot;)" office:value-type="string" office:string-value="    logical_value, 164, &quot;Reserved&quot; ;" calcext:value-type="string">
            <text:p><text:s text:c="4"/>logical_value, 164, "Reserved" ;</text:p>
          </table:table-cell>
          <table:table-cell/>
        </table:table-row>
        <table:table-row table:style-name="ro1">
          <table:table-cell table:formula="of:=COM.MICROSOFT.CONCAT(&quot;    logical_value, &quot;; HEX2DEC([$intermediate.A166]); &quot;, &quot;; CHAR(34); IFNA([$intermediate.D166];&quot;Reserved&quot;); CHAR(34); &quot; ;&quot;)" office:value-type="string" office:string-value="    logical_value, 165, &quot;Reserved&quot; ;" calcext:value-type="string">
            <text:p><text:s text:c="4"/>logical_value, 165, "Reserved" ;</text:p>
          </table:table-cell>
          <table:table-cell/>
        </table:table-row>
        <table:table-row table:style-name="ro1">
          <table:table-cell table:formula="of:=COM.MICROSOFT.CONCAT(&quot;    logical_value, &quot;; HEX2DEC([$intermediate.A167]); &quot;, &quot;; CHAR(34); IFNA([$intermediate.D167];&quot;Reserved&quot;); CHAR(34); &quot; ;&quot;)" office:value-type="string" office:string-value="    logical_value, 166, &quot;Reserved&quot; ;" calcext:value-type="string">
            <text:p><text:s text:c="4"/>logical_value, 166, "Reserved" ;</text:p>
          </table:table-cell>
          <table:table-cell/>
        </table:table-row>
        <table:table-row table:style-name="ro1">
          <table:table-cell table:formula="of:=COM.MICROSOFT.CONCAT(&quot;    logical_value, &quot;; HEX2DEC([$intermediate.A168]); &quot;, &quot;; CHAR(34); IFNA([$intermediate.D168];&quot;Reserved&quot;); CHAR(34); &quot; ;&quot;)" office:value-type="string" office:string-value="    logical_value, 167, &quot;Reserved&quot; ;" calcext:value-type="string">
            <text:p><text:s text:c="4"/>logical_value, 167, "Reserved" ;</text:p>
          </table:table-cell>
          <table:table-cell/>
        </table:table-row>
        <table:table-row table:style-name="ro1">
          <table:table-cell table:formula="of:=COM.MICROSOFT.CONCAT(&quot;    logical_value, &quot;; HEX2DEC([$intermediate.A169]); &quot;, &quot;; CHAR(34); IFNA([$intermediate.D169];&quot;Reserved&quot;); CHAR(34); &quot; ;&quot;)" office:value-type="string" office:string-value="    logical_value, 168, &quot;Reserved&quot; ;" calcext:value-type="string">
            <text:p><text:s text:c="4"/>logical_value, 168, "Reserved" ;</text:p>
          </table:table-cell>
          <table:table-cell/>
        </table:table-row>
        <table:table-row table:style-name="ro1">
          <table:table-cell table:formula="of:=COM.MICROSOFT.CONCAT(&quot;    logical_value, &quot;; HEX2DEC([$intermediate.A170]); &quot;, &quot;; CHAR(34); IFNA([$intermediate.D170];&quot;Reserved&quot;); CHAR(34); &quot; ;&quot;)" office:value-type="string" office:string-value="    logical_value, 169, &quot;Reserved&quot; ;" calcext:value-type="string">
            <text:p><text:s text:c="4"/>logical_value, 169, "Reserved" ;</text:p>
          </table:table-cell>
          <table:table-cell/>
        </table:table-row>
        <table:table-row table:style-name="ro1">
          <table:table-cell table:formula="of:=COM.MICROSOFT.CONCAT(&quot;    logical_value, &quot;; HEX2DEC([$intermediate.A171]); &quot;, &quot;; CHAR(34); IFNA([$intermediate.D171];&quot;Reserved&quot;); CHAR(34); &quot; ;&quot;)" office:value-type="string" office:string-value="    logical_value, 170, &quot;Reserved&quot; ;" calcext:value-type="string">
            <text:p><text:s text:c="4"/>logical_value, 170, "Reserved" ;</text:p>
          </table:table-cell>
          <table:table-cell/>
        </table:table-row>
        <table:table-row table:style-name="ro1">
          <table:table-cell table:formula="of:=COM.MICROSOFT.CONCAT(&quot;    logical_value, &quot;; HEX2DEC([$intermediate.A172]); &quot;, &quot;; CHAR(34); IFNA([$intermediate.D172];&quot;Reserved&quot;); CHAR(34); &quot; ;&quot;)" office:value-type="string" office:string-value="    logical_value, 171, &quot;Reserved&quot; ;" calcext:value-type="string">
            <text:p><text:s text:c="4"/>logical_value, 171, "Reserved" ;</text:p>
          </table:table-cell>
          <table:table-cell/>
        </table:table-row>
        <table:table-row table:style-name="ro1">
          <table:table-cell table:formula="of:=COM.MICROSOFT.CONCAT(&quot;    logical_value, &quot;; HEX2DEC([$intermediate.A173]); &quot;, &quot;; CHAR(34); IFNA([$intermediate.D173];&quot;Reserved&quot;); CHAR(34); &quot; ;&quot;)" office:value-type="string" office:string-value="    logical_value, 172, &quot;Reserved&quot; ;" calcext:value-type="string">
            <text:p><text:s text:c="4"/>logical_value, 172, "Reserved" ;</text:p>
          </table:table-cell>
          <table:table-cell/>
        </table:table-row>
        <table:table-row table:style-name="ro1">
          <table:table-cell table:formula="of:=COM.MICROSOFT.CONCAT(&quot;    logical_value, &quot;; HEX2DEC([$intermediate.A174]); &quot;, &quot;; CHAR(34); IFNA([$intermediate.D174];&quot;Reserved&quot;); CHAR(34); &quot; ;&quot;)" office:value-type="string" office:string-value="    logical_value, 173, &quot;Reserved&quot; ;" calcext:value-type="string">
            <text:p><text:s text:c="4"/>logical_value, 173, "Reserved" ;</text:p>
          </table:table-cell>
          <table:table-cell/>
        </table:table-row>
        <table:table-row table:style-name="ro1">
          <table:table-cell table:formula="of:=COM.MICROSOFT.CONCAT(&quot;    logical_value, &quot;; HEX2DEC([$intermediate.A175]); &quot;, &quot;; CHAR(34); IFNA([$intermediate.D175];&quot;Reserved&quot;); CHAR(34); &quot; ;&quot;)" office:value-type="string" office:string-value="    logical_value, 174, &quot;Reserved&quot; ;" calcext:value-type="string">
            <text:p><text:s text:c="4"/>logical_value, 174, "Reserved" ;</text:p>
          </table:table-cell>
          <table:table-cell/>
        </table:table-row>
        <table:table-row table:style-name="ro1">
          <table:table-cell table:formula="of:=COM.MICROSOFT.CONCAT(&quot;    logical_value, &quot;; HEX2DEC([$intermediate.A176]); &quot;, &quot;; CHAR(34); IFNA([$intermediate.D176];&quot;Reserved&quot;); CHAR(34); &quot; ;&quot;)" office:value-type="string" office:string-value="    logical_value, 175, &quot;Reserved&quot; ;" calcext:value-type="string">
            <text:p><text:s text:c="4"/>logical_value, 175, "Reserved" ;</text:p>
          </table:table-cell>
          <table:table-cell/>
        </table:table-row>
        <table:table-row table:style-name="ro1">
          <table:table-cell table:formula="of:=COM.MICROSOFT.CONCAT(&quot;    logical_value, &quot;; HEX2DEC([$intermediate.A177]); &quot;, &quot;; CHAR(34); IFNA([$intermediate.D177];&quot;Reserved&quot;); CHAR(34); &quot; ;&quot;)" office:value-type="string" office:string-value="    logical_value, 176, &quot;Reserved&quot; ;" calcext:value-type="string">
            <text:p><text:s text:c="4"/>logical_value, 176, "Reserved" ;</text:p>
          </table:table-cell>
          <table:table-cell/>
        </table:table-row>
        <table:table-row table:style-name="ro1">
          <table:table-cell table:formula="of:=COM.MICROSOFT.CONCAT(&quot;    logical_value, &quot;; HEX2DEC([$intermediate.A178]); &quot;, &quot;; CHAR(34); IFNA([$intermediate.D178];&quot;Reserved&quot;); CHAR(34); &quot; ;&quot;)" office:value-type="string" office:string-value="    logical_value, 177, &quot;Reserved&quot; ;" calcext:value-type="string">
            <text:p><text:s text:c="4"/>logical_value, 177, "Reserved" ;</text:p>
          </table:table-cell>
          <table:table-cell/>
        </table:table-row>
        <table:table-row table:style-name="ro1">
          <table:table-cell table:formula="of:=COM.MICROSOFT.CONCAT(&quot;    logical_value, &quot;; HEX2DEC([$intermediate.A179]); &quot;, &quot;; CHAR(34); IFNA([$intermediate.D179];&quot;Reserved&quot;); CHAR(34); &quot; ;&quot;)" office:value-type="string" office:string-value="    logical_value, 178, &quot;Reserved&quot; ;" calcext:value-type="string">
            <text:p><text:s text:c="4"/>logical_value, 178, "Reserved" ;</text:p>
          </table:table-cell>
          <table:table-cell/>
        </table:table-row>
        <table:table-row table:style-name="ro1">
          <table:table-cell table:formula="of:=COM.MICROSOFT.CONCAT(&quot;    logical_value, &quot;; HEX2DEC([$intermediate.A180]); &quot;, &quot;; CHAR(34); IFNA([$intermediate.D180];&quot;Reserved&quot;); CHAR(34); &quot; ;&quot;)" office:value-type="string" office:string-value="    logical_value, 179, &quot;Reserved&quot; ;" calcext:value-type="string">
            <text:p><text:s text:c="4"/>logical_value, 179, "Reserved" ;</text:p>
          </table:table-cell>
          <table:table-cell/>
        </table:table-row>
        <table:table-row table:style-name="ro1">
          <table:table-cell table:formula="of:=COM.MICROSOFT.CONCAT(&quot;    logical_value, &quot;; HEX2DEC([$intermediate.A181]); &quot;, &quot;; CHAR(34); IFNA([$intermediate.D181];&quot;Reserved&quot;); CHAR(34); &quot; ;&quot;)" office:value-type="string" office:string-value="    logical_value, 180, &quot;Reserved&quot; ;" calcext:value-type="string">
            <text:p><text:s text:c="4"/>logical_value, 180, "Reserved" ;</text:p>
          </table:table-cell>
          <table:table-cell/>
        </table:table-row>
        <table:table-row table:style-name="ro1">
          <table:table-cell table:formula="of:=COM.MICROSOFT.CONCAT(&quot;    logical_value, &quot;; HEX2DEC([$intermediate.A182]); &quot;, &quot;; CHAR(34); IFNA([$intermediate.D182];&quot;Reserved&quot;); CHAR(34); &quot; ;&quot;)" office:value-type="string" office:string-value="    logical_value, 181, &quot;Reserved&quot; ;" calcext:value-type="string">
            <text:p><text:s text:c="4"/>logical_value, 181, "Reserved" ;</text:p>
          </table:table-cell>
          <table:table-cell/>
        </table:table-row>
        <table:table-row table:style-name="ro1">
          <table:table-cell table:formula="of:=COM.MICROSOFT.CONCAT(&quot;    logical_value, &quot;; HEX2DEC([$intermediate.A183]); &quot;, &quot;; CHAR(34); IFNA([$intermediate.D183];&quot;Reserved&quot;); CHAR(34); &quot; ;&quot;)" office:value-type="string" office:string-value="    logical_value, 182, &quot;Reserved&quot; ;" calcext:value-type="string">
            <text:p><text:s text:c="4"/>logical_value, 182, "Reserved" ;</text:p>
          </table:table-cell>
          <table:table-cell/>
        </table:table-row>
        <table:table-row table:style-name="ro1">
          <table:table-cell table:formula="of:=COM.MICROSOFT.CONCAT(&quot;    logical_value, &quot;; HEX2DEC([$intermediate.A184]); &quot;, &quot;; CHAR(34); IFNA([$intermediate.D184];&quot;Reserved&quot;); CHAR(34); &quot; ;&quot;)" office:value-type="string" office:string-value="    logical_value, 183, &quot;Reserved&quot; ;" calcext:value-type="string">
            <text:p><text:s text:c="4"/>logical_value, 183, "Reserved" ;</text:p>
          </table:table-cell>
          <table:table-cell/>
        </table:table-row>
        <table:table-row table:style-name="ro1">
          <table:table-cell table:formula="of:=COM.MICROSOFT.CONCAT(&quot;    logical_value, &quot;; HEX2DEC([$intermediate.A185]); &quot;, &quot;; CHAR(34); IFNA([$intermediate.D185];&quot;Reserved&quot;); CHAR(34); &quot; ;&quot;)" office:value-type="string" office:string-value="    logical_value, 184, &quot;Reserved&quot; ;" calcext:value-type="string">
            <text:p><text:s text:c="4"/>logical_value, 184, "Reserved" ;</text:p>
          </table:table-cell>
          <table:table-cell/>
        </table:table-row>
        <table:table-row table:style-name="ro1">
          <table:table-cell table:formula="of:=COM.MICROSOFT.CONCAT(&quot;    logical_value, &quot;; HEX2DEC([$intermediate.A186]); &quot;, &quot;; CHAR(34); IFNA([$intermediate.D186];&quot;Reserved&quot;); CHAR(34); &quot; ;&quot;)" office:value-type="string" office:string-value="    logical_value, 185, &quot;Reserved&quot; ;" calcext:value-type="string">
            <text:p><text:s text:c="4"/>logical_value, 185, "Reserved" ;</text:p>
          </table:table-cell>
          <table:table-cell/>
        </table:table-row>
        <table:table-row table:style-name="ro1">
          <table:table-cell table:formula="of:=COM.MICROSOFT.CONCAT(&quot;    logical_value, &quot;; HEX2DEC([$intermediate.A187]); &quot;, &quot;; CHAR(34); IFNA([$intermediate.D187];&quot;Reserved&quot;); CHAR(34); &quot; ;&quot;)" office:value-type="string" office:string-value="    logical_value, 186, &quot;Reserved&quot; ;" calcext:value-type="string">
            <text:p><text:s text:c="4"/>logical_value, 186, "Reserved" ;</text:p>
          </table:table-cell>
          <table:table-cell/>
        </table:table-row>
        <table:table-row table:style-name="ro1">
          <table:table-cell table:formula="of:=COM.MICROSOFT.CONCAT(&quot;    logical_value, &quot;; HEX2DEC([$intermediate.A188]); &quot;, &quot;; CHAR(34); IFNA([$intermediate.D188];&quot;Reserved&quot;); CHAR(34); &quot; ;&quot;)" office:value-type="string" office:string-value="    logical_value, 187, &quot;Reserved&quot; ;" calcext:value-type="string">
            <text:p><text:s text:c="4"/>logical_value, 187, "Reserved" ;</text:p>
          </table:table-cell>
          <table:table-cell/>
        </table:table-row>
        <table:table-row table:style-name="ro1">
          <table:table-cell table:formula="of:=COM.MICROSOFT.CONCAT(&quot;    logical_value, &quot;; HEX2DEC([$intermediate.A189]); &quot;, &quot;; CHAR(34); IFNA([$intermediate.D189];&quot;Reserved&quot;); CHAR(34); &quot; ;&quot;)" office:value-type="string" office:string-value="    logical_value, 188, &quot;Reserved&quot; ;" calcext:value-type="string">
            <text:p><text:s text:c="4"/>logical_value, 188, "Reserved" ;</text:p>
          </table:table-cell>
          <table:table-cell/>
        </table:table-row>
        <table:table-row table:style-name="ro1">
          <table:table-cell table:formula="of:=COM.MICROSOFT.CONCAT(&quot;    logical_value, &quot;; HEX2DEC([$intermediate.A190]); &quot;, &quot;; CHAR(34); IFNA([$intermediate.D190];&quot;Reserved&quot;); CHAR(34); &quot; ;&quot;)" office:value-type="string" office:string-value="    logical_value, 189, &quot;Reserved&quot; ;" calcext:value-type="string">
            <text:p><text:s text:c="4"/>logical_value, 189, "Reserved" ;</text:p>
          </table:table-cell>
          <table:table-cell/>
        </table:table-row>
        <table:table-row table:style-name="ro1">
          <table:table-cell table:formula="of:=COM.MICROSOFT.CONCAT(&quot;    logical_value, &quot;; HEX2DEC([$intermediate.A191]); &quot;, &quot;; CHAR(34); IFNA([$intermediate.D191];&quot;Reserved&quot;); CHAR(34); &quot; ;&quot;)" office:value-type="string" office:string-value="    logical_value, 190, &quot;Reserved&quot; ;" calcext:value-type="string">
            <text:p><text:s text:c="4"/>logical_value, 190, "Reserved" ;</text:p>
          </table:table-cell>
          <table:table-cell/>
        </table:table-row>
        <table:table-row table:style-name="ro1">
          <table:table-cell table:formula="of:=COM.MICROSOFT.CONCAT(&quot;    logical_value, &quot;; HEX2DEC([$intermediate.A192]); &quot;, &quot;; CHAR(34); IFNA([$intermediate.D192];&quot;Reserved&quot;); CHAR(34); &quot; ;&quot;)" office:value-type="string" office:string-value="    logical_value, 191, &quot;Reserved&quot; ;" calcext:value-type="string">
            <text:p><text:s text:c="4"/>logical_value, 191, "Reserved" ;</text:p>
          </table:table-cell>
          <table:table-cell/>
        </table:table-row>
        <table:table-row table:style-name="ro1">
          <table:table-cell table:formula="of:=COM.MICROSOFT.CONCAT(&quot;    logical_value, &quot;; HEX2DEC([$intermediate.A193]); &quot;, &quot;; CHAR(34); IFNA([$intermediate.D193];&quot;Reserved&quot;); CHAR(34); &quot; ;&quot;)" office:value-type="string" office:string-value="    logical_value, 192, &quot;Reserved&quot; ;" calcext:value-type="string">
            <text:p><text:s text:c="4"/>logical_value, 192, "Reserved" ;</text:p>
          </table:table-cell>
          <table:table-cell/>
        </table:table-row>
        <table:table-row table:style-name="ro1">
          <table:table-cell table:formula="of:=COM.MICROSOFT.CONCAT(&quot;    logical_value, &quot;; HEX2DEC([$intermediate.A194]); &quot;, &quot;; CHAR(34); IFNA([$intermediate.D194];&quot;Reserved&quot;); CHAR(34); &quot; ;&quot;)" office:value-type="string" office:string-value="    logical_value, 193, &quot;Reserved&quot; ;" calcext:value-type="string">
            <text:p><text:s text:c="4"/>logical_value, 193, "Reserved" ;</text:p>
          </table:table-cell>
          <table:table-cell/>
        </table:table-row>
        <table:table-row table:style-name="ro1">
          <table:table-cell table:formula="of:=COM.MICROSOFT.CONCAT(&quot;    logical_value, &quot;; HEX2DEC([$intermediate.A195]); &quot;, &quot;; CHAR(34); IFNA([$intermediate.D195];&quot;Reserved&quot;); CHAR(34); &quot; ;&quot;)" office:value-type="string" office:string-value="    logical_value, 194, &quot;Reserved&quot; ;" calcext:value-type="string">
            <text:p><text:s text:c="4"/>logical_value, 194, "Reserved" ;</text:p>
          </table:table-cell>
          <table:table-cell/>
        </table:table-row>
        <table:table-row table:style-name="ro1">
          <table:table-cell table:formula="of:=COM.MICROSOFT.CONCAT(&quot;    logical_value, &quot;; HEX2DEC([$intermediate.A196]); &quot;, &quot;; CHAR(34); IFNA([$intermediate.D196];&quot;Reserved&quot;); CHAR(34); &quot; ;&quot;)" office:value-type="string" office:string-value="    logical_value, 195, &quot;Reserved&quot; ;" calcext:value-type="string">
            <text:p><text:s text:c="4"/>logical_value, 195, "Reserved" ;</text:p>
          </table:table-cell>
          <table:table-cell/>
        </table:table-row>
        <table:table-row table:style-name="ro1">
          <table:table-cell table:formula="of:=COM.MICROSOFT.CONCAT(&quot;    logical_value, &quot;; HEX2DEC([$intermediate.A197]); &quot;, &quot;; CHAR(34); IFNA([$intermediate.D197];&quot;Reserved&quot;); CHAR(34); &quot; ;&quot;)" office:value-type="string" office:string-value="    logical_value, 196, &quot;Reserved&quot; ;" calcext:value-type="string">
            <text:p><text:s text:c="4"/>logical_value, 196, "Reserved" ;</text:p>
          </table:table-cell>
          <table:table-cell/>
        </table:table-row>
        <table:table-row table:style-name="ro1">
          <table:table-cell table:formula="of:=COM.MICROSOFT.CONCAT(&quot;    logical_value, &quot;; HEX2DEC([$intermediate.A198]); &quot;, &quot;; CHAR(34); IFNA([$intermediate.D198];&quot;Reserved&quot;); CHAR(34); &quot; ;&quot;)" office:value-type="string" office:string-value="    logical_value, 197, &quot;Reserved&quot; ;" calcext:value-type="string">
            <text:p><text:s text:c="4"/>logical_value, 197, "Reserved" ;</text:p>
          </table:table-cell>
          <table:table-cell/>
        </table:table-row>
        <table:table-row table:style-name="ro1">
          <table:table-cell table:formula="of:=COM.MICROSOFT.CONCAT(&quot;    logical_value, &quot;; HEX2DEC([$intermediate.A199]); &quot;, &quot;; CHAR(34); IFNA([$intermediate.D199];&quot;Reserved&quot;); CHAR(34); &quot; ;&quot;)" office:value-type="string" office:string-value="    logical_value, 198, &quot;Reserved&quot; ;" calcext:value-type="string">
            <text:p><text:s text:c="4"/>logical_value, 198, "Reserved" ;</text:p>
          </table:table-cell>
          <table:table-cell/>
        </table:table-row>
        <table:table-row table:style-name="ro1">
          <table:table-cell table:formula="of:=COM.MICROSOFT.CONCAT(&quot;    logical_value, &quot;; HEX2DEC([$intermediate.A200]); &quot;, &quot;; CHAR(34); IFNA([$intermediate.D200];&quot;Reserved&quot;); CHAR(34); &quot; ;&quot;)" office:value-type="string" office:string-value="    logical_value, 199, &quot;Reserved&quot; ;" calcext:value-type="string">
            <text:p><text:s text:c="4"/>logical_value, 199, "Reserved" ;</text:p>
          </table:table-cell>
          <table:table-cell/>
        </table:table-row>
        <table:table-row table:style-name="ro1">
          <table:table-cell table:formula="of:=COM.MICROSOFT.CONCAT(&quot;    logical_value, &quot;; HEX2DEC([$intermediate.A201]); &quot;, &quot;; CHAR(34); IFNA([$intermediate.D201];&quot;Reserved&quot;); CHAR(34); &quot; ;&quot;)" office:value-type="string" office:string-value="    logical_value, 200, &quot;Reserved&quot; ;" calcext:value-type="string">
            <text:p><text:s text:c="4"/>logical_value, 200, "Reserved" ;</text:p>
          </table:table-cell>
          <table:table-cell/>
        </table:table-row>
        <table:table-row table:style-name="ro1">
          <table:table-cell table:formula="of:=COM.MICROSOFT.CONCAT(&quot;    logical_value, &quot;; HEX2DEC([$intermediate.A202]); &quot;, &quot;; CHAR(34); IFNA([$intermediate.D202];&quot;Reserved&quot;); CHAR(34); &quot; ;&quot;)" office:value-type="string" office:string-value="    logical_value, 201, &quot;Reserved&quot; ;" calcext:value-type="string">
            <text:p><text:s text:c="4"/>logical_value, 201, "Reserved" ;</text:p>
          </table:table-cell>
          <table:table-cell/>
        </table:table-row>
        <table:table-row table:style-name="ro1">
          <table:table-cell table:formula="of:=COM.MICROSOFT.CONCAT(&quot;    logical_value, &quot;; HEX2DEC([$intermediate.A203]); &quot;, &quot;; CHAR(34); IFNA([$intermediate.D203];&quot;Reserved&quot;); CHAR(34); &quot; ;&quot;)" office:value-type="string" office:string-value="    logical_value, 202, &quot;Reserved&quot; ;" calcext:value-type="string">
            <text:p><text:s text:c="4"/>logical_value, 202, "Reserved" ;</text:p>
          </table:table-cell>
          <table:table-cell/>
        </table:table-row>
        <table:table-row table:style-name="ro1">
          <table:table-cell table:formula="of:=COM.MICROSOFT.CONCAT(&quot;    logical_value, &quot;; HEX2DEC([$intermediate.A204]); &quot;, &quot;; CHAR(34); IFNA([$intermediate.D204];&quot;Reserved&quot;); CHAR(34); &quot; ;&quot;)" office:value-type="string" office:string-value="    logical_value, 203, &quot;Reserved&quot; ;" calcext:value-type="string">
            <text:p><text:s text:c="4"/>logical_value, 203, "Reserved" ;</text:p>
          </table:table-cell>
          <table:table-cell/>
        </table:table-row>
        <table:table-row table:style-name="ro1">
          <table:table-cell table:formula="of:=COM.MICROSOFT.CONCAT(&quot;    logical_value, &quot;; HEX2DEC([$intermediate.A205]); &quot;, &quot;; CHAR(34); IFNA([$intermediate.D205];&quot;Reserved&quot;); CHAR(34); &quot; ;&quot;)" office:value-type="string" office:string-value="    logical_value, 204, &quot;Reserved&quot; ;" calcext:value-type="string">
            <text:p><text:s text:c="4"/>logical_value, 204, "Reserved" ;</text:p>
          </table:table-cell>
          <table:table-cell/>
        </table:table-row>
        <table:table-row table:style-name="ro1">
          <table:table-cell table:formula="of:=COM.MICROSOFT.CONCAT(&quot;    logical_value, &quot;; HEX2DEC([$intermediate.A206]); &quot;, &quot;; CHAR(34); IFNA([$intermediate.D206];&quot;Reserved&quot;); CHAR(34); &quot; ;&quot;)" office:value-type="string" office:string-value="    logical_value, 205, &quot;Reserved&quot; ;" calcext:value-type="string">
            <text:p><text:s text:c="4"/>logical_value, 205, "Reserved" ;</text:p>
          </table:table-cell>
          <table:table-cell/>
        </table:table-row>
        <table:table-row table:style-name="ro1">
          <table:table-cell table:formula="of:=COM.MICROSOFT.CONCAT(&quot;    logical_value, &quot;; HEX2DEC([$intermediate.A207]); &quot;, &quot;; CHAR(34); IFNA([$intermediate.D207];&quot;Reserved&quot;); CHAR(34); &quot; ;&quot;)" office:value-type="string" office:string-value="    logical_value, 206, &quot;Reserved&quot; ;" calcext:value-type="string">
            <text:p><text:s text:c="4"/>logical_value, 206, "Reserved" ;</text:p>
          </table:table-cell>
          <table:table-cell/>
        </table:table-row>
        <table:table-row table:style-name="ro1">
          <table:table-cell table:formula="of:=COM.MICROSOFT.CONCAT(&quot;    logical_value, &quot;; HEX2DEC([$intermediate.A208]); &quot;, &quot;; CHAR(34); IFNA([$intermediate.D208];&quot;Reserved&quot;); CHAR(34); &quot; ;&quot;)" office:value-type="string" office:string-value="    logical_value, 207, &quot;Reserved&quot; ;" calcext:value-type="string">
            <text:p><text:s text:c="4"/>logical_value, 207, "Reserved" ;</text:p>
          </table:table-cell>
          <table:table-cell/>
        </table:table-row>
        <table:table-row table:style-name="ro1">
          <table:table-cell table:formula="of:=COM.MICROSOFT.CONCAT(&quot;    logical_value, &quot;; HEX2DEC([$intermediate.A209]); &quot;, &quot;; CHAR(34); IFNA([$intermediate.D209];&quot;Reserved&quot;); CHAR(34); &quot; ;&quot;)" office:value-type="string" office:string-value="    logical_value, 208, &quot;Reserved&quot; ;" calcext:value-type="string">
            <text:p><text:s text:c="4"/>logical_value, 208, "Reserved" ;</text:p>
          </table:table-cell>
          <table:table-cell/>
        </table:table-row>
        <table:table-row table:style-name="ro1">
          <table:table-cell table:formula="of:=COM.MICROSOFT.CONCAT(&quot;    logical_value, &quot;; HEX2DEC([$intermediate.A210]); &quot;, &quot;; CHAR(34); IFNA([$intermediate.D210];&quot;Reserved&quot;); CHAR(34); &quot; ;&quot;)" office:value-type="string" office:string-value="    logical_value, 209, &quot;Reserved&quot; ;" calcext:value-type="string">
            <text:p><text:s text:c="4"/>logical_value, 209, "Reserved" ;</text:p>
          </table:table-cell>
          <table:table-cell/>
        </table:table-row>
        <table:table-row table:style-name="ro1">
          <table:table-cell table:formula="of:=COM.MICROSOFT.CONCAT(&quot;    logical_value, &quot;; HEX2DEC([$intermediate.A211]); &quot;, &quot;; CHAR(34); IFNA([$intermediate.D211];&quot;Reserved&quot;); CHAR(34); &quot; ;&quot;)" office:value-type="string" office:string-value="    logical_value, 210, &quot;Reserved&quot; ;" calcext:value-type="string">
            <text:p><text:s text:c="4"/>logical_value, 210, "Reserved" ;</text:p>
          </table:table-cell>
          <table:table-cell/>
        </table:table-row>
        <table:table-row table:style-name="ro1">
          <table:table-cell table:formula="of:=COM.MICROSOFT.CONCAT(&quot;    logical_value, &quot;; HEX2DEC([$intermediate.A212]); &quot;, &quot;; CHAR(34); IFNA([$intermediate.D212];&quot;Reserved&quot;); CHAR(34); &quot; ;&quot;)" office:value-type="string" office:string-value="    logical_value, 211, &quot;Reserved&quot; ;" calcext:value-type="string">
            <text:p><text:s text:c="4"/>logical_value, 211, "Reserved" ;</text:p>
          </table:table-cell>
          <table:table-cell/>
        </table:table-row>
        <table:table-row table:style-name="ro1">
          <table:table-cell table:formula="of:=COM.MICROSOFT.CONCAT(&quot;    logical_value, &quot;; HEX2DEC([$intermediate.A213]); &quot;, &quot;; CHAR(34); IFNA([$intermediate.D213];&quot;Reserved&quot;); CHAR(34); &quot; ;&quot;)" office:value-type="string" office:string-value="    logical_value, 212, &quot;Reserved&quot; ;" calcext:value-type="string">
            <text:p><text:s text:c="4"/>logical_value, 212, "Reserved" ;</text:p>
          </table:table-cell>
          <table:table-cell/>
        </table:table-row>
        <table:table-row table:style-name="ro1">
          <table:table-cell table:formula="of:=COM.MICROSOFT.CONCAT(&quot;    logical_value, &quot;; HEX2DEC([$intermediate.A214]); &quot;, &quot;; CHAR(34); IFNA([$intermediate.D214];&quot;Reserved&quot;); CHAR(34); &quot; ;&quot;)" office:value-type="string" office:string-value="    logical_value, 213, &quot;Reserved&quot; ;" calcext:value-type="string">
            <text:p><text:s text:c="4"/>logical_value, 213, "Reserved" ;</text:p>
          </table:table-cell>
          <table:table-cell/>
        </table:table-row>
        <table:table-row table:style-name="ro1">
          <table:table-cell table:formula="of:=COM.MICROSOFT.CONCAT(&quot;    logical_value, &quot;; HEX2DEC([$intermediate.A215]); &quot;, &quot;; CHAR(34); IFNA([$intermediate.D215];&quot;Reserved&quot;); CHAR(34); &quot; ;&quot;)" office:value-type="string" office:string-value="    logical_value, 214, &quot;Reserved&quot; ;" calcext:value-type="string">
            <text:p><text:s text:c="4"/>logical_value, 214, "Reserved" ;</text:p>
          </table:table-cell>
          <table:table-cell/>
        </table:table-row>
        <table:table-row table:style-name="ro1">
          <table:table-cell table:formula="of:=COM.MICROSOFT.CONCAT(&quot;    logical_value, &quot;; HEX2DEC([$intermediate.A216]); &quot;, &quot;; CHAR(34); IFNA([$intermediate.D216];&quot;Reserved&quot;); CHAR(34); &quot; ;&quot;)" office:value-type="string" office:string-value="    logical_value, 215, &quot;Reserved&quot; ;" calcext:value-type="string">
            <text:p><text:s text:c="4"/>logical_value, 215, "Reserved" ;</text:p>
          </table:table-cell>
          <table:table-cell/>
        </table:table-row>
        <table:table-row table:style-name="ro1">
          <table:table-cell table:formula="of:=COM.MICROSOFT.CONCAT(&quot;    logical_value, &quot;; HEX2DEC([$intermediate.A217]); &quot;, &quot;; CHAR(34); IFNA([$intermediate.D217];&quot;Reserved&quot;); CHAR(34); &quot; ;&quot;)" office:value-type="string" office:string-value="    logical_value, 216, &quot;Reserved&quot; ;" calcext:value-type="string">
            <text:p><text:s text:c="4"/>logical_value, 216, "Reserved" ;</text:p>
          </table:table-cell>
          <table:table-cell/>
        </table:table-row>
        <table:table-row table:style-name="ro1">
          <table:table-cell table:formula="of:=COM.MICROSOFT.CONCAT(&quot;    logical_value, &quot;; HEX2DEC([$intermediate.A218]); &quot;, &quot;; CHAR(34); IFNA([$intermediate.D218];&quot;Reserved&quot;); CHAR(34); &quot; ;&quot;)" office:value-type="string" office:string-value="    logical_value, 217, &quot;Reserved&quot; ;" calcext:value-type="string">
            <text:p><text:s text:c="4"/>logical_value, 217, "Reserved" ;</text:p>
          </table:table-cell>
          <table:table-cell/>
        </table:table-row>
        <table:table-row table:style-name="ro1">
          <table:table-cell table:formula="of:=COM.MICROSOFT.CONCAT(&quot;    logical_value, &quot;; HEX2DEC([$intermediate.A219]); &quot;, &quot;; CHAR(34); IFNA([$intermediate.D219];&quot;Reserved&quot;); CHAR(34); &quot; ;&quot;)" office:value-type="string" office:string-value="    logical_value, 218, &quot;Reserved&quot; ;" calcext:value-type="string">
            <text:p><text:s text:c="4"/>logical_value, 218, "Reserved" ;</text:p>
          </table:table-cell>
          <table:table-cell/>
        </table:table-row>
        <table:table-row table:style-name="ro1">
          <table:table-cell table:formula="of:=COM.MICROSOFT.CONCAT(&quot;    logical_value, &quot;; HEX2DEC([$intermediate.A220]); &quot;, &quot;; CHAR(34); IFNA([$intermediate.D220];&quot;Reserved&quot;); CHAR(34); &quot; ;&quot;)" office:value-type="string" office:string-value="    logical_value, 219, &quot;Reserved&quot; ;" calcext:value-type="string">
            <text:p><text:s text:c="4"/>logical_value, 219, "Reserved" ;</text:p>
          </table:table-cell>
          <table:table-cell/>
        </table:table-row>
        <table:table-row table:style-name="ro1">
          <table:table-cell table:formula="of:=COM.MICROSOFT.CONCAT(&quot;    logical_value, &quot;; HEX2DEC([$intermediate.A221]); &quot;, &quot;; CHAR(34); IFNA([$intermediate.D221];&quot;Reserved&quot;); CHAR(34); &quot; ;&quot;)" office:value-type="string" office:string-value="    logical_value, 220, &quot;Reserved&quot; ;" calcext:value-type="string">
            <text:p><text:s text:c="4"/>logical_value, 220, "Reserved" ;</text:p>
          </table:table-cell>
          <table:table-cell/>
        </table:table-row>
        <table:table-row table:style-name="ro1">
          <table:table-cell table:formula="of:=COM.MICROSOFT.CONCAT(&quot;    logical_value, &quot;; HEX2DEC([$intermediate.A222]); &quot;, &quot;; CHAR(34); IFNA([$intermediate.D222];&quot;Reserved&quot;); CHAR(34); &quot; ;&quot;)" office:value-type="string" office:string-value="    logical_value, 221, &quot;Reserved&quot; ;" calcext:value-type="string">
            <text:p><text:s text:c="4"/>logical_value, 221, "Reserved" ;</text:p>
          </table:table-cell>
          <table:table-cell/>
        </table:table-row>
        <table:table-row table:style-name="ro1">
          <table:table-cell table:formula="of:=COM.MICROSOFT.CONCAT(&quot;    logical_value, &quot;; HEX2DEC([$intermediate.A223]); &quot;, &quot;; CHAR(34); IFNA([$intermediate.D223];&quot;Reserved&quot;); CHAR(34); &quot; ;&quot;)" office:value-type="string" office:string-value="    logical_value, 222, &quot;Reserved&quot; ;" calcext:value-type="string">
            <text:p><text:s text:c="4"/>logical_value, 222, "Reserved" ;</text:p>
          </table:table-cell>
          <table:table-cell/>
        </table:table-row>
        <table:table-row table:style-name="ro1">
          <table:table-cell table:formula="of:=COM.MICROSOFT.CONCAT(&quot;    logical_value, &quot;; HEX2DEC([$intermediate.A224]); &quot;, &quot;; CHAR(34); IFNA([$intermediate.D224];&quot;Reserved&quot;); CHAR(34); &quot; ;&quot;)" office:value-type="string" office:string-value="    logical_value, 223, &quot;Reserved&quot; ;" calcext:value-type="string">
            <text:p><text:s text:c="4"/>logical_value, 223, "Reserved" ;</text:p>
          </table:table-cell>
          <table:table-cell/>
        </table:table-row>
        <table:table-row table:style-name="ro1">
          <table:table-cell table:formula="of:=COM.MICROSOFT.CONCAT(&quot;    logical_value, &quot;; HEX2DEC([$intermediate.A225]); &quot;, &quot;; CHAR(34); IFNA([$intermediate.D225];&quot;Reserved&quot;); CHAR(34); &quot; ;&quot;)" office:value-type="string" office:string-value="    logical_value, 224, &quot;Manufacturer_Specific&quot; ;" calcext:value-type="string">
            <text:p><text:s text:c="4"/>logical_value, 224, "Manufacturer_Specific" ;</text:p>
          </table:table-cell>
          <table:table-cell/>
        </table:table-row>
        <table:table-row table:style-name="ro1">
          <table:table-cell table:formula="of:=COM.MICROSOFT.CONCAT(&quot;    logical_value, &quot;; HEX2DEC([$intermediate.A226]); &quot;, &quot;; CHAR(34); IFNA([$intermediate.D226];&quot;Reserved&quot;); CHAR(34); &quot; ;&quot;)" office:value-type="string" office:string-value="    logical_value, 225, &quot;Manufacturer_Specific&quot; ;" calcext:value-type="string">
            <text:p><text:s text:c="4"/>logical_value, 225, "Manufacturer_Specific" ;</text:p>
          </table:table-cell>
          <table:table-cell/>
        </table:table-row>
        <table:table-row table:style-name="ro1">
          <table:table-cell table:formula="of:=COM.MICROSOFT.CONCAT(&quot;    logical_value, &quot;; HEX2DEC([$intermediate.A227]); &quot;, &quot;; CHAR(34); IFNA([$intermediate.D227];&quot;Reserved&quot;); CHAR(34); &quot; ;&quot;)" office:value-type="string" office:string-value="    logical_value, 226, &quot;Manufacturer_Specific&quot; ;" calcext:value-type="string">
            <text:p><text:s text:c="4"/>logical_value, 226, "Manufacturer_Specific" ;</text:p>
          </table:table-cell>
          <table:table-cell/>
        </table:table-row>
        <table:table-row table:style-name="ro1">
          <table:table-cell table:formula="of:=COM.MICROSOFT.CONCAT(&quot;    logical_value, &quot;; HEX2DEC([$intermediate.A228]); &quot;, &quot;; CHAR(34); IFNA([$intermediate.D228];&quot;Reserved&quot;); CHAR(34); &quot; ;&quot;)" office:value-type="string" office:string-value="    logical_value, 227, &quot;Manufacturer_Specific&quot; ;" calcext:value-type="string">
            <text:p><text:s text:c="4"/>logical_value, 227, "Manufacturer_Specific" ;</text:p>
          </table:table-cell>
          <table:table-cell/>
        </table:table-row>
        <table:table-row table:style-name="ro1">
          <table:table-cell table:formula="of:=COM.MICROSOFT.CONCAT(&quot;    logical_value, &quot;; HEX2DEC([$intermediate.A229]); &quot;, &quot;; CHAR(34); IFNA([$intermediate.D229];&quot;Reserved&quot;); CHAR(34); &quot; ;&quot;)" office:value-type="string" office:string-value="    logical_value, 228, &quot;Manufacturer_Specific&quot; ;" calcext:value-type="string">
            <text:p><text:s text:c="4"/>logical_value, 228, "Manufacturer_Specific" ;</text:p>
          </table:table-cell>
          <table:table-cell/>
        </table:table-row>
        <table:table-row table:style-name="ro1">
          <table:table-cell table:formula="of:=COM.MICROSOFT.CONCAT(&quot;    logical_value, &quot;; HEX2DEC([$intermediate.A230]); &quot;, &quot;; CHAR(34); IFNA([$intermediate.D230];&quot;Reserved&quot;); CHAR(34); &quot; ;&quot;)" office:value-type="string" office:string-value="    logical_value, 229, &quot;Manufacturer_Specific&quot; ;" calcext:value-type="string">
            <text:p><text:s text:c="4"/>logical_value, 229, "Manufacturer_Specific" ;</text:p>
          </table:table-cell>
          <table:table-cell/>
        </table:table-row>
        <table:table-row table:style-name="ro1">
          <table:table-cell table:formula="of:=COM.MICROSOFT.CONCAT(&quot;    logical_value, &quot;; HEX2DEC([$intermediate.A231]); &quot;, &quot;; CHAR(34); IFNA([$intermediate.D231];&quot;Reserved&quot;); CHAR(34); &quot; ;&quot;)" office:value-type="string" office:string-value="    logical_value, 230, &quot;Manufacturer_Specific&quot; ;" calcext:value-type="string">
            <text:p><text:s text:c="4"/>logical_value, 230, "Manufacturer_Specific" ;</text:p>
          </table:table-cell>
          <table:table-cell/>
        </table:table-row>
        <table:table-row table:style-name="ro1">
          <table:table-cell table:formula="of:=COM.MICROSOFT.CONCAT(&quot;    logical_value, &quot;; HEX2DEC([$intermediate.A232]); &quot;, &quot;; CHAR(34); IFNA([$intermediate.D232];&quot;Reserved&quot;); CHAR(34); &quot; ;&quot;)" office:value-type="string" office:string-value="    logical_value, 231, &quot;Manufacturer_Specific&quot; ;" calcext:value-type="string">
            <text:p><text:s text:c="4"/>logical_value, 231, "Manufacturer_Specific" ;</text:p>
          </table:table-cell>
          <table:table-cell/>
        </table:table-row>
        <table:table-row table:style-name="ro1">
          <table:table-cell table:formula="of:=COM.MICROSOFT.CONCAT(&quot;    logical_value, &quot;; HEX2DEC([$intermediate.A233]); &quot;, &quot;; CHAR(34); IFNA([$intermediate.D233];&quot;Reserved&quot;); CHAR(34); &quot; ;&quot;)" office:value-type="string" office:string-value="    logical_value, 232, &quot;Manufacturer_Specific&quot; ;" calcext:value-type="string">
            <text:p><text:s text:c="4"/>logical_value, 232, "Manufacturer_Specific" ;</text:p>
          </table:table-cell>
          <table:table-cell/>
        </table:table-row>
        <table:table-row table:style-name="ro1">
          <table:table-cell table:formula="of:=COM.MICROSOFT.CONCAT(&quot;    logical_value, &quot;; HEX2DEC([$intermediate.A234]); &quot;, &quot;; CHAR(34); IFNA([$intermediate.D234];&quot;Reserved&quot;); CHAR(34); &quot; ;&quot;)" office:value-type="string" office:string-value="    logical_value, 233, &quot;Manufacturer_Specific&quot; ;" calcext:value-type="string">
            <text:p><text:s text:c="4"/>logical_value, 233, "Manufacturer_Specific" ;</text:p>
          </table:table-cell>
          <table:table-cell/>
        </table:table-row>
        <table:table-row table:style-name="ro1">
          <table:table-cell table:formula="of:=COM.MICROSOFT.CONCAT(&quot;    logical_value, &quot;; HEX2DEC([$intermediate.A235]); &quot;, &quot;; CHAR(34); IFNA([$intermediate.D235];&quot;Reserved&quot;); CHAR(34); &quot; ;&quot;)" office:value-type="string" office:string-value="    logical_value, 234, &quot;Manufacturer_Specific&quot; ;" calcext:value-type="string">
            <text:p><text:s text:c="4"/>logical_value, 234, "Manufacturer_Specific" ;</text:p>
          </table:table-cell>
          <table:table-cell/>
        </table:table-row>
        <table:table-row table:style-name="ro1">
          <table:table-cell table:formula="of:=COM.MICROSOFT.CONCAT(&quot;    logical_value, &quot;; HEX2DEC([$intermediate.A236]); &quot;, &quot;; CHAR(34); IFNA([$intermediate.D236];&quot;Reserved&quot;); CHAR(34); &quot; ;&quot;)" office:value-type="string" office:string-value="    logical_value, 235, &quot;Manufacturer_Specific&quot; ;" calcext:value-type="string">
            <text:p><text:s text:c="4"/>logical_value, 235, "Manufacturer_Specific" ;</text:p>
          </table:table-cell>
          <table:table-cell/>
        </table:table-row>
        <table:table-row table:style-name="ro1">
          <table:table-cell table:formula="of:=COM.MICROSOFT.CONCAT(&quot;    logical_value, &quot;; HEX2DEC([$intermediate.A237]); &quot;, &quot;; CHAR(34); IFNA([$intermediate.D237];&quot;Reserved&quot;); CHAR(34); &quot; ;&quot;)" office:value-type="string" office:string-value="    logical_value, 236, &quot;Manufacturer_Specific&quot; ;" calcext:value-type="string">
            <text:p><text:s text:c="4"/>logical_value, 236, "Manufacturer_Specific" ;</text:p>
          </table:table-cell>
          <table:table-cell/>
        </table:table-row>
        <table:table-row table:style-name="ro1">
          <table:table-cell table:formula="of:=COM.MICROSOFT.CONCAT(&quot;    logical_value, &quot;; HEX2DEC([$intermediate.A238]); &quot;, &quot;; CHAR(34); IFNA([$intermediate.D238];&quot;Reserved&quot;); CHAR(34); &quot; ;&quot;)" office:value-type="string" office:string-value="    logical_value, 237, &quot;Manufacturer_Specific&quot; ;" calcext:value-type="string">
            <text:p><text:s text:c="4"/>logical_value, 237, "Manufacturer_Specific" ;</text:p>
          </table:table-cell>
          <table:table-cell/>
        </table:table-row>
        <table:table-row table:style-name="ro1">
          <table:table-cell table:formula="of:=COM.MICROSOFT.CONCAT(&quot;    logical_value, &quot;; HEX2DEC([$intermediate.A239]); &quot;, &quot;; CHAR(34); IFNA([$intermediate.D239];&quot;Reserved&quot;); CHAR(34); &quot; ;&quot;)" office:value-type="string" office:string-value="    logical_value, 238, &quot;Manufacturer_Specific&quot; ;" calcext:value-type="string">
            <text:p><text:s text:c="4"/>logical_value, 238, "Manufacturer_Specific" ;</text:p>
          </table:table-cell>
          <table:table-cell/>
        </table:table-row>
        <table:table-row table:style-name="ro1">
          <table:table-cell table:formula="of:=COM.MICROSOFT.CONCAT(&quot;    logical_value, &quot;; HEX2DEC([$intermediate.A240]); &quot;, &quot;; CHAR(34); IFNA([$intermediate.D240];&quot;Reserved&quot;); CHAR(34); &quot; ;&quot;)" office:value-type="string" office:string-value="    logical_value, 239, &quot;Manufacturer_Specific&quot; ;" calcext:value-type="string">
            <text:p><text:s text:c="4"/>logical_value, 239, "Manufacturer_Specific" ;</text:p>
          </table:table-cell>
          <table:table-cell/>
        </table:table-row>
        <table:table-row table:style-name="ro1">
          <table:table-cell table:formula="of:=COM.MICROSOFT.CONCAT(&quot;    logical_value, &quot;; HEX2DEC([$intermediate.A241]); &quot;, &quot;; CHAR(34); IFNA([$intermediate.D241];&quot;Reserved&quot;); CHAR(34); &quot; ;&quot;)" office:value-type="string" office:string-value="    logical_value, 240, &quot;Manufacturer_Specific&quot; ;" calcext:value-type="string">
            <text:p><text:s text:c="4"/>logical_value, 240, "Manufacturer_Specific" ;</text:p>
          </table:table-cell>
          <table:table-cell/>
        </table:table-row>
        <table:table-row table:style-name="ro1">
          <table:table-cell table:formula="of:=COM.MICROSOFT.CONCAT(&quot;    logical_value, &quot;; HEX2DEC([$intermediate.A242]); &quot;, &quot;; CHAR(34); IFNA([$intermediate.D242];&quot;Reserved&quot;); CHAR(34); &quot; ;&quot;)" office:value-type="string" office:string-value="    logical_value, 241, &quot;Manufacturer_Specific&quot; ;" calcext:value-type="string">
            <text:p><text:s text:c="4"/>logical_value, 241, "Manufacturer_Specific" ;</text:p>
          </table:table-cell>
          <table:table-cell/>
        </table:table-row>
        <table:table-row table:style-name="ro1">
          <table:table-cell table:formula="of:=COM.MICROSOFT.CONCAT(&quot;    logical_value, &quot;; HEX2DEC([$intermediate.A243]); &quot;, &quot;; CHAR(34); IFNA([$intermediate.D243];&quot;Reserved&quot;); CHAR(34); &quot; ;&quot;)" office:value-type="string" office:string-value="    logical_value, 242, &quot;Manufacturer_Specific&quot; ;" calcext:value-type="string">
            <text:p><text:s text:c="4"/>logical_value, 242, "Manufacturer_Specific" ;</text:p>
          </table:table-cell>
          <table:table-cell/>
        </table:table-row>
        <table:table-row table:style-name="ro1">
          <table:table-cell table:formula="of:=COM.MICROSOFT.CONCAT(&quot;    logical_value, &quot;; HEX2DEC([$intermediate.A244]); &quot;, &quot;; CHAR(34); IFNA([$intermediate.D244];&quot;Reserved&quot;); CHAR(34); &quot; ;&quot;)" office:value-type="string" office:string-value="    logical_value, 243, &quot;Manufacturer_Specific&quot; ;" calcext:value-type="string">
            <text:p><text:s text:c="4"/>logical_value, 243, "Manufacturer_Specific" ;</text:p>
          </table:table-cell>
          <table:table-cell/>
        </table:table-row>
        <table:table-row table:style-name="ro1">
          <table:table-cell table:formula="of:=COM.MICROSOFT.CONCAT(&quot;    logical_value, &quot;; HEX2DEC([$intermediate.A245]); &quot;, &quot;; CHAR(34); IFNA([$intermediate.D245];&quot;Reserved&quot;); CHAR(34); &quot; ;&quot;)" office:value-type="string" office:string-value="    logical_value, 244, &quot;Manufacturer_Specific&quot; ;" calcext:value-type="string">
            <text:p><text:s text:c="4"/>logical_value, 244, "Manufacturer_Specific" ;</text:p>
          </table:table-cell>
          <table:table-cell/>
        </table:table-row>
        <table:table-row table:style-name="ro1">
          <table:table-cell table:formula="of:=COM.MICROSOFT.CONCAT(&quot;    logical_value, &quot;; HEX2DEC([$intermediate.A246]); &quot;, &quot;; CHAR(34); IFNA([$intermediate.D246];&quot;Reserved&quot;); CHAR(34); &quot; ;&quot;)" office:value-type="string" office:string-value="    logical_value, 245, &quot;Manufacturer_Specific&quot; ;" calcext:value-type="string">
            <text:p><text:s text:c="4"/>logical_value, 245, "Manufacturer_Specific" ;</text:p>
          </table:table-cell>
          <table:table-cell/>
        </table:table-row>
        <table:table-row table:style-name="ro1">
          <table:table-cell table:formula="of:=COM.MICROSOFT.CONCAT(&quot;    logical_value, &quot;; HEX2DEC([$intermediate.A247]); &quot;, &quot;; CHAR(34); IFNA([$intermediate.D247];&quot;Reserved&quot;); CHAR(34); &quot; ;&quot;)" office:value-type="string" office:string-value="    logical_value, 246, &quot;Manufacturer_Specific&quot; ;" calcext:value-type="string">
            <text:p><text:s text:c="4"/>logical_value, 246, "Manufacturer_Specific" ;</text:p>
          </table:table-cell>
          <table:table-cell/>
        </table:table-row>
        <table:table-row table:style-name="ro1">
          <table:table-cell table:formula="of:=COM.MICROSOFT.CONCAT(&quot;    logical_value, &quot;; HEX2DEC([$intermediate.A248]); &quot;, &quot;; CHAR(34); IFNA([$intermediate.D248];&quot;Reserved&quot;); CHAR(34); &quot; ;&quot;)" office:value-type="string" office:string-value="    logical_value, 247, &quot;Manufacturer_Specific&quot; ;" calcext:value-type="string">
            <text:p><text:s text:c="4"/>logical_value, 247, "Manufacturer_Specific" ;</text:p>
          </table:table-cell>
          <table:table-cell/>
        </table:table-row>
        <table:table-row table:style-name="ro1">
          <table:table-cell table:formula="of:=COM.MICROSOFT.CONCAT(&quot;    logical_value, &quot;; HEX2DEC([$intermediate.A249]); &quot;, &quot;; CHAR(34); IFNA([$intermediate.D249];&quot;Reserved&quot;); CHAR(34); &quot; ;&quot;)" office:value-type="string" office:string-value="    logical_value, 248, &quot;Manufacturer_Specific&quot; ;" calcext:value-type="string">
            <text:p><text:s text:c="4"/>logical_value, 248, "Manufacturer_Specific" ;</text:p>
          </table:table-cell>
          <table:table-cell/>
        </table:table-row>
        <table:table-row table:style-name="ro1">
          <table:table-cell table:formula="of:=COM.MICROSOFT.CONCAT(&quot;    logical_value, &quot;; HEX2DEC([$intermediate.A250]); &quot;, &quot;; CHAR(34); IFNA([$intermediate.D250];&quot;Reserved&quot;); CHAR(34); &quot; ;&quot;)" office:value-type="string" office:string-value="    logical_value, 249, &quot;Manufacturer_Specific&quot; ;" calcext:value-type="string">
            <text:p><text:s text:c="4"/>logical_value, 249, "Manufacturer_Specific" ;</text:p>
          </table:table-cell>
          <table:table-cell/>
        </table:table-row>
        <table:table-row table:style-name="ro1">
          <table:table-cell table:formula="of:=COM.MICROSOFT.CONCAT(&quot;    logical_value, &quot;; HEX2DEC([$intermediate.A251]); &quot;, &quot;; CHAR(34); IFNA([$intermediate.D251];&quot;Reserved&quot;); CHAR(34); &quot; ;&quot;)" office:value-type="string" office:string-value="    logical_value, 250, &quot;Manufacturer_Specific&quot; ;" calcext:value-type="string">
            <text:p><text:s text:c="4"/>logical_value, 250, "Manufacturer_Specific" ;</text:p>
          </table:table-cell>
          <table:table-cell/>
        </table:table-row>
        <table:table-row table:style-name="ro1">
          <table:table-cell table:formula="of:=COM.MICROSOFT.CONCAT(&quot;    logical_value, &quot;; HEX2DEC([$intermediate.A252]); &quot;, &quot;; CHAR(34); IFNA([$intermediate.D252];&quot;Reserved&quot;); CHAR(34); &quot; ;&quot;)" office:value-type="string" office:string-value="    logical_value, 251, &quot;Manufacturer_Specific&quot; ;" calcext:value-type="string">
            <text:p><text:s text:c="4"/>logical_value, 251, "Manufacturer_Specific" ;</text:p>
          </table:table-cell>
          <table:table-cell/>
        </table:table-row>
        <table:table-row table:style-name="ro1">
          <table:table-cell table:formula="of:=COM.MICROSOFT.CONCAT(&quot;    logical_value, &quot;; HEX2DEC([$intermediate.A253]); &quot;, &quot;; CHAR(34); IFNA([$intermediate.D253];&quot;Reserved&quot;); CHAR(34); &quot; ;&quot;)" office:value-type="string" office:string-value="    logical_value, 252, &quot;Manufacturer_Specific&quot; ;" calcext:value-type="string">
            <text:p><text:s text:c="4"/>logical_value, 252, "Manufacturer_Specific" ;</text:p>
          </table:table-cell>
          <table:table-cell/>
        </table:table-row>
        <table:table-row table:style-name="ro1">
          <table:table-cell table:formula="of:=COM.MICROSOFT.CONCAT(&quot;    logical_value, &quot;; HEX2DEC([$intermediate.A254]); &quot;, &quot;; CHAR(34); IFNA([$intermediate.D254];&quot;Reserved&quot;); CHAR(34); &quot; ;&quot;)" office:value-type="string" office:string-value="    logical_value, 253, &quot;Manufacturer_Specific&quot; ;" calcext:value-type="string">
            <text:p><text:s text:c="4"/>logical_value, 253, "Manufacturer_Specific" ;</text:p>
          </table:table-cell>
          <table:table-cell/>
        </table:table-row>
        <table:table-row table:style-name="ro1">
          <table:table-cell table:formula="of:=COM.MICROSOFT.CONCAT(&quot;    logical_value, &quot;; HEX2DEC([$intermediate.A255]); &quot;, &quot;; CHAR(34); IFNA([$intermediate.D255];&quot;Reserved&quot;); CHAR(34); &quot; ;&quot;)" office:value-type="string" office:string-value="    logical_value, 254, &quot;Manufacturer_Specific&quot; ;" calcext:value-type="string">
            <text:p><text:s text:c="4"/>logical_value, 254, "Manufacturer_Specific" ;</text:p>
          </table:table-cell>
          <table:table-cell/>
        </table:table-row>
        <table:table-row table:style-name="ro1">
          <table:table-cell table:formula="of:=COM.MICROSOFT.CONCAT(&quot;    logical_value, &quot;; HEX2DEC([$intermediate.A256]); &quot;, &quot;; CHAR(34); IFNA([$intermediate.D256];&quot;Reserved&quot;); CHAR(34); &quot; ;&quot;)" office:value-type="string" office:string-value="    logical_value, 255, &quot;Empty&quot; ;" calcext:value-type="string">
            <text:p><text:s text:c="4"/>logical_value, 255, "Empty" ;</text:p>
          </table:table-cell>
          <table:table-cell/>
        </table:table-row>
        <table:table-row table:style-name="ro1">
          <table:table-cell office:value-type="string" calcext:value-type="string">
            <text:p><text:s text:c="2"/>}</text:p>
          </table:table-cell>
          <table:table-cell/>
        </table:table-row>
        <table:table-row table:style-name="ro1">
          <table:table-cell office:value-type="string" calcext:value-type="string">
            <text:p><text:s text:c="2"/>SeInfo_Encoding {</text:p>
          </table:table-cell>
          <table:table-cell/>
        </table:table-row>
        <table:table-row table:style-name="ro1">
          <table:table-cell table:formula="of:=COM.MICROSOFT.CONCAT(&quot;    logical_value, &quot;; HEX2DEC([$intermediate.A1]); &quot;, &quot;; CHAR(34); IFNA([$intermediate.H1];&quot;Reserved&quot;); CHAR(34); &quot; ;&quot;)" office:value-type="string" office:string-value="    logical_value, 0, &quot;Depricated_Unspecified&quot; ;" calcext:value-type="string">
            <text:p><text:s text:c="4"/>logical_value, 0, "Depricated_Unspecified" ;</text:p>
          </table:table-cell>
          <table:table-cell/>
        </table:table-row>
        <table:table-row table:style-name="ro1">
          <table:table-cell table:formula="of:=COM.MICROSOFT.CONCAT(&quot;    logical_value, &quot;; HEX2DEC([$intermediate.A2]); &quot;, &quot;; CHAR(34); IFNA([$intermediate.H2];&quot;Reserved&quot;); CHAR(34); &quot; ;&quot;)" office:value-type="string" office:string-value="    logical_value, 1, &quot;Depricated_sleep&quot; ;" calcext:value-type="string">
            <text:p><text:s text:c="4"/>logical_value, 1, "Depricated_sleep" ;</text:p>
          </table:table-cell>
          <table:table-cell/>
        </table:table-row>
        <table:table-row table:style-name="ro1">
          <table:table-cell table:formula="of:=COM.MICROSOFT.CONCAT(&quot;    logical_value, &quot;; HEX2DEC([$intermediate.A3]); &quot;, &quot;; CHAR(34); IFNA([$intermediate.H3];&quot;Reserved&quot;); CHAR(34); &quot; ;&quot;)" office:value-type="string" office:string-value="    logical_value, 2, &quot;Depricated_Energy_Unavailable&quot; ;" calcext:value-type="string">
            <text:p><text:s text:c="4"/>logical_value, 2, "Depricated_Energy_Unavailable" ;</text:p>
          </table:table-cell>
          <table:table-cell/>
        </table:table-row>
        <table:table-row table:style-name="ro1">
          <table:table-cell table:formula="of:=COM.MICROSOFT.CONCAT(&quot;    logical_value, &quot;; HEX2DEC([$intermediate.A4]); &quot;, &quot;; CHAR(34); IFNA([$intermediate.H4];&quot;Reserved&quot;); CHAR(34); &quot; ;&quot;)" office:value-type="string" office:string-value="    logical_value, 3, &quot;Depricated_User_Stop&quot; ;" calcext:value-type="string">
            <text:p><text:s text:c="4"/>logical_value, 3, "Depricated_User_Stop" ;</text:p>
          </table:table-cell>
          <table:table-cell/>
        </table:table-row>
        <table:table-row table:style-name="ro1">
          <table:table-cell table:formula="of:=COM.MICROSOFT.CONCAT(&quot;    logical_value, &quot;; HEX2DEC([$intermediate.A5]); &quot;, &quot;; CHAR(34); IFNA([$intermediate.H5];&quot;Reserved&quot;); CHAR(34); &quot; ;&quot;)" office:value-type="string" office:string-value="    logical_value, 4, &quot;Reserved&quot; ;" calcext:value-type="string">
            <text:p><text:s text:c="4"/>logical_value, 4, "Reserved" ;</text:p>
          </table:table-cell>
          <table:table-cell/>
        </table:table-row>
        <table:table-row table:style-name="ro1">
          <table:table-cell table:formula="of:=COM.MICROSOFT.CONCAT(&quot;    logical_value, &quot;; HEX2DEC([$intermediate.A6]); &quot;, &quot;; CHAR(34); IFNA([$intermediate.H6];&quot;Reserved&quot;); CHAR(34); &quot; ;&quot;)" office:value-type="string" office:string-value="    logical_value, 5, &quot;Reserved&quot; ;" calcext:value-type="string">
            <text:p><text:s text:c="4"/>logical_value, 5, "Reserved" ;</text:p>
          </table:table-cell>
          <table:table-cell/>
        </table:table-row>
        <table:table-row table:style-name="ro1">
          <table:table-cell table:formula="of:=COM.MICROSOFT.CONCAT(&quot;    logical_value, &quot;; HEX2DEC([$intermediate.A7]); &quot;, &quot;; CHAR(34); IFNA([$intermediate.H7];&quot;Reserved&quot;); CHAR(34); &quot; ;&quot;)" office:value-type="string" office:string-value="    logical_value, 6, &quot;Reserved&quot; ;" calcext:value-type="string">
            <text:p><text:s text:c="4"/>logical_value, 6, "Reserved" ;</text:p>
          </table:table-cell>
          <table:table-cell/>
        </table:table-row>
        <table:table-row table:style-name="ro1">
          <table:table-cell table:formula="of:=COM.MICROSOFT.CONCAT(&quot;    logical_value, &quot;; HEX2DEC([$intermediate.A8]); &quot;, &quot;; CHAR(34); IFNA([$intermediate.H8];&quot;Reserved&quot;); CHAR(34); &quot; ;&quot;)" office:value-type="string" office:string-value="    logical_value, 7, &quot;Reserved&quot; ;" calcext:value-type="string">
            <text:p><text:s text:c="4"/>logical_value, 7, "Reserved" ;</text:p>
          </table:table-cell>
          <table:table-cell/>
        </table:table-row>
        <table:table-row table:style-name="ro1">
          <table:table-cell table:formula="of:=COM.MICROSOFT.CONCAT(&quot;    logical_value, &quot;; HEX2DEC([$intermediate.A9]); &quot;, &quot;; CHAR(34); IFNA([$intermediate.H9];&quot;Reserved&quot;); CHAR(34); &quot; ;&quot;)" office:value-type="string" office:string-value="    logical_value, 8, &quot;Reserved&quot; ;" calcext:value-type="string">
            <text:p><text:s text:c="4"/>logical_value, 8, "Reserved" ;</text:p>
          </table:table-cell>
          <table:table-cell/>
        </table:table-row>
        <table:table-row table:style-name="ro1">
          <table:table-cell table:formula="of:=COM.MICROSOFT.CONCAT(&quot;    logical_value, &quot;; HEX2DEC([$intermediate.A10]); &quot;, &quot;; CHAR(34); IFNA([$intermediate.H10];&quot;Reserved&quot;); CHAR(34); &quot; ;&quot;)" office:value-type="string" office:string-value="    logical_value, 9, &quot;Reserved&quot; ;" calcext:value-type="string">
            <text:p><text:s text:c="4"/>logical_value, 9, "Reserved" ;</text:p>
          </table:table-cell>
          <table:table-cell/>
        </table:table-row>
        <table:table-row table:style-name="ro1">
          <table:table-cell table:formula="of:=COM.MICROSOFT.CONCAT(&quot;    logical_value, &quot;; HEX2DEC([$intermediate.A11]); &quot;, &quot;; CHAR(34); IFNA([$intermediate.H11];&quot;Reserved&quot;); CHAR(34); &quot; ;&quot;)" office:value-type="string" office:string-value="    logical_value, 10, &quot;Reserved&quot; ;" calcext:value-type="string">
            <text:p><text:s text:c="4"/>logical_value, 10, "Reserved" ;</text:p>
          </table:table-cell>
          <table:table-cell/>
        </table:table-row>
        <table:table-row table:style-name="ro1">
          <table:table-cell table:formula="of:=COM.MICROSOFT.CONCAT(&quot;    logical_value, &quot;; HEX2DEC([$intermediate.A12]); &quot;, &quot;; CHAR(34); IFNA([$intermediate.H12];&quot;Reserved&quot;); CHAR(34); &quot; ;&quot;)" office:value-type="string" office:string-value="    logical_value, 11, &quot;Reserved&quot; ;" calcext:value-type="string">
            <text:p><text:s text:c="4"/>logical_value, 11, "Reserved" ;</text:p>
          </table:table-cell>
          <table:table-cell/>
        </table:table-row>
        <table:table-row table:style-name="ro1">
          <table:table-cell table:formula="of:=COM.MICROSOFT.CONCAT(&quot;    logical_value, &quot;; HEX2DEC([$intermediate.A13]); &quot;, &quot;; CHAR(34); IFNA([$intermediate.H13];&quot;Reserved&quot;); CHAR(34); &quot; ;&quot;)" office:value-type="string" office:string-value="    logical_value, 12, &quot;Reserved&quot; ;" calcext:value-type="string">
            <text:p><text:s text:c="4"/>logical_value, 12, "Reserved" ;</text:p>
          </table:table-cell>
          <table:table-cell/>
        </table:table-row>
        <table:table-row table:style-name="ro1">
          <table:table-cell table:formula="of:=COM.MICROSOFT.CONCAT(&quot;    logical_value, &quot;; HEX2DEC([$intermediate.A14]); &quot;, &quot;; CHAR(34); IFNA([$intermediate.H14];&quot;Reserved&quot;); CHAR(34); &quot; ;&quot;)" office:value-type="string" office:string-value="    logical_value, 13, &quot;Reserved&quot; ;" calcext:value-type="string">
            <text:p><text:s text:c="4"/>logical_value, 13, "Reserved" ;</text:p>
          </table:table-cell>
          <table:table-cell/>
        </table:table-row>
        <table:table-row table:style-name="ro1">
          <table:table-cell table:formula="of:=COM.MICROSOFT.CONCAT(&quot;    logical_value, &quot;; HEX2DEC([$intermediate.A15]); &quot;, &quot;; CHAR(34); IFNA([$intermediate.H15];&quot;Reserved&quot;); CHAR(34); &quot; ;&quot;)" office:value-type="string" office:string-value="    logical_value, 14, &quot;Reserved&quot; ;" calcext:value-type="string">
            <text:p><text:s text:c="4"/>logical_value, 14, "Reserved" ;</text:p>
          </table:table-cell>
          <table:table-cell/>
        </table:table-row>
        <table:table-row table:style-name="ro1">
          <table:table-cell table:formula="of:=COM.MICROSOFT.CONCAT(&quot;    logical_value, &quot;; HEX2DEC([$intermediate.A16]); &quot;, &quot;; CHAR(34); IFNA([$intermediate.H16];&quot;Reserved&quot;); CHAR(34); &quot; ;&quot;)" office:value-type="string" office:string-value="    logical_value, 15, &quot;Reserved&quot; ;" calcext:value-type="string">
            <text:p><text:s text:c="4"/>logical_value, 15, "Reserved" ;</text:p>
          </table:table-cell>
          <table:table-cell/>
        </table:table-row>
        <table:table-row table:style-name="ro1">
          <table:table-cell table:formula="of:=COM.MICROSOFT.CONCAT(&quot;    logical_value, &quot;; HEX2DEC([$intermediate.A17]); &quot;, &quot;; CHAR(34); IFNA([$intermediate.H17];&quot;Reserved&quot;); CHAR(34); &quot; ;&quot;)" office:value-type="string" office:string-value="    logical_value, 16, &quot;Reserved&quot; ;" calcext:value-type="string">
            <text:p><text:s text:c="4"/>logical_value, 16, "Reserved" ;</text:p>
          </table:table-cell>
          <table:table-cell/>
        </table:table-row>
        <table:table-row table:style-name="ro1">
          <table:table-cell table:formula="of:=COM.MICROSOFT.CONCAT(&quot;    logical_value, &quot;; HEX2DEC([$intermediate.A18]); &quot;, &quot;; CHAR(34); IFNA([$intermediate.H18];&quot;Reserved&quot;); CHAR(34); &quot; ;&quot;)" office:value-type="string" office:string-value="    logical_value, 17, &quot;Version_fails&quot; ;" calcext:value-type="string">
            <text:p><text:s text:c="4"/>logical_value, 17, "Version_fails" ;</text:p>
          </table:table-cell>
          <table:table-cell/>
        </table:table-row>
        <table:table-row table:style-name="ro1">
          <table:table-cell table:formula="of:=COM.MICROSOFT.CONCAT(&quot;    logical_value, &quot;; HEX2DEC([$intermediate.A19]); &quot;, &quot;; CHAR(34); IFNA([$intermediate.H19];&quot;Reserved&quot;); CHAR(34); &quot; ;&quot;)" office:value-type="string" office:string-value="    logical_value, 18, &quot;Initialization_fails&quot; ;" calcext:value-type="string">
            <text:p><text:s text:c="4"/>logical_value, 18, "Initialization_fails" ;</text:p>
          </table:table-cell>
          <table:table-cell/>
        </table:table-row>
        <table:table-row table:style-name="ro1">
          <table:table-cell table:formula="of:=COM.MICROSOFT.CONCAT(&quot;    logical_value, &quot;; HEX2DEC([$intermediate.A20]); &quot;, &quot;; CHAR(34); IFNA([$intermediate.H20];&quot;Reserved&quot;); CHAR(34); &quot; ;&quot;)" office:value-type="string" office:string-value="    logical_value, 19, &quot;Version_Restart&quot; ;" calcext:value-type="string">
            <text:p><text:s text:c="4"/>logical_value, 19, "Version_Restart" ;</text:p>
          </table:table-cell>
          <table:table-cell/>
        </table:table-row>
        <table:table-row table:style-name="ro1">
          <table:table-cell table:formula="of:=COM.MICROSOFT.CONCAT(&quot;    logical_value, &quot;; HEX2DEC([$intermediate.A21]); &quot;, &quot;; CHAR(34); IFNA([$intermediate.H21];&quot;Reserved&quot;); CHAR(34); &quot; ;&quot;)" office:value-type="string" office:string-value="    logical_value, 20, &quot;Bit_Rate_Restart&quot; ;" calcext:value-type="string">
            <text:p><text:s text:c="4"/>logical_value, 20, "Bit_Rate_Restart" ;</text:p>
          </table:table-cell>
          <table:table-cell/>
        </table:table-row>
        <table:table-row table:style-name="ro1">
          <table:table-cell table:formula="of:=COM.MICROSOFT.CONCAT(&quot;    logical_value, &quot;; HEX2DEC([$intermediate.A22]); &quot;, &quot;; CHAR(34); IFNA([$intermediate.H22];&quot;Reserved&quot;); CHAR(34); &quot; ;&quot;)" office:value-type="string" office:string-value="    logical_value, 21, &quot;MCU_Reset_Restart&quot; ;" calcext:value-type="string">
            <text:p><text:s text:c="4"/>logical_value, 21, "MCU_Reset_Restart" ;</text:p>
          </table:table-cell>
          <table:table-cell/>
        </table:table-row>
        <table:table-row table:style-name="ro1">
          <table:table-cell table:formula="of:=COM.MICROSOFT.CONCAT(&quot;    logical_value, &quot;; HEX2DEC([$intermediate.A23]); &quot;, &quot;; CHAR(34); IFNA([$intermediate.H23];&quot;Reserved&quot;); CHAR(34); &quot; ;&quot;)" office:value-type="string" office:string-value="    logical_value, 22, &quot;Power_Fault_Restart&quot; ;" calcext:value-type="string">
            <text:p><text:s text:c="4"/>logical_value, 22, "Power_Fault_Restart" ;</text:p>
          </table:table-cell>
          <table:table-cell/>
        </table:table-row>
        <table:table-row table:style-name="ro1">
          <table:table-cell table:formula="of:=COM.MICROSOFT.CONCAT(&quot;    logical_value, &quot;; HEX2DEC([$intermediate.A24]); &quot;, &quot;; CHAR(34); IFNA([$intermediate.H24];&quot;Reserved&quot;); CHAR(34); &quot; ;&quot;)" office:value-type="string" office:string-value="    logical_value, 23, &quot;No_LIN&quot; ;" calcext:value-type="string">
            <text:p><text:s text:c="4"/>logical_value, 23, "No_LIN" ;</text:p>
          </table:table-cell>
          <table:table-cell/>
        </table:table-row>
        <table:table-row table:style-name="ro1">
          <table:table-cell table:formula="of:=COM.MICROSOFT.CONCAT(&quot;    logical_value, &quot;; HEX2DEC([$intermediate.A25]); &quot;, &quot;; CHAR(34); IFNA([$intermediate.H25];&quot;Reserved&quot;); CHAR(34); &quot; ;&quot;)" office:value-type="string" office:string-value="    logical_value, 24, &quot;Int_Fault_Restart&quot; ;" calcext:value-type="string">
            <text:p><text:s text:c="4"/>logical_value, 24, "Int_Fault_Restart" ;</text:p>
          </table:table-cell>
          <table:table-cell/>
        </table:table-row>
        <table:table-row table:style-name="ro1">
          <table:table-cell table:formula="of:=COM.MICROSOFT.CONCAT(&quot;    logical_value, &quot;; HEX2DEC([$intermediate.A26]); &quot;, &quot;; CHAR(34); IFNA([$intermediate.H26];&quot;Reserved&quot;); CHAR(34); &quot; ;&quot;)" office:value-type="string" office:string-value="    logical_value, 25, &quot;EMS_Charging_delayed&quot; ;" calcext:value-type="string">
            <text:p><text:s text:c="4"/>logical_value, 25, "EMS_Charging_delayed" ;</text:p>
          </table:table-cell>
          <table:table-cell/>
        </table:table-row>
        <table:table-row table:style-name="ro1">
          <table:table-cell table:formula="of:=COM.MICROSOFT.CONCAT(&quot;    logical_value, &quot;; HEX2DEC([$intermediate.A27]); &quot;, &quot;; CHAR(34); IFNA([$intermediate.H27];&quot;Reserved&quot;); CHAR(34); &quot; ;&quot;)" office:value-type="string" office:string-value="    logical_value, 26, &quot;User_Stop&quot; ;" calcext:value-type="string">
            <text:p><text:s text:c="4"/>logical_value, 26, "User_Stop" ;</text:p>
          </table:table-cell>
          <table:table-cell/>
        </table:table-row>
        <table:table-row table:style-name="ro1">
          <table:table-cell table:formula="of:=COM.MICROSOFT.CONCAT(&quot;    logical_value, &quot;; HEX2DEC([$intermediate.A28]); &quot;, &quot;; CHAR(34); IFNA([$intermediate.H28];&quot;Reserved&quot;); CHAR(34); &quot; ;&quot;)" office:value-type="string" office:string-value="    logical_value, 27, &quot;Available_current_too_low&quot; ;" calcext:value-type="string">
            <text:p><text:s text:c="4"/>logical_value, 27, "Available_current_too_low" ;</text:p>
          </table:table-cell>
          <table:table-cell/>
        </table:table-row>
        <table:table-row table:style-name="ro1">
          <table:table-cell table:formula="of:=COM.MICROSOFT.CONCAT(&quot;    logical_value, &quot;; HEX2DEC([$intermediate.A29]); &quot;, &quot;; CHAR(34); IFNA([$intermediate.H29];&quot;Reserved&quot;); CHAR(34); &quot; ;&quot;)" office:value-type="string" office:string-value="    logical_value, 28, &quot;Available_voltage_too_high&quot; ;" calcext:value-type="string">
            <text:p><text:s text:c="4"/>logical_value, 28, "Available_voltage_too_high" ;</text:p>
          </table:table-cell>
          <table:table-cell/>
        </table:table-row>
        <table:table-row table:style-name="ro1">
          <table:table-cell table:formula="of:=COM.MICROSOFT.CONCAT(&quot;    logical_value, &quot;; HEX2DEC([$intermediate.A30]); &quot;, &quot;; CHAR(34); IFNA([$intermediate.H30];&quot;Reserved&quot;); CHAR(34); &quot; ;&quot;)" office:value-type="string" office:string-value="    logical_value, 29, &quot;Frequency_Mismatch&quot; ;" calcext:value-type="string">
            <text:p><text:s text:c="4"/>logical_value, 29, "Frequency_Mismatch" ;</text:p>
          </table:table-cell>
          <table:table-cell/>
        </table:table-row>
        <table:table-row table:style-name="ro1">
          <table:table-cell table:formula="of:=COM.MICROSOFT.CONCAT(&quot;    logical_value, &quot;; HEX2DEC([$intermediate.A31]); &quot;, &quot;; CHAR(34); IFNA([$intermediate.H31];&quot;Reserved&quot;); CHAR(34); &quot; ;&quot;)" office:value-type="string" office:string-value="    logical_value, 30, &quot;Init_timeout&quot; ;" calcext:value-type="string">
            <text:p><text:s text:c="4"/>logical_value, 30, "Init_timeout" ;</text:p>
          </table:table-cell>
          <table:table-cell/>
        </table:table-row>
        <table:table-row table:style-name="ro1">
          <table:table-cell table:formula="of:=COM.MICROSOFT.CONCAT(&quot;    logical_value, &quot;; HEX2DEC([$intermediate.A32]); &quot;, &quot;; CHAR(34); IFNA([$intermediate.H32];&quot;Reserved&quot;); CHAR(34); &quot; ;&quot;)" office:value-type="string" office:string-value="    logical_value, 31, &quot;Connector_Over_Temp&quot; ;" calcext:value-type="string">
            <text:p><text:s text:c="4"/>logical_value, 31, "Connector_Over_Temp" ;</text:p>
          </table:table-cell>
          <table:table-cell/>
        </table:table-row>
        <table:table-row table:style-name="ro1">
          <table:table-cell table:formula="of:=COM.MICROSOFT.CONCAT(&quot;    logical_value, &quot;; HEX2DEC([$intermediate.A33]); &quot;, &quot;; CHAR(34); IFNA([$intermediate.H33];&quot;Reserved&quot;); CHAR(34); &quot; ;&quot;)" office:value-type="string" office:string-value="    logical_value, 32, &quot;Over_Temp&quot; ;" calcext:value-type="string">
            <text:p><text:s text:c="4"/>logical_value, 32, "Over_Temp" ;</text:p>
          </table:table-cell>
          <table:table-cell/>
        </table:table-row>
        <table:table-row table:style-name="ro1">
          <table:table-cell table:formula="of:=COM.MICROSOFT.CONCAT(&quot;    logical_value, &quot;; HEX2DEC([$intermediate.A34]); &quot;, &quot;; CHAR(34); IFNA([$intermediate.H34];&quot;Reserved&quot;); CHAR(34); &quot; ;&quot;)" office:value-type="string" office:string-value="    logical_value, 33, &quot;Temp_Sense_Invalid&quot; ;" calcext:value-type="string">
            <text:p><text:s text:c="4"/>logical_value, 33, "Temp_Sense_Invalid" ;</text:p>
          </table:table-cell>
          <table:table-cell/>
        </table:table-row>
        <table:table-row table:style-name="ro1">
          <table:table-cell table:formula="of:=COM.MICROSOFT.CONCAT(&quot;    logical_value, &quot;; HEX2DEC([$intermediate.A35]); &quot;, &quot;; CHAR(34); IFNA([$intermediate.H35];&quot;Reserved&quot;); CHAR(34); &quot; ;&quot;)" office:value-type="string" office:string-value="    logical_value, 34, &quot;Overcurrent&quot; ;" calcext:value-type="string">
            <text:p><text:s text:c="4"/>logical_value, 34, "Overcurrent" ;</text:p>
          </table:table-cell>
          <table:table-cell/>
        </table:table-row>
        <table:table-row table:style-name="ro1">
          <table:table-cell table:formula="of:=COM.MICROSOFT.CONCAT(&quot;    logical_value, &quot;; HEX2DEC([$intermediate.A36]); &quot;, &quot;; CHAR(34); IFNA([$intermediate.H36];&quot;Reserved&quot;); CHAR(34); &quot; ;&quot;)" office:value-type="string" office:string-value="    logical_value, 35, &quot;Current_Sense_Invalid&quot; ;" calcext:value-type="string">
            <text:p><text:s text:c="4"/>logical_value, 35, "Current_Sense_Invalid" ;</text:p>
          </table:table-cell>
          <table:table-cell/>
        </table:table-row>
        <table:table-row table:style-name="ro1">
          <table:table-cell table:formula="of:=COM.MICROSOFT.CONCAT(&quot;    logical_value, &quot;; HEX2DEC([$intermediate.A37]); &quot;, &quot;; CHAR(34); IFNA([$intermediate.H37];&quot;Reserved&quot;); CHAR(34); &quot; ;&quot;)" office:value-type="string" office:string-value="    logical_value, 36, &quot;Voltage_Sense_Invalid&quot; ;" calcext:value-type="string">
            <text:p><text:s text:c="4"/>logical_value, 36, "Voltage_Sense_Invalid" ;</text:p>
          </table:table-cell>
          <table:table-cell/>
        </table:table-row>
        <table:table-row table:style-name="ro1">
          <table:table-cell table:formula="of:=COM.MICROSOFT.CONCAT(&quot;    logical_value, &quot;; HEX2DEC([$intermediate.A38]); &quot;, &quot;; CHAR(34); IFNA([$intermediate.H38];&quot;Reserved&quot;); CHAR(34); &quot; ;&quot;)" office:value-type="string" office:string-value="    logical_value, 37, &quot;Pilot_fault&quot; ;" calcext:value-type="string">
            <text:p><text:s text:c="4"/>logical_value, 37, "Pilot_fault" ;</text:p>
          </table:table-cell>
          <table:table-cell/>
        </table:table-row>
        <table:table-row table:style-name="ro1">
          <table:table-cell table:formula="of:=COM.MICROSOFT.CONCAT(&quot;    logical_value, &quot;; HEX2DEC([$intermediate.A39]); &quot;, &quot;; CHAR(34); IFNA([$intermediate.H39];&quot;Reserved&quot;); CHAR(34); &quot; ;&quot;)" office:value-type="string" office:string-value="    logical_value, 38, &quot;Contactor_fault&quot; ;" calcext:value-type="string">
            <text:p><text:s text:c="4"/>logical_value, 38, "Contactor_fault" ;</text:p>
          </table:table-cell>
          <table:table-cell/>
        </table:table-row>
        <table:table-row table:style-name="ro1">
          <table:table-cell table:formula="of:=COM.MICROSOFT.CONCAT(&quot;    logical_value, &quot;; HEX2DEC([$intermediate.A40]); &quot;, &quot;; CHAR(34); IFNA([$intermediate.H40];&quot;Reserved&quot;); CHAR(34); &quot; ;&quot;)" office:value-type="string" office:string-value="    logical_value, 39, &quot;Input_miswired&quot; ;" calcext:value-type="string">
            <text:p><text:s text:c="4"/>logical_value, 39, "Input_miswired" ;</text:p>
          </table:table-cell>
          <table:table-cell/>
        </table:table-row>
        <table:table-row table:style-name="ro1">
          <table:table-cell table:formula="of:=COM.MICROSOFT.CONCAT(&quot;    logical_value, &quot;; HEX2DEC([$intermediate.A41]); &quot;, &quot;; CHAR(34); IFNA([$intermediate.H41];&quot;Reserved&quot;); CHAR(34); &quot; ;&quot;)" office:value-type="string" office:string-value="    logical_value, 40, &quot;Input_over_voltage&quot; ;" calcext:value-type="string">
            <text:p><text:s text:c="4"/>logical_value, 40, "Input_over_voltage" ;</text:p>
          </table:table-cell>
          <table:table-cell/>
        </table:table-row>
        <table:table-row table:style-name="ro1">
          <table:table-cell table:formula="of:=COM.MICROSOFT.CONCAT(&quot;    logical_value, &quot;; HEX2DEC([$intermediate.A42]); &quot;, &quot;; CHAR(34); IFNA([$intermediate.H42];&quot;Reserved&quot;); CHAR(34); &quot; ;&quot;)" office:value-type="string" office:string-value="    logical_value, 41, &quot;Input_under_voltage&quot; ;" calcext:value-type="string">
            <text:p><text:s text:c="4"/>logical_value, 41, "Input_under_voltage" ;</text:p>
          </table:table-cell>
          <table:table-cell/>
        </table:table-row>
        <table:table-row table:style-name="ro1">
          <table:table-cell table:formula="of:=COM.MICROSOFT.CONCAT(&quot;    logical_value, &quot;; HEX2DEC([$intermediate.A43]); &quot;, &quot;; CHAR(34); IFNA([$intermediate.H43];&quot;Reserved&quot;); CHAR(34); &quot; ;&quot;)" office:value-type="string" office:string-value="    logical_value, 42, &quot;CCID_self_test_fault&quot; ;" calcext:value-type="string">
            <text:p><text:s text:c="4"/>logical_value, 42, "CCID_self_test_fault" ;</text:p>
          </table:table-cell>
          <table:table-cell/>
        </table:table-row>
        <table:table-row table:style-name="ro1">
          <table:table-cell table:formula="of:=COM.MICROSOFT.CONCAT(&quot;    logical_value, &quot;; HEX2DEC([$intermediate.A44]); &quot;, &quot;; CHAR(34); IFNA([$intermediate.H44];&quot;Reserved&quot;); CHAR(34); &quot; ;&quot;)" office:value-type="string" office:string-value="    logical_value, 43, &quot;CCID_tripped_retry&quot; ;" calcext:value-type="string">
            <text:p><text:s text:c="4"/>logical_value, 43, "CCID_tripped_retry" ;</text:p>
          </table:table-cell>
          <table:table-cell/>
        </table:table-row>
        <table:table-row table:style-name="ro1">
          <table:table-cell table:formula="of:=COM.MICROSOFT.CONCAT(&quot;    logical_value, &quot;; HEX2DEC([$intermediate.A45]); &quot;, &quot;; CHAR(34); IFNA([$intermediate.H45];&quot;Reserved&quot;); CHAR(34); &quot; ;&quot;)" office:value-type="string" office:string-value="    logical_value, 44, &quot;CCID_tripped_no_retry&quot; ;" calcext:value-type="string">
            <text:p><text:s text:c="4"/>logical_value, 44, "CCID_tripped_no_retry" ;</text:p>
          </table:table-cell>
          <table:table-cell/>
        </table:table-row>
        <table:table-row table:style-name="ro1">
          <table:table-cell table:formula="of:=COM.MICROSOFT.CONCAT(&quot;    logical_value, &quot;; HEX2DEC([$intermediate.A46]); &quot;, &quot;; CHAR(34); IFNA([$intermediate.H46];&quot;Reserved&quot;); CHAR(34); &quot; ;&quot;)" office:value-type="string" office:string-value="    logical_value, 45, &quot;Breaker_tripped&quot; ;" calcext:value-type="string">
            <text:p><text:s text:c="4"/>logical_value, 45, "Breaker_tripped" ;</text:p>
          </table:table-cell>
          <table:table-cell/>
        </table:table-row>
        <table:table-row table:style-name="ro1">
          <table:table-cell table:formula="of:=COM.MICROSOFT.CONCAT(&quot;    logical_value, &quot;; HEX2DEC([$intermediate.A47]); &quot;, &quot;; CHAR(34); IFNA([$intermediate.H47];&quot;Reserved&quot;); CHAR(34); &quot; ;&quot;)" office:value-type="string" office:string-value="    logical_value, 46, &quot;Ground_Monitor_fault&quot; ;" calcext:value-type="string">
            <text:p><text:s text:c="4"/>logical_value, 46, "Ground_Monitor_fault" ;</text:p>
          </table:table-cell>
          <table:table-cell/>
        </table:table-row>
        <table:table-row table:style-name="ro1">
          <table:table-cell table:formula="of:=COM.MICROSOFT.CONCAT(&quot;    logical_value, &quot;; HEX2DEC([$intermediate.A48]); &quot;, &quot;; CHAR(34); IFNA([$intermediate.H48];&quot;Reserved&quot;); CHAR(34); &quot; ;&quot;)" office:value-type="string" office:string-value="    logical_value, 47, &quot;Configuration_error&quot; ;" calcext:value-type="string">
            <text:p><text:s text:c="4"/>logical_value, 47, "Configuration_error" ;</text:p>
          </table:table-cell>
          <table:table-cell/>
        </table:table-row>
        <table:table-row table:style-name="ro1">
          <table:table-cell table:formula="of:=COM.MICROSOFT.CONCAT(&quot;    logical_value, &quot;; HEX2DEC([$intermediate.A49]); &quot;, &quot;; CHAR(34); IFNA([$intermediate.H49];&quot;Reserved&quot;); CHAR(34); &quot; ;&quot;)" office:value-type="string" office:string-value="    logical_value, 48, &quot;Ground_fault&quot; ;" calcext:value-type="string">
            <text:p><text:s text:c="4"/>logical_value, 48, "Ground_fault" ;</text:p>
          </table:table-cell>
          <table:table-cell/>
        </table:table-row>
        <table:table-row table:style-name="ro1">
          <table:table-cell table:formula="of:=COM.MICROSOFT.CONCAT(&quot;    logical_value, &quot;; HEX2DEC([$intermediate.A50]); &quot;, &quot;; CHAR(34); IFNA([$intermediate.H50];&quot;Reserved&quot;); CHAR(34); &quot; ;&quot;)" office:value-type="string" office:string-value="    logical_value, 49, &quot;Comm_Fault&quot; ;" calcext:value-type="string">
            <text:p><text:s text:c="4"/>logical_value, 49, "Comm_Fault" ;</text:p>
          </table:table-cell>
          <table:table-cell/>
        </table:table-row>
        <table:table-row table:style-name="ro1">
          <table:table-cell table:formula="of:=COM.MICROSOFT.CONCAT(&quot;    logical_value, &quot;; HEX2DEC([$intermediate.A51]); &quot;, &quot;; CHAR(34); IFNA([$intermediate.H51];&quot;Reserved&quot;); CHAR(34); &quot; ;&quot;)" office:value-type="string" office:string-value="    logical_value, 50, &quot;Internal_Fault&quot; ;" calcext:value-type="string">
            <text:p><text:s text:c="4"/>logical_value, 50, "Internal_Fault" ;</text:p>
          </table:table-cell>
          <table:table-cell/>
        </table:table-row>
        <table:table-row table:style-name="ro1">
          <table:table-cell table:formula="of:=COM.MICROSOFT.CONCAT(&quot;    logical_value, &quot;; HEX2DEC([$intermediate.A52]); &quot;, &quot;; CHAR(34); IFNA([$intermediate.H52];&quot;Reserved&quot;); CHAR(34); &quot; ;&quot;)" office:value-type="string" office:string-value="    logical_value, 51, &quot;Available_voltage_too_low&quot; ;" calcext:value-type="string">
            <text:p><text:s text:c="4"/>logical_value, 51, "Available_voltage_too_low" ;</text:p>
          </table:table-cell>
          <table:table-cell/>
        </table:table-row>
        <table:table-row table:style-name="ro1">
          <table:table-cell table:formula="of:=COM.MICROSOFT.CONCAT(&quot;    logical_value, &quot;; HEX2DEC([$intermediate.A53]); &quot;, &quot;; CHAR(34); IFNA([$intermediate.H53];&quot;Reserved&quot;); CHAR(34); &quot; ;&quot;)" office:value-type="string" office:string-value="    logical_value, 52, &quot;Paging_error&quot; ;" calcext:value-type="string">
            <text:p><text:s text:c="4"/>logical_value, 52, "Paging_error" ;</text:p>
          </table:table-cell>
          <table:table-cell/>
        </table:table-row>
        <table:table-row table:style-name="ro1">
          <table:table-cell table:formula="of:=COM.MICROSOFT.CONCAT(&quot;    logical_value, &quot;; HEX2DEC([$intermediate.A54]); &quot;, &quot;; CHAR(34); IFNA([$intermediate.H54];&quot;Reserved&quot;); CHAR(34); &quot; ;&quot;)" office:value-type="string" office:string-value="    logical_value, 53, &quot;Connection_incompatible&quot; ;" calcext:value-type="string">
            <text:p><text:s text:c="4"/>logical_value, 53, "Connection_incompatible" ;</text:p>
          </table:table-cell>
          <table:table-cell/>
        </table:table-row>
        <table:table-row table:style-name="ro1">
          <table:table-cell table:formula="of:=COM.MICROSOFT.CONCAT(&quot;    logical_value, &quot;; HEX2DEC([$intermediate.A55]); &quot;, &quot;; CHAR(34); IFNA([$intermediate.H55];&quot;Reserved&quot;); CHAR(34); &quot; ;&quot;)" office:value-type="string" office:string-value="    logical_value, 54, &quot;Charging_delayed_for_ID&quot; ;" calcext:value-type="string">
            <text:p><text:s text:c="4"/>logical_value, 54, "Charging_delayed_for_ID" ;</text:p>
          </table:table-cell>
          <table:table-cell/>
        </table:table-row>
        <table:table-row table:style-name="ro1">
          <table:table-cell table:formula="of:=COM.MICROSOFT.CONCAT(&quot;    logical_value, &quot;; HEX2DEC([$intermediate.A56]); &quot;, &quot;; CHAR(34); IFNA([$intermediate.H56];&quot;Reserved&quot;); CHAR(34); &quot; ;&quot;)" office:value-type="string" office:string-value="    logical_value, 55, &quot;Charging_delayed_for_payment&quot; ;" calcext:value-type="string">
            <text:p><text:s text:c="4"/>logical_value, 55, "Charging_delayed_for_payment" ;</text:p>
          </table:table-cell>
          <table:table-cell/>
        </table:table-row>
        <table:table-row table:style-name="ro1">
          <table:table-cell table:formula="of:=COM.MICROSOFT.CONCAT(&quot;    logical_value, &quot;; HEX2DEC([$intermediate.A57]); &quot;, &quot;; CHAR(34); IFNA([$intermediate.H57];&quot;Reserved&quot;); CHAR(34); &quot; ;&quot;)" office:value-type="string" office:string-value="    logical_value, 56, &quot;Charging_disallowed_for_ID&quot; ;" calcext:value-type="string">
            <text:p><text:s text:c="4"/>logical_value, 56, "Charging_disallowed_for_ID" ;</text:p>
          </table:table-cell>
          <table:table-cell/>
        </table:table-row>
        <table:table-row table:style-name="ro1">
          <table:table-cell table:formula="of:=COM.MICROSOFT.CONCAT(&quot;    logical_value, &quot;; HEX2DEC([$intermediate.A58]); &quot;, &quot;; CHAR(34); IFNA([$intermediate.H58];&quot;Reserved&quot;); CHAR(34); &quot; ;&quot;)" office:value-type="string" office:string-value="    logical_value, 57, &quot;Req_impossible_Max_charge&quot; ;" calcext:value-type="string">
            <text:p><text:s text:c="4"/>logical_value, 57, "Req_impossible_Max_charge" ;</text:p>
          </table:table-cell>
          <table:table-cell/>
        </table:table-row>
        <table:table-row table:style-name="ro1">
          <table:table-cell table:formula="of:=COM.MICROSOFT.CONCAT(&quot;    logical_value, &quot;; HEX2DEC([$intermediate.A59]); &quot;, &quot;; CHAR(34); IFNA([$intermediate.H59];&quot;Reserved&quot;); CHAR(34); &quot; ;&quot;)" office:value-type="string" office:string-value="    logical_value, 58, &quot;Unlock_requested&quot; ;" calcext:value-type="string">
            <text:p><text:s text:c="4"/>logical_value, 58, "Unlock_requested" ;</text:p>
          </table:table-cell>
          <table:table-cell/>
        </table:table-row>
        <table:table-row table:style-name="ro1">
          <table:table-cell table:formula="of:=COM.MICROSOFT.CONCAT(&quot;    logical_value, &quot;; HEX2DEC([$intermediate.A60]); &quot;, &quot;; CHAR(34); IFNA([$intermediate.H60];&quot;Reserved&quot;); CHAR(34); &quot; ;&quot;)" office:value-type="string" office:string-value="    logical_value, 59, &quot;Proximity_Power_Requested&quot; ;" calcext:value-type="string">
            <text:p><text:s text:c="4"/>logical_value, 59, "Proximity_Power_Requested" ;</text:p>
          </table:table-cell>
          <table:table-cell/>
        </table:table-row>
        <table:table-row table:style-name="ro1">
          <table:table-cell table:formula="of:=COM.MICROSOFT.CONCAT(&quot;    logical_value, &quot;; HEX2DEC([$intermediate.A61]); &quot;, &quot;; CHAR(34); IFNA([$intermediate.H61];&quot;Reserved&quot;); CHAR(34); &quot; ;&quot;)" office:value-type="string" office:string-value="    logical_value, 60, &quot;Reserved&quot; ;" calcext:value-type="string">
            <text:p><text:s text:c="4"/>logical_value, 60, "Reserved" ;</text:p>
          </table:table-cell>
          <table:table-cell/>
        </table:table-row>
        <table:table-row table:style-name="ro1">
          <table:table-cell table:formula="of:=COM.MICROSOFT.CONCAT(&quot;    logical_value, &quot;; HEX2DEC([$intermediate.A62]); &quot;, &quot;; CHAR(34); IFNA([$intermediate.H62];&quot;Reserved&quot;); CHAR(34); &quot; ;&quot;)" office:value-type="string" office:string-value="    logical_value, 61, &quot;Reserved&quot; ;" calcext:value-type="string">
            <text:p><text:s text:c="4"/>logical_value, 61, "Reserved" ;</text:p>
          </table:table-cell>
          <table:table-cell/>
        </table:table-row>
        <table:table-row table:style-name="ro1">
          <table:table-cell table:formula="of:=COM.MICROSOFT.CONCAT(&quot;    logical_value, &quot;; HEX2DEC([$intermediate.A63]); &quot;, &quot;; CHAR(34); IFNA([$intermediate.H63];&quot;Reserved&quot;); CHAR(34); &quot; ;&quot;)" office:value-type="string" office:string-value="    logical_value, 62, &quot;Reserved&quot; ;" calcext:value-type="string">
            <text:p><text:s text:c="4"/>logical_value, 62, "Reserved" ;</text:p>
          </table:table-cell>
          <table:table-cell/>
        </table:table-row>
        <table:table-row table:style-name="ro1">
          <table:table-cell table:formula="of:=COM.MICROSOFT.CONCAT(&quot;    logical_value, &quot;; HEX2DEC([$intermediate.A64]); &quot;, &quot;; CHAR(34); IFNA([$intermediate.H64];&quot;Reserved&quot;); CHAR(34); &quot; ;&quot;)" office:value-type="string" office:string-value="    logical_value, 63, &quot;Reserved&quot; ;" calcext:value-type="string">
            <text:p><text:s text:c="4"/>logical_value, 63, "Reserved" ;</text:p>
          </table:table-cell>
          <table:table-cell/>
        </table:table-row>
        <table:table-row table:style-name="ro1">
          <table:table-cell table:formula="of:=COM.MICROSOFT.CONCAT(&quot;    logical_value, &quot;; HEX2DEC([$intermediate.A65]); &quot;, &quot;; CHAR(34); IFNA([$intermediate.H65];&quot;Reserved&quot;); CHAR(34); &quot; ;&quot;)" office:value-type="string" office:string-value="    logical_value, 64, &quot;Reserved&quot; ;" calcext:value-type="string">
            <text:p><text:s text:c="4"/>logical_value, 64, "Reserved" ;</text:p>
          </table:table-cell>
          <table:table-cell/>
        </table:table-row>
        <table:table-row table:style-name="ro1">
          <table:table-cell table:formula="of:=COM.MICROSOFT.CONCAT(&quot;    logical_value, &quot;; HEX2DEC([$intermediate.A66]); &quot;, &quot;; CHAR(34); IFNA([$intermediate.H66];&quot;Reserved&quot;); CHAR(34); &quot; ;&quot;)" office:value-type="string" office:string-value="    logical_value, 65, &quot;Reserved&quot; ;" calcext:value-type="string">
            <text:p><text:s text:c="4"/>logical_value, 65, "Reserved" ;</text:p>
          </table:table-cell>
          <table:table-cell/>
        </table:table-row>
        <table:table-row table:style-name="ro1">
          <table:table-cell table:formula="of:=COM.MICROSOFT.CONCAT(&quot;    logical_value, &quot;; HEX2DEC([$intermediate.A67]); &quot;, &quot;; CHAR(34); IFNA([$intermediate.H67];&quot;Reserved&quot;); CHAR(34); &quot; ;&quot;)" office:value-type="string" office:string-value="    logical_value, 66, &quot;Reserved&quot; ;" calcext:value-type="string">
            <text:p><text:s text:c="4"/>logical_value, 66, "Reserved" ;</text:p>
          </table:table-cell>
          <table:table-cell/>
        </table:table-row>
        <table:table-row table:style-name="ro1">
          <table:table-cell table:formula="of:=COM.MICROSOFT.CONCAT(&quot;    logical_value, &quot;; HEX2DEC([$intermediate.A68]); &quot;, &quot;; CHAR(34); IFNA([$intermediate.H68];&quot;Reserved&quot;); CHAR(34); &quot; ;&quot;)" office:value-type="string" office:string-value="    logical_value, 67, &quot;Reserved&quot; ;" calcext:value-type="string">
            <text:p><text:s text:c="4"/>logical_value, 67, "Reserved" ;</text:p>
          </table:table-cell>
          <table:table-cell/>
        </table:table-row>
        <table:table-row table:style-name="ro1">
          <table:table-cell table:formula="of:=COM.MICROSOFT.CONCAT(&quot;    logical_value, &quot;; HEX2DEC([$intermediate.A69]); &quot;, &quot;; CHAR(34); IFNA([$intermediate.H69];&quot;Reserved&quot;); CHAR(34); &quot; ;&quot;)" office:value-type="string" office:string-value="    logical_value, 68, &quot;Reserved&quot; ;" calcext:value-type="string">
            <text:p><text:s text:c="4"/>logical_value, 68, "Reserved" ;</text:p>
          </table:table-cell>
          <table:table-cell/>
        </table:table-row>
        <table:table-row table:style-name="ro1">
          <table:table-cell table:formula="of:=COM.MICROSOFT.CONCAT(&quot;    logical_value, &quot;; HEX2DEC([$intermediate.A70]); &quot;, &quot;; CHAR(34); IFNA([$intermediate.H70];&quot;Reserved&quot;); CHAR(34); &quot; ;&quot;)" office:value-type="string" office:string-value="    logical_value, 69, &quot;Reserved&quot; ;" calcext:value-type="string">
            <text:p><text:s text:c="4"/>logical_value, 69, "Reserved" ;</text:p>
          </table:table-cell>
          <table:table-cell/>
        </table:table-row>
        <table:table-row table:style-name="ro1">
          <table:table-cell table:formula="of:=COM.MICROSOFT.CONCAT(&quot;    logical_value, &quot;; HEX2DEC([$intermediate.A71]); &quot;, &quot;; CHAR(34); IFNA([$intermediate.H71];&quot;Reserved&quot;); CHAR(34); &quot; ;&quot;)" office:value-type="string" office:string-value="    logical_value, 70, &quot;Reserved&quot; ;" calcext:value-type="string">
            <text:p><text:s text:c="4"/>logical_value, 70, "Reserved" ;</text:p>
          </table:table-cell>
          <table:table-cell/>
        </table:table-row>
        <table:table-row table:style-name="ro1">
          <table:table-cell table:formula="of:=COM.MICROSOFT.CONCAT(&quot;    logical_value, &quot;; HEX2DEC([$intermediate.A72]); &quot;, &quot;; CHAR(34); IFNA([$intermediate.H72];&quot;Reserved&quot;); CHAR(34); &quot; ;&quot;)" office:value-type="string" office:string-value="    logical_value, 71, &quot;Reserved&quot; ;" calcext:value-type="string">
            <text:p><text:s text:c="4"/>logical_value, 71, "Reserved" ;</text:p>
          </table:table-cell>
          <table:table-cell/>
        </table:table-row>
        <table:table-row table:style-name="ro1">
          <table:table-cell table:formula="of:=COM.MICROSOFT.CONCAT(&quot;    logical_value, &quot;; HEX2DEC([$intermediate.A73]); &quot;, &quot;; CHAR(34); IFNA([$intermediate.H73];&quot;Reserved&quot;); CHAR(34); &quot; ;&quot;)" office:value-type="string" office:string-value="    logical_value, 72, &quot;Reserved&quot; ;" calcext:value-type="string">
            <text:p><text:s text:c="4"/>logical_value, 72, "Reserved" ;</text:p>
          </table:table-cell>
          <table:table-cell/>
        </table:table-row>
        <table:table-row table:style-name="ro1">
          <table:table-cell table:formula="of:=COM.MICROSOFT.CONCAT(&quot;    logical_value, &quot;; HEX2DEC([$intermediate.A74]); &quot;, &quot;; CHAR(34); IFNA([$intermediate.H74];&quot;Reserved&quot;); CHAR(34); &quot; ;&quot;)" office:value-type="string" office:string-value="    logical_value, 73, &quot;Reserved&quot; ;" calcext:value-type="string">
            <text:p><text:s text:c="4"/>logical_value, 73, "Reserved" ;</text:p>
          </table:table-cell>
          <table:table-cell/>
        </table:table-row>
        <table:table-row table:style-name="ro1">
          <table:table-cell table:formula="of:=COM.MICROSOFT.CONCAT(&quot;    logical_value, &quot;; HEX2DEC([$intermediate.A75]); &quot;, &quot;; CHAR(34); IFNA([$intermediate.H75];&quot;Reserved&quot;); CHAR(34); &quot; ;&quot;)" office:value-type="string" office:string-value="    logical_value, 74, &quot;Reserved&quot; ;" calcext:value-type="string">
            <text:p><text:s text:c="4"/>logical_value, 74, "Reserved" ;</text:p>
          </table:table-cell>
          <table:table-cell/>
        </table:table-row>
        <table:table-row table:style-name="ro1">
          <table:table-cell table:formula="of:=COM.MICROSOFT.CONCAT(&quot;    logical_value, &quot;; HEX2DEC([$intermediate.A76]); &quot;, &quot;; CHAR(34); IFNA([$intermediate.H76];&quot;Reserved&quot;); CHAR(34); &quot; ;&quot;)" office:value-type="string" office:string-value="    logical_value, 75, &quot;Reserved&quot; ;" calcext:value-type="string">
            <text:p><text:s text:c="4"/>logical_value, 75, "Reserved" ;</text:p>
          </table:table-cell>
          <table:table-cell/>
        </table:table-row>
        <table:table-row table:style-name="ro1">
          <table:table-cell table:formula="of:=COM.MICROSOFT.CONCAT(&quot;    logical_value, &quot;; HEX2DEC([$intermediate.A77]); &quot;, &quot;; CHAR(34); IFNA([$intermediate.H77];&quot;Reserved&quot;); CHAR(34); &quot; ;&quot;)" office:value-type="string" office:string-value="    logical_value, 76, &quot;Reserved&quot; ;" calcext:value-type="string">
            <text:p><text:s text:c="4"/>logical_value, 76, "Reserved" ;</text:p>
          </table:table-cell>
          <table:table-cell/>
        </table:table-row>
        <table:table-row table:style-name="ro1">
          <table:table-cell table:formula="of:=COM.MICROSOFT.CONCAT(&quot;    logical_value, &quot;; HEX2DEC([$intermediate.A78]); &quot;, &quot;; CHAR(34); IFNA([$intermediate.H78];&quot;Reserved&quot;); CHAR(34); &quot; ;&quot;)" office:value-type="string" office:string-value="    logical_value, 77, &quot;Reserved&quot; ;" calcext:value-type="string">
            <text:p><text:s text:c="4"/>logical_value, 77, "Reserved" ;</text:p>
          </table:table-cell>
          <table:table-cell/>
        </table:table-row>
        <table:table-row table:style-name="ro1">
          <table:table-cell table:formula="of:=COM.MICROSOFT.CONCAT(&quot;    logical_value, &quot;; HEX2DEC([$intermediate.A79]); &quot;, &quot;; CHAR(34); IFNA([$intermediate.H79];&quot;Reserved&quot;); CHAR(34); &quot; ;&quot;)" office:value-type="string" office:string-value="    logical_value, 78, &quot;Reserved&quot; ;" calcext:value-type="string">
            <text:p><text:s text:c="4"/>logical_value, 78, "Reserved" ;</text:p>
          </table:table-cell>
          <table:table-cell/>
        </table:table-row>
        <table:table-row table:style-name="ro1">
          <table:table-cell table:formula="of:=COM.MICROSOFT.CONCAT(&quot;    logical_value, &quot;; HEX2DEC([$intermediate.A80]); &quot;, &quot;; CHAR(34); IFNA([$intermediate.H80];&quot;Reserved&quot;); CHAR(34); &quot; ;&quot;)" office:value-type="string" office:string-value="    logical_value, 79, &quot;Reserved&quot; ;" calcext:value-type="string">
            <text:p><text:s text:c="4"/>logical_value, 79, "Reserved" ;</text:p>
          </table:table-cell>
          <table:table-cell/>
        </table:table-row>
        <table:table-row table:style-name="ro1">
          <table:table-cell table:formula="of:=COM.MICROSOFT.CONCAT(&quot;    logical_value, &quot;; HEX2DEC([$intermediate.A81]); &quot;, &quot;; CHAR(34); IFNA([$intermediate.H81];&quot;Reserved&quot;); CHAR(34); &quot; ;&quot;)" office:value-type="string" office:string-value="    logical_value, 80, &quot;Reserved&quot; ;" calcext:value-type="string">
            <text:p><text:s text:c="4"/>logical_value, 80, "Reserved" ;</text:p>
          </table:table-cell>
          <table:table-cell/>
        </table:table-row>
        <table:table-row table:style-name="ro1">
          <table:table-cell table:formula="of:=COM.MICROSOFT.CONCAT(&quot;    logical_value, &quot;; HEX2DEC([$intermediate.A82]); &quot;, &quot;; CHAR(34); IFNA([$intermediate.H82];&quot;Reserved&quot;); CHAR(34); &quot; ;&quot;)" office:value-type="string" office:string-value="    logical_value, 81, &quot;Reserved&quot; ;" calcext:value-type="string">
            <text:p><text:s text:c="4"/>logical_value, 81, "Reserved" ;</text:p>
          </table:table-cell>
          <table:table-cell/>
        </table:table-row>
        <table:table-row table:style-name="ro1">
          <table:table-cell table:formula="of:=COM.MICROSOFT.CONCAT(&quot;    logical_value, &quot;; HEX2DEC([$intermediate.A83]); &quot;, &quot;; CHAR(34); IFNA([$intermediate.H83];&quot;Reserved&quot;); CHAR(34); &quot; ;&quot;)" office:value-type="string" office:string-value="    logical_value, 82, &quot;Reserved&quot; ;" calcext:value-type="string">
            <text:p><text:s text:c="4"/>logical_value, 82, "Reserved" ;</text:p>
          </table:table-cell>
          <table:table-cell/>
        </table:table-row>
        <table:table-row table:style-name="ro1">
          <table:table-cell table:formula="of:=COM.MICROSOFT.CONCAT(&quot;    logical_value, &quot;; HEX2DEC([$intermediate.A84]); &quot;, &quot;; CHAR(34); IFNA([$intermediate.H84];&quot;Reserved&quot;); CHAR(34); &quot; ;&quot;)" office:value-type="string" office:string-value="    logical_value, 83, &quot;Reserved&quot; ;" calcext:value-type="string">
            <text:p><text:s text:c="4"/>logical_value, 83, "Reserved" ;</text:p>
          </table:table-cell>
          <table:table-cell/>
        </table:table-row>
        <table:table-row table:style-name="ro1">
          <table:table-cell table:formula="of:=COM.MICROSOFT.CONCAT(&quot;    logical_value, &quot;; HEX2DEC([$intermediate.A85]); &quot;, &quot;; CHAR(34); IFNA([$intermediate.H85];&quot;Reserved&quot;); CHAR(34); &quot; ;&quot;)" office:value-type="string" office:string-value="    logical_value, 84, &quot;Reserved&quot; ;" calcext:value-type="string">
            <text:p><text:s text:c="4"/>logical_value, 84, "Reserved" ;</text:p>
          </table:table-cell>
          <table:table-cell/>
        </table:table-row>
        <table:table-row table:style-name="ro1">
          <table:table-cell table:formula="of:=COM.MICROSOFT.CONCAT(&quot;    logical_value, &quot;; HEX2DEC([$intermediate.A86]); &quot;, &quot;; CHAR(34); IFNA([$intermediate.H86];&quot;Reserved&quot;); CHAR(34); &quot; ;&quot;)" office:value-type="string" office:string-value="    logical_value, 85, &quot;Reserved&quot; ;" calcext:value-type="string">
            <text:p><text:s text:c="4"/>logical_value, 85, "Reserved" ;</text:p>
          </table:table-cell>
          <table:table-cell/>
        </table:table-row>
        <table:table-row table:style-name="ro1">
          <table:table-cell table:formula="of:=COM.MICROSOFT.CONCAT(&quot;    logical_value, &quot;; HEX2DEC([$intermediate.A87]); &quot;, &quot;; CHAR(34); IFNA([$intermediate.H87];&quot;Reserved&quot;); CHAR(34); &quot; ;&quot;)" office:value-type="string" office:string-value="    logical_value, 86, &quot;Reserved&quot; ;" calcext:value-type="string">
            <text:p><text:s text:c="4"/>logical_value, 86, "Reserved" ;</text:p>
          </table:table-cell>
          <table:table-cell/>
        </table:table-row>
        <table:table-row table:style-name="ro1">
          <table:table-cell table:formula="of:=COM.MICROSOFT.CONCAT(&quot;    logical_value, &quot;; HEX2DEC([$intermediate.A88]); &quot;, &quot;; CHAR(34); IFNA([$intermediate.H88];&quot;Reserved&quot;); CHAR(34); &quot; ;&quot;)" office:value-type="string" office:string-value="    logical_value, 87, &quot;Reserved&quot; ;" calcext:value-type="string">
            <text:p><text:s text:c="4"/>logical_value, 87, "Reserved" ;</text:p>
          </table:table-cell>
          <table:table-cell/>
        </table:table-row>
        <table:table-row table:style-name="ro1">
          <table:table-cell table:formula="of:=COM.MICROSOFT.CONCAT(&quot;    logical_value, &quot;; HEX2DEC([$intermediate.A89]); &quot;, &quot;; CHAR(34); IFNA([$intermediate.H89];&quot;Reserved&quot;); CHAR(34); &quot; ;&quot;)" office:value-type="string" office:string-value="    logical_value, 88, &quot;Reserved&quot; ;" calcext:value-type="string">
            <text:p><text:s text:c="4"/>logical_value, 88, "Reserved" ;</text:p>
          </table:table-cell>
          <table:table-cell/>
        </table:table-row>
        <table:table-row table:style-name="ro1">
          <table:table-cell table:formula="of:=COM.MICROSOFT.CONCAT(&quot;    logical_value, &quot;; HEX2DEC([$intermediate.A90]); &quot;, &quot;; CHAR(34); IFNA([$intermediate.H90];&quot;Reserved&quot;); CHAR(34); &quot; ;&quot;)" office:value-type="string" office:string-value="    logical_value, 89, &quot;Reserved&quot; ;" calcext:value-type="string">
            <text:p><text:s text:c="4"/>logical_value, 89, "Reserved" ;</text:p>
          </table:table-cell>
          <table:table-cell/>
        </table:table-row>
        <table:table-row table:style-name="ro1">
          <table:table-cell table:formula="of:=COM.MICROSOFT.CONCAT(&quot;    logical_value, &quot;; HEX2DEC([$intermediate.A91]); &quot;, &quot;; CHAR(34); IFNA([$intermediate.H91];&quot;Reserved&quot;); CHAR(34); &quot; ;&quot;)" office:value-type="string" office:string-value="    logical_value, 90, &quot;Reserved&quot; ;" calcext:value-type="string">
            <text:p><text:s text:c="4"/>logical_value, 90, "Reserved" ;</text:p>
          </table:table-cell>
          <table:table-cell/>
        </table:table-row>
        <table:table-row table:style-name="ro1">
          <table:table-cell table:formula="of:=COM.MICROSOFT.CONCAT(&quot;    logical_value, &quot;; HEX2DEC([$intermediate.A92]); &quot;, &quot;; CHAR(34); IFNA([$intermediate.H92];&quot;Reserved&quot;); CHAR(34); &quot; ;&quot;)" office:value-type="string" office:string-value="    logical_value, 91, &quot;Reserved&quot; ;" calcext:value-type="string">
            <text:p><text:s text:c="4"/>logical_value, 91, "Reserved" ;</text:p>
          </table:table-cell>
          <table:table-cell/>
        </table:table-row>
        <table:table-row table:style-name="ro1">
          <table:table-cell table:formula="of:=COM.MICROSOFT.CONCAT(&quot;    logical_value, &quot;; HEX2DEC([$intermediate.A93]); &quot;, &quot;; CHAR(34); IFNA([$intermediate.H93];&quot;Reserved&quot;); CHAR(34); &quot; ;&quot;)" office:value-type="string" office:string-value="    logical_value, 92, &quot;Reserved&quot; ;" calcext:value-type="string">
            <text:p><text:s text:c="4"/>logical_value, 92, "Reserved" ;</text:p>
          </table:table-cell>
          <table:table-cell/>
        </table:table-row>
        <table:table-row table:style-name="ro1">
          <table:table-cell table:formula="of:=COM.MICROSOFT.CONCAT(&quot;    logical_value, &quot;; HEX2DEC([$intermediate.A94]); &quot;, &quot;; CHAR(34); IFNA([$intermediate.H94];&quot;Reserved&quot;); CHAR(34); &quot; ;&quot;)" office:value-type="string" office:string-value="    logical_value, 93, &quot;Reserved&quot; ;" calcext:value-type="string">
            <text:p><text:s text:c="4"/>logical_value, 93, "Reserved" ;</text:p>
          </table:table-cell>
          <table:table-cell/>
        </table:table-row>
        <table:table-row table:style-name="ro1">
          <table:table-cell table:formula="of:=COM.MICROSOFT.CONCAT(&quot;    logical_value, &quot;; HEX2DEC([$intermediate.A95]); &quot;, &quot;; CHAR(34); IFNA([$intermediate.H95];&quot;Reserved&quot;); CHAR(34); &quot; ;&quot;)" office:value-type="string" office:string-value="    logical_value, 94, &quot;Reserved&quot; ;" calcext:value-type="string">
            <text:p><text:s text:c="4"/>logical_value, 94, "Reserved" ;</text:p>
          </table:table-cell>
          <table:table-cell/>
        </table:table-row>
        <table:table-row table:style-name="ro1">
          <table:table-cell table:formula="of:=COM.MICROSOFT.CONCAT(&quot;    logical_value, &quot;; HEX2DEC([$intermediate.A96]); &quot;, &quot;; CHAR(34); IFNA([$intermediate.H96];&quot;Reserved&quot;); CHAR(34); &quot; ;&quot;)" office:value-type="string" office:string-value="    logical_value, 95, &quot;Reserved&quot; ;" calcext:value-type="string">
            <text:p><text:s text:c="4"/>logical_value, 95, "Reserved" ;</text:p>
          </table:table-cell>
          <table:table-cell/>
        </table:table-row>
        <table:table-row table:style-name="ro1">
          <table:table-cell table:formula="of:=COM.MICROSOFT.CONCAT(&quot;    logical_value, &quot;; HEX2DEC([$intermediate.A97]); &quot;, &quot;; CHAR(34); IFNA([$intermediate.H97];&quot;Reserved&quot;); CHAR(34); &quot; ;&quot;)" office:value-type="string" office:string-value="    logical_value, 96, &quot;Reserved&quot; ;" calcext:value-type="string">
            <text:p><text:s text:c="4"/>logical_value, 96, "Reserved" ;</text:p>
          </table:table-cell>
          <table:table-cell/>
        </table:table-row>
        <table:table-row table:style-name="ro1">
          <table:table-cell table:formula="of:=COM.MICROSOFT.CONCAT(&quot;    logical_value, &quot;; HEX2DEC([$intermediate.A98]); &quot;, &quot;; CHAR(34); IFNA([$intermediate.H98];&quot;Reserved&quot;); CHAR(34); &quot; ;&quot;)" office:value-type="string" office:string-value="    logical_value, 97, &quot;Reserved&quot; ;" calcext:value-type="string">
            <text:p><text:s text:c="4"/>logical_value, 97, "Reserved" ;</text:p>
          </table:table-cell>
          <table:table-cell/>
        </table:table-row>
        <table:table-row table:style-name="ro1">
          <table:table-cell table:formula="of:=COM.MICROSOFT.CONCAT(&quot;    logical_value, &quot;; HEX2DEC([$intermediate.A99]); &quot;, &quot;; CHAR(34); IFNA([$intermediate.H99];&quot;Reserved&quot;); CHAR(34); &quot; ;&quot;)" office:value-type="string" office:string-value="    logical_value, 98, &quot;Reserved&quot; ;" calcext:value-type="string">
            <text:p><text:s text:c="4"/>logical_value, 98, "Reserved" ;</text:p>
          </table:table-cell>
          <table:table-cell/>
        </table:table-row>
        <table:table-row table:style-name="ro1">
          <table:table-cell table:formula="of:=COM.MICROSOFT.CONCAT(&quot;    logical_value, &quot;; HEX2DEC([$intermediate.A100]); &quot;, &quot;; CHAR(34); IFNA([$intermediate.H100];&quot;Reserved&quot;); CHAR(34); &quot; ;&quot;)" office:value-type="string" office:string-value="    logical_value, 99, &quot;Reserved&quot; ;" calcext:value-type="string">
            <text:p><text:s text:c="4"/>logical_value, 99, "Reserved" ;</text:p>
          </table:table-cell>
          <table:table-cell/>
        </table:table-row>
        <table:table-row table:style-name="ro1">
          <table:table-cell table:formula="of:=COM.MICROSOFT.CONCAT(&quot;    logical_value, &quot;; HEX2DEC([$intermediate.A101]); &quot;, &quot;; CHAR(34); IFNA([$intermediate.H101];&quot;Reserved&quot;); CHAR(34); &quot; ;&quot;)" office:value-type="string" office:string-value="    logical_value, 100, &quot;Reserved&quot; ;" calcext:value-type="string">
            <text:p><text:s text:c="4"/>logical_value, 100, "Reserved" ;</text:p>
          </table:table-cell>
          <table:table-cell/>
        </table:table-row>
        <table:table-row table:style-name="ro1">
          <table:table-cell table:formula="of:=COM.MICROSOFT.CONCAT(&quot;    logical_value, &quot;; HEX2DEC([$intermediate.A102]); &quot;, &quot;; CHAR(34); IFNA([$intermediate.H102];&quot;Reserved&quot;); CHAR(34); &quot; ;&quot;)" office:value-type="string" office:string-value="    logical_value, 101, &quot;Reserved&quot; ;" calcext:value-type="string">
            <text:p><text:s text:c="4"/>logical_value, 101, "Reserved" ;</text:p>
          </table:table-cell>
          <table:table-cell/>
        </table:table-row>
        <table:table-row table:style-name="ro1">
          <table:table-cell table:formula="of:=COM.MICROSOFT.CONCAT(&quot;    logical_value, &quot;; HEX2DEC([$intermediate.A103]); &quot;, &quot;; CHAR(34); IFNA([$intermediate.H103];&quot;Reserved&quot;); CHAR(34); &quot; ;&quot;)" office:value-type="string" office:string-value="    logical_value, 102, &quot;Reserved&quot; ;" calcext:value-type="string">
            <text:p><text:s text:c="4"/>logical_value, 102, "Reserved" ;</text:p>
          </table:table-cell>
          <table:table-cell/>
        </table:table-row>
        <table:table-row table:style-name="ro1">
          <table:table-cell table:formula="of:=COM.MICROSOFT.CONCAT(&quot;    logical_value, &quot;; HEX2DEC([$intermediate.A104]); &quot;, &quot;; CHAR(34); IFNA([$intermediate.H104];&quot;Reserved&quot;); CHAR(34); &quot; ;&quot;)" office:value-type="string" office:string-value="    logical_value, 103, &quot;Reserved&quot; ;" calcext:value-type="string">
            <text:p><text:s text:c="4"/>logical_value, 103, "Reserved" ;</text:p>
          </table:table-cell>
          <table:table-cell/>
        </table:table-row>
        <table:table-row table:style-name="ro1">
          <table:table-cell table:formula="of:=COM.MICROSOFT.CONCAT(&quot;    logical_value, &quot;; HEX2DEC([$intermediate.A105]); &quot;, &quot;; CHAR(34); IFNA([$intermediate.H105];&quot;Reserved&quot;); CHAR(34); &quot; ;&quot;)" office:value-type="string" office:string-value="    logical_value, 104, &quot;Reserved&quot; ;" calcext:value-type="string">
            <text:p><text:s text:c="4"/>logical_value, 104, "Reserved" ;</text:p>
          </table:table-cell>
          <table:table-cell/>
        </table:table-row>
        <table:table-row table:style-name="ro1">
          <table:table-cell table:formula="of:=COM.MICROSOFT.CONCAT(&quot;    logical_value, &quot;; HEX2DEC([$intermediate.A106]); &quot;, &quot;; CHAR(34); IFNA([$intermediate.H106];&quot;Reserved&quot;); CHAR(34); &quot; ;&quot;)" office:value-type="string" office:string-value="    logical_value, 105, &quot;Reserved&quot; ;" calcext:value-type="string">
            <text:p><text:s text:c="4"/>logical_value, 105, "Reserved" ;</text:p>
          </table:table-cell>
          <table:table-cell/>
        </table:table-row>
        <table:table-row table:style-name="ro1">
          <table:table-cell table:formula="of:=COM.MICROSOFT.CONCAT(&quot;    logical_value, &quot;; HEX2DEC([$intermediate.A107]); &quot;, &quot;; CHAR(34); IFNA([$intermediate.H107];&quot;Reserved&quot;); CHAR(34); &quot; ;&quot;)" office:value-type="string" office:string-value="    logical_value, 106, &quot;Reserved&quot; ;" calcext:value-type="string">
            <text:p><text:s text:c="4"/>logical_value, 106, "Reserved" ;</text:p>
          </table:table-cell>
          <table:table-cell/>
        </table:table-row>
        <table:table-row table:style-name="ro1">
          <table:table-cell table:formula="of:=COM.MICROSOFT.CONCAT(&quot;    logical_value, &quot;; HEX2DEC([$intermediate.A108]); &quot;, &quot;; CHAR(34); IFNA([$intermediate.H108];&quot;Reserved&quot;); CHAR(34); &quot; ;&quot;)" office:value-type="string" office:string-value="    logical_value, 107, &quot;Reserved&quot; ;" calcext:value-type="string">
            <text:p><text:s text:c="4"/>logical_value, 107, "Reserved" ;</text:p>
          </table:table-cell>
          <table:table-cell/>
        </table:table-row>
        <table:table-row table:style-name="ro1">
          <table:table-cell table:formula="of:=COM.MICROSOFT.CONCAT(&quot;    logical_value, &quot;; HEX2DEC([$intermediate.A109]); &quot;, &quot;; CHAR(34); IFNA([$intermediate.H109];&quot;Reserved&quot;); CHAR(34); &quot; ;&quot;)" office:value-type="string" office:string-value="    logical_value, 108, &quot;Reserved&quot; ;" calcext:value-type="string">
            <text:p><text:s text:c="4"/>logical_value, 108, "Reserved" ;</text:p>
          </table:table-cell>
          <table:table-cell/>
        </table:table-row>
        <table:table-row table:style-name="ro1">
          <table:table-cell table:formula="of:=COM.MICROSOFT.CONCAT(&quot;    logical_value, &quot;; HEX2DEC([$intermediate.A110]); &quot;, &quot;; CHAR(34); IFNA([$intermediate.H110];&quot;Reserved&quot;); CHAR(34); &quot; ;&quot;)" office:value-type="string" office:string-value="    logical_value, 109, &quot;Reserved&quot; ;" calcext:value-type="string">
            <text:p><text:s text:c="4"/>logical_value, 109, "Reserved" ;</text:p>
          </table:table-cell>
          <table:table-cell/>
        </table:table-row>
        <table:table-row table:style-name="ro1">
          <table:table-cell table:formula="of:=COM.MICROSOFT.CONCAT(&quot;    logical_value, &quot;; HEX2DEC([$intermediate.A111]); &quot;, &quot;; CHAR(34); IFNA([$intermediate.H111];&quot;Reserved&quot;); CHAR(34); &quot; ;&quot;)" office:value-type="string" office:string-value="    logical_value, 110, &quot;Reserved&quot; ;" calcext:value-type="string">
            <text:p><text:s text:c="4"/>logical_value, 110, "Reserved" ;</text:p>
          </table:table-cell>
          <table:table-cell/>
        </table:table-row>
        <table:table-row table:style-name="ro1">
          <table:table-cell table:formula="of:=COM.MICROSOFT.CONCAT(&quot;    logical_value, &quot;; HEX2DEC([$intermediate.A112]); &quot;, &quot;; CHAR(34); IFNA([$intermediate.H112];&quot;Reserved&quot;); CHAR(34); &quot; ;&quot;)" office:value-type="string" office:string-value="    logical_value, 111, &quot;Reserved&quot; ;" calcext:value-type="string">
            <text:p><text:s text:c="4"/>logical_value, 111, "Reserved" ;</text:p>
          </table:table-cell>
          <table:table-cell/>
        </table:table-row>
        <table:table-row table:style-name="ro1">
          <table:table-cell table:formula="of:=COM.MICROSOFT.CONCAT(&quot;    logical_value, &quot;; HEX2DEC([$intermediate.A113]); &quot;, &quot;; CHAR(34); IFNA([$intermediate.H113];&quot;Reserved&quot;); CHAR(34); &quot; ;&quot;)" office:value-type="string" office:string-value="    logical_value, 112, &quot;Reserved&quot; ;" calcext:value-type="string">
            <text:p><text:s text:c="4"/>logical_value, 112, "Reserved" ;</text:p>
          </table:table-cell>
          <table:table-cell/>
        </table:table-row>
        <table:table-row table:style-name="ro1">
          <table:table-cell table:formula="of:=COM.MICROSOFT.CONCAT(&quot;    logical_value, &quot;; HEX2DEC([$intermediate.A114]); &quot;, &quot;; CHAR(34); IFNA([$intermediate.H114];&quot;Reserved&quot;); CHAR(34); &quot; ;&quot;)" office:value-type="string" office:string-value="    logical_value, 113, &quot;Reserved&quot; ;" calcext:value-type="string">
            <text:p><text:s text:c="4"/>logical_value, 113, "Reserved" ;</text:p>
          </table:table-cell>
          <table:table-cell/>
        </table:table-row>
        <table:table-row table:style-name="ro1">
          <table:table-cell table:formula="of:=COM.MICROSOFT.CONCAT(&quot;    logical_value, &quot;; HEX2DEC([$intermediate.A115]); &quot;, &quot;; CHAR(34); IFNA([$intermediate.H115];&quot;Reserved&quot;); CHAR(34); &quot; ;&quot;)" office:value-type="string" office:string-value="    logical_value, 114, &quot;Reserved&quot; ;" calcext:value-type="string">
            <text:p><text:s text:c="4"/>logical_value, 114, "Reserved" ;</text:p>
          </table:table-cell>
          <table:table-cell/>
        </table:table-row>
        <table:table-row table:style-name="ro1">
          <table:table-cell table:formula="of:=COM.MICROSOFT.CONCAT(&quot;    logical_value, &quot;; HEX2DEC([$intermediate.A116]); &quot;, &quot;; CHAR(34); IFNA([$intermediate.H116];&quot;Reserved&quot;); CHAR(34); &quot; ;&quot;)" office:value-type="string" office:string-value="    logical_value, 115, &quot;Reserved&quot; ;" calcext:value-type="string">
            <text:p><text:s text:c="4"/>logical_value, 115, "Reserved" ;</text:p>
          </table:table-cell>
          <table:table-cell/>
        </table:table-row>
        <table:table-row table:style-name="ro1">
          <table:table-cell table:formula="of:=COM.MICROSOFT.CONCAT(&quot;    logical_value, &quot;; HEX2DEC([$intermediate.A117]); &quot;, &quot;; CHAR(34); IFNA([$intermediate.H117];&quot;Reserved&quot;); CHAR(34); &quot; ;&quot;)" office:value-type="string" office:string-value="    logical_value, 116, &quot;Reserved&quot; ;" calcext:value-type="string">
            <text:p><text:s text:c="4"/>logical_value, 116, "Reserved" ;</text:p>
          </table:table-cell>
          <table:table-cell/>
        </table:table-row>
        <table:table-row table:style-name="ro1">
          <table:table-cell table:formula="of:=COM.MICROSOFT.CONCAT(&quot;    logical_value, &quot;; HEX2DEC([$intermediate.A118]); &quot;, &quot;; CHAR(34); IFNA([$intermediate.H118];&quot;Reserved&quot;); CHAR(34); &quot; ;&quot;)" office:value-type="string" office:string-value="    logical_value, 117, &quot;Reserved&quot; ;" calcext:value-type="string">
            <text:p><text:s text:c="4"/>logical_value, 117, "Reserved" ;</text:p>
          </table:table-cell>
          <table:table-cell/>
        </table:table-row>
        <table:table-row table:style-name="ro1">
          <table:table-cell table:formula="of:=COM.MICROSOFT.CONCAT(&quot;    logical_value, &quot;; HEX2DEC([$intermediate.A119]); &quot;, &quot;; CHAR(34); IFNA([$intermediate.H119];&quot;Reserved&quot;); CHAR(34); &quot; ;&quot;)" office:value-type="string" office:string-value="    logical_value, 118, &quot;Reserved&quot; ;" calcext:value-type="string">
            <text:p><text:s text:c="4"/>logical_value, 118, "Reserved" ;</text:p>
          </table:table-cell>
          <table:table-cell/>
        </table:table-row>
        <table:table-row table:style-name="ro1">
          <table:table-cell table:formula="of:=COM.MICROSOFT.CONCAT(&quot;    logical_value, &quot;; HEX2DEC([$intermediate.A120]); &quot;, &quot;; CHAR(34); IFNA([$intermediate.H120];&quot;Reserved&quot;); CHAR(34); &quot; ;&quot;)" office:value-type="string" office:string-value="    logical_value, 119, &quot;Reserved&quot; ;" calcext:value-type="string">
            <text:p><text:s text:c="4"/>logical_value, 119, "Reserved" ;</text:p>
          </table:table-cell>
          <table:table-cell/>
        </table:table-row>
        <table:table-row table:style-name="ro1">
          <table:table-cell table:formula="of:=COM.MICROSOFT.CONCAT(&quot;    logical_value, &quot;; HEX2DEC([$intermediate.A121]); &quot;, &quot;; CHAR(34); IFNA([$intermediate.H121];&quot;Reserved&quot;); CHAR(34); &quot; ;&quot;)" office:value-type="string" office:string-value="    logical_value, 120, &quot;Reserved&quot; ;" calcext:value-type="string">
            <text:p><text:s text:c="4"/>logical_value, 120, "Reserved" ;</text:p>
          </table:table-cell>
          <table:table-cell/>
        </table:table-row>
        <table:table-row table:style-name="ro1">
          <table:table-cell table:formula="of:=COM.MICROSOFT.CONCAT(&quot;    logical_value, &quot;; HEX2DEC([$intermediate.A122]); &quot;, &quot;; CHAR(34); IFNA([$intermediate.H122];&quot;Reserved&quot;); CHAR(34); &quot; ;&quot;)" office:value-type="string" office:string-value="    logical_value, 121, &quot;Reserved&quot; ;" calcext:value-type="string">
            <text:p><text:s text:c="4"/>logical_value, 121, "Reserved" ;</text:p>
          </table:table-cell>
          <table:table-cell/>
        </table:table-row>
        <table:table-row table:style-name="ro1">
          <table:table-cell table:formula="of:=COM.MICROSOFT.CONCAT(&quot;    logical_value, &quot;; HEX2DEC([$intermediate.A123]); &quot;, &quot;; CHAR(34); IFNA([$intermediate.H123];&quot;Reserved&quot;); CHAR(34); &quot; ;&quot;)" office:value-type="string" office:string-value="    logical_value, 122, &quot;Reserved&quot; ;" calcext:value-type="string">
            <text:p><text:s text:c="4"/>logical_value, 122, "Reserved" ;</text:p>
          </table:table-cell>
          <table:table-cell/>
        </table:table-row>
        <table:table-row table:style-name="ro1">
          <table:table-cell table:formula="of:=COM.MICROSOFT.CONCAT(&quot;    logical_value, &quot;; HEX2DEC([$intermediate.A124]); &quot;, &quot;; CHAR(34); IFNA([$intermediate.H124];&quot;Reserved&quot;); CHAR(34); &quot; ;&quot;)" office:value-type="string" office:string-value="    logical_value, 123, &quot;Reserved&quot; ;" calcext:value-type="string">
            <text:p><text:s text:c="4"/>logical_value, 123, "Reserved" ;</text:p>
          </table:table-cell>
          <table:table-cell/>
        </table:table-row>
        <table:table-row table:style-name="ro1">
          <table:table-cell table:formula="of:=COM.MICROSOFT.CONCAT(&quot;    logical_value, &quot;; HEX2DEC([$intermediate.A125]); &quot;, &quot;; CHAR(34); IFNA([$intermediate.H125];&quot;Reserved&quot;); CHAR(34); &quot; ;&quot;)" office:value-type="string" office:string-value="    logical_value, 124, &quot;Reserved&quot; ;" calcext:value-type="string">
            <text:p><text:s text:c="4"/>logical_value, 124, "Reserved" ;</text:p>
          </table:table-cell>
          <table:table-cell/>
        </table:table-row>
        <table:table-row table:style-name="ro1">
          <table:table-cell table:formula="of:=COM.MICROSOFT.CONCAT(&quot;    logical_value, &quot;; HEX2DEC([$intermediate.A126]); &quot;, &quot;; CHAR(34); IFNA([$intermediate.H126];&quot;Reserved&quot;); CHAR(34); &quot; ;&quot;)" office:value-type="string" office:string-value="    logical_value, 125, &quot;Reserved&quot; ;" calcext:value-type="string">
            <text:p><text:s text:c="4"/>logical_value, 125, "Reserved" ;</text:p>
          </table:table-cell>
          <table:table-cell/>
        </table:table-row>
        <table:table-row table:style-name="ro1">
          <table:table-cell table:formula="of:=COM.MICROSOFT.CONCAT(&quot;    logical_value, &quot;; HEX2DEC([$intermediate.A127]); &quot;, &quot;; CHAR(34); IFNA([$intermediate.H127];&quot;Reserved&quot;); CHAR(34); &quot; ;&quot;)" office:value-type="string" office:string-value="    logical_value, 126, &quot;Reserved&quot; ;" calcext:value-type="string">
            <text:p><text:s text:c="4"/>logical_value, 126, "Reserved" ;</text:p>
          </table:table-cell>
          <table:table-cell/>
        </table:table-row>
        <table:table-row table:style-name="ro1">
          <table:table-cell table:formula="of:=COM.MICROSOFT.CONCAT(&quot;    logical_value, &quot;; HEX2DEC([$intermediate.A128]); &quot;, &quot;; CHAR(34); IFNA([$intermediate.H128];&quot;Reserved&quot;); CHAR(34); &quot; ;&quot;)" office:value-type="string" office:string-value="    logical_value, 127, &quot;Reserved&quot; ;" calcext:value-type="string">
            <text:p><text:s text:c="4"/>logical_value, 127, "Reserved" ;</text:p>
          </table:table-cell>
          <table:table-cell/>
        </table:table-row>
        <table:table-row table:style-name="ro1">
          <table:table-cell table:formula="of:=COM.MICROSOFT.CONCAT(&quot;    logical_value, &quot;; HEX2DEC([$intermediate.A129]); &quot;, &quot;; CHAR(34); IFNA([$intermediate.H129];&quot;Reserved&quot;); CHAR(34); &quot; ;&quot;)" office:value-type="string" office:string-value="    logical_value, 128, &quot;Reserved&quot; ;" calcext:value-type="string">
            <text:p><text:s text:c="4"/>logical_value, 128, "Reserved" ;</text:p>
          </table:table-cell>
          <table:table-cell/>
        </table:table-row>
        <table:table-row table:style-name="ro1">
          <table:table-cell table:formula="of:=COM.MICROSOFT.CONCAT(&quot;    logical_value, &quot;; HEX2DEC([$intermediate.A130]); &quot;, &quot;; CHAR(34); IFNA([$intermediate.H130];&quot;Reserved&quot;); CHAR(34); &quot; ;&quot;)" office:value-type="string" office:string-value="    logical_value, 129, &quot;Reserved&quot; ;" calcext:value-type="string">
            <text:p><text:s text:c="4"/>logical_value, 129, "Reserved" ;</text:p>
          </table:table-cell>
          <table:table-cell/>
        </table:table-row>
        <table:table-row table:style-name="ro1">
          <table:table-cell table:formula="of:=COM.MICROSOFT.CONCAT(&quot;    logical_value, &quot;; HEX2DEC([$intermediate.A131]); &quot;, &quot;; CHAR(34); IFNA([$intermediate.H131];&quot;Reserved&quot;); CHAR(34); &quot; ;&quot;)" office:value-type="string" office:string-value="    logical_value, 130, &quot;Reserved&quot; ;" calcext:value-type="string">
            <text:p><text:s text:c="4"/>logical_value, 130, "Reserved" ;</text:p>
          </table:table-cell>
          <table:table-cell/>
        </table:table-row>
        <table:table-row table:style-name="ro1">
          <table:table-cell table:formula="of:=COM.MICROSOFT.CONCAT(&quot;    logical_value, &quot;; HEX2DEC([$intermediate.A132]); &quot;, &quot;; CHAR(34); IFNA([$intermediate.H132];&quot;Reserved&quot;); CHAR(34); &quot; ;&quot;)" office:value-type="string" office:string-value="    logical_value, 131, &quot;Reserved&quot; ;" calcext:value-type="string">
            <text:p><text:s text:c="4"/>logical_value, 131, "Reserved" ;</text:p>
          </table:table-cell>
          <table:table-cell/>
        </table:table-row>
        <table:table-row table:style-name="ro1">
          <table:table-cell table:formula="of:=COM.MICROSOFT.CONCAT(&quot;    logical_value, &quot;; HEX2DEC([$intermediate.A133]); &quot;, &quot;; CHAR(34); IFNA([$intermediate.H133];&quot;Reserved&quot;); CHAR(34); &quot; ;&quot;)" office:value-type="string" office:string-value="    logical_value, 132, &quot;Reserved&quot; ;" calcext:value-type="string">
            <text:p><text:s text:c="4"/>logical_value, 132, "Reserved" ;</text:p>
          </table:table-cell>
          <table:table-cell/>
        </table:table-row>
        <table:table-row table:style-name="ro1">
          <table:table-cell table:formula="of:=COM.MICROSOFT.CONCAT(&quot;    logical_value, &quot;; HEX2DEC([$intermediate.A134]); &quot;, &quot;; CHAR(34); IFNA([$intermediate.H134];&quot;Reserved&quot;); CHAR(34); &quot; ;&quot;)" office:value-type="string" office:string-value="    logical_value, 133, &quot;Reserved&quot; ;" calcext:value-type="string">
            <text:p><text:s text:c="4"/>logical_value, 133, "Reserved" ;</text:p>
          </table:table-cell>
          <table:table-cell/>
        </table:table-row>
        <table:table-row table:style-name="ro1">
          <table:table-cell table:formula="of:=COM.MICROSOFT.CONCAT(&quot;    logical_value, &quot;; HEX2DEC([$intermediate.A135]); &quot;, &quot;; CHAR(34); IFNA([$intermediate.H135];&quot;Reserved&quot;); CHAR(34); &quot; ;&quot;)" office:value-type="string" office:string-value="    logical_value, 134, &quot;Reserved&quot; ;" calcext:value-type="string">
            <text:p><text:s text:c="4"/>logical_value, 134, "Reserved" ;</text:p>
          </table:table-cell>
          <table:table-cell/>
        </table:table-row>
        <table:table-row table:style-name="ro1">
          <table:table-cell table:formula="of:=COM.MICROSOFT.CONCAT(&quot;    logical_value, &quot;; HEX2DEC([$intermediate.A136]); &quot;, &quot;; CHAR(34); IFNA([$intermediate.H136];&quot;Reserved&quot;); CHAR(34); &quot; ;&quot;)" office:value-type="string" office:string-value="    logical_value, 135, &quot;Reserved&quot; ;" calcext:value-type="string">
            <text:p><text:s text:c="4"/>logical_value, 135, "Reserved" ;</text:p>
          </table:table-cell>
          <table:table-cell/>
        </table:table-row>
        <table:table-row table:style-name="ro1">
          <table:table-cell table:formula="of:=COM.MICROSOFT.CONCAT(&quot;    logical_value, &quot;; HEX2DEC([$intermediate.A137]); &quot;, &quot;; CHAR(34); IFNA([$intermediate.H137];&quot;Reserved&quot;); CHAR(34); &quot; ;&quot;)" office:value-type="string" office:string-value="    logical_value, 136, &quot;Reserved&quot; ;" calcext:value-type="string">
            <text:p><text:s text:c="4"/>logical_value, 136, "Reserved" ;</text:p>
          </table:table-cell>
          <table:table-cell/>
        </table:table-row>
        <table:table-row table:style-name="ro1">
          <table:table-cell table:formula="of:=COM.MICROSOFT.CONCAT(&quot;    logical_value, &quot;; HEX2DEC([$intermediate.A138]); &quot;, &quot;; CHAR(34); IFNA([$intermediate.H138];&quot;Reserved&quot;); CHAR(34); &quot; ;&quot;)" office:value-type="string" office:string-value="    logical_value, 137, &quot;Reserved&quot; ;" calcext:value-type="string">
            <text:p><text:s text:c="4"/>logical_value, 137, "Reserved" ;</text:p>
          </table:table-cell>
          <table:table-cell/>
        </table:table-row>
        <table:table-row table:style-name="ro1">
          <table:table-cell table:formula="of:=COM.MICROSOFT.CONCAT(&quot;    logical_value, &quot;; HEX2DEC([$intermediate.A139]); &quot;, &quot;; CHAR(34); IFNA([$intermediate.H139];&quot;Reserved&quot;); CHAR(34); &quot; ;&quot;)" office:value-type="string" office:string-value="    logical_value, 138, &quot;Reserved&quot; ;" calcext:value-type="string">
            <text:p><text:s text:c="4"/>logical_value, 138, "Reserved" ;</text:p>
          </table:table-cell>
          <table:table-cell/>
        </table:table-row>
        <table:table-row table:style-name="ro1">
          <table:table-cell table:formula="of:=COM.MICROSOFT.CONCAT(&quot;    logical_value, &quot;; HEX2DEC([$intermediate.A140]); &quot;, &quot;; CHAR(34); IFNA([$intermediate.H140];&quot;Reserved&quot;); CHAR(34); &quot; ;&quot;)" office:value-type="string" office:string-value="    logical_value, 139, &quot;Reserved&quot; ;" calcext:value-type="string">
            <text:p><text:s text:c="4"/>logical_value, 139, "Reserved" ;</text:p>
          </table:table-cell>
          <table:table-cell/>
        </table:table-row>
        <table:table-row table:style-name="ro1">
          <table:table-cell table:formula="of:=COM.MICROSOFT.CONCAT(&quot;    logical_value, &quot;; HEX2DEC([$intermediate.A141]); &quot;, &quot;; CHAR(34); IFNA([$intermediate.H141];&quot;Reserved&quot;); CHAR(34); &quot; ;&quot;)" office:value-type="string" office:string-value="    logical_value, 140, &quot;Reserved&quot; ;" calcext:value-type="string">
            <text:p><text:s text:c="4"/>logical_value, 140, "Reserved" ;</text:p>
          </table:table-cell>
          <table:table-cell/>
        </table:table-row>
        <table:table-row table:style-name="ro1">
          <table:table-cell table:formula="of:=COM.MICROSOFT.CONCAT(&quot;    logical_value, &quot;; HEX2DEC([$intermediate.A142]); &quot;, &quot;; CHAR(34); IFNA([$intermediate.H142];&quot;Reserved&quot;); CHAR(34); &quot; ;&quot;)" office:value-type="string" office:string-value="    logical_value, 141, &quot;Reserved&quot; ;" calcext:value-type="string">
            <text:p><text:s text:c="4"/>logical_value, 141, "Reserved" ;</text:p>
          </table:table-cell>
          <table:table-cell/>
        </table:table-row>
        <table:table-row table:style-name="ro1">
          <table:table-cell table:formula="of:=COM.MICROSOFT.CONCAT(&quot;    logical_value, &quot;; HEX2DEC([$intermediate.A143]); &quot;, &quot;; CHAR(34); IFNA([$intermediate.H143];&quot;Reserved&quot;); CHAR(34); &quot; ;&quot;)" office:value-type="string" office:string-value="    logical_value, 142, &quot;Reserved&quot; ;" calcext:value-type="string">
            <text:p><text:s text:c="4"/>logical_value, 142, "Reserved" ;</text:p>
          </table:table-cell>
          <table:table-cell/>
        </table:table-row>
        <table:table-row table:style-name="ro1">
          <table:table-cell table:formula="of:=COM.MICROSOFT.CONCAT(&quot;    logical_value, &quot;; HEX2DEC([$intermediate.A144]); &quot;, &quot;; CHAR(34); IFNA([$intermediate.H144];&quot;Reserved&quot;); CHAR(34); &quot; ;&quot;)" office:value-type="string" office:string-value="    logical_value, 143, &quot;Reserved&quot; ;" calcext:value-type="string">
            <text:p><text:s text:c="4"/>logical_value, 143, "Reserved" ;</text:p>
          </table:table-cell>
          <table:table-cell/>
        </table:table-row>
        <table:table-row table:style-name="ro1">
          <table:table-cell table:formula="of:=COM.MICROSOFT.CONCAT(&quot;    logical_value, &quot;; HEX2DEC([$intermediate.A145]); &quot;, &quot;; CHAR(34); IFNA([$intermediate.H145];&quot;Reserved&quot;); CHAR(34); &quot; ;&quot;)" office:value-type="string" office:string-value="    logical_value, 144, &quot;Reserved&quot; ;" calcext:value-type="string">
            <text:p><text:s text:c="4"/>logical_value, 144, "Reserved" ;</text:p>
          </table:table-cell>
          <table:table-cell/>
        </table:table-row>
        <table:table-row table:style-name="ro1">
          <table:table-cell table:formula="of:=COM.MICROSOFT.CONCAT(&quot;    logical_value, &quot;; HEX2DEC([$intermediate.A146]); &quot;, &quot;; CHAR(34); IFNA([$intermediate.H146];&quot;Reserved&quot;); CHAR(34); &quot; ;&quot;)" office:value-type="string" office:string-value="    logical_value, 145, &quot;Reserved&quot; ;" calcext:value-type="string">
            <text:p><text:s text:c="4"/>logical_value, 145, "Reserved" ;</text:p>
          </table:table-cell>
          <table:table-cell/>
        </table:table-row>
        <table:table-row table:style-name="ro1">
          <table:table-cell table:formula="of:=COM.MICROSOFT.CONCAT(&quot;    logical_value, &quot;; HEX2DEC([$intermediate.A147]); &quot;, &quot;; CHAR(34); IFNA([$intermediate.H147];&quot;Reserved&quot;); CHAR(34); &quot; ;&quot;)" office:value-type="string" office:string-value="    logical_value, 146, &quot;Reserved&quot; ;" calcext:value-type="string">
            <text:p><text:s text:c="4"/>logical_value, 146, "Reserved" ;</text:p>
          </table:table-cell>
          <table:table-cell/>
        </table:table-row>
        <table:table-row table:style-name="ro1">
          <table:table-cell table:formula="of:=COM.MICROSOFT.CONCAT(&quot;    logical_value, &quot;; HEX2DEC([$intermediate.A148]); &quot;, &quot;; CHAR(34); IFNA([$intermediate.H148];&quot;Reserved&quot;); CHAR(34); &quot; ;&quot;)" office:value-type="string" office:string-value="    logical_value, 147, &quot;Reserved&quot; ;" calcext:value-type="string">
            <text:p><text:s text:c="4"/>logical_value, 147, "Reserved" ;</text:p>
          </table:table-cell>
          <table:table-cell/>
        </table:table-row>
        <table:table-row table:style-name="ro1">
          <table:table-cell table:formula="of:=COM.MICROSOFT.CONCAT(&quot;    logical_value, &quot;; HEX2DEC([$intermediate.A149]); &quot;, &quot;; CHAR(34); IFNA([$intermediate.H149];&quot;Reserved&quot;); CHAR(34); &quot; ;&quot;)" office:value-type="string" office:string-value="    logical_value, 148, &quot;Reserved&quot; ;" calcext:value-type="string">
            <text:p><text:s text:c="4"/>logical_value, 148, "Reserved" ;</text:p>
          </table:table-cell>
          <table:table-cell/>
        </table:table-row>
        <table:table-row table:style-name="ro1">
          <table:table-cell table:formula="of:=COM.MICROSOFT.CONCAT(&quot;    logical_value, &quot;; HEX2DEC([$intermediate.A150]); &quot;, &quot;; CHAR(34); IFNA([$intermediate.H150];&quot;Reserved&quot;); CHAR(34); &quot; ;&quot;)" office:value-type="string" office:string-value="    logical_value, 149, &quot;Reserved&quot; ;" calcext:value-type="string">
            <text:p><text:s text:c="4"/>logical_value, 149, "Reserved" ;</text:p>
          </table:table-cell>
          <table:table-cell/>
        </table:table-row>
        <table:table-row table:style-name="ro1">
          <table:table-cell table:formula="of:=COM.MICROSOFT.CONCAT(&quot;    logical_value, &quot;; HEX2DEC([$intermediate.A151]); &quot;, &quot;; CHAR(34); IFNA([$intermediate.H151];&quot;Reserved&quot;); CHAR(34); &quot; ;&quot;)" office:value-type="string" office:string-value="    logical_value, 150, &quot;Reserved&quot; ;" calcext:value-type="string">
            <text:p><text:s text:c="4"/>logical_value, 150, "Reserved" ;</text:p>
          </table:table-cell>
          <table:table-cell/>
        </table:table-row>
        <table:table-row table:style-name="ro1">
          <table:table-cell table:formula="of:=COM.MICROSOFT.CONCAT(&quot;    logical_value, &quot;; HEX2DEC([$intermediate.A152]); &quot;, &quot;; CHAR(34); IFNA([$intermediate.H152];&quot;Reserved&quot;); CHAR(34); &quot; ;&quot;)" office:value-type="string" office:string-value="    logical_value, 151, &quot;Reserved&quot; ;" calcext:value-type="string">
            <text:p><text:s text:c="4"/>logical_value, 151, "Reserved" ;</text:p>
          </table:table-cell>
          <table:table-cell/>
        </table:table-row>
        <table:table-row table:style-name="ro1">
          <table:table-cell table:formula="of:=COM.MICROSOFT.CONCAT(&quot;    logical_value, &quot;; HEX2DEC([$intermediate.A153]); &quot;, &quot;; CHAR(34); IFNA([$intermediate.H153];&quot;Reserved&quot;); CHAR(34); &quot; ;&quot;)" office:value-type="string" office:string-value="    logical_value, 152, &quot;Reserved&quot; ;" calcext:value-type="string">
            <text:p><text:s text:c="4"/>logical_value, 152, "Reserved" ;</text:p>
          </table:table-cell>
          <table:table-cell/>
        </table:table-row>
        <table:table-row table:style-name="ro1">
          <table:table-cell table:formula="of:=COM.MICROSOFT.CONCAT(&quot;    logical_value, &quot;; HEX2DEC([$intermediate.A154]); &quot;, &quot;; CHAR(34); IFNA([$intermediate.H154];&quot;Reserved&quot;); CHAR(34); &quot; ;&quot;)" office:value-type="string" office:string-value="    logical_value, 153, &quot;Reserved&quot; ;" calcext:value-type="string">
            <text:p><text:s text:c="4"/>logical_value, 153, "Reserved" ;</text:p>
          </table:table-cell>
          <table:table-cell/>
        </table:table-row>
        <table:table-row table:style-name="ro1">
          <table:table-cell table:formula="of:=COM.MICROSOFT.CONCAT(&quot;    logical_value, &quot;; HEX2DEC([$intermediate.A155]); &quot;, &quot;; CHAR(34); IFNA([$intermediate.H155];&quot;Reserved&quot;); CHAR(34); &quot; ;&quot;)" office:value-type="string" office:string-value="    logical_value, 154, &quot;Reserved&quot; ;" calcext:value-type="string">
            <text:p><text:s text:c="4"/>logical_value, 154, "Reserved" ;</text:p>
          </table:table-cell>
          <table:table-cell/>
        </table:table-row>
        <table:table-row table:style-name="ro1">
          <table:table-cell table:formula="of:=COM.MICROSOFT.CONCAT(&quot;    logical_value, &quot;; HEX2DEC([$intermediate.A156]); &quot;, &quot;; CHAR(34); IFNA([$intermediate.H156];&quot;Reserved&quot;); CHAR(34); &quot; ;&quot;)" office:value-type="string" office:string-value="    logical_value, 155, &quot;Reserved&quot; ;" calcext:value-type="string">
            <text:p><text:s text:c="4"/>logical_value, 155, "Reserved" ;</text:p>
          </table:table-cell>
          <table:table-cell/>
        </table:table-row>
        <table:table-row table:style-name="ro1">
          <table:table-cell table:formula="of:=COM.MICROSOFT.CONCAT(&quot;    logical_value, &quot;; HEX2DEC([$intermediate.A157]); &quot;, &quot;; CHAR(34); IFNA([$intermediate.H157];&quot;Reserved&quot;); CHAR(34); &quot; ;&quot;)" office:value-type="string" office:string-value="    logical_value, 156, &quot;Reserved&quot; ;" calcext:value-type="string">
            <text:p><text:s text:c="4"/>logical_value, 156, "Reserved" ;</text:p>
          </table:table-cell>
          <table:table-cell/>
        </table:table-row>
        <table:table-row table:style-name="ro1">
          <table:table-cell table:formula="of:=COM.MICROSOFT.CONCAT(&quot;    logical_value, &quot;; HEX2DEC([$intermediate.A158]); &quot;, &quot;; CHAR(34); IFNA([$intermediate.H158];&quot;Reserved&quot;); CHAR(34); &quot; ;&quot;)" office:value-type="string" office:string-value="    logical_value, 157, &quot;Reserved&quot; ;" calcext:value-type="string">
            <text:p><text:s text:c="4"/>logical_value, 157, "Reserved" ;</text:p>
          </table:table-cell>
          <table:table-cell/>
        </table:table-row>
        <table:table-row table:style-name="ro1">
          <table:table-cell table:formula="of:=COM.MICROSOFT.CONCAT(&quot;    logical_value, &quot;; HEX2DEC([$intermediate.A159]); &quot;, &quot;; CHAR(34); IFNA([$intermediate.H159];&quot;Reserved&quot;); CHAR(34); &quot; ;&quot;)" office:value-type="string" office:string-value="    logical_value, 158, &quot;Reserved&quot; ;" calcext:value-type="string">
            <text:p><text:s text:c="4"/>logical_value, 158, "Reserved" ;</text:p>
          </table:table-cell>
          <table:table-cell/>
        </table:table-row>
        <table:table-row table:style-name="ro1">
          <table:table-cell table:formula="of:=COM.MICROSOFT.CONCAT(&quot;    logical_value, &quot;; HEX2DEC([$intermediate.A160]); &quot;, &quot;; CHAR(34); IFNA([$intermediate.H160];&quot;Reserved&quot;); CHAR(34); &quot; ;&quot;)" office:value-type="string" office:string-value="    logical_value, 159, &quot;Reserved&quot; ;" calcext:value-type="string">
            <text:p><text:s text:c="4"/>logical_value, 159, "Reserved" ;</text:p>
          </table:table-cell>
          <table:table-cell/>
        </table:table-row>
        <table:table-row table:style-name="ro1">
          <table:table-cell table:formula="of:=COM.MICROSOFT.CONCAT(&quot;    logical_value, &quot;; HEX2DEC([$intermediate.A161]); &quot;, &quot;; CHAR(34); IFNA([$intermediate.H161];&quot;Reserved&quot;); CHAR(34); &quot; ;&quot;)" office:value-type="string" office:string-value="    logical_value, 160, &quot;Reserved&quot; ;" calcext:value-type="string">
            <text:p><text:s text:c="4"/>logical_value, 160, "Reserved" ;</text:p>
          </table:table-cell>
          <table:table-cell/>
        </table:table-row>
        <table:table-row table:style-name="ro1">
          <table:table-cell table:formula="of:=COM.MICROSOFT.CONCAT(&quot;    logical_value, &quot;; HEX2DEC([$intermediate.A162]); &quot;, &quot;; CHAR(34); IFNA([$intermediate.H162];&quot;Reserved&quot;); CHAR(34); &quot; ;&quot;)" office:value-type="string" office:string-value="    logical_value, 161, &quot;Reserved&quot; ;" calcext:value-type="string">
            <text:p><text:s text:c="4"/>logical_value, 161, "Reserved" ;</text:p>
          </table:table-cell>
          <table:table-cell/>
        </table:table-row>
        <table:table-row table:style-name="ro1">
          <table:table-cell table:formula="of:=COM.MICROSOFT.CONCAT(&quot;    logical_value, &quot;; HEX2DEC([$intermediate.A163]); &quot;, &quot;; CHAR(34); IFNA([$intermediate.H163];&quot;Reserved&quot;); CHAR(34); &quot; ;&quot;)" office:value-type="string" office:string-value="    logical_value, 162, &quot;Reserved&quot; ;" calcext:value-type="string">
            <text:p><text:s text:c="4"/>logical_value, 162, "Reserved" ;</text:p>
          </table:table-cell>
          <table:table-cell/>
        </table:table-row>
        <table:table-row table:style-name="ro1">
          <table:table-cell table:formula="of:=COM.MICROSOFT.CONCAT(&quot;    logical_value, &quot;; HEX2DEC([$intermediate.A164]); &quot;, &quot;; CHAR(34); IFNA([$intermediate.H164];&quot;Reserved&quot;); CHAR(34); &quot; ;&quot;)" office:value-type="string" office:string-value="    logical_value, 163, &quot;Reserved&quot; ;" calcext:value-type="string">
            <text:p><text:s text:c="4"/>logical_value, 163, "Reserved" ;</text:p>
          </table:table-cell>
          <table:table-cell/>
        </table:table-row>
        <table:table-row table:style-name="ro1">
          <table:table-cell table:formula="of:=COM.MICROSOFT.CONCAT(&quot;    logical_value, &quot;; HEX2DEC([$intermediate.A165]); &quot;, &quot;; CHAR(34); IFNA([$intermediate.H165];&quot;Reserved&quot;); CHAR(34); &quot; ;&quot;)" office:value-type="string" office:string-value="    logical_value, 164, &quot;Reserved&quot; ;" calcext:value-type="string">
            <text:p><text:s text:c="4"/>logical_value, 164, "Reserved" ;</text:p>
          </table:table-cell>
          <table:table-cell/>
        </table:table-row>
        <table:table-row table:style-name="ro1">
          <table:table-cell table:formula="of:=COM.MICROSOFT.CONCAT(&quot;    logical_value, &quot;; HEX2DEC([$intermediate.A166]); &quot;, &quot;; CHAR(34); IFNA([$intermediate.H166];&quot;Reserved&quot;); CHAR(34); &quot; ;&quot;)" office:value-type="string" office:string-value="    logical_value, 165, &quot;Reserved&quot; ;" calcext:value-type="string">
            <text:p><text:s text:c="4"/>logical_value, 165, "Reserved" ;</text:p>
          </table:table-cell>
          <table:table-cell/>
        </table:table-row>
        <table:table-row table:style-name="ro1">
          <table:table-cell table:formula="of:=COM.MICROSOFT.CONCAT(&quot;    logical_value, &quot;; HEX2DEC([$intermediate.A167]); &quot;, &quot;; CHAR(34); IFNA([$intermediate.H167];&quot;Reserved&quot;); CHAR(34); &quot; ;&quot;)" office:value-type="string" office:string-value="    logical_value, 166, &quot;Reserved&quot; ;" calcext:value-type="string">
            <text:p><text:s text:c="4"/>logical_value, 166, "Reserved" ;</text:p>
          </table:table-cell>
          <table:table-cell/>
        </table:table-row>
        <table:table-row table:style-name="ro1">
          <table:table-cell table:formula="of:=COM.MICROSOFT.CONCAT(&quot;    logical_value, &quot;; HEX2DEC([$intermediate.A168]); &quot;, &quot;; CHAR(34); IFNA([$intermediate.H168];&quot;Reserved&quot;); CHAR(34); &quot; ;&quot;)" office:value-type="string" office:string-value="    logical_value, 167, &quot;Reserved&quot; ;" calcext:value-type="string">
            <text:p><text:s text:c="4"/>logical_value, 167, "Reserved" ;</text:p>
          </table:table-cell>
          <table:table-cell/>
        </table:table-row>
        <table:table-row table:style-name="ro1">
          <table:table-cell table:formula="of:=COM.MICROSOFT.CONCAT(&quot;    logical_value, &quot;; HEX2DEC([$intermediate.A169]); &quot;, &quot;; CHAR(34); IFNA([$intermediate.H169];&quot;Reserved&quot;); CHAR(34); &quot; ;&quot;)" office:value-type="string" office:string-value="    logical_value, 168, &quot;Reserved&quot; ;" calcext:value-type="string">
            <text:p><text:s text:c="4"/>logical_value, 168, "Reserved" ;</text:p>
          </table:table-cell>
          <table:table-cell/>
        </table:table-row>
        <table:table-row table:style-name="ro1">
          <table:table-cell table:formula="of:=COM.MICROSOFT.CONCAT(&quot;    logical_value, &quot;; HEX2DEC([$intermediate.A170]); &quot;, &quot;; CHAR(34); IFNA([$intermediate.H170];&quot;Reserved&quot;); CHAR(34); &quot; ;&quot;)" office:value-type="string" office:string-value="    logical_value, 169, &quot;Reserved&quot; ;" calcext:value-type="string">
            <text:p><text:s text:c="4"/>logical_value, 169, "Reserved" ;</text:p>
          </table:table-cell>
          <table:table-cell/>
        </table:table-row>
        <table:table-row table:style-name="ro1">
          <table:table-cell table:formula="of:=COM.MICROSOFT.CONCAT(&quot;    logical_value, &quot;; HEX2DEC([$intermediate.A171]); &quot;, &quot;; CHAR(34); IFNA([$intermediate.H171];&quot;Reserved&quot;); CHAR(34); &quot; ;&quot;)" office:value-type="string" office:string-value="    logical_value, 170, &quot;Reserved&quot; ;" calcext:value-type="string">
            <text:p><text:s text:c="4"/>logical_value, 170, "Reserved" ;</text:p>
          </table:table-cell>
          <table:table-cell/>
        </table:table-row>
        <table:table-row table:style-name="ro1">
          <table:table-cell table:formula="of:=COM.MICROSOFT.CONCAT(&quot;    logical_value, &quot;; HEX2DEC([$intermediate.A172]); &quot;, &quot;; CHAR(34); IFNA([$intermediate.H172];&quot;Reserved&quot;); CHAR(34); &quot; ;&quot;)" office:value-type="string" office:string-value="    logical_value, 171, &quot;Reserved&quot; ;" calcext:value-type="string">
            <text:p><text:s text:c="4"/>logical_value, 171, "Reserved" ;</text:p>
          </table:table-cell>
          <table:table-cell/>
        </table:table-row>
        <table:table-row table:style-name="ro1">
          <table:table-cell table:formula="of:=COM.MICROSOFT.CONCAT(&quot;    logical_value, &quot;; HEX2DEC([$intermediate.A173]); &quot;, &quot;; CHAR(34); IFNA([$intermediate.H173];&quot;Reserved&quot;); CHAR(34); &quot; ;&quot;)" office:value-type="string" office:string-value="    logical_value, 172, &quot;Reserved&quot; ;" calcext:value-type="string">
            <text:p><text:s text:c="4"/>logical_value, 172, "Reserved" ;</text:p>
          </table:table-cell>
          <table:table-cell/>
        </table:table-row>
        <table:table-row table:style-name="ro1">
          <table:table-cell table:formula="of:=COM.MICROSOFT.CONCAT(&quot;    logical_value, &quot;; HEX2DEC([$intermediate.A174]); &quot;, &quot;; CHAR(34); IFNA([$intermediate.H174];&quot;Reserved&quot;); CHAR(34); &quot; ;&quot;)" office:value-type="string" office:string-value="    logical_value, 173, &quot;Reserved&quot; ;" calcext:value-type="string">
            <text:p><text:s text:c="4"/>logical_value, 173, "Reserved" ;</text:p>
          </table:table-cell>
          <table:table-cell/>
        </table:table-row>
        <table:table-row table:style-name="ro1">
          <table:table-cell table:formula="of:=COM.MICROSOFT.CONCAT(&quot;    logical_value, &quot;; HEX2DEC([$intermediate.A175]); &quot;, &quot;; CHAR(34); IFNA([$intermediate.H175];&quot;Reserved&quot;); CHAR(34); &quot; ;&quot;)" office:value-type="string" office:string-value="    logical_value, 174, &quot;Reserved&quot; ;" calcext:value-type="string">
            <text:p><text:s text:c="4"/>logical_value, 174, "Reserved" ;</text:p>
          </table:table-cell>
          <table:table-cell/>
        </table:table-row>
        <table:table-row table:style-name="ro1">
          <table:table-cell table:formula="of:=COM.MICROSOFT.CONCAT(&quot;    logical_value, &quot;; HEX2DEC([$intermediate.A176]); &quot;, &quot;; CHAR(34); IFNA([$intermediate.H176];&quot;Reserved&quot;); CHAR(34); &quot; ;&quot;)" office:value-type="string" office:string-value="    logical_value, 175, &quot;Reserved&quot; ;" calcext:value-type="string">
            <text:p><text:s text:c="4"/>logical_value, 175, "Reserved" ;</text:p>
          </table:table-cell>
          <table:table-cell/>
        </table:table-row>
        <table:table-row table:style-name="ro1">
          <table:table-cell table:formula="of:=COM.MICROSOFT.CONCAT(&quot;    logical_value, &quot;; HEX2DEC([$intermediate.A177]); &quot;, &quot;; CHAR(34); IFNA([$intermediate.H177];&quot;Reserved&quot;); CHAR(34); &quot; ;&quot;)" office:value-type="string" office:string-value="    logical_value, 176, &quot;Reserved&quot; ;" calcext:value-type="string">
            <text:p><text:s text:c="4"/>logical_value, 176, "Reserved" ;</text:p>
          </table:table-cell>
          <table:table-cell/>
        </table:table-row>
        <table:table-row table:style-name="ro1">
          <table:table-cell table:formula="of:=COM.MICROSOFT.CONCAT(&quot;    logical_value, &quot;; HEX2DEC([$intermediate.A178]); &quot;, &quot;; CHAR(34); IFNA([$intermediate.H178];&quot;Reserved&quot;); CHAR(34); &quot; ;&quot;)" office:value-type="string" office:string-value="    logical_value, 177, &quot;Reserved&quot; ;" calcext:value-type="string">
            <text:p><text:s text:c="4"/>logical_value, 177, "Reserved" ;</text:p>
          </table:table-cell>
          <table:table-cell/>
        </table:table-row>
        <table:table-row table:style-name="ro1">
          <table:table-cell table:formula="of:=COM.MICROSOFT.CONCAT(&quot;    logical_value, &quot;; HEX2DEC([$intermediate.A179]); &quot;, &quot;; CHAR(34); IFNA([$intermediate.H179];&quot;Reserved&quot;); CHAR(34); &quot; ;&quot;)" office:value-type="string" office:string-value="    logical_value, 178, &quot;Reserved&quot; ;" calcext:value-type="string">
            <text:p><text:s text:c="4"/>logical_value, 178, "Reserved" ;</text:p>
          </table:table-cell>
          <table:table-cell/>
        </table:table-row>
        <table:table-row table:style-name="ro1">
          <table:table-cell table:formula="of:=COM.MICROSOFT.CONCAT(&quot;    logical_value, &quot;; HEX2DEC([$intermediate.A180]); &quot;, &quot;; CHAR(34); IFNA([$intermediate.H180];&quot;Reserved&quot;); CHAR(34); &quot; ;&quot;)" office:value-type="string" office:string-value="    logical_value, 179, &quot;Reserved&quot; ;" calcext:value-type="string">
            <text:p><text:s text:c="4"/>logical_value, 179, "Reserved" ;</text:p>
          </table:table-cell>
          <table:table-cell/>
        </table:table-row>
        <table:table-row table:style-name="ro1">
          <table:table-cell table:formula="of:=COM.MICROSOFT.CONCAT(&quot;    logical_value, &quot;; HEX2DEC([$intermediate.A181]); &quot;, &quot;; CHAR(34); IFNA([$intermediate.H181];&quot;Reserved&quot;); CHAR(34); &quot; ;&quot;)" office:value-type="string" office:string-value="    logical_value, 180, &quot;Reserved&quot; ;" calcext:value-type="string">
            <text:p><text:s text:c="4"/>logical_value, 180, "Reserved" ;</text:p>
          </table:table-cell>
          <table:table-cell/>
        </table:table-row>
        <table:table-row table:style-name="ro1">
          <table:table-cell table:formula="of:=COM.MICROSOFT.CONCAT(&quot;    logical_value, &quot;; HEX2DEC([$intermediate.A182]); &quot;, &quot;; CHAR(34); IFNA([$intermediate.H182];&quot;Reserved&quot;); CHAR(34); &quot; ;&quot;)" office:value-type="string" office:string-value="    logical_value, 181, &quot;Reserved&quot; ;" calcext:value-type="string">
            <text:p><text:s text:c="4"/>logical_value, 181, "Reserved" ;</text:p>
          </table:table-cell>
          <table:table-cell/>
        </table:table-row>
        <table:table-row table:style-name="ro1">
          <table:table-cell table:formula="of:=COM.MICROSOFT.CONCAT(&quot;    logical_value, &quot;; HEX2DEC([$intermediate.A183]); &quot;, &quot;; CHAR(34); IFNA([$intermediate.H183];&quot;Reserved&quot;); CHAR(34); &quot; ;&quot;)" office:value-type="string" office:string-value="    logical_value, 182, &quot;Reserved&quot; ;" calcext:value-type="string">
            <text:p><text:s text:c="4"/>logical_value, 182, "Reserved" ;</text:p>
          </table:table-cell>
          <table:table-cell/>
        </table:table-row>
        <table:table-row table:style-name="ro1">
          <table:table-cell table:formula="of:=COM.MICROSOFT.CONCAT(&quot;    logical_value, &quot;; HEX2DEC([$intermediate.A184]); &quot;, &quot;; CHAR(34); IFNA([$intermediate.H184];&quot;Reserved&quot;); CHAR(34); &quot; ;&quot;)" office:value-type="string" office:string-value="    logical_value, 183, &quot;Reserved&quot; ;" calcext:value-type="string">
            <text:p><text:s text:c="4"/>logical_value, 183, "Reserved" ;</text:p>
          </table:table-cell>
          <table:table-cell/>
        </table:table-row>
        <table:table-row table:style-name="ro1">
          <table:table-cell table:formula="of:=COM.MICROSOFT.CONCAT(&quot;    logical_value, &quot;; HEX2DEC([$intermediate.A185]); &quot;, &quot;; CHAR(34); IFNA([$intermediate.H185];&quot;Reserved&quot;); CHAR(34); &quot; ;&quot;)" office:value-type="string" office:string-value="    logical_value, 184, &quot;Reserved&quot; ;" calcext:value-type="string">
            <text:p><text:s text:c="4"/>logical_value, 184, "Reserved" ;</text:p>
          </table:table-cell>
          <table:table-cell/>
        </table:table-row>
        <table:table-row table:style-name="ro1">
          <table:table-cell table:formula="of:=COM.MICROSOFT.CONCAT(&quot;    logical_value, &quot;; HEX2DEC([$intermediate.A186]); &quot;, &quot;; CHAR(34); IFNA([$intermediate.H186];&quot;Reserved&quot;); CHAR(34); &quot; ;&quot;)" office:value-type="string" office:string-value="    logical_value, 185, &quot;Reserved&quot; ;" calcext:value-type="string">
            <text:p><text:s text:c="4"/>logical_value, 185, "Reserved" ;</text:p>
          </table:table-cell>
          <table:table-cell/>
        </table:table-row>
        <table:table-row table:style-name="ro1">
          <table:table-cell table:formula="of:=COM.MICROSOFT.CONCAT(&quot;    logical_value, &quot;; HEX2DEC([$intermediate.A187]); &quot;, &quot;; CHAR(34); IFNA([$intermediate.H187];&quot;Reserved&quot;); CHAR(34); &quot; ;&quot;)" office:value-type="string" office:string-value="    logical_value, 186, &quot;Reserved&quot; ;" calcext:value-type="string">
            <text:p><text:s text:c="4"/>logical_value, 186, "Reserved" ;</text:p>
          </table:table-cell>
          <table:table-cell/>
        </table:table-row>
        <table:table-row table:style-name="ro1">
          <table:table-cell table:formula="of:=COM.MICROSOFT.CONCAT(&quot;    logical_value, &quot;; HEX2DEC([$intermediate.A188]); &quot;, &quot;; CHAR(34); IFNA([$intermediate.H188];&quot;Reserved&quot;); CHAR(34); &quot; ;&quot;)" office:value-type="string" office:string-value="    logical_value, 187, &quot;Reserved&quot; ;" calcext:value-type="string">
            <text:p><text:s text:c="4"/>logical_value, 187, "Reserved" ;</text:p>
          </table:table-cell>
          <table:table-cell/>
        </table:table-row>
        <table:table-row table:style-name="ro1">
          <table:table-cell table:formula="of:=COM.MICROSOFT.CONCAT(&quot;    logical_value, &quot;; HEX2DEC([$intermediate.A189]); &quot;, &quot;; CHAR(34); IFNA([$intermediate.H189];&quot;Reserved&quot;); CHAR(34); &quot; ;&quot;)" office:value-type="string" office:string-value="    logical_value, 188, &quot;Reserved&quot; ;" calcext:value-type="string">
            <text:p><text:s text:c="4"/>logical_value, 188, "Reserved" ;</text:p>
          </table:table-cell>
          <table:table-cell/>
        </table:table-row>
        <table:table-row table:style-name="ro1">
          <table:table-cell table:formula="of:=COM.MICROSOFT.CONCAT(&quot;    logical_value, &quot;; HEX2DEC([$intermediate.A190]); &quot;, &quot;; CHAR(34); IFNA([$intermediate.H190];&quot;Reserved&quot;); CHAR(34); &quot; ;&quot;)" office:value-type="string" office:string-value="    logical_value, 189, &quot;Reserved&quot; ;" calcext:value-type="string">
            <text:p><text:s text:c="4"/>logical_value, 189, "Reserved" ;</text:p>
          </table:table-cell>
          <table:table-cell/>
        </table:table-row>
        <table:table-row table:style-name="ro1">
          <table:table-cell table:formula="of:=COM.MICROSOFT.CONCAT(&quot;    logical_value, &quot;; HEX2DEC([$intermediate.A191]); &quot;, &quot;; CHAR(34); IFNA([$intermediate.H191];&quot;Reserved&quot;); CHAR(34); &quot; ;&quot;)" office:value-type="string" office:string-value="    logical_value, 190, &quot;Reserved&quot; ;" calcext:value-type="string">
            <text:p><text:s text:c="4"/>logical_value, 190, "Reserved" ;</text:p>
          </table:table-cell>
          <table:table-cell/>
        </table:table-row>
        <table:table-row table:style-name="ro1">
          <table:table-cell table:formula="of:=COM.MICROSOFT.CONCAT(&quot;    logical_value, &quot;; HEX2DEC([$intermediate.A192]); &quot;, &quot;; CHAR(34); IFNA([$intermediate.H192];&quot;Reserved&quot;); CHAR(34); &quot; ;&quot;)" office:value-type="string" office:string-value="    logical_value, 191, &quot;Reserved&quot; ;" calcext:value-type="string">
            <text:p><text:s text:c="4"/>logical_value, 191, "Reserved" ;</text:p>
          </table:table-cell>
          <table:table-cell/>
        </table:table-row>
        <table:table-row table:style-name="ro1">
          <table:table-cell table:formula="of:=COM.MICROSOFT.CONCAT(&quot;    logical_value, &quot;; HEX2DEC([$intermediate.A193]); &quot;, &quot;; CHAR(34); IFNA([$intermediate.H193];&quot;Reserved&quot;); CHAR(34); &quot; ;&quot;)" office:value-type="string" office:string-value="    logical_value, 192, &quot;Reserved&quot; ;" calcext:value-type="string">
            <text:p><text:s text:c="4"/>logical_value, 192, "Reserved" ;</text:p>
          </table:table-cell>
          <table:table-cell/>
        </table:table-row>
        <table:table-row table:style-name="ro1">
          <table:table-cell table:formula="of:=COM.MICROSOFT.CONCAT(&quot;    logical_value, &quot;; HEX2DEC([$intermediate.A194]); &quot;, &quot;; CHAR(34); IFNA([$intermediate.H194];&quot;Reserved&quot;); CHAR(34); &quot; ;&quot;)" office:value-type="string" office:string-value="    logical_value, 193, &quot;Reserved&quot; ;" calcext:value-type="string">
            <text:p><text:s text:c="4"/>logical_value, 193, "Reserved" ;</text:p>
          </table:table-cell>
          <table:table-cell/>
        </table:table-row>
        <table:table-row table:style-name="ro1">
          <table:table-cell table:formula="of:=COM.MICROSOFT.CONCAT(&quot;    logical_value, &quot;; HEX2DEC([$intermediate.A195]); &quot;, &quot;; CHAR(34); IFNA([$intermediate.H195];&quot;Reserved&quot;); CHAR(34); &quot; ;&quot;)" office:value-type="string" office:string-value="    logical_value, 194, &quot;Reserved&quot; ;" calcext:value-type="string">
            <text:p><text:s text:c="4"/>logical_value, 194, "Reserved" ;</text:p>
          </table:table-cell>
          <table:table-cell/>
        </table:table-row>
        <table:table-row table:style-name="ro1">
          <table:table-cell table:formula="of:=COM.MICROSOFT.CONCAT(&quot;    logical_value, &quot;; HEX2DEC([$intermediate.A196]); &quot;, &quot;; CHAR(34); IFNA([$intermediate.H196];&quot;Reserved&quot;); CHAR(34); &quot; ;&quot;)" office:value-type="string" office:string-value="    logical_value, 195, &quot;Reserved&quot; ;" calcext:value-type="string">
            <text:p><text:s text:c="4"/>logical_value, 195, "Reserved" ;</text:p>
          </table:table-cell>
          <table:table-cell/>
        </table:table-row>
        <table:table-row table:style-name="ro1">
          <table:table-cell table:formula="of:=COM.MICROSOFT.CONCAT(&quot;    logical_value, &quot;; HEX2DEC([$intermediate.A197]); &quot;, &quot;; CHAR(34); IFNA([$intermediate.H197];&quot;Reserved&quot;); CHAR(34); &quot; ;&quot;)" office:value-type="string" office:string-value="    logical_value, 196, &quot;Reserved&quot; ;" calcext:value-type="string">
            <text:p><text:s text:c="4"/>logical_value, 196, "Reserved" ;</text:p>
          </table:table-cell>
          <table:table-cell/>
        </table:table-row>
        <table:table-row table:style-name="ro1">
          <table:table-cell table:formula="of:=COM.MICROSOFT.CONCAT(&quot;    logical_value, &quot;; HEX2DEC([$intermediate.A198]); &quot;, &quot;; CHAR(34); IFNA([$intermediate.H198];&quot;Reserved&quot;); CHAR(34); &quot; ;&quot;)" office:value-type="string" office:string-value="    logical_value, 197, &quot;Reserved&quot; ;" calcext:value-type="string">
            <text:p><text:s text:c="4"/>logical_value, 197, "Reserved" ;</text:p>
          </table:table-cell>
          <table:table-cell/>
        </table:table-row>
        <table:table-row table:style-name="ro1">
          <table:table-cell table:formula="of:=COM.MICROSOFT.CONCAT(&quot;    logical_value, &quot;; HEX2DEC([$intermediate.A199]); &quot;, &quot;; CHAR(34); IFNA([$intermediate.H199];&quot;Reserved&quot;); CHAR(34); &quot; ;&quot;)" office:value-type="string" office:string-value="    logical_value, 198, &quot;Reserved&quot; ;" calcext:value-type="string">
            <text:p><text:s text:c="4"/>logical_value, 198, "Reserved" ;</text:p>
          </table:table-cell>
          <table:table-cell/>
        </table:table-row>
        <table:table-row table:style-name="ro1">
          <table:table-cell table:formula="of:=COM.MICROSOFT.CONCAT(&quot;    logical_value, &quot;; HEX2DEC([$intermediate.A200]); &quot;, &quot;; CHAR(34); IFNA([$intermediate.H200];&quot;Reserved&quot;); CHAR(34); &quot; ;&quot;)" office:value-type="string" office:string-value="    logical_value, 199, &quot;Reserved&quot; ;" calcext:value-type="string">
            <text:p><text:s text:c="4"/>logical_value, 199, "Reserved" ;</text:p>
          </table:table-cell>
          <table:table-cell/>
        </table:table-row>
        <table:table-row table:style-name="ro1">
          <table:table-cell table:formula="of:=COM.MICROSOFT.CONCAT(&quot;    logical_value, &quot;; HEX2DEC([$intermediate.A201]); &quot;, &quot;; CHAR(34); IFNA([$intermediate.H201];&quot;Reserved&quot;); CHAR(34); &quot; ;&quot;)" office:value-type="string" office:string-value="    logical_value, 200, &quot;Reserved&quot; ;" calcext:value-type="string">
            <text:p><text:s text:c="4"/>logical_value, 200, "Reserved" ;</text:p>
          </table:table-cell>
          <table:table-cell/>
        </table:table-row>
        <table:table-row table:style-name="ro1">
          <table:table-cell table:formula="of:=COM.MICROSOFT.CONCAT(&quot;    logical_value, &quot;; HEX2DEC([$intermediate.A202]); &quot;, &quot;; CHAR(34); IFNA([$intermediate.H202];&quot;Reserved&quot;); CHAR(34); &quot; ;&quot;)" office:value-type="string" office:string-value="    logical_value, 201, &quot;Reserved&quot; ;" calcext:value-type="string">
            <text:p><text:s text:c="4"/>logical_value, 201, "Reserved" ;</text:p>
          </table:table-cell>
          <table:table-cell/>
        </table:table-row>
        <table:table-row table:style-name="ro1">
          <table:table-cell table:formula="of:=COM.MICROSOFT.CONCAT(&quot;    logical_value, &quot;; HEX2DEC([$intermediate.A203]); &quot;, &quot;; CHAR(34); IFNA([$intermediate.H203];&quot;Reserved&quot;); CHAR(34); &quot; ;&quot;)" office:value-type="string" office:string-value="    logical_value, 202, &quot;Reserved&quot; ;" calcext:value-type="string">
            <text:p><text:s text:c="4"/>logical_value, 202, "Reserved" ;</text:p>
          </table:table-cell>
          <table:table-cell/>
        </table:table-row>
        <table:table-row table:style-name="ro1">
          <table:table-cell table:formula="of:=COM.MICROSOFT.CONCAT(&quot;    logical_value, &quot;; HEX2DEC([$intermediate.A204]); &quot;, &quot;; CHAR(34); IFNA([$intermediate.H204];&quot;Reserved&quot;); CHAR(34); &quot; ;&quot;)" office:value-type="string" office:string-value="    logical_value, 203, &quot;Reserved&quot; ;" calcext:value-type="string">
            <text:p><text:s text:c="4"/>logical_value, 203, "Reserved" ;</text:p>
          </table:table-cell>
          <table:table-cell/>
        </table:table-row>
        <table:table-row table:style-name="ro1">
          <table:table-cell table:formula="of:=COM.MICROSOFT.CONCAT(&quot;    logical_value, &quot;; HEX2DEC([$intermediate.A205]); &quot;, &quot;; CHAR(34); IFNA([$intermediate.H205];&quot;Reserved&quot;); CHAR(34); &quot; ;&quot;)" office:value-type="string" office:string-value="    logical_value, 204, &quot;Reserved&quot; ;" calcext:value-type="string">
            <text:p><text:s text:c="4"/>logical_value, 204, "Reserved" ;</text:p>
          </table:table-cell>
          <table:table-cell/>
        </table:table-row>
        <table:table-row table:style-name="ro1">
          <table:table-cell table:formula="of:=COM.MICROSOFT.CONCAT(&quot;    logical_value, &quot;; HEX2DEC([$intermediate.A206]); &quot;, &quot;; CHAR(34); IFNA([$intermediate.H206];&quot;Reserved&quot;); CHAR(34); &quot; ;&quot;)" office:value-type="string" office:string-value="    logical_value, 205, &quot;Reserved&quot; ;" calcext:value-type="string">
            <text:p><text:s text:c="4"/>logical_value, 205, "Reserved" ;</text:p>
          </table:table-cell>
          <table:table-cell/>
        </table:table-row>
        <table:table-row table:style-name="ro1">
          <table:table-cell table:formula="of:=COM.MICROSOFT.CONCAT(&quot;    logical_value, &quot;; HEX2DEC([$intermediate.A207]); &quot;, &quot;; CHAR(34); IFNA([$intermediate.H207];&quot;Reserved&quot;); CHAR(34); &quot; ;&quot;)" office:value-type="string" office:string-value="    logical_value, 206, &quot;Reserved&quot; ;" calcext:value-type="string">
            <text:p><text:s text:c="4"/>logical_value, 206, "Reserved" ;</text:p>
          </table:table-cell>
          <table:table-cell/>
        </table:table-row>
        <table:table-row table:style-name="ro1">
          <table:table-cell table:formula="of:=COM.MICROSOFT.CONCAT(&quot;    logical_value, &quot;; HEX2DEC([$intermediate.A208]); &quot;, &quot;; CHAR(34); IFNA([$intermediate.H208];&quot;Reserved&quot;); CHAR(34); &quot; ;&quot;)" office:value-type="string" office:string-value="    logical_value, 207, &quot;Reserved&quot; ;" calcext:value-type="string">
            <text:p><text:s text:c="4"/>logical_value, 207, "Reserved" ;</text:p>
          </table:table-cell>
          <table:table-cell/>
        </table:table-row>
        <table:table-row table:style-name="ro1">
          <table:table-cell table:formula="of:=COM.MICROSOFT.CONCAT(&quot;    logical_value, &quot;; HEX2DEC([$intermediate.A209]); &quot;, &quot;; CHAR(34); IFNA([$intermediate.H209];&quot;Reserved&quot;); CHAR(34); &quot; ;&quot;)" office:value-type="string" office:string-value="    logical_value, 208, &quot;Reserved&quot; ;" calcext:value-type="string">
            <text:p><text:s text:c="4"/>logical_value, 208, "Reserved" ;</text:p>
          </table:table-cell>
          <table:table-cell/>
        </table:table-row>
        <table:table-row table:style-name="ro1">
          <table:table-cell table:formula="of:=COM.MICROSOFT.CONCAT(&quot;    logical_value, &quot;; HEX2DEC([$intermediate.A210]); &quot;, &quot;; CHAR(34); IFNA([$intermediate.H210];&quot;Reserved&quot;); CHAR(34); &quot; ;&quot;)" office:value-type="string" office:string-value="    logical_value, 209, &quot;Reserved&quot; ;" calcext:value-type="string">
            <text:p><text:s text:c="4"/>logical_value, 209, "Reserved" ;</text:p>
          </table:table-cell>
          <table:table-cell/>
        </table:table-row>
        <table:table-row table:style-name="ro1">
          <table:table-cell table:formula="of:=COM.MICROSOFT.CONCAT(&quot;    logical_value, &quot;; HEX2DEC([$intermediate.A211]); &quot;, &quot;; CHAR(34); IFNA([$intermediate.H211];&quot;Reserved&quot;); CHAR(34); &quot; ;&quot;)" office:value-type="string" office:string-value="    logical_value, 210, &quot;Reserved&quot; ;" calcext:value-type="string">
            <text:p><text:s text:c="4"/>logical_value, 210, "Reserved" ;</text:p>
          </table:table-cell>
          <table:table-cell/>
        </table:table-row>
        <table:table-row table:style-name="ro1">
          <table:table-cell table:formula="of:=COM.MICROSOFT.CONCAT(&quot;    logical_value, &quot;; HEX2DEC([$intermediate.A212]); &quot;, &quot;; CHAR(34); IFNA([$intermediate.H212];&quot;Reserved&quot;); CHAR(34); &quot; ;&quot;)" office:value-type="string" office:string-value="    logical_value, 211, &quot;Reserved&quot; ;" calcext:value-type="string">
            <text:p><text:s text:c="4"/>logical_value, 211, "Reserved" ;</text:p>
          </table:table-cell>
          <table:table-cell/>
        </table:table-row>
        <table:table-row table:style-name="ro1">
          <table:table-cell table:formula="of:=COM.MICROSOFT.CONCAT(&quot;    logical_value, &quot;; HEX2DEC([$intermediate.A213]); &quot;, &quot;; CHAR(34); IFNA([$intermediate.H213];&quot;Reserved&quot;); CHAR(34); &quot; ;&quot;)" office:value-type="string" office:string-value="    logical_value, 212, &quot;Reserved&quot; ;" calcext:value-type="string">
            <text:p><text:s text:c="4"/>logical_value, 212, "Reserved" ;</text:p>
          </table:table-cell>
          <table:table-cell/>
        </table:table-row>
        <table:table-row table:style-name="ro1">
          <table:table-cell table:formula="of:=COM.MICROSOFT.CONCAT(&quot;    logical_value, &quot;; HEX2DEC([$intermediate.A214]); &quot;, &quot;; CHAR(34); IFNA([$intermediate.H214];&quot;Reserved&quot;); CHAR(34); &quot; ;&quot;)" office:value-type="string" office:string-value="    logical_value, 213, &quot;Reserved&quot; ;" calcext:value-type="string">
            <text:p><text:s text:c="4"/>logical_value, 213, "Reserved" ;</text:p>
          </table:table-cell>
          <table:table-cell/>
        </table:table-row>
        <table:table-row table:style-name="ro1">
          <table:table-cell table:formula="of:=COM.MICROSOFT.CONCAT(&quot;    logical_value, &quot;; HEX2DEC([$intermediate.A215]); &quot;, &quot;; CHAR(34); IFNA([$intermediate.H215];&quot;Reserved&quot;); CHAR(34); &quot; ;&quot;)" office:value-type="string" office:string-value="    logical_value, 214, &quot;Reserved&quot; ;" calcext:value-type="string">
            <text:p><text:s text:c="4"/>logical_value, 214, "Reserved" ;</text:p>
          </table:table-cell>
          <table:table-cell/>
        </table:table-row>
        <table:table-row table:style-name="ro1">
          <table:table-cell table:formula="of:=COM.MICROSOFT.CONCAT(&quot;    logical_value, &quot;; HEX2DEC([$intermediate.A216]); &quot;, &quot;; CHAR(34); IFNA([$intermediate.H216];&quot;Reserved&quot;); CHAR(34); &quot; ;&quot;)" office:value-type="string" office:string-value="    logical_value, 215, &quot;Reserved&quot; ;" calcext:value-type="string">
            <text:p><text:s text:c="4"/>logical_value, 215, "Reserved" ;</text:p>
          </table:table-cell>
          <table:table-cell/>
        </table:table-row>
        <table:table-row table:style-name="ro1">
          <table:table-cell table:formula="of:=COM.MICROSOFT.CONCAT(&quot;    logical_value, &quot;; HEX2DEC([$intermediate.A217]); &quot;, &quot;; CHAR(34); IFNA([$intermediate.H217];&quot;Reserved&quot;); CHAR(34); &quot; ;&quot;)" office:value-type="string" office:string-value="    logical_value, 216, &quot;Reserved&quot; ;" calcext:value-type="string">
            <text:p><text:s text:c="4"/>logical_value, 216, "Reserved" ;</text:p>
          </table:table-cell>
          <table:table-cell/>
        </table:table-row>
        <table:table-row table:style-name="ro1">
          <table:table-cell table:formula="of:=COM.MICROSOFT.CONCAT(&quot;    logical_value, &quot;; HEX2DEC([$intermediate.A218]); &quot;, &quot;; CHAR(34); IFNA([$intermediate.H218];&quot;Reserved&quot;); CHAR(34); &quot; ;&quot;)" office:value-type="string" office:string-value="    logical_value, 217, &quot;Reserved&quot; ;" calcext:value-type="string">
            <text:p><text:s text:c="4"/>logical_value, 217, "Reserved" ;</text:p>
          </table:table-cell>
          <table:table-cell/>
        </table:table-row>
        <table:table-row table:style-name="ro1">
          <table:table-cell table:formula="of:=COM.MICROSOFT.CONCAT(&quot;    logical_value, &quot;; HEX2DEC([$intermediate.A219]); &quot;, &quot;; CHAR(34); IFNA([$intermediate.H219];&quot;Reserved&quot;); CHAR(34); &quot; ;&quot;)" office:value-type="string" office:string-value="    logical_value, 218, &quot;Reserved&quot; ;" calcext:value-type="string">
            <text:p><text:s text:c="4"/>logical_value, 218, "Reserved" ;</text:p>
          </table:table-cell>
          <table:table-cell/>
        </table:table-row>
        <table:table-row table:style-name="ro1">
          <table:table-cell table:formula="of:=COM.MICROSOFT.CONCAT(&quot;    logical_value, &quot;; HEX2DEC([$intermediate.A220]); &quot;, &quot;; CHAR(34); IFNA([$intermediate.H220];&quot;Reserved&quot;); CHAR(34); &quot; ;&quot;)" office:value-type="string" office:string-value="    logical_value, 219, &quot;Reserved&quot; ;" calcext:value-type="string">
            <text:p><text:s text:c="4"/>logical_value, 219, "Reserved" ;</text:p>
          </table:table-cell>
          <table:table-cell/>
        </table:table-row>
        <table:table-row table:style-name="ro1">
          <table:table-cell table:formula="of:=COM.MICROSOFT.CONCAT(&quot;    logical_value, &quot;; HEX2DEC([$intermediate.A221]); &quot;, &quot;; CHAR(34); IFNA([$intermediate.H221];&quot;Reserved&quot;); CHAR(34); &quot; ;&quot;)" office:value-type="string" office:string-value="    logical_value, 220, &quot;Reserved&quot; ;" calcext:value-type="string">
            <text:p><text:s text:c="4"/>logical_value, 220, "Reserved" ;</text:p>
          </table:table-cell>
          <table:table-cell/>
        </table:table-row>
        <table:table-row table:style-name="ro1">
          <table:table-cell table:formula="of:=COM.MICROSOFT.CONCAT(&quot;    logical_value, &quot;; HEX2DEC([$intermediate.A222]); &quot;, &quot;; CHAR(34); IFNA([$intermediate.H222];&quot;Reserved&quot;); CHAR(34); &quot; ;&quot;)" office:value-type="string" office:string-value="    logical_value, 221, &quot;Reserved&quot; ;" calcext:value-type="string">
            <text:p><text:s text:c="4"/>logical_value, 221, "Reserved" ;</text:p>
          </table:table-cell>
          <table:table-cell/>
        </table:table-row>
        <table:table-row table:style-name="ro1">
          <table:table-cell table:formula="of:=COM.MICROSOFT.CONCAT(&quot;    logical_value, &quot;; HEX2DEC([$intermediate.A223]); &quot;, &quot;; CHAR(34); IFNA([$intermediate.H223];&quot;Reserved&quot;); CHAR(34); &quot; ;&quot;)" office:value-type="string" office:string-value="    logical_value, 222, &quot;Reserved&quot; ;" calcext:value-type="string">
            <text:p><text:s text:c="4"/>logical_value, 222, "Reserved" ;</text:p>
          </table:table-cell>
          <table:table-cell/>
        </table:table-row>
        <table:table-row table:style-name="ro1">
          <table:table-cell table:formula="of:=COM.MICROSOFT.CONCAT(&quot;    logical_value, &quot;; HEX2DEC([$intermediate.A224]); &quot;, &quot;; CHAR(34); IFNA([$intermediate.H224];&quot;Reserved&quot;); CHAR(34); &quot; ;&quot;)" office:value-type="string" office:string-value="    logical_value, 223, &quot;Reserved&quot; ;" calcext:value-type="string">
            <text:p><text:s text:c="4"/>logical_value, 223, "Reserved" ;</text:p>
          </table:table-cell>
          <table:table-cell/>
        </table:table-row>
        <table:table-row table:style-name="ro1">
          <table:table-cell table:formula="of:=COM.MICROSOFT.CONCAT(&quot;    logical_value, &quot;; HEX2DEC([$intermediate.A225]); &quot;, &quot;; CHAR(34); IFNA([$intermediate.H225];&quot;Reserved&quot;); CHAR(34); &quot; ;&quot;)" office:value-type="string" office:string-value="    logical_value, 224, &quot;Manufacturer_Specific&quot; ;" calcext:value-type="string">
            <text:p><text:s text:c="4"/>logical_value, 224, "Manufacturer_Specific" ;</text:p>
          </table:table-cell>
          <table:table-cell/>
        </table:table-row>
        <table:table-row table:style-name="ro1">
          <table:table-cell table:formula="of:=COM.MICROSOFT.CONCAT(&quot;    logical_value, &quot;; HEX2DEC([$intermediate.A226]); &quot;, &quot;; CHAR(34); IFNA([$intermediate.H226];&quot;Reserved&quot;); CHAR(34); &quot; ;&quot;)" office:value-type="string" office:string-value="    logical_value, 225, &quot;Manufacturer_Specific&quot; ;" calcext:value-type="string">
            <text:p><text:s text:c="4"/>logical_value, 225, "Manufacturer_Specific" ;</text:p>
          </table:table-cell>
          <table:table-cell/>
        </table:table-row>
        <table:table-row table:style-name="ro1">
          <table:table-cell table:formula="of:=COM.MICROSOFT.CONCAT(&quot;    logical_value, &quot;; HEX2DEC([$intermediate.A227]); &quot;, &quot;; CHAR(34); IFNA([$intermediate.H227];&quot;Reserved&quot;); CHAR(34); &quot; ;&quot;)" office:value-type="string" office:string-value="    logical_value, 226, &quot;Manufacturer_Specific&quot; ;" calcext:value-type="string">
            <text:p><text:s text:c="4"/>logical_value, 226, "Manufacturer_Specific" ;</text:p>
          </table:table-cell>
          <table:table-cell/>
        </table:table-row>
        <table:table-row table:style-name="ro1">
          <table:table-cell table:formula="of:=COM.MICROSOFT.CONCAT(&quot;    logical_value, &quot;; HEX2DEC([$intermediate.A228]); &quot;, &quot;; CHAR(34); IFNA([$intermediate.H228];&quot;Reserved&quot;); CHAR(34); &quot; ;&quot;)" office:value-type="string" office:string-value="    logical_value, 227, &quot;Manufacturer_Specific&quot; ;" calcext:value-type="string">
            <text:p><text:s text:c="4"/>logical_value, 227, "Manufacturer_Specific" ;</text:p>
          </table:table-cell>
          <table:table-cell/>
        </table:table-row>
        <table:table-row table:style-name="ro1">
          <table:table-cell table:formula="of:=COM.MICROSOFT.CONCAT(&quot;    logical_value, &quot;; HEX2DEC([$intermediate.A229]); &quot;, &quot;; CHAR(34); IFNA([$intermediate.H229];&quot;Reserved&quot;); CHAR(34); &quot; ;&quot;)" office:value-type="string" office:string-value="    logical_value, 228, &quot;Manufacturer_Specific&quot; ;" calcext:value-type="string">
            <text:p><text:s text:c="4"/>logical_value, 228, "Manufacturer_Specific" ;</text:p>
          </table:table-cell>
          <table:table-cell/>
        </table:table-row>
        <table:table-row table:style-name="ro1">
          <table:table-cell table:formula="of:=COM.MICROSOFT.CONCAT(&quot;    logical_value, &quot;; HEX2DEC([$intermediate.A230]); &quot;, &quot;; CHAR(34); IFNA([$intermediate.H230];&quot;Reserved&quot;); CHAR(34); &quot; ;&quot;)" office:value-type="string" office:string-value="    logical_value, 229, &quot;Manufacturer_Specific&quot; ;" calcext:value-type="string">
            <text:p><text:s text:c="4"/>logical_value, 229, "Manufacturer_Specific" ;</text:p>
          </table:table-cell>
          <table:table-cell/>
        </table:table-row>
        <table:table-row table:style-name="ro1">
          <table:table-cell table:formula="of:=COM.MICROSOFT.CONCAT(&quot;    logical_value, &quot;; HEX2DEC([$intermediate.A231]); &quot;, &quot;; CHAR(34); IFNA([$intermediate.H231];&quot;Reserved&quot;); CHAR(34); &quot; ;&quot;)" office:value-type="string" office:string-value="    logical_value, 230, &quot;Manufacturer_Specific&quot; ;" calcext:value-type="string">
            <text:p><text:s text:c="4"/>logical_value, 230, "Manufacturer_Specific" ;</text:p>
          </table:table-cell>
          <table:table-cell/>
        </table:table-row>
        <table:table-row table:style-name="ro1">
          <table:table-cell table:formula="of:=COM.MICROSOFT.CONCAT(&quot;    logical_value, &quot;; HEX2DEC([$intermediate.A232]); &quot;, &quot;; CHAR(34); IFNA([$intermediate.H232];&quot;Reserved&quot;); CHAR(34); &quot; ;&quot;)" office:value-type="string" office:string-value="    logical_value, 231, &quot;Manufacturer_Specific&quot; ;" calcext:value-type="string">
            <text:p><text:s text:c="4"/>logical_value, 231, "Manufacturer_Specific" ;</text:p>
          </table:table-cell>
          <table:table-cell/>
        </table:table-row>
        <table:table-row table:style-name="ro1">
          <table:table-cell table:formula="of:=COM.MICROSOFT.CONCAT(&quot;    logical_value, &quot;; HEX2DEC([$intermediate.A233]); &quot;, &quot;; CHAR(34); IFNA([$intermediate.H233];&quot;Reserved&quot;); CHAR(34); &quot; ;&quot;)" office:value-type="string" office:string-value="    logical_value, 232, &quot;Manufacturer_Specific&quot; ;" calcext:value-type="string">
            <text:p><text:s text:c="4"/>logical_value, 232, "Manufacturer_Specific" ;</text:p>
          </table:table-cell>
          <table:table-cell/>
        </table:table-row>
        <table:table-row table:style-name="ro1">
          <table:table-cell table:formula="of:=COM.MICROSOFT.CONCAT(&quot;    logical_value, &quot;; HEX2DEC([$intermediate.A234]); &quot;, &quot;; CHAR(34); IFNA([$intermediate.H234];&quot;Reserved&quot;); CHAR(34); &quot; ;&quot;)" office:value-type="string" office:string-value="    logical_value, 233, &quot;Manufacturer_Specific&quot; ;" calcext:value-type="string">
            <text:p><text:s text:c="4"/>logical_value, 233, "Manufacturer_Specific" ;</text:p>
          </table:table-cell>
          <table:table-cell/>
        </table:table-row>
        <table:table-row table:style-name="ro1">
          <table:table-cell table:formula="of:=COM.MICROSOFT.CONCAT(&quot;    logical_value, &quot;; HEX2DEC([$intermediate.A235]); &quot;, &quot;; CHAR(34); IFNA([$intermediate.H235];&quot;Reserved&quot;); CHAR(34); &quot; ;&quot;)" office:value-type="string" office:string-value="    logical_value, 234, &quot;Manufacturer_Specific&quot; ;" calcext:value-type="string">
            <text:p><text:s text:c="4"/>logical_value, 234, "Manufacturer_Specific" ;</text:p>
          </table:table-cell>
          <table:table-cell/>
        </table:table-row>
        <table:table-row table:style-name="ro1">
          <table:table-cell table:formula="of:=COM.MICROSOFT.CONCAT(&quot;    logical_value, &quot;; HEX2DEC([$intermediate.A236]); &quot;, &quot;; CHAR(34); IFNA([$intermediate.H236];&quot;Reserved&quot;); CHAR(34); &quot; ;&quot;)" office:value-type="string" office:string-value="    logical_value, 235, &quot;Manufacturer_Specific&quot; ;" calcext:value-type="string">
            <text:p><text:s text:c="4"/>logical_value, 235, "Manufacturer_Specific" ;</text:p>
          </table:table-cell>
          <table:table-cell/>
        </table:table-row>
        <table:table-row table:style-name="ro1">
          <table:table-cell table:formula="of:=COM.MICROSOFT.CONCAT(&quot;    logical_value, &quot;; HEX2DEC([$intermediate.A237]); &quot;, &quot;; CHAR(34); IFNA([$intermediate.H237];&quot;Reserved&quot;); CHAR(34); &quot; ;&quot;)" office:value-type="string" office:string-value="    logical_value, 236, &quot;Manufacturer_Specific&quot; ;" calcext:value-type="string">
            <text:p><text:s text:c="4"/>logical_value, 236, "Manufacturer_Specific" ;</text:p>
          </table:table-cell>
          <table:table-cell/>
        </table:table-row>
        <table:table-row table:style-name="ro1">
          <table:table-cell table:formula="of:=COM.MICROSOFT.CONCAT(&quot;    logical_value, &quot;; HEX2DEC([$intermediate.A238]); &quot;, &quot;; CHAR(34); IFNA([$intermediate.H238];&quot;Reserved&quot;); CHAR(34); &quot; ;&quot;)" office:value-type="string" office:string-value="    logical_value, 237, &quot;Manufacturer_Specific&quot; ;" calcext:value-type="string">
            <text:p><text:s text:c="4"/>logical_value, 237, "Manufacturer_Specific" ;</text:p>
          </table:table-cell>
          <table:table-cell/>
        </table:table-row>
        <table:table-row table:style-name="ro1">
          <table:table-cell table:formula="of:=COM.MICROSOFT.CONCAT(&quot;    logical_value, &quot;; HEX2DEC([$intermediate.A239]); &quot;, &quot;; CHAR(34); IFNA([$intermediate.H239];&quot;Reserved&quot;); CHAR(34); &quot; ;&quot;)" office:value-type="string" office:string-value="    logical_value, 238, &quot;Manufacturer_Specific&quot; ;" calcext:value-type="string">
            <text:p><text:s text:c="4"/>logical_value, 238, "Manufacturer_Specific" ;</text:p>
          </table:table-cell>
          <table:table-cell/>
        </table:table-row>
        <table:table-row table:style-name="ro1">
          <table:table-cell table:formula="of:=COM.MICROSOFT.CONCAT(&quot;    logical_value, &quot;; HEX2DEC([$intermediate.A240]); &quot;, &quot;; CHAR(34); IFNA([$intermediate.H240];&quot;Reserved&quot;); CHAR(34); &quot; ;&quot;)" office:value-type="string" office:string-value="    logical_value, 239, &quot;Manufacturer_Specific&quot; ;" calcext:value-type="string">
            <text:p><text:s text:c="4"/>logical_value, 239, "Manufacturer_Specific" ;</text:p>
          </table:table-cell>
          <table:table-cell/>
        </table:table-row>
        <table:table-row table:style-name="ro1">
          <table:table-cell table:formula="of:=COM.MICROSOFT.CONCAT(&quot;    logical_value, &quot;; HEX2DEC([$intermediate.A241]); &quot;, &quot;; CHAR(34); IFNA([$intermediate.H241];&quot;Reserved&quot;); CHAR(34); &quot; ;&quot;)" office:value-type="string" office:string-value="    logical_value, 240, &quot;Manufacturer_Specific&quot; ;" calcext:value-type="string">
            <text:p><text:s text:c="4"/>logical_value, 240, "Manufacturer_Specific" ;</text:p>
          </table:table-cell>
          <table:table-cell/>
        </table:table-row>
        <table:table-row table:style-name="ro1">
          <table:table-cell table:formula="of:=COM.MICROSOFT.CONCAT(&quot;    logical_value, &quot;; HEX2DEC([$intermediate.A242]); &quot;, &quot;; CHAR(34); IFNA([$intermediate.H242];&quot;Reserved&quot;); CHAR(34); &quot; ;&quot;)" office:value-type="string" office:string-value="    logical_value, 241, &quot;Manufacturer_Specific&quot; ;" calcext:value-type="string">
            <text:p><text:s text:c="4"/>logical_value, 241, "Manufacturer_Specific" ;</text:p>
          </table:table-cell>
          <table:table-cell/>
        </table:table-row>
        <table:table-row table:style-name="ro1">
          <table:table-cell table:formula="of:=COM.MICROSOFT.CONCAT(&quot;    logical_value, &quot;; HEX2DEC([$intermediate.A243]); &quot;, &quot;; CHAR(34); IFNA([$intermediate.H243];&quot;Reserved&quot;); CHAR(34); &quot; ;&quot;)" office:value-type="string" office:string-value="    logical_value, 242, &quot;Manufacturer_Specific&quot; ;" calcext:value-type="string">
            <text:p><text:s text:c="4"/>logical_value, 242, "Manufacturer_Specific" ;</text:p>
          </table:table-cell>
          <table:table-cell/>
        </table:table-row>
        <table:table-row table:style-name="ro1">
          <table:table-cell table:formula="of:=COM.MICROSOFT.CONCAT(&quot;    logical_value, &quot;; HEX2DEC([$intermediate.A244]); &quot;, &quot;; CHAR(34); IFNA([$intermediate.H244];&quot;Reserved&quot;); CHAR(34); &quot; ;&quot;)" office:value-type="string" office:string-value="    logical_value, 243, &quot;Manufacturer_Specific&quot; ;" calcext:value-type="string">
            <text:p><text:s text:c="4"/>logical_value, 243, "Manufacturer_Specific" ;</text:p>
          </table:table-cell>
          <table:table-cell/>
        </table:table-row>
        <table:table-row table:style-name="ro1">
          <table:table-cell table:formula="of:=COM.MICROSOFT.CONCAT(&quot;    logical_value, &quot;; HEX2DEC([$intermediate.A245]); &quot;, &quot;; CHAR(34); IFNA([$intermediate.H245];&quot;Reserved&quot;); CHAR(34); &quot; ;&quot;)" office:value-type="string" office:string-value="    logical_value, 244, &quot;Manufacturer_Specific&quot; ;" calcext:value-type="string">
            <text:p><text:s text:c="4"/>logical_value, 244, "Manufacturer_Specific" ;</text:p>
          </table:table-cell>
          <table:table-cell/>
        </table:table-row>
        <table:table-row table:style-name="ro1">
          <table:table-cell table:formula="of:=COM.MICROSOFT.CONCAT(&quot;    logical_value, &quot;; HEX2DEC([$intermediate.A246]); &quot;, &quot;; CHAR(34); IFNA([$intermediate.H246];&quot;Reserved&quot;); CHAR(34); &quot; ;&quot;)" office:value-type="string" office:string-value="    logical_value, 245, &quot;Manufacturer_Specific&quot; ;" calcext:value-type="string">
            <text:p><text:s text:c="4"/>logical_value, 245, "Manufacturer_Specific" ;</text:p>
          </table:table-cell>
          <table:table-cell/>
        </table:table-row>
        <table:table-row table:style-name="ro1">
          <table:table-cell table:formula="of:=COM.MICROSOFT.CONCAT(&quot;    logical_value, &quot;; HEX2DEC([$intermediate.A247]); &quot;, &quot;; CHAR(34); IFNA([$intermediate.H247];&quot;Reserved&quot;); CHAR(34); &quot; ;&quot;)" office:value-type="string" office:string-value="    logical_value, 246, &quot;Manufacturer_Specific&quot; ;" calcext:value-type="string">
            <text:p><text:s text:c="4"/>logical_value, 246, "Manufacturer_Specific" ;</text:p>
          </table:table-cell>
          <table:table-cell/>
        </table:table-row>
        <table:table-row table:style-name="ro1">
          <table:table-cell table:formula="of:=COM.MICROSOFT.CONCAT(&quot;    logical_value, &quot;; HEX2DEC([$intermediate.A248]); &quot;, &quot;; CHAR(34); IFNA([$intermediate.H248];&quot;Reserved&quot;); CHAR(34); &quot; ;&quot;)" office:value-type="string" office:string-value="    logical_value, 247, &quot;Manufacturer_Specific&quot; ;" calcext:value-type="string">
            <text:p><text:s text:c="4"/>logical_value, 247, "Manufacturer_Specific" ;</text:p>
          </table:table-cell>
          <table:table-cell/>
        </table:table-row>
        <table:table-row table:style-name="ro1">
          <table:table-cell table:formula="of:=COM.MICROSOFT.CONCAT(&quot;    logical_value, &quot;; HEX2DEC([$intermediate.A249]); &quot;, &quot;; CHAR(34); IFNA([$intermediate.H249];&quot;Reserved&quot;); CHAR(34); &quot; ;&quot;)" office:value-type="string" office:string-value="    logical_value, 248, &quot;Manufacturer_Specific&quot; ;" calcext:value-type="string">
            <text:p><text:s text:c="4"/>logical_value, 248, "Manufacturer_Specific" ;</text:p>
          </table:table-cell>
          <table:table-cell/>
        </table:table-row>
        <table:table-row table:style-name="ro1">
          <table:table-cell table:formula="of:=COM.MICROSOFT.CONCAT(&quot;    logical_value, &quot;; HEX2DEC([$intermediate.A250]); &quot;, &quot;; CHAR(34); IFNA([$intermediate.H250];&quot;Reserved&quot;); CHAR(34); &quot; ;&quot;)" office:value-type="string" office:string-value="    logical_value, 249, &quot;Manufacturer_Specific&quot; ;" calcext:value-type="string">
            <text:p><text:s text:c="4"/>logical_value, 249, "Manufacturer_Specific" ;</text:p>
          </table:table-cell>
          <table:table-cell/>
        </table:table-row>
        <table:table-row table:style-name="ro1">
          <table:table-cell table:formula="of:=COM.MICROSOFT.CONCAT(&quot;    logical_value, &quot;; HEX2DEC([$intermediate.A251]); &quot;, &quot;; CHAR(34); IFNA([$intermediate.H251];&quot;Reserved&quot;); CHAR(34); &quot; ;&quot;)" office:value-type="string" office:string-value="    logical_value, 250, &quot;Manufacturer_Specific&quot; ;" calcext:value-type="string">
            <text:p><text:s text:c="4"/>logical_value, 250, "Manufacturer_Specific" ;</text:p>
          </table:table-cell>
          <table:table-cell/>
        </table:table-row>
        <table:table-row table:style-name="ro1">
          <table:table-cell table:formula="of:=COM.MICROSOFT.CONCAT(&quot;    logical_value, &quot;; HEX2DEC([$intermediate.A252]); &quot;, &quot;; CHAR(34); IFNA([$intermediate.H252];&quot;Reserved&quot;); CHAR(34); &quot; ;&quot;)" office:value-type="string" office:string-value="    logical_value, 251, &quot;Manufacturer_Specific&quot; ;" calcext:value-type="string">
            <text:p><text:s text:c="4"/>logical_value, 251, "Manufacturer_Specific" ;</text:p>
          </table:table-cell>
          <table:table-cell/>
        </table:table-row>
        <table:table-row table:style-name="ro1">
          <table:table-cell table:formula="of:=COM.MICROSOFT.CONCAT(&quot;    logical_value, &quot;; HEX2DEC([$intermediate.A253]); &quot;, &quot;; CHAR(34); IFNA([$intermediate.H253];&quot;Reserved&quot;); CHAR(34); &quot; ;&quot;)" office:value-type="string" office:string-value="    logical_value, 252, &quot;Manufacturer_Specific&quot; ;" calcext:value-type="string">
            <text:p><text:s text:c="4"/>logical_value, 252, "Manufacturer_Specific" ;</text:p>
          </table:table-cell>
          <table:table-cell/>
        </table:table-row>
        <table:table-row table:style-name="ro1">
          <table:table-cell table:formula="of:=COM.MICROSOFT.CONCAT(&quot;    logical_value, &quot;; HEX2DEC([$intermediate.A254]); &quot;, &quot;; CHAR(34); IFNA([$intermediate.H254];&quot;Reserved&quot;); CHAR(34); &quot; ;&quot;)" office:value-type="string" office:string-value="    logical_value, 253, &quot;Manufacturer_Specific&quot; ;" calcext:value-type="string">
            <text:p><text:s text:c="4"/>logical_value, 253, "Manufacturer_Specific" ;</text:p>
          </table:table-cell>
          <table:table-cell/>
        </table:table-row>
        <table:table-row table:style-name="ro1">
          <table:table-cell table:formula="of:=COM.MICROSOFT.CONCAT(&quot;    logical_value, &quot;; HEX2DEC([$intermediate.A255]); &quot;, &quot;; CHAR(34); IFNA([$intermediate.H255];&quot;Reserved&quot;); CHAR(34); &quot; ;&quot;)" office:value-type="string" office:string-value="    logical_value, 254, &quot;Manufacturer_Specific&quot; ;" calcext:value-type="string">
            <text:p><text:s text:c="4"/>logical_value, 254, "Manufacturer_Specific" ;</text:p>
          </table:table-cell>
          <table:table-cell/>
        </table:table-row>
        <table:table-row table:style-name="ro1">
          <table:table-cell table:formula="of:=COM.MICROSOFT.CONCAT(&quot;    logical_value, &quot;; HEX2DEC([$intermediate.A256]); &quot;, &quot;; CHAR(34); IFNA([$intermediate.H256];&quot;Reserved&quot;); CHAR(34); &quot; ;&quot;)" office:value-type="string" office:string-value="    logical_value, 255, &quot;Empty&quot; ;" calcext:value-type="string">
            <text:p><text:s text:c="4"/>logical_value, 255, "Empty" ;</text:p>
          </table:table-cell>
          <table:table-cell/>
        </table:table-row>
        <table:table-row table:style-name="ro1">
          <table:table-cell office:value-type="string" calcext:value-type="string">
            <text:p><text:s text:c="2"/>}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HG Mincho Light J" svg:font-family="'HG Mincho Light J'" style:font-pitch="variable"/>
    <style:font-face style:name="Liberation Sans Unicode MS" svg:font-family="'Liberation Sans Unicode MS'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roid Sans Fallback" style:language-asian="zh" style:country-asian="CN" style:font-name-complex="Droid Sans Devanagari" style:language-complex="hi" style:country-complex="IN"/>
    </style:default-style>
    <number:number-style style:name="N10000" number:language="en" number:country="US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104P0"/>
    </number:currency-style>
    <number:number-style style:name="N121" number:title="User-defined">
      <number:number number:decimal-places="0" number:min-decimal-places="0" number:min-integer-digits="2"/>
    </number:number-style>
    <style:style style:name="Default" style:family="table-cell" style:data-style-name="N10000">
      <style:table-cell-properties style:text-align-source="value-type" style:repeat-content="false" style:vertical-align="middle"/>
      <style:text-properties style:font-name="Liberation Sans" fo:font-family="'Liberation Sans'" style:font-family-generic="swiss" style:font-pitch="variable" fo:language="en" fo:country="US"/>
    </style:style>
    <style:style style:name="Heading" style:family="table-cell" style:parent-style-name="Default">
      <style:table-cell-properties fo:background-color="#000080" style:text-align-source="fix" style:repeat-content="false" fo:border="0.06pt solid #000080"/>
      <style:paragraph-properties fo:text-align="center"/>
      <style:text-properties fo:color="#e6e6ff" fo:font-size="18pt" fo:font-style="normal" fo:font-weight="bold"/>
    </style:style>
    <style:style style:name="Heading_20_1" style:display-name="Heading 1" style:family="table-cell" style:parent-style-name="Heading">
      <style:table-cell-properties fo:background-color="#e6e6ff"/>
      <style:text-properties fo:color="#000080" fo:font-size="10pt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10104">
      <style:table-cell-properties fo:background-color="#e6e6e6" fo:border="0.06pt solid #000000"/>
      <style:text-properties fo:font-style="normal" style:text-underline-style="none" fo:font-weight="normal"/>
    </style:style>
    <style:style style:name="Result2" style:family="table-cell" style:parent-style-name="Result">
      <style:text-properties fo:color="#000000" fo:font-weight="bold"/>
    </style:style>
    <style:style style:name="Background" style:family="table-cell" style:parent-style-name="Default">
      <style:table-cell-properties fo:background-color="#000080"/>
      <style:text-properties fo:color="#c0c0c0"/>
    </style:style>
    <style:style style:name="Card" style:family="table-cell" style:parent-style-name="Default">
      <style:table-cell-properties fo:background-color="#e6e6ff" style:text-align-source="fix" style:repeat-content="false" fo:wrap-option="wrap" fo:padding-bottom="0.0138in" fo:padding-left="0.0138in" fo:padding-right="0.1319in" fo:padding-top="0.0138in"/>
      <style:paragraph-properties fo:text-align="end"/>
      <style:text-properties fo:font-weight="normal"/>
    </style:style>
    <style:style style:name="Input" style:family="table-cell" style:parent-style-name="Default" style:data-style-name="N10104">
      <style:table-cell-properties style:cell-protect="none" style:print-content="true" style:text-align-source="value-type" style:repeat-content="false" fo:background-color="transparent" fo:border="0.06pt solid #000000" style:shadow="none"/>
    </style:style>
    <style:style style:name="Card_20_TL" style:display-name="Card TL" style:family="table-cell" style:parent-style-name="Card">
      <style:table-cell-properties fo:border-bottom="none" fo:border-left="0.06pt solid #000080" fo:border-right="none" fo:border-top="0.06pt solid #000080"/>
    </style:style>
    <style:style style:name="Card_20_T" style:display-name="Card T" style:family="table-cell" style:parent-style-name="Card">
      <style:table-cell-properties fo:border-bottom="none" fo:border-left="none" fo:border-right="none" fo:border-top="0.06pt solid #000080"/>
    </style:style>
    <style:style style:name="Card_20_TR" style:display-name="Card TR" style:family="table-cell" style:parent-style-name="Card">
      <style:table-cell-properties fo:border-bottom="none" fo:border-left="none" fo:border-right="0.06pt solid #000080" fo:border-top="0.06pt solid #000080"/>
    </style:style>
    <style:style style:name="Card_20_L" style:display-name="Card L" style:family="table-cell" style:parent-style-name="Card">
      <style:table-cell-properties fo:border-bottom="none" fo:border-left="0.06pt solid #000080" fo:border-right="none" fo:border-top="none"/>
    </style:style>
    <style:style style:name="Card_20_R" style:display-name="Card R" style:family="table-cell" style:parent-style-name="Card">
      <style:table-cell-properties fo:border-bottom="none" fo:border-left="none" fo:border-right="0.06pt solid #000080" fo:border-top="none"/>
    </style:style>
    <style:style style:name="Card_20_B" style:display-name="Card B" style:family="table-cell" style:parent-style-name="Card">
      <style:table-cell-properties fo:border-bottom="0.06pt solid #000080" fo:border-left="none" fo:border-right="none" fo:border-top="none"/>
    </style:style>
    <style:style style:name="Card_20_BL" style:display-name="Card BL" style:family="table-cell" style:parent-style-name="Card">
      <style:table-cell-properties fo:border-bottom="0.06pt solid #000080" fo:border-left="0.06pt solid #000080" fo:border-right="none" fo:border-top="none"/>
    </style:style>
    <style:style style:name="Card_20_BR" style:display-name="Card BR" style:family="table-cell" style:parent-style-name="Card">
      <style:table-cell-properties fo:border-bottom="0.06pt solid #000080" fo:border-left="none" fo:border-right="0.06pt solid #000080" fo:border-top="none"/>
    </style:style>
    <style:style style:name="Column_20_Header" style:display-name="Column Header" style:family="table-cell" style:parent-style-name="Card">
      <style:table-cell-properties style:text-align-source="fix" style:repeat-content="false" fo:border="0.06pt solid #000080" fo:padding="0.0138in" style:vertical-align="automatic"/>
      <style:paragraph-properties fo:text-align="center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8.5in" fo:page-height="11in" style:table-centering="horizontal"/>
      <style:header-style>
        <style:header-footer-properties fo:min-height="0.1965in" fo:margin-left="0in" fo:margin-right="0in" fo:margin-bottom="0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fo:page-width="11in" fo:page-height="8.5in" style:num-format="1" style:print-orientation="landscape" style:table-centering="horizontal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in" fo:background-color="transparent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zxx" style:country-asian="none" style:font-style-asian="normal" style:font-weight-asian="normal" style:font-name-complex="Liberation Sans Unicode MS" style:font-size-complex="10pt" style:language-complex="zxx" style:country-complex="none" style:font-style-complex="normal" style:font-weight-complex="normal" style:text-emphasize="none" style:font-relief="none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<text:span text:style-name="MT1">Seite </text:span><text:page-number>1</text:page-number></text:p>
      </style:footer>
      <style:footer-left style:display="false"/>
    </style:master-page>
    <style:master-page style:name="Report" style:page-layout-name="Mpm2">
      <style:header style:display="false">
        <style:region-left>
          <text:p><text:span text:style-name="MT1"><text:sheet-name>???</text:sheet-name></text:span><text:span text:style-name="MT1"><text:s/>(</text:span><text:span text:style-name="MT1"><text:title>???</text:title></text:span><text:span text:style-name="MT1">)</text:span></text:p>
        </style:region-left>
        <style:region-right>
          <text:p><text:span text:style-name="MT1"><text:date style:data-style-name="N2" text:date-value="2023-11-14">00/00/0000</text:date></text:span><text:span text:style-name="MT1">, </text:span><text:span text:style-name="MT1"><text:time style:data-style-name="N2" text:time-value="15:41:58.292000000">00:00:00</text:time></text:span></text:p>
        </style:region-right>
      </style:header>
      <style:header-left style:display="false"/>
      <style:footer>
        <text:p><text:span text:style-name="MT1">Seite </text:span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Garrett </meta:initial-creator>
    <meta:creation-date>2021-03-03T12:47:27.602738501</meta:creation-date>
    <dc:date>2023-11-14T16:26:10.771000000</dc:date>
    <meta:editing-duration>PT13H2M44S</meta:editing-duration>
    <meta:editing-cycles>26</meta:editing-cycles>
    <meta:generator>LibreOffice/7.1.3.2$Windows_X86_64 LibreOffice_project/47f78053abe362b9384784d31a6e56f8511eb1c1</meta:generator>
    <meta:document-statistic meta:table-count="7" meta:cell-count="5592" meta:object-count="0"/>
  </office:meta>
</office:document-meta>
</file>